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map style:condition="cell-content()&gt;20000" style:apply-style-name="Bad" style:base-cell-address="Sheet1.C2"/>
      <style:map style:condition="cell-content()&lt;0" style:apply-style-name="Bad" style:base-cell-address="Sheet1.C2"/>
      <style:map style:condition="cell-content()=0" style:apply-style-name="Accent" style:base-cell-address="Sheet1.C2"/>
    </style:style>
    <style:style style:name="ce2" style:family="table-cell" style:parent-style-name="Default" style:data-style-name="N1">
      <style:map style:condition="cell-content()&gt;20000" style:apply-style-name="Bad" style:base-cell-address="Sheet1.C2"/>
      <style:map style:condition="cell-content()&lt;0" style:apply-style-name="Bad" style:base-cell-address="Sheet1.C2"/>
      <style:map style:condition="cell-content()=0" style:apply-style-name="Accent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Vout (V)</text:p>
          </table:table-cell>
          <table:table-cell office:value-type="string" calcext:value-type="string">
            <text:p>Idac (uA)</text:p>
          </table:table-cell>
          <table:table-cell table:style-name="Default" office:value-type="string" calcext:value-type="string">
            <text:p>Rpot (oh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(0.00005-([.A2]-0.4)/270000) * 1000000)" office:value-type="float" office:value="51" calcext:value-type="float">
            <text:p>51</text:p>
          </table:table-cell>
          <table:table-cell table:style-name="ce1" table:formula="of:=([.A2]-0.4)/(0.00005-0.000001*[.B2])-260000" office:value-type="float" office:value="140000.000000001" calcext:value-type="float">
            <text:p>140000.000000001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ROUND((0.00005-([.A3]-0.4)/270000) * 1000000)" office:value-type="float" office:value="51" calcext:value-type="float">
            <text:p>51</text:p>
          </table:table-cell>
          <table:table-cell table:style-name="ce1" table:formula="of:=([.A3]-0.4)/(0.00005-0.000001*[.B3])-260000" office:value-type="float" office:value="130000.000000001" calcext:value-type="float">
            <text:p>130000.000000001</text:p>
          </table:table-cell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ROUND((0.00005-([.A4]-0.4)/270000) * 1000000)" office:value-type="float" office:value="51" calcext:value-type="float">
            <text:p>51</text:p>
          </table:table-cell>
          <table:table-cell table:style-name="ce1" table:formula="of:=([.A4]-0.4)/(0.00005-0.000001*[.B4])-260000" office:value-type="float" office:value="120000.000000001" calcext:value-type="float">
            <text:p>120000.000000001</text:p>
          </table:table-cell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ROUND((0.00005-([.A5]-0.4)/270000) * 1000000)" office:value-type="float" office:value="51" calcext:value-type="float">
            <text:p>51</text:p>
          </table:table-cell>
          <table:table-cell table:style-name="ce1" table:formula="of:=([.A5]-0.4)/(0.00005-0.000001*[.B5])-260000" office:value-type="float" office:value="110000.000000001" calcext:value-type="float">
            <text:p>110000.000000001</text:p>
          </table:table-cell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ROUND((0.00005-([.A6]-0.4)/270000) * 1000000)" office:value-type="float" office:value="51" calcext:value-type="float">
            <text:p>51</text:p>
          </table:table-cell>
          <table:table-cell table:style-name="ce1" table:formula="of:=([.A6]-0.4)/(0.00005-0.000001*[.B6])-260000" office:value-type="float" office:value="100000.000000001" calcext:value-type="float">
            <text:p>100000.000000001</text:p>
          </table:table-cell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ROUND((0.00005-([.A7]-0.4)/270000) * 1000000)" office:value-type="float" office:value="51" calcext:value-type="float">
            <text:p>51</text:p>
          </table:table-cell>
          <table:table-cell table:style-name="ce1" table:formula="of:=([.A7]-0.4)/(0.00005-0.000001*[.B7])-260000" office:value-type="float" office:value="90000.000000001" calcext:value-type="float">
            <text:p>90000.000000001</text:p>
          </table:table-cell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ROUND((0.00005-([.A8]-0.4)/270000) * 1000000)" office:value-type="float" office:value="51" calcext:value-type="float">
            <text:p>51</text:p>
          </table:table-cell>
          <table:table-cell table:style-name="ce1" table:formula="of:=([.A8]-0.4)/(0.00005-0.000001*[.B8])-260000" office:value-type="float" office:value="80000.000000001" calcext:value-type="float">
            <text:p>80000.000000001</text:p>
          </table:table-cell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ROUND((0.00005-([.A9]-0.4)/270000) * 1000000)" office:value-type="float" office:value="51" calcext:value-type="float">
            <text:p>51</text:p>
          </table:table-cell>
          <table:table-cell table:style-name="ce1" table:formula="of:=([.A9]-0.4)/(0.00005-0.000001*[.B9])-260000" office:value-type="float" office:value="70000.0000000009" calcext:value-type="float">
            <text:p>70000.0000000009</text:p>
          </table:table-cell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ROUND((0.00005-([.A10]-0.4)/270000) * 1000000)" office:value-type="float" office:value="51" calcext:value-type="float">
            <text:p>51</text:p>
          </table:table-cell>
          <table:table-cell table:style-name="ce1" table:formula="of:=([.A10]-0.4)/(0.00005-0.000001*[.B10])-260000" office:value-type="float" office:value="60000.0000000009" calcext:value-type="float">
            <text:p>60000.0000000009</text:p>
          </table:table-cell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ROUND((0.00005-([.A11]-0.4)/270000) * 1000000)" office:value-type="float" office:value="51" calcext:value-type="float">
            <text:p>51</text:p>
          </table:table-cell>
          <table:table-cell table:style-name="ce1" table:formula="of:=([.A11]-0.4)/(0.00005-0.000001*[.B11])-260000" office:value-type="float" office:value="50000.0000000009" calcext:value-type="float">
            <text:p>50000.0000000009</text:p>
          </table:table-cell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table:formula="of:=ROUND((0.00005-([.A12]-0.4)/270000) * 1000000)" office:value-type="float" office:value="51" calcext:value-type="float">
            <text:p>51</text:p>
          </table:table-cell>
          <table:table-cell table:style-name="ce1" table:formula="of:=([.A12]-0.4)/(0.00005-0.000001*[.B12])-260000" office:value-type="float" office:value="40000.0000000009" calcext:value-type="float">
            <text:p>40000.0000000009</text:p>
          </table:table-cell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ROUND((0.00005-([.A13]-0.4)/270000) * 1000000)" office:value-type="float" office:value="51" calcext:value-type="float">
            <text:p>51</text:p>
          </table:table-cell>
          <table:table-cell table:style-name="ce1" table:formula="of:=([.A13]-0.4)/(0.00005-0.000001*[.B13])-260000" office:value-type="float" office:value="30000.0000000009" calcext:value-type="float">
            <text:p>30000.0000000009</text:p>
          </table:table-cell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ROUND((0.00005-([.A14]-0.4)/270000) * 1000000)" office:value-type="float" office:value="51" calcext:value-type="float">
            <text:p>51</text:p>
          </table:table-cell>
          <table:table-cell table:style-name="ce1" table:formula="of:=([.A14]-0.4)/(0.00005-0.000001*[.B14])-260000" office:value-type="float" office:value="20000.0000000008" calcext:value-type="float">
            <text:p>20000.0000000008</text:p>
          </table:table-cell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ROUND((0.00005-([.A15]-0.4)/270000) * 1000000)" office:value-type="float" office:value="51" calcext:value-type="float">
            <text:p>51</text:p>
          </table:table-cell>
          <table:table-cell table:style-name="ce1" table:formula="of:=([.A15]-0.4)/(0.00005-0.000001*[.B15])-260000" office:value-type="float" office:value="10000.0000000008" calcext:value-type="float">
            <text:p>10000.0000000008</text:p>
          </table:table-cell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ROUND((0.00005-([.A16]-0.4)/270000) * 1000000)" office:value-type="float" office:value="51" calcext:value-type="float">
            <text:p>51</text:p>
          </table:table-cell>
          <table:table-cell table:style-name="ce1" table:formula="of:=([.A16]-0.4)/(0.00005-0.000001*[.B16])-260000" office:value-type="float" office:value="0" calcext:value-type="float">
            <text:p>0</text:p>
          </table:table-cell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ROUND((0.00005-([.A17]-0.4)/270000) * 1000000)" office:value-type="float" office:value="51" calcext:value-type="float">
            <text:p>51</text:p>
          </table:table-cell>
          <table:table-cell table:formula="of:=([.A17]-0.4)/(0.00005-0.000001*[.B17])-260000" office:value-type="float" office:value="-9999.9999999993" calcext:value-type="float">
            <text:p>-10000</text:p>
          </table:table-cell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ROUND((0.00005-([.A18]-0.4)/270000) * 1000000)" office:value-type="float" office:value="51" calcext:value-type="float">
            <text:p>51</text:p>
          </table:table-cell>
          <table:table-cell table:formula="of:=([.A18]-0.4)/(0.00005-0.000001*[.B18])-260000" office:value-type="float" office:value="-19999.9999999993" calcext:value-type="float">
            <text:p>-20000</text:p>
          </table:table-cell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ROUND((0.00005-([.A19]-0.4)/270000) * 1000000)" office:value-type="float" office:value="51" calcext:value-type="float">
            <text:p>51</text:p>
          </table:table-cell>
          <table:table-cell table:formula="of:=([.A19]-0.4)/(0.00005-0.000001*[.B19])-260000" office:value-type="float" office:value="-29999.9999999994" calcext:value-type="float">
            <text:p>-30000</text:p>
          </table:table-cell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ROUND((0.00005-([.A20]-0.4)/270000) * 1000000)" office:value-type="float" office:value="51" calcext:value-type="float">
            <text:p>51</text:p>
          </table:table-cell>
          <table:table-cell table:formula="of:=([.A20]-0.4)/(0.00005-0.000001*[.B20])-260000" office:value-type="float" office:value="-39999.9999999994" calcext:value-type="float">
            <text:p>-40000</text:p>
          </table:table-cell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ROUND((0.00005-([.A21]-0.4)/270000) * 1000000)" office:value-type="float" office:value="51" calcext:value-type="float">
            <text:p>51</text:p>
          </table:table-cell>
          <table:table-cell table:formula="of:=([.A21]-0.4)/(0.00005-0.000001*[.B21])-260000" office:value-type="float" office:value="-49999.9999999994" calcext:value-type="float">
            <text:p>-50000</text:p>
          </table:table-cell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table:formula="of:=ROUND((0.00005-([.A22]-0.4)/270000) * 1000000)" office:value-type="float" office:value="51" calcext:value-type="float">
            <text:p>51</text:p>
          </table:table-cell>
          <table:table-cell table:formula="of:=([.A22]-0.4)/(0.00005-0.000001*[.B22])-260000" office:value-type="float" office:value="-59999.9999999995" calcext:value-type="float">
            <text:p>-60000</text:p>
          </table:table-cell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ROUND((0.00005-([.A23]-0.4)/270000) * 1000000)" office:value-type="float" office:value="51" calcext:value-type="float">
            <text:p>51</text:p>
          </table:table-cell>
          <table:table-cell table:formula="of:=([.A23]-0.4)/(0.00005-0.000001*[.B23])-260000" office:value-type="float" office:value="-69999.9999999995" calcext:value-type="float">
            <text:p>-70000</text:p>
          </table:table-cell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ROUND((0.00005-([.A24]-0.4)/270000) * 1000000)" office:value-type="float" office:value="51" calcext:value-type="float">
            <text:p>51</text:p>
          </table:table-cell>
          <table:table-cell table:formula="of:=([.A24]-0.4)/(0.00005-0.000001*[.B24])-260000" office:value-type="float" office:value="-79999.9999999995" calcext:value-type="float">
            <text:p>-80000</text:p>
          </table:table-cell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ROUND((0.00005-([.A25]-0.4)/270000) * 1000000)" office:value-type="float" office:value="51" calcext:value-type="float">
            <text:p>51</text:p>
          </table:table-cell>
          <table:table-cell table:formula="of:=([.A25]-0.4)/(0.00005-0.000001*[.B25])-260000" office:value-type="float" office:value="-89999.9999999996" calcext:value-type="float">
            <text:p>-90000</text:p>
          </table:table-cell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ROUND((0.00005-([.A26]-0.4)/270000) * 1000000)" office:value-type="float" office:value="51" calcext:value-type="float">
            <text:p>51</text:p>
          </table:table-cell>
          <table:table-cell table:formula="of:=([.A26]-0.4)/(0.00005-0.000001*[.B26])-260000" office:value-type="float" office:value="-99999.9999999996" calcext:value-type="float">
            <text:p>-100000</text:p>
          </table:table-cell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ROUND((0.00005-([.A27]-0.4)/270000) * 1000000)" office:value-type="float" office:value="51" calcext:value-type="float">
            <text:p>51</text:p>
          </table:table-cell>
          <table:table-cell table:formula="of:=([.A27]-0.4)/(0.00005-0.000001*[.B27])-260000" office:value-type="float" office:value="-110000" calcext:value-type="float">
            <text:p>-110000</text:p>
          </table:table-cell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ROUND((0.00005-([.A28]-0.4)/270000) * 1000000)" office:value-type="float" office:value="51" calcext:value-type="float">
            <text:p>51</text:p>
          </table:table-cell>
          <table:table-cell table:formula="of:=([.A28]-0.4)/(0.00005-0.000001*[.B28])-260000" office:value-type="float" office:value="-120000" calcext:value-type="float">
            <text:p>-120000</text:p>
          </table:table-cell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ROUND((0.00005-([.A29]-0.4)/270000) * 1000000)" office:value-type="float" office:value="50" calcext:value-type="float">
            <text:p>50</text:p>
          </table:table-cell>
          <table:table-cell table:formula="of:=([.A29]-0.4)/(0.00005-0.000001*[.B29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ROUND((0.00005-([.A30]-0.4)/270000) * 1000000)" office:value-type="float" office:value="50" calcext:value-type="float">
            <text:p>50</text:p>
          </table:table-cell>
          <table:table-cell table:formula="of:=([.A30]-0.4)/(0.00005-0.000001*[.B30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ROUND((0.00005-([.A31]-0.4)/270000) * 1000000)" office:value-type="float" office:value="50" calcext:value-type="float">
            <text:p>50</text:p>
          </table:table-cell>
          <table:table-cell table:formula="of:=([.A31]-0.4)/(0.00005-0.000001*[.B31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table:formula="of:=ROUND((0.00005-([.A32]-0.4)/270000) * 1000000)" office:value-type="float" office:value="50" calcext:value-type="float">
            <text:p>50</text:p>
          </table:table-cell>
          <table:table-cell table:formula="of:=([.A32]-0.4)/(0.00005-0.000001*[.B32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ROUND((0.00005-([.A33]-0.4)/270000) * 1000000)" office:value-type="float" office:value="50" calcext:value-type="float">
            <text:p>50</text:p>
          </table:table-cell>
          <table:table-cell table:formula="of:=([.A33]-0.4)/(0.00005-0.000001*[.B33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ROUND((0.00005-([.A34]-0.4)/270000) * 1000000)" office:value-type="float" office:value="50" calcext:value-type="float">
            <text:p>50</text:p>
          </table:table-cell>
          <table:table-cell table:formula="of:=([.A34]-0.4)/(0.00005-0.000001*[.B34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table:formula="of:=ROUND((0.00005-([.A35]-0.4)/270000) * 1000000)" office:value-type="float" office:value="50" calcext:value-type="float">
            <text:p>50</text:p>
          </table:table-cell>
          <table:table-cell table:formula="of:=([.A35]-0.4)/(0.00005-0.000001*[.B35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table:formula="of:=ROUND((0.00005-([.A36]-0.4)/270000) * 1000000)" office:value-type="float" office:value="50" calcext:value-type="float">
            <text:p>50</text:p>
          </table:table-cell>
          <table:table-cell table:formula="of:=([.A36]-0.4)/(0.00005-0.000001*[.B36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ROUND((0.00005-([.A37]-0.4)/270000) * 1000000)" office:value-type="float" office:value="50" calcext:value-type="float">
            <text:p>50</text:p>
          </table:table-cell>
          <table:table-cell table:formula="of:=([.A37]-0.4)/(0.00005-0.000001*[.B37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ROUND((0.00005-([.A38]-0.4)/270000) * 1000000)" office:value-type="float" office:value="50" calcext:value-type="float">
            <text:p>50</text:p>
          </table:table-cell>
          <table:table-cell table:formula="of:=([.A38]-0.4)/(0.00005-0.000001*[.B38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ROUND((0.00005-([.A39]-0.4)/270000) * 1000000)" office:value-type="float" office:value="50" calcext:value-type="float">
            <text:p>50</text:p>
          </table:table-cell>
          <table:table-cell table:formula="of:=([.A39]-0.4)/(0.00005-0.000001*[.B39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ROUND((0.00005-([.A40]-0.4)/270000) * 1000000)" office:value-type="float" office:value="50" calcext:value-type="float">
            <text:p>50</text:p>
          </table:table-cell>
          <table:table-cell table:formula="of:=([.A40]-0.4)/(0.00005-0.000001*[.B40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ROUND((0.00005-([.A41]-0.4)/270000) * 1000000)" office:value-type="float" office:value="50" calcext:value-type="float">
            <text:p>50</text:p>
          </table:table-cell>
          <table:table-cell table:formula="of:=([.A41]-0.4)/(0.00005-0.000001*[.B41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table:formula="of:=ROUND((0.00005-([.A42]-0.4)/270000) * 1000000)" office:value-type="float" office:value="50" calcext:value-type="float">
            <text:p>50</text:p>
          </table:table-cell>
          <table:table-cell table:formula="of:=([.A42]-0.4)/(0.00005-0.000001*[.B42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ROUND((0.00005-([.A43]-0.4)/270000) * 1000000)" office:value-type="float" office:value="50" calcext:value-type="float">
            <text:p>50</text:p>
          </table:table-cell>
          <table:table-cell table:formula="of:=([.A43]-0.4)/(0.00005-0.000001*[.B43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ROUND((0.00005-([.A44]-0.4)/270000) * 1000000)" office:value-type="float" office:value="50" calcext:value-type="float">
            <text:p>50</text:p>
          </table:table-cell>
          <table:table-cell table:formula="of:=([.A44]-0.4)/(0.00005-0.000001*[.B44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ROUND((0.00005-([.A45]-0.4)/270000) * 1000000)" office:value-type="float" office:value="50" calcext:value-type="float">
            <text:p>50</text:p>
          </table:table-cell>
          <table:table-cell table:formula="of:=([.A45]-0.4)/(0.00005-0.000001*[.B45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ROUND((0.00005-([.A46]-0.4)/270000) * 1000000)" office:value-type="float" office:value="50" calcext:value-type="float">
            <text:p>50</text:p>
          </table:table-cell>
          <table:table-cell table:formula="of:=([.A46]-0.4)/(0.00005-0.000001*[.B46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ROUND((0.00005-([.A47]-0.4)/270000) * 1000000)" office:value-type="float" office:value="50" calcext:value-type="float">
            <text:p>50</text:p>
          </table:table-cell>
          <table:table-cell table:formula="of:=([.A47]-0.4)/(0.00005-0.000001*[.B47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ROUND((0.00005-([.A48]-0.4)/270000) * 1000000)" office:value-type="float" office:value="50" calcext:value-type="float">
            <text:p>50</text:p>
          </table:table-cell>
          <table:table-cell table:formula="of:=([.A48]-0.4)/(0.00005-0.000001*[.B48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ROUND((0.00005-([.A49]-0.4)/270000) * 1000000)" office:value-type="float" office:value="50" calcext:value-type="float">
            <text:p>50</text:p>
          </table:table-cell>
          <table:table-cell table:formula="of:=([.A49]-0.4)/(0.00005-0.000001*[.B49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ROUND((0.00005-([.A50]-0.4)/270000) * 1000000)" office:value-type="float" office:value="50" calcext:value-type="float">
            <text:p>50</text:p>
          </table:table-cell>
          <table:table-cell table:formula="of:=([.A50]-0.4)/(0.00005-0.000001*[.B50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ROUND((0.00005-([.A51]-0.4)/270000) * 1000000)" office:value-type="float" office:value="50" calcext:value-type="float">
            <text:p>50</text:p>
          </table:table-cell>
          <table:table-cell table:formula="of:=([.A51]-0.4)/(0.00005-0.000001*[.B51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table:formula="of:=ROUND((0.00005-([.A52]-0.4)/270000) * 1000000)" office:value-type="float" office:value="50" calcext:value-type="float">
            <text:p>50</text:p>
          </table:table-cell>
          <table:table-cell table:formula="of:=([.A52]-0.4)/(0.00005-0.000001*[.B52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ROUND((0.00005-([.A53]-0.4)/270000) * 1000000)" office:value-type="float" office:value="50" calcext:value-type="float">
            <text:p>50</text:p>
          </table:table-cell>
          <table:table-cell table:formula="of:=([.A53]-0.4)/(0.00005-0.000001*[.B53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ROUND((0.00005-([.A54]-0.4)/270000) * 1000000)" office:value-type="float" office:value="50" calcext:value-type="float">
            <text:p>50</text:p>
          </table:table-cell>
          <table:table-cell table:formula="of:=([.A54]-0.4)/(0.00005-0.000001*[.B54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ROUND((0.00005-([.A55]-0.4)/270000) * 1000000)" office:value-type="float" office:value="50" calcext:value-type="float">
            <text:p>50</text:p>
          </table:table-cell>
          <table:table-cell table:formula="of:=([.A55]-0.4)/(0.00005-0.000001*[.B55])-260000" office:value-type="string" office:string-value="" calcext:value-type="error">
            <text:p>#DIV/0!</text:p>
          </table:table-cell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ROUND((0.00005-([.A56]-0.4)/270000) * 1000000)" office:value-type="float" office:value="49" calcext:value-type="float">
            <text:p>49</text:p>
          </table:table-cell>
          <table:table-cell table:formula="of:=([.A56]-0.4)/(0.00005-0.000001*[.B56])-260000" office:value-type="float" office:value="-120000" calcext:value-type="float">
            <text:p>-120000</text:p>
          </table:table-cell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ROUND((0.00005-([.A57]-0.4)/270000) * 1000000)" office:value-type="float" office:value="49" calcext:value-type="float">
            <text:p>49</text:p>
          </table:table-cell>
          <table:table-cell table:formula="of:=([.A57]-0.4)/(0.00005-0.000001*[.B57])-260000" office:value-type="float" office:value="-110000" calcext:value-type="float">
            <text:p>-110000</text:p>
          </table:table-cell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ROUND((0.00005-([.A58]-0.4)/270000) * 1000000)" office:value-type="float" office:value="49" calcext:value-type="float">
            <text:p>49</text:p>
          </table:table-cell>
          <table:table-cell table:formula="of:=([.A58]-0.4)/(0.00005-0.000001*[.B58])-260000" office:value-type="float" office:value="-100000" calcext:value-type="float">
            <text:p>-100000</text:p>
          </table:table-cell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ROUND((0.00005-([.A59]-0.4)/270000) * 1000000)" office:value-type="float" office:value="49" calcext:value-type="float">
            <text:p>49</text:p>
          </table:table-cell>
          <table:table-cell table:formula="of:=([.A59]-0.4)/(0.00005-0.000001*[.B59])-260000" office:value-type="float" office:value="-90000.0000000004" calcext:value-type="float">
            <text:p>-90000</text:p>
          </table:table-cell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ROUND((0.00005-([.A60]-0.4)/270000) * 1000000)" office:value-type="float" office:value="49" calcext:value-type="float">
            <text:p>49</text:p>
          </table:table-cell>
          <table:table-cell table:formula="of:=([.A60]-0.4)/(0.00005-0.000001*[.B60])-260000" office:value-type="float" office:value="-80000.0000000004" calcext:value-type="float">
            <text:p>-80000</text:p>
          </table:table-cell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ROUND((0.00005-([.A61]-0.4)/270000) * 1000000)" office:value-type="float" office:value="49" calcext:value-type="float">
            <text:p>49</text:p>
          </table:table-cell>
          <table:table-cell table:formula="of:=([.A61]-0.4)/(0.00005-0.000001*[.B61])-260000" office:value-type="float" office:value="-70000.0000000005" calcext:value-type="float">
            <text:p>-70000</text:p>
          </table:table-cell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table:formula="of:=ROUND((0.00005-([.A62]-0.4)/270000) * 1000000)" office:value-type="float" office:value="49" calcext:value-type="float">
            <text:p>49</text:p>
          </table:table-cell>
          <table:table-cell table:formula="of:=([.A62]-0.4)/(0.00005-0.000001*[.B62])-260000" office:value-type="float" office:value="-60000.0000000005" calcext:value-type="float">
            <text:p>-60000</text:p>
          </table:table-cell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ROUND((0.00005-([.A63]-0.4)/270000) * 1000000)" office:value-type="float" office:value="49" calcext:value-type="float">
            <text:p>49</text:p>
          </table:table-cell>
          <table:table-cell table:formula="of:=([.A63]-0.4)/(0.00005-0.000001*[.B63])-260000" office:value-type="float" office:value="-50000.0000000005" calcext:value-type="float">
            <text:p>-50000</text:p>
          </table:table-cell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ROUND((0.00005-([.A64]-0.4)/270000) * 1000000)" office:value-type="float" office:value="49" calcext:value-type="float">
            <text:p>49</text:p>
          </table:table-cell>
          <table:table-cell table:formula="of:=([.A64]-0.4)/(0.00005-0.000001*[.B64])-260000" office:value-type="float" office:value="-40000.0000000006" calcext:value-type="float">
            <text:p>-40000</text:p>
          </table:table-cell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ROUND((0.00005-([.A65]-0.4)/270000) * 1000000)" office:value-type="float" office:value="49" calcext:value-type="float">
            <text:p>49</text:p>
          </table:table-cell>
          <table:table-cell table:formula="of:=([.A65]-0.4)/(0.00005-0.000001*[.B65])-260000" office:value-type="float" office:value="-30000.0000000006" calcext:value-type="float">
            <text:p>-30000</text:p>
          </table:table-cell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ROUND((0.00005-([.A66]-0.4)/270000) * 1000000)" office:value-type="float" office:value="49" calcext:value-type="float">
            <text:p>49</text:p>
          </table:table-cell>
          <table:table-cell table:formula="of:=([.A66]-0.4)/(0.00005-0.000001*[.B66])-260000" office:value-type="float" office:value="-20000.0000000006" calcext:value-type="float">
            <text:p>-20000</text:p>
          </table:table-cell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ROUND((0.00005-([.A67]-0.4)/270000) * 1000000)" office:value-type="float" office:value="49" calcext:value-type="float">
            <text:p>49</text:p>
          </table:table-cell>
          <table:table-cell table:formula="of:=([.A67]-0.4)/(0.00005-0.000001*[.B67])-260000" office:value-type="float" office:value="-10000.0000000007" calcext:value-type="float">
            <text:p>-10000</text:p>
          </table:table-cell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ROUND((0.00005-([.A68]-0.4)/270000) * 1000000)" office:value-type="float" office:value="49" calcext:value-type="float">
            <text:p>49</text:p>
          </table:table-cell>
          <table:table-cell table:formula="of:=([.A68]-0.4)/(0.00005-0.000001*[.B68])-260000" office:value-type="float" office:value="0" calcext:value-type="float">
            <text:p>0</text:p>
          </table:table-cell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ROUND((0.00005-([.A69]-0.4)/270000) * 1000000)" office:value-type="float" office:value="49" calcext:value-type="float">
            <text:p>49</text:p>
          </table:table-cell>
          <table:table-cell table:formula="of:=([.A69]-0.4)/(0.00005-0.000001*[.B69])-260000" office:value-type="float" office:value="9999.9999999993" calcext:value-type="float">
            <text:p>10000</text:p>
          </table:table-cell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ROUND((0.00005-([.A70]-0.4)/270000) * 1000000)" office:value-type="float" office:value="49" calcext:value-type="float">
            <text:p>49</text:p>
          </table:table-cell>
          <table:table-cell table:formula="of:=([.A70]-0.4)/(0.00005-0.000001*[.B70])-260000" office:value-type="float" office:value="19999.9999999992" calcext:value-type="float">
            <text:p>20000</text:p>
          </table:table-cell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ROUND((0.00005-([.A71]-0.4)/270000) * 1000000)" office:value-type="float" office:value="49" calcext:value-type="float">
            <text:p>49</text:p>
          </table:table-cell>
          <table:table-cell table:formula="of:=([.A71]-0.4)/(0.00005-0.000001*[.B71])-260000" office:value-type="float" office:value="29999.9999999992" calcext:value-type="float">
            <text:p>30000</text:p>
          </table:table-cell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table:formula="of:=ROUND((0.00005-([.A72]-0.4)/270000) * 1000000)" office:value-type="float" office:value="49" calcext:value-type="float">
            <text:p>49</text:p>
          </table:table-cell>
          <table:table-cell table:formula="of:=([.A72]-0.4)/(0.00005-0.000001*[.B72])-260000" office:value-type="float" office:value="39999.9999999992" calcext:value-type="float">
            <text:p>40000</text:p>
          </table:table-cell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ROUND((0.00005-([.A73]-0.4)/270000) * 1000000)" office:value-type="float" office:value="49" calcext:value-type="float">
            <text:p>49</text:p>
          </table:table-cell>
          <table:table-cell table:formula="of:=([.A73]-0.4)/(0.00005-0.000001*[.B73])-260000" office:value-type="float" office:value="49999.9999999991" calcext:value-type="float">
            <text:p>50000</text:p>
          </table:table-cell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ROUND((0.00005-([.A74]-0.4)/270000) * 1000000)" office:value-type="float" office:value="49" calcext:value-type="float">
            <text:p>49</text:p>
          </table:table-cell>
          <table:table-cell table:formula="of:=([.A74]-0.4)/(0.00005-0.000001*[.B74])-260000" office:value-type="float" office:value="59999.9999999991" calcext:value-type="float">
            <text:p>60000</text:p>
          </table:table-cell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ROUND((0.00005-([.A75]-0.4)/270000) * 1000000)" office:value-type="float" office:value="49" calcext:value-type="float">
            <text:p>49</text:p>
          </table:table-cell>
          <table:table-cell table:formula="of:=([.A75]-0.4)/(0.00005-0.000001*[.B75])-260000" office:value-type="float" office:value="69999.9999999991" calcext:value-type="float">
            <text:p>70000</text:p>
          </table:table-cell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ROUND((0.00005-([.A76]-0.4)/270000) * 1000000)" office:value-type="float" office:value="49" calcext:value-type="float">
            <text:p>49</text:p>
          </table:table-cell>
          <table:table-cell table:formula="of:=([.A76]-0.4)/(0.00005-0.000001*[.B76])-260000" office:value-type="float" office:value="79999.9999999991" calcext:value-type="float">
            <text:p>80000</text:p>
          </table:table-cell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ROUND((0.00005-([.A77]-0.4)/270000) * 1000000)" office:value-type="float" office:value="49" calcext:value-type="float">
            <text:p>49</text:p>
          </table:table-cell>
          <table:table-cell table:formula="of:=([.A77]-0.4)/(0.00005-0.000001*[.B77])-260000" office:value-type="float" office:value="89999.999999999" calcext:value-type="float">
            <text:p>90000</text:p>
          </table:table-cell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ROUND((0.00005-([.A78]-0.4)/270000) * 1000000)" office:value-type="float" office:value="49" calcext:value-type="float">
            <text:p>49</text:p>
          </table:table-cell>
          <table:table-cell table:formula="of:=([.A78]-0.4)/(0.00005-0.000001*[.B78])-260000" office:value-type="float" office:value="99999.999999999" calcext:value-type="float">
            <text:p>100000</text:p>
          </table:table-cell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ROUND((0.00005-([.A79]-0.4)/270000) * 1000000)" office:value-type="float" office:value="49" calcext:value-type="float">
            <text:p>49</text:p>
          </table:table-cell>
          <table:table-cell table:formula="of:=([.A79]-0.4)/(0.00005-0.000001*[.B79])-260000" office:value-type="float" office:value="109999.999999999" calcext:value-type="float">
            <text:p>110000</text:p>
          </table:table-cell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ROUND((0.00005-([.A80]-0.4)/270000) * 1000000)" office:value-type="float" office:value="49" calcext:value-type="float">
            <text:p>49</text:p>
          </table:table-cell>
          <table:table-cell table:formula="of:=([.A80]-0.4)/(0.00005-0.000001*[.B80])-260000" office:value-type="float" office:value="119999.999999999" calcext:value-type="float">
            <text:p>120000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.790000000000001</text:p>
          </table:table-cell>
          <table:table-cell table:formula="of:=ROUND((0.00005-([.A81]-0.4)/270000) * 1000000)" office:value-type="float" office:value="49" calcext:value-type="float">
            <text:p>49</text:p>
          </table:table-cell>
          <table:table-cell table:formula="of:=([.A81]-0.4)/(0.00005-0.000001*[.B81])-260000" office:value-type="float" office:value="129999.999999999" calcext:value-type="float">
            <text:p>130000</text:p>
          </table:table-cell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table:formula="of:=ROUND((0.00005-([.A82]-0.4)/270000) * 1000000)" office:value-type="float" office:value="49" calcext:value-type="float">
            <text:p>49</text:p>
          </table:table-cell>
          <table:table-cell table:formula="of:=([.A82]-0.4)/(0.00005-0.000001*[.B82])-260000" office:value-type="float" office:value="139999.999999999" calcext:value-type="float">
            <text:p>140000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.810000000000001</text:p>
          </table:table-cell>
          <table:table-cell table:formula="of:=ROUND((0.00005-([.A83]-0.4)/270000) * 1000000)" office:value-type="float" office:value="48" calcext:value-type="float">
            <text:p>48</text:p>
          </table:table-cell>
          <table:table-cell table:formula="of:=([.A83]-0.4)/(0.00005-0.000001*[.B83])-260000" office:value-type="float" office:value="-54999.9999999999" calcext:value-type="float">
            <text:p>-55000</text:p>
          </table:table-cell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ROUND((0.00005-([.A84]-0.4)/270000) * 1000000)" office:value-type="float" office:value="48" calcext:value-type="float">
            <text:p>48</text:p>
          </table:table-cell>
          <table:table-cell table:formula="of:=([.A84]-0.4)/(0.00005-0.000001*[.B84])-260000" office:value-type="float" office:value="-49999.9999999999" calcext:value-type="float">
            <text:p>-50000</text:p>
          </table:table-cell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ROUND((0.00005-([.A85]-0.4)/270000) * 1000000)" office:value-type="float" office:value="48" calcext:value-type="float">
            <text:p>48</text:p>
          </table:table-cell>
          <table:table-cell table:formula="of:=([.A85]-0.4)/(0.00005-0.000001*[.B85])-260000" office:value-type="float" office:value="-44999.9999999999" calcext:value-type="float">
            <text:p>-45000</text:p>
          </table:table-cell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ROUND((0.00005-([.A86]-0.4)/270000) * 1000000)" office:value-type="float" office:value="48" calcext:value-type="float">
            <text:p>48</text:p>
          </table:table-cell>
          <table:table-cell table:formula="of:=([.A86]-0.4)/(0.00005-0.000001*[.B86])-260000" office:value-type="float" office:value="-39999.9999999999" calcext:value-type="float">
            <text:p>-40000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.850000000000001</text:p>
          </table:table-cell>
          <table:table-cell table:formula="of:=ROUND((0.00005-([.A87]-0.4)/270000) * 1000000)" office:value-type="float" office:value="48" calcext:value-type="float">
            <text:p>48</text:p>
          </table:table-cell>
          <table:table-cell table:formula="of:=([.A87]-0.4)/(0.00005-0.000001*[.B87])-260000" office:value-type="float" office:value="-34999.9999999999" calcext:value-type="float">
            <text:p>-35000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.860000000000001</text:p>
          </table:table-cell>
          <table:table-cell table:formula="of:=ROUND((0.00005-([.A88]-0.4)/270000) * 1000000)" office:value-type="float" office:value="48" calcext:value-type="float">
            <text:p>48</text:p>
          </table:table-cell>
          <table:table-cell table:formula="of:=([.A88]-0.4)/(0.00005-0.000001*[.B88])-260000" office:value-type="float" office:value="-29999.9999999999" calcext:value-type="float">
            <text:p>-30000</text:p>
          </table:table-cell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ROUND((0.00005-([.A89]-0.4)/270000) * 1000000)" office:value-type="float" office:value="48" calcext:value-type="float">
            <text:p>48</text:p>
          </table:table-cell>
          <table:table-cell table:formula="of:=([.A89]-0.4)/(0.00005-0.000001*[.B89])-260000" office:value-type="float" office:value="-24999.9999999999" calcext:value-type="float">
            <text:p>-25000</text:p>
          </table:table-cell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ROUND((0.00005-([.A90]-0.4)/270000) * 1000000)" office:value-type="float" office:value="48" calcext:value-type="float">
            <text:p>48</text:p>
          </table:table-cell>
          <table:table-cell table:formula="of:=([.A90]-0.4)/(0.00005-0.000001*[.B90])-260000" office:value-type="float" office:value="-19999.9999999999" calcext:value-type="float">
            <text:p>-20000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.890000000000001</text:p>
          </table:table-cell>
          <table:table-cell table:formula="of:=ROUND((0.00005-([.A91]-0.4)/270000) * 1000000)" office:value-type="float" office:value="48" calcext:value-type="float">
            <text:p>48</text:p>
          </table:table-cell>
          <table:table-cell table:formula="of:=([.A91]-0.4)/(0.00005-0.000001*[.B91])-260000" office:value-type="float" office:value="-14999.9999999999" calcext:value-type="float">
            <text:p>-15000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.900000000000001</text:p>
          </table:table-cell>
          <table:table-cell table:formula="of:=ROUND((0.00005-([.A92]-0.4)/270000) * 1000000)" office:value-type="float" office:value="48" calcext:value-type="float">
            <text:p>48</text:p>
          </table:table-cell>
          <table:table-cell table:formula="of:=([.A92]-0.4)/(0.00005-0.000001*[.B92])-260000" office:value-type="float" office:value="-9999.99999999988" calcext:value-type="float">
            <text:p>-10000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.910000000000001</text:p>
          </table:table-cell>
          <table:table-cell table:formula="of:=ROUND((0.00005-([.A93]-0.4)/270000) * 1000000)" office:value-type="float" office:value="48" calcext:value-type="float">
            <text:p>48</text:p>
          </table:table-cell>
          <table:table-cell table:formula="of:=([.A93]-0.4)/(0.00005-0.000001*[.B93])-260000" office:value-type="float" office:value="-4999.99999999985" calcext:value-type="float">
            <text:p>-5000</text:p>
          </table:table-cell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ROUND((0.00005-([.A94]-0.4)/270000) * 1000000)" office:value-type="float" office:value="48" calcext:value-type="float">
            <text:p>48</text:p>
          </table:table-cell>
          <table:table-cell table:formula="of:=([.A94]-0.4)/(0.00005-0.000001*[.B94])-260000" office:value-type="float" office:value="0" calcext:value-type="float">
            <text:p>0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.930000000000001</text:p>
          </table:table-cell>
          <table:table-cell table:formula="of:=ROUND((0.00005-([.A95]-0.4)/270000) * 1000000)" office:value-type="float" office:value="48" calcext:value-type="float">
            <text:p>48</text:p>
          </table:table-cell>
          <table:table-cell table:formula="of:=([.A95]-0.4)/(0.00005-0.000001*[.B95])-260000" office:value-type="float" office:value="5000.00000000012" calcext:value-type="float">
            <text:p>5000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.940000000000001</text:p>
          </table:table-cell>
          <table:table-cell table:formula="of:=ROUND((0.00005-([.A96]-0.4)/270000) * 1000000)" office:value-type="float" office:value="48" calcext:value-type="float">
            <text:p>48</text:p>
          </table:table-cell>
          <table:table-cell table:formula="of:=([.A96]-0.4)/(0.00005-0.000001*[.B96])-260000" office:value-type="float" office:value="10000.0000000001" calcext:value-type="float">
            <text:p>10000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.950000000000001</text:p>
          </table:table-cell>
          <table:table-cell table:formula="of:=ROUND((0.00005-([.A97]-0.4)/270000) * 1000000)" office:value-type="float" office:value="48" calcext:value-type="float">
            <text:p>48</text:p>
          </table:table-cell>
          <table:table-cell table:formula="of:=([.A97]-0.4)/(0.00005-0.000001*[.B97])-260000" office:value-type="float" office:value="15000.0000000001" calcext:value-type="float">
            <text:p>15000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.960000000000001</text:p>
          </table:table-cell>
          <table:table-cell table:formula="of:=ROUND((0.00005-([.A98]-0.4)/270000) * 1000000)" office:value-type="float" office:value="48" calcext:value-type="float">
            <text:p>48</text:p>
          </table:table-cell>
          <table:table-cell table:formula="of:=([.A98]-0.4)/(0.00005-0.000001*[.B98])-260000" office:value-type="float" office:value="20000.0000000001" calcext:value-type="float">
            <text:p>20000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.970000000000001</text:p>
          </table:table-cell>
          <table:table-cell table:formula="of:=ROUND((0.00005-([.A99]-0.4)/270000) * 1000000)" office:value-type="float" office:value="48" calcext:value-type="float">
            <text:p>48</text:p>
          </table:table-cell>
          <table:table-cell table:formula="of:=([.A99]-0.4)/(0.00005-0.000001*[.B99])-260000" office:value-type="float" office:value="25000.0000000001" calcext:value-type="float">
            <text:p>25000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.980000000000001</text:p>
          </table:table-cell>
          <table:table-cell table:formula="of:=ROUND((0.00005-([.A100]-0.4)/270000) * 1000000)" office:value-type="float" office:value="48" calcext:value-type="float">
            <text:p>48</text:p>
          </table:table-cell>
          <table:table-cell table:formula="of:=([.A100]-0.4)/(0.00005-0.000001*[.B100])-260000" office:value-type="float" office:value="30000.0000000001" calcext:value-type="float">
            <text:p>30000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.990000000000001</text:p>
          </table:table-cell>
          <table:table-cell table:formula="of:=ROUND((0.00005-([.A101]-0.4)/270000) * 1000000)" office:value-type="float" office:value="48" calcext:value-type="float">
            <text:p>48</text:p>
          </table:table-cell>
          <table:table-cell table:formula="of:=([.A101]-0.4)/(0.00005-0.000001*[.B101])-260000" office:value-type="float" office:value="35000.0000000001" calcext:value-type="float">
            <text:p>35000</text:p>
          </table:table-cell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table:formula="of:=ROUND((0.00005-([.A102]-0.4)/270000) * 1000000)" office:value-type="float" office:value="48" calcext:value-type="float">
            <text:p>48</text:p>
          </table:table-cell>
          <table:table-cell table:formula="of:=([.A102]-0.4)/(0.00005-0.000001*[.B102])-260000" office:value-type="float" office:value="40000.0000000001" calcext:value-type="float">
            <text:p>40000</text:p>
          </table:table-cell>
        </table:table-row>
        <table:table-row table:style-name="ro1">
          <table:table-cell table:formula="of:=[.A102]+0.01" office:value-type="float" office:value="1.01" calcext:value-type="float">
            <text:p>1.01</text:p>
          </table:table-cell>
          <table:table-cell table:formula="of:=ROUND((0.00005-([.A103]-0.4)/270000) * 1000000)" office:value-type="float" office:value="48" calcext:value-type="float">
            <text:p>48</text:p>
          </table:table-cell>
          <table:table-cell table:formula="of:=([.A103]-0.4)/(0.00005-0.000001*[.B103])-260000" office:value-type="float" office:value="45000.0000000002" calcext:value-type="float">
            <text:p>45000</text:p>
          </table:table-cell>
        </table:table-row>
        <table:table-row table:style-name="ro1">
          <table:table-cell table:formula="of:=[.A103]+0.01" office:value-type="float" office:value="1.02" calcext:value-type="float">
            <text:p>1.02</text:p>
          </table:table-cell>
          <table:table-cell table:formula="of:=ROUND((0.00005-([.A104]-0.4)/270000) * 1000000)" office:value-type="float" office:value="48" calcext:value-type="float">
            <text:p>48</text:p>
          </table:table-cell>
          <table:table-cell table:formula="of:=([.A104]-0.4)/(0.00005-0.000001*[.B104])-260000" office:value-type="float" office:value="50000.0000000002" calcext:value-type="float">
            <text:p>50000</text:p>
          </table:table-cell>
        </table:table-row>
        <table:table-row table:style-name="ro1">
          <table:table-cell table:formula="of:=[.A104]+0.01" office:value-type="float" office:value="1.03" calcext:value-type="float">
            <text:p>1.03</text:p>
          </table:table-cell>
          <table:table-cell table:formula="of:=ROUND((0.00005-([.A105]-0.4)/270000) * 1000000)" office:value-type="float" office:value="48" calcext:value-type="float">
            <text:p>48</text:p>
          </table:table-cell>
          <table:table-cell table:formula="of:=([.A105]-0.4)/(0.00005-0.000001*[.B105])-260000" office:value-type="float" office:value="55000.0000000002" calcext:value-type="float">
            <text:p>55000</text:p>
          </table:table-cell>
        </table:table-row>
        <table:table-row table:style-name="ro1">
          <table:table-cell table:formula="of:=[.A105]+0.01" office:value-type="float" office:value="1.04" calcext:value-type="float">
            <text:p>1.04</text:p>
          </table:table-cell>
          <table:table-cell table:formula="of:=ROUND((0.00005-([.A106]-0.4)/270000) * 1000000)" office:value-type="float" office:value="48" calcext:value-type="float">
            <text:p>48</text:p>
          </table:table-cell>
          <table:table-cell table:formula="of:=([.A106]-0.4)/(0.00005-0.000001*[.B106])-260000" office:value-type="float" office:value="60000.0000000002" calcext:value-type="float">
            <text:p>60000</text:p>
          </table:table-cell>
        </table:table-row>
        <table:table-row table:style-name="ro1">
          <table:table-cell table:formula="of:=[.A106]+0.01" office:value-type="float" office:value="1.05" calcext:value-type="float">
            <text:p>1.05</text:p>
          </table:table-cell>
          <table:table-cell table:formula="of:=ROUND((0.00005-([.A107]-0.4)/270000) * 1000000)" office:value-type="float" office:value="48" calcext:value-type="float">
            <text:p>48</text:p>
          </table:table-cell>
          <table:table-cell table:formula="of:=([.A107]-0.4)/(0.00005-0.000001*[.B107])-260000" office:value-type="float" office:value="65000.0000000002" calcext:value-type="float">
            <text:p>65000</text:p>
          </table:table-cell>
        </table:table-row>
        <table:table-row table:style-name="ro1">
          <table:table-cell table:formula="of:=[.A107]+0.01" office:value-type="float" office:value="1.06" calcext:value-type="float">
            <text:p>1.06</text:p>
          </table:table-cell>
          <table:table-cell table:formula="of:=ROUND((0.00005-([.A108]-0.4)/270000) * 1000000)" office:value-type="float" office:value="48" calcext:value-type="float">
            <text:p>48</text:p>
          </table:table-cell>
          <table:table-cell table:formula="of:=([.A108]-0.4)/(0.00005-0.000001*[.B108])-260000" office:value-type="float" office:value="70000.0000000002" calcext:value-type="float">
            <text:p>70000</text:p>
          </table:table-cell>
        </table:table-row>
        <table:table-row table:style-name="ro1">
          <table:table-cell table:formula="of:=[.A108]+0.01" office:value-type="float" office:value="1.07" calcext:value-type="float">
            <text:p>1.07</text:p>
          </table:table-cell>
          <table:table-cell table:formula="of:=ROUND((0.00005-([.A109]-0.4)/270000) * 1000000)" office:value-type="float" office:value="48" calcext:value-type="float">
            <text:p>48</text:p>
          </table:table-cell>
          <table:table-cell table:formula="of:=([.A109]-0.4)/(0.00005-0.000001*[.B109])-260000" office:value-type="float" office:value="75000.0000000002" calcext:value-type="float">
            <text:p>75000</text:p>
          </table:table-cell>
        </table:table-row>
        <table:table-row table:style-name="ro1">
          <table:table-cell table:formula="of:=[.A109]+0.01" office:value-type="float" office:value="1.08" calcext:value-type="float">
            <text:p>1.08</text:p>
          </table:table-cell>
          <table:table-cell table:formula="of:=ROUND((0.00005-([.A110]-0.4)/270000) * 1000000)" office:value-type="float" office:value="47" calcext:value-type="float">
            <text:p>47</text:p>
          </table:table-cell>
          <table:table-cell table:formula="of:=([.A110]-0.4)/(0.00005-0.000001*[.B110])-260000" office:value-type="float" office:value="-33333.3333333335" calcext:value-type="float">
            <text:p>-33333</text:p>
          </table:table-cell>
        </table:table-row>
        <table:table-row table:style-name="ro1">
          <table:table-cell table:formula="of:=[.A110]+0.01" office:value-type="float" office:value="1.09" calcext:value-type="float">
            <text:p>1.09</text:p>
          </table:table-cell>
          <table:table-cell table:formula="of:=ROUND((0.00005-([.A111]-0.4)/270000) * 1000000)" office:value-type="float" office:value="47" calcext:value-type="float">
            <text:p>47</text:p>
          </table:table-cell>
          <table:table-cell table:formula="of:=([.A111]-0.4)/(0.00005-0.000001*[.B111])-260000" office:value-type="float" office:value="-30000.0000000001" calcext:value-type="float">
            <text:p>-30000</text:p>
          </table:table-cell>
        </table:table-row>
        <table:table-row table:style-name="ro1">
          <table:table-cell table:formula="of:=[.A111]+0.01" office:value-type="float" office:value="1.1" calcext:value-type="float">
            <text:p>1.1</text:p>
          </table:table-cell>
          <table:table-cell table:formula="of:=ROUND((0.00005-([.A112]-0.4)/270000) * 1000000)" office:value-type="float" office:value="47" calcext:value-type="float">
            <text:p>47</text:p>
          </table:table-cell>
          <table:table-cell table:formula="of:=([.A112]-0.4)/(0.00005-0.000001*[.B112])-260000" office:value-type="float" office:value="-26666.6666666668" calcext:value-type="float">
            <text:p>-26667</text:p>
          </table:table-cell>
        </table:table-row>
        <table:table-row table:style-name="ro1">
          <table:table-cell table:formula="of:=[.A112]+0.01" office:value-type="float" office:value="1.11" calcext:value-type="float">
            <text:p>1.11</text:p>
          </table:table-cell>
          <table:table-cell table:formula="of:=ROUND((0.00005-([.A113]-0.4)/270000) * 1000000)" office:value-type="float" office:value="47" calcext:value-type="float">
            <text:p>47</text:p>
          </table:table-cell>
          <table:table-cell table:formula="of:=([.A113]-0.4)/(0.00005-0.000001*[.B113])-260000" office:value-type="float" office:value="-23333.3333333335" calcext:value-type="float">
            <text:p>-23333</text:p>
          </table:table-cell>
        </table:table-row>
        <table:table-row table:style-name="ro1">
          <table:table-cell table:formula="of:=[.A113]+0.01" office:value-type="float" office:value="1.12" calcext:value-type="float">
            <text:p>1.12</text:p>
          </table:table-cell>
          <table:table-cell table:formula="of:=ROUND((0.00005-([.A114]-0.4)/270000) * 1000000)" office:value-type="float" office:value="47" calcext:value-type="float">
            <text:p>47</text:p>
          </table:table-cell>
          <table:table-cell table:formula="of:=([.A114]-0.4)/(0.00005-0.000001*[.B114])-260000" office:value-type="float" office:value="-20000.0000000002" calcext:value-type="float">
            <text:p>-20000</text:p>
          </table:table-cell>
        </table:table-row>
        <table:table-row table:style-name="ro1">
          <table:table-cell table:formula="of:=[.A114]+0.01" office:value-type="float" office:value="1.13" calcext:value-type="float">
            <text:p>1.13</text:p>
          </table:table-cell>
          <table:table-cell table:formula="of:=ROUND((0.00005-([.A115]-0.4)/270000) * 1000000)" office:value-type="float" office:value="47" calcext:value-type="float">
            <text:p>47</text:p>
          </table:table-cell>
          <table:table-cell table:formula="of:=([.A115]-0.4)/(0.00005-0.000001*[.B115])-260000" office:value-type="float" office:value="-16666.6666666668" calcext:value-type="float">
            <text:p>-16667</text:p>
          </table:table-cell>
        </table:table-row>
        <table:table-row table:style-name="ro1">
          <table:table-cell table:formula="of:=[.A115]+0.01" office:value-type="float" office:value="1.14" calcext:value-type="float">
            <text:p>1.14</text:p>
          </table:table-cell>
          <table:table-cell table:formula="of:=ROUND((0.00005-([.A116]-0.4)/270000) * 1000000)" office:value-type="float" office:value="47" calcext:value-type="float">
            <text:p>47</text:p>
          </table:table-cell>
          <table:table-cell table:formula="of:=([.A116]-0.4)/(0.00005-0.000001*[.B116])-260000" office:value-type="float" office:value="-13333.3333333335" calcext:value-type="float">
            <text:p>-13333</text:p>
          </table:table-cell>
        </table:table-row>
        <table:table-row table:style-name="ro1">
          <table:table-cell table:formula="of:=[.A116]+0.01" office:value-type="float" office:value="1.15" calcext:value-type="float">
            <text:p>1.15</text:p>
          </table:table-cell>
          <table:table-cell table:formula="of:=ROUND((0.00005-([.A117]-0.4)/270000) * 1000000)" office:value-type="float" office:value="47" calcext:value-type="float">
            <text:p>47</text:p>
          </table:table-cell>
          <table:table-cell table:formula="of:=([.A117]-0.4)/(0.00005-0.000001*[.B117])-260000" office:value-type="float" office:value="-10000.0000000002" calcext:value-type="float">
            <text:p>-10000</text:p>
          </table:table-cell>
        </table:table-row>
        <table:table-row table:style-name="ro1">
          <table:table-cell table:formula="of:=[.A117]+0.01" office:value-type="float" office:value="1.16" calcext:value-type="float">
            <text:p>1.16</text:p>
          </table:table-cell>
          <table:table-cell table:formula="of:=ROUND((0.00005-([.A118]-0.4)/270000) * 1000000)" office:value-type="float" office:value="47" calcext:value-type="float">
            <text:p>47</text:p>
          </table:table-cell>
          <table:table-cell table:formula="of:=([.A118]-0.4)/(0.00005-0.000001*[.B118])-260000" office:value-type="float" office:value="-6666.66666666683" calcext:value-type="float">
            <text:p>-6667</text:p>
          </table:table-cell>
        </table:table-row>
        <table:table-row table:style-name="ro1">
          <table:table-cell table:formula="of:=[.A118]+0.01" office:value-type="float" office:value="1.17" calcext:value-type="float">
            <text:p>1.17</text:p>
          </table:table-cell>
          <table:table-cell table:formula="of:=ROUND((0.00005-([.A119]-0.4)/270000) * 1000000)" office:value-type="float" office:value="47" calcext:value-type="float">
            <text:p>47</text:p>
          </table:table-cell>
          <table:table-cell table:formula="of:=([.A119]-0.4)/(0.00005-0.000001*[.B119])-260000" office:value-type="float" office:value="-3333.33333333352" calcext:value-type="float">
            <text:p>-3333</text:p>
          </table:table-cell>
        </table:table-row>
        <table:table-row table:style-name="ro1">
          <table:table-cell table:formula="of:=[.A119]+0.01" office:value-type="float" office:value="1.18" calcext:value-type="float">
            <text:p>1.18</text:p>
          </table:table-cell>
          <table:table-cell table:formula="of:=ROUND((0.00005-([.A120]-0.4)/270000) * 1000000)" office:value-type="float" office:value="47" calcext:value-type="float">
            <text:p>47</text:p>
          </table:table-cell>
          <table:table-cell table:formula="of:=([.A120]-0.4)/(0.00005-0.000001*[.B120])-260000" office:value-type="float" office:value="0" calcext:value-type="float">
            <text:p>0</text:p>
          </table:table-cell>
        </table:table-row>
        <table:table-row table:style-name="ro1">
          <table:table-cell table:formula="of:=[.A120]+0.01" office:value-type="float" office:value="1.19" calcext:value-type="float">
            <text:p>1.19</text:p>
          </table:table-cell>
          <table:table-cell table:formula="of:=ROUND((0.00005-([.A121]-0.4)/270000) * 1000000)" office:value-type="float" office:value="47" calcext:value-type="float">
            <text:p>47</text:p>
          </table:table-cell>
          <table:table-cell table:formula="of:=([.A121]-0.4)/(0.00005-0.000001*[.B121])-260000" office:value-type="float" office:value="3333.33333333314" calcext:value-type="float">
            <text:p>3333</text:p>
          </table:table-cell>
        </table:table-row>
        <table:table-row table:style-name="ro1">
          <table:table-cell table:formula="of:=[.A121]+0.01" office:value-type="float" office:value="1.2" calcext:value-type="float">
            <text:p>1.2</text:p>
          </table:table-cell>
          <table:table-cell table:formula="of:=ROUND((0.00005-([.A122]-0.4)/270000) * 1000000)" office:value-type="float" office:value="47" calcext:value-type="float">
            <text:p>47</text:p>
          </table:table-cell>
          <table:table-cell table:formula="of:=([.A122]-0.4)/(0.00005-0.000001*[.B122])-260000" office:value-type="float" office:value="6666.66666666645" calcext:value-type="float">
            <text:p>6667</text:p>
          </table:table-cell>
        </table:table-row>
        <table:table-row table:style-name="ro1">
          <table:table-cell table:formula="of:=[.A122]+0.01" office:value-type="float" office:value="1.21" calcext:value-type="float">
            <text:p>1.21</text:p>
          </table:table-cell>
          <table:table-cell table:formula="of:=ROUND((0.00005-([.A123]-0.4)/270000) * 1000000)" office:value-type="float" office:value="47" calcext:value-type="float">
            <text:p>47</text:p>
          </table:table-cell>
          <table:table-cell table:formula="of:=([.A123]-0.4)/(0.00005-0.000001*[.B123])-260000" office:value-type="float" office:value="9999.99999999983" calcext:value-type="float">
            <text:p>10000</text:p>
          </table:table-cell>
        </table:table-row>
        <table:table-row table:style-name="ro1">
          <table:table-cell table:formula="of:=[.A123]+0.01" office:value-type="float" office:value="1.22" calcext:value-type="float">
            <text:p>1.22</text:p>
          </table:table-cell>
          <table:table-cell table:formula="of:=ROUND((0.00005-([.A124]-0.4)/270000) * 1000000)" office:value-type="float" office:value="47" calcext:value-type="float">
            <text:p>47</text:p>
          </table:table-cell>
          <table:table-cell table:formula="of:=([.A124]-0.4)/(0.00005-0.000001*[.B124])-260000" office:value-type="float" office:value="13333.3333333331" calcext:value-type="float">
            <text:p>13333</text:p>
          </table:table-cell>
        </table:table-row>
        <table:table-row table:style-name="ro1">
          <table:table-cell table:formula="of:=[.A124]+0.01" office:value-type="float" office:value="1.23" calcext:value-type="float">
            <text:p>1.23</text:p>
          </table:table-cell>
          <table:table-cell table:formula="of:=ROUND((0.00005-([.A125]-0.4)/270000) * 1000000)" office:value-type="float" office:value="47" calcext:value-type="float">
            <text:p>47</text:p>
          </table:table-cell>
          <table:table-cell table:formula="of:=([.A125]-0.4)/(0.00005-0.000001*[.B125])-260000" office:value-type="float" office:value="16666.6666666665" calcext:value-type="float">
            <text:p>16667</text:p>
          </table:table-cell>
        </table:table-row>
        <table:table-row table:style-name="ro1">
          <table:table-cell table:formula="of:=[.A125]+0.01" office:value-type="float" office:value="1.24" calcext:value-type="float">
            <text:p>1.24</text:p>
          </table:table-cell>
          <table:table-cell table:formula="of:=ROUND((0.00005-([.A126]-0.4)/270000) * 1000000)" office:value-type="float" office:value="47" calcext:value-type="float">
            <text:p>47</text:p>
          </table:table-cell>
          <table:table-cell table:formula="of:=([.A126]-0.4)/(0.00005-0.000001*[.B126])-260000" office:value-type="float" office:value="19999.9999999998" calcext:value-type="float">
            <text:p>20000</text:p>
          </table:table-cell>
        </table:table-row>
        <table:table-row table:style-name="ro1">
          <table:table-cell table:formula="of:=[.A126]+0.01" office:value-type="float" office:value="1.25" calcext:value-type="float">
            <text:p>1.25</text:p>
          </table:table-cell>
          <table:table-cell table:formula="of:=ROUND((0.00005-([.A127]-0.4)/270000) * 1000000)" office:value-type="float" office:value="47" calcext:value-type="float">
            <text:p>47</text:p>
          </table:table-cell>
          <table:table-cell table:formula="of:=([.A127]-0.4)/(0.00005-0.000001*[.B127])-260000" office:value-type="float" office:value="23333.3333333331" calcext:value-type="float">
            <text:p>23333</text:p>
          </table:table-cell>
        </table:table-row>
        <table:table-row table:style-name="ro1">
          <table:table-cell table:formula="of:=[.A127]+0.01" office:value-type="float" office:value="1.26" calcext:value-type="float">
            <text:p>1.26</text:p>
          </table:table-cell>
          <table:table-cell table:formula="of:=ROUND((0.00005-([.A128]-0.4)/270000) * 1000000)" office:value-type="float" office:value="47" calcext:value-type="float">
            <text:p>47</text:p>
          </table:table-cell>
          <table:table-cell table:formula="of:=([.A128]-0.4)/(0.00005-0.000001*[.B128])-260000" office:value-type="float" office:value="26666.6666666665" calcext:value-type="float">
            <text:p>26667</text:p>
          </table:table-cell>
        </table:table-row>
        <table:table-row table:style-name="ro1">
          <table:table-cell table:formula="of:=[.A128]+0.01" office:value-type="float" office:value="1.27" calcext:value-type="float">
            <text:p>1.27</text:p>
          </table:table-cell>
          <table:table-cell table:formula="of:=ROUND((0.00005-([.A129]-0.4)/270000) * 1000000)" office:value-type="float" office:value="47" calcext:value-type="float">
            <text:p>47</text:p>
          </table:table-cell>
          <table:table-cell table:formula="of:=([.A129]-0.4)/(0.00005-0.000001*[.B129])-260000" office:value-type="float" office:value="29999.9999999998" calcext:value-type="float">
            <text:p>30000</text:p>
          </table:table-cell>
        </table:table-row>
        <table:table-row table:style-name="ro1">
          <table:table-cell table:formula="of:=[.A129]+0.01" office:value-type="float" office:value="1.28" calcext:value-type="float">
            <text:p>1.28</text:p>
          </table:table-cell>
          <table:table-cell table:formula="of:=ROUND((0.00005-([.A130]-0.4)/270000) * 1000000)" office:value-type="float" office:value="47" calcext:value-type="float">
            <text:p>47</text:p>
          </table:table-cell>
          <table:table-cell table:formula="of:=([.A130]-0.4)/(0.00005-0.000001*[.B130])-260000" office:value-type="float" office:value="33333.3333333331" calcext:value-type="float">
            <text:p>33333</text:p>
          </table:table-cell>
        </table:table-row>
        <table:table-row table:style-name="ro1">
          <table:table-cell table:formula="of:=[.A130]+0.01" office:value-type="float" office:value="1.29" calcext:value-type="float">
            <text:p>1.29</text:p>
          </table:table-cell>
          <table:table-cell table:formula="of:=ROUND((0.00005-([.A131]-0.4)/270000) * 1000000)" office:value-type="float" office:value="47" calcext:value-type="float">
            <text:p>47</text:p>
          </table:table-cell>
          <table:table-cell table:formula="of:=([.A131]-0.4)/(0.00005-0.000001*[.B131])-260000" office:value-type="float" office:value="36666.6666666665" calcext:value-type="float">
            <text:p>36667</text:p>
          </table:table-cell>
        </table:table-row>
        <table:table-row table:style-name="ro1">
          <table:table-cell table:formula="of:=[.A131]+0.01" office:value-type="float" office:value="1.3" calcext:value-type="float">
            <text:p>1.3</text:p>
          </table:table-cell>
          <table:table-cell table:formula="of:=ROUND((0.00005-([.A132]-0.4)/270000) * 1000000)" office:value-type="float" office:value="47" calcext:value-type="float">
            <text:p>47</text:p>
          </table:table-cell>
          <table:table-cell table:formula="of:=([.A132]-0.4)/(0.00005-0.000001*[.B132])-260000" office:value-type="float" office:value="39999.9999999998" calcext:value-type="float">
            <text:p>40000</text:p>
          </table:table-cell>
        </table:table-row>
        <table:table-row table:style-name="ro1">
          <table:table-cell table:formula="of:=[.A132]+0.01" office:value-type="float" office:value="1.31" calcext:value-type="float">
            <text:p>1.31</text:p>
          </table:table-cell>
          <table:table-cell table:formula="of:=ROUND((0.00005-([.A133]-0.4)/270000) * 1000000)" office:value-type="float" office:value="47" calcext:value-type="float">
            <text:p>47</text:p>
          </table:table-cell>
          <table:table-cell table:formula="of:=([.A133]-0.4)/(0.00005-0.000001*[.B133])-260000" office:value-type="float" office:value="43333.3333333331" calcext:value-type="float">
            <text:p>43333</text:p>
          </table:table-cell>
        </table:table-row>
        <table:table-row table:style-name="ro1">
          <table:table-cell table:formula="of:=[.A133]+0.01" office:value-type="float" office:value="1.32" calcext:value-type="float">
            <text:p>1.32</text:p>
          </table:table-cell>
          <table:table-cell table:formula="of:=ROUND((0.00005-([.A134]-0.4)/270000) * 1000000)" office:value-type="float" office:value="47" calcext:value-type="float">
            <text:p>47</text:p>
          </table:table-cell>
          <table:table-cell table:formula="of:=([.A134]-0.4)/(0.00005-0.000001*[.B134])-260000" office:value-type="float" office:value="46666.6666666665" calcext:value-type="float">
            <text:p>46667</text:p>
          </table:table-cell>
        </table:table-row>
        <table:table-row table:style-name="ro1">
          <table:table-cell table:formula="of:=[.A134]+0.01" office:value-type="float" office:value="1.33" calcext:value-type="float">
            <text:p>1.33</text:p>
          </table:table-cell>
          <table:table-cell table:formula="of:=ROUND((0.00005-([.A135]-0.4)/270000) * 1000000)" office:value-type="float" office:value="47" calcext:value-type="float">
            <text:p>47</text:p>
          </table:table-cell>
          <table:table-cell table:formula="of:=([.A135]-0.4)/(0.00005-0.000001*[.B135])-260000" office:value-type="float" office:value="49999.9999999998" calcext:value-type="float">
            <text:p>50000</text:p>
          </table:table-cell>
        </table:table-row>
        <table:table-row table:style-name="ro1">
          <table:table-cell table:formula="of:=[.A135]+0.01" office:value-type="float" office:value="1.34" calcext:value-type="float">
            <text:p>1.34</text:p>
          </table:table-cell>
          <table:table-cell table:formula="of:=ROUND((0.00005-([.A136]-0.4)/270000) * 1000000)" office:value-type="float" office:value="47" calcext:value-type="float">
            <text:p>47</text:p>
          </table:table-cell>
          <table:table-cell table:formula="of:=([.A136]-0.4)/(0.00005-0.000001*[.B136])-260000" office:value-type="float" office:value="53333.3333333331" calcext:value-type="float">
            <text:p>53333</text:p>
          </table:table-cell>
        </table:table-row>
        <table:table-row table:style-name="ro1">
          <table:table-cell table:formula="of:=[.A136]+0.01" office:value-type="float" office:value="1.35" calcext:value-type="float">
            <text:p>1.35</text:p>
          </table:table-cell>
          <table:table-cell table:formula="of:=ROUND((0.00005-([.A137]-0.4)/270000) * 1000000)" office:value-type="float" office:value="46" calcext:value-type="float">
            <text:p>46</text:p>
          </table:table-cell>
          <table:table-cell table:formula="of:=([.A137]-0.4)/(0.00005-0.000001*[.B137])-260000" office:value-type="float" office:value="-22499.9999999999" calcext:value-type="float">
            <text:p>-22500</text:p>
          </table:table-cell>
        </table:table-row>
        <table:table-row table:style-name="ro1">
          <table:table-cell table:formula="of:=[.A137]+0.01" office:value-type="float" office:value="1.36" calcext:value-type="float">
            <text:p>1.36</text:p>
          </table:table-cell>
          <table:table-cell table:formula="of:=ROUND((0.00005-([.A138]-0.4)/270000) * 1000000)" office:value-type="float" office:value="46" calcext:value-type="float">
            <text:p>46</text:p>
          </table:table-cell>
          <table:table-cell table:formula="of:=([.A138]-0.4)/(0.00005-0.000001*[.B138])-260000" office:value-type="float" office:value="-19999.9999999999" calcext:value-type="float">
            <text:p>-20000</text:p>
          </table:table-cell>
        </table:table-row>
        <table:table-row table:style-name="ro1">
          <table:table-cell table:formula="of:=[.A138]+0.01" office:value-type="float" office:value="1.37" calcext:value-type="float">
            <text:p>1.37</text:p>
          </table:table-cell>
          <table:table-cell table:formula="of:=ROUND((0.00005-([.A139]-0.4)/270000) * 1000000)" office:value-type="float" office:value="46" calcext:value-type="float">
            <text:p>46</text:p>
          </table:table-cell>
          <table:table-cell table:formula="of:=([.A139]-0.4)/(0.00005-0.000001*[.B139])-260000" office:value-type="float" office:value="-17499.9999999999" calcext:value-type="float">
            <text:p>-17500</text:p>
          </table:table-cell>
        </table:table-row>
        <table:table-row table:style-name="ro1">
          <table:table-cell table:formula="of:=[.A139]+0.01" office:value-type="float" office:value="1.38" calcext:value-type="float">
            <text:p>1.38</text:p>
          </table:table-cell>
          <table:table-cell table:formula="of:=ROUND((0.00005-([.A140]-0.4)/270000) * 1000000)" office:value-type="float" office:value="46" calcext:value-type="float">
            <text:p>46</text:p>
          </table:table-cell>
          <table:table-cell table:formula="of:=([.A140]-0.4)/(0.00005-0.000001*[.B140])-260000" office:value-type="float" office:value="-14999.9999999999" calcext:value-type="float">
            <text:p>-15000</text:p>
          </table:table-cell>
        </table:table-row>
        <table:table-row table:style-name="ro1">
          <table:table-cell table:formula="of:=[.A140]+0.01" office:value-type="float" office:value="1.39" calcext:value-type="float">
            <text:p>1.39</text:p>
          </table:table-cell>
          <table:table-cell table:formula="of:=ROUND((0.00005-([.A141]-0.4)/270000) * 1000000)" office:value-type="float" office:value="46" calcext:value-type="float">
            <text:p>46</text:p>
          </table:table-cell>
          <table:table-cell table:formula="of:=([.A141]-0.4)/(0.00005-0.000001*[.B141])-260000" office:value-type="float" office:value="-12499.9999999999" calcext:value-type="float">
            <text:p>-12500</text:p>
          </table:table-cell>
        </table:table-row>
        <table:table-row table:style-name="ro1">
          <table:table-cell table:formula="of:=[.A141]+0.01" office:value-type="float" office:value="1.4" calcext:value-type="float">
            <text:p>1.4</text:p>
          </table:table-cell>
          <table:table-cell table:formula="of:=ROUND((0.00005-([.A142]-0.4)/270000) * 1000000)" office:value-type="float" office:value="46" calcext:value-type="float">
            <text:p>46</text:p>
          </table:table-cell>
          <table:table-cell table:formula="of:=([.A142]-0.4)/(0.00005-0.000001*[.B142])-260000" office:value-type="float" office:value="-9999.99999999991" calcext:value-type="float">
            <text:p>-10000</text:p>
          </table:table-cell>
        </table:table-row>
        <table:table-row table:style-name="ro1">
          <table:table-cell table:formula="of:=[.A142]+0.01" office:value-type="float" office:value="1.41" calcext:value-type="float">
            <text:p>1.41</text:p>
          </table:table-cell>
          <table:table-cell table:formula="of:=ROUND((0.00005-([.A143]-0.4)/270000) * 1000000)" office:value-type="float" office:value="46" calcext:value-type="float">
            <text:p>46</text:p>
          </table:table-cell>
          <table:table-cell table:formula="of:=([.A143]-0.4)/(0.00005-0.000001*[.B143])-260000" office:value-type="float" office:value="-7499.99999999988" calcext:value-type="float">
            <text:p>-7500</text:p>
          </table:table-cell>
        </table:table-row>
        <table:table-row table:style-name="ro1">
          <table:table-cell table:formula="of:=[.A143]+0.01" office:value-type="float" office:value="1.42" calcext:value-type="float">
            <text:p>1.42</text:p>
          </table:table-cell>
          <table:table-cell table:formula="of:=ROUND((0.00005-([.A144]-0.4)/270000) * 1000000)" office:value-type="float" office:value="46" calcext:value-type="float">
            <text:p>46</text:p>
          </table:table-cell>
          <table:table-cell table:formula="of:=([.A144]-0.4)/(0.00005-0.000001*[.B144])-260000" office:value-type="float" office:value="-4999.99999999991" calcext:value-type="float">
            <text:p>-5000</text:p>
          </table:table-cell>
        </table:table-row>
        <table:table-row table:style-name="ro1">
          <table:table-cell table:formula="of:=[.A144]+0.01" office:value-type="float" office:value="1.43" calcext:value-type="float">
            <text:p>1.43</text:p>
          </table:table-cell>
          <table:table-cell table:formula="of:=ROUND((0.00005-([.A145]-0.4)/270000) * 1000000)" office:value-type="float" office:value="46" calcext:value-type="float">
            <text:p>46</text:p>
          </table:table-cell>
          <table:table-cell table:formula="of:=([.A145]-0.4)/(0.00005-0.000001*[.B145])-260000" office:value-type="float" office:value="-2499.99999999985" calcext:value-type="float">
            <text:p>-2500</text:p>
          </table:table-cell>
        </table:table-row>
        <table:table-row table:style-name="ro1">
          <table:table-cell table:formula="of:=[.A145]+0.01" office:value-type="float" office:value="1.44" calcext:value-type="float">
            <text:p>1.44</text:p>
          </table:table-cell>
          <table:table-cell table:formula="of:=ROUND((0.00005-([.A146]-0.4)/270000) * 1000000)" office:value-type="float" office:value="46" calcext:value-type="float">
            <text:p>46</text:p>
          </table:table-cell>
          <table:table-cell table:formula="of:=([.A146]-0.4)/(0.00005-0.000001*[.B146])-260000" office:value-type="float" office:value="0" calcext:value-type="float">
            <text:p>0</text:p>
          </table:table-cell>
        </table:table-row>
        <table:table-row table:style-name="ro1">
          <table:table-cell table:formula="of:=[.A146]+0.01" office:value-type="float" office:value="1.45" calcext:value-type="float">
            <text:p>1.45</text:p>
          </table:table-cell>
          <table:table-cell table:formula="of:=ROUND((0.00005-([.A147]-0.4)/270000) * 1000000)" office:value-type="float" office:value="46" calcext:value-type="float">
            <text:p>46</text:p>
          </table:table-cell>
          <table:table-cell table:formula="of:=([.A147]-0.4)/(0.00005-0.000001*[.B147])-260000" office:value-type="float" office:value="2500.00000000012" calcext:value-type="float">
            <text:p>2500</text:p>
          </table:table-cell>
        </table:table-row>
        <table:table-row table:style-name="ro1">
          <table:table-cell table:formula="of:=[.A147]+0.01" office:value-type="float" office:value="1.46" calcext:value-type="float">
            <text:p>1.46</text:p>
          </table:table-cell>
          <table:table-cell table:formula="of:=ROUND((0.00005-([.A148]-0.4)/270000) * 1000000)" office:value-type="float" office:value="46" calcext:value-type="float">
            <text:p>46</text:p>
          </table:table-cell>
          <table:table-cell table:formula="of:=([.A148]-0.4)/(0.00005-0.000001*[.B148])-260000" office:value-type="float" office:value="5000.00000000006" calcext:value-type="float">
            <text:p>5000</text:p>
          </table:table-cell>
        </table:table-row>
        <table:table-row table:style-name="ro1">
          <table:table-cell table:formula="of:=[.A148]+0.01" office:value-type="float" office:value="1.47" calcext:value-type="float">
            <text:p>1.47</text:p>
          </table:table-cell>
          <table:table-cell table:formula="of:=ROUND((0.00005-([.A149]-0.4)/270000) * 1000000)" office:value-type="float" office:value="46" calcext:value-type="float">
            <text:p>46</text:p>
          </table:table-cell>
          <table:table-cell table:formula="of:=([.A149]-0.4)/(0.00005-0.000001*[.B149])-260000" office:value-type="float" office:value="7500.00000000012" calcext:value-type="float">
            <text:p>7500</text:p>
          </table:table-cell>
        </table:table-row>
        <table:table-row table:style-name="ro1">
          <table:table-cell table:formula="of:=[.A149]+0.01" office:value-type="float" office:value="1.48" calcext:value-type="float">
            <text:p>1.48</text:p>
          </table:table-cell>
          <table:table-cell table:formula="of:=ROUND((0.00005-([.A150]-0.4)/270000) * 1000000)" office:value-type="float" office:value="46" calcext:value-type="float">
            <text:p>46</text:p>
          </table:table-cell>
          <table:table-cell table:formula="of:=([.A150]-0.4)/(0.00005-0.000001*[.B150])-260000" office:value-type="float" office:value="10000.0000000001" calcext:value-type="float">
            <text:p>10000</text:p>
          </table:table-cell>
        </table:table-row>
        <table:table-row table:style-name="ro1">
          <table:table-cell table:formula="of:=[.A150]+0.01" office:value-type="float" office:value="1.49" calcext:value-type="float">
            <text:p>1.49</text:p>
          </table:table-cell>
          <table:table-cell table:formula="of:=ROUND((0.00005-([.A151]-0.4)/270000) * 1000000)" office:value-type="float" office:value="46" calcext:value-type="float">
            <text:p>46</text:p>
          </table:table-cell>
          <table:table-cell table:formula="of:=([.A151]-0.4)/(0.00005-0.000001*[.B151])-260000" office:value-type="float" office:value="12500.0000000001" calcext:value-type="float">
            <text:p>12500</text:p>
          </table:table-cell>
        </table:table-row>
        <table:table-row table:style-name="ro1">
          <table:table-cell table:formula="of:=[.A151]+0.01" office:value-type="float" office:value="1.5" calcext:value-type="float">
            <text:p>1.5</text:p>
          </table:table-cell>
          <table:table-cell table:formula="of:=ROUND((0.00005-([.A152]-0.4)/270000) * 1000000)" office:value-type="float" office:value="46" calcext:value-type="float">
            <text:p>46</text:p>
          </table:table-cell>
          <table:table-cell table:formula="of:=([.A152]-0.4)/(0.00005-0.000001*[.B152])-260000" office:value-type="float" office:value="15000.0000000001" calcext:value-type="float">
            <text:p>15000</text:p>
          </table:table-cell>
        </table:table-row>
        <table:table-row table:style-name="ro1">
          <table:table-cell table:formula="of:=[.A152]+0.01" office:value-type="float" office:value="1.51" calcext:value-type="float">
            <text:p>1.51</text:p>
          </table:table-cell>
          <table:table-cell table:formula="of:=ROUND((0.00005-([.A153]-0.4)/270000) * 1000000)" office:value-type="float" office:value="46" calcext:value-type="float">
            <text:p>46</text:p>
          </table:table-cell>
          <table:table-cell table:formula="of:=([.A153]-0.4)/(0.00005-0.000001*[.B153])-260000" office:value-type="float" office:value="17500.0000000001" calcext:value-type="float">
            <text:p>17500</text:p>
          </table:table-cell>
        </table:table-row>
        <table:table-row table:style-name="ro1">
          <table:table-cell table:formula="of:=[.A153]+0.01" office:value-type="float" office:value="1.52" calcext:value-type="float">
            <text:p>1.52</text:p>
          </table:table-cell>
          <table:table-cell table:formula="of:=ROUND((0.00005-([.A154]-0.4)/270000) * 1000000)" office:value-type="float" office:value="46" calcext:value-type="float">
            <text:p>46</text:p>
          </table:table-cell>
          <table:table-cell table:formula="of:=([.A154]-0.4)/(0.00005-0.000001*[.B154])-260000" office:value-type="float" office:value="20000.0000000001" calcext:value-type="float">
            <text:p>20000</text:p>
          </table:table-cell>
        </table:table-row>
        <table:table-row table:style-name="ro1">
          <table:table-cell table:formula="of:=[.A154]+0.01" office:value-type="float" office:value="1.53" calcext:value-type="float">
            <text:p>1.53</text:p>
          </table:table-cell>
          <table:table-cell table:formula="of:=ROUND((0.00005-([.A155]-0.4)/270000) * 1000000)" office:value-type="float" office:value="46" calcext:value-type="float">
            <text:p>46</text:p>
          </table:table-cell>
          <table:table-cell table:formula="of:=([.A155]-0.4)/(0.00005-0.000001*[.B155])-260000" office:value-type="float" office:value="22500.0000000001" calcext:value-type="float">
            <text:p>22500</text:p>
          </table:table-cell>
        </table:table-row>
        <table:table-row table:style-name="ro1">
          <table:table-cell table:formula="of:=[.A155]+0.01" office:value-type="float" office:value="1.54" calcext:value-type="float">
            <text:p>1.54</text:p>
          </table:table-cell>
          <table:table-cell table:formula="of:=ROUND((0.00005-([.A156]-0.4)/270000) * 1000000)" office:value-type="float" office:value="46" calcext:value-type="float">
            <text:p>46</text:p>
          </table:table-cell>
          <table:table-cell table:formula="of:=([.A156]-0.4)/(0.00005-0.000001*[.B156])-260000" office:value-type="float" office:value="25000.0000000001" calcext:value-type="float">
            <text:p>25000</text:p>
          </table:table-cell>
        </table:table-row>
        <table:table-row table:style-name="ro1">
          <table:table-cell table:formula="of:=[.A156]+0.01" office:value-type="float" office:value="1.55" calcext:value-type="float">
            <text:p>1.55</text:p>
          </table:table-cell>
          <table:table-cell table:formula="of:=ROUND((0.00005-([.A157]-0.4)/270000) * 1000000)" office:value-type="float" office:value="46" calcext:value-type="float">
            <text:p>46</text:p>
          </table:table-cell>
          <table:table-cell table:formula="of:=([.A157]-0.4)/(0.00005-0.000001*[.B157])-260000" office:value-type="float" office:value="27500.0000000001" calcext:value-type="float">
            <text:p>27500</text:p>
          </table:table-cell>
        </table:table-row>
        <table:table-row table:style-name="ro1">
          <table:table-cell table:formula="of:=[.A157]+0.01" office:value-type="float" office:value="1.56" calcext:value-type="float">
            <text:p>1.56</text:p>
          </table:table-cell>
          <table:table-cell table:formula="of:=ROUND((0.00005-([.A158]-0.4)/270000) * 1000000)" office:value-type="float" office:value="46" calcext:value-type="float">
            <text:p>46</text:p>
          </table:table-cell>
          <table:table-cell table:formula="of:=([.A158]-0.4)/(0.00005-0.000001*[.B158])-260000" office:value-type="float" office:value="30000.0000000001" calcext:value-type="float">
            <text:p>30000</text:p>
          </table:table-cell>
        </table:table-row>
        <table:table-row table:style-name="ro1">
          <table:table-cell table:formula="of:=[.A158]+0.01" office:value-type="float" office:value="1.57" calcext:value-type="float">
            <text:p>1.57</text:p>
          </table:table-cell>
          <table:table-cell table:formula="of:=ROUND((0.00005-([.A159]-0.4)/270000) * 1000000)" office:value-type="float" office:value="46" calcext:value-type="float">
            <text:p>46</text:p>
          </table:table-cell>
          <table:table-cell table:formula="of:=([.A159]-0.4)/(0.00005-0.000001*[.B159])-260000" office:value-type="float" office:value="32500.0000000001" calcext:value-type="float">
            <text:p>32500</text:p>
          </table:table-cell>
        </table:table-row>
        <table:table-row table:style-name="ro1">
          <table:table-cell table:formula="of:=[.A159]+0.01" office:value-type="float" office:value="1.58" calcext:value-type="float">
            <text:p>1.58</text:p>
          </table:table-cell>
          <table:table-cell table:formula="of:=ROUND((0.00005-([.A160]-0.4)/270000) * 1000000)" office:value-type="float" office:value="46" calcext:value-type="float">
            <text:p>46</text:p>
          </table:table-cell>
          <table:table-cell table:formula="of:=([.A160]-0.4)/(0.00005-0.000001*[.B160])-260000" office:value-type="float" office:value="35000.0000000001" calcext:value-type="float">
            <text:p>35000</text:p>
          </table:table-cell>
        </table:table-row>
        <table:table-row table:style-name="ro1">
          <table:table-cell table:formula="of:=[.A160]+0.01" office:value-type="float" office:value="1.59" calcext:value-type="float">
            <text:p>1.59</text:p>
          </table:table-cell>
          <table:table-cell table:formula="of:=ROUND((0.00005-([.A161]-0.4)/270000) * 1000000)" office:value-type="float" office:value="46" calcext:value-type="float">
            <text:p>46</text:p>
          </table:table-cell>
          <table:table-cell table:formula="of:=([.A161]-0.4)/(0.00005-0.000001*[.B161])-260000" office:value-type="float" office:value="37500.0000000001" calcext:value-type="float">
            <text:p>37500</text:p>
          </table:table-cell>
        </table:table-row>
        <table:table-row table:style-name="ro1">
          <table:table-cell table:formula="of:=[.A161]+0.01" office:value-type="float" office:value="1.6" calcext:value-type="float">
            <text:p>1.6</text:p>
          </table:table-cell>
          <table:table-cell table:formula="of:=ROUND((0.00005-([.A162]-0.4)/270000) * 1000000)" office:value-type="float" office:value="46" calcext:value-type="float">
            <text:p>46</text:p>
          </table:table-cell>
          <table:table-cell table:formula="of:=([.A162]-0.4)/(0.00005-0.000001*[.B162])-260000" office:value-type="float" office:value="40000.0000000001" calcext:value-type="float">
            <text:p>40000</text:p>
          </table:table-cell>
        </table:table-row>
        <table:table-row table:style-name="ro1">
          <table:table-cell table:formula="of:=[.A162]+0.01" office:value-type="float" office:value="1.61" calcext:value-type="float">
            <text:p>1.61</text:p>
          </table:table-cell>
          <table:table-cell table:formula="of:=ROUND((0.00005-([.A163]-0.4)/270000) * 1000000)" office:value-type="float" office:value="46" calcext:value-type="float">
            <text:p>46</text:p>
          </table:table-cell>
          <table:table-cell table:formula="of:=([.A163]-0.4)/(0.00005-0.000001*[.B163])-260000" office:value-type="float" office:value="42500.0000000002" calcext:value-type="float">
            <text:p>42500</text:p>
          </table:table-cell>
        </table:table-row>
        <table:table-row table:style-name="ro1">
          <table:table-cell table:formula="of:=[.A163]+0.01" office:value-type="float" office:value="1.62" calcext:value-type="float">
            <text:p>1.62</text:p>
          </table:table-cell>
          <table:table-cell table:formula="of:=ROUND((0.00005-([.A164]-0.4)/270000) * 1000000)" office:value-type="float" office:value="45" calcext:value-type="float">
            <text:p>45</text:p>
          </table:table-cell>
          <table:table-cell table:formula="of:=([.A164]-0.4)/(0.00005-0.000001*[.B164])-260000" office:value-type="float" office:value="-16000.0000000001" calcext:value-type="float">
            <text:p>-16000</text:p>
          </table:table-cell>
        </table:table-row>
        <table:table-row table:style-name="ro1">
          <table:table-cell table:formula="of:=[.A164]+0.01" office:value-type="float" office:value="1.63" calcext:value-type="float">
            <text:p>1.63</text:p>
          </table:table-cell>
          <table:table-cell table:formula="of:=ROUND((0.00005-([.A165]-0.4)/270000) * 1000000)" office:value-type="float" office:value="45" calcext:value-type="float">
            <text:p>45</text:p>
          </table:table-cell>
          <table:table-cell table:formula="of:=([.A165]-0.4)/(0.00005-0.000001*[.B165])-260000" office:value-type="float" office:value="-14000.0000000001" calcext:value-type="float">
            <text:p>-14000</text:p>
          </table:table-cell>
        </table:table-row>
        <table:table-row table:style-name="ro1">
          <table:table-cell table:formula="of:=[.A165]+0.01" office:value-type="float" office:value="1.64" calcext:value-type="float">
            <text:p>1.64</text:p>
          </table:table-cell>
          <table:table-cell table:formula="of:=ROUND((0.00005-([.A166]-0.4)/270000) * 1000000)" office:value-type="float" office:value="45" calcext:value-type="float">
            <text:p>45</text:p>
          </table:table-cell>
          <table:table-cell table:formula="of:=([.A166]-0.4)/(0.00005-0.000001*[.B166])-260000" office:value-type="float" office:value="-12000.0000000001" calcext:value-type="float">
            <text:p>-12000</text:p>
          </table:table-cell>
        </table:table-row>
        <table:table-row table:style-name="ro1">
          <table:table-cell table:formula="of:=[.A166]+0.01" office:value-type="float" office:value="1.65" calcext:value-type="float">
            <text:p>1.65</text:p>
          </table:table-cell>
          <table:table-cell table:formula="of:=ROUND((0.00005-([.A167]-0.4)/270000) * 1000000)" office:value-type="float" office:value="45" calcext:value-type="float">
            <text:p>45</text:p>
          </table:table-cell>
          <table:table-cell table:formula="of:=([.A167]-0.4)/(0.00005-0.000001*[.B167])-260000" office:value-type="float" office:value="-10000.0000000001" calcext:value-type="float">
            <text:p>-10000</text:p>
          </table:table-cell>
        </table:table-row>
        <table:table-row table:style-name="ro1">
          <table:table-cell table:formula="of:=[.A167]+0.01" office:value-type="float" office:value="1.66" calcext:value-type="float">
            <text:p>1.66</text:p>
          </table:table-cell>
          <table:table-cell table:formula="of:=ROUND((0.00005-([.A168]-0.4)/270000) * 1000000)" office:value-type="float" office:value="45" calcext:value-type="float">
            <text:p>45</text:p>
          </table:table-cell>
          <table:table-cell table:formula="of:=([.A168]-0.4)/(0.00005-0.000001*[.B168])-260000" office:value-type="float" office:value="-8000.00000000009" calcext:value-type="float">
            <text:p>-8000</text:p>
          </table:table-cell>
        </table:table-row>
        <table:table-row table:style-name="ro1">
          <table:table-cell table:formula="of:=[.A168]+0.01" office:value-type="float" office:value="1.67" calcext:value-type="float">
            <text:p>1.67</text:p>
          </table:table-cell>
          <table:table-cell table:formula="of:=ROUND((0.00005-([.A169]-0.4)/270000) * 1000000)" office:value-type="float" office:value="45" calcext:value-type="float">
            <text:p>45</text:p>
          </table:table-cell>
          <table:table-cell table:formula="of:=([.A169]-0.4)/(0.00005-0.000001*[.B169])-260000" office:value-type="float" office:value="-6000.00000000006" calcext:value-type="float">
            <text:p>-6000</text:p>
          </table:table-cell>
        </table:table-row>
        <table:table-row table:style-name="ro1">
          <table:table-cell table:formula="of:=[.A169]+0.01" office:value-type="float" office:value="1.68" calcext:value-type="float">
            <text:p>1.68</text:p>
          </table:table-cell>
          <table:table-cell table:formula="of:=ROUND((0.00005-([.A170]-0.4)/270000) * 1000000)" office:value-type="float" office:value="45" calcext:value-type="float">
            <text:p>45</text:p>
          </table:table-cell>
          <table:table-cell table:formula="of:=([.A170]-0.4)/(0.00005-0.000001*[.B170])-260000" office:value-type="float" office:value="-4000.00000000009" calcext:value-type="float">
            <text:p>-4000</text:p>
          </table:table-cell>
        </table:table-row>
        <table:table-row table:style-name="ro1">
          <table:table-cell table:formula="of:=[.A170]+0.01" office:value-type="float" office:value="1.69" calcext:value-type="float">
            <text:p>1.69</text:p>
          </table:table-cell>
          <table:table-cell table:formula="of:=ROUND((0.00005-([.A171]-0.4)/270000) * 1000000)" office:value-type="float" office:value="45" calcext:value-type="float">
            <text:p>45</text:p>
          </table:table-cell>
          <table:table-cell table:formula="of:=([.A171]-0.4)/(0.00005-0.000001*[.B171])-260000" office:value-type="float" office:value="-2000.00000000006" calcext:value-type="float">
            <text:p>-2000</text:p>
          </table:table-cell>
        </table:table-row>
        <table:table-row table:style-name="ro1">
          <table:table-cell table:formula="of:=[.A171]+0.01" office:value-type="float" office:value="1.7" calcext:value-type="float">
            <text:p>1.7</text:p>
          </table:table-cell>
          <table:table-cell table:formula="of:=ROUND((0.00005-([.A172]-0.4)/270000) * 1000000)" office:value-type="float" office:value="45" calcext:value-type="float">
            <text:p>45</text:p>
          </table:table-cell>
          <table:table-cell table:formula="of:=([.A172]-0.4)/(0.00005-0.000001*[.B172])-260000" office:value-type="float" office:value="0" calcext:value-type="float">
            <text:p>0</text:p>
          </table:table-cell>
        </table:table-row>
        <table:table-row table:style-name="ro1">
          <table:table-cell table:formula="of:=[.A172]+0.01" office:value-type="float" office:value="1.71" calcext:value-type="float">
            <text:p>1.71</text:p>
          </table:table-cell>
          <table:table-cell table:formula="of:=ROUND((0.00005-([.A173]-0.4)/270000) * 1000000)" office:value-type="float" office:value="45" calcext:value-type="float">
            <text:p>45</text:p>
          </table:table-cell>
          <table:table-cell table:formula="of:=([.A173]-0.4)/(0.00005-0.000001*[.B173])-260000" office:value-type="float" office:value="1999.99999999994" calcext:value-type="float">
            <text:p>2000</text:p>
          </table:table-cell>
        </table:table-row>
        <table:table-row table:style-name="ro1">
          <table:table-cell table:formula="of:=[.A173]+0.01" office:value-type="float" office:value="1.72" calcext:value-type="float">
            <text:p>1.72</text:p>
          </table:table-cell>
          <table:table-cell table:formula="of:=ROUND((0.00005-([.A174]-0.4)/270000) * 1000000)" office:value-type="float" office:value="45" calcext:value-type="float">
            <text:p>45</text:p>
          </table:table-cell>
          <table:table-cell table:formula="of:=([.A174]-0.4)/(0.00005-0.000001*[.B174])-260000" office:value-type="float" office:value="3999.99999999988" calcext:value-type="float">
            <text:p>4000</text:p>
          </table:table-cell>
        </table:table-row>
        <table:table-row table:style-name="ro1">
          <table:table-cell table:formula="of:=[.A174]+0.01" office:value-type="float" office:value="1.73" calcext:value-type="float">
            <text:p>1.73</text:p>
          </table:table-cell>
          <table:table-cell table:formula="of:=ROUND((0.00005-([.A175]-0.4)/270000) * 1000000)" office:value-type="float" office:value="45" calcext:value-type="float">
            <text:p>45</text:p>
          </table:table-cell>
          <table:table-cell table:formula="of:=([.A175]-0.4)/(0.00005-0.000001*[.B175])-260000" office:value-type="float" office:value="5999.99999999994" calcext:value-type="float">
            <text:p>6000</text:p>
          </table:table-cell>
        </table:table-row>
        <table:table-row table:style-name="ro1">
          <table:table-cell table:formula="of:=[.A175]+0.01" office:value-type="float" office:value="1.74" calcext:value-type="float">
            <text:p>1.74</text:p>
          </table:table-cell>
          <table:table-cell table:formula="of:=ROUND((0.00005-([.A176]-0.4)/270000) * 1000000)" office:value-type="float" office:value="45" calcext:value-type="float">
            <text:p>45</text:p>
          </table:table-cell>
          <table:table-cell table:formula="of:=([.A176]-0.4)/(0.00005-0.000001*[.B176])-260000" office:value-type="float" office:value="7999.99999999988" calcext:value-type="float">
            <text:p>8000</text:p>
          </table:table-cell>
        </table:table-row>
        <table:table-row table:style-name="ro1">
          <table:table-cell table:formula="of:=[.A176]+0.01" office:value-type="float" office:value="1.75" calcext:value-type="float">
            <text:p>1.75</text:p>
          </table:table-cell>
          <table:table-cell table:formula="of:=ROUND((0.00005-([.A177]-0.4)/270000) * 1000000)" office:value-type="float" office:value="45" calcext:value-type="float">
            <text:p>45</text:p>
          </table:table-cell>
          <table:table-cell table:formula="of:=([.A177]-0.4)/(0.00005-0.000001*[.B177])-260000" office:value-type="float" office:value="9999.99999999994" calcext:value-type="float">
            <text:p>10000</text:p>
          </table:table-cell>
        </table:table-row>
        <table:table-row table:style-name="ro1">
          <table:table-cell table:formula="of:=[.A177]+0.01" office:value-type="float" office:value="1.76" calcext:value-type="float">
            <text:p>1.76</text:p>
          </table:table-cell>
          <table:table-cell table:formula="of:=ROUND((0.00005-([.A178]-0.4)/270000) * 1000000)" office:value-type="float" office:value="45" calcext:value-type="float">
            <text:p>45</text:p>
          </table:table-cell>
          <table:table-cell table:formula="of:=([.A178]-0.4)/(0.00005-0.000001*[.B178])-260000" office:value-type="float" office:value="11999.9999999999" calcext:value-type="float">
            <text:p>12000</text:p>
          </table:table-cell>
        </table:table-row>
        <table:table-row table:style-name="ro1">
          <table:table-cell table:formula="of:=[.A178]+0.01" office:value-type="float" office:value="1.77" calcext:value-type="float">
            <text:p>1.77</text:p>
          </table:table-cell>
          <table:table-cell table:formula="of:=ROUND((0.00005-([.A179]-0.4)/270000) * 1000000)" office:value-type="float" office:value="45" calcext:value-type="float">
            <text:p>45</text:p>
          </table:table-cell>
          <table:table-cell table:formula="of:=([.A179]-0.4)/(0.00005-0.000001*[.B179])-260000" office:value-type="float" office:value="13999.9999999999" calcext:value-type="float">
            <text:p>14000</text:p>
          </table:table-cell>
        </table:table-row>
        <table:table-row table:style-name="ro1">
          <table:table-cell table:formula="of:=[.A179]+0.01" office:value-type="float" office:value="1.78" calcext:value-type="float">
            <text:p>1.78</text:p>
          </table:table-cell>
          <table:table-cell table:formula="of:=ROUND((0.00005-([.A180]-0.4)/270000) * 1000000)" office:value-type="float" office:value="45" calcext:value-type="float">
            <text:p>45</text:p>
          </table:table-cell>
          <table:table-cell table:formula="of:=([.A180]-0.4)/(0.00005-0.000001*[.B180])-260000" office:value-type="float" office:value="15999.9999999999" calcext:value-type="float">
            <text:p>16000</text:p>
          </table:table-cell>
        </table:table-row>
        <table:table-row table:style-name="ro1">
          <table:table-cell table:formula="of:=[.A180]+0.01" office:value-type="float" office:value="1.79" calcext:value-type="float">
            <text:p>1.79</text:p>
          </table:table-cell>
          <table:table-cell table:formula="of:=ROUND((0.00005-([.A181]-0.4)/270000) * 1000000)" office:value-type="float" office:value="45" calcext:value-type="float">
            <text:p>45</text:p>
          </table:table-cell>
          <table:table-cell table:formula="of:=([.A181]-0.4)/(0.00005-0.000001*[.B181])-260000" office:value-type="float" office:value="17999.9999999999" calcext:value-type="float">
            <text:p>18000</text:p>
          </table:table-cell>
        </table:table-row>
        <table:table-row table:style-name="ro1">
          <table:table-cell table:formula="of:=[.A181]+0.01" office:value-type="float" office:value="1.8" calcext:value-type="float">
            <text:p>1.8</text:p>
          </table:table-cell>
          <table:table-cell table:formula="of:=ROUND((0.00005-([.A182]-0.4)/270000) * 1000000)" office:value-type="float" office:value="45" calcext:value-type="float">
            <text:p>45</text:p>
          </table:table-cell>
          <table:table-cell table:formula="of:=([.A182]-0.4)/(0.00005-0.000001*[.B182])-260000" office:value-type="float" office:value="19999.9999999999" calcext:value-type="float">
            <text:p>20000</text:p>
          </table:table-cell>
        </table:table-row>
        <table:table-row table:style-name="ro1">
          <table:table-cell table:formula="of:=[.A182]+0.01" office:value-type="float" office:value="1.81" calcext:value-type="float">
            <text:p>1.81</text:p>
          </table:table-cell>
          <table:table-cell table:formula="of:=ROUND((0.00005-([.A183]-0.4)/270000) * 1000000)" office:value-type="float" office:value="45" calcext:value-type="float">
            <text:p>45</text:p>
          </table:table-cell>
          <table:table-cell table:formula="of:=([.A183]-0.4)/(0.00005-0.000001*[.B183])-260000" office:value-type="float" office:value="21999.9999999999" calcext:value-type="float">
            <text:p>22000</text:p>
          </table:table-cell>
        </table:table-row>
        <table:table-row table:style-name="ro1">
          <table:table-cell table:formula="of:=[.A183]+0.01" office:value-type="float" office:value="1.82" calcext:value-type="float">
            <text:p>1.82</text:p>
          </table:table-cell>
          <table:table-cell table:formula="of:=ROUND((0.00005-([.A184]-0.4)/270000) * 1000000)" office:value-type="float" office:value="45" calcext:value-type="float">
            <text:p>45</text:p>
          </table:table-cell>
          <table:table-cell table:formula="of:=([.A184]-0.4)/(0.00005-0.000001*[.B184])-260000" office:value-type="float" office:value="23999.9999999999" calcext:value-type="float">
            <text:p>24000</text:p>
          </table:table-cell>
        </table:table-row>
        <table:table-row table:style-name="ro1">
          <table:table-cell table:formula="of:=[.A184]+0.01" office:value-type="float" office:value="1.83" calcext:value-type="float">
            <text:p>1.83</text:p>
          </table:table-cell>
          <table:table-cell table:formula="of:=ROUND((0.00005-([.A185]-0.4)/270000) * 1000000)" office:value-type="float" office:value="45" calcext:value-type="float">
            <text:p>45</text:p>
          </table:table-cell>
          <table:table-cell table:formula="of:=([.A185]-0.4)/(0.00005-0.000001*[.B185])-260000" office:value-type="float" office:value="25999.9999999999" calcext:value-type="float">
            <text:p>26000</text:p>
          </table:table-cell>
        </table:table-row>
        <table:table-row table:style-name="ro1">
          <table:table-cell table:formula="of:=[.A185]+0.01" office:value-type="float" office:value="1.84" calcext:value-type="float">
            <text:p>1.84</text:p>
          </table:table-cell>
          <table:table-cell table:formula="of:=ROUND((0.00005-([.A186]-0.4)/270000) * 1000000)" office:value-type="float" office:value="45" calcext:value-type="float">
            <text:p>45</text:p>
          </table:table-cell>
          <table:table-cell table:formula="of:=([.A186]-0.4)/(0.00005-0.000001*[.B186])-260000" office:value-type="float" office:value="27999.9999999999" calcext:value-type="float">
            <text:p>28000</text:p>
          </table:table-cell>
        </table:table-row>
        <table:table-row table:style-name="ro1">
          <table:table-cell table:formula="of:=[.A186]+0.01" office:value-type="float" office:value="1.85" calcext:value-type="float">
            <text:p>1.85</text:p>
          </table:table-cell>
          <table:table-cell table:formula="of:=ROUND((0.00005-([.A187]-0.4)/270000) * 1000000)" office:value-type="float" office:value="45" calcext:value-type="float">
            <text:p>45</text:p>
          </table:table-cell>
          <table:table-cell table:formula="of:=([.A187]-0.4)/(0.00005-0.000001*[.B187])-260000" office:value-type="float" office:value="30000" calcext:value-type="float">
            <text:p>30000</text:p>
          </table:table-cell>
        </table:table-row>
        <table:table-row table:style-name="ro1">
          <table:table-cell table:formula="of:=[.A187]+0.01" office:value-type="float" office:value="1.86" calcext:value-type="float">
            <text:p>1.86</text:p>
          </table:table-cell>
          <table:table-cell table:formula="of:=ROUND((0.00005-([.A188]-0.4)/270000) * 1000000)" office:value-type="float" office:value="45" calcext:value-type="float">
            <text:p>45</text:p>
          </table:table-cell>
          <table:table-cell table:formula="of:=([.A188]-0.4)/(0.00005-0.000001*[.B188])-260000" office:value-type="float" office:value="31999.9999999999" calcext:value-type="float">
            <text:p>32000</text:p>
          </table:table-cell>
        </table:table-row>
        <table:table-row table:style-name="ro1">
          <table:table-cell table:formula="of:=[.A188]+0.01" office:value-type="float" office:value="1.87" calcext:value-type="float">
            <text:p>1.87</text:p>
          </table:table-cell>
          <table:table-cell table:formula="of:=ROUND((0.00005-([.A189]-0.4)/270000) * 1000000)" office:value-type="float" office:value="45" calcext:value-type="float">
            <text:p>45</text:p>
          </table:table-cell>
          <table:table-cell table:formula="of:=([.A189]-0.4)/(0.00005-0.000001*[.B189])-260000" office:value-type="float" office:value="33999.9999999999" calcext:value-type="float">
            <text:p>34000</text:p>
          </table:table-cell>
        </table:table-row>
        <table:table-row table:style-name="ro1">
          <table:table-cell table:formula="of:=[.A189]+0.01" office:value-type="float" office:value="1.88" calcext:value-type="float">
            <text:p>1.88</text:p>
          </table:table-cell>
          <table:table-cell table:formula="of:=ROUND((0.00005-([.A190]-0.4)/270000) * 1000000)" office:value-type="float" office:value="45" calcext:value-type="float">
            <text:p>45</text:p>
          </table:table-cell>
          <table:table-cell table:formula="of:=([.A190]-0.4)/(0.00005-0.000001*[.B190])-260000" office:value-type="float" office:value="35999.9999999999" calcext:value-type="float">
            <text:p>36000</text:p>
          </table:table-cell>
        </table:table-row>
        <table:table-row table:style-name="ro1">
          <table:table-cell table:formula="of:=[.A190]+0.01" office:value-type="float" office:value="1.89" calcext:value-type="float">
            <text:p>1.89</text:p>
          </table:table-cell>
          <table:table-cell table:formula="of:=ROUND((0.00005-([.A191]-0.4)/270000) * 1000000)" office:value-type="float" office:value="44" calcext:value-type="float">
            <text:p>44</text:p>
          </table:table-cell>
          <table:table-cell table:formula="of:=([.A191]-0.4)/(0.00005-0.000001*[.B191])-260000" office:value-type="float" office:value="-11666.6666666666" calcext:value-type="float">
            <text:p>-11667</text:p>
          </table:table-cell>
        </table:table-row>
        <table:table-row table:style-name="ro1">
          <table:table-cell table:formula="of:=[.A191]+0.01" office:value-type="float" office:value="1.9" calcext:value-type="float">
            <text:p>1.9</text:p>
          </table:table-cell>
          <table:table-cell table:formula="of:=ROUND((0.00005-([.A192]-0.4)/270000) * 1000000)" office:value-type="float" office:value="44" calcext:value-type="float">
            <text:p>44</text:p>
          </table:table-cell>
          <table:table-cell table:formula="of:=([.A192]-0.4)/(0.00005-0.000001*[.B192])-260000" office:value-type="float" office:value="-9999.99999999991" calcext:value-type="float">
            <text:p>-10000</text:p>
          </table:table-cell>
        </table:table-row>
        <table:table-row table:style-name="ro1">
          <table:table-cell table:formula="of:=[.A192]+0.01" office:value-type="float" office:value="1.91" calcext:value-type="float">
            <text:p>1.91</text:p>
          </table:table-cell>
          <table:table-cell table:formula="of:=ROUND((0.00005-([.A193]-0.4)/270000) * 1000000)" office:value-type="float" office:value="44" calcext:value-type="float">
            <text:p>44</text:p>
          </table:table-cell>
          <table:table-cell table:formula="of:=([.A193]-0.4)/(0.00005-0.000001*[.B193])-260000" office:value-type="float" office:value="-8333.33333333323" calcext:value-type="float">
            <text:p>-8333</text:p>
          </table:table-cell>
        </table:table-row>
        <table:table-row table:style-name="ro1">
          <table:table-cell table:formula="of:=[.A193]+0.01" office:value-type="float" office:value="1.92" calcext:value-type="float">
            <text:p>1.92</text:p>
          </table:table-cell>
          <table:table-cell table:formula="of:=ROUND((0.00005-([.A194]-0.4)/270000) * 1000000)" office:value-type="float" office:value="44" calcext:value-type="float">
            <text:p>44</text:p>
          </table:table-cell>
          <table:table-cell table:formula="of:=([.A194]-0.4)/(0.00005-0.000001*[.B194])-260000" office:value-type="float" office:value="-6666.6666666666" calcext:value-type="float">
            <text:p>-6667</text:p>
          </table:table-cell>
        </table:table-row>
        <table:table-row table:style-name="ro1">
          <table:table-cell table:formula="of:=[.A194]+0.01" office:value-type="float" office:value="1.93" calcext:value-type="float">
            <text:p>1.93</text:p>
          </table:table-cell>
          <table:table-cell table:formula="of:=ROUND((0.00005-([.A195]-0.4)/270000) * 1000000)" office:value-type="float" office:value="44" calcext:value-type="float">
            <text:p>44</text:p>
          </table:table-cell>
          <table:table-cell table:formula="of:=([.A195]-0.4)/(0.00005-0.000001*[.B195])-260000" office:value-type="float" office:value="-4999.99999999988" calcext:value-type="float">
            <text:p>-5000</text:p>
          </table:table-cell>
        </table:table-row>
        <table:table-row table:style-name="ro1">
          <table:table-cell table:formula="of:=[.A195]+0.01" office:value-type="float" office:value="1.94" calcext:value-type="float">
            <text:p>1.94</text:p>
          </table:table-cell>
          <table:table-cell table:formula="of:=ROUND((0.00005-([.A196]-0.4)/270000) * 1000000)" office:value-type="float" office:value="44" calcext:value-type="float">
            <text:p>44</text:p>
          </table:table-cell>
          <table:table-cell table:formula="of:=([.A196]-0.4)/(0.00005-0.000001*[.B196])-260000" office:value-type="float" office:value="-3333.33333333326" calcext:value-type="float">
            <text:p>-3333</text:p>
          </table:table-cell>
        </table:table-row>
        <table:table-row table:style-name="ro1">
          <table:table-cell table:formula="of:=[.A196]+0.01" office:value-type="float" office:value="1.95" calcext:value-type="float">
            <text:p>1.95</text:p>
          </table:table-cell>
          <table:table-cell table:formula="of:=ROUND((0.00005-([.A197]-0.4)/270000) * 1000000)" office:value-type="float" office:value="44" calcext:value-type="float">
            <text:p>44</text:p>
          </table:table-cell>
          <table:table-cell table:formula="of:=([.A197]-0.4)/(0.00005-0.000001*[.B197])-260000" office:value-type="float" office:value="-1666.66666666654" calcext:value-type="float">
            <text:p>-1667</text:p>
          </table:table-cell>
        </table:table-row>
        <table:table-row table:style-name="ro1">
          <table:table-cell table:formula="of:=[.A197]+0.01" office:value-type="float" office:value="1.96" calcext:value-type="float">
            <text:p>1.96</text:p>
          </table:table-cell>
          <table:table-cell table:formula="of:=ROUND((0.00005-([.A198]-0.4)/270000) * 1000000)" office:value-type="float" office:value="44" calcext:value-type="float">
            <text:p>44</text:p>
          </table:table-cell>
          <table:table-cell table:formula="of:=([.A198]-0.4)/(0.00005-0.000001*[.B198])-260000" office:value-type="float" office:value="0" calcext:value-type="float">
            <text:p>0</text:p>
          </table:table-cell>
        </table:table-row>
        <table:table-row table:style-name="ro1">
          <table:table-cell table:formula="of:=[.A198]+0.01" office:value-type="float" office:value="1.97" calcext:value-type="float">
            <text:p>1.97</text:p>
          </table:table-cell>
          <table:table-cell table:formula="of:=ROUND((0.00005-([.A199]-0.4)/270000) * 1000000)" office:value-type="float" office:value="44" calcext:value-type="float">
            <text:p>44</text:p>
          </table:table-cell>
          <table:table-cell table:formula="of:=([.A199]-0.4)/(0.00005-0.000001*[.B199])-260000" office:value-type="float" office:value="1666.66666666677" calcext:value-type="float">
            <text:p>1667</text:p>
          </table:table-cell>
        </table:table-row>
        <table:table-row table:style-name="ro1">
          <table:table-cell table:formula="of:=[.A199]+0.01" office:value-type="float" office:value="1.98" calcext:value-type="float">
            <text:p>1.98</text:p>
          </table:table-cell>
          <table:table-cell table:formula="of:=ROUND((0.00005-([.A200]-0.4)/270000) * 1000000)" office:value-type="float" office:value="44" calcext:value-type="float">
            <text:p>44</text:p>
          </table:table-cell>
          <table:table-cell table:formula="of:=([.A200]-0.4)/(0.00005-0.000001*[.B200])-260000" office:value-type="float" office:value="3333.33333333343" calcext:value-type="float">
            <text:p>3333</text:p>
          </table:table-cell>
        </table:table-row>
        <table:table-row table:style-name="ro1">
          <table:table-cell table:formula="of:=[.A200]+0.01" office:value-type="float" office:value="1.99" calcext:value-type="float">
            <text:p>1.99</text:p>
          </table:table-cell>
          <table:table-cell table:formula="of:=ROUND((0.00005-([.A201]-0.4)/270000) * 1000000)" office:value-type="float" office:value="44" calcext:value-type="float">
            <text:p>44</text:p>
          </table:table-cell>
          <table:table-cell table:formula="of:=([.A201]-0.4)/(0.00005-0.000001*[.B201])-260000" office:value-type="float" office:value="5000.00000000012" calcext:value-type="float">
            <text:p>5000</text:p>
          </table:table-cell>
        </table:table-row>
        <table:table-row table:style-name="ro1">
          <table:table-cell table:formula="of:=[.A201]+0.01" office:value-type="float" office:value="2" calcext:value-type="float">
            <text:p>2</text:p>
          </table:table-cell>
          <table:table-cell table:formula="of:=ROUND((0.00005-([.A202]-0.4)/270000) * 1000000)" office:value-type="float" office:value="44" calcext:value-type="float">
            <text:p>44</text:p>
          </table:table-cell>
          <table:table-cell table:formula="of:=([.A202]-0.4)/(0.00005-0.000001*[.B202])-260000" office:value-type="float" office:value="6666.66666666674" calcext:value-type="float">
            <text:p>6667</text:p>
          </table:table-cell>
        </table:table-row>
        <table:table-row table:style-name="ro1">
          <table:table-cell table:formula="of:=[.A202]+0.01" office:value-type="float" office:value="2.01" calcext:value-type="float">
            <text:p>2.01</text:p>
          </table:table-cell>
          <table:table-cell table:formula="of:=ROUND((0.00005-([.A203]-0.4)/270000) * 1000000)" office:value-type="float" office:value="44" calcext:value-type="float">
            <text:p>44</text:p>
          </table:table-cell>
          <table:table-cell table:formula="of:=([.A203]-0.4)/(0.00005-0.000001*[.B203])-260000" office:value-type="float" office:value="8333.33333333337" calcext:value-type="float">
            <text:p>8333</text:p>
          </table:table-cell>
        </table:table-row>
        <table:table-row table:style-name="ro1">
          <table:table-cell table:formula="of:=[.A203]+0.01" office:value-type="float" office:value="2.02" calcext:value-type="float">
            <text:p>2.02</text:p>
          </table:table-cell>
          <table:table-cell table:formula="of:=ROUND((0.00005-([.A204]-0.4)/270000) * 1000000)" office:value-type="float" office:value="44" calcext:value-type="float">
            <text:p>44</text:p>
          </table:table-cell>
          <table:table-cell table:formula="of:=([.A204]-0.4)/(0.00005-0.000001*[.B204])-260000" office:value-type="float" office:value="10000" calcext:value-type="float">
            <text:p>10000</text:p>
          </table:table-cell>
        </table:table-row>
        <table:table-row table:style-name="ro1">
          <table:table-cell table:formula="of:=[.A204]+0.01" office:value-type="float" office:value="2.03" calcext:value-type="float">
            <text:p>2.03</text:p>
          </table:table-cell>
          <table:table-cell table:formula="of:=ROUND((0.00005-([.A205]-0.4)/270000) * 1000000)" office:value-type="float" office:value="44" calcext:value-type="float">
            <text:p>44</text:p>
          </table:table-cell>
          <table:table-cell table:formula="of:=([.A205]-0.4)/(0.00005-0.000001*[.B205])-260000" office:value-type="float" office:value="11666.6666666666" calcext:value-type="float">
            <text:p>11667</text:p>
          </table:table-cell>
        </table:table-row>
        <table:table-row table:style-name="ro1">
          <table:table-cell table:formula="of:=[.A205]+0.01" office:value-type="float" office:value="2.04" calcext:value-type="float">
            <text:p>2.04</text:p>
          </table:table-cell>
          <table:table-cell table:formula="of:=ROUND((0.00005-([.A206]-0.4)/270000) * 1000000)" office:value-type="float" office:value="44" calcext:value-type="float">
            <text:p>44</text:p>
          </table:table-cell>
          <table:table-cell table:formula="of:=([.A206]-0.4)/(0.00005-0.000001*[.B206])-260000" office:value-type="float" office:value="13333.3333333333" calcext:value-type="float">
            <text:p>13333</text:p>
          </table:table-cell>
        </table:table-row>
        <table:table-row table:style-name="ro1">
          <table:table-cell table:formula="of:=[.A206]+0.01" office:value-type="float" office:value="2.05" calcext:value-type="float">
            <text:p>2.05</text:p>
          </table:table-cell>
          <table:table-cell table:formula="of:=ROUND((0.00005-([.A207]-0.4)/270000) * 1000000)" office:value-type="float" office:value="44" calcext:value-type="float">
            <text:p>44</text:p>
          </table:table-cell>
          <table:table-cell table:formula="of:=([.A207]-0.4)/(0.00005-0.000001*[.B207])-260000" office:value-type="float" office:value="14999.9999999999" calcext:value-type="float">
            <text:p>15000</text:p>
          </table:table-cell>
        </table:table-row>
        <table:table-row table:style-name="ro1">
          <table:table-cell table:formula="of:=[.A207]+0.01" office:value-type="float" office:value="2.06" calcext:value-type="float">
            <text:p>2.06</text:p>
          </table:table-cell>
          <table:table-cell table:formula="of:=ROUND((0.00005-([.A208]-0.4)/270000) * 1000000)" office:value-type="float" office:value="44" calcext:value-type="float">
            <text:p>44</text:p>
          </table:table-cell>
          <table:table-cell table:formula="of:=([.A208]-0.4)/(0.00005-0.000001*[.B208])-260000" office:value-type="float" office:value="16666.6666666665" calcext:value-type="float">
            <text:p>16667</text:p>
          </table:table-cell>
        </table:table-row>
        <table:table-row table:style-name="ro1">
          <table:table-cell table:formula="of:=[.A208]+0.01" office:value-type="float" office:value="2.07" calcext:value-type="float">
            <text:p>2.07</text:p>
          </table:table-cell>
          <table:table-cell table:formula="of:=ROUND((0.00005-([.A209]-0.4)/270000) * 1000000)" office:value-type="float" office:value="44" calcext:value-type="float">
            <text:p>44</text:p>
          </table:table-cell>
          <table:table-cell table:formula="of:=([.A209]-0.4)/(0.00005-0.000001*[.B209])-260000" office:value-type="float" office:value="18333.3333333331" calcext:value-type="float">
            <text:p>18333</text:p>
          </table:table-cell>
        </table:table-row>
        <table:table-row table:style-name="ro1">
          <table:table-cell table:formula="of:=[.A209]+0.01" office:value-type="float" office:value="2.08" calcext:value-type="float">
            <text:p>2.08</text:p>
          </table:table-cell>
          <table:table-cell table:formula="of:=ROUND((0.00005-([.A210]-0.4)/270000) * 1000000)" office:value-type="float" office:value="44" calcext:value-type="float">
            <text:p>44</text:p>
          </table:table-cell>
          <table:table-cell table:formula="of:=([.A210]-0.4)/(0.00005-0.000001*[.B210])-260000" office:value-type="float" office:value="19999.9999999998" calcext:value-type="float">
            <text:p>20000</text:p>
          </table:table-cell>
        </table:table-row>
        <table:table-row table:style-name="ro1">
          <table:table-cell table:formula="of:=[.A210]+0.01" office:value-type="float" office:value="2.09" calcext:value-type="float">
            <text:p>2.09</text:p>
          </table:table-cell>
          <table:table-cell table:formula="of:=ROUND((0.00005-([.A211]-0.4)/270000) * 1000000)" office:value-type="float" office:value="44" calcext:value-type="float">
            <text:p>44</text:p>
          </table:table-cell>
          <table:table-cell table:formula="of:=([.A211]-0.4)/(0.00005-0.000001*[.B211])-260000" office:value-type="float" office:value="21666.6666666664" calcext:value-type="float">
            <text:p>21667</text:p>
          </table:table-cell>
        </table:table-row>
        <table:table-row table:style-name="ro1">
          <table:table-cell table:formula="of:=[.A211]+0.01" office:value-type="float" office:value="2.1" calcext:value-type="float">
            <text:p>2.1</text:p>
          </table:table-cell>
          <table:table-cell table:formula="of:=ROUND((0.00005-([.A212]-0.4)/270000) * 1000000)" office:value-type="float" office:value="44" calcext:value-type="float">
            <text:p>44</text:p>
          </table:table-cell>
          <table:table-cell table:formula="of:=([.A212]-0.4)/(0.00005-0.000001*[.B212])-260000" office:value-type="float" office:value="23333.333333333" calcext:value-type="float">
            <text:p>23333</text:p>
          </table:table-cell>
        </table:table-row>
        <table:table-row table:style-name="ro1">
          <table:table-cell table:formula="of:=[.A212]+0.01" office:value-type="float" office:value="2.11" calcext:value-type="float">
            <text:p>2.11</text:p>
          </table:table-cell>
          <table:table-cell table:formula="of:=ROUND((0.00005-([.A213]-0.4)/270000) * 1000000)" office:value-type="float" office:value="44" calcext:value-type="float">
            <text:p>44</text:p>
          </table:table-cell>
          <table:table-cell table:formula="of:=([.A213]-0.4)/(0.00005-0.000001*[.B213])-260000" office:value-type="float" office:value="24999.9999999996" calcext:value-type="float">
            <text:p>25000</text:p>
          </table:table-cell>
        </table:table-row>
        <table:table-row table:style-name="ro1">
          <table:table-cell table:formula="of:=[.A213]+0.01" office:value-type="float" office:value="2.12" calcext:value-type="float">
            <text:p>2.12</text:p>
          </table:table-cell>
          <table:table-cell table:formula="of:=ROUND((0.00005-([.A214]-0.4)/270000) * 1000000)" office:value-type="float" office:value="44" calcext:value-type="float">
            <text:p>44</text:p>
          </table:table-cell>
          <table:table-cell table:formula="of:=([.A214]-0.4)/(0.00005-0.000001*[.B214])-260000" office:value-type="float" office:value="26666.6666666663" calcext:value-type="float">
            <text:p>26667</text:p>
          </table:table-cell>
        </table:table-row>
        <table:table-row table:style-name="ro1">
          <table:table-cell table:formula="of:=[.A214]+0.01" office:value-type="float" office:value="2.13" calcext:value-type="float">
            <text:p>2.13</text:p>
          </table:table-cell>
          <table:table-cell table:formula="of:=ROUND((0.00005-([.A215]-0.4)/270000) * 1000000)" office:value-type="float" office:value="44" calcext:value-type="float">
            <text:p>44</text:p>
          </table:table-cell>
          <table:table-cell table:formula="of:=([.A215]-0.4)/(0.00005-0.000001*[.B215])-260000" office:value-type="float" office:value="28333.333333333" calcext:value-type="float">
            <text:p>28333</text:p>
          </table:table-cell>
        </table:table-row>
        <table:table-row table:style-name="ro1">
          <table:table-cell table:formula="of:=[.A215]+0.01" office:value-type="float" office:value="2.14" calcext:value-type="float">
            <text:p>2.14</text:p>
          </table:table-cell>
          <table:table-cell table:formula="of:=ROUND((0.00005-([.A216]-0.4)/270000) * 1000000)" office:value-type="float" office:value="44" calcext:value-type="float">
            <text:p>44</text:p>
          </table:table-cell>
          <table:table-cell table:formula="of:=([.A216]-0.4)/(0.00005-0.000001*[.B216])-260000" office:value-type="float" office:value="29999.9999999996" calcext:value-type="float">
            <text:p>30000</text:p>
          </table:table-cell>
        </table:table-row>
        <table:table-row table:style-name="ro1">
          <table:table-cell table:formula="of:=[.A216]+0.01" office:value-type="float" office:value="2.15" calcext:value-type="float">
            <text:p>2.15</text:p>
          </table:table-cell>
          <table:table-cell table:formula="of:=ROUND((0.00005-([.A217]-0.4)/270000) * 1000000)" office:value-type="float" office:value="44" calcext:value-type="float">
            <text:p>44</text:p>
          </table:table-cell>
          <table:table-cell table:formula="of:=([.A217]-0.4)/(0.00005-0.000001*[.B217])-260000" office:value-type="float" office:value="31666.6666666662" calcext:value-type="float">
            <text:p>31667</text:p>
          </table:table-cell>
        </table:table-row>
        <table:table-row table:style-name="ro1">
          <table:table-cell table:formula="of:=[.A217]+0.01" office:value-type="float" office:value="2.16" calcext:value-type="float">
            <text:p>2.16</text:p>
          </table:table-cell>
          <table:table-cell table:formula="of:=ROUND((0.00005-([.A218]-0.4)/270000) * 1000000)" office:value-type="float" office:value="43" calcext:value-type="float">
            <text:p>43</text:p>
          </table:table-cell>
          <table:table-cell table:formula="of:=([.A218]-0.4)/(0.00005-0.000001*[.B218])-260000" office:value-type="float" office:value="-8571.42857142913" calcext:value-type="float">
            <text:p>-8571</text:p>
          </table:table-cell>
        </table:table-row>
        <table:table-row table:style-name="ro1">
          <table:table-cell table:formula="of:=[.A218]+0.01" office:value-type="float" office:value="2.17" calcext:value-type="float">
            <text:p>2.17</text:p>
          </table:table-cell>
          <table:table-cell table:formula="of:=ROUND((0.00005-([.A219]-0.4)/270000) * 1000000)" office:value-type="float" office:value="43" calcext:value-type="float">
            <text:p>43</text:p>
          </table:table-cell>
          <table:table-cell table:formula="of:=([.A219]-0.4)/(0.00005-0.000001*[.B219])-260000" office:value-type="float" office:value="-7142.85714285774" calcext:value-type="float">
            <text:p>-7143</text:p>
          </table:table-cell>
        </table:table-row>
        <table:table-row table:style-name="ro1">
          <table:table-cell table:formula="of:=[.A219]+0.01" office:value-type="float" office:value="2.18" calcext:value-type="float">
            <text:p>2.18</text:p>
          </table:table-cell>
          <table:table-cell table:formula="of:=ROUND((0.00005-([.A220]-0.4)/270000) * 1000000)" office:value-type="float" office:value="43" calcext:value-type="float">
            <text:p>43</text:p>
          </table:table-cell>
          <table:table-cell table:formula="of:=([.A220]-0.4)/(0.00005-0.000001*[.B220])-260000" office:value-type="float" office:value="-5714.28571428632" calcext:value-type="float">
            <text:p>-5714</text:p>
          </table:table-cell>
        </table:table-row>
        <table:table-row table:style-name="ro1">
          <table:table-cell table:formula="of:=[.A220]+0.01" office:value-type="float" office:value="2.19" calcext:value-type="float">
            <text:p>2.19</text:p>
          </table:table-cell>
          <table:table-cell table:formula="of:=ROUND((0.00005-([.A221]-0.4)/270000) * 1000000)" office:value-type="float" office:value="43" calcext:value-type="float">
            <text:p>43</text:p>
          </table:table-cell>
          <table:table-cell table:formula="of:=([.A221]-0.4)/(0.00005-0.000001*[.B221])-260000" office:value-type="float" office:value="-4285.71428571493" calcext:value-type="float">
            <text:p>-4286</text:p>
          </table:table-cell>
        </table:table-row>
        <table:table-row table:style-name="ro1">
          <table:table-cell table:formula="of:=[.A221]+0.01" office:value-type="float" office:value="2.2" calcext:value-type="float">
            <text:p>2.2</text:p>
          </table:table-cell>
          <table:table-cell table:formula="of:=ROUND((0.00005-([.A222]-0.4)/270000) * 1000000)" office:value-type="float" office:value="43" calcext:value-type="float">
            <text:p>43</text:p>
          </table:table-cell>
          <table:table-cell table:formula="of:=([.A222]-0.4)/(0.00005-0.000001*[.B222])-260000" office:value-type="float" office:value="-2857.14285714354" calcext:value-type="float">
            <text:p>-2857</text:p>
          </table:table-cell>
        </table:table-row>
        <table:table-row table:style-name="ro1">
          <table:table-cell table:formula="of:=[.A222]+0.01" office:value-type="float" office:value="2.21" calcext:value-type="float">
            <text:p>2.21</text:p>
          </table:table-cell>
          <table:table-cell table:formula="of:=ROUND((0.00005-([.A223]-0.4)/270000) * 1000000)" office:value-type="float" office:value="43" calcext:value-type="float">
            <text:p>43</text:p>
          </table:table-cell>
          <table:table-cell table:formula="of:=([.A223]-0.4)/(0.00005-0.000001*[.B223])-260000" office:value-type="float" office:value="-1428.57142857215" calcext:value-type="float">
            <text:p>-1429</text:p>
          </table:table-cell>
        </table:table-row>
        <table:table-row table:style-name="ro1">
          <table:table-cell table:formula="of:=[.A223]+0.01" office:value-type="float" office:value="2.22" calcext:value-type="float">
            <text:p>2.22</text:p>
          </table:table-cell>
          <table:table-cell table:formula="of:=ROUND((0.00005-([.A224]-0.4)/270000) * 1000000)" office:value-type="float" office:value="43" calcext:value-type="float">
            <text:p>43</text:p>
          </table:table-cell>
          <table:table-cell table:formula="of:=([.A224]-0.4)/(0.00005-0.000001*[.B224])-260000" office:value-type="float" office:value="0" calcext:value-type="float">
            <text:p>0</text:p>
          </table:table-cell>
        </table:table-row>
        <table:table-row table:style-name="ro1">
          <table:table-cell table:formula="of:=[.A224]+0.01" office:value-type="float" office:value="2.23" calcext:value-type="float">
            <text:p>2.23</text:p>
          </table:table-cell>
          <table:table-cell table:formula="of:=ROUND((0.00005-([.A225]-0.4)/270000) * 1000000)" office:value-type="float" office:value="43" calcext:value-type="float">
            <text:p>43</text:p>
          </table:table-cell>
          <table:table-cell table:formula="of:=([.A225]-0.4)/(0.00005-0.000001*[.B225])-260000" office:value-type="float" office:value="1428.57142857066" calcext:value-type="float">
            <text:p>1429</text:p>
          </table:table-cell>
        </table:table-row>
        <table:table-row table:style-name="ro1">
          <table:table-cell table:formula="of:=[.A225]+0.01" office:value-type="float" office:value="2.24" calcext:value-type="float">
            <text:p>2.24</text:p>
          </table:table-cell>
          <table:table-cell table:formula="of:=ROUND((0.00005-([.A226]-0.4)/270000) * 1000000)" office:value-type="float" office:value="43" calcext:value-type="float">
            <text:p>43</text:p>
          </table:table-cell>
          <table:table-cell table:formula="of:=([.A226]-0.4)/(0.00005-0.000001*[.B226])-260000" office:value-type="float" office:value="2857.14285714203" calcext:value-type="float">
            <text:p>2857</text:p>
          </table:table-cell>
        </table:table-row>
        <table:table-row table:style-name="ro1">
          <table:table-cell table:formula="of:=[.A226]+0.01" office:value-type="float" office:value="2.25" calcext:value-type="float">
            <text:p>2.25</text:p>
          </table:table-cell>
          <table:table-cell table:formula="of:=ROUND((0.00005-([.A227]-0.4)/270000) * 1000000)" office:value-type="float" office:value="43" calcext:value-type="float">
            <text:p>43</text:p>
          </table:table-cell>
          <table:table-cell table:formula="of:=([.A227]-0.4)/(0.00005-0.000001*[.B227])-260000" office:value-type="float" office:value="4285.71428571345" calcext:value-type="float">
            <text:p>4286</text:p>
          </table:table-cell>
        </table:table-row>
        <table:table-row table:style-name="ro1">
          <table:table-cell table:formula="of:=[.A227]+0.01" office:value-type="float" office:value="2.26" calcext:value-type="float">
            <text:p>2.26</text:p>
          </table:table-cell>
          <table:table-cell table:formula="of:=ROUND((0.00005-([.A228]-0.4)/270000) * 1000000)" office:value-type="float" office:value="43" calcext:value-type="float">
            <text:p>43</text:p>
          </table:table-cell>
          <table:table-cell table:formula="of:=([.A228]-0.4)/(0.00005-0.000001*[.B228])-260000" office:value-type="float" office:value="5714.28571428487" calcext:value-type="float">
            <text:p>5714</text:p>
          </table:table-cell>
        </table:table-row>
        <table:table-row table:style-name="ro1">
          <table:table-cell table:formula="of:=[.A228]+0.01" office:value-type="float" office:value="2.27" calcext:value-type="float">
            <text:p>2.27</text:p>
          </table:table-cell>
          <table:table-cell table:formula="of:=ROUND((0.00005-([.A229]-0.4)/270000) * 1000000)" office:value-type="float" office:value="43" calcext:value-type="float">
            <text:p>43</text:p>
          </table:table-cell>
          <table:table-cell table:formula="of:=([.A229]-0.4)/(0.00005-0.000001*[.B229])-260000" office:value-type="float" office:value="7142.85714285623" calcext:value-type="float">
            <text:p>7143</text:p>
          </table:table-cell>
        </table:table-row>
        <table:table-row table:style-name="ro1">
          <table:table-cell table:formula="of:=[.A229]+0.01" office:value-type="float" office:value="2.28" calcext:value-type="float">
            <text:p>2.28</text:p>
          </table:table-cell>
          <table:table-cell table:formula="of:=ROUND((0.00005-([.A230]-0.4)/270000) * 1000000)" office:value-type="float" office:value="43" calcext:value-type="float">
            <text:p>43</text:p>
          </table:table-cell>
          <table:table-cell table:formula="of:=([.A230]-0.4)/(0.00005-0.000001*[.B230])-260000" office:value-type="float" office:value="8571.42857142765" calcext:value-type="float">
            <text:p>8571</text:p>
          </table:table-cell>
        </table:table-row>
        <table:table-row table:style-name="ro1">
          <table:table-cell table:formula="of:=[.A230]+0.01" office:value-type="float" office:value="2.29" calcext:value-type="float">
            <text:p>2.29</text:p>
          </table:table-cell>
          <table:table-cell table:formula="of:=ROUND((0.00005-([.A231]-0.4)/270000) * 1000000)" office:value-type="float" office:value="43" calcext:value-type="float">
            <text:p>43</text:p>
          </table:table-cell>
          <table:table-cell table:formula="of:=([.A231]-0.4)/(0.00005-0.000001*[.B231])-260000" office:value-type="float" office:value="9999.99999999901" calcext:value-type="float">
            <text:p>10000</text:p>
          </table:table-cell>
        </table:table-row>
        <table:table-row table:style-name="ro1">
          <table:table-cell table:formula="of:=[.A231]+0.01" office:value-type="float" office:value="2.29999999999999" calcext:value-type="float">
            <text:p>2.29999999999999</text:p>
          </table:table-cell>
          <table:table-cell table:formula="of:=ROUND((0.00005-([.A232]-0.4)/270000) * 1000000)" office:value-type="float" office:value="43" calcext:value-type="float">
            <text:p>43</text:p>
          </table:table-cell>
          <table:table-cell table:formula="of:=([.A232]-0.4)/(0.00005-0.000001*[.B232])-260000" office:value-type="float" office:value="11428.5714285704" calcext:value-type="float">
            <text:p>11429</text:p>
          </table:table-cell>
        </table:table-row>
        <table:table-row table:style-name="ro1">
          <table:table-cell table:formula="of:=[.A232]+0.01" office:value-type="float" office:value="2.30999999999999" calcext:value-type="float">
            <text:p>2.30999999999999</text:p>
          </table:table-cell>
          <table:table-cell table:formula="of:=ROUND((0.00005-([.A233]-0.4)/270000) * 1000000)" office:value-type="float" office:value="43" calcext:value-type="float">
            <text:p>43</text:p>
          </table:table-cell>
          <table:table-cell table:formula="of:=([.A233]-0.4)/(0.00005-0.000001*[.B233])-260000" office:value-type="float" office:value="12857.1428571419" calcext:value-type="float">
            <text:p>12857</text:p>
          </table:table-cell>
        </table:table-row>
        <table:table-row table:style-name="ro1">
          <table:table-cell table:formula="of:=[.A233]+0.01" office:value-type="float" office:value="2.31999999999999" calcext:value-type="float">
            <text:p>2.31999999999999</text:p>
          </table:table-cell>
          <table:table-cell table:formula="of:=ROUND((0.00005-([.A234]-0.4)/270000) * 1000000)" office:value-type="float" office:value="43" calcext:value-type="float">
            <text:p>43</text:p>
          </table:table-cell>
          <table:table-cell table:formula="of:=([.A234]-0.4)/(0.00005-0.000001*[.B234])-260000" office:value-type="float" office:value="14285.7142857132" calcext:value-type="float">
            <text:p>14286</text:p>
          </table:table-cell>
        </table:table-row>
        <table:table-row table:style-name="ro1">
          <table:table-cell table:formula="of:=[.A234]+0.01" office:value-type="float" office:value="2.32999999999999" calcext:value-type="float">
            <text:p>2.32999999999999</text:p>
          </table:table-cell>
          <table:table-cell table:formula="of:=ROUND((0.00005-([.A235]-0.4)/270000) * 1000000)" office:value-type="float" office:value="43" calcext:value-type="float">
            <text:p>43</text:p>
          </table:table-cell>
          <table:table-cell table:formula="of:=([.A235]-0.4)/(0.00005-0.000001*[.B235])-260000" office:value-type="float" office:value="15714.2857142846" calcext:value-type="float">
            <text:p>15714</text:p>
          </table:table-cell>
        </table:table-row>
        <table:table-row table:style-name="ro1">
          <table:table-cell table:formula="of:=[.A235]+0.01" office:value-type="float" office:value="2.33999999999999" calcext:value-type="float">
            <text:p>2.33999999999999</text:p>
          </table:table-cell>
          <table:table-cell table:formula="of:=ROUND((0.00005-([.A236]-0.4)/270000) * 1000000)" office:value-type="float" office:value="43" calcext:value-type="float">
            <text:p>43</text:p>
          </table:table-cell>
          <table:table-cell table:formula="of:=([.A236]-0.4)/(0.00005-0.000001*[.B236])-260000" office:value-type="float" office:value="17142.857142856" calcext:value-type="float">
            <text:p>17143</text:p>
          </table:table-cell>
        </table:table-row>
        <table:table-row table:style-name="ro1">
          <table:table-cell table:formula="of:=[.A236]+0.01" office:value-type="float" office:value="2.34999999999999" calcext:value-type="float">
            <text:p>2.34999999999999</text:p>
          </table:table-cell>
          <table:table-cell table:formula="of:=ROUND((0.00005-([.A237]-0.4)/270000) * 1000000)" office:value-type="float" office:value="43" calcext:value-type="float">
            <text:p>43</text:p>
          </table:table-cell>
          <table:table-cell table:formula="of:=([.A237]-0.4)/(0.00005-0.000001*[.B237])-260000" office:value-type="float" office:value="18571.4285714274" calcext:value-type="float">
            <text:p>18571</text:p>
          </table:table-cell>
        </table:table-row>
        <table:table-row table:style-name="ro1">
          <table:table-cell table:formula="of:=[.A237]+0.01" office:value-type="float" office:value="2.35999999999999" calcext:value-type="float">
            <text:p>2.35999999999999</text:p>
          </table:table-cell>
          <table:table-cell table:formula="of:=ROUND((0.00005-([.A238]-0.4)/270000) * 1000000)" office:value-type="float" office:value="43" calcext:value-type="float">
            <text:p>43</text:p>
          </table:table-cell>
          <table:table-cell table:formula="of:=([.A238]-0.4)/(0.00005-0.000001*[.B238])-260000" office:value-type="float" office:value="19999.9999999988" calcext:value-type="float">
            <text:p>20000</text:p>
          </table:table-cell>
        </table:table-row>
        <table:table-row table:style-name="ro1">
          <table:table-cell table:formula="of:=[.A238]+0.01" office:value-type="float" office:value="2.36999999999999" calcext:value-type="float">
            <text:p>2.36999999999999</text:p>
          </table:table-cell>
          <table:table-cell table:formula="of:=ROUND((0.00005-([.A239]-0.4)/270000) * 1000000)" office:value-type="float" office:value="43" calcext:value-type="float">
            <text:p>43</text:p>
          </table:table-cell>
          <table:table-cell table:formula="of:=([.A239]-0.4)/(0.00005-0.000001*[.B239])-260000" office:value-type="float" office:value="21428.5714285702" calcext:value-type="float">
            <text:p>21429</text:p>
          </table:table-cell>
        </table:table-row>
        <table:table-row table:style-name="ro1">
          <table:table-cell table:formula="of:=[.A239]+0.01" office:value-type="float" office:value="2.37999999999999" calcext:value-type="float">
            <text:p>2.37999999999999</text:p>
          </table:table-cell>
          <table:table-cell table:formula="of:=ROUND((0.00005-([.A240]-0.4)/270000) * 1000000)" office:value-type="float" office:value="43" calcext:value-type="float">
            <text:p>43</text:p>
          </table:table-cell>
          <table:table-cell table:formula="of:=([.A240]-0.4)/(0.00005-0.000001*[.B240])-260000" office:value-type="float" office:value="22857.1428571416" calcext:value-type="float">
            <text:p>22857</text:p>
          </table:table-cell>
        </table:table-row>
        <table:table-row table:style-name="ro1">
          <table:table-cell table:formula="of:=[.A240]+0.01" office:value-type="float" office:value="2.38999999999999" calcext:value-type="float">
            <text:p>2.38999999999999</text:p>
          </table:table-cell>
          <table:table-cell table:formula="of:=ROUND((0.00005-([.A241]-0.4)/270000) * 1000000)" office:value-type="float" office:value="43" calcext:value-type="float">
            <text:p>43</text:p>
          </table:table-cell>
          <table:table-cell table:formula="of:=([.A241]-0.4)/(0.00005-0.000001*[.B241])-260000" office:value-type="float" office:value="24285.714285713" calcext:value-type="float">
            <text:p>24286</text:p>
          </table:table-cell>
        </table:table-row>
        <table:table-row table:style-name="ro1">
          <table:table-cell table:formula="of:=[.A241]+0.01" office:value-type="float" office:value="2.39999999999999" calcext:value-type="float">
            <text:p>2.39999999999999</text:p>
          </table:table-cell>
          <table:table-cell table:formula="of:=ROUND((0.00005-([.A242]-0.4)/270000) * 1000000)" office:value-type="float" office:value="43" calcext:value-type="float">
            <text:p>43</text:p>
          </table:table-cell>
          <table:table-cell table:formula="of:=([.A242]-0.4)/(0.00005-0.000001*[.B242])-260000" office:value-type="float" office:value="25714.2857142844" calcext:value-type="float">
            <text:p>25714</text:p>
          </table:table-cell>
        </table:table-row>
        <table:table-row table:style-name="ro1">
          <table:table-cell table:formula="of:=[.A242]+0.01" office:value-type="float" office:value="2.40999999999999" calcext:value-type="float">
            <text:p>2.40999999999999</text:p>
          </table:table-cell>
          <table:table-cell table:formula="of:=ROUND((0.00005-([.A243]-0.4)/270000) * 1000000)" office:value-type="float" office:value="43" calcext:value-type="float">
            <text:p>43</text:p>
          </table:table-cell>
          <table:table-cell table:formula="of:=([.A243]-0.4)/(0.00005-0.000001*[.B243])-260000" office:value-type="float" office:value="27142.8571428558" calcext:value-type="float">
            <text:p>27143</text:p>
          </table:table-cell>
        </table:table-row>
        <table:table-row table:style-name="ro1">
          <table:table-cell table:formula="of:=[.A243]+0.01" office:value-type="float" office:value="2.41999999999999" calcext:value-type="float">
            <text:p>2.41999999999999</text:p>
          </table:table-cell>
          <table:table-cell table:formula="of:=ROUND((0.00005-([.A244]-0.4)/270000) * 1000000)" office:value-type="float" office:value="43" calcext:value-type="float">
            <text:p>43</text:p>
          </table:table-cell>
          <table:table-cell table:formula="of:=([.A244]-0.4)/(0.00005-0.000001*[.B244])-260000" office:value-type="float" office:value="28571.4285714272" calcext:value-type="float">
            <text:p>28571</text:p>
          </table:table-cell>
        </table:table-row>
        <table:table-row table:style-name="ro1">
          <table:table-cell table:formula="of:=[.A244]+0.01" office:value-type="float" office:value="2.42999999999999" calcext:value-type="float">
            <text:p>2.42999999999999</text:p>
          </table:table-cell>
          <table:table-cell table:formula="of:=ROUND((0.00005-([.A245]-0.4)/270000) * 1000000)" office:value-type="float" office:value="42" calcext:value-type="float">
            <text:p>42</text:p>
          </table:table-cell>
          <table:table-cell table:formula="of:=([.A245]-0.4)/(0.00005-0.000001*[.B245])-260000" office:value-type="float" office:value="-6250.00000000111" calcext:value-type="float">
            <text:p>-6250</text:p>
          </table:table-cell>
        </table:table-row>
        <table:table-row table:style-name="ro1">
          <table:table-cell table:formula="of:=[.A245]+0.01" office:value-type="float" office:value="2.43999999999999" calcext:value-type="float">
            <text:p>2.43999999999999</text:p>
          </table:table-cell>
          <table:table-cell table:formula="of:=ROUND((0.00005-([.A246]-0.4)/270000) * 1000000)" office:value-type="float" office:value="42" calcext:value-type="float">
            <text:p>42</text:p>
          </table:table-cell>
          <table:table-cell table:formula="of:=([.A246]-0.4)/(0.00005-0.000001*[.B246])-260000" office:value-type="float" office:value="-5000.00000000114" calcext:value-type="float">
            <text:p>-5000</text:p>
          </table:table-cell>
        </table:table-row>
        <table:table-row table:style-name="ro1">
          <table:table-cell table:formula="of:=[.A246]+0.01" office:value-type="float" office:value="2.44999999999999" calcext:value-type="float">
            <text:p>2.44999999999999</text:p>
          </table:table-cell>
          <table:table-cell table:formula="of:=ROUND((0.00005-([.A247]-0.4)/270000) * 1000000)" office:value-type="float" office:value="42" calcext:value-type="float">
            <text:p>42</text:p>
          </table:table-cell>
          <table:table-cell table:formula="of:=([.A247]-0.4)/(0.00005-0.000001*[.B247])-260000" office:value-type="float" office:value="-3750.00000000116" calcext:value-type="float">
            <text:p>-3750</text:p>
          </table:table-cell>
        </table:table-row>
        <table:table-row table:style-name="ro1">
          <table:table-cell table:formula="of:=[.A247]+0.01" office:value-type="float" office:value="2.45999999999999" calcext:value-type="float">
            <text:p>2.45999999999999</text:p>
          </table:table-cell>
          <table:table-cell table:formula="of:=ROUND((0.00005-([.A248]-0.4)/270000) * 1000000)" office:value-type="float" office:value="42" calcext:value-type="float">
            <text:p>42</text:p>
          </table:table-cell>
          <table:table-cell table:formula="of:=([.A248]-0.4)/(0.00005-0.000001*[.B248])-260000" office:value-type="float" office:value="-2500.00000000119" calcext:value-type="float">
            <text:p>-2500</text:p>
          </table:table-cell>
        </table:table-row>
        <table:table-row table:style-name="ro1">
          <table:table-cell table:formula="of:=[.A248]+0.01" office:value-type="float" office:value="2.46999999999999" calcext:value-type="float">
            <text:p>2.46999999999999</text:p>
          </table:table-cell>
          <table:table-cell table:formula="of:=ROUND((0.00005-([.A249]-0.4)/270000) * 1000000)" office:value-type="float" office:value="42" calcext:value-type="float">
            <text:p>42</text:p>
          </table:table-cell>
          <table:table-cell table:formula="of:=([.A249]-0.4)/(0.00005-0.000001*[.B249])-260000" office:value-type="float" office:value="-1250.00000000122" calcext:value-type="float">
            <text:p>-1250</text:p>
          </table:table-cell>
        </table:table-row>
        <table:table-row table:style-name="ro1">
          <table:table-cell table:formula="of:=[.A249]+0.01" office:value-type="float" office:value="2.47999999999999" calcext:value-type="float">
            <text:p>2.47999999999999</text:p>
          </table:table-cell>
          <table:table-cell table:formula="of:=ROUND((0.00005-([.A250]-0.4)/270000) * 1000000)" office:value-type="float" office:value="42" calcext:value-type="float">
            <text:p>42</text:p>
          </table:table-cell>
          <table:table-cell table:formula="of:=([.A250]-0.4)/(0.00005-0.000001*[.B250])-260000" office:value-type="float" office:value="-0.00000000125146470964" calcext:value-type="float">
            <text:p>0</text:p>
          </table:table-cell>
        </table:table-row>
        <table:table-row table:style-name="ro1">
          <table:table-cell table:formula="of:=[.A250]+0.01" office:value-type="float" office:value="2.48999999999999" calcext:value-type="float">
            <text:p>2.48999999999999</text:p>
          </table:table-cell>
          <table:table-cell table:formula="of:=ROUND((0.00005-([.A251]-0.4)/270000) * 1000000)" office:value-type="float" office:value="42" calcext:value-type="float">
            <text:p>42</text:p>
          </table:table-cell>
          <table:table-cell table:formula="of:=([.A251]-0.4)/(0.00005-0.000001*[.B251])-260000" office:value-type="float" office:value="1249.99999999872" calcext:value-type="float">
            <text:p>1250</text:p>
          </table:table-cell>
        </table:table-row>
        <table:table-row table:style-name="ro1">
          <table:table-cell table:formula="of:=[.A251]+0.01" office:value-type="float" office:value="2.49999999999999" calcext:value-type="float">
            <text:p>2.49999999999999</text:p>
          </table:table-cell>
          <table:table-cell table:formula="of:=ROUND((0.00005-([.A252]-0.4)/270000) * 1000000)" office:value-type="float" office:value="42" calcext:value-type="float">
            <text:p>42</text:p>
          </table:table-cell>
          <table:table-cell table:formula="of:=([.A252]-0.4)/(0.00005-0.000001*[.B252])-260000" office:value-type="float" office:value="2499.99999999872" calcext:value-type="float">
            <text:p>2500</text:p>
          </table:table-cell>
        </table:table-row>
        <table:table-row table:style-name="ro1">
          <table:table-cell table:formula="of:=[.A252]+0.01" office:value-type="float" office:value="2.50999999999999" calcext:value-type="float">
            <text:p>2.50999999999999</text:p>
          </table:table-cell>
          <table:table-cell table:formula="of:=ROUND((0.00005-([.A253]-0.4)/270000) * 1000000)" office:value-type="float" office:value="42" calcext:value-type="float">
            <text:p>42</text:p>
          </table:table-cell>
          <table:table-cell table:formula="of:=([.A253]-0.4)/(0.00005-0.000001*[.B253])-260000" office:value-type="float" office:value="3749.99999999866" calcext:value-type="float">
            <text:p>3750</text:p>
          </table:table-cell>
        </table:table-row>
        <table:table-row table:style-name="ro1">
          <table:table-cell table:formula="of:=[.A253]+0.01" office:value-type="float" office:value="2.51999999999999" calcext:value-type="float">
            <text:p>2.51999999999999</text:p>
          </table:table-cell>
          <table:table-cell table:formula="of:=ROUND((0.00005-([.A254]-0.4)/270000) * 1000000)" office:value-type="float" office:value="42" calcext:value-type="float">
            <text:p>42</text:p>
          </table:table-cell>
          <table:table-cell table:formula="of:=([.A254]-0.4)/(0.00005-0.000001*[.B254])-260000" office:value-type="float" office:value="4999.99999999866" calcext:value-type="float">
            <text:p>5000</text:p>
          </table:table-cell>
        </table:table-row>
        <table:table-row table:style-name="ro1">
          <table:table-cell table:formula="of:=[.A254]+0.01" office:value-type="float" office:value="2.52999999999999" calcext:value-type="float">
            <text:p>2.52999999999999</text:p>
          </table:table-cell>
          <table:table-cell table:formula="of:=ROUND((0.00005-([.A255]-0.4)/270000) * 1000000)" office:value-type="float" office:value="42" calcext:value-type="float">
            <text:p>42</text:p>
          </table:table-cell>
          <table:table-cell table:formula="of:=([.A255]-0.4)/(0.00005-0.000001*[.B255])-260000" office:value-type="float" office:value="6249.9999999986" calcext:value-type="float">
            <text:p>6250</text:p>
          </table:table-cell>
        </table:table-row>
        <table:table-row table:style-name="ro1">
          <table:table-cell table:formula="of:=[.A255]+0.01" office:value-type="float" office:value="2.53999999999999" calcext:value-type="float">
            <text:p>2.53999999999999</text:p>
          </table:table-cell>
          <table:table-cell table:formula="of:=ROUND((0.00005-([.A256]-0.4)/270000) * 1000000)" office:value-type="float" office:value="42" calcext:value-type="float">
            <text:p>42</text:p>
          </table:table-cell>
          <table:table-cell table:formula="of:=([.A256]-0.4)/(0.00005-0.000001*[.B256])-260000" office:value-type="float" office:value="7499.9999999986" calcext:value-type="float">
            <text:p>7500</text:p>
          </table:table-cell>
        </table:table-row>
        <table:table-row table:style-name="ro1">
          <table:table-cell table:formula="of:=[.A256]+0.01" office:value-type="float" office:value="2.54999999999999" calcext:value-type="float">
            <text:p>2.54999999999999</text:p>
          </table:table-cell>
          <table:table-cell table:formula="of:=ROUND((0.00005-([.A257]-0.4)/270000) * 1000000)" office:value-type="float" office:value="42" calcext:value-type="float">
            <text:p>42</text:p>
          </table:table-cell>
          <table:table-cell table:formula="of:=([.A257]-0.4)/(0.00005-0.000001*[.B257])-260000" office:value-type="float" office:value="8749.99999999855" calcext:value-type="float">
            <text:p>8750</text:p>
          </table:table-cell>
        </table:table-row>
        <table:table-row table:style-name="ro1">
          <table:table-cell table:formula="of:=[.A257]+0.01" office:value-type="float" office:value="2.55999999999999" calcext:value-type="float">
            <text:p>2.55999999999999</text:p>
          </table:table-cell>
          <table:table-cell table:formula="of:=ROUND((0.00005-([.A258]-0.4)/270000) * 1000000)" office:value-type="float" office:value="42" calcext:value-type="float">
            <text:p>42</text:p>
          </table:table-cell>
          <table:table-cell table:formula="of:=([.A258]-0.4)/(0.00005-0.000001*[.B258])-260000" office:value-type="float" office:value="9999.99999999855" calcext:value-type="float">
            <text:p>10000</text:p>
          </table:table-cell>
        </table:table-row>
        <table:table-row table:style-name="ro1">
          <table:table-cell table:formula="of:=[.A258]+0.01" office:value-type="float" office:value="2.56999999999999" calcext:value-type="float">
            <text:p>2.56999999999999</text:p>
          </table:table-cell>
          <table:table-cell table:formula="of:=ROUND((0.00005-([.A259]-0.4)/270000) * 1000000)" office:value-type="float" office:value="42" calcext:value-type="float">
            <text:p>42</text:p>
          </table:table-cell>
          <table:table-cell table:formula="of:=([.A259]-0.4)/(0.00005-0.000001*[.B259])-260000" office:value-type="float" office:value="11249.9999999985" calcext:value-type="float">
            <text:p>11250</text:p>
          </table:table-cell>
        </table:table-row>
        <table:table-row table:style-name="ro1">
          <table:table-cell table:formula="of:=[.A259]+0.01" office:value-type="float" office:value="2.57999999999999" calcext:value-type="float">
            <text:p>2.57999999999999</text:p>
          </table:table-cell>
          <table:table-cell table:formula="of:=ROUND((0.00005-([.A260]-0.4)/270000) * 1000000)" office:value-type="float" office:value="42" calcext:value-type="float">
            <text:p>42</text:p>
          </table:table-cell>
          <table:table-cell table:formula="of:=([.A260]-0.4)/(0.00005-0.000001*[.B260])-260000" office:value-type="float" office:value="12499.9999999985" calcext:value-type="float">
            <text:p>12500</text:p>
          </table:table-cell>
        </table:table-row>
        <table:table-row table:style-name="ro1">
          <table:table-cell table:formula="of:=[.A260]+0.01" office:value-type="float" office:value="2.58999999999999" calcext:value-type="float">
            <text:p>2.58999999999999</text:p>
          </table:table-cell>
          <table:table-cell table:formula="of:=ROUND((0.00005-([.A261]-0.4)/270000) * 1000000)" office:value-type="float" office:value="42" calcext:value-type="float">
            <text:p>42</text:p>
          </table:table-cell>
          <table:table-cell table:formula="of:=([.A261]-0.4)/(0.00005-0.000001*[.B261])-260000" office:value-type="float" office:value="13749.9999999984" calcext:value-type="float">
            <text:p>13750</text:p>
          </table:table-cell>
        </table:table-row>
        <table:table-row table:style-name="ro1">
          <table:table-cell table:formula="of:=[.A261]+0.01" office:value-type="float" office:value="2.59999999999999" calcext:value-type="float">
            <text:p>2.59999999999999</text:p>
          </table:table-cell>
          <table:table-cell table:formula="of:=ROUND((0.00005-([.A262]-0.4)/270000) * 1000000)" office:value-type="float" office:value="42" calcext:value-type="float">
            <text:p>42</text:p>
          </table:table-cell>
          <table:table-cell table:formula="of:=([.A262]-0.4)/(0.00005-0.000001*[.B262])-260000" office:value-type="float" office:value="14999.9999999984" calcext:value-type="float">
            <text:p>15000</text:p>
          </table:table-cell>
        </table:table-row>
        <table:table-row table:style-name="ro1">
          <table:table-cell table:formula="of:=[.A262]+0.01" office:value-type="float" office:value="2.60999999999999" calcext:value-type="float">
            <text:p>2.60999999999999</text:p>
          </table:table-cell>
          <table:table-cell table:formula="of:=ROUND((0.00005-([.A263]-0.4)/270000) * 1000000)" office:value-type="float" office:value="42" calcext:value-type="float">
            <text:p>42</text:p>
          </table:table-cell>
          <table:table-cell table:formula="of:=([.A263]-0.4)/(0.00005-0.000001*[.B263])-260000" office:value-type="float" office:value="16249.9999999984" calcext:value-type="float">
            <text:p>16250</text:p>
          </table:table-cell>
        </table:table-row>
        <table:table-row table:style-name="ro1">
          <table:table-cell table:formula="of:=[.A263]+0.01" office:value-type="float" office:value="2.61999999999999" calcext:value-type="float">
            <text:p>2.61999999999999</text:p>
          </table:table-cell>
          <table:table-cell table:formula="of:=ROUND((0.00005-([.A264]-0.4)/270000) * 1000000)" office:value-type="float" office:value="42" calcext:value-type="float">
            <text:p>42</text:p>
          </table:table-cell>
          <table:table-cell table:formula="of:=([.A264]-0.4)/(0.00005-0.000001*[.B264])-260000" office:value-type="float" office:value="17499.9999999984" calcext:value-type="float">
            <text:p>17500</text:p>
          </table:table-cell>
        </table:table-row>
        <table:table-row table:style-name="ro1">
          <table:table-cell table:formula="of:=[.A264]+0.01" office:value-type="float" office:value="2.62999999999999" calcext:value-type="float">
            <text:p>2.62999999999999</text:p>
          </table:table-cell>
          <table:table-cell table:formula="of:=ROUND((0.00005-([.A265]-0.4)/270000) * 1000000)" office:value-type="float" office:value="42" calcext:value-type="float">
            <text:p>42</text:p>
          </table:table-cell>
          <table:table-cell table:formula="of:=([.A265]-0.4)/(0.00005-0.000001*[.B265])-260000" office:value-type="float" office:value="18749.9999999983" calcext:value-type="float">
            <text:p>18750</text:p>
          </table:table-cell>
        </table:table-row>
        <table:table-row table:style-name="ro1">
          <table:table-cell table:formula="of:=[.A265]+0.01" office:value-type="float" office:value="2.63999999999999" calcext:value-type="float">
            <text:p>2.63999999999999</text:p>
          </table:table-cell>
          <table:table-cell table:formula="of:=ROUND((0.00005-([.A266]-0.4)/270000) * 1000000)" office:value-type="float" office:value="42" calcext:value-type="float">
            <text:p>42</text:p>
          </table:table-cell>
          <table:table-cell table:formula="of:=([.A266]-0.4)/(0.00005-0.000001*[.B266])-260000" office:value-type="float" office:value="19999.9999999983" calcext:value-type="float">
            <text:p>20000</text:p>
          </table:table-cell>
        </table:table-row>
        <table:table-row table:style-name="ro1">
          <table:table-cell table:formula="of:=[.A266]+0.01" office:value-type="float" office:value="2.64999999999999" calcext:value-type="float">
            <text:p>2.64999999999999</text:p>
          </table:table-cell>
          <table:table-cell table:formula="of:=ROUND((0.00005-([.A267]-0.4)/270000) * 1000000)" office:value-type="float" office:value="42" calcext:value-type="float">
            <text:p>42</text:p>
          </table:table-cell>
          <table:table-cell table:formula="of:=([.A267]-0.4)/(0.00005-0.000001*[.B267])-260000" office:value-type="float" office:value="21249.9999999983" calcext:value-type="float">
            <text:p>21250</text:p>
          </table:table-cell>
        </table:table-row>
        <table:table-row table:style-name="ro1">
          <table:table-cell table:formula="of:=[.A267]+0.01" office:value-type="float" office:value="2.65999999999999" calcext:value-type="float">
            <text:p>2.65999999999999</text:p>
          </table:table-cell>
          <table:table-cell table:formula="of:=ROUND((0.00005-([.A268]-0.4)/270000) * 1000000)" office:value-type="float" office:value="42" calcext:value-type="float">
            <text:p>42</text:p>
          </table:table-cell>
          <table:table-cell table:formula="of:=([.A268]-0.4)/(0.00005-0.000001*[.B268])-260000" office:value-type="float" office:value="22499.9999999983" calcext:value-type="float">
            <text:p>22500</text:p>
          </table:table-cell>
        </table:table-row>
        <table:table-row table:style-name="ro1">
          <table:table-cell table:formula="of:=[.A268]+0.01" office:value-type="float" office:value="2.66999999999999" calcext:value-type="float">
            <text:p>2.66999999999999</text:p>
          </table:table-cell>
          <table:table-cell table:formula="of:=ROUND((0.00005-([.A269]-0.4)/270000) * 1000000)" office:value-type="float" office:value="42" calcext:value-type="float">
            <text:p>42</text:p>
          </table:table-cell>
          <table:table-cell table:formula="of:=([.A269]-0.4)/(0.00005-0.000001*[.B269])-260000" office:value-type="float" office:value="23749.9999999983" calcext:value-type="float">
            <text:p>23750</text:p>
          </table:table-cell>
        </table:table-row>
        <table:table-row table:style-name="ro1">
          <table:table-cell table:formula="of:=[.A269]+0.01" office:value-type="float" office:value="2.67999999999999" calcext:value-type="float">
            <text:p>2.67999999999999</text:p>
          </table:table-cell>
          <table:table-cell table:formula="of:=ROUND((0.00005-([.A270]-0.4)/270000) * 1000000)" office:value-type="float" office:value="42" calcext:value-type="float">
            <text:p>42</text:p>
          </table:table-cell>
          <table:table-cell table:formula="of:=([.A270]-0.4)/(0.00005-0.000001*[.B270])-260000" office:value-type="float" office:value="24999.9999999982" calcext:value-type="float">
            <text:p>25000</text:p>
          </table:table-cell>
        </table:table-row>
        <table:table-row table:style-name="ro1">
          <table:table-cell table:formula="of:=[.A270]+0.01" office:value-type="float" office:value="2.68999999999999" calcext:value-type="float">
            <text:p>2.68999999999999</text:p>
          </table:table-cell>
          <table:table-cell table:formula="of:=ROUND((0.00005-([.A271]-0.4)/270000) * 1000000)" office:value-type="float" office:value="42" calcext:value-type="float">
            <text:p>42</text:p>
          </table:table-cell>
          <table:table-cell table:formula="of:=([.A271]-0.4)/(0.00005-0.000001*[.B271])-260000" office:value-type="float" office:value="26249.9999999982" calcext:value-type="float">
            <text:p>26250</text:p>
          </table:table-cell>
        </table:table-row>
        <table:table-row table:style-name="ro1">
          <table:table-cell table:formula="of:=[.A271]+0.01" office:value-type="float" office:value="2.69999999999999" calcext:value-type="float">
            <text:p>2.69999999999999</text:p>
          </table:table-cell>
          <table:table-cell table:formula="of:=ROUND((0.00005-([.A272]-0.4)/270000) * 1000000)" office:value-type="float" office:value="41" calcext:value-type="float">
            <text:p>41</text:p>
          </table:table-cell>
          <table:table-cell table:formula="of:=([.A272]-0.4)/(0.00005-0.000001*[.B272])-260000" office:value-type="float" office:value="-4444.44444444601" calcext:value-type="float">
            <text:p>-4444</text:p>
          </table:table-cell>
        </table:table-row>
        <table:table-row table:style-name="ro1">
          <table:table-cell table:formula="of:=[.A272]+0.01" office:value-type="float" office:value="2.70999999999999" calcext:value-type="float">
            <text:p>2.70999999999999</text:p>
          </table:table-cell>
          <table:table-cell table:formula="of:=ROUND((0.00005-([.A273]-0.4)/270000) * 1000000)" office:value-type="float" office:value="41" calcext:value-type="float">
            <text:p>41</text:p>
          </table:table-cell>
          <table:table-cell table:formula="of:=([.A273]-0.4)/(0.00005-0.000001*[.B273])-260000" office:value-type="float" office:value="-3333.33333333491" calcext:value-type="float">
            <text:p>-3333</text:p>
          </table:table-cell>
        </table:table-row>
        <table:table-row table:style-name="ro1">
          <table:table-cell table:formula="of:=[.A273]+0.01" office:value-type="float" office:value="2.71999999999999" calcext:value-type="float">
            <text:p>2.71999999999999</text:p>
          </table:table-cell>
          <table:table-cell table:formula="of:=ROUND((0.00005-([.A274]-0.4)/270000) * 1000000)" office:value-type="float" office:value="41" calcext:value-type="float">
            <text:p>41</text:p>
          </table:table-cell>
          <table:table-cell table:formula="of:=([.A274]-0.4)/(0.00005-0.000001*[.B274])-260000" office:value-type="float" office:value="-2222.22222222382" calcext:value-type="float">
            <text:p>-2222</text:p>
          </table:table-cell>
        </table:table-row>
        <table:table-row table:style-name="ro1">
          <table:table-cell table:formula="of:=[.A274]+0.01" office:value-type="float" office:value="2.72999999999999" calcext:value-type="float">
            <text:p>2.72999999999999</text:p>
          </table:table-cell>
          <table:table-cell table:formula="of:=ROUND((0.00005-([.A275]-0.4)/270000) * 1000000)" office:value-type="float" office:value="41" calcext:value-type="float">
            <text:p>41</text:p>
          </table:table-cell>
          <table:table-cell table:formula="of:=([.A275]-0.4)/(0.00005-0.000001*[.B275])-260000" office:value-type="float" office:value="-1111.11111111272" calcext:value-type="float">
            <text:p>-1111</text:p>
          </table:table-cell>
        </table:table-row>
        <table:table-row table:style-name="ro1">
          <table:table-cell table:formula="of:=[.A275]+0.01" office:value-type="float" office:value="2.73999999999999" calcext:value-type="float">
            <text:p>2.73999999999999</text:p>
          </table:table-cell>
          <table:table-cell table:formula="of:=ROUND((0.00005-([.A276]-0.4)/270000) * 1000000)" office:value-type="float" office:value="41" calcext:value-type="float">
            <text:p>41</text:p>
          </table:table-cell>
          <table:table-cell table:formula="of:=([.A276]-0.4)/(0.00005-0.000001*[.B276])-260000" office:value-type="float" office:value="-0.00000000165891833603" calcext:value-type="float">
            <text:p>0</text:p>
          </table:table-cell>
        </table:table-row>
        <table:table-row table:style-name="ro1">
          <table:table-cell table:formula="of:=[.A276]+0.01" office:value-type="float" office:value="2.74999999999999" calcext:value-type="float">
            <text:p>2.74999999999999</text:p>
          </table:table-cell>
          <table:table-cell table:formula="of:=ROUND((0.00005-([.A277]-0.4)/270000) * 1000000)" office:value-type="float" office:value="41" calcext:value-type="float">
            <text:p>41</text:p>
          </table:table-cell>
          <table:table-cell table:formula="of:=([.A277]-0.4)/(0.00005-0.000001*[.B277])-260000" office:value-type="float" office:value="1111.11111110944" calcext:value-type="float">
            <text:p>1111</text:p>
          </table:table-cell>
        </table:table-row>
        <table:table-row table:style-name="ro1">
          <table:table-cell table:formula="of:=[.A277]+0.01" office:value-type="float" office:value="2.75999999999999" calcext:value-type="float">
            <text:p>2.75999999999999</text:p>
          </table:table-cell>
          <table:table-cell table:formula="of:=ROUND((0.00005-([.A278]-0.4)/270000) * 1000000)" office:value-type="float" office:value="41" calcext:value-type="float">
            <text:p>41</text:p>
          </table:table-cell>
          <table:table-cell table:formula="of:=([.A278]-0.4)/(0.00005-0.000001*[.B278])-260000" office:value-type="float" office:value="2222.2222222205" calcext:value-type="float">
            <text:p>2222</text:p>
          </table:table-cell>
        </table:table-row>
        <table:table-row table:style-name="ro1">
          <table:table-cell table:formula="of:=[.A278]+0.01" office:value-type="float" office:value="2.76999999999998" calcext:value-type="float">
            <text:p>2.76999999999998</text:p>
          </table:table-cell>
          <table:table-cell table:formula="of:=ROUND((0.00005-([.A279]-0.4)/270000) * 1000000)" office:value-type="float" office:value="41" calcext:value-type="float">
            <text:p>41</text:p>
          </table:table-cell>
          <table:table-cell table:formula="of:=([.A279]-0.4)/(0.00005-0.000001*[.B279])-260000" office:value-type="float" office:value="3333.33333333163" calcext:value-type="float">
            <text:p>3333</text:p>
          </table:table-cell>
        </table:table-row>
        <table:table-row table:style-name="ro1">
          <table:table-cell table:formula="of:=[.A279]+0.01" office:value-type="float" office:value="2.77999999999998" calcext:value-type="float">
            <text:p>2.77999999999998</text:p>
          </table:table-cell>
          <table:table-cell table:formula="of:=ROUND((0.00005-([.A280]-0.4)/270000) * 1000000)" office:value-type="float" office:value="41" calcext:value-type="float">
            <text:p>41</text:p>
          </table:table-cell>
          <table:table-cell table:formula="of:=([.A280]-0.4)/(0.00005-0.000001*[.B280])-260000" office:value-type="float" office:value="4444.44444444269" calcext:value-type="float">
            <text:p>4444</text:p>
          </table:table-cell>
        </table:table-row>
        <table:table-row table:style-name="ro1">
          <table:table-cell table:formula="of:=[.A280]+0.01" office:value-type="float" office:value="2.78999999999998" calcext:value-type="float">
            <text:p>2.78999999999998</text:p>
          </table:table-cell>
          <table:table-cell table:formula="of:=ROUND((0.00005-([.A281]-0.4)/270000) * 1000000)" office:value-type="float" office:value="41" calcext:value-type="float">
            <text:p>41</text:p>
          </table:table-cell>
          <table:table-cell table:formula="of:=([.A281]-0.4)/(0.00005-0.000001*[.B281])-260000" office:value-type="float" office:value="5555.55555555376" calcext:value-type="float">
            <text:p>5556</text:p>
          </table:table-cell>
        </table:table-row>
        <table:table-row table:style-name="ro1">
          <table:table-cell table:formula="of:=[.A281]+0.01" office:value-type="float" office:value="2.79999999999998" calcext:value-type="float">
            <text:p>2.79999999999998</text:p>
          </table:table-cell>
          <table:table-cell table:formula="of:=ROUND((0.00005-([.A282]-0.4)/270000) * 1000000)" office:value-type="float" office:value="41" calcext:value-type="float">
            <text:p>41</text:p>
          </table:table-cell>
          <table:table-cell table:formula="of:=([.A282]-0.4)/(0.00005-0.000001*[.B282])-260000" office:value-type="float" office:value="6666.66666666488" calcext:value-type="float">
            <text:p>6667</text:p>
          </table:table-cell>
        </table:table-row>
        <table:table-row table:style-name="ro1">
          <table:table-cell table:formula="of:=[.A282]+0.01" office:value-type="float" office:value="2.80999999999998" calcext:value-type="float">
            <text:p>2.80999999999998</text:p>
          </table:table-cell>
          <table:table-cell table:formula="of:=ROUND((0.00005-([.A283]-0.4)/270000) * 1000000)" office:value-type="float" office:value="41" calcext:value-type="float">
            <text:p>41</text:p>
          </table:table-cell>
          <table:table-cell table:formula="of:=([.A283]-0.4)/(0.00005-0.000001*[.B283])-260000" office:value-type="float" office:value="7777.77777777595" calcext:value-type="float">
            <text:p>7778</text:p>
          </table:table-cell>
        </table:table-row>
        <table:table-row table:style-name="ro1">
          <table:table-cell table:formula="of:=[.A283]+0.01" office:value-type="float" office:value="2.81999999999998" calcext:value-type="float">
            <text:p>2.81999999999998</text:p>
          </table:table-cell>
          <table:table-cell table:formula="of:=ROUND((0.00005-([.A284]-0.4)/270000) * 1000000)" office:value-type="float" office:value="41" calcext:value-type="float">
            <text:p>41</text:p>
          </table:table-cell>
          <table:table-cell table:formula="of:=([.A284]-0.4)/(0.00005-0.000001*[.B284])-260000" office:value-type="float" office:value="8888.88888888707" calcext:value-type="float">
            <text:p>8889</text:p>
          </table:table-cell>
        </table:table-row>
        <table:table-row table:style-name="ro1">
          <table:table-cell table:formula="of:=[.A284]+0.01" office:value-type="float" office:value="2.82999999999998" calcext:value-type="float">
            <text:p>2.82999999999998</text:p>
          </table:table-cell>
          <table:table-cell table:formula="of:=ROUND((0.00005-([.A285]-0.4)/270000) * 1000000)" office:value-type="float" office:value="41" calcext:value-type="float">
            <text:p>41</text:p>
          </table:table-cell>
          <table:table-cell table:formula="of:=([.A285]-0.4)/(0.00005-0.000001*[.B285])-260000" office:value-type="float" office:value="9999.99999999814" calcext:value-type="float">
            <text:p>10000</text:p>
          </table:table-cell>
        </table:table-row>
        <table:table-row table:style-name="ro1">
          <table:table-cell table:formula="of:=[.A285]+0.01" office:value-type="float" office:value="2.83999999999998" calcext:value-type="float">
            <text:p>2.83999999999998</text:p>
          </table:table-cell>
          <table:table-cell table:formula="of:=ROUND((0.00005-([.A286]-0.4)/270000) * 1000000)" office:value-type="float" office:value="41" calcext:value-type="float">
            <text:p>41</text:p>
          </table:table-cell>
          <table:table-cell table:formula="of:=([.A286]-0.4)/(0.00005-0.000001*[.B286])-260000" office:value-type="float" office:value="11111.1111111092" calcext:value-type="float">
            <text:p>11111</text:p>
          </table:table-cell>
        </table:table-row>
        <table:table-row table:style-name="ro1">
          <table:table-cell table:formula="of:=[.A286]+0.01" office:value-type="float" office:value="2.84999999999998" calcext:value-type="float">
            <text:p>2.84999999999998</text:p>
          </table:table-cell>
          <table:table-cell table:formula="of:=ROUND((0.00005-([.A287]-0.4)/270000) * 1000000)" office:value-type="float" office:value="41" calcext:value-type="float">
            <text:p>41</text:p>
          </table:table-cell>
          <table:table-cell table:formula="of:=([.A287]-0.4)/(0.00005-0.000001*[.B287])-260000" office:value-type="float" office:value="12222.2222222203" calcext:value-type="float">
            <text:p>12222</text:p>
          </table:table-cell>
        </table:table-row>
        <table:table-row table:style-name="ro1">
          <table:table-cell table:formula="of:=[.A287]+0.01" office:value-type="float" office:value="2.85999999999998" calcext:value-type="float">
            <text:p>2.85999999999998</text:p>
          </table:table-cell>
          <table:table-cell table:formula="of:=ROUND((0.00005-([.A288]-0.4)/270000) * 1000000)" office:value-type="float" office:value="41" calcext:value-type="float">
            <text:p>41</text:p>
          </table:table-cell>
          <table:table-cell table:formula="of:=([.A288]-0.4)/(0.00005-0.000001*[.B288])-260000" office:value-type="float" office:value="13333.3333333314" calcext:value-type="float">
            <text:p>13333</text:p>
          </table:table-cell>
        </table:table-row>
        <table:table-row table:style-name="ro1">
          <table:table-cell table:formula="of:=[.A288]+0.01" office:value-type="float" office:value="2.86999999999998" calcext:value-type="float">
            <text:p>2.86999999999998</text:p>
          </table:table-cell>
          <table:table-cell table:formula="of:=ROUND((0.00005-([.A289]-0.4)/270000) * 1000000)" office:value-type="float" office:value="41" calcext:value-type="float">
            <text:p>41</text:p>
          </table:table-cell>
          <table:table-cell table:formula="of:=([.A289]-0.4)/(0.00005-0.000001*[.B289])-260000" office:value-type="float" office:value="14444.4444444425" calcext:value-type="float">
            <text:p>14444</text:p>
          </table:table-cell>
        </table:table-row>
        <table:table-row table:style-name="ro1">
          <table:table-cell table:formula="of:=[.A289]+0.01" office:value-type="float" office:value="2.87999999999998" calcext:value-type="float">
            <text:p>2.87999999999998</text:p>
          </table:table-cell>
          <table:table-cell table:formula="of:=ROUND((0.00005-([.A290]-0.4)/270000) * 1000000)" office:value-type="float" office:value="41" calcext:value-type="float">
            <text:p>41</text:p>
          </table:table-cell>
          <table:table-cell table:formula="of:=([.A290]-0.4)/(0.00005-0.000001*[.B290])-260000" office:value-type="float" office:value="15555.5555555536" calcext:value-type="float">
            <text:p>15556</text:p>
          </table:table-cell>
        </table:table-row>
        <table:table-row table:style-name="ro1">
          <table:table-cell table:formula="of:=[.A290]+0.01" office:value-type="float" office:value="2.88999999999998" calcext:value-type="float">
            <text:p>2.88999999999998</text:p>
          </table:table-cell>
          <table:table-cell table:formula="of:=ROUND((0.00005-([.A291]-0.4)/270000) * 1000000)" office:value-type="float" office:value="41" calcext:value-type="float">
            <text:p>41</text:p>
          </table:table-cell>
          <table:table-cell table:formula="of:=([.A291]-0.4)/(0.00005-0.000001*[.B291])-260000" office:value-type="float" office:value="16666.6666666646" calcext:value-type="float">
            <text:p>16667</text:p>
          </table:table-cell>
        </table:table-row>
        <table:table-row table:style-name="ro1">
          <table:table-cell table:formula="of:=[.A291]+0.01" office:value-type="float" office:value="2.89999999999998" calcext:value-type="float">
            <text:p>2.89999999999998</text:p>
          </table:table-cell>
          <table:table-cell table:formula="of:=ROUND((0.00005-([.A292]-0.4)/270000) * 1000000)" office:value-type="float" office:value="41" calcext:value-type="float">
            <text:p>41</text:p>
          </table:table-cell>
          <table:table-cell table:formula="of:=([.A292]-0.4)/(0.00005-0.000001*[.B292])-260000" office:value-type="float" office:value="17777.7777777758" calcext:value-type="float">
            <text:p>17778</text:p>
          </table:table-cell>
        </table:table-row>
        <table:table-row table:style-name="ro1">
          <table:table-cell table:formula="of:=[.A292]+0.01" office:value-type="float" office:value="2.90999999999998" calcext:value-type="float">
            <text:p>2.90999999999998</text:p>
          </table:table-cell>
          <table:table-cell table:formula="of:=ROUND((0.00005-([.A293]-0.4)/270000) * 1000000)" office:value-type="float" office:value="41" calcext:value-type="float">
            <text:p>41</text:p>
          </table:table-cell>
          <table:table-cell table:formula="of:=([.A293]-0.4)/(0.00005-0.000001*[.B293])-260000" office:value-type="float" office:value="18888.8888888868" calcext:value-type="float">
            <text:p>18889</text:p>
          </table:table-cell>
        </table:table-row>
        <table:table-row table:style-name="ro1">
          <table:table-cell table:formula="of:=[.A293]+0.01" office:value-type="float" office:value="2.91999999999998" calcext:value-type="float">
            <text:p>2.91999999999998</text:p>
          </table:table-cell>
          <table:table-cell table:formula="of:=ROUND((0.00005-([.A294]-0.4)/270000) * 1000000)" office:value-type="float" office:value="41" calcext:value-type="float">
            <text:p>41</text:p>
          </table:table-cell>
          <table:table-cell table:formula="of:=([.A294]-0.4)/(0.00005-0.000001*[.B294])-260000" office:value-type="float" office:value="19999.9999999979" calcext:value-type="float">
            <text:p>20000</text:p>
          </table:table-cell>
        </table:table-row>
        <table:table-row table:style-name="ro1">
          <table:table-cell table:formula="of:=[.A294]+0.01" office:value-type="float" office:value="2.92999999999998" calcext:value-type="float">
            <text:p>2.92999999999998</text:p>
          </table:table-cell>
          <table:table-cell table:formula="of:=ROUND((0.00005-([.A295]-0.4)/270000) * 1000000)" office:value-type="float" office:value="41" calcext:value-type="float">
            <text:p>41</text:p>
          </table:table-cell>
          <table:table-cell table:formula="of:=([.A295]-0.4)/(0.00005-0.000001*[.B295])-260000" office:value-type="float" office:value="21111.111111109" calcext:value-type="float">
            <text:p>21111</text:p>
          </table:table-cell>
        </table:table-row>
        <table:table-row table:style-name="ro1">
          <table:table-cell table:formula="of:=[.A295]+0.01" office:value-type="float" office:value="2.93999999999998" calcext:value-type="float">
            <text:p>2.93999999999998</text:p>
          </table:table-cell>
          <table:table-cell table:formula="of:=ROUND((0.00005-([.A296]-0.4)/270000) * 1000000)" office:value-type="float" office:value="41" calcext:value-type="float">
            <text:p>41</text:p>
          </table:table-cell>
          <table:table-cell table:formula="of:=([.A296]-0.4)/(0.00005-0.000001*[.B296])-260000" office:value-type="float" office:value="22222.2222222201" calcext:value-type="float">
            <text:p>22222</text:p>
          </table:table-cell>
        </table:table-row>
        <table:table-row table:style-name="ro1">
          <table:table-cell table:formula="of:=[.A296]+0.01" office:value-type="float" office:value="2.94999999999998" calcext:value-type="float">
            <text:p>2.94999999999998</text:p>
          </table:table-cell>
          <table:table-cell table:formula="of:=ROUND((0.00005-([.A297]-0.4)/270000) * 1000000)" office:value-type="float" office:value="41" calcext:value-type="float">
            <text:p>41</text:p>
          </table:table-cell>
          <table:table-cell table:formula="of:=([.A297]-0.4)/(0.00005-0.000001*[.B297])-260000" office:value-type="float" office:value="23333.3333333312" calcext:value-type="float">
            <text:p>23333</text:p>
          </table:table-cell>
        </table:table-row>
        <table:table-row table:style-name="ro1">
          <table:table-cell table:formula="of:=[.A297]+0.01" office:value-type="float" office:value="2.95999999999998" calcext:value-type="float">
            <text:p>2.95999999999998</text:p>
          </table:table-cell>
          <table:table-cell table:formula="of:=ROUND((0.00005-([.A298]-0.4)/270000) * 1000000)" office:value-type="float" office:value="41" calcext:value-type="float">
            <text:p>41</text:p>
          </table:table-cell>
          <table:table-cell table:formula="of:=([.A298]-0.4)/(0.00005-0.000001*[.B298])-260000" office:value-type="float" office:value="24444.4444444423" calcext:value-type="float">
            <text:p>24444</text:p>
          </table:table-cell>
        </table:table-row>
        <table:table-row table:style-name="ro1">
          <table:table-cell table:formula="of:=[.A298]+0.01" office:value-type="float" office:value="2.96999999999998" calcext:value-type="float">
            <text:p>2.96999999999998</text:p>
          </table:table-cell>
          <table:table-cell table:formula="of:=ROUND((0.00005-([.A299]-0.4)/270000) * 1000000)" office:value-type="float" office:value="40" calcext:value-type="float">
            <text:p>40</text:p>
          </table:table-cell>
          <table:table-cell table:formula="of:=([.A299]-0.4)/(0.00005-0.000001*[.B299])-260000" office:value-type="float" office:value="-3000.00000000207" calcext:value-type="float">
            <text:p>-3000</text:p>
          </table:table-cell>
        </table:table-row>
        <table:table-row table:style-name="ro1">
          <table:table-cell table:formula="of:=[.A299]+0.01" office:value-type="float" office:value="2.97999999999998" calcext:value-type="float">
            <text:p>2.97999999999998</text:p>
          </table:table-cell>
          <table:table-cell table:formula="of:=ROUND((0.00005-([.A300]-0.4)/270000) * 1000000)" office:value-type="float" office:value="40" calcext:value-type="float">
            <text:p>40</text:p>
          </table:table-cell>
          <table:table-cell table:formula="of:=([.A300]-0.4)/(0.00005-0.000001*[.B300])-260000" office:value-type="float" office:value="-2000.0000000021" calcext:value-type="float">
            <text:p>-2000</text:p>
          </table:table-cell>
        </table:table-row>
        <table:table-row table:style-name="ro1">
          <table:table-cell table:formula="of:=[.A300]+0.01" office:value-type="float" office:value="2.98999999999998" calcext:value-type="float">
            <text:p>2.98999999999998</text:p>
          </table:table-cell>
          <table:table-cell table:formula="of:=ROUND((0.00005-([.A301]-0.4)/270000) * 1000000)" office:value-type="float" office:value="40" calcext:value-type="float">
            <text:p>40</text:p>
          </table:table-cell>
          <table:table-cell table:formula="of:=([.A301]-0.4)/(0.00005-0.000001*[.B301])-260000" office:value-type="float" office:value="-1000.00000000212" calcext:value-type="float">
            <text:p>-1000</text:p>
          </table:table-cell>
        </table:table-row>
        <table:table-row table:style-name="ro1">
          <table:table-cell table:formula="of:=[.A301]+0.01" office:value-type="float" office:value="2.99999999999998" calcext:value-type="float">
            <text:p>2.99999999999998</text:p>
          </table:table-cell>
          <table:table-cell table:formula="of:=ROUND((0.00005-([.A302]-0.4)/270000) * 1000000)" office:value-type="float" office:value="40" calcext:value-type="float">
            <text:p>40</text:p>
          </table:table-cell>
          <table:table-cell table:formula="of:=([.A302]-0.4)/(0.00005-0.000001*[.B302])-260000" office:value-type="float" office:value="-0.0000000021536834538" calcext:value-type="float">
            <text:p>0</text:p>
          </table:table-cell>
        </table:table-row>
        <table:table-row table:style-name="ro1">
          <table:table-cell table:formula="of:=[.A302]+0.01" office:value-type="float" office:value="3.00999999999998" calcext:value-type="float">
            <text:p>3.00999999999998</text:p>
          </table:table-cell>
          <table:table-cell table:formula="of:=ROUND((0.00005-([.A303]-0.4)/270000) * 1000000)" office:value-type="float" office:value="40" calcext:value-type="float">
            <text:p>40</text:p>
          </table:table-cell>
          <table:table-cell table:formula="of:=([.A303]-0.4)/(0.00005-0.000001*[.B303])-260000" office:value-type="float" office:value="999.999999997846" calcext:value-type="float">
            <text:p>1000</text:p>
          </table:table-cell>
        </table:table-row>
        <table:table-row table:style-name="ro1">
          <table:table-cell table:formula="of:=[.A303]+0.01" office:value-type="float" office:value="3.01999999999998" calcext:value-type="float">
            <text:p>3.01999999999998</text:p>
          </table:table-cell>
          <table:table-cell table:formula="of:=ROUND((0.00005-([.A304]-0.4)/270000) * 1000000)" office:value-type="float" office:value="40" calcext:value-type="float">
            <text:p>40</text:p>
          </table:table-cell>
          <table:table-cell table:formula="of:=([.A304]-0.4)/(0.00005-0.000001*[.B304])-260000" office:value-type="float" office:value="1999.99999999782" calcext:value-type="float">
            <text:p>2000</text:p>
          </table:table-cell>
        </table:table-row>
        <table:table-row table:style-name="ro1">
          <table:table-cell table:formula="of:=[.A304]+0.01" office:value-type="float" office:value="3.02999999999998" calcext:value-type="float">
            <text:p>3.02999999999998</text:p>
          </table:table-cell>
          <table:table-cell table:formula="of:=ROUND((0.00005-([.A305]-0.4)/270000) * 1000000)" office:value-type="float" office:value="40" calcext:value-type="float">
            <text:p>40</text:p>
          </table:table-cell>
          <table:table-cell table:formula="of:=([.A305]-0.4)/(0.00005-0.000001*[.B305])-260000" office:value-type="float" office:value="2999.99999999779" calcext:value-type="float">
            <text:p>3000</text:p>
          </table:table-cell>
        </table:table-row>
        <table:table-row table:style-name="ro1">
          <table:table-cell table:formula="of:=[.A305]+0.01" office:value-type="float" office:value="3.03999999999998" calcext:value-type="float">
            <text:p>3.03999999999998</text:p>
          </table:table-cell>
          <table:table-cell table:formula="of:=ROUND((0.00005-([.A306]-0.4)/270000) * 1000000)" office:value-type="float" office:value="40" calcext:value-type="float">
            <text:p>40</text:p>
          </table:table-cell>
          <table:table-cell table:formula="of:=([.A306]-0.4)/(0.00005-0.000001*[.B306])-260000" office:value-type="float" office:value="3999.99999999779" calcext:value-type="float">
            <text:p>4000</text:p>
          </table:table-cell>
        </table:table-row>
        <table:table-row table:style-name="ro1">
          <table:table-cell table:formula="of:=[.A306]+0.01" office:value-type="float" office:value="3.04999999999998" calcext:value-type="float">
            <text:p>3.04999999999998</text:p>
          </table:table-cell>
          <table:table-cell table:formula="of:=ROUND((0.00005-([.A307]-0.4)/270000) * 1000000)" office:value-type="float" office:value="40" calcext:value-type="float">
            <text:p>40</text:p>
          </table:table-cell>
          <table:table-cell table:formula="of:=([.A307]-0.4)/(0.00005-0.000001*[.B307])-260000" office:value-type="float" office:value="4999.99999999773" calcext:value-type="float">
            <text:p>5000</text:p>
          </table:table-cell>
        </table:table-row>
        <table:table-row table:style-name="ro1">
          <table:table-cell table:formula="of:=[.A307]+0.01" office:value-type="float" office:value="3.05999999999998" calcext:value-type="float">
            <text:p>3.05999999999998</text:p>
          </table:table-cell>
          <table:table-cell table:formula="of:=ROUND((0.00005-([.A308]-0.4)/270000) * 1000000)" office:value-type="float" office:value="40" calcext:value-type="float">
            <text:p>40</text:p>
          </table:table-cell>
          <table:table-cell table:formula="of:=([.A308]-0.4)/(0.00005-0.000001*[.B308])-260000" office:value-type="float" office:value="5999.99999999773" calcext:value-type="float">
            <text:p>6000</text:p>
          </table:table-cell>
        </table:table-row>
        <table:table-row table:style-name="ro1">
          <table:table-cell table:formula="of:=[.A308]+0.01" office:value-type="float" office:value="3.06999999999998" calcext:value-type="float">
            <text:p>3.06999999999998</text:p>
          </table:table-cell>
          <table:table-cell table:formula="of:=ROUND((0.00005-([.A309]-0.4)/270000) * 1000000)" office:value-type="float" office:value="40" calcext:value-type="float">
            <text:p>40</text:p>
          </table:table-cell>
          <table:table-cell table:formula="of:=([.A309]-0.4)/(0.00005-0.000001*[.B309])-260000" office:value-type="float" office:value="6999.99999999773" calcext:value-type="float">
            <text:p>7000</text:p>
          </table:table-cell>
        </table:table-row>
        <table:table-row table:style-name="ro1">
          <table:table-cell table:formula="of:=[.A309]+0.01" office:value-type="float" office:value="3.07999999999998" calcext:value-type="float">
            <text:p>3.07999999999998</text:p>
          </table:table-cell>
          <table:table-cell table:formula="of:=ROUND((0.00005-([.A310]-0.4)/270000) * 1000000)" office:value-type="float" office:value="40" calcext:value-type="float">
            <text:p>40</text:p>
          </table:table-cell>
          <table:table-cell table:formula="of:=([.A310]-0.4)/(0.00005-0.000001*[.B310])-260000" office:value-type="float" office:value="7999.99999999767" calcext:value-type="float">
            <text:p>8000</text:p>
          </table:table-cell>
        </table:table-row>
        <table:table-row table:style-name="ro1">
          <table:table-cell table:formula="of:=[.A310]+0.01" office:value-type="float" office:value="3.08999999999998" calcext:value-type="float">
            <text:p>3.08999999999998</text:p>
          </table:table-cell>
          <table:table-cell table:formula="of:=ROUND((0.00005-([.A311]-0.4)/270000) * 1000000)" office:value-type="float" office:value="40" calcext:value-type="float">
            <text:p>40</text:p>
          </table:table-cell>
          <table:table-cell table:formula="of:=([.A311]-0.4)/(0.00005-0.000001*[.B311])-260000" office:value-type="float" office:value="8999.99999999767" calcext:value-type="float">
            <text:p>9000</text:p>
          </table:table-cell>
        </table:table-row>
        <table:table-row table:style-name="ro1">
          <table:table-cell table:formula="of:=[.A311]+0.01" office:value-type="float" office:value="3.09999999999998" calcext:value-type="float">
            <text:p>3.09999999999998</text:p>
          </table:table-cell>
          <table:table-cell table:formula="of:=ROUND((0.00005-([.A312]-0.4)/270000) * 1000000)" office:value-type="float" office:value="40" calcext:value-type="float">
            <text:p>40</text:p>
          </table:table-cell>
          <table:table-cell table:formula="of:=([.A312]-0.4)/(0.00005-0.000001*[.B312])-260000" office:value-type="float" office:value="9999.99999999761" calcext:value-type="float">
            <text:p>10000</text:p>
          </table:table-cell>
        </table:table-row>
        <table:table-row table:style-name="ro1">
          <table:table-cell table:formula="of:=[.A312]+0.01" office:value-type="float" office:value="3.10999999999998" calcext:value-type="float">
            <text:p>3.10999999999998</text:p>
          </table:table-cell>
          <table:table-cell table:formula="of:=ROUND((0.00005-([.A313]-0.4)/270000) * 1000000)" office:value-type="float" office:value="40" calcext:value-type="float">
            <text:p>40</text:p>
          </table:table-cell>
          <table:table-cell table:formula="of:=([.A313]-0.4)/(0.00005-0.000001*[.B313])-260000" office:value-type="float" office:value="10999.9999999976" calcext:value-type="float">
            <text:p>11000</text:p>
          </table:table-cell>
        </table:table-row>
        <table:table-row table:style-name="ro1">
          <table:table-cell table:formula="of:=[.A313]+0.01" office:value-type="float" office:value="3.11999999999998" calcext:value-type="float">
            <text:p>3.11999999999998</text:p>
          </table:table-cell>
          <table:table-cell table:formula="of:=ROUND((0.00005-([.A314]-0.4)/270000) * 1000000)" office:value-type="float" office:value="40" calcext:value-type="float">
            <text:p>40</text:p>
          </table:table-cell>
          <table:table-cell table:formula="of:=([.A314]-0.4)/(0.00005-0.000001*[.B314])-260000" office:value-type="float" office:value="11999.9999999976" calcext:value-type="float">
            <text:p>12000</text:p>
          </table:table-cell>
        </table:table-row>
        <table:table-row table:style-name="ro1">
          <table:table-cell table:formula="of:=[.A314]+0.01" office:value-type="float" office:value="3.12999999999998" calcext:value-type="float">
            <text:p>3.12999999999998</text:p>
          </table:table-cell>
          <table:table-cell table:formula="of:=ROUND((0.00005-([.A315]-0.4)/270000) * 1000000)" office:value-type="float" office:value="40" calcext:value-type="float">
            <text:p>40</text:p>
          </table:table-cell>
          <table:table-cell table:formula="of:=([.A315]-0.4)/(0.00005-0.000001*[.B315])-260000" office:value-type="float" office:value="12999.9999999976" calcext:value-type="float">
            <text:p>13000</text:p>
          </table:table-cell>
        </table:table-row>
        <table:table-row table:style-name="ro1">
          <table:table-cell table:formula="of:=[.A315]+0.01" office:value-type="float" office:value="3.13999999999998" calcext:value-type="float">
            <text:p>3.13999999999998</text:p>
          </table:table-cell>
          <table:table-cell table:formula="of:=ROUND((0.00005-([.A316]-0.4)/270000) * 1000000)" office:value-type="float" office:value="40" calcext:value-type="float">
            <text:p>40</text:p>
          </table:table-cell>
          <table:table-cell table:formula="of:=([.A316]-0.4)/(0.00005-0.000001*[.B316])-260000" office:value-type="float" office:value="13999.9999999976" calcext:value-type="float">
            <text:p>14000</text:p>
          </table:table-cell>
        </table:table-row>
        <table:table-row table:style-name="ro1">
          <table:table-cell table:formula="of:=[.A316]+0.01" office:value-type="float" office:value="3.14999999999998" calcext:value-type="float">
            <text:p>3.14999999999998</text:p>
          </table:table-cell>
          <table:table-cell table:formula="of:=ROUND((0.00005-([.A317]-0.4)/270000) * 1000000)" office:value-type="float" office:value="40" calcext:value-type="float">
            <text:p>40</text:p>
          </table:table-cell>
          <table:table-cell table:formula="of:=([.A317]-0.4)/(0.00005-0.000001*[.B317])-260000" office:value-type="float" office:value="14999.9999999976" calcext:value-type="float">
            <text:p>15000</text:p>
          </table:table-cell>
        </table:table-row>
        <table:table-row table:style-name="ro1">
          <table:table-cell table:formula="of:=[.A317]+0.01" office:value-type="float" office:value="3.15999999999998" calcext:value-type="float">
            <text:p>3.15999999999998</text:p>
          </table:table-cell>
          <table:table-cell table:formula="of:=ROUND((0.00005-([.A318]-0.4)/270000) * 1000000)" office:value-type="float" office:value="40" calcext:value-type="float">
            <text:p>40</text:p>
          </table:table-cell>
          <table:table-cell table:formula="of:=([.A318]-0.4)/(0.00005-0.000001*[.B318])-260000" office:value-type="float" office:value="15999.9999999975" calcext:value-type="float">
            <text:p>16000</text:p>
          </table:table-cell>
        </table:table-row>
        <table:table-row table:style-name="ro1">
          <table:table-cell table:formula="of:=[.A318]+0.01" office:value-type="float" office:value="3.16999999999998" calcext:value-type="float">
            <text:p>3.16999999999998</text:p>
          </table:table-cell>
          <table:table-cell table:formula="of:=ROUND((0.00005-([.A319]-0.4)/270000) * 1000000)" office:value-type="float" office:value="40" calcext:value-type="float">
            <text:p>40</text:p>
          </table:table-cell>
          <table:table-cell table:formula="of:=([.A319]-0.4)/(0.00005-0.000001*[.B319])-260000" office:value-type="float" office:value="16999.9999999975" calcext:value-type="float">
            <text:p>17000</text:p>
          </table:table-cell>
        </table:table-row>
        <table:table-row table:style-name="ro1">
          <table:table-cell table:formula="of:=[.A319]+0.01" office:value-type="float" office:value="3.17999999999998" calcext:value-type="float">
            <text:p>3.17999999999998</text:p>
          </table:table-cell>
          <table:table-cell table:formula="of:=ROUND((0.00005-([.A320]-0.4)/270000) * 1000000)" office:value-type="float" office:value="40" calcext:value-type="float">
            <text:p>40</text:p>
          </table:table-cell>
          <table:table-cell table:formula="of:=([.A320]-0.4)/(0.00005-0.000001*[.B320])-260000" office:value-type="float" office:value="17999.9999999974" calcext:value-type="float">
            <text:p>18000</text:p>
          </table:table-cell>
        </table:table-row>
        <table:table-row table:style-name="ro1">
          <table:table-cell table:formula="of:=[.A320]+0.01" office:value-type="float" office:value="3.18999999999998" calcext:value-type="float">
            <text:p>3.18999999999998</text:p>
          </table:table-cell>
          <table:table-cell table:formula="of:=ROUND((0.00005-([.A321]-0.4)/270000) * 1000000)" office:value-type="float" office:value="40" calcext:value-type="float">
            <text:p>40</text:p>
          </table:table-cell>
          <table:table-cell table:formula="of:=([.A321]-0.4)/(0.00005-0.000001*[.B321])-260000" office:value-type="float" office:value="18999.9999999974" calcext:value-type="float">
            <text:p>19000</text:p>
          </table:table-cell>
        </table:table-row>
        <table:table-row table:style-name="ro1">
          <table:table-cell table:formula="of:=[.A321]+0.01" office:value-type="float" office:value="3.19999999999998" calcext:value-type="float">
            <text:p>3.19999999999998</text:p>
          </table:table-cell>
          <table:table-cell table:formula="of:=ROUND((0.00005-([.A322]-0.4)/270000) * 1000000)" office:value-type="float" office:value="40" calcext:value-type="float">
            <text:p>40</text:p>
          </table:table-cell>
          <table:table-cell table:formula="of:=([.A322]-0.4)/(0.00005-0.000001*[.B322])-260000" office:value-type="float" office:value="19999.9999999974" calcext:value-type="float">
            <text:p>20000</text:p>
          </table:table-cell>
        </table:table-row>
        <table:table-row table:style-name="ro1">
          <table:table-cell table:formula="of:=[.A322]+0.01" office:value-type="float" office:value="3.20999999999998" calcext:value-type="float">
            <text:p>3.20999999999998</text:p>
          </table:table-cell>
          <table:table-cell table:formula="of:=ROUND((0.00005-([.A323]-0.4)/270000) * 1000000)" office:value-type="float" office:value="40" calcext:value-type="float">
            <text:p>40</text:p>
          </table:table-cell>
          <table:table-cell table:formula="of:=([.A323]-0.4)/(0.00005-0.000001*[.B323])-260000" office:value-type="float" office:value="20999.9999999974" calcext:value-type="float">
            <text:p>21000</text:p>
          </table:table-cell>
        </table:table-row>
        <table:table-row table:style-name="ro1">
          <table:table-cell table:formula="of:=[.A323]+0.01" office:value-type="float" office:value="3.21999999999998" calcext:value-type="float">
            <text:p>3.21999999999998</text:p>
          </table:table-cell>
          <table:table-cell table:formula="of:=ROUND((0.00005-([.A324]-0.4)/270000) * 1000000)" office:value-type="float" office:value="40" calcext:value-type="float">
            <text:p>40</text:p>
          </table:table-cell>
          <table:table-cell table:formula="of:=([.A324]-0.4)/(0.00005-0.000001*[.B324])-260000" office:value-type="float" office:value="21999.9999999974" calcext:value-type="float">
            <text:p>22000</text:p>
          </table:table-cell>
        </table:table-row>
        <table:table-row table:style-name="ro1">
          <table:table-cell table:formula="of:=[.A324]+0.01" office:value-type="float" office:value="3.22999999999997" calcext:value-type="float">
            <text:p>3.22999999999997</text:p>
          </table:table-cell>
          <table:table-cell table:formula="of:=ROUND((0.00005-([.A325]-0.4)/270000) * 1000000)" office:value-type="float" office:value="40" calcext:value-type="float">
            <text:p>40</text:p>
          </table:table-cell>
          <table:table-cell table:formula="of:=([.A325]-0.4)/(0.00005-0.000001*[.B325])-260000" office:value-type="float" office:value="22999.9999999974" calcext:value-type="float">
            <text:p>23000</text:p>
          </table:table-cell>
        </table:table-row>
        <table:table-row table:style-name="ro1">
          <table:table-cell table:formula="of:=[.A325]+0.01" office:value-type="float" office:value="3.23999999999997" calcext:value-type="float">
            <text:p>3.23999999999997</text:p>
          </table:table-cell>
          <table:table-cell table:formula="of:=ROUND((0.00005-([.A326]-0.4)/270000) * 1000000)" office:value-type="float" office:value="39" calcext:value-type="float">
            <text:p>39</text:p>
          </table:table-cell>
          <table:table-cell table:formula="of:=([.A326]-0.4)/(0.00005-0.000001*[.B326])-260000" office:value-type="float" office:value="-1818.18181818415" calcext:value-type="float">
            <text:p>-1818</text:p>
          </table:table-cell>
        </table:table-row>
        <table:table-row table:style-name="ro1">
          <table:table-cell table:formula="of:=[.A326]+0.01" office:value-type="float" office:value="3.24999999999997" calcext:value-type="float">
            <text:p>3.24999999999997</text:p>
          </table:table-cell>
          <table:table-cell table:formula="of:=ROUND((0.00005-([.A327]-0.4)/270000) * 1000000)" office:value-type="float" office:value="39" calcext:value-type="float">
            <text:p>39</text:p>
          </table:table-cell>
          <table:table-cell table:formula="of:=([.A327]-0.4)/(0.00005-0.000001*[.B327])-260000" office:value-type="float" office:value="-909.090909093269" calcext:value-type="float">
            <text:p>-909</text:p>
          </table:table-cell>
        </table:table-row>
        <table:table-row table:style-name="ro1">
          <table:table-cell table:formula="of:=[.A327]+0.01" office:value-type="float" office:value="3.25999999999997" calcext:value-type="float">
            <text:p>3.25999999999997</text:p>
          </table:table-cell>
          <table:table-cell table:formula="of:=ROUND((0.00005-([.A328]-0.4)/270000) * 1000000)" office:value-type="float" office:value="39" calcext:value-type="float">
            <text:p>39</text:p>
          </table:table-cell>
          <table:table-cell table:formula="of:=([.A328]-0.4)/(0.00005-0.000001*[.B328])-260000" office:value-type="float" office:value="-0.00000000238651409745" calcext:value-type="float">
            <text:p>0</text:p>
          </table:table-cell>
        </table:table-row>
        <table:table-row table:style-name="ro1">
          <table:table-cell table:formula="of:=[.A328]+0.01" office:value-type="float" office:value="3.26999999999997" calcext:value-type="float">
            <text:p>3.26999999999997</text:p>
          </table:table-cell>
          <table:table-cell table:formula="of:=ROUND((0.00005-([.A329]-0.4)/270000) * 1000000)" office:value-type="float" office:value="39" calcext:value-type="float">
            <text:p>39</text:p>
          </table:table-cell>
          <table:table-cell table:formula="of:=([.A329]-0.4)/(0.00005-0.000001*[.B329])-260000" office:value-type="float" office:value="909.090909088496" calcext:value-type="float">
            <text:p>909</text:p>
          </table:table-cell>
        </table:table-row>
        <table:table-row table:style-name="ro1">
          <table:table-cell table:formula="of:=[.A329]+0.01" office:value-type="float" office:value="3.27999999999997" calcext:value-type="float">
            <text:p>3.27999999999997</text:p>
          </table:table-cell>
          <table:table-cell table:formula="of:=ROUND((0.00005-([.A330]-0.4)/270000) * 1000000)" office:value-type="float" office:value="39" calcext:value-type="float">
            <text:p>39</text:p>
          </table:table-cell>
          <table:table-cell table:formula="of:=([.A330]-0.4)/(0.00005-0.000001*[.B330])-260000" office:value-type="float" office:value="1818.18181817938" calcext:value-type="float">
            <text:p>1818</text:p>
          </table:table-cell>
        </table:table-row>
        <table:table-row table:style-name="ro1">
          <table:table-cell table:formula="of:=[.A330]+0.01" office:value-type="float" office:value="3.28999999999997" calcext:value-type="float">
            <text:p>3.28999999999997</text:p>
          </table:table-cell>
          <table:table-cell table:formula="of:=ROUND((0.00005-([.A331]-0.4)/270000) * 1000000)" office:value-type="float" office:value="39" calcext:value-type="float">
            <text:p>39</text:p>
          </table:table-cell>
          <table:table-cell table:formula="of:=([.A331]-0.4)/(0.00005-0.000001*[.B331])-260000" office:value-type="float" office:value="2727.27272727026" calcext:value-type="float">
            <text:p>2727</text:p>
          </table:table-cell>
        </table:table-row>
        <table:table-row table:style-name="ro1">
          <table:table-cell table:formula="of:=[.A331]+0.01" office:value-type="float" office:value="3.29999999999997" calcext:value-type="float">
            <text:p>3.29999999999997</text:p>
          </table:table-cell>
          <table:table-cell table:formula="of:=ROUND((0.00005-([.A332]-0.4)/270000) * 1000000)" office:value-type="float" office:value="39" calcext:value-type="float">
            <text:p>39</text:p>
          </table:table-cell>
          <table:table-cell table:formula="of:=([.A332]-0.4)/(0.00005-0.000001*[.B332])-260000" office:value-type="float" office:value="3636.36363636114" calcext:value-type="float">
            <text:p>3636</text:p>
          </table:table-cell>
        </table:table-row>
        <table:table-row table:style-name="ro1">
          <table:table-cell table:formula="of:=[.A332]+0.01" office:value-type="float" office:value="3.30999999999997" calcext:value-type="float">
            <text:p>3.30999999999997</text:p>
          </table:table-cell>
          <table:table-cell table:formula="of:=ROUND((0.00005-([.A333]-0.4)/270000) * 1000000)" office:value-type="float" office:value="39" calcext:value-type="float">
            <text:p>39</text:p>
          </table:table-cell>
          <table:table-cell table:formula="of:=([.A333]-0.4)/(0.00005-0.000001*[.B333])-260000" office:value-type="float" office:value="4545.45454545209" calcext:value-type="float">
            <text:p>4545</text:p>
          </table:table-cell>
        </table:table-row>
        <table:table-row table:style-name="ro1">
          <table:table-cell table:formula="of:=[.A333]+0.01" office:value-type="float" office:value="3.31999999999997" calcext:value-type="float">
            <text:p>3.31999999999997</text:p>
          </table:table-cell>
          <table:table-cell table:formula="of:=ROUND((0.00005-([.A334]-0.4)/270000) * 1000000)" office:value-type="float" office:value="39" calcext:value-type="float">
            <text:p>39</text:p>
          </table:table-cell>
          <table:table-cell table:formula="of:=([.A334]-0.4)/(0.00005-0.000001*[.B334])-260000" office:value-type="float" office:value="5454.54545454297" calcext:value-type="float">
            <text:p>5455</text:p>
          </table:table-cell>
        </table:table-row>
        <table:table-row table:style-name="ro1">
          <table:table-cell table:formula="of:=[.A334]+0.01" office:value-type="float" office:value="3.32999999999997" calcext:value-type="float">
            <text:p>3.32999999999997</text:p>
          </table:table-cell>
          <table:table-cell table:formula="of:=ROUND((0.00005-([.A335]-0.4)/270000) * 1000000)" office:value-type="float" office:value="39" calcext:value-type="float">
            <text:p>39</text:p>
          </table:table-cell>
          <table:table-cell table:formula="of:=([.A335]-0.4)/(0.00005-0.000001*[.B335])-260000" office:value-type="float" office:value="6363.63636363385" calcext:value-type="float">
            <text:p>6364</text:p>
          </table:table-cell>
        </table:table-row>
        <table:table-row table:style-name="ro1">
          <table:table-cell table:formula="of:=[.A335]+0.01" office:value-type="float" office:value="3.33999999999997" calcext:value-type="float">
            <text:p>3.33999999999997</text:p>
          </table:table-cell>
          <table:table-cell table:formula="of:=ROUND((0.00005-([.A336]-0.4)/270000) * 1000000)" office:value-type="float" office:value="39" calcext:value-type="float">
            <text:p>39</text:p>
          </table:table-cell>
          <table:table-cell table:formula="of:=([.A336]-0.4)/(0.00005-0.000001*[.B336])-260000" office:value-type="float" office:value="7272.72727272473" calcext:value-type="float">
            <text:p>7273</text:p>
          </table:table-cell>
        </table:table-row>
        <table:table-row table:style-name="ro1">
          <table:table-cell table:formula="of:=[.A336]+0.01" office:value-type="float" office:value="3.34999999999997" calcext:value-type="float">
            <text:p>3.34999999999997</text:p>
          </table:table-cell>
          <table:table-cell table:formula="of:=ROUND((0.00005-([.A337]-0.4)/270000) * 1000000)" office:value-type="float" office:value="39" calcext:value-type="float">
            <text:p>39</text:p>
          </table:table-cell>
          <table:table-cell table:formula="of:=([.A337]-0.4)/(0.00005-0.000001*[.B337])-260000" office:value-type="float" office:value="8181.81818181562" calcext:value-type="float">
            <text:p>8182</text:p>
          </table:table-cell>
        </table:table-row>
        <table:table-row table:style-name="ro1">
          <table:table-cell table:formula="of:=[.A337]+0.01" office:value-type="float" office:value="3.35999999999997" calcext:value-type="float">
            <text:p>3.35999999999997</text:p>
          </table:table-cell>
          <table:table-cell table:formula="of:=ROUND((0.00005-([.A338]-0.4)/270000) * 1000000)" office:value-type="float" office:value="39" calcext:value-type="float">
            <text:p>39</text:p>
          </table:table-cell>
          <table:table-cell table:formula="of:=([.A338]-0.4)/(0.00005-0.000001*[.B338])-260000" office:value-type="float" office:value="9090.9090909065" calcext:value-type="float">
            <text:p>9091</text:p>
          </table:table-cell>
        </table:table-row>
        <table:table-row table:style-name="ro1">
          <table:table-cell table:formula="of:=[.A338]+0.01" office:value-type="float" office:value="3.36999999999997" calcext:value-type="float">
            <text:p>3.36999999999997</text:p>
          </table:table-cell>
          <table:table-cell table:formula="of:=ROUND((0.00005-([.A339]-0.4)/270000) * 1000000)" office:value-type="float" office:value="39" calcext:value-type="float">
            <text:p>39</text:p>
          </table:table-cell>
          <table:table-cell table:formula="of:=([.A339]-0.4)/(0.00005-0.000001*[.B339])-260000" office:value-type="float" office:value="9999.99999999738" calcext:value-type="float">
            <text:p>10000</text:p>
          </table:table-cell>
        </table:table-row>
        <table:table-row table:style-name="ro1">
          <table:table-cell table:formula="of:=[.A339]+0.01" office:value-type="float" office:value="3.37999999999997" calcext:value-type="float">
            <text:p>3.37999999999997</text:p>
          </table:table-cell>
          <table:table-cell table:formula="of:=ROUND((0.00005-([.A340]-0.4)/270000) * 1000000)" office:value-type="float" office:value="39" calcext:value-type="float">
            <text:p>39</text:p>
          </table:table-cell>
          <table:table-cell table:formula="of:=([.A340]-0.4)/(0.00005-0.000001*[.B340])-260000" office:value-type="float" office:value="10909.0909090883" calcext:value-type="float">
            <text:p>10909</text:p>
          </table:table-cell>
        </table:table-row>
        <table:table-row table:style-name="ro1">
          <table:table-cell table:formula="of:=[.A340]+0.01" office:value-type="float" office:value="3.38999999999997" calcext:value-type="float">
            <text:p>3.38999999999997</text:p>
          </table:table-cell>
          <table:table-cell table:formula="of:=ROUND((0.00005-([.A341]-0.4)/270000) * 1000000)" office:value-type="float" office:value="39" calcext:value-type="float">
            <text:p>39</text:p>
          </table:table-cell>
          <table:table-cell table:formula="of:=([.A341]-0.4)/(0.00005-0.000001*[.B341])-260000" office:value-type="float" office:value="11818.1818181792" calcext:value-type="float">
            <text:p>11818</text:p>
          </table:table-cell>
        </table:table-row>
        <table:table-row table:style-name="ro1">
          <table:table-cell table:formula="of:=[.A341]+0.01" office:value-type="float" office:value="3.39999999999997" calcext:value-type="float">
            <text:p>3.39999999999997</text:p>
          </table:table-cell>
          <table:table-cell table:formula="of:=ROUND((0.00005-([.A342]-0.4)/270000) * 1000000)" office:value-type="float" office:value="39" calcext:value-type="float">
            <text:p>39</text:p>
          </table:table-cell>
          <table:table-cell table:formula="of:=([.A342]-0.4)/(0.00005-0.000001*[.B342])-260000" office:value-type="float" office:value="12727.2727272701" calcext:value-type="float">
            <text:p>12727</text:p>
          </table:table-cell>
        </table:table-row>
        <table:table-row table:style-name="ro1">
          <table:table-cell table:formula="of:=[.A342]+0.01" office:value-type="float" office:value="3.40999999999997" calcext:value-type="float">
            <text:p>3.40999999999997</text:p>
          </table:table-cell>
          <table:table-cell table:formula="of:=ROUND((0.00005-([.A343]-0.4)/270000) * 1000000)" office:value-type="float" office:value="39" calcext:value-type="float">
            <text:p>39</text:p>
          </table:table-cell>
          <table:table-cell table:formula="of:=([.A343]-0.4)/(0.00005-0.000001*[.B343])-260000" office:value-type="float" office:value="13636.363636361" calcext:value-type="float">
            <text:p>13636</text:p>
          </table:table-cell>
        </table:table-row>
        <table:table-row table:style-name="ro1">
          <table:table-cell table:formula="of:=[.A343]+0.01" office:value-type="float" office:value="3.41999999999997" calcext:value-type="float">
            <text:p>3.41999999999997</text:p>
          </table:table-cell>
          <table:table-cell table:formula="of:=ROUND((0.00005-([.A344]-0.4)/270000) * 1000000)" office:value-type="float" office:value="39" calcext:value-type="float">
            <text:p>39</text:p>
          </table:table-cell>
          <table:table-cell table:formula="of:=([.A344]-0.4)/(0.00005-0.000001*[.B344])-260000" office:value-type="float" office:value="14545.4545454519" calcext:value-type="float">
            <text:p>14545</text:p>
          </table:table-cell>
        </table:table-row>
        <table:table-row table:style-name="ro1">
          <table:table-cell table:formula="of:=[.A344]+0.01" office:value-type="float" office:value="3.42999999999997" calcext:value-type="float">
            <text:p>3.42999999999997</text:p>
          </table:table-cell>
          <table:table-cell table:formula="of:=ROUND((0.00005-([.A345]-0.4)/270000) * 1000000)" office:value-type="float" office:value="39" calcext:value-type="float">
            <text:p>39</text:p>
          </table:table-cell>
          <table:table-cell table:formula="of:=([.A345]-0.4)/(0.00005-0.000001*[.B345])-260000" office:value-type="float" office:value="15454.5454545427" calcext:value-type="float">
            <text:p>15455</text:p>
          </table:table-cell>
        </table:table-row>
        <table:table-row table:style-name="ro1">
          <table:table-cell table:formula="of:=[.A345]+0.01" office:value-type="float" office:value="3.43999999999997" calcext:value-type="float">
            <text:p>3.43999999999997</text:p>
          </table:table-cell>
          <table:table-cell table:formula="of:=ROUND((0.00005-([.A346]-0.4)/270000) * 1000000)" office:value-type="float" office:value="39" calcext:value-type="float">
            <text:p>39</text:p>
          </table:table-cell>
          <table:table-cell table:formula="of:=([.A346]-0.4)/(0.00005-0.000001*[.B346])-260000" office:value-type="float" office:value="16363.6363636336" calcext:value-type="float">
            <text:p>16364</text:p>
          </table:table-cell>
        </table:table-row>
        <table:table-row table:style-name="ro1">
          <table:table-cell table:formula="of:=[.A346]+0.01" office:value-type="float" office:value="3.44999999999997" calcext:value-type="float">
            <text:p>3.44999999999997</text:p>
          </table:table-cell>
          <table:table-cell table:formula="of:=ROUND((0.00005-([.A347]-0.4)/270000) * 1000000)" office:value-type="float" office:value="39" calcext:value-type="float">
            <text:p>39</text:p>
          </table:table-cell>
          <table:table-cell table:formula="of:=([.A347]-0.4)/(0.00005-0.000001*[.B347])-260000" office:value-type="float" office:value="17272.7272727245" calcext:value-type="float">
            <text:p>17273</text:p>
          </table:table-cell>
        </table:table-row>
        <table:table-row table:style-name="ro1">
          <table:table-cell table:formula="of:=[.A347]+0.01" office:value-type="float" office:value="3.45999999999997" calcext:value-type="float">
            <text:p>3.45999999999997</text:p>
          </table:table-cell>
          <table:table-cell table:formula="of:=ROUND((0.00005-([.A348]-0.4)/270000) * 1000000)" office:value-type="float" office:value="39" calcext:value-type="float">
            <text:p>39</text:p>
          </table:table-cell>
          <table:table-cell table:formula="of:=([.A348]-0.4)/(0.00005-0.000001*[.B348])-260000" office:value-type="float" office:value="18181.8181818154" calcext:value-type="float">
            <text:p>18182</text:p>
          </table:table-cell>
        </table:table-row>
        <table:table-row table:style-name="ro1">
          <table:table-cell table:formula="of:=[.A348]+0.01" office:value-type="float" office:value="3.46999999999997" calcext:value-type="float">
            <text:p>3.46999999999997</text:p>
          </table:table-cell>
          <table:table-cell table:formula="of:=ROUND((0.00005-([.A349]-0.4)/270000) * 1000000)" office:value-type="float" office:value="39" calcext:value-type="float">
            <text:p>39</text:p>
          </table:table-cell>
          <table:table-cell table:formula="of:=([.A349]-0.4)/(0.00005-0.000001*[.B349])-260000" office:value-type="float" office:value="19090.9090909063" calcext:value-type="float">
            <text:p>19091</text:p>
          </table:table-cell>
        </table:table-row>
        <table:table-row table:style-name="ro1">
          <table:table-cell table:formula="of:=[.A349]+0.01" office:value-type="float" office:value="3.47999999999997" calcext:value-type="float">
            <text:p>3.47999999999997</text:p>
          </table:table-cell>
          <table:table-cell table:formula="of:=ROUND((0.00005-([.A350]-0.4)/270000) * 1000000)" office:value-type="float" office:value="39" calcext:value-type="float">
            <text:p>39</text:p>
          </table:table-cell>
          <table:table-cell table:formula="of:=([.A350]-0.4)/(0.00005-0.000001*[.B350])-260000" office:value-type="float" office:value="19999.9999999972" calcext:value-type="float">
            <text:p>20000</text:p>
          </table:table-cell>
        </table:table-row>
        <table:table-row table:style-name="ro1">
          <table:table-cell table:formula="of:=[.A350]+0.01" office:value-type="float" office:value="3.48999999999997" calcext:value-type="float">
            <text:p>3.48999999999997</text:p>
          </table:table-cell>
          <table:table-cell table:formula="of:=ROUND((0.00005-([.A351]-0.4)/270000) * 1000000)" office:value-type="float" office:value="39" calcext:value-type="float">
            <text:p>39</text:p>
          </table:table-cell>
          <table:table-cell table:formula="of:=([.A351]-0.4)/(0.00005-0.000001*[.B351])-260000" office:value-type="float" office:value="20909.0909090881" calcext:value-type="float">
            <text:p>20909</text:p>
          </table:table-cell>
        </table:table-row>
        <table:table-row table:style-name="ro1">
          <table:table-cell table:formula="of:=[.A351]+0.01" office:value-type="float" office:value="3.49999999999997" calcext:value-type="float">
            <text:p>3.49999999999997</text:p>
          </table:table-cell>
          <table:table-cell table:formula="of:=ROUND((0.00005-([.A352]-0.4)/270000) * 1000000)" office:value-type="float" office:value="39" calcext:value-type="float">
            <text:p>39</text:p>
          </table:table-cell>
          <table:table-cell table:formula="of:=([.A352]-0.4)/(0.00005-0.000001*[.B352])-260000" office:value-type="float" office:value="21818.181818179" calcext:value-type="float">
            <text:p>21818</text:p>
          </table:table-cell>
        </table:table-row>
        <table:table-row table:style-name="ro1">
          <table:table-cell table:formula="of:=[.A352]+0.01" office:value-type="float" office:value="3.50999999999997" calcext:value-type="float">
            <text:p>3.50999999999997</text:p>
          </table:table-cell>
          <table:table-cell table:formula="of:=ROUND((0.00005-([.A353]-0.4)/270000) * 1000000)" office:value-type="float" office:value="38" calcext:value-type="float">
            <text:p>38</text:p>
          </table:table-cell>
          <table:table-cell table:formula="of:=([.A353]-0.4)/(0.00005-0.000001*[.B353])-260000" office:value-type="float" office:value="-833.33333333605" calcext:value-type="float">
            <text:p>-833</text:p>
          </table:table-cell>
        </table:table-row>
        <table:table-row table:style-name="ro1">
          <table:table-cell table:formula="of:=[.A353]+0.01" office:value-type="float" office:value="3.51999999999997" calcext:value-type="float">
            <text:p>3.51999999999997</text:p>
          </table:table-cell>
          <table:table-cell table:formula="of:=ROUND((0.00005-([.A354]-0.4)/270000) * 1000000)" office:value-type="float" office:value="38" calcext:value-type="float">
            <text:p>38</text:p>
          </table:table-cell>
          <table:table-cell table:formula="of:=([.A354]-0.4)/(0.00005-0.000001*[.B354])-260000" office:value-type="float" office:value="-0.00000000273576006293" calcext:value-type="float">
            <text:p>0</text:p>
          </table:table-cell>
        </table:table-row>
        <table:table-row table:style-name="ro1">
          <table:table-cell table:formula="of:=[.A354]+0.01" office:value-type="float" office:value="3.52999999999997" calcext:value-type="float">
            <text:p>3.52999999999997</text:p>
          </table:table-cell>
          <table:table-cell table:formula="of:=ROUND((0.00005-([.A355]-0.4)/270000) * 1000000)" office:value-type="float" office:value="38" calcext:value-type="float">
            <text:p>38</text:p>
          </table:table-cell>
          <table:table-cell table:formula="of:=([.A355]-0.4)/(0.00005-0.000001*[.B355])-260000" office:value-type="float" office:value="833.333333330578" calcext:value-type="float">
            <text:p>833</text:p>
          </table:table-cell>
        </table:table-row>
        <table:table-row table:style-name="ro1">
          <table:table-cell table:formula="of:=[.A355]+0.01" office:value-type="float" office:value="3.53999999999997" calcext:value-type="float">
            <text:p>3.53999999999997</text:p>
          </table:table-cell>
          <table:table-cell table:formula="of:=ROUND((0.00005-([.A356]-0.4)/270000) * 1000000)" office:value-type="float" office:value="38" calcext:value-type="float">
            <text:p>38</text:p>
          </table:table-cell>
          <table:table-cell table:formula="of:=([.A356]-0.4)/(0.00005-0.000001*[.B356])-260000" office:value-type="float" office:value="1666.66666666389" calcext:value-type="float">
            <text:p>1667</text:p>
          </table:table-cell>
        </table:table-row>
        <table:table-row table:style-name="ro1">
          <table:table-cell table:formula="of:=[.A356]+0.01" office:value-type="float" office:value="3.54999999999997" calcext:value-type="float">
            <text:p>3.54999999999997</text:p>
          </table:table-cell>
          <table:table-cell table:formula="of:=ROUND((0.00005-([.A357]-0.4)/270000) * 1000000)" office:value-type="float" office:value="38" calcext:value-type="float">
            <text:p>38</text:p>
          </table:table-cell>
          <table:table-cell table:formula="of:=([.A357]-0.4)/(0.00005-0.000001*[.B357])-260000" office:value-type="float" office:value="2499.99999999721" calcext:value-type="float">
            <text:p>2500</text:p>
          </table:table-cell>
        </table:table-row>
        <table:table-row table:style-name="ro1">
          <table:table-cell table:formula="of:=[.A357]+0.01" office:value-type="float" office:value="3.55999999999997" calcext:value-type="float">
            <text:p>3.55999999999997</text:p>
          </table:table-cell>
          <table:table-cell table:formula="of:=ROUND((0.00005-([.A358]-0.4)/270000) * 1000000)" office:value-type="float" office:value="38" calcext:value-type="float">
            <text:p>38</text:p>
          </table:table-cell>
          <table:table-cell table:formula="of:=([.A358]-0.4)/(0.00005-0.000001*[.B358])-260000" office:value-type="float" office:value="3333.33333333052" calcext:value-type="float">
            <text:p>3333</text:p>
          </table:table-cell>
        </table:table-row>
        <table:table-row table:style-name="ro1">
          <table:table-cell table:formula="of:=[.A358]+0.01" office:value-type="float" office:value="3.56999999999997" calcext:value-type="float">
            <text:p>3.56999999999997</text:p>
          </table:table-cell>
          <table:table-cell table:formula="of:=ROUND((0.00005-([.A359]-0.4)/270000) * 1000000)" office:value-type="float" office:value="38" calcext:value-type="float">
            <text:p>38</text:p>
          </table:table-cell>
          <table:table-cell table:formula="of:=([.A359]-0.4)/(0.00005-0.000001*[.B359])-260000" office:value-type="float" office:value="4166.66666666383" calcext:value-type="float">
            <text:p>4167</text:p>
          </table:table-cell>
        </table:table-row>
        <table:table-row table:style-name="ro1">
          <table:table-cell table:formula="of:=[.A359]+0.01" office:value-type="float" office:value="3.57999999999997" calcext:value-type="float">
            <text:p>3.57999999999997</text:p>
          </table:table-cell>
          <table:table-cell table:formula="of:=ROUND((0.00005-([.A360]-0.4)/270000) * 1000000)" office:value-type="float" office:value="38" calcext:value-type="float">
            <text:p>38</text:p>
          </table:table-cell>
          <table:table-cell table:formula="of:=([.A360]-0.4)/(0.00005-0.000001*[.B360])-260000" office:value-type="float" office:value="4999.99999999715" calcext:value-type="float">
            <text:p>5000</text:p>
          </table:table-cell>
        </table:table-row>
        <table:table-row table:style-name="ro1">
          <table:table-cell table:formula="of:=[.A360]+0.01" office:value-type="float" office:value="3.58999999999997" calcext:value-type="float">
            <text:p>3.58999999999997</text:p>
          </table:table-cell>
          <table:table-cell table:formula="of:=ROUND((0.00005-([.A361]-0.4)/270000) * 1000000)" office:value-type="float" office:value="38" calcext:value-type="float">
            <text:p>38</text:p>
          </table:table-cell>
          <table:table-cell table:formula="of:=([.A361]-0.4)/(0.00005-0.000001*[.B361])-260000" office:value-type="float" office:value="5833.33333333046" calcext:value-type="float">
            <text:p>5833</text:p>
          </table:table-cell>
        </table:table-row>
        <table:table-row table:style-name="ro1">
          <table:table-cell table:formula="of:=[.A361]+0.01" office:value-type="float" office:value="3.59999999999997" calcext:value-type="float">
            <text:p>3.59999999999997</text:p>
          </table:table-cell>
          <table:table-cell table:formula="of:=ROUND((0.00005-([.A362]-0.4)/270000) * 1000000)" office:value-type="float" office:value="38" calcext:value-type="float">
            <text:p>38</text:p>
          </table:table-cell>
          <table:table-cell table:formula="of:=([.A362]-0.4)/(0.00005-0.000001*[.B362])-260000" office:value-type="float" office:value="6666.66666666378" calcext:value-type="float">
            <text:p>6667</text:p>
          </table:table-cell>
        </table:table-row>
        <table:table-row table:style-name="ro1">
          <table:table-cell table:formula="of:=[.A362]+0.01" office:value-type="float" office:value="3.60999999999997" calcext:value-type="float">
            <text:p>3.60999999999997</text:p>
          </table:table-cell>
          <table:table-cell table:formula="of:=ROUND((0.00005-([.A363]-0.4)/270000) * 1000000)" office:value-type="float" office:value="38" calcext:value-type="float">
            <text:p>38</text:p>
          </table:table-cell>
          <table:table-cell table:formula="of:=([.A363]-0.4)/(0.00005-0.000001*[.B363])-260000" office:value-type="float" office:value="7499.99999999709" calcext:value-type="float">
            <text:p>7500</text:p>
          </table:table-cell>
        </table:table-row>
        <table:table-row table:style-name="ro1">
          <table:table-cell table:formula="of:=[.A363]+0.01" office:value-type="float" office:value="3.61999999999997" calcext:value-type="float">
            <text:p>3.61999999999997</text:p>
          </table:table-cell>
          <table:table-cell table:formula="of:=ROUND((0.00005-([.A364]-0.4)/270000) * 1000000)" office:value-type="float" office:value="38" calcext:value-type="float">
            <text:p>38</text:p>
          </table:table-cell>
          <table:table-cell table:formula="of:=([.A364]-0.4)/(0.00005-0.000001*[.B364])-260000" office:value-type="float" office:value="8333.3333333304" calcext:value-type="float">
            <text:p>8333</text:p>
          </table:table-cell>
        </table:table-row>
        <table:table-row table:style-name="ro1">
          <table:table-cell table:formula="of:=[.A364]+0.01" office:value-type="float" office:value="3.62999999999997" calcext:value-type="float">
            <text:p>3.62999999999997</text:p>
          </table:table-cell>
          <table:table-cell table:formula="of:=ROUND((0.00005-([.A365]-0.4)/270000) * 1000000)" office:value-type="float" office:value="38" calcext:value-type="float">
            <text:p>38</text:p>
          </table:table-cell>
          <table:table-cell table:formula="of:=([.A365]-0.4)/(0.00005-0.000001*[.B365])-260000" office:value-type="float" office:value="9166.66666666372" calcext:value-type="float">
            <text:p>9167</text:p>
          </table:table-cell>
        </table:table-row>
        <table:table-row table:style-name="ro1">
          <table:table-cell table:formula="of:=[.A365]+0.01" office:value-type="float" office:value="3.63999999999997" calcext:value-type="float">
            <text:p>3.63999999999997</text:p>
          </table:table-cell>
          <table:table-cell table:formula="of:=ROUND((0.00005-([.A366]-0.4)/270000) * 1000000)" office:value-type="float" office:value="38" calcext:value-type="float">
            <text:p>38</text:p>
          </table:table-cell>
          <table:table-cell table:formula="of:=([.A366]-0.4)/(0.00005-0.000001*[.B366])-260000" office:value-type="float" office:value="9999.99999999703" calcext:value-type="float">
            <text:p>10000</text:p>
          </table:table-cell>
        </table:table-row>
        <table:table-row table:style-name="ro1">
          <table:table-cell table:formula="of:=[.A366]+0.01" office:value-type="float" office:value="3.64999999999997" calcext:value-type="float">
            <text:p>3.64999999999997</text:p>
          </table:table-cell>
          <table:table-cell table:formula="of:=ROUND((0.00005-([.A367]-0.4)/270000) * 1000000)" office:value-type="float" office:value="38" calcext:value-type="float">
            <text:p>38</text:p>
          </table:table-cell>
          <table:table-cell table:formula="of:=([.A367]-0.4)/(0.00005-0.000001*[.B367])-260000" office:value-type="float" office:value="10833.3333333303" calcext:value-type="float">
            <text:p>10833</text:p>
          </table:table-cell>
        </table:table-row>
        <table:table-row table:style-name="ro1">
          <table:table-cell table:formula="of:=[.A367]+0.01" office:value-type="float" office:value="3.65999999999997" calcext:value-type="float">
            <text:p>3.65999999999997</text:p>
          </table:table-cell>
          <table:table-cell table:formula="of:=ROUND((0.00005-([.A368]-0.4)/270000) * 1000000)" office:value-type="float" office:value="38" calcext:value-type="float">
            <text:p>38</text:p>
          </table:table-cell>
          <table:table-cell table:formula="of:=([.A368]-0.4)/(0.00005-0.000001*[.B368])-260000" office:value-type="float" office:value="11666.6666666637" calcext:value-type="float">
            <text:p>11667</text:p>
          </table:table-cell>
        </table:table-row>
        <table:table-row table:style-name="ro1">
          <table:table-cell table:formula="of:=[.A368]+0.01" office:value-type="float" office:value="3.66999999999997" calcext:value-type="float">
            <text:p>3.66999999999997</text:p>
          </table:table-cell>
          <table:table-cell table:formula="of:=ROUND((0.00005-([.A369]-0.4)/270000) * 1000000)" office:value-type="float" office:value="38" calcext:value-type="float">
            <text:p>38</text:p>
          </table:table-cell>
          <table:table-cell table:formula="of:=([.A369]-0.4)/(0.00005-0.000001*[.B369])-260000" office:value-type="float" office:value="12499.999999997" calcext:value-type="float">
            <text:p>12500</text:p>
          </table:table-cell>
        </table:table-row>
        <table:table-row table:style-name="ro1">
          <table:table-cell table:formula="of:=[.A369]+0.01" office:value-type="float" office:value="3.67999999999997" calcext:value-type="float">
            <text:p>3.67999999999997</text:p>
          </table:table-cell>
          <table:table-cell table:formula="of:=ROUND((0.00005-([.A370]-0.4)/270000) * 1000000)" office:value-type="float" office:value="38" calcext:value-type="float">
            <text:p>38</text:p>
          </table:table-cell>
          <table:table-cell table:formula="of:=([.A370]-0.4)/(0.00005-0.000001*[.B370])-260000" office:value-type="float" office:value="13333.3333333303" calcext:value-type="float">
            <text:p>13333</text:p>
          </table:table-cell>
        </table:table-row>
        <table:table-row table:style-name="ro1">
          <table:table-cell table:formula="of:=[.A370]+0.01" office:value-type="float" office:value="3.68999999999997" calcext:value-type="float">
            <text:p>3.68999999999997</text:p>
          </table:table-cell>
          <table:table-cell table:formula="of:=ROUND((0.00005-([.A371]-0.4)/270000) * 1000000)" office:value-type="float" office:value="38" calcext:value-type="float">
            <text:p>38</text:p>
          </table:table-cell>
          <table:table-cell table:formula="of:=([.A371]-0.4)/(0.00005-0.000001*[.B371])-260000" office:value-type="float" office:value="14166.6666666636" calcext:value-type="float">
            <text:p>14167</text:p>
          </table:table-cell>
        </table:table-row>
        <table:table-row table:style-name="ro1">
          <table:table-cell table:formula="of:=[.A371]+0.01" office:value-type="float" office:value="3.69999999999996" calcext:value-type="float">
            <text:p>3.69999999999996</text:p>
          </table:table-cell>
          <table:table-cell table:formula="of:=ROUND((0.00005-([.A372]-0.4)/270000) * 1000000)" office:value-type="float" office:value="38" calcext:value-type="float">
            <text:p>38</text:p>
          </table:table-cell>
          <table:table-cell table:formula="of:=([.A372]-0.4)/(0.00005-0.000001*[.B372])-260000" office:value-type="float" office:value="14999.9999999969" calcext:value-type="float">
            <text:p>15000</text:p>
          </table:table-cell>
        </table:table-row>
        <table:table-row table:style-name="ro1">
          <table:table-cell table:formula="of:=[.A372]+0.01" office:value-type="float" office:value="3.70999999999996" calcext:value-type="float">
            <text:p>3.70999999999996</text:p>
          </table:table-cell>
          <table:table-cell table:formula="of:=ROUND((0.00005-([.A373]-0.4)/270000) * 1000000)" office:value-type="float" office:value="38" calcext:value-type="float">
            <text:p>38</text:p>
          </table:table-cell>
          <table:table-cell table:formula="of:=([.A373]-0.4)/(0.00005-0.000001*[.B373])-260000" office:value-type="float" office:value="15833.3333333302" calcext:value-type="float">
            <text:p>15833</text:p>
          </table:table-cell>
        </table:table-row>
        <table:table-row table:style-name="ro1">
          <table:table-cell table:formula="of:=[.A373]+0.01" office:value-type="float" office:value="3.71999999999996" calcext:value-type="float">
            <text:p>3.71999999999996</text:p>
          </table:table-cell>
          <table:table-cell table:formula="of:=ROUND((0.00005-([.A374]-0.4)/270000) * 1000000)" office:value-type="float" office:value="38" calcext:value-type="float">
            <text:p>38</text:p>
          </table:table-cell>
          <table:table-cell table:formula="of:=([.A374]-0.4)/(0.00005-0.000001*[.B374])-260000" office:value-type="float" office:value="16666.6666666635" calcext:value-type="float">
            <text:p>16667</text:p>
          </table:table-cell>
        </table:table-row>
        <table:table-row table:style-name="ro1">
          <table:table-cell table:formula="of:=[.A374]+0.01" office:value-type="float" office:value="3.72999999999996" calcext:value-type="float">
            <text:p>3.72999999999996</text:p>
          </table:table-cell>
          <table:table-cell table:formula="of:=ROUND((0.00005-([.A375]-0.4)/270000) * 1000000)" office:value-type="float" office:value="38" calcext:value-type="float">
            <text:p>38</text:p>
          </table:table-cell>
          <table:table-cell table:formula="of:=([.A375]-0.4)/(0.00005-0.000001*[.B375])-260000" office:value-type="float" office:value="17499.9999999969" calcext:value-type="float">
            <text:p>17500</text:p>
          </table:table-cell>
        </table:table-row>
        <table:table-row table:style-name="ro1">
          <table:table-cell table:formula="of:=[.A375]+0.01" office:value-type="float" office:value="3.73999999999996" calcext:value-type="float">
            <text:p>3.73999999999996</text:p>
          </table:table-cell>
          <table:table-cell table:formula="of:=ROUND((0.00005-([.A376]-0.4)/270000) * 1000000)" office:value-type="float" office:value="38" calcext:value-type="float">
            <text:p>38</text:p>
          </table:table-cell>
          <table:table-cell table:formula="of:=([.A376]-0.4)/(0.00005-0.000001*[.B376])-260000" office:value-type="float" office:value="18333.3333333302" calcext:value-type="float">
            <text:p>18333</text:p>
          </table:table-cell>
        </table:table-row>
        <table:table-row table:style-name="ro1">
          <table:table-cell table:formula="of:=[.A376]+0.01" office:value-type="float" office:value="3.74999999999996" calcext:value-type="float">
            <text:p>3.74999999999996</text:p>
          </table:table-cell>
          <table:table-cell table:formula="of:=ROUND((0.00005-([.A377]-0.4)/270000) * 1000000)" office:value-type="float" office:value="38" calcext:value-type="float">
            <text:p>38</text:p>
          </table:table-cell>
          <table:table-cell table:formula="of:=([.A377]-0.4)/(0.00005-0.000001*[.B377])-260000" office:value-type="float" office:value="19166.6666666635" calcext:value-type="float">
            <text:p>19167</text:p>
          </table:table-cell>
        </table:table-row>
        <table:table-row table:style-name="ro1">
          <table:table-cell table:formula="of:=[.A377]+0.01" office:value-type="float" office:value="3.75999999999996" calcext:value-type="float">
            <text:p>3.75999999999996</text:p>
          </table:table-cell>
          <table:table-cell table:formula="of:=ROUND((0.00005-([.A378]-0.4)/270000) * 1000000)" office:value-type="float" office:value="38" calcext:value-type="float">
            <text:p>38</text:p>
          </table:table-cell>
          <table:table-cell table:formula="of:=([.A378]-0.4)/(0.00005-0.000001*[.B378])-260000" office:value-type="float" office:value="19999.9999999968" calcext:value-type="float">
            <text:p>20000</text:p>
          </table:table-cell>
        </table:table-row>
        <table:table-row table:style-name="ro1">
          <table:table-cell table:formula="of:=[.A378]+0.01" office:value-type="float" office:value="3.76999999999996" calcext:value-type="float">
            <text:p>3.76999999999996</text:p>
          </table:table-cell>
          <table:table-cell table:formula="of:=ROUND((0.00005-([.A379]-0.4)/270000) * 1000000)" office:value-type="float" office:value="38" calcext:value-type="float">
            <text:p>38</text:p>
          </table:table-cell>
          <table:table-cell table:formula="of:=([.A379]-0.4)/(0.00005-0.000001*[.B379])-260000" office:value-type="float" office:value="20833.3333333302" calcext:value-type="float">
            <text:p>20833</text:p>
          </table:table-cell>
        </table:table-row>
        <table:table-row table:style-name="ro1">
          <table:table-cell table:formula="of:=[.A379]+0.01" office:value-type="float" office:value="3.77999999999996" calcext:value-type="float">
            <text:p>3.77999999999996</text:p>
          </table:table-cell>
          <table:table-cell table:formula="of:=ROUND((0.00005-([.A380]-0.4)/270000) * 1000000)" office:value-type="float" office:value="37" calcext:value-type="float">
            <text:p>37</text:p>
          </table:table-cell>
          <table:table-cell table:formula="of:=([.A380]-0.4)/(0.00005-0.000001*[.B380])-260000" office:value-type="float" office:value="-0.00000000288127921522" calcext:value-type="float">
            <text:p>0</text:p>
          </table:table-cell>
        </table:table-row>
        <table:table-row table:style-name="ro1">
          <table:table-cell table:formula="of:=[.A380]+0.01" office:value-type="float" office:value="3.78999999999996" calcext:value-type="float">
            <text:p>3.78999999999996</text:p>
          </table:table-cell>
          <table:table-cell table:formula="of:=ROUND((0.00005-([.A381]-0.4)/270000) * 1000000)" office:value-type="float" office:value="37" calcext:value-type="float">
            <text:p>37</text:p>
          </table:table-cell>
          <table:table-cell table:formula="of:=([.A381]-0.4)/(0.00005-0.000001*[.B381])-260000" office:value-type="float" office:value="769.23076922787" calcext:value-type="float">
            <text:p>769</text:p>
          </table:table-cell>
        </table:table-row>
        <table:table-row table:style-name="ro1">
          <table:table-cell table:formula="of:=[.A381]+0.01" office:value-type="float" office:value="3.79999999999996" calcext:value-type="float">
            <text:p>3.79999999999996</text:p>
          </table:table-cell>
          <table:table-cell table:formula="of:=ROUND((0.00005-([.A382]-0.4)/270000) * 1000000)" office:value-type="float" office:value="37" calcext:value-type="float">
            <text:p>37</text:p>
          </table:table-cell>
          <table:table-cell table:formula="of:=([.A382]-0.4)/(0.00005-0.000001*[.B382])-260000" office:value-type="float" office:value="1538.46153845862" calcext:value-type="float">
            <text:p>1538</text:p>
          </table:table-cell>
        </table:table-row>
        <table:table-row table:style-name="ro1">
          <table:table-cell table:formula="of:=[.A382]+0.01" office:value-type="float" office:value="3.80999999999996" calcext:value-type="float">
            <text:p>3.80999999999996</text:p>
          </table:table-cell>
          <table:table-cell table:formula="of:=ROUND((0.00005-([.A383]-0.4)/270000) * 1000000)" office:value-type="float" office:value="37" calcext:value-type="float">
            <text:p>37</text:p>
          </table:table-cell>
          <table:table-cell table:formula="of:=([.A383]-0.4)/(0.00005-0.000001*[.B383])-260000" office:value-type="float" office:value="2307.69230768934" calcext:value-type="float">
            <text:p>2308</text:p>
          </table:table-cell>
        </table:table-row>
        <table:table-row table:style-name="ro1">
          <table:table-cell table:formula="of:=[.A383]+0.01" office:value-type="float" office:value="3.81999999999996" calcext:value-type="float">
            <text:p>3.81999999999996</text:p>
          </table:table-cell>
          <table:table-cell table:formula="of:=ROUND((0.00005-([.A384]-0.4)/270000) * 1000000)" office:value-type="float" office:value="37" calcext:value-type="float">
            <text:p>37</text:p>
          </table:table-cell>
          <table:table-cell table:formula="of:=([.A384]-0.4)/(0.00005-0.000001*[.B384])-260000" office:value-type="float" office:value="3076.92307692009" calcext:value-type="float">
            <text:p>3077</text:p>
          </table:table-cell>
        </table:table-row>
        <table:table-row table:style-name="ro1">
          <table:table-cell table:formula="of:=[.A384]+0.01" office:value-type="float" office:value="3.82999999999996" calcext:value-type="float">
            <text:p>3.82999999999996</text:p>
          </table:table-cell>
          <table:table-cell table:formula="of:=ROUND((0.00005-([.A385]-0.4)/270000) * 1000000)" office:value-type="float" office:value="37" calcext:value-type="float">
            <text:p>37</text:p>
          </table:table-cell>
          <table:table-cell table:formula="of:=([.A385]-0.4)/(0.00005-0.000001*[.B385])-260000" office:value-type="float" office:value="3846.15384615085" calcext:value-type="float">
            <text:p>3846</text:p>
          </table:table-cell>
        </table:table-row>
        <table:table-row table:style-name="ro1">
          <table:table-cell table:formula="of:=[.A385]+0.01" office:value-type="float" office:value="3.83999999999996" calcext:value-type="float">
            <text:p>3.83999999999996</text:p>
          </table:table-cell>
          <table:table-cell table:formula="of:=ROUND((0.00005-([.A386]-0.4)/270000) * 1000000)" office:value-type="float" office:value="37" calcext:value-type="float">
            <text:p>37</text:p>
          </table:table-cell>
          <table:table-cell table:formula="of:=([.A386]-0.4)/(0.00005-0.000001*[.B386])-260000" office:value-type="float" office:value="4615.3846153816" calcext:value-type="float">
            <text:p>4615</text:p>
          </table:table-cell>
        </table:table-row>
        <table:table-row table:style-name="ro1">
          <table:table-cell table:formula="of:=[.A386]+0.01" office:value-type="float" office:value="3.84999999999996" calcext:value-type="float">
            <text:p>3.84999999999996</text:p>
          </table:table-cell>
          <table:table-cell table:formula="of:=ROUND((0.00005-([.A387]-0.4)/270000) * 1000000)" office:value-type="float" office:value="37" calcext:value-type="float">
            <text:p>37</text:p>
          </table:table-cell>
          <table:table-cell table:formula="of:=([.A387]-0.4)/(0.00005-0.000001*[.B387])-260000" office:value-type="float" office:value="5384.61538461235" calcext:value-type="float">
            <text:p>5385</text:p>
          </table:table-cell>
        </table:table-row>
        <table:table-row table:style-name="ro1">
          <table:table-cell table:formula="of:=[.A387]+0.01" office:value-type="float" office:value="3.85999999999996" calcext:value-type="float">
            <text:p>3.85999999999996</text:p>
          </table:table-cell>
          <table:table-cell table:formula="of:=ROUND((0.00005-([.A388]-0.4)/270000) * 1000000)" office:value-type="float" office:value="37" calcext:value-type="float">
            <text:p>37</text:p>
          </table:table-cell>
          <table:table-cell table:formula="of:=([.A388]-0.4)/(0.00005-0.000001*[.B388])-260000" office:value-type="float" office:value="6153.8461538431" calcext:value-type="float">
            <text:p>6154</text:p>
          </table:table-cell>
        </table:table-row>
        <table:table-row table:style-name="ro1">
          <table:table-cell table:formula="of:=[.A388]+0.01" office:value-type="float" office:value="3.86999999999996" calcext:value-type="float">
            <text:p>3.86999999999996</text:p>
          </table:table-cell>
          <table:table-cell table:formula="of:=ROUND((0.00005-([.A389]-0.4)/270000) * 1000000)" office:value-type="float" office:value="37" calcext:value-type="float">
            <text:p>37</text:p>
          </table:table-cell>
          <table:table-cell table:formula="of:=([.A389]-0.4)/(0.00005-0.000001*[.B389])-260000" office:value-type="float" office:value="6923.07692307385" calcext:value-type="float">
            <text:p>6923</text:p>
          </table:table-cell>
        </table:table-row>
        <table:table-row table:style-name="ro1">
          <table:table-cell table:formula="of:=[.A389]+0.01" office:value-type="float" office:value="3.87999999999996" calcext:value-type="float">
            <text:p>3.87999999999996</text:p>
          </table:table-cell>
          <table:table-cell table:formula="of:=ROUND((0.00005-([.A390]-0.4)/270000) * 1000000)" office:value-type="float" office:value="37" calcext:value-type="float">
            <text:p>37</text:p>
          </table:table-cell>
          <table:table-cell table:formula="of:=([.A390]-0.4)/(0.00005-0.000001*[.B390])-260000" office:value-type="float" office:value="7692.3076923046" calcext:value-type="float">
            <text:p>7692</text:p>
          </table:table-cell>
        </table:table-row>
        <table:table-row table:style-name="ro1">
          <table:table-cell table:formula="of:=[.A390]+0.01" office:value-type="float" office:value="3.88999999999996" calcext:value-type="float">
            <text:p>3.88999999999996</text:p>
          </table:table-cell>
          <table:table-cell table:formula="of:=ROUND((0.00005-([.A391]-0.4)/270000) * 1000000)" office:value-type="float" office:value="37" calcext:value-type="float">
            <text:p>37</text:p>
          </table:table-cell>
          <table:table-cell table:formula="of:=([.A391]-0.4)/(0.00005-0.000001*[.B391])-260000" office:value-type="float" office:value="8461.53846153541" calcext:value-type="float">
            <text:p>8462</text:p>
          </table:table-cell>
        </table:table-row>
        <table:table-row table:style-name="ro1">
          <table:table-cell table:formula="of:=[.A391]+0.01" office:value-type="float" office:value="3.89999999999996" calcext:value-type="float">
            <text:p>3.89999999999996</text:p>
          </table:table-cell>
          <table:table-cell table:formula="of:=ROUND((0.00005-([.A392]-0.4)/270000) * 1000000)" office:value-type="float" office:value="37" calcext:value-type="float">
            <text:p>37</text:p>
          </table:table-cell>
          <table:table-cell table:formula="of:=([.A392]-0.4)/(0.00005-0.000001*[.B392])-260000" office:value-type="float" office:value="9230.76923076616" calcext:value-type="float">
            <text:p>9231</text:p>
          </table:table-cell>
        </table:table-row>
        <table:table-row table:style-name="ro1">
          <table:table-cell table:formula="of:=[.A392]+0.01" office:value-type="float" office:value="3.90999999999996" calcext:value-type="float">
            <text:p>3.90999999999996</text:p>
          </table:table-cell>
          <table:table-cell table:formula="of:=ROUND((0.00005-([.A393]-0.4)/270000) * 1000000)" office:value-type="float" office:value="37" calcext:value-type="float">
            <text:p>37</text:p>
          </table:table-cell>
          <table:table-cell table:formula="of:=([.A393]-0.4)/(0.00005-0.000001*[.B393])-260000" office:value-type="float" office:value="9999.99999999691" calcext:value-type="float">
            <text:p>10000</text:p>
          </table:table-cell>
        </table:table-row>
        <table:table-row table:style-name="ro1">
          <table:table-cell table:formula="of:=[.A393]+0.01" office:value-type="float" office:value="3.91999999999996" calcext:value-type="float">
            <text:p>3.91999999999996</text:p>
          </table:table-cell>
          <table:table-cell table:formula="of:=ROUND((0.00005-([.A394]-0.4)/270000) * 1000000)" office:value-type="float" office:value="37" calcext:value-type="float">
            <text:p>37</text:p>
          </table:table-cell>
          <table:table-cell table:formula="of:=([.A394]-0.4)/(0.00005-0.000001*[.B394])-260000" office:value-type="float" office:value="10769.2307692277" calcext:value-type="float">
            <text:p>10769</text:p>
          </table:table-cell>
        </table:table-row>
        <table:table-row table:style-name="ro1">
          <table:table-cell table:formula="of:=[.A394]+0.01" office:value-type="float" office:value="3.92999999999996" calcext:value-type="float">
            <text:p>3.92999999999996</text:p>
          </table:table-cell>
          <table:table-cell table:formula="of:=ROUND((0.00005-([.A395]-0.4)/270000) * 1000000)" office:value-type="float" office:value="37" calcext:value-type="float">
            <text:p>37</text:p>
          </table:table-cell>
          <table:table-cell table:formula="of:=([.A395]-0.4)/(0.00005-0.000001*[.B395])-260000" office:value-type="float" office:value="11538.4615384584" calcext:value-type="float">
            <text:p>11538</text:p>
          </table:table-cell>
        </table:table-row>
        <table:table-row table:style-name="ro1">
          <table:table-cell table:formula="of:=[.A395]+0.01" office:value-type="float" office:value="3.93999999999996" calcext:value-type="float">
            <text:p>3.93999999999996</text:p>
          </table:table-cell>
          <table:table-cell table:formula="of:=ROUND((0.00005-([.A396]-0.4)/270000) * 1000000)" office:value-type="float" office:value="37" calcext:value-type="float">
            <text:p>37</text:p>
          </table:table-cell>
          <table:table-cell table:formula="of:=([.A396]-0.4)/(0.00005-0.000001*[.B396])-260000" office:value-type="float" office:value="12307.6923076892" calcext:value-type="float">
            <text:p>12308</text:p>
          </table:table-cell>
        </table:table-row>
        <table:table-row table:style-name="ro1">
          <table:table-cell table:formula="of:=[.A396]+0.01" office:value-type="float" office:value="3.94999999999996" calcext:value-type="float">
            <text:p>3.94999999999996</text:p>
          </table:table-cell>
          <table:table-cell table:formula="of:=ROUND((0.00005-([.A397]-0.4)/270000) * 1000000)" office:value-type="float" office:value="37" calcext:value-type="float">
            <text:p>37</text:p>
          </table:table-cell>
          <table:table-cell table:formula="of:=([.A397]-0.4)/(0.00005-0.000001*[.B397])-260000" office:value-type="float" office:value="13076.9230769199" calcext:value-type="float">
            <text:p>13077</text:p>
          </table:table-cell>
        </table:table-row>
        <table:table-row table:style-name="ro1">
          <table:table-cell table:formula="of:=[.A397]+0.01" office:value-type="float" office:value="3.95999999999996" calcext:value-type="float">
            <text:p>3.95999999999996</text:p>
          </table:table-cell>
          <table:table-cell table:formula="of:=ROUND((0.00005-([.A398]-0.4)/270000) * 1000000)" office:value-type="float" office:value="37" calcext:value-type="float">
            <text:p>37</text:p>
          </table:table-cell>
          <table:table-cell table:formula="of:=([.A398]-0.4)/(0.00005-0.000001*[.B398])-260000" office:value-type="float" office:value="13846.1538461507" calcext:value-type="float">
            <text:p>13846</text:p>
          </table:table-cell>
        </table:table-row>
        <table:table-row table:style-name="ro1">
          <table:table-cell table:formula="of:=[.A398]+0.01" office:value-type="float" office:value="3.96999999999996" calcext:value-type="float">
            <text:p>3.96999999999996</text:p>
          </table:table-cell>
          <table:table-cell table:formula="of:=ROUND((0.00005-([.A399]-0.4)/270000) * 1000000)" office:value-type="float" office:value="37" calcext:value-type="float">
            <text:p>37</text:p>
          </table:table-cell>
          <table:table-cell table:formula="of:=([.A399]-0.4)/(0.00005-0.000001*[.B399])-260000" office:value-type="float" office:value="14615.3846153814" calcext:value-type="float">
            <text:p>14615</text:p>
          </table:table-cell>
        </table:table-row>
        <table:table-row table:style-name="ro1">
          <table:table-cell table:formula="of:=[.A399]+0.01" office:value-type="float" office:value="3.97999999999996" calcext:value-type="float">
            <text:p>3.97999999999996</text:p>
          </table:table-cell>
          <table:table-cell table:formula="of:=ROUND((0.00005-([.A400]-0.4)/270000) * 1000000)" office:value-type="float" office:value="37" calcext:value-type="float">
            <text:p>37</text:p>
          </table:table-cell>
          <table:table-cell table:formula="of:=([.A400]-0.4)/(0.00005-0.000001*[.B400])-260000" office:value-type="float" office:value="15384.6153846122" calcext:value-type="float">
            <text:p>15385</text:p>
          </table:table-cell>
        </table:table-row>
        <table:table-row table:style-name="ro1">
          <table:table-cell table:formula="of:=[.A400]+0.01" office:value-type="float" office:value="3.98999999999996" calcext:value-type="float">
            <text:p>3.98999999999996</text:p>
          </table:table-cell>
          <table:table-cell table:formula="of:=ROUND((0.00005-([.A401]-0.4)/270000) * 1000000)" office:value-type="float" office:value="37" calcext:value-type="float">
            <text:p>37</text:p>
          </table:table-cell>
          <table:table-cell table:formula="of:=([.A401]-0.4)/(0.00005-0.000001*[.B401])-260000" office:value-type="float" office:value="16153.8461538429" calcext:value-type="float">
            <text:p>16154</text:p>
          </table:table-cell>
        </table:table-row>
        <table:table-row table:style-name="ro1">
          <table:table-cell table:formula="of:=[.A401]+0.01" office:value-type="float" office:value="3.99999999999996" calcext:value-type="float">
            <text:p>3.99999999999996</text:p>
          </table:table-cell>
          <table:table-cell table:formula="of:=ROUND((0.00005-([.A402]-0.4)/270000) * 1000000)" office:value-type="float" office:value="37" calcext:value-type="float">
            <text:p>37</text:p>
          </table:table-cell>
          <table:table-cell table:formula="of:=([.A402]-0.4)/(0.00005-0.000001*[.B402])-260000" office:value-type="float" office:value="16923.0769230737" calcext:value-type="float">
            <text:p>16923</text:p>
          </table:table-cell>
        </table:table-row>
        <table:table-row table:style-name="ro1">
          <table:table-cell table:formula="of:=[.A402]+0.01" office:value-type="float" office:value="4.00999999999996" calcext:value-type="float">
            <text:p>4.00999999999996</text:p>
          </table:table-cell>
          <table:table-cell table:formula="of:=ROUND((0.00005-([.A403]-0.4)/270000) * 1000000)" office:value-type="float" office:value="37" calcext:value-type="float">
            <text:p>37</text:p>
          </table:table-cell>
          <table:table-cell table:formula="of:=([.A403]-0.4)/(0.00005-0.000001*[.B403])-260000" office:value-type="float" office:value="17692.3076923044" calcext:value-type="float">
            <text:p>17692</text:p>
          </table:table-cell>
        </table:table-row>
        <table:table-row table:style-name="ro1">
          <table:table-cell table:formula="of:=[.A403]+0.01" office:value-type="float" office:value="4.01999999999996" calcext:value-type="float">
            <text:p>4.01999999999996</text:p>
          </table:table-cell>
          <table:table-cell table:formula="of:=ROUND((0.00005-([.A404]-0.4)/270000) * 1000000)" office:value-type="float" office:value="37" calcext:value-type="float">
            <text:p>37</text:p>
          </table:table-cell>
          <table:table-cell table:formula="of:=([.A404]-0.4)/(0.00005-0.000001*[.B404])-260000" office:value-type="float" office:value="18461.5384615352" calcext:value-type="float">
            <text:p>18462</text:p>
          </table:table-cell>
        </table:table-row>
        <table:table-row table:style-name="ro1">
          <table:table-cell table:formula="of:=[.A404]+0.01" office:value-type="float" office:value="4.02999999999996" calcext:value-type="float">
            <text:p>4.02999999999996</text:p>
          </table:table-cell>
          <table:table-cell table:formula="of:=ROUND((0.00005-([.A405]-0.4)/270000) * 1000000)" office:value-type="float" office:value="37" calcext:value-type="float">
            <text:p>37</text:p>
          </table:table-cell>
          <table:table-cell table:formula="of:=([.A405]-0.4)/(0.00005-0.000001*[.B405])-260000" office:value-type="float" office:value="19230.7692307659" calcext:value-type="float">
            <text:p>19231</text:p>
          </table:table-cell>
        </table:table-row>
        <table:table-row table:style-name="ro1">
          <table:table-cell table:formula="of:=[.A405]+0.01" office:value-type="float" office:value="4.03999999999996" calcext:value-type="float">
            <text:p>4.03999999999996</text:p>
          </table:table-cell>
          <table:table-cell table:formula="of:=ROUND((0.00005-([.A406]-0.4)/270000) * 1000000)" office:value-type="float" office:value="37" calcext:value-type="float">
            <text:p>37</text:p>
          </table:table-cell>
          <table:table-cell table:formula="of:=([.A406]-0.4)/(0.00005-0.000001*[.B406])-260000" office:value-type="float" office:value="19999.9999999967" calcext:value-type="float">
            <text:p>20000</text:p>
          </table:table-cell>
        </table:table-row>
        <table:table-row table:style-name="ro1">
          <table:table-cell table:formula="of:=[.A406]+0.01" office:value-type="float" office:value="4.04999999999996" calcext:value-type="float">
            <text:p>4.04999999999996</text:p>
          </table:table-cell>
          <table:table-cell table:formula="of:=ROUND((0.00005-([.A407]-0.4)/270000) * 1000000)" office:value-type="float" office:value="36" calcext:value-type="float">
            <text:p>36</text:p>
          </table:table-cell>
          <table:table-cell table:formula="of:=([.A407]-0.4)/(0.00005-0.000001*[.B407])-260000" office:value-type="float" office:value="714.285714282712" calcext:value-type="float">
            <text:p>714</text:p>
          </table:table-cell>
        </table:table-row>
        <table:table-row table:style-name="ro1">
          <table:table-cell table:formula="of:=[.A407]+0.01" office:value-type="float" office:value="4.05999999999996" calcext:value-type="float">
            <text:p>4.05999999999996</text:p>
          </table:table-cell>
          <table:table-cell table:formula="of:=ROUND((0.00005-([.A408]-0.4)/270000) * 1000000)" office:value-type="float" office:value="36" calcext:value-type="float">
            <text:p>36</text:p>
          </table:table-cell>
          <table:table-cell table:formula="of:=([.A408]-0.4)/(0.00005-0.000001*[.B408])-260000" office:value-type="float" office:value="1428.57142856839" calcext:value-type="float">
            <text:p>1429</text:p>
          </table:table-cell>
        </table:table-row>
        <table:table-row table:style-name="ro1">
          <table:table-cell table:formula="of:=[.A408]+0.01" office:value-type="float" office:value="4.06999999999996" calcext:value-type="float">
            <text:p>4.06999999999996</text:p>
          </table:table-cell>
          <table:table-cell table:formula="of:=ROUND((0.00005-([.A409]-0.4)/270000) * 1000000)" office:value-type="float" office:value="36" calcext:value-type="float">
            <text:p>36</text:p>
          </table:table-cell>
          <table:table-cell table:formula="of:=([.A409]-0.4)/(0.00005-0.000001*[.B409])-260000" office:value-type="float" office:value="2142.8571428541" calcext:value-type="float">
            <text:p>2143</text:p>
          </table:table-cell>
        </table:table-row>
        <table:table-row table:style-name="ro1">
          <table:table-cell table:formula="of:=[.A409]+0.01" office:value-type="float" office:value="4.07999999999996" calcext:value-type="float">
            <text:p>4.07999999999996</text:p>
          </table:table-cell>
          <table:table-cell table:formula="of:=ROUND((0.00005-([.A410]-0.4)/270000) * 1000000)" office:value-type="float" office:value="36" calcext:value-type="float">
            <text:p>36</text:p>
          </table:table-cell>
          <table:table-cell table:formula="of:=([.A410]-0.4)/(0.00005-0.000001*[.B410])-260000" office:value-type="float" office:value="2857.14285713981" calcext:value-type="float">
            <text:p>2857</text:p>
          </table:table-cell>
        </table:table-row>
        <table:table-row table:style-name="ro1">
          <table:table-cell table:formula="of:=[.A410]+0.01" office:value-type="float" office:value="4.08999999999996" calcext:value-type="float">
            <text:p>4.08999999999996</text:p>
          </table:table-cell>
          <table:table-cell table:formula="of:=ROUND((0.00005-([.A411]-0.4)/270000) * 1000000)" office:value-type="float" office:value="36" calcext:value-type="float">
            <text:p>36</text:p>
          </table:table-cell>
          <table:table-cell table:formula="of:=([.A411]-0.4)/(0.00005-0.000001*[.B411])-260000" office:value-type="float" office:value="3571.42857142549" calcext:value-type="float">
            <text:p>3571</text:p>
          </table:table-cell>
        </table:table-row>
        <table:table-row table:style-name="ro1">
          <table:table-cell table:formula="of:=[.A411]+0.01" office:value-type="float" office:value="4.09999999999996" calcext:value-type="float">
            <text:p>4.09999999999996</text:p>
          </table:table-cell>
          <table:table-cell table:formula="of:=ROUND((0.00005-([.A412]-0.4)/270000) * 1000000)" office:value-type="float" office:value="36" calcext:value-type="float">
            <text:p>36</text:p>
          </table:table-cell>
          <table:table-cell table:formula="of:=([.A412]-0.4)/(0.00005-0.000001*[.B412])-260000" office:value-type="float" office:value="4285.71428571118" calcext:value-type="float">
            <text:p>4286</text:p>
          </table:table-cell>
        </table:table-row>
        <table:table-row table:style-name="ro1">
          <table:table-cell table:formula="of:=[.A412]+0.01" office:value-type="float" office:value="4.10999999999996" calcext:value-type="float">
            <text:p>4.10999999999996</text:p>
          </table:table-cell>
          <table:table-cell table:formula="of:=ROUND((0.00005-([.A413]-0.4)/270000) * 1000000)" office:value-type="float" office:value="36" calcext:value-type="float">
            <text:p>36</text:p>
          </table:table-cell>
          <table:table-cell table:formula="of:=([.A413]-0.4)/(0.00005-0.000001*[.B413])-260000" office:value-type="float" office:value="4999.99999999692" calcext:value-type="float">
            <text:p>5000</text:p>
          </table:table-cell>
        </table:table-row>
        <table:table-row table:style-name="ro1">
          <table:table-cell table:formula="of:=[.A413]+0.01" office:value-type="float" office:value="4.11999999999996" calcext:value-type="float">
            <text:p>4.11999999999996</text:p>
          </table:table-cell>
          <table:table-cell table:formula="of:=ROUND((0.00005-([.A414]-0.4)/270000) * 1000000)" office:value-type="float" office:value="36" calcext:value-type="float">
            <text:p>36</text:p>
          </table:table-cell>
          <table:table-cell table:formula="of:=([.A414]-0.4)/(0.00005-0.000001*[.B414])-260000" office:value-type="float" office:value="5714.2857142826" calcext:value-type="float">
            <text:p>5714</text:p>
          </table:table-cell>
        </table:table-row>
        <table:table-row table:style-name="ro1">
          <table:table-cell table:formula="of:=[.A414]+0.01" office:value-type="float" office:value="4.12999999999996" calcext:value-type="float">
            <text:p>4.12999999999996</text:p>
          </table:table-cell>
          <table:table-cell table:formula="of:=ROUND((0.00005-([.A415]-0.4)/270000) * 1000000)" office:value-type="float" office:value="36" calcext:value-type="float">
            <text:p>36</text:p>
          </table:table-cell>
          <table:table-cell table:formula="of:=([.A415]-0.4)/(0.00005-0.000001*[.B415])-260000" office:value-type="float" office:value="6428.57142856828" calcext:value-type="float">
            <text:p>6429</text:p>
          </table:table-cell>
        </table:table-row>
        <table:table-row table:style-name="ro1">
          <table:table-cell table:formula="of:=[.A415]+0.01" office:value-type="float" office:value="4.13999999999996" calcext:value-type="float">
            <text:p>4.13999999999996</text:p>
          </table:table-cell>
          <table:table-cell table:formula="of:=ROUND((0.00005-([.A416]-0.4)/270000) * 1000000)" office:value-type="float" office:value="36" calcext:value-type="float">
            <text:p>36</text:p>
          </table:table-cell>
          <table:table-cell table:formula="of:=([.A416]-0.4)/(0.00005-0.000001*[.B416])-260000" office:value-type="float" office:value="7142.85714285402" calcext:value-type="float">
            <text:p>7143</text:p>
          </table:table-cell>
        </table:table-row>
        <table:table-row table:style-name="ro1">
          <table:table-cell table:formula="of:=[.A416]+0.01" office:value-type="float" office:value="4.14999999999996" calcext:value-type="float">
            <text:p>4.14999999999996</text:p>
          </table:table-cell>
          <table:table-cell table:formula="of:=ROUND((0.00005-([.A417]-0.4)/270000) * 1000000)" office:value-type="float" office:value="36" calcext:value-type="float">
            <text:p>36</text:p>
          </table:table-cell>
          <table:table-cell table:formula="of:=([.A417]-0.4)/(0.00005-0.000001*[.B417])-260000" office:value-type="float" office:value="7857.1428571397" calcext:value-type="float">
            <text:p>7857</text:p>
          </table:table-cell>
        </table:table-row>
        <table:table-row table:style-name="ro1">
          <table:table-cell table:formula="of:=[.A417]+0.01" office:value-type="float" office:value="4.15999999999996" calcext:value-type="float">
            <text:p>4.15999999999996</text:p>
          </table:table-cell>
          <table:table-cell table:formula="of:=ROUND((0.00005-([.A418]-0.4)/270000) * 1000000)" office:value-type="float" office:value="36" calcext:value-type="float">
            <text:p>36</text:p>
          </table:table-cell>
          <table:table-cell table:formula="of:=([.A418]-0.4)/(0.00005-0.000001*[.B418])-260000" office:value-type="float" office:value="8571.42857142538" calcext:value-type="float">
            <text:p>8571</text:p>
          </table:table-cell>
        </table:table-row>
        <table:table-row table:style-name="ro1">
          <table:table-cell table:formula="of:=[.A418]+0.01" office:value-type="float" office:value="4.16999999999996" calcext:value-type="float">
            <text:p>4.16999999999996</text:p>
          </table:table-cell>
          <table:table-cell table:formula="of:=ROUND((0.00005-([.A419]-0.4)/270000) * 1000000)" office:value-type="float" office:value="36" calcext:value-type="float">
            <text:p>36</text:p>
          </table:table-cell>
          <table:table-cell table:formula="of:=([.A419]-0.4)/(0.00005-0.000001*[.B419])-260000" office:value-type="float" office:value="9285.71428571106" calcext:value-type="float">
            <text:p>9286</text:p>
          </table:table-cell>
        </table:table-row>
        <table:table-row table:style-name="ro1">
          <table:table-cell table:formula="of:=[.A419]+0.01" office:value-type="float" office:value="4.17999999999996" calcext:value-type="float">
            <text:p>4.17999999999996</text:p>
          </table:table-cell>
          <table:table-cell table:formula="of:=ROUND((0.00005-([.A420]-0.4)/270000) * 1000000)" office:value-type="float" office:value="36" calcext:value-type="float">
            <text:p>36</text:p>
          </table:table-cell>
          <table:table-cell table:formula="of:=([.A420]-0.4)/(0.00005-0.000001*[.B420])-260000" office:value-type="float" office:value="9999.9999999968" calcext:value-type="float">
            <text:p>10000</text:p>
          </table:table-cell>
        </table:table-row>
        <table:table-row table:style-name="ro1">
          <table:table-cell table:formula="of:=[.A420]+0.01" office:value-type="float" office:value="4.18999999999996" calcext:value-type="float">
            <text:p>4.18999999999996</text:p>
          </table:table-cell>
          <table:table-cell table:formula="of:=ROUND((0.00005-([.A421]-0.4)/270000) * 1000000)" office:value-type="float" office:value="36" calcext:value-type="float">
            <text:p>36</text:p>
          </table:table-cell>
          <table:table-cell table:formula="of:=([.A421]-0.4)/(0.00005-0.000001*[.B421])-260000" office:value-type="float" office:value="10714.2857142825" calcext:value-type="float">
            <text:p>10714</text:p>
          </table:table-cell>
        </table:table-row>
        <table:table-row table:style-name="ro1">
          <table:table-cell table:formula="of:=[.A421]+0.01" office:value-type="float" office:value="4.19999999999996" calcext:value-type="float">
            <text:p>4.19999999999996</text:p>
          </table:table-cell>
          <table:table-cell table:formula="of:=ROUND((0.00005-([.A422]-0.4)/270000) * 1000000)" office:value-type="float" office:value="36" calcext:value-type="float">
            <text:p>36</text:p>
          </table:table-cell>
          <table:table-cell table:formula="of:=([.A422]-0.4)/(0.00005-0.000001*[.B422])-260000" office:value-type="float" office:value="11428.5714285682" calcext:value-type="float">
            <text:p>11429</text:p>
          </table:table-cell>
        </table:table-row>
        <table:table-row table:style-name="ro1">
          <table:table-cell table:formula="of:=[.A422]+0.01" office:value-type="float" office:value="4.20999999999995" calcext:value-type="float">
            <text:p>4.20999999999995</text:p>
          </table:table-cell>
          <table:table-cell table:formula="of:=ROUND((0.00005-([.A423]-0.4)/270000) * 1000000)" office:value-type="float" office:value="36" calcext:value-type="float">
            <text:p>36</text:p>
          </table:table-cell>
          <table:table-cell table:formula="of:=([.A423]-0.4)/(0.00005-0.000001*[.B423])-260000" office:value-type="float" office:value="12142.8571428539" calcext:value-type="float">
            <text:p>12143</text:p>
          </table:table-cell>
        </table:table-row>
        <table:table-row table:style-name="ro1">
          <table:table-cell table:formula="of:=[.A423]+0.01" office:value-type="float" office:value="4.21999999999995" calcext:value-type="float">
            <text:p>4.21999999999995</text:p>
          </table:table-cell>
          <table:table-cell table:formula="of:=ROUND((0.00005-([.A424]-0.4)/270000) * 1000000)" office:value-type="float" office:value="36" calcext:value-type="float">
            <text:p>36</text:p>
          </table:table-cell>
          <table:table-cell table:formula="of:=([.A424]-0.4)/(0.00005-0.000001*[.B424])-260000" office:value-type="float" office:value="12857.1428571396" calcext:value-type="float">
            <text:p>12857</text:p>
          </table:table-cell>
        </table:table-row>
        <table:table-row table:style-name="ro1">
          <table:table-cell table:formula="of:=[.A424]+0.01" office:value-type="float" office:value="4.22999999999995" calcext:value-type="float">
            <text:p>4.22999999999995</text:p>
          </table:table-cell>
          <table:table-cell table:formula="of:=ROUND((0.00005-([.A425]-0.4)/270000) * 1000000)" office:value-type="float" office:value="36" calcext:value-type="float">
            <text:p>36</text:p>
          </table:table-cell>
          <table:table-cell table:formula="of:=([.A425]-0.4)/(0.00005-0.000001*[.B425])-260000" office:value-type="float" office:value="13571.4285714253" calcext:value-type="float">
            <text:p>13571</text:p>
          </table:table-cell>
        </table:table-row>
        <table:table-row table:style-name="ro1">
          <table:table-cell table:formula="of:=[.A425]+0.01" office:value-type="float" office:value="4.23999999999995" calcext:value-type="float">
            <text:p>4.23999999999995</text:p>
          </table:table-cell>
          <table:table-cell table:formula="of:=ROUND((0.00005-([.A426]-0.4)/270000) * 1000000)" office:value-type="float" office:value="36" calcext:value-type="float">
            <text:p>36</text:p>
          </table:table-cell>
          <table:table-cell table:formula="of:=([.A426]-0.4)/(0.00005-0.000001*[.B426])-260000" office:value-type="float" office:value="14285.714285711" calcext:value-type="float">
            <text:p>14286</text:p>
          </table:table-cell>
        </table:table-row>
        <table:table-row table:style-name="ro1">
          <table:table-cell table:formula="of:=[.A426]+0.01" office:value-type="float" office:value="4.24999999999995" calcext:value-type="float">
            <text:p>4.24999999999995</text:p>
          </table:table-cell>
          <table:table-cell table:formula="of:=ROUND((0.00005-([.A427]-0.4)/270000) * 1000000)" office:value-type="float" office:value="36" calcext:value-type="float">
            <text:p>36</text:p>
          </table:table-cell>
          <table:table-cell table:formula="of:=([.A427]-0.4)/(0.00005-0.000001*[.B427])-260000" office:value-type="float" office:value="14999.9999999967" calcext:value-type="float">
            <text:p>15000</text:p>
          </table:table-cell>
        </table:table-row>
        <table:table-row table:style-name="ro1">
          <table:table-cell table:formula="of:=[.A427]+0.01" office:value-type="float" office:value="4.25999999999995" calcext:value-type="float">
            <text:p>4.25999999999995</text:p>
          </table:table-cell>
          <table:table-cell table:formula="of:=ROUND((0.00005-([.A428]-0.4)/270000) * 1000000)" office:value-type="float" office:value="36" calcext:value-type="float">
            <text:p>36</text:p>
          </table:table-cell>
          <table:table-cell table:formula="of:=([.A428]-0.4)/(0.00005-0.000001*[.B428])-260000" office:value-type="float" office:value="15714.2857142824" calcext:value-type="float">
            <text:p>15714</text:p>
          </table:table-cell>
        </table:table-row>
        <table:table-row table:style-name="ro1">
          <table:table-cell table:formula="of:=[.A428]+0.01" office:value-type="float" office:value="4.26999999999995" calcext:value-type="float">
            <text:p>4.26999999999995</text:p>
          </table:table-cell>
          <table:table-cell table:formula="of:=ROUND((0.00005-([.A429]-0.4)/270000) * 1000000)" office:value-type="float" office:value="36" calcext:value-type="float">
            <text:p>36</text:p>
          </table:table-cell>
          <table:table-cell table:formula="of:=([.A429]-0.4)/(0.00005-0.000001*[.B429])-260000" office:value-type="float" office:value="16428.5714285681" calcext:value-type="float">
            <text:p>16429</text:p>
          </table:table-cell>
        </table:table-row>
        <table:table-row table:style-name="ro1">
          <table:table-cell table:formula="of:=[.A429]+0.01" office:value-type="float" office:value="4.27999999999995" calcext:value-type="float">
            <text:p>4.27999999999995</text:p>
          </table:table-cell>
          <table:table-cell table:formula="of:=ROUND((0.00005-([.A430]-0.4)/270000) * 1000000)" office:value-type="float" office:value="36" calcext:value-type="float">
            <text:p>36</text:p>
          </table:table-cell>
          <table:table-cell table:formula="of:=([.A430]-0.4)/(0.00005-0.000001*[.B430])-260000" office:value-type="float" office:value="17142.8571428538" calcext:value-type="float">
            <text:p>17143</text:p>
          </table:table-cell>
        </table:table-row>
        <table:table-row table:style-name="ro1">
          <table:table-cell table:formula="of:=[.A430]+0.01" office:value-type="float" office:value="4.28999999999995" calcext:value-type="float">
            <text:p>4.28999999999995</text:p>
          </table:table-cell>
          <table:table-cell table:formula="of:=ROUND((0.00005-([.A431]-0.4)/270000) * 1000000)" office:value-type="float" office:value="36" calcext:value-type="float">
            <text:p>36</text:p>
          </table:table-cell>
          <table:table-cell table:formula="of:=([.A431]-0.4)/(0.00005-0.000001*[.B431])-260000" office:value-type="float" office:value="17857.1428571395" calcext:value-type="float">
            <text:p>17857</text:p>
          </table:table-cell>
        </table:table-row>
        <table:table-row table:style-name="ro1">
          <table:table-cell table:formula="of:=[.A431]+0.01" office:value-type="float" office:value="4.29999999999995" calcext:value-type="float">
            <text:p>4.29999999999995</text:p>
          </table:table-cell>
          <table:table-cell table:formula="of:=ROUND((0.00005-([.A432]-0.4)/270000) * 1000000)" office:value-type="float" office:value="36" calcext:value-type="float">
            <text:p>36</text:p>
          </table:table-cell>
          <table:table-cell table:formula="of:=([.A432]-0.4)/(0.00005-0.000001*[.B432])-260000" office:value-type="float" office:value="18571.4285714251" calcext:value-type="float">
            <text:p>18571</text:p>
          </table:table-cell>
        </table:table-row>
        <table:table-row table:style-name="ro1">
          <table:table-cell table:formula="of:=[.A432]+0.01" office:value-type="float" office:value="4.30999999999995" calcext:value-type="float">
            <text:p>4.30999999999995</text:p>
          </table:table-cell>
          <table:table-cell table:formula="of:=ROUND((0.00005-([.A433]-0.4)/270000) * 1000000)" office:value-type="float" office:value="36" calcext:value-type="float">
            <text:p>36</text:p>
          </table:table-cell>
          <table:table-cell table:formula="of:=([.A433]-0.4)/(0.00005-0.000001*[.B433])-260000" office:value-type="float" office:value="19285.7142857109" calcext:value-type="float">
            <text:p>19286</text:p>
          </table:table-cell>
        </table:table-row>
        <table:table-row table:style-name="ro1">
          <table:table-cell table:formula="of:=[.A433]+0.01" office:value-type="float" office:value="4.31999999999995" calcext:value-type="float">
            <text:p>4.31999999999995</text:p>
          </table:table-cell>
          <table:table-cell table:formula="of:=ROUND((0.00005-([.A434]-0.4)/270000) * 1000000)" office:value-type="float" office:value="35" calcext:value-type="float">
            <text:p>35</text:p>
          </table:table-cell>
          <table:table-cell table:formula="of:=([.A434]-0.4)/(0.00005-0.000001*[.B434])-260000" office:value-type="float" office:value="1333.33333333005" calcext:value-type="float">
            <text:p>1333</text:p>
          </table:table-cell>
        </table:table-row>
        <table:table-row table:style-name="ro1">
          <table:table-cell table:formula="of:=[.A434]+0.01" office:value-type="float" office:value="4.32999999999995" calcext:value-type="float">
            <text:p>4.32999999999995</text:p>
          </table:table-cell>
          <table:table-cell table:formula="of:=ROUND((0.00005-([.A435]-0.4)/270000) * 1000000)" office:value-type="float" office:value="35" calcext:value-type="float">
            <text:p>35</text:p>
          </table:table-cell>
          <table:table-cell table:formula="of:=([.A435]-0.4)/(0.00005-0.000001*[.B435])-260000" office:value-type="float" office:value="1999.99999999671" calcext:value-type="float">
            <text:p>2000</text:p>
          </table:table-cell>
        </table:table-row>
        <table:table-row table:style-name="ro1">
          <table:table-cell table:formula="of:=[.A435]+0.01" office:value-type="float" office:value="4.33999999999995" calcext:value-type="float">
            <text:p>4.33999999999995</text:p>
          </table:table-cell>
          <table:table-cell table:formula="of:=ROUND((0.00005-([.A436]-0.4)/270000) * 1000000)" office:value-type="float" office:value="35" calcext:value-type="float">
            <text:p>35</text:p>
          </table:table-cell>
          <table:table-cell table:formula="of:=([.A436]-0.4)/(0.00005-0.000001*[.B436])-260000" office:value-type="float" office:value="2666.66666666337" calcext:value-type="float">
            <text:p>2667</text:p>
          </table:table-cell>
        </table:table-row>
        <table:table-row table:style-name="ro1">
          <table:table-cell table:formula="of:=[.A436]+0.01" office:value-type="float" office:value="4.34999999999995" calcext:value-type="float">
            <text:p>4.34999999999995</text:p>
          </table:table-cell>
          <table:table-cell table:formula="of:=ROUND((0.00005-([.A437]-0.4)/270000) * 1000000)" office:value-type="float" office:value="35" calcext:value-type="float">
            <text:p>35</text:p>
          </table:table-cell>
          <table:table-cell table:formula="of:=([.A437]-0.4)/(0.00005-0.000001*[.B437])-260000" office:value-type="float" office:value="3333.33333333" calcext:value-type="float">
            <text:p>3333</text:p>
          </table:table-cell>
        </table:table-row>
        <table:table-row table:style-name="ro1">
          <table:table-cell table:formula="of:=[.A437]+0.01" office:value-type="float" office:value="4.35999999999995" calcext:value-type="float">
            <text:p>4.35999999999995</text:p>
          </table:table-cell>
          <table:table-cell table:formula="of:=ROUND((0.00005-([.A438]-0.4)/270000) * 1000000)" office:value-type="float" office:value="35" calcext:value-type="float">
            <text:p>35</text:p>
          </table:table-cell>
          <table:table-cell table:formula="of:=([.A438]-0.4)/(0.00005-0.000001*[.B438])-260000" office:value-type="float" office:value="3999.99999999668" calcext:value-type="float">
            <text:p>4000</text:p>
          </table:table-cell>
        </table:table-row>
        <table:table-row table:style-name="ro1">
          <table:table-cell table:formula="of:=[.A438]+0.01" office:value-type="float" office:value="4.36999999999995" calcext:value-type="float">
            <text:p>4.36999999999995</text:p>
          </table:table-cell>
          <table:table-cell table:formula="of:=ROUND((0.00005-([.A439]-0.4)/270000) * 1000000)" office:value-type="float" office:value="35" calcext:value-type="float">
            <text:p>35</text:p>
          </table:table-cell>
          <table:table-cell table:formula="of:=([.A439]-0.4)/(0.00005-0.000001*[.B439])-260000" office:value-type="float" office:value="4666.66666666331" calcext:value-type="float">
            <text:p>4667</text:p>
          </table:table-cell>
        </table:table-row>
        <table:table-row table:style-name="ro1">
          <table:table-cell table:formula="of:=[.A439]+0.01" office:value-type="float" office:value="4.37999999999995" calcext:value-type="float">
            <text:p>4.37999999999995</text:p>
          </table:table-cell>
          <table:table-cell table:formula="of:=ROUND((0.00005-([.A440]-0.4)/270000) * 1000000)" office:value-type="float" office:value="35" calcext:value-type="float">
            <text:p>35</text:p>
          </table:table-cell>
          <table:table-cell table:formula="of:=([.A440]-0.4)/(0.00005-0.000001*[.B440])-260000" office:value-type="float" office:value="5333.33333333" calcext:value-type="float">
            <text:p>5333</text:p>
          </table:table-cell>
        </table:table-row>
        <table:table-row table:style-name="ro1">
          <table:table-cell table:formula="of:=[.A440]+0.01" office:value-type="float" office:value="4.38999999999995" calcext:value-type="float">
            <text:p>4.38999999999995</text:p>
          </table:table-cell>
          <table:table-cell table:formula="of:=ROUND((0.00005-([.A441]-0.4)/270000) * 1000000)" office:value-type="float" office:value="35" calcext:value-type="float">
            <text:p>35</text:p>
          </table:table-cell>
          <table:table-cell table:formula="of:=([.A441]-0.4)/(0.00005-0.000001*[.B441])-260000" office:value-type="float" office:value="5999.99999999662" calcext:value-type="float">
            <text:p>6000</text:p>
          </table:table-cell>
        </table:table-row>
        <table:table-row table:style-name="ro1">
          <table:table-cell table:formula="of:=[.A441]+0.01" office:value-type="float" office:value="4.39999999999995" calcext:value-type="float">
            <text:p>4.39999999999995</text:p>
          </table:table-cell>
          <table:table-cell table:formula="of:=ROUND((0.00005-([.A442]-0.4)/270000) * 1000000)" office:value-type="float" office:value="35" calcext:value-type="float">
            <text:p>35</text:p>
          </table:table-cell>
          <table:table-cell table:formula="of:=([.A442]-0.4)/(0.00005-0.000001*[.B442])-260000" office:value-type="float" office:value="6666.66666666331" calcext:value-type="float">
            <text:p>6667</text:p>
          </table:table-cell>
        </table:table-row>
        <table:table-row table:style-name="ro1">
          <table:table-cell table:formula="of:=[.A442]+0.01" office:value-type="float" office:value="4.40999999999995" calcext:value-type="float">
            <text:p>4.40999999999995</text:p>
          </table:table-cell>
          <table:table-cell table:formula="of:=ROUND((0.00005-([.A443]-0.4)/270000) * 1000000)" office:value-type="float" office:value="35" calcext:value-type="float">
            <text:p>35</text:p>
          </table:table-cell>
          <table:table-cell table:formula="of:=([.A443]-0.4)/(0.00005-0.000001*[.B443])-260000" office:value-type="float" office:value="7333.33333332988" calcext:value-type="float">
            <text:p>7333</text:p>
          </table:table-cell>
        </table:table-row>
        <table:table-row table:style-name="ro1">
          <table:table-cell table:formula="of:=[.A443]+0.01" office:value-type="float" office:value="4.41999999999995" calcext:value-type="float">
            <text:p>4.41999999999995</text:p>
          </table:table-cell>
          <table:table-cell table:formula="of:=ROUND((0.00005-([.A444]-0.4)/270000) * 1000000)" office:value-type="float" office:value="35" calcext:value-type="float">
            <text:p>35</text:p>
          </table:table-cell>
          <table:table-cell table:formula="of:=([.A444]-0.4)/(0.00005-0.000001*[.B444])-260000" office:value-type="float" office:value="7999.99999999657" calcext:value-type="float">
            <text:p>8000</text:p>
          </table:table-cell>
        </table:table-row>
        <table:table-row table:style-name="ro1">
          <table:table-cell table:formula="of:=[.A444]+0.01" office:value-type="float" office:value="4.42999999999995" calcext:value-type="float">
            <text:p>4.42999999999995</text:p>
          </table:table-cell>
          <table:table-cell table:formula="of:=ROUND((0.00005-([.A445]-0.4)/270000) * 1000000)" office:value-type="float" office:value="35" calcext:value-type="float">
            <text:p>35</text:p>
          </table:table-cell>
          <table:table-cell table:formula="of:=([.A445]-0.4)/(0.00005-0.000001*[.B445])-260000" office:value-type="float" office:value="8666.66666666319" calcext:value-type="float">
            <text:p>8667</text:p>
          </table:table-cell>
        </table:table-row>
        <table:table-row table:style-name="ro1">
          <table:table-cell table:formula="of:=[.A445]+0.01" office:value-type="float" office:value="4.43999999999995" calcext:value-type="float">
            <text:p>4.43999999999995</text:p>
          </table:table-cell>
          <table:table-cell table:formula="of:=ROUND((0.00005-([.A446]-0.4)/270000) * 1000000)" office:value-type="float" office:value="35" calcext:value-type="float">
            <text:p>35</text:p>
          </table:table-cell>
          <table:table-cell table:formula="of:=([.A446]-0.4)/(0.00005-0.000001*[.B446])-260000" office:value-type="float" office:value="9333.33333332988" calcext:value-type="float">
            <text:p>9333</text:p>
          </table:table-cell>
        </table:table-row>
        <table:table-row table:style-name="ro1">
          <table:table-cell table:formula="of:=[.A446]+0.01" office:value-type="float" office:value="4.44999999999995" calcext:value-type="float">
            <text:p>4.44999999999995</text:p>
          </table:table-cell>
          <table:table-cell table:formula="of:=ROUND((0.00005-([.A447]-0.4)/270000) * 1000000)" office:value-type="float" office:value="35" calcext:value-type="float">
            <text:p>35</text:p>
          </table:table-cell>
          <table:table-cell table:formula="of:=([.A447]-0.4)/(0.00005-0.000001*[.B447])-260000" office:value-type="float" office:value="9999.99999999651" calcext:value-type="float">
            <text:p>10000</text:p>
          </table:table-cell>
        </table:table-row>
        <table:table-row table:style-name="ro1">
          <table:table-cell table:formula="of:=[.A447]+0.01" office:value-type="float" office:value="4.45999999999995" calcext:value-type="float">
            <text:p>4.45999999999995</text:p>
          </table:table-cell>
          <table:table-cell table:formula="of:=ROUND((0.00005-([.A448]-0.4)/270000) * 1000000)" office:value-type="float" office:value="35" calcext:value-type="float">
            <text:p>35</text:p>
          </table:table-cell>
          <table:table-cell table:formula="of:=([.A448]-0.4)/(0.00005-0.000001*[.B448])-260000" office:value-type="float" office:value="10666.6666666632" calcext:value-type="float">
            <text:p>10667</text:p>
          </table:table-cell>
        </table:table-row>
        <table:table-row table:style-name="ro1">
          <table:table-cell table:formula="of:=[.A448]+0.01" office:value-type="float" office:value="4.46999999999995" calcext:value-type="float">
            <text:p>4.46999999999995</text:p>
          </table:table-cell>
          <table:table-cell table:formula="of:=ROUND((0.00005-([.A449]-0.4)/270000) * 1000000)" office:value-type="float" office:value="35" calcext:value-type="float">
            <text:p>35</text:p>
          </table:table-cell>
          <table:table-cell table:formula="of:=([.A449]-0.4)/(0.00005-0.000001*[.B449])-260000" office:value-type="float" office:value="11333.3333333298" calcext:value-type="float">
            <text:p>11333</text:p>
          </table:table-cell>
        </table:table-row>
        <table:table-row table:style-name="ro1">
          <table:table-cell table:formula="of:=[.A449]+0.01" office:value-type="float" office:value="4.47999999999995" calcext:value-type="float">
            <text:p>4.47999999999995</text:p>
          </table:table-cell>
          <table:table-cell table:formula="of:=ROUND((0.00005-([.A450]-0.4)/270000) * 1000000)" office:value-type="float" office:value="35" calcext:value-type="float">
            <text:p>35</text:p>
          </table:table-cell>
          <table:table-cell table:formula="of:=([.A450]-0.4)/(0.00005-0.000001*[.B450])-260000" office:value-type="float" office:value="11999.9999999965" calcext:value-type="float">
            <text:p>12000</text:p>
          </table:table-cell>
        </table:table-row>
        <table:table-row table:style-name="ro1">
          <table:table-cell table:formula="of:=[.A450]+0.01" office:value-type="float" office:value="4.48999999999995" calcext:value-type="float">
            <text:p>4.48999999999995</text:p>
          </table:table-cell>
          <table:table-cell table:formula="of:=ROUND((0.00005-([.A451]-0.4)/270000) * 1000000)" office:value-type="float" office:value="35" calcext:value-type="float">
            <text:p>35</text:p>
          </table:table-cell>
          <table:table-cell table:formula="of:=([.A451]-0.4)/(0.00005-0.000001*[.B451])-260000" office:value-type="float" office:value="12666.6666666631" calcext:value-type="float">
            <text:p>12667</text:p>
          </table:table-cell>
        </table:table-row>
        <table:table-row table:style-name="ro1">
          <table:table-cell table:formula="of:=[.A451]+0.01" office:value-type="float" office:value="4.49999999999995" calcext:value-type="float">
            <text:p>4.49999999999995</text:p>
          </table:table-cell>
          <table:table-cell table:formula="of:=ROUND((0.00005-([.A452]-0.4)/270000) * 1000000)" office:value-type="float" office:value="35" calcext:value-type="float">
            <text:p>35</text:p>
          </table:table-cell>
          <table:table-cell table:formula="of:=([.A452]-0.4)/(0.00005-0.000001*[.B452])-260000" office:value-type="float" office:value="13333.3333333298" calcext:value-type="float">
            <text:p>13333</text:p>
          </table:table-cell>
        </table:table-row>
        <table:table-row table:style-name="ro1">
          <table:table-cell table:formula="of:=[.A452]+0.01" office:value-type="float" office:value="4.50999999999995" calcext:value-type="float">
            <text:p>4.50999999999995</text:p>
          </table:table-cell>
          <table:table-cell table:formula="of:=ROUND((0.00005-([.A453]-0.4)/270000) * 1000000)" office:value-type="float" office:value="35" calcext:value-type="float">
            <text:p>35</text:p>
          </table:table-cell>
          <table:table-cell table:formula="of:=([.A453]-0.4)/(0.00005-0.000001*[.B453])-260000" office:value-type="float" office:value="13999.9999999964" calcext:value-type="float">
            <text:p>14000</text:p>
          </table:table-cell>
        </table:table-row>
        <table:table-row table:style-name="ro1">
          <table:table-cell table:formula="of:=[.A453]+0.01" office:value-type="float" office:value="4.51999999999995" calcext:value-type="float">
            <text:p>4.51999999999995</text:p>
          </table:table-cell>
          <table:table-cell table:formula="of:=ROUND((0.00005-([.A454]-0.4)/270000) * 1000000)" office:value-type="float" office:value="35" calcext:value-type="float">
            <text:p>35</text:p>
          </table:table-cell>
          <table:table-cell table:formula="of:=([.A454]-0.4)/(0.00005-0.000001*[.B454])-260000" office:value-type="float" office:value="14666.6666666631" calcext:value-type="float">
            <text:p>14667</text:p>
          </table:table-cell>
        </table:table-row>
        <table:table-row table:style-name="ro1">
          <table:table-cell table:formula="of:=[.A454]+0.01" office:value-type="float" office:value="4.52999999999995" calcext:value-type="float">
            <text:p>4.52999999999995</text:p>
          </table:table-cell>
          <table:table-cell table:formula="of:=ROUND((0.00005-([.A455]-0.4)/270000) * 1000000)" office:value-type="float" office:value="35" calcext:value-type="float">
            <text:p>35</text:p>
          </table:table-cell>
          <table:table-cell table:formula="of:=([.A455]-0.4)/(0.00005-0.000001*[.B455])-260000" office:value-type="float" office:value="15333.3333333297" calcext:value-type="float">
            <text:p>15333</text:p>
          </table:table-cell>
        </table:table-row>
        <table:table-row table:style-name="ro1">
          <table:table-cell table:formula="of:=[.A455]+0.01" office:value-type="float" office:value="4.53999999999995" calcext:value-type="float">
            <text:p>4.53999999999995</text:p>
          </table:table-cell>
          <table:table-cell table:formula="of:=ROUND((0.00005-([.A456]-0.4)/270000) * 1000000)" office:value-type="float" office:value="35" calcext:value-type="float">
            <text:p>35</text:p>
          </table:table-cell>
          <table:table-cell table:formula="of:=([.A456]-0.4)/(0.00005-0.000001*[.B456])-260000" office:value-type="float" office:value="15999.9999999964" calcext:value-type="float">
            <text:p>16000</text:p>
          </table:table-cell>
        </table:table-row>
        <table:table-row table:style-name="ro1">
          <table:table-cell table:formula="of:=[.A456]+0.01" office:value-type="float" office:value="4.54999999999995" calcext:value-type="float">
            <text:p>4.54999999999995</text:p>
          </table:table-cell>
          <table:table-cell table:formula="of:=ROUND((0.00005-([.A457]-0.4)/270000) * 1000000)" office:value-type="float" office:value="35" calcext:value-type="float">
            <text:p>35</text:p>
          </table:table-cell>
          <table:table-cell table:formula="of:=([.A457]-0.4)/(0.00005-0.000001*[.B457])-260000" office:value-type="float" office:value="16666.666666663" calcext:value-type="float">
            <text:p>16667</text:p>
          </table:table-cell>
        </table:table-row>
        <table:table-row table:style-name="ro1">
          <table:table-cell table:formula="of:=[.A457]+0.01" office:value-type="float" office:value="4.55999999999995" calcext:value-type="float">
            <text:p>4.55999999999995</text:p>
          </table:table-cell>
          <table:table-cell table:formula="of:=ROUND((0.00005-([.A458]-0.4)/270000) * 1000000)" office:value-type="float" office:value="35" calcext:value-type="float">
            <text:p>35</text:p>
          </table:table-cell>
          <table:table-cell table:formula="of:=([.A458]-0.4)/(0.00005-0.000001*[.B458])-260000" office:value-type="float" office:value="17333.3333333297" calcext:value-type="float">
            <text:p>17333</text:p>
          </table:table-cell>
        </table:table-row>
        <table:table-row table:style-name="ro1">
          <table:table-cell table:formula="of:=[.A458]+0.01" office:value-type="float" office:value="4.56999999999995" calcext:value-type="float">
            <text:p>4.56999999999995</text:p>
          </table:table-cell>
          <table:table-cell table:formula="of:=ROUND((0.00005-([.A459]-0.4)/270000) * 1000000)" office:value-type="float" office:value="35" calcext:value-type="float">
            <text:p>35</text:p>
          </table:table-cell>
          <table:table-cell table:formula="of:=([.A459]-0.4)/(0.00005-0.000001*[.B459])-260000" office:value-type="float" office:value="17999.9999999963" calcext:value-type="float">
            <text:p>18000</text:p>
          </table:table-cell>
        </table:table-row>
        <table:table-row table:style-name="ro1">
          <table:table-cell table:formula="of:=[.A459]+0.01" office:value-type="float" office:value="4.57999999999995" calcext:value-type="float">
            <text:p>4.57999999999995</text:p>
          </table:table-cell>
          <table:table-cell table:formula="of:=ROUND((0.00005-([.A460]-0.4)/270000) * 1000000)" office:value-type="float" office:value="35" calcext:value-type="float">
            <text:p>35</text:p>
          </table:table-cell>
          <table:table-cell table:formula="of:=([.A460]-0.4)/(0.00005-0.000001*[.B460])-260000" office:value-type="float" office:value="18666.666666663" calcext:value-type="float">
            <text:p>18667</text:p>
          </table:table-cell>
        </table:table-row>
        <table:table-row table:style-name="ro1">
          <table:table-cell table:formula="of:=[.A460]+0.01" office:value-type="float" office:value="4.58999999999995" calcext:value-type="float">
            <text:p>4.58999999999995</text:p>
          </table:table-cell>
          <table:table-cell table:formula="of:=ROUND((0.00005-([.A461]-0.4)/270000) * 1000000)" office:value-type="float" office:value="34" calcext:value-type="float">
            <text:p>34</text:p>
          </table:table-cell>
          <table:table-cell table:formula="of:=([.A461]-0.4)/(0.00005-0.000001*[.B461])-260000" office:value-type="float" office:value="1874.9999999966" calcext:value-type="float">
            <text:p>1875</text:p>
          </table:table-cell>
        </table:table-row>
        <table:table-row table:style-name="ro1">
          <table:table-cell table:formula="of:=[.A461]+0.01" office:value-type="float" office:value="4.59999999999995" calcext:value-type="float">
            <text:p>4.59999999999995</text:p>
          </table:table-cell>
          <table:table-cell table:formula="of:=ROUND((0.00005-([.A462]-0.4)/270000) * 1000000)" office:value-type="float" office:value="34" calcext:value-type="float">
            <text:p>34</text:p>
          </table:table-cell>
          <table:table-cell table:formula="of:=([.A462]-0.4)/(0.00005-0.000001*[.B462])-260000" office:value-type="float" office:value="2499.99999999657" calcext:value-type="float">
            <text:p>2500</text:p>
          </table:table-cell>
        </table:table-row>
        <table:table-row table:style-name="ro1">
          <table:table-cell table:formula="of:=[.A462]+0.01" office:value-type="float" office:value="4.60999999999995" calcext:value-type="float">
            <text:p>4.60999999999995</text:p>
          </table:table-cell>
          <table:table-cell table:formula="of:=ROUND((0.00005-([.A463]-0.4)/270000) * 1000000)" office:value-type="float" office:value="34" calcext:value-type="float">
            <text:p>34</text:p>
          </table:table-cell>
          <table:table-cell table:formula="of:=([.A463]-0.4)/(0.00005-0.000001*[.B463])-260000" office:value-type="float" office:value="3124.99999999657" calcext:value-type="float">
            <text:p>3125</text:p>
          </table:table-cell>
        </table:table-row>
        <table:table-row table:style-name="ro1">
          <table:table-cell table:formula="of:=[.A463]+0.01" office:value-type="float" office:value="4.61999999999995" calcext:value-type="float">
            <text:p>4.61999999999995</text:p>
          </table:table-cell>
          <table:table-cell table:formula="of:=ROUND((0.00005-([.A464]-0.4)/270000) * 1000000)" office:value-type="float" office:value="34" calcext:value-type="float">
            <text:p>34</text:p>
          </table:table-cell>
          <table:table-cell table:formula="of:=([.A464]-0.4)/(0.00005-0.000001*[.B464])-260000" office:value-type="float" office:value="3749.99999999657" calcext:value-type="float">
            <text:p>3750</text:p>
          </table:table-cell>
        </table:table-row>
        <table:table-row table:style-name="ro1">
          <table:table-cell table:formula="of:=[.A464]+0.01" office:value-type="float" office:value="4.62999999999995" calcext:value-type="float">
            <text:p>4.62999999999995</text:p>
          </table:table-cell>
          <table:table-cell table:formula="of:=ROUND((0.00005-([.A465]-0.4)/270000) * 1000000)" office:value-type="float" office:value="34" calcext:value-type="float">
            <text:p>34</text:p>
          </table:table-cell>
          <table:table-cell table:formula="of:=([.A465]-0.4)/(0.00005-0.000001*[.B465])-260000" office:value-type="float" office:value="4374.99999999657" calcext:value-type="float">
            <text:p>4375</text:p>
          </table:table-cell>
        </table:table-row>
        <table:table-row table:style-name="ro1">
          <table:table-cell table:formula="of:=[.A465]+0.01" office:value-type="float" office:value="4.63999999999995" calcext:value-type="float">
            <text:p>4.63999999999995</text:p>
          </table:table-cell>
          <table:table-cell table:formula="of:=ROUND((0.00005-([.A466]-0.4)/270000) * 1000000)" office:value-type="float" office:value="34" calcext:value-type="float">
            <text:p>34</text:p>
          </table:table-cell>
          <table:table-cell table:formula="of:=([.A466]-0.4)/(0.00005-0.000001*[.B466])-260000" office:value-type="float" office:value="4999.99999999651" calcext:value-type="float">
            <text:p>5000</text:p>
          </table:table-cell>
        </table:table-row>
        <table:table-row table:style-name="ro1">
          <table:table-cell table:formula="of:=[.A466]+0.01" office:value-type="float" office:value="4.64999999999995" calcext:value-type="float">
            <text:p>4.64999999999995</text:p>
          </table:table-cell>
          <table:table-cell table:formula="of:=ROUND((0.00005-([.A467]-0.4)/270000) * 1000000)" office:value-type="float" office:value="34" calcext:value-type="float">
            <text:p>34</text:p>
          </table:table-cell>
          <table:table-cell table:formula="of:=([.A467]-0.4)/(0.00005-0.000001*[.B467])-260000" office:value-type="float" office:value="5624.99999999651" calcext:value-type="float">
            <text:p>5625</text:p>
          </table:table-cell>
        </table:table-row>
        <table:table-row table:style-name="ro1">
          <table:table-cell table:formula="of:=[.A467]+0.01" office:value-type="float" office:value="4.65999999999995" calcext:value-type="float">
            <text:p>4.65999999999995</text:p>
          </table:table-cell>
          <table:table-cell table:formula="of:=ROUND((0.00005-([.A468]-0.4)/270000) * 1000000)" office:value-type="float" office:value="34" calcext:value-type="float">
            <text:p>34</text:p>
          </table:table-cell>
          <table:table-cell table:formula="of:=([.A468]-0.4)/(0.00005-0.000001*[.B468])-260000" office:value-type="float" office:value="6249.99999999651" calcext:value-type="float">
            <text:p>6250</text:p>
          </table:table-cell>
        </table:table-row>
        <table:table-row table:style-name="ro1">
          <table:table-cell table:formula="of:=[.A468]+0.01" office:value-type="float" office:value="4.66999999999995" calcext:value-type="float">
            <text:p>4.66999999999995</text:p>
          </table:table-cell>
          <table:table-cell table:formula="of:=ROUND((0.00005-([.A469]-0.4)/270000) * 1000000)" office:value-type="float" office:value="34" calcext:value-type="float">
            <text:p>34</text:p>
          </table:table-cell>
          <table:table-cell table:formula="of:=([.A469]-0.4)/(0.00005-0.000001*[.B469])-260000" office:value-type="float" office:value="6874.99999999651" calcext:value-type="float">
            <text:p>6875</text:p>
          </table:table-cell>
        </table:table-row>
        <table:table-row table:style-name="ro1">
          <table:table-cell table:formula="of:=[.A469]+0.01" office:value-type="float" office:value="4.67999999999994" calcext:value-type="float">
            <text:p>4.67999999999994</text:p>
          </table:table-cell>
          <table:table-cell table:formula="of:=ROUND((0.00005-([.A470]-0.4)/270000) * 1000000)" office:value-type="float" office:value="34" calcext:value-type="float">
            <text:p>34</text:p>
          </table:table-cell>
          <table:table-cell table:formula="of:=([.A470]-0.4)/(0.00005-0.000001*[.B470])-260000" office:value-type="float" office:value="7499.99999999645" calcext:value-type="float">
            <text:p>7500</text:p>
          </table:table-cell>
        </table:table-row>
        <table:table-row table:style-name="ro1">
          <table:table-cell table:formula="of:=[.A470]+0.01" office:value-type="float" office:value="4.68999999999994" calcext:value-type="float">
            <text:p>4.68999999999994</text:p>
          </table:table-cell>
          <table:table-cell table:formula="of:=ROUND((0.00005-([.A471]-0.4)/270000) * 1000000)" office:value-type="float" office:value="34" calcext:value-type="float">
            <text:p>34</text:p>
          </table:table-cell>
          <table:table-cell table:formula="of:=([.A471]-0.4)/(0.00005-0.000001*[.B471])-260000" office:value-type="float" office:value="8124.99999999645" calcext:value-type="float">
            <text:p>8125</text:p>
          </table:table-cell>
        </table:table-row>
        <table:table-row table:style-name="ro1">
          <table:table-cell table:formula="of:=[.A471]+0.01" office:value-type="float" office:value="4.69999999999994" calcext:value-type="float">
            <text:p>4.69999999999994</text:p>
          </table:table-cell>
          <table:table-cell table:formula="of:=ROUND((0.00005-([.A472]-0.4)/270000) * 1000000)" office:value-type="float" office:value="34" calcext:value-type="float">
            <text:p>34</text:p>
          </table:table-cell>
          <table:table-cell table:formula="of:=([.A472]-0.4)/(0.00005-0.000001*[.B472])-260000" office:value-type="float" office:value="8749.99999999645" calcext:value-type="float">
            <text:p>8750</text:p>
          </table:table-cell>
        </table:table-row>
        <table:table-row table:style-name="ro1">
          <table:table-cell table:formula="of:=[.A472]+0.01" office:value-type="float" office:value="4.70999999999994" calcext:value-type="float">
            <text:p>4.70999999999994</text:p>
          </table:table-cell>
          <table:table-cell table:formula="of:=ROUND((0.00005-([.A473]-0.4)/270000) * 1000000)" office:value-type="float" office:value="34" calcext:value-type="float">
            <text:p>34</text:p>
          </table:table-cell>
          <table:table-cell table:formula="of:=([.A473]-0.4)/(0.00005-0.000001*[.B473])-260000" office:value-type="float" office:value="9374.99999999645" calcext:value-type="float">
            <text:p>9375</text:p>
          </table:table-cell>
        </table:table-row>
        <table:table-row table:style-name="ro1">
          <table:table-cell table:formula="of:=[.A473]+0.01" office:value-type="float" office:value="4.71999999999994" calcext:value-type="float">
            <text:p>4.71999999999994</text:p>
          </table:table-cell>
          <table:table-cell table:formula="of:=ROUND((0.00005-([.A474]-0.4)/270000) * 1000000)" office:value-type="float" office:value="34" calcext:value-type="float">
            <text:p>34</text:p>
          </table:table-cell>
          <table:table-cell table:formula="of:=([.A474]-0.4)/(0.00005-0.000001*[.B474])-260000" office:value-type="float" office:value="9999.99999999639" calcext:value-type="float">
            <text:p>10000</text:p>
          </table:table-cell>
        </table:table-row>
        <table:table-row table:style-name="ro1">
          <table:table-cell table:formula="of:=[.A474]+0.01" office:value-type="float" office:value="4.72999999999994" calcext:value-type="float">
            <text:p>4.72999999999994</text:p>
          </table:table-cell>
          <table:table-cell table:formula="of:=ROUND((0.00005-([.A475]-0.4)/270000) * 1000000)" office:value-type="float" office:value="34" calcext:value-type="float">
            <text:p>34</text:p>
          </table:table-cell>
          <table:table-cell table:formula="of:=([.A475]-0.4)/(0.00005-0.000001*[.B475])-260000" office:value-type="float" office:value="10624.9999999964" calcext:value-type="float">
            <text:p>10625</text:p>
          </table:table-cell>
        </table:table-row>
        <table:table-row table:style-name="ro1">
          <table:table-cell table:formula="of:=[.A475]+0.01" office:value-type="float" office:value="4.73999999999994" calcext:value-type="float">
            <text:p>4.73999999999994</text:p>
          </table:table-cell>
          <table:table-cell table:formula="of:=ROUND((0.00005-([.A476]-0.4)/270000) * 1000000)" office:value-type="float" office:value="34" calcext:value-type="float">
            <text:p>34</text:p>
          </table:table-cell>
          <table:table-cell table:formula="of:=([.A476]-0.4)/(0.00005-0.000001*[.B476])-260000" office:value-type="float" office:value="11249.9999999964" calcext:value-type="float">
            <text:p>11250</text:p>
          </table:table-cell>
        </table:table-row>
        <table:table-row table:style-name="ro1">
          <table:table-cell table:formula="of:=[.A476]+0.01" office:value-type="float" office:value="4.74999999999994" calcext:value-type="float">
            <text:p>4.74999999999994</text:p>
          </table:table-cell>
          <table:table-cell table:formula="of:=ROUND((0.00005-([.A477]-0.4)/270000) * 1000000)" office:value-type="float" office:value="34" calcext:value-type="float">
            <text:p>34</text:p>
          </table:table-cell>
          <table:table-cell table:formula="of:=([.A477]-0.4)/(0.00005-0.000001*[.B477])-260000" office:value-type="float" office:value="11874.9999999964" calcext:value-type="float">
            <text:p>11875</text:p>
          </table:table-cell>
        </table:table-row>
        <table:table-row table:style-name="ro1">
          <table:table-cell table:formula="of:=[.A477]+0.01" office:value-type="float" office:value="4.75999999999994" calcext:value-type="float">
            <text:p>4.75999999999994</text:p>
          </table:table-cell>
          <table:table-cell table:formula="of:=ROUND((0.00005-([.A478]-0.4)/270000) * 1000000)" office:value-type="float" office:value="34" calcext:value-type="float">
            <text:p>34</text:p>
          </table:table-cell>
          <table:table-cell table:formula="of:=([.A478]-0.4)/(0.00005-0.000001*[.B478])-260000" office:value-type="float" office:value="12499.9999999964" calcext:value-type="float">
            <text:p>12500</text:p>
          </table:table-cell>
        </table:table-row>
        <table:table-row table:style-name="ro1">
          <table:table-cell table:formula="of:=[.A478]+0.01" office:value-type="float" office:value="4.76999999999994" calcext:value-type="float">
            <text:p>4.76999999999994</text:p>
          </table:table-cell>
          <table:table-cell table:formula="of:=ROUND((0.00005-([.A479]-0.4)/270000) * 1000000)" office:value-type="float" office:value="34" calcext:value-type="float">
            <text:p>34</text:p>
          </table:table-cell>
          <table:table-cell table:formula="of:=([.A479]-0.4)/(0.00005-0.000001*[.B479])-260000" office:value-type="float" office:value="13124.9999999963" calcext:value-type="float">
            <text:p>13125</text:p>
          </table:table-cell>
        </table:table-row>
        <table:table-row table:style-name="ro1">
          <table:table-cell table:formula="of:=[.A479]+0.01" office:value-type="float" office:value="4.77999999999994" calcext:value-type="float">
            <text:p>4.77999999999994</text:p>
          </table:table-cell>
          <table:table-cell table:formula="of:=ROUND((0.00005-([.A480]-0.4)/270000) * 1000000)" office:value-type="float" office:value="34" calcext:value-type="float">
            <text:p>34</text:p>
          </table:table-cell>
          <table:table-cell table:formula="of:=([.A480]-0.4)/(0.00005-0.000001*[.B480])-260000" office:value-type="float" office:value="13749.9999999963" calcext:value-type="float">
            <text:p>13750</text:p>
          </table:table-cell>
        </table:table-row>
        <table:table-row table:style-name="ro1">
          <table:table-cell table:formula="of:=[.A480]+0.01" office:value-type="float" office:value="4.78999999999994" calcext:value-type="float">
            <text:p>4.78999999999994</text:p>
          </table:table-cell>
          <table:table-cell table:formula="of:=ROUND((0.00005-([.A481]-0.4)/270000) * 1000000)" office:value-type="float" office:value="34" calcext:value-type="float">
            <text:p>34</text:p>
          </table:table-cell>
          <table:table-cell table:formula="of:=([.A481]-0.4)/(0.00005-0.000001*[.B481])-260000" office:value-type="float" office:value="14374.9999999963" calcext:value-type="float">
            <text:p>14375</text:p>
          </table:table-cell>
        </table:table-row>
        <table:table-row table:style-name="ro1">
          <table:table-cell table:formula="of:=[.A481]+0.01" office:value-type="float" office:value="4.79999999999994" calcext:value-type="float">
            <text:p>4.79999999999994</text:p>
          </table:table-cell>
          <table:table-cell table:formula="of:=ROUND((0.00005-([.A482]-0.4)/270000) * 1000000)" office:value-type="float" office:value="34" calcext:value-type="float">
            <text:p>34</text:p>
          </table:table-cell>
          <table:table-cell table:formula="of:=([.A482]-0.4)/(0.00005-0.000001*[.B482])-260000" office:value-type="float" office:value="14999.9999999963" calcext:value-type="float">
            <text:p>15000</text:p>
          </table:table-cell>
        </table:table-row>
        <table:table-row table:style-name="ro1">
          <table:table-cell table:formula="of:=[.A482]+0.01" office:value-type="float" office:value="4.80999999999994" calcext:value-type="float">
            <text:p>4.80999999999994</text:p>
          </table:table-cell>
          <table:table-cell table:formula="of:=ROUND((0.00005-([.A483]-0.4)/270000) * 1000000)" office:value-type="float" office:value="34" calcext:value-type="float">
            <text:p>34</text:p>
          </table:table-cell>
          <table:table-cell table:formula="of:=([.A483]-0.4)/(0.00005-0.000001*[.B483])-260000" office:value-type="float" office:value="15624.9999999963" calcext:value-type="float">
            <text:p>15625</text:p>
          </table:table-cell>
        </table:table-row>
        <table:table-row table:style-name="ro1">
          <table:table-cell table:formula="of:=[.A483]+0.01" office:value-type="float" office:value="4.81999999999994" calcext:value-type="float">
            <text:p>4.81999999999994</text:p>
          </table:table-cell>
          <table:table-cell table:formula="of:=ROUND((0.00005-([.A484]-0.4)/270000) * 1000000)" office:value-type="float" office:value="34" calcext:value-type="float">
            <text:p>34</text:p>
          </table:table-cell>
          <table:table-cell table:formula="of:=([.A484]-0.4)/(0.00005-0.000001*[.B484])-260000" office:value-type="float" office:value="16249.9999999963" calcext:value-type="float">
            <text:p>16250</text:p>
          </table:table-cell>
        </table:table-row>
        <table:table-row table:style-name="ro1">
          <table:table-cell table:formula="of:=[.A484]+0.01" office:value-type="float" office:value="4.82999999999994" calcext:value-type="float">
            <text:p>4.82999999999994</text:p>
          </table:table-cell>
          <table:table-cell table:formula="of:=ROUND((0.00005-([.A485]-0.4)/270000) * 1000000)" office:value-type="float" office:value="34" calcext:value-type="float">
            <text:p>34</text:p>
          </table:table-cell>
          <table:table-cell table:formula="of:=([.A485]-0.4)/(0.00005-0.000001*[.B485])-260000" office:value-type="float" office:value="16874.9999999963" calcext:value-type="float">
            <text:p>16875</text:p>
          </table:table-cell>
        </table:table-row>
        <table:table-row table:style-name="ro1">
          <table:table-cell table:formula="of:=[.A485]+0.01" office:value-type="float" office:value="4.83999999999994" calcext:value-type="float">
            <text:p>4.83999999999994</text:p>
          </table:table-cell>
          <table:table-cell table:formula="of:=ROUND((0.00005-([.A486]-0.4)/270000) * 1000000)" office:value-type="float" office:value="34" calcext:value-type="float">
            <text:p>34</text:p>
          </table:table-cell>
          <table:table-cell table:formula="of:=([.A486]-0.4)/(0.00005-0.000001*[.B486])-260000" office:value-type="float" office:value="17499.9999999963" calcext:value-type="float">
            <text:p>17500</text:p>
          </table:table-cell>
        </table:table-row>
        <table:table-row table:style-name="ro1">
          <table:table-cell table:formula="of:=[.A486]+0.01" office:value-type="float" office:value="4.84999999999994" calcext:value-type="float">
            <text:p>4.84999999999994</text:p>
          </table:table-cell>
          <table:table-cell table:formula="of:=ROUND((0.00005-([.A487]-0.4)/270000) * 1000000)" office:value-type="float" office:value="34" calcext:value-type="float">
            <text:p>34</text:p>
          </table:table-cell>
          <table:table-cell table:formula="of:=([.A487]-0.4)/(0.00005-0.000001*[.B487])-260000" office:value-type="float" office:value="18124.9999999962" calcext:value-type="float">
            <text:p>18125</text:p>
          </table:table-cell>
        </table:table-row>
        <table:table-row table:style-name="ro1">
          <table:table-cell table:formula="of:=[.A487]+0.01" office:value-type="float" office:value="4.85999999999994" calcext:value-type="float">
            <text:p>4.85999999999994</text:p>
          </table:table-cell>
          <table:table-cell table:formula="of:=ROUND((0.00005-([.A488]-0.4)/270000) * 1000000)" office:value-type="float" office:value="33" calcext:value-type="float">
            <text:p>33</text:p>
          </table:table-cell>
          <table:table-cell table:formula="of:=([.A488]-0.4)/(0.00005-0.000001*[.B488])-260000" office:value-type="float" office:value="2352.94117646699" calcext:value-type="float">
            <text:p>2353</text:p>
          </table:table-cell>
        </table:table-row>
        <table:table-row table:style-name="ro1">
          <table:table-cell table:formula="of:=[.A488]+0.01" office:value-type="float" office:value="4.86999999999994" calcext:value-type="float">
            <text:p>4.86999999999994</text:p>
          </table:table-cell>
          <table:table-cell table:formula="of:=ROUND((0.00005-([.A489]-0.4)/270000) * 1000000)" office:value-type="float" office:value="33" calcext:value-type="float">
            <text:p>33</text:p>
          </table:table-cell>
          <table:table-cell table:formula="of:=([.A489]-0.4)/(0.00005-0.000001*[.B489])-260000" office:value-type="float" office:value="2941.17647058464" calcext:value-type="float">
            <text:p>2941</text:p>
          </table:table-cell>
        </table:table-row>
        <table:table-row table:style-name="ro1">
          <table:table-cell table:formula="of:=[.A489]+0.01" office:value-type="float" office:value="4.87999999999994" calcext:value-type="float">
            <text:p>4.87999999999994</text:p>
          </table:table-cell>
          <table:table-cell table:formula="of:=ROUND((0.00005-([.A490]-0.4)/270000) * 1000000)" office:value-type="float" office:value="33" calcext:value-type="float">
            <text:p>33</text:p>
          </table:table-cell>
          <table:table-cell table:formula="of:=([.A490]-0.4)/(0.00005-0.000001*[.B490])-260000" office:value-type="float" office:value="3529.41176470224" calcext:value-type="float">
            <text:p>3529</text:p>
          </table:table-cell>
        </table:table-row>
        <table:table-row table:style-name="ro1">
          <table:table-cell table:formula="of:=[.A490]+0.01" office:value-type="float" office:value="4.88999999999994" calcext:value-type="float">
            <text:p>4.88999999999994</text:p>
          </table:table-cell>
          <table:table-cell table:formula="of:=ROUND((0.00005-([.A491]-0.4)/270000) * 1000000)" office:value-type="float" office:value="33" calcext:value-type="float">
            <text:p>33</text:p>
          </table:table-cell>
          <table:table-cell table:formula="of:=([.A491]-0.4)/(0.00005-0.000001*[.B491])-260000" office:value-type="float" office:value="4117.64705881989" calcext:value-type="float">
            <text:p>4118</text:p>
          </table:table-cell>
        </table:table-row>
        <table:table-row table:style-name="ro1">
          <table:table-cell table:formula="of:=[.A491]+0.01" office:value-type="float" office:value="4.89999999999994" calcext:value-type="float">
            <text:p>4.89999999999994</text:p>
          </table:table-cell>
          <table:table-cell table:formula="of:=ROUND((0.00005-([.A492]-0.4)/270000) * 1000000)" office:value-type="float" office:value="33" calcext:value-type="float">
            <text:p>33</text:p>
          </table:table-cell>
          <table:table-cell table:formula="of:=([.A492]-0.4)/(0.00005-0.000001*[.B492])-260000" office:value-type="float" office:value="4705.88235293754" calcext:value-type="float">
            <text:p>4706</text:p>
          </table:table-cell>
        </table:table-row>
        <table:table-row table:style-name="ro1">
          <table:table-cell table:formula="of:=[.A492]+0.01" office:value-type="float" office:value="4.90999999999994" calcext:value-type="float">
            <text:p>4.90999999999994</text:p>
          </table:table-cell>
          <table:table-cell table:formula="of:=ROUND((0.00005-([.A493]-0.4)/270000) * 1000000)" office:value-type="float" office:value="33" calcext:value-type="float">
            <text:p>33</text:p>
          </table:table-cell>
          <table:table-cell table:formula="of:=([.A493]-0.4)/(0.00005-0.000001*[.B493])-260000" office:value-type="float" office:value="5294.11764705513" calcext:value-type="float">
            <text:p>5294</text:p>
          </table:table-cell>
        </table:table-row>
        <table:table-row table:style-name="ro1">
          <table:table-cell table:formula="of:=[.A493]+0.01" office:value-type="float" office:value="4.91999999999994" calcext:value-type="float">
            <text:p>4.91999999999994</text:p>
          </table:table-cell>
          <table:table-cell table:formula="of:=ROUND((0.00005-([.A494]-0.4)/270000) * 1000000)" office:value-type="float" office:value="33" calcext:value-type="float">
            <text:p>33</text:p>
          </table:table-cell>
          <table:table-cell table:formula="of:=([.A494]-0.4)/(0.00005-0.000001*[.B494])-260000" office:value-type="float" office:value="5882.35294117278" calcext:value-type="float">
            <text:p>5882</text:p>
          </table:table-cell>
        </table:table-row>
        <table:table-row table:style-name="ro1">
          <table:table-cell table:formula="of:=[.A494]+0.01" office:value-type="float" office:value="4.92999999999994" calcext:value-type="float">
            <text:p>4.92999999999994</text:p>
          </table:table-cell>
          <table:table-cell table:formula="of:=ROUND((0.00005-([.A495]-0.4)/270000) * 1000000)" office:value-type="float" office:value="33" calcext:value-type="float">
            <text:p>33</text:p>
          </table:table-cell>
          <table:table-cell table:formula="of:=([.A495]-0.4)/(0.00005-0.000001*[.B495])-260000" office:value-type="float" office:value="6470.58823529043" calcext:value-type="float">
            <text:p>6471</text:p>
          </table:table-cell>
        </table:table-row>
        <table:table-row table:style-name="ro1">
          <table:table-cell table:formula="of:=[.A495]+0.01" office:value-type="float" office:value="4.93999999999994" calcext:value-type="float">
            <text:p>4.93999999999994</text:p>
          </table:table-cell>
          <table:table-cell table:formula="of:=ROUND((0.00005-([.A496]-0.4)/270000) * 1000000)" office:value-type="float" office:value="33" calcext:value-type="float">
            <text:p>33</text:p>
          </table:table-cell>
          <table:table-cell table:formula="of:=([.A496]-0.4)/(0.00005-0.000001*[.B496])-260000" office:value-type="float" office:value="7058.82352940808" calcext:value-type="float">
            <text:p>7059</text:p>
          </table:table-cell>
        </table:table-row>
        <table:table-row table:style-name="ro1">
          <table:table-cell table:formula="of:=[.A496]+0.01" office:value-type="float" office:value="4.94999999999994" calcext:value-type="float">
            <text:p>4.94999999999994</text:p>
          </table:table-cell>
          <table:table-cell table:formula="of:=ROUND((0.00005-([.A497]-0.4)/270000) * 1000000)" office:value-type="float" office:value="33" calcext:value-type="float">
            <text:p>33</text:p>
          </table:table-cell>
          <table:table-cell table:formula="of:=([.A497]-0.4)/(0.00005-0.000001*[.B497])-260000" office:value-type="float" office:value="7647.05882352567" calcext:value-type="float">
            <text:p>7647</text:p>
          </table:table-cell>
        </table:table-row>
        <table:table-row table:style-name="ro1">
          <table:table-cell table:formula="of:=[.A497]+0.01" office:value-type="float" office:value="4.95999999999994" calcext:value-type="float">
            <text:p>4.95999999999994</text:p>
          </table:table-cell>
          <table:table-cell table:formula="of:=ROUND((0.00005-([.A498]-0.4)/270000) * 1000000)" office:value-type="float" office:value="33" calcext:value-type="float">
            <text:p>33</text:p>
          </table:table-cell>
          <table:table-cell table:formula="of:=([.A498]-0.4)/(0.00005-0.000001*[.B498])-260000" office:value-type="float" office:value="8235.29411764332" calcext:value-type="float">
            <text:p>8235</text:p>
          </table:table-cell>
        </table:table-row>
        <table:table-row table:style-name="ro1">
          <table:table-cell table:formula="of:=[.A498]+0.01" office:value-type="float" office:value="4.96999999999994" calcext:value-type="float">
            <text:p>4.96999999999994</text:p>
          </table:table-cell>
          <table:table-cell table:formula="of:=ROUND((0.00005-([.A499]-0.4)/270000) * 1000000)" office:value-type="float" office:value="33" calcext:value-type="float">
            <text:p>33</text:p>
          </table:table-cell>
          <table:table-cell table:formula="of:=([.A499]-0.4)/(0.00005-0.000001*[.B499])-260000" office:value-type="float" office:value="8823.52941176097" calcext:value-type="float">
            <text:p>8824</text:p>
          </table:table-cell>
        </table:table-row>
        <table:table-row table:style-name="ro1">
          <table:table-cell table:formula="of:=[.A499]+0.01" office:value-type="float" office:value="4.97999999999994" calcext:value-type="float">
            <text:p>4.97999999999994</text:p>
          </table:table-cell>
          <table:table-cell table:formula="of:=ROUND((0.00005-([.A500]-0.4)/270000) * 1000000)" office:value-type="float" office:value="33" calcext:value-type="float">
            <text:p>33</text:p>
          </table:table-cell>
          <table:table-cell table:formula="of:=([.A500]-0.4)/(0.00005-0.000001*[.B500])-260000" office:value-type="float" office:value="9411.76470587857" calcext:value-type="float">
            <text:p>9412</text:p>
          </table:table-cell>
        </table:table-row>
        <table:table-row table:style-name="ro1">
          <table:table-cell table:formula="of:=[.A500]+0.01" office:value-type="float" office:value="4.98999999999994" calcext:value-type="float">
            <text:p>4.98999999999994</text:p>
          </table:table-cell>
          <table:table-cell table:formula="of:=ROUND((0.00005-([.A501]-0.4)/270000) * 1000000)" office:value-type="float" office:value="33" calcext:value-type="float">
            <text:p>33</text:p>
          </table:table-cell>
          <table:table-cell table:formula="of:=([.A501]-0.4)/(0.00005-0.000001*[.B501])-260000" office:value-type="float" office:value="9999.99999999622" calcext:value-type="float">
            <text:p>10000</text:p>
          </table:table-cell>
        </table:table-row>
        <table:table-row table:style-name="ro1">
          <table:table-cell table:formula="of:=[.A501]+0.01" office:value-type="float" office:value="4.99999999999994" calcext:value-type="float">
            <text:p>4.99999999999994</text:p>
          </table:table-cell>
          <table:table-cell table:formula="of:=ROUND((0.00005-([.A502]-0.4)/270000) * 1000000)" office:value-type="float" office:value="33" calcext:value-type="float">
            <text:p>33</text:p>
          </table:table-cell>
          <table:table-cell table:formula="of:=([.A502]-0.4)/(0.00005-0.000001*[.B502])-260000" office:value-type="float" office:value="10588.2352941139" calcext:value-type="float">
            <text:p>10588</text:p>
          </table:table-cell>
        </table:table-row>
        <table:table-row table:style-name="ro1">
          <table:table-cell table:formula="of:=[.A502]+0.01" office:value-type="float" office:value="5.00999999999994" calcext:value-type="float">
            <text:p>5.00999999999994</text:p>
          </table:table-cell>
          <table:table-cell table:formula="of:=ROUND((0.00005-([.A503]-0.4)/270000) * 1000000)" office:value-type="float" office:value="33" calcext:value-type="float">
            <text:p>33</text:p>
          </table:table-cell>
          <table:table-cell table:formula="of:=([.A503]-0.4)/(0.00005-0.000001*[.B503])-260000" office:value-type="float" office:value="11176.4705882315" calcext:value-type="float">
            <text:p>11176</text:p>
          </table:table-cell>
        </table:table-row>
        <table:table-row table:style-name="ro1">
          <table:table-cell table:formula="of:=[.A503]+0.01" office:value-type="float" office:value="5.01999999999994" calcext:value-type="float">
            <text:p>5.01999999999994</text:p>
          </table:table-cell>
          <table:table-cell table:formula="of:=ROUND((0.00005-([.A504]-0.4)/270000) * 1000000)" office:value-type="float" office:value="33" calcext:value-type="float">
            <text:p>33</text:p>
          </table:table-cell>
          <table:table-cell table:formula="of:=([.A504]-0.4)/(0.00005-0.000001*[.B504])-260000" office:value-type="float" office:value="11764.7058823491" calcext:value-type="float">
            <text:p>11765</text:p>
          </table:table-cell>
        </table:table-row>
        <table:table-row table:style-name="ro1">
          <table:table-cell table:formula="of:=[.A504]+0.01" office:value-type="float" office:value="5.02999999999994" calcext:value-type="float">
            <text:p>5.02999999999994</text:p>
          </table:table-cell>
          <table:table-cell table:formula="of:=ROUND((0.00005-([.A505]-0.4)/270000) * 1000000)" office:value-type="float" office:value="33" calcext:value-type="float">
            <text:p>33</text:p>
          </table:table-cell>
          <table:table-cell table:formula="of:=([.A505]-0.4)/(0.00005-0.000001*[.B505])-260000" office:value-type="float" office:value="12352.9411764668" calcext:value-type="float">
            <text:p>12353</text:p>
          </table:table-cell>
        </table:table-row>
        <table:table-row table:style-name="ro1">
          <table:table-cell table:formula="of:=[.A505]+0.01" office:value-type="float" office:value="5.03999999999994" calcext:value-type="float">
            <text:p>5.03999999999994</text:p>
          </table:table-cell>
          <table:table-cell table:formula="of:=ROUND((0.00005-([.A506]-0.4)/270000) * 1000000)" office:value-type="float" office:value="33" calcext:value-type="float">
            <text:p>33</text:p>
          </table:table-cell>
          <table:table-cell table:formula="of:=([.A506]-0.4)/(0.00005-0.000001*[.B506])-260000" office:value-type="float" office:value="12941.1764705844" calcext:value-type="float">
            <text:p>12941</text:p>
          </table:table-cell>
        </table:table-row>
        <table:table-row table:style-name="ro1">
          <table:table-cell table:formula="of:=[.A506]+0.01" office:value-type="float" office:value="5.04999999999994" calcext:value-type="float">
            <text:p>5.04999999999994</text:p>
          </table:table-cell>
          <table:table-cell table:formula="of:=ROUND((0.00005-([.A507]-0.4)/270000) * 1000000)" office:value-type="float" office:value="33" calcext:value-type="float">
            <text:p>33</text:p>
          </table:table-cell>
          <table:table-cell table:formula="of:=([.A507]-0.4)/(0.00005-0.000001*[.B507])-260000" office:value-type="float" office:value="13529.4117647021" calcext:value-type="float">
            <text:p>13529</text:p>
          </table:table-cell>
        </table:table-row>
        <table:table-row table:style-name="ro1">
          <table:table-cell table:formula="of:=[.A507]+0.01" office:value-type="float" office:value="5.05999999999994" calcext:value-type="float">
            <text:p>5.05999999999994</text:p>
          </table:table-cell>
          <table:table-cell table:formula="of:=ROUND((0.00005-([.A508]-0.4)/270000) * 1000000)" office:value-type="float" office:value="33" calcext:value-type="float">
            <text:p>33</text:p>
          </table:table-cell>
          <table:table-cell table:formula="of:=([.A508]-0.4)/(0.00005-0.000001*[.B508])-260000" office:value-type="float" office:value="14117.6470588197" calcext:value-type="float">
            <text:p>14118</text:p>
          </table:table-cell>
        </table:table-row>
        <table:table-row table:style-name="ro1">
          <table:table-cell table:formula="of:=[.A508]+0.01" office:value-type="float" office:value="5.06999999999994" calcext:value-type="float">
            <text:p>5.06999999999994</text:p>
          </table:table-cell>
          <table:table-cell table:formula="of:=ROUND((0.00005-([.A509]-0.4)/270000) * 1000000)" office:value-type="float" office:value="33" calcext:value-type="float">
            <text:p>33</text:p>
          </table:table-cell>
          <table:table-cell table:formula="of:=([.A509]-0.4)/(0.00005-0.000001*[.B509])-260000" office:value-type="float" office:value="14705.8823529373" calcext:value-type="float">
            <text:p>14706</text:p>
          </table:table-cell>
        </table:table-row>
        <table:table-row table:style-name="ro1">
          <table:table-cell table:formula="of:=[.A509]+0.01" office:value-type="float" office:value="5.07999999999994" calcext:value-type="float">
            <text:p>5.07999999999994</text:p>
          </table:table-cell>
          <table:table-cell table:formula="of:=ROUND((0.00005-([.A510]-0.4)/270000) * 1000000)" office:value-type="float" office:value="33" calcext:value-type="float">
            <text:p>33</text:p>
          </table:table-cell>
          <table:table-cell table:formula="of:=([.A510]-0.4)/(0.00005-0.000001*[.B510])-260000" office:value-type="float" office:value="15294.117647055" calcext:value-type="float">
            <text:p>15294</text:p>
          </table:table-cell>
        </table:table-row>
        <table:table-row table:style-name="ro1">
          <table:table-cell table:formula="of:=[.A510]+0.01" office:value-type="float" office:value="5.08999999999994" calcext:value-type="float">
            <text:p>5.08999999999994</text:p>
          </table:table-cell>
          <table:table-cell table:formula="of:=ROUND((0.00005-([.A511]-0.4)/270000) * 1000000)" office:value-type="float" office:value="33" calcext:value-type="float">
            <text:p>33</text:p>
          </table:table-cell>
          <table:table-cell table:formula="of:=([.A511]-0.4)/(0.00005-0.000001*[.B511])-260000" office:value-type="float" office:value="15882.3529411725" calcext:value-type="float">
            <text:p>15882</text:p>
          </table:table-cell>
        </table:table-row>
        <table:table-row table:style-name="ro1">
          <table:table-cell table:formula="of:=[.A511]+0.01" office:value-type="float" office:value="5.09999999999994" calcext:value-type="float">
            <text:p>5.09999999999994</text:p>
          </table:table-cell>
          <table:table-cell table:formula="of:=ROUND((0.00005-([.A512]-0.4)/270000) * 1000000)" office:value-type="float" office:value="33" calcext:value-type="float">
            <text:p>33</text:p>
          </table:table-cell>
          <table:table-cell table:formula="of:=([.A512]-0.4)/(0.00005-0.000001*[.B512])-260000" office:value-type="float" office:value="16470.5882352902" calcext:value-type="float">
            <text:p>16471</text:p>
          </table:table-cell>
        </table:table-row>
        <table:table-row table:style-name="ro1">
          <table:table-cell table:formula="of:=[.A512]+0.01" office:value-type="float" office:value="5.10999999999994" calcext:value-type="float">
            <text:p>5.10999999999994</text:p>
          </table:table-cell>
          <table:table-cell table:formula="of:=ROUND((0.00005-([.A513]-0.4)/270000) * 1000000)" office:value-type="float" office:value="33" calcext:value-type="float">
            <text:p>33</text:p>
          </table:table-cell>
          <table:table-cell table:formula="of:=([.A513]-0.4)/(0.00005-0.000001*[.B513])-260000" office:value-type="float" office:value="17058.8235294078" calcext:value-type="float">
            <text:p>17059</text:p>
          </table:table-cell>
        </table:table-row>
        <table:table-row table:style-name="ro1">
          <table:table-cell table:formula="of:=[.A513]+0.01" office:value-type="float" office:value="5.11999999999994" calcext:value-type="float">
            <text:p>5.11999999999994</text:p>
          </table:table-cell>
          <table:table-cell table:formula="of:=ROUND((0.00005-([.A514]-0.4)/270000) * 1000000)" office:value-type="float" office:value="33" calcext:value-type="float">
            <text:p>33</text:p>
          </table:table-cell>
          <table:table-cell table:formula="of:=([.A514]-0.4)/(0.00005-0.000001*[.B514])-260000" office:value-type="float" office:value="17647.0588235255" calcext:value-type="float">
            <text:p>17647</text:p>
          </table:table-cell>
        </table:table-row>
        <table:table-row table:style-name="ro1">
          <table:table-cell table:formula="of:=[.A514]+0.01" office:value-type="float" office:value="5.12999999999994" calcext:value-type="float">
            <text:p>5.12999999999994</text:p>
          </table:table-cell>
          <table:table-cell table:formula="of:=ROUND((0.00005-([.A515]-0.4)/270000) * 1000000)" office:value-type="float" office:value="32" calcext:value-type="float">
            <text:p>32</text:p>
          </table:table-cell>
          <table:table-cell table:formula="of:=([.A515]-0.4)/(0.00005-0.000001*[.B515])-260000" office:value-type="float" office:value="2777.77777777408" calcext:value-type="float">
            <text:p>2778</text:p>
          </table:table-cell>
        </table:table-row>
        <table:table-row table:style-name="ro1">
          <table:table-cell table:formula="of:=[.A515]+0.01" office:value-type="float" office:value="5.13999999999994" calcext:value-type="float">
            <text:p>5.13999999999994</text:p>
          </table:table-cell>
          <table:table-cell table:formula="of:=ROUND((0.00005-([.A516]-0.4)/270000) * 1000000)" office:value-type="float" office:value="32" calcext:value-type="float">
            <text:p>32</text:p>
          </table:table-cell>
          <table:table-cell table:formula="of:=([.A516]-0.4)/(0.00005-0.000001*[.B516])-260000" office:value-type="float" office:value="3333.33333332965" calcext:value-type="float">
            <text:p>3333</text:p>
          </table:table-cell>
        </table:table-row>
        <table:table-row table:style-name="ro1">
          <table:table-cell table:formula="of:=[.A516]+0.01" office:value-type="float" office:value="5.14999999999993" calcext:value-type="float">
            <text:p>5.14999999999993</text:p>
          </table:table-cell>
          <table:table-cell table:formula="of:=ROUND((0.00005-([.A517]-0.4)/270000) * 1000000)" office:value-type="float" office:value="32" calcext:value-type="float">
            <text:p>32</text:p>
          </table:table-cell>
          <table:table-cell table:formula="of:=([.A517]-0.4)/(0.00005-0.000001*[.B517])-260000" office:value-type="float" office:value="3888.88888888521" calcext:value-type="float">
            <text:p>3889</text:p>
          </table:table-cell>
        </table:table-row>
        <table:table-row table:style-name="ro1">
          <table:table-cell table:formula="of:=[.A517]+0.01" office:value-type="float" office:value="5.15999999999993" calcext:value-type="float">
            <text:p>5.15999999999993</text:p>
          </table:table-cell>
          <table:table-cell table:formula="of:=ROUND((0.00005-([.A518]-0.4)/270000) * 1000000)" office:value-type="float" office:value="32" calcext:value-type="float">
            <text:p>32</text:p>
          </table:table-cell>
          <table:table-cell table:formula="of:=([.A518]-0.4)/(0.00005-0.000001*[.B518])-260000" office:value-type="float" office:value="4444.44444444071" calcext:value-type="float">
            <text:p>4444</text:p>
          </table:table-cell>
        </table:table-row>
        <table:table-row table:style-name="ro1">
          <table:table-cell table:formula="of:=[.A518]+0.01" office:value-type="float" office:value="5.16999999999993" calcext:value-type="float">
            <text:p>5.16999999999993</text:p>
          </table:table-cell>
          <table:table-cell table:formula="of:=ROUND((0.00005-([.A519]-0.4)/270000) * 1000000)" office:value-type="float" office:value="32" calcext:value-type="float">
            <text:p>32</text:p>
          </table:table-cell>
          <table:table-cell table:formula="of:=([.A519]-0.4)/(0.00005-0.000001*[.B519])-260000" office:value-type="float" office:value="4999.99999999628" calcext:value-type="float">
            <text:p>5000</text:p>
          </table:table-cell>
        </table:table-row>
        <table:table-row table:style-name="ro1">
          <table:table-cell table:formula="of:=[.A519]+0.01" office:value-type="float" office:value="5.17999999999993" calcext:value-type="float">
            <text:p>5.17999999999993</text:p>
          </table:table-cell>
          <table:table-cell table:formula="of:=ROUND((0.00005-([.A520]-0.4)/270000) * 1000000)" office:value-type="float" office:value="32" calcext:value-type="float">
            <text:p>32</text:p>
          </table:table-cell>
          <table:table-cell table:formula="of:=([.A520]-0.4)/(0.00005-0.000001*[.B520])-260000" office:value-type="float" office:value="5555.55555555184" calcext:value-type="float">
            <text:p>5556</text:p>
          </table:table-cell>
        </table:table-row>
        <table:table-row table:style-name="ro1">
          <table:table-cell table:formula="of:=[.A520]+0.01" office:value-type="float" office:value="5.18999999999993" calcext:value-type="float">
            <text:p>5.18999999999993</text:p>
          </table:table-cell>
          <table:table-cell table:formula="of:=ROUND((0.00005-([.A521]-0.4)/270000) * 1000000)" office:value-type="float" office:value="32" calcext:value-type="float">
            <text:p>32</text:p>
          </table:table-cell>
          <table:table-cell table:formula="of:=([.A521]-0.4)/(0.00005-0.000001*[.B521])-260000" office:value-type="float" office:value="6111.11111110734" calcext:value-type="float">
            <text:p>6111</text:p>
          </table:table-cell>
        </table:table-row>
        <table:table-row table:style-name="ro1">
          <table:table-cell table:formula="of:=[.A521]+0.01" office:value-type="float" office:value="5.19999999999993" calcext:value-type="float">
            <text:p>5.19999999999993</text:p>
          </table:table-cell>
          <table:table-cell table:formula="of:=ROUND((0.00005-([.A522]-0.4)/270000) * 1000000)" office:value-type="float" office:value="32" calcext:value-type="float">
            <text:p>32</text:p>
          </table:table-cell>
          <table:table-cell table:formula="of:=([.A522]-0.4)/(0.00005-0.000001*[.B522])-260000" office:value-type="float" office:value="6666.6666666629" calcext:value-type="float">
            <text:p>6667</text:p>
          </table:table-cell>
        </table:table-row>
        <table:table-row table:style-name="ro1">
          <table:table-cell table:formula="of:=[.A522]+0.01" office:value-type="float" office:value="5.20999999999993" calcext:value-type="float">
            <text:p>5.20999999999993</text:p>
          </table:table-cell>
          <table:table-cell table:formula="of:=ROUND((0.00005-([.A523]-0.4)/270000) * 1000000)" office:value-type="float" office:value="32" calcext:value-type="float">
            <text:p>32</text:p>
          </table:table-cell>
          <table:table-cell table:formula="of:=([.A523]-0.4)/(0.00005-0.000001*[.B523])-260000" office:value-type="float" office:value="7222.22222221846" calcext:value-type="float">
            <text:p>7222</text:p>
          </table:table-cell>
        </table:table-row>
        <table:table-row table:style-name="ro1">
          <table:table-cell table:formula="of:=[.A523]+0.01" office:value-type="float" office:value="5.21999999999993" calcext:value-type="float">
            <text:p>5.21999999999993</text:p>
          </table:table-cell>
          <table:table-cell table:formula="of:=ROUND((0.00005-([.A524]-0.4)/270000) * 1000000)" office:value-type="float" office:value="32" calcext:value-type="float">
            <text:p>32</text:p>
          </table:table-cell>
          <table:table-cell table:formula="of:=([.A524]-0.4)/(0.00005-0.000001*[.B524])-260000" office:value-type="float" office:value="7777.77777777397" calcext:value-type="float">
            <text:p>7778</text:p>
          </table:table-cell>
        </table:table-row>
        <table:table-row table:style-name="ro1">
          <table:table-cell table:formula="of:=[.A524]+0.01" office:value-type="float" office:value="5.22999999999993" calcext:value-type="float">
            <text:p>5.22999999999993</text:p>
          </table:table-cell>
          <table:table-cell table:formula="of:=ROUND((0.00005-([.A525]-0.4)/270000) * 1000000)" office:value-type="float" office:value="32" calcext:value-type="float">
            <text:p>32</text:p>
          </table:table-cell>
          <table:table-cell table:formula="of:=([.A525]-0.4)/(0.00005-0.000001*[.B525])-260000" office:value-type="float" office:value="8333.33333332953" calcext:value-type="float">
            <text:p>8333</text:p>
          </table:table-cell>
        </table:table-row>
        <table:table-row table:style-name="ro1">
          <table:table-cell table:formula="of:=[.A525]+0.01" office:value-type="float" office:value="5.23999999999993" calcext:value-type="float">
            <text:p>5.23999999999993</text:p>
          </table:table-cell>
          <table:table-cell table:formula="of:=ROUND((0.00005-([.A526]-0.4)/270000) * 1000000)" office:value-type="float" office:value="32" calcext:value-type="float">
            <text:p>32</text:p>
          </table:table-cell>
          <table:table-cell table:formula="of:=([.A526]-0.4)/(0.00005-0.000001*[.B526])-260000" office:value-type="float" office:value="8888.88888888509" calcext:value-type="float">
            <text:p>8889</text:p>
          </table:table-cell>
        </table:table-row>
        <table:table-row table:style-name="ro1">
          <table:table-cell table:formula="of:=[.A526]+0.01" office:value-type="float" office:value="5.24999999999993" calcext:value-type="float">
            <text:p>5.24999999999993</text:p>
          </table:table-cell>
          <table:table-cell table:formula="of:=ROUND((0.00005-([.A527]-0.4)/270000) * 1000000)" office:value-type="float" office:value="32" calcext:value-type="float">
            <text:p>32</text:p>
          </table:table-cell>
          <table:table-cell table:formula="of:=([.A527]-0.4)/(0.00005-0.000001*[.B527])-260000" office:value-type="float" office:value="9444.4444444406" calcext:value-type="float">
            <text:p>9444</text:p>
          </table:table-cell>
        </table:table-row>
        <table:table-row table:style-name="ro1">
          <table:table-cell table:formula="of:=[.A527]+0.01" office:value-type="float" office:value="5.25999999999993" calcext:value-type="float">
            <text:p>5.25999999999993</text:p>
          </table:table-cell>
          <table:table-cell table:formula="of:=ROUND((0.00005-([.A528]-0.4)/270000) * 1000000)" office:value-type="float" office:value="32" calcext:value-type="float">
            <text:p>32</text:p>
          </table:table-cell>
          <table:table-cell table:formula="of:=([.A528]-0.4)/(0.00005-0.000001*[.B528])-260000" office:value-type="float" office:value="9999.99999999616" calcext:value-type="float">
            <text:p>10000</text:p>
          </table:table-cell>
        </table:table-row>
        <table:table-row table:style-name="ro1">
          <table:table-cell table:formula="of:=[.A528]+0.01" office:value-type="float" office:value="5.26999999999993" calcext:value-type="float">
            <text:p>5.26999999999993</text:p>
          </table:table-cell>
          <table:table-cell table:formula="of:=ROUND((0.00005-([.A529]-0.4)/270000) * 1000000)" office:value-type="float" office:value="32" calcext:value-type="float">
            <text:p>32</text:p>
          </table:table-cell>
          <table:table-cell table:formula="of:=([.A529]-0.4)/(0.00005-0.000001*[.B529])-260000" office:value-type="float" office:value="10555.5555555517" calcext:value-type="float">
            <text:p>10556</text:p>
          </table:table-cell>
        </table:table-row>
        <table:table-row table:style-name="ro1">
          <table:table-cell table:formula="of:=[.A529]+0.01" office:value-type="float" office:value="5.27999999999993" calcext:value-type="float">
            <text:p>5.27999999999993</text:p>
          </table:table-cell>
          <table:table-cell table:formula="of:=ROUND((0.00005-([.A530]-0.4)/270000) * 1000000)" office:value-type="float" office:value="32" calcext:value-type="float">
            <text:p>32</text:p>
          </table:table-cell>
          <table:table-cell table:formula="of:=([.A530]-0.4)/(0.00005-0.000001*[.B530])-260000" office:value-type="float" office:value="11111.1111111072" calcext:value-type="float">
            <text:p>11111</text:p>
          </table:table-cell>
        </table:table-row>
        <table:table-row table:style-name="ro1">
          <table:table-cell table:formula="of:=[.A530]+0.01" office:value-type="float" office:value="5.28999999999993" calcext:value-type="float">
            <text:p>5.28999999999993</text:p>
          </table:table-cell>
          <table:table-cell table:formula="of:=ROUND((0.00005-([.A531]-0.4)/270000) * 1000000)" office:value-type="float" office:value="32" calcext:value-type="float">
            <text:p>32</text:p>
          </table:table-cell>
          <table:table-cell table:formula="of:=([.A531]-0.4)/(0.00005-0.000001*[.B531])-260000" office:value-type="float" office:value="11666.6666666628" calcext:value-type="float">
            <text:p>11667</text:p>
          </table:table-cell>
        </table:table-row>
        <table:table-row table:style-name="ro1">
          <table:table-cell table:formula="of:=[.A531]+0.01" office:value-type="float" office:value="5.29999999999993" calcext:value-type="float">
            <text:p>5.29999999999993</text:p>
          </table:table-cell>
          <table:table-cell table:formula="of:=ROUND((0.00005-([.A532]-0.4)/270000) * 1000000)" office:value-type="float" office:value="32" calcext:value-type="float">
            <text:p>32</text:p>
          </table:table-cell>
          <table:table-cell table:formula="of:=([.A532]-0.4)/(0.00005-0.000001*[.B532])-260000" office:value-type="float" office:value="12222.2222222183" calcext:value-type="float">
            <text:p>12222</text:p>
          </table:table-cell>
        </table:table-row>
        <table:table-row table:style-name="ro1">
          <table:table-cell table:formula="of:=[.A532]+0.01" office:value-type="float" office:value="5.30999999999993" calcext:value-type="float">
            <text:p>5.30999999999993</text:p>
          </table:table-cell>
          <table:table-cell table:formula="of:=ROUND((0.00005-([.A533]-0.4)/270000) * 1000000)" office:value-type="float" office:value="32" calcext:value-type="float">
            <text:p>32</text:p>
          </table:table-cell>
          <table:table-cell table:formula="of:=([.A533]-0.4)/(0.00005-0.000001*[.B533])-260000" office:value-type="float" office:value="12777.7777777739" calcext:value-type="float">
            <text:p>12778</text:p>
          </table:table-cell>
        </table:table-row>
        <table:table-row table:style-name="ro1">
          <table:table-cell table:formula="of:=[.A533]+0.01" office:value-type="float" office:value="5.31999999999993" calcext:value-type="float">
            <text:p>5.31999999999993</text:p>
          </table:table-cell>
          <table:table-cell table:formula="of:=ROUND((0.00005-([.A534]-0.4)/270000) * 1000000)" office:value-type="float" office:value="32" calcext:value-type="float">
            <text:p>32</text:p>
          </table:table-cell>
          <table:table-cell table:formula="of:=([.A534]-0.4)/(0.00005-0.000001*[.B534])-260000" office:value-type="float" office:value="13333.3333333294" calcext:value-type="float">
            <text:p>13333</text:p>
          </table:table-cell>
        </table:table-row>
        <table:table-row table:style-name="ro1">
          <table:table-cell table:formula="of:=[.A534]+0.01" office:value-type="float" office:value="5.32999999999993" calcext:value-type="float">
            <text:p>5.32999999999993</text:p>
          </table:table-cell>
          <table:table-cell table:formula="of:=ROUND((0.00005-([.A535]-0.4)/270000) * 1000000)" office:value-type="float" office:value="32" calcext:value-type="float">
            <text:p>32</text:p>
          </table:table-cell>
          <table:table-cell table:formula="of:=([.A535]-0.4)/(0.00005-0.000001*[.B535])-260000" office:value-type="float" office:value="13888.888888885" calcext:value-type="float">
            <text:p>13889</text:p>
          </table:table-cell>
        </table:table-row>
        <table:table-row table:style-name="ro1">
          <table:table-cell table:formula="of:=[.A535]+0.01" office:value-type="float" office:value="5.33999999999993" calcext:value-type="float">
            <text:p>5.33999999999993</text:p>
          </table:table-cell>
          <table:table-cell table:formula="of:=ROUND((0.00005-([.A536]-0.4)/270000) * 1000000)" office:value-type="float" office:value="32" calcext:value-type="float">
            <text:p>32</text:p>
          </table:table-cell>
          <table:table-cell table:formula="of:=([.A536]-0.4)/(0.00005-0.000001*[.B536])-260000" office:value-type="float" office:value="14444.4444444405" calcext:value-type="float">
            <text:p>14444</text:p>
          </table:table-cell>
        </table:table-row>
        <table:table-row table:style-name="ro1">
          <table:table-cell table:formula="of:=[.A536]+0.01" office:value-type="float" office:value="5.34999999999993" calcext:value-type="float">
            <text:p>5.34999999999993</text:p>
          </table:table-cell>
          <table:table-cell table:formula="of:=ROUND((0.00005-([.A537]-0.4)/270000) * 1000000)" office:value-type="float" office:value="32" calcext:value-type="float">
            <text:p>32</text:p>
          </table:table-cell>
          <table:table-cell table:formula="of:=([.A537]-0.4)/(0.00005-0.000001*[.B537])-260000" office:value-type="float" office:value="14999.999999996" calcext:value-type="float">
            <text:p>15000</text:p>
          </table:table-cell>
        </table:table-row>
        <table:table-row table:style-name="ro1">
          <table:table-cell table:formula="of:=[.A537]+0.01" office:value-type="float" office:value="5.35999999999993" calcext:value-type="float">
            <text:p>5.35999999999993</text:p>
          </table:table-cell>
          <table:table-cell table:formula="of:=ROUND((0.00005-([.A538]-0.4)/270000) * 1000000)" office:value-type="float" office:value="32" calcext:value-type="float">
            <text:p>32</text:p>
          </table:table-cell>
          <table:table-cell table:formula="of:=([.A538]-0.4)/(0.00005-0.000001*[.B538])-260000" office:value-type="float" office:value="15555.5555555516" calcext:value-type="float">
            <text:p>15556</text:p>
          </table:table-cell>
        </table:table-row>
        <table:table-row table:style-name="ro1">
          <table:table-cell table:formula="of:=[.A538]+0.01" office:value-type="float" office:value="5.36999999999993" calcext:value-type="float">
            <text:p>5.36999999999993</text:p>
          </table:table-cell>
          <table:table-cell table:formula="of:=ROUND((0.00005-([.A539]-0.4)/270000) * 1000000)" office:value-type="float" office:value="32" calcext:value-type="float">
            <text:p>32</text:p>
          </table:table-cell>
          <table:table-cell table:formula="of:=([.A539]-0.4)/(0.00005-0.000001*[.B539])-260000" office:value-type="float" office:value="16111.1111111072" calcext:value-type="float">
            <text:p>16111</text:p>
          </table:table-cell>
        </table:table-row>
        <table:table-row table:style-name="ro1">
          <table:table-cell table:formula="of:=[.A539]+0.01" office:value-type="float" office:value="5.37999999999993" calcext:value-type="float">
            <text:p>5.37999999999993</text:p>
          </table:table-cell>
          <table:table-cell table:formula="of:=ROUND((0.00005-([.A540]-0.4)/270000) * 1000000)" office:value-type="float" office:value="32" calcext:value-type="float">
            <text:p>32</text:p>
          </table:table-cell>
          <table:table-cell table:formula="of:=([.A540]-0.4)/(0.00005-0.000001*[.B540])-260000" office:value-type="float" office:value="16666.6666666627" calcext:value-type="float">
            <text:p>16667</text:p>
          </table:table-cell>
        </table:table-row>
        <table:table-row table:style-name="ro1">
          <table:table-cell table:formula="of:=[.A540]+0.01" office:value-type="float" office:value="5.38999999999993" calcext:value-type="float">
            <text:p>5.38999999999993</text:p>
          </table:table-cell>
          <table:table-cell table:formula="of:=ROUND((0.00005-([.A541]-0.4)/270000) * 1000000)" office:value-type="float" office:value="32" calcext:value-type="float">
            <text:p>32</text:p>
          </table:table-cell>
          <table:table-cell table:formula="of:=([.A541]-0.4)/(0.00005-0.000001*[.B541])-260000" office:value-type="float" office:value="17222.2222222182" calcext:value-type="float">
            <text:p>17222</text:p>
          </table:table-cell>
        </table:table-row>
        <table:table-row table:style-name="ro1">
          <table:table-cell table:formula="of:=[.A541]+0.01" office:value-type="float" office:value="5.39999999999993" calcext:value-type="float">
            <text:p>5.39999999999993</text:p>
          </table:table-cell>
          <table:table-cell table:formula="of:=ROUND((0.00005-([.A542]-0.4)/270000) * 1000000)" office:value-type="float" office:value="31" calcext:value-type="float">
            <text:p>31</text:p>
          </table:table-cell>
          <table:table-cell table:formula="of:=([.A542]-0.4)/(0.00005-0.000001*[.B542])-260000" office:value-type="float" office:value="3157.89473683835" calcext:value-type="float">
            <text:p>3158</text:p>
          </table:table-cell>
        </table:table-row>
        <table:table-row table:style-name="ro1">
          <table:table-cell table:formula="of:=[.A542]+0.01" office:value-type="float" office:value="5.40999999999993" calcext:value-type="float">
            <text:p>5.40999999999993</text:p>
          </table:table-cell>
          <table:table-cell table:formula="of:=ROUND((0.00005-([.A543]-0.4)/270000) * 1000000)" office:value-type="float" office:value="31" calcext:value-type="float">
            <text:p>31</text:p>
          </table:table-cell>
          <table:table-cell table:formula="of:=([.A543]-0.4)/(0.00005-0.000001*[.B543])-260000" office:value-type="float" office:value="3684.210526312" calcext:value-type="float">
            <text:p>3684</text:p>
          </table:table-cell>
        </table:table-row>
        <table:table-row table:style-name="ro1">
          <table:table-cell table:formula="of:=[.A543]+0.01" office:value-type="float" office:value="5.41999999999993" calcext:value-type="float">
            <text:p>5.41999999999993</text:p>
          </table:table-cell>
          <table:table-cell table:formula="of:=ROUND((0.00005-([.A544]-0.4)/270000) * 1000000)" office:value-type="float" office:value="31" calcext:value-type="float">
            <text:p>31</text:p>
          </table:table-cell>
          <table:table-cell table:formula="of:=([.A544]-0.4)/(0.00005-0.000001*[.B544])-260000" office:value-type="float" office:value="4210.52631578571" calcext:value-type="float">
            <text:p>4211</text:p>
          </table:table-cell>
        </table:table-row>
        <table:table-row table:style-name="ro1">
          <table:table-cell table:formula="of:=[.A544]+0.01" office:value-type="float" office:value="5.42999999999993" calcext:value-type="float">
            <text:p>5.42999999999993</text:p>
          </table:table-cell>
          <table:table-cell table:formula="of:=ROUND((0.00005-([.A545]-0.4)/270000) * 1000000)" office:value-type="float" office:value="31" calcext:value-type="float">
            <text:p>31</text:p>
          </table:table-cell>
          <table:table-cell table:formula="of:=([.A545]-0.4)/(0.00005-0.000001*[.B545])-260000" office:value-type="float" office:value="4736.84210525936" calcext:value-type="float">
            <text:p>4737</text:p>
          </table:table-cell>
        </table:table-row>
        <table:table-row table:style-name="ro1">
          <table:table-cell table:formula="of:=[.A545]+0.01" office:value-type="float" office:value="5.43999999999993" calcext:value-type="float">
            <text:p>5.43999999999993</text:p>
          </table:table-cell>
          <table:table-cell table:formula="of:=ROUND((0.00005-([.A546]-0.4)/270000) * 1000000)" office:value-type="float" office:value="31" calcext:value-type="float">
            <text:p>31</text:p>
          </table:table-cell>
          <table:table-cell table:formula="of:=([.A546]-0.4)/(0.00005-0.000001*[.B546])-260000" office:value-type="float" office:value="5263.15789473307" calcext:value-type="float">
            <text:p>5263</text:p>
          </table:table-cell>
        </table:table-row>
        <table:table-row table:style-name="ro1">
          <table:table-cell table:formula="of:=[.A546]+0.01" office:value-type="float" office:value="5.44999999999993" calcext:value-type="float">
            <text:p>5.44999999999993</text:p>
          </table:table-cell>
          <table:table-cell table:formula="of:=ROUND((0.00005-([.A547]-0.4)/270000) * 1000000)" office:value-type="float" office:value="31" calcext:value-type="float">
            <text:p>31</text:p>
          </table:table-cell>
          <table:table-cell table:formula="of:=([.A547]-0.4)/(0.00005-0.000001*[.B547])-260000" office:value-type="float" office:value="5789.47368420672" calcext:value-type="float">
            <text:p>5789</text:p>
          </table:table-cell>
        </table:table-row>
        <table:table-row table:style-name="ro1">
          <table:table-cell table:formula="of:=[.A547]+0.01" office:value-type="float" office:value="5.45999999999993" calcext:value-type="float">
            <text:p>5.45999999999993</text:p>
          </table:table-cell>
          <table:table-cell table:formula="of:=ROUND((0.00005-([.A548]-0.4)/270000) * 1000000)" office:value-type="float" office:value="31" calcext:value-type="float">
            <text:p>31</text:p>
          </table:table-cell>
          <table:table-cell table:formula="of:=([.A548]-0.4)/(0.00005-0.000001*[.B548])-260000" office:value-type="float" office:value="6315.78947368037" calcext:value-type="float">
            <text:p>6316</text:p>
          </table:table-cell>
        </table:table-row>
        <table:table-row table:style-name="ro1">
          <table:table-cell table:formula="of:=[.A548]+0.01" office:value-type="float" office:value="5.46999999999993" calcext:value-type="float">
            <text:p>5.46999999999993</text:p>
          </table:table-cell>
          <table:table-cell table:formula="of:=ROUND((0.00005-([.A549]-0.4)/270000) * 1000000)" office:value-type="float" office:value="31" calcext:value-type="float">
            <text:p>31</text:p>
          </table:table-cell>
          <table:table-cell table:formula="of:=([.A549]-0.4)/(0.00005-0.000001*[.B549])-260000" office:value-type="float" office:value="6842.10526315408" calcext:value-type="float">
            <text:p>6842</text:p>
          </table:table-cell>
        </table:table-row>
        <table:table-row table:style-name="ro1">
          <table:table-cell table:formula="of:=[.A549]+0.01" office:value-type="float" office:value="5.47999999999993" calcext:value-type="float">
            <text:p>5.47999999999993</text:p>
          </table:table-cell>
          <table:table-cell table:formula="of:=ROUND((0.00005-([.A550]-0.4)/270000) * 1000000)" office:value-type="float" office:value="31" calcext:value-type="float">
            <text:p>31</text:p>
          </table:table-cell>
          <table:table-cell table:formula="of:=([.A550]-0.4)/(0.00005-0.000001*[.B550])-260000" office:value-type="float" office:value="7368.42105262773" calcext:value-type="float">
            <text:p>7368</text:p>
          </table:table-cell>
        </table:table-row>
        <table:table-row table:style-name="ro1">
          <table:table-cell table:formula="of:=[.A550]+0.01" office:value-type="float" office:value="5.48999999999993" calcext:value-type="float">
            <text:p>5.48999999999993</text:p>
          </table:table-cell>
          <table:table-cell table:formula="of:=ROUND((0.00005-([.A551]-0.4)/270000) * 1000000)" office:value-type="float" office:value="31" calcext:value-type="float">
            <text:p>31</text:p>
          </table:table-cell>
          <table:table-cell table:formula="of:=([.A551]-0.4)/(0.00005-0.000001*[.B551])-260000" office:value-type="float" office:value="7894.73684210138" calcext:value-type="float">
            <text:p>7895</text:p>
          </table:table-cell>
        </table:table-row>
        <table:table-row table:style-name="ro1">
          <table:table-cell table:formula="of:=[.A551]+0.01" office:value-type="float" office:value="5.49999999999993" calcext:value-type="float">
            <text:p>5.49999999999993</text:p>
          </table:table-cell>
          <table:table-cell table:formula="of:=ROUND((0.00005-([.A552]-0.4)/270000) * 1000000)" office:value-type="float" office:value="31" calcext:value-type="float">
            <text:p>31</text:p>
          </table:table-cell>
          <table:table-cell table:formula="of:=([.A552]-0.4)/(0.00005-0.000001*[.B552])-260000" office:value-type="float" office:value="8421.05263157509" calcext:value-type="float">
            <text:p>8421</text:p>
          </table:table-cell>
        </table:table-row>
        <table:table-row table:style-name="ro1">
          <table:table-cell table:formula="of:=[.A552]+0.01" office:value-type="float" office:value="5.50999999999993" calcext:value-type="float">
            <text:p>5.50999999999993</text:p>
          </table:table-cell>
          <table:table-cell table:formula="of:=ROUND((0.00005-([.A553]-0.4)/270000) * 1000000)" office:value-type="float" office:value="31" calcext:value-type="float">
            <text:p>31</text:p>
          </table:table-cell>
          <table:table-cell table:formula="of:=([.A553]-0.4)/(0.00005-0.000001*[.B553])-260000" office:value-type="float" office:value="8947.36842104874" calcext:value-type="float">
            <text:p>8947</text:p>
          </table:table-cell>
        </table:table-row>
        <table:table-row table:style-name="ro1">
          <table:table-cell table:formula="of:=[.A553]+0.01" office:value-type="float" office:value="5.51999999999993" calcext:value-type="float">
            <text:p>5.51999999999993</text:p>
          </table:table-cell>
          <table:table-cell table:formula="of:=ROUND((0.00005-([.A554]-0.4)/270000) * 1000000)" office:value-type="float" office:value="31" calcext:value-type="float">
            <text:p>31</text:p>
          </table:table-cell>
          <table:table-cell table:formula="of:=([.A554]-0.4)/(0.00005-0.000001*[.B554])-260000" office:value-type="float" office:value="9473.68421052245" calcext:value-type="float">
            <text:p>9474</text:p>
          </table:table-cell>
        </table:table-row>
        <table:table-row table:style-name="ro1">
          <table:table-cell table:formula="of:=[.A554]+0.01" office:value-type="float" office:value="5.52999999999993" calcext:value-type="float">
            <text:p>5.52999999999993</text:p>
          </table:table-cell>
          <table:table-cell table:formula="of:=ROUND((0.00005-([.A555]-0.4)/270000) * 1000000)" office:value-type="float" office:value="31" calcext:value-type="float">
            <text:p>31</text:p>
          </table:table-cell>
          <table:table-cell table:formula="of:=([.A555]-0.4)/(0.00005-0.000001*[.B555])-260000" office:value-type="float" office:value="9999.9999999961" calcext:value-type="float">
            <text:p>10000</text:p>
          </table:table-cell>
        </table:table-row>
        <table:table-row table:style-name="ro1">
          <table:table-cell table:formula="of:=[.A555]+0.01" office:value-type="float" office:value="5.53999999999993" calcext:value-type="float">
            <text:p>5.53999999999993</text:p>
          </table:table-cell>
          <table:table-cell table:formula="of:=ROUND((0.00005-([.A556]-0.4)/270000) * 1000000)" office:value-type="float" office:value="31" calcext:value-type="float">
            <text:p>31</text:p>
          </table:table-cell>
          <table:table-cell table:formula="of:=([.A556]-0.4)/(0.00005-0.000001*[.B556])-260000" office:value-type="float" office:value="10526.3157894698" calcext:value-type="float">
            <text:p>10526</text:p>
          </table:table-cell>
        </table:table-row>
        <table:table-row table:style-name="ro1">
          <table:table-cell table:formula="of:=[.A556]+0.01" office:value-type="float" office:value="5.54999999999993" calcext:value-type="float">
            <text:p>5.54999999999993</text:p>
          </table:table-cell>
          <table:table-cell table:formula="of:=ROUND((0.00005-([.A557]-0.4)/270000) * 1000000)" office:value-type="float" office:value="31" calcext:value-type="float">
            <text:p>31</text:p>
          </table:table-cell>
          <table:table-cell table:formula="of:=([.A557]-0.4)/(0.00005-0.000001*[.B557])-260000" office:value-type="float" office:value="11052.6315789435" calcext:value-type="float">
            <text:p>11053</text:p>
          </table:table-cell>
        </table:table-row>
        <table:table-row table:style-name="ro1">
          <table:table-cell table:formula="of:=[.A557]+0.01" office:value-type="float" office:value="5.55999999999993" calcext:value-type="float">
            <text:p>5.55999999999993</text:p>
          </table:table-cell>
          <table:table-cell table:formula="of:=ROUND((0.00005-([.A558]-0.4)/270000) * 1000000)" office:value-type="float" office:value="31" calcext:value-type="float">
            <text:p>31</text:p>
          </table:table-cell>
          <table:table-cell table:formula="of:=([.A558]-0.4)/(0.00005-0.000001*[.B558])-260000" office:value-type="float" office:value="11578.9473684171" calcext:value-type="float">
            <text:p>11579</text:p>
          </table:table-cell>
        </table:table-row>
        <table:table-row table:style-name="ro1">
          <table:table-cell table:formula="of:=[.A558]+0.01" office:value-type="float" office:value="5.56999999999993" calcext:value-type="float">
            <text:p>5.56999999999993</text:p>
          </table:table-cell>
          <table:table-cell table:formula="of:=ROUND((0.00005-([.A559]-0.4)/270000) * 1000000)" office:value-type="float" office:value="31" calcext:value-type="float">
            <text:p>31</text:p>
          </table:table-cell>
          <table:table-cell table:formula="of:=([.A559]-0.4)/(0.00005-0.000001*[.B559])-260000" office:value-type="float" office:value="12105.2631578908" calcext:value-type="float">
            <text:p>12105</text:p>
          </table:table-cell>
        </table:table-row>
        <table:table-row table:style-name="ro1">
          <table:table-cell table:formula="of:=[.A559]+0.01" office:value-type="float" office:value="5.57999999999993" calcext:value-type="float">
            <text:p>5.57999999999993</text:p>
          </table:table-cell>
          <table:table-cell table:formula="of:=ROUND((0.00005-([.A560]-0.4)/270000) * 1000000)" office:value-type="float" office:value="31" calcext:value-type="float">
            <text:p>31</text:p>
          </table:table-cell>
          <table:table-cell table:formula="of:=([.A560]-0.4)/(0.00005-0.000001*[.B560])-260000" office:value-type="float" office:value="12631.5789473645" calcext:value-type="float">
            <text:p>12632</text:p>
          </table:table-cell>
        </table:table-row>
        <table:table-row table:style-name="ro1">
          <table:table-cell table:formula="of:=[.A560]+0.01" office:value-type="float" office:value="5.58999999999993" calcext:value-type="float">
            <text:p>5.58999999999993</text:p>
          </table:table-cell>
          <table:table-cell table:formula="of:=ROUND((0.00005-([.A561]-0.4)/270000) * 1000000)" office:value-type="float" office:value="31" calcext:value-type="float">
            <text:p>31</text:p>
          </table:table-cell>
          <table:table-cell table:formula="of:=([.A561]-0.4)/(0.00005-0.000001*[.B561])-260000" office:value-type="float" office:value="13157.8947368381" calcext:value-type="float">
            <text:p>13158</text:p>
          </table:table-cell>
        </table:table-row>
        <table:table-row table:style-name="ro1">
          <table:table-cell table:formula="of:=[.A561]+0.01" office:value-type="float" office:value="5.59999999999993" calcext:value-type="float">
            <text:p>5.59999999999993</text:p>
          </table:table-cell>
          <table:table-cell table:formula="of:=ROUND((0.00005-([.A562]-0.4)/270000) * 1000000)" office:value-type="float" office:value="31" calcext:value-type="float">
            <text:p>31</text:p>
          </table:table-cell>
          <table:table-cell table:formula="of:=([.A562]-0.4)/(0.00005-0.000001*[.B562])-260000" office:value-type="float" office:value="13684.2105263118" calcext:value-type="float">
            <text:p>13684</text:p>
          </table:table-cell>
        </table:table-row>
        <table:table-row table:style-name="ro1">
          <table:table-cell table:formula="of:=[.A562]+0.01" office:value-type="float" office:value="5.60999999999993" calcext:value-type="float">
            <text:p>5.60999999999993</text:p>
          </table:table-cell>
          <table:table-cell table:formula="of:=ROUND((0.00005-([.A563]-0.4)/270000) * 1000000)" office:value-type="float" office:value="31" calcext:value-type="float">
            <text:p>31</text:p>
          </table:table-cell>
          <table:table-cell table:formula="of:=([.A563]-0.4)/(0.00005-0.000001*[.B563])-260000" office:value-type="float" office:value="14210.5263157855" calcext:value-type="float">
            <text:p>14211</text:p>
          </table:table-cell>
        </table:table-row>
        <table:table-row table:style-name="ro1">
          <table:table-cell table:formula="of:=[.A563]+0.01" office:value-type="float" office:value="5.61999999999992" calcext:value-type="float">
            <text:p>5.61999999999992</text:p>
          </table:table-cell>
          <table:table-cell table:formula="of:=ROUND((0.00005-([.A564]-0.4)/270000) * 1000000)" office:value-type="float" office:value="31" calcext:value-type="float">
            <text:p>31</text:p>
          </table:table-cell>
          <table:table-cell table:formula="of:=([.A564]-0.4)/(0.00005-0.000001*[.B564])-260000" office:value-type="float" office:value="14736.8421052591" calcext:value-type="float">
            <text:p>14737</text:p>
          </table:table-cell>
        </table:table-row>
        <table:table-row table:style-name="ro1">
          <table:table-cell table:formula="of:=[.A564]+0.01" office:value-type="float" office:value="5.62999999999992" calcext:value-type="float">
            <text:p>5.62999999999992</text:p>
          </table:table-cell>
          <table:table-cell table:formula="of:=ROUND((0.00005-([.A565]-0.4)/270000) * 1000000)" office:value-type="float" office:value="31" calcext:value-type="float">
            <text:p>31</text:p>
          </table:table-cell>
          <table:table-cell table:formula="of:=([.A565]-0.4)/(0.00005-0.000001*[.B565])-260000" office:value-type="float" office:value="15263.1578947328" calcext:value-type="float">
            <text:p>15263</text:p>
          </table:table-cell>
        </table:table-row>
        <table:table-row table:style-name="ro1">
          <table:table-cell table:formula="of:=[.A565]+0.01" office:value-type="float" office:value="5.63999999999992" calcext:value-type="float">
            <text:p>5.63999999999992</text:p>
          </table:table-cell>
          <table:table-cell table:formula="of:=ROUND((0.00005-([.A566]-0.4)/270000) * 1000000)" office:value-type="float" office:value="31" calcext:value-type="float">
            <text:p>31</text:p>
          </table:table-cell>
          <table:table-cell table:formula="of:=([.A566]-0.4)/(0.00005-0.000001*[.B566])-260000" office:value-type="float" office:value="15789.4736842065" calcext:value-type="float">
            <text:p>15789</text:p>
          </table:table-cell>
        </table:table-row>
        <table:table-row table:style-name="ro1">
          <table:table-cell table:formula="of:=[.A566]+0.01" office:value-type="float" office:value="5.64999999999992" calcext:value-type="float">
            <text:p>5.64999999999992</text:p>
          </table:table-cell>
          <table:table-cell table:formula="of:=ROUND((0.00005-([.A567]-0.4)/270000) * 1000000)" office:value-type="float" office:value="31" calcext:value-type="float">
            <text:p>31</text:p>
          </table:table-cell>
          <table:table-cell table:formula="of:=([.A567]-0.4)/(0.00005-0.000001*[.B567])-260000" office:value-type="float" office:value="16315.7894736802" calcext:value-type="float">
            <text:p>16316</text:p>
          </table:table-cell>
        </table:table-row>
        <table:table-row table:style-name="ro1">
          <table:table-cell table:formula="of:=[.A567]+0.01" office:value-type="float" office:value="5.65999999999992" calcext:value-type="float">
            <text:p>5.65999999999992</text:p>
          </table:table-cell>
          <table:table-cell table:formula="of:=ROUND((0.00005-([.A568]-0.4)/270000) * 1000000)" office:value-type="float" office:value="31" calcext:value-type="float">
            <text:p>31</text:p>
          </table:table-cell>
          <table:table-cell table:formula="of:=([.A568]-0.4)/(0.00005-0.000001*[.B568])-260000" office:value-type="float" office:value="16842.1052631538" calcext:value-type="float">
            <text:p>16842</text:p>
          </table:table-cell>
        </table:table-row>
        <table:table-row table:style-name="ro1">
          <table:table-cell table:formula="of:=[.A568]+0.01" office:value-type="float" office:value="5.66999999999992" calcext:value-type="float">
            <text:p>5.66999999999992</text:p>
          </table:table-cell>
          <table:table-cell table:formula="of:=ROUND((0.00005-([.A569]-0.4)/270000) * 1000000)" office:value-type="float" office:value="30" calcext:value-type="float">
            <text:p>30</text:p>
          </table:table-cell>
          <table:table-cell table:formula="of:=([.A569]-0.4)/(0.00005-0.000001*[.B569])-260000" office:value-type="float" office:value="3499.9999999961" calcext:value-type="float">
            <text:p>3500</text:p>
          </table:table-cell>
        </table:table-row>
        <table:table-row table:style-name="ro1">
          <table:table-cell table:formula="of:=[.A569]+0.01" office:value-type="float" office:value="5.67999999999992" calcext:value-type="float">
            <text:p>5.67999999999992</text:p>
          </table:table-cell>
          <table:table-cell table:formula="of:=ROUND((0.00005-([.A570]-0.4)/270000) * 1000000)" office:value-type="float" office:value="30" calcext:value-type="float">
            <text:p>30</text:p>
          </table:table-cell>
          <table:table-cell table:formula="of:=([.A570]-0.4)/(0.00005-0.000001*[.B570])-260000" office:value-type="float" office:value="3999.9999999961" calcext:value-type="float">
            <text:p>4000</text:p>
          </table:table-cell>
        </table:table-row>
        <table:table-row table:style-name="ro1">
          <table:table-cell table:formula="of:=[.A570]+0.01" office:value-type="float" office:value="5.68999999999992" calcext:value-type="float">
            <text:p>5.68999999999992</text:p>
          </table:table-cell>
          <table:table-cell table:formula="of:=ROUND((0.00005-([.A571]-0.4)/270000) * 1000000)" office:value-type="float" office:value="30" calcext:value-type="float">
            <text:p>30</text:p>
          </table:table-cell>
          <table:table-cell table:formula="of:=([.A571]-0.4)/(0.00005-0.000001*[.B571])-260000" office:value-type="float" office:value="4499.9999999961" calcext:value-type="float">
            <text:p>4500</text:p>
          </table:table-cell>
        </table:table-row>
        <table:table-row table:style-name="ro1">
          <table:table-cell table:formula="of:=[.A571]+0.01" office:value-type="float" office:value="5.69999999999992" calcext:value-type="float">
            <text:p>5.69999999999992</text:p>
          </table:table-cell>
          <table:table-cell table:formula="of:=ROUND((0.00005-([.A572]-0.4)/270000) * 1000000)" office:value-type="float" office:value="30" calcext:value-type="float">
            <text:p>30</text:p>
          </table:table-cell>
          <table:table-cell table:formula="of:=([.A572]-0.4)/(0.00005-0.000001*[.B572])-260000" office:value-type="float" office:value="4999.99999999604" calcext:value-type="float">
            <text:p>5000</text:p>
          </table:table-cell>
        </table:table-row>
        <table:table-row table:style-name="ro1">
          <table:table-cell table:formula="of:=[.A572]+0.01" office:value-type="float" office:value="5.70999999999992" calcext:value-type="float">
            <text:p>5.70999999999992</text:p>
          </table:table-cell>
          <table:table-cell table:formula="of:=ROUND((0.00005-([.A573]-0.4)/270000) * 1000000)" office:value-type="float" office:value="30" calcext:value-type="float">
            <text:p>30</text:p>
          </table:table-cell>
          <table:table-cell table:formula="of:=([.A573]-0.4)/(0.00005-0.000001*[.B573])-260000" office:value-type="float" office:value="5499.99999999604" calcext:value-type="float">
            <text:p>5500</text:p>
          </table:table-cell>
        </table:table-row>
        <table:table-row table:style-name="ro1">
          <table:table-cell table:formula="of:=[.A573]+0.01" office:value-type="float" office:value="5.71999999999992" calcext:value-type="float">
            <text:p>5.71999999999992</text:p>
          </table:table-cell>
          <table:table-cell table:formula="of:=ROUND((0.00005-([.A574]-0.4)/270000) * 1000000)" office:value-type="float" office:value="30" calcext:value-type="float">
            <text:p>30</text:p>
          </table:table-cell>
          <table:table-cell table:formula="of:=([.A574]-0.4)/(0.00005-0.000001*[.B574])-260000" office:value-type="float" office:value="5999.99999999604" calcext:value-type="float">
            <text:p>6000</text:p>
          </table:table-cell>
        </table:table-row>
        <table:table-row table:style-name="ro1">
          <table:table-cell table:formula="of:=[.A574]+0.01" office:value-type="float" office:value="5.72999999999992" calcext:value-type="float">
            <text:p>5.72999999999992</text:p>
          </table:table-cell>
          <table:table-cell table:formula="of:=ROUND((0.00005-([.A575]-0.4)/270000) * 1000000)" office:value-type="float" office:value="30" calcext:value-type="float">
            <text:p>30</text:p>
          </table:table-cell>
          <table:table-cell table:formula="of:=([.A575]-0.4)/(0.00005-0.000001*[.B575])-260000" office:value-type="float" office:value="6499.99999999604" calcext:value-type="float">
            <text:p>6500</text:p>
          </table:table-cell>
        </table:table-row>
        <table:table-row table:style-name="ro1">
          <table:table-cell table:formula="of:=[.A575]+0.01" office:value-type="float" office:value="5.73999999999992" calcext:value-type="float">
            <text:p>5.73999999999992</text:p>
          </table:table-cell>
          <table:table-cell table:formula="of:=ROUND((0.00005-([.A576]-0.4)/270000) * 1000000)" office:value-type="float" office:value="30" calcext:value-type="float">
            <text:p>30</text:p>
          </table:table-cell>
          <table:table-cell table:formula="of:=([.A576]-0.4)/(0.00005-0.000001*[.B576])-260000" office:value-type="float" office:value="6999.99999999604" calcext:value-type="float">
            <text:p>7000</text:p>
          </table:table-cell>
        </table:table-row>
        <table:table-row table:style-name="ro1">
          <table:table-cell table:formula="of:=[.A576]+0.01" office:value-type="float" office:value="5.74999999999992" calcext:value-type="float">
            <text:p>5.74999999999992</text:p>
          </table:table-cell>
          <table:table-cell table:formula="of:=ROUND((0.00005-([.A577]-0.4)/270000) * 1000000)" office:value-type="float" office:value="30" calcext:value-type="float">
            <text:p>30</text:p>
          </table:table-cell>
          <table:table-cell table:formula="of:=([.A577]-0.4)/(0.00005-0.000001*[.B577])-260000" office:value-type="float" office:value="7499.99999999598" calcext:value-type="float">
            <text:p>7500</text:p>
          </table:table-cell>
        </table:table-row>
        <table:table-row table:style-name="ro1">
          <table:table-cell table:formula="of:=[.A577]+0.01" office:value-type="float" office:value="5.75999999999992" calcext:value-type="float">
            <text:p>5.75999999999992</text:p>
          </table:table-cell>
          <table:table-cell table:formula="of:=ROUND((0.00005-([.A578]-0.4)/270000) * 1000000)" office:value-type="float" office:value="30" calcext:value-type="float">
            <text:p>30</text:p>
          </table:table-cell>
          <table:table-cell table:formula="of:=([.A578]-0.4)/(0.00005-0.000001*[.B578])-260000" office:value-type="float" office:value="7999.99999999598" calcext:value-type="float">
            <text:p>8000</text:p>
          </table:table-cell>
        </table:table-row>
        <table:table-row table:style-name="ro1">
          <table:table-cell table:formula="of:=[.A578]+0.01" office:value-type="float" office:value="5.76999999999992" calcext:value-type="float">
            <text:p>5.76999999999992</text:p>
          </table:table-cell>
          <table:table-cell table:formula="of:=ROUND((0.00005-([.A579]-0.4)/270000) * 1000000)" office:value-type="float" office:value="30" calcext:value-type="float">
            <text:p>30</text:p>
          </table:table-cell>
          <table:table-cell table:formula="of:=([.A579]-0.4)/(0.00005-0.000001*[.B579])-260000" office:value-type="float" office:value="8499.99999999598" calcext:value-type="float">
            <text:p>8500</text:p>
          </table:table-cell>
        </table:table-row>
        <table:table-row table:style-name="ro1">
          <table:table-cell table:formula="of:=[.A579]+0.01" office:value-type="float" office:value="5.77999999999992" calcext:value-type="float">
            <text:p>5.77999999999992</text:p>
          </table:table-cell>
          <table:table-cell table:formula="of:=ROUND((0.00005-([.A580]-0.4)/270000) * 1000000)" office:value-type="float" office:value="30" calcext:value-type="float">
            <text:p>30</text:p>
          </table:table-cell>
          <table:table-cell table:formula="of:=([.A580]-0.4)/(0.00005-0.000001*[.B580])-260000" office:value-type="float" office:value="8999.99999999598" calcext:value-type="float">
            <text:p>9000</text:p>
          </table:table-cell>
        </table:table-row>
        <table:table-row table:style-name="ro1">
          <table:table-cell table:formula="of:=[.A580]+0.01" office:value-type="float" office:value="5.78999999999992" calcext:value-type="float">
            <text:p>5.78999999999992</text:p>
          </table:table-cell>
          <table:table-cell table:formula="of:=ROUND((0.00005-([.A581]-0.4)/270000) * 1000000)" office:value-type="float" office:value="30" calcext:value-type="float">
            <text:p>30</text:p>
          </table:table-cell>
          <table:table-cell table:formula="of:=([.A581]-0.4)/(0.00005-0.000001*[.B581])-260000" office:value-type="float" office:value="9499.99999999598" calcext:value-type="float">
            <text:p>9500</text:p>
          </table:table-cell>
        </table:table-row>
        <table:table-row table:style-name="ro1">
          <table:table-cell table:formula="of:=[.A581]+0.01" office:value-type="float" office:value="5.79999999999992" calcext:value-type="float">
            <text:p>5.79999999999992</text:p>
          </table:table-cell>
          <table:table-cell table:formula="of:=ROUND((0.00005-([.A582]-0.4)/270000) * 1000000)" office:value-type="float" office:value="30" calcext:value-type="float">
            <text:p>30</text:p>
          </table:table-cell>
          <table:table-cell table:formula="of:=([.A582]-0.4)/(0.00005-0.000001*[.B582])-260000" office:value-type="float" office:value="9999.99999999593" calcext:value-type="float">
            <text:p>10000</text:p>
          </table:table-cell>
        </table:table-row>
        <table:table-row table:style-name="ro1">
          <table:table-cell table:formula="of:=[.A582]+0.01" office:value-type="float" office:value="5.80999999999992" calcext:value-type="float">
            <text:p>5.80999999999992</text:p>
          </table:table-cell>
          <table:table-cell table:formula="of:=ROUND((0.00005-([.A583]-0.4)/270000) * 1000000)" office:value-type="float" office:value="30" calcext:value-type="float">
            <text:p>30</text:p>
          </table:table-cell>
          <table:table-cell table:formula="of:=([.A583]-0.4)/(0.00005-0.000001*[.B583])-260000" office:value-type="float" office:value="10499.9999999959" calcext:value-type="float">
            <text:p>10500</text:p>
          </table:table-cell>
        </table:table-row>
        <table:table-row table:style-name="ro1">
          <table:table-cell table:formula="of:=[.A583]+0.01" office:value-type="float" office:value="5.81999999999992" calcext:value-type="float">
            <text:p>5.81999999999992</text:p>
          </table:table-cell>
          <table:table-cell table:formula="of:=ROUND((0.00005-([.A584]-0.4)/270000) * 1000000)" office:value-type="float" office:value="30" calcext:value-type="float">
            <text:p>30</text:p>
          </table:table-cell>
          <table:table-cell table:formula="of:=([.A584]-0.4)/(0.00005-0.000001*[.B584])-260000" office:value-type="float" office:value="10999.9999999959" calcext:value-type="float">
            <text:p>11000</text:p>
          </table:table-cell>
        </table:table-row>
        <table:table-row table:style-name="ro1">
          <table:table-cell table:formula="of:=[.A584]+0.01" office:value-type="float" office:value="5.82999999999992" calcext:value-type="float">
            <text:p>5.82999999999992</text:p>
          </table:table-cell>
          <table:table-cell table:formula="of:=ROUND((0.00005-([.A585]-0.4)/270000) * 1000000)" office:value-type="float" office:value="30" calcext:value-type="float">
            <text:p>30</text:p>
          </table:table-cell>
          <table:table-cell table:formula="of:=([.A585]-0.4)/(0.00005-0.000001*[.B585])-260000" office:value-type="float" office:value="11499.9999999959" calcext:value-type="float">
            <text:p>11500</text:p>
          </table:table-cell>
        </table:table-row>
        <table:table-row table:style-name="ro1">
          <table:table-cell table:formula="of:=[.A585]+0.01" office:value-type="float" office:value="5.83999999999992" calcext:value-type="float">
            <text:p>5.83999999999992</text:p>
          </table:table-cell>
          <table:table-cell table:formula="of:=ROUND((0.00005-([.A586]-0.4)/270000) * 1000000)" office:value-type="float" office:value="30" calcext:value-type="float">
            <text:p>30</text:p>
          </table:table-cell>
          <table:table-cell table:formula="of:=([.A586]-0.4)/(0.00005-0.000001*[.B586])-260000" office:value-type="float" office:value="11999.9999999959" calcext:value-type="float">
            <text:p>12000</text:p>
          </table:table-cell>
        </table:table-row>
        <table:table-row table:style-name="ro1">
          <table:table-cell table:formula="of:=[.A586]+0.01" office:value-type="float" office:value="5.84999999999992" calcext:value-type="float">
            <text:p>5.84999999999992</text:p>
          </table:table-cell>
          <table:table-cell table:formula="of:=ROUND((0.00005-([.A587]-0.4)/270000) * 1000000)" office:value-type="float" office:value="30" calcext:value-type="float">
            <text:p>30</text:p>
          </table:table-cell>
          <table:table-cell table:formula="of:=([.A587]-0.4)/(0.00005-0.000001*[.B587])-260000" office:value-type="float" office:value="12499.9999999959" calcext:value-type="float">
            <text:p>12500</text:p>
          </table:table-cell>
        </table:table-row>
        <table:table-row table:style-name="ro1">
          <table:table-cell table:formula="of:=[.A587]+0.01" office:value-type="float" office:value="5.85999999999992" calcext:value-type="float">
            <text:p>5.85999999999992</text:p>
          </table:table-cell>
          <table:table-cell table:formula="of:=ROUND((0.00005-([.A588]-0.4)/270000) * 1000000)" office:value-type="float" office:value="30" calcext:value-type="float">
            <text:p>30</text:p>
          </table:table-cell>
          <table:table-cell table:formula="of:=([.A588]-0.4)/(0.00005-0.000001*[.B588])-260000" office:value-type="float" office:value="12999.9999999959" calcext:value-type="float">
            <text:p>13000</text:p>
          </table:table-cell>
        </table:table-row>
        <table:table-row table:style-name="ro1">
          <table:table-cell table:formula="of:=[.A588]+0.01" office:value-type="float" office:value="5.86999999999992" calcext:value-type="float">
            <text:p>5.86999999999992</text:p>
          </table:table-cell>
          <table:table-cell table:formula="of:=ROUND((0.00005-([.A589]-0.4)/270000) * 1000000)" office:value-type="float" office:value="30" calcext:value-type="float">
            <text:p>30</text:p>
          </table:table-cell>
          <table:table-cell table:formula="of:=([.A589]-0.4)/(0.00005-0.000001*[.B589])-260000" office:value-type="float" office:value="13499.9999999959" calcext:value-type="float">
            <text:p>13500</text:p>
          </table:table-cell>
        </table:table-row>
        <table:table-row table:style-name="ro1">
          <table:table-cell table:formula="of:=[.A589]+0.01" office:value-type="float" office:value="5.87999999999992" calcext:value-type="float">
            <text:p>5.87999999999992</text:p>
          </table:table-cell>
          <table:table-cell table:formula="of:=ROUND((0.00005-([.A590]-0.4)/270000) * 1000000)" office:value-type="float" office:value="30" calcext:value-type="float">
            <text:p>30</text:p>
          </table:table-cell>
          <table:table-cell table:formula="of:=([.A590]-0.4)/(0.00005-0.000001*[.B590])-260000" office:value-type="float" office:value="13999.9999999959" calcext:value-type="float">
            <text:p>14000</text:p>
          </table:table-cell>
        </table:table-row>
        <table:table-row table:style-name="ro1">
          <table:table-cell table:formula="of:=[.A590]+0.01" office:value-type="float" office:value="5.88999999999992" calcext:value-type="float">
            <text:p>5.88999999999992</text:p>
          </table:table-cell>
          <table:table-cell table:formula="of:=ROUND((0.00005-([.A591]-0.4)/270000) * 1000000)" office:value-type="float" office:value="30" calcext:value-type="float">
            <text:p>30</text:p>
          </table:table-cell>
          <table:table-cell table:formula="of:=([.A591]-0.4)/(0.00005-0.000001*[.B591])-260000" office:value-type="float" office:value="14499.9999999959" calcext:value-type="float">
            <text:p>14500</text:p>
          </table:table-cell>
        </table:table-row>
        <table:table-row table:style-name="ro1">
          <table:table-cell table:formula="of:=[.A591]+0.01" office:value-type="float" office:value="5.89999999999992" calcext:value-type="float">
            <text:p>5.89999999999992</text:p>
          </table:table-cell>
          <table:table-cell table:formula="of:=ROUND((0.00005-([.A592]-0.4)/270000) * 1000000)" office:value-type="float" office:value="30" calcext:value-type="float">
            <text:p>30</text:p>
          </table:table-cell>
          <table:table-cell table:formula="of:=([.A592]-0.4)/(0.00005-0.000001*[.B592])-260000" office:value-type="float" office:value="14999.9999999959" calcext:value-type="float">
            <text:p>15000</text:p>
          </table:table-cell>
        </table:table-row>
        <table:table-row table:style-name="ro1">
          <table:table-cell table:formula="of:=[.A592]+0.01" office:value-type="float" office:value="5.90999999999992" calcext:value-type="float">
            <text:p>5.90999999999992</text:p>
          </table:table-cell>
          <table:table-cell table:formula="of:=ROUND((0.00005-([.A593]-0.4)/270000) * 1000000)" office:value-type="float" office:value="30" calcext:value-type="float">
            <text:p>30</text:p>
          </table:table-cell>
          <table:table-cell table:formula="of:=([.A593]-0.4)/(0.00005-0.000001*[.B593])-260000" office:value-type="float" office:value="15499.9999999958" calcext:value-type="float">
            <text:p>15500</text:p>
          </table:table-cell>
        </table:table-row>
        <table:table-row table:style-name="ro1">
          <table:table-cell table:formula="of:=[.A593]+0.01" office:value-type="float" office:value="5.91999999999992" calcext:value-type="float">
            <text:p>5.91999999999992</text:p>
          </table:table-cell>
          <table:table-cell table:formula="of:=ROUND((0.00005-([.A594]-0.4)/270000) * 1000000)" office:value-type="float" office:value="30" calcext:value-type="float">
            <text:p>30</text:p>
          </table:table-cell>
          <table:table-cell table:formula="of:=([.A594]-0.4)/(0.00005-0.000001*[.B594])-260000" office:value-type="float" office:value="15999.9999999958" calcext:value-type="float">
            <text:p>16000</text:p>
          </table:table-cell>
        </table:table-row>
        <table:table-row table:style-name="ro1">
          <table:table-cell table:formula="of:=[.A594]+0.01" office:value-type="float" office:value="5.92999999999992" calcext:value-type="float">
            <text:p>5.92999999999992</text:p>
          </table:table-cell>
          <table:table-cell table:formula="of:=ROUND((0.00005-([.A595]-0.4)/270000) * 1000000)" office:value-type="float" office:value="30" calcext:value-type="float">
            <text:p>30</text:p>
          </table:table-cell>
          <table:table-cell table:formula="of:=([.A595]-0.4)/(0.00005-0.000001*[.B595])-260000" office:value-type="float" office:value="16499.9999999958" calcext:value-type="float">
            <text:p>16500</text:p>
          </table:table-cell>
        </table:table-row>
        <table:table-row table:style-name="ro1">
          <table:table-cell table:formula="of:=[.A595]+0.01" office:value-type="float" office:value="5.93999999999992" calcext:value-type="float">
            <text:p>5.93999999999992</text:p>
          </table:table-cell>
          <table:table-cell table:formula="of:=ROUND((0.00005-([.A596]-0.4)/270000) * 1000000)" office:value-type="float" office:value="29" calcext:value-type="float">
            <text:p>29</text:p>
          </table:table-cell>
          <table:table-cell table:formula="of:=([.A596]-0.4)/(0.00005-0.000001*[.B596])-260000" office:value-type="float" office:value="3809.52380951983" calcext:value-type="float">
            <text:p>3810</text:p>
          </table:table-cell>
        </table:table-row>
        <table:table-row table:style-name="ro1">
          <table:table-cell table:formula="of:=[.A596]+0.01" office:value-type="float" office:value="5.94999999999992" calcext:value-type="float">
            <text:p>5.94999999999992</text:p>
          </table:table-cell>
          <table:table-cell table:formula="of:=ROUND((0.00005-([.A597]-0.4)/270000) * 1000000)" office:value-type="float" office:value="29" calcext:value-type="float">
            <text:p>29</text:p>
          </table:table-cell>
          <table:table-cell table:formula="of:=([.A597]-0.4)/(0.00005-0.000001*[.B597])-260000" office:value-type="float" office:value="4285.7142857103" calcext:value-type="float">
            <text:p>4286</text:p>
          </table:table-cell>
        </table:table-row>
        <table:table-row table:style-name="ro1">
          <table:table-cell table:formula="of:=[.A597]+0.01" office:value-type="float" office:value="5.95999999999992" calcext:value-type="float">
            <text:p>5.95999999999992</text:p>
          </table:table-cell>
          <table:table-cell table:formula="of:=ROUND((0.00005-([.A598]-0.4)/270000) * 1000000)" office:value-type="float" office:value="29" calcext:value-type="float">
            <text:p>29</text:p>
          </table:table-cell>
          <table:table-cell table:formula="of:=([.A598]-0.4)/(0.00005-0.000001*[.B598])-260000" office:value-type="float" office:value="4761.90476190078" calcext:value-type="float">
            <text:p>4762</text:p>
          </table:table-cell>
        </table:table-row>
        <table:table-row table:style-name="ro1">
          <table:table-cell table:formula="of:=[.A598]+0.01" office:value-type="float" office:value="5.96999999999992" calcext:value-type="float">
            <text:p>5.96999999999992</text:p>
          </table:table-cell>
          <table:table-cell table:formula="of:=ROUND((0.00005-([.A599]-0.4)/270000) * 1000000)" office:value-type="float" office:value="29" calcext:value-type="float">
            <text:p>29</text:p>
          </table:table-cell>
          <table:table-cell table:formula="of:=([.A599]-0.4)/(0.00005-0.000001*[.B599])-260000" office:value-type="float" office:value="5238.09523809125" calcext:value-type="float">
            <text:p>5238</text:p>
          </table:table-cell>
        </table:table-row>
        <table:table-row table:style-name="ro1">
          <table:table-cell table:formula="of:=[.A599]+0.01" office:value-type="float" office:value="5.97999999999992" calcext:value-type="float">
            <text:p>5.97999999999992</text:p>
          </table:table-cell>
          <table:table-cell table:formula="of:=ROUND((0.00005-([.A600]-0.4)/270000) * 1000000)" office:value-type="float" office:value="29" calcext:value-type="float">
            <text:p>29</text:p>
          </table:table-cell>
          <table:table-cell table:formula="of:=([.A600]-0.4)/(0.00005-0.000001*[.B600])-260000" office:value-type="float" office:value="5714.28571428172" calcext:value-type="float">
            <text:p>5714</text:p>
          </table:table-cell>
        </table:table-row>
        <table:table-row table:style-name="ro1">
          <table:table-cell table:formula="of:=[.A600]+0.01" office:value-type="float" office:value="5.98999999999992" calcext:value-type="float">
            <text:p>5.98999999999992</text:p>
          </table:table-cell>
          <table:table-cell table:formula="of:=ROUND((0.00005-([.A601]-0.4)/270000) * 1000000)" office:value-type="float" office:value="29" calcext:value-type="float">
            <text:p>29</text:p>
          </table:table-cell>
          <table:table-cell table:formula="of:=([.A601]-0.4)/(0.00005-0.000001*[.B601])-260000" office:value-type="float" office:value="6190.4761904722" calcext:value-type="float">
            <text:p>6190</text:p>
          </table:table-cell>
        </table:table-row>
        <table:table-row table:style-name="ro1">
          <table:table-cell table:formula="of:=[.A601]+0.01" office:value-type="float" office:value="5.99999999999992" calcext:value-type="float">
            <text:p>5.99999999999992</text:p>
          </table:table-cell>
          <table:table-cell table:formula="of:=ROUND((0.00005-([.A602]-0.4)/270000) * 1000000)" office:value-type="float" office:value="29" calcext:value-type="float">
            <text:p>29</text:p>
          </table:table-cell>
          <table:table-cell table:formula="of:=([.A602]-0.4)/(0.00005-0.000001*[.B602])-260000" office:value-type="float" office:value="6666.66666666267" calcext:value-type="float">
            <text:p>6667</text:p>
          </table:table-cell>
        </table:table-row>
        <table:table-row table:style-name="ro1">
          <table:table-cell table:formula="of:=[.A602]+0.01" office:value-type="float" office:value="6.00999999999992" calcext:value-type="float">
            <text:p>6.00999999999992</text:p>
          </table:table-cell>
          <table:table-cell table:formula="of:=ROUND((0.00005-([.A603]-0.4)/270000) * 1000000)" office:value-type="float" office:value="29" calcext:value-type="float">
            <text:p>29</text:p>
          </table:table-cell>
          <table:table-cell table:formula="of:=([.A603]-0.4)/(0.00005-0.000001*[.B603])-260000" office:value-type="float" office:value="7142.85714285309" calcext:value-type="float">
            <text:p>7143</text:p>
          </table:table-cell>
        </table:table-row>
        <table:table-row table:style-name="ro1">
          <table:table-cell table:formula="of:=[.A603]+0.01" office:value-type="float" office:value="6.01999999999992" calcext:value-type="float">
            <text:p>6.01999999999992</text:p>
          </table:table-cell>
          <table:table-cell table:formula="of:=ROUND((0.00005-([.A604]-0.4)/270000) * 1000000)" office:value-type="float" office:value="29" calcext:value-type="float">
            <text:p>29</text:p>
          </table:table-cell>
          <table:table-cell table:formula="of:=([.A604]-0.4)/(0.00005-0.000001*[.B604])-260000" office:value-type="float" office:value="7619.04761904356" calcext:value-type="float">
            <text:p>7619</text:p>
          </table:table-cell>
        </table:table-row>
        <table:table-row table:style-name="ro1">
          <table:table-cell table:formula="of:=[.A604]+0.01" office:value-type="float" office:value="6.02999999999992" calcext:value-type="float">
            <text:p>6.02999999999992</text:p>
          </table:table-cell>
          <table:table-cell table:formula="of:=ROUND((0.00005-([.A605]-0.4)/270000) * 1000000)" office:value-type="float" office:value="29" calcext:value-type="float">
            <text:p>29</text:p>
          </table:table-cell>
          <table:table-cell table:formula="of:=([.A605]-0.4)/(0.00005-0.000001*[.B605])-260000" office:value-type="float" office:value="8095.23809523403" calcext:value-type="float">
            <text:p>8095</text:p>
          </table:table-cell>
        </table:table-row>
        <table:table-row table:style-name="ro1">
          <table:table-cell table:formula="of:=[.A605]+0.01" office:value-type="float" office:value="6.03999999999992" calcext:value-type="float">
            <text:p>6.03999999999992</text:p>
          </table:table-cell>
          <table:table-cell table:formula="of:=ROUND((0.00005-([.A606]-0.4)/270000) * 1000000)" office:value-type="float" office:value="29" calcext:value-type="float">
            <text:p>29</text:p>
          </table:table-cell>
          <table:table-cell table:formula="of:=([.A606]-0.4)/(0.00005-0.000001*[.B606])-260000" office:value-type="float" office:value="8571.42857142451" calcext:value-type="float">
            <text:p>8571</text:p>
          </table:table-cell>
        </table:table-row>
        <table:table-row table:style-name="ro1">
          <table:table-cell table:formula="of:=[.A606]+0.01" office:value-type="float" office:value="6.04999999999992" calcext:value-type="float">
            <text:p>6.04999999999992</text:p>
          </table:table-cell>
          <table:table-cell table:formula="of:=ROUND((0.00005-([.A607]-0.4)/270000) * 1000000)" office:value-type="float" office:value="29" calcext:value-type="float">
            <text:p>29</text:p>
          </table:table-cell>
          <table:table-cell table:formula="of:=([.A607]-0.4)/(0.00005-0.000001*[.B607])-260000" office:value-type="float" office:value="9047.61904761498" calcext:value-type="float">
            <text:p>9048</text:p>
          </table:table-cell>
        </table:table-row>
        <table:table-row table:style-name="ro1">
          <table:table-cell table:formula="of:=[.A607]+0.01" office:value-type="float" office:value="6.05999999999992" calcext:value-type="float">
            <text:p>6.05999999999992</text:p>
          </table:table-cell>
          <table:table-cell table:formula="of:=ROUND((0.00005-([.A608]-0.4)/270000) * 1000000)" office:value-type="float" office:value="29" calcext:value-type="float">
            <text:p>29</text:p>
          </table:table-cell>
          <table:table-cell table:formula="of:=([.A608]-0.4)/(0.00005-0.000001*[.B608])-260000" office:value-type="float" office:value="9523.80952380545" calcext:value-type="float">
            <text:p>9524</text:p>
          </table:table-cell>
        </table:table-row>
        <table:table-row table:style-name="ro1">
          <table:table-cell table:formula="of:=[.A608]+0.01" office:value-type="float" office:value="6.06999999999992" calcext:value-type="float">
            <text:p>6.06999999999992</text:p>
          </table:table-cell>
          <table:table-cell table:formula="of:=ROUND((0.00005-([.A609]-0.4)/270000) * 1000000)" office:value-type="float" office:value="29" calcext:value-type="float">
            <text:p>29</text:p>
          </table:table-cell>
          <table:table-cell table:formula="of:=([.A609]-0.4)/(0.00005-0.000001*[.B609])-260000" office:value-type="float" office:value="9999.99999999593" calcext:value-type="float">
            <text:p>10000</text:p>
          </table:table-cell>
        </table:table-row>
        <table:table-row table:style-name="ro1">
          <table:table-cell table:formula="of:=[.A609]+0.01" office:value-type="float" office:value="6.07999999999992" calcext:value-type="float">
            <text:p>6.07999999999992</text:p>
          </table:table-cell>
          <table:table-cell table:formula="of:=ROUND((0.00005-([.A610]-0.4)/270000) * 1000000)" office:value-type="float" office:value="29" calcext:value-type="float">
            <text:p>29</text:p>
          </table:table-cell>
          <table:table-cell table:formula="of:=([.A610]-0.4)/(0.00005-0.000001*[.B610])-260000" office:value-type="float" office:value="10476.1904761864" calcext:value-type="float">
            <text:p>10476</text:p>
          </table:table-cell>
        </table:table-row>
        <table:table-row table:style-name="ro1">
          <table:table-cell table:formula="of:=[.A610]+0.01" office:value-type="float" office:value="6.08999999999991" calcext:value-type="float">
            <text:p>6.08999999999991</text:p>
          </table:table-cell>
          <table:table-cell table:formula="of:=ROUND((0.00005-([.A611]-0.4)/270000) * 1000000)" office:value-type="float" office:value="29" calcext:value-type="float">
            <text:p>29</text:p>
          </table:table-cell>
          <table:table-cell table:formula="of:=([.A611]-0.4)/(0.00005-0.000001*[.B611])-260000" office:value-type="float" office:value="10952.3809523768" calcext:value-type="float">
            <text:p>10952</text:p>
          </table:table-cell>
        </table:table-row>
        <table:table-row table:style-name="ro1">
          <table:table-cell table:formula="of:=[.A611]+0.01" office:value-type="float" office:value="6.09999999999991" calcext:value-type="float">
            <text:p>6.09999999999991</text:p>
          </table:table-cell>
          <table:table-cell table:formula="of:=ROUND((0.00005-([.A612]-0.4)/270000) * 1000000)" office:value-type="float" office:value="29" calcext:value-type="float">
            <text:p>29</text:p>
          </table:table-cell>
          <table:table-cell table:formula="of:=([.A612]-0.4)/(0.00005-0.000001*[.B612])-260000" office:value-type="float" office:value="11428.5714285673" calcext:value-type="float">
            <text:p>11429</text:p>
          </table:table-cell>
        </table:table-row>
        <table:table-row table:style-name="ro1">
          <table:table-cell table:formula="of:=[.A612]+0.01" office:value-type="float" office:value="6.10999999999991" calcext:value-type="float">
            <text:p>6.10999999999991</text:p>
          </table:table-cell>
          <table:table-cell table:formula="of:=ROUND((0.00005-([.A613]-0.4)/270000) * 1000000)" office:value-type="float" office:value="29" calcext:value-type="float">
            <text:p>29</text:p>
          </table:table-cell>
          <table:table-cell table:formula="of:=([.A613]-0.4)/(0.00005-0.000001*[.B613])-260000" office:value-type="float" office:value="11904.7619047578" calcext:value-type="float">
            <text:p>11905</text:p>
          </table:table-cell>
        </table:table-row>
        <table:table-row table:style-name="ro1">
          <table:table-cell table:formula="of:=[.A613]+0.01" office:value-type="float" office:value="6.11999999999991" calcext:value-type="float">
            <text:p>6.11999999999991</text:p>
          </table:table-cell>
          <table:table-cell table:formula="of:=ROUND((0.00005-([.A614]-0.4)/270000) * 1000000)" office:value-type="float" office:value="29" calcext:value-type="float">
            <text:p>29</text:p>
          </table:table-cell>
          <table:table-cell table:formula="of:=([.A614]-0.4)/(0.00005-0.000001*[.B614])-260000" office:value-type="float" office:value="12380.9523809482" calcext:value-type="float">
            <text:p>12381</text:p>
          </table:table-cell>
        </table:table-row>
        <table:table-row table:style-name="ro1">
          <table:table-cell table:formula="of:=[.A614]+0.01" office:value-type="float" office:value="6.12999999999991" calcext:value-type="float">
            <text:p>6.12999999999991</text:p>
          </table:table-cell>
          <table:table-cell table:formula="of:=ROUND((0.00005-([.A615]-0.4)/270000) * 1000000)" office:value-type="float" office:value="29" calcext:value-type="float">
            <text:p>29</text:p>
          </table:table-cell>
          <table:table-cell table:formula="of:=([.A615]-0.4)/(0.00005-0.000001*[.B615])-260000" office:value-type="float" office:value="12857.1428571387" calcext:value-type="float">
            <text:p>12857</text:p>
          </table:table-cell>
        </table:table-row>
        <table:table-row table:style-name="ro1">
          <table:table-cell table:formula="of:=[.A615]+0.01" office:value-type="float" office:value="6.13999999999991" calcext:value-type="float">
            <text:p>6.13999999999991</text:p>
          </table:table-cell>
          <table:table-cell table:formula="of:=ROUND((0.00005-([.A616]-0.4)/270000) * 1000000)" office:value-type="float" office:value="29" calcext:value-type="float">
            <text:p>29</text:p>
          </table:table-cell>
          <table:table-cell table:formula="of:=([.A616]-0.4)/(0.00005-0.000001*[.B616])-260000" office:value-type="float" office:value="13333.3333333292" calcext:value-type="float">
            <text:p>13333</text:p>
          </table:table-cell>
        </table:table-row>
        <table:table-row table:style-name="ro1">
          <table:table-cell table:formula="of:=[.A616]+0.01" office:value-type="float" office:value="6.14999999999991" calcext:value-type="float">
            <text:p>6.14999999999991</text:p>
          </table:table-cell>
          <table:table-cell table:formula="of:=ROUND((0.00005-([.A617]-0.4)/270000) * 1000000)" office:value-type="float" office:value="29" calcext:value-type="float">
            <text:p>29</text:p>
          </table:table-cell>
          <table:table-cell table:formula="of:=([.A617]-0.4)/(0.00005-0.000001*[.B617])-260000" office:value-type="float" office:value="13809.5238095197" calcext:value-type="float">
            <text:p>13810</text:p>
          </table:table-cell>
        </table:table-row>
        <table:table-row table:style-name="ro1">
          <table:table-cell table:formula="of:=[.A617]+0.01" office:value-type="float" office:value="6.15999999999991" calcext:value-type="float">
            <text:p>6.15999999999991</text:p>
          </table:table-cell>
          <table:table-cell table:formula="of:=ROUND((0.00005-([.A618]-0.4)/270000) * 1000000)" office:value-type="float" office:value="29" calcext:value-type="float">
            <text:p>29</text:p>
          </table:table-cell>
          <table:table-cell table:formula="of:=([.A618]-0.4)/(0.00005-0.000001*[.B618])-260000" office:value-type="float" office:value="14285.7142857101" calcext:value-type="float">
            <text:p>14286</text:p>
          </table:table-cell>
        </table:table-row>
        <table:table-row table:style-name="ro1">
          <table:table-cell table:formula="of:=[.A618]+0.01" office:value-type="float" office:value="6.16999999999991" calcext:value-type="float">
            <text:p>6.16999999999991</text:p>
          </table:table-cell>
          <table:table-cell table:formula="of:=ROUND((0.00005-([.A619]-0.4)/270000) * 1000000)" office:value-type="float" office:value="29" calcext:value-type="float">
            <text:p>29</text:p>
          </table:table-cell>
          <table:table-cell table:formula="of:=([.A619]-0.4)/(0.00005-0.000001*[.B619])-260000" office:value-type="float" office:value="14761.9047619005" calcext:value-type="float">
            <text:p>14762</text:p>
          </table:table-cell>
        </table:table-row>
        <table:table-row table:style-name="ro1">
          <table:table-cell table:formula="of:=[.A619]+0.01" office:value-type="float" office:value="6.17999999999991" calcext:value-type="float">
            <text:p>6.17999999999991</text:p>
          </table:table-cell>
          <table:table-cell table:formula="of:=ROUND((0.00005-([.A620]-0.4)/270000) * 1000000)" office:value-type="float" office:value="29" calcext:value-type="float">
            <text:p>29</text:p>
          </table:table-cell>
          <table:table-cell table:formula="of:=([.A620]-0.4)/(0.00005-0.000001*[.B620])-260000" office:value-type="float" office:value="15238.095238091" calcext:value-type="float">
            <text:p>15238</text:p>
          </table:table-cell>
        </table:table-row>
        <table:table-row table:style-name="ro1">
          <table:table-cell table:formula="of:=[.A620]+0.01" office:value-type="float" office:value="6.18999999999991" calcext:value-type="float">
            <text:p>6.18999999999991</text:p>
          </table:table-cell>
          <table:table-cell table:formula="of:=ROUND((0.00005-([.A621]-0.4)/270000) * 1000000)" office:value-type="float" office:value="29" calcext:value-type="float">
            <text:p>29</text:p>
          </table:table-cell>
          <table:table-cell table:formula="of:=([.A621]-0.4)/(0.00005-0.000001*[.B621])-260000" office:value-type="float" office:value="15714.2857142815" calcext:value-type="float">
            <text:p>15714</text:p>
          </table:table-cell>
        </table:table-row>
        <table:table-row table:style-name="ro1">
          <table:table-cell table:formula="of:=[.A621]+0.01" office:value-type="float" office:value="6.19999999999991" calcext:value-type="float">
            <text:p>6.19999999999991</text:p>
          </table:table-cell>
          <table:table-cell table:formula="of:=ROUND((0.00005-([.A622]-0.4)/270000) * 1000000)" office:value-type="float" office:value="29" calcext:value-type="float">
            <text:p>29</text:p>
          </table:table-cell>
          <table:table-cell table:formula="of:=([.A622]-0.4)/(0.00005-0.000001*[.B622])-260000" office:value-type="float" office:value="16190.476190472" calcext:value-type="float">
            <text:p>16190</text:p>
          </table:table-cell>
        </table:table-row>
        <table:table-row table:style-name="ro1">
          <table:table-cell table:formula="of:=[.A622]+0.01" office:value-type="float" office:value="6.20999999999991" calcext:value-type="float">
            <text:p>6.20999999999991</text:p>
          </table:table-cell>
          <table:table-cell table:formula="of:=ROUND((0.00005-([.A623]-0.4)/270000) * 1000000)" office:value-type="float" office:value="28" calcext:value-type="float">
            <text:p>28</text:p>
          </table:table-cell>
          <table:table-cell table:formula="of:=([.A623]-0.4)/(0.00005-0.000001*[.B623])-260000" office:value-type="float" office:value="4090.90909090504" calcext:value-type="float">
            <text:p>4091</text:p>
          </table:table-cell>
        </table:table-row>
        <table:table-row table:style-name="ro1">
          <table:table-cell table:formula="of:=[.A623]+0.01" office:value-type="float" office:value="6.21999999999991" calcext:value-type="float">
            <text:p>6.21999999999991</text:p>
          </table:table-cell>
          <table:table-cell table:formula="of:=ROUND((0.00005-([.A624]-0.4)/270000) * 1000000)" office:value-type="float" office:value="28" calcext:value-type="float">
            <text:p>28</text:p>
          </table:table-cell>
          <table:table-cell table:formula="of:=([.A624]-0.4)/(0.00005-0.000001*[.B624])-260000" office:value-type="float" office:value="4545.45454545051" calcext:value-type="float">
            <text:p>4545</text:p>
          </table:table-cell>
        </table:table-row>
        <table:table-row table:style-name="ro1">
          <table:table-cell table:formula="of:=[.A624]+0.01" office:value-type="float" office:value="6.22999999999991" calcext:value-type="float">
            <text:p>6.22999999999991</text:p>
          </table:table-cell>
          <table:table-cell table:formula="of:=ROUND((0.00005-([.A625]-0.4)/270000) * 1000000)" office:value-type="float" office:value="28" calcext:value-type="float">
            <text:p>28</text:p>
          </table:table-cell>
          <table:table-cell table:formula="of:=([.A625]-0.4)/(0.00005-0.000001*[.B625])-260000" office:value-type="float" office:value="4999.99999999593" calcext:value-type="float">
            <text:p>5000</text:p>
          </table:table-cell>
        </table:table-row>
        <table:table-row table:style-name="ro1">
          <table:table-cell table:formula="of:=[.A625]+0.01" office:value-type="float" office:value="6.23999999999991" calcext:value-type="float">
            <text:p>6.23999999999991</text:p>
          </table:table-cell>
          <table:table-cell table:formula="of:=ROUND((0.00005-([.A626]-0.4)/270000) * 1000000)" office:value-type="float" office:value="28" calcext:value-type="float">
            <text:p>28</text:p>
          </table:table-cell>
          <table:table-cell table:formula="of:=([.A626]-0.4)/(0.00005-0.000001*[.B626])-260000" office:value-type="float" office:value="5454.5454545414" calcext:value-type="float">
            <text:p>5455</text:p>
          </table:table-cell>
        </table:table-row>
        <table:table-row table:style-name="ro1">
          <table:table-cell table:formula="of:=[.A626]+0.01" office:value-type="float" office:value="6.24999999999991" calcext:value-type="float">
            <text:p>6.24999999999991</text:p>
          </table:table-cell>
          <table:table-cell table:formula="of:=ROUND((0.00005-([.A627]-0.4)/270000) * 1000000)" office:value-type="float" office:value="28" calcext:value-type="float">
            <text:p>28</text:p>
          </table:table-cell>
          <table:table-cell table:formula="of:=([.A627]-0.4)/(0.00005-0.000001*[.B627])-260000" office:value-type="float" office:value="5909.09090908681" calcext:value-type="float">
            <text:p>5909</text:p>
          </table:table-cell>
        </table:table-row>
        <table:table-row table:style-name="ro1">
          <table:table-cell table:formula="of:=[.A627]+0.01" office:value-type="float" office:value="6.25999999999991" calcext:value-type="float">
            <text:p>6.25999999999991</text:p>
          </table:table-cell>
          <table:table-cell table:formula="of:=ROUND((0.00005-([.A628]-0.4)/270000) * 1000000)" office:value-type="float" office:value="28" calcext:value-type="float">
            <text:p>28</text:p>
          </table:table-cell>
          <table:table-cell table:formula="of:=([.A628]-0.4)/(0.00005-0.000001*[.B628])-260000" office:value-type="float" office:value="6363.63636363228" calcext:value-type="float">
            <text:p>6364</text:p>
          </table:table-cell>
        </table:table-row>
        <table:table-row table:style-name="ro1">
          <table:table-cell table:formula="of:=[.A628]+0.01" office:value-type="float" office:value="6.26999999999991" calcext:value-type="float">
            <text:p>6.26999999999991</text:p>
          </table:table-cell>
          <table:table-cell table:formula="of:=ROUND((0.00005-([.A629]-0.4)/270000) * 1000000)" office:value-type="float" office:value="28" calcext:value-type="float">
            <text:p>28</text:p>
          </table:table-cell>
          <table:table-cell table:formula="of:=([.A629]-0.4)/(0.00005-0.000001*[.B629])-260000" office:value-type="float" office:value="6818.18181817769" calcext:value-type="float">
            <text:p>6818</text:p>
          </table:table-cell>
        </table:table-row>
        <table:table-row table:style-name="ro1">
          <table:table-cell table:formula="of:=[.A629]+0.01" office:value-type="float" office:value="6.27999999999991" calcext:value-type="float">
            <text:p>6.27999999999991</text:p>
          </table:table-cell>
          <table:table-cell table:formula="of:=ROUND((0.00005-([.A630]-0.4)/270000) * 1000000)" office:value-type="float" office:value="28" calcext:value-type="float">
            <text:p>28</text:p>
          </table:table-cell>
          <table:table-cell table:formula="of:=([.A630]-0.4)/(0.00005-0.000001*[.B630])-260000" office:value-type="float" office:value="7272.72727272316" calcext:value-type="float">
            <text:p>7273</text:p>
          </table:table-cell>
        </table:table-row>
        <table:table-row table:style-name="ro1">
          <table:table-cell table:formula="of:=[.A630]+0.01" office:value-type="float" office:value="6.28999999999991" calcext:value-type="float">
            <text:p>6.28999999999991</text:p>
          </table:table-cell>
          <table:table-cell table:formula="of:=ROUND((0.00005-([.A631]-0.4)/270000) * 1000000)" office:value-type="float" office:value="28" calcext:value-type="float">
            <text:p>28</text:p>
          </table:table-cell>
          <table:table-cell table:formula="of:=([.A631]-0.4)/(0.00005-0.000001*[.B631])-260000" office:value-type="float" office:value="7727.27272726857" calcext:value-type="float">
            <text:p>7727</text:p>
          </table:table-cell>
        </table:table-row>
        <table:table-row table:style-name="ro1">
          <table:table-cell table:formula="of:=[.A631]+0.01" office:value-type="float" office:value="6.29999999999991" calcext:value-type="float">
            <text:p>6.29999999999991</text:p>
          </table:table-cell>
          <table:table-cell table:formula="of:=ROUND((0.00005-([.A632]-0.4)/270000) * 1000000)" office:value-type="float" office:value="28" calcext:value-type="float">
            <text:p>28</text:p>
          </table:table-cell>
          <table:table-cell table:formula="of:=([.A632]-0.4)/(0.00005-0.000001*[.B632])-260000" office:value-type="float" office:value="8181.81818181404" calcext:value-type="float">
            <text:p>8182</text:p>
          </table:table-cell>
        </table:table-row>
        <table:table-row table:style-name="ro1">
          <table:table-cell table:formula="of:=[.A632]+0.01" office:value-type="float" office:value="6.30999999999991" calcext:value-type="float">
            <text:p>6.30999999999991</text:p>
          </table:table-cell>
          <table:table-cell table:formula="of:=ROUND((0.00005-([.A633]-0.4)/270000) * 1000000)" office:value-type="float" office:value="28" calcext:value-type="float">
            <text:p>28</text:p>
          </table:table-cell>
          <table:table-cell table:formula="of:=([.A633]-0.4)/(0.00005-0.000001*[.B633])-260000" office:value-type="float" office:value="8636.36363635951" calcext:value-type="float">
            <text:p>8636</text:p>
          </table:table-cell>
        </table:table-row>
        <table:table-row table:style-name="ro1">
          <table:table-cell table:formula="of:=[.A633]+0.01" office:value-type="float" office:value="6.31999999999991" calcext:value-type="float">
            <text:p>6.31999999999991</text:p>
          </table:table-cell>
          <table:table-cell table:formula="of:=ROUND((0.00005-([.A634]-0.4)/270000) * 1000000)" office:value-type="float" office:value="28" calcext:value-type="float">
            <text:p>28</text:p>
          </table:table-cell>
          <table:table-cell table:formula="of:=([.A634]-0.4)/(0.00005-0.000001*[.B634])-260000" office:value-type="float" office:value="9090.90909090493" calcext:value-type="float">
            <text:p>9091</text:p>
          </table:table-cell>
        </table:table-row>
        <table:table-row table:style-name="ro1">
          <table:table-cell table:formula="of:=[.A634]+0.01" office:value-type="float" office:value="6.32999999999991" calcext:value-type="float">
            <text:p>6.32999999999991</text:p>
          </table:table-cell>
          <table:table-cell table:formula="of:=ROUND((0.00005-([.A635]-0.4)/270000) * 1000000)" office:value-type="float" office:value="28" calcext:value-type="float">
            <text:p>28</text:p>
          </table:table-cell>
          <table:table-cell table:formula="of:=([.A635]-0.4)/(0.00005-0.000001*[.B635])-260000" office:value-type="float" office:value="9545.4545454504" calcext:value-type="float">
            <text:p>9545</text:p>
          </table:table-cell>
        </table:table-row>
        <table:table-row table:style-name="ro1">
          <table:table-cell table:formula="of:=[.A635]+0.01" office:value-type="float" office:value="6.33999999999991" calcext:value-type="float">
            <text:p>6.33999999999991</text:p>
          </table:table-cell>
          <table:table-cell table:formula="of:=ROUND((0.00005-([.A636]-0.4)/270000) * 1000000)" office:value-type="float" office:value="28" calcext:value-type="float">
            <text:p>28</text:p>
          </table:table-cell>
          <table:table-cell table:formula="of:=([.A636]-0.4)/(0.00005-0.000001*[.B636])-260000" office:value-type="float" office:value="9999.99999999581" calcext:value-type="float">
            <text:p>10000</text:p>
          </table:table-cell>
        </table:table-row>
        <table:table-row table:style-name="ro1">
          <table:table-cell table:formula="of:=[.A636]+0.01" office:value-type="float" office:value="6.34999999999991" calcext:value-type="float">
            <text:p>6.34999999999991</text:p>
          </table:table-cell>
          <table:table-cell table:formula="of:=ROUND((0.00005-([.A637]-0.4)/270000) * 1000000)" office:value-type="float" office:value="28" calcext:value-type="float">
            <text:p>28</text:p>
          </table:table-cell>
          <table:table-cell table:formula="of:=([.A637]-0.4)/(0.00005-0.000001*[.B637])-260000" office:value-type="float" office:value="10454.5454545413" calcext:value-type="float">
            <text:p>10455</text:p>
          </table:table-cell>
        </table:table-row>
        <table:table-row table:style-name="ro1">
          <table:table-cell table:formula="of:=[.A637]+0.01" office:value-type="float" office:value="6.35999999999991" calcext:value-type="float">
            <text:p>6.35999999999991</text:p>
          </table:table-cell>
          <table:table-cell table:formula="of:=ROUND((0.00005-([.A638]-0.4)/270000) * 1000000)" office:value-type="float" office:value="28" calcext:value-type="float">
            <text:p>28</text:p>
          </table:table-cell>
          <table:table-cell table:formula="of:=([.A638]-0.4)/(0.00005-0.000001*[.B638])-260000" office:value-type="float" office:value="10909.0909090867" calcext:value-type="float">
            <text:p>10909</text:p>
          </table:table-cell>
        </table:table-row>
        <table:table-row table:style-name="ro1">
          <table:table-cell table:formula="of:=[.A638]+0.01" office:value-type="float" office:value="6.36999999999991" calcext:value-type="float">
            <text:p>6.36999999999991</text:p>
          </table:table-cell>
          <table:table-cell table:formula="of:=ROUND((0.00005-([.A639]-0.4)/270000) * 1000000)" office:value-type="float" office:value="28" calcext:value-type="float">
            <text:p>28</text:p>
          </table:table-cell>
          <table:table-cell table:formula="of:=([.A639]-0.4)/(0.00005-0.000001*[.B639])-260000" office:value-type="float" office:value="11363.6363636322" calcext:value-type="float">
            <text:p>11364</text:p>
          </table:table-cell>
        </table:table-row>
        <table:table-row table:style-name="ro1">
          <table:table-cell table:formula="of:=[.A639]+0.01" office:value-type="float" office:value="6.37999999999991" calcext:value-type="float">
            <text:p>6.37999999999991</text:p>
          </table:table-cell>
          <table:table-cell table:formula="of:=ROUND((0.00005-([.A640]-0.4)/270000) * 1000000)" office:value-type="float" office:value="28" calcext:value-type="float">
            <text:p>28</text:p>
          </table:table-cell>
          <table:table-cell table:formula="of:=([.A640]-0.4)/(0.00005-0.000001*[.B640])-260000" office:value-type="float" office:value="11818.1818181776" calcext:value-type="float">
            <text:p>11818</text:p>
          </table:table-cell>
        </table:table-row>
        <table:table-row table:style-name="ro1">
          <table:table-cell table:formula="of:=[.A640]+0.01" office:value-type="float" office:value="6.38999999999991" calcext:value-type="float">
            <text:p>6.38999999999991</text:p>
          </table:table-cell>
          <table:table-cell table:formula="of:=ROUND((0.00005-([.A641]-0.4)/270000) * 1000000)" office:value-type="float" office:value="28" calcext:value-type="float">
            <text:p>28</text:p>
          </table:table-cell>
          <table:table-cell table:formula="of:=([.A641]-0.4)/(0.00005-0.000001*[.B641])-260000" office:value-type="float" office:value="12272.727272723" calcext:value-type="float">
            <text:p>12273</text:p>
          </table:table-cell>
        </table:table-row>
        <table:table-row table:style-name="ro1">
          <table:table-cell table:formula="of:=[.A641]+0.01" office:value-type="float" office:value="6.39999999999991" calcext:value-type="float">
            <text:p>6.39999999999991</text:p>
          </table:table-cell>
          <table:table-cell table:formula="of:=ROUND((0.00005-([.A642]-0.4)/270000) * 1000000)" office:value-type="float" office:value="28" calcext:value-type="float">
            <text:p>28</text:p>
          </table:table-cell>
          <table:table-cell table:formula="of:=([.A642]-0.4)/(0.00005-0.000001*[.B642])-260000" office:value-type="float" office:value="12727.2727272685" calcext:value-type="float">
            <text:p>12727</text:p>
          </table:table-cell>
        </table:table-row>
        <table:table-row table:style-name="ro1">
          <table:table-cell table:formula="of:=[.A642]+0.01" office:value-type="float" office:value="6.40999999999991" calcext:value-type="float">
            <text:p>6.40999999999991</text:p>
          </table:table-cell>
          <table:table-cell table:formula="of:=ROUND((0.00005-([.A643]-0.4)/270000) * 1000000)" office:value-type="float" office:value="28" calcext:value-type="float">
            <text:p>28</text:p>
          </table:table-cell>
          <table:table-cell table:formula="of:=([.A643]-0.4)/(0.00005-0.000001*[.B643])-260000" office:value-type="float" office:value="13181.8181818139" calcext:value-type="float">
            <text:p>13182</text:p>
          </table:table-cell>
        </table:table-row>
        <table:table-row table:style-name="ro1">
          <table:table-cell table:formula="of:=[.A643]+0.01" office:value-type="float" office:value="6.41999999999991" calcext:value-type="float">
            <text:p>6.41999999999991</text:p>
          </table:table-cell>
          <table:table-cell table:formula="of:=ROUND((0.00005-([.A644]-0.4)/270000) * 1000000)" office:value-type="float" office:value="28" calcext:value-type="float">
            <text:p>28</text:p>
          </table:table-cell>
          <table:table-cell table:formula="of:=([.A644]-0.4)/(0.00005-0.000001*[.B644])-260000" office:value-type="float" office:value="13636.3636363594" calcext:value-type="float">
            <text:p>13636</text:p>
          </table:table-cell>
        </table:table-row>
        <table:table-row table:style-name="ro1">
          <table:table-cell table:formula="of:=[.A644]+0.01" office:value-type="float" office:value="6.42999999999991" calcext:value-type="float">
            <text:p>6.42999999999991</text:p>
          </table:table-cell>
          <table:table-cell table:formula="of:=ROUND((0.00005-([.A645]-0.4)/270000) * 1000000)" office:value-type="float" office:value="28" calcext:value-type="float">
            <text:p>28</text:p>
          </table:table-cell>
          <table:table-cell table:formula="of:=([.A645]-0.4)/(0.00005-0.000001*[.B645])-260000" office:value-type="float" office:value="14090.9090909048" calcext:value-type="float">
            <text:p>14091</text:p>
          </table:table-cell>
        </table:table-row>
        <table:table-row table:style-name="ro1">
          <table:table-cell table:formula="of:=[.A645]+0.01" office:value-type="float" office:value="6.43999999999991" calcext:value-type="float">
            <text:p>6.43999999999991</text:p>
          </table:table-cell>
          <table:table-cell table:formula="of:=ROUND((0.00005-([.A646]-0.4)/270000) * 1000000)" office:value-type="float" office:value="28" calcext:value-type="float">
            <text:p>28</text:p>
          </table:table-cell>
          <table:table-cell table:formula="of:=([.A646]-0.4)/(0.00005-0.000001*[.B646])-260000" office:value-type="float" office:value="14545.4545454503" calcext:value-type="float">
            <text:p>14545</text:p>
          </table:table-cell>
        </table:table-row>
        <table:table-row table:style-name="ro1">
          <table:table-cell table:formula="of:=[.A646]+0.01" office:value-type="float" office:value="6.44999999999991" calcext:value-type="float">
            <text:p>6.44999999999991</text:p>
          </table:table-cell>
          <table:table-cell table:formula="of:=ROUND((0.00005-([.A647]-0.4)/270000) * 1000000)" office:value-type="float" office:value="28" calcext:value-type="float">
            <text:p>28</text:p>
          </table:table-cell>
          <table:table-cell table:formula="of:=([.A647]-0.4)/(0.00005-0.000001*[.B647])-260000" office:value-type="float" office:value="14999.9999999957" calcext:value-type="float">
            <text:p>15000</text:p>
          </table:table-cell>
        </table:table-row>
        <table:table-row table:style-name="ro1">
          <table:table-cell table:formula="of:=[.A647]+0.01" office:value-type="float" office:value="6.45999999999991" calcext:value-type="float">
            <text:p>6.45999999999991</text:p>
          </table:table-cell>
          <table:table-cell table:formula="of:=ROUND((0.00005-([.A648]-0.4)/270000) * 1000000)" office:value-type="float" office:value="28" calcext:value-type="float">
            <text:p>28</text:p>
          </table:table-cell>
          <table:table-cell table:formula="of:=([.A648]-0.4)/(0.00005-0.000001*[.B648])-260000" office:value-type="float" office:value="15454.5454545412" calcext:value-type="float">
            <text:p>15455</text:p>
          </table:table-cell>
        </table:table-row>
        <table:table-row table:style-name="ro1">
          <table:table-cell table:formula="of:=[.A648]+0.01" office:value-type="float" office:value="6.46999999999991" calcext:value-type="float">
            <text:p>6.46999999999991</text:p>
          </table:table-cell>
          <table:table-cell table:formula="of:=ROUND((0.00005-([.A649]-0.4)/270000) * 1000000)" office:value-type="float" office:value="28" calcext:value-type="float">
            <text:p>28</text:p>
          </table:table-cell>
          <table:table-cell table:formula="of:=([.A649]-0.4)/(0.00005-0.000001*[.B649])-260000" office:value-type="float" office:value="15909.0909090866" calcext:value-type="float">
            <text:p>15909</text:p>
          </table:table-cell>
        </table:table-row>
        <table:table-row table:style-name="ro1">
          <table:table-cell table:formula="of:=[.A649]+0.01" office:value-type="float" office:value="6.47999999999991" calcext:value-type="float">
            <text:p>6.47999999999991</text:p>
          </table:table-cell>
          <table:table-cell table:formula="of:=ROUND((0.00005-([.A650]-0.4)/270000) * 1000000)" office:value-type="float" office:value="27" calcext:value-type="float">
            <text:p>27</text:p>
          </table:table-cell>
          <table:table-cell table:formula="of:=([.A650]-0.4)/(0.00005-0.000001*[.B650])-260000" office:value-type="float" office:value="4347.82608695241" calcext:value-type="float">
            <text:p>4348</text:p>
          </table:table-cell>
        </table:table-row>
        <table:table-row table:style-name="ro1">
          <table:table-cell table:formula="of:=[.A650]+0.01" office:value-type="float" office:value="6.48999999999991" calcext:value-type="float">
            <text:p>6.48999999999991</text:p>
          </table:table-cell>
          <table:table-cell table:formula="of:=ROUND((0.00005-([.A651]-0.4)/270000) * 1000000)" office:value-type="float" office:value="27" calcext:value-type="float">
            <text:p>27</text:p>
          </table:table-cell>
          <table:table-cell table:formula="of:=([.A651]-0.4)/(0.00005-0.000001*[.B651])-260000" office:value-type="float" office:value="4782.60869564803" calcext:value-type="float">
            <text:p>4783</text:p>
          </table:table-cell>
        </table:table-row>
        <table:table-row table:style-name="ro1">
          <table:table-cell table:formula="of:=[.A651]+0.01" office:value-type="float" office:value="6.49999999999991" calcext:value-type="float">
            <text:p>6.49999999999991</text:p>
          </table:table-cell>
          <table:table-cell table:formula="of:=ROUND((0.00005-([.A652]-0.4)/270000) * 1000000)" office:value-type="float" office:value="27" calcext:value-type="float">
            <text:p>27</text:p>
          </table:table-cell>
          <table:table-cell table:formula="of:=([.A652]-0.4)/(0.00005-0.000001*[.B652])-260000" office:value-type="float" office:value="5217.39130434371" calcext:value-type="float">
            <text:p>5217</text:p>
          </table:table-cell>
        </table:table-row>
        <table:table-row table:style-name="ro1">
          <table:table-cell table:formula="of:=[.A652]+0.01" office:value-type="float" office:value="6.50999999999991" calcext:value-type="float">
            <text:p>6.50999999999991</text:p>
          </table:table-cell>
          <table:table-cell table:formula="of:=ROUND((0.00005-([.A653]-0.4)/270000) * 1000000)" office:value-type="float" office:value="27" calcext:value-type="float">
            <text:p>27</text:p>
          </table:table-cell>
          <table:table-cell table:formula="of:=([.A653]-0.4)/(0.00005-0.000001*[.B653])-260000" office:value-type="float" office:value="5652.17391303933" calcext:value-type="float">
            <text:p>5652</text:p>
          </table:table-cell>
        </table:table-row>
        <table:table-row table:style-name="ro1">
          <table:table-cell table:formula="of:=[.A653]+0.01" office:value-type="float" office:value="6.51999999999991" calcext:value-type="float">
            <text:p>6.51999999999991</text:p>
          </table:table-cell>
          <table:table-cell table:formula="of:=ROUND((0.00005-([.A654]-0.4)/270000) * 1000000)" office:value-type="float" office:value="27" calcext:value-type="float">
            <text:p>27</text:p>
          </table:table-cell>
          <table:table-cell table:formula="of:=([.A654]-0.4)/(0.00005-0.000001*[.B654])-260000" office:value-type="float" office:value="6086.95652173495" calcext:value-type="float">
            <text:p>6087</text:p>
          </table:table-cell>
        </table:table-row>
        <table:table-row table:style-name="ro1">
          <table:table-cell table:formula="of:=[.A654]+0.01" office:value-type="float" office:value="6.52999999999991" calcext:value-type="float">
            <text:p>6.52999999999991</text:p>
          </table:table-cell>
          <table:table-cell table:formula="of:=ROUND((0.00005-([.A655]-0.4)/270000) * 1000000)" office:value-type="float" office:value="27" calcext:value-type="float">
            <text:p>27</text:p>
          </table:table-cell>
          <table:table-cell table:formula="of:=([.A655]-0.4)/(0.00005-0.000001*[.B655])-260000" office:value-type="float" office:value="6521.73913043062" calcext:value-type="float">
            <text:p>6522</text:p>
          </table:table-cell>
        </table:table-row>
        <table:table-row table:style-name="ro1">
          <table:table-cell table:formula="of:=[.A655]+0.01" office:value-type="float" office:value="6.53999999999991" calcext:value-type="float">
            <text:p>6.53999999999991</text:p>
          </table:table-cell>
          <table:table-cell table:formula="of:=ROUND((0.00005-([.A656]-0.4)/270000) * 1000000)" office:value-type="float" office:value="27" calcext:value-type="float">
            <text:p>27</text:p>
          </table:table-cell>
          <table:table-cell table:formula="of:=([.A656]-0.4)/(0.00005-0.000001*[.B656])-260000" office:value-type="float" office:value="6956.52173912624" calcext:value-type="float">
            <text:p>6957</text:p>
          </table:table-cell>
        </table:table-row>
        <table:table-row table:style-name="ro1">
          <table:table-cell table:formula="of:=[.A656]+0.01" office:value-type="float" office:value="6.54999999999991" calcext:value-type="float">
            <text:p>6.54999999999991</text:p>
          </table:table-cell>
          <table:table-cell table:formula="of:=ROUND((0.00005-([.A657]-0.4)/270000) * 1000000)" office:value-type="float" office:value="27" calcext:value-type="float">
            <text:p>27</text:p>
          </table:table-cell>
          <table:table-cell table:formula="of:=([.A657]-0.4)/(0.00005-0.000001*[.B657])-260000" office:value-type="float" office:value="7391.30434782192" calcext:value-type="float">
            <text:p>7391</text:p>
          </table:table-cell>
        </table:table-row>
        <table:table-row table:style-name="ro1">
          <table:table-cell table:formula="of:=[.A657]+0.01" office:value-type="float" office:value="6.5599999999999" calcext:value-type="float">
            <text:p>6.5599999999999</text:p>
          </table:table-cell>
          <table:table-cell table:formula="of:=ROUND((0.00005-([.A658]-0.4)/270000) * 1000000)" office:value-type="float" office:value="27" calcext:value-type="float">
            <text:p>27</text:p>
          </table:table-cell>
          <table:table-cell table:formula="of:=([.A658]-0.4)/(0.00005-0.000001*[.B658])-260000" office:value-type="float" office:value="7826.08695651754" calcext:value-type="float">
            <text:p>7826</text:p>
          </table:table-cell>
        </table:table-row>
        <table:table-row table:style-name="ro1">
          <table:table-cell table:formula="of:=[.A658]+0.01" office:value-type="float" office:value="6.5699999999999" calcext:value-type="float">
            <text:p>6.5699999999999</text:p>
          </table:table-cell>
          <table:table-cell table:formula="of:=ROUND((0.00005-([.A659]-0.4)/270000) * 1000000)" office:value-type="float" office:value="27" calcext:value-type="float">
            <text:p>27</text:p>
          </table:table-cell>
          <table:table-cell table:formula="of:=([.A659]-0.4)/(0.00005-0.000001*[.B659])-260000" office:value-type="float" office:value="8260.86956521316" calcext:value-type="float">
            <text:p>8261</text:p>
          </table:table-cell>
        </table:table-row>
        <table:table-row table:style-name="ro1">
          <table:table-cell table:formula="of:=[.A659]+0.01" office:value-type="float" office:value="6.5799999999999" calcext:value-type="float">
            <text:p>6.5799999999999</text:p>
          </table:table-cell>
          <table:table-cell table:formula="of:=ROUND((0.00005-([.A660]-0.4)/270000) * 1000000)" office:value-type="float" office:value="27" calcext:value-type="float">
            <text:p>27</text:p>
          </table:table-cell>
          <table:table-cell table:formula="of:=([.A660]-0.4)/(0.00005-0.000001*[.B660])-260000" office:value-type="float" office:value="8695.65217390884" calcext:value-type="float">
            <text:p>8696</text:p>
          </table:table-cell>
        </table:table-row>
        <table:table-row table:style-name="ro1">
          <table:table-cell table:formula="of:=[.A660]+0.01" office:value-type="float" office:value="6.5899999999999" calcext:value-type="float">
            <text:p>6.5899999999999</text:p>
          </table:table-cell>
          <table:table-cell table:formula="of:=ROUND((0.00005-([.A661]-0.4)/270000) * 1000000)" office:value-type="float" office:value="27" calcext:value-type="float">
            <text:p>27</text:p>
          </table:table-cell>
          <table:table-cell table:formula="of:=([.A661]-0.4)/(0.00005-0.000001*[.B661])-260000" office:value-type="float" office:value="9130.43478260445" calcext:value-type="float">
            <text:p>9130</text:p>
          </table:table-cell>
        </table:table-row>
        <table:table-row table:style-name="ro1">
          <table:table-cell table:formula="of:=[.A661]+0.01" office:value-type="float" office:value="6.5999999999999" calcext:value-type="float">
            <text:p>6.5999999999999</text:p>
          </table:table-cell>
          <table:table-cell table:formula="of:=ROUND((0.00005-([.A662]-0.4)/270000) * 1000000)" office:value-type="float" office:value="27" calcext:value-type="float">
            <text:p>27</text:p>
          </table:table-cell>
          <table:table-cell table:formula="of:=([.A662]-0.4)/(0.00005-0.000001*[.B662])-260000" office:value-type="float" office:value="9565.21739130013" calcext:value-type="float">
            <text:p>9565</text:p>
          </table:table-cell>
        </table:table-row>
        <table:table-row table:style-name="ro1">
          <table:table-cell table:formula="of:=[.A662]+0.01" office:value-type="float" office:value="6.6099999999999" calcext:value-type="float">
            <text:p>6.6099999999999</text:p>
          </table:table-cell>
          <table:table-cell table:formula="of:=ROUND((0.00005-([.A663]-0.4)/270000) * 1000000)" office:value-type="float" office:value="27" calcext:value-type="float">
            <text:p>27</text:p>
          </table:table-cell>
          <table:table-cell table:formula="of:=([.A663]-0.4)/(0.00005-0.000001*[.B663])-260000" office:value-type="float" office:value="9999.99999999575" calcext:value-type="float">
            <text:p>10000</text:p>
          </table:table-cell>
        </table:table-row>
        <table:table-row table:style-name="ro1">
          <table:table-cell table:formula="of:=[.A663]+0.01" office:value-type="float" office:value="6.6199999999999" calcext:value-type="float">
            <text:p>6.6199999999999</text:p>
          </table:table-cell>
          <table:table-cell table:formula="of:=ROUND((0.00005-([.A664]-0.4)/270000) * 1000000)" office:value-type="float" office:value="27" calcext:value-type="float">
            <text:p>27</text:p>
          </table:table-cell>
          <table:table-cell table:formula="of:=([.A664]-0.4)/(0.00005-0.000001*[.B664])-260000" office:value-type="float" office:value="10434.7826086914" calcext:value-type="float">
            <text:p>10435</text:p>
          </table:table-cell>
        </table:table-row>
        <table:table-row table:style-name="ro1">
          <table:table-cell table:formula="of:=[.A664]+0.01" office:value-type="float" office:value="6.6299999999999" calcext:value-type="float">
            <text:p>6.6299999999999</text:p>
          </table:table-cell>
          <table:table-cell table:formula="of:=ROUND((0.00005-([.A665]-0.4)/270000) * 1000000)" office:value-type="float" office:value="27" calcext:value-type="float">
            <text:p>27</text:p>
          </table:table-cell>
          <table:table-cell table:formula="of:=([.A665]-0.4)/(0.00005-0.000001*[.B665])-260000" office:value-type="float" office:value="10869.565217387" calcext:value-type="float">
            <text:p>10870</text:p>
          </table:table-cell>
        </table:table-row>
        <table:table-row table:style-name="ro1">
          <table:table-cell table:formula="of:=[.A665]+0.01" office:value-type="float" office:value="6.6399999999999" calcext:value-type="float">
            <text:p>6.6399999999999</text:p>
          </table:table-cell>
          <table:table-cell table:formula="of:=ROUND((0.00005-([.A666]-0.4)/270000) * 1000000)" office:value-type="float" office:value="27" calcext:value-type="float">
            <text:p>27</text:p>
          </table:table-cell>
          <table:table-cell table:formula="of:=([.A666]-0.4)/(0.00005-0.000001*[.B666])-260000" office:value-type="float" office:value="11304.3478260827" calcext:value-type="float">
            <text:p>11304</text:p>
          </table:table-cell>
        </table:table-row>
        <table:table-row table:style-name="ro1">
          <table:table-cell table:formula="of:=[.A666]+0.01" office:value-type="float" office:value="6.6499999999999" calcext:value-type="float">
            <text:p>6.6499999999999</text:p>
          </table:table-cell>
          <table:table-cell table:formula="of:=ROUND((0.00005-([.A667]-0.4)/270000) * 1000000)" office:value-type="float" office:value="27" calcext:value-type="float">
            <text:p>27</text:p>
          </table:table-cell>
          <table:table-cell table:formula="of:=([.A667]-0.4)/(0.00005-0.000001*[.B667])-260000" office:value-type="float" office:value="11739.1304347783" calcext:value-type="float">
            <text:p>11739</text:p>
          </table:table-cell>
        </table:table-row>
        <table:table-row table:style-name="ro1">
          <table:table-cell table:formula="of:=[.A667]+0.01" office:value-type="float" office:value="6.6599999999999" calcext:value-type="float">
            <text:p>6.6599999999999</text:p>
          </table:table-cell>
          <table:table-cell table:formula="of:=ROUND((0.00005-([.A668]-0.4)/270000) * 1000000)" office:value-type="float" office:value="27" calcext:value-type="float">
            <text:p>27</text:p>
          </table:table-cell>
          <table:table-cell table:formula="of:=([.A668]-0.4)/(0.00005-0.000001*[.B668])-260000" office:value-type="float" office:value="12173.913043474" calcext:value-type="float">
            <text:p>12174</text:p>
          </table:table-cell>
        </table:table-row>
        <table:table-row table:style-name="ro1">
          <table:table-cell table:formula="of:=[.A668]+0.01" office:value-type="float" office:value="6.6699999999999" calcext:value-type="float">
            <text:p>6.6699999999999</text:p>
          </table:table-cell>
          <table:table-cell table:formula="of:=ROUND((0.00005-([.A669]-0.4)/270000) * 1000000)" office:value-type="float" office:value="27" calcext:value-type="float">
            <text:p>27</text:p>
          </table:table-cell>
          <table:table-cell table:formula="of:=([.A669]-0.4)/(0.00005-0.000001*[.B669])-260000" office:value-type="float" office:value="12608.6956521696" calcext:value-type="float">
            <text:p>12609</text:p>
          </table:table-cell>
        </table:table-row>
        <table:table-row table:style-name="ro1">
          <table:table-cell table:formula="of:=[.A669]+0.01" office:value-type="float" office:value="6.6799999999999" calcext:value-type="float">
            <text:p>6.6799999999999</text:p>
          </table:table-cell>
          <table:table-cell table:formula="of:=ROUND((0.00005-([.A670]-0.4)/270000) * 1000000)" office:value-type="float" office:value="27" calcext:value-type="float">
            <text:p>27</text:p>
          </table:table-cell>
          <table:table-cell table:formula="of:=([.A670]-0.4)/(0.00005-0.000001*[.B670])-260000" office:value-type="float" office:value="13043.4782608653" calcext:value-type="float">
            <text:p>13043</text:p>
          </table:table-cell>
        </table:table-row>
        <table:table-row table:style-name="ro1">
          <table:table-cell table:formula="of:=[.A670]+0.01" office:value-type="float" office:value="6.6899999999999" calcext:value-type="float">
            <text:p>6.6899999999999</text:p>
          </table:table-cell>
          <table:table-cell table:formula="of:=ROUND((0.00005-([.A671]-0.4)/270000) * 1000000)" office:value-type="float" office:value="27" calcext:value-type="float">
            <text:p>27</text:p>
          </table:table-cell>
          <table:table-cell table:formula="of:=([.A671]-0.4)/(0.00005-0.000001*[.B671])-260000" office:value-type="float" office:value="13478.2608695609" calcext:value-type="float">
            <text:p>13478</text:p>
          </table:table-cell>
        </table:table-row>
        <table:table-row table:style-name="ro1">
          <table:table-cell table:formula="of:=[.A671]+0.01" office:value-type="float" office:value="6.6999999999999" calcext:value-type="float">
            <text:p>6.6999999999999</text:p>
          </table:table-cell>
          <table:table-cell table:formula="of:=ROUND((0.00005-([.A672]-0.4)/270000) * 1000000)" office:value-type="float" office:value="27" calcext:value-type="float">
            <text:p>27</text:p>
          </table:table-cell>
          <table:table-cell table:formula="of:=([.A672]-0.4)/(0.00005-0.000001*[.B672])-260000" office:value-type="float" office:value="13913.0434782566" calcext:value-type="float">
            <text:p>13913</text:p>
          </table:table-cell>
        </table:table-row>
        <table:table-row table:style-name="ro1">
          <table:table-cell table:formula="of:=[.A672]+0.01" office:value-type="float" office:value="6.7099999999999" calcext:value-type="float">
            <text:p>6.7099999999999</text:p>
          </table:table-cell>
          <table:table-cell table:formula="of:=ROUND((0.00005-([.A673]-0.4)/270000) * 1000000)" office:value-type="float" office:value="27" calcext:value-type="float">
            <text:p>27</text:p>
          </table:table-cell>
          <table:table-cell table:formula="of:=([.A673]-0.4)/(0.00005-0.000001*[.B673])-260000" office:value-type="float" office:value="14347.8260869522" calcext:value-type="float">
            <text:p>14348</text:p>
          </table:table-cell>
        </table:table-row>
        <table:table-row table:style-name="ro1">
          <table:table-cell table:formula="of:=[.A673]+0.01" office:value-type="float" office:value="6.7199999999999" calcext:value-type="float">
            <text:p>6.7199999999999</text:p>
          </table:table-cell>
          <table:table-cell table:formula="of:=ROUND((0.00005-([.A674]-0.4)/270000) * 1000000)" office:value-type="float" office:value="27" calcext:value-type="float">
            <text:p>27</text:p>
          </table:table-cell>
          <table:table-cell table:formula="of:=([.A674]-0.4)/(0.00005-0.000001*[.B674])-260000" office:value-type="float" office:value="14782.6086956478" calcext:value-type="float">
            <text:p>14783</text:p>
          </table:table-cell>
        </table:table-row>
        <table:table-row table:style-name="ro1">
          <table:table-cell table:formula="of:=[.A674]+0.01" office:value-type="float" office:value="6.7299999999999" calcext:value-type="float">
            <text:p>6.7299999999999</text:p>
          </table:table-cell>
          <table:table-cell table:formula="of:=ROUND((0.00005-([.A675]-0.4)/270000) * 1000000)" office:value-type="float" office:value="27" calcext:value-type="float">
            <text:p>27</text:p>
          </table:table-cell>
          <table:table-cell table:formula="of:=([.A675]-0.4)/(0.00005-0.000001*[.B675])-260000" office:value-type="float" office:value="15217.3913043435" calcext:value-type="float">
            <text:p>15217</text:p>
          </table:table-cell>
        </table:table-row>
        <table:table-row table:style-name="ro1">
          <table:table-cell table:formula="of:=[.A675]+0.01" office:value-type="float" office:value="6.7399999999999" calcext:value-type="float">
            <text:p>6.7399999999999</text:p>
          </table:table-cell>
          <table:table-cell table:formula="of:=ROUND((0.00005-([.A676]-0.4)/270000) * 1000000)" office:value-type="float" office:value="27" calcext:value-type="float">
            <text:p>27</text:p>
          </table:table-cell>
          <table:table-cell table:formula="of:=([.A676]-0.4)/(0.00005-0.000001*[.B676])-260000" office:value-type="float" office:value="15652.1739130391" calcext:value-type="float">
            <text:p>15652</text:p>
          </table:table-cell>
        </table:table-row>
        <table:table-row table:style-name="ro1">
          <table:table-cell table:formula="of:=[.A676]+0.01" office:value-type="float" office:value="6.7499999999999" calcext:value-type="float">
            <text:p>6.7499999999999</text:p>
          </table:table-cell>
          <table:table-cell table:formula="of:=ROUND((0.00005-([.A677]-0.4)/270000) * 1000000)" office:value-type="float" office:value="26" calcext:value-type="float">
            <text:p>26</text:p>
          </table:table-cell>
          <table:table-cell table:formula="of:=([.A677]-0.4)/(0.00005-0.000001*[.B677])-260000" office:value-type="float" office:value="4583.33333332912" calcext:value-type="float">
            <text:p>4583</text:p>
          </table:table-cell>
        </table:table-row>
        <table:table-row table:style-name="ro1">
          <table:table-cell table:formula="of:=[.A677]+0.01" office:value-type="float" office:value="6.7599999999999" calcext:value-type="float">
            <text:p>6.7599999999999</text:p>
          </table:table-cell>
          <table:table-cell table:formula="of:=ROUND((0.00005-([.A678]-0.4)/270000) * 1000000)" office:value-type="float" office:value="26" calcext:value-type="float">
            <text:p>26</text:p>
          </table:table-cell>
          <table:table-cell table:formula="of:=([.A678]-0.4)/(0.00005-0.000001*[.B678])-260000" office:value-type="float" office:value="4999.99999999581" calcext:value-type="float">
            <text:p>5000</text:p>
          </table:table-cell>
        </table:table-row>
        <table:table-row table:style-name="ro1">
          <table:table-cell table:formula="of:=[.A678]+0.01" office:value-type="float" office:value="6.7699999999999" calcext:value-type="float">
            <text:p>6.7699999999999</text:p>
          </table:table-cell>
          <table:table-cell table:formula="of:=ROUND((0.00005-([.A679]-0.4)/270000) * 1000000)" office:value-type="float" office:value="26" calcext:value-type="float">
            <text:p>26</text:p>
          </table:table-cell>
          <table:table-cell table:formula="of:=([.A679]-0.4)/(0.00005-0.000001*[.B679])-260000" office:value-type="float" office:value="5416.66666666244" calcext:value-type="float">
            <text:p>5417</text:p>
          </table:table-cell>
        </table:table-row>
        <table:table-row table:style-name="ro1">
          <table:table-cell table:formula="of:=[.A679]+0.01" office:value-type="float" office:value="6.7799999999999" calcext:value-type="float">
            <text:p>6.7799999999999</text:p>
          </table:table-cell>
          <table:table-cell table:formula="of:=ROUND((0.00005-([.A680]-0.4)/270000) * 1000000)" office:value-type="float" office:value="26" calcext:value-type="float">
            <text:p>26</text:p>
          </table:table-cell>
          <table:table-cell table:formula="of:=([.A680]-0.4)/(0.00005-0.000001*[.B680])-260000" office:value-type="float" office:value="5833.33333332912" calcext:value-type="float">
            <text:p>5833</text:p>
          </table:table-cell>
        </table:table-row>
        <table:table-row table:style-name="ro1">
          <table:table-cell table:formula="of:=[.A680]+0.01" office:value-type="float" office:value="6.7899999999999" calcext:value-type="float">
            <text:p>6.7899999999999</text:p>
          </table:table-cell>
          <table:table-cell table:formula="of:=ROUND((0.00005-([.A681]-0.4)/270000) * 1000000)" office:value-type="float" office:value="26" calcext:value-type="float">
            <text:p>26</text:p>
          </table:table-cell>
          <table:table-cell table:formula="of:=([.A681]-0.4)/(0.00005-0.000001*[.B681])-260000" office:value-type="float" office:value="6249.99999999575" calcext:value-type="float">
            <text:p>6250</text:p>
          </table:table-cell>
        </table:table-row>
        <table:table-row table:style-name="ro1">
          <table:table-cell table:formula="of:=[.A681]+0.01" office:value-type="float" office:value="6.7999999999999" calcext:value-type="float">
            <text:p>6.7999999999999</text:p>
          </table:table-cell>
          <table:table-cell table:formula="of:=ROUND((0.00005-([.A682]-0.4)/270000) * 1000000)" office:value-type="float" office:value="26" calcext:value-type="float">
            <text:p>26</text:p>
          </table:table-cell>
          <table:table-cell table:formula="of:=([.A682]-0.4)/(0.00005-0.000001*[.B682])-260000" office:value-type="float" office:value="6666.66666666244" calcext:value-type="float">
            <text:p>6667</text:p>
          </table:table-cell>
        </table:table-row>
        <table:table-row table:style-name="ro1">
          <table:table-cell table:formula="of:=[.A682]+0.01" office:value-type="float" office:value="6.8099999999999" calcext:value-type="float">
            <text:p>6.8099999999999</text:p>
          </table:table-cell>
          <table:table-cell table:formula="of:=ROUND((0.00005-([.A683]-0.4)/270000) * 1000000)" office:value-type="float" office:value="26" calcext:value-type="float">
            <text:p>26</text:p>
          </table:table-cell>
          <table:table-cell table:formula="of:=([.A683]-0.4)/(0.00005-0.000001*[.B683])-260000" office:value-type="float" office:value="7083.33333332906" calcext:value-type="float">
            <text:p>7083</text:p>
          </table:table-cell>
        </table:table-row>
        <table:table-row table:style-name="ro1">
          <table:table-cell table:formula="of:=[.A683]+0.01" office:value-type="float" office:value="6.8199999999999" calcext:value-type="float">
            <text:p>6.8199999999999</text:p>
          </table:table-cell>
          <table:table-cell table:formula="of:=ROUND((0.00005-([.A684]-0.4)/270000) * 1000000)" office:value-type="float" office:value="26" calcext:value-type="float">
            <text:p>26</text:p>
          </table:table-cell>
          <table:table-cell table:formula="of:=([.A684]-0.4)/(0.00005-0.000001*[.B684])-260000" office:value-type="float" office:value="7499.99999999575" calcext:value-type="float">
            <text:p>7500</text:p>
          </table:table-cell>
        </table:table-row>
        <table:table-row table:style-name="ro1">
          <table:table-cell table:formula="of:=[.A684]+0.01" office:value-type="float" office:value="6.8299999999999" calcext:value-type="float">
            <text:p>6.8299999999999</text:p>
          </table:table-cell>
          <table:table-cell table:formula="of:=ROUND((0.00005-([.A685]-0.4)/270000) * 1000000)" office:value-type="float" office:value="26" calcext:value-type="float">
            <text:p>26</text:p>
          </table:table-cell>
          <table:table-cell table:formula="of:=([.A685]-0.4)/(0.00005-0.000001*[.B685])-260000" office:value-type="float" office:value="7916.66666666238" calcext:value-type="float">
            <text:p>7917</text:p>
          </table:table-cell>
        </table:table-row>
        <table:table-row table:style-name="ro1">
          <table:table-cell table:formula="of:=[.A685]+0.01" office:value-type="float" office:value="6.8399999999999" calcext:value-type="float">
            <text:p>6.8399999999999</text:p>
          </table:table-cell>
          <table:table-cell table:formula="of:=ROUND((0.00005-([.A686]-0.4)/270000) * 1000000)" office:value-type="float" office:value="26" calcext:value-type="float">
            <text:p>26</text:p>
          </table:table-cell>
          <table:table-cell table:formula="of:=([.A686]-0.4)/(0.00005-0.000001*[.B686])-260000" office:value-type="float" office:value="8333.33333332907" calcext:value-type="float">
            <text:p>8333</text:p>
          </table:table-cell>
        </table:table-row>
        <table:table-row table:style-name="ro1">
          <table:table-cell table:formula="of:=[.A686]+0.01" office:value-type="float" office:value="6.8499999999999" calcext:value-type="float">
            <text:p>6.8499999999999</text:p>
          </table:table-cell>
          <table:table-cell table:formula="of:=ROUND((0.00005-([.A687]-0.4)/270000) * 1000000)" office:value-type="float" office:value="26" calcext:value-type="float">
            <text:p>26</text:p>
          </table:table-cell>
          <table:table-cell table:formula="of:=([.A687]-0.4)/(0.00005-0.000001*[.B687])-260000" office:value-type="float" office:value="8749.99999999569" calcext:value-type="float">
            <text:p>8750</text:p>
          </table:table-cell>
        </table:table-row>
        <table:table-row table:style-name="ro1">
          <table:table-cell table:formula="of:=[.A687]+0.01" office:value-type="float" office:value="6.8599999999999" calcext:value-type="float">
            <text:p>6.8599999999999</text:p>
          </table:table-cell>
          <table:table-cell table:formula="of:=ROUND((0.00005-([.A688]-0.4)/270000) * 1000000)" office:value-type="float" office:value="26" calcext:value-type="float">
            <text:p>26</text:p>
          </table:table-cell>
          <table:table-cell table:formula="of:=([.A688]-0.4)/(0.00005-0.000001*[.B688])-260000" office:value-type="float" office:value="9166.66666666238" calcext:value-type="float">
            <text:p>9167</text:p>
          </table:table-cell>
        </table:table-row>
        <table:table-row table:style-name="ro1">
          <table:table-cell table:formula="of:=[.A688]+0.01" office:value-type="float" office:value="6.8699999999999" calcext:value-type="float">
            <text:p>6.8699999999999</text:p>
          </table:table-cell>
          <table:table-cell table:formula="of:=ROUND((0.00005-([.A689]-0.4)/270000) * 1000000)" office:value-type="float" office:value="26" calcext:value-type="float">
            <text:p>26</text:p>
          </table:table-cell>
          <table:table-cell table:formula="of:=([.A689]-0.4)/(0.00005-0.000001*[.B689])-260000" office:value-type="float" office:value="9583.33333332901" calcext:value-type="float">
            <text:p>9583</text:p>
          </table:table-cell>
        </table:table-row>
        <table:table-row table:style-name="ro1">
          <table:table-cell table:formula="of:=[.A689]+0.01" office:value-type="float" office:value="6.8799999999999" calcext:value-type="float">
            <text:p>6.8799999999999</text:p>
          </table:table-cell>
          <table:table-cell table:formula="of:=ROUND((0.00005-([.A690]-0.4)/270000) * 1000000)" office:value-type="float" office:value="26" calcext:value-type="float">
            <text:p>26</text:p>
          </table:table-cell>
          <table:table-cell table:formula="of:=([.A690]-0.4)/(0.00005-0.000001*[.B690])-260000" office:value-type="float" office:value="9999.99999999569" calcext:value-type="float">
            <text:p>10000</text:p>
          </table:table-cell>
        </table:table-row>
        <table:table-row table:style-name="ro1">
          <table:table-cell table:formula="of:=[.A690]+0.01" office:value-type="float" office:value="6.8899999999999" calcext:value-type="float">
            <text:p>6.8899999999999</text:p>
          </table:table-cell>
          <table:table-cell table:formula="of:=ROUND((0.00005-([.A691]-0.4)/270000) * 1000000)" office:value-type="float" office:value="26" calcext:value-type="float">
            <text:p>26</text:p>
          </table:table-cell>
          <table:table-cell table:formula="of:=([.A691]-0.4)/(0.00005-0.000001*[.B691])-260000" office:value-type="float" office:value="10416.6666666623" calcext:value-type="float">
            <text:p>10417</text:p>
          </table:table-cell>
        </table:table-row>
        <table:table-row table:style-name="ro1">
          <table:table-cell table:formula="of:=[.A691]+0.01" office:value-type="float" office:value="6.8999999999999" calcext:value-type="float">
            <text:p>6.8999999999999</text:p>
          </table:table-cell>
          <table:table-cell table:formula="of:=ROUND((0.00005-([.A692]-0.4)/270000) * 1000000)" office:value-type="float" office:value="26" calcext:value-type="float">
            <text:p>26</text:p>
          </table:table-cell>
          <table:table-cell table:formula="of:=([.A692]-0.4)/(0.00005-0.000001*[.B692])-260000" office:value-type="float" office:value="10833.333333329" calcext:value-type="float">
            <text:p>10833</text:p>
          </table:table-cell>
        </table:table-row>
        <table:table-row table:style-name="ro1">
          <table:table-cell table:formula="of:=[.A692]+0.01" office:value-type="float" office:value="6.9099999999999" calcext:value-type="float">
            <text:p>6.9099999999999</text:p>
          </table:table-cell>
          <table:table-cell table:formula="of:=ROUND((0.00005-([.A693]-0.4)/270000) * 1000000)" office:value-type="float" office:value="26" calcext:value-type="float">
            <text:p>26</text:p>
          </table:table-cell>
          <table:table-cell table:formula="of:=([.A693]-0.4)/(0.00005-0.000001*[.B693])-260000" office:value-type="float" office:value="11249.9999999956" calcext:value-type="float">
            <text:p>11250</text:p>
          </table:table-cell>
        </table:table-row>
        <table:table-row table:style-name="ro1">
          <table:table-cell table:formula="of:=[.A693]+0.01" office:value-type="float" office:value="6.9199999999999" calcext:value-type="float">
            <text:p>6.9199999999999</text:p>
          </table:table-cell>
          <table:table-cell table:formula="of:=ROUND((0.00005-([.A694]-0.4)/270000) * 1000000)" office:value-type="float" office:value="26" calcext:value-type="float">
            <text:p>26</text:p>
          </table:table-cell>
          <table:table-cell table:formula="of:=([.A694]-0.4)/(0.00005-0.000001*[.B694])-260000" office:value-type="float" office:value="11666.6666666623" calcext:value-type="float">
            <text:p>11667</text:p>
          </table:table-cell>
        </table:table-row>
        <table:table-row table:style-name="ro1">
          <table:table-cell table:formula="of:=[.A694]+0.01" office:value-type="float" office:value="6.9299999999999" calcext:value-type="float">
            <text:p>6.9299999999999</text:p>
          </table:table-cell>
          <table:table-cell table:formula="of:=ROUND((0.00005-([.A695]-0.4)/270000) * 1000000)" office:value-type="float" office:value="26" calcext:value-type="float">
            <text:p>26</text:p>
          </table:table-cell>
          <table:table-cell table:formula="of:=([.A695]-0.4)/(0.00005-0.000001*[.B695])-260000" office:value-type="float" office:value="12083.333333329" calcext:value-type="float">
            <text:p>12083</text:p>
          </table:table-cell>
        </table:table-row>
        <table:table-row table:style-name="ro1">
          <table:table-cell table:formula="of:=[.A695]+0.01" office:value-type="float" office:value="6.9399999999999" calcext:value-type="float">
            <text:p>6.9399999999999</text:p>
          </table:table-cell>
          <table:table-cell table:formula="of:=ROUND((0.00005-([.A696]-0.4)/270000) * 1000000)" office:value-type="float" office:value="26" calcext:value-type="float">
            <text:p>26</text:p>
          </table:table-cell>
          <table:table-cell table:formula="of:=([.A696]-0.4)/(0.00005-0.000001*[.B696])-260000" office:value-type="float" office:value="12499.9999999956" calcext:value-type="float">
            <text:p>12500</text:p>
          </table:table-cell>
        </table:table-row>
        <table:table-row table:style-name="ro1">
          <table:table-cell table:formula="of:=[.A696]+0.01" office:value-type="float" office:value="6.9499999999999" calcext:value-type="float">
            <text:p>6.9499999999999</text:p>
          </table:table-cell>
          <table:table-cell table:formula="of:=ROUND((0.00005-([.A697]-0.4)/270000) * 1000000)" office:value-type="float" office:value="26" calcext:value-type="float">
            <text:p>26</text:p>
          </table:table-cell>
          <table:table-cell table:formula="of:=([.A697]-0.4)/(0.00005-0.000001*[.B697])-260000" office:value-type="float" office:value="12916.6666666623" calcext:value-type="float">
            <text:p>12917</text:p>
          </table:table-cell>
        </table:table-row>
        <table:table-row table:style-name="ro1">
          <table:table-cell table:formula="of:=[.A697]+0.01" office:value-type="float" office:value="6.9599999999999" calcext:value-type="float">
            <text:p>6.9599999999999</text:p>
          </table:table-cell>
          <table:table-cell table:formula="of:=ROUND((0.00005-([.A698]-0.4)/270000) * 1000000)" office:value-type="float" office:value="26" calcext:value-type="float">
            <text:p>26</text:p>
          </table:table-cell>
          <table:table-cell table:formula="of:=([.A698]-0.4)/(0.00005-0.000001*[.B698])-260000" office:value-type="float" office:value="13333.333333329" calcext:value-type="float">
            <text:p>13333</text:p>
          </table:table-cell>
        </table:table-row>
        <table:table-row table:style-name="ro1">
          <table:table-cell table:formula="of:=[.A698]+0.01" office:value-type="float" office:value="6.9699999999999" calcext:value-type="float">
            <text:p>6.9699999999999</text:p>
          </table:table-cell>
          <table:table-cell table:formula="of:=ROUND((0.00005-([.A699]-0.4)/270000) * 1000000)" office:value-type="float" office:value="26" calcext:value-type="float">
            <text:p>26</text:p>
          </table:table-cell>
          <table:table-cell table:formula="of:=([.A699]-0.4)/(0.00005-0.000001*[.B699])-260000" office:value-type="float" office:value="13749.9999999956" calcext:value-type="float">
            <text:p>13750</text:p>
          </table:table-cell>
        </table:table-row>
        <table:table-row table:style-name="ro1">
          <table:table-cell table:formula="of:=[.A699]+0.01" office:value-type="float" office:value="6.9799999999999" calcext:value-type="float">
            <text:p>6.9799999999999</text:p>
          </table:table-cell>
          <table:table-cell table:formula="of:=ROUND((0.00005-([.A700]-0.4)/270000) * 1000000)" office:value-type="float" office:value="26" calcext:value-type="float">
            <text:p>26</text:p>
          </table:table-cell>
          <table:table-cell table:formula="of:=([.A700]-0.4)/(0.00005-0.000001*[.B700])-260000" office:value-type="float" office:value="14166.6666666623" calcext:value-type="float">
            <text:p>14167</text:p>
          </table:table-cell>
        </table:table-row>
        <table:table-row table:style-name="ro1">
          <table:table-cell table:formula="of:=[.A700]+0.01" office:value-type="float" office:value="6.9899999999999" calcext:value-type="float">
            <text:p>6.9899999999999</text:p>
          </table:table-cell>
          <table:table-cell table:formula="of:=ROUND((0.00005-([.A701]-0.4)/270000) * 1000000)" office:value-type="float" office:value="26" calcext:value-type="float">
            <text:p>26</text:p>
          </table:table-cell>
          <table:table-cell table:formula="of:=([.A701]-0.4)/(0.00005-0.000001*[.B701])-260000" office:value-type="float" office:value="14583.3333333289" calcext:value-type="float">
            <text:p>14583</text:p>
          </table:table-cell>
        </table:table-row>
        <table:table-row table:style-name="ro1">
          <table:table-cell table:formula="of:=[.A701]+0.01" office:value-type="float" office:value="6.9999999999999" calcext:value-type="float">
            <text:p>6.9999999999999</text:p>
          </table:table-cell>
          <table:table-cell table:formula="of:=ROUND((0.00005-([.A702]-0.4)/270000) * 1000000)" office:value-type="float" office:value="26" calcext:value-type="float">
            <text:p>26</text:p>
          </table:table-cell>
          <table:table-cell table:formula="of:=([.A702]-0.4)/(0.00005-0.000001*[.B702])-260000" office:value-type="float" office:value="14999.9999999956" calcext:value-type="float">
            <text:p>15000</text:p>
          </table:table-cell>
        </table:table-row>
        <table:table-row table:style-name="ro1">
          <table:table-cell table:formula="of:=[.A702]+0.01" office:value-type="float" office:value="7.0099999999999" calcext:value-type="float">
            <text:p>7.0099999999999</text:p>
          </table:table-cell>
          <table:table-cell table:formula="of:=ROUND((0.00005-([.A703]-0.4)/270000) * 1000000)" office:value-type="float" office:value="26" calcext:value-type="float">
            <text:p>26</text:p>
          </table:table-cell>
          <table:table-cell table:formula="of:=([.A703]-0.4)/(0.00005-0.000001*[.B703])-260000" office:value-type="float" office:value="15416.6666666622" calcext:value-type="float">
            <text:p>15417</text:p>
          </table:table-cell>
        </table:table-row>
        <table:table-row table:style-name="ro1">
          <table:table-cell table:formula="of:=[.A703]+0.01" office:value-type="float" office:value="7.0199999999999" calcext:value-type="float">
            <text:p>7.0199999999999</text:p>
          </table:table-cell>
          <table:table-cell table:formula="of:=ROUND((0.00005-([.A704]-0.4)/270000) * 1000000)" office:value-type="float" office:value="25" calcext:value-type="float">
            <text:p>25</text:p>
          </table:table-cell>
          <table:table-cell table:formula="of:=([.A704]-0.4)/(0.00005-0.000001*[.B704])-260000" office:value-type="float" office:value="4799.99999999575" calcext:value-type="float">
            <text:p>4800</text:p>
          </table:table-cell>
        </table:table-row>
        <table:table-row table:style-name="ro1">
          <table:table-cell table:formula="of:=[.A704]+0.01" office:value-type="float" office:value="7.02999999999989" calcext:value-type="float">
            <text:p>7.02999999999989</text:p>
          </table:table-cell>
          <table:table-cell table:formula="of:=ROUND((0.00005-([.A705]-0.4)/270000) * 1000000)" office:value-type="float" office:value="25" calcext:value-type="float">
            <text:p>25</text:p>
          </table:table-cell>
          <table:table-cell table:formula="of:=([.A705]-0.4)/(0.00005-0.000001*[.B705])-260000" office:value-type="float" office:value="5199.99999999569" calcext:value-type="float">
            <text:p>5200</text:p>
          </table:table-cell>
        </table:table-row>
        <table:table-row table:style-name="ro1">
          <table:table-cell table:formula="of:=[.A705]+0.01" office:value-type="float" office:value="7.03999999999989" calcext:value-type="float">
            <text:p>7.03999999999989</text:p>
          </table:table-cell>
          <table:table-cell table:formula="of:=ROUND((0.00005-([.A706]-0.4)/270000) * 1000000)" office:value-type="float" office:value="25" calcext:value-type="float">
            <text:p>25</text:p>
          </table:table-cell>
          <table:table-cell table:formula="of:=([.A706]-0.4)/(0.00005-0.000001*[.B706])-260000" office:value-type="float" office:value="5599.99999999569" calcext:value-type="float">
            <text:p>5600</text:p>
          </table:table-cell>
        </table:table-row>
        <table:table-row table:style-name="ro1">
          <table:table-cell table:formula="of:=[.A706]+0.01" office:value-type="float" office:value="7.04999999999989" calcext:value-type="float">
            <text:p>7.04999999999989</text:p>
          </table:table-cell>
          <table:table-cell table:formula="of:=ROUND((0.00005-([.A707]-0.4)/270000) * 1000000)" office:value-type="float" office:value="25" calcext:value-type="float">
            <text:p>25</text:p>
          </table:table-cell>
          <table:table-cell table:formula="of:=([.A707]-0.4)/(0.00005-0.000001*[.B707])-260000" office:value-type="float" office:value="5999.99999999569" calcext:value-type="float">
            <text:p>6000</text:p>
          </table:table-cell>
        </table:table-row>
        <table:table-row table:style-name="ro1">
          <table:table-cell table:formula="of:=[.A707]+0.01" office:value-type="float" office:value="7.05999999999989" calcext:value-type="float">
            <text:p>7.05999999999989</text:p>
          </table:table-cell>
          <table:table-cell table:formula="of:=ROUND((0.00005-([.A708]-0.4)/270000) * 1000000)" office:value-type="float" office:value="25" calcext:value-type="float">
            <text:p>25</text:p>
          </table:table-cell>
          <table:table-cell table:formula="of:=([.A708]-0.4)/(0.00005-0.000001*[.B708])-260000" office:value-type="float" office:value="6399.99999999569" calcext:value-type="float">
            <text:p>6400</text:p>
          </table:table-cell>
        </table:table-row>
        <table:table-row table:style-name="ro1">
          <table:table-cell table:formula="of:=[.A708]+0.01" office:value-type="float" office:value="7.06999999999989" calcext:value-type="float">
            <text:p>7.06999999999989</text:p>
          </table:table-cell>
          <table:table-cell table:formula="of:=ROUND((0.00005-([.A709]-0.4)/270000) * 1000000)" office:value-type="float" office:value="25" calcext:value-type="float">
            <text:p>25</text:p>
          </table:table-cell>
          <table:table-cell table:formula="of:=([.A709]-0.4)/(0.00005-0.000001*[.B709])-260000" office:value-type="float" office:value="6799.99999999569" calcext:value-type="float">
            <text:p>6800</text:p>
          </table:table-cell>
        </table:table-row>
        <table:table-row table:style-name="ro1">
          <table:table-cell table:formula="of:=[.A709]+0.01" office:value-type="float" office:value="7.07999999999989" calcext:value-type="float">
            <text:p>7.07999999999989</text:p>
          </table:table-cell>
          <table:table-cell table:formula="of:=ROUND((0.00005-([.A710]-0.4)/270000) * 1000000)" office:value-type="float" office:value="25" calcext:value-type="float">
            <text:p>25</text:p>
          </table:table-cell>
          <table:table-cell table:formula="of:=([.A710]-0.4)/(0.00005-0.000001*[.B710])-260000" office:value-type="float" office:value="7199.99999999569" calcext:value-type="float">
            <text:p>7200</text:p>
          </table:table-cell>
        </table:table-row>
        <table:table-row table:style-name="ro1">
          <table:table-cell table:formula="of:=[.A710]+0.01" office:value-type="float" office:value="7.08999999999989" calcext:value-type="float">
            <text:p>7.08999999999989</text:p>
          </table:table-cell>
          <table:table-cell table:formula="of:=ROUND((0.00005-([.A711]-0.4)/270000) * 1000000)" office:value-type="float" office:value="25" calcext:value-type="float">
            <text:p>25</text:p>
          </table:table-cell>
          <table:table-cell table:formula="of:=([.A711]-0.4)/(0.00005-0.000001*[.B711])-260000" office:value-type="float" office:value="7599.99999999569" calcext:value-type="float">
            <text:p>7600</text:p>
          </table:table-cell>
        </table:table-row>
        <table:table-row table:style-name="ro1">
          <table:table-cell table:formula="of:=[.A711]+0.01" office:value-type="float" office:value="7.09999999999989" calcext:value-type="float">
            <text:p>7.09999999999989</text:p>
          </table:table-cell>
          <table:table-cell table:formula="of:=ROUND((0.00005-([.A712]-0.4)/270000) * 1000000)" office:value-type="float" office:value="25" calcext:value-type="float">
            <text:p>25</text:p>
          </table:table-cell>
          <table:table-cell table:formula="of:=([.A712]-0.4)/(0.00005-0.000001*[.B712])-260000" office:value-type="float" office:value="7999.99999999563" calcext:value-type="float">
            <text:p>8000</text:p>
          </table:table-cell>
        </table:table-row>
        <table:table-row table:style-name="ro1">
          <table:table-cell table:formula="of:=[.A712]+0.01" office:value-type="float" office:value="7.10999999999989" calcext:value-type="float">
            <text:p>7.10999999999989</text:p>
          </table:table-cell>
          <table:table-cell table:formula="of:=ROUND((0.00005-([.A713]-0.4)/270000) * 1000000)" office:value-type="float" office:value="25" calcext:value-type="float">
            <text:p>25</text:p>
          </table:table-cell>
          <table:table-cell table:formula="of:=([.A713]-0.4)/(0.00005-0.000001*[.B713])-260000" office:value-type="float" office:value="8399.99999999563" calcext:value-type="float">
            <text:p>8400</text:p>
          </table:table-cell>
        </table:table-row>
        <table:table-row table:style-name="ro1">
          <table:table-cell table:formula="of:=[.A713]+0.01" office:value-type="float" office:value="7.11999999999989" calcext:value-type="float">
            <text:p>7.11999999999989</text:p>
          </table:table-cell>
          <table:table-cell table:formula="of:=ROUND((0.00005-([.A714]-0.4)/270000) * 1000000)" office:value-type="float" office:value="25" calcext:value-type="float">
            <text:p>25</text:p>
          </table:table-cell>
          <table:table-cell table:formula="of:=([.A714]-0.4)/(0.00005-0.000001*[.B714])-260000" office:value-type="float" office:value="8799.99999999563" calcext:value-type="float">
            <text:p>8800</text:p>
          </table:table-cell>
        </table:table-row>
        <table:table-row table:style-name="ro1">
          <table:table-cell table:formula="of:=[.A714]+0.01" office:value-type="float" office:value="7.12999999999989" calcext:value-type="float">
            <text:p>7.12999999999989</text:p>
          </table:table-cell>
          <table:table-cell table:formula="of:=ROUND((0.00005-([.A715]-0.4)/270000) * 1000000)" office:value-type="float" office:value="25" calcext:value-type="float">
            <text:p>25</text:p>
          </table:table-cell>
          <table:table-cell table:formula="of:=([.A715]-0.4)/(0.00005-0.000001*[.B715])-260000" office:value-type="float" office:value="9199.99999999564" calcext:value-type="float">
            <text:p>9200</text:p>
          </table:table-cell>
        </table:table-row>
        <table:table-row table:style-name="ro1">
          <table:table-cell table:formula="of:=[.A715]+0.01" office:value-type="float" office:value="7.13999999999989" calcext:value-type="float">
            <text:p>7.13999999999989</text:p>
          </table:table-cell>
          <table:table-cell table:formula="of:=ROUND((0.00005-([.A716]-0.4)/270000) * 1000000)" office:value-type="float" office:value="25" calcext:value-type="float">
            <text:p>25</text:p>
          </table:table-cell>
          <table:table-cell table:formula="of:=([.A716]-0.4)/(0.00005-0.000001*[.B716])-260000" office:value-type="float" office:value="9599.99999999564" calcext:value-type="float">
            <text:p>9600</text:p>
          </table:table-cell>
        </table:table-row>
        <table:table-row table:style-name="ro1">
          <table:table-cell table:formula="of:=[.A716]+0.01" office:value-type="float" office:value="7.14999999999989" calcext:value-type="float">
            <text:p>7.14999999999989</text:p>
          </table:table-cell>
          <table:table-cell table:formula="of:=ROUND((0.00005-([.A717]-0.4)/270000) * 1000000)" office:value-type="float" office:value="25" calcext:value-type="float">
            <text:p>25</text:p>
          </table:table-cell>
          <table:table-cell table:formula="of:=([.A717]-0.4)/(0.00005-0.000001*[.B717])-260000" office:value-type="float" office:value="9999.99999999563" calcext:value-type="float">
            <text:p>10000</text:p>
          </table:table-cell>
        </table:table-row>
        <table:table-row table:style-name="ro1">
          <table:table-cell table:formula="of:=[.A717]+0.01" office:value-type="float" office:value="7.15999999999989" calcext:value-type="float">
            <text:p>7.15999999999989</text:p>
          </table:table-cell>
          <table:table-cell table:formula="of:=ROUND((0.00005-([.A718]-0.4)/270000) * 1000000)" office:value-type="float" office:value="25" calcext:value-type="float">
            <text:p>25</text:p>
          </table:table-cell>
          <table:table-cell table:formula="of:=([.A718]-0.4)/(0.00005-0.000001*[.B718])-260000" office:value-type="float" office:value="10399.9999999956" calcext:value-type="float">
            <text:p>10400</text:p>
          </table:table-cell>
        </table:table-row>
        <table:table-row table:style-name="ro1">
          <table:table-cell table:formula="of:=[.A718]+0.01" office:value-type="float" office:value="7.16999999999989" calcext:value-type="float">
            <text:p>7.16999999999989</text:p>
          </table:table-cell>
          <table:table-cell table:formula="of:=ROUND((0.00005-([.A719]-0.4)/270000) * 1000000)" office:value-type="float" office:value="25" calcext:value-type="float">
            <text:p>25</text:p>
          </table:table-cell>
          <table:table-cell table:formula="of:=([.A719]-0.4)/(0.00005-0.000001*[.B719])-260000" office:value-type="float" office:value="10799.9999999956" calcext:value-type="float">
            <text:p>10800</text:p>
          </table:table-cell>
        </table:table-row>
        <table:table-row table:style-name="ro1">
          <table:table-cell table:formula="of:=[.A719]+0.01" office:value-type="float" office:value="7.17999999999989" calcext:value-type="float">
            <text:p>7.17999999999989</text:p>
          </table:table-cell>
          <table:table-cell table:formula="of:=ROUND((0.00005-([.A720]-0.4)/270000) * 1000000)" office:value-type="float" office:value="25" calcext:value-type="float">
            <text:p>25</text:p>
          </table:table-cell>
          <table:table-cell table:formula="of:=([.A720]-0.4)/(0.00005-0.000001*[.B720])-260000" office:value-type="float" office:value="11199.9999999956" calcext:value-type="float">
            <text:p>11200</text:p>
          </table:table-cell>
        </table:table-row>
        <table:table-row table:style-name="ro1">
          <table:table-cell table:formula="of:=[.A720]+0.01" office:value-type="float" office:value="7.18999999999989" calcext:value-type="float">
            <text:p>7.18999999999989</text:p>
          </table:table-cell>
          <table:table-cell table:formula="of:=ROUND((0.00005-([.A721]-0.4)/270000) * 1000000)" office:value-type="float" office:value="25" calcext:value-type="float">
            <text:p>25</text:p>
          </table:table-cell>
          <table:table-cell table:formula="of:=([.A721]-0.4)/(0.00005-0.000001*[.B721])-260000" office:value-type="float" office:value="11599.9999999956" calcext:value-type="float">
            <text:p>11600</text:p>
          </table:table-cell>
        </table:table-row>
        <table:table-row table:style-name="ro1">
          <table:table-cell table:formula="of:=[.A721]+0.01" office:value-type="float" office:value="7.19999999999989" calcext:value-type="float">
            <text:p>7.19999999999989</text:p>
          </table:table-cell>
          <table:table-cell table:formula="of:=ROUND((0.00005-([.A722]-0.4)/270000) * 1000000)" office:value-type="float" office:value="25" calcext:value-type="float">
            <text:p>25</text:p>
          </table:table-cell>
          <table:table-cell table:formula="of:=([.A722]-0.4)/(0.00005-0.000001*[.B722])-260000" office:value-type="float" office:value="11999.9999999956" calcext:value-type="float">
            <text:p>12000</text:p>
          </table:table-cell>
        </table:table-row>
        <table:table-row table:style-name="ro1">
          <table:table-cell table:formula="of:=[.A722]+0.01" office:value-type="float" office:value="7.20999999999989" calcext:value-type="float">
            <text:p>7.20999999999989</text:p>
          </table:table-cell>
          <table:table-cell table:formula="of:=ROUND((0.00005-([.A723]-0.4)/270000) * 1000000)" office:value-type="float" office:value="25" calcext:value-type="float">
            <text:p>25</text:p>
          </table:table-cell>
          <table:table-cell table:formula="of:=([.A723]-0.4)/(0.00005-0.000001*[.B723])-260000" office:value-type="float" office:value="12399.9999999956" calcext:value-type="float">
            <text:p>12400</text:p>
          </table:table-cell>
        </table:table-row>
        <table:table-row table:style-name="ro1">
          <table:table-cell table:formula="of:=[.A723]+0.01" office:value-type="float" office:value="7.21999999999989" calcext:value-type="float">
            <text:p>7.21999999999989</text:p>
          </table:table-cell>
          <table:table-cell table:formula="of:=ROUND((0.00005-([.A724]-0.4)/270000) * 1000000)" office:value-type="float" office:value="25" calcext:value-type="float">
            <text:p>25</text:p>
          </table:table-cell>
          <table:table-cell table:formula="of:=([.A724]-0.4)/(0.00005-0.000001*[.B724])-260000" office:value-type="float" office:value="12799.9999999956" calcext:value-type="float">
            <text:p>12800</text:p>
          </table:table-cell>
        </table:table-row>
        <table:table-row table:style-name="ro1">
          <table:table-cell table:formula="of:=[.A724]+0.01" office:value-type="float" office:value="7.22999999999989" calcext:value-type="float">
            <text:p>7.22999999999989</text:p>
          </table:table-cell>
          <table:table-cell table:formula="of:=ROUND((0.00005-([.A725]-0.4)/270000) * 1000000)" office:value-type="float" office:value="25" calcext:value-type="float">
            <text:p>25</text:p>
          </table:table-cell>
          <table:table-cell table:formula="of:=([.A725]-0.4)/(0.00005-0.000001*[.B725])-260000" office:value-type="float" office:value="13199.9999999956" calcext:value-type="float">
            <text:p>13200</text:p>
          </table:table-cell>
        </table:table-row>
        <table:table-row table:style-name="ro1">
          <table:table-cell table:formula="of:=[.A725]+0.01" office:value-type="float" office:value="7.23999999999989" calcext:value-type="float">
            <text:p>7.23999999999989</text:p>
          </table:table-cell>
          <table:table-cell table:formula="of:=ROUND((0.00005-([.A726]-0.4)/270000) * 1000000)" office:value-type="float" office:value="25" calcext:value-type="float">
            <text:p>25</text:p>
          </table:table-cell>
          <table:table-cell table:formula="of:=([.A726]-0.4)/(0.00005-0.000001*[.B726])-260000" office:value-type="float" office:value="13599.9999999955" calcext:value-type="float">
            <text:p>13600</text:p>
          </table:table-cell>
        </table:table-row>
        <table:table-row table:style-name="ro1">
          <table:table-cell table:formula="of:=[.A726]+0.01" office:value-type="float" office:value="7.24999999999989" calcext:value-type="float">
            <text:p>7.24999999999989</text:p>
          </table:table-cell>
          <table:table-cell table:formula="of:=ROUND((0.00005-([.A727]-0.4)/270000) * 1000000)" office:value-type="float" office:value="25" calcext:value-type="float">
            <text:p>25</text:p>
          </table:table-cell>
          <table:table-cell table:formula="of:=([.A727]-0.4)/(0.00005-0.000001*[.B727])-260000" office:value-type="float" office:value="13999.9999999955" calcext:value-type="float">
            <text:p>14000</text:p>
          </table:table-cell>
        </table:table-row>
        <table:table-row table:style-name="ro1">
          <table:table-cell table:formula="of:=[.A727]+0.01" office:value-type="float" office:value="7.25999999999989" calcext:value-type="float">
            <text:p>7.25999999999989</text:p>
          </table:table-cell>
          <table:table-cell table:formula="of:=ROUND((0.00005-([.A728]-0.4)/270000) * 1000000)" office:value-type="float" office:value="25" calcext:value-type="float">
            <text:p>25</text:p>
          </table:table-cell>
          <table:table-cell table:formula="of:=([.A728]-0.4)/(0.00005-0.000001*[.B728])-260000" office:value-type="float" office:value="14399.9999999955" calcext:value-type="float">
            <text:p>14400</text:p>
          </table:table-cell>
        </table:table-row>
        <table:table-row table:style-name="ro1">
          <table:table-cell table:formula="of:=[.A728]+0.01" office:value-type="float" office:value="7.26999999999989" calcext:value-type="float">
            <text:p>7.26999999999989</text:p>
          </table:table-cell>
          <table:table-cell table:formula="of:=ROUND((0.00005-([.A729]-0.4)/270000) * 1000000)" office:value-type="float" office:value="25" calcext:value-type="float">
            <text:p>25</text:p>
          </table:table-cell>
          <table:table-cell table:formula="of:=([.A729]-0.4)/(0.00005-0.000001*[.B729])-260000" office:value-type="float" office:value="14799.9999999955" calcext:value-type="float">
            <text:p>14800</text:p>
          </table:table-cell>
        </table:table-row>
        <table:table-row table:style-name="ro1">
          <table:table-cell table:formula="of:=[.A729]+0.01" office:value-type="float" office:value="7.27999999999989" calcext:value-type="float">
            <text:p>7.27999999999989</text:p>
          </table:table-cell>
          <table:table-cell table:formula="of:=ROUND((0.00005-([.A730]-0.4)/270000) * 1000000)" office:value-type="float" office:value="25" calcext:value-type="float">
            <text:p>25</text:p>
          </table:table-cell>
          <table:table-cell table:formula="of:=([.A730]-0.4)/(0.00005-0.000001*[.B730])-260000" office:value-type="float" office:value="15199.9999999955" calcext:value-type="float">
            <text:p>15200</text:p>
          </table:table-cell>
        </table:table-row>
        <table:table-row table:style-name="ro1">
          <table:table-cell table:formula="of:=[.A730]+0.01" office:value-type="float" office:value="7.28999999999989" calcext:value-type="float">
            <text:p>7.28999999999989</text:p>
          </table:table-cell>
          <table:table-cell table:formula="of:=ROUND((0.00005-([.A731]-0.4)/270000) * 1000000)" office:value-type="float" office:value="24" calcext:value-type="float">
            <text:p>24</text:p>
          </table:table-cell>
          <table:table-cell table:formula="of:=([.A731]-0.4)/(0.00005-0.000001*[.B731])-260000" office:value-type="float" office:value="4999.99999999569" calcext:value-type="float">
            <text:p>5000</text:p>
          </table:table-cell>
        </table:table-row>
        <table:table-row table:style-name="ro1">
          <table:table-cell table:formula="of:=[.A731]+0.01" office:value-type="float" office:value="7.29999999999989" calcext:value-type="float">
            <text:p>7.29999999999989</text:p>
          </table:table-cell>
          <table:table-cell table:formula="of:=ROUND((0.00005-([.A732]-0.4)/270000) * 1000000)" office:value-type="float" office:value="24" calcext:value-type="float">
            <text:p>24</text:p>
          </table:table-cell>
          <table:table-cell table:formula="of:=([.A732]-0.4)/(0.00005-0.000001*[.B732])-260000" office:value-type="float" office:value="5384.61538461107" calcext:value-type="float">
            <text:p>5385</text:p>
          </table:table-cell>
        </table:table-row>
        <table:table-row table:style-name="ro1">
          <table:table-cell table:formula="of:=[.A732]+0.01" office:value-type="float" office:value="7.30999999999989" calcext:value-type="float">
            <text:p>7.30999999999989</text:p>
          </table:table-cell>
          <table:table-cell table:formula="of:=ROUND((0.00005-([.A733]-0.4)/270000) * 1000000)" office:value-type="float" office:value="24" calcext:value-type="float">
            <text:p>24</text:p>
          </table:table-cell>
          <table:table-cell table:formula="of:=([.A733]-0.4)/(0.00005-0.000001*[.B733])-260000" office:value-type="float" office:value="5769.23076922644" calcext:value-type="float">
            <text:p>5769</text:p>
          </table:table-cell>
        </table:table-row>
        <table:table-row table:style-name="ro1">
          <table:table-cell table:formula="of:=[.A733]+0.01" office:value-type="float" office:value="7.31999999999989" calcext:value-type="float">
            <text:p>7.31999999999989</text:p>
          </table:table-cell>
          <table:table-cell table:formula="of:=ROUND((0.00005-([.A734]-0.4)/270000) * 1000000)" office:value-type="float" office:value="24" calcext:value-type="float">
            <text:p>24</text:p>
          </table:table-cell>
          <table:table-cell table:formula="of:=([.A734]-0.4)/(0.00005-0.000001*[.B734])-260000" office:value-type="float" office:value="6153.84615384182" calcext:value-type="float">
            <text:p>6154</text:p>
          </table:table-cell>
        </table:table-row>
        <table:table-row table:style-name="ro1">
          <table:table-cell table:formula="of:=[.A734]+0.01" office:value-type="float" office:value="7.32999999999989" calcext:value-type="float">
            <text:p>7.32999999999989</text:p>
          </table:table-cell>
          <table:table-cell table:formula="of:=ROUND((0.00005-([.A735]-0.4)/270000) * 1000000)" office:value-type="float" office:value="24" calcext:value-type="float">
            <text:p>24</text:p>
          </table:table-cell>
          <table:table-cell table:formula="of:=([.A735]-0.4)/(0.00005-0.000001*[.B735])-260000" office:value-type="float" office:value="6538.4615384572" calcext:value-type="float">
            <text:p>6538</text:p>
          </table:table-cell>
        </table:table-row>
        <table:table-row table:style-name="ro1">
          <table:table-cell table:formula="of:=[.A735]+0.01" office:value-type="float" office:value="7.33999999999989" calcext:value-type="float">
            <text:p>7.33999999999989</text:p>
          </table:table-cell>
          <table:table-cell table:formula="of:=ROUND((0.00005-([.A736]-0.4)/270000) * 1000000)" office:value-type="float" office:value="24" calcext:value-type="float">
            <text:p>24</text:p>
          </table:table-cell>
          <table:table-cell table:formula="of:=([.A736]-0.4)/(0.00005-0.000001*[.B736])-260000" office:value-type="float" office:value="6923.07692307257" calcext:value-type="float">
            <text:p>6923</text:p>
          </table:table-cell>
        </table:table-row>
        <table:table-row table:style-name="ro1">
          <table:table-cell table:formula="of:=[.A736]+0.01" office:value-type="float" office:value="7.34999999999989" calcext:value-type="float">
            <text:p>7.34999999999989</text:p>
          </table:table-cell>
          <table:table-cell table:formula="of:=ROUND((0.00005-([.A737]-0.4)/270000) * 1000000)" office:value-type="float" office:value="24" calcext:value-type="float">
            <text:p>24</text:p>
          </table:table-cell>
          <table:table-cell table:formula="of:=([.A737]-0.4)/(0.00005-0.000001*[.B737])-260000" office:value-type="float" office:value="7307.69230768795" calcext:value-type="float">
            <text:p>7308</text:p>
          </table:table-cell>
        </table:table-row>
        <table:table-row table:style-name="ro1">
          <table:table-cell table:formula="of:=[.A737]+0.01" office:value-type="float" office:value="7.35999999999989" calcext:value-type="float">
            <text:p>7.35999999999989</text:p>
          </table:table-cell>
          <table:table-cell table:formula="of:=ROUND((0.00005-([.A738]-0.4)/270000) * 1000000)" office:value-type="float" office:value="24" calcext:value-type="float">
            <text:p>24</text:p>
          </table:table-cell>
          <table:table-cell table:formula="of:=([.A738]-0.4)/(0.00005-0.000001*[.B738])-260000" office:value-type="float" office:value="7692.30769230332" calcext:value-type="float">
            <text:p>7692</text:p>
          </table:table-cell>
        </table:table-row>
        <table:table-row table:style-name="ro1">
          <table:table-cell table:formula="of:=[.A738]+0.01" office:value-type="float" office:value="7.36999999999989" calcext:value-type="float">
            <text:p>7.36999999999989</text:p>
          </table:table-cell>
          <table:table-cell table:formula="of:=ROUND((0.00005-([.A739]-0.4)/270000) * 1000000)" office:value-type="float" office:value="24" calcext:value-type="float">
            <text:p>24</text:p>
          </table:table-cell>
          <table:table-cell table:formula="of:=([.A739]-0.4)/(0.00005-0.000001*[.B739])-260000" office:value-type="float" office:value="8076.9230769187" calcext:value-type="float">
            <text:p>8077</text:p>
          </table:table-cell>
        </table:table-row>
        <table:table-row table:style-name="ro1">
          <table:table-cell table:formula="of:=[.A739]+0.01" office:value-type="float" office:value="7.37999999999989" calcext:value-type="float">
            <text:p>7.37999999999989</text:p>
          </table:table-cell>
          <table:table-cell table:formula="of:=ROUND((0.00005-([.A740]-0.4)/270000) * 1000000)" office:value-type="float" office:value="24" calcext:value-type="float">
            <text:p>24</text:p>
          </table:table-cell>
          <table:table-cell table:formula="of:=([.A740]-0.4)/(0.00005-0.000001*[.B740])-260000" office:value-type="float" office:value="8461.53846153407" calcext:value-type="float">
            <text:p>8462</text:p>
          </table:table-cell>
        </table:table-row>
        <table:table-row table:style-name="ro1">
          <table:table-cell table:formula="of:=[.A740]+0.01" office:value-type="float" office:value="7.38999999999989" calcext:value-type="float">
            <text:p>7.38999999999989</text:p>
          </table:table-cell>
          <table:table-cell table:formula="of:=ROUND((0.00005-([.A741]-0.4)/270000) * 1000000)" office:value-type="float" office:value="24" calcext:value-type="float">
            <text:p>24</text:p>
          </table:table-cell>
          <table:table-cell table:formula="of:=([.A741]-0.4)/(0.00005-0.000001*[.B741])-260000" office:value-type="float" office:value="8846.15384614945" calcext:value-type="float">
            <text:p>8846</text:p>
          </table:table-cell>
        </table:table-row>
        <table:table-row table:style-name="ro1">
          <table:table-cell table:formula="of:=[.A741]+0.01" office:value-type="float" office:value="7.39999999999989" calcext:value-type="float">
            <text:p>7.39999999999989</text:p>
          </table:table-cell>
          <table:table-cell table:formula="of:=ROUND((0.00005-([.A742]-0.4)/270000) * 1000000)" office:value-type="float" office:value="24" calcext:value-type="float">
            <text:p>24</text:p>
          </table:table-cell>
          <table:table-cell table:formula="of:=([.A742]-0.4)/(0.00005-0.000001*[.B742])-260000" office:value-type="float" office:value="9230.76923076482" calcext:value-type="float">
            <text:p>9231</text:p>
          </table:table-cell>
        </table:table-row>
        <table:table-row table:style-name="ro1">
          <table:table-cell table:formula="of:=[.A742]+0.01" office:value-type="float" office:value="7.40999999999989" calcext:value-type="float">
            <text:p>7.40999999999989</text:p>
          </table:table-cell>
          <table:table-cell table:formula="of:=ROUND((0.00005-([.A743]-0.4)/270000) * 1000000)" office:value-type="float" office:value="24" calcext:value-type="float">
            <text:p>24</text:p>
          </table:table-cell>
          <table:table-cell table:formula="of:=([.A743]-0.4)/(0.00005-0.000001*[.B743])-260000" office:value-type="float" office:value="9615.3846153802" calcext:value-type="float">
            <text:p>9615</text:p>
          </table:table-cell>
        </table:table-row>
        <table:table-row table:style-name="ro1">
          <table:table-cell table:formula="of:=[.A743]+0.01" office:value-type="float" office:value="7.41999999999989" calcext:value-type="float">
            <text:p>7.41999999999989</text:p>
          </table:table-cell>
          <table:table-cell table:formula="of:=ROUND((0.00005-([.A744]-0.4)/270000) * 1000000)" office:value-type="float" office:value="24" calcext:value-type="float">
            <text:p>24</text:p>
          </table:table-cell>
          <table:table-cell table:formula="of:=([.A744]-0.4)/(0.00005-0.000001*[.B744])-260000" office:value-type="float" office:value="9999.99999999558" calcext:value-type="float">
            <text:p>10000</text:p>
          </table:table-cell>
        </table:table-row>
        <table:table-row table:style-name="ro1">
          <table:table-cell table:formula="of:=[.A744]+0.01" office:value-type="float" office:value="7.42999999999989" calcext:value-type="float">
            <text:p>7.42999999999989</text:p>
          </table:table-cell>
          <table:table-cell table:formula="of:=ROUND((0.00005-([.A745]-0.4)/270000) * 1000000)" office:value-type="float" office:value="24" calcext:value-type="float">
            <text:p>24</text:p>
          </table:table-cell>
          <table:table-cell table:formula="of:=([.A745]-0.4)/(0.00005-0.000001*[.B745])-260000" office:value-type="float" office:value="10384.615384611" calcext:value-type="float">
            <text:p>10385</text:p>
          </table:table-cell>
        </table:table-row>
        <table:table-row table:style-name="ro1">
          <table:table-cell table:formula="of:=[.A745]+0.01" office:value-type="float" office:value="7.43999999999989" calcext:value-type="float">
            <text:p>7.43999999999989</text:p>
          </table:table-cell>
          <table:table-cell table:formula="of:=ROUND((0.00005-([.A746]-0.4)/270000) * 1000000)" office:value-type="float" office:value="24" calcext:value-type="float">
            <text:p>24</text:p>
          </table:table-cell>
          <table:table-cell table:formula="of:=([.A746]-0.4)/(0.00005-0.000001*[.B746])-260000" office:value-type="float" office:value="10769.2307692263" calcext:value-type="float">
            <text:p>10769</text:p>
          </table:table-cell>
        </table:table-row>
        <table:table-row table:style-name="ro1">
          <table:table-cell table:formula="of:=[.A746]+0.01" office:value-type="float" office:value="7.44999999999989" calcext:value-type="float">
            <text:p>7.44999999999989</text:p>
          </table:table-cell>
          <table:table-cell table:formula="of:=ROUND((0.00005-([.A747]-0.4)/270000) * 1000000)" office:value-type="float" office:value="24" calcext:value-type="float">
            <text:p>24</text:p>
          </table:table-cell>
          <table:table-cell table:formula="of:=([.A747]-0.4)/(0.00005-0.000001*[.B747])-260000" office:value-type="float" office:value="11153.8461538417" calcext:value-type="float">
            <text:p>11154</text:p>
          </table:table-cell>
        </table:table-row>
        <table:table-row table:style-name="ro1">
          <table:table-cell table:formula="of:=[.A747]+0.01" office:value-type="float" office:value="7.45999999999989" calcext:value-type="float">
            <text:p>7.45999999999989</text:p>
          </table:table-cell>
          <table:table-cell table:formula="of:=ROUND((0.00005-([.A748]-0.4)/270000) * 1000000)" office:value-type="float" office:value="24" calcext:value-type="float">
            <text:p>24</text:p>
          </table:table-cell>
          <table:table-cell table:formula="of:=([.A748]-0.4)/(0.00005-0.000001*[.B748])-260000" office:value-type="float" office:value="11538.4615384571" calcext:value-type="float">
            <text:p>11538</text:p>
          </table:table-cell>
        </table:table-row>
        <table:table-row table:style-name="ro1">
          <table:table-cell table:formula="of:=[.A748]+0.01" office:value-type="float" office:value="7.46999999999989" calcext:value-type="float">
            <text:p>7.46999999999989</text:p>
          </table:table-cell>
          <table:table-cell table:formula="of:=ROUND((0.00005-([.A749]-0.4)/270000) * 1000000)" office:value-type="float" office:value="24" calcext:value-type="float">
            <text:p>24</text:p>
          </table:table-cell>
          <table:table-cell table:formula="of:=([.A749]-0.4)/(0.00005-0.000001*[.B749])-260000" office:value-type="float" office:value="11923.0769230725" calcext:value-type="float">
            <text:p>11923</text:p>
          </table:table-cell>
        </table:table-row>
        <table:table-row table:style-name="ro1">
          <table:table-cell table:formula="of:=[.A749]+0.01" office:value-type="float" office:value="7.47999999999989" calcext:value-type="float">
            <text:p>7.47999999999989</text:p>
          </table:table-cell>
          <table:table-cell table:formula="of:=ROUND((0.00005-([.A750]-0.4)/270000) * 1000000)" office:value-type="float" office:value="24" calcext:value-type="float">
            <text:p>24</text:p>
          </table:table-cell>
          <table:table-cell table:formula="of:=([.A750]-0.4)/(0.00005-0.000001*[.B750])-260000" office:value-type="float" office:value="12307.6923076878" calcext:value-type="float">
            <text:p>12308</text:p>
          </table:table-cell>
        </table:table-row>
        <table:table-row table:style-name="ro1">
          <table:table-cell table:formula="of:=[.A750]+0.01" office:value-type="float" office:value="7.48999999999989" calcext:value-type="float">
            <text:p>7.48999999999989</text:p>
          </table:table-cell>
          <table:table-cell table:formula="of:=ROUND((0.00005-([.A751]-0.4)/270000) * 1000000)" office:value-type="float" office:value="24" calcext:value-type="float">
            <text:p>24</text:p>
          </table:table-cell>
          <table:table-cell table:formula="of:=([.A751]-0.4)/(0.00005-0.000001*[.B751])-260000" office:value-type="float" office:value="12692.3076923032" calcext:value-type="float">
            <text:p>12692</text:p>
          </table:table-cell>
        </table:table-row>
        <table:table-row table:style-name="ro1">
          <table:table-cell table:formula="of:=[.A751]+0.01" office:value-type="float" office:value="7.49999999999988" calcext:value-type="float">
            <text:p>7.49999999999988</text:p>
          </table:table-cell>
          <table:table-cell table:formula="of:=ROUND((0.00005-([.A752]-0.4)/270000) * 1000000)" office:value-type="float" office:value="24" calcext:value-type="float">
            <text:p>24</text:p>
          </table:table-cell>
          <table:table-cell table:formula="of:=([.A752]-0.4)/(0.00005-0.000001*[.B752])-260000" office:value-type="float" office:value="13076.9230769186" calcext:value-type="float">
            <text:p>13077</text:p>
          </table:table-cell>
        </table:table-row>
        <table:table-row table:style-name="ro1">
          <table:table-cell table:formula="of:=[.A752]+0.01" office:value-type="float" office:value="7.50999999999988" calcext:value-type="float">
            <text:p>7.50999999999988</text:p>
          </table:table-cell>
          <table:table-cell table:formula="of:=ROUND((0.00005-([.A753]-0.4)/270000) * 1000000)" office:value-type="float" office:value="24" calcext:value-type="float">
            <text:p>24</text:p>
          </table:table-cell>
          <table:table-cell table:formula="of:=([.A753]-0.4)/(0.00005-0.000001*[.B753])-260000" office:value-type="float" office:value="13461.538461534" calcext:value-type="float">
            <text:p>13462</text:p>
          </table:table-cell>
        </table:table-row>
        <table:table-row table:style-name="ro1">
          <table:table-cell table:formula="of:=[.A753]+0.01" office:value-type="float" office:value="7.51999999999988" calcext:value-type="float">
            <text:p>7.51999999999988</text:p>
          </table:table-cell>
          <table:table-cell table:formula="of:=ROUND((0.00005-([.A754]-0.4)/270000) * 1000000)" office:value-type="float" office:value="24" calcext:value-type="float">
            <text:p>24</text:p>
          </table:table-cell>
          <table:table-cell table:formula="of:=([.A754]-0.4)/(0.00005-0.000001*[.B754])-260000" office:value-type="float" office:value="13846.1538461493" calcext:value-type="float">
            <text:p>13846</text:p>
          </table:table-cell>
        </table:table-row>
        <table:table-row table:style-name="ro1">
          <table:table-cell table:formula="of:=[.A754]+0.01" office:value-type="float" office:value="7.52999999999988" calcext:value-type="float">
            <text:p>7.52999999999988</text:p>
          </table:table-cell>
          <table:table-cell table:formula="of:=ROUND((0.00005-([.A755]-0.4)/270000) * 1000000)" office:value-type="float" office:value="24" calcext:value-type="float">
            <text:p>24</text:p>
          </table:table-cell>
          <table:table-cell table:formula="of:=([.A755]-0.4)/(0.00005-0.000001*[.B755])-260000" office:value-type="float" office:value="14230.7692307647" calcext:value-type="float">
            <text:p>14231</text:p>
          </table:table-cell>
        </table:table-row>
        <table:table-row table:style-name="ro1">
          <table:table-cell table:formula="of:=[.A755]+0.01" office:value-type="float" office:value="7.53999999999988" calcext:value-type="float">
            <text:p>7.53999999999988</text:p>
          </table:table-cell>
          <table:table-cell table:formula="of:=ROUND((0.00005-([.A756]-0.4)/270000) * 1000000)" office:value-type="float" office:value="24" calcext:value-type="float">
            <text:p>24</text:p>
          </table:table-cell>
          <table:table-cell table:formula="of:=([.A756]-0.4)/(0.00005-0.000001*[.B756])-260000" office:value-type="float" office:value="14615.3846153801" calcext:value-type="float">
            <text:p>14615</text:p>
          </table:table-cell>
        </table:table-row>
        <table:table-row table:style-name="ro1">
          <table:table-cell table:formula="of:=[.A756]+0.01" office:value-type="float" office:value="7.54999999999988" calcext:value-type="float">
            <text:p>7.54999999999988</text:p>
          </table:table-cell>
          <table:table-cell table:formula="of:=ROUND((0.00005-([.A757]-0.4)/270000) * 1000000)" office:value-type="float" office:value="24" calcext:value-type="float">
            <text:p>24</text:p>
          </table:table-cell>
          <table:table-cell table:formula="of:=([.A757]-0.4)/(0.00005-0.000001*[.B757])-260000" office:value-type="float" office:value="14999.9999999955" calcext:value-type="float">
            <text:p>15000</text:p>
          </table:table-cell>
        </table:table-row>
        <table:table-row table:style-name="ro1">
          <table:table-cell table:formula="of:=[.A757]+0.01" office:value-type="float" office:value="7.55999999999988" calcext:value-type="float">
            <text:p>7.55999999999988</text:p>
          </table:table-cell>
          <table:table-cell table:formula="of:=ROUND((0.00005-([.A758]-0.4)/270000) * 1000000)" office:value-type="float" office:value="23" calcext:value-type="float">
            <text:p>23</text:p>
          </table:table-cell>
          <table:table-cell table:formula="of:=([.A758]-0.4)/(0.00005-0.000001*[.B758])-260000" office:value-type="float" office:value="5185.1851851808" calcext:value-type="float">
            <text:p>5185</text:p>
          </table:table-cell>
        </table:table-row>
        <table:table-row table:style-name="ro1">
          <table:table-cell table:formula="of:=[.A758]+0.01" office:value-type="float" office:value="7.56999999999988" calcext:value-type="float">
            <text:p>7.56999999999988</text:p>
          </table:table-cell>
          <table:table-cell table:formula="of:=ROUND((0.00005-([.A759]-0.4)/270000) * 1000000)" office:value-type="float" office:value="23" calcext:value-type="float">
            <text:p>23</text:p>
          </table:table-cell>
          <table:table-cell table:formula="of:=([.A759]-0.4)/(0.00005-0.000001*[.B759])-260000" office:value-type="float" office:value="5555.5555555512" calcext:value-type="float">
            <text:p>5556</text:p>
          </table:table-cell>
        </table:table-row>
        <table:table-row table:style-name="ro1">
          <table:table-cell table:formula="of:=[.A759]+0.01" office:value-type="float" office:value="7.57999999999988" calcext:value-type="float">
            <text:p>7.57999999999988</text:p>
          </table:table-cell>
          <table:table-cell table:formula="of:=ROUND((0.00005-([.A760]-0.4)/270000) * 1000000)" office:value-type="float" office:value="23" calcext:value-type="float">
            <text:p>23</text:p>
          </table:table-cell>
          <table:table-cell table:formula="of:=([.A760]-0.4)/(0.00005-0.000001*[.B760])-260000" office:value-type="float" office:value="5925.92592592153" calcext:value-type="float">
            <text:p>5926</text:p>
          </table:table-cell>
        </table:table-row>
        <table:table-row table:style-name="ro1">
          <table:table-cell table:formula="of:=[.A760]+0.01" office:value-type="float" office:value="7.58999999999988" calcext:value-type="float">
            <text:p>7.58999999999988</text:p>
          </table:table-cell>
          <table:table-cell table:formula="of:=ROUND((0.00005-([.A761]-0.4)/270000) * 1000000)" office:value-type="float" office:value="23" calcext:value-type="float">
            <text:p>23</text:p>
          </table:table-cell>
          <table:table-cell table:formula="of:=([.A761]-0.4)/(0.00005-0.000001*[.B761])-260000" office:value-type="float" office:value="6296.29629629193" calcext:value-type="float">
            <text:p>6296</text:p>
          </table:table-cell>
        </table:table-row>
        <table:table-row table:style-name="ro1">
          <table:table-cell table:formula="of:=[.A761]+0.01" office:value-type="float" office:value="7.59999999999988" calcext:value-type="float">
            <text:p>7.59999999999988</text:p>
          </table:table-cell>
          <table:table-cell table:formula="of:=ROUND((0.00005-([.A762]-0.4)/270000) * 1000000)" office:value-type="float" office:value="23" calcext:value-type="float">
            <text:p>23</text:p>
          </table:table-cell>
          <table:table-cell table:formula="of:=([.A762]-0.4)/(0.00005-0.000001*[.B762])-260000" office:value-type="float" office:value="6666.66666666226" calcext:value-type="float">
            <text:p>6667</text:p>
          </table:table-cell>
        </table:table-row>
        <table:table-row table:style-name="ro1">
          <table:table-cell table:formula="of:=[.A762]+0.01" office:value-type="float" office:value="7.60999999999988" calcext:value-type="float">
            <text:p>7.60999999999988</text:p>
          </table:table-cell>
          <table:table-cell table:formula="of:=ROUND((0.00005-([.A763]-0.4)/270000) * 1000000)" office:value-type="float" office:value="23" calcext:value-type="float">
            <text:p>23</text:p>
          </table:table-cell>
          <table:table-cell table:formula="of:=([.A763]-0.4)/(0.00005-0.000001*[.B763])-260000" office:value-type="float" office:value="7037.03703703266" calcext:value-type="float">
            <text:p>7037</text:p>
          </table:table-cell>
        </table:table-row>
        <table:table-row table:style-name="ro1">
          <table:table-cell table:formula="of:=[.A763]+0.01" office:value-type="float" office:value="7.61999999999988" calcext:value-type="float">
            <text:p>7.61999999999988</text:p>
          </table:table-cell>
          <table:table-cell table:formula="of:=ROUND((0.00005-([.A764]-0.4)/270000) * 1000000)" office:value-type="float" office:value="23" calcext:value-type="float">
            <text:p>23</text:p>
          </table:table-cell>
          <table:table-cell table:formula="of:=([.A764]-0.4)/(0.00005-0.000001*[.B764])-260000" office:value-type="float" office:value="7407.40740740299" calcext:value-type="float">
            <text:p>7407</text:p>
          </table:table-cell>
        </table:table-row>
        <table:table-row table:style-name="ro1">
          <table:table-cell table:formula="of:=[.A764]+0.01" office:value-type="float" office:value="7.62999999999988" calcext:value-type="float">
            <text:p>7.62999999999988</text:p>
          </table:table-cell>
          <table:table-cell table:formula="of:=ROUND((0.00005-([.A765]-0.4)/270000) * 1000000)" office:value-type="float" office:value="23" calcext:value-type="float">
            <text:p>23</text:p>
          </table:table-cell>
          <table:table-cell table:formula="of:=([.A765]-0.4)/(0.00005-0.000001*[.B765])-260000" office:value-type="float" office:value="7777.77777777339" calcext:value-type="float">
            <text:p>7778</text:p>
          </table:table-cell>
        </table:table-row>
        <table:table-row table:style-name="ro1">
          <table:table-cell table:formula="of:=[.A765]+0.01" office:value-type="float" office:value="7.63999999999988" calcext:value-type="float">
            <text:p>7.63999999999988</text:p>
          </table:table-cell>
          <table:table-cell table:formula="of:=ROUND((0.00005-([.A766]-0.4)/270000) * 1000000)" office:value-type="float" office:value="23" calcext:value-type="float">
            <text:p>23</text:p>
          </table:table-cell>
          <table:table-cell table:formula="of:=([.A766]-0.4)/(0.00005-0.000001*[.B766])-260000" office:value-type="float" office:value="8148.14814814372" calcext:value-type="float">
            <text:p>8148</text:p>
          </table:table-cell>
        </table:table-row>
        <table:table-row table:style-name="ro1">
          <table:table-cell table:formula="of:=[.A766]+0.01" office:value-type="float" office:value="7.64999999999988" calcext:value-type="float">
            <text:p>7.64999999999988</text:p>
          </table:table-cell>
          <table:table-cell table:formula="of:=ROUND((0.00005-([.A767]-0.4)/270000) * 1000000)" office:value-type="float" office:value="23" calcext:value-type="float">
            <text:p>23</text:p>
          </table:table-cell>
          <table:table-cell table:formula="of:=([.A767]-0.4)/(0.00005-0.000001*[.B767])-260000" office:value-type="float" office:value="8518.51851851406" calcext:value-type="float">
            <text:p>8519</text:p>
          </table:table-cell>
        </table:table-row>
        <table:table-row table:style-name="ro1">
          <table:table-cell table:formula="of:=[.A767]+0.01" office:value-type="float" office:value="7.65999999999988" calcext:value-type="float">
            <text:p>7.65999999999988</text:p>
          </table:table-cell>
          <table:table-cell table:formula="of:=ROUND((0.00005-([.A768]-0.4)/270000) * 1000000)" office:value-type="float" office:value="23" calcext:value-type="float">
            <text:p>23</text:p>
          </table:table-cell>
          <table:table-cell table:formula="of:=([.A768]-0.4)/(0.00005-0.000001*[.B768])-260000" office:value-type="float" office:value="8888.88888888445" calcext:value-type="float">
            <text:p>8889</text:p>
          </table:table-cell>
        </table:table-row>
        <table:table-row table:style-name="ro1">
          <table:table-cell table:formula="of:=[.A768]+0.01" office:value-type="float" office:value="7.66999999999988" calcext:value-type="float">
            <text:p>7.66999999999988</text:p>
          </table:table-cell>
          <table:table-cell table:formula="of:=ROUND((0.00005-([.A769]-0.4)/270000) * 1000000)" office:value-type="float" office:value="23" calcext:value-type="float">
            <text:p>23</text:p>
          </table:table-cell>
          <table:table-cell table:formula="of:=([.A769]-0.4)/(0.00005-0.000001*[.B769])-260000" office:value-type="float" office:value="9259.25925925479" calcext:value-type="float">
            <text:p>9259</text:p>
          </table:table-cell>
        </table:table-row>
        <table:table-row table:style-name="ro1">
          <table:table-cell table:formula="of:=[.A769]+0.01" office:value-type="float" office:value="7.67999999999988" calcext:value-type="float">
            <text:p>7.67999999999988</text:p>
          </table:table-cell>
          <table:table-cell table:formula="of:=ROUND((0.00005-([.A770]-0.4)/270000) * 1000000)" office:value-type="float" office:value="23" calcext:value-type="float">
            <text:p>23</text:p>
          </table:table-cell>
          <table:table-cell table:formula="of:=([.A770]-0.4)/(0.00005-0.000001*[.B770])-260000" office:value-type="float" office:value="9629.62962962518" calcext:value-type="float">
            <text:p>9630</text:p>
          </table:table-cell>
        </table:table-row>
        <table:table-row table:style-name="ro1">
          <table:table-cell table:formula="of:=[.A770]+0.01" office:value-type="float" office:value="7.68999999999988" calcext:value-type="float">
            <text:p>7.68999999999988</text:p>
          </table:table-cell>
          <table:table-cell table:formula="of:=ROUND((0.00005-([.A771]-0.4)/270000) * 1000000)" office:value-type="float" office:value="23" calcext:value-type="float">
            <text:p>23</text:p>
          </table:table-cell>
          <table:table-cell table:formula="of:=([.A771]-0.4)/(0.00005-0.000001*[.B771])-260000" office:value-type="float" office:value="9999.99999999552" calcext:value-type="float">
            <text:p>10000</text:p>
          </table:table-cell>
        </table:table-row>
        <table:table-row table:style-name="ro1">
          <table:table-cell table:formula="of:=[.A771]+0.01" office:value-type="float" office:value="7.69999999999988" calcext:value-type="float">
            <text:p>7.69999999999988</text:p>
          </table:table-cell>
          <table:table-cell table:formula="of:=ROUND((0.00005-([.A772]-0.4)/270000) * 1000000)" office:value-type="float" office:value="23" calcext:value-type="float">
            <text:p>23</text:p>
          </table:table-cell>
          <table:table-cell table:formula="of:=([.A772]-0.4)/(0.00005-0.000001*[.B772])-260000" office:value-type="float" office:value="10370.3703703659" calcext:value-type="float">
            <text:p>10370</text:p>
          </table:table-cell>
        </table:table-row>
        <table:table-row table:style-name="ro1">
          <table:table-cell table:formula="of:=[.A772]+0.01" office:value-type="float" office:value="7.70999999999988" calcext:value-type="float">
            <text:p>7.70999999999988</text:p>
          </table:table-cell>
          <table:table-cell table:formula="of:=ROUND((0.00005-([.A773]-0.4)/270000) * 1000000)" office:value-type="float" office:value="23" calcext:value-type="float">
            <text:p>23</text:p>
          </table:table-cell>
          <table:table-cell table:formula="of:=([.A773]-0.4)/(0.00005-0.000001*[.B773])-260000" office:value-type="float" office:value="10740.7407407362" calcext:value-type="float">
            <text:p>10741</text:p>
          </table:table-cell>
        </table:table-row>
        <table:table-row table:style-name="ro1">
          <table:table-cell table:formula="of:=[.A773]+0.01" office:value-type="float" office:value="7.71999999999988" calcext:value-type="float">
            <text:p>7.71999999999988</text:p>
          </table:table-cell>
          <table:table-cell table:formula="of:=ROUND((0.00005-([.A774]-0.4)/270000) * 1000000)" office:value-type="float" office:value="23" calcext:value-type="float">
            <text:p>23</text:p>
          </table:table-cell>
          <table:table-cell table:formula="of:=([.A774]-0.4)/(0.00005-0.000001*[.B774])-260000" office:value-type="float" office:value="11111.1111111066" calcext:value-type="float">
            <text:p>11111</text:p>
          </table:table-cell>
        </table:table-row>
        <table:table-row table:style-name="ro1">
          <table:table-cell table:formula="of:=[.A774]+0.01" office:value-type="float" office:value="7.72999999999988" calcext:value-type="float">
            <text:p>7.72999999999988</text:p>
          </table:table-cell>
          <table:table-cell table:formula="of:=ROUND((0.00005-([.A775]-0.4)/270000) * 1000000)" office:value-type="float" office:value="23" calcext:value-type="float">
            <text:p>23</text:p>
          </table:table-cell>
          <table:table-cell table:formula="of:=([.A775]-0.4)/(0.00005-0.000001*[.B775])-260000" office:value-type="float" office:value="11481.481481477" calcext:value-type="float">
            <text:p>11481</text:p>
          </table:table-cell>
        </table:table-row>
        <table:table-row table:style-name="ro1">
          <table:table-cell table:formula="of:=[.A775]+0.01" office:value-type="float" office:value="7.73999999999988" calcext:value-type="float">
            <text:p>7.73999999999988</text:p>
          </table:table-cell>
          <table:table-cell table:formula="of:=ROUND((0.00005-([.A776]-0.4)/270000) * 1000000)" office:value-type="float" office:value="23" calcext:value-type="float">
            <text:p>23</text:p>
          </table:table-cell>
          <table:table-cell table:formula="of:=([.A776]-0.4)/(0.00005-0.000001*[.B776])-260000" office:value-type="float" office:value="11851.8518518474" calcext:value-type="float">
            <text:p>11852</text:p>
          </table:table-cell>
        </table:table-row>
        <table:table-row table:style-name="ro1">
          <table:table-cell table:formula="of:=[.A776]+0.01" office:value-type="float" office:value="7.74999999999988" calcext:value-type="float">
            <text:p>7.74999999999988</text:p>
          </table:table-cell>
          <table:table-cell table:formula="of:=ROUND((0.00005-([.A777]-0.4)/270000) * 1000000)" office:value-type="float" office:value="23" calcext:value-type="float">
            <text:p>23</text:p>
          </table:table-cell>
          <table:table-cell table:formula="of:=([.A777]-0.4)/(0.00005-0.000001*[.B777])-260000" office:value-type="float" office:value="12222.2222222177" calcext:value-type="float">
            <text:p>12222</text:p>
          </table:table-cell>
        </table:table-row>
        <table:table-row table:style-name="ro1">
          <table:table-cell table:formula="of:=[.A777]+0.01" office:value-type="float" office:value="7.75999999999988" calcext:value-type="float">
            <text:p>7.75999999999988</text:p>
          </table:table-cell>
          <table:table-cell table:formula="of:=ROUND((0.00005-([.A778]-0.4)/270000) * 1000000)" office:value-type="float" office:value="23" calcext:value-type="float">
            <text:p>23</text:p>
          </table:table-cell>
          <table:table-cell table:formula="of:=([.A778]-0.4)/(0.00005-0.000001*[.B778])-260000" office:value-type="float" office:value="12592.5925925881" calcext:value-type="float">
            <text:p>12593</text:p>
          </table:table-cell>
        </table:table-row>
        <table:table-row table:style-name="ro1">
          <table:table-cell table:formula="of:=[.A778]+0.01" office:value-type="float" office:value="7.76999999999988" calcext:value-type="float">
            <text:p>7.76999999999988</text:p>
          </table:table-cell>
          <table:table-cell table:formula="of:=ROUND((0.00005-([.A779]-0.4)/270000) * 1000000)" office:value-type="float" office:value="23" calcext:value-type="float">
            <text:p>23</text:p>
          </table:table-cell>
          <table:table-cell table:formula="of:=([.A779]-0.4)/(0.00005-0.000001*[.B779])-260000" office:value-type="float" office:value="12962.9629629584" calcext:value-type="float">
            <text:p>12963</text:p>
          </table:table-cell>
        </table:table-row>
        <table:table-row table:style-name="ro1">
          <table:table-cell table:formula="of:=[.A779]+0.01" office:value-type="float" office:value="7.77999999999988" calcext:value-type="float">
            <text:p>7.77999999999988</text:p>
          </table:table-cell>
          <table:table-cell table:formula="of:=ROUND((0.00005-([.A780]-0.4)/270000) * 1000000)" office:value-type="float" office:value="23" calcext:value-type="float">
            <text:p>23</text:p>
          </table:table-cell>
          <table:table-cell table:formula="of:=([.A780]-0.4)/(0.00005-0.000001*[.B780])-260000" office:value-type="float" office:value="13333.3333333288" calcext:value-type="float">
            <text:p>13333</text:p>
          </table:table-cell>
        </table:table-row>
        <table:table-row table:style-name="ro1">
          <table:table-cell table:formula="of:=[.A780]+0.01" office:value-type="float" office:value="7.78999999999988" calcext:value-type="float">
            <text:p>7.78999999999988</text:p>
          </table:table-cell>
          <table:table-cell table:formula="of:=ROUND((0.00005-([.A781]-0.4)/270000) * 1000000)" office:value-type="float" office:value="23" calcext:value-type="float">
            <text:p>23</text:p>
          </table:table-cell>
          <table:table-cell table:formula="of:=([.A781]-0.4)/(0.00005-0.000001*[.B781])-260000" office:value-type="float" office:value="13703.7037036992" calcext:value-type="float">
            <text:p>13704</text:p>
          </table:table-cell>
        </table:table-row>
        <table:table-row table:style-name="ro1">
          <table:table-cell table:formula="of:=[.A781]+0.01" office:value-type="float" office:value="7.79999999999988" calcext:value-type="float">
            <text:p>7.79999999999988</text:p>
          </table:table-cell>
          <table:table-cell table:formula="of:=ROUND((0.00005-([.A782]-0.4)/270000) * 1000000)" office:value-type="float" office:value="23" calcext:value-type="float">
            <text:p>23</text:p>
          </table:table-cell>
          <table:table-cell table:formula="of:=([.A782]-0.4)/(0.00005-0.000001*[.B782])-260000" office:value-type="float" office:value="14074.0740740695" calcext:value-type="float">
            <text:p>14074</text:p>
          </table:table-cell>
        </table:table-row>
        <table:table-row table:style-name="ro1">
          <table:table-cell table:formula="of:=[.A782]+0.01" office:value-type="float" office:value="7.80999999999988" calcext:value-type="float">
            <text:p>7.80999999999988</text:p>
          </table:table-cell>
          <table:table-cell table:formula="of:=ROUND((0.00005-([.A783]-0.4)/270000) * 1000000)" office:value-type="float" office:value="23" calcext:value-type="float">
            <text:p>23</text:p>
          </table:table-cell>
          <table:table-cell table:formula="of:=([.A783]-0.4)/(0.00005-0.000001*[.B783])-260000" office:value-type="float" office:value="14444.4444444399" calcext:value-type="float">
            <text:p>14444</text:p>
          </table:table-cell>
        </table:table-row>
        <table:table-row table:style-name="ro1">
          <table:table-cell table:formula="of:=[.A783]+0.01" office:value-type="float" office:value="7.81999999999988" calcext:value-type="float">
            <text:p>7.81999999999988</text:p>
          </table:table-cell>
          <table:table-cell table:formula="of:=ROUND((0.00005-([.A784]-0.4)/270000) * 1000000)" office:value-type="float" office:value="23" calcext:value-type="float">
            <text:p>23</text:p>
          </table:table-cell>
          <table:table-cell table:formula="of:=([.A784]-0.4)/(0.00005-0.000001*[.B784])-260000" office:value-type="float" office:value="14814.8148148102" calcext:value-type="float">
            <text:p>14815</text:p>
          </table:table-cell>
        </table:table-row>
        <table:table-row table:style-name="ro1">
          <table:table-cell table:formula="of:=[.A784]+0.01" office:value-type="float" office:value="7.82999999999988" calcext:value-type="float">
            <text:p>7.82999999999988</text:p>
          </table:table-cell>
          <table:table-cell table:formula="of:=ROUND((0.00005-([.A785]-0.4)/270000) * 1000000)" office:value-type="float" office:value="22" calcext:value-type="float">
            <text:p>22</text:p>
          </table:table-cell>
          <table:table-cell table:formula="of:=([.A785]-0.4)/(0.00005-0.000001*[.B785])-260000" office:value-type="float" office:value="5357.14285713842" calcext:value-type="float">
            <text:p>5357</text:p>
          </table:table-cell>
        </table:table-row>
        <table:table-row table:style-name="ro1">
          <table:table-cell table:formula="of:=[.A785]+0.01" office:value-type="float" office:value="7.83999999999988" calcext:value-type="float">
            <text:p>7.83999999999988</text:p>
          </table:table-cell>
          <table:table-cell table:formula="of:=ROUND((0.00005-([.A786]-0.4)/270000) * 1000000)" office:value-type="float" office:value="22" calcext:value-type="float">
            <text:p>22</text:p>
          </table:table-cell>
          <table:table-cell table:formula="of:=([.A786]-0.4)/(0.00005-0.000001*[.B786])-260000" office:value-type="float" office:value="5714.28571428132" calcext:value-type="float">
            <text:p>5714</text:p>
          </table:table-cell>
        </table:table-row>
        <table:table-row table:style-name="ro1">
          <table:table-cell table:formula="of:=[.A786]+0.01" office:value-type="float" office:value="7.84999999999988" calcext:value-type="float">
            <text:p>7.84999999999988</text:p>
          </table:table-cell>
          <table:table-cell table:formula="of:=ROUND((0.00005-([.A787]-0.4)/270000) * 1000000)" office:value-type="float" office:value="22" calcext:value-type="float">
            <text:p>22</text:p>
          </table:table-cell>
          <table:table-cell table:formula="of:=([.A787]-0.4)/(0.00005-0.000001*[.B787])-260000" office:value-type="float" office:value="6071.42857142416" calcext:value-type="float">
            <text:p>6071</text:p>
          </table:table-cell>
        </table:table-row>
        <table:table-row table:style-name="ro1">
          <table:table-cell table:formula="of:=[.A787]+0.01" office:value-type="float" office:value="7.85999999999988" calcext:value-type="float">
            <text:p>7.85999999999988</text:p>
          </table:table-cell>
          <table:table-cell table:formula="of:=ROUND((0.00005-([.A788]-0.4)/270000) * 1000000)" office:value-type="float" office:value="22" calcext:value-type="float">
            <text:p>22</text:p>
          </table:table-cell>
          <table:table-cell table:formula="of:=([.A788]-0.4)/(0.00005-0.000001*[.B788])-260000" office:value-type="float" office:value="6428.571428567" calcext:value-type="float">
            <text:p>6429</text:p>
          </table:table-cell>
        </table:table-row>
        <table:table-row table:style-name="ro1">
          <table:table-cell table:formula="of:=[.A788]+0.01" office:value-type="float" office:value="7.86999999999988" calcext:value-type="float">
            <text:p>7.86999999999988</text:p>
          </table:table-cell>
          <table:table-cell table:formula="of:=ROUND((0.00005-([.A789]-0.4)/270000) * 1000000)" office:value-type="float" office:value="22" calcext:value-type="float">
            <text:p>22</text:p>
          </table:table-cell>
          <table:table-cell table:formula="of:=([.A789]-0.4)/(0.00005-0.000001*[.B789])-260000" office:value-type="float" office:value="6785.71428570984" calcext:value-type="float">
            <text:p>6786</text:p>
          </table:table-cell>
        </table:table-row>
        <table:table-row table:style-name="ro1">
          <table:table-cell table:formula="of:=[.A789]+0.01" office:value-type="float" office:value="7.87999999999988" calcext:value-type="float">
            <text:p>7.87999999999988</text:p>
          </table:table-cell>
          <table:table-cell table:formula="of:=ROUND((0.00005-([.A790]-0.4)/270000) * 1000000)" office:value-type="float" office:value="22" calcext:value-type="float">
            <text:p>22</text:p>
          </table:table-cell>
          <table:table-cell table:formula="of:=([.A790]-0.4)/(0.00005-0.000001*[.B790])-260000" office:value-type="float" office:value="7142.85714285268" calcext:value-type="float">
            <text:p>7143</text:p>
          </table:table-cell>
        </table:table-row>
        <table:table-row table:style-name="ro1">
          <table:table-cell table:formula="of:=[.A790]+0.01" office:value-type="float" office:value="7.88999999999988" calcext:value-type="float">
            <text:p>7.88999999999988</text:p>
          </table:table-cell>
          <table:table-cell table:formula="of:=ROUND((0.00005-([.A791]-0.4)/270000) * 1000000)" office:value-type="float" office:value="22" calcext:value-type="float">
            <text:p>22</text:p>
          </table:table-cell>
          <table:table-cell table:formula="of:=([.A791]-0.4)/(0.00005-0.000001*[.B791])-260000" office:value-type="float" office:value="7499.99999999552" calcext:value-type="float">
            <text:p>7500</text:p>
          </table:table-cell>
        </table:table-row>
        <table:table-row table:style-name="ro1">
          <table:table-cell table:formula="of:=[.A791]+0.01" office:value-type="float" office:value="7.89999999999988" calcext:value-type="float">
            <text:p>7.89999999999988</text:p>
          </table:table-cell>
          <table:table-cell table:formula="of:=ROUND((0.00005-([.A792]-0.4)/270000) * 1000000)" office:value-type="float" office:value="22" calcext:value-type="float">
            <text:p>22</text:p>
          </table:table-cell>
          <table:table-cell table:formula="of:=([.A792]-0.4)/(0.00005-0.000001*[.B792])-260000" office:value-type="float" office:value="7857.14285713842" calcext:value-type="float">
            <text:p>7857</text:p>
          </table:table-cell>
        </table:table-row>
        <table:table-row table:style-name="ro1">
          <table:table-cell table:formula="of:=[.A792]+0.01" office:value-type="float" office:value="7.90999999999988" calcext:value-type="float">
            <text:p>7.90999999999988</text:p>
          </table:table-cell>
          <table:table-cell table:formula="of:=ROUND((0.00005-([.A793]-0.4)/270000) * 1000000)" office:value-type="float" office:value="22" calcext:value-type="float">
            <text:p>22</text:p>
          </table:table-cell>
          <table:table-cell table:formula="of:=([.A793]-0.4)/(0.00005-0.000001*[.B793])-260000" office:value-type="float" office:value="8214.28571428126" calcext:value-type="float">
            <text:p>8214</text:p>
          </table:table-cell>
        </table:table-row>
        <table:table-row table:style-name="ro1">
          <table:table-cell table:formula="of:=[.A793]+0.01" office:value-type="float" office:value="7.91999999999988" calcext:value-type="float">
            <text:p>7.91999999999988</text:p>
          </table:table-cell>
          <table:table-cell table:formula="of:=ROUND((0.00005-([.A794]-0.4)/270000) * 1000000)" office:value-type="float" office:value="22" calcext:value-type="float">
            <text:p>22</text:p>
          </table:table-cell>
          <table:table-cell table:formula="of:=([.A794]-0.4)/(0.00005-0.000001*[.B794])-260000" office:value-type="float" office:value="8571.4285714241" calcext:value-type="float">
            <text:p>8571</text:p>
          </table:table-cell>
        </table:table-row>
        <table:table-row table:style-name="ro1">
          <table:table-cell table:formula="of:=[.A794]+0.01" office:value-type="float" office:value="7.92999999999988" calcext:value-type="float">
            <text:p>7.92999999999988</text:p>
          </table:table-cell>
          <table:table-cell table:formula="of:=ROUND((0.00005-([.A795]-0.4)/270000) * 1000000)" office:value-type="float" office:value="22" calcext:value-type="float">
            <text:p>22</text:p>
          </table:table-cell>
          <table:table-cell table:formula="of:=([.A795]-0.4)/(0.00005-0.000001*[.B795])-260000" office:value-type="float" office:value="8928.57142856694" calcext:value-type="float">
            <text:p>8929</text:p>
          </table:table-cell>
        </table:table-row>
        <table:table-row table:style-name="ro1">
          <table:table-cell table:formula="of:=[.A795]+0.01" office:value-type="float" office:value="7.93999999999988" calcext:value-type="float">
            <text:p>7.93999999999988</text:p>
          </table:table-cell>
          <table:table-cell table:formula="of:=ROUND((0.00005-([.A796]-0.4)/270000) * 1000000)" office:value-type="float" office:value="22" calcext:value-type="float">
            <text:p>22</text:p>
          </table:table-cell>
          <table:table-cell table:formula="of:=([.A796]-0.4)/(0.00005-0.000001*[.B796])-260000" office:value-type="float" office:value="9285.71428570978" calcext:value-type="float">
            <text:p>9286</text:p>
          </table:table-cell>
        </table:table-row>
        <table:table-row table:style-name="ro1">
          <table:table-cell table:formula="of:=[.A796]+0.01" office:value-type="float" office:value="7.94999999999988" calcext:value-type="float">
            <text:p>7.94999999999988</text:p>
          </table:table-cell>
          <table:table-cell table:formula="of:=ROUND((0.00005-([.A797]-0.4)/270000) * 1000000)" office:value-type="float" office:value="22" calcext:value-type="float">
            <text:p>22</text:p>
          </table:table-cell>
          <table:table-cell table:formula="of:=([.A797]-0.4)/(0.00005-0.000001*[.B797])-260000" office:value-type="float" office:value="9642.85714285262" calcext:value-type="float">
            <text:p>9643</text:p>
          </table:table-cell>
        </table:table-row>
        <table:table-row table:style-name="ro1">
          <table:table-cell table:formula="of:=[.A797]+0.01" office:value-type="float" office:value="7.95999999999988" calcext:value-type="float">
            <text:p>7.95999999999988</text:p>
          </table:table-cell>
          <table:table-cell table:formula="of:=ROUND((0.00005-([.A798]-0.4)/270000) * 1000000)" office:value-type="float" office:value="22" calcext:value-type="float">
            <text:p>22</text:p>
          </table:table-cell>
          <table:table-cell table:formula="of:=([.A798]-0.4)/(0.00005-0.000001*[.B798])-260000" office:value-type="float" office:value="9999.99999999546" calcext:value-type="float">
            <text:p>10000</text:p>
          </table:table-cell>
        </table:table-row>
        <table:table-row table:style-name="ro1">
          <table:table-cell table:formula="of:=[.A798]+0.01" office:value-type="float" office:value="7.96999999999987" calcext:value-type="float">
            <text:p>7.96999999999987</text:p>
          </table:table-cell>
          <table:table-cell table:formula="of:=ROUND((0.00005-([.A799]-0.4)/270000) * 1000000)" office:value-type="float" office:value="22" calcext:value-type="float">
            <text:p>22</text:p>
          </table:table-cell>
          <table:table-cell table:formula="of:=([.A799]-0.4)/(0.00005-0.000001*[.B799])-260000" office:value-type="float" office:value="10357.1428571384" calcext:value-type="float">
            <text:p>10357</text:p>
          </table:table-cell>
        </table:table-row>
        <table:table-row table:style-name="ro1">
          <table:table-cell table:formula="of:=[.A799]+0.01" office:value-type="float" office:value="7.97999999999987" calcext:value-type="float">
            <text:p>7.97999999999987</text:p>
          </table:table-cell>
          <table:table-cell table:formula="of:=ROUND((0.00005-([.A800]-0.4)/270000) * 1000000)" office:value-type="float" office:value="22" calcext:value-type="float">
            <text:p>22</text:p>
          </table:table-cell>
          <table:table-cell table:formula="of:=([.A800]-0.4)/(0.00005-0.000001*[.B800])-260000" office:value-type="float" office:value="10714.2857142812" calcext:value-type="float">
            <text:p>10714</text:p>
          </table:table-cell>
        </table:table-row>
        <table:table-row table:style-name="ro1">
          <table:table-cell table:formula="of:=[.A800]+0.01" office:value-type="float" office:value="7.98999999999987" calcext:value-type="float">
            <text:p>7.98999999999987</text:p>
          </table:table-cell>
          <table:table-cell table:formula="of:=ROUND((0.00005-([.A801]-0.4)/270000) * 1000000)" office:value-type="float" office:value="22" calcext:value-type="float">
            <text:p>22</text:p>
          </table:table-cell>
          <table:table-cell table:formula="of:=([.A801]-0.4)/(0.00005-0.000001*[.B801])-260000" office:value-type="float" office:value="11071.428571424" calcext:value-type="float">
            <text:p>11071</text:p>
          </table:table-cell>
        </table:table-row>
        <table:table-row table:style-name="ro1">
          <table:table-cell table:formula="of:=[.A801]+0.01" office:value-type="float" office:value="7.99999999999987" calcext:value-type="float">
            <text:p>7.99999999999987</text:p>
          </table:table-cell>
          <table:table-cell table:formula="of:=ROUND((0.00005-([.A802]-0.4)/270000) * 1000000)" office:value-type="float" office:value="22" calcext:value-type="float">
            <text:p>22</text:p>
          </table:table-cell>
          <table:table-cell table:formula="of:=([.A802]-0.4)/(0.00005-0.000001*[.B802])-260000" office:value-type="float" office:value="11428.5714285669" calcext:value-type="float">
            <text:p>11429</text:p>
          </table:table-cell>
        </table:table-row>
        <table:table-row table:style-name="ro1">
          <table:table-cell table:formula="of:=[.A802]+0.01" office:value-type="float" office:value="8.00999999999987" calcext:value-type="float">
            <text:p>8.00999999999987</text:p>
          </table:table-cell>
          <table:table-cell table:formula="of:=ROUND((0.00005-([.A803]-0.4)/270000) * 1000000)" office:value-type="float" office:value="22" calcext:value-type="float">
            <text:p>22</text:p>
          </table:table-cell>
          <table:table-cell table:formula="of:=([.A803]-0.4)/(0.00005-0.000001*[.B803])-260000" office:value-type="float" office:value="11785.7142857097" calcext:value-type="float">
            <text:p>11786</text:p>
          </table:table-cell>
        </table:table-row>
        <table:table-row table:style-name="ro1">
          <table:table-cell table:formula="of:=[.A803]+0.01" office:value-type="float" office:value="8.01999999999987" calcext:value-type="float">
            <text:p>8.01999999999987</text:p>
          </table:table-cell>
          <table:table-cell table:formula="of:=ROUND((0.00005-([.A804]-0.4)/270000) * 1000000)" office:value-type="float" office:value="22" calcext:value-type="float">
            <text:p>22</text:p>
          </table:table-cell>
          <table:table-cell table:formula="of:=([.A804]-0.4)/(0.00005-0.000001*[.B804])-260000" office:value-type="float" office:value="12142.8571428526" calcext:value-type="float">
            <text:p>12143</text:p>
          </table:table-cell>
        </table:table-row>
        <table:table-row table:style-name="ro1">
          <table:table-cell table:formula="of:=[.A804]+0.01" office:value-type="float" office:value="8.02999999999987" calcext:value-type="float">
            <text:p>8.02999999999987</text:p>
          </table:table-cell>
          <table:table-cell table:formula="of:=ROUND((0.00005-([.A805]-0.4)/270000) * 1000000)" office:value-type="float" office:value="22" calcext:value-type="float">
            <text:p>22</text:p>
          </table:table-cell>
          <table:table-cell table:formula="of:=([.A805]-0.4)/(0.00005-0.000001*[.B805])-260000" office:value-type="float" office:value="12499.9999999955" calcext:value-type="float">
            <text:p>12500</text:p>
          </table:table-cell>
        </table:table-row>
        <table:table-row table:style-name="ro1">
          <table:table-cell table:formula="of:=[.A805]+0.01" office:value-type="float" office:value="8.03999999999987" calcext:value-type="float">
            <text:p>8.03999999999987</text:p>
          </table:table-cell>
          <table:table-cell table:formula="of:=ROUND((0.00005-([.A806]-0.4)/270000) * 1000000)" office:value-type="float" office:value="22" calcext:value-type="float">
            <text:p>22</text:p>
          </table:table-cell>
          <table:table-cell table:formula="of:=([.A806]-0.4)/(0.00005-0.000001*[.B806])-260000" office:value-type="float" office:value="12857.1428571383" calcext:value-type="float">
            <text:p>12857</text:p>
          </table:table-cell>
        </table:table-row>
        <table:table-row table:style-name="ro1">
          <table:table-cell table:formula="of:=[.A806]+0.01" office:value-type="float" office:value="8.04999999999987" calcext:value-type="float">
            <text:p>8.04999999999987</text:p>
          </table:table-cell>
          <table:table-cell table:formula="of:=ROUND((0.00005-([.A807]-0.4)/270000) * 1000000)" office:value-type="float" office:value="22" calcext:value-type="float">
            <text:p>22</text:p>
          </table:table-cell>
          <table:table-cell table:formula="of:=([.A807]-0.4)/(0.00005-0.000001*[.B807])-260000" office:value-type="float" office:value="13214.2857142811" calcext:value-type="float">
            <text:p>13214</text:p>
          </table:table-cell>
        </table:table-row>
        <table:table-row table:style-name="ro1">
          <table:table-cell table:formula="of:=[.A807]+0.01" office:value-type="float" office:value="8.05999999999987" calcext:value-type="float">
            <text:p>8.05999999999987</text:p>
          </table:table-cell>
          <table:table-cell table:formula="of:=ROUND((0.00005-([.A808]-0.4)/270000) * 1000000)" office:value-type="float" office:value="22" calcext:value-type="float">
            <text:p>22</text:p>
          </table:table-cell>
          <table:table-cell table:formula="of:=([.A808]-0.4)/(0.00005-0.000001*[.B808])-260000" office:value-type="float" office:value="13571.428571424" calcext:value-type="float">
            <text:p>13571</text:p>
          </table:table-cell>
        </table:table-row>
        <table:table-row table:style-name="ro1">
          <table:table-cell table:formula="of:=[.A808]+0.01" office:value-type="float" office:value="8.06999999999987" calcext:value-type="float">
            <text:p>8.06999999999987</text:p>
          </table:table-cell>
          <table:table-cell table:formula="of:=ROUND((0.00005-([.A809]-0.4)/270000) * 1000000)" office:value-type="float" office:value="22" calcext:value-type="float">
            <text:p>22</text:p>
          </table:table-cell>
          <table:table-cell table:formula="of:=([.A809]-0.4)/(0.00005-0.000001*[.B809])-260000" office:value-type="float" office:value="13928.5714285668" calcext:value-type="float">
            <text:p>13929</text:p>
          </table:table-cell>
        </table:table-row>
        <table:table-row table:style-name="ro1">
          <table:table-cell table:formula="of:=[.A809]+0.01" office:value-type="float" office:value="8.07999999999987" calcext:value-type="float">
            <text:p>8.07999999999987</text:p>
          </table:table-cell>
          <table:table-cell table:formula="of:=ROUND((0.00005-([.A810]-0.4)/270000) * 1000000)" office:value-type="float" office:value="22" calcext:value-type="float">
            <text:p>22</text:p>
          </table:table-cell>
          <table:table-cell table:formula="of:=([.A810]-0.4)/(0.00005-0.000001*[.B810])-260000" office:value-type="float" office:value="14285.7142857097" calcext:value-type="float">
            <text:p>14286</text:p>
          </table:table-cell>
        </table:table-row>
        <table:table-row table:style-name="ro1">
          <table:table-cell table:formula="of:=[.A810]+0.01" office:value-type="float" office:value="8.08999999999987" calcext:value-type="float">
            <text:p>8.08999999999987</text:p>
          </table:table-cell>
          <table:table-cell table:formula="of:=ROUND((0.00005-([.A811]-0.4)/270000) * 1000000)" office:value-type="float" office:value="22" calcext:value-type="float">
            <text:p>22</text:p>
          </table:table-cell>
          <table:table-cell table:formula="of:=([.A811]-0.4)/(0.00005-0.000001*[.B811])-260000" office:value-type="float" office:value="14642.8571428525" calcext:value-type="float">
            <text:p>14643</text:p>
          </table:table-cell>
        </table:table-row>
        <table:table-row table:style-name="ro1">
          <table:table-cell table:formula="of:=[.A811]+0.01" office:value-type="float" office:value="8.09999999999987" calcext:value-type="float">
            <text:p>8.09999999999987</text:p>
          </table:table-cell>
          <table:table-cell table:formula="of:=ROUND((0.00005-([.A812]-0.4)/270000) * 1000000)" office:value-type="float" office:value="21" calcext:value-type="float">
            <text:p>21</text:p>
          </table:table-cell>
          <table:table-cell table:formula="of:=([.A812]-0.4)/(0.00005-0.000001*[.B812])-260000" office:value-type="float" office:value="5517.24137930589" calcext:value-type="float">
            <text:p>5517</text:p>
          </table:table-cell>
        </table:table-row>
        <table:table-row table:style-name="ro1">
          <table:table-cell table:formula="of:=[.A812]+0.01" office:value-type="float" office:value="8.10999999999987" calcext:value-type="float">
            <text:p>8.10999999999987</text:p>
          </table:table-cell>
          <table:table-cell table:formula="of:=ROUND((0.00005-([.A813]-0.4)/270000) * 1000000)" office:value-type="float" office:value="21" calcext:value-type="float">
            <text:p>21</text:p>
          </table:table-cell>
          <table:table-cell table:formula="of:=([.A813]-0.4)/(0.00005-0.000001*[.B813])-260000" office:value-type="float" office:value="5862.06896551279" calcext:value-type="float">
            <text:p>5862</text:p>
          </table:table-cell>
        </table:table-row>
        <table:table-row table:style-name="ro1">
          <table:table-cell table:formula="of:=[.A813]+0.01" office:value-type="float" office:value="8.11999999999987" calcext:value-type="float">
            <text:p>8.11999999999987</text:p>
          </table:table-cell>
          <table:table-cell table:formula="of:=ROUND((0.00005-([.A814]-0.4)/270000) * 1000000)" office:value-type="float" office:value="21" calcext:value-type="float">
            <text:p>21</text:p>
          </table:table-cell>
          <table:table-cell table:formula="of:=([.A814]-0.4)/(0.00005-0.000001*[.B814])-260000" office:value-type="float" office:value="6206.89655171963" calcext:value-type="float">
            <text:p>6207</text:p>
          </table:table-cell>
        </table:table-row>
        <table:table-row table:style-name="ro1">
          <table:table-cell table:formula="of:=[.A814]+0.01" office:value-type="float" office:value="8.12999999999987" calcext:value-type="float">
            <text:p>8.12999999999987</text:p>
          </table:table-cell>
          <table:table-cell table:formula="of:=ROUND((0.00005-([.A815]-0.4)/270000) * 1000000)" office:value-type="float" office:value="21" calcext:value-type="float">
            <text:p>21</text:p>
          </table:table-cell>
          <table:table-cell table:formula="of:=([.A815]-0.4)/(0.00005-0.000001*[.B815])-260000" office:value-type="float" office:value="6551.72413792653" calcext:value-type="float">
            <text:p>6552</text:p>
          </table:table-cell>
        </table:table-row>
        <table:table-row table:style-name="ro1">
          <table:table-cell table:formula="of:=[.A815]+0.01" office:value-type="float" office:value="8.13999999999987" calcext:value-type="float">
            <text:p>8.13999999999987</text:p>
          </table:table-cell>
          <table:table-cell table:formula="of:=ROUND((0.00005-([.A816]-0.4)/270000) * 1000000)" office:value-type="float" office:value="21" calcext:value-type="float">
            <text:p>21</text:p>
          </table:table-cell>
          <table:table-cell table:formula="of:=([.A816]-0.4)/(0.00005-0.000001*[.B816])-260000" office:value-type="float" office:value="6896.55172413343" calcext:value-type="float">
            <text:p>6897</text:p>
          </table:table-cell>
        </table:table-row>
        <table:table-row table:style-name="ro1">
          <table:table-cell table:formula="of:=[.A816]+0.01" office:value-type="float" office:value="8.14999999999987" calcext:value-type="float">
            <text:p>8.14999999999987</text:p>
          </table:table-cell>
          <table:table-cell table:formula="of:=ROUND((0.00005-([.A817]-0.4)/270000) * 1000000)" office:value-type="float" office:value="21" calcext:value-type="float">
            <text:p>21</text:p>
          </table:table-cell>
          <table:table-cell table:formula="of:=([.A817]-0.4)/(0.00005-0.000001*[.B817])-260000" office:value-type="float" office:value="7241.37931034033" calcext:value-type="float">
            <text:p>7241</text:p>
          </table:table-cell>
        </table:table-row>
        <table:table-row table:style-name="ro1">
          <table:table-cell table:formula="of:=[.A817]+0.01" office:value-type="float" office:value="8.15999999999987" calcext:value-type="float">
            <text:p>8.15999999999987</text:p>
          </table:table-cell>
          <table:table-cell table:formula="of:=ROUND((0.00005-([.A818]-0.4)/270000) * 1000000)" office:value-type="float" office:value="21" calcext:value-type="float">
            <text:p>21</text:p>
          </table:table-cell>
          <table:table-cell table:formula="of:=([.A818]-0.4)/(0.00005-0.000001*[.B818])-260000" office:value-type="float" office:value="7586.20689654723" calcext:value-type="float">
            <text:p>7586</text:p>
          </table:table-cell>
        </table:table-row>
        <table:table-row table:style-name="ro1">
          <table:table-cell table:formula="of:=[.A818]+0.01" office:value-type="float" office:value="8.16999999999987" calcext:value-type="float">
            <text:p>8.16999999999987</text:p>
          </table:table-cell>
          <table:table-cell table:formula="of:=ROUND((0.00005-([.A819]-0.4)/270000) * 1000000)" office:value-type="float" office:value="21" calcext:value-type="float">
            <text:p>21</text:p>
          </table:table-cell>
          <table:table-cell table:formula="of:=([.A819]-0.4)/(0.00005-0.000001*[.B819])-260000" office:value-type="float" office:value="7931.03448275413" calcext:value-type="float">
            <text:p>7931</text:p>
          </table:table-cell>
        </table:table-row>
        <table:table-row table:style-name="ro1">
          <table:table-cell table:formula="of:=[.A819]+0.01" office:value-type="float" office:value="8.17999999999987" calcext:value-type="float">
            <text:p>8.17999999999987</text:p>
          </table:table-cell>
          <table:table-cell table:formula="of:=ROUND((0.00005-([.A820]-0.4)/270000) * 1000000)" office:value-type="float" office:value="21" calcext:value-type="float">
            <text:p>21</text:p>
          </table:table-cell>
          <table:table-cell table:formula="of:=([.A820]-0.4)/(0.00005-0.000001*[.B820])-260000" office:value-type="float" office:value="8275.86206896097" calcext:value-type="float">
            <text:p>8276</text:p>
          </table:table-cell>
        </table:table-row>
        <table:table-row table:style-name="ro1">
          <table:table-cell table:formula="of:=[.A820]+0.01" office:value-type="float" office:value="8.18999999999987" calcext:value-type="float">
            <text:p>8.18999999999987</text:p>
          </table:table-cell>
          <table:table-cell table:formula="of:=ROUND((0.00005-([.A821]-0.4)/270000) * 1000000)" office:value-type="float" office:value="21" calcext:value-type="float">
            <text:p>21</text:p>
          </table:table-cell>
          <table:table-cell table:formula="of:=([.A821]-0.4)/(0.00005-0.000001*[.B821])-260000" office:value-type="float" office:value="8620.68965516787" calcext:value-type="float">
            <text:p>8621</text:p>
          </table:table-cell>
        </table:table-row>
        <table:table-row table:style-name="ro1">
          <table:table-cell table:formula="of:=[.A821]+0.01" office:value-type="float" office:value="8.19999999999987" calcext:value-type="float">
            <text:p>8.19999999999987</text:p>
          </table:table-cell>
          <table:table-cell table:formula="of:=ROUND((0.00005-([.A822]-0.4)/270000) * 1000000)" office:value-type="float" office:value="21" calcext:value-type="float">
            <text:p>21</text:p>
          </table:table-cell>
          <table:table-cell table:formula="of:=([.A822]-0.4)/(0.00005-0.000001*[.B822])-260000" office:value-type="float" office:value="8965.51724137476" calcext:value-type="float">
            <text:p>8966</text:p>
          </table:table-cell>
        </table:table-row>
        <table:table-row table:style-name="ro1">
          <table:table-cell table:formula="of:=[.A822]+0.01" office:value-type="float" office:value="8.20999999999987" calcext:value-type="float">
            <text:p>8.20999999999987</text:p>
          </table:table-cell>
          <table:table-cell table:formula="of:=ROUND((0.00005-([.A823]-0.4)/270000) * 1000000)" office:value-type="float" office:value="21" calcext:value-type="float">
            <text:p>21</text:p>
          </table:table-cell>
          <table:table-cell table:formula="of:=([.A823]-0.4)/(0.00005-0.000001*[.B823])-260000" office:value-type="float" office:value="9310.34482758166" calcext:value-type="float">
            <text:p>9310</text:p>
          </table:table-cell>
        </table:table-row>
        <table:table-row table:style-name="ro1">
          <table:table-cell table:formula="of:=[.A823]+0.01" office:value-type="float" office:value="8.21999999999987" calcext:value-type="float">
            <text:p>8.21999999999987</text:p>
          </table:table-cell>
          <table:table-cell table:formula="of:=ROUND((0.00005-([.A824]-0.4)/270000) * 1000000)" office:value-type="float" office:value="21" calcext:value-type="float">
            <text:p>21</text:p>
          </table:table-cell>
          <table:table-cell table:formula="of:=([.A824]-0.4)/(0.00005-0.000001*[.B824])-260000" office:value-type="float" office:value="9655.17241378856" calcext:value-type="float">
            <text:p>9655</text:p>
          </table:table-cell>
        </table:table-row>
        <table:table-row table:style-name="ro1">
          <table:table-cell table:formula="of:=[.A824]+0.01" office:value-type="float" office:value="8.22999999999987" calcext:value-type="float">
            <text:p>8.22999999999987</text:p>
          </table:table-cell>
          <table:table-cell table:formula="of:=ROUND((0.00005-([.A825]-0.4)/270000) * 1000000)" office:value-type="float" office:value="21" calcext:value-type="float">
            <text:p>21</text:p>
          </table:table-cell>
          <table:table-cell table:formula="of:=([.A825]-0.4)/(0.00005-0.000001*[.B825])-260000" office:value-type="float" office:value="9999.99999999546" calcext:value-type="float">
            <text:p>10000</text:p>
          </table:table-cell>
        </table:table-row>
        <table:table-row table:style-name="ro1">
          <table:table-cell table:formula="of:=[.A825]+0.01" office:value-type="float" office:value="8.23999999999987" calcext:value-type="float">
            <text:p>8.23999999999987</text:p>
          </table:table-cell>
          <table:table-cell table:formula="of:=ROUND((0.00005-([.A826]-0.4)/270000) * 1000000)" office:value-type="float" office:value="21" calcext:value-type="float">
            <text:p>21</text:p>
          </table:table-cell>
          <table:table-cell table:formula="of:=([.A826]-0.4)/(0.00005-0.000001*[.B826])-260000" office:value-type="float" office:value="10344.8275862023" calcext:value-type="float">
            <text:p>10345</text:p>
          </table:table-cell>
        </table:table-row>
        <table:table-row table:style-name="ro1">
          <table:table-cell table:formula="of:=[.A826]+0.01" office:value-type="float" office:value="8.24999999999987" calcext:value-type="float">
            <text:p>8.24999999999987</text:p>
          </table:table-cell>
          <table:table-cell table:formula="of:=ROUND((0.00005-([.A827]-0.4)/270000) * 1000000)" office:value-type="float" office:value="21" calcext:value-type="float">
            <text:p>21</text:p>
          </table:table-cell>
          <table:table-cell table:formula="of:=([.A827]-0.4)/(0.00005-0.000001*[.B827])-260000" office:value-type="float" office:value="10689.6551724092" calcext:value-type="float">
            <text:p>10690</text:p>
          </table:table-cell>
        </table:table-row>
        <table:table-row table:style-name="ro1">
          <table:table-cell table:formula="of:=[.A827]+0.01" office:value-type="float" office:value="8.25999999999987" calcext:value-type="float">
            <text:p>8.25999999999987</text:p>
          </table:table-cell>
          <table:table-cell table:formula="of:=ROUND((0.00005-([.A828]-0.4)/270000) * 1000000)" office:value-type="float" office:value="21" calcext:value-type="float">
            <text:p>21</text:p>
          </table:table-cell>
          <table:table-cell table:formula="of:=([.A828]-0.4)/(0.00005-0.000001*[.B828])-260000" office:value-type="float" office:value="11034.4827586161" calcext:value-type="float">
            <text:p>11034</text:p>
          </table:table-cell>
        </table:table-row>
        <table:table-row table:style-name="ro1">
          <table:table-cell table:formula="of:=[.A828]+0.01" office:value-type="float" office:value="8.26999999999987" calcext:value-type="float">
            <text:p>8.26999999999987</text:p>
          </table:table-cell>
          <table:table-cell table:formula="of:=ROUND((0.00005-([.A829]-0.4)/270000) * 1000000)" office:value-type="float" office:value="21" calcext:value-type="float">
            <text:p>21</text:p>
          </table:table-cell>
          <table:table-cell table:formula="of:=([.A829]-0.4)/(0.00005-0.000001*[.B829])-260000" office:value-type="float" office:value="11379.310344823" calcext:value-type="float">
            <text:p>11379</text:p>
          </table:table-cell>
        </table:table-row>
        <table:table-row table:style-name="ro1">
          <table:table-cell table:formula="of:=[.A829]+0.01" office:value-type="float" office:value="8.27999999999987" calcext:value-type="float">
            <text:p>8.27999999999987</text:p>
          </table:table-cell>
          <table:table-cell table:formula="of:=ROUND((0.00005-([.A830]-0.4)/270000) * 1000000)" office:value-type="float" office:value="21" calcext:value-type="float">
            <text:p>21</text:p>
          </table:table-cell>
          <table:table-cell table:formula="of:=([.A830]-0.4)/(0.00005-0.000001*[.B830])-260000" office:value-type="float" office:value="11724.1379310299" calcext:value-type="float">
            <text:p>11724</text:p>
          </table:table-cell>
        </table:table-row>
        <table:table-row table:style-name="ro1">
          <table:table-cell table:formula="of:=[.A830]+0.01" office:value-type="float" office:value="8.28999999999987" calcext:value-type="float">
            <text:p>8.28999999999987</text:p>
          </table:table-cell>
          <table:table-cell table:formula="of:=ROUND((0.00005-([.A831]-0.4)/270000) * 1000000)" office:value-type="float" office:value="21" calcext:value-type="float">
            <text:p>21</text:p>
          </table:table-cell>
          <table:table-cell table:formula="of:=([.A831]-0.4)/(0.00005-0.000001*[.B831])-260000" office:value-type="float" office:value="12068.9655172368" calcext:value-type="float">
            <text:p>12069</text:p>
          </table:table-cell>
        </table:table-row>
        <table:table-row table:style-name="ro1">
          <table:table-cell table:formula="of:=[.A831]+0.01" office:value-type="float" office:value="8.29999999999987" calcext:value-type="float">
            <text:p>8.29999999999987</text:p>
          </table:table-cell>
          <table:table-cell table:formula="of:=ROUND((0.00005-([.A832]-0.4)/270000) * 1000000)" office:value-type="float" office:value="21" calcext:value-type="float">
            <text:p>21</text:p>
          </table:table-cell>
          <table:table-cell table:formula="of:=([.A832]-0.4)/(0.00005-0.000001*[.B832])-260000" office:value-type="float" office:value="12413.7931034436" calcext:value-type="float">
            <text:p>12414</text:p>
          </table:table-cell>
        </table:table-row>
        <table:table-row table:style-name="ro1">
          <table:table-cell table:formula="of:=[.A832]+0.01" office:value-type="float" office:value="8.30999999999987" calcext:value-type="float">
            <text:p>8.30999999999987</text:p>
          </table:table-cell>
          <table:table-cell table:formula="of:=ROUND((0.00005-([.A833]-0.4)/270000) * 1000000)" office:value-type="float" office:value="21" calcext:value-type="float">
            <text:p>21</text:p>
          </table:table-cell>
          <table:table-cell table:formula="of:=([.A833]-0.4)/(0.00005-0.000001*[.B833])-260000" office:value-type="float" office:value="12758.6206896505" calcext:value-type="float">
            <text:p>12759</text:p>
          </table:table-cell>
        </table:table-row>
        <table:table-row table:style-name="ro1">
          <table:table-cell table:formula="of:=[.A833]+0.01" office:value-type="float" office:value="8.31999999999987" calcext:value-type="float">
            <text:p>8.31999999999987</text:p>
          </table:table-cell>
          <table:table-cell table:formula="of:=ROUND((0.00005-([.A834]-0.4)/270000) * 1000000)" office:value-type="float" office:value="21" calcext:value-type="float">
            <text:p>21</text:p>
          </table:table-cell>
          <table:table-cell table:formula="of:=([.A834]-0.4)/(0.00005-0.000001*[.B834])-260000" office:value-type="float" office:value="13103.4482758574" calcext:value-type="float">
            <text:p>13103</text:p>
          </table:table-cell>
        </table:table-row>
        <table:table-row table:style-name="ro1">
          <table:table-cell table:formula="of:=[.A834]+0.01" office:value-type="float" office:value="8.32999999999987" calcext:value-type="float">
            <text:p>8.32999999999987</text:p>
          </table:table-cell>
          <table:table-cell table:formula="of:=ROUND((0.00005-([.A835]-0.4)/270000) * 1000000)" office:value-type="float" office:value="21" calcext:value-type="float">
            <text:p>21</text:p>
          </table:table-cell>
          <table:table-cell table:formula="of:=([.A835]-0.4)/(0.00005-0.000001*[.B835])-260000" office:value-type="float" office:value="13448.2758620643" calcext:value-type="float">
            <text:p>13448</text:p>
          </table:table-cell>
        </table:table-row>
        <table:table-row table:style-name="ro1">
          <table:table-cell table:formula="of:=[.A835]+0.01" office:value-type="float" office:value="8.33999999999987" calcext:value-type="float">
            <text:p>8.33999999999987</text:p>
          </table:table-cell>
          <table:table-cell table:formula="of:=ROUND((0.00005-([.A836]-0.4)/270000) * 1000000)" office:value-type="float" office:value="21" calcext:value-type="float">
            <text:p>21</text:p>
          </table:table-cell>
          <table:table-cell table:formula="of:=([.A836]-0.4)/(0.00005-0.000001*[.B836])-260000" office:value-type="float" office:value="13793.1034482712" calcext:value-type="float">
            <text:p>13793</text:p>
          </table:table-cell>
        </table:table-row>
        <table:table-row table:style-name="ro1">
          <table:table-cell table:formula="of:=[.A836]+0.01" office:value-type="float" office:value="8.34999999999987" calcext:value-type="float">
            <text:p>8.34999999999987</text:p>
          </table:table-cell>
          <table:table-cell table:formula="of:=ROUND((0.00005-([.A837]-0.4)/270000) * 1000000)" office:value-type="float" office:value="21" calcext:value-type="float">
            <text:p>21</text:p>
          </table:table-cell>
          <table:table-cell table:formula="of:=([.A837]-0.4)/(0.00005-0.000001*[.B837])-260000" office:value-type="float" office:value="14137.9310344781" calcext:value-type="float">
            <text:p>14138</text:p>
          </table:table-cell>
        </table:table-row>
        <table:table-row table:style-name="ro1">
          <table:table-cell table:formula="of:=[.A837]+0.01" office:value-type="float" office:value="8.35999999999987" calcext:value-type="float">
            <text:p>8.35999999999987</text:p>
          </table:table-cell>
          <table:table-cell table:formula="of:=ROUND((0.00005-([.A838]-0.4)/270000) * 1000000)" office:value-type="float" office:value="21" calcext:value-type="float">
            <text:p>21</text:p>
          </table:table-cell>
          <table:table-cell table:formula="of:=([.A838]-0.4)/(0.00005-0.000001*[.B838])-260000" office:value-type="float" office:value="14482.758620685" calcext:value-type="float">
            <text:p>14483</text:p>
          </table:table-cell>
        </table:table-row>
        <table:table-row table:style-name="ro1">
          <table:table-cell table:formula="of:=[.A838]+0.01" office:value-type="float" office:value="8.36999999999987" calcext:value-type="float">
            <text:p>8.36999999999987</text:p>
          </table:table-cell>
          <table:table-cell table:formula="of:=ROUND((0.00005-([.A839]-0.4)/270000) * 1000000)" office:value-type="float" office:value="20" calcext:value-type="float">
            <text:p>20</text:p>
          </table:table-cell>
          <table:table-cell table:formula="of:=([.A839]-0.4)/(0.00005-0.000001*[.B839])-260000" office:value-type="float" office:value="5666.66666666215" calcext:value-type="float">
            <text:p>5667</text:p>
          </table:table-cell>
        </table:table-row>
        <table:table-row table:style-name="ro1">
          <table:table-cell table:formula="of:=[.A839]+0.01" office:value-type="float" office:value="8.37999999999987" calcext:value-type="float">
            <text:p>8.37999999999987</text:p>
          </table:table-cell>
          <table:table-cell table:formula="of:=ROUND((0.00005-([.A840]-0.4)/270000) * 1000000)" office:value-type="float" office:value="20" calcext:value-type="float">
            <text:p>20</text:p>
          </table:table-cell>
          <table:table-cell table:formula="of:=([.A840]-0.4)/(0.00005-0.000001*[.B840])-260000" office:value-type="float" office:value="5999.99999999546" calcext:value-type="float">
            <text:p>6000</text:p>
          </table:table-cell>
        </table:table-row>
        <table:table-row table:style-name="ro1">
          <table:table-cell table:formula="of:=[.A840]+0.01" office:value-type="float" office:value="8.38999999999987" calcext:value-type="float">
            <text:p>8.38999999999987</text:p>
          </table:table-cell>
          <table:table-cell table:formula="of:=ROUND((0.00005-([.A841]-0.4)/270000) * 1000000)" office:value-type="float" office:value="20" calcext:value-type="float">
            <text:p>20</text:p>
          </table:table-cell>
          <table:table-cell table:formula="of:=([.A841]-0.4)/(0.00005-0.000001*[.B841])-260000" office:value-type="float" office:value="6333.33333332883" calcext:value-type="float">
            <text:p>6333</text:p>
          </table:table-cell>
        </table:table-row>
        <table:table-row table:style-name="ro1">
          <table:table-cell table:formula="of:=[.A841]+0.01" office:value-type="float" office:value="8.39999999999987" calcext:value-type="float">
            <text:p>8.39999999999987</text:p>
          </table:table-cell>
          <table:table-cell table:formula="of:=ROUND((0.00005-([.A842]-0.4)/270000) * 1000000)" office:value-type="float" office:value="20" calcext:value-type="float">
            <text:p>20</text:p>
          </table:table-cell>
          <table:table-cell table:formula="of:=([.A842]-0.4)/(0.00005-0.000001*[.B842])-260000" office:value-type="float" office:value="6666.66666666215" calcext:value-type="float">
            <text:p>6667</text:p>
          </table:table-cell>
        </table:table-row>
        <table:table-row table:style-name="ro1">
          <table:table-cell table:formula="of:=[.A842]+0.01" office:value-type="float" office:value="8.40999999999987" calcext:value-type="float">
            <text:p>8.40999999999987</text:p>
          </table:table-cell>
          <table:table-cell table:formula="of:=ROUND((0.00005-([.A843]-0.4)/270000) * 1000000)" office:value-type="float" office:value="20" calcext:value-type="float">
            <text:p>20</text:p>
          </table:table-cell>
          <table:table-cell table:formula="of:=([.A843]-0.4)/(0.00005-0.000001*[.B843])-260000" office:value-type="float" office:value="6999.99999999546" calcext:value-type="float">
            <text:p>7000</text:p>
          </table:table-cell>
        </table:table-row>
        <table:table-row table:style-name="ro1">
          <table:table-cell table:formula="of:=[.A843]+0.01" office:value-type="float" office:value="8.41999999999987" calcext:value-type="float">
            <text:p>8.41999999999987</text:p>
          </table:table-cell>
          <table:table-cell table:formula="of:=ROUND((0.00005-([.A844]-0.4)/270000) * 1000000)" office:value-type="float" office:value="20" calcext:value-type="float">
            <text:p>20</text:p>
          </table:table-cell>
          <table:table-cell table:formula="of:=([.A844]-0.4)/(0.00005-0.000001*[.B844])-260000" office:value-type="float" office:value="7333.33333332877" calcext:value-type="float">
            <text:p>7333</text:p>
          </table:table-cell>
        </table:table-row>
        <table:table-row table:style-name="ro1">
          <table:table-cell table:formula="of:=[.A844]+0.01" office:value-type="float" office:value="8.42999999999987" calcext:value-type="float">
            <text:p>8.42999999999987</text:p>
          </table:table-cell>
          <table:table-cell table:formula="of:=ROUND((0.00005-([.A845]-0.4)/270000) * 1000000)" office:value-type="float" office:value="20" calcext:value-type="float">
            <text:p>20</text:p>
          </table:table-cell>
          <table:table-cell table:formula="of:=([.A845]-0.4)/(0.00005-0.000001*[.B845])-260000" office:value-type="float" office:value="7666.66666666209" calcext:value-type="float">
            <text:p>7667</text:p>
          </table:table-cell>
        </table:table-row>
        <table:table-row table:style-name="ro1">
          <table:table-cell table:formula="of:=[.A845]+0.01" office:value-type="float" office:value="8.43999999999986" calcext:value-type="float">
            <text:p>8.43999999999986</text:p>
          </table:table-cell>
          <table:table-cell table:formula="of:=ROUND((0.00005-([.A846]-0.4)/270000) * 1000000)" office:value-type="float" office:value="20" calcext:value-type="float">
            <text:p>20</text:p>
          </table:table-cell>
          <table:table-cell table:formula="of:=([.A846]-0.4)/(0.00005-0.000001*[.B846])-260000" office:value-type="float" office:value="7999.99999999546" calcext:value-type="float">
            <text:p>8000</text:p>
          </table:table-cell>
        </table:table-row>
        <table:table-row table:style-name="ro1">
          <table:table-cell table:formula="of:=[.A846]+0.01" office:value-type="float" office:value="8.44999999999986" calcext:value-type="float">
            <text:p>8.44999999999986</text:p>
          </table:table-cell>
          <table:table-cell table:formula="of:=ROUND((0.00005-([.A847]-0.4)/270000) * 1000000)" office:value-type="float" office:value="20" calcext:value-type="float">
            <text:p>20</text:p>
          </table:table-cell>
          <table:table-cell table:formula="of:=([.A847]-0.4)/(0.00005-0.000001*[.B847])-260000" office:value-type="float" office:value="8333.33333332877" calcext:value-type="float">
            <text:p>8333</text:p>
          </table:table-cell>
        </table:table-row>
        <table:table-row table:style-name="ro1">
          <table:table-cell table:formula="of:=[.A847]+0.01" office:value-type="float" office:value="8.45999999999986" calcext:value-type="float">
            <text:p>8.45999999999986</text:p>
          </table:table-cell>
          <table:table-cell table:formula="of:=ROUND((0.00005-([.A848]-0.4)/270000) * 1000000)" office:value-type="float" office:value="20" calcext:value-type="float">
            <text:p>20</text:p>
          </table:table-cell>
          <table:table-cell table:formula="of:=([.A848]-0.4)/(0.00005-0.000001*[.B848])-260000" office:value-type="float" office:value="8666.66666666209" calcext:value-type="float">
            <text:p>8667</text:p>
          </table:table-cell>
        </table:table-row>
        <table:table-row table:style-name="ro1">
          <table:table-cell table:formula="of:=[.A848]+0.01" office:value-type="float" office:value="8.46999999999986" calcext:value-type="float">
            <text:p>8.46999999999986</text:p>
          </table:table-cell>
          <table:table-cell table:formula="of:=ROUND((0.00005-([.A849]-0.4)/270000) * 1000000)" office:value-type="float" office:value="20" calcext:value-type="float">
            <text:p>20</text:p>
          </table:table-cell>
          <table:table-cell table:formula="of:=([.A849]-0.4)/(0.00005-0.000001*[.B849])-260000" office:value-type="float" office:value="8999.9999999954" calcext:value-type="float">
            <text:p>9000</text:p>
          </table:table-cell>
        </table:table-row>
        <table:table-row table:style-name="ro1">
          <table:table-cell table:formula="of:=[.A849]+0.01" office:value-type="float" office:value="8.47999999999986" calcext:value-type="float">
            <text:p>8.47999999999986</text:p>
          </table:table-cell>
          <table:table-cell table:formula="of:=ROUND((0.00005-([.A850]-0.4)/270000) * 1000000)" office:value-type="float" office:value="20" calcext:value-type="float">
            <text:p>20</text:p>
          </table:table-cell>
          <table:table-cell table:formula="of:=([.A850]-0.4)/(0.00005-0.000001*[.B850])-260000" office:value-type="float" office:value="9333.33333332872" calcext:value-type="float">
            <text:p>9333</text:p>
          </table:table-cell>
        </table:table-row>
        <table:table-row table:style-name="ro1">
          <table:table-cell table:formula="of:=[.A850]+0.01" office:value-type="float" office:value="8.48999999999986" calcext:value-type="float">
            <text:p>8.48999999999986</text:p>
          </table:table-cell>
          <table:table-cell table:formula="of:=ROUND((0.00005-([.A851]-0.4)/270000) * 1000000)" office:value-type="float" office:value="20" calcext:value-type="float">
            <text:p>20</text:p>
          </table:table-cell>
          <table:table-cell table:formula="of:=([.A851]-0.4)/(0.00005-0.000001*[.B851])-260000" office:value-type="float" office:value="9666.66666666209" calcext:value-type="float">
            <text:p>9667</text:p>
          </table:table-cell>
        </table:table-row>
        <table:table-row table:style-name="ro1">
          <table:table-cell table:formula="of:=[.A851]+0.01" office:value-type="float" office:value="8.49999999999986" calcext:value-type="float">
            <text:p>8.49999999999986</text:p>
          </table:table-cell>
          <table:table-cell table:formula="of:=ROUND((0.00005-([.A852]-0.4)/270000) * 1000000)" office:value-type="float" office:value="20" calcext:value-type="float">
            <text:p>20</text:p>
          </table:table-cell>
          <table:table-cell table:formula="of:=([.A852]-0.4)/(0.00005-0.000001*[.B852])-260000" office:value-type="float" office:value="9999.9999999954" calcext:value-type="float">
            <text:p>10000</text:p>
          </table:table-cell>
        </table:table-row>
        <table:table-row table:style-name="ro1">
          <table:table-cell table:formula="of:=[.A852]+0.01" office:value-type="float" office:value="8.50999999999986" calcext:value-type="float">
            <text:p>8.50999999999986</text:p>
          </table:table-cell>
          <table:table-cell table:formula="of:=ROUND((0.00005-([.A853]-0.4)/270000) * 1000000)" office:value-type="float" office:value="20" calcext:value-type="float">
            <text:p>20</text:p>
          </table:table-cell>
          <table:table-cell table:formula="of:=([.A853]-0.4)/(0.00005-0.000001*[.B853])-260000" office:value-type="float" office:value="10333.3333333287" calcext:value-type="float">
            <text:p>10333</text:p>
          </table:table-cell>
        </table:table-row>
        <table:table-row table:style-name="ro1">
          <table:table-cell table:formula="of:=[.A853]+0.01" office:value-type="float" office:value="8.51999999999986" calcext:value-type="float">
            <text:p>8.51999999999986</text:p>
          </table:table-cell>
          <table:table-cell table:formula="of:=ROUND((0.00005-([.A854]-0.4)/270000) * 1000000)" office:value-type="float" office:value="20" calcext:value-type="float">
            <text:p>20</text:p>
          </table:table-cell>
          <table:table-cell table:formula="of:=([.A854]-0.4)/(0.00005-0.000001*[.B854])-260000" office:value-type="float" office:value="10666.666666662" calcext:value-type="float">
            <text:p>10667</text:p>
          </table:table-cell>
        </table:table-row>
        <table:table-row table:style-name="ro1">
          <table:table-cell table:formula="of:=[.A854]+0.01" office:value-type="float" office:value="8.52999999999986" calcext:value-type="float">
            <text:p>8.52999999999986</text:p>
          </table:table-cell>
          <table:table-cell table:formula="of:=ROUND((0.00005-([.A855]-0.4)/270000) * 1000000)" office:value-type="float" office:value="20" calcext:value-type="float">
            <text:p>20</text:p>
          </table:table-cell>
          <table:table-cell table:formula="of:=([.A855]-0.4)/(0.00005-0.000001*[.B855])-260000" office:value-type="float" office:value="10999.9999999953" calcext:value-type="float">
            <text:p>11000</text:p>
          </table:table-cell>
        </table:table-row>
        <table:table-row table:style-name="ro1">
          <table:table-cell table:formula="of:=[.A855]+0.01" office:value-type="float" office:value="8.53999999999986" calcext:value-type="float">
            <text:p>8.53999999999986</text:p>
          </table:table-cell>
          <table:table-cell table:formula="of:=ROUND((0.00005-([.A856]-0.4)/270000) * 1000000)" office:value-type="float" office:value="20" calcext:value-type="float">
            <text:p>20</text:p>
          </table:table-cell>
          <table:table-cell table:formula="of:=([.A856]-0.4)/(0.00005-0.000001*[.B856])-260000" office:value-type="float" office:value="11333.3333333287" calcext:value-type="float">
            <text:p>11333</text:p>
          </table:table-cell>
        </table:table-row>
        <table:table-row table:style-name="ro1">
          <table:table-cell table:formula="of:=[.A856]+0.01" office:value-type="float" office:value="8.54999999999986" calcext:value-type="float">
            <text:p>8.54999999999986</text:p>
          </table:table-cell>
          <table:table-cell table:formula="of:=ROUND((0.00005-([.A857]-0.4)/270000) * 1000000)" office:value-type="float" office:value="20" calcext:value-type="float">
            <text:p>20</text:p>
          </table:table-cell>
          <table:table-cell table:formula="of:=([.A857]-0.4)/(0.00005-0.000001*[.B857])-260000" office:value-type="float" office:value="11666.666666662" calcext:value-type="float">
            <text:p>11667</text:p>
          </table:table-cell>
        </table:table-row>
        <table:table-row table:style-name="ro1">
          <table:table-cell table:formula="of:=[.A857]+0.01" office:value-type="float" office:value="8.55999999999986" calcext:value-type="float">
            <text:p>8.55999999999986</text:p>
          </table:table-cell>
          <table:table-cell table:formula="of:=ROUND((0.00005-([.A858]-0.4)/270000) * 1000000)" office:value-type="float" office:value="20" calcext:value-type="float">
            <text:p>20</text:p>
          </table:table-cell>
          <table:table-cell table:formula="of:=([.A858]-0.4)/(0.00005-0.000001*[.B858])-260000" office:value-type="float" office:value="11999.9999999953" calcext:value-type="float">
            <text:p>12000</text:p>
          </table:table-cell>
        </table:table-row>
        <table:table-row table:style-name="ro1">
          <table:table-cell table:formula="of:=[.A858]+0.01" office:value-type="float" office:value="8.56999999999986" calcext:value-type="float">
            <text:p>8.56999999999986</text:p>
          </table:table-cell>
          <table:table-cell table:formula="of:=ROUND((0.00005-([.A859]-0.4)/270000) * 1000000)" office:value-type="float" office:value="20" calcext:value-type="float">
            <text:p>20</text:p>
          </table:table-cell>
          <table:table-cell table:formula="of:=([.A859]-0.4)/(0.00005-0.000001*[.B859])-260000" office:value-type="float" office:value="12333.3333333287" calcext:value-type="float">
            <text:p>12333</text:p>
          </table:table-cell>
        </table:table-row>
        <table:table-row table:style-name="ro1">
          <table:table-cell table:formula="of:=[.A859]+0.01" office:value-type="float" office:value="8.57999999999986" calcext:value-type="float">
            <text:p>8.57999999999986</text:p>
          </table:table-cell>
          <table:table-cell table:formula="of:=ROUND((0.00005-([.A860]-0.4)/270000) * 1000000)" office:value-type="float" office:value="20" calcext:value-type="float">
            <text:p>20</text:p>
          </table:table-cell>
          <table:table-cell table:formula="of:=([.A860]-0.4)/(0.00005-0.000001*[.B860])-260000" office:value-type="float" office:value="12666.666666662" calcext:value-type="float">
            <text:p>12667</text:p>
          </table:table-cell>
        </table:table-row>
        <table:table-row table:style-name="ro1">
          <table:table-cell table:formula="of:=[.A860]+0.01" office:value-type="float" office:value="8.58999999999986" calcext:value-type="float">
            <text:p>8.58999999999986</text:p>
          </table:table-cell>
          <table:table-cell table:formula="of:=ROUND((0.00005-([.A861]-0.4)/270000) * 1000000)" office:value-type="float" office:value="20" calcext:value-type="float">
            <text:p>20</text:p>
          </table:table-cell>
          <table:table-cell table:formula="of:=([.A861]-0.4)/(0.00005-0.000001*[.B861])-260000" office:value-type="float" office:value="12999.9999999953" calcext:value-type="float">
            <text:p>13000</text:p>
          </table:table-cell>
        </table:table-row>
        <table:table-row table:style-name="ro1">
          <table:table-cell table:formula="of:=[.A861]+0.01" office:value-type="float" office:value="8.59999999999986" calcext:value-type="float">
            <text:p>8.59999999999986</text:p>
          </table:table-cell>
          <table:table-cell table:formula="of:=ROUND((0.00005-([.A862]-0.4)/270000) * 1000000)" office:value-type="float" office:value="20" calcext:value-type="float">
            <text:p>20</text:p>
          </table:table-cell>
          <table:table-cell table:formula="of:=([.A862]-0.4)/(0.00005-0.000001*[.B862])-260000" office:value-type="float" office:value="13333.3333333287" calcext:value-type="float">
            <text:p>13333</text:p>
          </table:table-cell>
        </table:table-row>
        <table:table-row table:style-name="ro1">
          <table:table-cell table:formula="of:=[.A862]+0.01" office:value-type="float" office:value="8.60999999999986" calcext:value-type="float">
            <text:p>8.60999999999986</text:p>
          </table:table-cell>
          <table:table-cell table:formula="of:=ROUND((0.00005-([.A863]-0.4)/270000) * 1000000)" office:value-type="float" office:value="20" calcext:value-type="float">
            <text:p>20</text:p>
          </table:table-cell>
          <table:table-cell table:formula="of:=([.A863]-0.4)/(0.00005-0.000001*[.B863])-260000" office:value-type="float" office:value="13666.666666662" calcext:value-type="float">
            <text:p>13667</text:p>
          </table:table-cell>
        </table:table-row>
        <table:table-row table:style-name="ro1">
          <table:table-cell table:formula="of:=[.A863]+0.01" office:value-type="float" office:value="8.61999999999986" calcext:value-type="float">
            <text:p>8.61999999999986</text:p>
          </table:table-cell>
          <table:table-cell table:formula="of:=ROUND((0.00005-([.A864]-0.4)/270000) * 1000000)" office:value-type="float" office:value="20" calcext:value-type="float">
            <text:p>20</text:p>
          </table:table-cell>
          <table:table-cell table:formula="of:=([.A864]-0.4)/(0.00005-0.000001*[.B864])-260000" office:value-type="float" office:value="13999.9999999953" calcext:value-type="float">
            <text:p>14000</text:p>
          </table:table-cell>
        </table:table-row>
        <table:table-row table:style-name="ro1">
          <table:table-cell table:formula="of:=[.A864]+0.01" office:value-type="float" office:value="8.62999999999986" calcext:value-type="float">
            <text:p>8.62999999999986</text:p>
          </table:table-cell>
          <table:table-cell table:formula="of:=ROUND((0.00005-([.A865]-0.4)/270000) * 1000000)" office:value-type="float" office:value="20" calcext:value-type="float">
            <text:p>20</text:p>
          </table:table-cell>
          <table:table-cell table:formula="of:=([.A865]-0.4)/(0.00005-0.000001*[.B865])-260000" office:value-type="float" office:value="14333.3333333287" calcext:value-type="float">
            <text:p>14333</text:p>
          </table:table-cell>
        </table:table-row>
        <table:table-row table:style-name="ro1">
          <table:table-cell table:formula="of:=[.A865]+0.01" office:value-type="float" office:value="8.63999999999986" calcext:value-type="float">
            <text:p>8.63999999999986</text:p>
          </table:table-cell>
          <table:table-cell table:formula="of:=ROUND((0.00005-([.A866]-0.4)/270000) * 1000000)" office:value-type="float" office:value="19" calcext:value-type="float">
            <text:p>19</text:p>
          </table:table-cell>
          <table:table-cell table:formula="of:=([.A866]-0.4)/(0.00005-0.000001*[.B866])-260000" office:value-type="float" office:value="5806.45161289861" calcext:value-type="float">
            <text:p>5806</text:p>
          </table:table-cell>
        </table:table-row>
        <table:table-row table:style-name="ro1">
          <table:table-cell table:formula="of:=[.A866]+0.01" office:value-type="float" office:value="8.64999999999986" calcext:value-type="float">
            <text:p>8.64999999999986</text:p>
          </table:table-cell>
          <table:table-cell table:formula="of:=ROUND((0.00005-([.A867]-0.4)/270000) * 1000000)" office:value-type="float" office:value="19" calcext:value-type="float">
            <text:p>19</text:p>
          </table:table-cell>
          <table:table-cell table:formula="of:=([.A867]-0.4)/(0.00005-0.000001*[.B867])-260000" office:value-type="float" office:value="6129.03225805995" calcext:value-type="float">
            <text:p>6129</text:p>
          </table:table-cell>
        </table:table-row>
        <table:table-row table:style-name="ro1">
          <table:table-cell table:formula="of:=[.A867]+0.01" office:value-type="float" office:value="8.65999999999986" calcext:value-type="float">
            <text:p>8.65999999999986</text:p>
          </table:table-cell>
          <table:table-cell table:formula="of:=ROUND((0.00005-([.A868]-0.4)/270000) * 1000000)" office:value-type="float" office:value="19" calcext:value-type="float">
            <text:p>19</text:p>
          </table:table-cell>
          <table:table-cell table:formula="of:=([.A868]-0.4)/(0.00005-0.000001*[.B868])-260000" office:value-type="float" office:value="6451.61290322122" calcext:value-type="float">
            <text:p>6452</text:p>
          </table:table-cell>
        </table:table-row>
        <table:table-row table:style-name="ro1">
          <table:table-cell table:formula="of:=[.A868]+0.01" office:value-type="float" office:value="8.66999999999986" calcext:value-type="float">
            <text:p>8.66999999999986</text:p>
          </table:table-cell>
          <table:table-cell table:formula="of:=ROUND((0.00005-([.A869]-0.4)/270000) * 1000000)" office:value-type="float" office:value="19" calcext:value-type="float">
            <text:p>19</text:p>
          </table:table-cell>
          <table:table-cell table:formula="of:=([.A869]-0.4)/(0.00005-0.000001*[.B869])-260000" office:value-type="float" office:value="6774.19354838249" calcext:value-type="float">
            <text:p>6774</text:p>
          </table:table-cell>
        </table:table-row>
        <table:table-row table:style-name="ro1">
          <table:table-cell table:formula="of:=[.A869]+0.01" office:value-type="float" office:value="8.67999999999986" calcext:value-type="float">
            <text:p>8.67999999999986</text:p>
          </table:table-cell>
          <table:table-cell table:formula="of:=ROUND((0.00005-([.A870]-0.4)/270000) * 1000000)" office:value-type="float" office:value="19" calcext:value-type="float">
            <text:p>19</text:p>
          </table:table-cell>
          <table:table-cell table:formula="of:=([.A870]-0.4)/(0.00005-0.000001*[.B870])-260000" office:value-type="float" office:value="7096.77419354377" calcext:value-type="float">
            <text:p>7097</text:p>
          </table:table-cell>
        </table:table-row>
        <table:table-row table:style-name="ro1">
          <table:table-cell table:formula="of:=[.A870]+0.01" office:value-type="float" office:value="8.68999999999986" calcext:value-type="float">
            <text:p>8.68999999999986</text:p>
          </table:table-cell>
          <table:table-cell table:formula="of:=ROUND((0.00005-([.A871]-0.4)/270000) * 1000000)" office:value-type="float" office:value="19" calcext:value-type="float">
            <text:p>19</text:p>
          </table:table-cell>
          <table:table-cell table:formula="of:=([.A871]-0.4)/(0.00005-0.000001*[.B871])-260000" office:value-type="float" office:value="7419.35483870504" calcext:value-type="float">
            <text:p>7419</text:p>
          </table:table-cell>
        </table:table-row>
        <table:table-row table:style-name="ro1">
          <table:table-cell table:formula="of:=[.A871]+0.01" office:value-type="float" office:value="8.69999999999986" calcext:value-type="float">
            <text:p>8.69999999999986</text:p>
          </table:table-cell>
          <table:table-cell table:formula="of:=ROUND((0.00005-([.A872]-0.4)/270000) * 1000000)" office:value-type="float" office:value="19" calcext:value-type="float">
            <text:p>19</text:p>
          </table:table-cell>
          <table:table-cell table:formula="of:=([.A872]-0.4)/(0.00005-0.000001*[.B872])-260000" office:value-type="float" office:value="7741.93548386631" calcext:value-type="float">
            <text:p>7742</text:p>
          </table:table-cell>
        </table:table-row>
        <table:table-row table:style-name="ro1">
          <table:table-cell table:formula="of:=[.A872]+0.01" office:value-type="float" office:value="8.70999999999986" calcext:value-type="float">
            <text:p>8.70999999999986</text:p>
          </table:table-cell>
          <table:table-cell table:formula="of:=ROUND((0.00005-([.A873]-0.4)/270000) * 1000000)" office:value-type="float" office:value="19" calcext:value-type="float">
            <text:p>19</text:p>
          </table:table-cell>
          <table:table-cell table:formula="of:=([.A873]-0.4)/(0.00005-0.000001*[.B873])-260000" office:value-type="float" office:value="8064.51612902765" calcext:value-type="float">
            <text:p>8065</text:p>
          </table:table-cell>
        </table:table-row>
        <table:table-row table:style-name="ro1">
          <table:table-cell table:formula="of:=[.A873]+0.01" office:value-type="float" office:value="8.71999999999986" calcext:value-type="float">
            <text:p>8.71999999999986</text:p>
          </table:table-cell>
          <table:table-cell table:formula="of:=ROUND((0.00005-([.A874]-0.4)/270000) * 1000000)" office:value-type="float" office:value="19" calcext:value-type="float">
            <text:p>19</text:p>
          </table:table-cell>
          <table:table-cell table:formula="of:=([.A874]-0.4)/(0.00005-0.000001*[.B874])-260000" office:value-type="float" office:value="8387.09677418892" calcext:value-type="float">
            <text:p>8387</text:p>
          </table:table-cell>
        </table:table-row>
        <table:table-row table:style-name="ro1">
          <table:table-cell table:formula="of:=[.A874]+0.01" office:value-type="float" office:value="8.72999999999986" calcext:value-type="float">
            <text:p>8.72999999999986</text:p>
          </table:table-cell>
          <table:table-cell table:formula="of:=ROUND((0.00005-([.A875]-0.4)/270000) * 1000000)" office:value-type="float" office:value="19" calcext:value-type="float">
            <text:p>19</text:p>
          </table:table-cell>
          <table:table-cell table:formula="of:=([.A875]-0.4)/(0.00005-0.000001*[.B875])-260000" office:value-type="float" office:value="8709.67741935019" calcext:value-type="float">
            <text:p>8710</text:p>
          </table:table-cell>
        </table:table-row>
        <table:table-row table:style-name="ro1">
          <table:table-cell table:formula="of:=[.A875]+0.01" office:value-type="float" office:value="8.73999999999986" calcext:value-type="float">
            <text:p>8.73999999999986</text:p>
          </table:table-cell>
          <table:table-cell table:formula="of:=ROUND((0.00005-([.A876]-0.4)/270000) * 1000000)" office:value-type="float" office:value="19" calcext:value-type="float">
            <text:p>19</text:p>
          </table:table-cell>
          <table:table-cell table:formula="of:=([.A876]-0.4)/(0.00005-0.000001*[.B876])-260000" office:value-type="float" office:value="9032.25806451147" calcext:value-type="float">
            <text:p>9032</text:p>
          </table:table-cell>
        </table:table-row>
        <table:table-row table:style-name="ro1">
          <table:table-cell table:formula="of:=[.A876]+0.01" office:value-type="float" office:value="8.74999999999986" calcext:value-type="float">
            <text:p>8.74999999999986</text:p>
          </table:table-cell>
          <table:table-cell table:formula="of:=ROUND((0.00005-([.A877]-0.4)/270000) * 1000000)" office:value-type="float" office:value="19" calcext:value-type="float">
            <text:p>19</text:p>
          </table:table-cell>
          <table:table-cell table:formula="of:=([.A877]-0.4)/(0.00005-0.000001*[.B877])-260000" office:value-type="float" office:value="9354.83870967274" calcext:value-type="float">
            <text:p>9355</text:p>
          </table:table-cell>
        </table:table-row>
        <table:table-row table:style-name="ro1">
          <table:table-cell table:formula="of:=[.A877]+0.01" office:value-type="float" office:value="8.75999999999986" calcext:value-type="float">
            <text:p>8.75999999999986</text:p>
          </table:table-cell>
          <table:table-cell table:formula="of:=ROUND((0.00005-([.A878]-0.4)/270000) * 1000000)" office:value-type="float" office:value="19" calcext:value-type="float">
            <text:p>19</text:p>
          </table:table-cell>
          <table:table-cell table:formula="of:=([.A878]-0.4)/(0.00005-0.000001*[.B878])-260000" office:value-type="float" office:value="9677.41935483401" calcext:value-type="float">
            <text:p>9677</text:p>
          </table:table-cell>
        </table:table-row>
        <table:table-row table:style-name="ro1">
          <table:table-cell table:formula="of:=[.A878]+0.01" office:value-type="float" office:value="8.76999999999986" calcext:value-type="float">
            <text:p>8.76999999999986</text:p>
          </table:table-cell>
          <table:table-cell table:formula="of:=ROUND((0.00005-([.A879]-0.4)/270000) * 1000000)" office:value-type="float" office:value="19" calcext:value-type="float">
            <text:p>19</text:p>
          </table:table-cell>
          <table:table-cell table:formula="of:=([.A879]-0.4)/(0.00005-0.000001*[.B879])-260000" office:value-type="float" office:value="9999.99999999534" calcext:value-type="float">
            <text:p>10000</text:p>
          </table:table-cell>
        </table:table-row>
        <table:table-row table:style-name="ro1">
          <table:table-cell table:formula="of:=[.A879]+0.01" office:value-type="float" office:value="8.77999999999986" calcext:value-type="float">
            <text:p>8.77999999999986</text:p>
          </table:table-cell>
          <table:table-cell table:formula="of:=ROUND((0.00005-([.A880]-0.4)/270000) * 1000000)" office:value-type="float" office:value="19" calcext:value-type="float">
            <text:p>19</text:p>
          </table:table-cell>
          <table:table-cell table:formula="of:=([.A880]-0.4)/(0.00005-0.000001*[.B880])-260000" office:value-type="float" office:value="10322.5806451566" calcext:value-type="float">
            <text:p>10323</text:p>
          </table:table-cell>
        </table:table-row>
        <table:table-row table:style-name="ro1">
          <table:table-cell table:formula="of:=[.A880]+0.01" office:value-type="float" office:value="8.78999999999986" calcext:value-type="float">
            <text:p>8.78999999999986</text:p>
          </table:table-cell>
          <table:table-cell table:formula="of:=ROUND((0.00005-([.A881]-0.4)/270000) * 1000000)" office:value-type="float" office:value="19" calcext:value-type="float">
            <text:p>19</text:p>
          </table:table-cell>
          <table:table-cell table:formula="of:=([.A881]-0.4)/(0.00005-0.000001*[.B881])-260000" office:value-type="float" office:value="10645.1612903179" calcext:value-type="float">
            <text:p>10645</text:p>
          </table:table-cell>
        </table:table-row>
        <table:table-row table:style-name="ro1">
          <table:table-cell table:formula="of:=[.A881]+0.01" office:value-type="float" office:value="8.79999999999986" calcext:value-type="float">
            <text:p>8.79999999999986</text:p>
          </table:table-cell>
          <table:table-cell table:formula="of:=ROUND((0.00005-([.A882]-0.4)/270000) * 1000000)" office:value-type="float" office:value="19" calcext:value-type="float">
            <text:p>19</text:p>
          </table:table-cell>
          <table:table-cell table:formula="of:=([.A882]-0.4)/(0.00005-0.000001*[.B882])-260000" office:value-type="float" office:value="10967.7419354792" calcext:value-type="float">
            <text:p>10968</text:p>
          </table:table-cell>
        </table:table-row>
        <table:table-row table:style-name="ro1">
          <table:table-cell table:formula="of:=[.A882]+0.01" office:value-type="float" office:value="8.80999999999986" calcext:value-type="float">
            <text:p>8.80999999999986</text:p>
          </table:table-cell>
          <table:table-cell table:formula="of:=ROUND((0.00005-([.A883]-0.4)/270000) * 1000000)" office:value-type="float" office:value="19" calcext:value-type="float">
            <text:p>19</text:p>
          </table:table-cell>
          <table:table-cell table:formula="of:=([.A883]-0.4)/(0.00005-0.000001*[.B883])-260000" office:value-type="float" office:value="11290.3225806404" calcext:value-type="float">
            <text:p>11290</text:p>
          </table:table-cell>
        </table:table-row>
        <table:table-row table:style-name="ro1">
          <table:table-cell table:formula="of:=[.A883]+0.01" office:value-type="float" office:value="8.81999999999986" calcext:value-type="float">
            <text:p>8.81999999999986</text:p>
          </table:table-cell>
          <table:table-cell table:formula="of:=ROUND((0.00005-([.A884]-0.4)/270000) * 1000000)" office:value-type="float" office:value="19" calcext:value-type="float">
            <text:p>19</text:p>
          </table:table-cell>
          <table:table-cell table:formula="of:=([.A884]-0.4)/(0.00005-0.000001*[.B884])-260000" office:value-type="float" office:value="11612.9032258017" calcext:value-type="float">
            <text:p>11613</text:p>
          </table:table-cell>
        </table:table-row>
        <table:table-row table:style-name="ro1">
          <table:table-cell table:formula="of:=[.A884]+0.01" office:value-type="float" office:value="8.82999999999986" calcext:value-type="float">
            <text:p>8.82999999999986</text:p>
          </table:table-cell>
          <table:table-cell table:formula="of:=ROUND((0.00005-([.A885]-0.4)/270000) * 1000000)" office:value-type="float" office:value="19" calcext:value-type="float">
            <text:p>19</text:p>
          </table:table-cell>
          <table:table-cell table:formula="of:=([.A885]-0.4)/(0.00005-0.000001*[.B885])-260000" office:value-type="float" office:value="11935.483870963" calcext:value-type="float">
            <text:p>11935</text:p>
          </table:table-cell>
        </table:table-row>
        <table:table-row table:style-name="ro1">
          <table:table-cell table:formula="of:=[.A885]+0.01" office:value-type="float" office:value="8.83999999999986" calcext:value-type="float">
            <text:p>8.83999999999986</text:p>
          </table:table-cell>
          <table:table-cell table:formula="of:=ROUND((0.00005-([.A886]-0.4)/270000) * 1000000)" office:value-type="float" office:value="19" calcext:value-type="float">
            <text:p>19</text:p>
          </table:table-cell>
          <table:table-cell table:formula="of:=([.A886]-0.4)/(0.00005-0.000001*[.B886])-260000" office:value-type="float" office:value="12258.0645161243" calcext:value-type="float">
            <text:p>12258</text:p>
          </table:table-cell>
        </table:table-row>
        <table:table-row table:style-name="ro1">
          <table:table-cell table:formula="of:=[.A886]+0.01" office:value-type="float" office:value="8.84999999999986" calcext:value-type="float">
            <text:p>8.84999999999986</text:p>
          </table:table-cell>
          <table:table-cell table:formula="of:=ROUND((0.00005-([.A887]-0.4)/270000) * 1000000)" office:value-type="float" office:value="19" calcext:value-type="float">
            <text:p>19</text:p>
          </table:table-cell>
          <table:table-cell table:formula="of:=([.A887]-0.4)/(0.00005-0.000001*[.B887])-260000" office:value-type="float" office:value="12580.6451612856" calcext:value-type="float">
            <text:p>12581</text:p>
          </table:table-cell>
        </table:table-row>
        <table:table-row table:style-name="ro1">
          <table:table-cell table:formula="of:=[.A887]+0.01" office:value-type="float" office:value="8.85999999999986" calcext:value-type="float">
            <text:p>8.85999999999986</text:p>
          </table:table-cell>
          <table:table-cell table:formula="of:=ROUND((0.00005-([.A888]-0.4)/270000) * 1000000)" office:value-type="float" office:value="19" calcext:value-type="float">
            <text:p>19</text:p>
          </table:table-cell>
          <table:table-cell table:formula="of:=([.A888]-0.4)/(0.00005-0.000001*[.B888])-260000" office:value-type="float" office:value="12903.2258064469" calcext:value-type="float">
            <text:p>12903</text:p>
          </table:table-cell>
        </table:table-row>
        <table:table-row table:style-name="ro1">
          <table:table-cell table:formula="of:=[.A888]+0.01" office:value-type="float" office:value="8.86999999999986" calcext:value-type="float">
            <text:p>8.86999999999986</text:p>
          </table:table-cell>
          <table:table-cell table:formula="of:=ROUND((0.00005-([.A889]-0.4)/270000) * 1000000)" office:value-type="float" office:value="19" calcext:value-type="float">
            <text:p>19</text:p>
          </table:table-cell>
          <table:table-cell table:formula="of:=([.A889]-0.4)/(0.00005-0.000001*[.B889])-260000" office:value-type="float" office:value="13225.8064516081" calcext:value-type="float">
            <text:p>13226</text:p>
          </table:table-cell>
        </table:table-row>
        <table:table-row table:style-name="ro1">
          <table:table-cell table:formula="of:=[.A889]+0.01" office:value-type="float" office:value="8.87999999999986" calcext:value-type="float">
            <text:p>8.87999999999986</text:p>
          </table:table-cell>
          <table:table-cell table:formula="of:=ROUND((0.00005-([.A890]-0.4)/270000) * 1000000)" office:value-type="float" office:value="19" calcext:value-type="float">
            <text:p>19</text:p>
          </table:table-cell>
          <table:table-cell table:formula="of:=([.A890]-0.4)/(0.00005-0.000001*[.B890])-260000" office:value-type="float" office:value="13548.3870967694" calcext:value-type="float">
            <text:p>13548</text:p>
          </table:table-cell>
        </table:table-row>
        <table:table-row table:style-name="ro1">
          <table:table-cell table:formula="of:=[.A890]+0.01" office:value-type="float" office:value="8.88999999999986" calcext:value-type="float">
            <text:p>8.88999999999986</text:p>
          </table:table-cell>
          <table:table-cell table:formula="of:=ROUND((0.00005-([.A891]-0.4)/270000) * 1000000)" office:value-type="float" office:value="19" calcext:value-type="float">
            <text:p>19</text:p>
          </table:table-cell>
          <table:table-cell table:formula="of:=([.A891]-0.4)/(0.00005-0.000001*[.B891])-260000" office:value-type="float" office:value="13870.9677419307" calcext:value-type="float">
            <text:p>13871</text:p>
          </table:table-cell>
        </table:table-row>
        <table:table-row table:style-name="ro1">
          <table:table-cell table:formula="of:=[.A891]+0.01" office:value-type="float" office:value="8.89999999999986" calcext:value-type="float">
            <text:p>8.89999999999986</text:p>
          </table:table-cell>
          <table:table-cell table:formula="of:=ROUND((0.00005-([.A892]-0.4)/270000) * 1000000)" office:value-type="float" office:value="19" calcext:value-type="float">
            <text:p>19</text:p>
          </table:table-cell>
          <table:table-cell table:formula="of:=([.A892]-0.4)/(0.00005-0.000001*[.B892])-260000" office:value-type="float" office:value="14193.548387092" calcext:value-type="float">
            <text:p>14194</text:p>
          </table:table-cell>
        </table:table-row>
        <table:table-row table:style-name="ro1">
          <table:table-cell table:formula="of:=[.A892]+0.01" office:value-type="float" office:value="8.90999999999985" calcext:value-type="float">
            <text:p>8.90999999999985</text:p>
          </table:table-cell>
          <table:table-cell table:formula="of:=ROUND((0.00005-([.A893]-0.4)/270000) * 1000000)" office:value-type="float" office:value="18" calcext:value-type="float">
            <text:p>18</text:p>
          </table:table-cell>
          <table:table-cell table:formula="of:=([.A893]-0.4)/(0.00005-0.000001*[.B893])-260000" office:value-type="float" office:value="5937.4999999954" calcext:value-type="float">
            <text:p>5937</text:p>
          </table:table-cell>
        </table:table-row>
        <table:table-row table:style-name="ro1">
          <table:table-cell table:formula="of:=[.A893]+0.01" office:value-type="float" office:value="8.91999999999985" calcext:value-type="float">
            <text:p>8.91999999999985</text:p>
          </table:table-cell>
          <table:table-cell table:formula="of:=ROUND((0.00005-([.A894]-0.4)/270000) * 1000000)" office:value-type="float" office:value="18" calcext:value-type="float">
            <text:p>18</text:p>
          </table:table-cell>
          <table:table-cell table:formula="of:=([.A894]-0.4)/(0.00005-0.000001*[.B894])-260000" office:value-type="float" office:value="6249.9999999954" calcext:value-type="float">
            <text:p>6250</text:p>
          </table:table-cell>
        </table:table-row>
        <table:table-row table:style-name="ro1">
          <table:table-cell table:formula="of:=[.A894]+0.01" office:value-type="float" office:value="8.92999999999985" calcext:value-type="float">
            <text:p>8.92999999999985</text:p>
          </table:table-cell>
          <table:table-cell table:formula="of:=ROUND((0.00005-([.A895]-0.4)/270000) * 1000000)" office:value-type="float" office:value="18" calcext:value-type="float">
            <text:p>18</text:p>
          </table:table-cell>
          <table:table-cell table:formula="of:=([.A895]-0.4)/(0.00005-0.000001*[.B895])-260000" office:value-type="float" office:value="6562.4999999954" calcext:value-type="float">
            <text:p>6562</text:p>
          </table:table-cell>
        </table:table-row>
        <table:table-row table:style-name="ro1">
          <table:table-cell table:formula="of:=[.A895]+0.01" office:value-type="float" office:value="8.93999999999985" calcext:value-type="float">
            <text:p>8.93999999999985</text:p>
          </table:table-cell>
          <table:table-cell table:formula="of:=ROUND((0.00005-([.A896]-0.4)/270000) * 1000000)" office:value-type="float" office:value="18" calcext:value-type="float">
            <text:p>18</text:p>
          </table:table-cell>
          <table:table-cell table:formula="of:=([.A896]-0.4)/(0.00005-0.000001*[.B896])-260000" office:value-type="float" office:value="6874.9999999954" calcext:value-type="float">
            <text:p>6875</text:p>
          </table:table-cell>
        </table:table-row>
        <table:table-row table:style-name="ro1">
          <table:table-cell table:formula="of:=[.A896]+0.01" office:value-type="float" office:value="8.94999999999985" calcext:value-type="float">
            <text:p>8.94999999999985</text:p>
          </table:table-cell>
          <table:table-cell table:formula="of:=ROUND((0.00005-([.A897]-0.4)/270000) * 1000000)" office:value-type="float" office:value="18" calcext:value-type="float">
            <text:p>18</text:p>
          </table:table-cell>
          <table:table-cell table:formula="of:=([.A897]-0.4)/(0.00005-0.000001*[.B897])-260000" office:value-type="float" office:value="7187.49999999534" calcext:value-type="float">
            <text:p>7187</text:p>
          </table:table-cell>
        </table:table-row>
        <table:table-row table:style-name="ro1">
          <table:table-cell table:formula="of:=[.A897]+0.01" office:value-type="float" office:value="8.95999999999985" calcext:value-type="float">
            <text:p>8.95999999999985</text:p>
          </table:table-cell>
          <table:table-cell table:formula="of:=ROUND((0.00005-([.A898]-0.4)/270000) * 1000000)" office:value-type="float" office:value="18" calcext:value-type="float">
            <text:p>18</text:p>
          </table:table-cell>
          <table:table-cell table:formula="of:=([.A898]-0.4)/(0.00005-0.000001*[.B898])-260000" office:value-type="float" office:value="7499.99999999534" calcext:value-type="float">
            <text:p>7500</text:p>
          </table:table-cell>
        </table:table-row>
        <table:table-row table:style-name="ro1">
          <table:table-cell table:formula="of:=[.A898]+0.01" office:value-type="float" office:value="8.96999999999985" calcext:value-type="float">
            <text:p>8.96999999999985</text:p>
          </table:table-cell>
          <table:table-cell table:formula="of:=ROUND((0.00005-([.A899]-0.4)/270000) * 1000000)" office:value-type="float" office:value="18" calcext:value-type="float">
            <text:p>18</text:p>
          </table:table-cell>
          <table:table-cell table:formula="of:=([.A899]-0.4)/(0.00005-0.000001*[.B899])-260000" office:value-type="float" office:value="7812.49999999534" calcext:value-type="float">
            <text:p>7812</text:p>
          </table:table-cell>
        </table:table-row>
        <table:table-row table:style-name="ro1">
          <table:table-cell table:formula="of:=[.A899]+0.01" office:value-type="float" office:value="8.97999999999985" calcext:value-type="float">
            <text:p>8.97999999999985</text:p>
          </table:table-cell>
          <table:table-cell table:formula="of:=ROUND((0.00005-([.A900]-0.4)/270000) * 1000000)" office:value-type="float" office:value="18" calcext:value-type="float">
            <text:p>18</text:p>
          </table:table-cell>
          <table:table-cell table:formula="of:=([.A900]-0.4)/(0.00005-0.000001*[.B900])-260000" office:value-type="float" office:value="8124.99999999534" calcext:value-type="float">
            <text:p>8125</text:p>
          </table:table-cell>
        </table:table-row>
        <table:table-row table:style-name="ro1">
          <table:table-cell table:formula="of:=[.A900]+0.01" office:value-type="float" office:value="8.98999999999985" calcext:value-type="float">
            <text:p>8.98999999999985</text:p>
          </table:table-cell>
          <table:table-cell table:formula="of:=ROUND((0.00005-([.A901]-0.4)/270000) * 1000000)" office:value-type="float" office:value="18" calcext:value-type="float">
            <text:p>18</text:p>
          </table:table-cell>
          <table:table-cell table:formula="of:=([.A901]-0.4)/(0.00005-0.000001*[.B901])-260000" office:value-type="float" office:value="8437.49999999534" calcext:value-type="float">
            <text:p>8437</text:p>
          </table:table-cell>
        </table:table-row>
        <table:table-row table:style-name="ro1">
          <table:table-cell table:formula="of:=[.A901]+0.01" office:value-type="float" office:value="8.99999999999985" calcext:value-type="float">
            <text:p>8.99999999999985</text:p>
          </table:table-cell>
          <table:table-cell table:formula="of:=ROUND((0.00005-([.A902]-0.4)/270000) * 1000000)" office:value-type="float" office:value="18" calcext:value-type="float">
            <text:p>18</text:p>
          </table:table-cell>
          <table:table-cell table:formula="of:=([.A902]-0.4)/(0.00005-0.000001*[.B902])-260000" office:value-type="float" office:value="8749.99999999534" calcext:value-type="float">
            <text:p>8750</text:p>
          </table:table-cell>
        </table:table-row>
        <table:table-row table:style-name="ro1">
          <table:table-cell table:formula="of:=[.A902]+0.01" office:value-type="float" office:value="9.00999999999985" calcext:value-type="float">
            <text:p>9.00999999999985</text:p>
          </table:table-cell>
          <table:table-cell table:formula="of:=ROUND((0.00005-([.A903]-0.4)/270000) * 1000000)" office:value-type="float" office:value="18" calcext:value-type="float">
            <text:p>18</text:p>
          </table:table-cell>
          <table:table-cell table:formula="of:=([.A903]-0.4)/(0.00005-0.000001*[.B903])-260000" office:value-type="float" office:value="9062.49999999534" calcext:value-type="float">
            <text:p>9062</text:p>
          </table:table-cell>
        </table:table-row>
        <table:table-row table:style-name="ro1">
          <table:table-cell table:formula="of:=[.A903]+0.01" office:value-type="float" office:value="9.01999999999985" calcext:value-type="float">
            <text:p>9.01999999999985</text:p>
          </table:table-cell>
          <table:table-cell table:formula="of:=ROUND((0.00005-([.A904]-0.4)/270000) * 1000000)" office:value-type="float" office:value="18" calcext:value-type="float">
            <text:p>18</text:p>
          </table:table-cell>
          <table:table-cell table:formula="of:=([.A904]-0.4)/(0.00005-0.000001*[.B904])-260000" office:value-type="float" office:value="9374.99999999534" calcext:value-type="float">
            <text:p>9375</text:p>
          </table:table-cell>
        </table:table-row>
        <table:table-row table:style-name="ro1">
          <table:table-cell table:formula="of:=[.A904]+0.01" office:value-type="float" office:value="9.02999999999985" calcext:value-type="float">
            <text:p>9.02999999999985</text:p>
          </table:table-cell>
          <table:table-cell table:formula="of:=ROUND((0.00005-([.A905]-0.4)/270000) * 1000000)" office:value-type="float" office:value="18" calcext:value-type="float">
            <text:p>18</text:p>
          </table:table-cell>
          <table:table-cell table:formula="of:=([.A905]-0.4)/(0.00005-0.000001*[.B905])-260000" office:value-type="float" office:value="9687.49999999534" calcext:value-type="float">
            <text:p>9687</text:p>
          </table:table-cell>
        </table:table-row>
        <table:table-row table:style-name="ro1">
          <table:table-cell table:formula="of:=[.A905]+0.01" office:value-type="float" office:value="9.03999999999985" calcext:value-type="float">
            <text:p>9.03999999999985</text:p>
          </table:table-cell>
          <table:table-cell table:formula="of:=ROUND((0.00005-([.A906]-0.4)/270000) * 1000000)" office:value-type="float" office:value="18" calcext:value-type="float">
            <text:p>18</text:p>
          </table:table-cell>
          <table:table-cell table:formula="of:=([.A906]-0.4)/(0.00005-0.000001*[.B906])-260000" office:value-type="float" office:value="9999.99999999529" calcext:value-type="float">
            <text:p>10000</text:p>
          </table:table-cell>
        </table:table-row>
        <table:table-row table:style-name="ro1">
          <table:table-cell table:formula="of:=[.A906]+0.01" office:value-type="float" office:value="9.04999999999985" calcext:value-type="float">
            <text:p>9.04999999999985</text:p>
          </table:table-cell>
          <table:table-cell table:formula="of:=ROUND((0.00005-([.A907]-0.4)/270000) * 1000000)" office:value-type="float" office:value="18" calcext:value-type="float">
            <text:p>18</text:p>
          </table:table-cell>
          <table:table-cell table:formula="of:=([.A907]-0.4)/(0.00005-0.000001*[.B907])-260000" office:value-type="float" office:value="10312.4999999953" calcext:value-type="float">
            <text:p>10312</text:p>
          </table:table-cell>
        </table:table-row>
        <table:table-row table:style-name="ro1">
          <table:table-cell table:formula="of:=[.A907]+0.01" office:value-type="float" office:value="9.05999999999985" calcext:value-type="float">
            <text:p>9.05999999999985</text:p>
          </table:table-cell>
          <table:table-cell table:formula="of:=ROUND((0.00005-([.A908]-0.4)/270000) * 1000000)" office:value-type="float" office:value="18" calcext:value-type="float">
            <text:p>18</text:p>
          </table:table-cell>
          <table:table-cell table:formula="of:=([.A908]-0.4)/(0.00005-0.000001*[.B908])-260000" office:value-type="float" office:value="10624.9999999953" calcext:value-type="float">
            <text:p>10625</text:p>
          </table:table-cell>
        </table:table-row>
        <table:table-row table:style-name="ro1">
          <table:table-cell table:formula="of:=[.A908]+0.01" office:value-type="float" office:value="9.06999999999985" calcext:value-type="float">
            <text:p>9.06999999999985</text:p>
          </table:table-cell>
          <table:table-cell table:formula="of:=ROUND((0.00005-([.A909]-0.4)/270000) * 1000000)" office:value-type="float" office:value="18" calcext:value-type="float">
            <text:p>18</text:p>
          </table:table-cell>
          <table:table-cell table:formula="of:=([.A909]-0.4)/(0.00005-0.000001*[.B909])-260000" office:value-type="float" office:value="10937.4999999953" calcext:value-type="float">
            <text:p>10937</text:p>
          </table:table-cell>
        </table:table-row>
        <table:table-row table:style-name="ro1">
          <table:table-cell table:formula="of:=[.A909]+0.01" office:value-type="float" office:value="9.07999999999985" calcext:value-type="float">
            <text:p>9.07999999999985</text:p>
          </table:table-cell>
          <table:table-cell table:formula="of:=ROUND((0.00005-([.A910]-0.4)/270000) * 1000000)" office:value-type="float" office:value="18" calcext:value-type="float">
            <text:p>18</text:p>
          </table:table-cell>
          <table:table-cell table:formula="of:=([.A910]-0.4)/(0.00005-0.000001*[.B910])-260000" office:value-type="float" office:value="11249.9999999953" calcext:value-type="float">
            <text:p>11250</text:p>
          </table:table-cell>
        </table:table-row>
        <table:table-row table:style-name="ro1">
          <table:table-cell table:formula="of:=[.A910]+0.01" office:value-type="float" office:value="9.08999999999985" calcext:value-type="float">
            <text:p>9.08999999999985</text:p>
          </table:table-cell>
          <table:table-cell table:formula="of:=ROUND((0.00005-([.A911]-0.4)/270000) * 1000000)" office:value-type="float" office:value="18" calcext:value-type="float">
            <text:p>18</text:p>
          </table:table-cell>
          <table:table-cell table:formula="of:=([.A911]-0.4)/(0.00005-0.000001*[.B911])-260000" office:value-type="float" office:value="11562.4999999953" calcext:value-type="float">
            <text:p>11562</text:p>
          </table:table-cell>
        </table:table-row>
        <table:table-row table:style-name="ro1">
          <table:table-cell table:formula="of:=[.A911]+0.01" office:value-type="float" office:value="9.09999999999985" calcext:value-type="float">
            <text:p>9.09999999999985</text:p>
          </table:table-cell>
          <table:table-cell table:formula="of:=ROUND((0.00005-([.A912]-0.4)/270000) * 1000000)" office:value-type="float" office:value="18" calcext:value-type="float">
            <text:p>18</text:p>
          </table:table-cell>
          <table:table-cell table:formula="of:=([.A912]-0.4)/(0.00005-0.000001*[.B912])-260000" office:value-type="float" office:value="11874.9999999953" calcext:value-type="float">
            <text:p>11875</text:p>
          </table:table-cell>
        </table:table-row>
        <table:table-row table:style-name="ro1">
          <table:table-cell table:formula="of:=[.A912]+0.01" office:value-type="float" office:value="9.10999999999985" calcext:value-type="float">
            <text:p>9.10999999999985</text:p>
          </table:table-cell>
          <table:table-cell table:formula="of:=ROUND((0.00005-([.A913]-0.4)/270000) * 1000000)" office:value-type="float" office:value="18" calcext:value-type="float">
            <text:p>18</text:p>
          </table:table-cell>
          <table:table-cell table:formula="of:=([.A913]-0.4)/(0.00005-0.000001*[.B913])-260000" office:value-type="float" office:value="12187.4999999953" calcext:value-type="float">
            <text:p>12187</text:p>
          </table:table-cell>
        </table:table-row>
        <table:table-row table:style-name="ro1">
          <table:table-cell table:formula="of:=[.A913]+0.01" office:value-type="float" office:value="9.11999999999985" calcext:value-type="float">
            <text:p>9.11999999999985</text:p>
          </table:table-cell>
          <table:table-cell table:formula="of:=ROUND((0.00005-([.A914]-0.4)/270000) * 1000000)" office:value-type="float" office:value="18" calcext:value-type="float">
            <text:p>18</text:p>
          </table:table-cell>
          <table:table-cell table:formula="of:=([.A914]-0.4)/(0.00005-0.000001*[.B914])-260000" office:value-type="float" office:value="12499.9999999953" calcext:value-type="float">
            <text:p>12500</text:p>
          </table:table-cell>
        </table:table-row>
        <table:table-row table:style-name="ro1">
          <table:table-cell table:formula="of:=[.A914]+0.01" office:value-type="float" office:value="9.12999999999985" calcext:value-type="float">
            <text:p>9.12999999999985</text:p>
          </table:table-cell>
          <table:table-cell table:formula="of:=ROUND((0.00005-([.A915]-0.4)/270000) * 1000000)" office:value-type="float" office:value="18" calcext:value-type="float">
            <text:p>18</text:p>
          </table:table-cell>
          <table:table-cell table:formula="of:=([.A915]-0.4)/(0.00005-0.000001*[.B915])-260000" office:value-type="float" office:value="12812.4999999952" calcext:value-type="float">
            <text:p>12812</text:p>
          </table:table-cell>
        </table:table-row>
        <table:table-row table:style-name="ro1">
          <table:table-cell table:formula="of:=[.A915]+0.01" office:value-type="float" office:value="9.13999999999985" calcext:value-type="float">
            <text:p>9.13999999999985</text:p>
          </table:table-cell>
          <table:table-cell table:formula="of:=ROUND((0.00005-([.A916]-0.4)/270000) * 1000000)" office:value-type="float" office:value="18" calcext:value-type="float">
            <text:p>18</text:p>
          </table:table-cell>
          <table:table-cell table:formula="of:=([.A916]-0.4)/(0.00005-0.000001*[.B916])-260000" office:value-type="float" office:value="13124.9999999952" calcext:value-type="float">
            <text:p>13125</text:p>
          </table:table-cell>
        </table:table-row>
        <table:table-row table:style-name="ro1">
          <table:table-cell table:formula="of:=[.A916]+0.01" office:value-type="float" office:value="9.14999999999985" calcext:value-type="float">
            <text:p>9.14999999999985</text:p>
          </table:table-cell>
          <table:table-cell table:formula="of:=ROUND((0.00005-([.A917]-0.4)/270000) * 1000000)" office:value-type="float" office:value="18" calcext:value-type="float">
            <text:p>18</text:p>
          </table:table-cell>
          <table:table-cell table:formula="of:=([.A917]-0.4)/(0.00005-0.000001*[.B917])-260000" office:value-type="float" office:value="13437.4999999952" calcext:value-type="float">
            <text:p>13437</text:p>
          </table:table-cell>
        </table:table-row>
        <table:table-row table:style-name="ro1">
          <table:table-cell table:formula="of:=[.A917]+0.01" office:value-type="float" office:value="9.15999999999985" calcext:value-type="float">
            <text:p>9.15999999999985</text:p>
          </table:table-cell>
          <table:table-cell table:formula="of:=ROUND((0.00005-([.A918]-0.4)/270000) * 1000000)" office:value-type="float" office:value="18" calcext:value-type="float">
            <text:p>18</text:p>
          </table:table-cell>
          <table:table-cell table:formula="of:=([.A918]-0.4)/(0.00005-0.000001*[.B918])-260000" office:value-type="float" office:value="13749.9999999952" calcext:value-type="float">
            <text:p>13750</text:p>
          </table:table-cell>
        </table:table-row>
        <table:table-row table:style-name="ro1">
          <table:table-cell table:formula="of:=[.A918]+0.01" office:value-type="float" office:value="9.16999999999985" calcext:value-type="float">
            <text:p>9.16999999999985</text:p>
          </table:table-cell>
          <table:table-cell table:formula="of:=ROUND((0.00005-([.A919]-0.4)/270000) * 1000000)" office:value-type="float" office:value="18" calcext:value-type="float">
            <text:p>18</text:p>
          </table:table-cell>
          <table:table-cell table:formula="of:=([.A919]-0.4)/(0.00005-0.000001*[.B919])-260000" office:value-type="float" office:value="14062.4999999952" calcext:value-type="float">
            <text:p>14062</text:p>
          </table:table-cell>
        </table:table-row>
        <table:table-row table:style-name="ro1">
          <table:table-cell table:formula="of:=[.A919]+0.01" office:value-type="float" office:value="9.17999999999985" calcext:value-type="float">
            <text:p>9.17999999999985</text:p>
          </table:table-cell>
          <table:table-cell table:formula="of:=ROUND((0.00005-([.A920]-0.4)/270000) * 1000000)" office:value-type="float" office:value="17" calcext:value-type="float">
            <text:p>17</text:p>
          </table:table-cell>
          <table:table-cell table:formula="of:=([.A920]-0.4)/(0.00005-0.000001*[.B920])-260000" office:value-type="float" office:value="6060.60606060142" calcext:value-type="float">
            <text:p>6061</text:p>
          </table:table-cell>
        </table:table-row>
        <table:table-row table:style-name="ro1">
          <table:table-cell table:formula="of:=[.A920]+0.01" office:value-type="float" office:value="9.18999999999985" calcext:value-type="float">
            <text:p>9.18999999999985</text:p>
          </table:table-cell>
          <table:table-cell table:formula="of:=ROUND((0.00005-([.A921]-0.4)/270000) * 1000000)" office:value-type="float" office:value="17" calcext:value-type="float">
            <text:p>17</text:p>
          </table:table-cell>
          <table:table-cell table:formula="of:=([.A921]-0.4)/(0.00005-0.000001*[.B921])-260000" office:value-type="float" office:value="6363.63636363175" calcext:value-type="float">
            <text:p>6364</text:p>
          </table:table-cell>
        </table:table-row>
        <table:table-row table:style-name="ro1">
          <table:table-cell table:formula="of:=[.A921]+0.01" office:value-type="float" office:value="9.19999999999985" calcext:value-type="float">
            <text:p>9.19999999999985</text:p>
          </table:table-cell>
          <table:table-cell table:formula="of:=ROUND((0.00005-([.A922]-0.4)/270000) * 1000000)" office:value-type="float" office:value="17" calcext:value-type="float">
            <text:p>17</text:p>
          </table:table-cell>
          <table:table-cell table:formula="of:=([.A922]-0.4)/(0.00005-0.000001*[.B922])-260000" office:value-type="float" office:value="6666.66666666203" calcext:value-type="float">
            <text:p>6667</text:p>
          </table:table-cell>
        </table:table-row>
        <table:table-row table:style-name="ro1">
          <table:table-cell table:formula="of:=[.A922]+0.01" office:value-type="float" office:value="9.20999999999985" calcext:value-type="float">
            <text:p>9.20999999999985</text:p>
          </table:table-cell>
          <table:table-cell table:formula="of:=ROUND((0.00005-([.A923]-0.4)/270000) * 1000000)" office:value-type="float" office:value="17" calcext:value-type="float">
            <text:p>17</text:p>
          </table:table-cell>
          <table:table-cell table:formula="of:=([.A923]-0.4)/(0.00005-0.000001*[.B923])-260000" office:value-type="float" office:value="6969.69696969236" calcext:value-type="float">
            <text:p>6970</text:p>
          </table:table-cell>
        </table:table-row>
        <table:table-row table:style-name="ro1">
          <table:table-cell table:formula="of:=[.A923]+0.01" office:value-type="float" office:value="9.21999999999985" calcext:value-type="float">
            <text:p>9.21999999999985</text:p>
          </table:table-cell>
          <table:table-cell table:formula="of:=ROUND((0.00005-([.A924]-0.4)/270000) * 1000000)" office:value-type="float" office:value="17" calcext:value-type="float">
            <text:p>17</text:p>
          </table:table-cell>
          <table:table-cell table:formula="of:=([.A924]-0.4)/(0.00005-0.000001*[.B924])-260000" office:value-type="float" office:value="7272.72727272264" calcext:value-type="float">
            <text:p>7273</text:p>
          </table:table-cell>
        </table:table-row>
        <table:table-row table:style-name="ro1">
          <table:table-cell table:formula="of:=[.A924]+0.01" office:value-type="float" office:value="9.22999999999985" calcext:value-type="float">
            <text:p>9.22999999999985</text:p>
          </table:table-cell>
          <table:table-cell table:formula="of:=ROUND((0.00005-([.A925]-0.4)/270000) * 1000000)" office:value-type="float" office:value="17" calcext:value-type="float">
            <text:p>17</text:p>
          </table:table-cell>
          <table:table-cell table:formula="of:=([.A925]-0.4)/(0.00005-0.000001*[.B925])-260000" office:value-type="float" office:value="7575.75757575291" calcext:value-type="float">
            <text:p>7576</text:p>
          </table:table-cell>
        </table:table-row>
        <table:table-row table:style-name="ro1">
          <table:table-cell table:formula="of:=[.A925]+0.01" office:value-type="float" office:value="9.23999999999985" calcext:value-type="float">
            <text:p>9.23999999999985</text:p>
          </table:table-cell>
          <table:table-cell table:formula="of:=ROUND((0.00005-([.A926]-0.4)/270000) * 1000000)" office:value-type="float" office:value="17" calcext:value-type="float">
            <text:p>17</text:p>
          </table:table-cell>
          <table:table-cell table:formula="of:=([.A926]-0.4)/(0.00005-0.000001*[.B926])-260000" office:value-type="float" office:value="7878.78787878325" calcext:value-type="float">
            <text:p>7879</text:p>
          </table:table-cell>
        </table:table-row>
        <table:table-row table:style-name="ro1">
          <table:table-cell table:formula="of:=[.A926]+0.01" office:value-type="float" office:value="9.24999999999985" calcext:value-type="float">
            <text:p>9.24999999999985</text:p>
          </table:table-cell>
          <table:table-cell table:formula="of:=ROUND((0.00005-([.A927]-0.4)/270000) * 1000000)" office:value-type="float" office:value="17" calcext:value-type="float">
            <text:p>17</text:p>
          </table:table-cell>
          <table:table-cell table:formula="of:=([.A927]-0.4)/(0.00005-0.000001*[.B927])-260000" office:value-type="float" office:value="8181.81818181352" calcext:value-type="float">
            <text:p>8182</text:p>
          </table:table-cell>
        </table:table-row>
        <table:table-row table:style-name="ro1">
          <table:table-cell table:formula="of:=[.A927]+0.01" office:value-type="float" office:value="9.25999999999985" calcext:value-type="float">
            <text:p>9.25999999999985</text:p>
          </table:table-cell>
          <table:table-cell table:formula="of:=ROUND((0.00005-([.A928]-0.4)/270000) * 1000000)" office:value-type="float" office:value="17" calcext:value-type="float">
            <text:p>17</text:p>
          </table:table-cell>
          <table:table-cell table:formula="of:=([.A928]-0.4)/(0.00005-0.000001*[.B928])-260000" office:value-type="float" office:value="8484.8484848438" calcext:value-type="float">
            <text:p>8485</text:p>
          </table:table-cell>
        </table:table-row>
        <table:table-row table:style-name="ro1">
          <table:table-cell table:formula="of:=[.A928]+0.01" office:value-type="float" office:value="9.26999999999985" calcext:value-type="float">
            <text:p>9.26999999999985</text:p>
          </table:table-cell>
          <table:table-cell table:formula="of:=ROUND((0.00005-([.A929]-0.4)/270000) * 1000000)" office:value-type="float" office:value="17" calcext:value-type="float">
            <text:p>17</text:p>
          </table:table-cell>
          <table:table-cell table:formula="of:=([.A929]-0.4)/(0.00005-0.000001*[.B929])-260000" office:value-type="float" office:value="8787.87878787413" calcext:value-type="float">
            <text:p>8788</text:p>
          </table:table-cell>
        </table:table-row>
        <table:table-row table:style-name="ro1">
          <table:table-cell table:formula="of:=[.A929]+0.01" office:value-type="float" office:value="9.27999999999985" calcext:value-type="float">
            <text:p>9.27999999999985</text:p>
          </table:table-cell>
          <table:table-cell table:formula="of:=ROUND((0.00005-([.A930]-0.4)/270000) * 1000000)" office:value-type="float" office:value="17" calcext:value-type="float">
            <text:p>17</text:p>
          </table:table-cell>
          <table:table-cell table:formula="of:=([.A930]-0.4)/(0.00005-0.000001*[.B930])-260000" office:value-type="float" office:value="9090.9090909044" calcext:value-type="float">
            <text:p>9091</text:p>
          </table:table-cell>
        </table:table-row>
        <table:table-row table:style-name="ro1">
          <table:table-cell table:formula="of:=[.A930]+0.01" office:value-type="float" office:value="9.28999999999985" calcext:value-type="float">
            <text:p>9.28999999999985</text:p>
          </table:table-cell>
          <table:table-cell table:formula="of:=ROUND((0.00005-([.A931]-0.4)/270000) * 1000000)" office:value-type="float" office:value="17" calcext:value-type="float">
            <text:p>17</text:p>
          </table:table-cell>
          <table:table-cell table:formula="of:=([.A931]-0.4)/(0.00005-0.000001*[.B931])-260000" office:value-type="float" office:value="9393.93939393474" calcext:value-type="float">
            <text:p>9394</text:p>
          </table:table-cell>
        </table:table-row>
        <table:table-row table:style-name="ro1">
          <table:table-cell table:formula="of:=[.A931]+0.01" office:value-type="float" office:value="9.29999999999985" calcext:value-type="float">
            <text:p>9.29999999999985</text:p>
          </table:table-cell>
          <table:table-cell table:formula="of:=ROUND((0.00005-([.A932]-0.4)/270000) * 1000000)" office:value-type="float" office:value="17" calcext:value-type="float">
            <text:p>17</text:p>
          </table:table-cell>
          <table:table-cell table:formula="of:=([.A932]-0.4)/(0.00005-0.000001*[.B932])-260000" office:value-type="float" office:value="9696.96969696501" calcext:value-type="float">
            <text:p>9697</text:p>
          </table:table-cell>
        </table:table-row>
        <table:table-row table:style-name="ro1">
          <table:table-cell table:formula="of:=[.A932]+0.01" office:value-type="float" office:value="9.30999999999985" calcext:value-type="float">
            <text:p>9.30999999999985</text:p>
          </table:table-cell>
          <table:table-cell table:formula="of:=ROUND((0.00005-([.A933]-0.4)/270000) * 1000000)" office:value-type="float" office:value="17" calcext:value-type="float">
            <text:p>17</text:p>
          </table:table-cell>
          <table:table-cell table:formula="of:=([.A933]-0.4)/(0.00005-0.000001*[.B933])-260000" office:value-type="float" office:value="9999.99999999529" calcext:value-type="float">
            <text:p>10000</text:p>
          </table:table-cell>
        </table:table-row>
        <table:table-row table:style-name="ro1">
          <table:table-cell table:formula="of:=[.A933]+0.01" office:value-type="float" office:value="9.31999999999985" calcext:value-type="float">
            <text:p>9.31999999999985</text:p>
          </table:table-cell>
          <table:table-cell table:formula="of:=ROUND((0.00005-([.A934]-0.4)/270000) * 1000000)" office:value-type="float" office:value="17" calcext:value-type="float">
            <text:p>17</text:p>
          </table:table-cell>
          <table:table-cell table:formula="of:=([.A934]-0.4)/(0.00005-0.000001*[.B934])-260000" office:value-type="float" office:value="10303.0303030256" calcext:value-type="float">
            <text:p>10303</text:p>
          </table:table-cell>
        </table:table-row>
        <table:table-row table:style-name="ro1">
          <table:table-cell table:formula="of:=[.A934]+0.01" office:value-type="float" office:value="9.32999999999985" calcext:value-type="float">
            <text:p>9.32999999999985</text:p>
          </table:table-cell>
          <table:table-cell table:formula="of:=ROUND((0.00005-([.A935]-0.4)/270000) * 1000000)" office:value-type="float" office:value="17" calcext:value-type="float">
            <text:p>17</text:p>
          </table:table-cell>
          <table:table-cell table:formula="of:=([.A935]-0.4)/(0.00005-0.000001*[.B935])-260000" office:value-type="float" office:value="10606.0606060559" calcext:value-type="float">
            <text:p>10606</text:p>
          </table:table-cell>
        </table:table-row>
        <table:table-row table:style-name="ro1">
          <table:table-cell table:formula="of:=[.A935]+0.01" office:value-type="float" office:value="9.33999999999985" calcext:value-type="float">
            <text:p>9.33999999999985</text:p>
          </table:table-cell>
          <table:table-cell table:formula="of:=ROUND((0.00005-([.A936]-0.4)/270000) * 1000000)" office:value-type="float" office:value="17" calcext:value-type="float">
            <text:p>17</text:p>
          </table:table-cell>
          <table:table-cell table:formula="of:=([.A936]-0.4)/(0.00005-0.000001*[.B936])-260000" office:value-type="float" office:value="10909.0909090862" calcext:value-type="float">
            <text:p>10909</text:p>
          </table:table-cell>
        </table:table-row>
        <table:table-row table:style-name="ro1">
          <table:table-cell table:formula="of:=[.A936]+0.01" office:value-type="float" office:value="9.34999999999985" calcext:value-type="float">
            <text:p>9.34999999999985</text:p>
          </table:table-cell>
          <table:table-cell table:formula="of:=ROUND((0.00005-([.A937]-0.4)/270000) * 1000000)" office:value-type="float" office:value="17" calcext:value-type="float">
            <text:p>17</text:p>
          </table:table-cell>
          <table:table-cell table:formula="of:=([.A937]-0.4)/(0.00005-0.000001*[.B937])-260000" office:value-type="float" office:value="11212.1212121165" calcext:value-type="float">
            <text:p>11212</text:p>
          </table:table-cell>
        </table:table-row>
        <table:table-row table:style-name="ro1">
          <table:table-cell table:formula="of:=[.A937]+0.01" office:value-type="float" office:value="9.35999999999985" calcext:value-type="float">
            <text:p>9.35999999999985</text:p>
          </table:table-cell>
          <table:table-cell table:formula="of:=ROUND((0.00005-([.A938]-0.4)/270000) * 1000000)" office:value-type="float" office:value="17" calcext:value-type="float">
            <text:p>17</text:p>
          </table:table-cell>
          <table:table-cell table:formula="of:=([.A938]-0.4)/(0.00005-0.000001*[.B938])-260000" office:value-type="float" office:value="11515.1515151468" calcext:value-type="float">
            <text:p>11515</text:p>
          </table:table-cell>
        </table:table-row>
        <table:table-row table:style-name="ro1">
          <table:table-cell table:formula="of:=[.A938]+0.01" office:value-type="float" office:value="9.36999999999985" calcext:value-type="float">
            <text:p>9.36999999999985</text:p>
          </table:table-cell>
          <table:table-cell table:formula="of:=ROUND((0.00005-([.A939]-0.4)/270000) * 1000000)" office:value-type="float" office:value="17" calcext:value-type="float">
            <text:p>17</text:p>
          </table:table-cell>
          <table:table-cell table:formula="of:=([.A939]-0.4)/(0.00005-0.000001*[.B939])-260000" office:value-type="float" office:value="11818.1818181771" calcext:value-type="float">
            <text:p>11818</text:p>
          </table:table-cell>
        </table:table-row>
        <table:table-row table:style-name="ro1">
          <table:table-cell table:formula="of:=[.A939]+0.01" office:value-type="float" office:value="9.37999999999984" calcext:value-type="float">
            <text:p>9.37999999999984</text:p>
          </table:table-cell>
          <table:table-cell table:formula="of:=ROUND((0.00005-([.A940]-0.4)/270000) * 1000000)" office:value-type="float" office:value="17" calcext:value-type="float">
            <text:p>17</text:p>
          </table:table-cell>
          <table:table-cell table:formula="of:=([.A940]-0.4)/(0.00005-0.000001*[.B940])-260000" office:value-type="float" office:value="12121.2121212074" calcext:value-type="float">
            <text:p>12121</text:p>
          </table:table-cell>
        </table:table-row>
        <table:table-row table:style-name="ro1">
          <table:table-cell table:formula="of:=[.A940]+0.01" office:value-type="float" office:value="9.38999999999984" calcext:value-type="float">
            <text:p>9.38999999999984</text:p>
          </table:table-cell>
          <table:table-cell table:formula="of:=ROUND((0.00005-([.A941]-0.4)/270000) * 1000000)" office:value-type="float" office:value="17" calcext:value-type="float">
            <text:p>17</text:p>
          </table:table-cell>
          <table:table-cell table:formula="of:=([.A941]-0.4)/(0.00005-0.000001*[.B941])-260000" office:value-type="float" office:value="12424.2424242377" calcext:value-type="float">
            <text:p>12424</text:p>
          </table:table-cell>
        </table:table-row>
        <table:table-row table:style-name="ro1">
          <table:table-cell table:formula="of:=[.A941]+0.01" office:value-type="float" office:value="9.39999999999984" calcext:value-type="float">
            <text:p>9.39999999999984</text:p>
          </table:table-cell>
          <table:table-cell table:formula="of:=ROUND((0.00005-([.A942]-0.4)/270000) * 1000000)" office:value-type="float" office:value="17" calcext:value-type="float">
            <text:p>17</text:p>
          </table:table-cell>
          <table:table-cell table:formula="of:=([.A942]-0.4)/(0.00005-0.000001*[.B942])-260000" office:value-type="float" office:value="12727.272727268" calcext:value-type="float">
            <text:p>12727</text:p>
          </table:table-cell>
        </table:table-row>
        <table:table-row table:style-name="ro1">
          <table:table-cell table:formula="of:=[.A942]+0.01" office:value-type="float" office:value="9.40999999999984" calcext:value-type="float">
            <text:p>9.40999999999984</text:p>
          </table:table-cell>
          <table:table-cell table:formula="of:=ROUND((0.00005-([.A943]-0.4)/270000) * 1000000)" office:value-type="float" office:value="17" calcext:value-type="float">
            <text:p>17</text:p>
          </table:table-cell>
          <table:table-cell table:formula="of:=([.A943]-0.4)/(0.00005-0.000001*[.B943])-260000" office:value-type="float" office:value="13030.3030302983" calcext:value-type="float">
            <text:p>13030</text:p>
          </table:table-cell>
        </table:table-row>
        <table:table-row table:style-name="ro1">
          <table:table-cell table:formula="of:=[.A943]+0.01" office:value-type="float" office:value="9.41999999999984" calcext:value-type="float">
            <text:p>9.41999999999984</text:p>
          </table:table-cell>
          <table:table-cell table:formula="of:=ROUND((0.00005-([.A944]-0.4)/270000) * 1000000)" office:value-type="float" office:value="17" calcext:value-type="float">
            <text:p>17</text:p>
          </table:table-cell>
          <table:table-cell table:formula="of:=([.A944]-0.4)/(0.00005-0.000001*[.B944])-260000" office:value-type="float" office:value="13333.3333333285" calcext:value-type="float">
            <text:p>13333</text:p>
          </table:table-cell>
        </table:table-row>
        <table:table-row table:style-name="ro1">
          <table:table-cell table:formula="of:=[.A944]+0.01" office:value-type="float" office:value="9.42999999999984" calcext:value-type="float">
            <text:p>9.42999999999984</text:p>
          </table:table-cell>
          <table:table-cell table:formula="of:=ROUND((0.00005-([.A945]-0.4)/270000) * 1000000)" office:value-type="float" office:value="17" calcext:value-type="float">
            <text:p>17</text:p>
          </table:table-cell>
          <table:table-cell table:formula="of:=([.A945]-0.4)/(0.00005-0.000001*[.B945])-260000" office:value-type="float" office:value="13636.3636363589" calcext:value-type="float">
            <text:p>13636</text:p>
          </table:table-cell>
        </table:table-row>
        <table:table-row table:style-name="ro1">
          <table:table-cell table:formula="of:=[.A945]+0.01" office:value-type="float" office:value="9.43999999999984" calcext:value-type="float">
            <text:p>9.43999999999984</text:p>
          </table:table-cell>
          <table:table-cell table:formula="of:=ROUND((0.00005-([.A946]-0.4)/270000) * 1000000)" office:value-type="float" office:value="17" calcext:value-type="float">
            <text:p>17</text:p>
          </table:table-cell>
          <table:table-cell table:formula="of:=([.A946]-0.4)/(0.00005-0.000001*[.B946])-260000" office:value-type="float" office:value="13939.3939393891" calcext:value-type="float">
            <text:p>13939</text:p>
          </table:table-cell>
        </table:table-row>
        <table:table-row table:style-name="ro1">
          <table:table-cell table:formula="of:=[.A946]+0.01" office:value-type="float" office:value="9.44999999999984" calcext:value-type="float">
            <text:p>9.44999999999984</text:p>
          </table:table-cell>
          <table:table-cell table:formula="of:=ROUND((0.00005-([.A947]-0.4)/270000) * 1000000)" office:value-type="float" office:value="16" calcext:value-type="float">
            <text:p>16</text:p>
          </table:table-cell>
          <table:table-cell table:formula="of:=([.A947]-0.4)/(0.00005-0.000001*[.B947])-260000" office:value-type="float" office:value="6176.47058823065" calcext:value-type="float">
            <text:p>6176</text:p>
          </table:table-cell>
        </table:table-row>
        <table:table-row table:style-name="ro1">
          <table:table-cell table:formula="of:=[.A947]+0.01" office:value-type="float" office:value="9.45999999999984" calcext:value-type="float">
            <text:p>9.45999999999984</text:p>
          </table:table-cell>
          <table:table-cell table:formula="of:=ROUND((0.00005-([.A948]-0.4)/270000) * 1000000)" office:value-type="float" office:value="16" calcext:value-type="float">
            <text:p>16</text:p>
          </table:table-cell>
          <table:table-cell table:formula="of:=([.A948]-0.4)/(0.00005-0.000001*[.B948])-260000" office:value-type="float" office:value="6470.5882352895" calcext:value-type="float">
            <text:p>6471</text:p>
          </table:table-cell>
        </table:table-row>
        <table:table-row table:style-name="ro1">
          <table:table-cell table:formula="of:=[.A948]+0.01" office:value-type="float" office:value="9.46999999999984" calcext:value-type="float">
            <text:p>9.46999999999984</text:p>
          </table:table-cell>
          <table:table-cell table:formula="of:=ROUND((0.00005-([.A949]-0.4)/270000) * 1000000)" office:value-type="float" office:value="16" calcext:value-type="float">
            <text:p>16</text:p>
          </table:table-cell>
          <table:table-cell table:formula="of:=([.A949]-0.4)/(0.00005-0.000001*[.B949])-260000" office:value-type="float" office:value="6764.7058823483" calcext:value-type="float">
            <text:p>6765</text:p>
          </table:table-cell>
        </table:table-row>
        <table:table-row table:style-name="ro1">
          <table:table-cell table:formula="of:=[.A949]+0.01" office:value-type="float" office:value="9.47999999999984" calcext:value-type="float">
            <text:p>9.47999999999984</text:p>
          </table:table-cell>
          <table:table-cell table:formula="of:=ROUND((0.00005-([.A950]-0.4)/270000) * 1000000)" office:value-type="float" office:value="16" calcext:value-type="float">
            <text:p>16</text:p>
          </table:table-cell>
          <table:table-cell table:formula="of:=([.A950]-0.4)/(0.00005-0.000001*[.B950])-260000" office:value-type="float" office:value="7058.82352940709" calcext:value-type="float">
            <text:p>7059</text:p>
          </table:table-cell>
        </table:table-row>
        <table:table-row table:style-name="ro1">
          <table:table-cell table:formula="of:=[.A950]+0.01" office:value-type="float" office:value="9.48999999999984" calcext:value-type="float">
            <text:p>9.48999999999984</text:p>
          </table:table-cell>
          <table:table-cell table:formula="of:=ROUND((0.00005-([.A951]-0.4)/270000) * 1000000)" office:value-type="float" office:value="16" calcext:value-type="float">
            <text:p>16</text:p>
          </table:table-cell>
          <table:table-cell table:formula="of:=([.A951]-0.4)/(0.00005-0.000001*[.B951])-260000" office:value-type="float" office:value="7352.94117646595" calcext:value-type="float">
            <text:p>7353</text:p>
          </table:table-cell>
        </table:table-row>
        <table:table-row table:style-name="ro1">
          <table:table-cell table:formula="of:=[.A951]+0.01" office:value-type="float" office:value="9.49999999999984" calcext:value-type="float">
            <text:p>9.49999999999984</text:p>
          </table:table-cell>
          <table:table-cell table:formula="of:=ROUND((0.00005-([.A952]-0.4)/270000) * 1000000)" office:value-type="float" office:value="16" calcext:value-type="float">
            <text:p>16</text:p>
          </table:table-cell>
          <table:table-cell table:formula="of:=([.A952]-0.4)/(0.00005-0.000001*[.B952])-260000" office:value-type="float" office:value="7647.05882352474" calcext:value-type="float">
            <text:p>7647</text:p>
          </table:table-cell>
        </table:table-row>
        <table:table-row table:style-name="ro1">
          <table:table-cell table:formula="of:=[.A952]+0.01" office:value-type="float" office:value="9.50999999999984" calcext:value-type="float">
            <text:p>9.50999999999984</text:p>
          </table:table-cell>
          <table:table-cell table:formula="of:=ROUND((0.00005-([.A953]-0.4)/270000) * 1000000)" office:value-type="float" office:value="16" calcext:value-type="float">
            <text:p>16</text:p>
          </table:table-cell>
          <table:table-cell table:formula="of:=([.A953]-0.4)/(0.00005-0.000001*[.B953])-260000" office:value-type="float" office:value="7941.1764705836" calcext:value-type="float">
            <text:p>7941</text:p>
          </table:table-cell>
        </table:table-row>
        <table:table-row table:style-name="ro1">
          <table:table-cell table:formula="of:=[.A953]+0.01" office:value-type="float" office:value="9.51999999999984" calcext:value-type="float">
            <text:p>9.51999999999984</text:p>
          </table:table-cell>
          <table:table-cell table:formula="of:=ROUND((0.00005-([.A954]-0.4)/270000) * 1000000)" office:value-type="float" office:value="16" calcext:value-type="float">
            <text:p>16</text:p>
          </table:table-cell>
          <table:table-cell table:formula="of:=([.A954]-0.4)/(0.00005-0.000001*[.B954])-260000" office:value-type="float" office:value="8235.29411764239" calcext:value-type="float">
            <text:p>8235</text:p>
          </table:table-cell>
        </table:table-row>
        <table:table-row table:style-name="ro1">
          <table:table-cell table:formula="of:=[.A954]+0.01" office:value-type="float" office:value="9.52999999999984" calcext:value-type="float">
            <text:p>9.52999999999984</text:p>
          </table:table-cell>
          <table:table-cell table:formula="of:=ROUND((0.00005-([.A955]-0.4)/270000) * 1000000)" office:value-type="float" office:value="16" calcext:value-type="float">
            <text:p>16</text:p>
          </table:table-cell>
          <table:table-cell table:formula="of:=([.A955]-0.4)/(0.00005-0.000001*[.B955])-260000" office:value-type="float" office:value="8529.41176470119" calcext:value-type="float">
            <text:p>8529</text:p>
          </table:table-cell>
        </table:table-row>
        <table:table-row table:style-name="ro1">
          <table:table-cell table:formula="of:=[.A955]+0.01" office:value-type="float" office:value="9.53999999999984" calcext:value-type="float">
            <text:p>9.53999999999984</text:p>
          </table:table-cell>
          <table:table-cell table:formula="of:=ROUND((0.00005-([.A956]-0.4)/270000) * 1000000)" office:value-type="float" office:value="16" calcext:value-type="float">
            <text:p>16</text:p>
          </table:table-cell>
          <table:table-cell table:formula="of:=([.A956]-0.4)/(0.00005-0.000001*[.B956])-260000" office:value-type="float" office:value="8823.52941176004" calcext:value-type="float">
            <text:p>8824</text:p>
          </table:table-cell>
        </table:table-row>
        <table:table-row table:style-name="ro1">
          <table:table-cell table:formula="of:=[.A956]+0.01" office:value-type="float" office:value="9.54999999999984" calcext:value-type="float">
            <text:p>9.54999999999984</text:p>
          </table:table-cell>
          <table:table-cell table:formula="of:=ROUND((0.00005-([.A957]-0.4)/270000) * 1000000)" office:value-type="float" office:value="16" calcext:value-type="float">
            <text:p>16</text:p>
          </table:table-cell>
          <table:table-cell table:formula="of:=([.A957]-0.4)/(0.00005-0.000001*[.B957])-260000" office:value-type="float" office:value="9117.64705881884" calcext:value-type="float">
            <text:p>9118</text:p>
          </table:table-cell>
        </table:table-row>
        <table:table-row table:style-name="ro1">
          <table:table-cell table:formula="of:=[.A957]+0.01" office:value-type="float" office:value="9.55999999999984" calcext:value-type="float">
            <text:p>9.55999999999984</text:p>
          </table:table-cell>
          <table:table-cell table:formula="of:=ROUND((0.00005-([.A958]-0.4)/270000) * 1000000)" office:value-type="float" office:value="16" calcext:value-type="float">
            <text:p>16</text:p>
          </table:table-cell>
          <table:table-cell table:formula="of:=([.A958]-0.4)/(0.00005-0.000001*[.B958])-260000" office:value-type="float" office:value="9411.76470587764" calcext:value-type="float">
            <text:p>9412</text:p>
          </table:table-cell>
        </table:table-row>
        <table:table-row table:style-name="ro1">
          <table:table-cell table:formula="of:=[.A958]+0.01" office:value-type="float" office:value="9.56999999999984" calcext:value-type="float">
            <text:p>9.56999999999984</text:p>
          </table:table-cell>
          <table:table-cell table:formula="of:=ROUND((0.00005-([.A959]-0.4)/270000) * 1000000)" office:value-type="float" office:value="16" calcext:value-type="float">
            <text:p>16</text:p>
          </table:table-cell>
          <table:table-cell table:formula="of:=([.A959]-0.4)/(0.00005-0.000001*[.B959])-260000" office:value-type="float" office:value="9705.88235293649" calcext:value-type="float">
            <text:p>9706</text:p>
          </table:table-cell>
        </table:table-row>
        <table:table-row table:style-name="ro1">
          <table:table-cell table:formula="of:=[.A959]+0.01" office:value-type="float" office:value="9.57999999999984" calcext:value-type="float">
            <text:p>9.57999999999984</text:p>
          </table:table-cell>
          <table:table-cell table:formula="of:=ROUND((0.00005-([.A960]-0.4)/270000) * 1000000)" office:value-type="float" office:value="16" calcext:value-type="float">
            <text:p>16</text:p>
          </table:table-cell>
          <table:table-cell table:formula="of:=([.A960]-0.4)/(0.00005-0.000001*[.B960])-260000" office:value-type="float" office:value="9999.99999999529" calcext:value-type="float">
            <text:p>10000</text:p>
          </table:table-cell>
        </table:table-row>
        <table:table-row table:style-name="ro1">
          <table:table-cell table:formula="of:=[.A960]+0.01" office:value-type="float" office:value="9.58999999999984" calcext:value-type="float">
            <text:p>9.58999999999984</text:p>
          </table:table-cell>
          <table:table-cell table:formula="of:=ROUND((0.00005-([.A961]-0.4)/270000) * 1000000)" office:value-type="float" office:value="16" calcext:value-type="float">
            <text:p>16</text:p>
          </table:table-cell>
          <table:table-cell table:formula="of:=([.A961]-0.4)/(0.00005-0.000001*[.B961])-260000" office:value-type="float" office:value="10294.1176470541" calcext:value-type="float">
            <text:p>10294</text:p>
          </table:table-cell>
        </table:table-row>
        <table:table-row table:style-name="ro1">
          <table:table-cell table:formula="of:=[.A961]+0.01" office:value-type="float" office:value="9.59999999999984" calcext:value-type="float">
            <text:p>9.59999999999984</text:p>
          </table:table-cell>
          <table:table-cell table:formula="of:=ROUND((0.00005-([.A962]-0.4)/270000) * 1000000)" office:value-type="float" office:value="16" calcext:value-type="float">
            <text:p>16</text:p>
          </table:table-cell>
          <table:table-cell table:formula="of:=([.A962]-0.4)/(0.00005-0.000001*[.B962])-260000" office:value-type="float" office:value="10588.2352941129" calcext:value-type="float">
            <text:p>10588</text:p>
          </table:table-cell>
        </table:table-row>
        <table:table-row table:style-name="ro1">
          <table:table-cell table:formula="of:=[.A962]+0.01" office:value-type="float" office:value="9.60999999999984" calcext:value-type="float">
            <text:p>9.60999999999984</text:p>
          </table:table-cell>
          <table:table-cell table:formula="of:=ROUND((0.00005-([.A963]-0.4)/270000) * 1000000)" office:value-type="float" office:value="16" calcext:value-type="float">
            <text:p>16</text:p>
          </table:table-cell>
          <table:table-cell table:formula="of:=([.A963]-0.4)/(0.00005-0.000001*[.B963])-260000" office:value-type="float" office:value="10882.3529411717" calcext:value-type="float">
            <text:p>10882</text:p>
          </table:table-cell>
        </table:table-row>
        <table:table-row table:style-name="ro1">
          <table:table-cell table:formula="of:=[.A963]+0.01" office:value-type="float" office:value="9.61999999999984" calcext:value-type="float">
            <text:p>9.61999999999984</text:p>
          </table:table-cell>
          <table:table-cell table:formula="of:=ROUND((0.00005-([.A964]-0.4)/270000) * 1000000)" office:value-type="float" office:value="16" calcext:value-type="float">
            <text:p>16</text:p>
          </table:table-cell>
          <table:table-cell table:formula="of:=([.A964]-0.4)/(0.00005-0.000001*[.B964])-260000" office:value-type="float" office:value="11176.4705882306" calcext:value-type="float">
            <text:p>11176</text:p>
          </table:table-cell>
        </table:table-row>
        <table:table-row table:style-name="ro1">
          <table:table-cell table:formula="of:=[.A964]+0.01" office:value-type="float" office:value="9.62999999999984" calcext:value-type="float">
            <text:p>9.62999999999984</text:p>
          </table:table-cell>
          <table:table-cell table:formula="of:=ROUND((0.00005-([.A965]-0.4)/270000) * 1000000)" office:value-type="float" office:value="16" calcext:value-type="float">
            <text:p>16</text:p>
          </table:table-cell>
          <table:table-cell table:formula="of:=([.A965]-0.4)/(0.00005-0.000001*[.B965])-260000" office:value-type="float" office:value="11470.5882352894" calcext:value-type="float">
            <text:p>11471</text:p>
          </table:table-cell>
        </table:table-row>
        <table:table-row table:style-name="ro1">
          <table:table-cell table:formula="of:=[.A965]+0.01" office:value-type="float" office:value="9.63999999999984" calcext:value-type="float">
            <text:p>9.63999999999984</text:p>
          </table:table-cell>
          <table:table-cell table:formula="of:=ROUND((0.00005-([.A966]-0.4)/270000) * 1000000)" office:value-type="float" office:value="16" calcext:value-type="float">
            <text:p>16</text:p>
          </table:table-cell>
          <table:table-cell table:formula="of:=([.A966]-0.4)/(0.00005-0.000001*[.B966])-260000" office:value-type="float" office:value="11764.7058823482" calcext:value-type="float">
            <text:p>11765</text:p>
          </table:table-cell>
        </table:table-row>
        <table:table-row table:style-name="ro1">
          <table:table-cell table:formula="of:=[.A966]+0.01" office:value-type="float" office:value="9.64999999999984" calcext:value-type="float">
            <text:p>9.64999999999984</text:p>
          </table:table-cell>
          <table:table-cell table:formula="of:=ROUND((0.00005-([.A967]-0.4)/270000) * 1000000)" office:value-type="float" office:value="16" calcext:value-type="float">
            <text:p>16</text:p>
          </table:table-cell>
          <table:table-cell table:formula="of:=([.A967]-0.4)/(0.00005-0.000001*[.B967])-260000" office:value-type="float" office:value="12058.823529407" calcext:value-type="float">
            <text:p>12059</text:p>
          </table:table-cell>
        </table:table-row>
        <table:table-row table:style-name="ro1">
          <table:table-cell table:formula="of:=[.A967]+0.01" office:value-type="float" office:value="9.65999999999984" calcext:value-type="float">
            <text:p>9.65999999999984</text:p>
          </table:table-cell>
          <table:table-cell table:formula="of:=ROUND((0.00005-([.A968]-0.4)/270000) * 1000000)" office:value-type="float" office:value="16" calcext:value-type="float">
            <text:p>16</text:p>
          </table:table-cell>
          <table:table-cell table:formula="of:=([.A968]-0.4)/(0.00005-0.000001*[.B968])-260000" office:value-type="float" office:value="12352.9411764658" calcext:value-type="float">
            <text:p>12353</text:p>
          </table:table-cell>
        </table:table-row>
        <table:table-row table:style-name="ro1">
          <table:table-cell table:formula="of:=[.A968]+0.01" office:value-type="float" office:value="9.66999999999984" calcext:value-type="float">
            <text:p>9.66999999999984</text:p>
          </table:table-cell>
          <table:table-cell table:formula="of:=ROUND((0.00005-([.A969]-0.4)/270000) * 1000000)" office:value-type="float" office:value="16" calcext:value-type="float">
            <text:p>16</text:p>
          </table:table-cell>
          <table:table-cell table:formula="of:=([.A969]-0.4)/(0.00005-0.000001*[.B969])-260000" office:value-type="float" office:value="12647.0588235246" calcext:value-type="float">
            <text:p>12647</text:p>
          </table:table-cell>
        </table:table-row>
        <table:table-row table:style-name="ro1">
          <table:table-cell table:formula="of:=[.A969]+0.01" office:value-type="float" office:value="9.67999999999984" calcext:value-type="float">
            <text:p>9.67999999999984</text:p>
          </table:table-cell>
          <table:table-cell table:formula="of:=ROUND((0.00005-([.A970]-0.4)/270000) * 1000000)" office:value-type="float" office:value="16" calcext:value-type="float">
            <text:p>16</text:p>
          </table:table-cell>
          <table:table-cell table:formula="of:=([.A970]-0.4)/(0.00005-0.000001*[.B970])-260000" office:value-type="float" office:value="12941.1764705835" calcext:value-type="float">
            <text:p>12941</text:p>
          </table:table-cell>
        </table:table-row>
        <table:table-row table:style-name="ro1">
          <table:table-cell table:formula="of:=[.A970]+0.01" office:value-type="float" office:value="9.68999999999984" calcext:value-type="float">
            <text:p>9.68999999999984</text:p>
          </table:table-cell>
          <table:table-cell table:formula="of:=ROUND((0.00005-([.A971]-0.4)/270000) * 1000000)" office:value-type="float" office:value="16" calcext:value-type="float">
            <text:p>16</text:p>
          </table:table-cell>
          <table:table-cell table:formula="of:=([.A971]-0.4)/(0.00005-0.000001*[.B971])-260000" office:value-type="float" office:value="13235.2941176423" calcext:value-type="float">
            <text:p>13235</text:p>
          </table:table-cell>
        </table:table-row>
        <table:table-row table:style-name="ro1">
          <table:table-cell table:formula="of:=[.A971]+0.01" office:value-type="float" office:value="9.69999999999984" calcext:value-type="float">
            <text:p>9.69999999999984</text:p>
          </table:table-cell>
          <table:table-cell table:formula="of:=ROUND((0.00005-([.A972]-0.4)/270000) * 1000000)" office:value-type="float" office:value="16" calcext:value-type="float">
            <text:p>16</text:p>
          </table:table-cell>
          <table:table-cell table:formula="of:=([.A972]-0.4)/(0.00005-0.000001*[.B972])-260000" office:value-type="float" office:value="13529.4117647011" calcext:value-type="float">
            <text:p>13529</text:p>
          </table:table-cell>
        </table:table-row>
        <table:table-row table:style-name="ro1">
          <table:table-cell table:formula="of:=[.A972]+0.01" office:value-type="float" office:value="9.70999999999984" calcext:value-type="float">
            <text:p>9.70999999999984</text:p>
          </table:table-cell>
          <table:table-cell table:formula="of:=ROUND((0.00005-([.A973]-0.4)/270000) * 1000000)" office:value-type="float" office:value="16" calcext:value-type="float">
            <text:p>16</text:p>
          </table:table-cell>
          <table:table-cell table:formula="of:=([.A973]-0.4)/(0.00005-0.000001*[.B973])-260000" office:value-type="float" office:value="13823.5294117599" calcext:value-type="float">
            <text:p>13824</text:p>
          </table:table-cell>
        </table:table-row>
        <table:table-row table:style-name="ro1">
          <table:table-cell table:formula="of:=[.A973]+0.01" office:value-type="float" office:value="9.71999999999984" calcext:value-type="float">
            <text:p>9.71999999999984</text:p>
          </table:table-cell>
          <table:table-cell table:formula="of:=ROUND((0.00005-([.A974]-0.4)/270000) * 1000000)" office:value-type="float" office:value="15" calcext:value-type="float">
            <text:p>15</text:p>
          </table:table-cell>
          <table:table-cell table:formula="of:=([.A974]-0.4)/(0.00005-0.000001*[.B974])-260000" office:value-type="float" office:value="6285.7142857096" calcext:value-type="float">
            <text:p>6286</text:p>
          </table:table-cell>
        </table:table-row>
        <table:table-row table:style-name="ro1">
          <table:table-cell table:formula="of:=[.A974]+0.01" office:value-type="float" office:value="9.72999999999984" calcext:value-type="float">
            <text:p>9.72999999999984</text:p>
          </table:table-cell>
          <table:table-cell table:formula="of:=ROUND((0.00005-([.A975]-0.4)/270000) * 1000000)" office:value-type="float" office:value="15" calcext:value-type="float">
            <text:p>15</text:p>
          </table:table-cell>
          <table:table-cell table:formula="of:=([.A975]-0.4)/(0.00005-0.000001*[.B975])-260000" office:value-type="float" office:value="6571.42857142387" calcext:value-type="float">
            <text:p>6571</text:p>
          </table:table-cell>
        </table:table-row>
        <table:table-row table:style-name="ro1">
          <table:table-cell table:formula="of:=[.A975]+0.01" office:value-type="float" office:value="9.73999999999984" calcext:value-type="float">
            <text:p>9.73999999999984</text:p>
          </table:table-cell>
          <table:table-cell table:formula="of:=ROUND((0.00005-([.A976]-0.4)/270000) * 1000000)" office:value-type="float" office:value="15" calcext:value-type="float">
            <text:p>15</text:p>
          </table:table-cell>
          <table:table-cell table:formula="of:=([.A976]-0.4)/(0.00005-0.000001*[.B976])-260000" office:value-type="float" office:value="6857.14285713818" calcext:value-type="float">
            <text:p>6857</text:p>
          </table:table-cell>
        </table:table-row>
        <table:table-row table:style-name="ro1">
          <table:table-cell table:formula="of:=[.A976]+0.01" office:value-type="float" office:value="9.74999999999984" calcext:value-type="float">
            <text:p>9.74999999999984</text:p>
          </table:table-cell>
          <table:table-cell table:formula="of:=ROUND((0.00005-([.A977]-0.4)/270000) * 1000000)" office:value-type="float" office:value="15" calcext:value-type="float">
            <text:p>15</text:p>
          </table:table-cell>
          <table:table-cell table:formula="of:=([.A977]-0.4)/(0.00005-0.000001*[.B977])-260000" office:value-type="float" office:value="7142.85714285245" calcext:value-type="float">
            <text:p>7143</text:p>
          </table:table-cell>
        </table:table-row>
        <table:table-row table:style-name="ro1">
          <table:table-cell table:formula="of:=[.A977]+0.01" office:value-type="float" office:value="9.75999999999984" calcext:value-type="float">
            <text:p>9.75999999999984</text:p>
          </table:table-cell>
          <table:table-cell table:formula="of:=ROUND((0.00005-([.A978]-0.4)/270000) * 1000000)" office:value-type="float" office:value="15" calcext:value-type="float">
            <text:p>15</text:p>
          </table:table-cell>
          <table:table-cell table:formula="of:=([.A978]-0.4)/(0.00005-0.000001*[.B978])-260000" office:value-type="float" office:value="7428.57142856671" calcext:value-type="float">
            <text:p>7429</text:p>
          </table:table-cell>
        </table:table-row>
        <table:table-row table:style-name="ro1">
          <table:table-cell table:formula="of:=[.A978]+0.01" office:value-type="float" office:value="9.76999999999984" calcext:value-type="float">
            <text:p>9.76999999999984</text:p>
          </table:table-cell>
          <table:table-cell table:formula="of:=ROUND((0.00005-([.A979]-0.4)/270000) * 1000000)" office:value-type="float" office:value="15" calcext:value-type="float">
            <text:p>15</text:p>
          </table:table-cell>
          <table:table-cell table:formula="of:=([.A979]-0.4)/(0.00005-0.000001*[.B979])-260000" office:value-type="float" office:value="7714.28571428097" calcext:value-type="float">
            <text:p>7714</text:p>
          </table:table-cell>
        </table:table-row>
        <table:table-row table:style-name="ro1">
          <table:table-cell table:formula="of:=[.A979]+0.01" office:value-type="float" office:value="9.77999999999984" calcext:value-type="float">
            <text:p>9.77999999999984</text:p>
          </table:table-cell>
          <table:table-cell table:formula="of:=ROUND((0.00005-([.A980]-0.4)/270000) * 1000000)" office:value-type="float" office:value="15" calcext:value-type="float">
            <text:p>15</text:p>
          </table:table-cell>
          <table:table-cell table:formula="of:=([.A980]-0.4)/(0.00005-0.000001*[.B980])-260000" office:value-type="float" office:value="7999.99999999529" calcext:value-type="float">
            <text:p>8000</text:p>
          </table:table-cell>
        </table:table-row>
        <table:table-row table:style-name="ro1">
          <table:table-cell table:formula="of:=[.A980]+0.01" office:value-type="float" office:value="9.78999999999984" calcext:value-type="float">
            <text:p>9.78999999999984</text:p>
          </table:table-cell>
          <table:table-cell table:formula="of:=ROUND((0.00005-([.A981]-0.4)/270000) * 1000000)" office:value-type="float" office:value="15" calcext:value-type="float">
            <text:p>15</text:p>
          </table:table-cell>
          <table:table-cell table:formula="of:=([.A981]-0.4)/(0.00005-0.000001*[.B981])-260000" office:value-type="float" office:value="8285.71428570955" calcext:value-type="float">
            <text:p>8286</text:p>
          </table:table-cell>
        </table:table-row>
        <table:table-row table:style-name="ro1">
          <table:table-cell table:formula="of:=[.A981]+0.01" office:value-type="float" office:value="9.79999999999984" calcext:value-type="float">
            <text:p>9.79999999999984</text:p>
          </table:table-cell>
          <table:table-cell table:formula="of:=ROUND((0.00005-([.A982]-0.4)/270000) * 1000000)" office:value-type="float" office:value="15" calcext:value-type="float">
            <text:p>15</text:p>
          </table:table-cell>
          <table:table-cell table:formula="of:=([.A982]-0.4)/(0.00005-0.000001*[.B982])-260000" office:value-type="float" office:value="8571.42857142381" calcext:value-type="float">
            <text:p>8571</text:p>
          </table:table-cell>
        </table:table-row>
        <table:table-row table:style-name="ro1">
          <table:table-cell table:formula="of:=[.A982]+0.01" office:value-type="float" office:value="9.80999999999984" calcext:value-type="float">
            <text:p>9.80999999999984</text:p>
          </table:table-cell>
          <table:table-cell table:formula="of:=ROUND((0.00005-([.A983]-0.4)/270000) * 1000000)" office:value-type="float" office:value="15" calcext:value-type="float">
            <text:p>15</text:p>
          </table:table-cell>
          <table:table-cell table:formula="of:=([.A983]-0.4)/(0.00005-0.000001*[.B983])-260000" office:value-type="float" office:value="8857.14285713813" calcext:value-type="float">
            <text:p>8857</text:p>
          </table:table-cell>
        </table:table-row>
        <table:table-row table:style-name="ro1">
          <table:table-cell table:formula="of:=[.A983]+0.01" office:value-type="float" office:value="9.81999999999984" calcext:value-type="float">
            <text:p>9.81999999999984</text:p>
          </table:table-cell>
          <table:table-cell table:formula="of:=ROUND((0.00005-([.A984]-0.4)/270000) * 1000000)" office:value-type="float" office:value="15" calcext:value-type="float">
            <text:p>15</text:p>
          </table:table-cell>
          <table:table-cell table:formula="of:=([.A984]-0.4)/(0.00005-0.000001*[.B984])-260000" office:value-type="float" office:value="9142.85714285239" calcext:value-type="float">
            <text:p>9143</text:p>
          </table:table-cell>
        </table:table-row>
        <table:table-row table:style-name="ro1">
          <table:table-cell table:formula="of:=[.A984]+0.01" office:value-type="float" office:value="9.82999999999984" calcext:value-type="float">
            <text:p>9.82999999999984</text:p>
          </table:table-cell>
          <table:table-cell table:formula="of:=ROUND((0.00005-([.A985]-0.4)/270000) * 1000000)" office:value-type="float" office:value="15" calcext:value-type="float">
            <text:p>15</text:p>
          </table:table-cell>
          <table:table-cell table:formula="of:=([.A985]-0.4)/(0.00005-0.000001*[.B985])-260000" office:value-type="float" office:value="9428.57142856665" calcext:value-type="float">
            <text:p>9429</text:p>
          </table:table-cell>
        </table:table-row>
        <table:table-row table:style-name="ro1">
          <table:table-cell table:formula="of:=[.A985]+0.01" office:value-type="float" office:value="9.83999999999983" calcext:value-type="float">
            <text:p>9.83999999999983</text:p>
          </table:table-cell>
          <table:table-cell table:formula="of:=ROUND((0.00005-([.A986]-0.4)/270000) * 1000000)" office:value-type="float" office:value="15" calcext:value-type="float">
            <text:p>15</text:p>
          </table:table-cell>
          <table:table-cell table:formula="of:=([.A986]-0.4)/(0.00005-0.000001*[.B986])-260000" office:value-type="float" office:value="9714.28571428097" calcext:value-type="float">
            <text:p>9714</text:p>
          </table:table-cell>
        </table:table-row>
        <table:table-row table:style-name="ro1">
          <table:table-cell table:formula="of:=[.A986]+0.01" office:value-type="float" office:value="9.84999999999983" calcext:value-type="float">
            <text:p>9.84999999999983</text:p>
          </table:table-cell>
          <table:table-cell table:formula="of:=ROUND((0.00005-([.A987]-0.4)/270000) * 1000000)" office:value-type="float" office:value="15" calcext:value-type="float">
            <text:p>15</text:p>
          </table:table-cell>
          <table:table-cell table:formula="of:=([.A987]-0.4)/(0.00005-0.000001*[.B987])-260000" office:value-type="float" office:value="9999.99999999523" calcext:value-type="float">
            <text:p>10000</text:p>
          </table:table-cell>
        </table:table-row>
        <table:table-row table:style-name="ro1">
          <table:table-cell table:formula="of:=[.A987]+0.01" office:value-type="float" office:value="9.85999999999983" calcext:value-type="float">
            <text:p>9.85999999999983</text:p>
          </table:table-cell>
          <table:table-cell table:formula="of:=ROUND((0.00005-([.A988]-0.4)/270000) * 1000000)" office:value-type="float" office:value="15" calcext:value-type="float">
            <text:p>15</text:p>
          </table:table-cell>
          <table:table-cell table:formula="of:=([.A988]-0.4)/(0.00005-0.000001*[.B988])-260000" office:value-type="float" office:value="10285.7142857095" calcext:value-type="float">
            <text:p>10286</text:p>
          </table:table-cell>
        </table:table-row>
        <table:table-row table:style-name="ro1">
          <table:table-cell table:formula="of:=[.A988]+0.01" office:value-type="float" office:value="9.86999999999983" calcext:value-type="float">
            <text:p>9.86999999999983</text:p>
          </table:table-cell>
          <table:table-cell table:formula="of:=ROUND((0.00005-([.A989]-0.4)/270000) * 1000000)" office:value-type="float" office:value="15" calcext:value-type="float">
            <text:p>15</text:p>
          </table:table-cell>
          <table:table-cell table:formula="of:=([.A989]-0.4)/(0.00005-0.000001*[.B989])-260000" office:value-type="float" office:value="10571.4285714238" calcext:value-type="float">
            <text:p>10571</text:p>
          </table:table-cell>
        </table:table-row>
        <table:table-row table:style-name="ro1">
          <table:table-cell table:formula="of:=[.A989]+0.01" office:value-type="float" office:value="9.87999999999983" calcext:value-type="float">
            <text:p>9.87999999999983</text:p>
          </table:table-cell>
          <table:table-cell table:formula="of:=ROUND((0.00005-([.A990]-0.4)/270000) * 1000000)" office:value-type="float" office:value="15" calcext:value-type="float">
            <text:p>15</text:p>
          </table:table-cell>
          <table:table-cell table:formula="of:=([.A990]-0.4)/(0.00005-0.000001*[.B990])-260000" office:value-type="float" office:value="10857.1428571381" calcext:value-type="float">
            <text:p>10857</text:p>
          </table:table-cell>
        </table:table-row>
        <table:table-row table:style-name="ro1">
          <table:table-cell table:formula="of:=[.A990]+0.01" office:value-type="float" office:value="9.88999999999983" calcext:value-type="float">
            <text:p>9.88999999999983</text:p>
          </table:table-cell>
          <table:table-cell table:formula="of:=ROUND((0.00005-([.A991]-0.4)/270000) * 1000000)" office:value-type="float" office:value="15" calcext:value-type="float">
            <text:p>15</text:p>
          </table:table-cell>
          <table:table-cell table:formula="of:=([.A991]-0.4)/(0.00005-0.000001*[.B991])-260000" office:value-type="float" office:value="11142.8571428523" calcext:value-type="float">
            <text:p>11143</text:p>
          </table:table-cell>
        </table:table-row>
        <table:table-row table:style-name="ro1">
          <table:table-cell table:formula="of:=[.A991]+0.01" office:value-type="float" office:value="9.89999999999983" calcext:value-type="float">
            <text:p>9.89999999999983</text:p>
          </table:table-cell>
          <table:table-cell table:formula="of:=ROUND((0.00005-([.A992]-0.4)/270000) * 1000000)" office:value-type="float" office:value="15" calcext:value-type="float">
            <text:p>15</text:p>
          </table:table-cell>
          <table:table-cell table:formula="of:=([.A992]-0.4)/(0.00005-0.000001*[.B992])-260000" office:value-type="float" office:value="11428.5714285666" calcext:value-type="float">
            <text:p>11429</text:p>
          </table:table-cell>
        </table:table-row>
        <table:table-row table:style-name="ro1">
          <table:table-cell table:formula="of:=[.A992]+0.01" office:value-type="float" office:value="9.90999999999983" calcext:value-type="float">
            <text:p>9.90999999999983</text:p>
          </table:table-cell>
          <table:table-cell table:formula="of:=ROUND((0.00005-([.A993]-0.4)/270000) * 1000000)" office:value-type="float" office:value="15" calcext:value-type="float">
            <text:p>15</text:p>
          </table:table-cell>
          <table:table-cell table:formula="of:=([.A993]-0.4)/(0.00005-0.000001*[.B993])-260000" office:value-type="float" office:value="11714.2857142809" calcext:value-type="float">
            <text:p>11714</text:p>
          </table:table-cell>
        </table:table-row>
        <table:table-row table:style-name="ro1">
          <table:table-cell table:formula="of:=[.A993]+0.01" office:value-type="float" office:value="9.91999999999983" calcext:value-type="float">
            <text:p>9.91999999999983</text:p>
          </table:table-cell>
          <table:table-cell table:formula="of:=ROUND((0.00005-([.A994]-0.4)/270000) * 1000000)" office:value-type="float" office:value="15" calcext:value-type="float">
            <text:p>15</text:p>
          </table:table-cell>
          <table:table-cell table:formula="of:=([.A994]-0.4)/(0.00005-0.000001*[.B994])-260000" office:value-type="float" office:value="11999.9999999952" calcext:value-type="float">
            <text:p>12000</text:p>
          </table:table-cell>
        </table:table-row>
        <table:table-row table:style-name="ro1">
          <table:table-cell table:formula="of:=[.A994]+0.01" office:value-type="float" office:value="9.92999999999983" calcext:value-type="float">
            <text:p>9.92999999999983</text:p>
          </table:table-cell>
          <table:table-cell table:formula="of:=ROUND((0.00005-([.A995]-0.4)/270000) * 1000000)" office:value-type="float" office:value="15" calcext:value-type="float">
            <text:p>15</text:p>
          </table:table-cell>
          <table:table-cell table:formula="of:=([.A995]-0.4)/(0.00005-0.000001*[.B995])-260000" office:value-type="float" office:value="12285.7142857095" calcext:value-type="float">
            <text:p>12286</text:p>
          </table:table-cell>
        </table:table-row>
        <table:table-row table:style-name="ro1">
          <table:table-cell table:formula="of:=[.A995]+0.01" office:value-type="float" office:value="9.93999999999983" calcext:value-type="float">
            <text:p>9.93999999999983</text:p>
          </table:table-cell>
          <table:table-cell table:formula="of:=ROUND((0.00005-([.A996]-0.4)/270000) * 1000000)" office:value-type="float" office:value="15" calcext:value-type="float">
            <text:p>15</text:p>
          </table:table-cell>
          <table:table-cell table:formula="of:=([.A996]-0.4)/(0.00005-0.000001*[.B996])-260000" office:value-type="float" office:value="12571.4285714237" calcext:value-type="float">
            <text:p>12571</text:p>
          </table:table-cell>
        </table:table-row>
        <table:table-row table:style-name="ro1">
          <table:table-cell table:formula="of:=[.A996]+0.01" office:value-type="float" office:value="9.94999999999983" calcext:value-type="float">
            <text:p>9.94999999999983</text:p>
          </table:table-cell>
          <table:table-cell table:formula="of:=ROUND((0.00005-([.A997]-0.4)/270000) * 1000000)" office:value-type="float" office:value="15" calcext:value-type="float">
            <text:p>15</text:p>
          </table:table-cell>
          <table:table-cell table:formula="of:=([.A997]-0.4)/(0.00005-0.000001*[.B997])-260000" office:value-type="float" office:value="12857.142857138" calcext:value-type="float">
            <text:p>12857</text:p>
          </table:table-cell>
        </table:table-row>
        <table:table-row table:style-name="ro1">
          <table:table-cell table:formula="of:=[.A997]+0.01" office:value-type="float" office:value="9.95999999999983" calcext:value-type="float">
            <text:p>9.95999999999983</text:p>
          </table:table-cell>
          <table:table-cell table:formula="of:=ROUND((0.00005-([.A998]-0.4)/270000) * 1000000)" office:value-type="float" office:value="15" calcext:value-type="float">
            <text:p>15</text:p>
          </table:table-cell>
          <table:table-cell table:formula="of:=([.A998]-0.4)/(0.00005-0.000001*[.B998])-260000" office:value-type="float" office:value="13142.8571428523" calcext:value-type="float">
            <text:p>13143</text:p>
          </table:table-cell>
        </table:table-row>
        <table:table-row table:style-name="ro1">
          <table:table-cell table:formula="of:=[.A998]+0.01" office:value-type="float" office:value="9.96999999999983" calcext:value-type="float">
            <text:p>9.96999999999983</text:p>
          </table:table-cell>
          <table:table-cell table:formula="of:=ROUND((0.00005-([.A999]-0.4)/270000) * 1000000)" office:value-type="float" office:value="15" calcext:value-type="float">
            <text:p>15</text:p>
          </table:table-cell>
          <table:table-cell table:formula="of:=([.A999]-0.4)/(0.00005-0.000001*[.B999])-260000" office:value-type="float" office:value="13428.5714285666" calcext:value-type="float">
            <text:p>13429</text:p>
          </table:table-cell>
        </table:table-row>
        <table:table-row table:style-name="ro1">
          <table:table-cell table:formula="of:=[.A999]+0.01" office:value-type="float" office:value="9.97999999999983" calcext:value-type="float">
            <text:p>9.97999999999983</text:p>
          </table:table-cell>
          <table:table-cell table:formula="of:=ROUND((0.00005-([.A1000]-0.4)/270000) * 1000000)" office:value-type="float" office:value="15" calcext:value-type="float">
            <text:p>15</text:p>
          </table:table-cell>
          <table:table-cell table:formula="of:=([.A1000]-0.4)/(0.00005-0.000001*[.B1000])-260000" office:value-type="float" office:value="13714.2857142809" calcext:value-type="float">
            <text:p>13714</text:p>
          </table:table-cell>
        </table:table-row>
        <table:table-row table:style-name="ro1">
          <table:table-cell table:formula="of:=[.A1000]+0.01" office:value-type="float" office:value="9.98999999999983" calcext:value-type="float">
            <text:p>9.98999999999983</text:p>
          </table:table-cell>
          <table:table-cell table:formula="of:=ROUND((0.00005-([.A1001]-0.4)/270000) * 1000000)" office:value-type="float" office:value="14" calcext:value-type="float">
            <text:p>14</text:p>
          </table:table-cell>
          <table:table-cell table:formula="of:=([.A1001]-0.4)/(0.00005-0.000001*[.B1001])-260000" office:value-type="float" office:value="6388.88888888422" calcext:value-type="float">
            <text:p>6389</text:p>
          </table:table-cell>
        </table:table-row>
        <table:table-row table:style-name="ro1">
          <table:table-cell table:formula="of:=[.A1001]+0.01" office:value-type="float" office:value="9.99999999999983" calcext:value-type="float">
            <text:p>9.99999999999983</text:p>
          </table:table-cell>
          <table:table-cell table:formula="of:=ROUND((0.00005-([.A1002]-0.4)/270000) * 1000000)" office:value-type="float" office:value="14" calcext:value-type="float">
            <text:p>14</text:p>
          </table:table-cell>
          <table:table-cell table:formula="of:=([.A1002]-0.4)/(0.00005-0.000001*[.B1002])-260000" office:value-type="float" office:value="6666.66666666197" calcext:value-type="float">
            <text:p>6667</text:p>
          </table:table-cell>
        </table:table-row>
        <table:table-row table:style-name="ro1">
          <table:table-cell table:formula="of:=[.A1002]+0.01" office:value-type="float" office:value="10.0099999999998" calcext:value-type="float">
            <text:p>10.0099999999998</text:p>
          </table:table-cell>
          <table:table-cell table:formula="of:=ROUND((0.00005-([.A1003]-0.4)/270000) * 1000000)" office:value-type="float" office:value="14" calcext:value-type="float">
            <text:p>14</text:p>
          </table:table-cell>
          <table:table-cell table:formula="of:=([.A1003]-0.4)/(0.00005-0.000001*[.B1003])-260000" office:value-type="float" office:value="6944.44444443972" calcext:value-type="float">
            <text:p>6944</text:p>
          </table:table-cell>
        </table:table-row>
        <table:table-row table:style-name="ro1">
          <table:table-cell table:formula="of:=[.A1003]+0.01" office:value-type="float" office:value="10.0199999999998" calcext:value-type="float">
            <text:p>10.0199999999998</text:p>
          </table:table-cell>
          <table:table-cell table:formula="of:=ROUND((0.00005-([.A1004]-0.4)/270000) * 1000000)" office:value-type="float" office:value="14" calcext:value-type="float">
            <text:p>14</text:p>
          </table:table-cell>
          <table:table-cell table:formula="of:=([.A1004]-0.4)/(0.00005-0.000001*[.B1004])-260000" office:value-type="float" office:value="7222.22222221753" calcext:value-type="float">
            <text:p>7222</text:p>
          </table:table-cell>
        </table:table-row>
        <table:table-row table:style-name="ro1">
          <table:table-cell table:formula="of:=[.A1004]+0.01" office:value-type="float" office:value="10.0299999999998" calcext:value-type="float">
            <text:p>10.0299999999998</text:p>
          </table:table-cell>
          <table:table-cell table:formula="of:=ROUND((0.00005-([.A1005]-0.4)/270000) * 1000000)" office:value-type="float" office:value="14" calcext:value-type="float">
            <text:p>14</text:p>
          </table:table-cell>
          <table:table-cell table:formula="of:=([.A1005]-0.4)/(0.00005-0.000001*[.B1005])-260000" office:value-type="float" office:value="7499.99999999529" calcext:value-type="float">
            <text:p>7500</text:p>
          </table:table-cell>
        </table:table-row>
        <table:table-row table:style-name="ro1">
          <table:table-cell table:formula="of:=[.A1005]+0.01" office:value-type="float" office:value="10.0399999999998" calcext:value-type="float">
            <text:p>10.0399999999998</text:p>
          </table:table-cell>
          <table:table-cell table:formula="of:=ROUND((0.00005-([.A1006]-0.4)/270000) * 1000000)" office:value-type="float" office:value="14" calcext:value-type="float">
            <text:p>14</text:p>
          </table:table-cell>
          <table:table-cell table:formula="of:=([.A1006]-0.4)/(0.00005-0.000001*[.B1006])-260000" office:value-type="float" office:value="7777.77777777304" calcext:value-type="float">
            <text:p>7778</text:p>
          </table:table-cell>
        </table:table-row>
        <table:table-row table:style-name="ro1">
          <table:table-cell table:formula="of:=[.A1006]+0.01" office:value-type="float" office:value="10.0499999999998" calcext:value-type="float">
            <text:p>10.0499999999998</text:p>
          </table:table-cell>
          <table:table-cell table:formula="of:=ROUND((0.00005-([.A1007]-0.4)/270000) * 1000000)" office:value-type="float" office:value="14" calcext:value-type="float">
            <text:p>14</text:p>
          </table:table-cell>
          <table:table-cell table:formula="of:=([.A1007]-0.4)/(0.00005-0.000001*[.B1007])-260000" office:value-type="float" office:value="8055.55555555085" calcext:value-type="float">
            <text:p>8056</text:p>
          </table:table-cell>
        </table:table-row>
        <table:table-row table:style-name="ro1">
          <table:table-cell table:formula="of:=[.A1007]+0.01" office:value-type="float" office:value="10.0599999999998" calcext:value-type="float">
            <text:p>10.0599999999998</text:p>
          </table:table-cell>
          <table:table-cell table:formula="of:=ROUND((0.00005-([.A1008]-0.4)/270000) * 1000000)" office:value-type="float" office:value="14" calcext:value-type="float">
            <text:p>14</text:p>
          </table:table-cell>
          <table:table-cell table:formula="of:=([.A1008]-0.4)/(0.00005-0.000001*[.B1008])-260000" office:value-type="float" office:value="8333.3333333286" calcext:value-type="float">
            <text:p>8333</text:p>
          </table:table-cell>
        </table:table-row>
        <table:table-row table:style-name="ro1">
          <table:table-cell table:formula="of:=[.A1008]+0.01" office:value-type="float" office:value="10.0699999999998" calcext:value-type="float">
            <text:p>10.0699999999998</text:p>
          </table:table-cell>
          <table:table-cell table:formula="of:=ROUND((0.00005-([.A1009]-0.4)/270000) * 1000000)" office:value-type="float" office:value="14" calcext:value-type="float">
            <text:p>14</text:p>
          </table:table-cell>
          <table:table-cell table:formula="of:=([.A1009]-0.4)/(0.00005-0.000001*[.B1009])-260000" office:value-type="float" office:value="8611.11111110635" calcext:value-type="float">
            <text:p>8611</text:p>
          </table:table-cell>
        </table:table-row>
        <table:table-row table:style-name="ro1">
          <table:table-cell table:formula="of:=[.A1009]+0.01" office:value-type="float" office:value="10.0799999999998" calcext:value-type="float">
            <text:p>10.0799999999998</text:p>
          </table:table-cell>
          <table:table-cell table:formula="of:=ROUND((0.00005-([.A1010]-0.4)/270000) * 1000000)" office:value-type="float" office:value="14" calcext:value-type="float">
            <text:p>14</text:p>
          </table:table-cell>
          <table:table-cell table:formula="of:=([.A1010]-0.4)/(0.00005-0.000001*[.B1010])-260000" office:value-type="float" office:value="8888.88888888416" calcext:value-type="float">
            <text:p>8889</text:p>
          </table:table-cell>
        </table:table-row>
        <table:table-row table:style-name="ro1">
          <table:table-cell table:formula="of:=[.A1010]+0.01" office:value-type="float" office:value="10.0899999999998" calcext:value-type="float">
            <text:p>10.0899999999998</text:p>
          </table:table-cell>
          <table:table-cell table:formula="of:=ROUND((0.00005-([.A1011]-0.4)/270000) * 1000000)" office:value-type="float" office:value="14" calcext:value-type="float">
            <text:p>14</text:p>
          </table:table-cell>
          <table:table-cell table:formula="of:=([.A1011]-0.4)/(0.00005-0.000001*[.B1011])-260000" office:value-type="float" office:value="9166.66666666191" calcext:value-type="float">
            <text:p>9167</text:p>
          </table:table-cell>
        </table:table-row>
        <table:table-row table:style-name="ro1">
          <table:table-cell table:formula="of:=[.A1011]+0.01" office:value-type="float" office:value="10.0999999999998" calcext:value-type="float">
            <text:p>10.0999999999998</text:p>
          </table:table-cell>
          <table:table-cell table:formula="of:=ROUND((0.00005-([.A1012]-0.4)/270000) * 1000000)" office:value-type="float" office:value="14" calcext:value-type="float">
            <text:p>14</text:p>
          </table:table-cell>
          <table:table-cell table:formula="of:=([.A1012]-0.4)/(0.00005-0.000001*[.B1012])-260000" office:value-type="float" office:value="9444.44444443966" calcext:value-type="float">
            <text:p>9444</text:p>
          </table:table-cell>
        </table:table-row>
        <table:table-row table:style-name="ro1">
          <table:table-cell table:formula="of:=[.A1012]+0.01" office:value-type="float" office:value="10.1099999999998" calcext:value-type="float">
            <text:p>10.1099999999998</text:p>
          </table:table-cell>
          <table:table-cell table:formula="of:=ROUND((0.00005-([.A1013]-0.4)/270000) * 1000000)" office:value-type="float" office:value="14" calcext:value-type="float">
            <text:p>14</text:p>
          </table:table-cell>
          <table:table-cell table:formula="of:=([.A1013]-0.4)/(0.00005-0.000001*[.B1013])-260000" office:value-type="float" office:value="9722.22222221748" calcext:value-type="float">
            <text:p>9722</text:p>
          </table:table-cell>
        </table:table-row>
        <table:table-row table:style-name="ro1">
          <table:table-cell table:formula="of:=[.A1013]+0.01" office:value-type="float" office:value="10.1199999999998" calcext:value-type="float">
            <text:p>10.1199999999998</text:p>
          </table:table-cell>
          <table:table-cell table:formula="of:=ROUND((0.00005-([.A1014]-0.4)/270000) * 1000000)" office:value-type="float" office:value="14" calcext:value-type="float">
            <text:p>14</text:p>
          </table:table-cell>
          <table:table-cell table:formula="of:=([.A1014]-0.4)/(0.00005-0.000001*[.B1014])-260000" office:value-type="float" office:value="9999.99999999523" calcext:value-type="float">
            <text:p>10000</text:p>
          </table:table-cell>
        </table:table-row>
        <table:table-row table:style-name="ro1">
          <table:table-cell table:formula="of:=[.A1014]+0.01" office:value-type="float" office:value="10.1299999999998" calcext:value-type="float">
            <text:p>10.1299999999998</text:p>
          </table:table-cell>
          <table:table-cell table:formula="of:=ROUND((0.00005-([.A1015]-0.4)/270000) * 1000000)" office:value-type="float" office:value="14" calcext:value-type="float">
            <text:p>14</text:p>
          </table:table-cell>
          <table:table-cell table:formula="of:=([.A1015]-0.4)/(0.00005-0.000001*[.B1015])-260000" office:value-type="float" office:value="10277.777777773" calcext:value-type="float">
            <text:p>10278</text:p>
          </table:table-cell>
        </table:table-row>
        <table:table-row table:style-name="ro1">
          <table:table-cell table:formula="of:=[.A1015]+0.01" office:value-type="float" office:value="10.1399999999998" calcext:value-type="float">
            <text:p>10.1399999999998</text:p>
          </table:table-cell>
          <table:table-cell table:formula="of:=ROUND((0.00005-([.A1016]-0.4)/270000) * 1000000)" office:value-type="float" office:value="14" calcext:value-type="float">
            <text:p>14</text:p>
          </table:table-cell>
          <table:table-cell table:formula="of:=([.A1016]-0.4)/(0.00005-0.000001*[.B1016])-260000" office:value-type="float" office:value="10555.5555555508" calcext:value-type="float">
            <text:p>10556</text:p>
          </table:table-cell>
        </table:table-row>
        <table:table-row table:style-name="ro1">
          <table:table-cell table:formula="of:=[.A1016]+0.01" office:value-type="float" office:value="10.1499999999998" calcext:value-type="float">
            <text:p>10.1499999999998</text:p>
          </table:table-cell>
          <table:table-cell table:formula="of:=ROUND((0.00005-([.A1017]-0.4)/270000) * 1000000)" office:value-type="float" office:value="14" calcext:value-type="float">
            <text:p>14</text:p>
          </table:table-cell>
          <table:table-cell table:formula="of:=([.A1017]-0.4)/(0.00005-0.000001*[.B1017])-260000" office:value-type="float" office:value="10833.3333333285" calcext:value-type="float">
            <text:p>10833</text:p>
          </table:table-cell>
        </table:table-row>
        <table:table-row table:style-name="ro1">
          <table:table-cell table:formula="of:=[.A1017]+0.01" office:value-type="float" office:value="10.1599999999998" calcext:value-type="float">
            <text:p>10.1599999999998</text:p>
          </table:table-cell>
          <table:table-cell table:formula="of:=ROUND((0.00005-([.A1018]-0.4)/270000) * 1000000)" office:value-type="float" office:value="14" calcext:value-type="float">
            <text:p>14</text:p>
          </table:table-cell>
          <table:table-cell table:formula="of:=([.A1018]-0.4)/(0.00005-0.000001*[.B1018])-260000" office:value-type="float" office:value="11111.1111111063" calcext:value-type="float">
            <text:p>11111</text:p>
          </table:table-cell>
        </table:table-row>
        <table:table-row table:style-name="ro1">
          <table:table-cell table:formula="of:=[.A1018]+0.01" office:value-type="float" office:value="10.1699999999998" calcext:value-type="float">
            <text:p>10.1699999999998</text:p>
          </table:table-cell>
          <table:table-cell table:formula="of:=ROUND((0.00005-([.A1019]-0.4)/270000) * 1000000)" office:value-type="float" office:value="14" calcext:value-type="float">
            <text:p>14</text:p>
          </table:table-cell>
          <table:table-cell table:formula="of:=([.A1019]-0.4)/(0.00005-0.000001*[.B1019])-260000" office:value-type="float" office:value="11388.8888888841" calcext:value-type="float">
            <text:p>11389</text:p>
          </table:table-cell>
        </table:table-row>
        <table:table-row table:style-name="ro1">
          <table:table-cell table:formula="of:=[.A1019]+0.01" office:value-type="float" office:value="10.1799999999998" calcext:value-type="float">
            <text:p>10.1799999999998</text:p>
          </table:table-cell>
          <table:table-cell table:formula="of:=ROUND((0.00005-([.A1020]-0.4)/270000) * 1000000)" office:value-type="float" office:value="14" calcext:value-type="float">
            <text:p>14</text:p>
          </table:table-cell>
          <table:table-cell table:formula="of:=([.A1020]-0.4)/(0.00005-0.000001*[.B1020])-260000" office:value-type="float" office:value="11666.6666666619" calcext:value-type="float">
            <text:p>11667</text:p>
          </table:table-cell>
        </table:table-row>
        <table:table-row table:style-name="ro1">
          <table:table-cell table:formula="of:=[.A1020]+0.01" office:value-type="float" office:value="10.1899999999998" calcext:value-type="float">
            <text:p>10.1899999999998</text:p>
          </table:table-cell>
          <table:table-cell table:formula="of:=ROUND((0.00005-([.A1021]-0.4)/270000) * 1000000)" office:value-type="float" office:value="14" calcext:value-type="float">
            <text:p>14</text:p>
          </table:table-cell>
          <table:table-cell table:formula="of:=([.A1021]-0.4)/(0.00005-0.000001*[.B1021])-260000" office:value-type="float" office:value="11944.4444444396" calcext:value-type="float">
            <text:p>11944</text:p>
          </table:table-cell>
        </table:table-row>
        <table:table-row table:style-name="ro1">
          <table:table-cell table:formula="of:=[.A1021]+0.01" office:value-type="float" office:value="10.1999999999998" calcext:value-type="float">
            <text:p>10.1999999999998</text:p>
          </table:table-cell>
          <table:table-cell table:formula="of:=ROUND((0.00005-([.A1022]-0.4)/270000) * 1000000)" office:value-type="float" office:value="14" calcext:value-type="float">
            <text:p>14</text:p>
          </table:table-cell>
          <table:table-cell table:formula="of:=([.A1022]-0.4)/(0.00005-0.000001*[.B1022])-260000" office:value-type="float" office:value="12222.2222222174" calcext:value-type="float">
            <text:p>12222</text:p>
          </table:table-cell>
        </table:table-row>
        <table:table-row table:style-name="ro1">
          <table:table-cell table:formula="of:=[.A1022]+0.01" office:value-type="float" office:value="10.2099999999998" calcext:value-type="float">
            <text:p>10.2099999999998</text:p>
          </table:table-cell>
          <table:table-cell table:formula="of:=ROUND((0.00005-([.A1023]-0.4)/270000) * 1000000)" office:value-type="float" office:value="14" calcext:value-type="float">
            <text:p>14</text:p>
          </table:table-cell>
          <table:table-cell table:formula="of:=([.A1023]-0.4)/(0.00005-0.000001*[.B1023])-260000" office:value-type="float" office:value="12499.9999999952" calcext:value-type="float">
            <text:p>12500</text:p>
          </table:table-cell>
        </table:table-row>
        <table:table-row table:style-name="ro1">
          <table:table-cell table:formula="of:=[.A1023]+0.01" office:value-type="float" office:value="10.2199999999998" calcext:value-type="float">
            <text:p>10.2199999999998</text:p>
          </table:table-cell>
          <table:table-cell table:formula="of:=ROUND((0.00005-([.A1024]-0.4)/270000) * 1000000)" office:value-type="float" office:value="14" calcext:value-type="float">
            <text:p>14</text:p>
          </table:table-cell>
          <table:table-cell table:formula="of:=([.A1024]-0.4)/(0.00005-0.000001*[.B1024])-260000" office:value-type="float" office:value="12777.7777777729" calcext:value-type="float">
            <text:p>12778</text:p>
          </table:table-cell>
        </table:table-row>
        <table:table-row table:style-name="ro1">
          <table:table-cell table:formula="of:=[.A1024]+0.01" office:value-type="float" office:value="10.2299999999998" calcext:value-type="float">
            <text:p>10.2299999999998</text:p>
          </table:table-cell>
          <table:table-cell table:formula="of:=ROUND((0.00005-([.A1025]-0.4)/270000) * 1000000)" office:value-type="float" office:value="14" calcext:value-type="float">
            <text:p>14</text:p>
          </table:table-cell>
          <table:table-cell table:formula="of:=([.A1025]-0.4)/(0.00005-0.000001*[.B1025])-260000" office:value-type="float" office:value="13055.5555555507" calcext:value-type="float">
            <text:p>13056</text:p>
          </table:table-cell>
        </table:table-row>
        <table:table-row table:style-name="ro1">
          <table:table-cell table:formula="of:=[.A1025]+0.01" office:value-type="float" office:value="10.2399999999998" calcext:value-type="float">
            <text:p>10.2399999999998</text:p>
          </table:table-cell>
          <table:table-cell table:formula="of:=ROUND((0.00005-([.A1026]-0.4)/270000) * 1000000)" office:value-type="float" office:value="14" calcext:value-type="float">
            <text:p>14</text:p>
          </table:table-cell>
          <table:table-cell table:formula="of:=([.A1026]-0.4)/(0.00005-0.000001*[.B1026])-260000" office:value-type="float" office:value="13333.3333333285" calcext:value-type="float">
            <text:p>13333</text:p>
          </table:table-cell>
        </table:table-row>
        <table:table-row table:style-name="ro1">
          <table:table-cell table:formula="of:=[.A1026]+0.01" office:value-type="float" office:value="10.2499999999998" calcext:value-type="float">
            <text:p>10.2499999999998</text:p>
          </table:table-cell>
          <table:table-cell table:formula="of:=ROUND((0.00005-([.A1027]-0.4)/270000) * 1000000)" office:value-type="float" office:value="14" calcext:value-type="float">
            <text:p>14</text:p>
          </table:table-cell>
          <table:table-cell table:formula="of:=([.A1027]-0.4)/(0.00005-0.000001*[.B1027])-260000" office:value-type="float" office:value="13611.1111111062" calcext:value-type="float">
            <text:p>13611</text:p>
          </table:table-cell>
        </table:table-row>
        <table:table-row table:style-name="ro1">
          <table:table-cell table:formula="of:=[.A1027]+0.01" office:value-type="float" office:value="10.2599999999998" calcext:value-type="float">
            <text:p>10.2599999999998</text:p>
          </table:table-cell>
          <table:table-cell table:formula="of:=ROUND((0.00005-([.A1028]-0.4)/270000) * 1000000)" office:value-type="float" office:value="13" calcext:value-type="float">
            <text:p>13</text:p>
          </table:table-cell>
          <table:table-cell table:formula="of:=([.A1028]-0.4)/(0.00005-0.000001*[.B1028])-260000" office:value-type="float" office:value="6486.48648648174" calcext:value-type="float">
            <text:p>6486</text:p>
          </table:table-cell>
        </table:table-row>
        <table:table-row table:style-name="ro1">
          <table:table-cell table:formula="of:=[.A1028]+0.01" office:value-type="float" office:value="10.2699999999998" calcext:value-type="float">
            <text:p>10.2699999999998</text:p>
          </table:table-cell>
          <table:table-cell table:formula="of:=ROUND((0.00005-([.A1029]-0.4)/270000) * 1000000)" office:value-type="float" office:value="13" calcext:value-type="float">
            <text:p>13</text:p>
          </table:table-cell>
          <table:table-cell table:formula="of:=([.A1029]-0.4)/(0.00005-0.000001*[.B1029])-260000" office:value-type="float" office:value="6756.75675675197" calcext:value-type="float">
            <text:p>6757</text:p>
          </table:table-cell>
        </table:table-row>
        <table:table-row table:style-name="ro1">
          <table:table-cell table:formula="of:=[.A1029]+0.01" office:value-type="float" office:value="10.2799999999998" calcext:value-type="float">
            <text:p>10.2799999999998</text:p>
          </table:table-cell>
          <table:table-cell table:formula="of:=ROUND((0.00005-([.A1030]-0.4)/270000) * 1000000)" office:value-type="float" office:value="13" calcext:value-type="float">
            <text:p>13</text:p>
          </table:table-cell>
          <table:table-cell table:formula="of:=([.A1030]-0.4)/(0.00005-0.000001*[.B1030])-260000" office:value-type="float" office:value="7027.02702702227" calcext:value-type="float">
            <text:p>7027</text:p>
          </table:table-cell>
        </table:table-row>
        <table:table-row table:style-name="ro1">
          <table:table-cell table:formula="of:=[.A1030]+0.01" office:value-type="float" office:value="10.2899999999998" calcext:value-type="float">
            <text:p>10.2899999999998</text:p>
          </table:table-cell>
          <table:table-cell table:formula="of:=ROUND((0.00005-([.A1031]-0.4)/270000) * 1000000)" office:value-type="float" office:value="13" calcext:value-type="float">
            <text:p>13</text:p>
          </table:table-cell>
          <table:table-cell table:formula="of:=([.A1031]-0.4)/(0.00005-0.000001*[.B1031])-260000" office:value-type="float" office:value="7297.29729729251" calcext:value-type="float">
            <text:p>7297</text:p>
          </table:table-cell>
        </table:table-row>
        <table:table-row table:style-name="ro1">
          <table:table-cell table:formula="of:=[.A1031]+0.01" office:value-type="float" office:value="10.2999999999998" calcext:value-type="float">
            <text:p>10.2999999999998</text:p>
          </table:table-cell>
          <table:table-cell table:formula="of:=ROUND((0.00005-([.A1032]-0.4)/270000) * 1000000)" office:value-type="float" office:value="13" calcext:value-type="float">
            <text:p>13</text:p>
          </table:table-cell>
          <table:table-cell table:formula="of:=([.A1032]-0.4)/(0.00005-0.000001*[.B1032])-260000" office:value-type="float" office:value="7567.5675675628" calcext:value-type="float">
            <text:p>7568</text:p>
          </table:table-cell>
        </table:table-row>
        <table:table-row table:style-name="ro1">
          <table:table-cell table:formula="of:=[.A1032]+0.01" office:value-type="float" office:value="10.3099999999998" calcext:value-type="float">
            <text:p>10.3099999999998</text:p>
          </table:table-cell>
          <table:table-cell table:formula="of:=ROUND((0.00005-([.A1033]-0.4)/270000) * 1000000)" office:value-type="float" office:value="13" calcext:value-type="float">
            <text:p>13</text:p>
          </table:table-cell>
          <table:table-cell table:formula="of:=([.A1033]-0.4)/(0.00005-0.000001*[.B1033])-260000" office:value-type="float" office:value="7837.83783783304" calcext:value-type="float">
            <text:p>7838</text:p>
          </table:table-cell>
        </table:table-row>
        <table:table-row table:style-name="ro1">
          <table:table-cell table:formula="of:=[.A1033]+0.01" office:value-type="float" office:value="10.3199999999998" calcext:value-type="float">
            <text:p>10.3199999999998</text:p>
          </table:table-cell>
          <table:table-cell table:formula="of:=ROUND((0.00005-([.A1034]-0.4)/270000) * 1000000)" office:value-type="float" office:value="13" calcext:value-type="float">
            <text:p>13</text:p>
          </table:table-cell>
          <table:table-cell table:formula="of:=([.A1034]-0.4)/(0.00005-0.000001*[.B1034])-260000" office:value-type="float" office:value="8108.10810810333" calcext:value-type="float">
            <text:p>8108</text:p>
          </table:table-cell>
        </table:table-row>
        <table:table-row table:style-name="ro1">
          <table:table-cell table:formula="of:=[.A1034]+0.01" office:value-type="float" office:value="10.3299999999998" calcext:value-type="float">
            <text:p>10.3299999999998</text:p>
          </table:table-cell>
          <table:table-cell table:formula="of:=ROUND((0.00005-([.A1035]-0.4)/270000) * 1000000)" office:value-type="float" office:value="13" calcext:value-type="float">
            <text:p>13</text:p>
          </table:table-cell>
          <table:table-cell table:formula="of:=([.A1035]-0.4)/(0.00005-0.000001*[.B1035])-260000" office:value-type="float" office:value="8378.37837837357" calcext:value-type="float">
            <text:p>8378</text:p>
          </table:table-cell>
        </table:table-row>
        <table:table-row table:style-name="ro1">
          <table:table-cell table:formula="of:=[.A1035]+0.01" office:value-type="float" office:value="10.3399999999998" calcext:value-type="float">
            <text:p>10.3399999999998</text:p>
          </table:table-cell>
          <table:table-cell table:formula="of:=ROUND((0.00005-([.A1036]-0.4)/270000) * 1000000)" office:value-type="float" office:value="13" calcext:value-type="float">
            <text:p>13</text:p>
          </table:table-cell>
          <table:table-cell table:formula="of:=([.A1036]-0.4)/(0.00005-0.000001*[.B1036])-260000" office:value-type="float" office:value="8648.64864864387" calcext:value-type="float">
            <text:p>8649</text:p>
          </table:table-cell>
        </table:table-row>
        <table:table-row table:style-name="ro1">
          <table:table-cell table:formula="of:=[.A1036]+0.01" office:value-type="float" office:value="10.3499999999998" calcext:value-type="float">
            <text:p>10.3499999999998</text:p>
          </table:table-cell>
          <table:table-cell table:formula="of:=ROUND((0.00005-([.A1037]-0.4)/270000) * 1000000)" office:value-type="float" office:value="13" calcext:value-type="float">
            <text:p>13</text:p>
          </table:table-cell>
          <table:table-cell table:formula="of:=([.A1037]-0.4)/(0.00005-0.000001*[.B1037])-260000" office:value-type="float" office:value="8918.9189189141" calcext:value-type="float">
            <text:p>8919</text:p>
          </table:table-cell>
        </table:table-row>
        <table:table-row table:style-name="ro1">
          <table:table-cell table:formula="of:=[.A1037]+0.01" office:value-type="float" office:value="10.3599999999998" calcext:value-type="float">
            <text:p>10.3599999999998</text:p>
          </table:table-cell>
          <table:table-cell table:formula="of:=ROUND((0.00005-([.A1038]-0.4)/270000) * 1000000)" office:value-type="float" office:value="13" calcext:value-type="float">
            <text:p>13</text:p>
          </table:table-cell>
          <table:table-cell table:formula="of:=([.A1038]-0.4)/(0.00005-0.000001*[.B1038])-260000" office:value-type="float" office:value="9189.1891891844" calcext:value-type="float">
            <text:p>9189</text:p>
          </table:table-cell>
        </table:table-row>
        <table:table-row table:style-name="ro1">
          <table:table-cell table:formula="of:=[.A1038]+0.01" office:value-type="float" office:value="10.3699999999998" calcext:value-type="float">
            <text:p>10.3699999999998</text:p>
          </table:table-cell>
          <table:table-cell table:formula="of:=ROUND((0.00005-([.A1039]-0.4)/270000) * 1000000)" office:value-type="float" office:value="13" calcext:value-type="float">
            <text:p>13</text:p>
          </table:table-cell>
          <table:table-cell table:formula="of:=([.A1039]-0.4)/(0.00005-0.000001*[.B1039])-260000" office:value-type="float" office:value="9459.45945945464" calcext:value-type="float">
            <text:p>9459</text:p>
          </table:table-cell>
        </table:table-row>
        <table:table-row table:style-name="ro1">
          <table:table-cell table:formula="of:=[.A1039]+0.01" office:value-type="float" office:value="10.3799999999998" calcext:value-type="float">
            <text:p>10.3799999999998</text:p>
          </table:table-cell>
          <table:table-cell table:formula="of:=ROUND((0.00005-([.A1040]-0.4)/270000) * 1000000)" office:value-type="float" office:value="13" calcext:value-type="float">
            <text:p>13</text:p>
          </table:table-cell>
          <table:table-cell table:formula="of:=([.A1040]-0.4)/(0.00005-0.000001*[.B1040])-260000" office:value-type="float" office:value="9729.72972972493" calcext:value-type="float">
            <text:p>9730</text:p>
          </table:table-cell>
        </table:table-row>
        <table:table-row table:style-name="ro1">
          <table:table-cell table:formula="of:=[.A1040]+0.01" office:value-type="float" office:value="10.3899999999998" calcext:value-type="float">
            <text:p>10.3899999999998</text:p>
          </table:table-cell>
          <table:table-cell table:formula="of:=ROUND((0.00005-([.A1041]-0.4)/270000) * 1000000)" office:value-type="float" office:value="13" calcext:value-type="float">
            <text:p>13</text:p>
          </table:table-cell>
          <table:table-cell table:formula="of:=([.A1041]-0.4)/(0.00005-0.000001*[.B1041])-260000" office:value-type="float" office:value="9999.99999999517" calcext:value-type="float">
            <text:p>10000</text:p>
          </table:table-cell>
        </table:table-row>
        <table:table-row table:style-name="ro1">
          <table:table-cell table:formula="of:=[.A1041]+0.01" office:value-type="float" office:value="10.3999999999998" calcext:value-type="float">
            <text:p>10.3999999999998</text:p>
          </table:table-cell>
          <table:table-cell table:formula="of:=ROUND((0.00005-([.A1042]-0.4)/270000) * 1000000)" office:value-type="float" office:value="13" calcext:value-type="float">
            <text:p>13</text:p>
          </table:table-cell>
          <table:table-cell table:formula="of:=([.A1042]-0.4)/(0.00005-0.000001*[.B1042])-260000" office:value-type="float" office:value="10270.2702702654" calcext:value-type="float">
            <text:p>10270</text:p>
          </table:table-cell>
        </table:table-row>
        <table:table-row table:style-name="ro1">
          <table:table-cell table:formula="of:=[.A1042]+0.01" office:value-type="float" office:value="10.4099999999998" calcext:value-type="float">
            <text:p>10.4099999999998</text:p>
          </table:table-cell>
          <table:table-cell table:formula="of:=ROUND((0.00005-([.A1043]-0.4)/270000) * 1000000)" office:value-type="float" office:value="13" calcext:value-type="float">
            <text:p>13</text:p>
          </table:table-cell>
          <table:table-cell table:formula="of:=([.A1043]-0.4)/(0.00005-0.000001*[.B1043])-260000" office:value-type="float" office:value="10540.5405405357" calcext:value-type="float">
            <text:p>10541</text:p>
          </table:table-cell>
        </table:table-row>
        <table:table-row table:style-name="ro1">
          <table:table-cell table:formula="of:=[.A1043]+0.01" office:value-type="float" office:value="10.4199999999998" calcext:value-type="float">
            <text:p>10.4199999999998</text:p>
          </table:table-cell>
          <table:table-cell table:formula="of:=ROUND((0.00005-([.A1044]-0.4)/270000) * 1000000)" office:value-type="float" office:value="13" calcext:value-type="float">
            <text:p>13</text:p>
          </table:table-cell>
          <table:table-cell table:formula="of:=([.A1044]-0.4)/(0.00005-0.000001*[.B1044])-260000" office:value-type="float" office:value="10810.8108108059" calcext:value-type="float">
            <text:p>10811</text:p>
          </table:table-cell>
        </table:table-row>
        <table:table-row table:style-name="ro1">
          <table:table-cell table:formula="of:=[.A1044]+0.01" office:value-type="float" office:value="10.4299999999998" calcext:value-type="float">
            <text:p>10.4299999999998</text:p>
          </table:table-cell>
          <table:table-cell table:formula="of:=ROUND((0.00005-([.A1045]-0.4)/270000) * 1000000)" office:value-type="float" office:value="13" calcext:value-type="float">
            <text:p>13</text:p>
          </table:table-cell>
          <table:table-cell table:formula="of:=([.A1045]-0.4)/(0.00005-0.000001*[.B1045])-260000" office:value-type="float" office:value="11081.0810810762" calcext:value-type="float">
            <text:p>11081</text:p>
          </table:table-cell>
        </table:table-row>
        <table:table-row table:style-name="ro1">
          <table:table-cell table:formula="of:=[.A1045]+0.01" office:value-type="float" office:value="10.4399999999998" calcext:value-type="float">
            <text:p>10.4399999999998</text:p>
          </table:table-cell>
          <table:table-cell table:formula="of:=ROUND((0.00005-([.A1046]-0.4)/270000) * 1000000)" office:value-type="float" office:value="13" calcext:value-type="float">
            <text:p>13</text:p>
          </table:table-cell>
          <table:table-cell table:formula="of:=([.A1046]-0.4)/(0.00005-0.000001*[.B1046])-260000" office:value-type="float" office:value="11351.3513513465" calcext:value-type="float">
            <text:p>11351</text:p>
          </table:table-cell>
        </table:table-row>
        <table:table-row table:style-name="ro1">
          <table:table-cell table:formula="of:=[.A1046]+0.01" office:value-type="float" office:value="10.4499999999998" calcext:value-type="float">
            <text:p>10.4499999999998</text:p>
          </table:table-cell>
          <table:table-cell table:formula="of:=ROUND((0.00005-([.A1047]-0.4)/270000) * 1000000)" office:value-type="float" office:value="13" calcext:value-type="float">
            <text:p>13</text:p>
          </table:table-cell>
          <table:table-cell table:formula="of:=([.A1047]-0.4)/(0.00005-0.000001*[.B1047])-260000" office:value-type="float" office:value="11621.6216216168" calcext:value-type="float">
            <text:p>11622</text:p>
          </table:table-cell>
        </table:table-row>
        <table:table-row table:style-name="ro1">
          <table:table-cell table:formula="of:=[.A1047]+0.01" office:value-type="float" office:value="10.4599999999998" calcext:value-type="float">
            <text:p>10.4599999999998</text:p>
          </table:table-cell>
          <table:table-cell table:formula="of:=ROUND((0.00005-([.A1048]-0.4)/270000) * 1000000)" office:value-type="float" office:value="13" calcext:value-type="float">
            <text:p>13</text:p>
          </table:table-cell>
          <table:table-cell table:formula="of:=([.A1048]-0.4)/(0.00005-0.000001*[.B1048])-260000" office:value-type="float" office:value="11891.891891887" calcext:value-type="float">
            <text:p>11892</text:p>
          </table:table-cell>
        </table:table-row>
        <table:table-row table:style-name="ro1">
          <table:table-cell table:formula="of:=[.A1048]+0.01" office:value-type="float" office:value="10.4699999999998" calcext:value-type="float">
            <text:p>10.4699999999998</text:p>
          </table:table-cell>
          <table:table-cell table:formula="of:=ROUND((0.00005-([.A1049]-0.4)/270000) * 1000000)" office:value-type="float" office:value="13" calcext:value-type="float">
            <text:p>13</text:p>
          </table:table-cell>
          <table:table-cell table:formula="of:=([.A1049]-0.4)/(0.00005-0.000001*[.B1049])-260000" office:value-type="float" office:value="12162.1621621573" calcext:value-type="float">
            <text:p>12162</text:p>
          </table:table-cell>
        </table:table-row>
        <table:table-row table:style-name="ro1">
          <table:table-cell table:formula="of:=[.A1049]+0.01" office:value-type="float" office:value="10.4799999999998" calcext:value-type="float">
            <text:p>10.4799999999998</text:p>
          </table:table-cell>
          <table:table-cell table:formula="of:=ROUND((0.00005-([.A1050]-0.4)/270000) * 1000000)" office:value-type="float" office:value="13" calcext:value-type="float">
            <text:p>13</text:p>
          </table:table-cell>
          <table:table-cell table:formula="of:=([.A1050]-0.4)/(0.00005-0.000001*[.B1050])-260000" office:value-type="float" office:value="12432.4324324275" calcext:value-type="float">
            <text:p>12432</text:p>
          </table:table-cell>
        </table:table-row>
        <table:table-row table:style-name="ro1">
          <table:table-cell table:formula="of:=[.A1050]+0.01" office:value-type="float" office:value="10.4899999999998" calcext:value-type="float">
            <text:p>10.4899999999998</text:p>
          </table:table-cell>
          <table:table-cell table:formula="of:=ROUND((0.00005-([.A1051]-0.4)/270000) * 1000000)" office:value-type="float" office:value="13" calcext:value-type="float">
            <text:p>13</text:p>
          </table:table-cell>
          <table:table-cell table:formula="of:=([.A1051]-0.4)/(0.00005-0.000001*[.B1051])-260000" office:value-type="float" office:value="12702.7027026978" calcext:value-type="float">
            <text:p>12703</text:p>
          </table:table-cell>
        </table:table-row>
        <table:table-row table:style-name="ro1">
          <table:table-cell table:formula="of:=[.A1051]+0.01" office:value-type="float" office:value="10.4999999999998" calcext:value-type="float">
            <text:p>10.4999999999998</text:p>
          </table:table-cell>
          <table:table-cell table:formula="of:=ROUND((0.00005-([.A1052]-0.4)/270000) * 1000000)" office:value-type="float" office:value="13" calcext:value-type="float">
            <text:p>13</text:p>
          </table:table-cell>
          <table:table-cell table:formula="of:=([.A1052]-0.4)/(0.00005-0.000001*[.B1052])-260000" office:value-type="float" office:value="12972.9729729681" calcext:value-type="float">
            <text:p>12973</text:p>
          </table:table-cell>
        </table:table-row>
        <table:table-row table:style-name="ro1">
          <table:table-cell table:formula="of:=[.A1052]+0.01" office:value-type="float" office:value="10.5099999999998" calcext:value-type="float">
            <text:p>10.5099999999998</text:p>
          </table:table-cell>
          <table:table-cell table:formula="of:=ROUND((0.00005-([.A1053]-0.4)/270000) * 1000000)" office:value-type="float" office:value="13" calcext:value-type="float">
            <text:p>13</text:p>
          </table:table-cell>
          <table:table-cell table:formula="of:=([.A1053]-0.4)/(0.00005-0.000001*[.B1053])-260000" office:value-type="float" office:value="13243.2432432384" calcext:value-type="float">
            <text:p>13243</text:p>
          </table:table-cell>
        </table:table-row>
        <table:table-row table:style-name="ro1">
          <table:table-cell table:formula="of:=[.A1053]+0.01" office:value-type="float" office:value="10.5199999999998" calcext:value-type="float">
            <text:p>10.5199999999998</text:p>
          </table:table-cell>
          <table:table-cell table:formula="of:=ROUND((0.00005-([.A1054]-0.4)/270000) * 1000000)" office:value-type="float" office:value="13" calcext:value-type="float">
            <text:p>13</text:p>
          </table:table-cell>
          <table:table-cell table:formula="of:=([.A1054]-0.4)/(0.00005-0.000001*[.B1054])-260000" office:value-type="float" office:value="13513.5135135086" calcext:value-type="float">
            <text:p>13514</text:p>
          </table:table-cell>
        </table:table-row>
        <table:table-row table:style-name="ro1">
          <table:table-cell table:formula="of:=[.A1054]+0.01" office:value-type="float" office:value="10.5299999999998" calcext:value-type="float">
            <text:p>10.5299999999998</text:p>
          </table:table-cell>
          <table:table-cell table:formula="of:=ROUND((0.00005-([.A1055]-0.4)/270000) * 1000000)" office:value-type="float" office:value="12" calcext:value-type="float">
            <text:p>12</text:p>
          </table:table-cell>
          <table:table-cell table:formula="of:=([.A1055]-0.4)/(0.00005-0.000001*[.B1055])-260000" office:value-type="float" office:value="6578.9473684163" calcext:value-type="float">
            <text:p>6579</text:p>
          </table:table-cell>
        </table:table-row>
        <table:table-row table:style-name="ro1">
          <table:table-cell table:formula="of:=[.A1055]+0.01" office:value-type="float" office:value="10.5399999999998" calcext:value-type="float">
            <text:p>10.5399999999998</text:p>
          </table:table-cell>
          <table:table-cell table:formula="of:=ROUND((0.00005-([.A1056]-0.4)/270000) * 1000000)" office:value-type="float" office:value="12" calcext:value-type="float">
            <text:p>12</text:p>
          </table:table-cell>
          <table:table-cell table:formula="of:=([.A1056]-0.4)/(0.00005-0.000001*[.B1056])-260000" office:value-type="float" office:value="6842.10526315315" calcext:value-type="float">
            <text:p>6842</text:p>
          </table:table-cell>
        </table:table-row>
        <table:table-row table:style-name="ro1">
          <table:table-cell table:formula="of:=[.A1056]+0.01" office:value-type="float" office:value="10.5499999999998" calcext:value-type="float">
            <text:p>10.5499999999998</text:p>
          </table:table-cell>
          <table:table-cell table:formula="of:=ROUND((0.00005-([.A1057]-0.4)/270000) * 1000000)" office:value-type="float" office:value="12" calcext:value-type="float">
            <text:p>12</text:p>
          </table:table-cell>
          <table:table-cell table:formula="of:=([.A1057]-0.4)/(0.00005-0.000001*[.B1057])-260000" office:value-type="float" office:value="7105.26315788995" calcext:value-type="float">
            <text:p>7105</text:p>
          </table:table-cell>
        </table:table-row>
        <table:table-row table:style-name="ro1">
          <table:table-cell table:formula="of:=[.A1057]+0.01" office:value-type="float" office:value="10.5599999999998" calcext:value-type="float">
            <text:p>10.5599999999998</text:p>
          </table:table-cell>
          <table:table-cell table:formula="of:=ROUND((0.00005-([.A1058]-0.4)/270000) * 1000000)" office:value-type="float" office:value="12" calcext:value-type="float">
            <text:p>12</text:p>
          </table:table-cell>
          <table:table-cell table:formula="of:=([.A1058]-0.4)/(0.00005-0.000001*[.B1058])-260000" office:value-type="float" office:value="7368.4210526268" calcext:value-type="float">
            <text:p>7368</text:p>
          </table:table-cell>
        </table:table-row>
        <table:table-row table:style-name="ro1">
          <table:table-cell table:formula="of:=[.A1058]+0.01" office:value-type="float" office:value="10.5699999999998" calcext:value-type="float">
            <text:p>10.5699999999998</text:p>
          </table:table-cell>
          <table:table-cell table:formula="of:=ROUND((0.00005-([.A1059]-0.4)/270000) * 1000000)" office:value-type="float" office:value="12" calcext:value-type="float">
            <text:p>12</text:p>
          </table:table-cell>
          <table:table-cell table:formula="of:=([.A1059]-0.4)/(0.00005-0.000001*[.B1059])-260000" office:value-type="float" office:value="7631.57894736365" calcext:value-type="float">
            <text:p>7632</text:p>
          </table:table-cell>
        </table:table-row>
        <table:table-row table:style-name="ro1">
          <table:table-cell table:formula="of:=[.A1059]+0.01" office:value-type="float" office:value="10.5799999999998" calcext:value-type="float">
            <text:p>10.5799999999998</text:p>
          </table:table-cell>
          <table:table-cell table:formula="of:=ROUND((0.00005-([.A1060]-0.4)/270000) * 1000000)" office:value-type="float" office:value="12" calcext:value-type="float">
            <text:p>12</text:p>
          </table:table-cell>
          <table:table-cell table:formula="of:=([.A1060]-0.4)/(0.00005-0.000001*[.B1060])-260000" office:value-type="float" office:value="7894.73684210045" calcext:value-type="float">
            <text:p>7895</text:p>
          </table:table-cell>
        </table:table-row>
        <table:table-row table:style-name="ro1">
          <table:table-cell table:formula="of:=[.A1060]+0.01" office:value-type="float" office:value="10.5899999999998" calcext:value-type="float">
            <text:p>10.5899999999998</text:p>
          </table:table-cell>
          <table:table-cell table:formula="of:=ROUND((0.00005-([.A1061]-0.4)/270000) * 1000000)" office:value-type="float" office:value="12" calcext:value-type="float">
            <text:p>12</text:p>
          </table:table-cell>
          <table:table-cell table:formula="of:=([.A1061]-0.4)/(0.00005-0.000001*[.B1061])-260000" office:value-type="float" office:value="8157.89473683731" calcext:value-type="float">
            <text:p>8158</text:p>
          </table:table-cell>
        </table:table-row>
        <table:table-row table:style-name="ro1">
          <table:table-cell table:formula="of:=[.A1061]+0.01" office:value-type="float" office:value="10.5999999999998" calcext:value-type="float">
            <text:p>10.5999999999998</text:p>
          </table:table-cell>
          <table:table-cell table:formula="of:=ROUND((0.00005-([.A1062]-0.4)/270000) * 1000000)" office:value-type="float" office:value="12" calcext:value-type="float">
            <text:p>12</text:p>
          </table:table-cell>
          <table:table-cell table:formula="of:=([.A1062]-0.4)/(0.00005-0.000001*[.B1062])-260000" office:value-type="float" office:value="8421.05263157416" calcext:value-type="float">
            <text:p>8421</text:p>
          </table:table-cell>
        </table:table-row>
        <table:table-row table:style-name="ro1">
          <table:table-cell table:formula="of:=[.A1062]+0.01" office:value-type="float" office:value="10.6099999999998" calcext:value-type="float">
            <text:p>10.6099999999998</text:p>
          </table:table-cell>
          <table:table-cell table:formula="of:=ROUND((0.00005-([.A1063]-0.4)/270000) * 1000000)" office:value-type="float" office:value="12" calcext:value-type="float">
            <text:p>12</text:p>
          </table:table-cell>
          <table:table-cell table:formula="of:=([.A1063]-0.4)/(0.00005-0.000001*[.B1063])-260000" office:value-type="float" office:value="8684.21052631096" calcext:value-type="float">
            <text:p>8684</text:p>
          </table:table-cell>
        </table:table-row>
        <table:table-row table:style-name="ro1">
          <table:table-cell table:formula="of:=[.A1063]+0.01" office:value-type="float" office:value="10.6199999999998" calcext:value-type="float">
            <text:p>10.6199999999998</text:p>
          </table:table-cell>
          <table:table-cell table:formula="of:=ROUND((0.00005-([.A1064]-0.4)/270000) * 1000000)" office:value-type="float" office:value="12" calcext:value-type="float">
            <text:p>12</text:p>
          </table:table-cell>
          <table:table-cell table:formula="of:=([.A1064]-0.4)/(0.00005-0.000001*[.B1064])-260000" office:value-type="float" office:value="8947.36842104781" calcext:value-type="float">
            <text:p>8947</text:p>
          </table:table-cell>
        </table:table-row>
        <table:table-row table:style-name="ro1">
          <table:table-cell table:formula="of:=[.A1064]+0.01" office:value-type="float" office:value="10.6299999999998" calcext:value-type="float">
            <text:p>10.6299999999998</text:p>
          </table:table-cell>
          <table:table-cell table:formula="of:=ROUND((0.00005-([.A1065]-0.4)/270000) * 1000000)" office:value-type="float" office:value="12" calcext:value-type="float">
            <text:p>12</text:p>
          </table:table-cell>
          <table:table-cell table:formula="of:=([.A1065]-0.4)/(0.00005-0.000001*[.B1065])-260000" office:value-type="float" office:value="9210.52631578466" calcext:value-type="float">
            <text:p>9211</text:p>
          </table:table-cell>
        </table:table-row>
        <table:table-row table:style-name="ro1">
          <table:table-cell table:formula="of:=[.A1065]+0.01" office:value-type="float" office:value="10.6399999999998" calcext:value-type="float">
            <text:p>10.6399999999998</text:p>
          </table:table-cell>
          <table:table-cell table:formula="of:=ROUND((0.00005-([.A1066]-0.4)/270000) * 1000000)" office:value-type="float" office:value="12" calcext:value-type="float">
            <text:p>12</text:p>
          </table:table-cell>
          <table:table-cell table:formula="of:=([.A1066]-0.4)/(0.00005-0.000001*[.B1066])-260000" office:value-type="float" office:value="9473.68421052152" calcext:value-type="float">
            <text:p>9474</text:p>
          </table:table-cell>
        </table:table-row>
        <table:table-row table:style-name="ro1">
          <table:table-cell table:formula="of:=[.A1066]+0.01" office:value-type="float" office:value="10.6499999999998" calcext:value-type="float">
            <text:p>10.6499999999998</text:p>
          </table:table-cell>
          <table:table-cell table:formula="of:=ROUND((0.00005-([.A1067]-0.4)/270000) * 1000000)" office:value-type="float" office:value="12" calcext:value-type="float">
            <text:p>12</text:p>
          </table:table-cell>
          <table:table-cell table:formula="of:=([.A1067]-0.4)/(0.00005-0.000001*[.B1067])-260000" office:value-type="float" office:value="9736.84210525832" calcext:value-type="float">
            <text:p>9737</text:p>
          </table:table-cell>
        </table:table-row>
        <table:table-row table:style-name="ro1">
          <table:table-cell table:formula="of:=[.A1067]+0.01" office:value-type="float" office:value="10.6599999999998" calcext:value-type="float">
            <text:p>10.6599999999998</text:p>
          </table:table-cell>
          <table:table-cell table:formula="of:=ROUND((0.00005-([.A1068]-0.4)/270000) * 1000000)" office:value-type="float" office:value="12" calcext:value-type="float">
            <text:p>12</text:p>
          </table:table-cell>
          <table:table-cell table:formula="of:=([.A1068]-0.4)/(0.00005-0.000001*[.B1068])-260000" office:value-type="float" office:value="9999.99999999517" calcext:value-type="float">
            <text:p>10000</text:p>
          </table:table-cell>
        </table:table-row>
        <table:table-row table:style-name="ro1">
          <table:table-cell table:formula="of:=[.A1068]+0.01" office:value-type="float" office:value="10.6699999999998" calcext:value-type="float">
            <text:p>10.6699999999998</text:p>
          </table:table-cell>
          <table:table-cell table:formula="of:=ROUND((0.00005-([.A1069]-0.4)/270000) * 1000000)" office:value-type="float" office:value="12" calcext:value-type="float">
            <text:p>12</text:p>
          </table:table-cell>
          <table:table-cell table:formula="of:=([.A1069]-0.4)/(0.00005-0.000001*[.B1069])-260000" office:value-type="float" office:value="10263.157894732" calcext:value-type="float">
            <text:p>10263</text:p>
          </table:table-cell>
        </table:table-row>
        <table:table-row table:style-name="ro1">
          <table:table-cell table:formula="of:=[.A1069]+0.01" office:value-type="float" office:value="10.6799999999998" calcext:value-type="float">
            <text:p>10.6799999999998</text:p>
          </table:table-cell>
          <table:table-cell table:formula="of:=ROUND((0.00005-([.A1070]-0.4)/270000) * 1000000)" office:value-type="float" office:value="12" calcext:value-type="float">
            <text:p>12</text:p>
          </table:table-cell>
          <table:table-cell table:formula="of:=([.A1070]-0.4)/(0.00005-0.000001*[.B1070])-260000" office:value-type="float" office:value="10526.3157894688" calcext:value-type="float">
            <text:p>10526</text:p>
          </table:table-cell>
        </table:table-row>
        <table:table-row table:style-name="ro1">
          <table:table-cell table:formula="of:=[.A1070]+0.01" office:value-type="float" office:value="10.6899999999998" calcext:value-type="float">
            <text:p>10.6899999999998</text:p>
          </table:table-cell>
          <table:table-cell table:formula="of:=ROUND((0.00005-([.A1071]-0.4)/270000) * 1000000)" office:value-type="float" office:value="12" calcext:value-type="float">
            <text:p>12</text:p>
          </table:table-cell>
          <table:table-cell table:formula="of:=([.A1071]-0.4)/(0.00005-0.000001*[.B1071])-260000" office:value-type="float" office:value="10789.4736842057" calcext:value-type="float">
            <text:p>10789</text:p>
          </table:table-cell>
        </table:table-row>
        <table:table-row table:style-name="ro1">
          <table:table-cell table:formula="of:=[.A1071]+0.01" office:value-type="float" office:value="10.6999999999998" calcext:value-type="float">
            <text:p>10.6999999999998</text:p>
          </table:table-cell>
          <table:table-cell table:formula="of:=ROUND((0.00005-([.A1072]-0.4)/270000) * 1000000)" office:value-type="float" office:value="12" calcext:value-type="float">
            <text:p>12</text:p>
          </table:table-cell>
          <table:table-cell table:formula="of:=([.A1072]-0.4)/(0.00005-0.000001*[.B1072])-260000" office:value-type="float" office:value="11052.6315789425" calcext:value-type="float">
            <text:p>11053</text:p>
          </table:table-cell>
        </table:table-row>
        <table:table-row table:style-name="ro1">
          <table:table-cell table:formula="of:=[.A1072]+0.01" office:value-type="float" office:value="10.7099999999998" calcext:value-type="float">
            <text:p>10.7099999999998</text:p>
          </table:table-cell>
          <table:table-cell table:formula="of:=ROUND((0.00005-([.A1073]-0.4)/270000) * 1000000)" office:value-type="float" office:value="12" calcext:value-type="float">
            <text:p>12</text:p>
          </table:table-cell>
          <table:table-cell table:formula="of:=([.A1073]-0.4)/(0.00005-0.000001*[.B1073])-260000" office:value-type="float" office:value="11315.7894736793" calcext:value-type="float">
            <text:p>11316</text:p>
          </table:table-cell>
        </table:table-row>
        <table:table-row table:style-name="ro1">
          <table:table-cell table:formula="of:=[.A1073]+0.01" office:value-type="float" office:value="10.7199999999998" calcext:value-type="float">
            <text:p>10.7199999999998</text:p>
          </table:table-cell>
          <table:table-cell table:formula="of:=ROUND((0.00005-([.A1074]-0.4)/270000) * 1000000)" office:value-type="float" office:value="12" calcext:value-type="float">
            <text:p>12</text:p>
          </table:table-cell>
          <table:table-cell table:formula="of:=([.A1074]-0.4)/(0.00005-0.000001*[.B1074])-260000" office:value-type="float" office:value="11578.9473684162" calcext:value-type="float">
            <text:p>11579</text:p>
          </table:table-cell>
        </table:table-row>
        <table:table-row table:style-name="ro1">
          <table:table-cell table:formula="of:=[.A1074]+0.01" office:value-type="float" office:value="10.7299999999998" calcext:value-type="float">
            <text:p>10.7299999999998</text:p>
          </table:table-cell>
          <table:table-cell table:formula="of:=ROUND((0.00005-([.A1075]-0.4)/270000) * 1000000)" office:value-type="float" office:value="12" calcext:value-type="float">
            <text:p>12</text:p>
          </table:table-cell>
          <table:table-cell table:formula="of:=([.A1075]-0.4)/(0.00005-0.000001*[.B1075])-260000" office:value-type="float" office:value="11842.105263153" calcext:value-type="float">
            <text:p>11842</text:p>
          </table:table-cell>
        </table:table-row>
        <table:table-row table:style-name="ro1">
          <table:table-cell table:formula="of:=[.A1075]+0.01" office:value-type="float" office:value="10.7399999999998" calcext:value-type="float">
            <text:p>10.7399999999998</text:p>
          </table:table-cell>
          <table:table-cell table:formula="of:=ROUND((0.00005-([.A1076]-0.4)/270000) * 1000000)" office:value-type="float" office:value="12" calcext:value-type="float">
            <text:p>12</text:p>
          </table:table-cell>
          <table:table-cell table:formula="of:=([.A1076]-0.4)/(0.00005-0.000001*[.B1076])-260000" office:value-type="float" office:value="12105.2631578898" calcext:value-type="float">
            <text:p>12105</text:p>
          </table:table-cell>
        </table:table-row>
        <table:table-row table:style-name="ro1">
          <table:table-cell table:formula="of:=[.A1076]+0.01" office:value-type="float" office:value="10.7499999999998" calcext:value-type="float">
            <text:p>10.7499999999998</text:p>
          </table:table-cell>
          <table:table-cell table:formula="of:=ROUND((0.00005-([.A1077]-0.4)/270000) * 1000000)" office:value-type="float" office:value="12" calcext:value-type="float">
            <text:p>12</text:p>
          </table:table-cell>
          <table:table-cell table:formula="of:=([.A1077]-0.4)/(0.00005-0.000001*[.B1077])-260000" office:value-type="float" office:value="12368.4210526267" calcext:value-type="float">
            <text:p>12368</text:p>
          </table:table-cell>
        </table:table-row>
        <table:table-row table:style-name="ro1">
          <table:table-cell table:formula="of:=[.A1077]+0.01" office:value-type="float" office:value="10.7599999999998" calcext:value-type="float">
            <text:p>10.7599999999998</text:p>
          </table:table-cell>
          <table:table-cell table:formula="of:=ROUND((0.00005-([.A1078]-0.4)/270000) * 1000000)" office:value-type="float" office:value="12" calcext:value-type="float">
            <text:p>12</text:p>
          </table:table-cell>
          <table:table-cell table:formula="of:=([.A1078]-0.4)/(0.00005-0.000001*[.B1078])-260000" office:value-type="float" office:value="12631.5789473635" calcext:value-type="float">
            <text:p>12632</text:p>
          </table:table-cell>
        </table:table-row>
        <table:table-row table:style-name="ro1">
          <table:table-cell table:formula="of:=[.A1078]+0.01" office:value-type="float" office:value="10.7699999999998" calcext:value-type="float">
            <text:p>10.7699999999998</text:p>
          </table:table-cell>
          <table:table-cell table:formula="of:=ROUND((0.00005-([.A1079]-0.4)/270000) * 1000000)" office:value-type="float" office:value="12" calcext:value-type="float">
            <text:p>12</text:p>
          </table:table-cell>
          <table:table-cell table:formula="of:=([.A1079]-0.4)/(0.00005-0.000001*[.B1079])-260000" office:value-type="float" office:value="12894.7368421004" calcext:value-type="float">
            <text:p>12895</text:p>
          </table:table-cell>
        </table:table-row>
        <table:table-row table:style-name="ro1">
          <table:table-cell table:formula="of:=[.A1079]+0.01" office:value-type="float" office:value="10.7799999999998" calcext:value-type="float">
            <text:p>10.7799999999998</text:p>
          </table:table-cell>
          <table:table-cell table:formula="of:=ROUND((0.00005-([.A1080]-0.4)/270000) * 1000000)" office:value-type="float" office:value="12" calcext:value-type="float">
            <text:p>12</text:p>
          </table:table-cell>
          <table:table-cell table:formula="of:=([.A1080]-0.4)/(0.00005-0.000001*[.B1080])-260000" office:value-type="float" office:value="13157.8947368372" calcext:value-type="float">
            <text:p>13158</text:p>
          </table:table-cell>
        </table:table-row>
        <table:table-row table:style-name="ro1">
          <table:table-cell table:formula="of:=[.A1080]+0.01" office:value-type="float" office:value="10.7899999999998" calcext:value-type="float">
            <text:p>10.7899999999998</text:p>
          </table:table-cell>
          <table:table-cell table:formula="of:=ROUND((0.00005-([.A1081]-0.4)/270000) * 1000000)" office:value-type="float" office:value="12" calcext:value-type="float">
            <text:p>12</text:p>
          </table:table-cell>
          <table:table-cell table:formula="of:=([.A1081]-0.4)/(0.00005-0.000001*[.B1081])-260000" office:value-type="float" office:value="13421.052631574" calcext:value-type="float">
            <text:p>13421</text:p>
          </table:table-cell>
        </table:table-row>
        <table:table-row table:style-name="ro1">
          <table:table-cell table:formula="of:=[.A1081]+0.01" office:value-type="float" office:value="10.7999999999998" calcext:value-type="float">
            <text:p>10.7999999999998</text:p>
          </table:table-cell>
          <table:table-cell table:formula="of:=ROUND((0.00005-([.A1082]-0.4)/270000) * 1000000)" office:value-type="float" office:value="11" calcext:value-type="float">
            <text:p>11</text:p>
          </table:table-cell>
          <table:table-cell table:formula="of:=([.A1082]-0.4)/(0.00005-0.000001*[.B1082])-260000" office:value-type="float" office:value="6666.66666666191" calcext:value-type="float">
            <text:p>6667</text:p>
          </table:table-cell>
        </table:table-row>
        <table:table-row table:style-name="ro1">
          <table:table-cell table:formula="of:=[.A1082]+0.01" office:value-type="float" office:value="10.8099999999998" calcext:value-type="float">
            <text:p>10.8099999999998</text:p>
          </table:table-cell>
          <table:table-cell table:formula="of:=ROUND((0.00005-([.A1083]-0.4)/270000) * 1000000)" office:value-type="float" office:value="11" calcext:value-type="float">
            <text:p>11</text:p>
          </table:table-cell>
          <table:table-cell table:formula="of:=([.A1083]-0.4)/(0.00005-0.000001*[.B1083])-260000" office:value-type="float" office:value="6923.07692307216" calcext:value-type="float">
            <text:p>6923</text:p>
          </table:table-cell>
        </table:table-row>
        <table:table-row table:style-name="ro1">
          <table:table-cell table:formula="of:=[.A1083]+0.01" office:value-type="float" office:value="10.8199999999998" calcext:value-type="float">
            <text:p>10.8199999999998</text:p>
          </table:table-cell>
          <table:table-cell table:formula="of:=ROUND((0.00005-([.A1084]-0.4)/270000) * 1000000)" office:value-type="float" office:value="11" calcext:value-type="float">
            <text:p>11</text:p>
          </table:table-cell>
          <table:table-cell table:formula="of:=([.A1084]-0.4)/(0.00005-0.000001*[.B1084])-260000" office:value-type="float" office:value="7179.48717948241" calcext:value-type="float">
            <text:p>7179</text:p>
          </table:table-cell>
        </table:table-row>
        <table:table-row table:style-name="ro1">
          <table:table-cell table:formula="of:=[.A1084]+0.01" office:value-type="float" office:value="10.8299999999998" calcext:value-type="float">
            <text:p>10.8299999999998</text:p>
          </table:table-cell>
          <table:table-cell table:formula="of:=ROUND((0.00005-([.A1085]-0.4)/270000) * 1000000)" office:value-type="float" office:value="11" calcext:value-type="float">
            <text:p>11</text:p>
          </table:table-cell>
          <table:table-cell table:formula="of:=([.A1085]-0.4)/(0.00005-0.000001*[.B1085])-260000" office:value-type="float" office:value="7435.89743589266" calcext:value-type="float">
            <text:p>7436</text:p>
          </table:table-cell>
        </table:table-row>
        <table:table-row table:style-name="ro1">
          <table:table-cell table:formula="of:=[.A1085]+0.01" office:value-type="float" office:value="10.8399999999998" calcext:value-type="float">
            <text:p>10.8399999999998</text:p>
          </table:table-cell>
          <table:table-cell table:formula="of:=ROUND((0.00005-([.A1086]-0.4)/270000) * 1000000)" office:value-type="float" office:value="11" calcext:value-type="float">
            <text:p>11</text:p>
          </table:table-cell>
          <table:table-cell table:formula="of:=([.A1086]-0.4)/(0.00005-0.000001*[.B1086])-260000" office:value-type="float" office:value="7692.30769230292" calcext:value-type="float">
            <text:p>7692</text:p>
          </table:table-cell>
        </table:table-row>
        <table:table-row table:style-name="ro1">
          <table:table-cell table:formula="of:=[.A1086]+0.01" office:value-type="float" office:value="10.8499999999998" calcext:value-type="float">
            <text:p>10.8499999999998</text:p>
          </table:table-cell>
          <table:table-cell table:formula="of:=ROUND((0.00005-([.A1087]-0.4)/270000) * 1000000)" office:value-type="float" office:value="11" calcext:value-type="float">
            <text:p>11</text:p>
          </table:table-cell>
          <table:table-cell table:formula="of:=([.A1087]-0.4)/(0.00005-0.000001*[.B1087])-260000" office:value-type="float" office:value="7948.71794871317" calcext:value-type="float">
            <text:p>7949</text:p>
          </table:table-cell>
        </table:table-row>
        <table:table-row table:style-name="ro1">
          <table:table-cell table:formula="of:=[.A1087]+0.01" office:value-type="float" office:value="10.8599999999998" calcext:value-type="float">
            <text:p>10.8599999999998</text:p>
          </table:table-cell>
          <table:table-cell table:formula="of:=ROUND((0.00005-([.A1088]-0.4)/270000) * 1000000)" office:value-type="float" office:value="11" calcext:value-type="float">
            <text:p>11</text:p>
          </table:table-cell>
          <table:table-cell table:formula="of:=([.A1088]-0.4)/(0.00005-0.000001*[.B1088])-260000" office:value-type="float" office:value="8205.12820512342" calcext:value-type="float">
            <text:p>8205</text:p>
          </table:table-cell>
        </table:table-row>
        <table:table-row table:style-name="ro1">
          <table:table-cell table:formula="of:=[.A1088]+0.01" office:value-type="float" office:value="10.8699999999998" calcext:value-type="float">
            <text:p>10.8699999999998</text:p>
          </table:table-cell>
          <table:table-cell table:formula="of:=ROUND((0.00005-([.A1089]-0.4)/270000) * 1000000)" office:value-type="float" office:value="11" calcext:value-type="float">
            <text:p>11</text:p>
          </table:table-cell>
          <table:table-cell table:formula="of:=([.A1089]-0.4)/(0.00005-0.000001*[.B1089])-260000" office:value-type="float" office:value="8461.53846153367" calcext:value-type="float">
            <text:p>8462</text:p>
          </table:table-cell>
        </table:table-row>
        <table:table-row table:style-name="ro1">
          <table:table-cell table:formula="of:=[.A1089]+0.01" office:value-type="float" office:value="10.8799999999998" calcext:value-type="float">
            <text:p>10.8799999999998</text:p>
          </table:table-cell>
          <table:table-cell table:formula="of:=ROUND((0.00005-([.A1090]-0.4)/270000) * 1000000)" office:value-type="float" office:value="11" calcext:value-type="float">
            <text:p>11</text:p>
          </table:table-cell>
          <table:table-cell table:formula="of:=([.A1090]-0.4)/(0.00005-0.000001*[.B1090])-260000" office:value-type="float" office:value="8717.94871794392" calcext:value-type="float">
            <text:p>8718</text:p>
          </table:table-cell>
        </table:table-row>
        <table:table-row table:style-name="ro1">
          <table:table-cell table:formula="of:=[.A1090]+0.01" office:value-type="float" office:value="10.8899999999998" calcext:value-type="float">
            <text:p>10.8899999999998</text:p>
          </table:table-cell>
          <table:table-cell table:formula="of:=ROUND((0.00005-([.A1091]-0.4)/270000) * 1000000)" office:value-type="float" office:value="11" calcext:value-type="float">
            <text:p>11</text:p>
          </table:table-cell>
          <table:table-cell table:formula="of:=([.A1091]-0.4)/(0.00005-0.000001*[.B1091])-260000" office:value-type="float" office:value="8974.35897435417" calcext:value-type="float">
            <text:p>8974</text:p>
          </table:table-cell>
        </table:table-row>
        <table:table-row table:style-name="ro1">
          <table:table-cell table:formula="of:=[.A1091]+0.01" office:value-type="float" office:value="10.8999999999998" calcext:value-type="float">
            <text:p>10.8999999999998</text:p>
          </table:table-cell>
          <table:table-cell table:formula="of:=ROUND((0.00005-([.A1092]-0.4)/270000) * 1000000)" office:value-type="float" office:value="11" calcext:value-type="float">
            <text:p>11</text:p>
          </table:table-cell>
          <table:table-cell table:formula="of:=([.A1092]-0.4)/(0.00005-0.000001*[.B1092])-260000" office:value-type="float" office:value="9230.76923076442" calcext:value-type="float">
            <text:p>9231</text:p>
          </table:table-cell>
        </table:table-row>
        <table:table-row table:style-name="ro1">
          <table:table-cell table:formula="of:=[.A1092]+0.01" office:value-type="float" office:value="10.9099999999998" calcext:value-type="float">
            <text:p>10.9099999999998</text:p>
          </table:table-cell>
          <table:table-cell table:formula="of:=ROUND((0.00005-([.A1093]-0.4)/270000) * 1000000)" office:value-type="float" office:value="11" calcext:value-type="float">
            <text:p>11</text:p>
          </table:table-cell>
          <table:table-cell table:formula="of:=([.A1093]-0.4)/(0.00005-0.000001*[.B1093])-260000" office:value-type="float" office:value="9487.17948717467" calcext:value-type="float">
            <text:p>9487</text:p>
          </table:table-cell>
        </table:table-row>
        <table:table-row table:style-name="ro1">
          <table:table-cell table:formula="of:=[.A1093]+0.01" office:value-type="float" office:value="10.9199999999998" calcext:value-type="float">
            <text:p>10.9199999999998</text:p>
          </table:table-cell>
          <table:table-cell table:formula="of:=ROUND((0.00005-([.A1094]-0.4)/270000) * 1000000)" office:value-type="float" office:value="11" calcext:value-type="float">
            <text:p>11</text:p>
          </table:table-cell>
          <table:table-cell table:formula="of:=([.A1094]-0.4)/(0.00005-0.000001*[.B1094])-260000" office:value-type="float" office:value="9743.58974358492" calcext:value-type="float">
            <text:p>9744</text:p>
          </table:table-cell>
        </table:table-row>
        <table:table-row table:style-name="ro1">
          <table:table-cell table:formula="of:=[.A1094]+0.01" office:value-type="float" office:value="10.9299999999998" calcext:value-type="float">
            <text:p>10.9299999999998</text:p>
          </table:table-cell>
          <table:table-cell table:formula="of:=ROUND((0.00005-([.A1095]-0.4)/270000) * 1000000)" office:value-type="float" office:value="11" calcext:value-type="float">
            <text:p>11</text:p>
          </table:table-cell>
          <table:table-cell table:formula="of:=([.A1095]-0.4)/(0.00005-0.000001*[.B1095])-260000" office:value-type="float" office:value="9999.99999999517" calcext:value-type="float">
            <text:p>10000</text:p>
          </table:table-cell>
        </table:table-row>
        <table:table-row table:style-name="ro1">
          <table:table-cell table:formula="of:=[.A1095]+0.01" office:value-type="float" office:value="10.9399999999998" calcext:value-type="float">
            <text:p>10.9399999999998</text:p>
          </table:table-cell>
          <table:table-cell table:formula="of:=ROUND((0.00005-([.A1096]-0.4)/270000) * 1000000)" office:value-type="float" office:value="11" calcext:value-type="float">
            <text:p>11</text:p>
          </table:table-cell>
          <table:table-cell table:formula="of:=([.A1096]-0.4)/(0.00005-0.000001*[.B1096])-260000" office:value-type="float" office:value="10256.4102564054" calcext:value-type="float">
            <text:p>10256</text:p>
          </table:table-cell>
        </table:table-row>
        <table:table-row table:style-name="ro1">
          <table:table-cell table:formula="of:=[.A1096]+0.01" office:value-type="float" office:value="10.9499999999998" calcext:value-type="float">
            <text:p>10.9499999999998</text:p>
          </table:table-cell>
          <table:table-cell table:formula="of:=ROUND((0.00005-([.A1097]-0.4)/270000) * 1000000)" office:value-type="float" office:value="11" calcext:value-type="float">
            <text:p>11</text:p>
          </table:table-cell>
          <table:table-cell table:formula="of:=([.A1097]-0.4)/(0.00005-0.000001*[.B1097])-260000" office:value-type="float" office:value="10512.8205128157" calcext:value-type="float">
            <text:p>10513</text:p>
          </table:table-cell>
        </table:table-row>
        <table:table-row table:style-name="ro1">
          <table:table-cell table:formula="of:=[.A1097]+0.01" office:value-type="float" office:value="10.9599999999998" calcext:value-type="float">
            <text:p>10.9599999999998</text:p>
          </table:table-cell>
          <table:table-cell table:formula="of:=ROUND((0.00005-([.A1098]-0.4)/270000) * 1000000)" office:value-type="float" office:value="11" calcext:value-type="float">
            <text:p>11</text:p>
          </table:table-cell>
          <table:table-cell table:formula="of:=([.A1098]-0.4)/(0.00005-0.000001*[.B1098])-260000" office:value-type="float" office:value="10769.2307692259" calcext:value-type="float">
            <text:p>10769</text:p>
          </table:table-cell>
        </table:table-row>
        <table:table-row table:style-name="ro1">
          <table:table-cell table:formula="of:=[.A1098]+0.01" office:value-type="float" office:value="10.9699999999998" calcext:value-type="float">
            <text:p>10.9699999999998</text:p>
          </table:table-cell>
          <table:table-cell table:formula="of:=ROUND((0.00005-([.A1099]-0.4)/270000) * 1000000)" office:value-type="float" office:value="11" calcext:value-type="float">
            <text:p>11</text:p>
          </table:table-cell>
          <table:table-cell table:formula="of:=([.A1099]-0.4)/(0.00005-0.000001*[.B1099])-260000" office:value-type="float" office:value="11025.6410256362" calcext:value-type="float">
            <text:p>11026</text:p>
          </table:table-cell>
        </table:table-row>
        <table:table-row table:style-name="ro1">
          <table:table-cell table:formula="of:=[.A1099]+0.01" office:value-type="float" office:value="10.9799999999998" calcext:value-type="float">
            <text:p>10.9799999999998</text:p>
          </table:table-cell>
          <table:table-cell table:formula="of:=ROUND((0.00005-([.A1100]-0.4)/270000) * 1000000)" office:value-type="float" office:value="11" calcext:value-type="float">
            <text:p>11</text:p>
          </table:table-cell>
          <table:table-cell table:formula="of:=([.A1100]-0.4)/(0.00005-0.000001*[.B1100])-260000" office:value-type="float" office:value="11282.0512820464" calcext:value-type="float">
            <text:p>11282</text:p>
          </table:table-cell>
        </table:table-row>
        <table:table-row table:style-name="ro1">
          <table:table-cell table:formula="of:=[.A1100]+0.01" office:value-type="float" office:value="10.9899999999998" calcext:value-type="float">
            <text:p>10.9899999999998</text:p>
          </table:table-cell>
          <table:table-cell table:formula="of:=ROUND((0.00005-([.A1101]-0.4)/270000) * 1000000)" office:value-type="float" office:value="11" calcext:value-type="float">
            <text:p>11</text:p>
          </table:table-cell>
          <table:table-cell table:formula="of:=([.A1101]-0.4)/(0.00005-0.000001*[.B1101])-260000" office:value-type="float" office:value="11538.4615384567" calcext:value-type="float">
            <text:p>11538</text:p>
          </table:table-cell>
        </table:table-row>
        <table:table-row table:style-name="ro1">
          <table:table-cell table:formula="of:=[.A1101]+0.01" office:value-type="float" office:value="10.9999999999998" calcext:value-type="float">
            <text:p>10.9999999999998</text:p>
          </table:table-cell>
          <table:table-cell table:formula="of:=ROUND((0.00005-([.A1102]-0.4)/270000) * 1000000)" office:value-type="float" office:value="11" calcext:value-type="float">
            <text:p>11</text:p>
          </table:table-cell>
          <table:table-cell table:formula="of:=([.A1102]-0.4)/(0.00005-0.000001*[.B1102])-260000" office:value-type="float" office:value="11794.8717948669" calcext:value-type="float">
            <text:p>11795</text:p>
          </table:table-cell>
        </table:table-row>
        <table:table-row table:style-name="ro1">
          <table:table-cell table:formula="of:=[.A1102]+0.01" office:value-type="float" office:value="11.0099999999998" calcext:value-type="float">
            <text:p>11.0099999999998</text:p>
          </table:table-cell>
          <table:table-cell table:formula="of:=ROUND((0.00005-([.A1103]-0.4)/270000) * 1000000)" office:value-type="float" office:value="11" calcext:value-type="float">
            <text:p>11</text:p>
          </table:table-cell>
          <table:table-cell table:formula="of:=([.A1103]-0.4)/(0.00005-0.000001*[.B1103])-260000" office:value-type="float" office:value="12051.2820512772" calcext:value-type="float">
            <text:p>12051</text:p>
          </table:table-cell>
        </table:table-row>
        <table:table-row table:style-name="ro1">
          <table:table-cell table:formula="of:=[.A1103]+0.01" office:value-type="float" office:value="11.0199999999998" calcext:value-type="float">
            <text:p>11.0199999999998</text:p>
          </table:table-cell>
          <table:table-cell table:formula="of:=ROUND((0.00005-([.A1104]-0.4)/270000) * 1000000)" office:value-type="float" office:value="11" calcext:value-type="float">
            <text:p>11</text:p>
          </table:table-cell>
          <table:table-cell table:formula="of:=([.A1104]-0.4)/(0.00005-0.000001*[.B1104])-260000" office:value-type="float" office:value="12307.6923076874" calcext:value-type="float">
            <text:p>12308</text:p>
          </table:table-cell>
        </table:table-row>
        <table:table-row table:style-name="ro1">
          <table:table-cell table:formula="of:=[.A1104]+0.01" office:value-type="float" office:value="11.0299999999998" calcext:value-type="float">
            <text:p>11.0299999999998</text:p>
          </table:table-cell>
          <table:table-cell table:formula="of:=ROUND((0.00005-([.A1105]-0.4)/270000) * 1000000)" office:value-type="float" office:value="11" calcext:value-type="float">
            <text:p>11</text:p>
          </table:table-cell>
          <table:table-cell table:formula="of:=([.A1105]-0.4)/(0.00005-0.000001*[.B1105])-260000" office:value-type="float" office:value="12564.1025640977" calcext:value-type="float">
            <text:p>12564</text:p>
          </table:table-cell>
        </table:table-row>
        <table:table-row table:style-name="ro1">
          <table:table-cell table:formula="of:=[.A1105]+0.01" office:value-type="float" office:value="11.0399999999998" calcext:value-type="float">
            <text:p>11.0399999999998</text:p>
          </table:table-cell>
          <table:table-cell table:formula="of:=ROUND((0.00005-([.A1106]-0.4)/270000) * 1000000)" office:value-type="float" office:value="11" calcext:value-type="float">
            <text:p>11</text:p>
          </table:table-cell>
          <table:table-cell table:formula="of:=([.A1106]-0.4)/(0.00005-0.000001*[.B1106])-260000" office:value-type="float" office:value="12820.5128205079" calcext:value-type="float">
            <text:p>12821</text:p>
          </table:table-cell>
        </table:table-row>
        <table:table-row table:style-name="ro1">
          <table:table-cell table:formula="of:=[.A1106]+0.01" office:value-type="float" office:value="11.0499999999998" calcext:value-type="float">
            <text:p>11.0499999999998</text:p>
          </table:table-cell>
          <table:table-cell table:formula="of:=ROUND((0.00005-([.A1107]-0.4)/270000) * 1000000)" office:value-type="float" office:value="11" calcext:value-type="float">
            <text:p>11</text:p>
          </table:table-cell>
          <table:table-cell table:formula="of:=([.A1107]-0.4)/(0.00005-0.000001*[.B1107])-260000" office:value-type="float" office:value="13076.9230769182" calcext:value-type="float">
            <text:p>13077</text:p>
          </table:table-cell>
        </table:table-row>
        <table:table-row table:style-name="ro1">
          <table:table-cell table:formula="of:=[.A1107]+0.01" office:value-type="float" office:value="11.0599999999998" calcext:value-type="float">
            <text:p>11.0599999999998</text:p>
          </table:table-cell>
          <table:table-cell table:formula="of:=ROUND((0.00005-([.A1108]-0.4)/270000) * 1000000)" office:value-type="float" office:value="11" calcext:value-type="float">
            <text:p>11</text:p>
          </table:table-cell>
          <table:table-cell table:formula="of:=([.A1108]-0.4)/(0.00005-0.000001*[.B1108])-260000" office:value-type="float" office:value="13333.3333333284" calcext:value-type="float">
            <text:p>13333</text:p>
          </table:table-cell>
        </table:table-row>
        <table:table-row table:style-name="ro1">
          <table:table-cell table:formula="of:=[.A1108]+0.01" office:value-type="float" office:value="11.0699999999998" calcext:value-type="float">
            <text:p>11.0699999999998</text:p>
          </table:table-cell>
          <table:table-cell table:formula="of:=ROUND((0.00005-([.A1109]-0.4)/270000) * 1000000)" office:value-type="float" office:value="10" calcext:value-type="float">
            <text:p>10</text:p>
          </table:table-cell>
          <table:table-cell table:formula="of:=([.A1109]-0.4)/(0.00005-0.000001*[.B1109])-260000" office:value-type="float" office:value="6749.99999999517" calcext:value-type="float">
            <text:p>6750</text:p>
          </table:table-cell>
        </table:table-row>
        <table:table-row table:style-name="ro1">
          <table:table-cell table:formula="of:=[.A1109]+0.01" office:value-type="float" office:value="11.0799999999998" calcext:value-type="float">
            <text:p>11.0799999999998</text:p>
          </table:table-cell>
          <table:table-cell table:formula="of:=ROUND((0.00005-([.A1110]-0.4)/270000) * 1000000)" office:value-type="float" office:value="10" calcext:value-type="float">
            <text:p>10</text:p>
          </table:table-cell>
          <table:table-cell table:formula="of:=([.A1110]-0.4)/(0.00005-0.000001*[.B1110])-260000" office:value-type="float" office:value="6999.99999999517" calcext:value-type="float">
            <text:p>7000</text:p>
          </table:table-cell>
        </table:table-row>
        <table:table-row table:style-name="ro1">
          <table:table-cell table:formula="of:=[.A1110]+0.01" office:value-type="float" office:value="11.0899999999998" calcext:value-type="float">
            <text:p>11.0899999999998</text:p>
          </table:table-cell>
          <table:table-cell table:formula="of:=ROUND((0.00005-([.A1111]-0.4)/270000) * 1000000)" office:value-type="float" office:value="10" calcext:value-type="float">
            <text:p>10</text:p>
          </table:table-cell>
          <table:table-cell table:formula="of:=([.A1111]-0.4)/(0.00005-0.000001*[.B1111])-260000" office:value-type="float" office:value="7249.99999999517" calcext:value-type="float">
            <text:p>7250</text:p>
          </table:table-cell>
        </table:table-row>
        <table:table-row table:style-name="ro1">
          <table:table-cell table:formula="of:=[.A1111]+0.01" office:value-type="float" office:value="11.0999999999998" calcext:value-type="float">
            <text:p>11.0999999999998</text:p>
          </table:table-cell>
          <table:table-cell table:formula="of:=ROUND((0.00005-([.A1112]-0.4)/270000) * 1000000)" office:value-type="float" office:value="10" calcext:value-type="float">
            <text:p>10</text:p>
          </table:table-cell>
          <table:table-cell table:formula="of:=([.A1112]-0.4)/(0.00005-0.000001*[.B1112])-260000" office:value-type="float" office:value="7499.99999999517" calcext:value-type="float">
            <text:p>7500</text:p>
          </table:table-cell>
        </table:table-row>
        <table:table-row table:style-name="ro1">
          <table:table-cell table:formula="of:=[.A1112]+0.01" office:value-type="float" office:value="11.1099999999998" calcext:value-type="float">
            <text:p>11.1099999999998</text:p>
          </table:table-cell>
          <table:table-cell table:formula="of:=ROUND((0.00005-([.A1113]-0.4)/270000) * 1000000)" office:value-type="float" office:value="10" calcext:value-type="float">
            <text:p>10</text:p>
          </table:table-cell>
          <table:table-cell table:formula="of:=([.A1113]-0.4)/(0.00005-0.000001*[.B1113])-260000" office:value-type="float" office:value="7749.99999999517" calcext:value-type="float">
            <text:p>7750</text:p>
          </table:table-cell>
        </table:table-row>
        <table:table-row table:style-name="ro1">
          <table:table-cell table:formula="of:=[.A1113]+0.01" office:value-type="float" office:value="11.1199999999998" calcext:value-type="float">
            <text:p>11.1199999999998</text:p>
          </table:table-cell>
          <table:table-cell table:formula="of:=ROUND((0.00005-([.A1114]-0.4)/270000) * 1000000)" office:value-type="float" office:value="10" calcext:value-type="float">
            <text:p>10</text:p>
          </table:table-cell>
          <table:table-cell table:formula="of:=([.A1114]-0.4)/(0.00005-0.000001*[.B1114])-260000" office:value-type="float" office:value="7999.99999999517" calcext:value-type="float">
            <text:p>8000</text:p>
          </table:table-cell>
        </table:table-row>
        <table:table-row table:style-name="ro1">
          <table:table-cell table:formula="of:=[.A1114]+0.01" office:value-type="float" office:value="11.1299999999998" calcext:value-type="float">
            <text:p>11.1299999999998</text:p>
          </table:table-cell>
          <table:table-cell table:formula="of:=ROUND((0.00005-([.A1115]-0.4)/270000) * 1000000)" office:value-type="float" office:value="10" calcext:value-type="float">
            <text:p>10</text:p>
          </table:table-cell>
          <table:table-cell table:formula="of:=([.A1115]-0.4)/(0.00005-0.000001*[.B1115])-260000" office:value-type="float" office:value="8249.99999999517" calcext:value-type="float">
            <text:p>8250</text:p>
          </table:table-cell>
        </table:table-row>
        <table:table-row table:style-name="ro1">
          <table:table-cell table:formula="of:=[.A1115]+0.01" office:value-type="float" office:value="11.1399999999998" calcext:value-type="float">
            <text:p>11.1399999999998</text:p>
          </table:table-cell>
          <table:table-cell table:formula="of:=ROUND((0.00005-([.A1116]-0.4)/270000) * 1000000)" office:value-type="float" office:value="10" calcext:value-type="float">
            <text:p>10</text:p>
          </table:table-cell>
          <table:table-cell table:formula="of:=([.A1116]-0.4)/(0.00005-0.000001*[.B1116])-260000" office:value-type="float" office:value="8499.99999999517" calcext:value-type="float">
            <text:p>8500</text:p>
          </table:table-cell>
        </table:table-row>
        <table:table-row table:style-name="ro1">
          <table:table-cell table:formula="of:=[.A1116]+0.01" office:value-type="float" office:value="11.1499999999998" calcext:value-type="float">
            <text:p>11.1499999999998</text:p>
          </table:table-cell>
          <table:table-cell table:formula="of:=ROUND((0.00005-([.A1117]-0.4)/270000) * 1000000)" office:value-type="float" office:value="10" calcext:value-type="float">
            <text:p>10</text:p>
          </table:table-cell>
          <table:table-cell table:formula="of:=([.A1117]-0.4)/(0.00005-0.000001*[.B1117])-260000" office:value-type="float" office:value="8749.99999999511" calcext:value-type="float">
            <text:p>8750</text:p>
          </table:table-cell>
        </table:table-row>
        <table:table-row table:style-name="ro1">
          <table:table-cell table:formula="of:=[.A1117]+0.01" office:value-type="float" office:value="11.1599999999998" calcext:value-type="float">
            <text:p>11.1599999999998</text:p>
          </table:table-cell>
          <table:table-cell table:formula="of:=ROUND((0.00005-([.A1118]-0.4)/270000) * 1000000)" office:value-type="float" office:value="10" calcext:value-type="float">
            <text:p>10</text:p>
          </table:table-cell>
          <table:table-cell table:formula="of:=([.A1118]-0.4)/(0.00005-0.000001*[.B1118])-260000" office:value-type="float" office:value="8999.99999999511" calcext:value-type="float">
            <text:p>9000</text:p>
          </table:table-cell>
        </table:table-row>
        <table:table-row table:style-name="ro1">
          <table:table-cell table:formula="of:=[.A1118]+0.01" office:value-type="float" office:value="11.1699999999998" calcext:value-type="float">
            <text:p>11.1699999999998</text:p>
          </table:table-cell>
          <table:table-cell table:formula="of:=ROUND((0.00005-([.A1119]-0.4)/270000) * 1000000)" office:value-type="float" office:value="10" calcext:value-type="float">
            <text:p>10</text:p>
          </table:table-cell>
          <table:table-cell table:formula="of:=([.A1119]-0.4)/(0.00005-0.000001*[.B1119])-260000" office:value-type="float" office:value="9249.99999999511" calcext:value-type="float">
            <text:p>9250</text:p>
          </table:table-cell>
        </table:table-row>
        <table:table-row table:style-name="ro1">
          <table:table-cell table:formula="of:=[.A1119]+0.01" office:value-type="float" office:value="11.1799999999998" calcext:value-type="float">
            <text:p>11.1799999999998</text:p>
          </table:table-cell>
          <table:table-cell table:formula="of:=ROUND((0.00005-([.A1120]-0.4)/270000) * 1000000)" office:value-type="float" office:value="10" calcext:value-type="float">
            <text:p>10</text:p>
          </table:table-cell>
          <table:table-cell table:formula="of:=([.A1120]-0.4)/(0.00005-0.000001*[.B1120])-260000" office:value-type="float" office:value="9499.99999999511" calcext:value-type="float">
            <text:p>9500</text:p>
          </table:table-cell>
        </table:table-row>
        <table:table-row table:style-name="ro1">
          <table:table-cell table:formula="of:=[.A1120]+0.01" office:value-type="float" office:value="11.1899999999998" calcext:value-type="float">
            <text:p>11.1899999999998</text:p>
          </table:table-cell>
          <table:table-cell table:formula="of:=ROUND((0.00005-([.A1121]-0.4)/270000) * 1000000)" office:value-type="float" office:value="10" calcext:value-type="float">
            <text:p>10</text:p>
          </table:table-cell>
          <table:table-cell table:formula="of:=([.A1121]-0.4)/(0.00005-0.000001*[.B1121])-260000" office:value-type="float" office:value="9749.99999999511" calcext:value-type="float">
            <text:p>9750</text:p>
          </table:table-cell>
        </table:table-row>
        <table:table-row table:style-name="ro1">
          <table:table-cell table:formula="of:=[.A1121]+0.01" office:value-type="float" office:value="11.1999999999998" calcext:value-type="float">
            <text:p>11.1999999999998</text:p>
          </table:table-cell>
          <table:table-cell table:formula="of:=ROUND((0.00005-([.A1122]-0.4)/270000) * 1000000)" office:value-type="float" office:value="10" calcext:value-type="float">
            <text:p>10</text:p>
          </table:table-cell>
          <table:table-cell table:formula="of:=([.A1122]-0.4)/(0.00005-0.000001*[.B1122])-260000" office:value-type="float" office:value="9999.99999999511" calcext:value-type="float">
            <text:p>10000</text:p>
          </table:table-cell>
        </table:table-row>
        <table:table-row table:style-name="ro1">
          <table:table-cell table:formula="of:=[.A1122]+0.01" office:value-type="float" office:value="11.2099999999998" calcext:value-type="float">
            <text:p>11.2099999999998</text:p>
          </table:table-cell>
          <table:table-cell table:formula="of:=ROUND((0.00005-([.A1123]-0.4)/270000) * 1000000)" office:value-type="float" office:value="10" calcext:value-type="float">
            <text:p>10</text:p>
          </table:table-cell>
          <table:table-cell table:formula="of:=([.A1123]-0.4)/(0.00005-0.000001*[.B1123])-260000" office:value-type="float" office:value="10249.9999999951" calcext:value-type="float">
            <text:p>10250</text:p>
          </table:table-cell>
        </table:table-row>
        <table:table-row table:style-name="ro1">
          <table:table-cell table:formula="of:=[.A1123]+0.01" office:value-type="float" office:value="11.2199999999998" calcext:value-type="float">
            <text:p>11.2199999999998</text:p>
          </table:table-cell>
          <table:table-cell table:formula="of:=ROUND((0.00005-([.A1124]-0.4)/270000) * 1000000)" office:value-type="float" office:value="10" calcext:value-type="float">
            <text:p>10</text:p>
          </table:table-cell>
          <table:table-cell table:formula="of:=([.A1124]-0.4)/(0.00005-0.000001*[.B1124])-260000" office:value-type="float" office:value="10499.9999999951" calcext:value-type="float">
            <text:p>10500</text:p>
          </table:table-cell>
        </table:table-row>
        <table:table-row table:style-name="ro1">
          <table:table-cell table:formula="of:=[.A1124]+0.01" office:value-type="float" office:value="11.2299999999998" calcext:value-type="float">
            <text:p>11.2299999999998</text:p>
          </table:table-cell>
          <table:table-cell table:formula="of:=ROUND((0.00005-([.A1125]-0.4)/270000) * 1000000)" office:value-type="float" office:value="10" calcext:value-type="float">
            <text:p>10</text:p>
          </table:table-cell>
          <table:table-cell table:formula="of:=([.A1125]-0.4)/(0.00005-0.000001*[.B1125])-260000" office:value-type="float" office:value="10749.9999999951" calcext:value-type="float">
            <text:p>10750</text:p>
          </table:table-cell>
        </table:table-row>
        <table:table-row table:style-name="ro1">
          <table:table-cell table:formula="of:=[.A1125]+0.01" office:value-type="float" office:value="11.2399999999998" calcext:value-type="float">
            <text:p>11.2399999999998</text:p>
          </table:table-cell>
          <table:table-cell table:formula="of:=ROUND((0.00005-([.A1126]-0.4)/270000) * 1000000)" office:value-type="float" office:value="10" calcext:value-type="float">
            <text:p>10</text:p>
          </table:table-cell>
          <table:table-cell table:formula="of:=([.A1126]-0.4)/(0.00005-0.000001*[.B1126])-260000" office:value-type="float" office:value="10999.9999999951" calcext:value-type="float">
            <text:p>11000</text:p>
          </table:table-cell>
        </table:table-row>
        <table:table-row table:style-name="ro1">
          <table:table-cell table:formula="of:=[.A1126]+0.01" office:value-type="float" office:value="11.2499999999998" calcext:value-type="float">
            <text:p>11.2499999999998</text:p>
          </table:table-cell>
          <table:table-cell table:formula="of:=ROUND((0.00005-([.A1127]-0.4)/270000) * 1000000)" office:value-type="float" office:value="10" calcext:value-type="float">
            <text:p>10</text:p>
          </table:table-cell>
          <table:table-cell table:formula="of:=([.A1127]-0.4)/(0.00005-0.000001*[.B1127])-260000" office:value-type="float" office:value="11249.9999999951" calcext:value-type="float">
            <text:p>11250</text:p>
          </table:table-cell>
        </table:table-row>
        <table:table-row table:style-name="ro1">
          <table:table-cell table:formula="of:=[.A1127]+0.01" office:value-type="float" office:value="11.2599999999998" calcext:value-type="float">
            <text:p>11.2599999999998</text:p>
          </table:table-cell>
          <table:table-cell table:formula="of:=ROUND((0.00005-([.A1128]-0.4)/270000) * 1000000)" office:value-type="float" office:value="10" calcext:value-type="float">
            <text:p>10</text:p>
          </table:table-cell>
          <table:table-cell table:formula="of:=([.A1128]-0.4)/(0.00005-0.000001*[.B1128])-260000" office:value-type="float" office:value="11499.9999999951" calcext:value-type="float">
            <text:p>11500</text:p>
          </table:table-cell>
        </table:table-row>
        <table:table-row table:style-name="ro1">
          <table:table-cell table:formula="of:=[.A1128]+0.01" office:value-type="float" office:value="11.2699999999998" calcext:value-type="float">
            <text:p>11.2699999999998</text:p>
          </table:table-cell>
          <table:table-cell table:formula="of:=ROUND((0.00005-([.A1129]-0.4)/270000) * 1000000)" office:value-type="float" office:value="10" calcext:value-type="float">
            <text:p>10</text:p>
          </table:table-cell>
          <table:table-cell table:formula="of:=([.A1129]-0.4)/(0.00005-0.000001*[.B1129])-260000" office:value-type="float" office:value="11749.9999999951" calcext:value-type="float">
            <text:p>11750</text:p>
          </table:table-cell>
        </table:table-row>
        <table:table-row table:style-name="ro1">
          <table:table-cell table:formula="of:=[.A1129]+0.01" office:value-type="float" office:value="11.2799999999998" calcext:value-type="float">
            <text:p>11.2799999999998</text:p>
          </table:table-cell>
          <table:table-cell table:formula="of:=ROUND((0.00005-([.A1130]-0.4)/270000) * 1000000)" office:value-type="float" office:value="10" calcext:value-type="float">
            <text:p>10</text:p>
          </table:table-cell>
          <table:table-cell table:formula="of:=([.A1130]-0.4)/(0.00005-0.000001*[.B1130])-260000" office:value-type="float" office:value="11999.9999999951" calcext:value-type="float">
            <text:p>12000</text:p>
          </table:table-cell>
        </table:table-row>
        <table:table-row table:style-name="ro1">
          <table:table-cell table:formula="of:=[.A1130]+0.01" office:value-type="float" office:value="11.2899999999998" calcext:value-type="float">
            <text:p>11.2899999999998</text:p>
          </table:table-cell>
          <table:table-cell table:formula="of:=ROUND((0.00005-([.A1131]-0.4)/270000) * 1000000)" office:value-type="float" office:value="10" calcext:value-type="float">
            <text:p>10</text:p>
          </table:table-cell>
          <table:table-cell table:formula="of:=([.A1131]-0.4)/(0.00005-0.000001*[.B1131])-260000" office:value-type="float" office:value="12249.9999999951" calcext:value-type="float">
            <text:p>12250</text:p>
          </table:table-cell>
        </table:table-row>
        <table:table-row table:style-name="ro1">
          <table:table-cell table:formula="of:=[.A1131]+0.01" office:value-type="float" office:value="11.2999999999998" calcext:value-type="float">
            <text:p>11.2999999999998</text:p>
          </table:table-cell>
          <table:table-cell table:formula="of:=ROUND((0.00005-([.A1132]-0.4)/270000) * 1000000)" office:value-type="float" office:value="10" calcext:value-type="float">
            <text:p>10</text:p>
          </table:table-cell>
          <table:table-cell table:formula="of:=([.A1132]-0.4)/(0.00005-0.000001*[.B1132])-260000" office:value-type="float" office:value="12499.9999999951" calcext:value-type="float">
            <text:p>12500</text:p>
          </table:table-cell>
        </table:table-row>
        <table:table-row table:style-name="ro1">
          <table:table-cell table:formula="of:=[.A1132]+0.01" office:value-type="float" office:value="11.3099999999998" calcext:value-type="float">
            <text:p>11.3099999999998</text:p>
          </table:table-cell>
          <table:table-cell table:formula="of:=ROUND((0.00005-([.A1133]-0.4)/270000) * 1000000)" office:value-type="float" office:value="10" calcext:value-type="float">
            <text:p>10</text:p>
          </table:table-cell>
          <table:table-cell table:formula="of:=([.A1133]-0.4)/(0.00005-0.000001*[.B1133])-260000" office:value-type="float" office:value="12749.9999999951" calcext:value-type="float">
            <text:p>12750</text:p>
          </table:table-cell>
        </table:table-row>
        <table:table-row table:style-name="ro1">
          <table:table-cell table:formula="of:=[.A1133]+0.01" office:value-type="float" office:value="11.3199999999998" calcext:value-type="float">
            <text:p>11.3199999999998</text:p>
          </table:table-cell>
          <table:table-cell table:formula="of:=ROUND((0.00005-([.A1134]-0.4)/270000) * 1000000)" office:value-type="float" office:value="10" calcext:value-type="float">
            <text:p>10</text:p>
          </table:table-cell>
          <table:table-cell table:formula="of:=([.A1134]-0.4)/(0.00005-0.000001*[.B1134])-260000" office:value-type="float" office:value="12999.9999999951" calcext:value-type="float">
            <text:p>13000</text:p>
          </table:table-cell>
        </table:table-row>
        <table:table-row table:style-name="ro1">
          <table:table-cell table:formula="of:=[.A1134]+0.01" office:value-type="float" office:value="11.3299999999998" calcext:value-type="float">
            <text:p>11.3299999999998</text:p>
          </table:table-cell>
          <table:table-cell table:formula="of:=ROUND((0.00005-([.A1135]-0.4)/270000) * 1000000)" office:value-type="float" office:value="10" calcext:value-type="float">
            <text:p>10</text:p>
          </table:table-cell>
          <table:table-cell table:formula="of:=([.A1135]-0.4)/(0.00005-0.000001*[.B1135])-260000" office:value-type="float" office:value="13249.9999999951" calcext:value-type="float">
            <text:p>13250</text:p>
          </table:table-cell>
        </table:table-row>
        <table:table-row table:style-name="ro1">
          <table:table-cell table:formula="of:=[.A1135]+0.01" office:value-type="float" office:value="11.3399999999998" calcext:value-type="float">
            <text:p>11.3399999999998</text:p>
          </table:table-cell>
          <table:table-cell table:formula="of:=ROUND((0.00005-([.A1136]-0.4)/270000) * 1000000)" office:value-type="float" office:value="9" calcext:value-type="float">
            <text:p>9</text:p>
          </table:table-cell>
          <table:table-cell table:formula="of:=([.A1136]-0.4)/(0.00005-0.000001*[.B1136])-260000" office:value-type="float" office:value="6829.26829267811" calcext:value-type="float">
            <text:p>6829</text:p>
          </table:table-cell>
        </table:table-row>
        <table:table-row table:style-name="ro1">
          <table:table-cell table:formula="of:=[.A1136]+0.01" office:value-type="float" office:value="11.3499999999998" calcext:value-type="float">
            <text:p>11.3499999999998</text:p>
          </table:table-cell>
          <table:table-cell table:formula="of:=ROUND((0.00005-([.A1137]-0.4)/270000) * 1000000)" office:value-type="float" office:value="9" calcext:value-type="float">
            <text:p>9</text:p>
          </table:table-cell>
          <table:table-cell table:formula="of:=([.A1137]-0.4)/(0.00005-0.000001*[.B1137])-260000" office:value-type="float" office:value="7073.17073170247" calcext:value-type="float">
            <text:p>7073</text:p>
          </table:table-cell>
        </table:table-row>
        <table:table-row table:style-name="ro1">
          <table:table-cell table:formula="of:=[.A1137]+0.01" office:value-type="float" office:value="11.3599999999998" calcext:value-type="float">
            <text:p>11.3599999999998</text:p>
          </table:table-cell>
          <table:table-cell table:formula="of:=ROUND((0.00005-([.A1138]-0.4)/270000) * 1000000)" office:value-type="float" office:value="9" calcext:value-type="float">
            <text:p>9</text:p>
          </table:table-cell>
          <table:table-cell table:formula="of:=([.A1138]-0.4)/(0.00005-0.000001*[.B1138])-260000" office:value-type="float" office:value="7317.07317072689" calcext:value-type="float">
            <text:p>7317</text:p>
          </table:table-cell>
        </table:table-row>
        <table:table-row table:style-name="ro1">
          <table:table-cell table:formula="of:=[.A1138]+0.01" office:value-type="float" office:value="11.3699999999998" calcext:value-type="float">
            <text:p>11.3699999999998</text:p>
          </table:table-cell>
          <table:table-cell table:formula="of:=ROUND((0.00005-([.A1139]-0.4)/270000) * 1000000)" office:value-type="float" office:value="9" calcext:value-type="float">
            <text:p>9</text:p>
          </table:table-cell>
          <table:table-cell table:formula="of:=([.A1139]-0.4)/(0.00005-0.000001*[.B1139])-260000" office:value-type="float" office:value="7560.97560975124" calcext:value-type="float">
            <text:p>7561</text:p>
          </table:table-cell>
        </table:table-row>
        <table:table-row table:style-name="ro1">
          <table:table-cell table:formula="of:=[.A1139]+0.01" office:value-type="float" office:value="11.3799999999998" calcext:value-type="float">
            <text:p>11.3799999999998</text:p>
          </table:table-cell>
          <table:table-cell table:formula="of:=ROUND((0.00005-([.A1140]-0.4)/270000) * 1000000)" office:value-type="float" office:value="9" calcext:value-type="float">
            <text:p>9</text:p>
          </table:table-cell>
          <table:table-cell table:formula="of:=([.A1140]-0.4)/(0.00005-0.000001*[.B1140])-260000" office:value-type="float" office:value="7804.87804877566" calcext:value-type="float">
            <text:p>7805</text:p>
          </table:table-cell>
        </table:table-row>
        <table:table-row table:style-name="ro1">
          <table:table-cell table:formula="of:=[.A1140]+0.01" office:value-type="float" office:value="11.3899999999998" calcext:value-type="float">
            <text:p>11.3899999999998</text:p>
          </table:table-cell>
          <table:table-cell table:formula="of:=ROUND((0.00005-([.A1141]-0.4)/270000) * 1000000)" office:value-type="float" office:value="9" calcext:value-type="float">
            <text:p>9</text:p>
          </table:table-cell>
          <table:table-cell table:formula="of:=([.A1141]-0.4)/(0.00005-0.000001*[.B1141])-260000" office:value-type="float" office:value="8048.78048780002" calcext:value-type="float">
            <text:p>8049</text:p>
          </table:table-cell>
        </table:table-row>
        <table:table-row table:style-name="ro1">
          <table:table-cell table:formula="of:=[.A1141]+0.01" office:value-type="float" office:value="11.3999999999998" calcext:value-type="float">
            <text:p>11.3999999999998</text:p>
          </table:table-cell>
          <table:table-cell table:formula="of:=ROUND((0.00005-([.A1142]-0.4)/270000) * 1000000)" office:value-type="float" office:value="9" calcext:value-type="float">
            <text:p>9</text:p>
          </table:table-cell>
          <table:table-cell table:formula="of:=([.A1142]-0.4)/(0.00005-0.000001*[.B1142])-260000" office:value-type="float" office:value="8292.68292682443" calcext:value-type="float">
            <text:p>8293</text:p>
          </table:table-cell>
        </table:table-row>
        <table:table-row table:style-name="ro1">
          <table:table-cell table:formula="of:=[.A1142]+0.01" office:value-type="float" office:value="11.4099999999998" calcext:value-type="float">
            <text:p>11.4099999999998</text:p>
          </table:table-cell>
          <table:table-cell table:formula="of:=ROUND((0.00005-([.A1143]-0.4)/270000) * 1000000)" office:value-type="float" office:value="9" calcext:value-type="float">
            <text:p>9</text:p>
          </table:table-cell>
          <table:table-cell table:formula="of:=([.A1143]-0.4)/(0.00005-0.000001*[.B1143])-260000" office:value-type="float" office:value="8536.58536584879" calcext:value-type="float">
            <text:p>8537</text:p>
          </table:table-cell>
        </table:table-row>
        <table:table-row table:style-name="ro1">
          <table:table-cell table:formula="of:=[.A1143]+0.01" office:value-type="float" office:value="11.4199999999998" calcext:value-type="float">
            <text:p>11.4199999999998</text:p>
          </table:table-cell>
          <table:table-cell table:formula="of:=ROUND((0.00005-([.A1144]-0.4)/270000) * 1000000)" office:value-type="float" office:value="9" calcext:value-type="float">
            <text:p>9</text:p>
          </table:table-cell>
          <table:table-cell table:formula="of:=([.A1144]-0.4)/(0.00005-0.000001*[.B1144])-260000" office:value-type="float" office:value="8780.48780487321" calcext:value-type="float">
            <text:p>8780</text:p>
          </table:table-cell>
        </table:table-row>
        <table:table-row table:style-name="ro1">
          <table:table-cell table:formula="of:=[.A1144]+0.01" office:value-type="float" office:value="11.4299999999998" calcext:value-type="float">
            <text:p>11.4299999999998</text:p>
          </table:table-cell>
          <table:table-cell table:formula="of:=ROUND((0.00005-([.A1145]-0.4)/270000) * 1000000)" office:value-type="float" office:value="9" calcext:value-type="float">
            <text:p>9</text:p>
          </table:table-cell>
          <table:table-cell table:formula="of:=([.A1145]-0.4)/(0.00005-0.000001*[.B1145])-260000" office:value-type="float" office:value="9024.39024389756" calcext:value-type="float">
            <text:p>9024</text:p>
          </table:table-cell>
        </table:table-row>
        <table:table-row table:style-name="ro1">
          <table:table-cell table:formula="of:=[.A1145]+0.01" office:value-type="float" office:value="11.4399999999998" calcext:value-type="float">
            <text:p>11.4399999999998</text:p>
          </table:table-cell>
          <table:table-cell table:formula="of:=ROUND((0.00005-([.A1146]-0.4)/270000) * 1000000)" office:value-type="float" office:value="9" calcext:value-type="float">
            <text:p>9</text:p>
          </table:table-cell>
          <table:table-cell table:formula="of:=([.A1146]-0.4)/(0.00005-0.000001*[.B1146])-260000" office:value-type="float" office:value="9268.29268292198" calcext:value-type="float">
            <text:p>9268</text:p>
          </table:table-cell>
        </table:table-row>
        <table:table-row table:style-name="ro1">
          <table:table-cell table:formula="of:=[.A1146]+0.01" office:value-type="float" office:value="11.4499999999998" calcext:value-type="float">
            <text:p>11.4499999999998</text:p>
          </table:table-cell>
          <table:table-cell table:formula="of:=ROUND((0.00005-([.A1147]-0.4)/270000) * 1000000)" office:value-type="float" office:value="9" calcext:value-type="float">
            <text:p>9</text:p>
          </table:table-cell>
          <table:table-cell table:formula="of:=([.A1147]-0.4)/(0.00005-0.000001*[.B1147])-260000" office:value-type="float" office:value="9512.19512194634" calcext:value-type="float">
            <text:p>9512</text:p>
          </table:table-cell>
        </table:table-row>
        <table:table-row table:style-name="ro1">
          <table:table-cell table:formula="of:=[.A1147]+0.01" office:value-type="float" office:value="11.4599999999998" calcext:value-type="float">
            <text:p>11.4599999999998</text:p>
          </table:table-cell>
          <table:table-cell table:formula="of:=ROUND((0.00005-([.A1148]-0.4)/270000) * 1000000)" office:value-type="float" office:value="9" calcext:value-type="float">
            <text:p>9</text:p>
          </table:table-cell>
          <table:table-cell table:formula="of:=([.A1148]-0.4)/(0.00005-0.000001*[.B1148])-260000" office:value-type="float" office:value="9756.09756097069" calcext:value-type="float">
            <text:p>9756</text:p>
          </table:table-cell>
        </table:table-row>
        <table:table-row table:style-name="ro1">
          <table:table-cell table:formula="of:=[.A1148]+0.01" office:value-type="float" office:value="11.4699999999998" calcext:value-type="float">
            <text:p>11.4699999999998</text:p>
          </table:table-cell>
          <table:table-cell table:formula="of:=ROUND((0.00005-([.A1149]-0.4)/270000) * 1000000)" office:value-type="float" office:value="9" calcext:value-type="float">
            <text:p>9</text:p>
          </table:table-cell>
          <table:table-cell table:formula="of:=([.A1149]-0.4)/(0.00005-0.000001*[.B1149])-260000" office:value-type="float" office:value="9999.99999999511" calcext:value-type="float">
            <text:p>10000</text:p>
          </table:table-cell>
        </table:table-row>
        <table:table-row table:style-name="ro1">
          <table:table-cell table:formula="of:=[.A1149]+0.01" office:value-type="float" office:value="11.4799999999998" calcext:value-type="float">
            <text:p>11.4799999999998</text:p>
          </table:table-cell>
          <table:table-cell table:formula="of:=ROUND((0.00005-([.A1150]-0.4)/270000) * 1000000)" office:value-type="float" office:value="9" calcext:value-type="float">
            <text:p>9</text:p>
          </table:table-cell>
          <table:table-cell table:formula="of:=([.A1150]-0.4)/(0.00005-0.000001*[.B1150])-260000" office:value-type="float" office:value="10243.9024390195" calcext:value-type="float">
            <text:p>10244</text:p>
          </table:table-cell>
        </table:table-row>
        <table:table-row table:style-name="ro1">
          <table:table-cell table:formula="of:=[.A1150]+0.01" office:value-type="float" office:value="11.4899999999998" calcext:value-type="float">
            <text:p>11.4899999999998</text:p>
          </table:table-cell>
          <table:table-cell table:formula="of:=ROUND((0.00005-([.A1151]-0.4)/270000) * 1000000)" office:value-type="float" office:value="9" calcext:value-type="float">
            <text:p>9</text:p>
          </table:table-cell>
          <table:table-cell table:formula="of:=([.A1151]-0.4)/(0.00005-0.000001*[.B1151])-260000" office:value-type="float" office:value="10487.8048780439" calcext:value-type="float">
            <text:p>10488</text:p>
          </table:table-cell>
        </table:table-row>
        <table:table-row table:style-name="ro1">
          <table:table-cell table:formula="of:=[.A1151]+0.01" office:value-type="float" office:value="11.4999999999998" calcext:value-type="float">
            <text:p>11.4999999999998</text:p>
          </table:table-cell>
          <table:table-cell table:formula="of:=ROUND((0.00005-([.A1152]-0.4)/270000) * 1000000)" office:value-type="float" office:value="9" calcext:value-type="float">
            <text:p>9</text:p>
          </table:table-cell>
          <table:table-cell table:formula="of:=([.A1152]-0.4)/(0.00005-0.000001*[.B1152])-260000" office:value-type="float" office:value="10731.7073170682" calcext:value-type="float">
            <text:p>10732</text:p>
          </table:table-cell>
        </table:table-row>
        <table:table-row table:style-name="ro1">
          <table:table-cell table:formula="of:=[.A1152]+0.01" office:value-type="float" office:value="11.5099999999998" calcext:value-type="float">
            <text:p>11.5099999999998</text:p>
          </table:table-cell>
          <table:table-cell table:formula="of:=ROUND((0.00005-([.A1153]-0.4)/270000) * 1000000)" office:value-type="float" office:value="9" calcext:value-type="float">
            <text:p>9</text:p>
          </table:table-cell>
          <table:table-cell table:formula="of:=([.A1153]-0.4)/(0.00005-0.000001*[.B1153])-260000" office:value-type="float" office:value="10975.6097560927" calcext:value-type="float">
            <text:p>10976</text:p>
          </table:table-cell>
        </table:table-row>
        <table:table-row table:style-name="ro1">
          <table:table-cell table:formula="of:=[.A1153]+0.01" office:value-type="float" office:value="11.5199999999998" calcext:value-type="float">
            <text:p>11.5199999999998</text:p>
          </table:table-cell>
          <table:table-cell table:formula="of:=ROUND((0.00005-([.A1154]-0.4)/270000) * 1000000)" office:value-type="float" office:value="9" calcext:value-type="float">
            <text:p>9</text:p>
          </table:table-cell>
          <table:table-cell table:formula="of:=([.A1154]-0.4)/(0.00005-0.000001*[.B1154])-260000" office:value-type="float" office:value="11219.512195117" calcext:value-type="float">
            <text:p>11220</text:p>
          </table:table-cell>
        </table:table-row>
        <table:table-row table:style-name="ro1">
          <table:table-cell table:formula="of:=[.A1154]+0.01" office:value-type="float" office:value="11.5299999999998" calcext:value-type="float">
            <text:p>11.5299999999998</text:p>
          </table:table-cell>
          <table:table-cell table:formula="of:=ROUND((0.00005-([.A1155]-0.4)/270000) * 1000000)" office:value-type="float" office:value="9" calcext:value-type="float">
            <text:p>9</text:p>
          </table:table-cell>
          <table:table-cell table:formula="of:=([.A1155]-0.4)/(0.00005-0.000001*[.B1155])-260000" office:value-type="float" office:value="11463.4146341414" calcext:value-type="float">
            <text:p>11463</text:p>
          </table:table-cell>
        </table:table-row>
        <table:table-row table:style-name="ro1">
          <table:table-cell table:formula="of:=[.A1155]+0.01" office:value-type="float" office:value="11.5399999999998" calcext:value-type="float">
            <text:p>11.5399999999998</text:p>
          </table:table-cell>
          <table:table-cell table:formula="of:=ROUND((0.00005-([.A1156]-0.4)/270000) * 1000000)" office:value-type="float" office:value="9" calcext:value-type="float">
            <text:p>9</text:p>
          </table:table-cell>
          <table:table-cell table:formula="of:=([.A1156]-0.4)/(0.00005-0.000001*[.B1156])-260000" office:value-type="float" office:value="11707.3170731658" calcext:value-type="float">
            <text:p>11707</text:p>
          </table:table-cell>
        </table:table-row>
        <table:table-row table:style-name="ro1">
          <table:table-cell table:formula="of:=[.A1156]+0.01" office:value-type="float" office:value="11.5499999999998" calcext:value-type="float">
            <text:p>11.5499999999998</text:p>
          </table:table-cell>
          <table:table-cell table:formula="of:=ROUND((0.00005-([.A1157]-0.4)/270000) * 1000000)" office:value-type="float" office:value="9" calcext:value-type="float">
            <text:p>9</text:p>
          </table:table-cell>
          <table:table-cell table:formula="of:=([.A1157]-0.4)/(0.00005-0.000001*[.B1157])-260000" office:value-type="float" office:value="11951.2195121902" calcext:value-type="float">
            <text:p>11951</text:p>
          </table:table-cell>
        </table:table-row>
        <table:table-row table:style-name="ro1">
          <table:table-cell table:formula="of:=[.A1157]+0.01" office:value-type="float" office:value="11.5599999999998" calcext:value-type="float">
            <text:p>11.5599999999998</text:p>
          </table:table-cell>
          <table:table-cell table:formula="of:=ROUND((0.00005-([.A1158]-0.4)/270000) * 1000000)" office:value-type="float" office:value="9" calcext:value-type="float">
            <text:p>9</text:p>
          </table:table-cell>
          <table:table-cell table:formula="of:=([.A1158]-0.4)/(0.00005-0.000001*[.B1158])-260000" office:value-type="float" office:value="12195.1219512146" calcext:value-type="float">
            <text:p>12195</text:p>
          </table:table-cell>
        </table:table-row>
        <table:table-row table:style-name="ro1">
          <table:table-cell table:formula="of:=[.A1158]+0.01" office:value-type="float" office:value="11.5699999999998" calcext:value-type="float">
            <text:p>11.5699999999998</text:p>
          </table:table-cell>
          <table:table-cell table:formula="of:=ROUND((0.00005-([.A1159]-0.4)/270000) * 1000000)" office:value-type="float" office:value="9" calcext:value-type="float">
            <text:p>9</text:p>
          </table:table-cell>
          <table:table-cell table:formula="of:=([.A1159]-0.4)/(0.00005-0.000001*[.B1159])-260000" office:value-type="float" office:value="12439.024390239" calcext:value-type="float">
            <text:p>12439</text:p>
          </table:table-cell>
        </table:table-row>
        <table:table-row table:style-name="ro1">
          <table:table-cell table:formula="of:=[.A1159]+0.01" office:value-type="float" office:value="11.5799999999998" calcext:value-type="float">
            <text:p>11.5799999999998</text:p>
          </table:table-cell>
          <table:table-cell table:formula="of:=ROUND((0.00005-([.A1160]-0.4)/270000) * 1000000)" office:value-type="float" office:value="9" calcext:value-type="float">
            <text:p>9</text:p>
          </table:table-cell>
          <table:table-cell table:formula="of:=([.A1160]-0.4)/(0.00005-0.000001*[.B1160])-260000" office:value-type="float" office:value="12682.9268292633" calcext:value-type="float">
            <text:p>12683</text:p>
          </table:table-cell>
        </table:table-row>
        <table:table-row table:style-name="ro1">
          <table:table-cell table:formula="of:=[.A1160]+0.01" office:value-type="float" office:value="11.5899999999998" calcext:value-type="float">
            <text:p>11.5899999999998</text:p>
          </table:table-cell>
          <table:table-cell table:formula="of:=ROUND((0.00005-([.A1161]-0.4)/270000) * 1000000)" office:value-type="float" office:value="9" calcext:value-type="float">
            <text:p>9</text:p>
          </table:table-cell>
          <table:table-cell table:formula="of:=([.A1161]-0.4)/(0.00005-0.000001*[.B1161])-260000" office:value-type="float" office:value="12926.8292682878" calcext:value-type="float">
            <text:p>12927</text:p>
          </table:table-cell>
        </table:table-row>
        <table:table-row table:style-name="ro1">
          <table:table-cell table:formula="of:=[.A1161]+0.01" office:value-type="float" office:value="11.5999999999998" calcext:value-type="float">
            <text:p>11.5999999999998</text:p>
          </table:table-cell>
          <table:table-cell table:formula="of:=ROUND((0.00005-([.A1162]-0.4)/270000) * 1000000)" office:value-type="float" office:value="9" calcext:value-type="float">
            <text:p>9</text:p>
          </table:table-cell>
          <table:table-cell table:formula="of:=([.A1162]-0.4)/(0.00005-0.000001*[.B1162])-260000" office:value-type="float" office:value="13170.7317073121" calcext:value-type="float">
            <text:p>13171</text:p>
          </table:table-cell>
        </table:table-row>
        <table:table-row table:style-name="ro1">
          <table:table-cell table:formula="of:=[.A1162]+0.01" office:value-type="float" office:value="11.6099999999998" calcext:value-type="float">
            <text:p>11.6099999999998</text:p>
          </table:table-cell>
          <table:table-cell table:formula="of:=ROUND((0.00005-([.A1163]-0.4)/270000) * 1000000)" office:value-type="float" office:value="8" calcext:value-type="float">
            <text:p>8</text:p>
          </table:table-cell>
          <table:table-cell table:formula="of:=([.A1163]-0.4)/(0.00005-0.000001*[.B1163])-260000" office:value-type="float" office:value="6904.761904757" calcext:value-type="float">
            <text:p>6905</text:p>
          </table:table-cell>
        </table:table-row>
        <table:table-row table:style-name="ro1">
          <table:table-cell table:formula="of:=[.A1163]+0.01" office:value-type="float" office:value="11.6199999999998" calcext:value-type="float">
            <text:p>11.6199999999998</text:p>
          </table:table-cell>
          <table:table-cell table:formula="of:=ROUND((0.00005-([.A1164]-0.4)/270000) * 1000000)" office:value-type="float" office:value="8" calcext:value-type="float">
            <text:p>8</text:p>
          </table:table-cell>
          <table:table-cell table:formula="of:=([.A1164]-0.4)/(0.00005-0.000001*[.B1164])-260000" office:value-type="float" office:value="7142.85714285227" calcext:value-type="float">
            <text:p>7143</text:p>
          </table:table-cell>
        </table:table-row>
        <table:table-row table:style-name="ro1">
          <table:table-cell table:formula="of:=[.A1164]+0.01" office:value-type="float" office:value="11.6299999999998" calcext:value-type="float">
            <text:p>11.6299999999998</text:p>
          </table:table-cell>
          <table:table-cell table:formula="of:=ROUND((0.00005-([.A1165]-0.4)/270000) * 1000000)" office:value-type="float" office:value="8" calcext:value-type="float">
            <text:p>8</text:p>
          </table:table-cell>
          <table:table-cell table:formula="of:=([.A1165]-0.4)/(0.00005-0.000001*[.B1165])-260000" office:value-type="float" office:value="7380.95238094748" calcext:value-type="float">
            <text:p>7381</text:p>
          </table:table-cell>
        </table:table-row>
        <table:table-row table:style-name="ro1">
          <table:table-cell table:formula="of:=[.A1165]+0.01" office:value-type="float" office:value="11.6399999999998" calcext:value-type="float">
            <text:p>11.6399999999998</text:p>
          </table:table-cell>
          <table:table-cell table:formula="of:=ROUND((0.00005-([.A1166]-0.4)/270000) * 1000000)" office:value-type="float" office:value="8" calcext:value-type="float">
            <text:p>8</text:p>
          </table:table-cell>
          <table:table-cell table:formula="of:=([.A1166]-0.4)/(0.00005-0.000001*[.B1166])-260000" office:value-type="float" office:value="7619.04761904274" calcext:value-type="float">
            <text:p>7619</text:p>
          </table:table-cell>
        </table:table-row>
        <table:table-row table:style-name="ro1">
          <table:table-cell table:formula="of:=[.A1166]+0.01" office:value-type="float" office:value="11.6499999999998" calcext:value-type="float">
            <text:p>11.6499999999998</text:p>
          </table:table-cell>
          <table:table-cell table:formula="of:=ROUND((0.00005-([.A1167]-0.4)/270000) * 1000000)" office:value-type="float" office:value="8" calcext:value-type="float">
            <text:p>8</text:p>
          </table:table-cell>
          <table:table-cell table:formula="of:=([.A1167]-0.4)/(0.00005-0.000001*[.B1167])-260000" office:value-type="float" office:value="7857.14285713795" calcext:value-type="float">
            <text:p>7857</text:p>
          </table:table-cell>
        </table:table-row>
        <table:table-row table:style-name="ro1">
          <table:table-cell table:formula="of:=[.A1167]+0.01" office:value-type="float" office:value="11.6599999999998" calcext:value-type="float">
            <text:p>11.6599999999998</text:p>
          </table:table-cell>
          <table:table-cell table:formula="of:=ROUND((0.00005-([.A1168]-0.4)/270000) * 1000000)" office:value-type="float" office:value="8" calcext:value-type="float">
            <text:p>8</text:p>
          </table:table-cell>
          <table:table-cell table:formula="of:=([.A1168]-0.4)/(0.00005-0.000001*[.B1168])-260000" office:value-type="float" office:value="8095.23809523322" calcext:value-type="float">
            <text:p>8095</text:p>
          </table:table-cell>
        </table:table-row>
        <table:table-row table:style-name="ro1">
          <table:table-cell table:formula="of:=[.A1168]+0.01" office:value-type="float" office:value="11.6699999999998" calcext:value-type="float">
            <text:p>11.6699999999998</text:p>
          </table:table-cell>
          <table:table-cell table:formula="of:=ROUND((0.00005-([.A1169]-0.4)/270000) * 1000000)" office:value-type="float" office:value="8" calcext:value-type="float">
            <text:p>8</text:p>
          </table:table-cell>
          <table:table-cell table:formula="of:=([.A1169]-0.4)/(0.00005-0.000001*[.B1169])-260000" office:value-type="float" office:value="8333.33333332842" calcext:value-type="float">
            <text:p>8333</text:p>
          </table:table-cell>
        </table:table-row>
        <table:table-row table:style-name="ro1">
          <table:table-cell table:formula="of:=[.A1169]+0.01" office:value-type="float" office:value="11.6799999999998" calcext:value-type="float">
            <text:p>11.6799999999998</text:p>
          </table:table-cell>
          <table:table-cell table:formula="of:=ROUND((0.00005-([.A1170]-0.4)/270000) * 1000000)" office:value-type="float" office:value="8" calcext:value-type="float">
            <text:p>8</text:p>
          </table:table-cell>
          <table:table-cell table:formula="of:=([.A1170]-0.4)/(0.00005-0.000001*[.B1170])-260000" office:value-type="float" office:value="8571.42857142369" calcext:value-type="float">
            <text:p>8571</text:p>
          </table:table-cell>
        </table:table-row>
        <table:table-row table:style-name="ro1">
          <table:table-cell table:formula="of:=[.A1170]+0.01" office:value-type="float" office:value="11.6899999999998" calcext:value-type="float">
            <text:p>11.6899999999998</text:p>
          </table:table-cell>
          <table:table-cell table:formula="of:=ROUND((0.00005-([.A1171]-0.4)/270000) * 1000000)" office:value-type="float" office:value="8" calcext:value-type="float">
            <text:p>8</text:p>
          </table:table-cell>
          <table:table-cell table:formula="of:=([.A1171]-0.4)/(0.00005-0.000001*[.B1171])-260000" office:value-type="float" office:value="8809.5238095189" calcext:value-type="float">
            <text:p>8810</text:p>
          </table:table-cell>
        </table:table-row>
        <table:table-row table:style-name="ro1">
          <table:table-cell table:formula="of:=[.A1171]+0.01" office:value-type="float" office:value="11.6999999999998" calcext:value-type="float">
            <text:p>11.6999999999998</text:p>
          </table:table-cell>
          <table:table-cell table:formula="of:=ROUND((0.00005-([.A1172]-0.4)/270000) * 1000000)" office:value-type="float" office:value="8" calcext:value-type="float">
            <text:p>8</text:p>
          </table:table-cell>
          <table:table-cell table:formula="of:=([.A1172]-0.4)/(0.00005-0.000001*[.B1172])-260000" office:value-type="float" office:value="9047.61904761411" calcext:value-type="float">
            <text:p>9048</text:p>
          </table:table-cell>
        </table:table-row>
        <table:table-row table:style-name="ro1">
          <table:table-cell table:formula="of:=[.A1172]+0.01" office:value-type="float" office:value="11.7099999999998" calcext:value-type="float">
            <text:p>11.7099999999998</text:p>
          </table:table-cell>
          <table:table-cell table:formula="of:=ROUND((0.00005-([.A1173]-0.4)/270000) * 1000000)" office:value-type="float" office:value="8" calcext:value-type="float">
            <text:p>8</text:p>
          </table:table-cell>
          <table:table-cell table:formula="of:=([.A1173]-0.4)/(0.00005-0.000001*[.B1173])-260000" office:value-type="float" office:value="9285.71428570937" calcext:value-type="float">
            <text:p>9286</text:p>
          </table:table-cell>
        </table:table-row>
        <table:table-row table:style-name="ro1">
          <table:table-cell table:formula="of:=[.A1173]+0.01" office:value-type="float" office:value="11.7199999999998" calcext:value-type="float">
            <text:p>11.7199999999998</text:p>
          </table:table-cell>
          <table:table-cell table:formula="of:=ROUND((0.00005-([.A1174]-0.4)/270000) * 1000000)" office:value-type="float" office:value="8" calcext:value-type="float">
            <text:p>8</text:p>
          </table:table-cell>
          <table:table-cell table:formula="of:=([.A1174]-0.4)/(0.00005-0.000001*[.B1174])-260000" office:value-type="float" office:value="9523.80952380458" calcext:value-type="float">
            <text:p>9524</text:p>
          </table:table-cell>
        </table:table-row>
        <table:table-row table:style-name="ro1">
          <table:table-cell table:formula="of:=[.A1174]+0.01" office:value-type="float" office:value="11.7299999999998" calcext:value-type="float">
            <text:p>11.7299999999998</text:p>
          </table:table-cell>
          <table:table-cell table:formula="of:=ROUND((0.00005-([.A1175]-0.4)/270000) * 1000000)" office:value-type="float" office:value="8" calcext:value-type="float">
            <text:p>8</text:p>
          </table:table-cell>
          <table:table-cell table:formula="of:=([.A1175]-0.4)/(0.00005-0.000001*[.B1175])-260000" office:value-type="float" office:value="9761.90476189984" calcext:value-type="float">
            <text:p>9762</text:p>
          </table:table-cell>
        </table:table-row>
        <table:table-row table:style-name="ro1">
          <table:table-cell table:formula="of:=[.A1175]+0.01" office:value-type="float" office:value="11.7399999999998" calcext:value-type="float">
            <text:p>11.7399999999998</text:p>
          </table:table-cell>
          <table:table-cell table:formula="of:=ROUND((0.00005-([.A1176]-0.4)/270000) * 1000000)" office:value-type="float" office:value="8" calcext:value-type="float">
            <text:p>8</text:p>
          </table:table-cell>
          <table:table-cell table:formula="of:=([.A1176]-0.4)/(0.00005-0.000001*[.B1176])-260000" office:value-type="float" office:value="9999.99999999505" calcext:value-type="float">
            <text:p>10000</text:p>
          </table:table-cell>
        </table:table-row>
        <table:table-row table:style-name="ro1">
          <table:table-cell table:formula="of:=[.A1176]+0.01" office:value-type="float" office:value="11.7499999999998" calcext:value-type="float">
            <text:p>11.7499999999998</text:p>
          </table:table-cell>
          <table:table-cell table:formula="of:=ROUND((0.00005-([.A1177]-0.4)/270000) * 1000000)" office:value-type="float" office:value="8" calcext:value-type="float">
            <text:p>8</text:p>
          </table:table-cell>
          <table:table-cell table:formula="of:=([.A1177]-0.4)/(0.00005-0.000001*[.B1177])-260000" office:value-type="float" office:value="10238.0952380903" calcext:value-type="float">
            <text:p>10238</text:p>
          </table:table-cell>
        </table:table-row>
        <table:table-row table:style-name="ro1">
          <table:table-cell table:formula="of:=[.A1177]+0.01" office:value-type="float" office:value="11.7599999999998" calcext:value-type="float">
            <text:p>11.7599999999998</text:p>
          </table:table-cell>
          <table:table-cell table:formula="of:=ROUND((0.00005-([.A1178]-0.4)/270000) * 1000000)" office:value-type="float" office:value="8" calcext:value-type="float">
            <text:p>8</text:p>
          </table:table-cell>
          <table:table-cell table:formula="of:=([.A1178]-0.4)/(0.00005-0.000001*[.B1178])-260000" office:value-type="float" office:value="10476.1904761855" calcext:value-type="float">
            <text:p>10476</text:p>
          </table:table-cell>
        </table:table-row>
        <table:table-row table:style-name="ro1">
          <table:table-cell table:formula="of:=[.A1178]+0.01" office:value-type="float" office:value="11.7699999999998" calcext:value-type="float">
            <text:p>11.7699999999998</text:p>
          </table:table-cell>
          <table:table-cell table:formula="of:=ROUND((0.00005-([.A1179]-0.4)/270000) * 1000000)" office:value-type="float" office:value="8" calcext:value-type="float">
            <text:p>8</text:p>
          </table:table-cell>
          <table:table-cell table:formula="of:=([.A1179]-0.4)/(0.00005-0.000001*[.B1179])-260000" office:value-type="float" office:value="10714.2857142807" calcext:value-type="float">
            <text:p>10714</text:p>
          </table:table-cell>
        </table:table-row>
        <table:table-row table:style-name="ro1">
          <table:table-cell table:formula="of:=[.A1179]+0.01" office:value-type="float" office:value="11.7799999999998" calcext:value-type="float">
            <text:p>11.7799999999998</text:p>
          </table:table-cell>
          <table:table-cell table:formula="of:=ROUND((0.00005-([.A1180]-0.4)/270000) * 1000000)" office:value-type="float" office:value="8" calcext:value-type="float">
            <text:p>8</text:p>
          </table:table-cell>
          <table:table-cell table:formula="of:=([.A1180]-0.4)/(0.00005-0.000001*[.B1180])-260000" office:value-type="float" office:value="10952.380952376" calcext:value-type="float">
            <text:p>10952</text:p>
          </table:table-cell>
        </table:table-row>
        <table:table-row table:style-name="ro1">
          <table:table-cell table:formula="of:=[.A1180]+0.01" office:value-type="float" office:value="11.7899999999998" calcext:value-type="float">
            <text:p>11.7899999999998</text:p>
          </table:table-cell>
          <table:table-cell table:formula="of:=ROUND((0.00005-([.A1181]-0.4)/270000) * 1000000)" office:value-type="float" office:value="8" calcext:value-type="float">
            <text:p>8</text:p>
          </table:table-cell>
          <table:table-cell table:formula="of:=([.A1181]-0.4)/(0.00005-0.000001*[.B1181])-260000" office:value-type="float" office:value="11190.4761904712" calcext:value-type="float">
            <text:p>11190</text:p>
          </table:table-cell>
        </table:table-row>
        <table:table-row table:style-name="ro1">
          <table:table-cell table:formula="of:=[.A1181]+0.01" office:value-type="float" office:value="11.7999999999998" calcext:value-type="float">
            <text:p>11.7999999999998</text:p>
          </table:table-cell>
          <table:table-cell table:formula="of:=ROUND((0.00005-([.A1182]-0.4)/270000) * 1000000)" office:value-type="float" office:value="8" calcext:value-type="float">
            <text:p>8</text:p>
          </table:table-cell>
          <table:table-cell table:formula="of:=([.A1182]-0.4)/(0.00005-0.000001*[.B1182])-260000" office:value-type="float" office:value="11428.5714285665" calcext:value-type="float">
            <text:p>11429</text:p>
          </table:table-cell>
        </table:table-row>
        <table:table-row table:style-name="ro1">
          <table:table-cell table:formula="of:=[.A1182]+0.01" office:value-type="float" office:value="11.8099999999998" calcext:value-type="float">
            <text:p>11.8099999999998</text:p>
          </table:table-cell>
          <table:table-cell table:formula="of:=ROUND((0.00005-([.A1183]-0.4)/270000) * 1000000)" office:value-type="float" office:value="8" calcext:value-type="float">
            <text:p>8</text:p>
          </table:table-cell>
          <table:table-cell table:formula="of:=([.A1183]-0.4)/(0.00005-0.000001*[.B1183])-260000" office:value-type="float" office:value="11666.6666666617" calcext:value-type="float">
            <text:p>11667</text:p>
          </table:table-cell>
        </table:table-row>
        <table:table-row table:style-name="ro1">
          <table:table-cell table:formula="of:=[.A1183]+0.01" office:value-type="float" office:value="11.8199999999998" calcext:value-type="float">
            <text:p>11.8199999999998</text:p>
          </table:table-cell>
          <table:table-cell table:formula="of:=ROUND((0.00005-([.A1184]-0.4)/270000) * 1000000)" office:value-type="float" office:value="8" calcext:value-type="float">
            <text:p>8</text:p>
          </table:table-cell>
          <table:table-cell table:formula="of:=([.A1184]-0.4)/(0.00005-0.000001*[.B1184])-260000" office:value-type="float" office:value="11904.7619047569" calcext:value-type="float">
            <text:p>11905</text:p>
          </table:table-cell>
        </table:table-row>
        <table:table-row table:style-name="ro1">
          <table:table-cell table:formula="of:=[.A1184]+0.01" office:value-type="float" office:value="11.8299999999998" calcext:value-type="float">
            <text:p>11.8299999999998</text:p>
          </table:table-cell>
          <table:table-cell table:formula="of:=ROUND((0.00005-([.A1185]-0.4)/270000) * 1000000)" office:value-type="float" office:value="8" calcext:value-type="float">
            <text:p>8</text:p>
          </table:table-cell>
          <table:table-cell table:formula="of:=([.A1185]-0.4)/(0.00005-0.000001*[.B1185])-260000" office:value-type="float" office:value="12142.8571428522" calcext:value-type="float">
            <text:p>12143</text:p>
          </table:table-cell>
        </table:table-row>
        <table:table-row table:style-name="ro1">
          <table:table-cell table:formula="of:=[.A1185]+0.01" office:value-type="float" office:value="11.8399999999998" calcext:value-type="float">
            <text:p>11.8399999999998</text:p>
          </table:table-cell>
          <table:table-cell table:formula="of:=ROUND((0.00005-([.A1186]-0.4)/270000) * 1000000)" office:value-type="float" office:value="8" calcext:value-type="float">
            <text:p>8</text:p>
          </table:table-cell>
          <table:table-cell table:formula="of:=([.A1186]-0.4)/(0.00005-0.000001*[.B1186])-260000" office:value-type="float" office:value="12380.9523809474" calcext:value-type="float">
            <text:p>12381</text:p>
          </table:table-cell>
        </table:table-row>
        <table:table-row table:style-name="ro1">
          <table:table-cell table:formula="of:=[.A1186]+0.01" office:value-type="float" office:value="11.8499999999998" calcext:value-type="float">
            <text:p>11.8499999999998</text:p>
          </table:table-cell>
          <table:table-cell table:formula="of:=ROUND((0.00005-([.A1187]-0.4)/270000) * 1000000)" office:value-type="float" office:value="8" calcext:value-type="float">
            <text:p>8</text:p>
          </table:table-cell>
          <table:table-cell table:formula="of:=([.A1187]-0.4)/(0.00005-0.000001*[.B1187])-260000" office:value-type="float" office:value="12619.0476190426" calcext:value-type="float">
            <text:p>12619</text:p>
          </table:table-cell>
        </table:table-row>
        <table:table-row table:style-name="ro1">
          <table:table-cell table:formula="of:=[.A1187]+0.01" office:value-type="float" office:value="11.8599999999998" calcext:value-type="float">
            <text:p>11.8599999999998</text:p>
          </table:table-cell>
          <table:table-cell table:formula="of:=ROUND((0.00005-([.A1188]-0.4)/270000) * 1000000)" office:value-type="float" office:value="8" calcext:value-type="float">
            <text:p>8</text:p>
          </table:table-cell>
          <table:table-cell table:formula="of:=([.A1188]-0.4)/(0.00005-0.000001*[.B1188])-260000" office:value-type="float" office:value="12857.1428571378" calcext:value-type="float">
            <text:p>12857</text:p>
          </table:table-cell>
        </table:table-row>
        <table:table-row table:style-name="ro1">
          <table:table-cell table:formula="of:=[.A1188]+0.01" office:value-type="float" office:value="11.8699999999998" calcext:value-type="float">
            <text:p>11.8699999999998</text:p>
          </table:table-cell>
          <table:table-cell table:formula="of:=ROUND((0.00005-([.A1189]-0.4)/270000) * 1000000)" office:value-type="float" office:value="8" calcext:value-type="float">
            <text:p>8</text:p>
          </table:table-cell>
          <table:table-cell table:formula="of:=([.A1189]-0.4)/(0.00005-0.000001*[.B1189])-260000" office:value-type="float" office:value="13095.2380952331" calcext:value-type="float">
            <text:p>13095</text:p>
          </table:table-cell>
        </table:table-row>
        <table:table-row table:style-name="ro1">
          <table:table-cell table:formula="of:=[.A1189]+0.01" office:value-type="float" office:value="11.8799999999998" calcext:value-type="float">
            <text:p>11.8799999999998</text:p>
          </table:table-cell>
          <table:table-cell table:formula="of:=ROUND((0.00005-([.A1190]-0.4)/270000) * 1000000)" office:value-type="float" office:value="7" calcext:value-type="float">
            <text:p>7</text:p>
          </table:table-cell>
          <table:table-cell table:formula="of:=([.A1190]-0.4)/(0.00005-0.000001*[.B1190])-260000" office:value-type="float" office:value="6976.74418604164" calcext:value-type="float">
            <text:p>6977</text:p>
          </table:table-cell>
        </table:table-row>
        <table:table-row table:style-name="ro1">
          <table:table-cell table:formula="of:=[.A1190]+0.01" office:value-type="float" office:value="11.8899999999998" calcext:value-type="float">
            <text:p>11.8899999999998</text:p>
          </table:table-cell>
          <table:table-cell table:formula="of:=ROUND((0.00005-([.A1191]-0.4)/270000) * 1000000)" office:value-type="float" office:value="7" calcext:value-type="float">
            <text:p>7</text:p>
          </table:table-cell>
          <table:table-cell table:formula="of:=([.A1191]-0.4)/(0.00005-0.000001*[.B1191])-260000" office:value-type="float" office:value="7209.30232557654" calcext:value-type="float">
            <text:p>7209</text:p>
          </table:table-cell>
        </table:table-row>
        <table:table-row table:style-name="ro1">
          <table:table-cell table:formula="of:=[.A1191]+0.01" office:value-type="float" office:value="11.8999999999998" calcext:value-type="float">
            <text:p>11.8999999999998</text:p>
          </table:table-cell>
          <table:table-cell table:formula="of:=ROUND((0.00005-([.A1192]-0.4)/270000) * 1000000)" office:value-type="float" office:value="7" calcext:value-type="float">
            <text:p>7</text:p>
          </table:table-cell>
          <table:table-cell table:formula="of:=([.A1192]-0.4)/(0.00005-0.000001*[.B1192])-260000" office:value-type="float" office:value="7441.86046511139" calcext:value-type="float">
            <text:p>7442</text:p>
          </table:table-cell>
        </table:table-row>
        <table:table-row table:style-name="ro1">
          <table:table-cell table:formula="of:=[.A1192]+0.01" office:value-type="float" office:value="11.9099999999998" calcext:value-type="float">
            <text:p>11.9099999999998</text:p>
          </table:table-cell>
          <table:table-cell table:formula="of:=ROUND((0.00005-([.A1193]-0.4)/270000) * 1000000)" office:value-type="float" office:value="7" calcext:value-type="float">
            <text:p>7</text:p>
          </table:table-cell>
          <table:table-cell table:formula="of:=([.A1193]-0.4)/(0.00005-0.000001*[.B1193])-260000" office:value-type="float" office:value="7674.41860464629" calcext:value-type="float">
            <text:p>7674</text:p>
          </table:table-cell>
        </table:table-row>
        <table:table-row table:style-name="ro1">
          <table:table-cell table:formula="of:=[.A1193]+0.01" office:value-type="float" office:value="11.9199999999998" calcext:value-type="float">
            <text:p>11.9199999999998</text:p>
          </table:table-cell>
          <table:table-cell table:formula="of:=ROUND((0.00005-([.A1194]-0.4)/270000) * 1000000)" office:value-type="float" office:value="7" calcext:value-type="float">
            <text:p>7</text:p>
          </table:table-cell>
          <table:table-cell table:formula="of:=([.A1194]-0.4)/(0.00005-0.000001*[.B1194])-260000" office:value-type="float" office:value="7906.97674418113" calcext:value-type="float">
            <text:p>7907</text:p>
          </table:table-cell>
        </table:table-row>
        <table:table-row table:style-name="ro1">
          <table:table-cell table:formula="of:=[.A1194]+0.01" office:value-type="float" office:value="11.9299999999998" calcext:value-type="float">
            <text:p>11.9299999999998</text:p>
          </table:table-cell>
          <table:table-cell table:formula="of:=ROUND((0.00005-([.A1195]-0.4)/270000) * 1000000)" office:value-type="float" office:value="7" calcext:value-type="float">
            <text:p>7</text:p>
          </table:table-cell>
          <table:table-cell table:formula="of:=([.A1195]-0.4)/(0.00005-0.000001*[.B1195])-260000" office:value-type="float" office:value="8139.53488371603" calcext:value-type="float">
            <text:p>8140</text:p>
          </table:table-cell>
        </table:table-row>
        <table:table-row table:style-name="ro1">
          <table:table-cell table:formula="of:=[.A1195]+0.01" office:value-type="float" office:value="11.9399999999998" calcext:value-type="float">
            <text:p>11.9399999999998</text:p>
          </table:table-cell>
          <table:table-cell table:formula="of:=ROUND((0.00005-([.A1196]-0.4)/270000) * 1000000)" office:value-type="float" office:value="7" calcext:value-type="float">
            <text:p>7</text:p>
          </table:table-cell>
          <table:table-cell table:formula="of:=([.A1196]-0.4)/(0.00005-0.000001*[.B1196])-260000" office:value-type="float" office:value="8372.09302325093" calcext:value-type="float">
            <text:p>8372</text:p>
          </table:table-cell>
        </table:table-row>
        <table:table-row table:style-name="ro1">
          <table:table-cell table:formula="of:=[.A1196]+0.01" office:value-type="float" office:value="11.9499999999998" calcext:value-type="float">
            <text:p>11.9499999999998</text:p>
          </table:table-cell>
          <table:table-cell table:formula="of:=ROUND((0.00005-([.A1197]-0.4)/270000) * 1000000)" office:value-type="float" office:value="7" calcext:value-type="float">
            <text:p>7</text:p>
          </table:table-cell>
          <table:table-cell table:formula="of:=([.A1197]-0.4)/(0.00005-0.000001*[.B1197])-260000" office:value-type="float" office:value="8604.65116278577" calcext:value-type="float">
            <text:p>8605</text:p>
          </table:table-cell>
        </table:table-row>
        <table:table-row table:style-name="ro1">
          <table:table-cell table:formula="of:=[.A1197]+0.01" office:value-type="float" office:value="11.9599999999998" calcext:value-type="float">
            <text:p>11.9599999999998</text:p>
          </table:table-cell>
          <table:table-cell table:formula="of:=ROUND((0.00005-([.A1198]-0.4)/270000) * 1000000)" office:value-type="float" office:value="7" calcext:value-type="float">
            <text:p>7</text:p>
          </table:table-cell>
          <table:table-cell table:formula="of:=([.A1198]-0.4)/(0.00005-0.000001*[.B1198])-260000" office:value-type="float" office:value="8837.20930232067" calcext:value-type="float">
            <text:p>8837</text:p>
          </table:table-cell>
        </table:table-row>
        <table:table-row table:style-name="ro1">
          <table:table-cell table:formula="of:=[.A1198]+0.01" office:value-type="float" office:value="11.9699999999998" calcext:value-type="float">
            <text:p>11.9699999999998</text:p>
          </table:table-cell>
          <table:table-cell table:formula="of:=ROUND((0.00005-([.A1199]-0.4)/270000) * 1000000)" office:value-type="float" office:value="7" calcext:value-type="float">
            <text:p>7</text:p>
          </table:table-cell>
          <table:table-cell table:formula="of:=([.A1199]-0.4)/(0.00005-0.000001*[.B1199])-260000" office:value-type="float" office:value="9069.76744185557" calcext:value-type="float">
            <text:p>9070</text:p>
          </table:table-cell>
        </table:table-row>
        <table:table-row table:style-name="ro1">
          <table:table-cell table:formula="of:=[.A1199]+0.01" office:value-type="float" office:value="11.9799999999998" calcext:value-type="float">
            <text:p>11.9799999999998</text:p>
          </table:table-cell>
          <table:table-cell table:formula="of:=ROUND((0.00005-([.A1200]-0.4)/270000) * 1000000)" office:value-type="float" office:value="7" calcext:value-type="float">
            <text:p>7</text:p>
          </table:table-cell>
          <table:table-cell table:formula="of:=([.A1200]-0.4)/(0.00005-0.000001*[.B1200])-260000" office:value-type="float" office:value="9302.32558139041" calcext:value-type="float">
            <text:p>9302</text:p>
          </table:table-cell>
        </table:table-row>
        <table:table-row table:style-name="ro1">
          <table:table-cell table:formula="of:=[.A1200]+0.01" office:value-type="float" office:value="11.9899999999998" calcext:value-type="float">
            <text:p>11.9899999999998</text:p>
          </table:table-cell>
          <table:table-cell table:formula="of:=ROUND((0.00005-([.A1201]-0.4)/270000) * 1000000)" office:value-type="float" office:value="7" calcext:value-type="float">
            <text:p>7</text:p>
          </table:table-cell>
          <table:table-cell table:formula="of:=([.A1201]-0.4)/(0.00005-0.000001*[.B1201])-260000" office:value-type="float" office:value="9534.88372092531" calcext:value-type="float">
            <text:p>9535</text:p>
          </table:table-cell>
        </table:table-row>
        <table:table-row table:style-name="ro1">
          <table:table-cell table:formula="of:=[.A1201]+0.01" office:value-type="float" office:value="11.9999999999998" calcext:value-type="float">
            <text:p>11.9999999999998</text:p>
          </table:table-cell>
          <table:table-cell table:formula="of:=ROUND((0.00005-([.A1202]-0.4)/270000) * 1000000)" office:value-type="float" office:value="7" calcext:value-type="float">
            <text:p>7</text:p>
          </table:table-cell>
          <table:table-cell table:formula="of:=([.A1202]-0.4)/(0.00005-0.000001*[.B1202])-260000" office:value-type="float" office:value="9767.44186046021" calcext:value-type="float">
            <text:p>9767</text:p>
          </table:table-cell>
        </table:table-row>
        <table:table-row table:style-name="ro1">
          <table:table-cell table:formula="of:=[.A1202]+0.01" office:value-type="float" office:value="12.0099999999998" calcext:value-type="float">
            <text:p>12.0099999999998</text:p>
          </table:table-cell>
          <table:table-cell table:formula="of:=ROUND((0.00005-([.A1203]-0.4)/270000) * 1000000)" office:value-type="float" office:value="7" calcext:value-type="float">
            <text:p>7</text:p>
          </table:table-cell>
          <table:table-cell table:formula="of:=([.A1203]-0.4)/(0.00005-0.000001*[.B1203])-260000" office:value-type="float" office:value="9999.99999999505" calcext:value-type="float">
            <text:p>10000</text:p>
          </table:table-cell>
        </table:table-row>
        <table:table-row table:style-name="ro1">
          <table:table-cell table:formula="of:=[.A1203]+0.01" office:value-type="float" office:value="12.0199999999998" calcext:value-type="float">
            <text:p>12.0199999999998</text:p>
          </table:table-cell>
          <table:table-cell table:formula="of:=ROUND((0.00005-([.A1204]-0.4)/270000) * 1000000)" office:value-type="float" office:value="7" calcext:value-type="float">
            <text:p>7</text:p>
          </table:table-cell>
          <table:table-cell table:formula="of:=([.A1204]-0.4)/(0.00005-0.000001*[.B1204])-260000" office:value-type="float" office:value="10232.55813953" calcext:value-type="float">
            <text:p>10233</text:p>
          </table:table-cell>
        </table:table-row>
        <table:table-row table:style-name="ro1">
          <table:table-cell table:formula="of:=[.A1204]+0.01" office:value-type="float" office:value="12.0299999999998" calcext:value-type="float">
            <text:p>12.0299999999998</text:p>
          </table:table-cell>
          <table:table-cell table:formula="of:=ROUND((0.00005-([.A1205]-0.4)/270000) * 1000000)" office:value-type="float" office:value="7" calcext:value-type="float">
            <text:p>7</text:p>
          </table:table-cell>
          <table:table-cell table:formula="of:=([.A1205]-0.4)/(0.00005-0.000001*[.B1205])-260000" office:value-type="float" office:value="10465.1162790648" calcext:value-type="float">
            <text:p>10465</text:p>
          </table:table-cell>
        </table:table-row>
        <table:table-row table:style-name="ro1">
          <table:table-cell table:formula="of:=[.A1205]+0.01" office:value-type="float" office:value="12.0399999999998" calcext:value-type="float">
            <text:p>12.0399999999998</text:p>
          </table:table-cell>
          <table:table-cell table:formula="of:=ROUND((0.00005-([.A1206]-0.4)/270000) * 1000000)" office:value-type="float" office:value="7" calcext:value-type="float">
            <text:p>7</text:p>
          </table:table-cell>
          <table:table-cell table:formula="of:=([.A1206]-0.4)/(0.00005-0.000001*[.B1206])-260000" office:value-type="float" office:value="10697.6744185997" calcext:value-type="float">
            <text:p>10698</text:p>
          </table:table-cell>
        </table:table-row>
        <table:table-row table:style-name="ro1">
          <table:table-cell table:formula="of:=[.A1206]+0.01" office:value-type="float" office:value="12.0499999999998" calcext:value-type="float">
            <text:p>12.0499999999998</text:p>
          </table:table-cell>
          <table:table-cell table:formula="of:=ROUND((0.00005-([.A1207]-0.4)/270000) * 1000000)" office:value-type="float" office:value="7" calcext:value-type="float">
            <text:p>7</text:p>
          </table:table-cell>
          <table:table-cell table:formula="of:=([.A1207]-0.4)/(0.00005-0.000001*[.B1207])-260000" office:value-type="float" office:value="10930.2325581346" calcext:value-type="float">
            <text:p>10930</text:p>
          </table:table-cell>
        </table:table-row>
        <table:table-row table:style-name="ro1">
          <table:table-cell table:formula="of:=[.A1207]+0.01" office:value-type="float" office:value="12.0599999999998" calcext:value-type="float">
            <text:p>12.0599999999998</text:p>
          </table:table-cell>
          <table:table-cell table:formula="of:=ROUND((0.00005-([.A1208]-0.4)/270000) * 1000000)" office:value-type="float" office:value="7" calcext:value-type="float">
            <text:p>7</text:p>
          </table:table-cell>
          <table:table-cell table:formula="of:=([.A1208]-0.4)/(0.00005-0.000001*[.B1208])-260000" office:value-type="float" office:value="11162.7906976694" calcext:value-type="float">
            <text:p>11163</text:p>
          </table:table-cell>
        </table:table-row>
        <table:table-row table:style-name="ro1">
          <table:table-cell table:formula="of:=[.A1208]+0.01" office:value-type="float" office:value="12.0699999999998" calcext:value-type="float">
            <text:p>12.0699999999998</text:p>
          </table:table-cell>
          <table:table-cell table:formula="of:=ROUND((0.00005-([.A1209]-0.4)/270000) * 1000000)" office:value-type="float" office:value="7" calcext:value-type="float">
            <text:p>7</text:p>
          </table:table-cell>
          <table:table-cell table:formula="of:=([.A1209]-0.4)/(0.00005-0.000001*[.B1209])-260000" office:value-type="float" office:value="11395.3488372043" calcext:value-type="float">
            <text:p>11395</text:p>
          </table:table-cell>
        </table:table-row>
        <table:table-row table:style-name="ro1">
          <table:table-cell table:formula="of:=[.A1209]+0.01" office:value-type="float" office:value="12.0799999999998" calcext:value-type="float">
            <text:p>12.0799999999998</text:p>
          </table:table-cell>
          <table:table-cell table:formula="of:=ROUND((0.00005-([.A1210]-0.4)/270000) * 1000000)" office:value-type="float" office:value="7" calcext:value-type="float">
            <text:p>7</text:p>
          </table:table-cell>
          <table:table-cell table:formula="of:=([.A1210]-0.4)/(0.00005-0.000001*[.B1210])-260000" office:value-type="float" office:value="11627.9069767392" calcext:value-type="float">
            <text:p>11628</text:p>
          </table:table-cell>
        </table:table-row>
        <table:table-row table:style-name="ro1">
          <table:table-cell table:formula="of:=[.A1210]+0.01" office:value-type="float" office:value="12.0899999999998" calcext:value-type="float">
            <text:p>12.0899999999998</text:p>
          </table:table-cell>
          <table:table-cell table:formula="of:=ROUND((0.00005-([.A1211]-0.4)/270000) * 1000000)" office:value-type="float" office:value="7" calcext:value-type="float">
            <text:p>7</text:p>
          </table:table-cell>
          <table:table-cell table:formula="of:=([.A1211]-0.4)/(0.00005-0.000001*[.B1211])-260000" office:value-type="float" office:value="11860.4651162741" calcext:value-type="float">
            <text:p>11860</text:p>
          </table:table-cell>
        </table:table-row>
        <table:table-row table:style-name="ro1">
          <table:table-cell table:formula="of:=[.A1211]+0.01" office:value-type="float" office:value="12.0999999999998" calcext:value-type="float">
            <text:p>12.0999999999998</text:p>
          </table:table-cell>
          <table:table-cell table:formula="of:=ROUND((0.00005-([.A1212]-0.4)/270000) * 1000000)" office:value-type="float" office:value="7" calcext:value-type="float">
            <text:p>7</text:p>
          </table:table-cell>
          <table:table-cell table:formula="of:=([.A1212]-0.4)/(0.00005-0.000001*[.B1212])-260000" office:value-type="float" office:value="12093.023255809" calcext:value-type="float">
            <text:p>12093</text:p>
          </table:table-cell>
        </table:table-row>
        <table:table-row table:style-name="ro1">
          <table:table-cell table:formula="of:=[.A1212]+0.01" office:value-type="float" office:value="12.1099999999998" calcext:value-type="float">
            <text:p>12.1099999999998</text:p>
          </table:table-cell>
          <table:table-cell table:formula="of:=ROUND((0.00005-([.A1213]-0.4)/270000) * 1000000)" office:value-type="float" office:value="7" calcext:value-type="float">
            <text:p>7</text:p>
          </table:table-cell>
          <table:table-cell table:formula="of:=([.A1213]-0.4)/(0.00005-0.000001*[.B1213])-260000" office:value-type="float" office:value="12325.5813953438" calcext:value-type="float">
            <text:p>12326</text:p>
          </table:table-cell>
        </table:table-row>
        <table:table-row table:style-name="ro1">
          <table:table-cell table:formula="of:=[.A1213]+0.01" office:value-type="float" office:value="12.1199999999998" calcext:value-type="float">
            <text:p>12.1199999999998</text:p>
          </table:table-cell>
          <table:table-cell table:formula="of:=ROUND((0.00005-([.A1214]-0.4)/270000) * 1000000)" office:value-type="float" office:value="7" calcext:value-type="float">
            <text:p>7</text:p>
          </table:table-cell>
          <table:table-cell table:formula="of:=([.A1214]-0.4)/(0.00005-0.000001*[.B1214])-260000" office:value-type="float" office:value="12558.1395348787" calcext:value-type="float">
            <text:p>12558</text:p>
          </table:table-cell>
        </table:table-row>
        <table:table-row table:style-name="ro1">
          <table:table-cell table:formula="of:=[.A1214]+0.01" office:value-type="float" office:value="12.1299999999998" calcext:value-type="float">
            <text:p>12.1299999999998</text:p>
          </table:table-cell>
          <table:table-cell table:formula="of:=ROUND((0.00005-([.A1215]-0.4)/270000) * 1000000)" office:value-type="float" office:value="7" calcext:value-type="float">
            <text:p>7</text:p>
          </table:table-cell>
          <table:table-cell table:formula="of:=([.A1215]-0.4)/(0.00005-0.000001*[.B1215])-260000" office:value-type="float" office:value="12790.6976744136" calcext:value-type="float">
            <text:p>12791</text:p>
          </table:table-cell>
        </table:table-row>
        <table:table-row table:style-name="ro1">
          <table:table-cell table:formula="of:=[.A1215]+0.01" office:value-type="float" office:value="12.1399999999998" calcext:value-type="float">
            <text:p>12.1399999999998</text:p>
          </table:table-cell>
          <table:table-cell table:formula="of:=ROUND((0.00005-([.A1216]-0.4)/270000) * 1000000)" office:value-type="float" office:value="7" calcext:value-type="float">
            <text:p>7</text:p>
          </table:table-cell>
          <table:table-cell table:formula="of:=([.A1216]-0.4)/(0.00005-0.000001*[.B1216])-260000" office:value-type="float" office:value="13023.2558139485" calcext:value-type="float">
            <text:p>13023</text:p>
          </table:table-cell>
        </table:table-row>
        <table:table-row table:style-name="ro1">
          <table:table-cell table:formula="of:=[.A1216]+0.01" office:value-type="float" office:value="12.1499999999998" calcext:value-type="float">
            <text:p>12.1499999999998</text:p>
          </table:table-cell>
          <table:table-cell table:formula="of:=ROUND((0.00005-([.A1217]-0.4)/270000) * 1000000)" office:value-type="float" office:value="6" calcext:value-type="float">
            <text:p>6</text:p>
          </table:table-cell>
          <table:table-cell table:formula="of:=([.A1217]-0.4)/(0.00005-0.000001*[.B1217])-260000" office:value-type="float" office:value="7045.45454544964" calcext:value-type="float">
            <text:p>7045</text:p>
          </table:table-cell>
        </table:table-row>
        <table:table-row table:style-name="ro1">
          <table:table-cell table:formula="of:=[.A1217]+0.01" office:value-type="float" office:value="12.1599999999998" calcext:value-type="float">
            <text:p>12.1599999999998</text:p>
          </table:table-cell>
          <table:table-cell table:formula="of:=ROUND((0.00005-([.A1218]-0.4)/270000) * 1000000)" office:value-type="float" office:value="6" calcext:value-type="float">
            <text:p>6</text:p>
          </table:table-cell>
          <table:table-cell table:formula="of:=([.A1218]-0.4)/(0.00005-0.000001*[.B1218])-260000" office:value-type="float" office:value="7272.7272727224" calcext:value-type="float">
            <text:p>7273</text:p>
          </table:table-cell>
        </table:table-row>
        <table:table-row table:style-name="ro1">
          <table:table-cell table:formula="of:=[.A1218]+0.01" office:value-type="float" office:value="12.1699999999998" calcext:value-type="float">
            <text:p>12.1699999999998</text:p>
          </table:table-cell>
          <table:table-cell table:formula="of:=ROUND((0.00005-([.A1219]-0.4)/270000) * 1000000)" office:value-type="float" office:value="6" calcext:value-type="float">
            <text:p>6</text:p>
          </table:table-cell>
          <table:table-cell table:formula="of:=([.A1219]-0.4)/(0.00005-0.000001*[.B1219])-260000" office:value-type="float" office:value="7499.99999999511" calcext:value-type="float">
            <text:p>7500</text:p>
          </table:table-cell>
        </table:table-row>
        <table:table-row table:style-name="ro1">
          <table:table-cell table:formula="of:=[.A1219]+0.01" office:value-type="float" office:value="12.1799999999998" calcext:value-type="float">
            <text:p>12.1799999999998</text:p>
          </table:table-cell>
          <table:table-cell table:formula="of:=ROUND((0.00005-([.A1220]-0.4)/270000) * 1000000)" office:value-type="float" office:value="6" calcext:value-type="float">
            <text:p>6</text:p>
          </table:table-cell>
          <table:table-cell table:formula="of:=([.A1220]-0.4)/(0.00005-0.000001*[.B1220])-260000" office:value-type="float" office:value="7727.27272726782" calcext:value-type="float">
            <text:p>7727</text:p>
          </table:table-cell>
        </table:table-row>
        <table:table-row table:style-name="ro1">
          <table:table-cell table:formula="of:=[.A1220]+0.01" office:value-type="float" office:value="12.1899999999998" calcext:value-type="float">
            <text:p>12.1899999999998</text:p>
          </table:table-cell>
          <table:table-cell table:formula="of:=ROUND((0.00005-([.A1221]-0.4)/270000) * 1000000)" office:value-type="float" office:value="6" calcext:value-type="float">
            <text:p>6</text:p>
          </table:table-cell>
          <table:table-cell table:formula="of:=([.A1221]-0.4)/(0.00005-0.000001*[.B1221])-260000" office:value-type="float" office:value="7954.54545454058" calcext:value-type="float">
            <text:p>7955</text:p>
          </table:table-cell>
        </table:table-row>
        <table:table-row table:style-name="ro1">
          <table:table-cell table:formula="of:=[.A1221]+0.01" office:value-type="float" office:value="12.1999999999998" calcext:value-type="float">
            <text:p>12.1999999999998</text:p>
          </table:table-cell>
          <table:table-cell table:formula="of:=ROUND((0.00005-([.A1222]-0.4)/270000) * 1000000)" office:value-type="float" office:value="6" calcext:value-type="float">
            <text:p>6</text:p>
          </table:table-cell>
          <table:table-cell table:formula="of:=([.A1222]-0.4)/(0.00005-0.000001*[.B1222])-260000" office:value-type="float" office:value="8181.81818181329" calcext:value-type="float">
            <text:p>8182</text:p>
          </table:table-cell>
        </table:table-row>
        <table:table-row table:style-name="ro1">
          <table:table-cell table:formula="of:=[.A1222]+0.01" office:value-type="float" office:value="12.2099999999998" calcext:value-type="float">
            <text:p>12.2099999999998</text:p>
          </table:table-cell>
          <table:table-cell table:formula="of:=ROUND((0.00005-([.A1223]-0.4)/270000) * 1000000)" office:value-type="float" office:value="6" calcext:value-type="float">
            <text:p>6</text:p>
          </table:table-cell>
          <table:table-cell table:formula="of:=([.A1223]-0.4)/(0.00005-0.000001*[.B1223])-260000" office:value-type="float" office:value="8409.09090908599" calcext:value-type="float">
            <text:p>8409</text:p>
          </table:table-cell>
        </table:table-row>
        <table:table-row table:style-name="ro1">
          <table:table-cell table:formula="of:=[.A1223]+0.01" office:value-type="float" office:value="12.2199999999998" calcext:value-type="float">
            <text:p>12.2199999999998</text:p>
          </table:table-cell>
          <table:table-cell table:formula="of:=ROUND((0.00005-([.A1224]-0.4)/270000) * 1000000)" office:value-type="float" office:value="6" calcext:value-type="float">
            <text:p>6</text:p>
          </table:table-cell>
          <table:table-cell table:formula="of:=([.A1224]-0.4)/(0.00005-0.000001*[.B1224])-260000" office:value-type="float" office:value="8636.3636363587" calcext:value-type="float">
            <text:p>8636</text:p>
          </table:table-cell>
        </table:table-row>
        <table:table-row table:style-name="ro1">
          <table:table-cell table:formula="of:=[.A1224]+0.01" office:value-type="float" office:value="12.2299999999998" calcext:value-type="float">
            <text:p>12.2299999999998</text:p>
          </table:table-cell>
          <table:table-cell table:formula="of:=ROUND((0.00005-([.A1225]-0.4)/270000) * 1000000)" office:value-type="float" office:value="6" calcext:value-type="float">
            <text:p>6</text:p>
          </table:table-cell>
          <table:table-cell table:formula="of:=([.A1225]-0.4)/(0.00005-0.000001*[.B1225])-260000" office:value-type="float" office:value="8863.63636363146" calcext:value-type="float">
            <text:p>8864</text:p>
          </table:table-cell>
        </table:table-row>
        <table:table-row table:style-name="ro1">
          <table:table-cell table:formula="of:=[.A1225]+0.01" office:value-type="float" office:value="12.2399999999998" calcext:value-type="float">
            <text:p>12.2399999999998</text:p>
          </table:table-cell>
          <table:table-cell table:formula="of:=ROUND((0.00005-([.A1226]-0.4)/270000) * 1000000)" office:value-type="float" office:value="6" calcext:value-type="float">
            <text:p>6</text:p>
          </table:table-cell>
          <table:table-cell table:formula="of:=([.A1226]-0.4)/(0.00005-0.000001*[.B1226])-260000" office:value-type="float" office:value="9090.90909090417" calcext:value-type="float">
            <text:p>9091</text:p>
          </table:table-cell>
        </table:table-row>
        <table:table-row table:style-name="ro1">
          <table:table-cell table:formula="of:=[.A1226]+0.01" office:value-type="float" office:value="12.2499999999998" calcext:value-type="float">
            <text:p>12.2499999999998</text:p>
          </table:table-cell>
          <table:table-cell table:formula="of:=ROUND((0.00005-([.A1227]-0.4)/270000) * 1000000)" office:value-type="float" office:value="6" calcext:value-type="float">
            <text:p>6</text:p>
          </table:table-cell>
          <table:table-cell table:formula="of:=([.A1227]-0.4)/(0.00005-0.000001*[.B1227])-260000" office:value-type="float" office:value="9318.18181817688" calcext:value-type="float">
            <text:p>9318</text:p>
          </table:table-cell>
        </table:table-row>
        <table:table-row table:style-name="ro1">
          <table:table-cell table:formula="of:=[.A1227]+0.01" office:value-type="float" office:value="12.2599999999998" calcext:value-type="float">
            <text:p>12.2599999999998</text:p>
          </table:table-cell>
          <table:table-cell table:formula="of:=ROUND((0.00005-([.A1228]-0.4)/270000) * 1000000)" office:value-type="float" office:value="6" calcext:value-type="float">
            <text:p>6</text:p>
          </table:table-cell>
          <table:table-cell table:formula="of:=([.A1228]-0.4)/(0.00005-0.000001*[.B1228])-260000" office:value-type="float" office:value="9545.45454544964" calcext:value-type="float">
            <text:p>9545</text:p>
          </table:table-cell>
        </table:table-row>
        <table:table-row table:style-name="ro1">
          <table:table-cell table:formula="of:=[.A1228]+0.01" office:value-type="float" office:value="12.2699999999998" calcext:value-type="float">
            <text:p>12.2699999999998</text:p>
          </table:table-cell>
          <table:table-cell table:formula="of:=ROUND((0.00005-([.A1229]-0.4)/270000) * 1000000)" office:value-type="float" office:value="6" calcext:value-type="float">
            <text:p>6</text:p>
          </table:table-cell>
          <table:table-cell table:formula="of:=([.A1229]-0.4)/(0.00005-0.000001*[.B1229])-260000" office:value-type="float" office:value="9772.72727272235" calcext:value-type="float">
            <text:p>9773</text:p>
          </table:table-cell>
        </table:table-row>
        <table:table-row table:style-name="ro1">
          <table:table-cell table:formula="of:=[.A1229]+0.01" office:value-type="float" office:value="12.2799999999998" calcext:value-type="float">
            <text:p>12.2799999999998</text:p>
          </table:table-cell>
          <table:table-cell table:formula="of:=ROUND((0.00005-([.A1230]-0.4)/270000) * 1000000)" office:value-type="float" office:value="6" calcext:value-type="float">
            <text:p>6</text:p>
          </table:table-cell>
          <table:table-cell table:formula="of:=([.A1230]-0.4)/(0.00005-0.000001*[.B1230])-260000" office:value-type="float" office:value="9999.99999999505" calcext:value-type="float">
            <text:p>10000</text:p>
          </table:table-cell>
        </table:table-row>
        <table:table-row table:style-name="ro1">
          <table:table-cell table:formula="of:=[.A1230]+0.01" office:value-type="float" office:value="12.2899999999998" calcext:value-type="float">
            <text:p>12.2899999999998</text:p>
          </table:table-cell>
          <table:table-cell table:formula="of:=ROUND((0.00005-([.A1231]-0.4)/270000) * 1000000)" office:value-type="float" office:value="6" calcext:value-type="float">
            <text:p>6</text:p>
          </table:table-cell>
          <table:table-cell table:formula="of:=([.A1231]-0.4)/(0.00005-0.000001*[.B1231])-260000" office:value-type="float" office:value="10227.2727272678" calcext:value-type="float">
            <text:p>10227</text:p>
          </table:table-cell>
        </table:table-row>
        <table:table-row table:style-name="ro1">
          <table:table-cell table:formula="of:=[.A1231]+0.01" office:value-type="float" office:value="12.2999999999998" calcext:value-type="float">
            <text:p>12.2999999999998</text:p>
          </table:table-cell>
          <table:table-cell table:formula="of:=ROUND((0.00005-([.A1232]-0.4)/270000) * 1000000)" office:value-type="float" office:value="6" calcext:value-type="float">
            <text:p>6</text:p>
          </table:table-cell>
          <table:table-cell table:formula="of:=([.A1232]-0.4)/(0.00005-0.000001*[.B1232])-260000" office:value-type="float" office:value="10454.5454545405" calcext:value-type="float">
            <text:p>10455</text:p>
          </table:table-cell>
        </table:table-row>
        <table:table-row table:style-name="ro1">
          <table:table-cell table:formula="of:=[.A1232]+0.01" office:value-type="float" office:value="12.3099999999998" calcext:value-type="float">
            <text:p>12.3099999999998</text:p>
          </table:table-cell>
          <table:table-cell table:formula="of:=ROUND((0.00005-([.A1233]-0.4)/270000) * 1000000)" office:value-type="float" office:value="6" calcext:value-type="float">
            <text:p>6</text:p>
          </table:table-cell>
          <table:table-cell table:formula="of:=([.A1233]-0.4)/(0.00005-0.000001*[.B1233])-260000" office:value-type="float" office:value="10681.8181818132" calcext:value-type="float">
            <text:p>10682</text:p>
          </table:table-cell>
        </table:table-row>
        <table:table-row table:style-name="ro1">
          <table:table-cell table:formula="of:=[.A1233]+0.01" office:value-type="float" office:value="12.3199999999998" calcext:value-type="float">
            <text:p>12.3199999999998</text:p>
          </table:table-cell>
          <table:table-cell table:formula="of:=ROUND((0.00005-([.A1234]-0.4)/270000) * 1000000)" office:value-type="float" office:value="6" calcext:value-type="float">
            <text:p>6</text:p>
          </table:table-cell>
          <table:table-cell table:formula="of:=([.A1234]-0.4)/(0.00005-0.000001*[.B1234])-260000" office:value-type="float" office:value="10909.0909090859" calcext:value-type="float">
            <text:p>10909</text:p>
          </table:table-cell>
        </table:table-row>
        <table:table-row table:style-name="ro1">
          <table:table-cell table:formula="of:=[.A1234]+0.01" office:value-type="float" office:value="12.3299999999998" calcext:value-type="float">
            <text:p>12.3299999999998</text:p>
          </table:table-cell>
          <table:table-cell table:formula="of:=ROUND((0.00005-([.A1235]-0.4)/270000) * 1000000)" office:value-type="float" office:value="6" calcext:value-type="float">
            <text:p>6</text:p>
          </table:table-cell>
          <table:table-cell table:formula="of:=([.A1235]-0.4)/(0.00005-0.000001*[.B1235])-260000" office:value-type="float" office:value="11136.3636363587" calcext:value-type="float">
            <text:p>11136</text:p>
          </table:table-cell>
        </table:table-row>
        <table:table-row table:style-name="ro1">
          <table:table-cell table:formula="of:=[.A1235]+0.01" office:value-type="float" office:value="12.3399999999998" calcext:value-type="float">
            <text:p>12.3399999999998</text:p>
          </table:table-cell>
          <table:table-cell table:formula="of:=ROUND((0.00005-([.A1236]-0.4)/270000) * 1000000)" office:value-type="float" office:value="6" calcext:value-type="float">
            <text:p>6</text:p>
          </table:table-cell>
          <table:table-cell table:formula="of:=([.A1236]-0.4)/(0.00005-0.000001*[.B1236])-260000" office:value-type="float" office:value="11363.6363636314" calcext:value-type="float">
            <text:p>11364</text:p>
          </table:table-cell>
        </table:table-row>
        <table:table-row table:style-name="ro1">
          <table:table-cell table:formula="of:=[.A1236]+0.01" office:value-type="float" office:value="12.3499999999998" calcext:value-type="float">
            <text:p>12.3499999999998</text:p>
          </table:table-cell>
          <table:table-cell table:formula="of:=ROUND((0.00005-([.A1237]-0.4)/270000) * 1000000)" office:value-type="float" office:value="6" calcext:value-type="float">
            <text:p>6</text:p>
          </table:table-cell>
          <table:table-cell table:formula="of:=([.A1237]-0.4)/(0.00005-0.000001*[.B1237])-260000" office:value-type="float" office:value="11590.9090909041" calcext:value-type="float">
            <text:p>11591</text:p>
          </table:table-cell>
        </table:table-row>
        <table:table-row table:style-name="ro1">
          <table:table-cell table:formula="of:=[.A1237]+0.01" office:value-type="float" office:value="12.3599999999998" calcext:value-type="float">
            <text:p>12.3599999999998</text:p>
          </table:table-cell>
          <table:table-cell table:formula="of:=ROUND((0.00005-([.A1238]-0.4)/270000) * 1000000)" office:value-type="float" office:value="6" calcext:value-type="float">
            <text:p>6</text:p>
          </table:table-cell>
          <table:table-cell table:formula="of:=([.A1238]-0.4)/(0.00005-0.000001*[.B1238])-260000" office:value-type="float" office:value="11818.1818181768" calcext:value-type="float">
            <text:p>11818</text:p>
          </table:table-cell>
        </table:table-row>
        <table:table-row table:style-name="ro1">
          <table:table-cell table:formula="of:=[.A1238]+0.01" office:value-type="float" office:value="12.3699999999998" calcext:value-type="float">
            <text:p>12.3699999999998</text:p>
          </table:table-cell>
          <table:table-cell table:formula="of:=ROUND((0.00005-([.A1239]-0.4)/270000) * 1000000)" office:value-type="float" office:value="6" calcext:value-type="float">
            <text:p>6</text:p>
          </table:table-cell>
          <table:table-cell table:formula="of:=([.A1239]-0.4)/(0.00005-0.000001*[.B1239])-260000" office:value-type="float" office:value="12045.4545454496" calcext:value-type="float">
            <text:p>12045</text:p>
          </table:table-cell>
        </table:table-row>
        <table:table-row table:style-name="ro1">
          <table:table-cell table:formula="of:=[.A1239]+0.01" office:value-type="float" office:value="12.3799999999998" calcext:value-type="float">
            <text:p>12.3799999999998</text:p>
          </table:table-cell>
          <table:table-cell table:formula="of:=ROUND((0.00005-([.A1240]-0.4)/270000) * 1000000)" office:value-type="float" office:value="6" calcext:value-type="float">
            <text:p>6</text:p>
          </table:table-cell>
          <table:table-cell table:formula="of:=([.A1240]-0.4)/(0.00005-0.000001*[.B1240])-260000" office:value-type="float" office:value="12272.7272727223" calcext:value-type="float">
            <text:p>12273</text:p>
          </table:table-cell>
        </table:table-row>
        <table:table-row table:style-name="ro1">
          <table:table-cell table:formula="of:=[.A1240]+0.01" office:value-type="float" office:value="12.3899999999998" calcext:value-type="float">
            <text:p>12.3899999999998</text:p>
          </table:table-cell>
          <table:table-cell table:formula="of:=ROUND((0.00005-([.A1241]-0.4)/270000) * 1000000)" office:value-type="float" office:value="6" calcext:value-type="float">
            <text:p>6</text:p>
          </table:table-cell>
          <table:table-cell table:formula="of:=([.A1241]-0.4)/(0.00005-0.000001*[.B1241])-260000" office:value-type="float" office:value="12499.999999995" calcext:value-type="float">
            <text:p>12500</text:p>
          </table:table-cell>
        </table:table-row>
        <table:table-row table:style-name="ro1">
          <table:table-cell table:formula="of:=[.A1241]+0.01" office:value-type="float" office:value="12.3999999999998" calcext:value-type="float">
            <text:p>12.3999999999998</text:p>
          </table:table-cell>
          <table:table-cell table:formula="of:=ROUND((0.00005-([.A1242]-0.4)/270000) * 1000000)" office:value-type="float" office:value="6" calcext:value-type="float">
            <text:p>6</text:p>
          </table:table-cell>
          <table:table-cell table:formula="of:=([.A1242]-0.4)/(0.00005-0.000001*[.B1242])-260000" office:value-type="float" office:value="12727.2727272677" calcext:value-type="float">
            <text:p>12727</text:p>
          </table:table-cell>
        </table:table-row>
        <table:table-row table:style-name="ro1">
          <table:table-cell table:formula="of:=[.A1242]+0.01" office:value-type="float" office:value="12.4099999999998" calcext:value-type="float">
            <text:p>12.4099999999998</text:p>
          </table:table-cell>
          <table:table-cell table:formula="of:=ROUND((0.00005-([.A1243]-0.4)/270000) * 1000000)" office:value-type="float" office:value="6" calcext:value-type="float">
            <text:p>6</text:p>
          </table:table-cell>
          <table:table-cell table:formula="of:=([.A1243]-0.4)/(0.00005-0.000001*[.B1243])-260000" office:value-type="float" office:value="12954.5454545405" calcext:value-type="float">
            <text:p>12955</text:p>
          </table:table-cell>
        </table:table-row>
        <table:table-row table:style-name="ro1">
          <table:table-cell table:formula="of:=[.A1243]+0.01" office:value-type="float" office:value="12.4199999999998" calcext:value-type="float">
            <text:p>12.4199999999998</text:p>
          </table:table-cell>
          <table:table-cell table:formula="of:=ROUND((0.00005-([.A1244]-0.4)/270000) * 1000000)" office:value-type="float" office:value="5" calcext:value-type="float">
            <text:p>5</text:p>
          </table:table-cell>
          <table:table-cell table:formula="of:=([.A1244]-0.4)/(0.00005-0.000001*[.B1244])-260000" office:value-type="float" office:value="7111.11111110618" calcext:value-type="float">
            <text:p>7111</text:p>
          </table:table-cell>
        </table:table-row>
        <table:table-row table:style-name="ro1">
          <table:table-cell table:formula="of:=[.A1244]+0.01" office:value-type="float" office:value="12.4299999999998" calcext:value-type="float">
            <text:p>12.4299999999998</text:p>
          </table:table-cell>
          <table:table-cell table:formula="of:=ROUND((0.00005-([.A1245]-0.4)/270000) * 1000000)" office:value-type="float" office:value="5" calcext:value-type="float">
            <text:p>5</text:p>
          </table:table-cell>
          <table:table-cell table:formula="of:=([.A1245]-0.4)/(0.00005-0.000001*[.B1245])-260000" office:value-type="float" office:value="7333.33333332842" calcext:value-type="float">
            <text:p>7333</text:p>
          </table:table-cell>
        </table:table-row>
        <table:table-row table:style-name="ro1">
          <table:table-cell table:formula="of:=[.A1245]+0.01" office:value-type="float" office:value="12.4399999999998" calcext:value-type="float">
            <text:p>12.4399999999998</text:p>
          </table:table-cell>
          <table:table-cell table:formula="of:=ROUND((0.00005-([.A1246]-0.4)/270000) * 1000000)" office:value-type="float" office:value="5" calcext:value-type="float">
            <text:p>5</text:p>
          </table:table-cell>
          <table:table-cell table:formula="of:=([.A1246]-0.4)/(0.00005-0.000001*[.B1246])-260000" office:value-type="float" office:value="7555.55555555061" calcext:value-type="float">
            <text:p>7556</text:p>
          </table:table-cell>
        </table:table-row>
        <table:table-row table:style-name="ro1">
          <table:table-cell table:formula="of:=[.A1246]+0.01" office:value-type="float" office:value="12.4499999999998" calcext:value-type="float">
            <text:p>12.4499999999998</text:p>
          </table:table-cell>
          <table:table-cell table:formula="of:=ROUND((0.00005-([.A1247]-0.4)/270000) * 1000000)" office:value-type="float" office:value="5" calcext:value-type="float">
            <text:p>5</text:p>
          </table:table-cell>
          <table:table-cell table:formula="of:=([.A1247]-0.4)/(0.00005-0.000001*[.B1247])-260000" office:value-type="float" office:value="7777.77777777286" calcext:value-type="float">
            <text:p>7778</text:p>
          </table:table-cell>
        </table:table-row>
        <table:table-row table:style-name="ro1">
          <table:table-cell table:formula="of:=[.A1247]+0.01" office:value-type="float" office:value="12.4599999999998" calcext:value-type="float">
            <text:p>12.4599999999998</text:p>
          </table:table-cell>
          <table:table-cell table:formula="of:=ROUND((0.00005-([.A1248]-0.4)/270000) * 1000000)" office:value-type="float" office:value="5" calcext:value-type="float">
            <text:p>5</text:p>
          </table:table-cell>
          <table:table-cell table:formula="of:=([.A1248]-0.4)/(0.00005-0.000001*[.B1248])-260000" office:value-type="float" office:value="7999.99999999505" calcext:value-type="float">
            <text:p>8000</text:p>
          </table:table-cell>
        </table:table-row>
        <table:table-row table:style-name="ro1">
          <table:table-cell table:formula="of:=[.A1248]+0.01" office:value-type="float" office:value="12.4699999999998" calcext:value-type="float">
            <text:p>12.4699999999998</text:p>
          </table:table-cell>
          <table:table-cell table:formula="of:=ROUND((0.00005-([.A1249]-0.4)/270000) * 1000000)" office:value-type="float" office:value="5" calcext:value-type="float">
            <text:p>5</text:p>
          </table:table-cell>
          <table:table-cell table:formula="of:=([.A1249]-0.4)/(0.00005-0.000001*[.B1249])-260000" office:value-type="float" office:value="8222.2222222173" calcext:value-type="float">
            <text:p>8222</text:p>
          </table:table-cell>
        </table:table-row>
        <table:table-row table:style-name="ro1">
          <table:table-cell table:formula="of:=[.A1249]+0.01" office:value-type="float" office:value="12.4799999999998" calcext:value-type="float">
            <text:p>12.4799999999998</text:p>
          </table:table-cell>
          <table:table-cell table:formula="of:=ROUND((0.00005-([.A1250]-0.4)/270000) * 1000000)" office:value-type="float" office:value="5" calcext:value-type="float">
            <text:p>5</text:p>
          </table:table-cell>
          <table:table-cell table:formula="of:=([.A1250]-0.4)/(0.00005-0.000001*[.B1250])-260000" office:value-type="float" office:value="8444.44444443949" calcext:value-type="float">
            <text:p>8444</text:p>
          </table:table-cell>
        </table:table-row>
        <table:table-row table:style-name="ro1">
          <table:table-cell table:formula="of:=[.A1250]+0.01" office:value-type="float" office:value="12.4899999999998" calcext:value-type="float">
            <text:p>12.4899999999998</text:p>
          </table:table-cell>
          <table:table-cell table:formula="of:=ROUND((0.00005-([.A1251]-0.4)/270000) * 1000000)" office:value-type="float" office:value="5" calcext:value-type="float">
            <text:p>5</text:p>
          </table:table-cell>
          <table:table-cell table:formula="of:=([.A1251]-0.4)/(0.00005-0.000001*[.B1251])-260000" office:value-type="float" office:value="8666.66666666174" calcext:value-type="float">
            <text:p>8667</text:p>
          </table:table-cell>
        </table:table-row>
        <table:table-row table:style-name="ro1">
          <table:table-cell table:formula="of:=[.A1251]+0.01" office:value-type="float" office:value="12.4999999999998" calcext:value-type="float">
            <text:p>12.4999999999998</text:p>
          </table:table-cell>
          <table:table-cell table:formula="of:=ROUND((0.00005-([.A1252]-0.4)/270000) * 1000000)" office:value-type="float" office:value="5" calcext:value-type="float">
            <text:p>5</text:p>
          </table:table-cell>
          <table:table-cell table:formula="of:=([.A1252]-0.4)/(0.00005-0.000001*[.B1252])-260000" office:value-type="float" office:value="8888.88888888393" calcext:value-type="float">
            <text:p>8889</text:p>
          </table:table-cell>
        </table:table-row>
        <table:table-row table:style-name="ro1">
          <table:table-cell table:formula="of:=[.A1252]+0.01" office:value-type="float" office:value="12.5099999999998" calcext:value-type="float">
            <text:p>12.5099999999998</text:p>
          </table:table-cell>
          <table:table-cell table:formula="of:=ROUND((0.00005-([.A1253]-0.4)/270000) * 1000000)" office:value-type="float" office:value="5" calcext:value-type="float">
            <text:p>5</text:p>
          </table:table-cell>
          <table:table-cell table:formula="of:=([.A1253]-0.4)/(0.00005-0.000001*[.B1253])-260000" office:value-type="float" office:value="9111.11111110612" calcext:value-type="float">
            <text:p>9111</text:p>
          </table:table-cell>
        </table:table-row>
        <table:table-row table:style-name="ro1">
          <table:table-cell table:formula="of:=[.A1253]+0.01" office:value-type="float" office:value="12.5199999999998" calcext:value-type="float">
            <text:p>12.5199999999998</text:p>
          </table:table-cell>
          <table:table-cell table:formula="of:=ROUND((0.00005-([.A1254]-0.4)/270000) * 1000000)" office:value-type="float" office:value="5" calcext:value-type="float">
            <text:p>5</text:p>
          </table:table-cell>
          <table:table-cell table:formula="of:=([.A1254]-0.4)/(0.00005-0.000001*[.B1254])-260000" office:value-type="float" office:value="9333.33333332837" calcext:value-type="float">
            <text:p>9333</text:p>
          </table:table-cell>
        </table:table-row>
        <table:table-row table:style-name="ro1">
          <table:table-cell table:formula="of:=[.A1254]+0.01" office:value-type="float" office:value="12.5299999999998" calcext:value-type="float">
            <text:p>12.5299999999998</text:p>
          </table:table-cell>
          <table:table-cell table:formula="of:=ROUND((0.00005-([.A1255]-0.4)/270000) * 1000000)" office:value-type="float" office:value="5" calcext:value-type="float">
            <text:p>5</text:p>
          </table:table-cell>
          <table:table-cell table:formula="of:=([.A1255]-0.4)/(0.00005-0.000001*[.B1255])-260000" office:value-type="float" office:value="9555.55555555056" calcext:value-type="float">
            <text:p>9556</text:p>
          </table:table-cell>
        </table:table-row>
        <table:table-row table:style-name="ro1">
          <table:table-cell table:formula="of:=[.A1255]+0.01" office:value-type="float" office:value="12.5399999999998" calcext:value-type="float">
            <text:p>12.5399999999998</text:p>
          </table:table-cell>
          <table:table-cell table:formula="of:=ROUND((0.00005-([.A1256]-0.4)/270000) * 1000000)" office:value-type="float" office:value="5" calcext:value-type="float">
            <text:p>5</text:p>
          </table:table-cell>
          <table:table-cell table:formula="of:=([.A1256]-0.4)/(0.00005-0.000001*[.B1256])-260000" office:value-type="float" office:value="9777.77777777281" calcext:value-type="float">
            <text:p>9778</text:p>
          </table:table-cell>
        </table:table-row>
        <table:table-row table:style-name="ro1">
          <table:table-cell table:formula="of:=[.A1256]+0.01" office:value-type="float" office:value="12.5499999999998" calcext:value-type="float">
            <text:p>12.5499999999998</text:p>
          </table:table-cell>
          <table:table-cell table:formula="of:=ROUND((0.00005-([.A1257]-0.4)/270000) * 1000000)" office:value-type="float" office:value="5" calcext:value-type="float">
            <text:p>5</text:p>
          </table:table-cell>
          <table:table-cell table:formula="of:=([.A1257]-0.4)/(0.00005-0.000001*[.B1257])-260000" office:value-type="float" office:value="9999.99999999499" calcext:value-type="float">
            <text:p>10000</text:p>
          </table:table-cell>
        </table:table-row>
        <table:table-row table:style-name="ro1">
          <table:table-cell table:formula="of:=[.A1257]+0.01" office:value-type="float" office:value="12.5599999999998" calcext:value-type="float">
            <text:p>12.5599999999998</text:p>
          </table:table-cell>
          <table:table-cell table:formula="of:=ROUND((0.00005-([.A1258]-0.4)/270000) * 1000000)" office:value-type="float" office:value="5" calcext:value-type="float">
            <text:p>5</text:p>
          </table:table-cell>
          <table:table-cell table:formula="of:=([.A1258]-0.4)/(0.00005-0.000001*[.B1258])-260000" office:value-type="float" office:value="10222.2222222172" calcext:value-type="float">
            <text:p>10222</text:p>
          </table:table-cell>
        </table:table-row>
        <table:table-row table:style-name="ro1">
          <table:table-cell table:formula="of:=[.A1258]+0.01" office:value-type="float" office:value="12.5699999999998" calcext:value-type="float">
            <text:p>12.5699999999998</text:p>
          </table:table-cell>
          <table:table-cell table:formula="of:=ROUND((0.00005-([.A1259]-0.4)/270000) * 1000000)" office:value-type="float" office:value="5" calcext:value-type="float">
            <text:p>5</text:p>
          </table:table-cell>
          <table:table-cell table:formula="of:=([.A1259]-0.4)/(0.00005-0.000001*[.B1259])-260000" office:value-type="float" office:value="10444.4444444394" calcext:value-type="float">
            <text:p>10444</text:p>
          </table:table-cell>
        </table:table-row>
        <table:table-row table:style-name="ro1">
          <table:table-cell table:formula="of:=[.A1259]+0.01" office:value-type="float" office:value="12.5799999999998" calcext:value-type="float">
            <text:p>12.5799999999998</text:p>
          </table:table-cell>
          <table:table-cell table:formula="of:=ROUND((0.00005-([.A1260]-0.4)/270000) * 1000000)" office:value-type="float" office:value="5" calcext:value-type="float">
            <text:p>5</text:p>
          </table:table-cell>
          <table:table-cell table:formula="of:=([.A1260]-0.4)/(0.00005-0.000001*[.B1260])-260000" office:value-type="float" office:value="10666.6666666617" calcext:value-type="float">
            <text:p>10667</text:p>
          </table:table-cell>
        </table:table-row>
        <table:table-row table:style-name="ro1">
          <table:table-cell table:formula="of:=[.A1260]+0.01" office:value-type="float" office:value="12.5899999999998" calcext:value-type="float">
            <text:p>12.5899999999998</text:p>
          </table:table-cell>
          <table:table-cell table:formula="of:=ROUND((0.00005-([.A1261]-0.4)/270000) * 1000000)" office:value-type="float" office:value="5" calcext:value-type="float">
            <text:p>5</text:p>
          </table:table-cell>
          <table:table-cell table:formula="of:=([.A1261]-0.4)/(0.00005-0.000001*[.B1261])-260000" office:value-type="float" office:value="10888.8888888839" calcext:value-type="float">
            <text:p>10889</text:p>
          </table:table-cell>
        </table:table-row>
        <table:table-row table:style-name="ro1">
          <table:table-cell table:formula="of:=[.A1261]+0.01" office:value-type="float" office:value="12.5999999999998" calcext:value-type="float">
            <text:p>12.5999999999998</text:p>
          </table:table-cell>
          <table:table-cell table:formula="of:=ROUND((0.00005-([.A1262]-0.4)/270000) * 1000000)" office:value-type="float" office:value="5" calcext:value-type="float">
            <text:p>5</text:p>
          </table:table-cell>
          <table:table-cell table:formula="of:=([.A1262]-0.4)/(0.00005-0.000001*[.B1262])-260000" office:value-type="float" office:value="11111.1111111061" calcext:value-type="float">
            <text:p>11111</text:p>
          </table:table-cell>
        </table:table-row>
        <table:table-row table:style-name="ro1">
          <table:table-cell table:formula="of:=[.A1262]+0.01" office:value-type="float" office:value="12.6099999999998" calcext:value-type="float">
            <text:p>12.6099999999998</text:p>
          </table:table-cell>
          <table:table-cell table:formula="of:=ROUND((0.00005-([.A1263]-0.4)/270000) * 1000000)" office:value-type="float" office:value="5" calcext:value-type="float">
            <text:p>5</text:p>
          </table:table-cell>
          <table:table-cell table:formula="of:=([.A1263]-0.4)/(0.00005-0.000001*[.B1263])-260000" office:value-type="float" office:value="11333.3333333283" calcext:value-type="float">
            <text:p>11333</text:p>
          </table:table-cell>
        </table:table-row>
        <table:table-row table:style-name="ro1">
          <table:table-cell table:formula="of:=[.A1263]+0.01" office:value-type="float" office:value="12.6199999999998" calcext:value-type="float">
            <text:p>12.6199999999998</text:p>
          </table:table-cell>
          <table:table-cell table:formula="of:=ROUND((0.00005-([.A1264]-0.4)/270000) * 1000000)" office:value-type="float" office:value="5" calcext:value-type="float">
            <text:p>5</text:p>
          </table:table-cell>
          <table:table-cell table:formula="of:=([.A1264]-0.4)/(0.00005-0.000001*[.B1264])-260000" office:value-type="float" office:value="11555.5555555506" calcext:value-type="float">
            <text:p>11556</text:p>
          </table:table-cell>
        </table:table-row>
        <table:table-row table:style-name="ro1">
          <table:table-cell table:formula="of:=[.A1264]+0.01" office:value-type="float" office:value="12.6299999999998" calcext:value-type="float">
            <text:p>12.6299999999998</text:p>
          </table:table-cell>
          <table:table-cell table:formula="of:=ROUND((0.00005-([.A1265]-0.4)/270000) * 1000000)" office:value-type="float" office:value="5" calcext:value-type="float">
            <text:p>5</text:p>
          </table:table-cell>
          <table:table-cell table:formula="of:=([.A1265]-0.4)/(0.00005-0.000001*[.B1265])-260000" office:value-type="float" office:value="11777.7777777727" calcext:value-type="float">
            <text:p>11778</text:p>
          </table:table-cell>
        </table:table-row>
        <table:table-row table:style-name="ro1">
          <table:table-cell table:formula="of:=[.A1265]+0.01" office:value-type="float" office:value="12.6399999999998" calcext:value-type="float">
            <text:p>12.6399999999998</text:p>
          </table:table-cell>
          <table:table-cell table:formula="of:=ROUND((0.00005-([.A1266]-0.4)/270000) * 1000000)" office:value-type="float" office:value="5" calcext:value-type="float">
            <text:p>5</text:p>
          </table:table-cell>
          <table:table-cell table:formula="of:=([.A1266]-0.4)/(0.00005-0.000001*[.B1266])-260000" office:value-type="float" office:value="11999.999999995" calcext:value-type="float">
            <text:p>12000</text:p>
          </table:table-cell>
        </table:table-row>
        <table:table-row table:style-name="ro1">
          <table:table-cell table:formula="of:=[.A1266]+0.01" office:value-type="float" office:value="12.6499999999998" calcext:value-type="float">
            <text:p>12.6499999999998</text:p>
          </table:table-cell>
          <table:table-cell table:formula="of:=ROUND((0.00005-([.A1267]-0.4)/270000) * 1000000)" office:value-type="float" office:value="5" calcext:value-type="float">
            <text:p>5</text:p>
          </table:table-cell>
          <table:table-cell table:formula="of:=([.A1267]-0.4)/(0.00005-0.000001*[.B1267])-260000" office:value-type="float" office:value="12222.2222222172" calcext:value-type="float">
            <text:p>12222</text:p>
          </table:table-cell>
        </table:table-row>
        <table:table-row table:style-name="ro1">
          <table:table-cell table:formula="of:=[.A1267]+0.01" office:value-type="float" office:value="12.6599999999998" calcext:value-type="float">
            <text:p>12.6599999999998</text:p>
          </table:table-cell>
          <table:table-cell table:formula="of:=ROUND((0.00005-([.A1268]-0.4)/270000) * 1000000)" office:value-type="float" office:value="5" calcext:value-type="float">
            <text:p>5</text:p>
          </table:table-cell>
          <table:table-cell table:formula="of:=([.A1268]-0.4)/(0.00005-0.000001*[.B1268])-260000" office:value-type="float" office:value="12444.4444444394" calcext:value-type="float">
            <text:p>12444</text:p>
          </table:table-cell>
        </table:table-row>
        <table:table-row table:style-name="ro1">
          <table:table-cell table:formula="of:=[.A1268]+0.01" office:value-type="float" office:value="12.6699999999998" calcext:value-type="float">
            <text:p>12.6699999999998</text:p>
          </table:table-cell>
          <table:table-cell table:formula="of:=ROUND((0.00005-([.A1269]-0.4)/270000) * 1000000)" office:value-type="float" office:value="5" calcext:value-type="float">
            <text:p>5</text:p>
          </table:table-cell>
          <table:table-cell table:formula="of:=([.A1269]-0.4)/(0.00005-0.000001*[.B1269])-260000" office:value-type="float" office:value="12666.6666666616" calcext:value-type="float">
            <text:p>12667</text:p>
          </table:table-cell>
        </table:table-row>
        <table:table-row table:style-name="ro1">
          <table:table-cell table:formula="of:=[.A1269]+0.01" office:value-type="float" office:value="12.6799999999998" calcext:value-type="float">
            <text:p>12.6799999999998</text:p>
          </table:table-cell>
          <table:table-cell table:formula="of:=ROUND((0.00005-([.A1270]-0.4)/270000) * 1000000)" office:value-type="float" office:value="5" calcext:value-type="float">
            <text:p>5</text:p>
          </table:table-cell>
          <table:table-cell table:formula="of:=([.A1270]-0.4)/(0.00005-0.000001*[.B1270])-260000" office:value-type="float" office:value="12888.8888888839" calcext:value-type="float">
            <text:p>12889</text:p>
          </table:table-cell>
        </table:table-row>
        <table:table-row table:style-name="ro1">
          <table:table-cell table:formula="of:=[.A1270]+0.01" office:value-type="float" office:value="12.6899999999998" calcext:value-type="float">
            <text:p>12.6899999999998</text:p>
          </table:table-cell>
          <table:table-cell table:formula="of:=ROUND((0.00005-([.A1271]-0.4)/270000) * 1000000)" office:value-type="float" office:value="4" calcext:value-type="float">
            <text:p>4</text:p>
          </table:table-cell>
          <table:table-cell table:formula="of:=([.A1271]-0.4)/(0.00005-0.000001*[.B1271])-260000" office:value-type="float" office:value="7173.91304347332" calcext:value-type="float">
            <text:p>7174</text:p>
          </table:table-cell>
        </table:table-row>
        <table:table-row table:style-name="ro1">
          <table:table-cell table:formula="of:=[.A1271]+0.01" office:value-type="float" office:value="12.6999999999998" calcext:value-type="float">
            <text:p>12.6999999999998</text:p>
          </table:table-cell>
          <table:table-cell table:formula="of:=ROUND((0.00005-([.A1272]-0.4)/270000) * 1000000)" office:value-type="float" office:value="4" calcext:value-type="float">
            <text:p>4</text:p>
          </table:table-cell>
          <table:table-cell table:formula="of:=([.A1272]-0.4)/(0.00005-0.000001*[.B1272])-260000" office:value-type="float" office:value="7391.30434782116" calcext:value-type="float">
            <text:p>7391</text:p>
          </table:table-cell>
        </table:table-row>
        <table:table-row table:style-name="ro1">
          <table:table-cell table:formula="of:=[.A1272]+0.01" office:value-type="float" office:value="12.7099999999998" calcext:value-type="float">
            <text:p>12.7099999999998</text:p>
          </table:table-cell>
          <table:table-cell table:formula="of:=ROUND((0.00005-([.A1273]-0.4)/270000) * 1000000)" office:value-type="float" office:value="4" calcext:value-type="float">
            <text:p>4</text:p>
          </table:table-cell>
          <table:table-cell table:formula="of:=([.A1273]-0.4)/(0.00005-0.000001*[.B1273])-260000" office:value-type="float" office:value="7608.695652169" calcext:value-type="float">
            <text:p>7609</text:p>
          </table:table-cell>
        </table:table-row>
        <table:table-row table:style-name="ro1">
          <table:table-cell table:formula="of:=[.A1273]+0.01" office:value-type="float" office:value="12.7199999999998" calcext:value-type="float">
            <text:p>12.7199999999998</text:p>
          </table:table-cell>
          <table:table-cell table:formula="of:=ROUND((0.00005-([.A1274]-0.4)/270000) * 1000000)" office:value-type="float" office:value="4" calcext:value-type="float">
            <text:p>4</text:p>
          </table:table-cell>
          <table:table-cell table:formula="of:=([.A1274]-0.4)/(0.00005-0.000001*[.B1274])-260000" office:value-type="float" office:value="7826.08695651678" calcext:value-type="float">
            <text:p>7826</text:p>
          </table:table-cell>
        </table:table-row>
        <table:table-row table:style-name="ro1">
          <table:table-cell table:formula="of:=[.A1274]+0.01" office:value-type="float" office:value="12.7299999999998" calcext:value-type="float">
            <text:p>12.7299999999998</text:p>
          </table:table-cell>
          <table:table-cell table:formula="of:=ROUND((0.00005-([.A1275]-0.4)/270000) * 1000000)" office:value-type="float" office:value="4" calcext:value-type="float">
            <text:p>4</text:p>
          </table:table-cell>
          <table:table-cell table:formula="of:=([.A1275]-0.4)/(0.00005-0.000001*[.B1275])-260000" office:value-type="float" office:value="8043.47826086462" calcext:value-type="float">
            <text:p>8043</text:p>
          </table:table-cell>
        </table:table-row>
        <table:table-row table:style-name="ro1">
          <table:table-cell table:formula="of:=[.A1275]+0.01" office:value-type="float" office:value="12.7399999999998" calcext:value-type="float">
            <text:p>12.7399999999998</text:p>
          </table:table-cell>
          <table:table-cell table:formula="of:=ROUND((0.00005-([.A1276]-0.4)/270000) * 1000000)" office:value-type="float" office:value="4" calcext:value-type="float">
            <text:p>4</text:p>
          </table:table-cell>
          <table:table-cell table:formula="of:=([.A1276]-0.4)/(0.00005-0.000001*[.B1276])-260000" office:value-type="float" office:value="8260.86956521246" calcext:value-type="float">
            <text:p>8261</text:p>
          </table:table-cell>
        </table:table-row>
        <table:table-row table:style-name="ro1">
          <table:table-cell table:formula="of:=[.A1276]+0.01" office:value-type="float" office:value="12.7499999999998" calcext:value-type="float">
            <text:p>12.7499999999998</text:p>
          </table:table-cell>
          <table:table-cell table:formula="of:=ROUND((0.00005-([.A1277]-0.4)/270000) * 1000000)" office:value-type="float" office:value="4" calcext:value-type="float">
            <text:p>4</text:p>
          </table:table-cell>
          <table:table-cell table:formula="of:=([.A1277]-0.4)/(0.00005-0.000001*[.B1277])-260000" office:value-type="float" office:value="8478.26086956024" calcext:value-type="float">
            <text:p>8478</text:p>
          </table:table-cell>
        </table:table-row>
        <table:table-row table:style-name="ro1">
          <table:table-cell table:formula="of:=[.A1277]+0.01" office:value-type="float" office:value="12.7599999999998" calcext:value-type="float">
            <text:p>12.7599999999998</text:p>
          </table:table-cell>
          <table:table-cell table:formula="of:=ROUND((0.00005-([.A1278]-0.4)/270000) * 1000000)" office:value-type="float" office:value="4" calcext:value-type="float">
            <text:p>4</text:p>
          </table:table-cell>
          <table:table-cell table:formula="of:=([.A1278]-0.4)/(0.00005-0.000001*[.B1278])-260000" office:value-type="float" office:value="8695.65217390808" calcext:value-type="float">
            <text:p>8696</text:p>
          </table:table-cell>
        </table:table-row>
        <table:table-row table:style-name="ro1">
          <table:table-cell table:formula="of:=[.A1278]+0.01" office:value-type="float" office:value="12.7699999999998" calcext:value-type="float">
            <text:p>12.7699999999998</text:p>
          </table:table-cell>
          <table:table-cell table:formula="of:=ROUND((0.00005-([.A1279]-0.4)/270000) * 1000000)" office:value-type="float" office:value="4" calcext:value-type="float">
            <text:p>4</text:p>
          </table:table-cell>
          <table:table-cell table:formula="of:=([.A1279]-0.4)/(0.00005-0.000001*[.B1279])-260000" office:value-type="float" office:value="8913.04347825592" calcext:value-type="float">
            <text:p>8913</text:p>
          </table:table-cell>
        </table:table-row>
        <table:table-row table:style-name="ro1">
          <table:table-cell table:formula="of:=[.A1279]+0.01" office:value-type="float" office:value="12.7799999999998" calcext:value-type="float">
            <text:p>12.7799999999998</text:p>
          </table:table-cell>
          <table:table-cell table:formula="of:=ROUND((0.00005-([.A1280]-0.4)/270000) * 1000000)" office:value-type="float" office:value="4" calcext:value-type="float">
            <text:p>4</text:p>
          </table:table-cell>
          <table:table-cell table:formula="of:=([.A1280]-0.4)/(0.00005-0.000001*[.B1280])-260000" office:value-type="float" office:value="9130.43478260376" calcext:value-type="float">
            <text:p>9130</text:p>
          </table:table-cell>
        </table:table-row>
        <table:table-row table:style-name="ro1">
          <table:table-cell table:formula="of:=[.A1280]+0.01" office:value-type="float" office:value="12.7899999999998" calcext:value-type="float">
            <text:p>12.7899999999998</text:p>
          </table:table-cell>
          <table:table-cell table:formula="of:=ROUND((0.00005-([.A1281]-0.4)/270000) * 1000000)" office:value-type="float" office:value="4" calcext:value-type="float">
            <text:p>4</text:p>
          </table:table-cell>
          <table:table-cell table:formula="of:=([.A1281]-0.4)/(0.00005-0.000001*[.B1281])-260000" office:value-type="float" office:value="9347.82608695154" calcext:value-type="float">
            <text:p>9348</text:p>
          </table:table-cell>
        </table:table-row>
        <table:table-row table:style-name="ro1">
          <table:table-cell table:formula="of:=[.A1281]+0.01" office:value-type="float" office:value="12.7999999999998" calcext:value-type="float">
            <text:p>12.7999999999998</text:p>
          </table:table-cell>
          <table:table-cell table:formula="of:=ROUND((0.00005-([.A1282]-0.4)/270000) * 1000000)" office:value-type="float" office:value="4" calcext:value-type="float">
            <text:p>4</text:p>
          </table:table-cell>
          <table:table-cell table:formula="of:=([.A1282]-0.4)/(0.00005-0.000001*[.B1282])-260000" office:value-type="float" office:value="9565.21739129938" calcext:value-type="float">
            <text:p>9565</text:p>
          </table:table-cell>
        </table:table-row>
        <table:table-row table:style-name="ro1">
          <table:table-cell table:formula="of:=[.A1282]+0.01" office:value-type="float" office:value="12.8099999999998" calcext:value-type="float">
            <text:p>12.8099999999998</text:p>
          </table:table-cell>
          <table:table-cell table:formula="of:=ROUND((0.00005-([.A1283]-0.4)/270000) * 1000000)" office:value-type="float" office:value="4" calcext:value-type="float">
            <text:p>4</text:p>
          </table:table-cell>
          <table:table-cell table:formula="of:=([.A1283]-0.4)/(0.00005-0.000001*[.B1283])-260000" office:value-type="float" office:value="9782.60869564721" calcext:value-type="float">
            <text:p>9783</text:p>
          </table:table-cell>
        </table:table-row>
        <table:table-row table:style-name="ro1">
          <table:table-cell table:formula="of:=[.A1283]+0.01" office:value-type="float" office:value="12.8199999999998" calcext:value-type="float">
            <text:p>12.8199999999998</text:p>
          </table:table-cell>
          <table:table-cell table:formula="of:=ROUND((0.00005-([.A1284]-0.4)/270000) * 1000000)" office:value-type="float" office:value="4" calcext:value-type="float">
            <text:p>4</text:p>
          </table:table-cell>
          <table:table-cell table:formula="of:=([.A1284]-0.4)/(0.00005-0.000001*[.B1284])-260000" office:value-type="float" office:value="9999.99999999499" calcext:value-type="float">
            <text:p>10000</text:p>
          </table:table-cell>
        </table:table-row>
        <table:table-row table:style-name="ro1">
          <table:table-cell table:formula="of:=[.A1284]+0.01" office:value-type="float" office:value="12.8299999999998" calcext:value-type="float">
            <text:p>12.8299999999998</text:p>
          </table:table-cell>
          <table:table-cell table:formula="of:=ROUND((0.00005-([.A1285]-0.4)/270000) * 1000000)" office:value-type="float" office:value="4" calcext:value-type="float">
            <text:p>4</text:p>
          </table:table-cell>
          <table:table-cell table:formula="of:=([.A1285]-0.4)/(0.00005-0.000001*[.B1285])-260000" office:value-type="float" office:value="10217.3913043428" calcext:value-type="float">
            <text:p>10217</text:p>
          </table:table-cell>
        </table:table-row>
        <table:table-row table:style-name="ro1">
          <table:table-cell table:formula="of:=[.A1285]+0.01" office:value-type="float" office:value="12.8399999999998" calcext:value-type="float">
            <text:p>12.8399999999998</text:p>
          </table:table-cell>
          <table:table-cell table:formula="of:=ROUND((0.00005-([.A1286]-0.4)/270000) * 1000000)" office:value-type="float" office:value="4" calcext:value-type="float">
            <text:p>4</text:p>
          </table:table-cell>
          <table:table-cell table:formula="of:=([.A1286]-0.4)/(0.00005-0.000001*[.B1286])-260000" office:value-type="float" office:value="10434.7826086907" calcext:value-type="float">
            <text:p>10435</text:p>
          </table:table-cell>
        </table:table-row>
        <table:table-row table:style-name="ro1">
          <table:table-cell table:formula="of:=[.A1286]+0.01" office:value-type="float" office:value="12.8499999999998" calcext:value-type="float">
            <text:p>12.8499999999998</text:p>
          </table:table-cell>
          <table:table-cell table:formula="of:=ROUND((0.00005-([.A1287]-0.4)/270000) * 1000000)" office:value-type="float" office:value="4" calcext:value-type="float">
            <text:p>4</text:p>
          </table:table-cell>
          <table:table-cell table:formula="of:=([.A1287]-0.4)/(0.00005-0.000001*[.B1287])-260000" office:value-type="float" office:value="10652.1739130385" calcext:value-type="float">
            <text:p>10652</text:p>
          </table:table-cell>
        </table:table-row>
        <table:table-row table:style-name="ro1">
          <table:table-cell table:formula="of:=[.A1287]+0.01" office:value-type="float" office:value="12.8599999999998" calcext:value-type="float">
            <text:p>12.8599999999998</text:p>
          </table:table-cell>
          <table:table-cell table:formula="of:=ROUND((0.00005-([.A1288]-0.4)/270000) * 1000000)" office:value-type="float" office:value="4" calcext:value-type="float">
            <text:p>4</text:p>
          </table:table-cell>
          <table:table-cell table:formula="of:=([.A1288]-0.4)/(0.00005-0.000001*[.B1288])-260000" office:value-type="float" office:value="10869.5652173863" calcext:value-type="float">
            <text:p>10870</text:p>
          </table:table-cell>
        </table:table-row>
        <table:table-row table:style-name="ro1">
          <table:table-cell table:formula="of:=[.A1288]+0.01" office:value-type="float" office:value="12.8699999999998" calcext:value-type="float">
            <text:p>12.8699999999998</text:p>
          </table:table-cell>
          <table:table-cell table:formula="of:=ROUND((0.00005-([.A1289]-0.4)/270000) * 1000000)" office:value-type="float" office:value="4" calcext:value-type="float">
            <text:p>4</text:p>
          </table:table-cell>
          <table:table-cell table:formula="of:=([.A1289]-0.4)/(0.00005-0.000001*[.B1289])-260000" office:value-type="float" office:value="11086.9565217341" calcext:value-type="float">
            <text:p>11087</text:p>
          </table:table-cell>
        </table:table-row>
        <table:table-row table:style-name="ro1">
          <table:table-cell table:formula="of:=[.A1289]+0.01" office:value-type="float" office:value="12.8799999999998" calcext:value-type="float">
            <text:p>12.8799999999998</text:p>
          </table:table-cell>
          <table:table-cell table:formula="of:=ROUND((0.00005-([.A1290]-0.4)/270000) * 1000000)" office:value-type="float" office:value="4" calcext:value-type="float">
            <text:p>4</text:p>
          </table:table-cell>
          <table:table-cell table:formula="of:=([.A1290]-0.4)/(0.00005-0.000001*[.B1290])-260000" office:value-type="float" office:value="11304.347826082" calcext:value-type="float">
            <text:p>11304</text:p>
          </table:table-cell>
        </table:table-row>
        <table:table-row table:style-name="ro1">
          <table:table-cell table:formula="of:=[.A1290]+0.01" office:value-type="float" office:value="12.8899999999998" calcext:value-type="float">
            <text:p>12.8899999999998</text:p>
          </table:table-cell>
          <table:table-cell table:formula="of:=ROUND((0.00005-([.A1291]-0.4)/270000) * 1000000)" office:value-type="float" office:value="4" calcext:value-type="float">
            <text:p>4</text:p>
          </table:table-cell>
          <table:table-cell table:formula="of:=([.A1291]-0.4)/(0.00005-0.000001*[.B1291])-260000" office:value-type="float" office:value="11521.7391304298" calcext:value-type="float">
            <text:p>11522</text:p>
          </table:table-cell>
        </table:table-row>
        <table:table-row table:style-name="ro1">
          <table:table-cell table:formula="of:=[.A1291]+0.01" office:value-type="float" office:value="12.8999999999998" calcext:value-type="float">
            <text:p>12.8999999999998</text:p>
          </table:table-cell>
          <table:table-cell table:formula="of:=ROUND((0.00005-([.A1292]-0.4)/270000) * 1000000)" office:value-type="float" office:value="4" calcext:value-type="float">
            <text:p>4</text:p>
          </table:table-cell>
          <table:table-cell table:formula="of:=([.A1292]-0.4)/(0.00005-0.000001*[.B1292])-260000" office:value-type="float" office:value="11739.1304347776" calcext:value-type="float">
            <text:p>11739</text:p>
          </table:table-cell>
        </table:table-row>
        <table:table-row table:style-name="ro1">
          <table:table-cell table:formula="of:=[.A1292]+0.01" office:value-type="float" office:value="12.9099999999998" calcext:value-type="float">
            <text:p>12.9099999999998</text:p>
          </table:table-cell>
          <table:table-cell table:formula="of:=ROUND((0.00005-([.A1293]-0.4)/270000) * 1000000)" office:value-type="float" office:value="4" calcext:value-type="float">
            <text:p>4</text:p>
          </table:table-cell>
          <table:table-cell table:formula="of:=([.A1293]-0.4)/(0.00005-0.000001*[.B1293])-260000" office:value-type="float" office:value="11956.5217391254" calcext:value-type="float">
            <text:p>11957</text:p>
          </table:table-cell>
        </table:table-row>
        <table:table-row table:style-name="ro1">
          <table:table-cell table:formula="of:=[.A1293]+0.01" office:value-type="float" office:value="12.9199999999998" calcext:value-type="float">
            <text:p>12.9199999999998</text:p>
          </table:table-cell>
          <table:table-cell table:formula="of:=ROUND((0.00005-([.A1294]-0.4)/270000) * 1000000)" office:value-type="float" office:value="4" calcext:value-type="float">
            <text:p>4</text:p>
          </table:table-cell>
          <table:table-cell table:formula="of:=([.A1294]-0.4)/(0.00005-0.000001*[.B1294])-260000" office:value-type="float" office:value="12173.9130434732" calcext:value-type="float">
            <text:p>12174</text:p>
          </table:table-cell>
        </table:table-row>
        <table:table-row table:style-name="ro1">
          <table:table-cell table:formula="of:=[.A1294]+0.01" office:value-type="float" office:value="12.9299999999998" calcext:value-type="float">
            <text:p>12.9299999999998</text:p>
          </table:table-cell>
          <table:table-cell table:formula="of:=ROUND((0.00005-([.A1295]-0.4)/270000) * 1000000)" office:value-type="float" office:value="4" calcext:value-type="float">
            <text:p>4</text:p>
          </table:table-cell>
          <table:table-cell table:formula="of:=([.A1295]-0.4)/(0.00005-0.000001*[.B1295])-260000" office:value-type="float" office:value="12391.304347821" calcext:value-type="float">
            <text:p>12391</text:p>
          </table:table-cell>
        </table:table-row>
        <table:table-row table:style-name="ro1">
          <table:table-cell table:formula="of:=[.A1295]+0.01" office:value-type="float" office:value="12.9399999999998" calcext:value-type="float">
            <text:p>12.9399999999998</text:p>
          </table:table-cell>
          <table:table-cell table:formula="of:=ROUND((0.00005-([.A1296]-0.4)/270000) * 1000000)" office:value-type="float" office:value="4" calcext:value-type="float">
            <text:p>4</text:p>
          </table:table-cell>
          <table:table-cell table:formula="of:=([.A1296]-0.4)/(0.00005-0.000001*[.B1296])-260000" office:value-type="float" office:value="12608.6956521689" calcext:value-type="float">
            <text:p>12609</text:p>
          </table:table-cell>
        </table:table-row>
        <table:table-row table:style-name="ro1">
          <table:table-cell table:formula="of:=[.A1296]+0.01" office:value-type="float" office:value="12.9499999999998" calcext:value-type="float">
            <text:p>12.9499999999998</text:p>
          </table:table-cell>
          <table:table-cell table:formula="of:=ROUND((0.00005-([.A1297]-0.4)/270000) * 1000000)" office:value-type="float" office:value="4" calcext:value-type="float">
            <text:p>4</text:p>
          </table:table-cell>
          <table:table-cell table:formula="of:=([.A1297]-0.4)/(0.00005-0.000001*[.B1297])-260000" office:value-type="float" office:value="12826.0869565167" calcext:value-type="float">
            <text:p>12826</text:p>
          </table:table-cell>
        </table:table-row>
        <table:table-row table:style-name="ro1">
          <table:table-cell table:formula="of:=[.A1297]+0.01" office:value-type="float" office:value="12.9599999999998" calcext:value-type="float">
            <text:p>12.9599999999998</text:p>
          </table:table-cell>
          <table:table-cell table:formula="of:=ROUND((0.00005-([.A1298]-0.4)/270000) * 1000000)" office:value-type="float" office:value="3" calcext:value-type="float">
            <text:p>3</text:p>
          </table:table-cell>
          <table:table-cell table:formula="of:=([.A1298]-0.4)/(0.00005-0.000001*[.B1298])-260000" office:value-type="float" office:value="7234.04255318653" calcext:value-type="float">
            <text:p>7234</text:p>
          </table:table-cell>
        </table:table-row>
        <table:table-row table:style-name="ro1">
          <table:table-cell table:formula="of:=[.A1298]+0.01" office:value-type="float" office:value="12.9699999999998" calcext:value-type="float">
            <text:p>12.9699999999998</text:p>
          </table:table-cell>
          <table:table-cell table:formula="of:=ROUND((0.00005-([.A1299]-0.4)/270000) * 1000000)" office:value-type="float" office:value="3" calcext:value-type="float">
            <text:p>3</text:p>
          </table:table-cell>
          <table:table-cell table:formula="of:=([.A1299]-0.4)/(0.00005-0.000001*[.B1299])-260000" office:value-type="float" office:value="7446.8085106333" calcext:value-type="float">
            <text:p>7447</text:p>
          </table:table-cell>
        </table:table-row>
        <table:table-row table:style-name="ro1">
          <table:table-cell table:formula="of:=[.A1299]+0.01" office:value-type="float" office:value="12.9799999999998" calcext:value-type="float">
            <text:p>12.9799999999998</text:p>
          </table:table-cell>
          <table:table-cell table:formula="of:=ROUND((0.00005-([.A1300]-0.4)/270000) * 1000000)" office:value-type="float" office:value="3" calcext:value-type="float">
            <text:p>3</text:p>
          </table:table-cell>
          <table:table-cell table:formula="of:=([.A1300]-0.4)/(0.00005-0.000001*[.B1300])-260000" office:value-type="float" office:value="7659.57446808013" calcext:value-type="float">
            <text:p>7660</text:p>
          </table:table-cell>
        </table:table-row>
        <table:table-row table:style-name="ro1">
          <table:table-cell table:formula="of:=[.A1300]+0.01" office:value-type="float" office:value="12.9899999999998" calcext:value-type="float">
            <text:p>12.9899999999998</text:p>
          </table:table-cell>
          <table:table-cell table:formula="of:=ROUND((0.00005-([.A1301]-0.4)/270000) * 1000000)" office:value-type="float" office:value="3" calcext:value-type="float">
            <text:p>3</text:p>
          </table:table-cell>
          <table:table-cell table:formula="of:=([.A1301]-0.4)/(0.00005-0.000001*[.B1301])-260000" office:value-type="float" office:value="7872.34042552696" calcext:value-type="float">
            <text:p>7872</text:p>
          </table:table-cell>
        </table:table-row>
        <table:table-row table:style-name="ro1">
          <table:table-cell table:formula="of:=[.A1301]+0.01" office:value-type="float" office:value="12.9999999999998" calcext:value-type="float">
            <text:p>12.9999999999998</text:p>
          </table:table-cell>
          <table:table-cell table:formula="of:=ROUND((0.00005-([.A1302]-0.4)/270000) * 1000000)" office:value-type="float" office:value="3" calcext:value-type="float">
            <text:p>3</text:p>
          </table:table-cell>
          <table:table-cell table:formula="of:=([.A1302]-0.4)/(0.00005-0.000001*[.B1302])-260000" office:value-type="float" office:value="8085.10638297373" calcext:value-type="float">
            <text:p>8085</text:p>
          </table:table-cell>
        </table:table-row>
        <table:table-row table:style-name="ro1">
          <table:table-cell table:formula="of:=[.A1302]+0.01" office:value-type="float" office:value="13.0099999999998" calcext:value-type="float">
            <text:p>13.0099999999998</text:p>
          </table:table-cell>
          <table:table-cell table:formula="of:=ROUND((0.00005-([.A1303]-0.4)/270000) * 1000000)" office:value-type="float" office:value="3" calcext:value-type="float">
            <text:p>3</text:p>
          </table:table-cell>
          <table:table-cell table:formula="of:=([.A1303]-0.4)/(0.00005-0.000001*[.B1303])-260000" office:value-type="float" office:value="8297.87234042055" calcext:value-type="float">
            <text:p>8298</text:p>
          </table:table-cell>
        </table:table-row>
        <table:table-row table:style-name="ro1">
          <table:table-cell table:formula="of:=[.A1303]+0.01" office:value-type="float" office:value="13.0199999999998" calcext:value-type="float">
            <text:p>13.0199999999998</text:p>
          </table:table-cell>
          <table:table-cell table:formula="of:=ROUND((0.00005-([.A1304]-0.4)/270000) * 1000000)" office:value-type="float" office:value="3" calcext:value-type="float">
            <text:p>3</text:p>
          </table:table-cell>
          <table:table-cell table:formula="of:=([.A1304]-0.4)/(0.00005-0.000001*[.B1304])-260000" office:value-type="float" office:value="8510.63829786732" calcext:value-type="float">
            <text:p>8511</text:p>
          </table:table-cell>
        </table:table-row>
        <table:table-row table:style-name="ro1">
          <table:table-cell table:formula="of:=[.A1304]+0.01" office:value-type="float" office:value="13.0299999999998" calcext:value-type="float">
            <text:p>13.0299999999998</text:p>
          </table:table-cell>
          <table:table-cell table:formula="of:=ROUND((0.00005-([.A1305]-0.4)/270000) * 1000000)" office:value-type="float" office:value="3" calcext:value-type="float">
            <text:p>3</text:p>
          </table:table-cell>
          <table:table-cell table:formula="of:=([.A1305]-0.4)/(0.00005-0.000001*[.B1305])-260000" office:value-type="float" office:value="8723.40425531415" calcext:value-type="float">
            <text:p>8723</text:p>
          </table:table-cell>
        </table:table-row>
        <table:table-row table:style-name="ro1">
          <table:table-cell table:formula="of:=[.A1305]+0.01" office:value-type="float" office:value="13.0399999999998" calcext:value-type="float">
            <text:p>13.0399999999998</text:p>
          </table:table-cell>
          <table:table-cell table:formula="of:=ROUND((0.00005-([.A1306]-0.4)/270000) * 1000000)" office:value-type="float" office:value="3" calcext:value-type="float">
            <text:p>3</text:p>
          </table:table-cell>
          <table:table-cell table:formula="of:=([.A1306]-0.4)/(0.00005-0.000001*[.B1306])-260000" office:value-type="float" office:value="8936.17021276098" calcext:value-type="float">
            <text:p>8936</text:p>
          </table:table-cell>
        </table:table-row>
        <table:table-row table:style-name="ro1">
          <table:table-cell table:formula="of:=[.A1306]+0.01" office:value-type="float" office:value="13.0499999999998" calcext:value-type="float">
            <text:p>13.0499999999998</text:p>
          </table:table-cell>
          <table:table-cell table:formula="of:=ROUND((0.00005-([.A1307]-0.4)/270000) * 1000000)" office:value-type="float" office:value="3" calcext:value-type="float">
            <text:p>3</text:p>
          </table:table-cell>
          <table:table-cell table:formula="of:=([.A1307]-0.4)/(0.00005-0.000001*[.B1307])-260000" office:value-type="float" office:value="9148.93617020774" calcext:value-type="float">
            <text:p>9149</text:p>
          </table:table-cell>
        </table:table-row>
        <table:table-row table:style-name="ro1">
          <table:table-cell table:formula="of:=[.A1307]+0.01" office:value-type="float" office:value="13.0599999999998" calcext:value-type="float">
            <text:p>13.0599999999998</text:p>
          </table:table-cell>
          <table:table-cell table:formula="of:=ROUND((0.00005-([.A1308]-0.4)/270000) * 1000000)" office:value-type="float" office:value="3" calcext:value-type="float">
            <text:p>3</text:p>
          </table:table-cell>
          <table:table-cell table:formula="of:=([.A1308]-0.4)/(0.00005-0.000001*[.B1308])-260000" office:value-type="float" office:value="9361.70212765457" calcext:value-type="float">
            <text:p>9362</text:p>
          </table:table-cell>
        </table:table-row>
        <table:table-row table:style-name="ro1">
          <table:table-cell table:formula="of:=[.A1308]+0.01" office:value-type="float" office:value="13.0699999999998" calcext:value-type="float">
            <text:p>13.0699999999998</text:p>
          </table:table-cell>
          <table:table-cell table:formula="of:=ROUND((0.00005-([.A1309]-0.4)/270000) * 1000000)" office:value-type="float" office:value="3" calcext:value-type="float">
            <text:p>3</text:p>
          </table:table-cell>
          <table:table-cell table:formula="of:=([.A1309]-0.4)/(0.00005-0.000001*[.B1309])-260000" office:value-type="float" office:value="9574.4680851014" calcext:value-type="float">
            <text:p>9574</text:p>
          </table:table-cell>
        </table:table-row>
        <table:table-row table:style-name="ro1">
          <table:table-cell table:formula="of:=[.A1309]+0.01" office:value-type="float" office:value="13.0799999999998" calcext:value-type="float">
            <text:p>13.0799999999998</text:p>
          </table:table-cell>
          <table:table-cell table:formula="of:=ROUND((0.00005-([.A1310]-0.4)/270000) * 1000000)" office:value-type="float" office:value="3" calcext:value-type="float">
            <text:p>3</text:p>
          </table:table-cell>
          <table:table-cell table:formula="of:=([.A1310]-0.4)/(0.00005-0.000001*[.B1310])-260000" office:value-type="float" office:value="9787.23404254817" calcext:value-type="float">
            <text:p>9787</text:p>
          </table:table-cell>
        </table:table-row>
        <table:table-row table:style-name="ro1">
          <table:table-cell table:formula="of:=[.A1310]+0.01" office:value-type="float" office:value="13.0899999999998" calcext:value-type="float">
            <text:p>13.0899999999998</text:p>
          </table:table-cell>
          <table:table-cell table:formula="of:=ROUND((0.00005-([.A1311]-0.4)/270000) * 1000000)" office:value-type="float" office:value="3" calcext:value-type="float">
            <text:p>3</text:p>
          </table:table-cell>
          <table:table-cell table:formula="of:=([.A1311]-0.4)/(0.00005-0.000001*[.B1311])-260000" office:value-type="float" office:value="9999.99999999499" calcext:value-type="float">
            <text:p>10000</text:p>
          </table:table-cell>
        </table:table-row>
        <table:table-row table:style-name="ro1">
          <table:table-cell table:formula="of:=[.A1311]+0.01" office:value-type="float" office:value="13.0999999999998" calcext:value-type="float">
            <text:p>13.0999999999998</text:p>
          </table:table-cell>
          <table:table-cell table:formula="of:=ROUND((0.00005-([.A1312]-0.4)/270000) * 1000000)" office:value-type="float" office:value="3" calcext:value-type="float">
            <text:p>3</text:p>
          </table:table-cell>
          <table:table-cell table:formula="of:=([.A1312]-0.4)/(0.00005-0.000001*[.B1312])-260000" office:value-type="float" office:value="10212.7659574418" calcext:value-type="float">
            <text:p>10213</text:p>
          </table:table-cell>
        </table:table-row>
        <table:table-row table:style-name="ro1">
          <table:table-cell table:formula="of:=[.A1312]+0.01" office:value-type="float" office:value="13.1099999999998" calcext:value-type="float">
            <text:p>13.1099999999998</text:p>
          </table:table-cell>
          <table:table-cell table:formula="of:=ROUND((0.00005-([.A1313]-0.4)/270000) * 1000000)" office:value-type="float" office:value="3" calcext:value-type="float">
            <text:p>3</text:p>
          </table:table-cell>
          <table:table-cell table:formula="of:=([.A1313]-0.4)/(0.00005-0.000001*[.B1313])-260000" office:value-type="float" office:value="10425.5319148886" calcext:value-type="float">
            <text:p>10426</text:p>
          </table:table-cell>
        </table:table-row>
        <table:table-row table:style-name="ro1">
          <table:table-cell table:formula="of:=[.A1313]+0.01" office:value-type="float" office:value="13.1199999999998" calcext:value-type="float">
            <text:p>13.1199999999998</text:p>
          </table:table-cell>
          <table:table-cell table:formula="of:=ROUND((0.00005-([.A1314]-0.4)/270000) * 1000000)" office:value-type="float" office:value="3" calcext:value-type="float">
            <text:p>3</text:p>
          </table:table-cell>
          <table:table-cell table:formula="of:=([.A1314]-0.4)/(0.00005-0.000001*[.B1314])-260000" office:value-type="float" office:value="10638.2978723354" calcext:value-type="float">
            <text:p>10638</text:p>
          </table:table-cell>
        </table:table-row>
        <table:table-row table:style-name="ro1">
          <table:table-cell table:formula="of:=[.A1314]+0.01" office:value-type="float" office:value="13.1299999999998" calcext:value-type="float">
            <text:p>13.1299999999998</text:p>
          </table:table-cell>
          <table:table-cell table:formula="of:=ROUND((0.00005-([.A1315]-0.4)/270000) * 1000000)" office:value-type="float" office:value="3" calcext:value-type="float">
            <text:p>3</text:p>
          </table:table-cell>
          <table:table-cell table:formula="of:=([.A1315]-0.4)/(0.00005-0.000001*[.B1315])-260000" office:value-type="float" office:value="10851.0638297822" calcext:value-type="float">
            <text:p>10851</text:p>
          </table:table-cell>
        </table:table-row>
        <table:table-row table:style-name="ro1">
          <table:table-cell table:formula="of:=[.A1315]+0.01" office:value-type="float" office:value="13.1399999999998" calcext:value-type="float">
            <text:p>13.1399999999998</text:p>
          </table:table-cell>
          <table:table-cell table:formula="of:=ROUND((0.00005-([.A1316]-0.4)/270000) * 1000000)" office:value-type="float" office:value="3" calcext:value-type="float">
            <text:p>3</text:p>
          </table:table-cell>
          <table:table-cell table:formula="of:=([.A1316]-0.4)/(0.00005-0.000001*[.B1316])-260000" office:value-type="float" office:value="11063.829787229" calcext:value-type="float">
            <text:p>11064</text:p>
          </table:table-cell>
        </table:table-row>
        <table:table-row table:style-name="ro1">
          <table:table-cell table:formula="of:=[.A1316]+0.01" office:value-type="float" office:value="13.1499999999998" calcext:value-type="float">
            <text:p>13.1499999999998</text:p>
          </table:table-cell>
          <table:table-cell table:formula="of:=ROUND((0.00005-([.A1317]-0.4)/270000) * 1000000)" office:value-type="float" office:value="3" calcext:value-type="float">
            <text:p>3</text:p>
          </table:table-cell>
          <table:table-cell table:formula="of:=([.A1317]-0.4)/(0.00005-0.000001*[.B1317])-260000" office:value-type="float" office:value="11276.5957446758" calcext:value-type="float">
            <text:p>11277</text:p>
          </table:table-cell>
        </table:table-row>
        <table:table-row table:style-name="ro1">
          <table:table-cell table:formula="of:=[.A1317]+0.01" office:value-type="float" office:value="13.1599999999998" calcext:value-type="float">
            <text:p>13.1599999999998</text:p>
          </table:table-cell>
          <table:table-cell table:formula="of:=ROUND((0.00005-([.A1318]-0.4)/270000) * 1000000)" office:value-type="float" office:value="3" calcext:value-type="float">
            <text:p>3</text:p>
          </table:table-cell>
          <table:table-cell table:formula="of:=([.A1318]-0.4)/(0.00005-0.000001*[.B1318])-260000" office:value-type="float" office:value="11489.3617021226" calcext:value-type="float">
            <text:p>11489</text:p>
          </table:table-cell>
        </table:table-row>
        <table:table-row table:style-name="ro1">
          <table:table-cell table:formula="of:=[.A1318]+0.01" office:value-type="float" office:value="13.1699999999998" calcext:value-type="float">
            <text:p>13.1699999999998</text:p>
          </table:table-cell>
          <table:table-cell table:formula="of:=ROUND((0.00005-([.A1319]-0.4)/270000) * 1000000)" office:value-type="float" office:value="3" calcext:value-type="float">
            <text:p>3</text:p>
          </table:table-cell>
          <table:table-cell table:formula="of:=([.A1319]-0.4)/(0.00005-0.000001*[.B1319])-260000" office:value-type="float" office:value="11702.1276595694" calcext:value-type="float">
            <text:p>11702</text:p>
          </table:table-cell>
        </table:table-row>
        <table:table-row table:style-name="ro1">
          <table:table-cell table:formula="of:=[.A1319]+0.01" office:value-type="float" office:value="13.1799999999998" calcext:value-type="float">
            <text:p>13.1799999999998</text:p>
          </table:table-cell>
          <table:table-cell table:formula="of:=ROUND((0.00005-([.A1320]-0.4)/270000) * 1000000)" office:value-type="float" office:value="3" calcext:value-type="float">
            <text:p>3</text:p>
          </table:table-cell>
          <table:table-cell table:formula="of:=([.A1320]-0.4)/(0.00005-0.000001*[.B1320])-260000" office:value-type="float" office:value="11914.8936170162" calcext:value-type="float">
            <text:p>11915</text:p>
          </table:table-cell>
        </table:table-row>
        <table:table-row table:style-name="ro1">
          <table:table-cell table:formula="of:=[.A1320]+0.01" office:value-type="float" office:value="13.1899999999998" calcext:value-type="float">
            <text:p>13.1899999999998</text:p>
          </table:table-cell>
          <table:table-cell table:formula="of:=ROUND((0.00005-([.A1321]-0.4)/270000) * 1000000)" office:value-type="float" office:value="3" calcext:value-type="float">
            <text:p>3</text:p>
          </table:table-cell>
          <table:table-cell table:formula="of:=([.A1321]-0.4)/(0.00005-0.000001*[.B1321])-260000" office:value-type="float" office:value="12127.659574463" calcext:value-type="float">
            <text:p>12128</text:p>
          </table:table-cell>
        </table:table-row>
        <table:table-row table:style-name="ro1">
          <table:table-cell table:formula="of:=[.A1321]+0.01" office:value-type="float" office:value="13.1999999999998" calcext:value-type="float">
            <text:p>13.1999999999998</text:p>
          </table:table-cell>
          <table:table-cell table:formula="of:=ROUND((0.00005-([.A1322]-0.4)/270000) * 1000000)" office:value-type="float" office:value="3" calcext:value-type="float">
            <text:p>3</text:p>
          </table:table-cell>
          <table:table-cell table:formula="of:=([.A1322]-0.4)/(0.00005-0.000001*[.B1322])-260000" office:value-type="float" office:value="12340.4255319098" calcext:value-type="float">
            <text:p>12340</text:p>
          </table:table-cell>
        </table:table-row>
        <table:table-row table:style-name="ro1">
          <table:table-cell table:formula="of:=[.A1322]+0.01" office:value-type="float" office:value="13.2099999999998" calcext:value-type="float">
            <text:p>13.2099999999998</text:p>
          </table:table-cell>
          <table:table-cell table:formula="of:=ROUND((0.00005-([.A1323]-0.4)/270000) * 1000000)" office:value-type="float" office:value="3" calcext:value-type="float">
            <text:p>3</text:p>
          </table:table-cell>
          <table:table-cell table:formula="of:=([.A1323]-0.4)/(0.00005-0.000001*[.B1323])-260000" office:value-type="float" office:value="12553.1914893566" calcext:value-type="float">
            <text:p>12553</text:p>
          </table:table-cell>
        </table:table-row>
        <table:table-row table:style-name="ro1">
          <table:table-cell table:formula="of:=[.A1323]+0.01" office:value-type="float" office:value="13.2199999999998" calcext:value-type="float">
            <text:p>13.2199999999998</text:p>
          </table:table-cell>
          <table:table-cell table:formula="of:=ROUND((0.00005-([.A1324]-0.4)/270000) * 1000000)" office:value-type="float" office:value="3" calcext:value-type="float">
            <text:p>3</text:p>
          </table:table-cell>
          <table:table-cell table:formula="of:=([.A1324]-0.4)/(0.00005-0.000001*[.B1324])-260000" office:value-type="float" office:value="12765.9574468035" calcext:value-type="float">
            <text:p>12766</text:p>
          </table:table-cell>
        </table:table-row>
        <table:table-row table:style-name="ro1">
          <table:table-cell table:formula="of:=[.A1324]+0.01" office:value-type="float" office:value="13.2299999999998" calcext:value-type="float">
            <text:p>13.2299999999998</text:p>
          </table:table-cell>
          <table:table-cell table:formula="of:=ROUND((0.00005-([.A1325]-0.4)/270000) * 1000000)" office:value-type="float" office:value="2" calcext:value-type="float">
            <text:p>2</text:p>
          </table:table-cell>
          <table:table-cell table:formula="of:=([.A1325]-0.4)/(0.00005-0.000001*[.B1325])-260000" office:value-type="float" office:value="7291.66666666168" calcext:value-type="float">
            <text:p>7292</text:p>
          </table:table-cell>
        </table:table-row>
        <table:table-row table:style-name="ro1">
          <table:table-cell table:formula="of:=[.A1325]+0.01" office:value-type="float" office:value="13.2399999999998" calcext:value-type="float">
            <text:p>13.2399999999998</text:p>
          </table:table-cell>
          <table:table-cell table:formula="of:=ROUND((0.00005-([.A1326]-0.4)/270000) * 1000000)" office:value-type="float" office:value="2" calcext:value-type="float">
            <text:p>2</text:p>
          </table:table-cell>
          <table:table-cell table:formula="of:=([.A1326]-0.4)/(0.00005-0.000001*[.B1326])-260000" office:value-type="float" office:value="7499.99999999505" calcext:value-type="float">
            <text:p>7500</text:p>
          </table:table-cell>
        </table:table-row>
        <table:table-row table:style-name="ro1">
          <table:table-cell table:formula="of:=[.A1326]+0.01" office:value-type="float" office:value="13.2499999999998" calcext:value-type="float">
            <text:p>13.2499999999998</text:p>
          </table:table-cell>
          <table:table-cell table:formula="of:=ROUND((0.00005-([.A1327]-0.4)/270000) * 1000000)" office:value-type="float" office:value="2" calcext:value-type="float">
            <text:p>2</text:p>
          </table:table-cell>
          <table:table-cell table:formula="of:=([.A1327]-0.4)/(0.00005-0.000001*[.B1327])-260000" office:value-type="float" office:value="7708.33333332837" calcext:value-type="float">
            <text:p>7708</text:p>
          </table:table-cell>
        </table:table-row>
        <table:table-row table:style-name="ro1">
          <table:table-cell table:formula="of:=[.A1327]+0.01" office:value-type="float" office:value="13.2599999999998" calcext:value-type="float">
            <text:p>13.2599999999998</text:p>
          </table:table-cell>
          <table:table-cell table:formula="of:=ROUND((0.00005-([.A1328]-0.4)/270000) * 1000000)" office:value-type="float" office:value="2" calcext:value-type="float">
            <text:p>2</text:p>
          </table:table-cell>
          <table:table-cell table:formula="of:=([.A1328]-0.4)/(0.00005-0.000001*[.B1328])-260000" office:value-type="float" office:value="7916.66666666168" calcext:value-type="float">
            <text:p>7917</text:p>
          </table:table-cell>
        </table:table-row>
        <table:table-row table:style-name="ro1">
          <table:table-cell table:formula="of:=[.A1328]+0.01" office:value-type="float" office:value="13.2699999999998" calcext:value-type="float">
            <text:p>13.2699999999998</text:p>
          </table:table-cell>
          <table:table-cell table:formula="of:=ROUND((0.00005-([.A1329]-0.4)/270000) * 1000000)" office:value-type="float" office:value="2" calcext:value-type="float">
            <text:p>2</text:p>
          </table:table-cell>
          <table:table-cell table:formula="of:=([.A1329]-0.4)/(0.00005-0.000001*[.B1329])-260000" office:value-type="float" office:value="8124.99999999499" calcext:value-type="float">
            <text:p>8125</text:p>
          </table:table-cell>
        </table:table-row>
        <table:table-row table:style-name="ro1">
          <table:table-cell table:formula="of:=[.A1329]+0.01" office:value-type="float" office:value="13.2799999999998" calcext:value-type="float">
            <text:p>13.2799999999998</text:p>
          </table:table-cell>
          <table:table-cell table:formula="of:=ROUND((0.00005-([.A1330]-0.4)/270000) * 1000000)" office:value-type="float" office:value="2" calcext:value-type="float">
            <text:p>2</text:p>
          </table:table-cell>
          <table:table-cell table:formula="of:=([.A1330]-0.4)/(0.00005-0.000001*[.B1330])-260000" office:value-type="float" office:value="8333.33333332837" calcext:value-type="float">
            <text:p>8333</text:p>
          </table:table-cell>
        </table:table-row>
        <table:table-row table:style-name="ro1">
          <table:table-cell table:formula="of:=[.A1330]+0.01" office:value-type="float" office:value="13.2899999999998" calcext:value-type="float">
            <text:p>13.2899999999998</text:p>
          </table:table-cell>
          <table:table-cell table:formula="of:=ROUND((0.00005-([.A1331]-0.4)/270000) * 1000000)" office:value-type="float" office:value="2" calcext:value-type="float">
            <text:p>2</text:p>
          </table:table-cell>
          <table:table-cell table:formula="of:=([.A1331]-0.4)/(0.00005-0.000001*[.B1331])-260000" office:value-type="float" office:value="8541.66666666168" calcext:value-type="float">
            <text:p>8542</text:p>
          </table:table-cell>
        </table:table-row>
        <table:table-row table:style-name="ro1">
          <table:table-cell table:formula="of:=[.A1331]+0.01" office:value-type="float" office:value="13.2999999999998" calcext:value-type="float">
            <text:p>13.2999999999998</text:p>
          </table:table-cell>
          <table:table-cell table:formula="of:=ROUND((0.00005-([.A1332]-0.4)/270000) * 1000000)" office:value-type="float" office:value="2" calcext:value-type="float">
            <text:p>2</text:p>
          </table:table-cell>
          <table:table-cell table:formula="of:=([.A1332]-0.4)/(0.00005-0.000001*[.B1332])-260000" office:value-type="float" office:value="8749.99999999499" calcext:value-type="float">
            <text:p>8750</text:p>
          </table:table-cell>
        </table:table-row>
        <table:table-row table:style-name="ro1">
          <table:table-cell table:formula="of:=[.A1332]+0.01" office:value-type="float" office:value="13.3099999999998" calcext:value-type="float">
            <text:p>13.3099999999998</text:p>
          </table:table-cell>
          <table:table-cell table:formula="of:=ROUND((0.00005-([.A1333]-0.4)/270000) * 1000000)" office:value-type="float" office:value="2" calcext:value-type="float">
            <text:p>2</text:p>
          </table:table-cell>
          <table:table-cell table:formula="of:=([.A1333]-0.4)/(0.00005-0.000001*[.B1333])-260000" office:value-type="float" office:value="8958.33333332831" calcext:value-type="float">
            <text:p>8958</text:p>
          </table:table-cell>
        </table:table-row>
        <table:table-row table:style-name="ro1">
          <table:table-cell table:formula="of:=[.A1333]+0.01" office:value-type="float" office:value="13.3199999999998" calcext:value-type="float">
            <text:p>13.3199999999998</text:p>
          </table:table-cell>
          <table:table-cell table:formula="of:=ROUND((0.00005-([.A1334]-0.4)/270000) * 1000000)" office:value-type="float" office:value="2" calcext:value-type="float">
            <text:p>2</text:p>
          </table:table-cell>
          <table:table-cell table:formula="of:=([.A1334]-0.4)/(0.00005-0.000001*[.B1334])-260000" office:value-type="float" office:value="9166.66666666168" calcext:value-type="float">
            <text:p>9167</text:p>
          </table:table-cell>
        </table:table-row>
        <table:table-row table:style-name="ro1">
          <table:table-cell table:formula="of:=[.A1334]+0.01" office:value-type="float" office:value="13.3299999999998" calcext:value-type="float">
            <text:p>13.3299999999998</text:p>
          </table:table-cell>
          <table:table-cell table:formula="of:=ROUND((0.00005-([.A1335]-0.4)/270000) * 1000000)" office:value-type="float" office:value="2" calcext:value-type="float">
            <text:p>2</text:p>
          </table:table-cell>
          <table:table-cell table:formula="of:=([.A1335]-0.4)/(0.00005-0.000001*[.B1335])-260000" office:value-type="float" office:value="9374.99999999499" calcext:value-type="float">
            <text:p>9375</text:p>
          </table:table-cell>
        </table:table-row>
        <table:table-row table:style-name="ro1">
          <table:table-cell table:formula="of:=[.A1335]+0.01" office:value-type="float" office:value="13.3399999999998" calcext:value-type="float">
            <text:p>13.3399999999998</text:p>
          </table:table-cell>
          <table:table-cell table:formula="of:=ROUND((0.00005-([.A1336]-0.4)/270000) * 1000000)" office:value-type="float" office:value="2" calcext:value-type="float">
            <text:p>2</text:p>
          </table:table-cell>
          <table:table-cell table:formula="of:=([.A1336]-0.4)/(0.00005-0.000001*[.B1336])-260000" office:value-type="float" office:value="9583.33333332831" calcext:value-type="float">
            <text:p>9583</text:p>
          </table:table-cell>
        </table:table-row>
        <table:table-row table:style-name="ro1">
          <table:table-cell table:formula="of:=[.A1336]+0.01" office:value-type="float" office:value="13.3499999999998" calcext:value-type="float">
            <text:p>13.3499999999998</text:p>
          </table:table-cell>
          <table:table-cell table:formula="of:=ROUND((0.00005-([.A1337]-0.4)/270000) * 1000000)" office:value-type="float" office:value="2" calcext:value-type="float">
            <text:p>2</text:p>
          </table:table-cell>
          <table:table-cell table:formula="of:=([.A1337]-0.4)/(0.00005-0.000001*[.B1337])-260000" office:value-type="float" office:value="9791.66666666162" calcext:value-type="float">
            <text:p>9792</text:p>
          </table:table-cell>
        </table:table-row>
        <table:table-row table:style-name="ro1">
          <table:table-cell table:formula="of:=[.A1337]+0.01" office:value-type="float" office:value="13.3599999999998" calcext:value-type="float">
            <text:p>13.3599999999998</text:p>
          </table:table-cell>
          <table:table-cell table:formula="of:=ROUND((0.00005-([.A1338]-0.4)/270000) * 1000000)" office:value-type="float" office:value="2" calcext:value-type="float">
            <text:p>2</text:p>
          </table:table-cell>
          <table:table-cell table:formula="of:=([.A1338]-0.4)/(0.00005-0.000001*[.B1338])-260000" office:value-type="float" office:value="9999.99999999499" calcext:value-type="float">
            <text:p>10000</text:p>
          </table:table-cell>
        </table:table-row>
        <table:table-row table:style-name="ro1">
          <table:table-cell table:formula="of:=[.A1338]+0.01" office:value-type="float" office:value="13.3699999999998" calcext:value-type="float">
            <text:p>13.3699999999998</text:p>
          </table:table-cell>
          <table:table-cell table:formula="of:=ROUND((0.00005-([.A1339]-0.4)/270000) * 1000000)" office:value-type="float" office:value="2" calcext:value-type="float">
            <text:p>2</text:p>
          </table:table-cell>
          <table:table-cell table:formula="of:=([.A1339]-0.4)/(0.00005-0.000001*[.B1339])-260000" office:value-type="float" office:value="10208.3333333283" calcext:value-type="float">
            <text:p>10208</text:p>
          </table:table-cell>
        </table:table-row>
        <table:table-row table:style-name="ro1">
          <table:table-cell table:formula="of:=[.A1339]+0.01" office:value-type="float" office:value="13.3799999999998" calcext:value-type="float">
            <text:p>13.3799999999998</text:p>
          </table:table-cell>
          <table:table-cell table:formula="of:=ROUND((0.00005-([.A1340]-0.4)/270000) * 1000000)" office:value-type="float" office:value="2" calcext:value-type="float">
            <text:p>2</text:p>
          </table:table-cell>
          <table:table-cell table:formula="of:=([.A1340]-0.4)/(0.00005-0.000001*[.B1340])-260000" office:value-type="float" office:value="10416.6666666616" calcext:value-type="float">
            <text:p>10417</text:p>
          </table:table-cell>
        </table:table-row>
        <table:table-row table:style-name="ro1">
          <table:table-cell table:formula="of:=[.A1340]+0.01" office:value-type="float" office:value="13.3899999999998" calcext:value-type="float">
            <text:p>13.3899999999998</text:p>
          </table:table-cell>
          <table:table-cell table:formula="of:=ROUND((0.00005-([.A1341]-0.4)/270000) * 1000000)" office:value-type="float" office:value="2" calcext:value-type="float">
            <text:p>2</text:p>
          </table:table-cell>
          <table:table-cell table:formula="of:=([.A1341]-0.4)/(0.00005-0.000001*[.B1341])-260000" office:value-type="float" office:value="10624.9999999949" calcext:value-type="float">
            <text:p>10625</text:p>
          </table:table-cell>
        </table:table-row>
        <table:table-row table:style-name="ro1">
          <table:table-cell table:formula="of:=[.A1341]+0.01" office:value-type="float" office:value="13.3999999999998" calcext:value-type="float">
            <text:p>13.3999999999998</text:p>
          </table:table-cell>
          <table:table-cell table:formula="of:=ROUND((0.00005-([.A1342]-0.4)/270000) * 1000000)" office:value-type="float" office:value="2" calcext:value-type="float">
            <text:p>2</text:p>
          </table:table-cell>
          <table:table-cell table:formula="of:=([.A1342]-0.4)/(0.00005-0.000001*[.B1342])-260000" office:value-type="float" office:value="10833.3333333283" calcext:value-type="float">
            <text:p>10833</text:p>
          </table:table-cell>
        </table:table-row>
        <table:table-row table:style-name="ro1">
          <table:table-cell table:formula="of:=[.A1342]+0.01" office:value-type="float" office:value="13.4099999999998" calcext:value-type="float">
            <text:p>13.4099999999998</text:p>
          </table:table-cell>
          <table:table-cell table:formula="of:=ROUND((0.00005-([.A1343]-0.4)/270000) * 1000000)" office:value-type="float" office:value="2" calcext:value-type="float">
            <text:p>2</text:p>
          </table:table-cell>
          <table:table-cell table:formula="of:=([.A1343]-0.4)/(0.00005-0.000001*[.B1343])-260000" office:value-type="float" office:value="11041.6666666616" calcext:value-type="float">
            <text:p>11042</text:p>
          </table:table-cell>
        </table:table-row>
        <table:table-row table:style-name="ro1">
          <table:table-cell table:formula="of:=[.A1343]+0.01" office:value-type="float" office:value="13.4199999999998" calcext:value-type="float">
            <text:p>13.4199999999998</text:p>
          </table:table-cell>
          <table:table-cell table:formula="of:=ROUND((0.00005-([.A1344]-0.4)/270000) * 1000000)" office:value-type="float" office:value="2" calcext:value-type="float">
            <text:p>2</text:p>
          </table:table-cell>
          <table:table-cell table:formula="of:=([.A1344]-0.4)/(0.00005-0.000001*[.B1344])-260000" office:value-type="float" office:value="11249.9999999949" calcext:value-type="float">
            <text:p>11250</text:p>
          </table:table-cell>
        </table:table-row>
        <table:table-row table:style-name="ro1">
          <table:table-cell table:formula="of:=[.A1344]+0.01" office:value-type="float" office:value="13.4299999999998" calcext:value-type="float">
            <text:p>13.4299999999998</text:p>
          </table:table-cell>
          <table:table-cell table:formula="of:=ROUND((0.00005-([.A1345]-0.4)/270000) * 1000000)" office:value-type="float" office:value="2" calcext:value-type="float">
            <text:p>2</text:p>
          </table:table-cell>
          <table:table-cell table:formula="of:=([.A1345]-0.4)/(0.00005-0.000001*[.B1345])-260000" office:value-type="float" office:value="11458.3333333283" calcext:value-type="float">
            <text:p>11458</text:p>
          </table:table-cell>
        </table:table-row>
        <table:table-row table:style-name="ro1">
          <table:table-cell table:formula="of:=[.A1345]+0.01" office:value-type="float" office:value="13.4399999999998" calcext:value-type="float">
            <text:p>13.4399999999998</text:p>
          </table:table-cell>
          <table:table-cell table:formula="of:=ROUND((0.00005-([.A1346]-0.4)/270000) * 1000000)" office:value-type="float" office:value="2" calcext:value-type="float">
            <text:p>2</text:p>
          </table:table-cell>
          <table:table-cell table:formula="of:=([.A1346]-0.4)/(0.00005-0.000001*[.B1346])-260000" office:value-type="float" office:value="11666.6666666616" calcext:value-type="float">
            <text:p>11667</text:p>
          </table:table-cell>
        </table:table-row>
        <table:table-row table:style-name="ro1">
          <table:table-cell table:formula="of:=[.A1346]+0.01" office:value-type="float" office:value="13.4499999999998" calcext:value-type="float">
            <text:p>13.4499999999998</text:p>
          </table:table-cell>
          <table:table-cell table:formula="of:=ROUND((0.00005-([.A1347]-0.4)/270000) * 1000000)" office:value-type="float" office:value="2" calcext:value-type="float">
            <text:p>2</text:p>
          </table:table-cell>
          <table:table-cell table:formula="of:=([.A1347]-0.4)/(0.00005-0.000001*[.B1347])-260000" office:value-type="float" office:value="11874.9999999949" calcext:value-type="float">
            <text:p>11875</text:p>
          </table:table-cell>
        </table:table-row>
        <table:table-row table:style-name="ro1">
          <table:table-cell table:formula="of:=[.A1347]+0.01" office:value-type="float" office:value="13.4599999999998" calcext:value-type="float">
            <text:p>13.4599999999998</text:p>
          </table:table-cell>
          <table:table-cell table:formula="of:=ROUND((0.00005-([.A1348]-0.4)/270000) * 1000000)" office:value-type="float" office:value="2" calcext:value-type="float">
            <text:p>2</text:p>
          </table:table-cell>
          <table:table-cell table:formula="of:=([.A1348]-0.4)/(0.00005-0.000001*[.B1348])-260000" office:value-type="float" office:value="12083.3333333283" calcext:value-type="float">
            <text:p>12083</text:p>
          </table:table-cell>
        </table:table-row>
        <table:table-row table:style-name="ro1">
          <table:table-cell table:formula="of:=[.A1348]+0.01" office:value-type="float" office:value="13.4699999999998" calcext:value-type="float">
            <text:p>13.4699999999998</text:p>
          </table:table-cell>
          <table:table-cell table:formula="of:=ROUND((0.00005-([.A1349]-0.4)/270000) * 1000000)" office:value-type="float" office:value="2" calcext:value-type="float">
            <text:p>2</text:p>
          </table:table-cell>
          <table:table-cell table:formula="of:=([.A1349]-0.4)/(0.00005-0.000001*[.B1349])-260000" office:value-type="float" office:value="12291.6666666616" calcext:value-type="float">
            <text:p>12292</text:p>
          </table:table-cell>
        </table:table-row>
        <table:table-row table:style-name="ro1">
          <table:table-cell table:formula="of:=[.A1349]+0.01" office:value-type="float" office:value="13.4799999999998" calcext:value-type="float">
            <text:p>13.4799999999998</text:p>
          </table:table-cell>
          <table:table-cell table:formula="of:=ROUND((0.00005-([.A1350]-0.4)/270000) * 1000000)" office:value-type="float" office:value="2" calcext:value-type="float">
            <text:p>2</text:p>
          </table:table-cell>
          <table:table-cell table:formula="of:=([.A1350]-0.4)/(0.00005-0.000001*[.B1350])-260000" office:value-type="float" office:value="12499.9999999949" calcext:value-type="float">
            <text:p>12500</text:p>
          </table:table-cell>
        </table:table-row>
        <table:table-row table:style-name="ro1">
          <table:table-cell table:formula="of:=[.A1350]+0.01" office:value-type="float" office:value="13.4899999999998" calcext:value-type="float">
            <text:p>13.4899999999998</text:p>
          </table:table-cell>
          <table:table-cell table:formula="of:=ROUND((0.00005-([.A1351]-0.4)/270000) * 1000000)" office:value-type="float" office:value="2" calcext:value-type="float">
            <text:p>2</text:p>
          </table:table-cell>
          <table:table-cell table:formula="of:=([.A1351]-0.4)/(0.00005-0.000001*[.B1351])-260000" office:value-type="float" office:value="12708.3333333283" calcext:value-type="float">
            <text:p>12708</text:p>
          </table:table-cell>
        </table:table-row>
        <table:table-row table:style-name="ro1">
          <table:table-cell table:formula="of:=[.A1351]+0.01" office:value-type="float" office:value="13.4999999999998" calcext:value-type="float">
            <text:p>13.4999999999998</text:p>
          </table:table-cell>
          <table:table-cell table:formula="of:=ROUND((0.00005-([.A1352]-0.4)/270000) * 1000000)" office:value-type="float" office:value="1" calcext:value-type="float">
            <text:p>1</text:p>
          </table:table-cell>
          <table:table-cell table:formula="of:=([.A1352]-0.4)/(0.00005-0.000001*[.B1352])-260000" office:value-type="float" office:value="7346.93877550523" calcext:value-type="float">
            <text:p>7347</text:p>
          </table:table-cell>
        </table:table-row>
        <table:table-row table:style-name="ro1">
          <table:table-cell table:formula="of:=[.A1352]+0.01" office:value-type="float" office:value="13.5099999999998" calcext:value-type="float">
            <text:p>13.5099999999998</text:p>
          </table:table-cell>
          <table:table-cell table:formula="of:=ROUND((0.00005-([.A1353]-0.4)/270000) * 1000000)" office:value-type="float" office:value="1" calcext:value-type="float">
            <text:p>1</text:p>
          </table:table-cell>
          <table:table-cell table:formula="of:=([.A1353]-0.4)/(0.00005-0.000001*[.B1353])-260000" office:value-type="float" office:value="7551.02040815825" calcext:value-type="float">
            <text:p>7551</text:p>
          </table:table-cell>
        </table:table-row>
        <table:table-row table:style-name="ro1">
          <table:table-cell table:formula="of:=[.A1353]+0.01" office:value-type="float" office:value="13.5199999999998" calcext:value-type="float">
            <text:p>13.5199999999998</text:p>
          </table:table-cell>
          <table:table-cell table:formula="of:=ROUND((0.00005-([.A1354]-0.4)/270000) * 1000000)" office:value-type="float" office:value="1" calcext:value-type="float">
            <text:p>1</text:p>
          </table:table-cell>
          <table:table-cell table:formula="of:=([.A1354]-0.4)/(0.00005-0.000001*[.B1354])-260000" office:value-type="float" office:value="7755.10204081133" calcext:value-type="float">
            <text:p>7755</text:p>
          </table:table-cell>
        </table:table-row>
        <table:table-row table:style-name="ro1">
          <table:table-cell table:formula="of:=[.A1354]+0.01" office:value-type="float" office:value="13.5299999999998" calcext:value-type="float">
            <text:p>13.5299999999998</text:p>
          </table:table-cell>
          <table:table-cell table:formula="of:=ROUND((0.00005-([.A1355]-0.4)/270000) * 1000000)" office:value-type="float" office:value="1" calcext:value-type="float">
            <text:p>1</text:p>
          </table:table-cell>
          <table:table-cell table:formula="of:=([.A1355]-0.4)/(0.00005-0.000001*[.B1355])-260000" office:value-type="float" office:value="7959.18367346434" calcext:value-type="float">
            <text:p>7959</text:p>
          </table:table-cell>
        </table:table-row>
        <table:table-row table:style-name="ro1">
          <table:table-cell table:formula="of:=[.A1355]+0.01" office:value-type="float" office:value="13.5399999999998" calcext:value-type="float">
            <text:p>13.5399999999998</text:p>
          </table:table-cell>
          <table:table-cell table:formula="of:=ROUND((0.00005-([.A1356]-0.4)/270000) * 1000000)" office:value-type="float" office:value="1" calcext:value-type="float">
            <text:p>1</text:p>
          </table:table-cell>
          <table:table-cell table:formula="of:=([.A1356]-0.4)/(0.00005-0.000001*[.B1356])-260000" office:value-type="float" office:value="8163.26530611742" calcext:value-type="float">
            <text:p>8163</text:p>
          </table:table-cell>
        </table:table-row>
        <table:table-row table:style-name="ro1">
          <table:table-cell table:formula="of:=[.A1356]+0.01" office:value-type="float" office:value="13.5499999999998" calcext:value-type="float">
            <text:p>13.5499999999998</text:p>
          </table:table-cell>
          <table:table-cell table:formula="of:=ROUND((0.00005-([.A1357]-0.4)/270000) * 1000000)" office:value-type="float" office:value="1" calcext:value-type="float">
            <text:p>1</text:p>
          </table:table-cell>
          <table:table-cell table:formula="of:=([.A1357]-0.4)/(0.00005-0.000001*[.B1357])-260000" office:value-type="float" office:value="8367.3469387705" calcext:value-type="float">
            <text:p>8367</text:p>
          </table:table-cell>
        </table:table-row>
        <table:table-row table:style-name="ro1">
          <table:table-cell table:formula="of:=[.A1357]+0.01" office:value-type="float" office:value="13.5599999999998" calcext:value-type="float">
            <text:p>13.5599999999998</text:p>
          </table:table-cell>
          <table:table-cell table:formula="of:=ROUND((0.00005-([.A1358]-0.4)/270000) * 1000000)" office:value-type="float" office:value="1" calcext:value-type="float">
            <text:p>1</text:p>
          </table:table-cell>
          <table:table-cell table:formula="of:=([.A1358]-0.4)/(0.00005-0.000001*[.B1358])-260000" office:value-type="float" office:value="8571.42857142352" calcext:value-type="float">
            <text:p>8571</text:p>
          </table:table-cell>
        </table:table-row>
        <table:table-row table:style-name="ro1">
          <table:table-cell table:formula="of:=[.A1358]+0.01" office:value-type="float" office:value="13.5699999999998" calcext:value-type="float">
            <text:p>13.5699999999998</text:p>
          </table:table-cell>
          <table:table-cell table:formula="of:=ROUND((0.00005-([.A1359]-0.4)/270000) * 1000000)" office:value-type="float" office:value="1" calcext:value-type="float">
            <text:p>1</text:p>
          </table:table-cell>
          <table:table-cell table:formula="of:=([.A1359]-0.4)/(0.00005-0.000001*[.B1359])-260000" office:value-type="float" office:value="8775.51020407659" calcext:value-type="float">
            <text:p>8776</text:p>
          </table:table-cell>
        </table:table-row>
        <table:table-row table:style-name="ro1">
          <table:table-cell table:formula="of:=[.A1359]+0.01" office:value-type="float" office:value="13.5799999999998" calcext:value-type="float">
            <text:p>13.5799999999998</text:p>
          </table:table-cell>
          <table:table-cell table:formula="of:=ROUND((0.00005-([.A1360]-0.4)/270000) * 1000000)" office:value-type="float" office:value="1" calcext:value-type="float">
            <text:p>1</text:p>
          </table:table-cell>
          <table:table-cell table:formula="of:=([.A1360]-0.4)/(0.00005-0.000001*[.B1360])-260000" office:value-type="float" office:value="8979.59183672967" calcext:value-type="float">
            <text:p>8980</text:p>
          </table:table-cell>
        </table:table-row>
        <table:table-row table:style-name="ro1">
          <table:table-cell table:formula="of:=[.A1360]+0.01" office:value-type="float" office:value="13.5899999999998" calcext:value-type="float">
            <text:p>13.5899999999998</text:p>
          </table:table-cell>
          <table:table-cell table:formula="of:=ROUND((0.00005-([.A1361]-0.4)/270000) * 1000000)" office:value-type="float" office:value="1" calcext:value-type="float">
            <text:p>1</text:p>
          </table:table-cell>
          <table:table-cell table:formula="of:=([.A1361]-0.4)/(0.00005-0.000001*[.B1361])-260000" office:value-type="float" office:value="9183.67346938269" calcext:value-type="float">
            <text:p>9184</text:p>
          </table:table-cell>
        </table:table-row>
        <table:table-row table:style-name="ro1">
          <table:table-cell table:formula="of:=[.A1361]+0.01" office:value-type="float" office:value="13.5999999999998" calcext:value-type="float">
            <text:p>13.5999999999998</text:p>
          </table:table-cell>
          <table:table-cell table:formula="of:=ROUND((0.00005-([.A1362]-0.4)/270000) * 1000000)" office:value-type="float" office:value="1" calcext:value-type="float">
            <text:p>1</text:p>
          </table:table-cell>
          <table:table-cell table:formula="of:=([.A1362]-0.4)/(0.00005-0.000001*[.B1362])-260000" office:value-type="float" office:value="9387.75510203577" calcext:value-type="float">
            <text:p>9388</text:p>
          </table:table-cell>
        </table:table-row>
        <table:table-row table:style-name="ro1">
          <table:table-cell table:formula="of:=[.A1362]+0.01" office:value-type="float" office:value="13.6099999999998" calcext:value-type="float">
            <text:p>13.6099999999998</text:p>
          </table:table-cell>
          <table:table-cell table:formula="of:=ROUND((0.00005-([.A1363]-0.4)/270000) * 1000000)" office:value-type="float" office:value="1" calcext:value-type="float">
            <text:p>1</text:p>
          </table:table-cell>
          <table:table-cell table:formula="of:=([.A1363]-0.4)/(0.00005-0.000001*[.B1363])-260000" office:value-type="float" office:value="9591.83673468884" calcext:value-type="float">
            <text:p>9592</text:p>
          </table:table-cell>
        </table:table-row>
        <table:table-row table:style-name="ro1">
          <table:table-cell table:formula="of:=[.A1363]+0.01" office:value-type="float" office:value="13.6199999999998" calcext:value-type="float">
            <text:p>13.6199999999998</text:p>
          </table:table-cell>
          <table:table-cell table:formula="of:=ROUND((0.00005-([.A1364]-0.4)/270000) * 1000000)" office:value-type="float" office:value="1" calcext:value-type="float">
            <text:p>1</text:p>
          </table:table-cell>
          <table:table-cell table:formula="of:=([.A1364]-0.4)/(0.00005-0.000001*[.B1364])-260000" office:value-type="float" office:value="9795.91836734186" calcext:value-type="float">
            <text:p>9796</text:p>
          </table:table-cell>
        </table:table-row>
        <table:table-row table:style-name="ro1">
          <table:table-cell table:formula="of:=[.A1364]+0.01" office:value-type="float" office:value="13.6299999999998" calcext:value-type="float">
            <text:p>13.6299999999998</text:p>
          </table:table-cell>
          <table:table-cell table:formula="of:=ROUND((0.00005-([.A1365]-0.4)/270000) * 1000000)" office:value-type="float" office:value="1" calcext:value-type="float">
            <text:p>1</text:p>
          </table:table-cell>
          <table:table-cell table:formula="of:=([.A1365]-0.4)/(0.00005-0.000001*[.B1365])-260000" office:value-type="float" office:value="9999.99999999494" calcext:value-type="float">
            <text:p>10000</text:p>
          </table:table-cell>
        </table:table-row>
        <table:table-row table:style-name="ro1">
          <table:table-cell table:formula="of:=[.A1365]+0.01" office:value-type="float" office:value="13.6399999999998" calcext:value-type="float">
            <text:p>13.6399999999998</text:p>
          </table:table-cell>
          <table:table-cell table:formula="of:=ROUND((0.00005-([.A1366]-0.4)/270000) * 1000000)" office:value-type="float" office:value="1" calcext:value-type="float">
            <text:p>1</text:p>
          </table:table-cell>
          <table:table-cell table:formula="of:=([.A1366]-0.4)/(0.00005-0.000001*[.B1366])-260000" office:value-type="float" office:value="10204.081632648" calcext:value-type="float">
            <text:p>10204</text:p>
          </table:table-cell>
        </table:table-row>
        <table:table-row table:style-name="ro1">
          <table:table-cell table:formula="of:=[.A1366]+0.01" office:value-type="float" office:value="13.6499999999998" calcext:value-type="float">
            <text:p>13.6499999999998</text:p>
          </table:table-cell>
          <table:table-cell table:formula="of:=ROUND((0.00005-([.A1367]-0.4)/270000) * 1000000)" office:value-type="float" office:value="1" calcext:value-type="float">
            <text:p>1</text:p>
          </table:table-cell>
          <table:table-cell table:formula="of:=([.A1367]-0.4)/(0.00005-0.000001*[.B1367])-260000" office:value-type="float" office:value="10408.163265301" calcext:value-type="float">
            <text:p>10408</text:p>
          </table:table-cell>
        </table:table-row>
        <table:table-row table:style-name="ro1">
          <table:table-cell table:formula="of:=[.A1367]+0.01" office:value-type="float" office:value="13.6599999999998" calcext:value-type="float">
            <text:p>13.6599999999998</text:p>
          </table:table-cell>
          <table:table-cell table:formula="of:=ROUND((0.00005-([.A1368]-0.4)/270000) * 1000000)" office:value-type="float" office:value="1" calcext:value-type="float">
            <text:p>1</text:p>
          </table:table-cell>
          <table:table-cell table:formula="of:=([.A1368]-0.4)/(0.00005-0.000001*[.B1368])-260000" office:value-type="float" office:value="10612.2448979541" calcext:value-type="float">
            <text:p>10612</text:p>
          </table:table-cell>
        </table:table-row>
        <table:table-row table:style-name="ro1">
          <table:table-cell table:formula="of:=[.A1368]+0.01" office:value-type="float" office:value="13.6699999999998" calcext:value-type="float">
            <text:p>13.6699999999998</text:p>
          </table:table-cell>
          <table:table-cell table:formula="of:=ROUND((0.00005-([.A1369]-0.4)/270000) * 1000000)" office:value-type="float" office:value="1" calcext:value-type="float">
            <text:p>1</text:p>
          </table:table-cell>
          <table:table-cell table:formula="of:=([.A1369]-0.4)/(0.00005-0.000001*[.B1369])-260000" office:value-type="float" office:value="10816.3265306072" calcext:value-type="float">
            <text:p>10816</text:p>
          </table:table-cell>
        </table:table-row>
        <table:table-row table:style-name="ro1">
          <table:table-cell table:formula="of:=[.A1369]+0.01" office:value-type="float" office:value="13.6799999999998" calcext:value-type="float">
            <text:p>13.6799999999998</text:p>
          </table:table-cell>
          <table:table-cell table:formula="of:=ROUND((0.00005-([.A1370]-0.4)/270000) * 1000000)" office:value-type="float" office:value="1" calcext:value-type="float">
            <text:p>1</text:p>
          </table:table-cell>
          <table:table-cell table:formula="of:=([.A1370]-0.4)/(0.00005-0.000001*[.B1370])-260000" office:value-type="float" office:value="11020.4081632602" calcext:value-type="float">
            <text:p>11020</text:p>
          </table:table-cell>
        </table:table-row>
        <table:table-row table:style-name="ro1">
          <table:table-cell table:formula="of:=[.A1370]+0.01" office:value-type="float" office:value="13.6899999999998" calcext:value-type="float">
            <text:p>13.6899999999998</text:p>
          </table:table-cell>
          <table:table-cell table:formula="of:=ROUND((0.00005-([.A1371]-0.4)/270000) * 1000000)" office:value-type="float" office:value="1" calcext:value-type="float">
            <text:p>1</text:p>
          </table:table-cell>
          <table:table-cell table:formula="of:=([.A1371]-0.4)/(0.00005-0.000001*[.B1371])-260000" office:value-type="float" office:value="11224.4897959133" calcext:value-type="float">
            <text:p>11224</text:p>
          </table:table-cell>
        </table:table-row>
        <table:table-row table:style-name="ro1">
          <table:table-cell table:formula="of:=[.A1371]+0.01" office:value-type="float" office:value="13.6999999999998" calcext:value-type="float">
            <text:p>13.6999999999998</text:p>
          </table:table-cell>
          <table:table-cell table:formula="of:=ROUND((0.00005-([.A1372]-0.4)/270000) * 1000000)" office:value-type="float" office:value="1" calcext:value-type="float">
            <text:p>1</text:p>
          </table:table-cell>
          <table:table-cell table:formula="of:=([.A1372]-0.4)/(0.00005-0.000001*[.B1372])-260000" office:value-type="float" office:value="11428.5714285664" calcext:value-type="float">
            <text:p>11429</text:p>
          </table:table-cell>
        </table:table-row>
        <table:table-row table:style-name="ro1">
          <table:table-cell table:formula="of:=[.A1372]+0.01" office:value-type="float" office:value="13.7099999999998" calcext:value-type="float">
            <text:p>13.7099999999998</text:p>
          </table:table-cell>
          <table:table-cell table:formula="of:=ROUND((0.00005-([.A1373]-0.4)/270000) * 1000000)" office:value-type="float" office:value="1" calcext:value-type="float">
            <text:p>1</text:p>
          </table:table-cell>
          <table:table-cell table:formula="of:=([.A1373]-0.4)/(0.00005-0.000001*[.B1373])-260000" office:value-type="float" office:value="11632.6530612194" calcext:value-type="float">
            <text:p>11633</text:p>
          </table:table-cell>
        </table:table-row>
        <table:table-row table:style-name="ro1">
          <table:table-cell table:formula="of:=[.A1373]+0.01" office:value-type="float" office:value="13.7199999999998" calcext:value-type="float">
            <text:p>13.7199999999998</text:p>
          </table:table-cell>
          <table:table-cell table:formula="of:=ROUND((0.00005-([.A1374]-0.4)/270000) * 1000000)" office:value-type="float" office:value="1" calcext:value-type="float">
            <text:p>1</text:p>
          </table:table-cell>
          <table:table-cell table:formula="of:=([.A1374]-0.4)/(0.00005-0.000001*[.B1374])-260000" office:value-type="float" office:value="11836.7346938725" calcext:value-type="float">
            <text:p>11837</text:p>
          </table:table-cell>
        </table:table-row>
        <table:table-row table:style-name="ro1">
          <table:table-cell table:formula="of:=[.A1374]+0.01" office:value-type="float" office:value="13.7299999999998" calcext:value-type="float">
            <text:p>13.7299999999998</text:p>
          </table:table-cell>
          <table:table-cell table:formula="of:=ROUND((0.00005-([.A1375]-0.4)/270000) * 1000000)" office:value-type="float" office:value="1" calcext:value-type="float">
            <text:p>1</text:p>
          </table:table-cell>
          <table:table-cell table:formula="of:=([.A1375]-0.4)/(0.00005-0.000001*[.B1375])-260000" office:value-type="float" office:value="12040.8163265255" calcext:value-type="float">
            <text:p>12041</text:p>
          </table:table-cell>
        </table:table-row>
        <table:table-row table:style-name="ro1">
          <table:table-cell table:formula="of:=[.A1375]+0.01" office:value-type="float" office:value="13.7399999999998" calcext:value-type="float">
            <text:p>13.7399999999998</text:p>
          </table:table-cell>
          <table:table-cell table:formula="of:=ROUND((0.00005-([.A1376]-0.4)/270000) * 1000000)" office:value-type="float" office:value="1" calcext:value-type="float">
            <text:p>1</text:p>
          </table:table-cell>
          <table:table-cell table:formula="of:=([.A1376]-0.4)/(0.00005-0.000001*[.B1376])-260000" office:value-type="float" office:value="12244.8979591785" calcext:value-type="float">
            <text:p>12245</text:p>
          </table:table-cell>
        </table:table-row>
        <table:table-row table:style-name="ro1">
          <table:table-cell table:formula="of:=[.A1376]+0.01" office:value-type="float" office:value="13.7499999999998" calcext:value-type="float">
            <text:p>13.7499999999998</text:p>
          </table:table-cell>
          <table:table-cell table:formula="of:=ROUND((0.00005-([.A1377]-0.4)/270000) * 1000000)" office:value-type="float" office:value="1" calcext:value-type="float">
            <text:p>1</text:p>
          </table:table-cell>
          <table:table-cell table:formula="of:=([.A1377]-0.4)/(0.00005-0.000001*[.B1377])-260000" office:value-type="float" office:value="12448.9795918316" calcext:value-type="float">
            <text:p>12449</text:p>
          </table:table-cell>
        </table:table-row>
        <table:table-row table:style-name="ro1">
          <table:table-cell table:formula="of:=[.A1377]+0.01" office:value-type="float" office:value="13.7599999999998" calcext:value-type="float">
            <text:p>13.7599999999998</text:p>
          </table:table-cell>
          <table:table-cell table:formula="of:=ROUND((0.00005-([.A1378]-0.4)/270000) * 1000000)" office:value-type="float" office:value="1" calcext:value-type="float">
            <text:p>1</text:p>
          </table:table-cell>
          <table:table-cell table:formula="of:=([.A1378]-0.4)/(0.00005-0.000001*[.B1378])-260000" office:value-type="float" office:value="12653.0612244847" calcext:value-type="float">
            <text:p>12653</text:p>
          </table:table-cell>
        </table:table-row>
        <table:table-row table:style-name="ro1">
          <table:table-cell table:formula="of:=[.A1378]+0.01" office:value-type="float" office:value="13.7699999999998" calcext:value-type="float">
            <text:p>13.7699999999998</text:p>
          </table:table-cell>
          <table:table-cell table:formula="of:=ROUND((0.00005-([.A1379]-0.4)/270000) * 1000000)" office:value-type="float" office:value="0" calcext:value-type="float">
            <text:p>0</text:p>
          </table:table-cell>
          <table:table-cell table:formula="of:=([.A1379]-0.4)/(0.00005-0.000001*[.B1379])-260000" office:value-type="float" office:value="7399.99999999499" calcext:value-type="float">
            <text:p>7400</text:p>
          </table:table-cell>
        </table:table-row>
        <table:table-row table:style-name="ro1">
          <table:table-cell table:formula="of:=[.A1379]+0.01" office:value-type="float" office:value="13.7799999999998" calcext:value-type="float">
            <text:p>13.7799999999998</text:p>
          </table:table-cell>
          <table:table-cell table:formula="of:=ROUND((0.00005-([.A1380]-0.4)/270000) * 1000000)" office:value-type="float" office:value="0" calcext:value-type="float">
            <text:p>0</text:p>
          </table:table-cell>
          <table:table-cell table:formula="of:=([.A1380]-0.4)/(0.00005-0.000001*[.B1380])-260000" office:value-type="float" office:value="7599.99999999499" calcext:value-type="float">
            <text:p>7600</text:p>
          </table:table-cell>
        </table:table-row>
        <table:table-row table:style-name="ro1">
          <table:table-cell table:formula="of:=[.A1380]+0.01" office:value-type="float" office:value="13.7899999999998" calcext:value-type="float">
            <text:p>13.7899999999998</text:p>
          </table:table-cell>
          <table:table-cell table:formula="of:=ROUND((0.00005-([.A1381]-0.4)/270000) * 1000000)" office:value-type="float" office:value="0" calcext:value-type="float">
            <text:p>0</text:p>
          </table:table-cell>
          <table:table-cell table:formula="of:=([.A1381]-0.4)/(0.00005-0.000001*[.B1381])-260000" office:value-type="float" office:value="7799.99999999499" calcext:value-type="float">
            <text:p>7800</text:p>
          </table:table-cell>
        </table:table-row>
        <table:table-row table:style-name="ro1">
          <table:table-cell table:formula="of:=[.A1381]+0.01" office:value-type="float" office:value="13.7999999999998" calcext:value-type="float">
            <text:p>13.7999999999998</text:p>
          </table:table-cell>
          <table:table-cell table:formula="of:=ROUND((0.00005-([.A1382]-0.4)/270000) * 1000000)" office:value-type="float" office:value="0" calcext:value-type="float">
            <text:p>0</text:p>
          </table:table-cell>
          <table:table-cell table:formula="of:=([.A1382]-0.4)/(0.00005-0.000001*[.B1382])-260000" office:value-type="float" office:value="7999.99999999499" calcext:value-type="float">
            <text:p>8000</text:p>
          </table:table-cell>
        </table:table-row>
        <table:table-row table:style-name="ro1">
          <table:table-cell table:formula="of:=[.A1382]+0.01" office:value-type="float" office:value="13.8099999999998" calcext:value-type="float">
            <text:p>13.8099999999998</text:p>
          </table:table-cell>
          <table:table-cell table:formula="of:=ROUND((0.00005-([.A1383]-0.4)/270000) * 1000000)" office:value-type="float" office:value="0" calcext:value-type="float">
            <text:p>0</text:p>
          </table:table-cell>
          <table:table-cell table:formula="of:=([.A1383]-0.4)/(0.00005-0.000001*[.B1383])-260000" office:value-type="float" office:value="8199.99999999499" calcext:value-type="float">
            <text:p>8200</text:p>
          </table:table-cell>
        </table:table-row>
        <table:table-row table:style-name="ro1">
          <table:table-cell table:formula="of:=[.A1383]+0.01" office:value-type="float" office:value="13.8199999999998" calcext:value-type="float">
            <text:p>13.8199999999998</text:p>
          </table:table-cell>
          <table:table-cell table:formula="of:=ROUND((0.00005-([.A1384]-0.4)/270000) * 1000000)" office:value-type="float" office:value="0" calcext:value-type="float">
            <text:p>0</text:p>
          </table:table-cell>
          <table:table-cell table:formula="of:=([.A1384]-0.4)/(0.00005-0.000001*[.B1384])-260000" office:value-type="float" office:value="8399.99999999499" calcext:value-type="float">
            <text:p>8400</text:p>
          </table:table-cell>
        </table:table-row>
        <table:table-row table:style-name="ro1">
          <table:table-cell table:formula="of:=[.A1384]+0.01" office:value-type="float" office:value="13.8299999999998" calcext:value-type="float">
            <text:p>13.8299999999998</text:p>
          </table:table-cell>
          <table:table-cell table:formula="of:=ROUND((0.00005-([.A1385]-0.4)/270000) * 1000000)" office:value-type="float" office:value="0" calcext:value-type="float">
            <text:p>0</text:p>
          </table:table-cell>
          <table:table-cell table:formula="of:=([.A1385]-0.4)/(0.00005-0.000001*[.B1385])-260000" office:value-type="float" office:value="8599.99999999499" calcext:value-type="float">
            <text:p>8600</text:p>
          </table:table-cell>
        </table:table-row>
        <table:table-row table:style-name="ro1">
          <table:table-cell table:formula="of:=[.A1385]+0.01" office:value-type="float" office:value="13.8399999999998" calcext:value-type="float">
            <text:p>13.8399999999998</text:p>
          </table:table-cell>
          <table:table-cell table:formula="of:=ROUND((0.00005-([.A1386]-0.4)/270000) * 1000000)" office:value-type="float" office:value="0" calcext:value-type="float">
            <text:p>0</text:p>
          </table:table-cell>
          <table:table-cell table:formula="of:=([.A1386]-0.4)/(0.00005-0.000001*[.B1386])-260000" office:value-type="float" office:value="8799.999999995" calcext:value-type="float">
            <text:p>8800</text:p>
          </table:table-cell>
        </table:table-row>
        <table:table-row table:style-name="ro1">
          <table:table-cell table:formula="of:=[.A1386]+0.01" office:value-type="float" office:value="13.8499999999998" calcext:value-type="float">
            <text:p>13.8499999999998</text:p>
          </table:table-cell>
          <table:table-cell table:formula="of:=ROUND((0.00005-([.A1387]-0.4)/270000) * 1000000)" office:value-type="float" office:value="0" calcext:value-type="float">
            <text:p>0</text:p>
          </table:table-cell>
          <table:table-cell table:formula="of:=([.A1387]-0.4)/(0.00005-0.000001*[.B1387])-260000" office:value-type="float" office:value="8999.99999999494" calcext:value-type="float">
            <text:p>9000</text:p>
          </table:table-cell>
        </table:table-row>
        <table:table-row table:style-name="ro1">
          <table:table-cell table:formula="of:=[.A1387]+0.01" office:value-type="float" office:value="13.8599999999997" calcext:value-type="float">
            <text:p>13.8599999999997</text:p>
          </table:table-cell>
          <table:table-cell table:formula="of:=ROUND((0.00005-([.A1388]-0.4)/270000) * 1000000)" office:value-type="float" office:value="0" calcext:value-type="float">
            <text:p>0</text:p>
          </table:table-cell>
          <table:table-cell table:formula="of:=([.A1388]-0.4)/(0.00005-0.000001*[.B1388])-260000" office:value-type="float" office:value="9199.99999999494" calcext:value-type="float">
            <text:p>9200</text:p>
          </table:table-cell>
        </table:table-row>
        <table:table-row table:style-name="ro1">
          <table:table-cell table:formula="of:=[.A1388]+0.01" office:value-type="float" office:value="13.8699999999998" calcext:value-type="float">
            <text:p>13.8699999999998</text:p>
          </table:table-cell>
          <table:table-cell table:formula="of:=ROUND((0.00005-([.A1389]-0.4)/270000) * 1000000)" office:value-type="float" office:value="0" calcext:value-type="float">
            <text:p>0</text:p>
          </table:table-cell>
          <table:table-cell table:formula="of:=([.A1389]-0.4)/(0.00005-0.000001*[.B1389])-260000" office:value-type="float" office:value="9399.99999999494" calcext:value-type="float">
            <text:p>9400</text:p>
          </table:table-cell>
        </table:table-row>
        <table:table-row table:style-name="ro1">
          <table:table-cell table:formula="of:=[.A1389]+0.01" office:value-type="float" office:value="13.8799999999997" calcext:value-type="float">
            <text:p>13.8799999999997</text:p>
          </table:table-cell>
          <table:table-cell table:formula="of:=ROUND((0.00005-([.A1390]-0.4)/270000) * 1000000)" office:value-type="float" office:value="0" calcext:value-type="float">
            <text:p>0</text:p>
          </table:table-cell>
          <table:table-cell table:formula="of:=([.A1390]-0.4)/(0.00005-0.000001*[.B1390])-260000" office:value-type="float" office:value="9599.99999999494" calcext:value-type="float">
            <text:p>9600</text:p>
          </table:table-cell>
        </table:table-row>
        <table:table-row table:style-name="ro1">
          <table:table-cell table:formula="of:=[.A1390]+0.01" office:value-type="float" office:value="13.8899999999998" calcext:value-type="float">
            <text:p>13.8899999999998</text:p>
          </table:table-cell>
          <table:table-cell table:formula="of:=ROUND((0.00005-([.A1391]-0.4)/270000) * 1000000)" office:value-type="float" office:value="0" calcext:value-type="float">
            <text:p>0</text:p>
          </table:table-cell>
          <table:table-cell table:formula="of:=([.A1391]-0.4)/(0.00005-0.000001*[.B1391])-260000" office:value-type="float" office:value="9799.99999999494" calcext:value-type="float">
            <text:p>9800</text:p>
          </table:table-cell>
        </table:table-row>
        <table:table-row table:style-name="ro1">
          <table:table-cell table:formula="of:=[.A1391]+0.01" office:value-type="float" office:value="13.8999999999997" calcext:value-type="float">
            <text:p>13.8999999999997</text:p>
          </table:table-cell>
          <table:table-cell table:formula="of:=ROUND((0.00005-([.A1392]-0.4)/270000) * 1000000)" office:value-type="float" office:value="0" calcext:value-type="float">
            <text:p>0</text:p>
          </table:table-cell>
          <table:table-cell table:formula="of:=([.A1392]-0.4)/(0.00005-0.000001*[.B1392])-260000" office:value-type="float" office:value="9999.99999999494" calcext:value-type="float">
            <text:p>10000</text:p>
          </table:table-cell>
        </table:table-row>
        <table:table-row table:style-name="ro1">
          <table:table-cell table:formula="of:=[.A1392]+0.01" office:value-type="float" office:value="13.9099999999997" calcext:value-type="float">
            <text:p>13.9099999999997</text:p>
          </table:table-cell>
          <table:table-cell table:formula="of:=ROUND((0.00005-([.A1393]-0.4)/270000) * 1000000)" office:value-type="float" office:value="-0" calcext:value-type="float">
            <text:p>0</text:p>
          </table:table-cell>
          <table:table-cell table:formula="of:=([.A1393]-0.4)/(0.00005-0.000001*[.B1393])-260000" office:value-type="float" office:value="10199.9999999949" calcext:value-type="float">
            <text:p>10200</text:p>
          </table:table-cell>
        </table:table-row>
        <table:table-row table:style-name="ro1">
          <table:table-cell table:formula="of:=[.A1393]+0.01" office:value-type="float" office:value="13.9199999999997" calcext:value-type="float">
            <text:p>13.9199999999997</text:p>
          </table:table-cell>
          <table:table-cell table:formula="of:=ROUND((0.00005-([.A1394]-0.4)/270000) * 1000000)" office:value-type="float" office:value="-0" calcext:value-type="float">
            <text:p>0</text:p>
          </table:table-cell>
          <table:table-cell table:formula="of:=([.A1394]-0.4)/(0.00005-0.000001*[.B1394])-260000" office:value-type="float" office:value="10399.9999999949" calcext:value-type="float">
            <text:p>10400</text:p>
          </table:table-cell>
        </table:table-row>
        <table:table-row table:style-name="ro1">
          <table:table-cell table:formula="of:=[.A1394]+0.01" office:value-type="float" office:value="13.9299999999997" calcext:value-type="float">
            <text:p>13.9299999999997</text:p>
          </table:table-cell>
          <table:table-cell table:formula="of:=ROUND((0.00005-([.A1395]-0.4)/270000) * 1000000)" office:value-type="float" office:value="-0" calcext:value-type="float">
            <text:p>0</text:p>
          </table:table-cell>
          <table:table-cell table:formula="of:=([.A1395]-0.4)/(0.00005-0.000001*[.B1395])-260000" office:value-type="float" office:value="10599.9999999949" calcext:value-type="float">
            <text:p>10600</text:p>
          </table:table-cell>
        </table:table-row>
        <table:table-row table:style-name="ro1">
          <table:table-cell table:formula="of:=[.A1395]+0.01" office:value-type="float" office:value="13.9399999999997" calcext:value-type="float">
            <text:p>13.9399999999997</text:p>
          </table:table-cell>
          <table:table-cell table:formula="of:=ROUND((0.00005-([.A1396]-0.4)/270000) * 1000000)" office:value-type="float" office:value="-0" calcext:value-type="float">
            <text:p>0</text:p>
          </table:table-cell>
          <table:table-cell table:formula="of:=([.A1396]-0.4)/(0.00005-0.000001*[.B1396])-260000" office:value-type="float" office:value="10799.9999999949" calcext:value-type="float">
            <text:p>10800</text:p>
          </table:table-cell>
        </table:table-row>
        <table:table-row table:style-name="ro1">
          <table:table-cell table:formula="of:=[.A1396]+0.01" office:value-type="float" office:value="13.9499999999997" calcext:value-type="float">
            <text:p>13.9499999999997</text:p>
          </table:table-cell>
          <table:table-cell table:formula="of:=ROUND((0.00005-([.A1397]-0.4)/270000) * 1000000)" office:value-type="float" office:value="-0" calcext:value-type="float">
            <text:p>0</text:p>
          </table:table-cell>
          <table:table-cell table:formula="of:=([.A1397]-0.4)/(0.00005-0.000001*[.B1397])-260000" office:value-type="float" office:value="10999.9999999949" calcext:value-type="float">
            <text:p>11000</text:p>
          </table:table-cell>
        </table:table-row>
        <table:table-row table:style-name="ro1">
          <table:table-cell table:formula="of:=[.A1397]+0.01" office:value-type="float" office:value="13.9599999999997" calcext:value-type="float">
            <text:p>13.9599999999997</text:p>
          </table:table-cell>
          <table:table-cell table:formula="of:=ROUND((0.00005-([.A1398]-0.4)/270000) * 1000000)" office:value-type="float" office:value="-0" calcext:value-type="float">
            <text:p>0</text:p>
          </table:table-cell>
          <table:table-cell table:formula="of:=([.A1398]-0.4)/(0.00005-0.000001*[.B1398])-260000" office:value-type="float" office:value="11199.9999999949" calcext:value-type="float">
            <text:p>11200</text:p>
          </table:table-cell>
        </table:table-row>
        <table:table-row table:style-name="ro1">
          <table:table-cell table:formula="of:=[.A1398]+0.01" office:value-type="float" office:value="13.9699999999997" calcext:value-type="float">
            <text:p>13.9699999999997</text:p>
          </table:table-cell>
          <table:table-cell table:formula="of:=ROUND((0.00005-([.A1399]-0.4)/270000) * 1000000)" office:value-type="float" office:value="-0" calcext:value-type="float">
            <text:p>0</text:p>
          </table:table-cell>
          <table:table-cell table:formula="of:=([.A1399]-0.4)/(0.00005-0.000001*[.B1399])-260000" office:value-type="float" office:value="11399.9999999949" calcext:value-type="float">
            <text:p>11400</text:p>
          </table:table-cell>
        </table:table-row>
        <table:table-row table:style-name="ro1">
          <table:table-cell table:formula="of:=[.A1399]+0.01" office:value-type="float" office:value="13.9799999999997" calcext:value-type="float">
            <text:p>13.9799999999997</text:p>
          </table:table-cell>
          <table:table-cell table:formula="of:=ROUND((0.00005-([.A1400]-0.4)/270000) * 1000000)" office:value-type="float" office:value="-0" calcext:value-type="float">
            <text:p>0</text:p>
          </table:table-cell>
          <table:table-cell table:formula="of:=([.A1400]-0.4)/(0.00005-0.000001*[.B1400])-260000" office:value-type="float" office:value="11599.9999999949" calcext:value-type="float">
            <text:p>11600</text:p>
          </table:table-cell>
        </table:table-row>
        <table:table-row table:style-name="ro1">
          <table:table-cell table:formula="of:=[.A1400]+0.01" office:value-type="float" office:value="13.9899999999997" calcext:value-type="float">
            <text:p>13.9899999999997</text:p>
          </table:table-cell>
          <table:table-cell table:formula="of:=ROUND((0.00005-([.A1401]-0.4)/270000) * 1000000)" office:value-type="float" office:value="-0" calcext:value-type="float">
            <text:p>0</text:p>
          </table:table-cell>
          <table:table-cell table:formula="of:=([.A1401]-0.4)/(0.00005-0.000001*[.B1401])-260000" office:value-type="float" office:value="11799.9999999949" calcext:value-type="float">
            <text:p>11800</text:p>
          </table:table-cell>
        </table:table-row>
        <table:table-row table:style-name="ro1">
          <table:table-cell table:formula="of:=[.A1401]+0.01" office:value-type="float" office:value="13.9999999999997" calcext:value-type="float">
            <text:p>13.9999999999997</text:p>
          </table:table-cell>
          <table:table-cell table:formula="of:=ROUND((0.00005-([.A1402]-0.4)/270000) * 1000000)" office:value-type="float" office:value="-0" calcext:value-type="float">
            <text:p>0</text:p>
          </table:table-cell>
          <table:table-cell table:formula="of:=([.A1402]-0.4)/(0.00005-0.000001*[.B1402])-260000" office:value-type="float" office:value="11999.9999999949" calcext:value-type="float">
            <text:p>12000</text:p>
          </table:table-cell>
        </table:table-row>
        <table:table-row table:style-name="ro1">
          <table:table-cell table:formula="of:=[.A1402]+0.01" office:value-type="float" office:value="14.0099999999997" calcext:value-type="float">
            <text:p>14.0099999999997</text:p>
          </table:table-cell>
          <table:table-cell table:formula="of:=ROUND((0.00005-([.A1403]-0.4)/270000) * 1000000)" office:value-type="float" office:value="-0" calcext:value-type="float">
            <text:p>0</text:p>
          </table:table-cell>
          <table:table-cell table:formula="of:=([.A1403]-0.4)/(0.00005-0.000001*[.B1403])-260000" office:value-type="float" office:value="12199.9999999949" calcext:value-type="float">
            <text:p>12200</text:p>
          </table:table-cell>
        </table:table-row>
        <table:table-row table:style-name="ro1">
          <table:table-cell table:formula="of:=[.A1403]+0.01" office:value-type="float" office:value="14.0199999999997" calcext:value-type="float">
            <text:p>14.0199999999997</text:p>
          </table:table-cell>
          <table:table-cell table:formula="of:=ROUND((0.00005-([.A1404]-0.4)/270000) * 1000000)" office:value-type="float" office:value="-0" calcext:value-type="float">
            <text:p>0</text:p>
          </table:table-cell>
          <table:table-cell table:formula="of:=([.A1404]-0.4)/(0.00005-0.000001*[.B1404])-260000" office:value-type="float" office:value="12399.9999999949" calcext:value-type="float">
            <text:p>12400</text:p>
          </table:table-cell>
        </table:table-row>
        <table:table-row table:style-name="ro1">
          <table:table-cell table:formula="of:=[.A1404]+0.01" office:value-type="float" office:value="14.0299999999997" calcext:value-type="float">
            <text:p>14.0299999999997</text:p>
          </table:table-cell>
          <table:table-cell table:formula="of:=ROUND((0.00005-([.A1405]-0.4)/270000) * 1000000)" office:value-type="float" office:value="-0" calcext:value-type="float">
            <text:p>0</text:p>
          </table:table-cell>
          <table:table-cell table:formula="of:=([.A1405]-0.4)/(0.00005-0.000001*[.B1405])-260000" office:value-type="float" office:value="12599.9999999949" calcext:value-type="float">
            <text:p>12600</text:p>
          </table:table-cell>
        </table:table-row>
        <table:table-row table:style-name="ro1">
          <table:table-cell table:formula="of:=[.A1405]+0.01" office:value-type="float" office:value="14.0399999999997" calcext:value-type="float">
            <text:p>14.0399999999997</text:p>
          </table:table-cell>
          <table:table-cell table:formula="of:=ROUND((0.00005-([.A1406]-0.4)/270000) * 1000000)" office:value-type="float" office:value="-1" calcext:value-type="float">
            <text:p>-1</text:p>
          </table:table-cell>
          <table:table-cell table:formula="of:=([.A1406]-0.4)/(0.00005-0.000001*[.B1406])-260000" office:value-type="float" office:value="7450.98039215186" calcext:value-type="float">
            <text:p>7451</text:p>
          </table:table-cell>
        </table:table-row>
        <table:table-row table:style-name="ro1">
          <table:table-cell table:formula="of:=[.A1406]+0.01" office:value-type="float" office:value="14.0499999999997" calcext:value-type="float">
            <text:p>14.0499999999997</text:p>
          </table:table-cell>
          <table:table-cell table:formula="of:=ROUND((0.00005-([.A1407]-0.4)/270000) * 1000000)" office:value-type="float" office:value="-1" calcext:value-type="float">
            <text:p>-1</text:p>
          </table:table-cell>
          <table:table-cell table:formula="of:=([.A1407]-0.4)/(0.00005-0.000001*[.B1407])-260000" office:value-type="float" office:value="7647.05882352439" calcext:value-type="float">
            <text:p>7647</text:p>
          </table:table-cell>
        </table:table-row>
        <table:table-row table:style-name="ro1">
          <table:table-cell table:formula="of:=[.A1407]+0.01" office:value-type="float" office:value="14.0599999999997" calcext:value-type="float">
            <text:p>14.0599999999997</text:p>
          </table:table-cell>
          <table:table-cell table:formula="of:=ROUND((0.00005-([.A1408]-0.4)/270000) * 1000000)" office:value-type="float" office:value="-1" calcext:value-type="float">
            <text:p>-1</text:p>
          </table:table-cell>
          <table:table-cell table:formula="of:=([.A1408]-0.4)/(0.00005-0.000001*[.B1408])-260000" office:value-type="float" office:value="7843.13725489692" calcext:value-type="float">
            <text:p>7843</text:p>
          </table:table-cell>
        </table:table-row>
        <table:table-row table:style-name="ro1">
          <table:table-cell table:formula="of:=[.A1408]+0.01" office:value-type="float" office:value="14.0699999999997" calcext:value-type="float">
            <text:p>14.0699999999997</text:p>
          </table:table-cell>
          <table:table-cell table:formula="of:=ROUND((0.00005-([.A1409]-0.4)/270000) * 1000000)" office:value-type="float" office:value="-1" calcext:value-type="float">
            <text:p>-1</text:p>
          </table:table-cell>
          <table:table-cell table:formula="of:=([.A1409]-0.4)/(0.00005-0.000001*[.B1409])-260000" office:value-type="float" office:value="8039.21568626951" calcext:value-type="float">
            <text:p>8039</text:p>
          </table:table-cell>
        </table:table-row>
        <table:table-row table:style-name="ro1">
          <table:table-cell table:formula="of:=[.A1409]+0.01" office:value-type="float" office:value="14.0799999999997" calcext:value-type="float">
            <text:p>14.0799999999997</text:p>
          </table:table-cell>
          <table:table-cell table:formula="of:=ROUND((0.00005-([.A1410]-0.4)/270000) * 1000000)" office:value-type="float" office:value="-1" calcext:value-type="float">
            <text:p>-1</text:p>
          </table:table-cell>
          <table:table-cell table:formula="of:=([.A1410]-0.4)/(0.00005-0.000001*[.B1410])-260000" office:value-type="float" office:value="8235.29411764204" calcext:value-type="float">
            <text:p>8235</text:p>
          </table:table-cell>
        </table:table-row>
        <table:table-row table:style-name="ro1">
          <table:table-cell table:formula="of:=[.A1410]+0.01" office:value-type="float" office:value="14.0899999999997" calcext:value-type="float">
            <text:p>14.0899999999997</text:p>
          </table:table-cell>
          <table:table-cell table:formula="of:=ROUND((0.00005-([.A1411]-0.4)/270000) * 1000000)" office:value-type="float" office:value="-1" calcext:value-type="float">
            <text:p>-1</text:p>
          </table:table-cell>
          <table:table-cell table:formula="of:=([.A1411]-0.4)/(0.00005-0.000001*[.B1411])-260000" office:value-type="float" office:value="8431.37254901457" calcext:value-type="float">
            <text:p>8431</text:p>
          </table:table-cell>
        </table:table-row>
        <table:table-row table:style-name="ro1">
          <table:table-cell table:formula="of:=[.A1411]+0.01" office:value-type="float" office:value="14.0999999999997" calcext:value-type="float">
            <text:p>14.0999999999997</text:p>
          </table:table-cell>
          <table:table-cell table:formula="of:=ROUND((0.00005-([.A1412]-0.4)/270000) * 1000000)" office:value-type="float" office:value="-1" calcext:value-type="float">
            <text:p>-1</text:p>
          </table:table-cell>
          <table:table-cell table:formula="of:=([.A1412]-0.4)/(0.00005-0.000001*[.B1412])-260000" office:value-type="float" office:value="8627.4509803871" calcext:value-type="float">
            <text:p>8627</text:p>
          </table:table-cell>
        </table:table-row>
        <table:table-row table:style-name="ro1">
          <table:table-cell table:formula="of:=[.A1412]+0.01" office:value-type="float" office:value="14.1099999999997" calcext:value-type="float">
            <text:p>14.1099999999997</text:p>
          </table:table-cell>
          <table:table-cell table:formula="of:=ROUND((0.00005-([.A1413]-0.4)/270000) * 1000000)" office:value-type="float" office:value="-1" calcext:value-type="float">
            <text:p>-1</text:p>
          </table:table-cell>
          <table:table-cell table:formula="of:=([.A1413]-0.4)/(0.00005-0.000001*[.B1413])-260000" office:value-type="float" office:value="8823.52941175969" calcext:value-type="float">
            <text:p>8824</text:p>
          </table:table-cell>
        </table:table-row>
        <table:table-row table:style-name="ro1">
          <table:table-cell table:formula="of:=[.A1413]+0.01" office:value-type="float" office:value="14.1199999999997" calcext:value-type="float">
            <text:p>14.1199999999997</text:p>
          </table:table-cell>
          <table:table-cell table:formula="of:=ROUND((0.00005-([.A1414]-0.4)/270000) * 1000000)" office:value-type="float" office:value="-1" calcext:value-type="float">
            <text:p>-1</text:p>
          </table:table-cell>
          <table:table-cell table:formula="of:=([.A1414]-0.4)/(0.00005-0.000001*[.B1414])-260000" office:value-type="float" office:value="9019.60784313222" calcext:value-type="float">
            <text:p>9020</text:p>
          </table:table-cell>
        </table:table-row>
        <table:table-row table:style-name="ro1">
          <table:table-cell table:formula="of:=[.A1414]+0.01" office:value-type="float" office:value="14.1299999999997" calcext:value-type="float">
            <text:p>14.1299999999997</text:p>
          </table:table-cell>
          <table:table-cell table:formula="of:=ROUND((0.00005-([.A1415]-0.4)/270000) * 1000000)" office:value-type="float" office:value="-1" calcext:value-type="float">
            <text:p>-1</text:p>
          </table:table-cell>
          <table:table-cell table:formula="of:=([.A1415]-0.4)/(0.00005-0.000001*[.B1415])-260000" office:value-type="float" office:value="9215.68627450476" calcext:value-type="float">
            <text:p>9216</text:p>
          </table:table-cell>
        </table:table-row>
        <table:table-row table:style-name="ro1">
          <table:table-cell table:formula="of:=[.A1415]+0.01" office:value-type="float" office:value="14.1399999999997" calcext:value-type="float">
            <text:p>14.1399999999997</text:p>
          </table:table-cell>
          <table:table-cell table:formula="of:=ROUND((0.00005-([.A1416]-0.4)/270000) * 1000000)" office:value-type="float" office:value="-1" calcext:value-type="float">
            <text:p>-1</text:p>
          </table:table-cell>
          <table:table-cell table:formula="of:=([.A1416]-0.4)/(0.00005-0.000001*[.B1416])-260000" office:value-type="float" office:value="9411.76470587729" calcext:value-type="float">
            <text:p>9412</text:p>
          </table:table-cell>
        </table:table-row>
        <table:table-row table:style-name="ro1">
          <table:table-cell table:formula="of:=[.A1416]+0.01" office:value-type="float" office:value="14.1499999999997" calcext:value-type="float">
            <text:p>14.1499999999997</text:p>
          </table:table-cell>
          <table:table-cell table:formula="of:=ROUND((0.00005-([.A1417]-0.4)/270000) * 1000000)" office:value-type="float" office:value="-1" calcext:value-type="float">
            <text:p>-1</text:p>
          </table:table-cell>
          <table:table-cell table:formula="of:=([.A1417]-0.4)/(0.00005-0.000001*[.B1417])-260000" office:value-type="float" office:value="9607.84313724987" calcext:value-type="float">
            <text:p>9608</text:p>
          </table:table-cell>
        </table:table-row>
        <table:table-row table:style-name="ro1">
          <table:table-cell table:formula="of:=[.A1417]+0.01" office:value-type="float" office:value="14.1599999999997" calcext:value-type="float">
            <text:p>14.1599999999997</text:p>
          </table:table-cell>
          <table:table-cell table:formula="of:=ROUND((0.00005-([.A1418]-0.4)/270000) * 1000000)" office:value-type="float" office:value="-1" calcext:value-type="float">
            <text:p>-1</text:p>
          </table:table-cell>
          <table:table-cell table:formula="of:=([.A1418]-0.4)/(0.00005-0.000001*[.B1418])-260000" office:value-type="float" office:value="9803.92156862241" calcext:value-type="float">
            <text:p>9804</text:p>
          </table:table-cell>
        </table:table-row>
        <table:table-row table:style-name="ro1">
          <table:table-cell table:formula="of:=[.A1418]+0.01" office:value-type="float" office:value="14.1699999999997" calcext:value-type="float">
            <text:p>14.1699999999997</text:p>
          </table:table-cell>
          <table:table-cell table:formula="of:=ROUND((0.00005-([.A1419]-0.4)/270000) * 1000000)" office:value-type="float" office:value="-1" calcext:value-type="float">
            <text:p>-1</text:p>
          </table:table-cell>
          <table:table-cell table:formula="of:=([.A1419]-0.4)/(0.00005-0.000001*[.B1419])-260000" office:value-type="float" office:value="9999.99999999494" calcext:value-type="float">
            <text:p>10000</text:p>
          </table:table-cell>
        </table:table-row>
        <table:table-row table:style-name="ro1">
          <table:table-cell table:formula="of:=[.A1419]+0.01" office:value-type="float" office:value="14.1799999999997" calcext:value-type="float">
            <text:p>14.1799999999997</text:p>
          </table:table-cell>
          <table:table-cell table:formula="of:=ROUND((0.00005-([.A1420]-0.4)/270000) * 1000000)" office:value-type="float" office:value="-1" calcext:value-type="float">
            <text:p>-1</text:p>
          </table:table-cell>
          <table:table-cell table:formula="of:=([.A1420]-0.4)/(0.00005-0.000001*[.B1420])-260000" office:value-type="float" office:value="10196.0784313675" calcext:value-type="float">
            <text:p>10196</text:p>
          </table:table-cell>
        </table:table-row>
        <table:table-row table:style-name="ro1">
          <table:table-cell table:formula="of:=[.A1420]+0.01" office:value-type="float" office:value="14.1899999999997" calcext:value-type="float">
            <text:p>14.1899999999997</text:p>
          </table:table-cell>
          <table:table-cell table:formula="of:=ROUND((0.00005-([.A1421]-0.4)/270000) * 1000000)" office:value-type="float" office:value="-1" calcext:value-type="float">
            <text:p>-1</text:p>
          </table:table-cell>
          <table:table-cell table:formula="of:=([.A1421]-0.4)/(0.00005-0.000001*[.B1421])-260000" office:value-type="float" office:value="10392.1568627401" calcext:value-type="float">
            <text:p>10392</text:p>
          </table:table-cell>
        </table:table-row>
        <table:table-row table:style-name="ro1">
          <table:table-cell table:formula="of:=[.A1421]+0.01" office:value-type="float" office:value="14.1999999999997" calcext:value-type="float">
            <text:p>14.1999999999997</text:p>
          </table:table-cell>
          <table:table-cell table:formula="of:=ROUND((0.00005-([.A1422]-0.4)/270000) * 1000000)" office:value-type="float" office:value="-1" calcext:value-type="float">
            <text:p>-1</text:p>
          </table:table-cell>
          <table:table-cell table:formula="of:=([.A1422]-0.4)/(0.00005-0.000001*[.B1422])-260000" office:value-type="float" office:value="10588.2352941126" calcext:value-type="float">
            <text:p>10588</text:p>
          </table:table-cell>
        </table:table-row>
        <table:table-row table:style-name="ro1">
          <table:table-cell table:formula="of:=[.A1422]+0.01" office:value-type="float" office:value="14.2099999999997" calcext:value-type="float">
            <text:p>14.2099999999997</text:p>
          </table:table-cell>
          <table:table-cell table:formula="of:=ROUND((0.00005-([.A1423]-0.4)/270000) * 1000000)" office:value-type="float" office:value="-1" calcext:value-type="float">
            <text:p>-1</text:p>
          </table:table-cell>
          <table:table-cell table:formula="of:=([.A1423]-0.4)/(0.00005-0.000001*[.B1423])-260000" office:value-type="float" office:value="10784.3137254851" calcext:value-type="float">
            <text:p>10784</text:p>
          </table:table-cell>
        </table:table-row>
        <table:table-row table:style-name="ro1">
          <table:table-cell table:formula="of:=[.A1423]+0.01" office:value-type="float" office:value="14.2199999999997" calcext:value-type="float">
            <text:p>14.2199999999997</text:p>
          </table:table-cell>
          <table:table-cell table:formula="of:=ROUND((0.00005-([.A1424]-0.4)/270000) * 1000000)" office:value-type="float" office:value="-1" calcext:value-type="float">
            <text:p>-1</text:p>
          </table:table-cell>
          <table:table-cell table:formula="of:=([.A1424]-0.4)/(0.00005-0.000001*[.B1424])-260000" office:value-type="float" office:value="10980.3921568576" calcext:value-type="float">
            <text:p>10980</text:p>
          </table:table-cell>
        </table:table-row>
        <table:table-row table:style-name="ro1">
          <table:table-cell table:formula="of:=[.A1424]+0.01" office:value-type="float" office:value="14.2299999999997" calcext:value-type="float">
            <text:p>14.2299999999997</text:p>
          </table:table-cell>
          <table:table-cell table:formula="of:=ROUND((0.00005-([.A1425]-0.4)/270000) * 1000000)" office:value-type="float" office:value="-1" calcext:value-type="float">
            <text:p>-1</text:p>
          </table:table-cell>
          <table:table-cell table:formula="of:=([.A1425]-0.4)/(0.00005-0.000001*[.B1425])-260000" office:value-type="float" office:value="11176.4705882302" calcext:value-type="float">
            <text:p>11176</text:p>
          </table:table-cell>
        </table:table-row>
        <table:table-row table:style-name="ro1">
          <table:table-cell table:formula="of:=[.A1425]+0.01" office:value-type="float" office:value="14.2399999999997" calcext:value-type="float">
            <text:p>14.2399999999997</text:p>
          </table:table-cell>
          <table:table-cell table:formula="of:=ROUND((0.00005-([.A1426]-0.4)/270000) * 1000000)" office:value-type="float" office:value="-1" calcext:value-type="float">
            <text:p>-1</text:p>
          </table:table-cell>
          <table:table-cell table:formula="of:=([.A1426]-0.4)/(0.00005-0.000001*[.B1426])-260000" office:value-type="float" office:value="11372.5490196028" calcext:value-type="float">
            <text:p>11373</text:p>
          </table:table-cell>
        </table:table-row>
        <table:table-row table:style-name="ro1">
          <table:table-cell table:formula="of:=[.A1426]+0.01" office:value-type="float" office:value="14.2499999999997" calcext:value-type="float">
            <text:p>14.2499999999997</text:p>
          </table:table-cell>
          <table:table-cell table:formula="of:=ROUND((0.00005-([.A1427]-0.4)/270000) * 1000000)" office:value-type="float" office:value="-1" calcext:value-type="float">
            <text:p>-1</text:p>
          </table:table-cell>
          <table:table-cell table:formula="of:=([.A1427]-0.4)/(0.00005-0.000001*[.B1427])-260000" office:value-type="float" office:value="11568.6274509753" calcext:value-type="float">
            <text:p>11569</text:p>
          </table:table-cell>
        </table:table-row>
        <table:table-row table:style-name="ro1">
          <table:table-cell table:formula="of:=[.A1427]+0.01" office:value-type="float" office:value="14.2599999999997" calcext:value-type="float">
            <text:p>14.2599999999997</text:p>
          </table:table-cell>
          <table:table-cell table:formula="of:=ROUND((0.00005-([.A1428]-0.4)/270000) * 1000000)" office:value-type="float" office:value="-1" calcext:value-type="float">
            <text:p>-1</text:p>
          </table:table-cell>
          <table:table-cell table:formula="of:=([.A1428]-0.4)/(0.00005-0.000001*[.B1428])-260000" office:value-type="float" office:value="11764.7058823478" calcext:value-type="float">
            <text:p>11765</text:p>
          </table:table-cell>
        </table:table-row>
        <table:table-row table:style-name="ro1">
          <table:table-cell table:formula="of:=[.A1428]+0.01" office:value-type="float" office:value="14.2699999999997" calcext:value-type="float">
            <text:p>14.2699999999997</text:p>
          </table:table-cell>
          <table:table-cell table:formula="of:=ROUND((0.00005-([.A1429]-0.4)/270000) * 1000000)" office:value-type="float" office:value="-1" calcext:value-type="float">
            <text:p>-1</text:p>
          </table:table-cell>
          <table:table-cell table:formula="of:=([.A1429]-0.4)/(0.00005-0.000001*[.B1429])-260000" office:value-type="float" office:value="11960.7843137204" calcext:value-type="float">
            <text:p>11961</text:p>
          </table:table-cell>
        </table:table-row>
        <table:table-row table:style-name="ro1">
          <table:table-cell table:formula="of:=[.A1429]+0.01" office:value-type="float" office:value="14.2799999999997" calcext:value-type="float">
            <text:p>14.2799999999997</text:p>
          </table:table-cell>
          <table:table-cell table:formula="of:=ROUND((0.00005-([.A1430]-0.4)/270000) * 1000000)" office:value-type="float" office:value="-1" calcext:value-type="float">
            <text:p>-1</text:p>
          </table:table-cell>
          <table:table-cell table:formula="of:=([.A1430]-0.4)/(0.00005-0.000001*[.B1430])-260000" office:value-type="float" office:value="12156.862745093" calcext:value-type="float">
            <text:p>12157</text:p>
          </table:table-cell>
        </table:table-row>
        <table:table-row table:style-name="ro1">
          <table:table-cell table:formula="of:=[.A1430]+0.01" office:value-type="float" office:value="14.2899999999997" calcext:value-type="float">
            <text:p>14.2899999999997</text:p>
          </table:table-cell>
          <table:table-cell table:formula="of:=ROUND((0.00005-([.A1431]-0.4)/270000) * 1000000)" office:value-type="float" office:value="-1" calcext:value-type="float">
            <text:p>-1</text:p>
          </table:table-cell>
          <table:table-cell table:formula="of:=([.A1431]-0.4)/(0.00005-0.000001*[.B1431])-260000" office:value-type="float" office:value="12352.9411764655" calcext:value-type="float">
            <text:p>12353</text:p>
          </table:table-cell>
        </table:table-row>
        <table:table-row table:style-name="ro1">
          <table:table-cell table:formula="of:=[.A1431]+0.01" office:value-type="float" office:value="14.2999999999997" calcext:value-type="float">
            <text:p>14.2999999999997</text:p>
          </table:table-cell>
          <table:table-cell table:formula="of:=ROUND((0.00005-([.A1432]-0.4)/270000) * 1000000)" office:value-type="float" office:value="-1" calcext:value-type="float">
            <text:p>-1</text:p>
          </table:table-cell>
          <table:table-cell table:formula="of:=([.A1432]-0.4)/(0.00005-0.000001*[.B1432])-260000" office:value-type="float" office:value="12549.019607838" calcext:value-type="float">
            <text:p>12549</text:p>
          </table:table-cell>
        </table:table-row>
        <table:table-row table:style-name="ro1">
          <table:table-cell table:formula="of:=[.A1432]+0.01" office:value-type="float" office:value="14.3099999999997" calcext:value-type="float">
            <text:p>14.3099999999997</text:p>
          </table:table-cell>
          <table:table-cell table:formula="of:=ROUND((0.00005-([.A1433]-0.4)/270000) * 1000000)" office:value-type="float" office:value="-2" calcext:value-type="float">
            <text:p>-2</text:p>
          </table:table-cell>
          <table:table-cell table:formula="of:=([.A1433]-0.4)/(0.00005-0.000001*[.B1433])-260000" office:value-type="float" office:value="7499.99999999494" calcext:value-type="float">
            <text:p>7500</text:p>
          </table:table-cell>
        </table:table-row>
        <table:table-row table:style-name="ro1">
          <table:table-cell table:formula="of:=[.A1433]+0.01" office:value-type="float" office:value="14.3199999999997" calcext:value-type="float">
            <text:p>14.3199999999997</text:p>
          </table:table-cell>
          <table:table-cell table:formula="of:=ROUND((0.00005-([.A1434]-0.4)/270000) * 1000000)" office:value-type="float" office:value="-2" calcext:value-type="float">
            <text:p>-2</text:p>
          </table:table-cell>
          <table:table-cell table:formula="of:=([.A1434]-0.4)/(0.00005-0.000001*[.B1434])-260000" office:value-type="float" office:value="7692.30769230262" calcext:value-type="float">
            <text:p>7692</text:p>
          </table:table-cell>
        </table:table-row>
        <table:table-row table:style-name="ro1">
          <table:table-cell table:formula="of:=[.A1434]+0.01" office:value-type="float" office:value="14.3299999999997" calcext:value-type="float">
            <text:p>14.3299999999997</text:p>
          </table:table-cell>
          <table:table-cell table:formula="of:=ROUND((0.00005-([.A1435]-0.4)/270000) * 1000000)" office:value-type="float" office:value="-2" calcext:value-type="float">
            <text:p>-2</text:p>
          </table:table-cell>
          <table:table-cell table:formula="of:=([.A1435]-0.4)/(0.00005-0.000001*[.B1435])-260000" office:value-type="float" office:value="7884.61538461031" calcext:value-type="float">
            <text:p>7885</text:p>
          </table:table-cell>
        </table:table-row>
        <table:table-row table:style-name="ro1">
          <table:table-cell table:formula="of:=[.A1435]+0.01" office:value-type="float" office:value="14.3399999999997" calcext:value-type="float">
            <text:p>14.3399999999997</text:p>
          </table:table-cell>
          <table:table-cell table:formula="of:=ROUND((0.00005-([.A1436]-0.4)/270000) * 1000000)" office:value-type="float" office:value="-2" calcext:value-type="float">
            <text:p>-2</text:p>
          </table:table-cell>
          <table:table-cell table:formula="of:=([.A1436]-0.4)/(0.00005-0.000001*[.B1436])-260000" office:value-type="float" office:value="8076.923076918" calcext:value-type="float">
            <text:p>8077</text:p>
          </table:table-cell>
        </table:table-row>
        <table:table-row table:style-name="ro1">
          <table:table-cell table:formula="of:=[.A1436]+0.01" office:value-type="float" office:value="14.3499999999997" calcext:value-type="float">
            <text:p>14.3499999999997</text:p>
          </table:table-cell>
          <table:table-cell table:formula="of:=ROUND((0.00005-([.A1437]-0.4)/270000) * 1000000)" office:value-type="float" office:value="-2" calcext:value-type="float">
            <text:p>-2</text:p>
          </table:table-cell>
          <table:table-cell table:formula="of:=([.A1437]-0.4)/(0.00005-0.000001*[.B1437])-260000" office:value-type="float" office:value="8269.23076922569" calcext:value-type="float">
            <text:p>8269</text:p>
          </table:table-cell>
        </table:table-row>
        <table:table-row table:style-name="ro1">
          <table:table-cell table:formula="of:=[.A1437]+0.01" office:value-type="float" office:value="14.3599999999997" calcext:value-type="float">
            <text:p>14.3599999999997</text:p>
          </table:table-cell>
          <table:table-cell table:formula="of:=ROUND((0.00005-([.A1438]-0.4)/270000) * 1000000)" office:value-type="float" office:value="-2" calcext:value-type="float">
            <text:p>-2</text:p>
          </table:table-cell>
          <table:table-cell table:formula="of:=([.A1438]-0.4)/(0.00005-0.000001*[.B1438])-260000" office:value-type="float" office:value="8461.53846153338" calcext:value-type="float">
            <text:p>8462</text:p>
          </table:table-cell>
        </table:table-row>
        <table:table-row table:style-name="ro1">
          <table:table-cell table:formula="of:=[.A1438]+0.01" office:value-type="float" office:value="14.3699999999997" calcext:value-type="float">
            <text:p>14.3699999999997</text:p>
          </table:table-cell>
          <table:table-cell table:formula="of:=ROUND((0.00005-([.A1439]-0.4)/270000) * 1000000)" office:value-type="float" office:value="-2" calcext:value-type="float">
            <text:p>-2</text:p>
          </table:table-cell>
          <table:table-cell table:formula="of:=([.A1439]-0.4)/(0.00005-0.000001*[.B1439])-260000" office:value-type="float" office:value="8653.84615384106" calcext:value-type="float">
            <text:p>8654</text:p>
          </table:table-cell>
        </table:table-row>
        <table:table-row table:style-name="ro1">
          <table:table-cell table:formula="of:=[.A1439]+0.01" office:value-type="float" office:value="14.3799999999997" calcext:value-type="float">
            <text:p>14.3799999999997</text:p>
          </table:table-cell>
          <table:table-cell table:formula="of:=ROUND((0.00005-([.A1440]-0.4)/270000) * 1000000)" office:value-type="float" office:value="-2" calcext:value-type="float">
            <text:p>-2</text:p>
          </table:table-cell>
          <table:table-cell table:formula="of:=([.A1440]-0.4)/(0.00005-0.000001*[.B1440])-260000" office:value-type="float" office:value="8846.15384614881" calcext:value-type="float">
            <text:p>8846</text:p>
          </table:table-cell>
        </table:table-row>
        <table:table-row table:style-name="ro1">
          <table:table-cell table:formula="of:=[.A1440]+0.01" office:value-type="float" office:value="14.3899999999997" calcext:value-type="float">
            <text:p>14.3899999999997</text:p>
          </table:table-cell>
          <table:table-cell table:formula="of:=ROUND((0.00005-([.A1441]-0.4)/270000) * 1000000)" office:value-type="float" office:value="-2" calcext:value-type="float">
            <text:p>-2</text:p>
          </table:table-cell>
          <table:table-cell table:formula="of:=([.A1441]-0.4)/(0.00005-0.000001*[.B1441])-260000" office:value-type="float" office:value="9038.4615384565" calcext:value-type="float">
            <text:p>9038</text:p>
          </table:table-cell>
        </table:table-row>
        <table:table-row table:style-name="ro1">
          <table:table-cell table:formula="of:=[.A1441]+0.01" office:value-type="float" office:value="14.3999999999997" calcext:value-type="float">
            <text:p>14.3999999999997</text:p>
          </table:table-cell>
          <table:table-cell table:formula="of:=ROUND((0.00005-([.A1442]-0.4)/270000) * 1000000)" office:value-type="float" office:value="-2" calcext:value-type="float">
            <text:p>-2</text:p>
          </table:table-cell>
          <table:table-cell table:formula="of:=([.A1442]-0.4)/(0.00005-0.000001*[.B1442])-260000" office:value-type="float" office:value="9230.76923076419" calcext:value-type="float">
            <text:p>9231</text:p>
          </table:table-cell>
        </table:table-row>
        <table:table-row table:style-name="ro1">
          <table:table-cell table:formula="of:=[.A1442]+0.01" office:value-type="float" office:value="14.4099999999997" calcext:value-type="float">
            <text:p>14.4099999999997</text:p>
          </table:table-cell>
          <table:table-cell table:formula="of:=ROUND((0.00005-([.A1443]-0.4)/270000) * 1000000)" office:value-type="float" office:value="-2" calcext:value-type="float">
            <text:p>-2</text:p>
          </table:table-cell>
          <table:table-cell table:formula="of:=([.A1443]-0.4)/(0.00005-0.000001*[.B1443])-260000" office:value-type="float" office:value="9423.07692307187" calcext:value-type="float">
            <text:p>9423</text:p>
          </table:table-cell>
        </table:table-row>
        <table:table-row table:style-name="ro1">
          <table:table-cell table:formula="of:=[.A1443]+0.01" office:value-type="float" office:value="14.4199999999997" calcext:value-type="float">
            <text:p>14.4199999999997</text:p>
          </table:table-cell>
          <table:table-cell table:formula="of:=ROUND((0.00005-([.A1444]-0.4)/270000) * 1000000)" office:value-type="float" office:value="-2" calcext:value-type="float">
            <text:p>-2</text:p>
          </table:table-cell>
          <table:table-cell table:formula="of:=([.A1444]-0.4)/(0.00005-0.000001*[.B1444])-260000" office:value-type="float" office:value="9615.38461537956" calcext:value-type="float">
            <text:p>9615</text:p>
          </table:table-cell>
        </table:table-row>
        <table:table-row table:style-name="ro1">
          <table:table-cell table:formula="of:=[.A1444]+0.01" office:value-type="float" office:value="14.4299999999997" calcext:value-type="float">
            <text:p>14.4299999999997</text:p>
          </table:table-cell>
          <table:table-cell table:formula="of:=ROUND((0.00005-([.A1445]-0.4)/270000) * 1000000)" office:value-type="float" office:value="-2" calcext:value-type="float">
            <text:p>-2</text:p>
          </table:table-cell>
          <table:table-cell table:formula="of:=([.A1445]-0.4)/(0.00005-0.000001*[.B1445])-260000" office:value-type="float" office:value="9807.69230768725" calcext:value-type="float">
            <text:p>9808</text:p>
          </table:table-cell>
        </table:table-row>
        <table:table-row table:style-name="ro1">
          <table:table-cell table:formula="of:=[.A1445]+0.01" office:value-type="float" office:value="14.4399999999997" calcext:value-type="float">
            <text:p>14.4399999999997</text:p>
          </table:table-cell>
          <table:table-cell table:formula="of:=ROUND((0.00005-([.A1446]-0.4)/270000) * 1000000)" office:value-type="float" office:value="-2" calcext:value-type="float">
            <text:p>-2</text:p>
          </table:table-cell>
          <table:table-cell table:formula="of:=([.A1446]-0.4)/(0.00005-0.000001*[.B1446])-260000" office:value-type="float" office:value="9999.99999999494" calcext:value-type="float">
            <text:p>10000</text:p>
          </table:table-cell>
        </table:table-row>
        <table:table-row table:style-name="ro1">
          <table:table-cell table:formula="of:=[.A1446]+0.01" office:value-type="float" office:value="14.4499999999997" calcext:value-type="float">
            <text:p>14.4499999999997</text:p>
          </table:table-cell>
          <table:table-cell table:formula="of:=ROUND((0.00005-([.A1447]-0.4)/270000) * 1000000)" office:value-type="float" office:value="-2" calcext:value-type="float">
            <text:p>-2</text:p>
          </table:table-cell>
          <table:table-cell table:formula="of:=([.A1447]-0.4)/(0.00005-0.000001*[.B1447])-260000" office:value-type="float" office:value="10192.3076923026" calcext:value-type="float">
            <text:p>10192</text:p>
          </table:table-cell>
        </table:table-row>
        <table:table-row table:style-name="ro1">
          <table:table-cell table:formula="of:=[.A1447]+0.01" office:value-type="float" office:value="14.4599999999997" calcext:value-type="float">
            <text:p>14.4599999999997</text:p>
          </table:table-cell>
          <table:table-cell table:formula="of:=ROUND((0.00005-([.A1448]-0.4)/270000) * 1000000)" office:value-type="float" office:value="-2" calcext:value-type="float">
            <text:p>-2</text:p>
          </table:table-cell>
          <table:table-cell table:formula="of:=([.A1448]-0.4)/(0.00005-0.000001*[.B1448])-260000" office:value-type="float" office:value="10384.6153846103" calcext:value-type="float">
            <text:p>10385</text:p>
          </table:table-cell>
        </table:table-row>
        <table:table-row table:style-name="ro1">
          <table:table-cell table:formula="of:=[.A1448]+0.01" office:value-type="float" office:value="14.4699999999997" calcext:value-type="float">
            <text:p>14.4699999999997</text:p>
          </table:table-cell>
          <table:table-cell table:formula="of:=ROUND((0.00005-([.A1449]-0.4)/270000) * 1000000)" office:value-type="float" office:value="-2" calcext:value-type="float">
            <text:p>-2</text:p>
          </table:table-cell>
          <table:table-cell table:formula="of:=([.A1449]-0.4)/(0.00005-0.000001*[.B1449])-260000" office:value-type="float" office:value="10576.923076918" calcext:value-type="float">
            <text:p>10577</text:p>
          </table:table-cell>
        </table:table-row>
        <table:table-row table:style-name="ro1">
          <table:table-cell table:formula="of:=[.A1449]+0.01" office:value-type="float" office:value="14.4799999999997" calcext:value-type="float">
            <text:p>14.4799999999997</text:p>
          </table:table-cell>
          <table:table-cell table:formula="of:=ROUND((0.00005-([.A1450]-0.4)/270000) * 1000000)" office:value-type="float" office:value="-2" calcext:value-type="float">
            <text:p>-2</text:p>
          </table:table-cell>
          <table:table-cell table:formula="of:=([.A1450]-0.4)/(0.00005-0.000001*[.B1450])-260000" office:value-type="float" office:value="10769.2307692257" calcext:value-type="float">
            <text:p>10769</text:p>
          </table:table-cell>
        </table:table-row>
        <table:table-row table:style-name="ro1">
          <table:table-cell table:formula="of:=[.A1450]+0.01" office:value-type="float" office:value="14.4899999999997" calcext:value-type="float">
            <text:p>14.4899999999997</text:p>
          </table:table-cell>
          <table:table-cell table:formula="of:=ROUND((0.00005-([.A1451]-0.4)/270000) * 1000000)" office:value-type="float" office:value="-2" calcext:value-type="float">
            <text:p>-2</text:p>
          </table:table-cell>
          <table:table-cell table:formula="of:=([.A1451]-0.4)/(0.00005-0.000001*[.B1451])-260000" office:value-type="float" office:value="10961.5384615334" calcext:value-type="float">
            <text:p>10962</text:p>
          </table:table-cell>
        </table:table-row>
        <table:table-row table:style-name="ro1">
          <table:table-cell table:formula="of:=[.A1451]+0.01" office:value-type="float" office:value="14.4999999999997" calcext:value-type="float">
            <text:p>14.4999999999997</text:p>
          </table:table-cell>
          <table:table-cell table:formula="of:=ROUND((0.00005-([.A1452]-0.4)/270000) * 1000000)" office:value-type="float" office:value="-2" calcext:value-type="float">
            <text:p>-2</text:p>
          </table:table-cell>
          <table:table-cell table:formula="of:=([.A1452]-0.4)/(0.00005-0.000001*[.B1452])-260000" office:value-type="float" office:value="11153.8461538411" calcext:value-type="float">
            <text:p>11154</text:p>
          </table:table-cell>
        </table:table-row>
        <table:table-row table:style-name="ro1">
          <table:table-cell table:formula="of:=[.A1452]+0.01" office:value-type="float" office:value="14.5099999999997" calcext:value-type="float">
            <text:p>14.5099999999997</text:p>
          </table:table-cell>
          <table:table-cell table:formula="of:=ROUND((0.00005-([.A1453]-0.4)/270000) * 1000000)" office:value-type="float" office:value="-2" calcext:value-type="float">
            <text:p>-2</text:p>
          </table:table-cell>
          <table:table-cell table:formula="of:=([.A1453]-0.4)/(0.00005-0.000001*[.B1453])-260000" office:value-type="float" office:value="11346.1538461488" calcext:value-type="float">
            <text:p>11346</text:p>
          </table:table-cell>
        </table:table-row>
        <table:table-row table:style-name="ro1">
          <table:table-cell table:formula="of:=[.A1453]+0.01" office:value-type="float" office:value="14.5199999999997" calcext:value-type="float">
            <text:p>14.5199999999997</text:p>
          </table:table-cell>
          <table:table-cell table:formula="of:=ROUND((0.00005-([.A1454]-0.4)/270000) * 1000000)" office:value-type="float" office:value="-2" calcext:value-type="float">
            <text:p>-2</text:p>
          </table:table-cell>
          <table:table-cell table:formula="of:=([.A1454]-0.4)/(0.00005-0.000001*[.B1454])-260000" office:value-type="float" office:value="11538.4615384564" calcext:value-type="float">
            <text:p>11538</text:p>
          </table:table-cell>
        </table:table-row>
        <table:table-row table:style-name="ro1">
          <table:table-cell table:formula="of:=[.A1454]+0.01" office:value-type="float" office:value="14.5299999999997" calcext:value-type="float">
            <text:p>14.5299999999997</text:p>
          </table:table-cell>
          <table:table-cell table:formula="of:=ROUND((0.00005-([.A1455]-0.4)/270000) * 1000000)" office:value-type="float" office:value="-2" calcext:value-type="float">
            <text:p>-2</text:p>
          </table:table-cell>
          <table:table-cell table:formula="of:=([.A1455]-0.4)/(0.00005-0.000001*[.B1455])-260000" office:value-type="float" office:value="11730.7692307641" calcext:value-type="float">
            <text:p>11731</text:p>
          </table:table-cell>
        </table:table-row>
        <table:table-row table:style-name="ro1">
          <table:table-cell table:formula="of:=[.A1455]+0.01" office:value-type="float" office:value="14.5399999999997" calcext:value-type="float">
            <text:p>14.5399999999997</text:p>
          </table:table-cell>
          <table:table-cell table:formula="of:=ROUND((0.00005-([.A1456]-0.4)/270000) * 1000000)" office:value-type="float" office:value="-2" calcext:value-type="float">
            <text:p>-2</text:p>
          </table:table-cell>
          <table:table-cell table:formula="of:=([.A1456]-0.4)/(0.00005-0.000001*[.B1456])-260000" office:value-type="float" office:value="11923.0769230718" calcext:value-type="float">
            <text:p>11923</text:p>
          </table:table-cell>
        </table:table-row>
        <table:table-row table:style-name="ro1">
          <table:table-cell table:formula="of:=[.A1456]+0.01" office:value-type="float" office:value="14.5499999999997" calcext:value-type="float">
            <text:p>14.5499999999997</text:p>
          </table:table-cell>
          <table:table-cell table:formula="of:=ROUND((0.00005-([.A1457]-0.4)/270000) * 1000000)" office:value-type="float" office:value="-2" calcext:value-type="float">
            <text:p>-2</text:p>
          </table:table-cell>
          <table:table-cell table:formula="of:=([.A1457]-0.4)/(0.00005-0.000001*[.B1457])-260000" office:value-type="float" office:value="12115.3846153795" calcext:value-type="float">
            <text:p>12115</text:p>
          </table:table-cell>
        </table:table-row>
        <table:table-row table:style-name="ro1">
          <table:table-cell table:formula="of:=[.A1457]+0.01" office:value-type="float" office:value="14.5599999999997" calcext:value-type="float">
            <text:p>14.5599999999997</text:p>
          </table:table-cell>
          <table:table-cell table:formula="of:=ROUND((0.00005-([.A1458]-0.4)/270000) * 1000000)" office:value-type="float" office:value="-2" calcext:value-type="float">
            <text:p>-2</text:p>
          </table:table-cell>
          <table:table-cell table:formula="of:=([.A1458]-0.4)/(0.00005-0.000001*[.B1458])-260000" office:value-type="float" office:value="12307.6923076872" calcext:value-type="float">
            <text:p>12308</text:p>
          </table:table-cell>
        </table:table-row>
        <table:table-row table:style-name="ro1">
          <table:table-cell table:formula="of:=[.A1458]+0.01" office:value-type="float" office:value="14.5699999999997" calcext:value-type="float">
            <text:p>14.5699999999997</text:p>
          </table:table-cell>
          <table:table-cell table:formula="of:=ROUND((0.00005-([.A1459]-0.4)/270000) * 1000000)" office:value-type="float" office:value="-2" calcext:value-type="float">
            <text:p>-2</text:p>
          </table:table-cell>
          <table:table-cell table:formula="of:=([.A1459]-0.4)/(0.00005-0.000001*[.B1459])-260000" office:value-type="float" office:value="12499.9999999949" calcext:value-type="float">
            <text:p>12500</text:p>
          </table:table-cell>
        </table:table-row>
        <table:table-row table:style-name="ro1">
          <table:table-cell table:formula="of:=[.A1459]+0.01" office:value-type="float" office:value="14.5799999999997" calcext:value-type="float">
            <text:p>14.5799999999997</text:p>
          </table:table-cell>
          <table:table-cell table:formula="of:=ROUND((0.00005-([.A1460]-0.4)/270000) * 1000000)" office:value-type="float" office:value="-3" calcext:value-type="float">
            <text:p>-3</text:p>
          </table:table-cell>
          <table:table-cell table:formula="of:=([.A1460]-0.4)/(0.00005-0.000001*[.B1460])-260000" office:value-type="float" office:value="7547.16981131572" calcext:value-type="float">
            <text:p>7547</text:p>
          </table:table-cell>
        </table:table-row>
        <table:table-row table:style-name="ro1">
          <table:table-cell table:formula="of:=[.A1460]+0.01" office:value-type="float" office:value="14.5899999999997" calcext:value-type="float">
            <text:p>14.5899999999997</text:p>
          </table:table-cell>
          <table:table-cell table:formula="of:=ROUND((0.00005-([.A1461]-0.4)/270000) * 1000000)" office:value-type="float" office:value="-3" calcext:value-type="float">
            <text:p>-3</text:p>
          </table:table-cell>
          <table:table-cell table:formula="of:=([.A1461]-0.4)/(0.00005-0.000001*[.B1461])-260000" office:value-type="float" office:value="7735.84905659873" calcext:value-type="float">
            <text:p>7736</text:p>
          </table:table-cell>
        </table:table-row>
        <table:table-row table:style-name="ro1">
          <table:table-cell table:formula="of:=[.A1461]+0.01" office:value-type="float" office:value="14.5999999999997" calcext:value-type="float">
            <text:p>14.5999999999997</text:p>
          </table:table-cell>
          <table:table-cell table:formula="of:=ROUND((0.00005-([.A1462]-0.4)/270000) * 1000000)" office:value-type="float" office:value="-3" calcext:value-type="float">
            <text:p>-3</text:p>
          </table:table-cell>
          <table:table-cell table:formula="of:=([.A1462]-0.4)/(0.00005-0.000001*[.B1462])-260000" office:value-type="float" office:value="7924.52830188174" calcext:value-type="float">
            <text:p>7925</text:p>
          </table:table-cell>
        </table:table-row>
        <table:table-row table:style-name="ro1">
          <table:table-cell table:formula="of:=[.A1462]+0.01" office:value-type="float" office:value="14.6099999999997" calcext:value-type="float">
            <text:p>14.6099999999997</text:p>
          </table:table-cell>
          <table:table-cell table:formula="of:=ROUND((0.00005-([.A1463]-0.4)/270000) * 1000000)" office:value-type="float" office:value="-3" calcext:value-type="float">
            <text:p>-3</text:p>
          </table:table-cell>
          <table:table-cell table:formula="of:=([.A1463]-0.4)/(0.00005-0.000001*[.B1463])-260000" office:value-type="float" office:value="8113.20754716476" calcext:value-type="float">
            <text:p>8113</text:p>
          </table:table-cell>
        </table:table-row>
        <table:table-row table:style-name="ro1">
          <table:table-cell table:formula="of:=[.A1463]+0.01" office:value-type="float" office:value="14.6199999999997" calcext:value-type="float">
            <text:p>14.6199999999997</text:p>
          </table:table-cell>
          <table:table-cell table:formula="of:=ROUND((0.00005-([.A1464]-0.4)/270000) * 1000000)" office:value-type="float" office:value="-3" calcext:value-type="float">
            <text:p>-3</text:p>
          </table:table-cell>
          <table:table-cell table:formula="of:=([.A1464]-0.4)/(0.00005-0.000001*[.B1464])-260000" office:value-type="float" office:value="8301.88679244777" calcext:value-type="float">
            <text:p>8302</text:p>
          </table:table-cell>
        </table:table-row>
        <table:table-row table:style-name="ro1">
          <table:table-cell table:formula="of:=[.A1464]+0.01" office:value-type="float" office:value="14.6299999999997" calcext:value-type="float">
            <text:p>14.6299999999997</text:p>
          </table:table-cell>
          <table:table-cell table:formula="of:=ROUND((0.00005-([.A1465]-0.4)/270000) * 1000000)" office:value-type="float" office:value="-3" calcext:value-type="float">
            <text:p>-3</text:p>
          </table:table-cell>
          <table:table-cell table:formula="of:=([.A1465]-0.4)/(0.00005-0.000001*[.B1465])-260000" office:value-type="float" office:value="8490.56603773078" calcext:value-type="float">
            <text:p>8491</text:p>
          </table:table-cell>
        </table:table-row>
        <table:table-row table:style-name="ro1">
          <table:table-cell table:formula="of:=[.A1465]+0.01" office:value-type="float" office:value="14.6399999999997" calcext:value-type="float">
            <text:p>14.6399999999997</text:p>
          </table:table-cell>
          <table:table-cell table:formula="of:=ROUND((0.00005-([.A1466]-0.4)/270000) * 1000000)" office:value-type="float" office:value="-3" calcext:value-type="float">
            <text:p>-3</text:p>
          </table:table-cell>
          <table:table-cell table:formula="of:=([.A1466]-0.4)/(0.00005-0.000001*[.B1466])-260000" office:value-type="float" office:value="8679.24528301379" calcext:value-type="float">
            <text:p>8679</text:p>
          </table:table-cell>
        </table:table-row>
        <table:table-row table:style-name="ro1">
          <table:table-cell table:formula="of:=[.A1466]+0.01" office:value-type="float" office:value="14.6499999999997" calcext:value-type="float">
            <text:p>14.6499999999997</text:p>
          </table:table-cell>
          <table:table-cell table:formula="of:=ROUND((0.00005-([.A1467]-0.4)/270000) * 1000000)" office:value-type="float" office:value="-3" calcext:value-type="float">
            <text:p>-3</text:p>
          </table:table-cell>
          <table:table-cell table:formula="of:=([.A1467]-0.4)/(0.00005-0.000001*[.B1467])-260000" office:value-type="float" office:value="8867.9245282968" calcext:value-type="float">
            <text:p>8868</text:p>
          </table:table-cell>
        </table:table-row>
        <table:table-row table:style-name="ro1">
          <table:table-cell table:formula="of:=[.A1467]+0.01" office:value-type="float" office:value="14.6599999999997" calcext:value-type="float">
            <text:p>14.6599999999997</text:p>
          </table:table-cell>
          <table:table-cell table:formula="of:=ROUND((0.00005-([.A1468]-0.4)/270000) * 1000000)" office:value-type="float" office:value="-3" calcext:value-type="float">
            <text:p>-3</text:p>
          </table:table-cell>
          <table:table-cell table:formula="of:=([.A1468]-0.4)/(0.00005-0.000001*[.B1468])-260000" office:value-type="float" office:value="9056.60377357982" calcext:value-type="float">
            <text:p>9057</text:p>
          </table:table-cell>
        </table:table-row>
        <table:table-row table:style-name="ro1">
          <table:table-cell table:formula="of:=[.A1468]+0.01" office:value-type="float" office:value="14.6699999999997" calcext:value-type="float">
            <text:p>14.6699999999997</text:p>
          </table:table-cell>
          <table:table-cell table:formula="of:=ROUND((0.00005-([.A1469]-0.4)/270000) * 1000000)" office:value-type="float" office:value="-3" calcext:value-type="float">
            <text:p>-3</text:p>
          </table:table-cell>
          <table:table-cell table:formula="of:=([.A1469]-0.4)/(0.00005-0.000001*[.B1469])-260000" office:value-type="float" office:value="9245.28301886283" calcext:value-type="float">
            <text:p>9245</text:p>
          </table:table-cell>
        </table:table-row>
        <table:table-row table:style-name="ro1">
          <table:table-cell table:formula="of:=[.A1469]+0.01" office:value-type="float" office:value="14.6799999999997" calcext:value-type="float">
            <text:p>14.6799999999997</text:p>
          </table:table-cell>
          <table:table-cell table:formula="of:=ROUND((0.00005-([.A1470]-0.4)/270000) * 1000000)" office:value-type="float" office:value="-3" calcext:value-type="float">
            <text:p>-3</text:p>
          </table:table-cell>
          <table:table-cell table:formula="of:=([.A1470]-0.4)/(0.00005-0.000001*[.B1470])-260000" office:value-type="float" office:value="9433.96226414584" calcext:value-type="float">
            <text:p>9434</text:p>
          </table:table-cell>
        </table:table-row>
        <table:table-row table:style-name="ro1">
          <table:table-cell table:formula="of:=[.A1470]+0.01" office:value-type="float" office:value="14.6899999999997" calcext:value-type="float">
            <text:p>14.6899999999997</text:p>
          </table:table-cell>
          <table:table-cell table:formula="of:=ROUND((0.00005-([.A1471]-0.4)/270000) * 1000000)" office:value-type="float" office:value="-3" calcext:value-type="float">
            <text:p>-3</text:p>
          </table:table-cell>
          <table:table-cell table:formula="of:=([.A1471]-0.4)/(0.00005-0.000001*[.B1471])-260000" office:value-type="float" office:value="9622.64150942885" calcext:value-type="float">
            <text:p>9623</text:p>
          </table:table-cell>
        </table:table-row>
        <table:table-row table:style-name="ro1">
          <table:table-cell table:formula="of:=[.A1471]+0.01" office:value-type="float" office:value="14.6999999999997" calcext:value-type="float">
            <text:p>14.6999999999997</text:p>
          </table:table-cell>
          <table:table-cell table:formula="of:=ROUND((0.00005-([.A1472]-0.4)/270000) * 1000000)" office:value-type="float" office:value="-3" calcext:value-type="float">
            <text:p>-3</text:p>
          </table:table-cell>
          <table:table-cell table:formula="of:=([.A1472]-0.4)/(0.00005-0.000001*[.B1472])-260000" office:value-type="float" office:value="9811.32075471192" calcext:value-type="float">
            <text:p>9811</text:p>
          </table:table-cell>
        </table:table-row>
        <table:table-row table:style-name="ro1">
          <table:table-cell table:formula="of:=[.A1472]+0.01" office:value-type="float" office:value="14.7099999999997" calcext:value-type="float">
            <text:p>14.7099999999997</text:p>
          </table:table-cell>
          <table:table-cell table:formula="of:=ROUND((0.00005-([.A1473]-0.4)/270000) * 1000000)" office:value-type="float" office:value="-3" calcext:value-type="float">
            <text:p>-3</text:p>
          </table:table-cell>
          <table:table-cell table:formula="of:=([.A1473]-0.4)/(0.00005-0.000001*[.B1473])-260000" office:value-type="float" office:value="9999.99999999494" calcext:value-type="float">
            <text:p>10000</text:p>
          </table:table-cell>
        </table:table-row>
        <table:table-row table:style-name="ro1">
          <table:table-cell table:formula="of:=[.A1473]+0.01" office:value-type="float" office:value="14.7199999999997" calcext:value-type="float">
            <text:p>14.7199999999997</text:p>
          </table:table-cell>
          <table:table-cell table:formula="of:=ROUND((0.00005-([.A1474]-0.4)/270000) * 1000000)" office:value-type="float" office:value="-3" calcext:value-type="float">
            <text:p>-3</text:p>
          </table:table-cell>
          <table:table-cell table:formula="of:=([.A1474]-0.4)/(0.00005-0.000001*[.B1474])-260000" office:value-type="float" office:value="10188.6792452779" calcext:value-type="float">
            <text:p>10189</text:p>
          </table:table-cell>
        </table:table-row>
        <table:table-row table:style-name="ro1">
          <table:table-cell table:formula="of:=[.A1474]+0.01" office:value-type="float" office:value="14.7299999999997" calcext:value-type="float">
            <text:p>14.7299999999997</text:p>
          </table:table-cell>
          <table:table-cell table:formula="of:=ROUND((0.00005-([.A1475]-0.4)/270000) * 1000000)" office:value-type="float" office:value="-3" calcext:value-type="float">
            <text:p>-3</text:p>
          </table:table-cell>
          <table:table-cell table:formula="of:=([.A1475]-0.4)/(0.00005-0.000001*[.B1475])-260000" office:value-type="float" office:value="10377.358490561" calcext:value-type="float">
            <text:p>10377</text:p>
          </table:table-cell>
        </table:table-row>
        <table:table-row table:style-name="ro1">
          <table:table-cell table:formula="of:=[.A1475]+0.01" office:value-type="float" office:value="14.7399999999997" calcext:value-type="float">
            <text:p>14.7399999999997</text:p>
          </table:table-cell>
          <table:table-cell table:formula="of:=ROUND((0.00005-([.A1476]-0.4)/270000) * 1000000)" office:value-type="float" office:value="-3" calcext:value-type="float">
            <text:p>-3</text:p>
          </table:table-cell>
          <table:table-cell table:formula="of:=([.A1476]-0.4)/(0.00005-0.000001*[.B1476])-260000" office:value-type="float" office:value="10566.037735844" calcext:value-type="float">
            <text:p>10566</text:p>
          </table:table-cell>
        </table:table-row>
        <table:table-row table:style-name="ro1">
          <table:table-cell table:formula="of:=[.A1476]+0.01" office:value-type="float" office:value="14.7499999999997" calcext:value-type="float">
            <text:p>14.7499999999997</text:p>
          </table:table-cell>
          <table:table-cell table:formula="of:=ROUND((0.00005-([.A1477]-0.4)/270000) * 1000000)" office:value-type="float" office:value="-3" calcext:value-type="float">
            <text:p>-3</text:p>
          </table:table-cell>
          <table:table-cell table:formula="of:=([.A1477]-0.4)/(0.00005-0.000001*[.B1477])-260000" office:value-type="float" office:value="10754.716981127" calcext:value-type="float">
            <text:p>10755</text:p>
          </table:table-cell>
        </table:table-row>
        <table:table-row table:style-name="ro1">
          <table:table-cell table:formula="of:=[.A1477]+0.01" office:value-type="float" office:value="14.7599999999997" calcext:value-type="float">
            <text:p>14.7599999999997</text:p>
          </table:table-cell>
          <table:table-cell table:formula="of:=ROUND((0.00005-([.A1478]-0.4)/270000) * 1000000)" office:value-type="float" office:value="-3" calcext:value-type="float">
            <text:p>-3</text:p>
          </table:table-cell>
          <table:table-cell table:formula="of:=([.A1478]-0.4)/(0.00005-0.000001*[.B1478])-260000" office:value-type="float" office:value="10943.39622641" calcext:value-type="float">
            <text:p>10943</text:p>
          </table:table-cell>
        </table:table-row>
        <table:table-row table:style-name="ro1">
          <table:table-cell table:formula="of:=[.A1478]+0.01" office:value-type="float" office:value="14.7699999999997" calcext:value-type="float">
            <text:p>14.7699999999997</text:p>
          </table:table-cell>
          <table:table-cell table:formula="of:=ROUND((0.00005-([.A1479]-0.4)/270000) * 1000000)" office:value-type="float" office:value="-3" calcext:value-type="float">
            <text:p>-3</text:p>
          </table:table-cell>
          <table:table-cell table:formula="of:=([.A1479]-0.4)/(0.00005-0.000001*[.B1479])-260000" office:value-type="float" office:value="11132.075471693" calcext:value-type="float">
            <text:p>11132</text:p>
          </table:table-cell>
        </table:table-row>
        <table:table-row table:style-name="ro1">
          <table:table-cell table:formula="of:=[.A1479]+0.01" office:value-type="float" office:value="14.7799999999997" calcext:value-type="float">
            <text:p>14.7799999999997</text:p>
          </table:table-cell>
          <table:table-cell table:formula="of:=ROUND((0.00005-([.A1480]-0.4)/270000) * 1000000)" office:value-type="float" office:value="-3" calcext:value-type="float">
            <text:p>-3</text:p>
          </table:table-cell>
          <table:table-cell table:formula="of:=([.A1480]-0.4)/(0.00005-0.000001*[.B1480])-260000" office:value-type="float" office:value="11320.754716976" calcext:value-type="float">
            <text:p>11321</text:p>
          </table:table-cell>
        </table:table-row>
        <table:table-row table:style-name="ro1">
          <table:table-cell table:formula="of:=[.A1480]+0.01" office:value-type="float" office:value="14.7899999999997" calcext:value-type="float">
            <text:p>14.7899999999997</text:p>
          </table:table-cell>
          <table:table-cell table:formula="of:=ROUND((0.00005-([.A1481]-0.4)/270000) * 1000000)" office:value-type="float" office:value="-3" calcext:value-type="float">
            <text:p>-3</text:p>
          </table:table-cell>
          <table:table-cell table:formula="of:=([.A1481]-0.4)/(0.00005-0.000001*[.B1481])-260000" office:value-type="float" office:value="11509.433962259" calcext:value-type="float">
            <text:p>11509</text:p>
          </table:table-cell>
        </table:table-row>
        <table:table-row table:style-name="ro1">
          <table:table-cell table:formula="of:=[.A1481]+0.01" office:value-type="float" office:value="14.7999999999997" calcext:value-type="float">
            <text:p>14.7999999999997</text:p>
          </table:table-cell>
          <table:table-cell table:formula="of:=ROUND((0.00005-([.A1482]-0.4)/270000) * 1000000)" office:value-type="float" office:value="-3" calcext:value-type="float">
            <text:p>-3</text:p>
          </table:table-cell>
          <table:table-cell table:formula="of:=([.A1482]-0.4)/(0.00005-0.000001*[.B1482])-260000" office:value-type="float" office:value="11698.113207542" calcext:value-type="float">
            <text:p>11698</text:p>
          </table:table-cell>
        </table:table-row>
        <table:table-row table:style-name="ro1">
          <table:table-cell table:formula="of:=[.A1482]+0.01" office:value-type="float" office:value="14.8099999999997" calcext:value-type="float">
            <text:p>14.8099999999997</text:p>
          </table:table-cell>
          <table:table-cell table:formula="of:=ROUND((0.00005-([.A1483]-0.4)/270000) * 1000000)" office:value-type="float" office:value="-3" calcext:value-type="float">
            <text:p>-3</text:p>
          </table:table-cell>
          <table:table-cell table:formula="of:=([.A1483]-0.4)/(0.00005-0.000001*[.B1483])-260000" office:value-type="float" office:value="11886.7924528251" calcext:value-type="float">
            <text:p>11887</text:p>
          </table:table-cell>
        </table:table-row>
        <table:table-row table:style-name="ro1">
          <table:table-cell table:formula="of:=[.A1483]+0.01" office:value-type="float" office:value="14.8199999999997" calcext:value-type="float">
            <text:p>14.8199999999997</text:p>
          </table:table-cell>
          <table:table-cell table:formula="of:=ROUND((0.00005-([.A1484]-0.4)/270000) * 1000000)" office:value-type="float" office:value="-3" calcext:value-type="float">
            <text:p>-3</text:p>
          </table:table-cell>
          <table:table-cell table:formula="of:=([.A1484]-0.4)/(0.00005-0.000001*[.B1484])-260000" office:value-type="float" office:value="12075.4716981081" calcext:value-type="float">
            <text:p>12075</text:p>
          </table:table-cell>
        </table:table-row>
        <table:table-row table:style-name="ro1">
          <table:table-cell table:formula="of:=[.A1484]+0.01" office:value-type="float" office:value="14.8299999999997" calcext:value-type="float">
            <text:p>14.8299999999997</text:p>
          </table:table-cell>
          <table:table-cell table:formula="of:=ROUND((0.00005-([.A1485]-0.4)/270000) * 1000000)" office:value-type="float" office:value="-3" calcext:value-type="float">
            <text:p>-3</text:p>
          </table:table-cell>
          <table:table-cell table:formula="of:=([.A1485]-0.4)/(0.00005-0.000001*[.B1485])-260000" office:value-type="float" office:value="12264.1509433911" calcext:value-type="float">
            <text:p>12264</text:p>
          </table:table-cell>
        </table:table-row>
        <table:table-row table:style-name="ro1">
          <table:table-cell table:formula="of:=[.A1485]+0.01" office:value-type="float" office:value="14.8399999999997" calcext:value-type="float">
            <text:p>14.8399999999997</text:p>
          </table:table-cell>
          <table:table-cell table:formula="of:=ROUND((0.00005-([.A1486]-0.4)/270000) * 1000000)" office:value-type="float" office:value="-3" calcext:value-type="float">
            <text:p>-3</text:p>
          </table:table-cell>
          <table:table-cell table:formula="of:=([.A1486]-0.4)/(0.00005-0.000001*[.B1486])-260000" office:value-type="float" office:value="12452.8301886741" calcext:value-type="float">
            <text:p>12453</text:p>
          </table:table-cell>
        </table:table-row>
        <table:table-row table:style-name="ro1">
          <table:table-cell table:formula="of:=[.A1486]+0.01" office:value-type="float" office:value="14.8499999999997" calcext:value-type="float">
            <text:p>14.8499999999997</text:p>
          </table:table-cell>
          <table:table-cell table:formula="of:=ROUND((0.00005-([.A1487]-0.4)/270000) * 1000000)" office:value-type="float" office:value="-4" calcext:value-type="float">
            <text:p>-4</text:p>
          </table:table-cell>
          <table:table-cell table:formula="of:=([.A1487]-0.4)/(0.00005-0.000001*[.B1487])-260000" office:value-type="float" office:value="7592.59259258752" calcext:value-type="float">
            <text:p>7593</text:p>
          </table:table-cell>
        </table:table-row>
        <table:table-row table:style-name="ro1">
          <table:table-cell table:formula="of:=[.A1487]+0.01" office:value-type="float" office:value="14.8599999999997" calcext:value-type="float">
            <text:p>14.8599999999997</text:p>
          </table:table-cell>
          <table:table-cell table:formula="of:=ROUND((0.00005-([.A1488]-0.4)/270000) * 1000000)" office:value-type="float" office:value="-4" calcext:value-type="float">
            <text:p>-4</text:p>
          </table:table-cell>
          <table:table-cell table:formula="of:=([.A1488]-0.4)/(0.00005-0.000001*[.B1488])-260000" office:value-type="float" office:value="7777.77777777269" calcext:value-type="float">
            <text:p>7778</text:p>
          </table:table-cell>
        </table:table-row>
        <table:table-row table:style-name="ro1">
          <table:table-cell table:formula="of:=[.A1488]+0.01" office:value-type="float" office:value="14.8699999999997" calcext:value-type="float">
            <text:p>14.8699999999997</text:p>
          </table:table-cell>
          <table:table-cell table:formula="of:=ROUND((0.00005-([.A1489]-0.4)/270000) * 1000000)" office:value-type="float" office:value="-4" calcext:value-type="float">
            <text:p>-4</text:p>
          </table:table-cell>
          <table:table-cell table:formula="of:=([.A1489]-0.4)/(0.00005-0.000001*[.B1489])-260000" office:value-type="float" office:value="7962.96296295791" calcext:value-type="float">
            <text:p>7963</text:p>
          </table:table-cell>
        </table:table-row>
        <table:table-row table:style-name="ro1">
          <table:table-cell table:formula="of:=[.A1489]+0.01" office:value-type="float" office:value="14.8799999999997" calcext:value-type="float">
            <text:p>14.8799999999997</text:p>
          </table:table-cell>
          <table:table-cell table:formula="of:=ROUND((0.00005-([.A1490]-0.4)/270000) * 1000000)" office:value-type="float" office:value="-4" calcext:value-type="float">
            <text:p>-4</text:p>
          </table:table-cell>
          <table:table-cell table:formula="of:=([.A1490]-0.4)/(0.00005-0.000001*[.B1490])-260000" office:value-type="float" office:value="8148.14814814308" calcext:value-type="float">
            <text:p>8148</text:p>
          </table:table-cell>
        </table:table-row>
        <table:table-row table:style-name="ro1">
          <table:table-cell table:formula="of:=[.A1490]+0.01" office:value-type="float" office:value="14.8899999999997" calcext:value-type="float">
            <text:p>14.8899999999997</text:p>
          </table:table-cell>
          <table:table-cell table:formula="of:=ROUND((0.00005-([.A1491]-0.4)/270000) * 1000000)" office:value-type="float" office:value="-4" calcext:value-type="float">
            <text:p>-4</text:p>
          </table:table-cell>
          <table:table-cell table:formula="of:=([.A1491]-0.4)/(0.00005-0.000001*[.B1491])-260000" office:value-type="float" office:value="8333.33333332825" calcext:value-type="float">
            <text:p>8333</text:p>
          </table:table-cell>
        </table:table-row>
        <table:table-row table:style-name="ro1">
          <table:table-cell table:formula="of:=[.A1491]+0.01" office:value-type="float" office:value="14.8999999999997" calcext:value-type="float">
            <text:p>14.8999999999997</text:p>
          </table:table-cell>
          <table:table-cell table:formula="of:=ROUND((0.00005-([.A1492]-0.4)/270000) * 1000000)" office:value-type="float" office:value="-4" calcext:value-type="float">
            <text:p>-4</text:p>
          </table:table-cell>
          <table:table-cell table:formula="of:=([.A1492]-0.4)/(0.00005-0.000001*[.B1492])-260000" office:value-type="float" office:value="8518.51851851342" calcext:value-type="float">
            <text:p>8519</text:p>
          </table:table-cell>
        </table:table-row>
        <table:table-row table:style-name="ro1">
          <table:table-cell table:formula="of:=[.A1492]+0.01" office:value-type="float" office:value="14.9099999999997" calcext:value-type="float">
            <text:p>14.9099999999997</text:p>
          </table:table-cell>
          <table:table-cell table:formula="of:=ROUND((0.00005-([.A1493]-0.4)/270000) * 1000000)" office:value-type="float" office:value="-4" calcext:value-type="float">
            <text:p>-4</text:p>
          </table:table-cell>
          <table:table-cell table:formula="of:=([.A1493]-0.4)/(0.00005-0.000001*[.B1493])-260000" office:value-type="float" office:value="8703.70370369859" calcext:value-type="float">
            <text:p>8704</text:p>
          </table:table-cell>
        </table:table-row>
        <table:table-row table:style-name="ro1">
          <table:table-cell table:formula="of:=[.A1493]+0.01" office:value-type="float" office:value="14.9199999999997" calcext:value-type="float">
            <text:p>14.9199999999997</text:p>
          </table:table-cell>
          <table:table-cell table:formula="of:=ROUND((0.00005-([.A1494]-0.4)/270000) * 1000000)" office:value-type="float" office:value="-4" calcext:value-type="float">
            <text:p>-4</text:p>
          </table:table-cell>
          <table:table-cell table:formula="of:=([.A1494]-0.4)/(0.00005-0.000001*[.B1494])-260000" office:value-type="float" office:value="8888.88888888381" calcext:value-type="float">
            <text:p>8889</text:p>
          </table:table-cell>
        </table:table-row>
        <table:table-row table:style-name="ro1">
          <table:table-cell table:formula="of:=[.A1494]+0.01" office:value-type="float" office:value="14.9299999999997" calcext:value-type="float">
            <text:p>14.9299999999997</text:p>
          </table:table-cell>
          <table:table-cell table:formula="of:=ROUND((0.00005-([.A1495]-0.4)/270000) * 1000000)" office:value-type="float" office:value="-4" calcext:value-type="float">
            <text:p>-4</text:p>
          </table:table-cell>
          <table:table-cell table:formula="of:=([.A1495]-0.4)/(0.00005-0.000001*[.B1495])-260000" office:value-type="float" office:value="9074.07407406898" calcext:value-type="float">
            <text:p>9074</text:p>
          </table:table-cell>
        </table:table-row>
        <table:table-row table:style-name="ro1">
          <table:table-cell table:formula="of:=[.A1495]+0.01" office:value-type="float" office:value="14.9399999999997" calcext:value-type="float">
            <text:p>14.9399999999997</text:p>
          </table:table-cell>
          <table:table-cell table:formula="of:=ROUND((0.00005-([.A1496]-0.4)/270000) * 1000000)" office:value-type="float" office:value="-4" calcext:value-type="float">
            <text:p>-4</text:p>
          </table:table-cell>
          <table:table-cell table:formula="of:=([.A1496]-0.4)/(0.00005-0.000001*[.B1496])-260000" office:value-type="float" office:value="9259.25925925415" calcext:value-type="float">
            <text:p>9259</text:p>
          </table:table-cell>
        </table:table-row>
        <table:table-row table:style-name="ro1">
          <table:table-cell table:formula="of:=[.A1496]+0.01" office:value-type="float" office:value="14.9499999999997" calcext:value-type="float">
            <text:p>14.9499999999997</text:p>
          </table:table-cell>
          <table:table-cell table:formula="of:=ROUND((0.00005-([.A1497]-0.4)/270000) * 1000000)" office:value-type="float" office:value="-4" calcext:value-type="float">
            <text:p>-4</text:p>
          </table:table-cell>
          <table:table-cell table:formula="of:=([.A1497]-0.4)/(0.00005-0.000001*[.B1497])-260000" office:value-type="float" office:value="9444.44444443932" calcext:value-type="float">
            <text:p>9444</text:p>
          </table:table-cell>
        </table:table-row>
        <table:table-row table:style-name="ro1">
          <table:table-cell table:formula="of:=[.A1497]+0.01" office:value-type="float" office:value="14.9599999999997" calcext:value-type="float">
            <text:p>14.9599999999997</text:p>
          </table:table-cell>
          <table:table-cell table:formula="of:=ROUND((0.00005-([.A1498]-0.4)/270000) * 1000000)" office:value-type="float" office:value="-4" calcext:value-type="float">
            <text:p>-4</text:p>
          </table:table-cell>
          <table:table-cell table:formula="of:=([.A1498]-0.4)/(0.00005-0.000001*[.B1498])-260000" office:value-type="float" office:value="9629.62962962454" calcext:value-type="float">
            <text:p>9630</text:p>
          </table:table-cell>
        </table:table-row>
        <table:table-row table:style-name="ro1">
          <table:table-cell table:formula="of:=[.A1498]+0.01" office:value-type="float" office:value="14.9699999999997" calcext:value-type="float">
            <text:p>14.9699999999997</text:p>
          </table:table-cell>
          <table:table-cell table:formula="of:=ROUND((0.00005-([.A1499]-0.4)/270000) * 1000000)" office:value-type="float" office:value="-4" calcext:value-type="float">
            <text:p>-4</text:p>
          </table:table-cell>
          <table:table-cell table:formula="of:=([.A1499]-0.4)/(0.00005-0.000001*[.B1499])-260000" office:value-type="float" office:value="9814.81481480971" calcext:value-type="float">
            <text:p>9815</text:p>
          </table:table-cell>
        </table:table-row>
        <table:table-row table:style-name="ro1">
          <table:table-cell table:formula="of:=[.A1499]+0.01" office:value-type="float" office:value="14.9799999999997" calcext:value-type="float">
            <text:p>14.9799999999997</text:p>
          </table:table-cell>
          <table:table-cell table:formula="of:=ROUND((0.00005-([.A1500]-0.4)/270000) * 1000000)" office:value-type="float" office:value="-4" calcext:value-type="float">
            <text:p>-4</text:p>
          </table:table-cell>
          <table:table-cell table:formula="of:=([.A1500]-0.4)/(0.00005-0.000001*[.B1500])-260000" office:value-type="float" office:value="9999.99999999488" calcext:value-type="float">
            <text:p>10000</text:p>
          </table:table-cell>
        </table:table-row>
        <table:table-row table:style-name="ro1">
          <table:table-cell table:formula="of:=[.A1500]+0.01" office:value-type="float" office:value="14.9899999999997" calcext:value-type="float">
            <text:p>14.9899999999997</text:p>
          </table:table-cell>
          <table:table-cell table:formula="of:=ROUND((0.00005-([.A1501]-0.4)/270000) * 1000000)" office:value-type="float" office:value="-4" calcext:value-type="float">
            <text:p>-4</text:p>
          </table:table-cell>
          <table:table-cell table:formula="of:=([.A1501]-0.4)/(0.00005-0.000001*[.B1501])-260000" office:value-type="float" office:value="10185.18518518" calcext:value-type="float">
            <text:p>10185</text:p>
          </table:table-cell>
        </table:table-row>
        <table:table-row table:style-name="ro1">
          <table:table-cell table:formula="of:=[.A1501]+0.01" office:value-type="float" office:value="14.9999999999997" calcext:value-type="float">
            <text:p>14.9999999999997</text:p>
          </table:table-cell>
          <table:table-cell table:formula="of:=ROUND((0.00005-([.A1502]-0.4)/270000) * 1000000)" office:value-type="float" office:value="-4" calcext:value-type="float">
            <text:p>-4</text:p>
          </table:table-cell>
          <table:table-cell table:formula="of:=([.A1502]-0.4)/(0.00005-0.000001*[.B1502])-260000" office:value-type="float" office:value="10370.3703703652" calcext:value-type="float">
            <text:p>10370</text:p>
          </table:table-cell>
        </table:table-row>
        <table:table-row table:style-name="ro1">
          <table:table-cell table:formula="of:=[.A1502]+0.01" office:value-type="float" office:value="15.0099999999997" calcext:value-type="float">
            <text:p>15.0099999999997</text:p>
          </table:table-cell>
          <table:table-cell table:formula="of:=ROUND((0.00005-([.A1503]-0.4)/270000) * 1000000)" office:value-type="float" office:value="-4" calcext:value-type="float">
            <text:p>-4</text:p>
          </table:table-cell>
          <table:table-cell table:formula="of:=([.A1503]-0.4)/(0.00005-0.000001*[.B1503])-260000" office:value-type="float" office:value="10555.5555555504" calcext:value-type="float">
            <text:p>10556</text:p>
          </table:table-cell>
        </table:table-row>
        <table:table-row table:style-name="ro1">
          <table:table-cell table:formula="of:=[.A1503]+0.01" office:value-type="float" office:value="15.0199999999997" calcext:value-type="float">
            <text:p>15.0199999999997</text:p>
          </table:table-cell>
          <table:table-cell table:formula="of:=ROUND((0.00005-([.A1504]-0.4)/270000) * 1000000)" office:value-type="float" office:value="-4" calcext:value-type="float">
            <text:p>-4</text:p>
          </table:table-cell>
          <table:table-cell table:formula="of:=([.A1504]-0.4)/(0.00005-0.000001*[.B1504])-260000" office:value-type="float" office:value="10740.7407407356" calcext:value-type="float">
            <text:p>10741</text:p>
          </table:table-cell>
        </table:table-row>
        <table:table-row table:style-name="ro1">
          <table:table-cell table:formula="of:=[.A1504]+0.01" office:value-type="float" office:value="15.0299999999997" calcext:value-type="float">
            <text:p>15.0299999999997</text:p>
          </table:table-cell>
          <table:table-cell table:formula="of:=ROUND((0.00005-([.A1505]-0.4)/270000) * 1000000)" office:value-type="float" office:value="-4" calcext:value-type="float">
            <text:p>-4</text:p>
          </table:table-cell>
          <table:table-cell table:formula="of:=([.A1505]-0.4)/(0.00005-0.000001*[.B1505])-260000" office:value-type="float" office:value="10925.9259259208" calcext:value-type="float">
            <text:p>10926</text:p>
          </table:table-cell>
        </table:table-row>
        <table:table-row table:style-name="ro1">
          <table:table-cell table:formula="of:=[.A1505]+0.01" office:value-type="float" office:value="15.0399999999997" calcext:value-type="float">
            <text:p>15.0399999999997</text:p>
          </table:table-cell>
          <table:table-cell table:formula="of:=ROUND((0.00005-([.A1506]-0.4)/270000) * 1000000)" office:value-type="float" office:value="-4" calcext:value-type="float">
            <text:p>-4</text:p>
          </table:table-cell>
          <table:table-cell table:formula="of:=([.A1506]-0.4)/(0.00005-0.000001*[.B1506])-260000" office:value-type="float" office:value="11111.1111111059" calcext:value-type="float">
            <text:p>11111</text:p>
          </table:table-cell>
        </table:table-row>
        <table:table-row table:style-name="ro1">
          <table:table-cell table:formula="of:=[.A1506]+0.01" office:value-type="float" office:value="15.0499999999997" calcext:value-type="float">
            <text:p>15.0499999999997</text:p>
          </table:table-cell>
          <table:table-cell table:formula="of:=ROUND((0.00005-([.A1507]-0.4)/270000) * 1000000)" office:value-type="float" office:value="-4" calcext:value-type="float">
            <text:p>-4</text:p>
          </table:table-cell>
          <table:table-cell table:formula="of:=([.A1507]-0.4)/(0.00005-0.000001*[.B1507])-260000" office:value-type="float" office:value="11296.2962962912" calcext:value-type="float">
            <text:p>11296</text:p>
          </table:table-cell>
        </table:table-row>
        <table:table-row table:style-name="ro1">
          <table:table-cell table:formula="of:=[.A1507]+0.01" office:value-type="float" office:value="15.0599999999997" calcext:value-type="float">
            <text:p>15.0599999999997</text:p>
          </table:table-cell>
          <table:table-cell table:formula="of:=ROUND((0.00005-([.A1508]-0.4)/270000) * 1000000)" office:value-type="float" office:value="-4" calcext:value-type="float">
            <text:p>-4</text:p>
          </table:table-cell>
          <table:table-cell table:formula="of:=([.A1508]-0.4)/(0.00005-0.000001*[.B1508])-260000" office:value-type="float" office:value="11481.4814814763" calcext:value-type="float">
            <text:p>11481</text:p>
          </table:table-cell>
        </table:table-row>
        <table:table-row table:style-name="ro1">
          <table:table-cell table:formula="of:=[.A1508]+0.01" office:value-type="float" office:value="15.0699999999997" calcext:value-type="float">
            <text:p>15.0699999999997</text:p>
          </table:table-cell>
          <table:table-cell table:formula="of:=ROUND((0.00005-([.A1509]-0.4)/270000) * 1000000)" office:value-type="float" office:value="-4" calcext:value-type="float">
            <text:p>-4</text:p>
          </table:table-cell>
          <table:table-cell table:formula="of:=([.A1509]-0.4)/(0.00005-0.000001*[.B1509])-260000" office:value-type="float" office:value="11666.6666666615" calcext:value-type="float">
            <text:p>11667</text:p>
          </table:table-cell>
        </table:table-row>
        <table:table-row table:style-name="ro1">
          <table:table-cell table:formula="of:=[.A1509]+0.01" office:value-type="float" office:value="15.0799999999997" calcext:value-type="float">
            <text:p>15.0799999999997</text:p>
          </table:table-cell>
          <table:table-cell table:formula="of:=ROUND((0.00005-([.A1510]-0.4)/270000) * 1000000)" office:value-type="float" office:value="-4" calcext:value-type="float">
            <text:p>-4</text:p>
          </table:table-cell>
          <table:table-cell table:formula="of:=([.A1510]-0.4)/(0.00005-0.000001*[.B1510])-260000" office:value-type="float" office:value="11851.8518518467" calcext:value-type="float">
            <text:p>11852</text:p>
          </table:table-cell>
        </table:table-row>
        <table:table-row table:style-name="ro1">
          <table:table-cell table:formula="of:=[.A1510]+0.01" office:value-type="float" office:value="15.0899999999997" calcext:value-type="float">
            <text:p>15.0899999999997</text:p>
          </table:table-cell>
          <table:table-cell table:formula="of:=ROUND((0.00005-([.A1511]-0.4)/270000) * 1000000)" office:value-type="float" office:value="-4" calcext:value-type="float">
            <text:p>-4</text:p>
          </table:table-cell>
          <table:table-cell table:formula="of:=([.A1511]-0.4)/(0.00005-0.000001*[.B1511])-260000" office:value-type="float" office:value="12037.0370370319" calcext:value-type="float">
            <text:p>12037</text:p>
          </table:table-cell>
        </table:table-row>
        <table:table-row table:style-name="ro1">
          <table:table-cell table:formula="of:=[.A1511]+0.01" office:value-type="float" office:value="15.0999999999997" calcext:value-type="float">
            <text:p>15.0999999999997</text:p>
          </table:table-cell>
          <table:table-cell table:formula="of:=ROUND((0.00005-([.A1512]-0.4)/270000) * 1000000)" office:value-type="float" office:value="-4" calcext:value-type="float">
            <text:p>-4</text:p>
          </table:table-cell>
          <table:table-cell table:formula="of:=([.A1512]-0.4)/(0.00005-0.000001*[.B1512])-260000" office:value-type="float" office:value="12222.2222222171" calcext:value-type="float">
            <text:p>12222</text:p>
          </table:table-cell>
        </table:table-row>
        <table:table-row table:style-name="ro1">
          <table:table-cell table:formula="of:=[.A1512]+0.01" office:value-type="float" office:value="15.1099999999997" calcext:value-type="float">
            <text:p>15.1099999999997</text:p>
          </table:table-cell>
          <table:table-cell table:formula="of:=ROUND((0.00005-([.A1513]-0.4)/270000) * 1000000)" office:value-type="float" office:value="-4" calcext:value-type="float">
            <text:p>-4</text:p>
          </table:table-cell>
          <table:table-cell table:formula="of:=([.A1513]-0.4)/(0.00005-0.000001*[.B1513])-260000" office:value-type="float" office:value="12407.4074074022" calcext:value-type="float">
            <text:p>12407</text:p>
          </table:table-cell>
        </table:table-row>
        <table:table-row table:style-name="ro1">
          <table:table-cell table:formula="of:=[.A1513]+0.01" office:value-type="float" office:value="15.1199999999997" calcext:value-type="float">
            <text:p>15.1199999999997</text:p>
          </table:table-cell>
          <table:table-cell table:formula="of:=ROUND((0.00005-([.A1514]-0.4)/270000) * 1000000)" office:value-type="float" office:value="-5" calcext:value-type="float">
            <text:p>-5</text:p>
          </table:table-cell>
          <table:table-cell table:formula="of:=([.A1514]-0.4)/(0.00005-0.000001*[.B1514])-260000" office:value-type="float" office:value="7636.36363635858" calcext:value-type="float">
            <text:p>7636</text:p>
          </table:table-cell>
        </table:table-row>
        <table:table-row table:style-name="ro1">
          <table:table-cell table:formula="of:=[.A1514]+0.01" office:value-type="float" office:value="15.1299999999997" calcext:value-type="float">
            <text:p>15.1299999999997</text:p>
          </table:table-cell>
          <table:table-cell table:formula="of:=ROUND((0.00005-([.A1515]-0.4)/270000) * 1000000)" office:value-type="float" office:value="-5" calcext:value-type="float">
            <text:p>-5</text:p>
          </table:table-cell>
          <table:table-cell table:formula="of:=([.A1515]-0.4)/(0.00005-0.000001*[.B1515])-260000" office:value-type="float" office:value="7818.18181817676" calcext:value-type="float">
            <text:p>7818</text:p>
          </table:table-cell>
        </table:table-row>
        <table:table-row table:style-name="ro1">
          <table:table-cell table:formula="of:=[.A1515]+0.01" office:value-type="float" office:value="15.1399999999997" calcext:value-type="float">
            <text:p>15.1399999999997</text:p>
          </table:table-cell>
          <table:table-cell table:formula="of:=ROUND((0.00005-([.A1516]-0.4)/270000) * 1000000)" office:value-type="float" office:value="-5" calcext:value-type="float">
            <text:p>-5</text:p>
          </table:table-cell>
          <table:table-cell table:formula="of:=([.A1516]-0.4)/(0.00005-0.000001*[.B1516])-260000" office:value-type="float" office:value="7999.99999999494" calcext:value-type="float">
            <text:p>8000</text:p>
          </table:table-cell>
        </table:table-row>
        <table:table-row table:style-name="ro1">
          <table:table-cell table:formula="of:=[.A1516]+0.01" office:value-type="float" office:value="15.1499999999997" calcext:value-type="float">
            <text:p>15.1499999999997</text:p>
          </table:table-cell>
          <table:table-cell table:formula="of:=ROUND((0.00005-([.A1517]-0.4)/270000) * 1000000)" office:value-type="float" office:value="-5" calcext:value-type="float">
            <text:p>-5</text:p>
          </table:table-cell>
          <table:table-cell table:formula="of:=([.A1517]-0.4)/(0.00005-0.000001*[.B1517])-260000" office:value-type="float" office:value="8181.81818181311" calcext:value-type="float">
            <text:p>8182</text:p>
          </table:table-cell>
        </table:table-row>
        <table:table-row table:style-name="ro1">
          <table:table-cell table:formula="of:=[.A1517]+0.01" office:value-type="float" office:value="15.1599999999997" calcext:value-type="float">
            <text:p>15.1599999999997</text:p>
          </table:table-cell>
          <table:table-cell table:formula="of:=ROUND((0.00005-([.A1518]-0.4)/270000) * 1000000)" office:value-type="float" office:value="-5" calcext:value-type="float">
            <text:p>-5</text:p>
          </table:table-cell>
          <table:table-cell table:formula="of:=([.A1518]-0.4)/(0.00005-0.000001*[.B1518])-260000" office:value-type="float" office:value="8363.63636363129" calcext:value-type="float">
            <text:p>8364</text:p>
          </table:table-cell>
        </table:table-row>
        <table:table-row table:style-name="ro1">
          <table:table-cell table:formula="of:=[.A1518]+0.01" office:value-type="float" office:value="15.1699999999997" calcext:value-type="float">
            <text:p>15.1699999999997</text:p>
          </table:table-cell>
          <table:table-cell table:formula="of:=ROUND((0.00005-([.A1519]-0.4)/270000) * 1000000)" office:value-type="float" office:value="-5" calcext:value-type="float">
            <text:p>-5</text:p>
          </table:table-cell>
          <table:table-cell table:formula="of:=([.A1519]-0.4)/(0.00005-0.000001*[.B1519])-260000" office:value-type="float" office:value="8545.45454544947" calcext:value-type="float">
            <text:p>8545</text:p>
          </table:table-cell>
        </table:table-row>
        <table:table-row table:style-name="ro1">
          <table:table-cell table:formula="of:=[.A1519]+0.01" office:value-type="float" office:value="15.1799999999997" calcext:value-type="float">
            <text:p>15.1799999999997</text:p>
          </table:table-cell>
          <table:table-cell table:formula="of:=ROUND((0.00005-([.A1520]-0.4)/270000) * 1000000)" office:value-type="float" office:value="-5" calcext:value-type="float">
            <text:p>-5</text:p>
          </table:table-cell>
          <table:table-cell table:formula="of:=([.A1520]-0.4)/(0.00005-0.000001*[.B1520])-260000" office:value-type="float" office:value="8727.27272726764" calcext:value-type="float">
            <text:p>8727</text:p>
          </table:table-cell>
        </table:table-row>
        <table:table-row table:style-name="ro1">
          <table:table-cell table:formula="of:=[.A1520]+0.01" office:value-type="float" office:value="15.1899999999997" calcext:value-type="float">
            <text:p>15.1899999999997</text:p>
          </table:table-cell>
          <table:table-cell table:formula="of:=ROUND((0.00005-([.A1521]-0.4)/270000) * 1000000)" office:value-type="float" office:value="-5" calcext:value-type="float">
            <text:p>-5</text:p>
          </table:table-cell>
          <table:table-cell table:formula="of:=([.A1521]-0.4)/(0.00005-0.000001*[.B1521])-260000" office:value-type="float" office:value="8909.09090908582" calcext:value-type="float">
            <text:p>8909</text:p>
          </table:table-cell>
        </table:table-row>
        <table:table-row table:style-name="ro1">
          <table:table-cell table:formula="of:=[.A1521]+0.01" office:value-type="float" office:value="15.1999999999997" calcext:value-type="float">
            <text:p>15.1999999999997</text:p>
          </table:table-cell>
          <table:table-cell table:formula="of:=ROUND((0.00005-([.A1522]-0.4)/270000) * 1000000)" office:value-type="float" office:value="-5" calcext:value-type="float">
            <text:p>-5</text:p>
          </table:table-cell>
          <table:table-cell table:formula="of:=([.A1522]-0.4)/(0.00005-0.000001*[.B1522])-260000" office:value-type="float" office:value="9090.909090904" calcext:value-type="float">
            <text:p>9091</text:p>
          </table:table-cell>
        </table:table-row>
        <table:table-row table:style-name="ro1">
          <table:table-cell table:formula="of:=[.A1522]+0.01" office:value-type="float" office:value="15.2099999999997" calcext:value-type="float">
            <text:p>15.2099999999997</text:p>
          </table:table-cell>
          <table:table-cell table:formula="of:=ROUND((0.00005-([.A1523]-0.4)/270000) * 1000000)" office:value-type="float" office:value="-5" calcext:value-type="float">
            <text:p>-5</text:p>
          </table:table-cell>
          <table:table-cell table:formula="of:=([.A1523]-0.4)/(0.00005-0.000001*[.B1523])-260000" office:value-type="float" office:value="9272.72727272217" calcext:value-type="float">
            <text:p>9273</text:p>
          </table:table-cell>
        </table:table-row>
        <table:table-row table:style-name="ro1">
          <table:table-cell table:formula="of:=[.A1523]+0.01" office:value-type="float" office:value="15.2199999999997" calcext:value-type="float">
            <text:p>15.2199999999997</text:p>
          </table:table-cell>
          <table:table-cell table:formula="of:=ROUND((0.00005-([.A1524]-0.4)/270000) * 1000000)" office:value-type="float" office:value="-5" calcext:value-type="float">
            <text:p>-5</text:p>
          </table:table-cell>
          <table:table-cell table:formula="of:=([.A1524]-0.4)/(0.00005-0.000001*[.B1524])-260000" office:value-type="float" office:value="9454.54545454035" calcext:value-type="float">
            <text:p>9455</text:p>
          </table:table-cell>
        </table:table-row>
        <table:table-row table:style-name="ro1">
          <table:table-cell table:formula="of:=[.A1524]+0.01" office:value-type="float" office:value="15.2299999999997" calcext:value-type="float">
            <text:p>15.2299999999997</text:p>
          </table:table-cell>
          <table:table-cell table:formula="of:=ROUND((0.00005-([.A1525]-0.4)/270000) * 1000000)" office:value-type="float" office:value="-5" calcext:value-type="float">
            <text:p>-5</text:p>
          </table:table-cell>
          <table:table-cell table:formula="of:=([.A1525]-0.4)/(0.00005-0.000001*[.B1525])-260000" office:value-type="float" office:value="9636.36363635852" calcext:value-type="float">
            <text:p>9636</text:p>
          </table:table-cell>
        </table:table-row>
        <table:table-row table:style-name="ro1">
          <table:table-cell table:formula="of:=[.A1525]+0.01" office:value-type="float" office:value="15.2399999999997" calcext:value-type="float">
            <text:p>15.2399999999997</text:p>
          </table:table-cell>
          <table:table-cell table:formula="of:=ROUND((0.00005-([.A1526]-0.4)/270000) * 1000000)" office:value-type="float" office:value="-5" calcext:value-type="float">
            <text:p>-5</text:p>
          </table:table-cell>
          <table:table-cell table:formula="of:=([.A1526]-0.4)/(0.00005-0.000001*[.B1526])-260000" office:value-type="float" office:value="9818.1818181767" calcext:value-type="float">
            <text:p>9818</text:p>
          </table:table-cell>
        </table:table-row>
        <table:table-row table:style-name="ro1">
          <table:table-cell table:formula="of:=[.A1526]+0.01" office:value-type="float" office:value="15.2499999999997" calcext:value-type="float">
            <text:p>15.2499999999997</text:p>
          </table:table-cell>
          <table:table-cell table:formula="of:=ROUND((0.00005-([.A1527]-0.4)/270000) * 1000000)" office:value-type="float" office:value="-5" calcext:value-type="float">
            <text:p>-5</text:p>
          </table:table-cell>
          <table:table-cell table:formula="of:=([.A1527]-0.4)/(0.00005-0.000001*[.B1527])-260000" office:value-type="float" office:value="9999.99999999488" calcext:value-type="float">
            <text:p>10000</text:p>
          </table:table-cell>
        </table:table-row>
        <table:table-row table:style-name="ro1">
          <table:table-cell table:formula="of:=[.A1527]+0.01" office:value-type="float" office:value="15.2599999999997" calcext:value-type="float">
            <text:p>15.2599999999997</text:p>
          </table:table-cell>
          <table:table-cell table:formula="of:=ROUND((0.00005-([.A1528]-0.4)/270000) * 1000000)" office:value-type="float" office:value="-5" calcext:value-type="float">
            <text:p>-5</text:p>
          </table:table-cell>
          <table:table-cell table:formula="of:=([.A1528]-0.4)/(0.00005-0.000001*[.B1528])-260000" office:value-type="float" office:value="10181.8181818131" calcext:value-type="float">
            <text:p>10182</text:p>
          </table:table-cell>
        </table:table-row>
        <table:table-row table:style-name="ro1">
          <table:table-cell table:formula="of:=[.A1528]+0.01" office:value-type="float" office:value="15.2699999999997" calcext:value-type="float">
            <text:p>15.2699999999997</text:p>
          </table:table-cell>
          <table:table-cell table:formula="of:=ROUND((0.00005-([.A1529]-0.4)/270000) * 1000000)" office:value-type="float" office:value="-5" calcext:value-type="float">
            <text:p>-5</text:p>
          </table:table-cell>
          <table:table-cell table:formula="of:=([.A1529]-0.4)/(0.00005-0.000001*[.B1529])-260000" office:value-type="float" office:value="10363.6363636312" calcext:value-type="float">
            <text:p>10364</text:p>
          </table:table-cell>
        </table:table-row>
        <table:table-row table:style-name="ro1">
          <table:table-cell table:formula="of:=[.A1529]+0.01" office:value-type="float" office:value="15.2799999999997" calcext:value-type="float">
            <text:p>15.2799999999997</text:p>
          </table:table-cell>
          <table:table-cell table:formula="of:=ROUND((0.00005-([.A1530]-0.4)/270000) * 1000000)" office:value-type="float" office:value="-5" calcext:value-type="float">
            <text:p>-5</text:p>
          </table:table-cell>
          <table:table-cell table:formula="of:=([.A1530]-0.4)/(0.00005-0.000001*[.B1530])-260000" office:value-type="float" office:value="10545.4545454494" calcext:value-type="float">
            <text:p>10545</text:p>
          </table:table-cell>
        </table:table-row>
        <table:table-row table:style-name="ro1">
          <table:table-cell table:formula="of:=[.A1530]+0.01" office:value-type="float" office:value="15.2899999999997" calcext:value-type="float">
            <text:p>15.2899999999997</text:p>
          </table:table-cell>
          <table:table-cell table:formula="of:=ROUND((0.00005-([.A1531]-0.4)/270000) * 1000000)" office:value-type="float" office:value="-5" calcext:value-type="float">
            <text:p>-5</text:p>
          </table:table-cell>
          <table:table-cell table:formula="of:=([.A1531]-0.4)/(0.00005-0.000001*[.B1531])-260000" office:value-type="float" office:value="10727.2727272676" calcext:value-type="float">
            <text:p>10727</text:p>
          </table:table-cell>
        </table:table-row>
        <table:table-row table:style-name="ro1">
          <table:table-cell table:formula="of:=[.A1531]+0.01" office:value-type="float" office:value="15.2999999999997" calcext:value-type="float">
            <text:p>15.2999999999997</text:p>
          </table:table-cell>
          <table:table-cell table:formula="of:=ROUND((0.00005-([.A1532]-0.4)/270000) * 1000000)" office:value-type="float" office:value="-5" calcext:value-type="float">
            <text:p>-5</text:p>
          </table:table-cell>
          <table:table-cell table:formula="of:=([.A1532]-0.4)/(0.00005-0.000001*[.B1532])-260000" office:value-type="float" office:value="10909.0909090858" calcext:value-type="float">
            <text:p>10909</text:p>
          </table:table-cell>
        </table:table-row>
        <table:table-row table:style-name="ro1">
          <table:table-cell table:formula="of:=[.A1532]+0.01" office:value-type="float" office:value="15.3099999999997" calcext:value-type="float">
            <text:p>15.3099999999997</text:p>
          </table:table-cell>
          <table:table-cell table:formula="of:=ROUND((0.00005-([.A1533]-0.4)/270000) * 1000000)" office:value-type="float" office:value="-5" calcext:value-type="float">
            <text:p>-5</text:p>
          </table:table-cell>
          <table:table-cell table:formula="of:=([.A1533]-0.4)/(0.00005-0.000001*[.B1533])-260000" office:value-type="float" office:value="11090.9090909039" calcext:value-type="float">
            <text:p>11091</text:p>
          </table:table-cell>
        </table:table-row>
        <table:table-row table:style-name="ro1">
          <table:table-cell table:formula="of:=[.A1533]+0.01" office:value-type="float" office:value="15.3199999999997" calcext:value-type="float">
            <text:p>15.3199999999997</text:p>
          </table:table-cell>
          <table:table-cell table:formula="of:=ROUND((0.00005-([.A1534]-0.4)/270000) * 1000000)" office:value-type="float" office:value="-5" calcext:value-type="float">
            <text:p>-5</text:p>
          </table:table-cell>
          <table:table-cell table:formula="of:=([.A1534]-0.4)/(0.00005-0.000001*[.B1534])-260000" office:value-type="float" office:value="11272.7272727221" calcext:value-type="float">
            <text:p>11273</text:p>
          </table:table-cell>
        </table:table-row>
        <table:table-row table:style-name="ro1">
          <table:table-cell table:formula="of:=[.A1534]+0.01" office:value-type="float" office:value="15.3299999999997" calcext:value-type="float">
            <text:p>15.3299999999997</text:p>
          </table:table-cell>
          <table:table-cell table:formula="of:=ROUND((0.00005-([.A1535]-0.4)/270000) * 1000000)" office:value-type="float" office:value="-5" calcext:value-type="float">
            <text:p>-5</text:p>
          </table:table-cell>
          <table:table-cell table:formula="of:=([.A1535]-0.4)/(0.00005-0.000001*[.B1535])-260000" office:value-type="float" office:value="11454.5454545403" calcext:value-type="float">
            <text:p>11455</text:p>
          </table:table-cell>
        </table:table-row>
        <table:table-row table:style-name="ro1">
          <table:table-cell table:formula="of:=[.A1535]+0.01" office:value-type="float" office:value="15.3399999999997" calcext:value-type="float">
            <text:p>15.3399999999997</text:p>
          </table:table-cell>
          <table:table-cell table:formula="of:=ROUND((0.00005-([.A1536]-0.4)/270000) * 1000000)" office:value-type="float" office:value="-5" calcext:value-type="float">
            <text:p>-5</text:p>
          </table:table-cell>
          <table:table-cell table:formula="of:=([.A1536]-0.4)/(0.00005-0.000001*[.B1536])-260000" office:value-type="float" office:value="11636.3636363585" calcext:value-type="float">
            <text:p>11636</text:p>
          </table:table-cell>
        </table:table-row>
        <table:table-row table:style-name="ro1">
          <table:table-cell table:formula="of:=[.A1536]+0.01" office:value-type="float" office:value="15.3499999999997" calcext:value-type="float">
            <text:p>15.3499999999997</text:p>
          </table:table-cell>
          <table:table-cell table:formula="of:=ROUND((0.00005-([.A1537]-0.4)/270000) * 1000000)" office:value-type="float" office:value="-5" calcext:value-type="float">
            <text:p>-5</text:p>
          </table:table-cell>
          <table:table-cell table:formula="of:=([.A1537]-0.4)/(0.00005-0.000001*[.B1537])-260000" office:value-type="float" office:value="11818.1818181766" calcext:value-type="float">
            <text:p>11818</text:p>
          </table:table-cell>
        </table:table-row>
        <table:table-row table:style-name="ro1">
          <table:table-cell table:formula="of:=[.A1537]+0.01" office:value-type="float" office:value="15.3599999999997" calcext:value-type="float">
            <text:p>15.3599999999997</text:p>
          </table:table-cell>
          <table:table-cell table:formula="of:=ROUND((0.00005-([.A1538]-0.4)/270000) * 1000000)" office:value-type="float" office:value="-5" calcext:value-type="float">
            <text:p>-5</text:p>
          </table:table-cell>
          <table:table-cell table:formula="of:=([.A1538]-0.4)/(0.00005-0.000001*[.B1538])-260000" office:value-type="float" office:value="11999.9999999948" calcext:value-type="float">
            <text:p>12000</text:p>
          </table:table-cell>
        </table:table-row>
        <table:table-row table:style-name="ro1">
          <table:table-cell table:formula="of:=[.A1538]+0.01" office:value-type="float" office:value="15.3699999999997" calcext:value-type="float">
            <text:p>15.3699999999997</text:p>
          </table:table-cell>
          <table:table-cell table:formula="of:=ROUND((0.00005-([.A1539]-0.4)/270000) * 1000000)" office:value-type="float" office:value="-5" calcext:value-type="float">
            <text:p>-5</text:p>
          </table:table-cell>
          <table:table-cell table:formula="of:=([.A1539]-0.4)/(0.00005-0.000001*[.B1539])-260000" office:value-type="float" office:value="12181.818181813" calcext:value-type="float">
            <text:p>12182</text:p>
          </table:table-cell>
        </table:table-row>
        <table:table-row table:style-name="ro1">
          <table:table-cell table:formula="of:=[.A1539]+0.01" office:value-type="float" office:value="15.3799999999997" calcext:value-type="float">
            <text:p>15.3799999999997</text:p>
          </table:table-cell>
          <table:table-cell table:formula="of:=ROUND((0.00005-([.A1540]-0.4)/270000) * 1000000)" office:value-type="float" office:value="-5" calcext:value-type="float">
            <text:p>-5</text:p>
          </table:table-cell>
          <table:table-cell table:formula="of:=([.A1540]-0.4)/(0.00005-0.000001*[.B1540])-260000" office:value-type="float" office:value="12363.6363636312" calcext:value-type="float">
            <text:p>12364</text:p>
          </table:table-cell>
        </table:table-row>
        <table:table-row table:style-name="ro1">
          <table:table-cell table:formula="of:=[.A1540]+0.01" office:value-type="float" office:value="15.3899999999997" calcext:value-type="float">
            <text:p>15.3899999999997</text:p>
          </table:table-cell>
          <table:table-cell table:formula="of:=ROUND((0.00005-([.A1541]-0.4)/270000) * 1000000)" office:value-type="float" office:value="-6" calcext:value-type="float">
            <text:p>-6</text:p>
          </table:table-cell>
          <table:table-cell table:formula="of:=([.A1541]-0.4)/(0.00005-0.000001*[.B1541])-260000" office:value-type="float" office:value="7678.57142856636" calcext:value-type="float">
            <text:p>7679</text:p>
          </table:table-cell>
        </table:table-row>
        <table:table-row table:style-name="ro1">
          <table:table-cell table:formula="of:=[.A1541]+0.01" office:value-type="float" office:value="15.3999999999997" calcext:value-type="float">
            <text:p>15.3999999999997</text:p>
          </table:table-cell>
          <table:table-cell table:formula="of:=ROUND((0.00005-([.A1542]-0.4)/270000) * 1000000)" office:value-type="float" office:value="-6" calcext:value-type="float">
            <text:p>-6</text:p>
          </table:table-cell>
          <table:table-cell table:formula="of:=([.A1542]-0.4)/(0.00005-0.000001*[.B1542])-260000" office:value-type="float" office:value="7857.14285713778" calcext:value-type="float">
            <text:p>7857</text:p>
          </table:table-cell>
        </table:table-row>
        <table:table-row table:style-name="ro1">
          <table:table-cell table:formula="of:=[.A1542]+0.01" office:value-type="float" office:value="15.4099999999997" calcext:value-type="float">
            <text:p>15.4099999999997</text:p>
          </table:table-cell>
          <table:table-cell table:formula="of:=ROUND((0.00005-([.A1543]-0.4)/270000) * 1000000)" office:value-type="float" office:value="-6" calcext:value-type="float">
            <text:p>-6</text:p>
          </table:table-cell>
          <table:table-cell table:formula="of:=([.A1543]-0.4)/(0.00005-0.000001*[.B1543])-260000" office:value-type="float" office:value="8035.7142857092" calcext:value-type="float">
            <text:p>8036</text:p>
          </table:table-cell>
        </table:table-row>
        <table:table-row table:style-name="ro1">
          <table:table-cell table:formula="of:=[.A1543]+0.01" office:value-type="float" office:value="15.4199999999997" calcext:value-type="float">
            <text:p>15.4199999999997</text:p>
          </table:table-cell>
          <table:table-cell table:formula="of:=ROUND((0.00005-([.A1544]-0.4)/270000) * 1000000)" office:value-type="float" office:value="-6" calcext:value-type="float">
            <text:p>-6</text:p>
          </table:table-cell>
          <table:table-cell table:formula="of:=([.A1544]-0.4)/(0.00005-0.000001*[.B1544])-260000" office:value-type="float" office:value="8214.28571428062" calcext:value-type="float">
            <text:p>8214</text:p>
          </table:table-cell>
        </table:table-row>
        <table:table-row table:style-name="ro1">
          <table:table-cell table:formula="of:=[.A1544]+0.01" office:value-type="float" office:value="15.4299999999997" calcext:value-type="float">
            <text:p>15.4299999999997</text:p>
          </table:table-cell>
          <table:table-cell table:formula="of:=ROUND((0.00005-([.A1545]-0.4)/270000) * 1000000)" office:value-type="float" office:value="-6" calcext:value-type="float">
            <text:p>-6</text:p>
          </table:table-cell>
          <table:table-cell table:formula="of:=([.A1545]-0.4)/(0.00005-0.000001*[.B1545])-260000" office:value-type="float" office:value="8392.85714285204" calcext:value-type="float">
            <text:p>8393</text:p>
          </table:table-cell>
        </table:table-row>
        <table:table-row table:style-name="ro1">
          <table:table-cell table:formula="of:=[.A1545]+0.01" office:value-type="float" office:value="15.4399999999997" calcext:value-type="float">
            <text:p>15.4399999999997</text:p>
          </table:table-cell>
          <table:table-cell table:formula="of:=ROUND((0.00005-([.A1546]-0.4)/270000) * 1000000)" office:value-type="float" office:value="-6" calcext:value-type="float">
            <text:p>-6</text:p>
          </table:table-cell>
          <table:table-cell table:formula="of:=([.A1546]-0.4)/(0.00005-0.000001*[.B1546])-260000" office:value-type="float" office:value="8571.42857142346" calcext:value-type="float">
            <text:p>8571</text:p>
          </table:table-cell>
        </table:table-row>
        <table:table-row table:style-name="ro1">
          <table:table-cell table:formula="of:=[.A1546]+0.01" office:value-type="float" office:value="15.4499999999997" calcext:value-type="float">
            <text:p>15.4499999999997</text:p>
          </table:table-cell>
          <table:table-cell table:formula="of:=ROUND((0.00005-([.A1547]-0.4)/270000) * 1000000)" office:value-type="float" office:value="-6" calcext:value-type="float">
            <text:p>-6</text:p>
          </table:table-cell>
          <table:table-cell table:formula="of:=([.A1547]-0.4)/(0.00005-0.000001*[.B1547])-260000" office:value-type="float" office:value="8749.99999999488" calcext:value-type="float">
            <text:p>8750</text:p>
          </table:table-cell>
        </table:table-row>
        <table:table-row table:style-name="ro1">
          <table:table-cell table:formula="of:=[.A1547]+0.01" office:value-type="float" office:value="15.4599999999997" calcext:value-type="float">
            <text:p>15.4599999999997</text:p>
          </table:table-cell>
          <table:table-cell table:formula="of:=ROUND((0.00005-([.A1548]-0.4)/270000) * 1000000)" office:value-type="float" office:value="-6" calcext:value-type="float">
            <text:p>-6</text:p>
          </table:table-cell>
          <table:table-cell table:formula="of:=([.A1548]-0.4)/(0.00005-0.000001*[.B1548])-260000" office:value-type="float" office:value="8928.5714285663" calcext:value-type="float">
            <text:p>8929</text:p>
          </table:table-cell>
        </table:table-row>
        <table:table-row table:style-name="ro1">
          <table:table-cell table:formula="of:=[.A1548]+0.01" office:value-type="float" office:value="15.4699999999997" calcext:value-type="float">
            <text:p>15.4699999999997</text:p>
          </table:table-cell>
          <table:table-cell table:formula="of:=ROUND((0.00005-([.A1549]-0.4)/270000) * 1000000)" office:value-type="float" office:value="-6" calcext:value-type="float">
            <text:p>-6</text:p>
          </table:table-cell>
          <table:table-cell table:formula="of:=([.A1549]-0.4)/(0.00005-0.000001*[.B1549])-260000" office:value-type="float" office:value="9107.14285713772" calcext:value-type="float">
            <text:p>9107</text:p>
          </table:table-cell>
        </table:table-row>
        <table:table-row table:style-name="ro1">
          <table:table-cell table:formula="of:=[.A1549]+0.01" office:value-type="float" office:value="15.4799999999997" calcext:value-type="float">
            <text:p>15.4799999999997</text:p>
          </table:table-cell>
          <table:table-cell table:formula="of:=ROUND((0.00005-([.A1550]-0.4)/270000) * 1000000)" office:value-type="float" office:value="-6" calcext:value-type="float">
            <text:p>-6</text:p>
          </table:table-cell>
          <table:table-cell table:formula="of:=([.A1550]-0.4)/(0.00005-0.000001*[.B1550])-260000" office:value-type="float" office:value="9285.71428570914" calcext:value-type="float">
            <text:p>9286</text:p>
          </table:table-cell>
        </table:table-row>
        <table:table-row table:style-name="ro1">
          <table:table-cell table:formula="of:=[.A1550]+0.01" office:value-type="float" office:value="15.4899999999997" calcext:value-type="float">
            <text:p>15.4899999999997</text:p>
          </table:table-cell>
          <table:table-cell table:formula="of:=ROUND((0.00005-([.A1551]-0.4)/270000) * 1000000)" office:value-type="float" office:value="-6" calcext:value-type="float">
            <text:p>-6</text:p>
          </table:table-cell>
          <table:table-cell table:formula="of:=([.A1551]-0.4)/(0.00005-0.000001*[.B1551])-260000" office:value-type="float" office:value="9464.28571428056" calcext:value-type="float">
            <text:p>9464</text:p>
          </table:table-cell>
        </table:table-row>
        <table:table-row table:style-name="ro1">
          <table:table-cell table:formula="of:=[.A1551]+0.01" office:value-type="float" office:value="15.4999999999997" calcext:value-type="float">
            <text:p>15.4999999999997</text:p>
          </table:table-cell>
          <table:table-cell table:formula="of:=ROUND((0.00005-([.A1552]-0.4)/270000) * 1000000)" office:value-type="float" office:value="-6" calcext:value-type="float">
            <text:p>-6</text:p>
          </table:table-cell>
          <table:table-cell table:formula="of:=([.A1552]-0.4)/(0.00005-0.000001*[.B1552])-260000" office:value-type="float" office:value="9642.85714285198" calcext:value-type="float">
            <text:p>9643</text:p>
          </table:table-cell>
        </table:table-row>
        <table:table-row table:style-name="ro1">
          <table:table-cell table:formula="of:=[.A1552]+0.01" office:value-type="float" office:value="15.5099999999997" calcext:value-type="float">
            <text:p>15.5099999999997</text:p>
          </table:table-cell>
          <table:table-cell table:formula="of:=ROUND((0.00005-([.A1553]-0.4)/270000) * 1000000)" office:value-type="float" office:value="-6" calcext:value-type="float">
            <text:p>-6</text:p>
          </table:table-cell>
          <table:table-cell table:formula="of:=([.A1553]-0.4)/(0.00005-0.000001*[.B1553])-260000" office:value-type="float" office:value="9821.4285714234" calcext:value-type="float">
            <text:p>9821</text:p>
          </table:table-cell>
        </table:table-row>
        <table:table-row table:style-name="ro1">
          <table:table-cell table:formula="of:=[.A1553]+0.01" office:value-type="float" office:value="15.5199999999997" calcext:value-type="float">
            <text:p>15.5199999999997</text:p>
          </table:table-cell>
          <table:table-cell table:formula="of:=ROUND((0.00005-([.A1554]-0.4)/270000) * 1000000)" office:value-type="float" office:value="-6" calcext:value-type="float">
            <text:p>-6</text:p>
          </table:table-cell>
          <table:table-cell table:formula="of:=([.A1554]-0.4)/(0.00005-0.000001*[.B1554])-260000" office:value-type="float" office:value="9999.99999999488" calcext:value-type="float">
            <text:p>10000</text:p>
          </table:table-cell>
        </table:table-row>
        <table:table-row table:style-name="ro1">
          <table:table-cell table:formula="of:=[.A1554]+0.01" office:value-type="float" office:value="15.5299999999997" calcext:value-type="float">
            <text:p>15.5299999999997</text:p>
          </table:table-cell>
          <table:table-cell table:formula="of:=ROUND((0.00005-([.A1555]-0.4)/270000) * 1000000)" office:value-type="float" office:value="-6" calcext:value-type="float">
            <text:p>-6</text:p>
          </table:table-cell>
          <table:table-cell table:formula="of:=([.A1555]-0.4)/(0.00005-0.000001*[.B1555])-260000" office:value-type="float" office:value="10178.5714285663" calcext:value-type="float">
            <text:p>10179</text:p>
          </table:table-cell>
        </table:table-row>
        <table:table-row table:style-name="ro1">
          <table:table-cell table:formula="of:=[.A1555]+0.01" office:value-type="float" office:value="15.5399999999997" calcext:value-type="float">
            <text:p>15.5399999999997</text:p>
          </table:table-cell>
          <table:table-cell table:formula="of:=ROUND((0.00005-([.A1556]-0.4)/270000) * 1000000)" office:value-type="float" office:value="-6" calcext:value-type="float">
            <text:p>-6</text:p>
          </table:table-cell>
          <table:table-cell table:formula="of:=([.A1556]-0.4)/(0.00005-0.000001*[.B1556])-260000" office:value-type="float" office:value="10357.1428571377" calcext:value-type="float">
            <text:p>10357</text:p>
          </table:table-cell>
        </table:table-row>
        <table:table-row table:style-name="ro1">
          <table:table-cell table:formula="of:=[.A1556]+0.01" office:value-type="float" office:value="15.5499999999997" calcext:value-type="float">
            <text:p>15.5499999999997</text:p>
          </table:table-cell>
          <table:table-cell table:formula="of:=ROUND((0.00005-([.A1557]-0.4)/270000) * 1000000)" office:value-type="float" office:value="-6" calcext:value-type="float">
            <text:p>-6</text:p>
          </table:table-cell>
          <table:table-cell table:formula="of:=([.A1557]-0.4)/(0.00005-0.000001*[.B1557])-260000" office:value-type="float" office:value="10535.7142857091" calcext:value-type="float">
            <text:p>10536</text:p>
          </table:table-cell>
        </table:table-row>
        <table:table-row table:style-name="ro1">
          <table:table-cell table:formula="of:=[.A1557]+0.01" office:value-type="float" office:value="15.5599999999997" calcext:value-type="float">
            <text:p>15.5599999999997</text:p>
          </table:table-cell>
          <table:table-cell table:formula="of:=ROUND((0.00005-([.A1558]-0.4)/270000) * 1000000)" office:value-type="float" office:value="-6" calcext:value-type="float">
            <text:p>-6</text:p>
          </table:table-cell>
          <table:table-cell table:formula="of:=([.A1558]-0.4)/(0.00005-0.000001*[.B1558])-260000" office:value-type="float" office:value="10714.2857142806" calcext:value-type="float">
            <text:p>10714</text:p>
          </table:table-cell>
        </table:table-row>
        <table:table-row table:style-name="ro1">
          <table:table-cell table:formula="of:=[.A1558]+0.01" office:value-type="float" office:value="15.5699999999997" calcext:value-type="float">
            <text:p>15.5699999999997</text:p>
          </table:table-cell>
          <table:table-cell table:formula="of:=ROUND((0.00005-([.A1559]-0.4)/270000) * 1000000)" office:value-type="float" office:value="-6" calcext:value-type="float">
            <text:p>-6</text:p>
          </table:table-cell>
          <table:table-cell table:formula="of:=([.A1559]-0.4)/(0.00005-0.000001*[.B1559])-260000" office:value-type="float" office:value="10892.857142852" calcext:value-type="float">
            <text:p>10893</text:p>
          </table:table-cell>
        </table:table-row>
        <table:table-row table:style-name="ro1">
          <table:table-cell table:formula="of:=[.A1559]+0.01" office:value-type="float" office:value="15.5799999999997" calcext:value-type="float">
            <text:p>15.5799999999997</text:p>
          </table:table-cell>
          <table:table-cell table:formula="of:=ROUND((0.00005-([.A1560]-0.4)/270000) * 1000000)" office:value-type="float" office:value="-6" calcext:value-type="float">
            <text:p>-6</text:p>
          </table:table-cell>
          <table:table-cell table:formula="of:=([.A1560]-0.4)/(0.00005-0.000001*[.B1560])-260000" office:value-type="float" office:value="11071.4285714234" calcext:value-type="float">
            <text:p>11071</text:p>
          </table:table-cell>
        </table:table-row>
        <table:table-row table:style-name="ro1">
          <table:table-cell table:formula="of:=[.A1560]+0.01" office:value-type="float" office:value="15.5899999999997" calcext:value-type="float">
            <text:p>15.5899999999997</text:p>
          </table:table-cell>
          <table:table-cell table:formula="of:=ROUND((0.00005-([.A1561]-0.4)/270000) * 1000000)" office:value-type="float" office:value="-6" calcext:value-type="float">
            <text:p>-6</text:p>
          </table:table-cell>
          <table:table-cell table:formula="of:=([.A1561]-0.4)/(0.00005-0.000001*[.B1561])-260000" office:value-type="float" office:value="11249.9999999948" calcext:value-type="float">
            <text:p>11250</text:p>
          </table:table-cell>
        </table:table-row>
        <table:table-row table:style-name="ro1">
          <table:table-cell table:formula="of:=[.A1561]+0.01" office:value-type="float" office:value="15.5999999999997" calcext:value-type="float">
            <text:p>15.5999999999997</text:p>
          </table:table-cell>
          <table:table-cell table:formula="of:=ROUND((0.00005-([.A1562]-0.4)/270000) * 1000000)" office:value-type="float" office:value="-6" calcext:value-type="float">
            <text:p>-6</text:p>
          </table:table-cell>
          <table:table-cell table:formula="of:=([.A1562]-0.4)/(0.00005-0.000001*[.B1562])-260000" office:value-type="float" office:value="11428.5714285662" calcext:value-type="float">
            <text:p>11429</text:p>
          </table:table-cell>
        </table:table-row>
        <table:table-row table:style-name="ro1">
          <table:table-cell table:formula="of:=[.A1562]+0.01" office:value-type="float" office:value="15.6099999999997" calcext:value-type="float">
            <text:p>15.6099999999997</text:p>
          </table:table-cell>
          <table:table-cell table:formula="of:=ROUND((0.00005-([.A1563]-0.4)/270000) * 1000000)" office:value-type="float" office:value="-6" calcext:value-type="float">
            <text:p>-6</text:p>
          </table:table-cell>
          <table:table-cell table:formula="of:=([.A1563]-0.4)/(0.00005-0.000001*[.B1563])-260000" office:value-type="float" office:value="11607.1428571377" calcext:value-type="float">
            <text:p>11607</text:p>
          </table:table-cell>
        </table:table-row>
        <table:table-row table:style-name="ro1">
          <table:table-cell table:formula="of:=[.A1563]+0.01" office:value-type="float" office:value="15.6199999999997" calcext:value-type="float">
            <text:p>15.6199999999997</text:p>
          </table:table-cell>
          <table:table-cell table:formula="of:=ROUND((0.00005-([.A1564]-0.4)/270000) * 1000000)" office:value-type="float" office:value="-6" calcext:value-type="float">
            <text:p>-6</text:p>
          </table:table-cell>
          <table:table-cell table:formula="of:=([.A1564]-0.4)/(0.00005-0.000001*[.B1564])-260000" office:value-type="float" office:value="11785.7142857091" calcext:value-type="float">
            <text:p>11786</text:p>
          </table:table-cell>
        </table:table-row>
        <table:table-row table:style-name="ro1">
          <table:table-cell table:formula="of:=[.A1564]+0.01" office:value-type="float" office:value="15.6299999999997" calcext:value-type="float">
            <text:p>15.6299999999997</text:p>
          </table:table-cell>
          <table:table-cell table:formula="of:=ROUND((0.00005-([.A1565]-0.4)/270000) * 1000000)" office:value-type="float" office:value="-6" calcext:value-type="float">
            <text:p>-6</text:p>
          </table:table-cell>
          <table:table-cell table:formula="of:=([.A1565]-0.4)/(0.00005-0.000001*[.B1565])-260000" office:value-type="float" office:value="11964.2857142805" calcext:value-type="float">
            <text:p>11964</text:p>
          </table:table-cell>
        </table:table-row>
        <table:table-row table:style-name="ro1">
          <table:table-cell table:formula="of:=[.A1565]+0.01" office:value-type="float" office:value="15.6399999999997" calcext:value-type="float">
            <text:p>15.6399999999997</text:p>
          </table:table-cell>
          <table:table-cell table:formula="of:=ROUND((0.00005-([.A1566]-0.4)/270000) * 1000000)" office:value-type="float" office:value="-6" calcext:value-type="float">
            <text:p>-6</text:p>
          </table:table-cell>
          <table:table-cell table:formula="of:=([.A1566]-0.4)/(0.00005-0.000001*[.B1566])-260000" office:value-type="float" office:value="12142.8571428519" calcext:value-type="float">
            <text:p>12143</text:p>
          </table:table-cell>
        </table:table-row>
        <table:table-row table:style-name="ro1">
          <table:table-cell table:formula="of:=[.A1566]+0.01" office:value-type="float" office:value="15.6499999999997" calcext:value-type="float">
            <text:p>15.6499999999997</text:p>
          </table:table-cell>
          <table:table-cell table:formula="of:=ROUND((0.00005-([.A1567]-0.4)/270000) * 1000000)" office:value-type="float" office:value="-6" calcext:value-type="float">
            <text:p>-6</text:p>
          </table:table-cell>
          <table:table-cell table:formula="of:=([.A1567]-0.4)/(0.00005-0.000001*[.B1567])-260000" office:value-type="float" office:value="12321.4285714234" calcext:value-type="float">
            <text:p>12321</text:p>
          </table:table-cell>
        </table:table-row>
        <table:table-row table:style-name="ro1">
          <table:table-cell table:formula="of:=[.A1567]+0.01" office:value-type="float" office:value="15.6599999999997" calcext:value-type="float">
            <text:p>15.6599999999997</text:p>
          </table:table-cell>
          <table:table-cell table:formula="of:=ROUND((0.00005-([.A1568]-0.4)/270000) * 1000000)" office:value-type="float" office:value="-7" calcext:value-type="float">
            <text:p>-7</text:p>
          </table:table-cell>
          <table:table-cell table:formula="of:=([.A1568]-0.4)/(0.00005-0.000001*[.B1568])-260000" office:value-type="float" office:value="7719.29824560892" calcext:value-type="float">
            <text:p>7719</text:p>
          </table:table-cell>
        </table:table-row>
        <table:table-row table:style-name="ro1">
          <table:table-cell table:formula="of:=[.A1568]+0.01" office:value-type="float" office:value="15.6699999999997" calcext:value-type="float">
            <text:p>15.6699999999997</text:p>
          </table:table-cell>
          <table:table-cell table:formula="of:=ROUND((0.00005-([.A1569]-0.4)/270000) * 1000000)" office:value-type="float" office:value="-7" calcext:value-type="float">
            <text:p>-7</text:p>
          </table:table-cell>
          <table:table-cell table:formula="of:=([.A1569]-0.4)/(0.00005-0.000001*[.B1569])-260000" office:value-type="float" office:value="7894.73684210016" calcext:value-type="float">
            <text:p>7895</text:p>
          </table:table-cell>
        </table:table-row>
        <table:table-row table:style-name="ro1">
          <table:table-cell table:formula="of:=[.A1569]+0.01" office:value-type="float" office:value="15.6799999999997" calcext:value-type="float">
            <text:p>15.6799999999997</text:p>
          </table:table-cell>
          <table:table-cell table:formula="of:=ROUND((0.00005-([.A1570]-0.4)/270000) * 1000000)" office:value-type="float" office:value="-7" calcext:value-type="float">
            <text:p>-7</text:p>
          </table:table-cell>
          <table:table-cell table:formula="of:=([.A1570]-0.4)/(0.00005-0.000001*[.B1570])-260000" office:value-type="float" office:value="8070.1754385914" calcext:value-type="float">
            <text:p>8070</text:p>
          </table:table-cell>
        </table:table-row>
        <table:table-row table:style-name="ro1">
          <table:table-cell table:formula="of:=[.A1570]+0.01" office:value-type="float" office:value="15.6899999999997" calcext:value-type="float">
            <text:p>15.6899999999997</text:p>
          </table:table-cell>
          <table:table-cell table:formula="of:=ROUND((0.00005-([.A1571]-0.4)/270000) * 1000000)" office:value-type="float" office:value="-7" calcext:value-type="float">
            <text:p>-7</text:p>
          </table:table-cell>
          <table:table-cell table:formula="of:=([.A1571]-0.4)/(0.00005-0.000001*[.B1571])-260000" office:value-type="float" office:value="8245.61403508263" calcext:value-type="float">
            <text:p>8246</text:p>
          </table:table-cell>
        </table:table-row>
        <table:table-row table:style-name="ro1">
          <table:table-cell table:formula="of:=[.A1571]+0.01" office:value-type="float" office:value="15.6999999999997" calcext:value-type="float">
            <text:p>15.6999999999997</text:p>
          </table:table-cell>
          <table:table-cell table:formula="of:=ROUND((0.00005-([.A1572]-0.4)/270000) * 1000000)" office:value-type="float" office:value="-7" calcext:value-type="float">
            <text:p>-7</text:p>
          </table:table-cell>
          <table:table-cell table:formula="of:=([.A1572]-0.4)/(0.00005-0.000001*[.B1572])-260000" office:value-type="float" office:value="8421.05263157381" calcext:value-type="float">
            <text:p>8421</text:p>
          </table:table-cell>
        </table:table-row>
        <table:table-row table:style-name="ro1">
          <table:table-cell table:formula="of:=[.A1572]+0.01" office:value-type="float" office:value="15.7099999999997" calcext:value-type="float">
            <text:p>15.7099999999997</text:p>
          </table:table-cell>
          <table:table-cell table:formula="of:=ROUND((0.00005-([.A1573]-0.4)/270000) * 1000000)" office:value-type="float" office:value="-7" calcext:value-type="float">
            <text:p>-7</text:p>
          </table:table-cell>
          <table:table-cell table:formula="of:=([.A1573]-0.4)/(0.00005-0.000001*[.B1573])-260000" office:value-type="float" office:value="8596.49122806505" calcext:value-type="float">
            <text:p>8596</text:p>
          </table:table-cell>
        </table:table-row>
        <table:table-row table:style-name="ro1">
          <table:table-cell table:formula="of:=[.A1573]+0.01" office:value-type="float" office:value="15.7199999999997" calcext:value-type="float">
            <text:p>15.7199999999997</text:p>
          </table:table-cell>
          <table:table-cell table:formula="of:=ROUND((0.00005-([.A1574]-0.4)/270000) * 1000000)" office:value-type="float" office:value="-7" calcext:value-type="float">
            <text:p>-7</text:p>
          </table:table-cell>
          <table:table-cell table:formula="of:=([.A1574]-0.4)/(0.00005-0.000001*[.B1574])-260000" office:value-type="float" office:value="8771.92982455628" calcext:value-type="float">
            <text:p>8772</text:p>
          </table:table-cell>
        </table:table-row>
        <table:table-row table:style-name="ro1">
          <table:table-cell table:formula="of:=[.A1574]+0.01" office:value-type="float" office:value="15.7299999999997" calcext:value-type="float">
            <text:p>15.7299999999997</text:p>
          </table:table-cell>
          <table:table-cell table:formula="of:=ROUND((0.00005-([.A1575]-0.4)/270000) * 1000000)" office:value-type="float" office:value="-7" calcext:value-type="float">
            <text:p>-7</text:p>
          </table:table-cell>
          <table:table-cell table:formula="of:=([.A1575]-0.4)/(0.00005-0.000001*[.B1575])-260000" office:value-type="float" office:value="8947.36842104752" calcext:value-type="float">
            <text:p>8947</text:p>
          </table:table-cell>
        </table:table-row>
        <table:table-row table:style-name="ro1">
          <table:table-cell table:formula="of:=[.A1575]+0.01" office:value-type="float" office:value="15.7399999999997" calcext:value-type="float">
            <text:p>15.7399999999997</text:p>
          </table:table-cell>
          <table:table-cell table:formula="of:=ROUND((0.00005-([.A1576]-0.4)/270000) * 1000000)" office:value-type="float" office:value="-7" calcext:value-type="float">
            <text:p>-7</text:p>
          </table:table-cell>
          <table:table-cell table:formula="of:=([.A1576]-0.4)/(0.00005-0.000001*[.B1576])-260000" office:value-type="float" office:value="9122.80701753875" calcext:value-type="float">
            <text:p>9123</text:p>
          </table:table-cell>
        </table:table-row>
        <table:table-row table:style-name="ro1">
          <table:table-cell table:formula="of:=[.A1576]+0.01" office:value-type="float" office:value="15.7499999999997" calcext:value-type="float">
            <text:p>15.7499999999997</text:p>
          </table:table-cell>
          <table:table-cell table:formula="of:=ROUND((0.00005-([.A1577]-0.4)/270000) * 1000000)" office:value-type="float" office:value="-7" calcext:value-type="float">
            <text:p>-7</text:p>
          </table:table-cell>
          <table:table-cell table:formula="of:=([.A1577]-0.4)/(0.00005-0.000001*[.B1577])-260000" office:value-type="float" office:value="9298.24561402993" calcext:value-type="float">
            <text:p>9298</text:p>
          </table:table-cell>
        </table:table-row>
        <table:table-row table:style-name="ro1">
          <table:table-cell table:formula="of:=[.A1577]+0.01" office:value-type="float" office:value="15.7599999999997" calcext:value-type="float">
            <text:p>15.7599999999997</text:p>
          </table:table-cell>
          <table:table-cell table:formula="of:=ROUND((0.00005-([.A1578]-0.4)/270000) * 1000000)" office:value-type="float" office:value="-7" calcext:value-type="float">
            <text:p>-7</text:p>
          </table:table-cell>
          <table:table-cell table:formula="of:=([.A1578]-0.4)/(0.00005-0.000001*[.B1578])-260000" office:value-type="float" office:value="9473.68421052117" calcext:value-type="float">
            <text:p>9474</text:p>
          </table:table-cell>
        </table:table-row>
        <table:table-row table:style-name="ro1">
          <table:table-cell table:formula="of:=[.A1578]+0.01" office:value-type="float" office:value="15.7699999999997" calcext:value-type="float">
            <text:p>15.7699999999997</text:p>
          </table:table-cell>
          <table:table-cell table:formula="of:=ROUND((0.00005-([.A1579]-0.4)/270000) * 1000000)" office:value-type="float" office:value="-7" calcext:value-type="float">
            <text:p>-7</text:p>
          </table:table-cell>
          <table:table-cell table:formula="of:=([.A1579]-0.4)/(0.00005-0.000001*[.B1579])-260000" office:value-type="float" office:value="9649.12280701241" calcext:value-type="float">
            <text:p>9649</text:p>
          </table:table-cell>
        </table:table-row>
        <table:table-row table:style-name="ro1">
          <table:table-cell table:formula="of:=[.A1579]+0.01" office:value-type="float" office:value="15.7799999999997" calcext:value-type="float">
            <text:p>15.7799999999997</text:p>
          </table:table-cell>
          <table:table-cell table:formula="of:=ROUND((0.00005-([.A1580]-0.4)/270000) * 1000000)" office:value-type="float" office:value="-7" calcext:value-type="float">
            <text:p>-7</text:p>
          </table:table-cell>
          <table:table-cell table:formula="of:=([.A1580]-0.4)/(0.00005-0.000001*[.B1580])-260000" office:value-type="float" office:value="9824.56140350364" calcext:value-type="float">
            <text:p>9825</text:p>
          </table:table-cell>
        </table:table-row>
        <table:table-row table:style-name="ro1">
          <table:table-cell table:formula="of:=[.A1580]+0.01" office:value-type="float" office:value="15.7899999999997" calcext:value-type="float">
            <text:p>15.7899999999997</text:p>
          </table:table-cell>
          <table:table-cell table:formula="of:=ROUND((0.00005-([.A1581]-0.4)/270000) * 1000000)" office:value-type="float" office:value="-7" calcext:value-type="float">
            <text:p>-7</text:p>
          </table:table-cell>
          <table:table-cell table:formula="of:=([.A1581]-0.4)/(0.00005-0.000001*[.B1581])-260000" office:value-type="float" office:value="9999.99999999488" calcext:value-type="float">
            <text:p>10000</text:p>
          </table:table-cell>
        </table:table-row>
        <table:table-row table:style-name="ro1">
          <table:table-cell table:formula="of:=[.A1581]+0.01" office:value-type="float" office:value="15.7999999999997" calcext:value-type="float">
            <text:p>15.7999999999997</text:p>
          </table:table-cell>
          <table:table-cell table:formula="of:=ROUND((0.00005-([.A1582]-0.4)/270000) * 1000000)" office:value-type="float" office:value="-7" calcext:value-type="float">
            <text:p>-7</text:p>
          </table:table-cell>
          <table:table-cell table:formula="of:=([.A1582]-0.4)/(0.00005-0.000001*[.B1582])-260000" office:value-type="float" office:value="10175.4385964861" calcext:value-type="float">
            <text:p>10175</text:p>
          </table:table-cell>
        </table:table-row>
        <table:table-row table:style-name="ro1">
          <table:table-cell table:formula="of:=[.A1582]+0.01" office:value-type="float" office:value="15.8099999999997" calcext:value-type="float">
            <text:p>15.8099999999997</text:p>
          </table:table-cell>
          <table:table-cell table:formula="of:=ROUND((0.00005-([.A1583]-0.4)/270000) * 1000000)" office:value-type="float" office:value="-7" calcext:value-type="float">
            <text:p>-7</text:p>
          </table:table-cell>
          <table:table-cell table:formula="of:=([.A1583]-0.4)/(0.00005-0.000001*[.B1583])-260000" office:value-type="float" office:value="10350.8771929773" calcext:value-type="float">
            <text:p>10351</text:p>
          </table:table-cell>
        </table:table-row>
        <table:table-row table:style-name="ro1">
          <table:table-cell table:formula="of:=[.A1583]+0.01" office:value-type="float" office:value="15.8199999999997" calcext:value-type="float">
            <text:p>15.8199999999997</text:p>
          </table:table-cell>
          <table:table-cell table:formula="of:=ROUND((0.00005-([.A1584]-0.4)/270000) * 1000000)" office:value-type="float" office:value="-7" calcext:value-type="float">
            <text:p>-7</text:p>
          </table:table-cell>
          <table:table-cell table:formula="of:=([.A1584]-0.4)/(0.00005-0.000001*[.B1584])-260000" office:value-type="float" office:value="10526.3157894685" calcext:value-type="float">
            <text:p>10526</text:p>
          </table:table-cell>
        </table:table-row>
        <table:table-row table:style-name="ro1">
          <table:table-cell table:formula="of:=[.A1584]+0.01" office:value-type="float" office:value="15.8299999999997" calcext:value-type="float">
            <text:p>15.8299999999997</text:p>
          </table:table-cell>
          <table:table-cell table:formula="of:=ROUND((0.00005-([.A1585]-0.4)/270000) * 1000000)" office:value-type="float" office:value="-7" calcext:value-type="float">
            <text:p>-7</text:p>
          </table:table-cell>
          <table:table-cell table:formula="of:=([.A1585]-0.4)/(0.00005-0.000001*[.B1585])-260000" office:value-type="float" office:value="10701.7543859598" calcext:value-type="float">
            <text:p>10702</text:p>
          </table:table-cell>
        </table:table-row>
        <table:table-row table:style-name="ro1">
          <table:table-cell table:formula="of:=[.A1585]+0.01" office:value-type="float" office:value="15.8399999999997" calcext:value-type="float">
            <text:p>15.8399999999997</text:p>
          </table:table-cell>
          <table:table-cell table:formula="of:=ROUND((0.00005-([.A1586]-0.4)/270000) * 1000000)" office:value-type="float" office:value="-7" calcext:value-type="float">
            <text:p>-7</text:p>
          </table:table-cell>
          <table:table-cell table:formula="of:=([.A1586]-0.4)/(0.00005-0.000001*[.B1586])-260000" office:value-type="float" office:value="10877.192982451" calcext:value-type="float">
            <text:p>10877</text:p>
          </table:table-cell>
        </table:table-row>
        <table:table-row table:style-name="ro1">
          <table:table-cell table:formula="of:=[.A1586]+0.01" office:value-type="float" office:value="15.8499999999997" calcext:value-type="float">
            <text:p>15.8499999999997</text:p>
          </table:table-cell>
          <table:table-cell table:formula="of:=ROUND((0.00005-([.A1587]-0.4)/270000) * 1000000)" office:value-type="float" office:value="-7" calcext:value-type="float">
            <text:p>-7</text:p>
          </table:table-cell>
          <table:table-cell table:formula="of:=([.A1587]-0.4)/(0.00005-0.000001*[.B1587])-260000" office:value-type="float" office:value="11052.6315789422" calcext:value-type="float">
            <text:p>11053</text:p>
          </table:table-cell>
        </table:table-row>
        <table:table-row table:style-name="ro1">
          <table:table-cell table:formula="of:=[.A1587]+0.01" office:value-type="float" office:value="15.8599999999997" calcext:value-type="float">
            <text:p>15.8599999999997</text:p>
          </table:table-cell>
          <table:table-cell table:formula="of:=ROUND((0.00005-([.A1588]-0.4)/270000) * 1000000)" office:value-type="float" office:value="-7" calcext:value-type="float">
            <text:p>-7</text:p>
          </table:table-cell>
          <table:table-cell table:formula="of:=([.A1588]-0.4)/(0.00005-0.000001*[.B1588])-260000" office:value-type="float" office:value="11228.0701754334" calcext:value-type="float">
            <text:p>11228</text:p>
          </table:table-cell>
        </table:table-row>
        <table:table-row table:style-name="ro1">
          <table:table-cell table:formula="of:=[.A1588]+0.01" office:value-type="float" office:value="15.8699999999997" calcext:value-type="float">
            <text:p>15.8699999999997</text:p>
          </table:table-cell>
          <table:table-cell table:formula="of:=ROUND((0.00005-([.A1589]-0.4)/270000) * 1000000)" office:value-type="float" office:value="-7" calcext:value-type="float">
            <text:p>-7</text:p>
          </table:table-cell>
          <table:table-cell table:formula="of:=([.A1589]-0.4)/(0.00005-0.000001*[.B1589])-260000" office:value-type="float" office:value="11403.5087719247" calcext:value-type="float">
            <text:p>11404</text:p>
          </table:table-cell>
        </table:table-row>
        <table:table-row table:style-name="ro1">
          <table:table-cell table:formula="of:=[.A1589]+0.01" office:value-type="float" office:value="15.8799999999997" calcext:value-type="float">
            <text:p>15.8799999999997</text:p>
          </table:table-cell>
          <table:table-cell table:formula="of:=ROUND((0.00005-([.A1590]-0.4)/270000) * 1000000)" office:value-type="float" office:value="-7" calcext:value-type="float">
            <text:p>-7</text:p>
          </table:table-cell>
          <table:table-cell table:formula="of:=([.A1590]-0.4)/(0.00005-0.000001*[.B1590])-260000" office:value-type="float" office:value="11578.9473684159" calcext:value-type="float">
            <text:p>11579</text:p>
          </table:table-cell>
        </table:table-row>
        <table:table-row table:style-name="ro1">
          <table:table-cell table:formula="of:=[.A1590]+0.01" office:value-type="float" office:value="15.8899999999997" calcext:value-type="float">
            <text:p>15.8899999999997</text:p>
          </table:table-cell>
          <table:table-cell table:formula="of:=ROUND((0.00005-([.A1591]-0.4)/270000) * 1000000)" office:value-type="float" office:value="-7" calcext:value-type="float">
            <text:p>-7</text:p>
          </table:table-cell>
          <table:table-cell table:formula="of:=([.A1591]-0.4)/(0.00005-0.000001*[.B1591])-260000" office:value-type="float" office:value="11754.3859649071" calcext:value-type="float">
            <text:p>11754</text:p>
          </table:table-cell>
        </table:table-row>
        <table:table-row table:style-name="ro1">
          <table:table-cell table:formula="of:=[.A1591]+0.01" office:value-type="float" office:value="15.8999999999997" calcext:value-type="float">
            <text:p>15.8999999999997</text:p>
          </table:table-cell>
          <table:table-cell table:formula="of:=ROUND((0.00005-([.A1592]-0.4)/270000) * 1000000)" office:value-type="float" office:value="-7" calcext:value-type="float">
            <text:p>-7</text:p>
          </table:table-cell>
          <table:table-cell table:formula="of:=([.A1592]-0.4)/(0.00005-0.000001*[.B1592])-260000" office:value-type="float" office:value="11929.8245613983" calcext:value-type="float">
            <text:p>11930</text:p>
          </table:table-cell>
        </table:table-row>
        <table:table-row table:style-name="ro1">
          <table:table-cell table:formula="of:=[.A1592]+0.01" office:value-type="float" office:value="15.9099999999997" calcext:value-type="float">
            <text:p>15.9099999999997</text:p>
          </table:table-cell>
          <table:table-cell table:formula="of:=ROUND((0.00005-([.A1593]-0.4)/270000) * 1000000)" office:value-type="float" office:value="-7" calcext:value-type="float">
            <text:p>-7</text:p>
          </table:table-cell>
          <table:table-cell table:formula="of:=([.A1593]-0.4)/(0.00005-0.000001*[.B1593])-260000" office:value-type="float" office:value="12105.2631578895" calcext:value-type="float">
            <text:p>12105</text:p>
          </table:table-cell>
        </table:table-row>
        <table:table-row table:style-name="ro1">
          <table:table-cell table:formula="of:=[.A1593]+0.01" office:value-type="float" office:value="15.9199999999997" calcext:value-type="float">
            <text:p>15.9199999999997</text:p>
          </table:table-cell>
          <table:table-cell table:formula="of:=ROUND((0.00005-([.A1594]-0.4)/270000) * 1000000)" office:value-type="float" office:value="-7" calcext:value-type="float">
            <text:p>-7</text:p>
          </table:table-cell>
          <table:table-cell table:formula="of:=([.A1594]-0.4)/(0.00005-0.000001*[.B1594])-260000" office:value-type="float" office:value="12280.7017543808" calcext:value-type="float">
            <text:p>12281</text:p>
          </table:table-cell>
        </table:table-row>
        <table:table-row table:style-name="ro1">
          <table:table-cell table:formula="of:=[.A1594]+0.01" office:value-type="float" office:value="15.9299999999997" calcext:value-type="float">
            <text:p>15.9299999999997</text:p>
          </table:table-cell>
          <table:table-cell table:formula="of:=ROUND((0.00005-([.A1595]-0.4)/270000) * 1000000)" office:value-type="float" office:value="-8" calcext:value-type="float">
            <text:p>-8</text:p>
          </table:table-cell>
          <table:table-cell table:formula="of:=([.A1595]-0.4)/(0.00005-0.000001*[.B1595])-260000" office:value-type="float" office:value="7758.62068965007" calcext:value-type="float">
            <text:p>7759</text:p>
          </table:table-cell>
        </table:table-row>
        <table:table-row table:style-name="ro1">
          <table:table-cell table:formula="of:=[.A1595]+0.01" office:value-type="float" office:value="15.9399999999997" calcext:value-type="float">
            <text:p>15.9399999999997</text:p>
          </table:table-cell>
          <table:table-cell table:formula="of:=ROUND((0.00005-([.A1596]-0.4)/270000) * 1000000)" office:value-type="float" office:value="-8" calcext:value-type="float">
            <text:p>-8</text:p>
          </table:table-cell>
          <table:table-cell table:formula="of:=([.A1596]-0.4)/(0.00005-0.000001*[.B1596])-260000" office:value-type="float" office:value="7931.03448275354" calcext:value-type="float">
            <text:p>7931</text:p>
          </table:table-cell>
        </table:table-row>
        <table:table-row table:style-name="ro1">
          <table:table-cell table:formula="of:=[.A1596]+0.01" office:value-type="float" office:value="15.9499999999997" calcext:value-type="float">
            <text:p>15.9499999999997</text:p>
          </table:table-cell>
          <table:table-cell table:formula="of:=ROUND((0.00005-([.A1597]-0.4)/270000) * 1000000)" office:value-type="float" office:value="-8" calcext:value-type="float">
            <text:p>-8</text:p>
          </table:table-cell>
          <table:table-cell table:formula="of:=([.A1597]-0.4)/(0.00005-0.000001*[.B1597])-260000" office:value-type="float" office:value="8103.44827585696" calcext:value-type="float">
            <text:p>8103</text:p>
          </table:table-cell>
        </table:table-row>
        <table:table-row table:style-name="ro1">
          <table:table-cell table:formula="of:=[.A1597]+0.01" office:value-type="float" office:value="15.9599999999997" calcext:value-type="float">
            <text:p>15.9599999999997</text:p>
          </table:table-cell>
          <table:table-cell table:formula="of:=ROUND((0.00005-([.A1598]-0.4)/270000) * 1000000)" office:value-type="float" office:value="-8" calcext:value-type="float">
            <text:p>-8</text:p>
          </table:table-cell>
          <table:table-cell table:formula="of:=([.A1598]-0.4)/(0.00005-0.000001*[.B1598])-260000" office:value-type="float" office:value="8275.86206896038" calcext:value-type="float">
            <text:p>8276</text:p>
          </table:table-cell>
        </table:table-row>
        <table:table-row table:style-name="ro1">
          <table:table-cell table:formula="of:=[.A1598]+0.01" office:value-type="float" office:value="15.9699999999997" calcext:value-type="float">
            <text:p>15.9699999999997</text:p>
          </table:table-cell>
          <table:table-cell table:formula="of:=ROUND((0.00005-([.A1599]-0.4)/270000) * 1000000)" office:value-type="float" office:value="-8" calcext:value-type="float">
            <text:p>-8</text:p>
          </table:table-cell>
          <table:table-cell table:formula="of:=([.A1599]-0.4)/(0.00005-0.000001*[.B1599])-260000" office:value-type="float" office:value="8448.27586206386" calcext:value-type="float">
            <text:p>8448</text:p>
          </table:table-cell>
        </table:table-row>
        <table:table-row table:style-name="ro1">
          <table:table-cell table:formula="of:=[.A1599]+0.01" office:value-type="float" office:value="15.9799999999997" calcext:value-type="float">
            <text:p>15.9799999999997</text:p>
          </table:table-cell>
          <table:table-cell table:formula="of:=ROUND((0.00005-([.A1600]-0.4)/270000) * 1000000)" office:value-type="float" office:value="-8" calcext:value-type="float">
            <text:p>-8</text:p>
          </table:table-cell>
          <table:table-cell table:formula="of:=([.A1600]-0.4)/(0.00005-0.000001*[.B1600])-260000" office:value-type="float" office:value="8620.68965516728" calcext:value-type="float">
            <text:p>8621</text:p>
          </table:table-cell>
        </table:table-row>
        <table:table-row table:style-name="ro1">
          <table:table-cell table:formula="of:=[.A1600]+0.01" office:value-type="float" office:value="15.9899999999997" calcext:value-type="float">
            <text:p>15.9899999999997</text:p>
          </table:table-cell>
          <table:table-cell table:formula="of:=ROUND((0.00005-([.A1601]-0.4)/270000) * 1000000)" office:value-type="float" office:value="-8" calcext:value-type="float">
            <text:p>-8</text:p>
          </table:table-cell>
          <table:table-cell table:formula="of:=([.A1601]-0.4)/(0.00005-0.000001*[.B1601])-260000" office:value-type="float" office:value="8793.10344827076" calcext:value-type="float">
            <text:p>8793</text:p>
          </table:table-cell>
        </table:table-row>
        <table:table-row table:style-name="ro1">
          <table:table-cell table:formula="of:=[.A1601]+0.01" office:value-type="float" office:value="15.9999999999997" calcext:value-type="float">
            <text:p>15.9999999999997</text:p>
          </table:table-cell>
          <table:table-cell table:formula="of:=ROUND((0.00005-([.A1602]-0.4)/270000) * 1000000)" office:value-type="float" office:value="-8" calcext:value-type="float">
            <text:p>-8</text:p>
          </table:table-cell>
          <table:table-cell table:formula="of:=([.A1602]-0.4)/(0.00005-0.000001*[.B1602])-260000" office:value-type="float" office:value="8965.51724137418" calcext:value-type="float">
            <text:p>8966</text:p>
          </table:table-cell>
        </table:table-row>
        <table:table-row table:style-name="ro1">
          <table:table-cell table:formula="of:=[.A1602]+0.01" office:value-type="float" office:value="16.0099999999997" calcext:value-type="float">
            <text:p>16.0099999999997</text:p>
          </table:table-cell>
          <table:table-cell table:formula="of:=ROUND((0.00005-([.A1603]-0.4)/270000) * 1000000)" office:value-type="float" office:value="-8" calcext:value-type="float">
            <text:p>-8</text:p>
          </table:table-cell>
          <table:table-cell table:formula="of:=([.A1603]-0.4)/(0.00005-0.000001*[.B1603])-260000" office:value-type="float" office:value="9137.93103447766" calcext:value-type="float">
            <text:p>9138</text:p>
          </table:table-cell>
        </table:table-row>
        <table:table-row table:style-name="ro1">
          <table:table-cell table:formula="of:=[.A1603]+0.01" office:value-type="float" office:value="16.0199999999997" calcext:value-type="float">
            <text:p>16.0199999999997</text:p>
          </table:table-cell>
          <table:table-cell table:formula="of:=ROUND((0.00005-([.A1604]-0.4)/270000) * 1000000)" office:value-type="float" office:value="-8" calcext:value-type="float">
            <text:p>-8</text:p>
          </table:table-cell>
          <table:table-cell table:formula="of:=([.A1604]-0.4)/(0.00005-0.000001*[.B1604])-260000" office:value-type="float" office:value="9310.34482758108" calcext:value-type="float">
            <text:p>9310</text:p>
          </table:table-cell>
        </table:table-row>
        <table:table-row table:style-name="ro1">
          <table:table-cell table:formula="of:=[.A1604]+0.01" office:value-type="float" office:value="16.0299999999997" calcext:value-type="float">
            <text:p>16.0299999999997</text:p>
          </table:table-cell>
          <table:table-cell table:formula="of:=ROUND((0.00005-([.A1605]-0.4)/270000) * 1000000)" office:value-type="float" office:value="-8" calcext:value-type="float">
            <text:p>-8</text:p>
          </table:table-cell>
          <table:table-cell table:formula="of:=([.A1605]-0.4)/(0.00005-0.000001*[.B1605])-260000" office:value-type="float" office:value="9482.75862068456" calcext:value-type="float">
            <text:p>9483</text:p>
          </table:table-cell>
        </table:table-row>
        <table:table-row table:style-name="ro1">
          <table:table-cell table:formula="of:=[.A1605]+0.01" office:value-type="float" office:value="16.0399999999997" calcext:value-type="float">
            <text:p>16.0399999999997</text:p>
          </table:table-cell>
          <table:table-cell table:formula="of:=ROUND((0.00005-([.A1606]-0.4)/270000) * 1000000)" office:value-type="float" office:value="-8" calcext:value-type="float">
            <text:p>-8</text:p>
          </table:table-cell>
          <table:table-cell table:formula="of:=([.A1606]-0.4)/(0.00005-0.000001*[.B1606])-260000" office:value-type="float" office:value="9655.17241378804" calcext:value-type="float">
            <text:p>9655</text:p>
          </table:table-cell>
        </table:table-row>
        <table:table-row table:style-name="ro1">
          <table:table-cell table:formula="of:=[.A1606]+0.01" office:value-type="float" office:value="16.0499999999997" calcext:value-type="float">
            <text:p>16.0499999999997</text:p>
          </table:table-cell>
          <table:table-cell table:formula="of:=ROUND((0.00005-([.A1607]-0.4)/270000) * 1000000)" office:value-type="float" office:value="-8" calcext:value-type="float">
            <text:p>-8</text:p>
          </table:table-cell>
          <table:table-cell table:formula="of:=([.A1607]-0.4)/(0.00005-0.000001*[.B1607])-260000" office:value-type="float" office:value="9827.58620689152" calcext:value-type="float">
            <text:p>9828</text:p>
          </table:table-cell>
        </table:table-row>
        <table:table-row table:style-name="ro1">
          <table:table-cell table:formula="of:=[.A1607]+0.01" office:value-type="float" office:value="16.0599999999997" calcext:value-type="float">
            <text:p>16.0599999999997</text:p>
          </table:table-cell>
          <table:table-cell table:formula="of:=ROUND((0.00005-([.A1608]-0.4)/270000) * 1000000)" office:value-type="float" office:value="-8" calcext:value-type="float">
            <text:p>-8</text:p>
          </table:table-cell>
          <table:table-cell table:formula="of:=([.A1608]-0.4)/(0.00005-0.000001*[.B1608])-260000" office:value-type="float" office:value="9999.99999999499" calcext:value-type="float">
            <text:p>10000</text:p>
          </table:table-cell>
        </table:table-row>
        <table:table-row table:style-name="ro1">
          <table:table-cell table:formula="of:=[.A1608]+0.01" office:value-type="float" office:value="16.0699999999997" calcext:value-type="float">
            <text:p>16.0699999999997</text:p>
          </table:table-cell>
          <table:table-cell table:formula="of:=ROUND((0.00005-([.A1609]-0.4)/270000) * 1000000)" office:value-type="float" office:value="-8" calcext:value-type="float">
            <text:p>-8</text:p>
          </table:table-cell>
          <table:table-cell table:formula="of:=([.A1609]-0.4)/(0.00005-0.000001*[.B1609])-260000" office:value-type="float" office:value="10172.4137930985" calcext:value-type="float">
            <text:p>10172</text:p>
          </table:table-cell>
        </table:table-row>
        <table:table-row table:style-name="ro1">
          <table:table-cell table:formula="of:=[.A1609]+0.01" office:value-type="float" office:value="16.0799999999997" calcext:value-type="float">
            <text:p>16.0799999999997</text:p>
          </table:table-cell>
          <table:table-cell table:formula="of:=ROUND((0.00005-([.A1610]-0.4)/270000) * 1000000)" office:value-type="float" office:value="-8" calcext:value-type="float">
            <text:p>-8</text:p>
          </table:table-cell>
          <table:table-cell table:formula="of:=([.A1610]-0.4)/(0.00005-0.000001*[.B1610])-260000" office:value-type="float" office:value="10344.827586202" calcext:value-type="float">
            <text:p>10345</text:p>
          </table:table-cell>
        </table:table-row>
        <table:table-row table:style-name="ro1">
          <table:table-cell table:formula="of:=[.A1610]+0.01" office:value-type="float" office:value="16.0899999999997" calcext:value-type="float">
            <text:p>16.0899999999997</text:p>
          </table:table-cell>
          <table:table-cell table:formula="of:=ROUND((0.00005-([.A1611]-0.4)/270000) * 1000000)" office:value-type="float" office:value="-8" calcext:value-type="float">
            <text:p>-8</text:p>
          </table:table-cell>
          <table:table-cell table:formula="of:=([.A1611]-0.4)/(0.00005-0.000001*[.B1611])-260000" office:value-type="float" office:value="10517.2413793054" calcext:value-type="float">
            <text:p>10517</text:p>
          </table:table-cell>
        </table:table-row>
        <table:table-row table:style-name="ro1">
          <table:table-cell table:formula="of:=[.A1611]+0.01" office:value-type="float" office:value="16.0999999999997" calcext:value-type="float">
            <text:p>16.0999999999997</text:p>
          </table:table-cell>
          <table:table-cell table:formula="of:=ROUND((0.00005-([.A1612]-0.4)/270000) * 1000000)" office:value-type="float" office:value="-8" calcext:value-type="float">
            <text:p>-8</text:p>
          </table:table-cell>
          <table:table-cell table:formula="of:=([.A1612]-0.4)/(0.00005-0.000001*[.B1612])-260000" office:value-type="float" office:value="10689.6551724089" calcext:value-type="float">
            <text:p>10690</text:p>
          </table:table-cell>
        </table:table-row>
        <table:table-row table:style-name="ro1">
          <table:table-cell table:formula="of:=[.A1612]+0.01" office:value-type="float" office:value="16.1099999999997" calcext:value-type="float">
            <text:p>16.1099999999997</text:p>
          </table:table-cell>
          <table:table-cell table:formula="of:=ROUND((0.00005-([.A1613]-0.4)/270000) * 1000000)" office:value-type="float" office:value="-8" calcext:value-type="float">
            <text:p>-8</text:p>
          </table:table-cell>
          <table:table-cell table:formula="of:=([.A1613]-0.4)/(0.00005-0.000001*[.B1613])-260000" office:value-type="float" office:value="10862.0689655124" calcext:value-type="float">
            <text:p>10862</text:p>
          </table:table-cell>
        </table:table-row>
        <table:table-row table:style-name="ro1">
          <table:table-cell table:formula="of:=[.A1613]+0.01" office:value-type="float" office:value="16.1199999999997" calcext:value-type="float">
            <text:p>16.1199999999997</text:p>
          </table:table-cell>
          <table:table-cell table:formula="of:=ROUND((0.00005-([.A1614]-0.4)/270000) * 1000000)" office:value-type="float" office:value="-8" calcext:value-type="float">
            <text:p>-8</text:p>
          </table:table-cell>
          <table:table-cell table:formula="of:=([.A1614]-0.4)/(0.00005-0.000001*[.B1614])-260000" office:value-type="float" office:value="11034.4827586159" calcext:value-type="float">
            <text:p>11034</text:p>
          </table:table-cell>
        </table:table-row>
        <table:table-row table:style-name="ro1">
          <table:table-cell table:formula="of:=[.A1614]+0.01" office:value-type="float" office:value="16.1299999999997" calcext:value-type="float">
            <text:p>16.1299999999997</text:p>
          </table:table-cell>
          <table:table-cell table:formula="of:=ROUND((0.00005-([.A1615]-0.4)/270000) * 1000000)" office:value-type="float" office:value="-8" calcext:value-type="float">
            <text:p>-8</text:p>
          </table:table-cell>
          <table:table-cell table:formula="of:=([.A1615]-0.4)/(0.00005-0.000001*[.B1615])-260000" office:value-type="float" office:value="11206.8965517193" calcext:value-type="float">
            <text:p>11207</text:p>
          </table:table-cell>
        </table:table-row>
        <table:table-row table:style-name="ro1">
          <table:table-cell table:formula="of:=[.A1615]+0.01" office:value-type="float" office:value="16.1399999999997" calcext:value-type="float">
            <text:p>16.1399999999997</text:p>
          </table:table-cell>
          <table:table-cell table:formula="of:=ROUND((0.00005-([.A1616]-0.4)/270000) * 1000000)" office:value-type="float" office:value="-8" calcext:value-type="float">
            <text:p>-8</text:p>
          </table:table-cell>
          <table:table-cell table:formula="of:=([.A1616]-0.4)/(0.00005-0.000001*[.B1616])-260000" office:value-type="float" office:value="11379.3103448228" calcext:value-type="float">
            <text:p>11379</text:p>
          </table:table-cell>
        </table:table-row>
        <table:table-row table:style-name="ro1">
          <table:table-cell table:formula="of:=[.A1616]+0.01" office:value-type="float" office:value="16.1499999999997" calcext:value-type="float">
            <text:p>16.1499999999997</text:p>
          </table:table-cell>
          <table:table-cell table:formula="of:=ROUND((0.00005-([.A1617]-0.4)/270000) * 1000000)" office:value-type="float" office:value="-8" calcext:value-type="float">
            <text:p>-8</text:p>
          </table:table-cell>
          <table:table-cell table:formula="of:=([.A1617]-0.4)/(0.00005-0.000001*[.B1617])-260000" office:value-type="float" office:value="11551.7241379263" calcext:value-type="float">
            <text:p>11552</text:p>
          </table:table-cell>
        </table:table-row>
        <table:table-row table:style-name="ro1">
          <table:table-cell table:formula="of:=[.A1617]+0.01" office:value-type="float" office:value="16.1599999999997" calcext:value-type="float">
            <text:p>16.1599999999997</text:p>
          </table:table-cell>
          <table:table-cell table:formula="of:=ROUND((0.00005-([.A1618]-0.4)/270000) * 1000000)" office:value-type="float" office:value="-8" calcext:value-type="float">
            <text:p>-8</text:p>
          </table:table-cell>
          <table:table-cell table:formula="of:=([.A1618]-0.4)/(0.00005-0.000001*[.B1618])-260000" office:value-type="float" office:value="11724.1379310298" calcext:value-type="float">
            <text:p>11724</text:p>
          </table:table-cell>
        </table:table-row>
        <table:table-row table:style-name="ro1">
          <table:table-cell table:formula="of:=[.A1618]+0.01" office:value-type="float" office:value="16.1699999999997" calcext:value-type="float">
            <text:p>16.1699999999997</text:p>
          </table:table-cell>
          <table:table-cell table:formula="of:=ROUND((0.00005-([.A1619]-0.4)/270000) * 1000000)" office:value-type="float" office:value="-8" calcext:value-type="float">
            <text:p>-8</text:p>
          </table:table-cell>
          <table:table-cell table:formula="of:=([.A1619]-0.4)/(0.00005-0.000001*[.B1619])-260000" office:value-type="float" office:value="11896.5517241333" calcext:value-type="float">
            <text:p>11897</text:p>
          </table:table-cell>
        </table:table-row>
        <table:table-row table:style-name="ro1">
          <table:table-cell table:formula="of:=[.A1619]+0.01" office:value-type="float" office:value="16.1799999999997" calcext:value-type="float">
            <text:p>16.1799999999997</text:p>
          </table:table-cell>
          <table:table-cell table:formula="of:=ROUND((0.00005-([.A1620]-0.4)/270000) * 1000000)" office:value-type="float" office:value="-8" calcext:value-type="float">
            <text:p>-8</text:p>
          </table:table-cell>
          <table:table-cell table:formula="of:=([.A1620]-0.4)/(0.00005-0.000001*[.B1620])-260000" office:value-type="float" office:value="12068.9655172367" calcext:value-type="float">
            <text:p>12069</text:p>
          </table:table-cell>
        </table:table-row>
        <table:table-row table:style-name="ro1">
          <table:table-cell table:formula="of:=[.A1620]+0.01" office:value-type="float" office:value="16.1899999999997" calcext:value-type="float">
            <text:p>16.1899999999997</text:p>
          </table:table-cell>
          <table:table-cell table:formula="of:=ROUND((0.00005-([.A1621]-0.4)/270000) * 1000000)" office:value-type="float" office:value="-8" calcext:value-type="float">
            <text:p>-8</text:p>
          </table:table-cell>
          <table:table-cell table:formula="of:=([.A1621]-0.4)/(0.00005-0.000001*[.B1621])-260000" office:value-type="float" office:value="12241.3793103402" calcext:value-type="float">
            <text:p>12241</text:p>
          </table:table-cell>
        </table:table-row>
        <table:table-row table:style-name="ro1">
          <table:table-cell table:formula="of:=[.A1621]+0.01" office:value-type="float" office:value="16.1999999999997" calcext:value-type="float">
            <text:p>16.1999999999997</text:p>
          </table:table-cell>
          <table:table-cell table:formula="of:=ROUND((0.00005-([.A1622]-0.4)/270000) * 1000000)" office:value-type="float" office:value="-9" calcext:value-type="float">
            <text:p>-9</text:p>
          </table:table-cell>
          <table:table-cell table:formula="of:=([.A1622]-0.4)/(0.00005-0.000001*[.B1622])-260000" office:value-type="float" office:value="7796.61016948696" calcext:value-type="float">
            <text:p>7797</text:p>
          </table:table-cell>
        </table:table-row>
        <table:table-row table:style-name="ro1">
          <table:table-cell table:formula="of:=[.A1622]+0.01" office:value-type="float" office:value="16.2099999999997" calcext:value-type="float">
            <text:p>16.2099999999997</text:p>
          </table:table-cell>
          <table:table-cell table:formula="of:=ROUND((0.00005-([.A1623]-0.4)/270000) * 1000000)" office:value-type="float" office:value="-9" calcext:value-type="float">
            <text:p>-9</text:p>
          </table:table-cell>
          <table:table-cell table:formula="of:=([.A1623]-0.4)/(0.00005-0.000001*[.B1623])-260000" office:value-type="float" office:value="7966.10169491073" calcext:value-type="float">
            <text:p>7966</text:p>
          </table:table-cell>
        </table:table-row>
        <table:table-row table:style-name="ro1">
          <table:table-cell table:formula="of:=[.A1623]+0.01" office:value-type="float" office:value="16.2199999999997" calcext:value-type="float">
            <text:p>16.2199999999997</text:p>
          </table:table-cell>
          <table:table-cell table:formula="of:=ROUND((0.00005-([.A1624]-0.4)/270000) * 1000000)" office:value-type="float" office:value="-9" calcext:value-type="float">
            <text:p>-9</text:p>
          </table:table-cell>
          <table:table-cell table:formula="of:=([.A1624]-0.4)/(0.00005-0.000001*[.B1624])-260000" office:value-type="float" office:value="8135.5932203345" calcext:value-type="float">
            <text:p>8136</text:p>
          </table:table-cell>
        </table:table-row>
        <table:table-row table:style-name="ro1">
          <table:table-cell table:formula="of:=[.A1624]+0.01" office:value-type="float" office:value="16.2299999999997" calcext:value-type="float">
            <text:p>16.2299999999997</text:p>
          </table:table-cell>
          <table:table-cell table:formula="of:=ROUND((0.00005-([.A1625]-0.4)/270000) * 1000000)" office:value-type="float" office:value="-9" calcext:value-type="float">
            <text:p>-9</text:p>
          </table:table-cell>
          <table:table-cell table:formula="of:=([.A1625]-0.4)/(0.00005-0.000001*[.B1625])-260000" office:value-type="float" office:value="8305.08474575821" calcext:value-type="float">
            <text:p>8305</text:p>
          </table:table-cell>
        </table:table-row>
        <table:table-row table:style-name="ro1">
          <table:table-cell table:formula="of:=[.A1625]+0.01" office:value-type="float" office:value="16.2399999999997" calcext:value-type="float">
            <text:p>16.2399999999997</text:p>
          </table:table-cell>
          <table:table-cell table:formula="of:=ROUND((0.00005-([.A1626]-0.4)/270000) * 1000000)" office:value-type="float" office:value="-9" calcext:value-type="float">
            <text:p>-9</text:p>
          </table:table-cell>
          <table:table-cell table:formula="of:=([.A1626]-0.4)/(0.00005-0.000001*[.B1626])-260000" office:value-type="float" office:value="8474.57627118198" calcext:value-type="float">
            <text:p>8475</text:p>
          </table:table-cell>
        </table:table-row>
        <table:table-row table:style-name="ro1">
          <table:table-cell table:formula="of:=[.A1626]+0.01" office:value-type="float" office:value="16.2499999999997" calcext:value-type="float">
            <text:p>16.2499999999997</text:p>
          </table:table-cell>
          <table:table-cell table:formula="of:=ROUND((0.00005-([.A1627]-0.4)/270000) * 1000000)" office:value-type="float" office:value="-9" calcext:value-type="float">
            <text:p>-9</text:p>
          </table:table-cell>
          <table:table-cell table:formula="of:=([.A1627]-0.4)/(0.00005-0.000001*[.B1627])-260000" office:value-type="float" office:value="8644.06779660576" calcext:value-type="float">
            <text:p>8644</text:p>
          </table:table-cell>
        </table:table-row>
        <table:table-row table:style-name="ro1">
          <table:table-cell table:formula="of:=[.A1627]+0.01" office:value-type="float" office:value="16.2599999999997" calcext:value-type="float">
            <text:p>16.2599999999997</text:p>
          </table:table-cell>
          <table:table-cell table:formula="of:=ROUND((0.00005-([.A1628]-0.4)/270000) * 1000000)" office:value-type="float" office:value="-9" calcext:value-type="float">
            <text:p>-9</text:p>
          </table:table-cell>
          <table:table-cell table:formula="of:=([.A1628]-0.4)/(0.00005-0.000001*[.B1628])-260000" office:value-type="float" office:value="8813.55932202953" calcext:value-type="float">
            <text:p>8814</text:p>
          </table:table-cell>
        </table:table-row>
        <table:table-row table:style-name="ro1">
          <table:table-cell table:formula="of:=[.A1628]+0.01" office:value-type="float" office:value="16.2699999999997" calcext:value-type="float">
            <text:p>16.2699999999997</text:p>
          </table:table-cell>
          <table:table-cell table:formula="of:=ROUND((0.00005-([.A1629]-0.4)/270000) * 1000000)" office:value-type="float" office:value="-9" calcext:value-type="float">
            <text:p>-9</text:p>
          </table:table-cell>
          <table:table-cell table:formula="of:=([.A1629]-0.4)/(0.00005-0.000001*[.B1629])-260000" office:value-type="float" office:value="8983.05084745324" calcext:value-type="float">
            <text:p>8983</text:p>
          </table:table-cell>
        </table:table-row>
        <table:table-row table:style-name="ro1">
          <table:table-cell table:formula="of:=[.A1629]+0.01" office:value-type="float" office:value="16.2799999999997" calcext:value-type="float">
            <text:p>16.2799999999997</text:p>
          </table:table-cell>
          <table:table-cell table:formula="of:=ROUND((0.00005-([.A1630]-0.4)/270000) * 1000000)" office:value-type="float" office:value="-9" calcext:value-type="float">
            <text:p>-9</text:p>
          </table:table-cell>
          <table:table-cell table:formula="of:=([.A1630]-0.4)/(0.00005-0.000001*[.B1630])-260000" office:value-type="float" office:value="9152.54237287701" calcext:value-type="float">
            <text:p>9153</text:p>
          </table:table-cell>
        </table:table-row>
        <table:table-row table:style-name="ro1">
          <table:table-cell table:formula="of:=[.A1630]+0.01" office:value-type="float" office:value="16.2899999999997" calcext:value-type="float">
            <text:p>16.2899999999997</text:p>
          </table:table-cell>
          <table:table-cell table:formula="of:=ROUND((0.00005-([.A1631]-0.4)/270000) * 1000000)" office:value-type="float" office:value="-9" calcext:value-type="float">
            <text:p>-9</text:p>
          </table:table-cell>
          <table:table-cell table:formula="of:=([.A1631]-0.4)/(0.00005-0.000001*[.B1631])-260000" office:value-type="float" office:value="9322.03389830078" calcext:value-type="float">
            <text:p>9322</text:p>
          </table:table-cell>
        </table:table-row>
        <table:table-row table:style-name="ro1">
          <table:table-cell table:formula="of:=[.A1631]+0.01" office:value-type="float" office:value="16.2999999999997" calcext:value-type="float">
            <text:p>16.2999999999997</text:p>
          </table:table-cell>
          <table:table-cell table:formula="of:=ROUND((0.00005-([.A1632]-0.4)/270000) * 1000000)" office:value-type="float" office:value="-9" calcext:value-type="float">
            <text:p>-9</text:p>
          </table:table-cell>
          <table:table-cell table:formula="of:=([.A1632]-0.4)/(0.00005-0.000001*[.B1632])-260000" office:value-type="float" office:value="9491.52542372455" calcext:value-type="float">
            <text:p>9492</text:p>
          </table:table-cell>
        </table:table-row>
        <table:table-row table:style-name="ro1">
          <table:table-cell table:formula="of:=[.A1632]+0.01" office:value-type="float" office:value="16.3099999999997" calcext:value-type="float">
            <text:p>16.3099999999997</text:p>
          </table:table-cell>
          <table:table-cell table:formula="of:=ROUND((0.00005-([.A1633]-0.4)/270000) * 1000000)" office:value-type="float" office:value="-9" calcext:value-type="float">
            <text:p>-9</text:p>
          </table:table-cell>
          <table:table-cell table:formula="of:=([.A1633]-0.4)/(0.00005-0.000001*[.B1633])-260000" office:value-type="float" office:value="9661.01694914827" calcext:value-type="float">
            <text:p>9661</text:p>
          </table:table-cell>
        </table:table-row>
        <table:table-row table:style-name="ro1">
          <table:table-cell table:formula="of:=[.A1633]+0.01" office:value-type="float" office:value="16.3199999999998" calcext:value-type="float">
            <text:p>16.3199999999998</text:p>
          </table:table-cell>
          <table:table-cell table:formula="of:=ROUND((0.00005-([.A1634]-0.4)/270000) * 1000000)" office:value-type="float" office:value="-9" calcext:value-type="float">
            <text:p>-9</text:p>
          </table:table-cell>
          <table:table-cell table:formula="of:=([.A1634]-0.4)/(0.00005-0.000001*[.B1634])-260000" office:value-type="float" office:value="9830.50847457204" calcext:value-type="float">
            <text:p>9831</text:p>
          </table:table-cell>
        </table:table-row>
        <table:table-row table:style-name="ro1">
          <table:table-cell table:formula="of:=[.A1634]+0.01" office:value-type="float" office:value="16.3299999999998" calcext:value-type="float">
            <text:p>16.3299999999998</text:p>
          </table:table-cell>
          <table:table-cell table:formula="of:=ROUND((0.00005-([.A1635]-0.4)/270000) * 1000000)" office:value-type="float" office:value="-9" calcext:value-type="float">
            <text:p>-9</text:p>
          </table:table-cell>
          <table:table-cell table:formula="of:=([.A1635]-0.4)/(0.00005-0.000001*[.B1635])-260000" office:value-type="float" office:value="9999.99999999581" calcext:value-type="float">
            <text:p>10000</text:p>
          </table:table-cell>
        </table:table-row>
        <table:table-row table:style-name="ro1">
          <table:table-cell table:formula="of:=[.A1635]+0.01" office:value-type="float" office:value="16.3399999999998" calcext:value-type="float">
            <text:p>16.3399999999998</text:p>
          </table:table-cell>
          <table:table-cell table:formula="of:=ROUND((0.00005-([.A1636]-0.4)/270000) * 1000000)" office:value-type="float" office:value="-9" calcext:value-type="float">
            <text:p>-9</text:p>
          </table:table-cell>
          <table:table-cell table:formula="of:=([.A1636]-0.4)/(0.00005-0.000001*[.B1636])-260000" office:value-type="float" office:value="10169.4915254195" calcext:value-type="float">
            <text:p>10169</text:p>
          </table:table-cell>
        </table:table-row>
        <table:table-row table:style-name="ro1">
          <table:table-cell table:formula="of:=[.A1636]+0.01" office:value-type="float" office:value="16.3499999999998" calcext:value-type="float">
            <text:p>16.3499999999998</text:p>
          </table:table-cell>
          <table:table-cell table:formula="of:=ROUND((0.00005-([.A1637]-0.4)/270000) * 1000000)" office:value-type="float" office:value="-9" calcext:value-type="float">
            <text:p>-9</text:p>
          </table:table-cell>
          <table:table-cell table:formula="of:=([.A1637]-0.4)/(0.00005-0.000001*[.B1637])-260000" office:value-type="float" office:value="10338.9830508433" calcext:value-type="float">
            <text:p>10339</text:p>
          </table:table-cell>
        </table:table-row>
        <table:table-row table:style-name="ro1">
          <table:table-cell table:formula="of:=[.A1637]+0.01" office:value-type="float" office:value="16.3599999999998" calcext:value-type="float">
            <text:p>16.3599999999998</text:p>
          </table:table-cell>
          <table:table-cell table:formula="of:=ROUND((0.00005-([.A1638]-0.4)/270000) * 1000000)" office:value-type="float" office:value="-9" calcext:value-type="float">
            <text:p>-9</text:p>
          </table:table-cell>
          <table:table-cell table:formula="of:=([.A1638]-0.4)/(0.00005-0.000001*[.B1638])-260000" office:value-type="float" office:value="10508.4745762671" calcext:value-type="float">
            <text:p>10508</text:p>
          </table:table-cell>
        </table:table-row>
        <table:table-row table:style-name="ro1">
          <table:table-cell table:formula="of:=[.A1638]+0.01" office:value-type="float" office:value="16.3699999999998" calcext:value-type="float">
            <text:p>16.3699999999998</text:p>
          </table:table-cell>
          <table:table-cell table:formula="of:=ROUND((0.00005-([.A1639]-0.4)/270000) * 1000000)" office:value-type="float" office:value="-9" calcext:value-type="float">
            <text:p>-9</text:p>
          </table:table-cell>
          <table:table-cell table:formula="of:=([.A1639]-0.4)/(0.00005-0.000001*[.B1639])-260000" office:value-type="float" office:value="10677.9661016908" calcext:value-type="float">
            <text:p>10678</text:p>
          </table:table-cell>
        </table:table-row>
        <table:table-row table:style-name="ro1">
          <table:table-cell table:formula="of:=[.A1639]+0.01" office:value-type="float" office:value="16.3799999999998" calcext:value-type="float">
            <text:p>16.3799999999998</text:p>
          </table:table-cell>
          <table:table-cell table:formula="of:=ROUND((0.00005-([.A1640]-0.4)/270000) * 1000000)" office:value-type="float" office:value="-9" calcext:value-type="float">
            <text:p>-9</text:p>
          </table:table-cell>
          <table:table-cell table:formula="of:=([.A1640]-0.4)/(0.00005-0.000001*[.B1640])-260000" office:value-type="float" office:value="10847.4576271146" calcext:value-type="float">
            <text:p>10847</text:p>
          </table:table-cell>
        </table:table-row>
        <table:table-row table:style-name="ro1">
          <table:table-cell table:formula="of:=[.A1640]+0.01" office:value-type="float" office:value="16.3899999999998" calcext:value-type="float">
            <text:p>16.3899999999998</text:p>
          </table:table-cell>
          <table:table-cell table:formula="of:=ROUND((0.00005-([.A1641]-0.4)/270000) * 1000000)" office:value-type="float" office:value="-9" calcext:value-type="float">
            <text:p>-9</text:p>
          </table:table-cell>
          <table:table-cell table:formula="of:=([.A1641]-0.4)/(0.00005-0.000001*[.B1641])-260000" office:value-type="float" office:value="11016.9491525383" calcext:value-type="float">
            <text:p>11017</text:p>
          </table:table-cell>
        </table:table-row>
        <table:table-row table:style-name="ro1">
          <table:table-cell table:formula="of:=[.A1641]+0.01" office:value-type="float" office:value="16.3999999999998" calcext:value-type="float">
            <text:p>16.3999999999998</text:p>
          </table:table-cell>
          <table:table-cell table:formula="of:=ROUND((0.00005-([.A1642]-0.4)/270000) * 1000000)" office:value-type="float" office:value="-9" calcext:value-type="float">
            <text:p>-9</text:p>
          </table:table-cell>
          <table:table-cell table:formula="of:=([.A1642]-0.4)/(0.00005-0.000001*[.B1642])-260000" office:value-type="float" office:value="11186.4406779621" calcext:value-type="float">
            <text:p>11186</text:p>
          </table:table-cell>
        </table:table-row>
        <table:table-row table:style-name="ro1">
          <table:table-cell table:formula="of:=[.A1642]+0.01" office:value-type="float" office:value="16.4099999999998" calcext:value-type="float">
            <text:p>16.4099999999998</text:p>
          </table:table-cell>
          <table:table-cell table:formula="of:=ROUND((0.00005-([.A1643]-0.4)/270000) * 1000000)" office:value-type="float" office:value="-9" calcext:value-type="float">
            <text:p>-9</text:p>
          </table:table-cell>
          <table:table-cell table:formula="of:=([.A1643]-0.4)/(0.00005-0.000001*[.B1643])-260000" office:value-type="float" office:value="11355.9322033859" calcext:value-type="float">
            <text:p>11356</text:p>
          </table:table-cell>
        </table:table-row>
        <table:table-row table:style-name="ro1">
          <table:table-cell table:formula="of:=[.A1643]+0.01" office:value-type="float" office:value="16.4199999999998" calcext:value-type="float">
            <text:p>16.4199999999998</text:p>
          </table:table-cell>
          <table:table-cell table:formula="of:=ROUND((0.00005-([.A1644]-0.4)/270000) * 1000000)" office:value-type="float" office:value="-9" calcext:value-type="float">
            <text:p>-9</text:p>
          </table:table-cell>
          <table:table-cell table:formula="of:=([.A1644]-0.4)/(0.00005-0.000001*[.B1644])-260000" office:value-type="float" office:value="11525.4237288096" calcext:value-type="float">
            <text:p>11525</text:p>
          </table:table-cell>
        </table:table-row>
        <table:table-row table:style-name="ro1">
          <table:table-cell table:formula="of:=[.A1644]+0.01" office:value-type="float" office:value="16.4299999999998" calcext:value-type="float">
            <text:p>16.4299999999998</text:p>
          </table:table-cell>
          <table:table-cell table:formula="of:=ROUND((0.00005-([.A1645]-0.4)/270000) * 1000000)" office:value-type="float" office:value="-9" calcext:value-type="float">
            <text:p>-9</text:p>
          </table:table-cell>
          <table:table-cell table:formula="of:=([.A1645]-0.4)/(0.00005-0.000001*[.B1645])-260000" office:value-type="float" office:value="11694.9152542333" calcext:value-type="float">
            <text:p>11695</text:p>
          </table:table-cell>
        </table:table-row>
        <table:table-row table:style-name="ro1">
          <table:table-cell table:formula="of:=[.A1645]+0.01" office:value-type="float" office:value="16.4399999999998" calcext:value-type="float">
            <text:p>16.4399999999998</text:p>
          </table:table-cell>
          <table:table-cell table:formula="of:=ROUND((0.00005-([.A1646]-0.4)/270000) * 1000000)" office:value-type="float" office:value="-9" calcext:value-type="float">
            <text:p>-9</text:p>
          </table:table-cell>
          <table:table-cell table:formula="of:=([.A1646]-0.4)/(0.00005-0.000001*[.B1646])-260000" office:value-type="float" office:value="11864.4067796571" calcext:value-type="float">
            <text:p>11864</text:p>
          </table:table-cell>
        </table:table-row>
        <table:table-row table:style-name="ro1">
          <table:table-cell table:formula="of:=[.A1646]+0.01" office:value-type="float" office:value="16.4499999999998" calcext:value-type="float">
            <text:p>16.4499999999998</text:p>
          </table:table-cell>
          <table:table-cell table:formula="of:=ROUND((0.00005-([.A1647]-0.4)/270000) * 1000000)" office:value-type="float" office:value="-9" calcext:value-type="float">
            <text:p>-9</text:p>
          </table:table-cell>
          <table:table-cell table:formula="of:=([.A1647]-0.4)/(0.00005-0.000001*[.B1647])-260000" office:value-type="float" office:value="12033.8983050809" calcext:value-type="float">
            <text:p>12034</text:p>
          </table:table-cell>
        </table:table-row>
        <table:table-row table:style-name="ro1">
          <table:table-cell table:formula="of:=[.A1647]+0.01" office:value-type="float" office:value="16.4599999999998" calcext:value-type="float">
            <text:p>16.4599999999998</text:p>
          </table:table-cell>
          <table:table-cell table:formula="of:=ROUND((0.00005-([.A1648]-0.4)/270000) * 1000000)" office:value-type="float" office:value="-9" calcext:value-type="float">
            <text:p>-9</text:p>
          </table:table-cell>
          <table:table-cell table:formula="of:=([.A1648]-0.4)/(0.00005-0.000001*[.B1648])-260000" office:value-type="float" office:value="12203.3898305047" calcext:value-type="float">
            <text:p>12203</text:p>
          </table:table-cell>
        </table:table-row>
        <table:table-row table:style-name="ro1">
          <table:table-cell table:formula="of:=[.A1648]+0.01" office:value-type="float" office:value="16.4699999999998" calcext:value-type="float">
            <text:p>16.4699999999998</text:p>
          </table:table-cell>
          <table:table-cell table:formula="of:=ROUND((0.00005-([.A1649]-0.4)/270000) * 1000000)" office:value-type="float" office:value="-10" calcext:value-type="float">
            <text:p>-10</text:p>
          </table:table-cell>
          <table:table-cell table:formula="of:=([.A1649]-0.4)/(0.00005-0.000001*[.B1649])-260000" office:value-type="float" office:value="7833.33333332959" calcext:value-type="float">
            <text:p>7833</text:p>
          </table:table-cell>
        </table:table-row>
        <table:table-row table:style-name="ro1">
          <table:table-cell table:formula="of:=[.A1649]+0.01" office:value-type="float" office:value="16.4799999999998" calcext:value-type="float">
            <text:p>16.4799999999998</text:p>
          </table:table-cell>
          <table:table-cell table:formula="of:=ROUND((0.00005-([.A1650]-0.4)/270000) * 1000000)" office:value-type="float" office:value="-10" calcext:value-type="float">
            <text:p>-10</text:p>
          </table:table-cell>
          <table:table-cell table:formula="of:=([.A1650]-0.4)/(0.00005-0.000001*[.B1650])-260000" office:value-type="float" office:value="7999.99999999628" calcext:value-type="float">
            <text:p>8000</text:p>
          </table:table-cell>
        </table:table-row>
        <table:table-row table:style-name="ro1">
          <table:table-cell table:formula="of:=[.A1650]+0.01" office:value-type="float" office:value="16.4899999999998" calcext:value-type="float">
            <text:p>16.4899999999998</text:p>
          </table:table-cell>
          <table:table-cell table:formula="of:=ROUND((0.00005-([.A1651]-0.4)/270000) * 1000000)" office:value-type="float" office:value="-10" calcext:value-type="float">
            <text:p>-10</text:p>
          </table:table-cell>
          <table:table-cell table:formula="of:=([.A1651]-0.4)/(0.00005-0.000001*[.B1651])-260000" office:value-type="float" office:value="8166.66666666296" calcext:value-type="float">
            <text:p>8167</text:p>
          </table:table-cell>
        </table:table-row>
        <table:table-row table:style-name="ro1">
          <table:table-cell table:formula="of:=[.A1651]+0.01" office:value-type="float" office:value="16.4999999999998" calcext:value-type="float">
            <text:p>16.4999999999998</text:p>
          </table:table-cell>
          <table:table-cell table:formula="of:=ROUND((0.00005-([.A1652]-0.4)/270000) * 1000000)" office:value-type="float" office:value="-10" calcext:value-type="float">
            <text:p>-10</text:p>
          </table:table-cell>
          <table:table-cell table:formula="of:=([.A1652]-0.4)/(0.00005-0.000001*[.B1652])-260000" office:value-type="float" office:value="8333.33333332971" calcext:value-type="float">
            <text:p>8333</text:p>
          </table:table-cell>
        </table:table-row>
        <table:table-row table:style-name="ro1">
          <table:table-cell table:formula="of:=[.A1652]+0.01" office:value-type="float" office:value="16.5099999999998" calcext:value-type="float">
            <text:p>16.5099999999998</text:p>
          </table:table-cell>
          <table:table-cell table:formula="of:=ROUND((0.00005-([.A1653]-0.4)/270000) * 1000000)" office:value-type="float" office:value="-10" calcext:value-type="float">
            <text:p>-10</text:p>
          </table:table-cell>
          <table:table-cell table:formula="of:=([.A1653]-0.4)/(0.00005-0.000001*[.B1653])-260000" office:value-type="float" office:value="8499.99999999639" calcext:value-type="float">
            <text:p>8500</text:p>
          </table:table-cell>
        </table:table-row>
        <table:table-row table:style-name="ro1">
          <table:table-cell table:formula="of:=[.A1653]+0.01" office:value-type="float" office:value="16.5199999999998" calcext:value-type="float">
            <text:p>16.5199999999998</text:p>
          </table:table-cell>
          <table:table-cell table:formula="of:=ROUND((0.00005-([.A1654]-0.4)/270000) * 1000000)" office:value-type="float" office:value="-10" calcext:value-type="float">
            <text:p>-10</text:p>
          </table:table-cell>
          <table:table-cell table:formula="of:=([.A1654]-0.4)/(0.00005-0.000001*[.B1654])-260000" office:value-type="float" office:value="8666.66666666308" calcext:value-type="float">
            <text:p>8667</text:p>
          </table:table-cell>
        </table:table-row>
        <table:table-row table:style-name="ro1">
          <table:table-cell table:formula="of:=[.A1654]+0.01" office:value-type="float" office:value="16.5299999999998" calcext:value-type="float">
            <text:p>16.5299999999998</text:p>
          </table:table-cell>
          <table:table-cell table:formula="of:=ROUND((0.00005-([.A1655]-0.4)/270000) * 1000000)" office:value-type="float" office:value="-10" calcext:value-type="float">
            <text:p>-10</text:p>
          </table:table-cell>
          <table:table-cell table:formula="of:=([.A1655]-0.4)/(0.00005-0.000001*[.B1655])-260000" office:value-type="float" office:value="8833.33333332976" calcext:value-type="float">
            <text:p>8833</text:p>
          </table:table-cell>
        </table:table-row>
        <table:table-row table:style-name="ro1">
          <table:table-cell table:formula="of:=[.A1655]+0.01" office:value-type="float" office:value="16.5399999999998" calcext:value-type="float">
            <text:p>16.5399999999998</text:p>
          </table:table-cell>
          <table:table-cell table:formula="of:=ROUND((0.00005-([.A1656]-0.4)/270000) * 1000000)" office:value-type="float" office:value="-10" calcext:value-type="float">
            <text:p>-10</text:p>
          </table:table-cell>
          <table:table-cell table:formula="of:=([.A1656]-0.4)/(0.00005-0.000001*[.B1656])-260000" office:value-type="float" office:value="8999.99999999645" calcext:value-type="float">
            <text:p>9000</text:p>
          </table:table-cell>
        </table:table-row>
        <table:table-row table:style-name="ro1">
          <table:table-cell table:formula="of:=[.A1656]+0.01" office:value-type="float" office:value="16.5499999999998" calcext:value-type="float">
            <text:p>16.5499999999998</text:p>
          </table:table-cell>
          <table:table-cell table:formula="of:=ROUND((0.00005-([.A1657]-0.4)/270000) * 1000000)" office:value-type="float" office:value="-10" calcext:value-type="float">
            <text:p>-10</text:p>
          </table:table-cell>
          <table:table-cell table:formula="of:=([.A1657]-0.4)/(0.00005-0.000001*[.B1657])-260000" office:value-type="float" office:value="9166.66666666314" calcext:value-type="float">
            <text:p>9167</text:p>
          </table:table-cell>
        </table:table-row>
        <table:table-row table:style-name="ro1">
          <table:table-cell table:formula="of:=[.A1657]+0.01" office:value-type="float" office:value="16.5599999999998" calcext:value-type="float">
            <text:p>16.5599999999998</text:p>
          </table:table-cell>
          <table:table-cell table:formula="of:=ROUND((0.00005-([.A1658]-0.4)/270000) * 1000000)" office:value-type="float" office:value="-10" calcext:value-type="float">
            <text:p>-10</text:p>
          </table:table-cell>
          <table:table-cell table:formula="of:=([.A1658]-0.4)/(0.00005-0.000001*[.B1658])-260000" office:value-type="float" office:value="9333.33333332982" calcext:value-type="float">
            <text:p>9333</text:p>
          </table:table-cell>
        </table:table-row>
        <table:table-row table:style-name="ro1">
          <table:table-cell table:formula="of:=[.A1658]+0.01" office:value-type="float" office:value="16.5699999999998" calcext:value-type="float">
            <text:p>16.5699999999998</text:p>
          </table:table-cell>
          <table:table-cell table:formula="of:=ROUND((0.00005-([.A1659]-0.4)/270000) * 1000000)" office:value-type="float" office:value="-10" calcext:value-type="float">
            <text:p>-10</text:p>
          </table:table-cell>
          <table:table-cell table:formula="of:=([.A1659]-0.4)/(0.00005-0.000001*[.B1659])-260000" office:value-type="float" office:value="9499.99999999651" calcext:value-type="float">
            <text:p>9500</text:p>
          </table:table-cell>
        </table:table-row>
        <table:table-row table:style-name="ro1">
          <table:table-cell table:formula="of:=[.A1659]+0.01" office:value-type="float" office:value="16.5799999999998" calcext:value-type="float">
            <text:p>16.5799999999998</text:p>
          </table:table-cell>
          <table:table-cell table:formula="of:=ROUND((0.00005-([.A1660]-0.4)/270000) * 1000000)" office:value-type="float" office:value="-10" calcext:value-type="float">
            <text:p>-10</text:p>
          </table:table-cell>
          <table:table-cell table:formula="of:=([.A1660]-0.4)/(0.00005-0.000001*[.B1660])-260000" office:value-type="float" office:value="9666.66666666319" calcext:value-type="float">
            <text:p>9667</text:p>
          </table:table-cell>
        </table:table-row>
        <table:table-row table:style-name="ro1">
          <table:table-cell table:formula="of:=[.A1660]+0.01" office:value-type="float" office:value="16.5899999999998" calcext:value-type="float">
            <text:p>16.5899999999998</text:p>
          </table:table-cell>
          <table:table-cell table:formula="of:=ROUND((0.00005-([.A1661]-0.4)/270000) * 1000000)" office:value-type="float" office:value="-10" calcext:value-type="float">
            <text:p>-10</text:p>
          </table:table-cell>
          <table:table-cell table:formula="of:=([.A1661]-0.4)/(0.00005-0.000001*[.B1661])-260000" office:value-type="float" office:value="9833.33333332994" calcext:value-type="float">
            <text:p>9833</text:p>
          </table:table-cell>
        </table:table-row>
        <table:table-row table:style-name="ro1">
          <table:table-cell table:formula="of:=[.A1661]+0.01" office:value-type="float" office:value="16.5999999999998" calcext:value-type="float">
            <text:p>16.5999999999998</text:p>
          </table:table-cell>
          <table:table-cell table:formula="of:=ROUND((0.00005-([.A1662]-0.4)/270000) * 1000000)" office:value-type="float" office:value="-10" calcext:value-type="float">
            <text:p>-10</text:p>
          </table:table-cell>
          <table:table-cell table:formula="of:=([.A1662]-0.4)/(0.00005-0.000001*[.B1662])-260000" office:value-type="float" office:value="9999.99999999662" calcext:value-type="float">
            <text:p>10000</text:p>
          </table:table-cell>
        </table:table-row>
        <table:table-row table:style-name="ro1">
          <table:table-cell table:formula="of:=[.A1662]+0.01" office:value-type="float" office:value="16.6099999999998" calcext:value-type="float">
            <text:p>16.6099999999998</text:p>
          </table:table-cell>
          <table:table-cell table:formula="of:=ROUND((0.00005-([.A1663]-0.4)/270000) * 1000000)" office:value-type="float" office:value="-10" calcext:value-type="float">
            <text:p>-10</text:p>
          </table:table-cell>
          <table:table-cell table:formula="of:=([.A1663]-0.4)/(0.00005-0.000001*[.B1663])-260000" office:value-type="float" office:value="10166.6666666633" calcext:value-type="float">
            <text:p>10167</text:p>
          </table:table-cell>
        </table:table-row>
        <table:table-row table:style-name="ro1">
          <table:table-cell table:formula="of:=[.A1663]+0.01" office:value-type="float" office:value="16.6199999999998" calcext:value-type="float">
            <text:p>16.6199999999998</text:p>
          </table:table-cell>
          <table:table-cell table:formula="of:=ROUND((0.00005-([.A1664]-0.4)/270000) * 1000000)" office:value-type="float" office:value="-10" calcext:value-type="float">
            <text:p>-10</text:p>
          </table:table-cell>
          <table:table-cell table:formula="of:=([.A1664]-0.4)/(0.00005-0.000001*[.B1664])-260000" office:value-type="float" office:value="10333.33333333" calcext:value-type="float">
            <text:p>10333</text:p>
          </table:table-cell>
        </table:table-row>
        <table:table-row table:style-name="ro1">
          <table:table-cell table:formula="of:=[.A1664]+0.01" office:value-type="float" office:value="16.6299999999998" calcext:value-type="float">
            <text:p>16.6299999999998</text:p>
          </table:table-cell>
          <table:table-cell table:formula="of:=ROUND((0.00005-([.A1665]-0.4)/270000) * 1000000)" office:value-type="float" office:value="-10" calcext:value-type="float">
            <text:p>-10</text:p>
          </table:table-cell>
          <table:table-cell table:formula="of:=([.A1665]-0.4)/(0.00005-0.000001*[.B1665])-260000" office:value-type="float" office:value="10499.9999999967" calcext:value-type="float">
            <text:p>10500</text:p>
          </table:table-cell>
        </table:table-row>
        <table:table-row table:style-name="ro1">
          <table:table-cell table:formula="of:=[.A1665]+0.01" office:value-type="float" office:value="16.6399999999998" calcext:value-type="float">
            <text:p>16.6399999999998</text:p>
          </table:table-cell>
          <table:table-cell table:formula="of:=ROUND((0.00005-([.A1666]-0.4)/270000) * 1000000)" office:value-type="float" office:value="-10" calcext:value-type="float">
            <text:p>-10</text:p>
          </table:table-cell>
          <table:table-cell table:formula="of:=([.A1666]-0.4)/(0.00005-0.000001*[.B1666])-260000" office:value-type="float" office:value="10666.6666666634" calcext:value-type="float">
            <text:p>10667</text:p>
          </table:table-cell>
        </table:table-row>
        <table:table-row table:style-name="ro1">
          <table:table-cell table:formula="of:=[.A1666]+0.01" office:value-type="float" office:value="16.6499999999998" calcext:value-type="float">
            <text:p>16.6499999999998</text:p>
          </table:table-cell>
          <table:table-cell table:formula="of:=ROUND((0.00005-([.A1667]-0.4)/270000) * 1000000)" office:value-type="float" office:value="-10" calcext:value-type="float">
            <text:p>-10</text:p>
          </table:table-cell>
          <table:table-cell table:formula="of:=([.A1667]-0.4)/(0.00005-0.000001*[.B1667])-260000" office:value-type="float" office:value="10833.3333333301" calcext:value-type="float">
            <text:p>10833</text:p>
          </table:table-cell>
        </table:table-row>
        <table:table-row table:style-name="ro1">
          <table:table-cell table:formula="of:=[.A1667]+0.01" office:value-type="float" office:value="16.6599999999998" calcext:value-type="float">
            <text:p>16.6599999999998</text:p>
          </table:table-cell>
          <table:table-cell table:formula="of:=ROUND((0.00005-([.A1668]-0.4)/270000) * 1000000)" office:value-type="float" office:value="-10" calcext:value-type="float">
            <text:p>-10</text:p>
          </table:table-cell>
          <table:table-cell table:formula="of:=([.A1668]-0.4)/(0.00005-0.000001*[.B1668])-260000" office:value-type="float" office:value="10999.9999999967" calcext:value-type="float">
            <text:p>11000</text:p>
          </table:table-cell>
        </table:table-row>
        <table:table-row table:style-name="ro1">
          <table:table-cell table:formula="of:=[.A1668]+0.01" office:value-type="float" office:value="16.6699999999998" calcext:value-type="float">
            <text:p>16.6699999999998</text:p>
          </table:table-cell>
          <table:table-cell table:formula="of:=ROUND((0.00005-([.A1669]-0.4)/270000) * 1000000)" office:value-type="float" office:value="-10" calcext:value-type="float">
            <text:p>-10</text:p>
          </table:table-cell>
          <table:table-cell table:formula="of:=([.A1669]-0.4)/(0.00005-0.000001*[.B1669])-260000" office:value-type="float" office:value="11166.6666666634" calcext:value-type="float">
            <text:p>11167</text:p>
          </table:table-cell>
        </table:table-row>
        <table:table-row table:style-name="ro1">
          <table:table-cell table:formula="of:=[.A1669]+0.01" office:value-type="float" office:value="16.6799999999998" calcext:value-type="float">
            <text:p>16.6799999999998</text:p>
          </table:table-cell>
          <table:table-cell table:formula="of:=ROUND((0.00005-([.A1670]-0.4)/270000) * 1000000)" office:value-type="float" office:value="-10" calcext:value-type="float">
            <text:p>-10</text:p>
          </table:table-cell>
          <table:table-cell table:formula="of:=([.A1670]-0.4)/(0.00005-0.000001*[.B1670])-260000" office:value-type="float" office:value="11333.3333333302" calcext:value-type="float">
            <text:p>11333</text:p>
          </table:table-cell>
        </table:table-row>
        <table:table-row table:style-name="ro1">
          <table:table-cell table:formula="of:=[.A1670]+0.01" office:value-type="float" office:value="16.6899999999998" calcext:value-type="float">
            <text:p>16.6899999999998</text:p>
          </table:table-cell>
          <table:table-cell table:formula="of:=ROUND((0.00005-([.A1671]-0.4)/270000) * 1000000)" office:value-type="float" office:value="-10" calcext:value-type="float">
            <text:p>-10</text:p>
          </table:table-cell>
          <table:table-cell table:formula="of:=([.A1671]-0.4)/(0.00005-0.000001*[.B1671])-260000" office:value-type="float" office:value="11499.9999999969" calcext:value-type="float">
            <text:p>11500</text:p>
          </table:table-cell>
        </table:table-row>
        <table:table-row table:style-name="ro1">
          <table:table-cell table:formula="of:=[.A1671]+0.01" office:value-type="float" office:value="16.6999999999998" calcext:value-type="float">
            <text:p>16.6999999999998</text:p>
          </table:table-cell>
          <table:table-cell table:formula="of:=ROUND((0.00005-([.A1672]-0.4)/270000) * 1000000)" office:value-type="float" office:value="-10" calcext:value-type="float">
            <text:p>-10</text:p>
          </table:table-cell>
          <table:table-cell table:formula="of:=([.A1672]-0.4)/(0.00005-0.000001*[.B1672])-260000" office:value-type="float" office:value="11666.6666666635" calcext:value-type="float">
            <text:p>11667</text:p>
          </table:table-cell>
        </table:table-row>
        <table:table-row table:style-name="ro1">
          <table:table-cell table:formula="of:=[.A1672]+0.01" office:value-type="float" office:value="16.7099999999998" calcext:value-type="float">
            <text:p>16.7099999999998</text:p>
          </table:table-cell>
          <table:table-cell table:formula="of:=ROUND((0.00005-([.A1673]-0.4)/270000) * 1000000)" office:value-type="float" office:value="-10" calcext:value-type="float">
            <text:p>-10</text:p>
          </table:table-cell>
          <table:table-cell table:formula="of:=([.A1673]-0.4)/(0.00005-0.000001*[.B1673])-260000" office:value-type="float" office:value="11833.3333333302" calcext:value-type="float">
            <text:p>11833</text:p>
          </table:table-cell>
        </table:table-row>
        <table:table-row table:style-name="ro1">
          <table:table-cell table:formula="of:=[.A1673]+0.01" office:value-type="float" office:value="16.7199999999998" calcext:value-type="float">
            <text:p>16.7199999999998</text:p>
          </table:table-cell>
          <table:table-cell table:formula="of:=ROUND((0.00005-([.A1674]-0.4)/270000) * 1000000)" office:value-type="float" office:value="-10" calcext:value-type="float">
            <text:p>-10</text:p>
          </table:table-cell>
          <table:table-cell table:formula="of:=([.A1674]-0.4)/(0.00005-0.000001*[.B1674])-260000" office:value-type="float" office:value="11999.9999999969" calcext:value-type="float">
            <text:p>12000</text:p>
          </table:table-cell>
        </table:table-row>
        <table:table-row table:style-name="ro1">
          <table:table-cell table:formula="of:=[.A1674]+0.01" office:value-type="float" office:value="16.7299999999998" calcext:value-type="float">
            <text:p>16.7299999999998</text:p>
          </table:table-cell>
          <table:table-cell table:formula="of:=ROUND((0.00005-([.A1675]-0.4)/270000) * 1000000)" office:value-type="float" office:value="-10" calcext:value-type="float">
            <text:p>-10</text:p>
          </table:table-cell>
          <table:table-cell table:formula="of:=([.A1675]-0.4)/(0.00005-0.000001*[.B1675])-260000" office:value-type="float" office:value="12166.6666666636" calcext:value-type="float">
            <text:p>12167</text:p>
          </table:table-cell>
        </table:table-row>
        <table:table-row table:style-name="ro1">
          <table:table-cell table:formula="of:=[.A1675]+0.01" office:value-type="float" office:value="16.7399999999998" calcext:value-type="float">
            <text:p>16.7399999999998</text:p>
          </table:table-cell>
          <table:table-cell table:formula="of:=ROUND((0.00005-([.A1676]-0.4)/270000) * 1000000)" office:value-type="float" office:value="-11" calcext:value-type="float">
            <text:p>-11</text:p>
          </table:table-cell>
          <table:table-cell table:formula="of:=([.A1676]-0.4)/(0.00005-0.000001*[.B1676])-260000" office:value-type="float" office:value="7868.8524590134" calcext:value-type="float">
            <text:p>7869</text:p>
          </table:table-cell>
        </table:table-row>
        <table:table-row table:style-name="ro1">
          <table:table-cell table:formula="of:=[.A1676]+0.01" office:value-type="float" office:value="16.7499999999998" calcext:value-type="float">
            <text:p>16.7499999999998</text:p>
          </table:table-cell>
          <table:table-cell table:formula="of:=ROUND((0.00005-([.A1677]-0.4)/270000) * 1000000)" office:value-type="float" office:value="-11" calcext:value-type="float">
            <text:p>-11</text:p>
          </table:table-cell>
          <table:table-cell table:formula="of:=([.A1677]-0.4)/(0.00005-0.000001*[.B1677])-260000" office:value-type="float" office:value="8032.78688524291" calcext:value-type="float">
            <text:p>8033</text:p>
          </table:table-cell>
        </table:table-row>
        <table:table-row table:style-name="ro1">
          <table:table-cell table:formula="of:=[.A1677]+0.01" office:value-type="float" office:value="16.7599999999998" calcext:value-type="float">
            <text:p>16.7599999999998</text:p>
          </table:table-cell>
          <table:table-cell table:formula="of:=ROUND((0.00005-([.A1678]-0.4)/270000) * 1000000)" office:value-type="float" office:value="-11" calcext:value-type="float">
            <text:p>-11</text:p>
          </table:table-cell>
          <table:table-cell table:formula="of:=([.A1678]-0.4)/(0.00005-0.000001*[.B1678])-260000" office:value-type="float" office:value="8196.72131147247" calcext:value-type="float">
            <text:p>8197</text:p>
          </table:table-cell>
        </table:table-row>
        <table:table-row table:style-name="ro1">
          <table:table-cell table:formula="of:=[.A1678]+0.01" office:value-type="float" office:value="16.7699999999998" calcext:value-type="float">
            <text:p>16.7699999999998</text:p>
          </table:table-cell>
          <table:table-cell table:formula="of:=ROUND((0.00005-([.A1679]-0.4)/270000) * 1000000)" office:value-type="float" office:value="-11" calcext:value-type="float">
            <text:p>-11</text:p>
          </table:table-cell>
          <table:table-cell table:formula="of:=([.A1679]-0.4)/(0.00005-0.000001*[.B1679])-260000" office:value-type="float" office:value="8360.65573770198" calcext:value-type="float">
            <text:p>8361</text:p>
          </table:table-cell>
        </table:table-row>
        <table:table-row table:style-name="ro1">
          <table:table-cell table:formula="of:=[.A1679]+0.01" office:value-type="float" office:value="16.7799999999998" calcext:value-type="float">
            <text:p>16.7799999999998</text:p>
          </table:table-cell>
          <table:table-cell table:formula="of:=ROUND((0.00005-([.A1680]-0.4)/270000) * 1000000)" office:value-type="float" office:value="-11" calcext:value-type="float">
            <text:p>-11</text:p>
          </table:table-cell>
          <table:table-cell table:formula="of:=([.A1680]-0.4)/(0.00005-0.000001*[.B1680])-260000" office:value-type="float" office:value="8524.59016393154" calcext:value-type="float">
            <text:p>8525</text:p>
          </table:table-cell>
        </table:table-row>
        <table:table-row table:style-name="ro1">
          <table:table-cell table:formula="of:=[.A1680]+0.01" office:value-type="float" office:value="16.7899999999998" calcext:value-type="float">
            <text:p>16.7899999999998</text:p>
          </table:table-cell>
          <table:table-cell table:formula="of:=ROUND((0.00005-([.A1681]-0.4)/270000) * 1000000)" office:value-type="float" office:value="-11" calcext:value-type="float">
            <text:p>-11</text:p>
          </table:table-cell>
          <table:table-cell table:formula="of:=([.A1681]-0.4)/(0.00005-0.000001*[.B1681])-260000" office:value-type="float" office:value="8688.52459016105" calcext:value-type="float">
            <text:p>8689</text:p>
          </table:table-cell>
        </table:table-row>
        <table:table-row table:style-name="ro1">
          <table:table-cell table:formula="of:=[.A1681]+0.01" office:value-type="float" office:value="16.7999999999998" calcext:value-type="float">
            <text:p>16.7999999999998</text:p>
          </table:table-cell>
          <table:table-cell table:formula="of:=ROUND((0.00005-([.A1682]-0.4)/270000) * 1000000)" office:value-type="float" office:value="-11" calcext:value-type="float">
            <text:p>-11</text:p>
          </table:table-cell>
          <table:table-cell table:formula="of:=([.A1682]-0.4)/(0.00005-0.000001*[.B1682])-260000" office:value-type="float" office:value="8852.45901639061" calcext:value-type="float">
            <text:p>8852</text:p>
          </table:table-cell>
        </table:table-row>
        <table:table-row table:style-name="ro1">
          <table:table-cell table:formula="of:=[.A1682]+0.01" office:value-type="float" office:value="16.8099999999998" calcext:value-type="float">
            <text:p>16.8099999999998</text:p>
          </table:table-cell>
          <table:table-cell table:formula="of:=ROUND((0.00005-([.A1683]-0.4)/270000) * 1000000)" office:value-type="float" office:value="-11" calcext:value-type="float">
            <text:p>-11</text:p>
          </table:table-cell>
          <table:table-cell table:formula="of:=([.A1683]-0.4)/(0.00005-0.000001*[.B1683])-260000" office:value-type="float" office:value="9016.39344262012" calcext:value-type="float">
            <text:p>9016</text:p>
          </table:table-cell>
        </table:table-row>
        <table:table-row table:style-name="ro1">
          <table:table-cell table:formula="of:=[.A1683]+0.01" office:value-type="float" office:value="16.8199999999998" calcext:value-type="float">
            <text:p>16.8199999999998</text:p>
          </table:table-cell>
          <table:table-cell table:formula="of:=ROUND((0.00005-([.A1684]-0.4)/270000) * 1000000)" office:value-type="float" office:value="-11" calcext:value-type="float">
            <text:p>-11</text:p>
          </table:table-cell>
          <table:table-cell table:formula="of:=([.A1684]-0.4)/(0.00005-0.000001*[.B1684])-260000" office:value-type="float" office:value="9180.32786884968" calcext:value-type="float">
            <text:p>9180</text:p>
          </table:table-cell>
        </table:table-row>
        <table:table-row table:style-name="ro1">
          <table:table-cell table:formula="of:=[.A1684]+0.01" office:value-type="float" office:value="16.8299999999998" calcext:value-type="float">
            <text:p>16.8299999999998</text:p>
          </table:table-cell>
          <table:table-cell table:formula="of:=ROUND((0.00005-([.A1685]-0.4)/270000) * 1000000)" office:value-type="float" office:value="-11" calcext:value-type="float">
            <text:p>-11</text:p>
          </table:table-cell>
          <table:table-cell table:formula="of:=([.A1685]-0.4)/(0.00005-0.000001*[.B1685])-260000" office:value-type="float" office:value="9344.26229507919" calcext:value-type="float">
            <text:p>9344</text:p>
          </table:table-cell>
        </table:table-row>
        <table:table-row table:style-name="ro1">
          <table:table-cell table:formula="of:=[.A1685]+0.01" office:value-type="float" office:value="16.8399999999998" calcext:value-type="float">
            <text:p>16.8399999999998</text:p>
          </table:table-cell>
          <table:table-cell table:formula="of:=ROUND((0.00005-([.A1686]-0.4)/270000) * 1000000)" office:value-type="float" office:value="-11" calcext:value-type="float">
            <text:p>-11</text:p>
          </table:table-cell>
          <table:table-cell table:formula="of:=([.A1686]-0.4)/(0.00005-0.000001*[.B1686])-260000" office:value-type="float" office:value="9508.19672130875" calcext:value-type="float">
            <text:p>9508</text:p>
          </table:table-cell>
        </table:table-row>
        <table:table-row table:style-name="ro1">
          <table:table-cell table:formula="of:=[.A1686]+0.01" office:value-type="float" office:value="16.8499999999998" calcext:value-type="float">
            <text:p>16.8499999999998</text:p>
          </table:table-cell>
          <table:table-cell table:formula="of:=ROUND((0.00005-([.A1687]-0.4)/270000) * 1000000)" office:value-type="float" office:value="-11" calcext:value-type="float">
            <text:p>-11</text:p>
          </table:table-cell>
          <table:table-cell table:formula="of:=([.A1687]-0.4)/(0.00005-0.000001*[.B1687])-260000" office:value-type="float" office:value="9672.13114753825" calcext:value-type="float">
            <text:p>9672</text:p>
          </table:table-cell>
        </table:table-row>
        <table:table-row table:style-name="ro1">
          <table:table-cell table:formula="of:=[.A1687]+0.01" office:value-type="float" office:value="16.8599999999998" calcext:value-type="float">
            <text:p>16.8599999999998</text:p>
          </table:table-cell>
          <table:table-cell table:formula="of:=ROUND((0.00005-([.A1688]-0.4)/270000) * 1000000)" office:value-type="float" office:value="-11" calcext:value-type="float">
            <text:p>-11</text:p>
          </table:table-cell>
          <table:table-cell table:formula="of:=([.A1688]-0.4)/(0.00005-0.000001*[.B1688])-260000" office:value-type="float" office:value="9836.06557376782" calcext:value-type="float">
            <text:p>9836</text:p>
          </table:table-cell>
        </table:table-row>
        <table:table-row table:style-name="ro1">
          <table:table-cell table:formula="of:=[.A1688]+0.01" office:value-type="float" office:value="16.8699999999998" calcext:value-type="float">
            <text:p>16.8699999999998</text:p>
          </table:table-cell>
          <table:table-cell table:formula="of:=ROUND((0.00005-([.A1689]-0.4)/270000) * 1000000)" office:value-type="float" office:value="-11" calcext:value-type="float">
            <text:p>-11</text:p>
          </table:table-cell>
          <table:table-cell table:formula="of:=([.A1689]-0.4)/(0.00005-0.000001*[.B1689])-260000" office:value-type="float" office:value="9999.99999999732" calcext:value-type="float">
            <text:p>10000</text:p>
          </table:table-cell>
        </table:table-row>
        <table:table-row table:style-name="ro1">
          <table:table-cell table:formula="of:=[.A1689]+0.01" office:value-type="float" office:value="16.8799999999998" calcext:value-type="float">
            <text:p>16.8799999999998</text:p>
          </table:table-cell>
          <table:table-cell table:formula="of:=ROUND((0.00005-([.A1690]-0.4)/270000) * 1000000)" office:value-type="float" office:value="-11" calcext:value-type="float">
            <text:p>-11</text:p>
          </table:table-cell>
          <table:table-cell table:formula="of:=([.A1690]-0.4)/(0.00005-0.000001*[.B1690])-260000" office:value-type="float" office:value="10163.9344262269" calcext:value-type="float">
            <text:p>10164</text:p>
          </table:table-cell>
        </table:table-row>
        <table:table-row table:style-name="ro1">
          <table:table-cell table:formula="of:=[.A1690]+0.01" office:value-type="float" office:value="16.8899999999998" calcext:value-type="float">
            <text:p>16.8899999999998</text:p>
          </table:table-cell>
          <table:table-cell table:formula="of:=ROUND((0.00005-([.A1691]-0.4)/270000) * 1000000)" office:value-type="float" office:value="-11" calcext:value-type="float">
            <text:p>-11</text:p>
          </table:table-cell>
          <table:table-cell table:formula="of:=([.A1691]-0.4)/(0.00005-0.000001*[.B1691])-260000" office:value-type="float" office:value="10327.8688524564" calcext:value-type="float">
            <text:p>10328</text:p>
          </table:table-cell>
        </table:table-row>
        <table:table-row table:style-name="ro1">
          <table:table-cell table:formula="of:=[.A1691]+0.01" office:value-type="float" office:value="16.8999999999998" calcext:value-type="float">
            <text:p>16.8999999999998</text:p>
          </table:table-cell>
          <table:table-cell table:formula="of:=ROUND((0.00005-([.A1692]-0.4)/270000) * 1000000)" office:value-type="float" office:value="-11" calcext:value-type="float">
            <text:p>-11</text:p>
          </table:table-cell>
          <table:table-cell table:formula="of:=([.A1692]-0.4)/(0.00005-0.000001*[.B1692])-260000" office:value-type="float" office:value="10491.803278686" calcext:value-type="float">
            <text:p>10492</text:p>
          </table:table-cell>
        </table:table-row>
        <table:table-row table:style-name="ro1">
          <table:table-cell table:formula="of:=[.A1692]+0.01" office:value-type="float" office:value="16.9099999999998" calcext:value-type="float">
            <text:p>16.9099999999998</text:p>
          </table:table-cell>
          <table:table-cell table:formula="of:=ROUND((0.00005-([.A1693]-0.4)/270000) * 1000000)" office:value-type="float" office:value="-11" calcext:value-type="float">
            <text:p>-11</text:p>
          </table:table-cell>
          <table:table-cell table:formula="of:=([.A1693]-0.4)/(0.00005-0.000001*[.B1693])-260000" office:value-type="float" office:value="10655.7377049155" calcext:value-type="float">
            <text:p>10656</text:p>
          </table:table-cell>
        </table:table-row>
        <table:table-row table:style-name="ro1">
          <table:table-cell table:formula="of:=[.A1693]+0.01" office:value-type="float" office:value="16.9199999999998" calcext:value-type="float">
            <text:p>16.9199999999998</text:p>
          </table:table-cell>
          <table:table-cell table:formula="of:=ROUND((0.00005-([.A1694]-0.4)/270000) * 1000000)" office:value-type="float" office:value="-11" calcext:value-type="float">
            <text:p>-11</text:p>
          </table:table-cell>
          <table:table-cell table:formula="of:=([.A1694]-0.4)/(0.00005-0.000001*[.B1694])-260000" office:value-type="float" office:value="10819.672131145" calcext:value-type="float">
            <text:p>10820</text:p>
          </table:table-cell>
        </table:table-row>
        <table:table-row table:style-name="ro1">
          <table:table-cell table:formula="of:=[.A1694]+0.01" office:value-type="float" office:value="16.9299999999998" calcext:value-type="float">
            <text:p>16.9299999999998</text:p>
          </table:table-cell>
          <table:table-cell table:formula="of:=ROUND((0.00005-([.A1695]-0.4)/270000) * 1000000)" office:value-type="float" office:value="-11" calcext:value-type="float">
            <text:p>-11</text:p>
          </table:table-cell>
          <table:table-cell table:formula="of:=([.A1695]-0.4)/(0.00005-0.000001*[.B1695])-260000" office:value-type="float" office:value="10983.6065573745" calcext:value-type="float">
            <text:p>10984</text:p>
          </table:table-cell>
        </table:table-row>
        <table:table-row table:style-name="ro1">
          <table:table-cell table:formula="of:=[.A1695]+0.01" office:value-type="float" office:value="16.9399999999999" calcext:value-type="float">
            <text:p>16.9399999999999</text:p>
          </table:table-cell>
          <table:table-cell table:formula="of:=ROUND((0.00005-([.A1696]-0.4)/270000) * 1000000)" office:value-type="float" office:value="-11" calcext:value-type="float">
            <text:p>-11</text:p>
          </table:table-cell>
          <table:table-cell table:formula="of:=([.A1696]-0.4)/(0.00005-0.000001*[.B1696])-260000" office:value-type="float" office:value="11147.5409836041" calcext:value-type="float">
            <text:p>11148</text:p>
          </table:table-cell>
        </table:table-row>
        <table:table-row table:style-name="ro1">
          <table:table-cell table:formula="of:=[.A1696]+0.01" office:value-type="float" office:value="16.9499999999999" calcext:value-type="float">
            <text:p>16.9499999999999</text:p>
          </table:table-cell>
          <table:table-cell table:formula="of:=ROUND((0.00005-([.A1697]-0.4)/270000) * 1000000)" office:value-type="float" office:value="-11" calcext:value-type="float">
            <text:p>-11</text:p>
          </table:table-cell>
          <table:table-cell table:formula="of:=([.A1697]-0.4)/(0.00005-0.000001*[.B1697])-260000" office:value-type="float" office:value="11311.4754098336" calcext:value-type="float">
            <text:p>11311</text:p>
          </table:table-cell>
        </table:table-row>
        <table:table-row table:style-name="ro1">
          <table:table-cell table:formula="of:=[.A1697]+0.01" office:value-type="float" office:value="16.9599999999999" calcext:value-type="float">
            <text:p>16.9599999999999</text:p>
          </table:table-cell>
          <table:table-cell table:formula="of:=ROUND((0.00005-([.A1698]-0.4)/270000) * 1000000)" office:value-type="float" office:value="-11" calcext:value-type="float">
            <text:p>-11</text:p>
          </table:table-cell>
          <table:table-cell table:formula="of:=([.A1698]-0.4)/(0.00005-0.000001*[.B1698])-260000" office:value-type="float" office:value="11475.4098360632" calcext:value-type="float">
            <text:p>11475</text:p>
          </table:table-cell>
        </table:table-row>
        <table:table-row table:style-name="ro1">
          <table:table-cell table:formula="of:=[.A1698]+0.01" office:value-type="float" office:value="16.9699999999999" calcext:value-type="float">
            <text:p>16.9699999999999</text:p>
          </table:table-cell>
          <table:table-cell table:formula="of:=ROUND((0.00005-([.A1699]-0.4)/270000) * 1000000)" office:value-type="float" office:value="-11" calcext:value-type="float">
            <text:p>-11</text:p>
          </table:table-cell>
          <table:table-cell table:formula="of:=([.A1699]-0.4)/(0.00005-0.000001*[.B1699])-260000" office:value-type="float" office:value="11639.3442622927" calcext:value-type="float">
            <text:p>11639</text:p>
          </table:table-cell>
        </table:table-row>
        <table:table-row table:style-name="ro1">
          <table:table-cell table:formula="of:=[.A1699]+0.01" office:value-type="float" office:value="16.9799999999999" calcext:value-type="float">
            <text:p>16.9799999999999</text:p>
          </table:table-cell>
          <table:table-cell table:formula="of:=ROUND((0.00005-([.A1700]-0.4)/270000) * 1000000)" office:value-type="float" office:value="-11" calcext:value-type="float">
            <text:p>-11</text:p>
          </table:table-cell>
          <table:table-cell table:formula="of:=([.A1700]-0.4)/(0.00005-0.000001*[.B1700])-260000" office:value-type="float" office:value="11803.2786885222" calcext:value-type="float">
            <text:p>11803</text:p>
          </table:table-cell>
        </table:table-row>
        <table:table-row table:style-name="ro1">
          <table:table-cell table:formula="of:=[.A1700]+0.01" office:value-type="float" office:value="16.9899999999999" calcext:value-type="float">
            <text:p>16.9899999999999</text:p>
          </table:table-cell>
          <table:table-cell table:formula="of:=ROUND((0.00005-([.A1701]-0.4)/270000) * 1000000)" office:value-type="float" office:value="-11" calcext:value-type="float">
            <text:p>-11</text:p>
          </table:table-cell>
          <table:table-cell table:formula="of:=([.A1701]-0.4)/(0.00005-0.000001*[.B1701])-260000" office:value-type="float" office:value="11967.2131147517" calcext:value-type="float">
            <text:p>11967</text:p>
          </table:table-cell>
        </table:table-row>
        <table:table-row table:style-name="ro1">
          <table:table-cell table:formula="of:=[.A1701]+0.01" office:value-type="float" office:value="16.9999999999999" calcext:value-type="float">
            <text:p>16.9999999999999</text:p>
          </table:table-cell>
          <table:table-cell table:formula="of:=ROUND((0.00005-([.A1702]-0.4)/270000) * 1000000)" office:value-type="float" office:value="-11" calcext:value-type="float">
            <text:p>-11</text:p>
          </table:table-cell>
          <table:table-cell table:formula="of:=([.A1702]-0.4)/(0.00005-0.000001*[.B1702])-260000" office:value-type="float" office:value="12131.1475409813" calcext:value-type="float">
            <text:p>12131</text:p>
          </table:table-cell>
        </table:table-row>
        <table:table-row table:style-name="ro1">
          <table:table-cell table:formula="of:=[.A1702]+0.01" office:value-type="float" office:value="17.0099999999999" calcext:value-type="float">
            <text:p>17.0099999999999</text:p>
          </table:table-cell>
          <table:table-cell table:formula="of:=ROUND((0.00005-([.A1703]-0.4)/270000) * 1000000)" office:value-type="float" office:value="-12" calcext:value-type="float">
            <text:p>-12</text:p>
          </table:table-cell>
          <table:table-cell table:formula="of:=([.A1703]-0.4)/(0.00005-0.000001*[.B1703])-260000" office:value-type="float" office:value="7903.22580644937" calcext:value-type="float">
            <text:p>7903</text:p>
          </table:table-cell>
        </table:table-row>
        <table:table-row table:style-name="ro1">
          <table:table-cell table:formula="of:=[.A1703]+0.01" office:value-type="float" office:value="17.0199999999999" calcext:value-type="float">
            <text:p>17.0199999999999</text:p>
          </table:table-cell>
          <table:table-cell table:formula="of:=ROUND((0.00005-([.A1704]-0.4)/270000) * 1000000)" office:value-type="float" office:value="-12" calcext:value-type="float">
            <text:p>-12</text:p>
          </table:table-cell>
          <table:table-cell table:formula="of:=([.A1704]-0.4)/(0.00005-0.000001*[.B1704])-260000" office:value-type="float" office:value="8064.51612903003" calcext:value-type="float">
            <text:p>8065</text:p>
          </table:table-cell>
        </table:table-row>
        <table:table-row table:style-name="ro1">
          <table:table-cell table:formula="of:=[.A1704]+0.01" office:value-type="float" office:value="17.0299999999999" calcext:value-type="float">
            <text:p>17.0299999999999</text:p>
          </table:table-cell>
          <table:table-cell table:formula="of:=ROUND((0.00005-([.A1705]-0.4)/270000) * 1000000)" office:value-type="float" office:value="-12" calcext:value-type="float">
            <text:p>-12</text:p>
          </table:table-cell>
          <table:table-cell table:formula="of:=([.A1705]-0.4)/(0.00005-0.000001*[.B1705])-260000" office:value-type="float" office:value="8225.8064516107" calcext:value-type="float">
            <text:p>8226</text:p>
          </table:table-cell>
        </table:table-row>
        <table:table-row table:style-name="ro1">
          <table:table-cell table:formula="of:=[.A1705]+0.01" office:value-type="float" office:value="17.0399999999999" calcext:value-type="float">
            <text:p>17.0399999999999</text:p>
          </table:table-cell>
          <table:table-cell table:formula="of:=ROUND((0.00005-([.A1706]-0.4)/270000) * 1000000)" office:value-type="float" office:value="-12" calcext:value-type="float">
            <text:p>-12</text:p>
          </table:table-cell>
          <table:table-cell table:formula="of:=([.A1706]-0.4)/(0.00005-0.000001*[.B1706])-260000" office:value-type="float" office:value="8387.09677419136" calcext:value-type="float">
            <text:p>8387</text:p>
          </table:table-cell>
        </table:table-row>
        <table:table-row table:style-name="ro1">
          <table:table-cell table:formula="of:=[.A1706]+0.01" office:value-type="float" office:value="17.0499999999999" calcext:value-type="float">
            <text:p>17.0499999999999</text:p>
          </table:table-cell>
          <table:table-cell table:formula="of:=ROUND((0.00005-([.A1707]-0.4)/270000) * 1000000)" office:value-type="float" office:value="-12" calcext:value-type="float">
            <text:p>-12</text:p>
          </table:table-cell>
          <table:table-cell table:formula="of:=([.A1707]-0.4)/(0.00005-0.000001*[.B1707])-260000" office:value-type="float" office:value="8548.38709677203" calcext:value-type="float">
            <text:p>8548</text:p>
          </table:table-cell>
        </table:table-row>
        <table:table-row table:style-name="ro1">
          <table:table-cell table:formula="of:=[.A1707]+0.01" office:value-type="float" office:value="17.0599999999999" calcext:value-type="float">
            <text:p>17.0599999999999</text:p>
          </table:table-cell>
          <table:table-cell table:formula="of:=ROUND((0.00005-([.A1708]-0.4)/270000) * 1000000)" office:value-type="float" office:value="-12" calcext:value-type="float">
            <text:p>-12</text:p>
          </table:table-cell>
          <table:table-cell table:formula="of:=([.A1708]-0.4)/(0.00005-0.000001*[.B1708])-260000" office:value-type="float" office:value="8709.67741935269" calcext:value-type="float">
            <text:p>8710</text:p>
          </table:table-cell>
        </table:table-row>
        <table:table-row table:style-name="ro1">
          <table:table-cell table:formula="of:=[.A1708]+0.01" office:value-type="float" office:value="17.0699999999999" calcext:value-type="float">
            <text:p>17.0699999999999</text:p>
          </table:table-cell>
          <table:table-cell table:formula="of:=ROUND((0.00005-([.A1709]-0.4)/270000) * 1000000)" office:value-type="float" office:value="-12" calcext:value-type="float">
            <text:p>-12</text:p>
          </table:table-cell>
          <table:table-cell table:formula="of:=([.A1709]-0.4)/(0.00005-0.000001*[.B1709])-260000" office:value-type="float" office:value="8870.96774193336" calcext:value-type="float">
            <text:p>8871</text:p>
          </table:table-cell>
        </table:table-row>
        <table:table-row table:style-name="ro1">
          <table:table-cell table:formula="of:=[.A1709]+0.01" office:value-type="float" office:value="17.0799999999999" calcext:value-type="float">
            <text:p>17.0799999999999</text:p>
          </table:table-cell>
          <table:table-cell table:formula="of:=ROUND((0.00005-([.A1710]-0.4)/270000) * 1000000)" office:value-type="float" office:value="-12" calcext:value-type="float">
            <text:p>-12</text:p>
          </table:table-cell>
          <table:table-cell table:formula="of:=([.A1710]-0.4)/(0.00005-0.000001*[.B1710])-260000" office:value-type="float" office:value="9032.25806451403" calcext:value-type="float">
            <text:p>9032</text:p>
          </table:table-cell>
        </table:table-row>
        <table:table-row table:style-name="ro1">
          <table:table-cell table:formula="of:=[.A1710]+0.01" office:value-type="float" office:value="17.0899999999999" calcext:value-type="float">
            <text:p>17.0899999999999</text:p>
          </table:table-cell>
          <table:table-cell table:formula="of:=ROUND((0.00005-([.A1711]-0.4)/270000) * 1000000)" office:value-type="float" office:value="-12" calcext:value-type="float">
            <text:p>-12</text:p>
          </table:table-cell>
          <table:table-cell table:formula="of:=([.A1711]-0.4)/(0.00005-0.000001*[.B1711])-260000" office:value-type="float" office:value="9193.54838709469" calcext:value-type="float">
            <text:p>9194</text:p>
          </table:table-cell>
        </table:table-row>
        <table:table-row table:style-name="ro1">
          <table:table-cell table:formula="of:=[.A1711]+0.01" office:value-type="float" office:value="17.0999999999999" calcext:value-type="float">
            <text:p>17.0999999999999</text:p>
          </table:table-cell>
          <table:table-cell table:formula="of:=ROUND((0.00005-([.A1712]-0.4)/270000) * 1000000)" office:value-type="float" office:value="-12" calcext:value-type="float">
            <text:p>-12</text:p>
          </table:table-cell>
          <table:table-cell table:formula="of:=([.A1712]-0.4)/(0.00005-0.000001*[.B1712])-260000" office:value-type="float" office:value="9354.83870967542" calcext:value-type="float">
            <text:p>9355</text:p>
          </table:table-cell>
        </table:table-row>
        <table:table-row table:style-name="ro1">
          <table:table-cell table:formula="of:=[.A1712]+0.01" office:value-type="float" office:value="17.1099999999999" calcext:value-type="float">
            <text:p>17.1099999999999</text:p>
          </table:table-cell>
          <table:table-cell table:formula="of:=ROUND((0.00005-([.A1713]-0.4)/270000) * 1000000)" office:value-type="float" office:value="-12" calcext:value-type="float">
            <text:p>-12</text:p>
          </table:table-cell>
          <table:table-cell table:formula="of:=([.A1713]-0.4)/(0.00005-0.000001*[.B1713])-260000" office:value-type="float" office:value="9516.12903225608" calcext:value-type="float">
            <text:p>9516</text:p>
          </table:table-cell>
        </table:table-row>
        <table:table-row table:style-name="ro1">
          <table:table-cell table:formula="of:=[.A1713]+0.01" office:value-type="float" office:value="17.1199999999999" calcext:value-type="float">
            <text:p>17.1199999999999</text:p>
          </table:table-cell>
          <table:table-cell table:formula="of:=ROUND((0.00005-([.A1714]-0.4)/270000) * 1000000)" office:value-type="float" office:value="-12" calcext:value-type="float">
            <text:p>-12</text:p>
          </table:table-cell>
          <table:table-cell table:formula="of:=([.A1714]-0.4)/(0.00005-0.000001*[.B1714])-260000" office:value-type="float" office:value="9677.41935483675" calcext:value-type="float">
            <text:p>9677</text:p>
          </table:table-cell>
        </table:table-row>
        <table:table-row table:style-name="ro1">
          <table:table-cell table:formula="of:=[.A1714]+0.01" office:value-type="float" office:value="17.1299999999999" calcext:value-type="float">
            <text:p>17.1299999999999</text:p>
          </table:table-cell>
          <table:table-cell table:formula="of:=ROUND((0.00005-([.A1715]-0.4)/270000) * 1000000)" office:value-type="float" office:value="-12" calcext:value-type="float">
            <text:p>-12</text:p>
          </table:table-cell>
          <table:table-cell table:formula="of:=([.A1715]-0.4)/(0.00005-0.000001*[.B1715])-260000" office:value-type="float" office:value="9838.70967741741" calcext:value-type="float">
            <text:p>9839</text:p>
          </table:table-cell>
        </table:table-row>
        <table:table-row table:style-name="ro1">
          <table:table-cell table:formula="of:=[.A1715]+0.01" office:value-type="float" office:value="17.1399999999999" calcext:value-type="float">
            <text:p>17.1399999999999</text:p>
          </table:table-cell>
          <table:table-cell table:formula="of:=ROUND((0.00005-([.A1716]-0.4)/270000) * 1000000)" office:value-type="float" office:value="-12" calcext:value-type="float">
            <text:p>-12</text:p>
          </table:table-cell>
          <table:table-cell table:formula="of:=([.A1716]-0.4)/(0.00005-0.000001*[.B1716])-260000" office:value-type="float" office:value="9999.99999999808" calcext:value-type="float">
            <text:p>10000</text:p>
          </table:table-cell>
        </table:table-row>
        <table:table-row table:style-name="ro1">
          <table:table-cell table:formula="of:=[.A1716]+0.01" office:value-type="float" office:value="17.1499999999999" calcext:value-type="float">
            <text:p>17.1499999999999</text:p>
          </table:table-cell>
          <table:table-cell table:formula="of:=ROUND((0.00005-([.A1717]-0.4)/270000) * 1000000)" office:value-type="float" office:value="-12" calcext:value-type="float">
            <text:p>-12</text:p>
          </table:table-cell>
          <table:table-cell table:formula="of:=([.A1717]-0.4)/(0.00005-0.000001*[.B1717])-260000" office:value-type="float" office:value="10161.2903225787" calcext:value-type="float">
            <text:p>10161</text:p>
          </table:table-cell>
        </table:table-row>
        <table:table-row table:style-name="ro1">
          <table:table-cell table:formula="of:=[.A1717]+0.01" office:value-type="float" office:value="17.1599999999999" calcext:value-type="float">
            <text:p>17.1599999999999</text:p>
          </table:table-cell>
          <table:table-cell table:formula="of:=ROUND((0.00005-([.A1718]-0.4)/270000) * 1000000)" office:value-type="float" office:value="-12" calcext:value-type="float">
            <text:p>-12</text:p>
          </table:table-cell>
          <table:table-cell table:formula="of:=([.A1718]-0.4)/(0.00005-0.000001*[.B1718])-260000" office:value-type="float" office:value="10322.5806451594" calcext:value-type="float">
            <text:p>10323</text:p>
          </table:table-cell>
        </table:table-row>
        <table:table-row table:style-name="ro1">
          <table:table-cell table:formula="of:=[.A1718]+0.01" office:value-type="float" office:value="17.1699999999999" calcext:value-type="float">
            <text:p>17.1699999999999</text:p>
          </table:table-cell>
          <table:table-cell table:formula="of:=ROUND((0.00005-([.A1719]-0.4)/270000) * 1000000)" office:value-type="float" office:value="-12" calcext:value-type="float">
            <text:p>-12</text:p>
          </table:table-cell>
          <table:table-cell table:formula="of:=([.A1719]-0.4)/(0.00005-0.000001*[.B1719])-260000" office:value-type="float" office:value="10483.8709677401" calcext:value-type="float">
            <text:p>10484</text:p>
          </table:table-cell>
        </table:table-row>
        <table:table-row table:style-name="ro1">
          <table:table-cell table:formula="of:=[.A1719]+0.01" office:value-type="float" office:value="17.1799999999999" calcext:value-type="float">
            <text:p>17.1799999999999</text:p>
          </table:table-cell>
          <table:table-cell table:formula="of:=ROUND((0.00005-([.A1720]-0.4)/270000) * 1000000)" office:value-type="float" office:value="-12" calcext:value-type="float">
            <text:p>-12</text:p>
          </table:table-cell>
          <table:table-cell table:formula="of:=([.A1720]-0.4)/(0.00005-0.000001*[.B1720])-260000" office:value-type="float" office:value="10645.1612903207" calcext:value-type="float">
            <text:p>10645</text:p>
          </table:table-cell>
        </table:table-row>
        <table:table-row table:style-name="ro1">
          <table:table-cell table:formula="of:=[.A1720]+0.01" office:value-type="float" office:value="17.1899999999999" calcext:value-type="float">
            <text:p>17.1899999999999</text:p>
          </table:table-cell>
          <table:table-cell table:formula="of:=ROUND((0.00005-([.A1721]-0.4)/270000) * 1000000)" office:value-type="float" office:value="-12" calcext:value-type="float">
            <text:p>-12</text:p>
          </table:table-cell>
          <table:table-cell table:formula="of:=([.A1721]-0.4)/(0.00005-0.000001*[.B1721])-260000" office:value-type="float" office:value="10806.4516129014" calcext:value-type="float">
            <text:p>10806</text:p>
          </table:table-cell>
        </table:table-row>
        <table:table-row table:style-name="ro1">
          <table:table-cell table:formula="of:=[.A1721]+0.01" office:value-type="float" office:value="17.1999999999999" calcext:value-type="float">
            <text:p>17.1999999999999</text:p>
          </table:table-cell>
          <table:table-cell table:formula="of:=ROUND((0.00005-([.A1722]-0.4)/270000) * 1000000)" office:value-type="float" office:value="-12" calcext:value-type="float">
            <text:p>-12</text:p>
          </table:table-cell>
          <table:table-cell table:formula="of:=([.A1722]-0.4)/(0.00005-0.000001*[.B1722])-260000" office:value-type="float" office:value="10967.7419354821" calcext:value-type="float">
            <text:p>10968</text:p>
          </table:table-cell>
        </table:table-row>
        <table:table-row table:style-name="ro1">
          <table:table-cell table:formula="of:=[.A1722]+0.01" office:value-type="float" office:value="17.2099999999999" calcext:value-type="float">
            <text:p>17.2099999999999</text:p>
          </table:table-cell>
          <table:table-cell table:formula="of:=ROUND((0.00005-([.A1723]-0.4)/270000) * 1000000)" office:value-type="float" office:value="-12" calcext:value-type="float">
            <text:p>-12</text:p>
          </table:table-cell>
          <table:table-cell table:formula="of:=([.A1723]-0.4)/(0.00005-0.000001*[.B1723])-260000" office:value-type="float" office:value="11129.0322580627" calcext:value-type="float">
            <text:p>11129</text:p>
          </table:table-cell>
        </table:table-row>
        <table:table-row table:style-name="ro1">
          <table:table-cell table:formula="of:=[.A1723]+0.01" office:value-type="float" office:value="17.2199999999999" calcext:value-type="float">
            <text:p>17.2199999999999</text:p>
          </table:table-cell>
          <table:table-cell table:formula="of:=ROUND((0.00005-([.A1724]-0.4)/270000) * 1000000)" office:value-type="float" office:value="-12" calcext:value-type="float">
            <text:p>-12</text:p>
          </table:table-cell>
          <table:table-cell table:formula="of:=([.A1724]-0.4)/(0.00005-0.000001*[.B1724])-260000" office:value-type="float" office:value="11290.3225806435" calcext:value-type="float">
            <text:p>11290</text:p>
          </table:table-cell>
        </table:table-row>
        <table:table-row table:style-name="ro1">
          <table:table-cell table:formula="of:=[.A1724]+0.01" office:value-type="float" office:value="17.2299999999999" calcext:value-type="float">
            <text:p>17.2299999999999</text:p>
          </table:table-cell>
          <table:table-cell table:formula="of:=ROUND((0.00005-([.A1725]-0.4)/270000) * 1000000)" office:value-type="float" office:value="-12" calcext:value-type="float">
            <text:p>-12</text:p>
          </table:table-cell>
          <table:table-cell table:formula="of:=([.A1725]-0.4)/(0.00005-0.000001*[.B1725])-260000" office:value-type="float" office:value="11451.6129032241" calcext:value-type="float">
            <text:p>11452</text:p>
          </table:table-cell>
        </table:table-row>
        <table:table-row table:style-name="ro1">
          <table:table-cell table:formula="of:=[.A1725]+0.01" office:value-type="float" office:value="17.2399999999999" calcext:value-type="float">
            <text:p>17.2399999999999</text:p>
          </table:table-cell>
          <table:table-cell table:formula="of:=ROUND((0.00005-([.A1726]-0.4)/270000) * 1000000)" office:value-type="float" office:value="-12" calcext:value-type="float">
            <text:p>-12</text:p>
          </table:table-cell>
          <table:table-cell table:formula="of:=([.A1726]-0.4)/(0.00005-0.000001*[.B1726])-260000" office:value-type="float" office:value="11612.9032258048" calcext:value-type="float">
            <text:p>11613</text:p>
          </table:table-cell>
        </table:table-row>
        <table:table-row table:style-name="ro1">
          <table:table-cell table:formula="of:=[.A1726]+0.01" office:value-type="float" office:value="17.2499999999999" calcext:value-type="float">
            <text:p>17.2499999999999</text:p>
          </table:table-cell>
          <table:table-cell table:formula="of:=ROUND((0.00005-([.A1727]-0.4)/270000) * 1000000)" office:value-type="float" office:value="-12" calcext:value-type="float">
            <text:p>-12</text:p>
          </table:table-cell>
          <table:table-cell table:formula="of:=([.A1727]-0.4)/(0.00005-0.000001*[.B1727])-260000" office:value-type="float" office:value="11774.1935483855" calcext:value-type="float">
            <text:p>11774</text:p>
          </table:table-cell>
        </table:table-row>
        <table:table-row table:style-name="ro1">
          <table:table-cell table:formula="of:=[.A1727]+0.01" office:value-type="float" office:value="17.2599999999999" calcext:value-type="float">
            <text:p>17.2599999999999</text:p>
          </table:table-cell>
          <table:table-cell table:formula="of:=ROUND((0.00005-([.A1728]-0.4)/270000) * 1000000)" office:value-type="float" office:value="-12" calcext:value-type="float">
            <text:p>-12</text:p>
          </table:table-cell>
          <table:table-cell table:formula="of:=([.A1728]-0.4)/(0.00005-0.000001*[.B1728])-260000" office:value-type="float" office:value="11935.4838709661" calcext:value-type="float">
            <text:p>11935</text:p>
          </table:table-cell>
        </table:table-row>
        <table:table-row table:style-name="ro1">
          <table:table-cell table:formula="of:=[.A1728]+0.01" office:value-type="float" office:value="17.2699999999999" calcext:value-type="float">
            <text:p>17.2699999999999</text:p>
          </table:table-cell>
          <table:table-cell table:formula="of:=ROUND((0.00005-([.A1729]-0.4)/270000) * 1000000)" office:value-type="float" office:value="-12" calcext:value-type="float">
            <text:p>-12</text:p>
          </table:table-cell>
          <table:table-cell table:formula="of:=([.A1729]-0.4)/(0.00005-0.000001*[.B1729])-260000" office:value-type="float" office:value="12096.7741935468" calcext:value-type="float">
            <text:p>12097</text:p>
          </table:table-cell>
        </table:table-row>
        <table:table-row table:style-name="ro1">
          <table:table-cell table:formula="of:=[.A1729]+0.01" office:value-type="float" office:value="17.2799999999999" calcext:value-type="float">
            <text:p>17.2799999999999</text:p>
          </table:table-cell>
          <table:table-cell table:formula="of:=ROUND((0.00005-([.A1730]-0.4)/270000) * 1000000)" office:value-type="float" office:value="-13" calcext:value-type="float">
            <text:p>-13</text:p>
          </table:table-cell>
          <table:table-cell table:formula="of:=([.A1730]-0.4)/(0.00005-0.000001*[.B1730])-260000" office:value-type="float" office:value="7936.50793650642" calcext:value-type="float">
            <text:p>7937</text:p>
          </table:table-cell>
        </table:table-row>
        <table:table-row table:style-name="ro1">
          <table:table-cell table:formula="of:=[.A1730]+0.01" office:value-type="float" office:value="17.2899999999999" calcext:value-type="float">
            <text:p>17.2899999999999</text:p>
          </table:table-cell>
          <table:table-cell table:formula="of:=ROUND((0.00005-([.A1731]-0.4)/270000) * 1000000)" office:value-type="float" office:value="-13" calcext:value-type="float">
            <text:p>-13</text:p>
          </table:table-cell>
          <table:table-cell table:formula="of:=([.A1731]-0.4)/(0.00005-0.000001*[.B1731])-260000" office:value-type="float" office:value="8095.23809523659" calcext:value-type="float">
            <text:p>8095</text:p>
          </table:table-cell>
        </table:table-row>
        <table:table-row table:style-name="ro1">
          <table:table-cell table:formula="of:=[.A1731]+0.01" office:value-type="float" office:value="17.2999999999999" calcext:value-type="float">
            <text:p>17.2999999999999</text:p>
          </table:table-cell>
          <table:table-cell table:formula="of:=ROUND((0.00005-([.A1732]-0.4)/270000) * 1000000)" office:value-type="float" office:value="-13" calcext:value-type="float">
            <text:p>-13</text:p>
          </table:table-cell>
          <table:table-cell table:formula="of:=([.A1732]-0.4)/(0.00005-0.000001*[.B1732])-260000" office:value-type="float" office:value="8253.96825396677" calcext:value-type="float">
            <text:p>8254</text:p>
          </table:table-cell>
        </table:table-row>
        <table:table-row table:style-name="ro1">
          <table:table-cell table:formula="of:=[.A1732]+0.01" office:value-type="float" office:value="17.3099999999999" calcext:value-type="float">
            <text:p>17.3099999999999</text:p>
          </table:table-cell>
          <table:table-cell table:formula="of:=ROUND((0.00005-([.A1733]-0.4)/270000) * 1000000)" office:value-type="float" office:value="-13" calcext:value-type="float">
            <text:p>-13</text:p>
          </table:table-cell>
          <table:table-cell table:formula="of:=([.A1733]-0.4)/(0.00005-0.000001*[.B1733])-260000" office:value-type="float" office:value="8412.69841269695" calcext:value-type="float">
            <text:p>8413</text:p>
          </table:table-cell>
        </table:table-row>
        <table:table-row table:style-name="ro1">
          <table:table-cell table:formula="of:=[.A1733]+0.01" office:value-type="float" office:value="17.3199999999999" calcext:value-type="float">
            <text:p>17.3199999999999</text:p>
          </table:table-cell>
          <table:table-cell table:formula="of:=ROUND((0.00005-([.A1734]-0.4)/270000) * 1000000)" office:value-type="float" office:value="-13" calcext:value-type="float">
            <text:p>-13</text:p>
          </table:table-cell>
          <table:table-cell table:formula="of:=([.A1734]-0.4)/(0.00005-0.000001*[.B1734])-260000" office:value-type="float" office:value="8571.42857142713" calcext:value-type="float">
            <text:p>8571</text:p>
          </table:table-cell>
        </table:table-row>
        <table:table-row table:style-name="ro1">
          <table:table-cell table:formula="of:=[.A1734]+0.01" office:value-type="float" office:value="17.3299999999999" calcext:value-type="float">
            <text:p>17.3299999999999</text:p>
          </table:table-cell>
          <table:table-cell table:formula="of:=ROUND((0.00005-([.A1735]-0.4)/270000) * 1000000)" office:value-type="float" office:value="-13" calcext:value-type="float">
            <text:p>-13</text:p>
          </table:table-cell>
          <table:table-cell table:formula="of:=([.A1735]-0.4)/(0.00005-0.000001*[.B1735])-260000" office:value-type="float" office:value="8730.1587301573" calcext:value-type="float">
            <text:p>8730</text:p>
          </table:table-cell>
        </table:table-row>
        <table:table-row table:style-name="ro1">
          <table:table-cell table:formula="of:=[.A1735]+0.01" office:value-type="float" office:value="17.3399999999999" calcext:value-type="float">
            <text:p>17.3399999999999</text:p>
          </table:table-cell>
          <table:table-cell table:formula="of:=ROUND((0.00005-([.A1736]-0.4)/270000) * 1000000)" office:value-type="float" office:value="-13" calcext:value-type="float">
            <text:p>-13</text:p>
          </table:table-cell>
          <table:table-cell table:formula="of:=([.A1736]-0.4)/(0.00005-0.000001*[.B1736])-260000" office:value-type="float" office:value="8888.88888888748" calcext:value-type="float">
            <text:p>8889</text:p>
          </table:table-cell>
        </table:table-row>
        <table:table-row table:style-name="ro1">
          <table:table-cell table:formula="of:=[.A1736]+0.01" office:value-type="float" office:value="17.3499999999999" calcext:value-type="float">
            <text:p>17.3499999999999</text:p>
          </table:table-cell>
          <table:table-cell table:formula="of:=ROUND((0.00005-([.A1737]-0.4)/270000) * 1000000)" office:value-type="float" office:value="-13" calcext:value-type="float">
            <text:p>-13</text:p>
          </table:table-cell>
          <table:table-cell table:formula="of:=([.A1737]-0.4)/(0.00005-0.000001*[.B1737])-260000" office:value-type="float" office:value="9047.61904761766" calcext:value-type="float">
            <text:p>9048</text:p>
          </table:table-cell>
        </table:table-row>
        <table:table-row table:style-name="ro1">
          <table:table-cell table:formula="of:=[.A1737]+0.01" office:value-type="float" office:value="17.3599999999999" calcext:value-type="float">
            <text:p>17.3599999999999</text:p>
          </table:table-cell>
          <table:table-cell table:formula="of:=ROUND((0.00005-([.A1738]-0.4)/270000) * 1000000)" office:value-type="float" office:value="-13" calcext:value-type="float">
            <text:p>-13</text:p>
          </table:table-cell>
          <table:table-cell table:formula="of:=([.A1738]-0.4)/(0.00005-0.000001*[.B1738])-260000" office:value-type="float" office:value="9206.34920634789" calcext:value-type="float">
            <text:p>9206</text:p>
          </table:table-cell>
        </table:table-row>
        <table:table-row table:style-name="ro1">
          <table:table-cell table:formula="of:=[.A1738]+0.01" office:value-type="float" office:value="17.3699999999999" calcext:value-type="float">
            <text:p>17.3699999999999</text:p>
          </table:table-cell>
          <table:table-cell table:formula="of:=ROUND((0.00005-([.A1739]-0.4)/270000) * 1000000)" office:value-type="float" office:value="-13" calcext:value-type="float">
            <text:p>-13</text:p>
          </table:table-cell>
          <table:table-cell table:formula="of:=([.A1739]-0.4)/(0.00005-0.000001*[.B1739])-260000" office:value-type="float" office:value="9365.07936507807" calcext:value-type="float">
            <text:p>9365</text:p>
          </table:table-cell>
        </table:table-row>
        <table:table-row table:style-name="ro1">
          <table:table-cell table:formula="of:=[.A1739]+0.01" office:value-type="float" office:value="17.3799999999999" calcext:value-type="float">
            <text:p>17.3799999999999</text:p>
          </table:table-cell>
          <table:table-cell table:formula="of:=ROUND((0.00005-([.A1740]-0.4)/270000) * 1000000)" office:value-type="float" office:value="-13" calcext:value-type="float">
            <text:p>-13</text:p>
          </table:table-cell>
          <table:table-cell table:formula="of:=([.A1740]-0.4)/(0.00005-0.000001*[.B1740])-260000" office:value-type="float" office:value="9523.80952380825" calcext:value-type="float">
            <text:p>9524</text:p>
          </table:table-cell>
        </table:table-row>
        <table:table-row table:style-name="ro1">
          <table:table-cell table:formula="of:=[.A1740]+0.01" office:value-type="float" office:value="17.3899999999999" calcext:value-type="float">
            <text:p>17.3899999999999</text:p>
          </table:table-cell>
          <table:table-cell table:formula="of:=ROUND((0.00005-([.A1741]-0.4)/270000) * 1000000)" office:value-type="float" office:value="-13" calcext:value-type="float">
            <text:p>-13</text:p>
          </table:table-cell>
          <table:table-cell table:formula="of:=([.A1741]-0.4)/(0.00005-0.000001*[.B1741])-260000" office:value-type="float" office:value="9682.53968253842" calcext:value-type="float">
            <text:p>9683</text:p>
          </table:table-cell>
        </table:table-row>
        <table:table-row table:style-name="ro1">
          <table:table-cell table:formula="of:=[.A1741]+0.01" office:value-type="float" office:value="17.3999999999999" calcext:value-type="float">
            <text:p>17.3999999999999</text:p>
          </table:table-cell>
          <table:table-cell table:formula="of:=ROUND((0.00005-([.A1742]-0.4)/270000) * 1000000)" office:value-type="float" office:value="-13" calcext:value-type="float">
            <text:p>-13</text:p>
          </table:table-cell>
          <table:table-cell table:formula="of:=([.A1742]-0.4)/(0.00005-0.000001*[.B1742])-260000" office:value-type="float" office:value="9841.2698412686" calcext:value-type="float">
            <text:p>9841</text:p>
          </table:table-cell>
        </table:table-row>
        <table:table-row table:style-name="ro1">
          <table:table-cell table:formula="of:=[.A1742]+0.01" office:value-type="float" office:value="17.4099999999999" calcext:value-type="float">
            <text:p>17.4099999999999</text:p>
          </table:table-cell>
          <table:table-cell table:formula="of:=ROUND((0.00005-([.A1743]-0.4)/270000) * 1000000)" office:value-type="float" office:value="-13" calcext:value-type="float">
            <text:p>-13</text:p>
          </table:table-cell>
          <table:table-cell table:formula="of:=([.A1743]-0.4)/(0.00005-0.000001*[.B1743])-260000" office:value-type="float" office:value="9999.99999999878" calcext:value-type="float">
            <text:p>10000</text:p>
          </table:table-cell>
        </table:table-row>
        <table:table-row table:style-name="ro1">
          <table:table-cell table:formula="of:=[.A1743]+0.01" office:value-type="float" office:value="17.4199999999999" calcext:value-type="float">
            <text:p>17.4199999999999</text:p>
          </table:table-cell>
          <table:table-cell table:formula="of:=ROUND((0.00005-([.A1744]-0.4)/270000) * 1000000)" office:value-type="float" office:value="-13" calcext:value-type="float">
            <text:p>-13</text:p>
          </table:table-cell>
          <table:table-cell table:formula="of:=([.A1744]-0.4)/(0.00005-0.000001*[.B1744])-260000" office:value-type="float" office:value="10158.730158729" calcext:value-type="float">
            <text:p>10159</text:p>
          </table:table-cell>
        </table:table-row>
        <table:table-row table:style-name="ro1">
          <table:table-cell table:formula="of:=[.A1744]+0.01" office:value-type="float" office:value="17.4299999999999" calcext:value-type="float">
            <text:p>17.4299999999999</text:p>
          </table:table-cell>
          <table:table-cell table:formula="of:=ROUND((0.00005-([.A1745]-0.4)/270000) * 1000000)" office:value-type="float" office:value="-13" calcext:value-type="float">
            <text:p>-13</text:p>
          </table:table-cell>
          <table:table-cell table:formula="of:=([.A1745]-0.4)/(0.00005-0.000001*[.B1745])-260000" office:value-type="float" office:value="10317.4603174591" calcext:value-type="float">
            <text:p>10317</text:p>
          </table:table-cell>
        </table:table-row>
        <table:table-row table:style-name="ro1">
          <table:table-cell table:formula="of:=[.A1745]+0.01" office:value-type="float" office:value="17.4399999999999" calcext:value-type="float">
            <text:p>17.4399999999999</text:p>
          </table:table-cell>
          <table:table-cell table:formula="of:=ROUND((0.00005-([.A1746]-0.4)/270000) * 1000000)" office:value-type="float" office:value="-13" calcext:value-type="float">
            <text:p>-13</text:p>
          </table:table-cell>
          <table:table-cell table:formula="of:=([.A1746]-0.4)/(0.00005-0.000001*[.B1746])-260000" office:value-type="float" office:value="10476.1904761893" calcext:value-type="float">
            <text:p>10476</text:p>
          </table:table-cell>
        </table:table-row>
        <table:table-row table:style-name="ro1">
          <table:table-cell table:formula="of:=[.A1746]+0.01" office:value-type="float" office:value="17.4499999999999" calcext:value-type="float">
            <text:p>17.4499999999999</text:p>
          </table:table-cell>
          <table:table-cell table:formula="of:=ROUND((0.00005-([.A1747]-0.4)/270000) * 1000000)" office:value-type="float" office:value="-13" calcext:value-type="float">
            <text:p>-13</text:p>
          </table:table-cell>
          <table:table-cell table:formula="of:=([.A1747]-0.4)/(0.00005-0.000001*[.B1747])-260000" office:value-type="float" office:value="10634.9206349195" calcext:value-type="float">
            <text:p>10635</text:p>
          </table:table-cell>
        </table:table-row>
        <table:table-row table:style-name="ro1">
          <table:table-cell table:formula="of:=[.A1747]+0.01" office:value-type="float" office:value="17.4599999999999" calcext:value-type="float">
            <text:p>17.4599999999999</text:p>
          </table:table-cell>
          <table:table-cell table:formula="of:=ROUND((0.00005-([.A1748]-0.4)/270000) * 1000000)" office:value-type="float" office:value="-13" calcext:value-type="float">
            <text:p>-13</text:p>
          </table:table-cell>
          <table:table-cell table:formula="of:=([.A1748]-0.4)/(0.00005-0.000001*[.B1748])-260000" office:value-type="float" office:value="10793.6507936497" calcext:value-type="float">
            <text:p>10794</text:p>
          </table:table-cell>
        </table:table-row>
        <table:table-row table:style-name="ro1">
          <table:table-cell table:formula="of:=[.A1748]+0.01" office:value-type="float" office:value="17.4699999999999" calcext:value-type="float">
            <text:p>17.4699999999999</text:p>
          </table:table-cell>
          <table:table-cell table:formula="of:=ROUND((0.00005-([.A1749]-0.4)/270000) * 1000000)" office:value-type="float" office:value="-13" calcext:value-type="float">
            <text:p>-13</text:p>
          </table:table-cell>
          <table:table-cell table:formula="of:=([.A1749]-0.4)/(0.00005-0.000001*[.B1749])-260000" office:value-type="float" office:value="10952.3809523799" calcext:value-type="float">
            <text:p>10952</text:p>
          </table:table-cell>
        </table:table-row>
        <table:table-row table:style-name="ro1">
          <table:table-cell table:formula="of:=[.A1749]+0.01" office:value-type="float" office:value="17.4799999999999" calcext:value-type="float">
            <text:p>17.4799999999999</text:p>
          </table:table-cell>
          <table:table-cell table:formula="of:=ROUND((0.00005-([.A1750]-0.4)/270000) * 1000000)" office:value-type="float" office:value="-13" calcext:value-type="float">
            <text:p>-13</text:p>
          </table:table-cell>
          <table:table-cell table:formula="of:=([.A1750]-0.4)/(0.00005-0.000001*[.B1750])-260000" office:value-type="float" office:value="11111.1111111101" calcext:value-type="float">
            <text:p>11111</text:p>
          </table:table-cell>
        </table:table-row>
        <table:table-row table:style-name="ro1">
          <table:table-cell table:formula="of:=[.A1750]+0.01" office:value-type="float" office:value="17.4899999999999" calcext:value-type="float">
            <text:p>17.4899999999999</text:p>
          </table:table-cell>
          <table:table-cell table:formula="of:=ROUND((0.00005-([.A1751]-0.4)/270000) * 1000000)" office:value-type="float" office:value="-13" calcext:value-type="float">
            <text:p>-13</text:p>
          </table:table-cell>
          <table:table-cell table:formula="of:=([.A1751]-0.4)/(0.00005-0.000001*[.B1751])-260000" office:value-type="float" office:value="11269.8412698403" calcext:value-type="float">
            <text:p>11270</text:p>
          </table:table-cell>
        </table:table-row>
        <table:table-row table:style-name="ro1">
          <table:table-cell table:formula="of:=[.A1751]+0.01" office:value-type="float" office:value="17.4999999999999" calcext:value-type="float">
            <text:p>17.4999999999999</text:p>
          </table:table-cell>
          <table:table-cell table:formula="of:=ROUND((0.00005-([.A1752]-0.4)/270000) * 1000000)" office:value-type="float" office:value="-13" calcext:value-type="float">
            <text:p>-13</text:p>
          </table:table-cell>
          <table:table-cell table:formula="of:=([.A1752]-0.4)/(0.00005-0.000001*[.B1752])-260000" office:value-type="float" office:value="11428.5714285704" calcext:value-type="float">
            <text:p>11429</text:p>
          </table:table-cell>
        </table:table-row>
        <table:table-row table:style-name="ro1">
          <table:table-cell table:formula="of:=[.A1752]+0.01" office:value-type="float" office:value="17.5099999999999" calcext:value-type="float">
            <text:p>17.5099999999999</text:p>
          </table:table-cell>
          <table:table-cell table:formula="of:=ROUND((0.00005-([.A1753]-0.4)/270000) * 1000000)" office:value-type="float" office:value="-13" calcext:value-type="float">
            <text:p>-13</text:p>
          </table:table-cell>
          <table:table-cell table:formula="of:=([.A1753]-0.4)/(0.00005-0.000001*[.B1753])-260000" office:value-type="float" office:value="11587.3015873006" calcext:value-type="float">
            <text:p>11587</text:p>
          </table:table-cell>
        </table:table-row>
        <table:table-row table:style-name="ro1">
          <table:table-cell table:formula="of:=[.A1753]+0.01" office:value-type="float" office:value="17.5199999999999" calcext:value-type="float">
            <text:p>17.5199999999999</text:p>
          </table:table-cell>
          <table:table-cell table:formula="of:=ROUND((0.00005-([.A1754]-0.4)/270000) * 1000000)" office:value-type="float" office:value="-13" calcext:value-type="float">
            <text:p>-13</text:p>
          </table:table-cell>
          <table:table-cell table:formula="of:=([.A1754]-0.4)/(0.00005-0.000001*[.B1754])-260000" office:value-type="float" office:value="11746.0317460308" calcext:value-type="float">
            <text:p>11746</text:p>
          </table:table-cell>
        </table:table-row>
        <table:table-row table:style-name="ro1">
          <table:table-cell table:formula="of:=[.A1754]+0.01" office:value-type="float" office:value="17.5299999999999" calcext:value-type="float">
            <text:p>17.5299999999999</text:p>
          </table:table-cell>
          <table:table-cell table:formula="of:=ROUND((0.00005-([.A1755]-0.4)/270000) * 1000000)" office:value-type="float" office:value="-13" calcext:value-type="float">
            <text:p>-13</text:p>
          </table:table-cell>
          <table:table-cell table:formula="of:=([.A1755]-0.4)/(0.00005-0.000001*[.B1755])-260000" office:value-type="float" office:value="11904.761904761" calcext:value-type="float">
            <text:p>11905</text:p>
          </table:table-cell>
        </table:table-row>
        <table:table-row table:style-name="ro1">
          <table:table-cell table:formula="of:=[.A1755]+0.01" office:value-type="float" office:value="17.5399999999999" calcext:value-type="float">
            <text:p>17.5399999999999</text:p>
          </table:table-cell>
          <table:table-cell table:formula="of:=ROUND((0.00005-([.A1756]-0.4)/270000) * 1000000)" office:value-type="float" office:value="-13" calcext:value-type="float">
            <text:p>-13</text:p>
          </table:table-cell>
          <table:table-cell table:formula="of:=([.A1756]-0.4)/(0.00005-0.000001*[.B1756])-260000" office:value-type="float" office:value="12063.4920634912" calcext:value-type="float">
            <text:p>12063</text:p>
          </table:table-cell>
        </table:table-row>
        <table:table-row table:style-name="ro1">
          <table:table-cell table:formula="of:=[.A1756]+0.01" office:value-type="float" office:value="17.5499999999999" calcext:value-type="float">
            <text:p>17.5499999999999</text:p>
          </table:table-cell>
          <table:table-cell table:formula="of:=ROUND((0.00005-([.A1757]-0.4)/270000) * 1000000)" office:value-type="float" office:value="-14" calcext:value-type="float">
            <text:p>-14</text:p>
          </table:table-cell>
          <table:table-cell table:formula="of:=([.A1757]-0.4)/(0.00005-0.000001*[.B1757])-260000" office:value-type="float" office:value="7968.74999999918" calcext:value-type="float">
            <text:p>7969</text:p>
          </table:table-cell>
        </table:table-row>
        <table:table-row table:style-name="ro1">
          <table:table-cell table:formula="of:=[.A1757]+0.01" office:value-type="float" office:value="17.5599999999999" calcext:value-type="float">
            <text:p>17.5599999999999</text:p>
          </table:table-cell>
          <table:table-cell table:formula="of:=ROUND((0.00005-([.A1758]-0.4)/270000) * 1000000)" office:value-type="float" office:value="-14" calcext:value-type="float">
            <text:p>-14</text:p>
          </table:table-cell>
          <table:table-cell table:formula="of:=([.A1758]-0.4)/(0.00005-0.000001*[.B1758])-260000" office:value-type="float" office:value="8124.99999999918" calcext:value-type="float">
            <text:p>8125</text:p>
          </table:table-cell>
        </table:table-row>
        <table:table-row table:style-name="ro1">
          <table:table-cell table:formula="of:=[.A1758]+0.01" office:value-type="float" office:value="17.5699999999999" calcext:value-type="float">
            <text:p>17.5699999999999</text:p>
          </table:table-cell>
          <table:table-cell table:formula="of:=ROUND((0.00005-([.A1759]-0.4)/270000) * 1000000)" office:value-type="float" office:value="-14" calcext:value-type="float">
            <text:p>-14</text:p>
          </table:table-cell>
          <table:table-cell table:formula="of:=([.A1759]-0.4)/(0.00005-0.000001*[.B1759])-260000" office:value-type="float" office:value="8281.24999999918" calcext:value-type="float">
            <text:p>8281</text:p>
          </table:table-cell>
        </table:table-row>
        <table:table-row table:style-name="ro1">
          <table:table-cell table:formula="of:=[.A1759]+0.01" office:value-type="float" office:value="17.58" calcext:value-type="float">
            <text:p>17.58</text:p>
          </table:table-cell>
          <table:table-cell table:formula="of:=ROUND((0.00005-([.A1760]-0.4)/270000) * 1000000)" office:value-type="float" office:value="-14" calcext:value-type="float">
            <text:p>-14</text:p>
          </table:table-cell>
          <table:table-cell table:formula="of:=([.A1760]-0.4)/(0.00005-0.000001*[.B1760])-260000" office:value-type="float" office:value="8437.49999999924" calcext:value-type="float">
            <text:p>8437</text:p>
          </table:table-cell>
        </table:table-row>
        <table:table-row table:style-name="ro1">
          <table:table-cell table:formula="of:=[.A1760]+0.01" office:value-type="float" office:value="17.59" calcext:value-type="float">
            <text:p>17.59</text:p>
          </table:table-cell>
          <table:table-cell table:formula="of:=ROUND((0.00005-([.A1761]-0.4)/270000) * 1000000)" office:value-type="float" office:value="-14" calcext:value-type="float">
            <text:p>-14</text:p>
          </table:table-cell>
          <table:table-cell table:formula="of:=([.A1761]-0.4)/(0.00005-0.000001*[.B1761])-260000" office:value-type="float" office:value="8593.74999999924" calcext:value-type="float">
            <text:p>8594</text:p>
          </table:table-cell>
        </table:table-row>
        <table:table-row table:style-name="ro1">
          <table:table-cell table:formula="of:=[.A1761]+0.01" office:value-type="float" office:value="17.6" calcext:value-type="float">
            <text:p>17.6</text:p>
          </table:table-cell>
          <table:table-cell table:formula="of:=ROUND((0.00005-([.A1762]-0.4)/270000) * 1000000)" office:value-type="float" office:value="-14" calcext:value-type="float">
            <text:p>-14</text:p>
          </table:table-cell>
          <table:table-cell table:formula="of:=([.A1762]-0.4)/(0.00005-0.000001*[.B1762])-260000" office:value-type="float" office:value="8749.9999999993" calcext:value-type="float">
            <text:p>8750</text:p>
          </table:table-cell>
        </table:table-row>
        <table:table-row table:style-name="ro1">
          <table:table-cell table:formula="of:=[.A1762]+0.01" office:value-type="float" office:value="17.61" calcext:value-type="float">
            <text:p>17.61</text:p>
          </table:table-cell>
          <table:table-cell table:formula="of:=ROUND((0.00005-([.A1763]-0.4)/270000) * 1000000)" office:value-type="float" office:value="-14" calcext:value-type="float">
            <text:p>-14</text:p>
          </table:table-cell>
          <table:table-cell table:formula="of:=([.A1763]-0.4)/(0.00005-0.000001*[.B1763])-260000" office:value-type="float" office:value="8906.2499999993" calcext:value-type="float">
            <text:p>8906</text:p>
          </table:table-cell>
        </table:table-row>
        <table:table-row table:style-name="ro1">
          <table:table-cell table:formula="of:=[.A1763]+0.01" office:value-type="float" office:value="17.62" calcext:value-type="float">
            <text:p>17.62</text:p>
          </table:table-cell>
          <table:table-cell table:formula="of:=ROUND((0.00005-([.A1764]-0.4)/270000) * 1000000)" office:value-type="float" office:value="-14" calcext:value-type="float">
            <text:p>-14</text:p>
          </table:table-cell>
          <table:table-cell table:formula="of:=([.A1764]-0.4)/(0.00005-0.000001*[.B1764])-260000" office:value-type="float" office:value="9062.4999999993" calcext:value-type="float">
            <text:p>9062</text:p>
          </table:table-cell>
        </table:table-row>
        <table:table-row table:style-name="ro1">
          <table:table-cell table:formula="of:=[.A1764]+0.01" office:value-type="float" office:value="17.63" calcext:value-type="float">
            <text:p>17.63</text:p>
          </table:table-cell>
          <table:table-cell table:formula="of:=ROUND((0.00005-([.A1765]-0.4)/270000) * 1000000)" office:value-type="float" office:value="-14" calcext:value-type="float">
            <text:p>-14</text:p>
          </table:table-cell>
          <table:table-cell table:formula="of:=([.A1765]-0.4)/(0.00005-0.000001*[.B1765])-260000" office:value-type="float" office:value="9218.74999999936" calcext:value-type="float">
            <text:p>9219</text:p>
          </table:table-cell>
        </table:table-row>
        <table:table-row table:style-name="ro1">
          <table:table-cell table:formula="of:=[.A1765]+0.01" office:value-type="float" office:value="17.64" calcext:value-type="float">
            <text:p>17.64</text:p>
          </table:table-cell>
          <table:table-cell table:formula="of:=ROUND((0.00005-([.A1766]-0.4)/270000) * 1000000)" office:value-type="float" office:value="-14" calcext:value-type="float">
            <text:p>-14</text:p>
          </table:table-cell>
          <table:table-cell table:formula="of:=([.A1766]-0.4)/(0.00005-0.000001*[.B1766])-260000" office:value-type="float" office:value="9374.99999999936" calcext:value-type="float">
            <text:p>9375</text:p>
          </table:table-cell>
        </table:table-row>
        <table:table-row table:style-name="ro1">
          <table:table-cell table:formula="of:=[.A1766]+0.01" office:value-type="float" office:value="17.65" calcext:value-type="float">
            <text:p>17.65</text:p>
          </table:table-cell>
          <table:table-cell table:formula="of:=ROUND((0.00005-([.A1767]-0.4)/270000) * 1000000)" office:value-type="float" office:value="-14" calcext:value-type="float">
            <text:p>-14</text:p>
          </table:table-cell>
          <table:table-cell table:formula="of:=([.A1767]-0.4)/(0.00005-0.000001*[.B1767])-260000" office:value-type="float" office:value="9531.24999999942" calcext:value-type="float">
            <text:p>9531</text:p>
          </table:table-cell>
        </table:table-row>
        <table:table-row table:style-name="ro1">
          <table:table-cell table:formula="of:=[.A1767]+0.01" office:value-type="float" office:value="17.66" calcext:value-type="float">
            <text:p>17.66</text:p>
          </table:table-cell>
          <table:table-cell table:formula="of:=ROUND((0.00005-([.A1768]-0.4)/270000) * 1000000)" office:value-type="float" office:value="-14" calcext:value-type="float">
            <text:p>-14</text:p>
          </table:table-cell>
          <table:table-cell table:formula="of:=([.A1768]-0.4)/(0.00005-0.000001*[.B1768])-260000" office:value-type="float" office:value="9687.49999999942" calcext:value-type="float">
            <text:p>9687</text:p>
          </table:table-cell>
        </table:table-row>
        <table:table-row table:style-name="ro1">
          <table:table-cell table:formula="of:=[.A1768]+0.01" office:value-type="float" office:value="17.67" calcext:value-type="float">
            <text:p>17.67</text:p>
          </table:table-cell>
          <table:table-cell table:formula="of:=ROUND((0.00005-([.A1769]-0.4)/270000) * 1000000)" office:value-type="float" office:value="-14" calcext:value-type="float">
            <text:p>-14</text:p>
          </table:table-cell>
          <table:table-cell table:formula="of:=([.A1769]-0.4)/(0.00005-0.000001*[.B1769])-260000" office:value-type="float" office:value="9843.74999999948" calcext:value-type="float">
            <text:p>9844</text:p>
          </table:table-cell>
        </table:table-row>
        <table:table-row table:style-name="ro1">
          <table:table-cell table:formula="of:=[.A1769]+0.01" office:value-type="float" office:value="17.68" calcext:value-type="float">
            <text:p>17.68</text:p>
          </table:table-cell>
          <table:table-cell table:formula="of:=ROUND((0.00005-([.A1770]-0.4)/270000) * 1000000)" office:value-type="float" office:value="-14" calcext:value-type="float">
            <text:p>-14</text:p>
          </table:table-cell>
          <table:table-cell table:formula="of:=([.A1770]-0.4)/(0.00005-0.000001*[.B1770])-260000" office:value-type="float" office:value="9999.99999999948" calcext:value-type="float">
            <text:p>10000</text:p>
          </table:table-cell>
        </table:table-row>
        <table:table-row table:style-name="ro1">
          <table:table-cell table:formula="of:=[.A1770]+0.01" office:value-type="float" office:value="17.69" calcext:value-type="float">
            <text:p>17.69</text:p>
          </table:table-cell>
          <table:table-cell table:formula="of:=ROUND((0.00005-([.A1771]-0.4)/270000) * 1000000)" office:value-type="float" office:value="-14" calcext:value-type="float">
            <text:p>-14</text:p>
          </table:table-cell>
          <table:table-cell table:formula="of:=([.A1771]-0.4)/(0.00005-0.000001*[.B1771])-260000" office:value-type="float" office:value="10156.2499999995" calcext:value-type="float">
            <text:p>10156</text:p>
          </table:table-cell>
        </table:table-row>
        <table:table-row table:style-name="ro1">
          <table:table-cell table:formula="of:=[.A1771]+0.01" office:value-type="float" office:value="17.7" calcext:value-type="float">
            <text:p>17.7</text:p>
          </table:table-cell>
          <table:table-cell table:formula="of:=ROUND((0.00005-([.A1772]-0.4)/270000) * 1000000)" office:value-type="float" office:value="-14" calcext:value-type="float">
            <text:p>-14</text:p>
          </table:table-cell>
          <table:table-cell table:formula="of:=([.A1772]-0.4)/(0.00005-0.000001*[.B1772])-260000" office:value-type="float" office:value="10312.4999999995" calcext:value-type="float">
            <text:p>10312</text:p>
          </table:table-cell>
        </table:table-row>
        <table:table-row table:style-name="ro1">
          <table:table-cell table:formula="of:=[.A1772]+0.01" office:value-type="float" office:value="17.71" calcext:value-type="float">
            <text:p>17.71</text:p>
          </table:table-cell>
          <table:table-cell table:formula="of:=ROUND((0.00005-([.A1773]-0.4)/270000) * 1000000)" office:value-type="float" office:value="-14" calcext:value-type="float">
            <text:p>-14</text:p>
          </table:table-cell>
          <table:table-cell table:formula="of:=([.A1773]-0.4)/(0.00005-0.000001*[.B1773])-260000" office:value-type="float" office:value="10468.7499999995" calcext:value-type="float">
            <text:p>10469</text:p>
          </table:table-cell>
        </table:table-row>
        <table:table-row table:style-name="ro1">
          <table:table-cell table:formula="of:=[.A1773]+0.01" office:value-type="float" office:value="17.72" calcext:value-type="float">
            <text:p>17.72</text:p>
          </table:table-cell>
          <table:table-cell table:formula="of:=ROUND((0.00005-([.A1774]-0.4)/270000) * 1000000)" office:value-type="float" office:value="-14" calcext:value-type="float">
            <text:p>-14</text:p>
          </table:table-cell>
          <table:table-cell table:formula="of:=([.A1774]-0.4)/(0.00005-0.000001*[.B1774])-260000" office:value-type="float" office:value="10624.9999999996" calcext:value-type="float">
            <text:p>10625</text:p>
          </table:table-cell>
        </table:table-row>
        <table:table-row table:style-name="ro1">
          <table:table-cell table:formula="of:=[.A1774]+0.01" office:value-type="float" office:value="17.73" calcext:value-type="float">
            <text:p>17.73</text:p>
          </table:table-cell>
          <table:table-cell table:formula="of:=ROUND((0.00005-([.A1775]-0.4)/270000) * 1000000)" office:value-type="float" office:value="-14" calcext:value-type="float">
            <text:p>-14</text:p>
          </table:table-cell>
          <table:table-cell table:formula="of:=([.A1775]-0.4)/(0.00005-0.000001*[.B1775])-260000" office:value-type="float" office:value="10781.2499999996" calcext:value-type="float">
            <text:p>10781</text:p>
          </table:table-cell>
        </table:table-row>
        <table:table-row table:style-name="ro1">
          <table:table-cell table:formula="of:=[.A1775]+0.01" office:value-type="float" office:value="17.74" calcext:value-type="float">
            <text:p>17.74</text:p>
          </table:table-cell>
          <table:table-cell table:formula="of:=ROUND((0.00005-([.A1776]-0.4)/270000) * 1000000)" office:value-type="float" office:value="-14" calcext:value-type="float">
            <text:p>-14</text:p>
          </table:table-cell>
          <table:table-cell table:formula="of:=([.A1776]-0.4)/(0.00005-0.000001*[.B1776])-260000" office:value-type="float" office:value="10937.4999999996" calcext:value-type="float">
            <text:p>10937</text:p>
          </table:table-cell>
        </table:table-row>
        <table:table-row table:style-name="ro1">
          <table:table-cell table:formula="of:=[.A1776]+0.01" office:value-type="float" office:value="17.75" calcext:value-type="float">
            <text:p>17.75</text:p>
          </table:table-cell>
          <table:table-cell table:formula="of:=ROUND((0.00005-([.A1777]-0.4)/270000) * 1000000)" office:value-type="float" office:value="-14" calcext:value-type="float">
            <text:p>-14</text:p>
          </table:table-cell>
          <table:table-cell table:formula="of:=([.A1777]-0.4)/(0.00005-0.000001*[.B1777])-260000" office:value-type="float" office:value="11093.7499999997" calcext:value-type="float">
            <text:p>11094</text:p>
          </table:table-cell>
        </table:table-row>
        <table:table-row table:style-name="ro1">
          <table:table-cell table:formula="of:=[.A1777]+0.01" office:value-type="float" office:value="17.76" calcext:value-type="float">
            <text:p>17.76</text:p>
          </table:table-cell>
          <table:table-cell table:formula="of:=ROUND((0.00005-([.A1778]-0.4)/270000) * 1000000)" office:value-type="float" office:value="-14" calcext:value-type="float">
            <text:p>-14</text:p>
          </table:table-cell>
          <table:table-cell table:formula="of:=([.A1778]-0.4)/(0.00005-0.000001*[.B1778])-260000" office:value-type="float" office:value="11249.9999999997" calcext:value-type="float">
            <text:p>11250</text:p>
          </table:table-cell>
        </table:table-row>
        <table:table-row table:style-name="ro1">
          <table:table-cell table:formula="of:=[.A1778]+0.01" office:value-type="float" office:value="17.77" calcext:value-type="float">
            <text:p>17.77</text:p>
          </table:table-cell>
          <table:table-cell table:formula="of:=ROUND((0.00005-([.A1779]-0.4)/270000) * 1000000)" office:value-type="float" office:value="-14" calcext:value-type="float">
            <text:p>-14</text:p>
          </table:table-cell>
          <table:table-cell table:formula="of:=([.A1779]-0.4)/(0.00005-0.000001*[.B1779])-260000" office:value-type="float" office:value="11406.2499999997" calcext:value-type="float">
            <text:p>11406</text:p>
          </table:table-cell>
        </table:table-row>
        <table:table-row table:style-name="ro1">
          <table:table-cell table:formula="of:=[.A1779]+0.01" office:value-type="float" office:value="17.78" calcext:value-type="float">
            <text:p>17.78</text:p>
          </table:table-cell>
          <table:table-cell table:formula="of:=ROUND((0.00005-([.A1780]-0.4)/270000) * 1000000)" office:value-type="float" office:value="-14" calcext:value-type="float">
            <text:p>-14</text:p>
          </table:table-cell>
          <table:table-cell table:formula="of:=([.A1780]-0.4)/(0.00005-0.000001*[.B1780])-260000" office:value-type="float" office:value="11562.4999999997" calcext:value-type="float">
            <text:p>11562</text:p>
          </table:table-cell>
        </table:table-row>
        <table:table-row table:style-name="ro1">
          <table:table-cell table:formula="of:=[.A1780]+0.01" office:value-type="float" office:value="17.79" calcext:value-type="float">
            <text:p>17.79</text:p>
          </table:table-cell>
          <table:table-cell table:formula="of:=ROUND((0.00005-([.A1781]-0.4)/270000) * 1000000)" office:value-type="float" office:value="-14" calcext:value-type="float">
            <text:p>-14</text:p>
          </table:table-cell>
          <table:table-cell table:formula="of:=([.A1781]-0.4)/(0.00005-0.000001*[.B1781])-260000" office:value-type="float" office:value="11718.7499999998" calcext:value-type="float">
            <text:p>11719</text:p>
          </table:table-cell>
        </table:table-row>
        <table:table-row table:style-name="ro1">
          <table:table-cell table:formula="of:=[.A1781]+0.01" office:value-type="float" office:value="17.8" calcext:value-type="float">
            <text:p>17.8</text:p>
          </table:table-cell>
          <table:table-cell table:formula="of:=ROUND((0.00005-([.A1782]-0.4)/270000) * 1000000)" office:value-type="float" office:value="-14" calcext:value-type="float">
            <text:p>-14</text:p>
          </table:table-cell>
          <table:table-cell table:formula="of:=([.A1782]-0.4)/(0.00005-0.000001*[.B1782])-260000" office:value-type="float" office:value="11874.9999999998" calcext:value-type="float">
            <text:p>11875</text:p>
          </table:table-cell>
        </table:table-row>
        <table:table-row table:style-name="ro1">
          <table:table-cell table:formula="of:=[.A1782]+0.01" office:value-type="float" office:value="17.81" calcext:value-type="float">
            <text:p>17.81</text:p>
          </table:table-cell>
          <table:table-cell table:formula="of:=ROUND((0.00005-([.A1783]-0.4)/270000) * 1000000)" office:value-type="float" office:value="-14" calcext:value-type="float">
            <text:p>-14</text:p>
          </table:table-cell>
          <table:table-cell table:formula="of:=([.A1783]-0.4)/(0.00005-0.000001*[.B1783])-260000" office:value-type="float" office:value="12031.2499999998" calcext:value-type="float">
            <text:p>12031</text:p>
          </table:table-cell>
        </table:table-row>
        <table:table-row table:style-name="ro1">
          <table:table-cell table:formula="of:=[.A1783]+0.01" office:value-type="float" office:value="17.82" calcext:value-type="float">
            <text:p>17.82</text:p>
          </table:table-cell>
          <table:table-cell table:formula="of:=ROUND((0.00005-([.A1784]-0.4)/270000) * 1000000)" office:value-type="float" office:value="-15" calcext:value-type="float">
            <text:p>-15</text:p>
          </table:table-cell>
          <table:table-cell table:formula="of:=([.A1784]-0.4)/(0.00005-0.000001*[.B1784])-260000" office:value-type="float" office:value="7999.99999999977" calcext:value-type="float">
            <text:p>8000</text:p>
          </table:table-cell>
        </table:table-row>
        <table:table-row table:style-name="ro1">
          <table:table-cell table:formula="of:=[.A1784]+0.01" office:value-type="float" office:value="17.83" calcext:value-type="float">
            <text:p>17.83</text:p>
          </table:table-cell>
          <table:table-cell table:formula="of:=ROUND((0.00005-([.A1785]-0.4)/270000) * 1000000)" office:value-type="float" office:value="-15" calcext:value-type="float">
            <text:p>-15</text:p>
          </table:table-cell>
          <table:table-cell table:formula="of:=([.A1785]-0.4)/(0.00005-0.000001*[.B1785])-260000" office:value-type="float" office:value="8153.84615384595" calcext:value-type="float">
            <text:p>8154</text:p>
          </table:table-cell>
        </table:table-row>
        <table:table-row table:style-name="ro1">
          <table:table-cell table:formula="of:=[.A1785]+0.01" office:value-type="float" office:value="17.84" calcext:value-type="float">
            <text:p>17.84</text:p>
          </table:table-cell>
          <table:table-cell table:formula="of:=ROUND((0.00005-([.A1786]-0.4)/270000) * 1000000)" office:value-type="float" office:value="-15" calcext:value-type="float">
            <text:p>-15</text:p>
          </table:table-cell>
          <table:table-cell table:formula="of:=([.A1786]-0.4)/(0.00005-0.000001*[.B1786])-260000" office:value-type="float" office:value="8307.69230769214" calcext:value-type="float">
            <text:p>8308</text:p>
          </table:table-cell>
        </table:table-row>
        <table:table-row table:style-name="ro1">
          <table:table-cell table:formula="of:=[.A1786]+0.01" office:value-type="float" office:value="17.85" calcext:value-type="float">
            <text:p>17.85</text:p>
          </table:table-cell>
          <table:table-cell table:formula="of:=ROUND((0.00005-([.A1787]-0.4)/270000) * 1000000)" office:value-type="float" office:value="-15" calcext:value-type="float">
            <text:p>-15</text:p>
          </table:table-cell>
          <table:table-cell table:formula="of:=([.A1787]-0.4)/(0.00005-0.000001*[.B1787])-260000" office:value-type="float" office:value="8461.53846153832" calcext:value-type="float">
            <text:p>8462</text:p>
          </table:table-cell>
        </table:table-row>
        <table:table-row table:style-name="ro1">
          <table:table-cell table:formula="of:=[.A1787]+0.01" office:value-type="float" office:value="17.86" calcext:value-type="float">
            <text:p>17.86</text:p>
          </table:table-cell>
          <table:table-cell table:formula="of:=ROUND((0.00005-([.A1788]-0.4)/270000) * 1000000)" office:value-type="float" office:value="-15" calcext:value-type="float">
            <text:p>-15</text:p>
          </table:table-cell>
          <table:table-cell table:formula="of:=([.A1788]-0.4)/(0.00005-0.000001*[.B1788])-260000" office:value-type="float" office:value="8615.38461538451" calcext:value-type="float">
            <text:p>8615</text:p>
          </table:table-cell>
        </table:table-row>
        <table:table-row table:style-name="ro1">
          <table:table-cell table:formula="of:=[.A1788]+0.01" office:value-type="float" office:value="17.87" calcext:value-type="float">
            <text:p>17.87</text:p>
          </table:table-cell>
          <table:table-cell table:formula="of:=ROUND((0.00005-([.A1789]-0.4)/270000) * 1000000)" office:value-type="float" office:value="-15" calcext:value-type="float">
            <text:p>-15</text:p>
          </table:table-cell>
          <table:table-cell table:formula="of:=([.A1789]-0.4)/(0.00005-0.000001*[.B1789])-260000" office:value-type="float" office:value="8769.23076923069" calcext:value-type="float">
            <text:p>8769</text:p>
          </table:table-cell>
        </table:table-row>
        <table:table-row table:style-name="ro1">
          <table:table-cell table:formula="of:=[.A1789]+0.01" office:value-type="float" office:value="17.88" calcext:value-type="float">
            <text:p>17.88</text:p>
          </table:table-cell>
          <table:table-cell table:formula="of:=ROUND((0.00005-([.A1790]-0.4)/270000) * 1000000)" office:value-type="float" office:value="-15" calcext:value-type="float">
            <text:p>-15</text:p>
          </table:table-cell>
          <table:table-cell table:formula="of:=([.A1790]-0.4)/(0.00005-0.000001*[.B1790])-260000" office:value-type="float" office:value="8923.07692307682" calcext:value-type="float">
            <text:p>8923</text:p>
          </table:table-cell>
        </table:table-row>
        <table:table-row table:style-name="ro1">
          <table:table-cell table:formula="of:=[.A1790]+0.01" office:value-type="float" office:value="17.89" calcext:value-type="float">
            <text:p>17.89</text:p>
          </table:table-cell>
          <table:table-cell table:formula="of:=ROUND((0.00005-([.A1791]-0.4)/270000) * 1000000)" office:value-type="float" office:value="-15" calcext:value-type="float">
            <text:p>-15</text:p>
          </table:table-cell>
          <table:table-cell table:formula="of:=([.A1791]-0.4)/(0.00005-0.000001*[.B1791])-260000" office:value-type="float" office:value="9076.92307692301" calcext:value-type="float">
            <text:p>9077</text:p>
          </table:table-cell>
        </table:table-row>
        <table:table-row table:style-name="ro1">
          <table:table-cell table:formula="of:=[.A1791]+0.01" office:value-type="float" office:value="17.9" calcext:value-type="float">
            <text:p>17.9</text:p>
          </table:table-cell>
          <table:table-cell table:formula="of:=ROUND((0.00005-([.A1792]-0.4)/270000) * 1000000)" office:value-type="float" office:value="-15" calcext:value-type="float">
            <text:p>-15</text:p>
          </table:table-cell>
          <table:table-cell table:formula="of:=([.A1792]-0.4)/(0.00005-0.000001*[.B1792])-260000" office:value-type="float" office:value="9230.76923076919" calcext:value-type="float">
            <text:p>9231</text:p>
          </table:table-cell>
        </table:table-row>
        <table:table-row table:style-name="ro1">
          <table:table-cell table:formula="of:=[.A1792]+0.01" office:value-type="float" office:value="17.91" calcext:value-type="float">
            <text:p>17.91</text:p>
          </table:table-cell>
          <table:table-cell table:formula="of:=ROUND((0.00005-([.A1793]-0.4)/270000) * 1000000)" office:value-type="float" office:value="-15" calcext:value-type="float">
            <text:p>-15</text:p>
          </table:table-cell>
          <table:table-cell table:formula="of:=([.A1793]-0.4)/(0.00005-0.000001*[.B1793])-260000" office:value-type="float" office:value="9384.61538461538" calcext:value-type="float">
            <text:p>9385</text:p>
          </table:table-cell>
        </table:table-row>
        <table:table-row table:style-name="ro1">
          <table:table-cell table:formula="of:=[.A1793]+0.01" office:value-type="float" office:value="17.92" calcext:value-type="float">
            <text:p>17.92</text:p>
          </table:table-cell>
          <table:table-cell table:formula="of:=ROUND((0.00005-([.A1794]-0.4)/270000) * 1000000)" office:value-type="float" office:value="-15" calcext:value-type="float">
            <text:p>-15</text:p>
          </table:table-cell>
          <table:table-cell table:formula="of:=([.A1794]-0.4)/(0.00005-0.000001*[.B1794])-260000" office:value-type="float" office:value="9538.46153846156" calcext:value-type="float">
            <text:p>9538</text:p>
          </table:table-cell>
        </table:table-row>
        <table:table-row table:style-name="ro1">
          <table:table-cell table:formula="of:=[.A1794]+0.01" office:value-type="float" office:value="17.93" calcext:value-type="float">
            <text:p>17.93</text:p>
          </table:table-cell>
          <table:table-cell table:formula="of:=ROUND((0.00005-([.A1795]-0.4)/270000) * 1000000)" office:value-type="float" office:value="-15" calcext:value-type="float">
            <text:p>-15</text:p>
          </table:table-cell>
          <table:table-cell table:formula="of:=([.A1795]-0.4)/(0.00005-0.000001*[.B1795])-260000" office:value-type="float" office:value="9692.30769230775" calcext:value-type="float">
            <text:p>9692</text:p>
          </table:table-cell>
        </table:table-row>
        <table:table-row table:style-name="ro1">
          <table:table-cell table:formula="of:=[.A1795]+0.01" office:value-type="float" office:value="17.94" calcext:value-type="float">
            <text:p>17.94</text:p>
          </table:table-cell>
          <table:table-cell table:formula="of:=ROUND((0.00005-([.A1796]-0.4)/270000) * 1000000)" office:value-type="float" office:value="-15" calcext:value-type="float">
            <text:p>-15</text:p>
          </table:table-cell>
          <table:table-cell table:formula="of:=([.A1796]-0.4)/(0.00005-0.000001*[.B1796])-260000" office:value-type="float" office:value="9846.15384615393" calcext:value-type="float">
            <text:p>9846</text:p>
          </table:table-cell>
        </table:table-row>
        <table:table-row table:style-name="ro1">
          <table:table-cell table:formula="of:=[.A1796]+0.01" office:value-type="float" office:value="17.95" calcext:value-type="float">
            <text:p>17.95</text:p>
          </table:table-cell>
          <table:table-cell table:formula="of:=ROUND((0.00005-([.A1797]-0.4)/270000) * 1000000)" office:value-type="float" office:value="-15" calcext:value-type="float">
            <text:p>-15</text:p>
          </table:table-cell>
          <table:table-cell table:formula="of:=([.A1797]-0.4)/(0.00005-0.000001*[.B1797])-260000" office:value-type="float" office:value="10000.0000000001" calcext:value-type="float">
            <text:p>10000</text:p>
          </table:table-cell>
        </table:table-row>
        <table:table-row table:style-name="ro1">
          <table:table-cell table:formula="of:=[.A1797]+0.01" office:value-type="float" office:value="17.96" calcext:value-type="float">
            <text:p>17.96</text:p>
          </table:table-cell>
          <table:table-cell table:formula="of:=ROUND((0.00005-([.A1798]-0.4)/270000) * 1000000)" office:value-type="float" office:value="-15" calcext:value-type="float">
            <text:p>-15</text:p>
          </table:table-cell>
          <table:table-cell table:formula="of:=([.A1798]-0.4)/(0.00005-0.000001*[.B1798])-260000" office:value-type="float" office:value="10153.8461538462" calcext:value-type="float">
            <text:p>10154</text:p>
          </table:table-cell>
        </table:table-row>
        <table:table-row table:style-name="ro1">
          <table:table-cell table:formula="of:=[.A1798]+0.01" office:value-type="float" office:value="17.97" calcext:value-type="float">
            <text:p>17.97</text:p>
          </table:table-cell>
          <table:table-cell table:formula="of:=ROUND((0.00005-([.A1799]-0.4)/270000) * 1000000)" office:value-type="float" office:value="-15" calcext:value-type="float">
            <text:p>-15</text:p>
          </table:table-cell>
          <table:table-cell table:formula="of:=([.A1799]-0.4)/(0.00005-0.000001*[.B1799])-260000" office:value-type="float" office:value="10307.6923076924" calcext:value-type="float">
            <text:p>10308</text:p>
          </table:table-cell>
        </table:table-row>
        <table:table-row table:style-name="ro1">
          <table:table-cell table:formula="of:=[.A1799]+0.01" office:value-type="float" office:value="17.98" calcext:value-type="float">
            <text:p>17.98</text:p>
          </table:table-cell>
          <table:table-cell table:formula="of:=ROUND((0.00005-([.A1800]-0.4)/270000) * 1000000)" office:value-type="float" office:value="-15" calcext:value-type="float">
            <text:p>-15</text:p>
          </table:table-cell>
          <table:table-cell table:formula="of:=([.A1800]-0.4)/(0.00005-0.000001*[.B1800])-260000" office:value-type="float" office:value="10461.5384615386" calcext:value-type="float">
            <text:p>10462</text:p>
          </table:table-cell>
        </table:table-row>
        <table:table-row table:style-name="ro1">
          <table:table-cell table:formula="of:=[.A1800]+0.01" office:value-type="float" office:value="17.99" calcext:value-type="float">
            <text:p>17.99</text:p>
          </table:table-cell>
          <table:table-cell table:formula="of:=ROUND((0.00005-([.A1801]-0.4)/270000) * 1000000)" office:value-type="float" office:value="-15" calcext:value-type="float">
            <text:p>-15</text:p>
          </table:table-cell>
          <table:table-cell table:formula="of:=([.A1801]-0.4)/(0.00005-0.000001*[.B1801])-260000" office:value-type="float" office:value="10615.3846153848" calcext:value-type="float">
            <text:p>10615</text:p>
          </table:table-cell>
        </table:table-row>
        <table:table-row table:style-name="ro1">
          <table:table-cell table:formula="of:=[.A1801]+0.01" office:value-type="float" office:value="18" calcext:value-type="float">
            <text:p>18</text:p>
          </table:table-cell>
          <table:table-cell table:formula="of:=ROUND((0.00005-([.A1802]-0.4)/270000) * 1000000)" office:value-type="float" office:value="-15" calcext:value-type="float">
            <text:p>-15</text:p>
          </table:table-cell>
          <table:table-cell table:formula="of:=([.A1802]-0.4)/(0.00005-0.000001*[.B1802])-260000" office:value-type="float" office:value="10769.230769231" calcext:value-type="float">
            <text:p>10769</text:p>
          </table:table-cell>
        </table:table-row>
        <table:table-row table:style-name="ro1">
          <table:table-cell table:formula="of:=[.A1802]+0.01" office:value-type="float" office:value="18.01" calcext:value-type="float">
            <text:p>18.01</text:p>
          </table:table-cell>
          <table:table-cell table:formula="of:=ROUND((0.00005-([.A1803]-0.4)/270000) * 1000000)" office:value-type="float" office:value="-15" calcext:value-type="float">
            <text:p>-15</text:p>
          </table:table-cell>
          <table:table-cell table:formula="of:=([.A1803]-0.4)/(0.00005-0.000001*[.B1803])-260000" office:value-type="float" office:value="10923.0769230772" calcext:value-type="float">
            <text:p>10923</text:p>
          </table:table-cell>
        </table:table-row>
        <table:table-row table:style-name="ro1">
          <table:table-cell table:formula="of:=[.A1803]+0.01" office:value-type="float" office:value="18.02" calcext:value-type="float">
            <text:p>18.02</text:p>
          </table:table-cell>
          <table:table-cell table:formula="of:=ROUND((0.00005-([.A1804]-0.4)/270000) * 1000000)" office:value-type="float" office:value="-15" calcext:value-type="float">
            <text:p>-15</text:p>
          </table:table-cell>
          <table:table-cell table:formula="of:=([.A1804]-0.4)/(0.00005-0.000001*[.B1804])-260000" office:value-type="float" office:value="11076.9230769234" calcext:value-type="float">
            <text:p>11077</text:p>
          </table:table-cell>
        </table:table-row>
        <table:table-row table:style-name="ro1">
          <table:table-cell table:formula="of:=[.A1804]+0.01" office:value-type="float" office:value="18.03" calcext:value-type="float">
            <text:p>18.03</text:p>
          </table:table-cell>
          <table:table-cell table:formula="of:=ROUND((0.00005-([.A1805]-0.4)/270000) * 1000000)" office:value-type="float" office:value="-15" calcext:value-type="float">
            <text:p>-15</text:p>
          </table:table-cell>
          <table:table-cell table:formula="of:=([.A1805]-0.4)/(0.00005-0.000001*[.B1805])-260000" office:value-type="float" office:value="11230.7692307695" calcext:value-type="float">
            <text:p>11231</text:p>
          </table:table-cell>
        </table:table-row>
        <table:table-row table:style-name="ro1">
          <table:table-cell table:formula="of:=[.A1805]+0.01" office:value-type="float" office:value="18.04" calcext:value-type="float">
            <text:p>18.04</text:p>
          </table:table-cell>
          <table:table-cell table:formula="of:=ROUND((0.00005-([.A1806]-0.4)/270000) * 1000000)" office:value-type="float" office:value="-15" calcext:value-type="float">
            <text:p>-15</text:p>
          </table:table-cell>
          <table:table-cell table:formula="of:=([.A1806]-0.4)/(0.00005-0.000001*[.B1806])-260000" office:value-type="float" office:value="11384.6153846157" calcext:value-type="float">
            <text:p>11385</text:p>
          </table:table-cell>
        </table:table-row>
        <table:table-row table:style-name="ro1">
          <table:table-cell table:formula="of:=[.A1806]+0.01" office:value-type="float" office:value="18.05" calcext:value-type="float">
            <text:p>18.05</text:p>
          </table:table-cell>
          <table:table-cell table:formula="of:=ROUND((0.00005-([.A1807]-0.4)/270000) * 1000000)" office:value-type="float" office:value="-15" calcext:value-type="float">
            <text:p>-15</text:p>
          </table:table-cell>
          <table:table-cell table:formula="of:=([.A1807]-0.4)/(0.00005-0.000001*[.B1807])-260000" office:value-type="float" office:value="11538.4615384619" calcext:value-type="float">
            <text:p>11538</text:p>
          </table:table-cell>
        </table:table-row>
        <table:table-row table:style-name="ro1">
          <table:table-cell table:formula="of:=[.A1807]+0.01" office:value-type="float" office:value="18.06" calcext:value-type="float">
            <text:p>18.06</text:p>
          </table:table-cell>
          <table:table-cell table:formula="of:=ROUND((0.00005-([.A1808]-0.4)/270000) * 1000000)" office:value-type="float" office:value="-15" calcext:value-type="float">
            <text:p>-15</text:p>
          </table:table-cell>
          <table:table-cell table:formula="of:=([.A1808]-0.4)/(0.00005-0.000001*[.B1808])-260000" office:value-type="float" office:value="11692.307692308" calcext:value-type="float">
            <text:p>11692</text:p>
          </table:table-cell>
        </table:table-row>
        <table:table-row table:style-name="ro1">
          <table:table-cell table:formula="of:=[.A1808]+0.01" office:value-type="float" office:value="18.07" calcext:value-type="float">
            <text:p>18.07</text:p>
          </table:table-cell>
          <table:table-cell table:formula="of:=ROUND((0.00005-([.A1809]-0.4)/270000) * 1000000)" office:value-type="float" office:value="-15" calcext:value-type="float">
            <text:p>-15</text:p>
          </table:table-cell>
          <table:table-cell table:formula="of:=([.A1809]-0.4)/(0.00005-0.000001*[.B1809])-260000" office:value-type="float" office:value="11846.1538461542" calcext:value-type="float">
            <text:p>11846</text:p>
          </table:table-cell>
        </table:table-row>
        <table:table-row table:style-name="ro1">
          <table:table-cell table:formula="of:=[.A1809]+0.01" office:value-type="float" office:value="18.08" calcext:value-type="float">
            <text:p>18.08</text:p>
          </table:table-cell>
          <table:table-cell table:formula="of:=ROUND((0.00005-([.A1810]-0.4)/270000) * 1000000)" office:value-type="float" office:value="-15" calcext:value-type="float">
            <text:p>-15</text:p>
          </table:table-cell>
          <table:table-cell table:formula="of:=([.A1810]-0.4)/(0.00005-0.000001*[.B1810])-260000" office:value-type="float" office:value="12000.0000000004" calcext:value-type="float">
            <text:p>12000</text:p>
          </table:table-cell>
        </table:table-row>
        <table:table-row table:style-name="ro1">
          <table:table-cell table:formula="of:=[.A1810]+0.01" office:value-type="float" office:value="18.09" calcext:value-type="float">
            <text:p>18.09</text:p>
          </table:table-cell>
          <table:table-cell table:formula="of:=ROUND((0.00005-([.A1811]-0.4)/270000) * 1000000)" office:value-type="float" office:value="-16" calcext:value-type="float">
            <text:p>-16</text:p>
          </table:table-cell>
          <table:table-cell table:formula="of:=([.A1811]-0.4)/(0.00005-0.000001*[.B1811])-260000" office:value-type="float" office:value="8030.30303030345" calcext:value-type="float">
            <text:p>8030</text:p>
          </table:table-cell>
        </table:table-row>
        <table:table-row table:style-name="ro1">
          <table:table-cell table:formula="of:=[.A1811]+0.01" office:value-type="float" office:value="18.1" calcext:value-type="float">
            <text:p>18.1</text:p>
          </table:table-cell>
          <table:table-cell table:formula="of:=ROUND((0.00005-([.A1812]-0.4)/270000) * 1000000)" office:value-type="float" office:value="-16" calcext:value-type="float">
            <text:p>-16</text:p>
          </table:table-cell>
          <table:table-cell table:formula="of:=([.A1812]-0.4)/(0.00005-0.000001*[.B1812])-260000" office:value-type="float" office:value="8181.81818181864" calcext:value-type="float">
            <text:p>8182</text:p>
          </table:table-cell>
        </table:table-row>
        <table:table-row table:style-name="ro1">
          <table:table-cell table:formula="of:=[.A1812]+0.01" office:value-type="float" office:value="18.11" calcext:value-type="float">
            <text:p>18.11</text:p>
          </table:table-cell>
          <table:table-cell table:formula="of:=ROUND((0.00005-([.A1813]-0.4)/270000) * 1000000)" office:value-type="float" office:value="-16" calcext:value-type="float">
            <text:p>-16</text:p>
          </table:table-cell>
          <table:table-cell table:formula="of:=([.A1813]-0.4)/(0.00005-0.000001*[.B1813])-260000" office:value-type="float" office:value="8333.33333333384" calcext:value-type="float">
            <text:p>8333</text:p>
          </table:table-cell>
        </table:table-row>
        <table:table-row table:style-name="ro1">
          <table:table-cell table:formula="of:=[.A1813]+0.01" office:value-type="float" office:value="18.12" calcext:value-type="float">
            <text:p>18.12</text:p>
          </table:table-cell>
          <table:table-cell table:formula="of:=ROUND((0.00005-([.A1814]-0.4)/270000) * 1000000)" office:value-type="float" office:value="-16" calcext:value-type="float">
            <text:p>-16</text:p>
          </table:table-cell>
          <table:table-cell table:formula="of:=([.A1814]-0.4)/(0.00005-0.000001*[.B1814])-260000" office:value-type="float" office:value="8484.84848484898" calcext:value-type="float">
            <text:p>8485</text:p>
          </table:table-cell>
        </table:table-row>
        <table:table-row table:style-name="ro1">
          <table:table-cell table:formula="of:=[.A1814]+0.01" office:value-type="float" office:value="18.13" calcext:value-type="float">
            <text:p>18.13</text:p>
          </table:table-cell>
          <table:table-cell table:formula="of:=ROUND((0.00005-([.A1815]-0.4)/270000) * 1000000)" office:value-type="float" office:value="-16" calcext:value-type="float">
            <text:p>-16</text:p>
          </table:table-cell>
          <table:table-cell table:formula="of:=([.A1815]-0.4)/(0.00005-0.000001*[.B1815])-260000" office:value-type="float" office:value="8636.36363636417" calcext:value-type="float">
            <text:p>8636</text:p>
          </table:table-cell>
        </table:table-row>
        <table:table-row table:style-name="ro1">
          <table:table-cell table:formula="of:=[.A1815]+0.01" office:value-type="float" office:value="18.14" calcext:value-type="float">
            <text:p>18.14</text:p>
          </table:table-cell>
          <table:table-cell table:formula="of:=ROUND((0.00005-([.A1816]-0.4)/270000) * 1000000)" office:value-type="float" office:value="-16" calcext:value-type="float">
            <text:p>-16</text:p>
          </table:table-cell>
          <table:table-cell table:formula="of:=([.A1816]-0.4)/(0.00005-0.000001*[.B1816])-260000" office:value-type="float" office:value="8787.87878787931" calcext:value-type="float">
            <text:p>8788</text:p>
          </table:table-cell>
        </table:table-row>
        <table:table-row table:style-name="ro1">
          <table:table-cell table:formula="of:=[.A1816]+0.01" office:value-type="float" office:value="18.15" calcext:value-type="float">
            <text:p>18.15</text:p>
          </table:table-cell>
          <table:table-cell table:formula="of:=ROUND((0.00005-([.A1817]-0.4)/270000) * 1000000)" office:value-type="float" office:value="-16" calcext:value-type="float">
            <text:p>-16</text:p>
          </table:table-cell>
          <table:table-cell table:formula="of:=([.A1817]-0.4)/(0.00005-0.000001*[.B1817])-260000" office:value-type="float" office:value="8939.3939393945" calcext:value-type="float">
            <text:p>8939</text:p>
          </table:table-cell>
        </table:table-row>
        <table:table-row table:style-name="ro1">
          <table:table-cell table:formula="of:=[.A1817]+0.01" office:value-type="float" office:value="18.16" calcext:value-type="float">
            <text:p>18.16</text:p>
          </table:table-cell>
          <table:table-cell table:formula="of:=ROUND((0.00005-([.A1818]-0.4)/270000) * 1000000)" office:value-type="float" office:value="-16" calcext:value-type="float">
            <text:p>-16</text:p>
          </table:table-cell>
          <table:table-cell table:formula="of:=([.A1818]-0.4)/(0.00005-0.000001*[.B1818])-260000" office:value-type="float" office:value="9090.9090909097" calcext:value-type="float">
            <text:p>9091</text:p>
          </table:table-cell>
        </table:table-row>
        <table:table-row table:style-name="ro1">
          <table:table-cell table:formula="of:=[.A1818]+0.01" office:value-type="float" office:value="18.17" calcext:value-type="float">
            <text:p>18.17</text:p>
          </table:table-cell>
          <table:table-cell table:formula="of:=ROUND((0.00005-([.A1819]-0.4)/270000) * 1000000)" office:value-type="float" office:value="-16" calcext:value-type="float">
            <text:p>-16</text:p>
          </table:table-cell>
          <table:table-cell table:formula="of:=([.A1819]-0.4)/(0.00005-0.000001*[.B1819])-260000" office:value-type="float" office:value="9242.42424242484" calcext:value-type="float">
            <text:p>9242</text:p>
          </table:table-cell>
        </table:table-row>
        <table:table-row table:style-name="ro1">
          <table:table-cell table:formula="of:=[.A1819]+0.01" office:value-type="float" office:value="18.18" calcext:value-type="float">
            <text:p>18.18</text:p>
          </table:table-cell>
          <table:table-cell table:formula="of:=ROUND((0.00005-([.A1820]-0.4)/270000) * 1000000)" office:value-type="float" office:value="-16" calcext:value-type="float">
            <text:p>-16</text:p>
          </table:table-cell>
          <table:table-cell table:formula="of:=([.A1820]-0.4)/(0.00005-0.000001*[.B1820])-260000" office:value-type="float" office:value="9393.93939394003" calcext:value-type="float">
            <text:p>9394</text:p>
          </table:table-cell>
        </table:table-row>
        <table:table-row table:style-name="ro1">
          <table:table-cell table:formula="of:=[.A1820]+0.01" office:value-type="float" office:value="18.19" calcext:value-type="float">
            <text:p>18.19</text:p>
          </table:table-cell>
          <table:table-cell table:formula="of:=ROUND((0.00005-([.A1821]-0.4)/270000) * 1000000)" office:value-type="float" office:value="-16" calcext:value-type="float">
            <text:p>-16</text:p>
          </table:table-cell>
          <table:table-cell table:formula="of:=([.A1821]-0.4)/(0.00005-0.000001*[.B1821])-260000" office:value-type="float" office:value="9545.45454545523" calcext:value-type="float">
            <text:p>9545</text:p>
          </table:table-cell>
        </table:table-row>
        <table:table-row table:style-name="ro1">
          <table:table-cell table:formula="of:=[.A1821]+0.01" office:value-type="float" office:value="18.2" calcext:value-type="float">
            <text:p>18.2</text:p>
          </table:table-cell>
          <table:table-cell table:formula="of:=ROUND((0.00005-([.A1822]-0.4)/270000) * 1000000)" office:value-type="float" office:value="-16" calcext:value-type="float">
            <text:p>-16</text:p>
          </table:table-cell>
          <table:table-cell table:formula="of:=([.A1822]-0.4)/(0.00005-0.000001*[.B1822])-260000" office:value-type="float" office:value="9696.96969697037" calcext:value-type="float">
            <text:p>9697</text:p>
          </table:table-cell>
        </table:table-row>
        <table:table-row table:style-name="ro1">
          <table:table-cell table:formula="of:=[.A1822]+0.01" office:value-type="float" office:value="18.21" calcext:value-type="float">
            <text:p>18.21</text:p>
          </table:table-cell>
          <table:table-cell table:formula="of:=ROUND((0.00005-([.A1823]-0.4)/270000) * 1000000)" office:value-type="float" office:value="-16" calcext:value-type="float">
            <text:p>-16</text:p>
          </table:table-cell>
          <table:table-cell table:formula="of:=([.A1823]-0.4)/(0.00005-0.000001*[.B1823])-260000" office:value-type="float" office:value="9848.48484848556" calcext:value-type="float">
            <text:p>9848</text:p>
          </table:table-cell>
        </table:table-row>
        <table:table-row table:style-name="ro1">
          <table:table-cell table:formula="of:=[.A1823]+0.01" office:value-type="float" office:value="18.2200000000001" calcext:value-type="float">
            <text:p>18.2200000000001</text:p>
          </table:table-cell>
          <table:table-cell table:formula="of:=ROUND((0.00005-([.A1824]-0.4)/270000) * 1000000)" office:value-type="float" office:value="-16" calcext:value-type="float">
            <text:p>-16</text:p>
          </table:table-cell>
          <table:table-cell table:formula="of:=([.A1824]-0.4)/(0.00005-0.000001*[.B1824])-260000" office:value-type="float" office:value="10000.0000000008" calcext:value-type="float">
            <text:p>10000</text:p>
          </table:table-cell>
        </table:table-row>
        <table:table-row table:style-name="ro1">
          <table:table-cell table:formula="of:=[.A1824]+0.01" office:value-type="float" office:value="18.2300000000001" calcext:value-type="float">
            <text:p>18.2300000000001</text:p>
          </table:table-cell>
          <table:table-cell table:formula="of:=ROUND((0.00005-([.A1825]-0.4)/270000) * 1000000)" office:value-type="float" office:value="-16" calcext:value-type="float">
            <text:p>-16</text:p>
          </table:table-cell>
          <table:table-cell table:formula="of:=([.A1825]-0.4)/(0.00005-0.000001*[.B1825])-260000" office:value-type="float" office:value="10151.5151515159" calcext:value-type="float">
            <text:p>10152</text:p>
          </table:table-cell>
        </table:table-row>
        <table:table-row table:style-name="ro1">
          <table:table-cell table:formula="of:=[.A1825]+0.01" office:value-type="float" office:value="18.2400000000001" calcext:value-type="float">
            <text:p>18.2400000000001</text:p>
          </table:table-cell>
          <table:table-cell table:formula="of:=ROUND((0.00005-([.A1826]-0.4)/270000) * 1000000)" office:value-type="float" office:value="-16" calcext:value-type="float">
            <text:p>-16</text:p>
          </table:table-cell>
          <table:table-cell table:formula="of:=([.A1826]-0.4)/(0.00005-0.000001*[.B1826])-260000" office:value-type="float" office:value="10303.0303030311" calcext:value-type="float">
            <text:p>10303</text:p>
          </table:table-cell>
        </table:table-row>
        <table:table-row table:style-name="ro1">
          <table:table-cell table:formula="of:=[.A1826]+0.01" office:value-type="float" office:value="18.2500000000001" calcext:value-type="float">
            <text:p>18.2500000000001</text:p>
          </table:table-cell>
          <table:table-cell table:formula="of:=ROUND((0.00005-([.A1827]-0.4)/270000) * 1000000)" office:value-type="float" office:value="-16" calcext:value-type="float">
            <text:p>-16</text:p>
          </table:table-cell>
          <table:table-cell table:formula="of:=([.A1827]-0.4)/(0.00005-0.000001*[.B1827])-260000" office:value-type="float" office:value="10454.5454545463" calcext:value-type="float">
            <text:p>10455</text:p>
          </table:table-cell>
        </table:table-row>
        <table:table-row table:style-name="ro1">
          <table:table-cell table:formula="of:=[.A1827]+0.01" office:value-type="float" office:value="18.2600000000001" calcext:value-type="float">
            <text:p>18.2600000000001</text:p>
          </table:table-cell>
          <table:table-cell table:formula="of:=ROUND((0.00005-([.A1828]-0.4)/270000) * 1000000)" office:value-type="float" office:value="-16" calcext:value-type="float">
            <text:p>-16</text:p>
          </table:table-cell>
          <table:table-cell table:formula="of:=([.A1828]-0.4)/(0.00005-0.000001*[.B1828])-260000" office:value-type="float" office:value="10606.0606060614" calcext:value-type="float">
            <text:p>10606</text:p>
          </table:table-cell>
        </table:table-row>
        <table:table-row table:style-name="ro1">
          <table:table-cell table:formula="of:=[.A1828]+0.01" office:value-type="float" office:value="18.2700000000001" calcext:value-type="float">
            <text:p>18.2700000000001</text:p>
          </table:table-cell>
          <table:table-cell table:formula="of:=ROUND((0.00005-([.A1829]-0.4)/270000) * 1000000)" office:value-type="float" office:value="-16" calcext:value-type="float">
            <text:p>-16</text:p>
          </table:table-cell>
          <table:table-cell table:formula="of:=([.A1829]-0.4)/(0.00005-0.000001*[.B1829])-260000" office:value-type="float" office:value="10757.5757575766" calcext:value-type="float">
            <text:p>10758</text:p>
          </table:table-cell>
        </table:table-row>
        <table:table-row table:style-name="ro1">
          <table:table-cell table:formula="of:=[.A1829]+0.01" office:value-type="float" office:value="18.2800000000001" calcext:value-type="float">
            <text:p>18.2800000000001</text:p>
          </table:table-cell>
          <table:table-cell table:formula="of:=ROUND((0.00005-([.A1830]-0.4)/270000) * 1000000)" office:value-type="float" office:value="-16" calcext:value-type="float">
            <text:p>-16</text:p>
          </table:table-cell>
          <table:table-cell table:formula="of:=([.A1830]-0.4)/(0.00005-0.000001*[.B1830])-260000" office:value-type="float" office:value="10909.0909090918" calcext:value-type="float">
            <text:p>10909</text:p>
          </table:table-cell>
        </table:table-row>
        <table:table-row table:style-name="ro1">
          <table:table-cell table:formula="of:=[.A1830]+0.01" office:value-type="float" office:value="18.2900000000001" calcext:value-type="float">
            <text:p>18.2900000000001</text:p>
          </table:table-cell>
          <table:table-cell table:formula="of:=ROUND((0.00005-([.A1831]-0.4)/270000) * 1000000)" office:value-type="float" office:value="-16" calcext:value-type="float">
            <text:p>-16</text:p>
          </table:table-cell>
          <table:table-cell table:formula="of:=([.A1831]-0.4)/(0.00005-0.000001*[.B1831])-260000" office:value-type="float" office:value="11060.606060607" calcext:value-type="float">
            <text:p>11061</text:p>
          </table:table-cell>
        </table:table-row>
        <table:table-row table:style-name="ro1">
          <table:table-cell table:formula="of:=[.A1831]+0.01" office:value-type="float" office:value="18.3000000000001" calcext:value-type="float">
            <text:p>18.3000000000001</text:p>
          </table:table-cell>
          <table:table-cell table:formula="of:=ROUND((0.00005-([.A1832]-0.4)/270000) * 1000000)" office:value-type="float" office:value="-16" calcext:value-type="float">
            <text:p>-16</text:p>
          </table:table-cell>
          <table:table-cell table:formula="of:=([.A1832]-0.4)/(0.00005-0.000001*[.B1832])-260000" office:value-type="float" office:value="11212.1212121221" calcext:value-type="float">
            <text:p>11212</text:p>
          </table:table-cell>
        </table:table-row>
        <table:table-row table:style-name="ro1">
          <table:table-cell table:formula="of:=[.A1832]+0.01" office:value-type="float" office:value="18.3100000000001" calcext:value-type="float">
            <text:p>18.3100000000001</text:p>
          </table:table-cell>
          <table:table-cell table:formula="of:=ROUND((0.00005-([.A1833]-0.4)/270000) * 1000000)" office:value-type="float" office:value="-16" calcext:value-type="float">
            <text:p>-16</text:p>
          </table:table-cell>
          <table:table-cell table:formula="of:=([.A1833]-0.4)/(0.00005-0.000001*[.B1833])-260000" office:value-type="float" office:value="11363.6363636373" calcext:value-type="float">
            <text:p>11364</text:p>
          </table:table-cell>
        </table:table-row>
        <table:table-row table:style-name="ro1">
          <table:table-cell table:formula="of:=[.A1833]+0.01" office:value-type="float" office:value="18.3200000000001" calcext:value-type="float">
            <text:p>18.3200000000001</text:p>
          </table:table-cell>
          <table:table-cell table:formula="of:=ROUND((0.00005-([.A1834]-0.4)/270000) * 1000000)" office:value-type="float" office:value="-16" calcext:value-type="float">
            <text:p>-16</text:p>
          </table:table-cell>
          <table:table-cell table:formula="of:=([.A1834]-0.4)/(0.00005-0.000001*[.B1834])-260000" office:value-type="float" office:value="11515.1515151525" calcext:value-type="float">
            <text:p>11515</text:p>
          </table:table-cell>
        </table:table-row>
        <table:table-row table:style-name="ro1">
          <table:table-cell table:formula="of:=[.A1834]+0.01" office:value-type="float" office:value="18.3300000000001" calcext:value-type="float">
            <text:p>18.3300000000001</text:p>
          </table:table-cell>
          <table:table-cell table:formula="of:=ROUND((0.00005-([.A1835]-0.4)/270000) * 1000000)" office:value-type="float" office:value="-16" calcext:value-type="float">
            <text:p>-16</text:p>
          </table:table-cell>
          <table:table-cell table:formula="of:=([.A1835]-0.4)/(0.00005-0.000001*[.B1835])-260000" office:value-type="float" office:value="11666.6666666677" calcext:value-type="float">
            <text:p>11667</text:p>
          </table:table-cell>
        </table:table-row>
        <table:table-row table:style-name="ro1">
          <table:table-cell table:formula="of:=[.A1835]+0.01" office:value-type="float" office:value="18.3400000000001" calcext:value-type="float">
            <text:p>18.3400000000001</text:p>
          </table:table-cell>
          <table:table-cell table:formula="of:=ROUND((0.00005-([.A1836]-0.4)/270000) * 1000000)" office:value-type="float" office:value="-16" calcext:value-type="float">
            <text:p>-16</text:p>
          </table:table-cell>
          <table:table-cell table:formula="of:=([.A1836]-0.4)/(0.00005-0.000001*[.B1836])-260000" office:value-type="float" office:value="11818.1818181828" calcext:value-type="float">
            <text:p>11818</text:p>
          </table:table-cell>
        </table:table-row>
        <table:table-row table:style-name="ro1">
          <table:table-cell table:formula="of:=[.A1836]+0.01" office:value-type="float" office:value="18.3500000000001" calcext:value-type="float">
            <text:p>18.3500000000001</text:p>
          </table:table-cell>
          <table:table-cell table:formula="of:=ROUND((0.00005-([.A1837]-0.4)/270000) * 1000000)" office:value-type="float" office:value="-16" calcext:value-type="float">
            <text:p>-16</text:p>
          </table:table-cell>
          <table:table-cell table:formula="of:=([.A1837]-0.4)/(0.00005-0.000001*[.B1837])-260000" office:value-type="float" office:value="11969.696969698" calcext:value-type="float">
            <text:p>11970</text:p>
          </table:table-cell>
        </table:table-row>
        <table:table-row table:style-name="ro1">
          <table:table-cell table:formula="of:=[.A1837]+0.01" office:value-type="float" office:value="18.3600000000001" calcext:value-type="float">
            <text:p>18.3600000000001</text:p>
          </table:table-cell>
          <table:table-cell table:formula="of:=ROUND((0.00005-([.A1838]-0.4)/270000) * 1000000)" office:value-type="float" office:value="-17" calcext:value-type="float">
            <text:p>-17</text:p>
          </table:table-cell>
          <table:table-cell table:formula="of:=([.A1838]-0.4)/(0.00005-0.000001*[.B1838])-260000" office:value-type="float" office:value="8059.70149253838" calcext:value-type="float">
            <text:p>8060</text:p>
          </table:table-cell>
        </table:table-row>
        <table:table-row table:style-name="ro1">
          <table:table-cell table:formula="of:=[.A1838]+0.01" office:value-type="float" office:value="18.3700000000001" calcext:value-type="float">
            <text:p>18.3700000000001</text:p>
          </table:table-cell>
          <table:table-cell table:formula="of:=ROUND((0.00005-([.A1839]-0.4)/270000) * 1000000)" office:value-type="float" office:value="-17" calcext:value-type="float">
            <text:p>-17</text:p>
          </table:table-cell>
          <table:table-cell table:formula="of:=([.A1839]-0.4)/(0.00005-0.000001*[.B1839])-260000" office:value-type="float" office:value="8208.9552238817" calcext:value-type="float">
            <text:p>8209</text:p>
          </table:table-cell>
        </table:table-row>
        <table:table-row table:style-name="ro1">
          <table:table-cell table:formula="of:=[.A1839]+0.01" office:value-type="float" office:value="18.3800000000001" calcext:value-type="float">
            <text:p>18.3800000000001</text:p>
          </table:table-cell>
          <table:table-cell table:formula="of:=ROUND((0.00005-([.A1840]-0.4)/270000) * 1000000)" office:value-type="float" office:value="-17" calcext:value-type="float">
            <text:p>-17</text:p>
          </table:table-cell>
          <table:table-cell table:formula="of:=([.A1840]-0.4)/(0.00005-0.000001*[.B1840])-260000" office:value-type="float" office:value="8358.20895522501" calcext:value-type="float">
            <text:p>8358</text:p>
          </table:table-cell>
        </table:table-row>
        <table:table-row table:style-name="ro1">
          <table:table-cell table:formula="of:=[.A1840]+0.01" office:value-type="float" office:value="18.3900000000001" calcext:value-type="float">
            <text:p>18.3900000000001</text:p>
          </table:table-cell>
          <table:table-cell table:formula="of:=ROUND((0.00005-([.A1841]-0.4)/270000) * 1000000)" office:value-type="float" office:value="-17" calcext:value-type="float">
            <text:p>-17</text:p>
          </table:table-cell>
          <table:table-cell table:formula="of:=([.A1841]-0.4)/(0.00005-0.000001*[.B1841])-260000" office:value-type="float" office:value="8507.46268656832" calcext:value-type="float">
            <text:p>8507</text:p>
          </table:table-cell>
        </table:table-row>
        <table:table-row table:style-name="ro1">
          <table:table-cell table:formula="of:=[.A1841]+0.01" office:value-type="float" office:value="18.4000000000001" calcext:value-type="float">
            <text:p>18.4000000000001</text:p>
          </table:table-cell>
          <table:table-cell table:formula="of:=ROUND((0.00005-([.A1842]-0.4)/270000) * 1000000)" office:value-type="float" office:value="-17" calcext:value-type="float">
            <text:p>-17</text:p>
          </table:table-cell>
          <table:table-cell table:formula="of:=([.A1842]-0.4)/(0.00005-0.000001*[.B1842])-260000" office:value-type="float" office:value="8656.71641791158" calcext:value-type="float">
            <text:p>8657</text:p>
          </table:table-cell>
        </table:table-row>
        <table:table-row table:style-name="ro1">
          <table:table-cell table:formula="of:=[.A1842]+0.01" office:value-type="float" office:value="18.4100000000001" calcext:value-type="float">
            <text:p>18.4100000000001</text:p>
          </table:table-cell>
          <table:table-cell table:formula="of:=ROUND((0.00005-([.A1843]-0.4)/270000) * 1000000)" office:value-type="float" office:value="-17" calcext:value-type="float">
            <text:p>-17</text:p>
          </table:table-cell>
          <table:table-cell table:formula="of:=([.A1843]-0.4)/(0.00005-0.000001*[.B1843])-260000" office:value-type="float" office:value="8805.97014925489" calcext:value-type="float">
            <text:p>8806</text:p>
          </table:table-cell>
        </table:table-row>
        <table:table-row table:style-name="ro1">
          <table:table-cell table:formula="of:=[.A1843]+0.01" office:value-type="float" office:value="18.4200000000001" calcext:value-type="float">
            <text:p>18.4200000000001</text:p>
          </table:table-cell>
          <table:table-cell table:formula="of:=ROUND((0.00005-([.A1844]-0.4)/270000) * 1000000)" office:value-type="float" office:value="-17" calcext:value-type="float">
            <text:p>-17</text:p>
          </table:table-cell>
          <table:table-cell table:formula="of:=([.A1844]-0.4)/(0.00005-0.000001*[.B1844])-260000" office:value-type="float" office:value="8955.2238805982" calcext:value-type="float">
            <text:p>8955</text:p>
          </table:table-cell>
        </table:table-row>
        <table:table-row table:style-name="ro1">
          <table:table-cell table:formula="of:=[.A1844]+0.01" office:value-type="float" office:value="18.4300000000001" calcext:value-type="float">
            <text:p>18.4300000000001</text:p>
          </table:table-cell>
          <table:table-cell table:formula="of:=ROUND((0.00005-([.A1845]-0.4)/270000) * 1000000)" office:value-type="float" office:value="-17" calcext:value-type="float">
            <text:p>-17</text:p>
          </table:table-cell>
          <table:table-cell table:formula="of:=([.A1845]-0.4)/(0.00005-0.000001*[.B1845])-260000" office:value-type="float" office:value="9104.47761194152" calcext:value-type="float">
            <text:p>9104</text:p>
          </table:table-cell>
        </table:table-row>
        <table:table-row table:style-name="ro1">
          <table:table-cell table:formula="of:=[.A1845]+0.01" office:value-type="float" office:value="18.4400000000001" calcext:value-type="float">
            <text:p>18.4400000000001</text:p>
          </table:table-cell>
          <table:table-cell table:formula="of:=ROUND((0.00005-([.A1846]-0.4)/270000) * 1000000)" office:value-type="float" office:value="-17" calcext:value-type="float">
            <text:p>-17</text:p>
          </table:table-cell>
          <table:table-cell table:formula="of:=([.A1846]-0.4)/(0.00005-0.000001*[.B1846])-260000" office:value-type="float" office:value="9253.73134328483" calcext:value-type="float">
            <text:p>9254</text:p>
          </table:table-cell>
        </table:table-row>
        <table:table-row table:style-name="ro1">
          <table:table-cell table:formula="of:=[.A1846]+0.01" office:value-type="float" office:value="18.4500000000001" calcext:value-type="float">
            <text:p>18.4500000000001</text:p>
          </table:table-cell>
          <table:table-cell table:formula="of:=ROUND((0.00005-([.A1847]-0.4)/270000) * 1000000)" office:value-type="float" office:value="-17" calcext:value-type="float">
            <text:p>-17</text:p>
          </table:table-cell>
          <table:table-cell table:formula="of:=([.A1847]-0.4)/(0.00005-0.000001*[.B1847])-260000" office:value-type="float" office:value="9402.98507462815" calcext:value-type="float">
            <text:p>9403</text:p>
          </table:table-cell>
        </table:table-row>
        <table:table-row table:style-name="ro1">
          <table:table-cell table:formula="of:=[.A1847]+0.01" office:value-type="float" office:value="18.4600000000001" calcext:value-type="float">
            <text:p>18.4600000000001</text:p>
          </table:table-cell>
          <table:table-cell table:formula="of:=ROUND((0.00005-([.A1848]-0.4)/270000) * 1000000)" office:value-type="float" office:value="-17" calcext:value-type="float">
            <text:p>-17</text:p>
          </table:table-cell>
          <table:table-cell table:formula="of:=([.A1848]-0.4)/(0.00005-0.000001*[.B1848])-260000" office:value-type="float" office:value="9552.23880597146" calcext:value-type="float">
            <text:p>9552</text:p>
          </table:table-cell>
        </table:table-row>
        <table:table-row table:style-name="ro1">
          <table:table-cell table:formula="of:=[.A1848]+0.01" office:value-type="float" office:value="18.4700000000001" calcext:value-type="float">
            <text:p>18.4700000000001</text:p>
          </table:table-cell>
          <table:table-cell table:formula="of:=ROUND((0.00005-([.A1849]-0.4)/270000) * 1000000)" office:value-type="float" office:value="-17" calcext:value-type="float">
            <text:p>-17</text:p>
          </table:table-cell>
          <table:table-cell table:formula="of:=([.A1849]-0.4)/(0.00005-0.000001*[.B1849])-260000" office:value-type="float" office:value="9701.49253731477" calcext:value-type="float">
            <text:p>9701</text:p>
          </table:table-cell>
        </table:table-row>
        <table:table-row table:style-name="ro1">
          <table:table-cell table:formula="of:=[.A1849]+0.01" office:value-type="float" office:value="18.4800000000001" calcext:value-type="float">
            <text:p>18.4800000000001</text:p>
          </table:table-cell>
          <table:table-cell table:formula="of:=ROUND((0.00005-([.A1850]-0.4)/270000) * 1000000)" office:value-type="float" office:value="-17" calcext:value-type="float">
            <text:p>-17</text:p>
          </table:table-cell>
          <table:table-cell table:formula="of:=([.A1850]-0.4)/(0.00005-0.000001*[.B1850])-260000" office:value-type="float" office:value="9850.74626865808" calcext:value-type="float">
            <text:p>9851</text:p>
          </table:table-cell>
        </table:table-row>
        <table:table-row table:style-name="ro1">
          <table:table-cell table:formula="of:=[.A1850]+0.01" office:value-type="float" office:value="18.4900000000001" calcext:value-type="float">
            <text:p>18.4900000000001</text:p>
          </table:table-cell>
          <table:table-cell table:formula="of:=ROUND((0.00005-([.A1851]-0.4)/270000) * 1000000)" office:value-type="float" office:value="-17" calcext:value-type="float">
            <text:p>-17</text:p>
          </table:table-cell>
          <table:table-cell table:formula="of:=([.A1851]-0.4)/(0.00005-0.000001*[.B1851])-260000" office:value-type="float" office:value="10000.0000000013" calcext:value-type="float">
            <text:p>10000</text:p>
          </table:table-cell>
        </table:table-row>
        <table:table-row table:style-name="ro1">
          <table:table-cell table:formula="of:=[.A1851]+0.01" office:value-type="float" office:value="18.5000000000001" calcext:value-type="float">
            <text:p>18.5000000000001</text:p>
          </table:table-cell>
          <table:table-cell table:formula="of:=ROUND((0.00005-([.A1852]-0.4)/270000) * 1000000)" office:value-type="float" office:value="-17" calcext:value-type="float">
            <text:p>-17</text:p>
          </table:table-cell>
          <table:table-cell table:formula="of:=([.A1852]-0.4)/(0.00005-0.000001*[.B1852])-260000" office:value-type="float" office:value="10149.2537313447" calcext:value-type="float">
            <text:p>10149</text:p>
          </table:table-cell>
        </table:table-row>
        <table:table-row table:style-name="ro1">
          <table:table-cell table:formula="of:=[.A1852]+0.01" office:value-type="float" office:value="18.5100000000001" calcext:value-type="float">
            <text:p>18.5100000000001</text:p>
          </table:table-cell>
          <table:table-cell table:formula="of:=ROUND((0.00005-([.A1853]-0.4)/270000) * 1000000)" office:value-type="float" office:value="-17" calcext:value-type="float">
            <text:p>-17</text:p>
          </table:table-cell>
          <table:table-cell table:formula="of:=([.A1853]-0.4)/(0.00005-0.000001*[.B1853])-260000" office:value-type="float" office:value="10298.507462688" calcext:value-type="float">
            <text:p>10299</text:p>
          </table:table-cell>
        </table:table-row>
        <table:table-row table:style-name="ro1">
          <table:table-cell table:formula="of:=[.A1853]+0.01" office:value-type="float" office:value="18.5200000000001" calcext:value-type="float">
            <text:p>18.5200000000001</text:p>
          </table:table-cell>
          <table:table-cell table:formula="of:=ROUND((0.00005-([.A1854]-0.4)/270000) * 1000000)" office:value-type="float" office:value="-17" calcext:value-type="float">
            <text:p>-17</text:p>
          </table:table-cell>
          <table:table-cell table:formula="of:=([.A1854]-0.4)/(0.00005-0.000001*[.B1854])-260000" office:value-type="float" office:value="10447.7611940313" calcext:value-type="float">
            <text:p>10448</text:p>
          </table:table-cell>
        </table:table-row>
        <table:table-row table:style-name="ro1">
          <table:table-cell table:formula="of:=[.A1854]+0.01" office:value-type="float" office:value="18.5300000000001" calcext:value-type="float">
            <text:p>18.5300000000001</text:p>
          </table:table-cell>
          <table:table-cell table:formula="of:=ROUND((0.00005-([.A1855]-0.4)/270000) * 1000000)" office:value-type="float" office:value="-17" calcext:value-type="float">
            <text:p>-17</text:p>
          </table:table-cell>
          <table:table-cell table:formula="of:=([.A1855]-0.4)/(0.00005-0.000001*[.B1855])-260000" office:value-type="float" office:value="10597.0149253746" calcext:value-type="float">
            <text:p>10597</text:p>
          </table:table-cell>
        </table:table-row>
        <table:table-row table:style-name="ro1">
          <table:table-cell table:formula="of:=[.A1855]+0.01" office:value-type="float" office:value="18.5400000000001" calcext:value-type="float">
            <text:p>18.5400000000001</text:p>
          </table:table-cell>
          <table:table-cell table:formula="of:=ROUND((0.00005-([.A1856]-0.4)/270000) * 1000000)" office:value-type="float" office:value="-17" calcext:value-type="float">
            <text:p>-17</text:p>
          </table:table-cell>
          <table:table-cell table:formula="of:=([.A1856]-0.4)/(0.00005-0.000001*[.B1856])-260000" office:value-type="float" office:value="10746.2686567179" calcext:value-type="float">
            <text:p>10746</text:p>
          </table:table-cell>
        </table:table-row>
        <table:table-row table:style-name="ro1">
          <table:table-cell table:formula="of:=[.A1856]+0.01" office:value-type="float" office:value="18.5500000000001" calcext:value-type="float">
            <text:p>18.5500000000001</text:p>
          </table:table-cell>
          <table:table-cell table:formula="of:=ROUND((0.00005-([.A1857]-0.4)/270000) * 1000000)" office:value-type="float" office:value="-17" calcext:value-type="float">
            <text:p>-17</text:p>
          </table:table-cell>
          <table:table-cell table:formula="of:=([.A1857]-0.4)/(0.00005-0.000001*[.B1857])-260000" office:value-type="float" office:value="10895.5223880612" calcext:value-type="float">
            <text:p>10896</text:p>
          </table:table-cell>
        </table:table-row>
        <table:table-row table:style-name="ro1">
          <table:table-cell table:formula="of:=[.A1857]+0.01" office:value-type="float" office:value="18.5600000000001" calcext:value-type="float">
            <text:p>18.5600000000001</text:p>
          </table:table-cell>
          <table:table-cell table:formula="of:=ROUND((0.00005-([.A1858]-0.4)/270000) * 1000000)" office:value-type="float" office:value="-17" calcext:value-type="float">
            <text:p>-17</text:p>
          </table:table-cell>
          <table:table-cell table:formula="of:=([.A1858]-0.4)/(0.00005-0.000001*[.B1858])-260000" office:value-type="float" office:value="11044.7761194045" calcext:value-type="float">
            <text:p>11045</text:p>
          </table:table-cell>
        </table:table-row>
        <table:table-row table:style-name="ro1">
          <table:table-cell table:formula="of:=[.A1858]+0.01" office:value-type="float" office:value="18.5700000000001" calcext:value-type="float">
            <text:p>18.5700000000001</text:p>
          </table:table-cell>
          <table:table-cell table:formula="of:=ROUND((0.00005-([.A1859]-0.4)/270000) * 1000000)" office:value-type="float" office:value="-17" calcext:value-type="float">
            <text:p>-17</text:p>
          </table:table-cell>
          <table:table-cell table:formula="of:=([.A1859]-0.4)/(0.00005-0.000001*[.B1859])-260000" office:value-type="float" office:value="11194.0298507478" calcext:value-type="float">
            <text:p>11194</text:p>
          </table:table-cell>
        </table:table-row>
        <table:table-row table:style-name="ro1">
          <table:table-cell table:formula="of:=[.A1859]+0.01" office:value-type="float" office:value="18.5800000000001" calcext:value-type="float">
            <text:p>18.5800000000001</text:p>
          </table:table-cell>
          <table:table-cell table:formula="of:=ROUND((0.00005-([.A1860]-0.4)/270000) * 1000000)" office:value-type="float" office:value="-17" calcext:value-type="float">
            <text:p>-17</text:p>
          </table:table-cell>
          <table:table-cell table:formula="of:=([.A1860]-0.4)/(0.00005-0.000001*[.B1860])-260000" office:value-type="float" office:value="11343.2835820912" calcext:value-type="float">
            <text:p>11343</text:p>
          </table:table-cell>
        </table:table-row>
        <table:table-row table:style-name="ro1">
          <table:table-cell table:formula="of:=[.A1860]+0.01" office:value-type="float" office:value="18.5900000000001" calcext:value-type="float">
            <text:p>18.5900000000001</text:p>
          </table:table-cell>
          <table:table-cell table:formula="of:=ROUND((0.00005-([.A1861]-0.4)/270000) * 1000000)" office:value-type="float" office:value="-17" calcext:value-type="float">
            <text:p>-17</text:p>
          </table:table-cell>
          <table:table-cell table:formula="of:=([.A1861]-0.4)/(0.00005-0.000001*[.B1861])-260000" office:value-type="float" office:value="11492.5373134344" calcext:value-type="float">
            <text:p>11493</text:p>
          </table:table-cell>
        </table:table-row>
        <table:table-row table:style-name="ro1">
          <table:table-cell table:formula="of:=[.A1861]+0.01" office:value-type="float" office:value="18.6000000000001" calcext:value-type="float">
            <text:p>18.6000000000001</text:p>
          </table:table-cell>
          <table:table-cell table:formula="of:=ROUND((0.00005-([.A1862]-0.4)/270000) * 1000000)" office:value-type="float" office:value="-17" calcext:value-type="float">
            <text:p>-17</text:p>
          </table:table-cell>
          <table:table-cell table:formula="of:=([.A1862]-0.4)/(0.00005-0.000001*[.B1862])-260000" office:value-type="float" office:value="11641.7910447777" calcext:value-type="float">
            <text:p>11642</text:p>
          </table:table-cell>
        </table:table-row>
        <table:table-row table:style-name="ro1">
          <table:table-cell table:formula="of:=[.A1862]+0.01" office:value-type="float" office:value="18.6100000000001" calcext:value-type="float">
            <text:p>18.6100000000001</text:p>
          </table:table-cell>
          <table:table-cell table:formula="of:=ROUND((0.00005-([.A1863]-0.4)/270000) * 1000000)" office:value-type="float" office:value="-17" calcext:value-type="float">
            <text:p>-17</text:p>
          </table:table-cell>
          <table:table-cell table:formula="of:=([.A1863]-0.4)/(0.00005-0.000001*[.B1863])-260000" office:value-type="float" office:value="11791.044776121" calcext:value-type="float">
            <text:p>11791</text:p>
          </table:table-cell>
        </table:table-row>
        <table:table-row table:style-name="ro1">
          <table:table-cell table:formula="of:=[.A1863]+0.01" office:value-type="float" office:value="18.6200000000001" calcext:value-type="float">
            <text:p>18.6200000000001</text:p>
          </table:table-cell>
          <table:table-cell table:formula="of:=ROUND((0.00005-([.A1864]-0.4)/270000) * 1000000)" office:value-type="float" office:value="-17" calcext:value-type="float">
            <text:p>-17</text:p>
          </table:table-cell>
          <table:table-cell table:formula="of:=([.A1864]-0.4)/(0.00005-0.000001*[.B1864])-260000" office:value-type="float" office:value="11940.2985074644" calcext:value-type="float">
            <text:p>11940</text:p>
          </table:table-cell>
        </table:table-row>
        <table:table-row table:style-name="ro1">
          <table:table-cell table:formula="of:=[.A1864]+0.01" office:value-type="float" office:value="18.6300000000001" calcext:value-type="float">
            <text:p>18.6300000000001</text:p>
          </table:table-cell>
          <table:table-cell table:formula="of:=ROUND((0.00005-([.A1865]-0.4)/270000) * 1000000)" office:value-type="float" office:value="-18" calcext:value-type="float">
            <text:p>-18</text:p>
          </table:table-cell>
          <table:table-cell table:formula="of:=([.A1865]-0.4)/(0.00005-0.000001*[.B1865])-260000" office:value-type="float" office:value="8088.23529411934" calcext:value-type="float">
            <text:p>8088</text:p>
          </table:table-cell>
        </table:table-row>
        <table:table-row table:style-name="ro1">
          <table:table-cell table:formula="of:=[.A1865]+0.01" office:value-type="float" office:value="18.6400000000001" calcext:value-type="float">
            <text:p>18.6400000000001</text:p>
          </table:table-cell>
          <table:table-cell table:formula="of:=ROUND((0.00005-([.A1866]-0.4)/270000) * 1000000)" office:value-type="float" office:value="-18" calcext:value-type="float">
            <text:p>-18</text:p>
          </table:table-cell>
          <table:table-cell table:formula="of:=([.A1866]-0.4)/(0.00005-0.000001*[.B1866])-260000" office:value-type="float" office:value="8235.29411764874" calcext:value-type="float">
            <text:p>8235</text:p>
          </table:table-cell>
        </table:table-row>
        <table:table-row table:style-name="ro1">
          <table:table-cell table:formula="of:=[.A1866]+0.01" office:value-type="float" office:value="18.6500000000001" calcext:value-type="float">
            <text:p>18.6500000000001</text:p>
          </table:table-cell>
          <table:table-cell table:formula="of:=ROUND((0.00005-([.A1867]-0.4)/270000) * 1000000)" office:value-type="float" office:value="-18" calcext:value-type="float">
            <text:p>-18</text:p>
          </table:table-cell>
          <table:table-cell table:formula="of:=([.A1867]-0.4)/(0.00005-0.000001*[.B1867])-260000" office:value-type="float" office:value="8382.35294117819" calcext:value-type="float">
            <text:p>8382</text:p>
          </table:table-cell>
        </table:table-row>
        <table:table-row table:style-name="ro1">
          <table:table-cell table:formula="of:=[.A1867]+0.01" office:value-type="float" office:value="18.6600000000001" calcext:value-type="float">
            <text:p>18.6600000000001</text:p>
          </table:table-cell>
          <table:table-cell table:formula="of:=ROUND((0.00005-([.A1868]-0.4)/270000) * 1000000)" office:value-type="float" office:value="-18" calcext:value-type="float">
            <text:p>-18</text:p>
          </table:table-cell>
          <table:table-cell table:formula="of:=([.A1868]-0.4)/(0.00005-0.000001*[.B1868])-260000" office:value-type="float" office:value="8529.41176470765" calcext:value-type="float">
            <text:p>8529</text:p>
          </table:table-cell>
        </table:table-row>
        <table:table-row table:style-name="ro1">
          <table:table-cell table:formula="of:=[.A1868]+0.01" office:value-type="float" office:value="18.6700000000001" calcext:value-type="float">
            <text:p>18.6700000000001</text:p>
          </table:table-cell>
          <table:table-cell table:formula="of:=ROUND((0.00005-([.A1869]-0.4)/270000) * 1000000)" office:value-type="float" office:value="-18" calcext:value-type="float">
            <text:p>-18</text:p>
          </table:table-cell>
          <table:table-cell table:formula="of:=([.A1869]-0.4)/(0.00005-0.000001*[.B1869])-260000" office:value-type="float" office:value="8676.47058823705" calcext:value-type="float">
            <text:p>8676</text:p>
          </table:table-cell>
        </table:table-row>
        <table:table-row table:style-name="ro1">
          <table:table-cell table:formula="of:=[.A1869]+0.01" office:value-type="float" office:value="18.6800000000001" calcext:value-type="float">
            <text:p>18.6800000000001</text:p>
          </table:table-cell>
          <table:table-cell table:formula="of:=ROUND((0.00005-([.A1870]-0.4)/270000) * 1000000)" office:value-type="float" office:value="-18" calcext:value-type="float">
            <text:p>-18</text:p>
          </table:table-cell>
          <table:table-cell table:formula="of:=([.A1870]-0.4)/(0.00005-0.000001*[.B1870])-260000" office:value-type="float" office:value="8823.5294117665" calcext:value-type="float">
            <text:p>8824</text:p>
          </table:table-cell>
        </table:table-row>
        <table:table-row table:style-name="ro1">
          <table:table-cell table:formula="of:=[.A1870]+0.01" office:value-type="float" office:value="18.6900000000001" calcext:value-type="float">
            <text:p>18.6900000000001</text:p>
          </table:table-cell>
          <table:table-cell table:formula="of:=ROUND((0.00005-([.A1871]-0.4)/270000) * 1000000)" office:value-type="float" office:value="-18" calcext:value-type="float">
            <text:p>-18</text:p>
          </table:table-cell>
          <table:table-cell table:formula="of:=([.A1871]-0.4)/(0.00005-0.000001*[.B1871])-260000" office:value-type="float" office:value="8970.58823529596" calcext:value-type="float">
            <text:p>8971</text:p>
          </table:table-cell>
        </table:table-row>
        <table:table-row table:style-name="ro1">
          <table:table-cell table:formula="of:=[.A1871]+0.01" office:value-type="float" office:value="18.7000000000001" calcext:value-type="float">
            <text:p>18.7000000000001</text:p>
          </table:table-cell>
          <table:table-cell table:formula="of:=ROUND((0.00005-([.A1872]-0.4)/270000) * 1000000)" office:value-type="float" office:value="-18" calcext:value-type="float">
            <text:p>-18</text:p>
          </table:table-cell>
          <table:table-cell table:formula="of:=([.A1872]-0.4)/(0.00005-0.000001*[.B1872])-260000" office:value-type="float" office:value="9117.64705882536" calcext:value-type="float">
            <text:p>9118</text:p>
          </table:table-cell>
        </table:table-row>
        <table:table-row table:style-name="ro1">
          <table:table-cell table:formula="of:=[.A1872]+0.01" office:value-type="float" office:value="18.7100000000001" calcext:value-type="float">
            <text:p>18.7100000000001</text:p>
          </table:table-cell>
          <table:table-cell table:formula="of:=ROUND((0.00005-([.A1873]-0.4)/270000) * 1000000)" office:value-type="float" office:value="-18" calcext:value-type="float">
            <text:p>-18</text:p>
          </table:table-cell>
          <table:table-cell table:formula="of:=([.A1873]-0.4)/(0.00005-0.000001*[.B1873])-260000" office:value-type="float" office:value="9264.70588235481" calcext:value-type="float">
            <text:p>9265</text:p>
          </table:table-cell>
        </table:table-row>
        <table:table-row table:style-name="ro1">
          <table:table-cell table:formula="of:=[.A1873]+0.01" office:value-type="float" office:value="18.7200000000001" calcext:value-type="float">
            <text:p>18.7200000000001</text:p>
          </table:table-cell>
          <table:table-cell table:formula="of:=ROUND((0.00005-([.A1874]-0.4)/270000) * 1000000)" office:value-type="float" office:value="-18" calcext:value-type="float">
            <text:p>-18</text:p>
          </table:table-cell>
          <table:table-cell table:formula="of:=([.A1874]-0.4)/(0.00005-0.000001*[.B1874])-260000" office:value-type="float" office:value="9411.76470588421" calcext:value-type="float">
            <text:p>9412</text:p>
          </table:table-cell>
        </table:table-row>
        <table:table-row table:style-name="ro1">
          <table:table-cell table:formula="of:=[.A1874]+0.01" office:value-type="float" office:value="18.7300000000001" calcext:value-type="float">
            <text:p>18.7300000000001</text:p>
          </table:table-cell>
          <table:table-cell table:formula="of:=ROUND((0.00005-([.A1875]-0.4)/270000) * 1000000)" office:value-type="float" office:value="-18" calcext:value-type="float">
            <text:p>-18</text:p>
          </table:table-cell>
          <table:table-cell table:formula="of:=([.A1875]-0.4)/(0.00005-0.000001*[.B1875])-260000" office:value-type="float" office:value="9558.82352941367" calcext:value-type="float">
            <text:p>9559</text:p>
          </table:table-cell>
        </table:table-row>
        <table:table-row table:style-name="ro1">
          <table:table-cell table:formula="of:=[.A1875]+0.01" office:value-type="float" office:value="18.7400000000001" calcext:value-type="float">
            <text:p>18.7400000000001</text:p>
          </table:table-cell>
          <table:table-cell table:formula="of:=ROUND((0.00005-([.A1876]-0.4)/270000) * 1000000)" office:value-type="float" office:value="-18" calcext:value-type="float">
            <text:p>-18</text:p>
          </table:table-cell>
          <table:table-cell table:formula="of:=([.A1876]-0.4)/(0.00005-0.000001*[.B1876])-260000" office:value-type="float" office:value="9705.88235294312" calcext:value-type="float">
            <text:p>9706</text:p>
          </table:table-cell>
        </table:table-row>
        <table:table-row table:style-name="ro1">
          <table:table-cell table:formula="of:=[.A1876]+0.01" office:value-type="float" office:value="18.7500000000001" calcext:value-type="float">
            <text:p>18.7500000000001</text:p>
          </table:table-cell>
          <table:table-cell table:formula="of:=ROUND((0.00005-([.A1877]-0.4)/270000) * 1000000)" office:value-type="float" office:value="-18" calcext:value-type="float">
            <text:p>-18</text:p>
          </table:table-cell>
          <table:table-cell table:formula="of:=([.A1877]-0.4)/(0.00005-0.000001*[.B1877])-260000" office:value-type="float" office:value="9852.94117647252" calcext:value-type="float">
            <text:p>9853</text:p>
          </table:table-cell>
        </table:table-row>
        <table:table-row table:style-name="ro1">
          <table:table-cell table:formula="of:=[.A1877]+0.01" office:value-type="float" office:value="18.7600000000001" calcext:value-type="float">
            <text:p>18.7600000000001</text:p>
          </table:table-cell>
          <table:table-cell table:formula="of:=ROUND((0.00005-([.A1878]-0.4)/270000) * 1000000)" office:value-type="float" office:value="-18" calcext:value-type="float">
            <text:p>-18</text:p>
          </table:table-cell>
          <table:table-cell table:formula="of:=([.A1878]-0.4)/(0.00005-0.000001*[.B1878])-260000" office:value-type="float" office:value="10000.000000002" calcext:value-type="float">
            <text:p>10000</text:p>
          </table:table-cell>
        </table:table-row>
        <table:table-row table:style-name="ro1">
          <table:table-cell table:formula="of:=[.A1878]+0.01" office:value-type="float" office:value="18.7700000000001" calcext:value-type="float">
            <text:p>18.7700000000001</text:p>
          </table:table-cell>
          <table:table-cell table:formula="of:=ROUND((0.00005-([.A1879]-0.4)/270000) * 1000000)" office:value-type="float" office:value="-18" calcext:value-type="float">
            <text:p>-18</text:p>
          </table:table-cell>
          <table:table-cell table:formula="of:=([.A1879]-0.4)/(0.00005-0.000001*[.B1879])-260000" office:value-type="float" office:value="10147.0588235314" calcext:value-type="float">
            <text:p>10147</text:p>
          </table:table-cell>
        </table:table-row>
        <table:table-row table:style-name="ro1">
          <table:table-cell table:formula="of:=[.A1879]+0.01" office:value-type="float" office:value="18.7800000000001" calcext:value-type="float">
            <text:p>18.7800000000001</text:p>
          </table:table-cell>
          <table:table-cell table:formula="of:=ROUND((0.00005-([.A1880]-0.4)/270000) * 1000000)" office:value-type="float" office:value="-18" calcext:value-type="float">
            <text:p>-18</text:p>
          </table:table-cell>
          <table:table-cell table:formula="of:=([.A1880]-0.4)/(0.00005-0.000001*[.B1880])-260000" office:value-type="float" office:value="10294.1176470608" calcext:value-type="float">
            <text:p>10294</text:p>
          </table:table-cell>
        </table:table-row>
        <table:table-row table:style-name="ro1">
          <table:table-cell table:formula="of:=[.A1880]+0.01" office:value-type="float" office:value="18.7900000000001" calcext:value-type="float">
            <text:p>18.7900000000001</text:p>
          </table:table-cell>
          <table:table-cell table:formula="of:=ROUND((0.00005-([.A1881]-0.4)/270000) * 1000000)" office:value-type="float" office:value="-18" calcext:value-type="float">
            <text:p>-18</text:p>
          </table:table-cell>
          <table:table-cell table:formula="of:=([.A1881]-0.4)/(0.00005-0.000001*[.B1881])-260000" office:value-type="float" office:value="10441.1764705903" calcext:value-type="float">
            <text:p>10441</text:p>
          </table:table-cell>
        </table:table-row>
        <table:table-row table:style-name="ro1">
          <table:table-cell table:formula="of:=[.A1881]+0.01" office:value-type="float" office:value="18.8000000000001" calcext:value-type="float">
            <text:p>18.8000000000001</text:p>
          </table:table-cell>
          <table:table-cell table:formula="of:=ROUND((0.00005-([.A1882]-0.4)/270000) * 1000000)" office:value-type="float" office:value="-18" calcext:value-type="float">
            <text:p>-18</text:p>
          </table:table-cell>
          <table:table-cell table:formula="of:=([.A1882]-0.4)/(0.00005-0.000001*[.B1882])-260000" office:value-type="float" office:value="10588.2352941197" calcext:value-type="float">
            <text:p>10588</text:p>
          </table:table-cell>
        </table:table-row>
        <table:table-row table:style-name="ro1">
          <table:table-cell table:formula="of:=[.A1882]+0.01" office:value-type="float" office:value="18.8100000000001" calcext:value-type="float">
            <text:p>18.8100000000001</text:p>
          </table:table-cell>
          <table:table-cell table:formula="of:=ROUND((0.00005-([.A1883]-0.4)/270000) * 1000000)" office:value-type="float" office:value="-18" calcext:value-type="float">
            <text:p>-18</text:p>
          </table:table-cell>
          <table:table-cell table:formula="of:=([.A1883]-0.4)/(0.00005-0.000001*[.B1883])-260000" office:value-type="float" office:value="10735.2941176491" calcext:value-type="float">
            <text:p>10735</text:p>
          </table:table-cell>
        </table:table-row>
        <table:table-row table:style-name="ro1">
          <table:table-cell table:formula="of:=[.A1883]+0.01" office:value-type="float" office:value="18.8200000000001" calcext:value-type="float">
            <text:p>18.8200000000001</text:p>
          </table:table-cell>
          <table:table-cell table:formula="of:=ROUND((0.00005-([.A1884]-0.4)/270000) * 1000000)" office:value-type="float" office:value="-18" calcext:value-type="float">
            <text:p>-18</text:p>
          </table:table-cell>
          <table:table-cell table:formula="of:=([.A1884]-0.4)/(0.00005-0.000001*[.B1884])-260000" office:value-type="float" office:value="10882.3529411786" calcext:value-type="float">
            <text:p>10882</text:p>
          </table:table-cell>
        </table:table-row>
        <table:table-row table:style-name="ro1">
          <table:table-cell table:formula="of:=[.A1884]+0.01" office:value-type="float" office:value="18.8300000000001" calcext:value-type="float">
            <text:p>18.8300000000001</text:p>
          </table:table-cell>
          <table:table-cell table:formula="of:=ROUND((0.00005-([.A1885]-0.4)/270000) * 1000000)" office:value-type="float" office:value="-18" calcext:value-type="float">
            <text:p>-18</text:p>
          </table:table-cell>
          <table:table-cell table:formula="of:=([.A1885]-0.4)/(0.00005-0.000001*[.B1885])-260000" office:value-type="float" office:value="11029.411764708" calcext:value-type="float">
            <text:p>11029</text:p>
          </table:table-cell>
        </table:table-row>
        <table:table-row table:style-name="ro1">
          <table:table-cell table:formula="of:=[.A1885]+0.01" office:value-type="float" office:value="18.8400000000001" calcext:value-type="float">
            <text:p>18.8400000000001</text:p>
          </table:table-cell>
          <table:table-cell table:formula="of:=ROUND((0.00005-([.A1886]-0.4)/270000) * 1000000)" office:value-type="float" office:value="-18" calcext:value-type="float">
            <text:p>-18</text:p>
          </table:table-cell>
          <table:table-cell table:formula="of:=([.A1886]-0.4)/(0.00005-0.000001*[.B1886])-260000" office:value-type="float" office:value="11176.4705882375" calcext:value-type="float">
            <text:p>11176</text:p>
          </table:table-cell>
        </table:table-row>
        <table:table-row table:style-name="ro1">
          <table:table-cell table:formula="of:=[.A1886]+0.01" office:value-type="float" office:value="18.8500000000001" calcext:value-type="float">
            <text:p>18.8500000000001</text:p>
          </table:table-cell>
          <table:table-cell table:formula="of:=ROUND((0.00005-([.A1887]-0.4)/270000) * 1000000)" office:value-type="float" office:value="-18" calcext:value-type="float">
            <text:p>-18</text:p>
          </table:table-cell>
          <table:table-cell table:formula="of:=([.A1887]-0.4)/(0.00005-0.000001*[.B1887])-260000" office:value-type="float" office:value="11323.5294117669" calcext:value-type="float">
            <text:p>11324</text:p>
          </table:table-cell>
        </table:table-row>
        <table:table-row table:style-name="ro1">
          <table:table-cell table:formula="of:=[.A1887]+0.01" office:value-type="float" office:value="18.8600000000001" calcext:value-type="float">
            <text:p>18.8600000000001</text:p>
          </table:table-cell>
          <table:table-cell table:formula="of:=ROUND((0.00005-([.A1888]-0.4)/270000) * 1000000)" office:value-type="float" office:value="-18" calcext:value-type="float">
            <text:p>-18</text:p>
          </table:table-cell>
          <table:table-cell table:formula="of:=([.A1888]-0.4)/(0.00005-0.000001*[.B1888])-260000" office:value-type="float" office:value="11470.5882352963" calcext:value-type="float">
            <text:p>11471</text:p>
          </table:table-cell>
        </table:table-row>
        <table:table-row table:style-name="ro1">
          <table:table-cell table:formula="of:=[.A1888]+0.01" office:value-type="float" office:value="18.8700000000002" calcext:value-type="float">
            <text:p>18.8700000000002</text:p>
          </table:table-cell>
          <table:table-cell table:formula="of:=ROUND((0.00005-([.A1889]-0.4)/270000) * 1000000)" office:value-type="float" office:value="-18" calcext:value-type="float">
            <text:p>-18</text:p>
          </table:table-cell>
          <table:table-cell table:formula="of:=([.A1889]-0.4)/(0.00005-0.000001*[.B1889])-260000" office:value-type="float" office:value="11617.6470588258" calcext:value-type="float">
            <text:p>11618</text:p>
          </table:table-cell>
        </table:table-row>
        <table:table-row table:style-name="ro1">
          <table:table-cell table:formula="of:=[.A1889]+0.01" office:value-type="float" office:value="18.8800000000002" calcext:value-type="float">
            <text:p>18.8800000000002</text:p>
          </table:table-cell>
          <table:table-cell table:formula="of:=ROUND((0.00005-([.A1890]-0.4)/270000) * 1000000)" office:value-type="float" office:value="-18" calcext:value-type="float">
            <text:p>-18</text:p>
          </table:table-cell>
          <table:table-cell table:formula="of:=([.A1890]-0.4)/(0.00005-0.000001*[.B1890])-260000" office:value-type="float" office:value="11764.7058823552" calcext:value-type="float">
            <text:p>11765</text:p>
          </table:table-cell>
        </table:table-row>
        <table:table-row table:style-name="ro1">
          <table:table-cell table:formula="of:=[.A1890]+0.01" office:value-type="float" office:value="18.8900000000002" calcext:value-type="float">
            <text:p>18.8900000000002</text:p>
          </table:table-cell>
          <table:table-cell table:formula="of:=ROUND((0.00005-([.A1891]-0.4)/270000) * 1000000)" office:value-type="float" office:value="-18" calcext:value-type="float">
            <text:p>-18</text:p>
          </table:table-cell>
          <table:table-cell table:formula="of:=([.A1891]-0.4)/(0.00005-0.000001*[.B1891])-260000" office:value-type="float" office:value="11911.7647058846" calcext:value-type="float">
            <text:p>11912</text:p>
          </table:table-cell>
        </table:table-row>
        <table:table-row table:style-name="ro1">
          <table:table-cell table:formula="of:=[.A1891]+0.01" office:value-type="float" office:value="18.9000000000002" calcext:value-type="float">
            <text:p>18.9000000000002</text:p>
          </table:table-cell>
          <table:table-cell table:formula="of:=ROUND((0.00005-([.A1892]-0.4)/270000) * 1000000)" office:value-type="float" office:value="-19" calcext:value-type="float">
            <text:p>-19</text:p>
          </table:table-cell>
          <table:table-cell table:formula="of:=([.A1892]-0.4)/(0.00005-0.000001*[.B1892])-260000" office:value-type="float" office:value="8115.9420289878" calcext:value-type="float">
            <text:p>8116</text:p>
          </table:table-cell>
        </table:table-row>
        <table:table-row table:style-name="ro1">
          <table:table-cell table:formula="of:=[.A1892]+0.01" office:value-type="float" office:value="18.9100000000002" calcext:value-type="float">
            <text:p>18.9100000000002</text:p>
          </table:table-cell>
          <table:table-cell table:formula="of:=ROUND((0.00005-([.A1893]-0.4)/270000) * 1000000)" office:value-type="float" office:value="-19" calcext:value-type="float">
            <text:p>-19</text:p>
          </table:table-cell>
          <table:table-cell table:formula="of:=([.A1893]-0.4)/(0.00005-0.000001*[.B1893])-260000" office:value-type="float" office:value="8260.86956521968" calcext:value-type="float">
            <text:p>8261</text:p>
          </table:table-cell>
        </table:table-row>
        <table:table-row table:style-name="ro1">
          <table:table-cell table:formula="of:=[.A1893]+0.01" office:value-type="float" office:value="18.9200000000002" calcext:value-type="float">
            <text:p>18.9200000000002</text:p>
          </table:table-cell>
          <table:table-cell table:formula="of:=ROUND((0.00005-([.A1894]-0.4)/270000) * 1000000)" office:value-type="float" office:value="-19" calcext:value-type="float">
            <text:p>-19</text:p>
          </table:table-cell>
          <table:table-cell table:formula="of:=([.A1894]-0.4)/(0.00005-0.000001*[.B1894])-260000" office:value-type="float" office:value="8405.79710145161" calcext:value-type="float">
            <text:p>8406</text:p>
          </table:table-cell>
        </table:table-row>
        <table:table-row table:style-name="ro1">
          <table:table-cell table:formula="of:=[.A1894]+0.01" office:value-type="float" office:value="18.9300000000002" calcext:value-type="float">
            <text:p>18.9300000000002</text:p>
          </table:table-cell>
          <table:table-cell table:formula="of:=ROUND((0.00005-([.A1895]-0.4)/270000) * 1000000)" office:value-type="float" office:value="-19" calcext:value-type="float">
            <text:p>-19</text:p>
          </table:table-cell>
          <table:table-cell table:formula="of:=([.A1895]-0.4)/(0.00005-0.000001*[.B1895])-260000" office:value-type="float" office:value="8550.72463768348" calcext:value-type="float">
            <text:p>8551</text:p>
          </table:table-cell>
        </table:table-row>
        <table:table-row table:style-name="ro1">
          <table:table-cell table:formula="of:=[.A1895]+0.01" office:value-type="float" office:value="18.9400000000002" calcext:value-type="float">
            <text:p>18.9400000000002</text:p>
          </table:table-cell>
          <table:table-cell table:formula="of:=ROUND((0.00005-([.A1896]-0.4)/270000) * 1000000)" office:value-type="float" office:value="-19" calcext:value-type="float">
            <text:p>-19</text:p>
          </table:table-cell>
          <table:table-cell table:formula="of:=([.A1896]-0.4)/(0.00005-0.000001*[.B1896])-260000" office:value-type="float" office:value="8695.65217391541" calcext:value-type="float">
            <text:p>8696</text:p>
          </table:table-cell>
        </table:table-row>
        <table:table-row table:style-name="ro1">
          <table:table-cell table:formula="of:=[.A1896]+0.01" office:value-type="float" office:value="18.9500000000002" calcext:value-type="float">
            <text:p>18.9500000000002</text:p>
          </table:table-cell>
          <table:table-cell table:formula="of:=ROUND((0.00005-([.A1897]-0.4)/270000) * 1000000)" office:value-type="float" office:value="-19" calcext:value-type="float">
            <text:p>-19</text:p>
          </table:table-cell>
          <table:table-cell table:formula="of:=([.A1897]-0.4)/(0.00005-0.000001*[.B1897])-260000" office:value-type="float" office:value="8840.57971014734" calcext:value-type="float">
            <text:p>8841</text:p>
          </table:table-cell>
        </table:table-row>
        <table:table-row table:style-name="ro1">
          <table:table-cell table:formula="of:=[.A1897]+0.01" office:value-type="float" office:value="18.9600000000002" calcext:value-type="float">
            <text:p>18.9600000000002</text:p>
          </table:table-cell>
          <table:table-cell table:formula="of:=ROUND((0.00005-([.A1898]-0.4)/270000) * 1000000)" office:value-type="float" office:value="-19" calcext:value-type="float">
            <text:p>-19</text:p>
          </table:table-cell>
          <table:table-cell table:formula="of:=([.A1898]-0.4)/(0.00005-0.000001*[.B1898])-260000" office:value-type="float" office:value="8985.50724637922" calcext:value-type="float">
            <text:p>8986</text:p>
          </table:table-cell>
        </table:table-row>
        <table:table-row table:style-name="ro1">
          <table:table-cell table:formula="of:=[.A1898]+0.01" office:value-type="float" office:value="18.9700000000002" calcext:value-type="float">
            <text:p>18.9700000000002</text:p>
          </table:table-cell>
          <table:table-cell table:formula="of:=ROUND((0.00005-([.A1899]-0.4)/270000) * 1000000)" office:value-type="float" office:value="-19" calcext:value-type="float">
            <text:p>-19</text:p>
          </table:table-cell>
          <table:table-cell table:formula="of:=([.A1899]-0.4)/(0.00005-0.000001*[.B1899])-260000" office:value-type="float" office:value="9130.43478261115" calcext:value-type="float">
            <text:p>9130</text:p>
          </table:table-cell>
        </table:table-row>
        <table:table-row table:style-name="ro1">
          <table:table-cell table:formula="of:=[.A1899]+0.01" office:value-type="float" office:value="18.9800000000002" calcext:value-type="float">
            <text:p>18.9800000000002</text:p>
          </table:table-cell>
          <table:table-cell table:formula="of:=ROUND((0.00005-([.A1900]-0.4)/270000) * 1000000)" office:value-type="float" office:value="-19" calcext:value-type="float">
            <text:p>-19</text:p>
          </table:table-cell>
          <table:table-cell table:formula="of:=([.A1900]-0.4)/(0.00005-0.000001*[.B1900])-260000" office:value-type="float" office:value="9275.36231884302" calcext:value-type="float">
            <text:p>9275</text:p>
          </table:table-cell>
        </table:table-row>
        <table:table-row table:style-name="ro1">
          <table:table-cell table:formula="of:=[.A1900]+0.01" office:value-type="float" office:value="18.9900000000002" calcext:value-type="float">
            <text:p>18.9900000000002</text:p>
          </table:table-cell>
          <table:table-cell table:formula="of:=ROUND((0.00005-([.A1901]-0.4)/270000) * 1000000)" office:value-type="float" office:value="-19" calcext:value-type="float">
            <text:p>-19</text:p>
          </table:table-cell>
          <table:table-cell table:formula="of:=([.A1901]-0.4)/(0.00005-0.000001*[.B1901])-260000" office:value-type="float" office:value="9420.28985507495" calcext:value-type="float">
            <text:p>9420</text:p>
          </table:table-cell>
        </table:table-row>
        <table:table-row table:style-name="ro1">
          <table:table-cell table:formula="of:=[.A1901]+0.01" office:value-type="float" office:value="19.0000000000002" calcext:value-type="float">
            <text:p>19.0000000000002</text:p>
          </table:table-cell>
          <table:table-cell table:formula="of:=ROUND((0.00005-([.A1902]-0.4)/270000) * 1000000)" office:value-type="float" office:value="-19" calcext:value-type="float">
            <text:p>-19</text:p>
          </table:table-cell>
          <table:table-cell table:formula="of:=([.A1902]-0.4)/(0.00005-0.000001*[.B1902])-260000" office:value-type="float" office:value="9565.21739130683" calcext:value-type="float">
            <text:p>9565</text:p>
          </table:table-cell>
        </table:table-row>
        <table:table-row table:style-name="ro1">
          <table:table-cell table:formula="of:=[.A1902]+0.01" office:value-type="float" office:value="19.0100000000002" calcext:value-type="float">
            <text:p>19.0100000000002</text:p>
          </table:table-cell>
          <table:table-cell table:formula="of:=ROUND((0.00005-([.A1903]-0.4)/270000) * 1000000)" office:value-type="float" office:value="-19" calcext:value-type="float">
            <text:p>-19</text:p>
          </table:table-cell>
          <table:table-cell table:formula="of:=([.A1903]-0.4)/(0.00005-0.000001*[.B1903])-260000" office:value-type="float" office:value="9710.14492753876" calcext:value-type="float">
            <text:p>9710</text:p>
          </table:table-cell>
        </table:table-row>
        <table:table-row table:style-name="ro1">
          <table:table-cell table:formula="of:=[.A1903]+0.01" office:value-type="float" office:value="19.0200000000002" calcext:value-type="float">
            <text:p>19.0200000000002</text:p>
          </table:table-cell>
          <table:table-cell table:formula="of:=ROUND((0.00005-([.A1904]-0.4)/270000) * 1000000)" office:value-type="float" office:value="-19" calcext:value-type="float">
            <text:p>-19</text:p>
          </table:table-cell>
          <table:table-cell table:formula="of:=([.A1904]-0.4)/(0.00005-0.000001*[.B1904])-260000" office:value-type="float" office:value="9855.07246377069" calcext:value-type="float">
            <text:p>9855</text:p>
          </table:table-cell>
        </table:table-row>
        <table:table-row table:style-name="ro1">
          <table:table-cell table:formula="of:=[.A1904]+0.01" office:value-type="float" office:value="19.0300000000002" calcext:value-type="float">
            <text:p>19.0300000000002</text:p>
          </table:table-cell>
          <table:table-cell table:formula="of:=ROUND((0.00005-([.A1905]-0.4)/270000) * 1000000)" office:value-type="float" office:value="-19" calcext:value-type="float">
            <text:p>-19</text:p>
          </table:table-cell>
          <table:table-cell table:formula="of:=([.A1905]-0.4)/(0.00005-0.000001*[.B1905])-260000" office:value-type="float" office:value="10000.0000000026" calcext:value-type="float">
            <text:p>10000</text:p>
          </table:table-cell>
        </table:table-row>
        <table:table-row table:style-name="ro1">
          <table:table-cell table:formula="of:=[.A1905]+0.01" office:value-type="float" office:value="19.0400000000002" calcext:value-type="float">
            <text:p>19.0400000000002</text:p>
          </table:table-cell>
          <table:table-cell table:formula="of:=ROUND((0.00005-([.A1906]-0.4)/270000) * 1000000)" office:value-type="float" office:value="-19" calcext:value-type="float">
            <text:p>-19</text:p>
          </table:table-cell>
          <table:table-cell table:formula="of:=([.A1906]-0.4)/(0.00005-0.000001*[.B1906])-260000" office:value-type="float" office:value="10144.9275362345" calcext:value-type="float">
            <text:p>10145</text:p>
          </table:table-cell>
        </table:table-row>
        <table:table-row table:style-name="ro1">
          <table:table-cell table:formula="of:=[.A1906]+0.01" office:value-type="float" office:value="19.0500000000002" calcext:value-type="float">
            <text:p>19.0500000000002</text:p>
          </table:table-cell>
          <table:table-cell table:formula="of:=ROUND((0.00005-([.A1907]-0.4)/270000) * 1000000)" office:value-type="float" office:value="-19" calcext:value-type="float">
            <text:p>-19</text:p>
          </table:table-cell>
          <table:table-cell table:formula="of:=([.A1907]-0.4)/(0.00005-0.000001*[.B1907])-260000" office:value-type="float" office:value="10289.8550724664" calcext:value-type="float">
            <text:p>10290</text:p>
          </table:table-cell>
        </table:table-row>
        <table:table-row table:style-name="ro1">
          <table:table-cell table:formula="of:=[.A1907]+0.01" office:value-type="float" office:value="19.0600000000002" calcext:value-type="float">
            <text:p>19.0600000000002</text:p>
          </table:table-cell>
          <table:table-cell table:formula="of:=ROUND((0.00005-([.A1908]-0.4)/270000) * 1000000)" office:value-type="float" office:value="-19" calcext:value-type="float">
            <text:p>-19</text:p>
          </table:table-cell>
          <table:table-cell table:formula="of:=([.A1908]-0.4)/(0.00005-0.000001*[.B1908])-260000" office:value-type="float" office:value="10434.7826086983" calcext:value-type="float">
            <text:p>10435</text:p>
          </table:table-cell>
        </table:table-row>
        <table:table-row table:style-name="ro1">
          <table:table-cell table:formula="of:=[.A1908]+0.01" office:value-type="float" office:value="19.0700000000002" calcext:value-type="float">
            <text:p>19.0700000000002</text:p>
          </table:table-cell>
          <table:table-cell table:formula="of:=ROUND((0.00005-([.A1909]-0.4)/270000) * 1000000)" office:value-type="float" office:value="-19" calcext:value-type="float">
            <text:p>-19</text:p>
          </table:table-cell>
          <table:table-cell table:formula="of:=([.A1909]-0.4)/(0.00005-0.000001*[.B1909])-260000" office:value-type="float" office:value="10579.7101449302" calcext:value-type="float">
            <text:p>10580</text:p>
          </table:table-cell>
        </table:table-row>
        <table:table-row table:style-name="ro1">
          <table:table-cell table:formula="of:=[.A1909]+0.01" office:value-type="float" office:value="19.0800000000002" calcext:value-type="float">
            <text:p>19.0800000000002</text:p>
          </table:table-cell>
          <table:table-cell table:formula="of:=ROUND((0.00005-([.A1910]-0.4)/270000) * 1000000)" office:value-type="float" office:value="-19" calcext:value-type="float">
            <text:p>-19</text:p>
          </table:table-cell>
          <table:table-cell table:formula="of:=([.A1910]-0.4)/(0.00005-0.000001*[.B1910])-260000" office:value-type="float" office:value="10724.6376811621" calcext:value-type="float">
            <text:p>10725</text:p>
          </table:table-cell>
        </table:table-row>
        <table:table-row table:style-name="ro1">
          <table:table-cell table:formula="of:=[.A1910]+0.01" office:value-type="float" office:value="19.0900000000002" calcext:value-type="float">
            <text:p>19.0900000000002</text:p>
          </table:table-cell>
          <table:table-cell table:formula="of:=ROUND((0.00005-([.A1911]-0.4)/270000) * 1000000)" office:value-type="float" office:value="-19" calcext:value-type="float">
            <text:p>-19</text:p>
          </table:table-cell>
          <table:table-cell table:formula="of:=([.A1911]-0.4)/(0.00005-0.000001*[.B1911])-260000" office:value-type="float" office:value="10869.565217394" calcext:value-type="float">
            <text:p>10870</text:p>
          </table:table-cell>
        </table:table-row>
        <table:table-row table:style-name="ro1">
          <table:table-cell table:formula="of:=[.A1911]+0.01" office:value-type="float" office:value="19.1000000000002" calcext:value-type="float">
            <text:p>19.1000000000002</text:p>
          </table:table-cell>
          <table:table-cell table:formula="of:=ROUND((0.00005-([.A1912]-0.4)/270000) * 1000000)" office:value-type="float" office:value="-19" calcext:value-type="float">
            <text:p>-19</text:p>
          </table:table-cell>
          <table:table-cell table:formula="of:=([.A1912]-0.4)/(0.00005-0.000001*[.B1912])-260000" office:value-type="float" office:value="11014.4927536259" calcext:value-type="float">
            <text:p>11014</text:p>
          </table:table-cell>
        </table:table-row>
        <table:table-row table:style-name="ro1">
          <table:table-cell table:formula="of:=[.A1912]+0.01" office:value-type="float" office:value="19.1100000000002" calcext:value-type="float">
            <text:p>19.1100000000002</text:p>
          </table:table-cell>
          <table:table-cell table:formula="of:=ROUND((0.00005-([.A1913]-0.4)/270000) * 1000000)" office:value-type="float" office:value="-19" calcext:value-type="float">
            <text:p>-19</text:p>
          </table:table-cell>
          <table:table-cell table:formula="of:=([.A1913]-0.4)/(0.00005-0.000001*[.B1913])-260000" office:value-type="float" office:value="11159.4202898578" calcext:value-type="float">
            <text:p>11159</text:p>
          </table:table-cell>
        </table:table-row>
        <table:table-row table:style-name="ro1">
          <table:table-cell table:formula="of:=[.A1913]+0.01" office:value-type="float" office:value="19.1200000000002" calcext:value-type="float">
            <text:p>19.1200000000002</text:p>
          </table:table-cell>
          <table:table-cell table:formula="of:=ROUND((0.00005-([.A1914]-0.4)/270000) * 1000000)" office:value-type="float" office:value="-19" calcext:value-type="float">
            <text:p>-19</text:p>
          </table:table-cell>
          <table:table-cell table:formula="of:=([.A1914]-0.4)/(0.00005-0.000001*[.B1914])-260000" office:value-type="float" office:value="11304.3478260897" calcext:value-type="float">
            <text:p>11304</text:p>
          </table:table-cell>
        </table:table-row>
        <table:table-row table:style-name="ro1">
          <table:table-cell table:formula="of:=[.A1914]+0.01" office:value-type="float" office:value="19.1300000000002" calcext:value-type="float">
            <text:p>19.1300000000002</text:p>
          </table:table-cell>
          <table:table-cell table:formula="of:=ROUND((0.00005-([.A1915]-0.4)/270000) * 1000000)" office:value-type="float" office:value="-19" calcext:value-type="float">
            <text:p>-19</text:p>
          </table:table-cell>
          <table:table-cell table:formula="of:=([.A1915]-0.4)/(0.00005-0.000001*[.B1915])-260000" office:value-type="float" office:value="11449.2753623216" calcext:value-type="float">
            <text:p>11449</text:p>
          </table:table-cell>
        </table:table-row>
        <table:table-row table:style-name="ro1">
          <table:table-cell table:formula="of:=[.A1915]+0.01" office:value-type="float" office:value="19.1400000000002" calcext:value-type="float">
            <text:p>19.1400000000002</text:p>
          </table:table-cell>
          <table:table-cell table:formula="of:=ROUND((0.00005-([.A1916]-0.4)/270000) * 1000000)" office:value-type="float" office:value="-19" calcext:value-type="float">
            <text:p>-19</text:p>
          </table:table-cell>
          <table:table-cell table:formula="of:=([.A1916]-0.4)/(0.00005-0.000001*[.B1916])-260000" office:value-type="float" office:value="11594.2028985536" calcext:value-type="float">
            <text:p>11594</text:p>
          </table:table-cell>
        </table:table-row>
        <table:table-row table:style-name="ro1">
          <table:table-cell table:formula="of:=[.A1916]+0.01" office:value-type="float" office:value="19.1500000000002" calcext:value-type="float">
            <text:p>19.1500000000002</text:p>
          </table:table-cell>
          <table:table-cell table:formula="of:=ROUND((0.00005-([.A1917]-0.4)/270000) * 1000000)" office:value-type="float" office:value="-19" calcext:value-type="float">
            <text:p>-19</text:p>
          </table:table-cell>
          <table:table-cell table:formula="of:=([.A1917]-0.4)/(0.00005-0.000001*[.B1917])-260000" office:value-type="float" office:value="11739.1304347854" calcext:value-type="float">
            <text:p>11739</text:p>
          </table:table-cell>
        </table:table-row>
        <table:table-row table:style-name="ro1">
          <table:table-cell table:formula="of:=[.A1917]+0.01" office:value-type="float" office:value="19.1600000000002" calcext:value-type="float">
            <text:p>19.1600000000002</text:p>
          </table:table-cell>
          <table:table-cell table:formula="of:=ROUND((0.00005-([.A1918]-0.4)/270000) * 1000000)" office:value-type="float" office:value="-19" calcext:value-type="float">
            <text:p>-19</text:p>
          </table:table-cell>
          <table:table-cell table:formula="of:=([.A1918]-0.4)/(0.00005-0.000001*[.B1918])-260000" office:value-type="float" office:value="11884.0579710174" calcext:value-type="float">
            <text:p>11884</text:p>
          </table:table-cell>
        </table:table-row>
        <table:table-row table:style-name="ro1">
          <table:table-cell table:formula="of:=[.A1918]+0.01" office:value-type="float" office:value="19.1700000000002" calcext:value-type="float">
            <text:p>19.1700000000002</text:p>
          </table:table-cell>
          <table:table-cell table:formula="of:=ROUND((0.00005-([.A1919]-0.4)/270000) * 1000000)" office:value-type="float" office:value="-20" calcext:value-type="float">
            <text:p>-20</text:p>
          </table:table-cell>
          <table:table-cell table:formula="of:=([.A1919]-0.4)/(0.00005-0.000001*[.B1919])-260000" office:value-type="float" office:value="8142.85714286001" calcext:value-type="float">
            <text:p>8143</text:p>
          </table:table-cell>
        </table:table-row>
        <table:table-row table:style-name="ro1">
          <table:table-cell table:formula="of:=[.A1919]+0.01" office:value-type="float" office:value="19.1800000000002" calcext:value-type="float">
            <text:p>19.1800000000002</text:p>
          </table:table-cell>
          <table:table-cell table:formula="of:=ROUND((0.00005-([.A1920]-0.4)/270000) * 1000000)" office:value-type="float" office:value="-20" calcext:value-type="float">
            <text:p>-20</text:p>
          </table:table-cell>
          <table:table-cell table:formula="of:=([.A1920]-0.4)/(0.00005-0.000001*[.B1920])-260000" office:value-type="float" office:value="8285.71428571717" calcext:value-type="float">
            <text:p>8286</text:p>
          </table:table-cell>
        </table:table-row>
        <table:table-row table:style-name="ro1">
          <table:table-cell table:formula="of:=[.A1920]+0.01" office:value-type="float" office:value="19.1900000000002" calcext:value-type="float">
            <text:p>19.1900000000002</text:p>
          </table:table-cell>
          <table:table-cell table:formula="of:=ROUND((0.00005-([.A1921]-0.4)/270000) * 1000000)" office:value-type="float" office:value="-20" calcext:value-type="float">
            <text:p>-20</text:p>
          </table:table-cell>
          <table:table-cell table:formula="of:=([.A1921]-0.4)/(0.00005-0.000001*[.B1921])-260000" office:value-type="float" office:value="8428.57142857433" calcext:value-type="float">
            <text:p>8429</text:p>
          </table:table-cell>
        </table:table-row>
        <table:table-row table:style-name="ro1">
          <table:table-cell table:formula="of:=[.A1921]+0.01" office:value-type="float" office:value="19.2000000000002" calcext:value-type="float">
            <text:p>19.2000000000002</text:p>
          </table:table-cell>
          <table:table-cell table:formula="of:=ROUND((0.00005-([.A1922]-0.4)/270000) * 1000000)" office:value-type="float" office:value="-20" calcext:value-type="float">
            <text:p>-20</text:p>
          </table:table-cell>
          <table:table-cell table:formula="of:=([.A1922]-0.4)/(0.00005-0.000001*[.B1922])-260000" office:value-type="float" office:value="8571.42857143149" calcext:value-type="float">
            <text:p>8571</text:p>
          </table:table-cell>
        </table:table-row>
        <table:table-row table:style-name="ro1">
          <table:table-cell table:formula="of:=[.A1922]+0.01" office:value-type="float" office:value="19.2100000000002" calcext:value-type="float">
            <text:p>19.2100000000002</text:p>
          </table:table-cell>
          <table:table-cell table:formula="of:=ROUND((0.00005-([.A1923]-0.4)/270000) * 1000000)" office:value-type="float" office:value="-20" calcext:value-type="float">
            <text:p>-20</text:p>
          </table:table-cell>
          <table:table-cell table:formula="of:=([.A1923]-0.4)/(0.00005-0.000001*[.B1923])-260000" office:value-type="float" office:value="8714.28571428865" calcext:value-type="float">
            <text:p>8714</text:p>
          </table:table-cell>
        </table:table-row>
        <table:table-row table:style-name="ro1">
          <table:table-cell table:formula="of:=[.A1923]+0.01" office:value-type="float" office:value="19.2200000000002" calcext:value-type="float">
            <text:p>19.2200000000002</text:p>
          </table:table-cell>
          <table:table-cell table:formula="of:=ROUND((0.00005-([.A1924]-0.4)/270000) * 1000000)" office:value-type="float" office:value="-20" calcext:value-type="float">
            <text:p>-20</text:p>
          </table:table-cell>
          <table:table-cell table:formula="of:=([.A1924]-0.4)/(0.00005-0.000001*[.B1924])-260000" office:value-type="float" office:value="8857.14285714581" calcext:value-type="float">
            <text:p>8857</text:p>
          </table:table-cell>
        </table:table-row>
        <table:table-row table:style-name="ro1">
          <table:table-cell table:formula="of:=[.A1924]+0.01" office:value-type="float" office:value="19.2300000000002" calcext:value-type="float">
            <text:p>19.2300000000002</text:p>
          </table:table-cell>
          <table:table-cell table:formula="of:=ROUND((0.00005-([.A1925]-0.4)/270000) * 1000000)" office:value-type="float" office:value="-20" calcext:value-type="float">
            <text:p>-20</text:p>
          </table:table-cell>
          <table:table-cell table:formula="of:=([.A1925]-0.4)/(0.00005-0.000001*[.B1925])-260000" office:value-type="float" office:value="9000.00000000297" calcext:value-type="float">
            <text:p>9000</text:p>
          </table:table-cell>
        </table:table-row>
        <table:table-row table:style-name="ro1">
          <table:table-cell table:formula="of:=[.A1925]+0.01" office:value-type="float" office:value="19.2400000000002" calcext:value-type="float">
            <text:p>19.2400000000002</text:p>
          </table:table-cell>
          <table:table-cell table:formula="of:=ROUND((0.00005-([.A1926]-0.4)/270000) * 1000000)" office:value-type="float" office:value="-20" calcext:value-type="float">
            <text:p>-20</text:p>
          </table:table-cell>
          <table:table-cell table:formula="of:=([.A1926]-0.4)/(0.00005-0.000001*[.B1926])-260000" office:value-type="float" office:value="9142.85714286019" calcext:value-type="float">
            <text:p>9143</text:p>
          </table:table-cell>
        </table:table-row>
        <table:table-row table:style-name="ro1">
          <table:table-cell table:formula="of:=[.A1926]+0.01" office:value-type="float" office:value="19.2500000000002" calcext:value-type="float">
            <text:p>19.2500000000002</text:p>
          </table:table-cell>
          <table:table-cell table:formula="of:=ROUND((0.00005-([.A1927]-0.4)/270000) * 1000000)" office:value-type="float" office:value="-20" calcext:value-type="float">
            <text:p>-20</text:p>
          </table:table-cell>
          <table:table-cell table:formula="of:=([.A1927]-0.4)/(0.00005-0.000001*[.B1927])-260000" office:value-type="float" office:value="9285.71428571735" calcext:value-type="float">
            <text:p>9286</text:p>
          </table:table-cell>
        </table:table-row>
        <table:table-row table:style-name="ro1">
          <table:table-cell table:formula="of:=[.A1927]+0.01" office:value-type="float" office:value="19.2600000000002" calcext:value-type="float">
            <text:p>19.2600000000002</text:p>
          </table:table-cell>
          <table:table-cell table:formula="of:=ROUND((0.00005-([.A1928]-0.4)/270000) * 1000000)" office:value-type="float" office:value="-20" calcext:value-type="float">
            <text:p>-20</text:p>
          </table:table-cell>
          <table:table-cell table:formula="of:=([.A1928]-0.4)/(0.00005-0.000001*[.B1928])-260000" office:value-type="float" office:value="9428.57142857451" calcext:value-type="float">
            <text:p>9429</text:p>
          </table:table-cell>
        </table:table-row>
        <table:table-row table:style-name="ro1">
          <table:table-cell table:formula="of:=[.A1928]+0.01" office:value-type="float" office:value="19.2700000000002" calcext:value-type="float">
            <text:p>19.2700000000002</text:p>
          </table:table-cell>
          <table:table-cell table:formula="of:=ROUND((0.00005-([.A1929]-0.4)/270000) * 1000000)" office:value-type="float" office:value="-20" calcext:value-type="float">
            <text:p>-20</text:p>
          </table:table-cell>
          <table:table-cell table:formula="of:=([.A1929]-0.4)/(0.00005-0.000001*[.B1929])-260000" office:value-type="float" office:value="9571.42857143167" calcext:value-type="float">
            <text:p>9571</text:p>
          </table:table-cell>
        </table:table-row>
        <table:table-row table:style-name="ro1">
          <table:table-cell table:formula="of:=[.A1929]+0.01" office:value-type="float" office:value="19.2800000000002" calcext:value-type="float">
            <text:p>19.2800000000002</text:p>
          </table:table-cell>
          <table:table-cell table:formula="of:=ROUND((0.00005-([.A1930]-0.4)/270000) * 1000000)" office:value-type="float" office:value="-20" calcext:value-type="float">
            <text:p>-20</text:p>
          </table:table-cell>
          <table:table-cell table:formula="of:=([.A1930]-0.4)/(0.00005-0.000001*[.B1930])-260000" office:value-type="float" office:value="9714.28571428882" calcext:value-type="float">
            <text:p>9714</text:p>
          </table:table-cell>
        </table:table-row>
        <table:table-row table:style-name="ro1">
          <table:table-cell table:formula="of:=[.A1930]+0.01" office:value-type="float" office:value="19.2900000000002" calcext:value-type="float">
            <text:p>19.2900000000002</text:p>
          </table:table-cell>
          <table:table-cell table:formula="of:=ROUND((0.00005-([.A1931]-0.4)/270000) * 1000000)" office:value-type="float" office:value="-20" calcext:value-type="float">
            <text:p>-20</text:p>
          </table:table-cell>
          <table:table-cell table:formula="of:=([.A1931]-0.4)/(0.00005-0.000001*[.B1931])-260000" office:value-type="float" office:value="9857.14285714598" calcext:value-type="float">
            <text:p>9857</text:p>
          </table:table-cell>
        </table:table-row>
        <table:table-row table:style-name="ro1">
          <table:table-cell table:formula="of:=[.A1931]+0.01" office:value-type="float" office:value="19.3000000000002" calcext:value-type="float">
            <text:p>19.3000000000002</text:p>
          </table:table-cell>
          <table:table-cell table:formula="of:=ROUND((0.00005-([.A1932]-0.4)/270000) * 1000000)" office:value-type="float" office:value="-20" calcext:value-type="float">
            <text:p>-20</text:p>
          </table:table-cell>
          <table:table-cell table:formula="of:=([.A1932]-0.4)/(0.00005-0.000001*[.B1932])-260000" office:value-type="float" office:value="10000.0000000031" calcext:value-type="float">
            <text:p>10000</text:p>
          </table:table-cell>
        </table:table-row>
        <table:table-row table:style-name="ro1">
          <table:table-cell table:formula="of:=[.A1932]+0.01" office:value-type="float" office:value="19.3100000000002" calcext:value-type="float">
            <text:p>19.3100000000002</text:p>
          </table:table-cell>
          <table:table-cell table:formula="of:=ROUND((0.00005-([.A1933]-0.4)/270000) * 1000000)" office:value-type="float" office:value="-20" calcext:value-type="float">
            <text:p>-20</text:p>
          </table:table-cell>
          <table:table-cell table:formula="of:=([.A1933]-0.4)/(0.00005-0.000001*[.B1933])-260000" office:value-type="float" office:value="10142.8571428603" calcext:value-type="float">
            <text:p>10143</text:p>
          </table:table-cell>
        </table:table-row>
        <table:table-row table:style-name="ro1">
          <table:table-cell table:formula="of:=[.A1933]+0.01" office:value-type="float" office:value="19.3200000000002" calcext:value-type="float">
            <text:p>19.3200000000002</text:p>
          </table:table-cell>
          <table:table-cell table:formula="of:=ROUND((0.00005-([.A1934]-0.4)/270000) * 1000000)" office:value-type="float" office:value="-20" calcext:value-type="float">
            <text:p>-20</text:p>
          </table:table-cell>
          <table:table-cell table:formula="of:=([.A1934]-0.4)/(0.00005-0.000001*[.B1934])-260000" office:value-type="float" office:value="10285.7142857175" calcext:value-type="float">
            <text:p>10286</text:p>
          </table:table-cell>
        </table:table-row>
        <table:table-row table:style-name="ro1">
          <table:table-cell table:formula="of:=[.A1934]+0.01" office:value-type="float" office:value="19.3300000000002" calcext:value-type="float">
            <text:p>19.3300000000002</text:p>
          </table:table-cell>
          <table:table-cell table:formula="of:=ROUND((0.00005-([.A1935]-0.4)/270000) * 1000000)" office:value-type="float" office:value="-20" calcext:value-type="float">
            <text:p>-20</text:p>
          </table:table-cell>
          <table:table-cell table:formula="of:=([.A1935]-0.4)/(0.00005-0.000001*[.B1935])-260000" office:value-type="float" office:value="10428.5714285746" calcext:value-type="float">
            <text:p>10429</text:p>
          </table:table-cell>
        </table:table-row>
        <table:table-row table:style-name="ro1">
          <table:table-cell table:formula="of:=[.A1935]+0.01" office:value-type="float" office:value="19.3400000000002" calcext:value-type="float">
            <text:p>19.3400000000002</text:p>
          </table:table-cell>
          <table:table-cell table:formula="of:=ROUND((0.00005-([.A1936]-0.4)/270000) * 1000000)" office:value-type="float" office:value="-20" calcext:value-type="float">
            <text:p>-20</text:p>
          </table:table-cell>
          <table:table-cell table:formula="of:=([.A1936]-0.4)/(0.00005-0.000001*[.B1936])-260000" office:value-type="float" office:value="10571.4285714318" calcext:value-type="float">
            <text:p>10571</text:p>
          </table:table-cell>
        </table:table-row>
        <table:table-row table:style-name="ro1">
          <table:table-cell table:formula="of:=[.A1936]+0.01" office:value-type="float" office:value="19.3500000000002" calcext:value-type="float">
            <text:p>19.3500000000002</text:p>
          </table:table-cell>
          <table:table-cell table:formula="of:=ROUND((0.00005-([.A1937]-0.4)/270000) * 1000000)" office:value-type="float" office:value="-20" calcext:value-type="float">
            <text:p>-20</text:p>
          </table:table-cell>
          <table:table-cell table:formula="of:=([.A1937]-0.4)/(0.00005-0.000001*[.B1937])-260000" office:value-type="float" office:value="10714.285714289" calcext:value-type="float">
            <text:p>10714</text:p>
          </table:table-cell>
        </table:table-row>
        <table:table-row table:style-name="ro1">
          <table:table-cell table:formula="of:=[.A1937]+0.01" office:value-type="float" office:value="19.3600000000002" calcext:value-type="float">
            <text:p>19.3600000000002</text:p>
          </table:table-cell>
          <table:table-cell table:formula="of:=ROUND((0.00005-([.A1938]-0.4)/270000) * 1000000)" office:value-type="float" office:value="-20" calcext:value-type="float">
            <text:p>-20</text:p>
          </table:table-cell>
          <table:table-cell table:formula="of:=([.A1938]-0.4)/(0.00005-0.000001*[.B1938])-260000" office:value-type="float" office:value="10857.1428571462" calcext:value-type="float">
            <text:p>10857</text:p>
          </table:table-cell>
        </table:table-row>
        <table:table-row table:style-name="ro1">
          <table:table-cell table:formula="of:=[.A1938]+0.01" office:value-type="float" office:value="19.3700000000002" calcext:value-type="float">
            <text:p>19.3700000000002</text:p>
          </table:table-cell>
          <table:table-cell table:formula="of:=ROUND((0.00005-([.A1939]-0.4)/270000) * 1000000)" office:value-type="float" office:value="-20" calcext:value-type="float">
            <text:p>-20</text:p>
          </table:table-cell>
          <table:table-cell table:formula="of:=([.A1939]-0.4)/(0.00005-0.000001*[.B1939])-260000" office:value-type="float" office:value="11000.0000000033" calcext:value-type="float">
            <text:p>11000</text:p>
          </table:table-cell>
        </table:table-row>
        <table:table-row table:style-name="ro1">
          <table:table-cell table:formula="of:=[.A1939]+0.01" office:value-type="float" office:value="19.3800000000002" calcext:value-type="float">
            <text:p>19.3800000000002</text:p>
          </table:table-cell>
          <table:table-cell table:formula="of:=ROUND((0.00005-([.A1940]-0.4)/270000) * 1000000)" office:value-type="float" office:value="-20" calcext:value-type="float">
            <text:p>-20</text:p>
          </table:table-cell>
          <table:table-cell table:formula="of:=([.A1940]-0.4)/(0.00005-0.000001*[.B1940])-260000" office:value-type="float" office:value="11142.8571428605" calcext:value-type="float">
            <text:p>11143</text:p>
          </table:table-cell>
        </table:table-row>
        <table:table-row table:style-name="ro1">
          <table:table-cell table:formula="of:=[.A1940]+0.01" office:value-type="float" office:value="19.3900000000002" calcext:value-type="float">
            <text:p>19.3900000000002</text:p>
          </table:table-cell>
          <table:table-cell table:formula="of:=ROUND((0.00005-([.A1941]-0.4)/270000) * 1000000)" office:value-type="float" office:value="-20" calcext:value-type="float">
            <text:p>-20</text:p>
          </table:table-cell>
          <table:table-cell table:formula="of:=([.A1941]-0.4)/(0.00005-0.000001*[.B1941])-260000" office:value-type="float" office:value="11285.7142857176" calcext:value-type="float">
            <text:p>11286</text:p>
          </table:table-cell>
        </table:table-row>
        <table:table-row table:style-name="ro1">
          <table:table-cell table:formula="of:=[.A1941]+0.01" office:value-type="float" office:value="19.4000000000002" calcext:value-type="float">
            <text:p>19.4000000000002</text:p>
          </table:table-cell>
          <table:table-cell table:formula="of:=ROUND((0.00005-([.A1942]-0.4)/270000) * 1000000)" office:value-type="float" office:value="-20" calcext:value-type="float">
            <text:p>-20</text:p>
          </table:table-cell>
          <table:table-cell table:formula="of:=([.A1942]-0.4)/(0.00005-0.000001*[.B1942])-260000" office:value-type="float" office:value="11428.5714285748" calcext:value-type="float">
            <text:p>11429</text:p>
          </table:table-cell>
        </table:table-row>
        <table:table-row table:style-name="ro1">
          <table:table-cell table:formula="of:=[.A1942]+0.01" office:value-type="float" office:value="19.4100000000002" calcext:value-type="float">
            <text:p>19.4100000000002</text:p>
          </table:table-cell>
          <table:table-cell table:formula="of:=ROUND((0.00005-([.A1943]-0.4)/270000) * 1000000)" office:value-type="float" office:value="-20" calcext:value-type="float">
            <text:p>-20</text:p>
          </table:table-cell>
          <table:table-cell table:formula="of:=([.A1943]-0.4)/(0.00005-0.000001*[.B1943])-260000" office:value-type="float" office:value="11571.428571432" calcext:value-type="float">
            <text:p>11571</text:p>
          </table:table-cell>
        </table:table-row>
        <table:table-row table:style-name="ro1">
          <table:table-cell table:formula="of:=[.A1943]+0.01" office:value-type="float" office:value="19.4200000000002" calcext:value-type="float">
            <text:p>19.4200000000002</text:p>
          </table:table-cell>
          <table:table-cell table:formula="of:=ROUND((0.00005-([.A1944]-0.4)/270000) * 1000000)" office:value-type="float" office:value="-20" calcext:value-type="float">
            <text:p>-20</text:p>
          </table:table-cell>
          <table:table-cell table:formula="of:=([.A1944]-0.4)/(0.00005-0.000001*[.B1944])-260000" office:value-type="float" office:value="11714.2857142891" calcext:value-type="float">
            <text:p>11714</text:p>
          </table:table-cell>
        </table:table-row>
        <table:table-row table:style-name="ro1">
          <table:table-cell table:formula="of:=[.A1944]+0.01" office:value-type="float" office:value="19.4300000000002" calcext:value-type="float">
            <text:p>19.4300000000002</text:p>
          </table:table-cell>
          <table:table-cell table:formula="of:=ROUND((0.00005-([.A1945]-0.4)/270000) * 1000000)" office:value-type="float" office:value="-20" calcext:value-type="float">
            <text:p>-20</text:p>
          </table:table-cell>
          <table:table-cell table:formula="of:=([.A1945]-0.4)/(0.00005-0.000001*[.B1945])-260000" office:value-type="float" office:value="11857.1428571463" calcext:value-type="float">
            <text:p>11857</text:p>
          </table:table-cell>
        </table:table-row>
        <table:table-row table:style-name="ro1">
          <table:table-cell table:formula="of:=[.A1945]+0.01" office:value-type="float" office:value="19.4400000000002" calcext:value-type="float">
            <text:p>19.4400000000002</text:p>
          </table:table-cell>
          <table:table-cell table:formula="of:=ROUND((0.00005-([.A1946]-0.4)/270000) * 1000000)" office:value-type="float" office:value="-21" calcext:value-type="float">
            <text:p>-21</text:p>
          </table:table-cell>
          <table:table-cell table:formula="of:=([.A1946]-0.4)/(0.00005-0.000001*[.B1946])-260000" office:value-type="float" office:value="8169.01408451039" calcext:value-type="float">
            <text:p>8169</text:p>
          </table:table-cell>
        </table:table-row>
        <table:table-row table:style-name="ro1">
          <table:table-cell table:formula="of:=[.A1946]+0.01" office:value-type="float" office:value="19.4500000000002" calcext:value-type="float">
            <text:p>19.4500000000002</text:p>
          </table:table-cell>
          <table:table-cell table:formula="of:=ROUND((0.00005-([.A1947]-0.4)/270000) * 1000000)" office:value-type="float" office:value="-21" calcext:value-type="float">
            <text:p>-21</text:p>
          </table:table-cell>
          <table:table-cell table:formula="of:=([.A1947]-0.4)/(0.00005-0.000001*[.B1947])-260000" office:value-type="float" office:value="8309.85915493296" calcext:value-type="float">
            <text:p>8310</text:p>
          </table:table-cell>
        </table:table-row>
        <table:table-row table:style-name="ro1">
          <table:table-cell table:formula="of:=[.A1947]+0.01" office:value-type="float" office:value="19.4600000000002" calcext:value-type="float">
            <text:p>19.4600000000002</text:p>
          </table:table-cell>
          <table:table-cell table:formula="of:=ROUND((0.00005-([.A1948]-0.4)/270000) * 1000000)" office:value-type="float" office:value="-21" calcext:value-type="float">
            <text:p>-21</text:p>
          </table:table-cell>
          <table:table-cell table:formula="of:=([.A1948]-0.4)/(0.00005-0.000001*[.B1948])-260000" office:value-type="float" office:value="8450.70422535553" calcext:value-type="float">
            <text:p>8451</text:p>
          </table:table-cell>
        </table:table-row>
        <table:table-row table:style-name="ro1">
          <table:table-cell table:formula="of:=[.A1948]+0.01" office:value-type="float" office:value="19.4700000000002" calcext:value-type="float">
            <text:p>19.4700000000002</text:p>
          </table:table-cell>
          <table:table-cell table:formula="of:=ROUND((0.00005-([.A1949]-0.4)/270000) * 1000000)" office:value-type="float" office:value="-21" calcext:value-type="float">
            <text:p>-21</text:p>
          </table:table-cell>
          <table:table-cell table:formula="of:=([.A1949]-0.4)/(0.00005-0.000001*[.B1949])-260000" office:value-type="float" office:value="8591.5492957781" calcext:value-type="float">
            <text:p>8592</text:p>
          </table:table-cell>
        </table:table-row>
        <table:table-row table:style-name="ro1">
          <table:table-cell table:formula="of:=[.A1949]+0.01" office:value-type="float" office:value="19.4800000000002" calcext:value-type="float">
            <text:p>19.4800000000002</text:p>
          </table:table-cell>
          <table:table-cell table:formula="of:=ROUND((0.00005-([.A1950]-0.4)/270000) * 1000000)" office:value-type="float" office:value="-21" calcext:value-type="float">
            <text:p>-21</text:p>
          </table:table-cell>
          <table:table-cell table:formula="of:=([.A1950]-0.4)/(0.00005-0.000001*[.B1950])-260000" office:value-type="float" office:value="8732.39436620066" calcext:value-type="float">
            <text:p>8732</text:p>
          </table:table-cell>
        </table:table-row>
        <table:table-row table:style-name="ro1">
          <table:table-cell table:formula="of:=[.A1950]+0.01" office:value-type="float" office:value="19.4900000000002" calcext:value-type="float">
            <text:p>19.4900000000002</text:p>
          </table:table-cell>
          <table:table-cell table:formula="of:=ROUND((0.00005-([.A1951]-0.4)/270000) * 1000000)" office:value-type="float" office:value="-21" calcext:value-type="float">
            <text:p>-21</text:p>
          </table:table-cell>
          <table:table-cell table:formula="of:=([.A1951]-0.4)/(0.00005-0.000001*[.B1951])-260000" office:value-type="float" office:value="8873.23943662318" calcext:value-type="float">
            <text:p>8873</text:p>
          </table:table-cell>
        </table:table-row>
        <table:table-row table:style-name="ro1">
          <table:table-cell table:formula="of:=[.A1951]+0.01" office:value-type="float" office:value="19.5000000000002" calcext:value-type="float">
            <text:p>19.5000000000002</text:p>
          </table:table-cell>
          <table:table-cell table:formula="of:=ROUND((0.00005-([.A1952]-0.4)/270000) * 1000000)" office:value-type="float" office:value="-21" calcext:value-type="float">
            <text:p>-21</text:p>
          </table:table-cell>
          <table:table-cell table:formula="of:=([.A1952]-0.4)/(0.00005-0.000001*[.B1952])-260000" office:value-type="float" office:value="9014.08450704574" calcext:value-type="float">
            <text:p>9014</text:p>
          </table:table-cell>
        </table:table-row>
        <table:table-row table:style-name="ro1">
          <table:table-cell table:formula="of:=[.A1952]+0.01" office:value-type="float" office:value="19.5100000000002" calcext:value-type="float">
            <text:p>19.5100000000002</text:p>
          </table:table-cell>
          <table:table-cell table:formula="of:=ROUND((0.00005-([.A1953]-0.4)/270000) * 1000000)" office:value-type="float" office:value="-21" calcext:value-type="float">
            <text:p>-21</text:p>
          </table:table-cell>
          <table:table-cell table:formula="of:=([.A1953]-0.4)/(0.00005-0.000001*[.B1953])-260000" office:value-type="float" office:value="9154.92957746831" calcext:value-type="float">
            <text:p>9155</text:p>
          </table:table-cell>
        </table:table-row>
        <table:table-row table:style-name="ro1">
          <table:table-cell table:formula="of:=[.A1953]+0.01" office:value-type="float" office:value="19.5200000000003" calcext:value-type="float">
            <text:p>19.5200000000003</text:p>
          </table:table-cell>
          <table:table-cell table:formula="of:=ROUND((0.00005-([.A1954]-0.4)/270000) * 1000000)" office:value-type="float" office:value="-21" calcext:value-type="float">
            <text:p>-21</text:p>
          </table:table-cell>
          <table:table-cell table:formula="of:=([.A1954]-0.4)/(0.00005-0.000001*[.B1954])-260000" office:value-type="float" office:value="9295.77464789088" calcext:value-type="float">
            <text:p>9296</text:p>
          </table:table-cell>
        </table:table-row>
        <table:table-row table:style-name="ro1">
          <table:table-cell table:formula="of:=[.A1954]+0.01" office:value-type="float" office:value="19.5300000000003" calcext:value-type="float">
            <text:p>19.5300000000003</text:p>
          </table:table-cell>
          <table:table-cell table:formula="of:=ROUND((0.00005-([.A1955]-0.4)/270000) * 1000000)" office:value-type="float" office:value="-21" calcext:value-type="float">
            <text:p>-21</text:p>
          </table:table-cell>
          <table:table-cell table:formula="of:=([.A1955]-0.4)/(0.00005-0.000001*[.B1955])-260000" office:value-type="float" office:value="9436.61971831345" calcext:value-type="float">
            <text:p>9437</text:p>
          </table:table-cell>
        </table:table-row>
        <table:table-row table:style-name="ro1">
          <table:table-cell table:formula="of:=[.A1955]+0.01" office:value-type="float" office:value="19.5400000000003" calcext:value-type="float">
            <text:p>19.5400000000003</text:p>
          </table:table-cell>
          <table:table-cell table:formula="of:=ROUND((0.00005-([.A1956]-0.4)/270000) * 1000000)" office:value-type="float" office:value="-21" calcext:value-type="float">
            <text:p>-21</text:p>
          </table:table-cell>
          <table:table-cell table:formula="of:=([.A1956]-0.4)/(0.00005-0.000001*[.B1956])-260000" office:value-type="float" office:value="9577.46478873596" calcext:value-type="float">
            <text:p>9577</text:p>
          </table:table-cell>
        </table:table-row>
        <table:table-row table:style-name="ro1">
          <table:table-cell table:formula="of:=[.A1956]+0.01" office:value-type="float" office:value="19.5500000000003" calcext:value-type="float">
            <text:p>19.5500000000003</text:p>
          </table:table-cell>
          <table:table-cell table:formula="of:=ROUND((0.00005-([.A1957]-0.4)/270000) * 1000000)" office:value-type="float" office:value="-21" calcext:value-type="float">
            <text:p>-21</text:p>
          </table:table-cell>
          <table:table-cell table:formula="of:=([.A1957]-0.4)/(0.00005-0.000001*[.B1957])-260000" office:value-type="float" office:value="9718.30985915853" calcext:value-type="float">
            <text:p>9718</text:p>
          </table:table-cell>
        </table:table-row>
        <table:table-row table:style-name="ro1">
          <table:table-cell table:formula="of:=[.A1957]+0.01" office:value-type="float" office:value="19.5600000000003" calcext:value-type="float">
            <text:p>19.5600000000003</text:p>
          </table:table-cell>
          <table:table-cell table:formula="of:=ROUND((0.00005-([.A1958]-0.4)/270000) * 1000000)" office:value-type="float" office:value="-21" calcext:value-type="float">
            <text:p>-21</text:p>
          </table:table-cell>
          <table:table-cell table:formula="of:=([.A1958]-0.4)/(0.00005-0.000001*[.B1958])-260000" office:value-type="float" office:value="9859.1549295811" calcext:value-type="float">
            <text:p>9859</text:p>
          </table:table-cell>
        </table:table-row>
        <table:table-row table:style-name="ro1">
          <table:table-cell table:formula="of:=[.A1958]+0.01" office:value-type="float" office:value="19.5700000000003" calcext:value-type="float">
            <text:p>19.5700000000003</text:p>
          </table:table-cell>
          <table:table-cell table:formula="of:=ROUND((0.00005-([.A1959]-0.4)/270000) * 1000000)" office:value-type="float" office:value="-21" calcext:value-type="float">
            <text:p>-21</text:p>
          </table:table-cell>
          <table:table-cell table:formula="of:=([.A1959]-0.4)/(0.00005-0.000001*[.B1959])-260000" office:value-type="float" office:value="10000.0000000037" calcext:value-type="float">
            <text:p>10000</text:p>
          </table:table-cell>
        </table:table-row>
        <table:table-row table:style-name="ro1">
          <table:table-cell table:formula="of:=[.A1959]+0.01" office:value-type="float" office:value="19.5800000000003" calcext:value-type="float">
            <text:p>19.5800000000003</text:p>
          </table:table-cell>
          <table:table-cell table:formula="of:=ROUND((0.00005-([.A1960]-0.4)/270000) * 1000000)" office:value-type="float" office:value="-21" calcext:value-type="float">
            <text:p>-21</text:p>
          </table:table-cell>
          <table:table-cell table:formula="of:=([.A1960]-0.4)/(0.00005-0.000001*[.B1960])-260000" office:value-type="float" office:value="10140.8450704262" calcext:value-type="float">
            <text:p>10141</text:p>
          </table:table-cell>
        </table:table-row>
        <table:table-row table:style-name="ro1">
          <table:table-cell table:formula="of:=[.A1960]+0.01" office:value-type="float" office:value="19.5900000000003" calcext:value-type="float">
            <text:p>19.5900000000003</text:p>
          </table:table-cell>
          <table:table-cell table:formula="of:=ROUND((0.00005-([.A1961]-0.4)/270000) * 1000000)" office:value-type="float" office:value="-21" calcext:value-type="float">
            <text:p>-21</text:p>
          </table:table-cell>
          <table:table-cell table:formula="of:=([.A1961]-0.4)/(0.00005-0.000001*[.B1961])-260000" office:value-type="float" office:value="10281.6901408487" calcext:value-type="float">
            <text:p>10282</text:p>
          </table:table-cell>
        </table:table-row>
        <table:table-row table:style-name="ro1">
          <table:table-cell table:formula="of:=[.A1961]+0.01" office:value-type="float" office:value="19.6000000000003" calcext:value-type="float">
            <text:p>19.6000000000003</text:p>
          </table:table-cell>
          <table:table-cell table:formula="of:=ROUND((0.00005-([.A1962]-0.4)/270000) * 1000000)" office:value-type="float" office:value="-21" calcext:value-type="float">
            <text:p>-21</text:p>
          </table:table-cell>
          <table:table-cell table:formula="of:=([.A1962]-0.4)/(0.00005-0.000001*[.B1962])-260000" office:value-type="float" office:value="10422.5352112713" calcext:value-type="float">
            <text:p>10423</text:p>
          </table:table-cell>
        </table:table-row>
        <table:table-row table:style-name="ro1">
          <table:table-cell table:formula="of:=[.A1962]+0.01" office:value-type="float" office:value="19.6100000000003" calcext:value-type="float">
            <text:p>19.6100000000003</text:p>
          </table:table-cell>
          <table:table-cell table:formula="of:=ROUND((0.00005-([.A1963]-0.4)/270000) * 1000000)" office:value-type="float" office:value="-21" calcext:value-type="float">
            <text:p>-21</text:p>
          </table:table-cell>
          <table:table-cell table:formula="of:=([.A1963]-0.4)/(0.00005-0.000001*[.B1963])-260000" office:value-type="float" office:value="10563.3802816939" calcext:value-type="float">
            <text:p>10563</text:p>
          </table:table-cell>
        </table:table-row>
        <table:table-row table:style-name="ro1">
          <table:table-cell table:formula="of:=[.A1963]+0.01" office:value-type="float" office:value="19.6200000000003" calcext:value-type="float">
            <text:p>19.6200000000003</text:p>
          </table:table-cell>
          <table:table-cell table:formula="of:=ROUND((0.00005-([.A1964]-0.4)/270000) * 1000000)" office:value-type="float" office:value="-21" calcext:value-type="float">
            <text:p>-21</text:p>
          </table:table-cell>
          <table:table-cell table:formula="of:=([.A1964]-0.4)/(0.00005-0.000001*[.B1964])-260000" office:value-type="float" office:value="10704.2253521165" calcext:value-type="float">
            <text:p>10704</text:p>
          </table:table-cell>
        </table:table-row>
        <table:table-row table:style-name="ro1">
          <table:table-cell table:formula="of:=[.A1964]+0.01" office:value-type="float" office:value="19.6300000000003" calcext:value-type="float">
            <text:p>19.6300000000003</text:p>
          </table:table-cell>
          <table:table-cell table:formula="of:=ROUND((0.00005-([.A1965]-0.4)/270000) * 1000000)" office:value-type="float" office:value="-21" calcext:value-type="float">
            <text:p>-21</text:p>
          </table:table-cell>
          <table:table-cell table:formula="of:=([.A1965]-0.4)/(0.00005-0.000001*[.B1965])-260000" office:value-type="float" office:value="10845.070422539" calcext:value-type="float">
            <text:p>10845</text:p>
          </table:table-cell>
        </table:table-row>
        <table:table-row table:style-name="ro1">
          <table:table-cell table:formula="of:=[.A1965]+0.01" office:value-type="float" office:value="19.6400000000003" calcext:value-type="float">
            <text:p>19.6400000000003</text:p>
          </table:table-cell>
          <table:table-cell table:formula="of:=ROUND((0.00005-([.A1966]-0.4)/270000) * 1000000)" office:value-type="float" office:value="-21" calcext:value-type="float">
            <text:p>-21</text:p>
          </table:table-cell>
          <table:table-cell table:formula="of:=([.A1966]-0.4)/(0.00005-0.000001*[.B1966])-260000" office:value-type="float" office:value="10985.9154929615" calcext:value-type="float">
            <text:p>10986</text:p>
          </table:table-cell>
        </table:table-row>
        <table:table-row table:style-name="ro1">
          <table:table-cell table:formula="of:=[.A1966]+0.01" office:value-type="float" office:value="19.6500000000003" calcext:value-type="float">
            <text:p>19.6500000000003</text:p>
          </table:table-cell>
          <table:table-cell table:formula="of:=ROUND((0.00005-([.A1967]-0.4)/270000) * 1000000)" office:value-type="float" office:value="-21" calcext:value-type="float">
            <text:p>-21</text:p>
          </table:table-cell>
          <table:table-cell table:formula="of:=([.A1967]-0.4)/(0.00005-0.000001*[.B1967])-260000" office:value-type="float" office:value="11126.7605633841" calcext:value-type="float">
            <text:p>11127</text:p>
          </table:table-cell>
        </table:table-row>
        <table:table-row table:style-name="ro1">
          <table:table-cell table:formula="of:=[.A1967]+0.01" office:value-type="float" office:value="19.6600000000003" calcext:value-type="float">
            <text:p>19.6600000000003</text:p>
          </table:table-cell>
          <table:table-cell table:formula="of:=ROUND((0.00005-([.A1968]-0.4)/270000) * 1000000)" office:value-type="float" office:value="-21" calcext:value-type="float">
            <text:p>-21</text:p>
          </table:table-cell>
          <table:table-cell table:formula="of:=([.A1968]-0.4)/(0.00005-0.000001*[.B1968])-260000" office:value-type="float" office:value="11267.6056338067" calcext:value-type="float">
            <text:p>11268</text:p>
          </table:table-cell>
        </table:table-row>
        <table:table-row table:style-name="ro1">
          <table:table-cell table:formula="of:=[.A1968]+0.01" office:value-type="float" office:value="19.6700000000003" calcext:value-type="float">
            <text:p>19.6700000000003</text:p>
          </table:table-cell>
          <table:table-cell table:formula="of:=ROUND((0.00005-([.A1969]-0.4)/270000) * 1000000)" office:value-type="float" office:value="-21" calcext:value-type="float">
            <text:p>-21</text:p>
          </table:table-cell>
          <table:table-cell table:formula="of:=([.A1969]-0.4)/(0.00005-0.000001*[.B1969])-260000" office:value-type="float" office:value="11408.4507042292" calcext:value-type="float">
            <text:p>11408</text:p>
          </table:table-cell>
        </table:table-row>
        <table:table-row table:style-name="ro1">
          <table:table-cell table:formula="of:=[.A1969]+0.01" office:value-type="float" office:value="19.6800000000003" calcext:value-type="float">
            <text:p>19.6800000000003</text:p>
          </table:table-cell>
          <table:table-cell table:formula="of:=ROUND((0.00005-([.A1970]-0.4)/270000) * 1000000)" office:value-type="float" office:value="-21" calcext:value-type="float">
            <text:p>-21</text:p>
          </table:table-cell>
          <table:table-cell table:formula="of:=([.A1970]-0.4)/(0.00005-0.000001*[.B1970])-260000" office:value-type="float" office:value="11549.2957746518" calcext:value-type="float">
            <text:p>11549</text:p>
          </table:table-cell>
        </table:table-row>
        <table:table-row table:style-name="ro1">
          <table:table-cell table:formula="of:=[.A1970]+0.01" office:value-type="float" office:value="19.6900000000003" calcext:value-type="float">
            <text:p>19.6900000000003</text:p>
          </table:table-cell>
          <table:table-cell table:formula="of:=ROUND((0.00005-([.A1971]-0.4)/270000) * 1000000)" office:value-type="float" office:value="-21" calcext:value-type="float">
            <text:p>-21</text:p>
          </table:table-cell>
          <table:table-cell table:formula="of:=([.A1971]-0.4)/(0.00005-0.000001*[.B1971])-260000" office:value-type="float" office:value="11690.1408450743" calcext:value-type="float">
            <text:p>11690</text:p>
          </table:table-cell>
        </table:table-row>
        <table:table-row table:style-name="ro1">
          <table:table-cell table:formula="of:=[.A1971]+0.01" office:value-type="float" office:value="19.7000000000003" calcext:value-type="float">
            <text:p>19.7000000000003</text:p>
          </table:table-cell>
          <table:table-cell table:formula="of:=ROUND((0.00005-([.A1972]-0.4)/270000) * 1000000)" office:value-type="float" office:value="-21" calcext:value-type="float">
            <text:p>-21</text:p>
          </table:table-cell>
          <table:table-cell table:formula="of:=([.A1972]-0.4)/(0.00005-0.000001*[.B1972])-260000" office:value-type="float" office:value="11830.9859154969" calcext:value-type="float">
            <text:p>11831</text:p>
          </table:table-cell>
        </table:table-row>
        <table:table-row table:style-name="ro1">
          <table:table-cell table:formula="of:=[.A1972]+0.01" office:value-type="float" office:value="19.7100000000003" calcext:value-type="float">
            <text:p>19.7100000000003</text:p>
          </table:table-cell>
          <table:table-cell table:formula="of:=ROUND((0.00005-([.A1973]-0.4)/270000) * 1000000)" office:value-type="float" office:value="-22" calcext:value-type="float">
            <text:p>-22</text:p>
          </table:table-cell>
          <table:table-cell table:formula="of:=([.A1973]-0.4)/(0.00005-0.000001*[.B1973])-260000" office:value-type="float" office:value="8194.4444444484" calcext:value-type="float">
            <text:p>8194</text:p>
          </table:table-cell>
        </table:table-row>
        <table:table-row table:style-name="ro1">
          <table:table-cell table:formula="of:=[.A1973]+0.01" office:value-type="float" office:value="19.7200000000003" calcext:value-type="float">
            <text:p>19.7200000000003</text:p>
          </table:table-cell>
          <table:table-cell table:formula="of:=ROUND((0.00005-([.A1974]-0.4)/270000) * 1000000)" office:value-type="float" office:value="-22" calcext:value-type="float">
            <text:p>-22</text:p>
          </table:table-cell>
          <table:table-cell table:formula="of:=([.A1974]-0.4)/(0.00005-0.000001*[.B1974])-260000" office:value-type="float" office:value="8333.33333333727" calcext:value-type="float">
            <text:p>8333</text:p>
          </table:table-cell>
        </table:table-row>
        <table:table-row table:style-name="ro1">
          <table:table-cell table:formula="of:=[.A1974]+0.01" office:value-type="float" office:value="19.7300000000003" calcext:value-type="float">
            <text:p>19.7300000000003</text:p>
          </table:table-cell>
          <table:table-cell table:formula="of:=ROUND((0.00005-([.A1975]-0.4)/270000) * 1000000)" office:value-type="float" office:value="-22" calcext:value-type="float">
            <text:p>-22</text:p>
          </table:table-cell>
          <table:table-cell table:formula="of:=([.A1975]-0.4)/(0.00005-0.000001*[.B1975])-260000" office:value-type="float" office:value="8472.22222222621" calcext:value-type="float">
            <text:p>8472</text:p>
          </table:table-cell>
        </table:table-row>
        <table:table-row table:style-name="ro1">
          <table:table-cell table:formula="of:=[.A1975]+0.01" office:value-type="float" office:value="19.7400000000003" calcext:value-type="float">
            <text:p>19.7400000000003</text:p>
          </table:table-cell>
          <table:table-cell table:formula="of:=ROUND((0.00005-([.A1976]-0.4)/270000) * 1000000)" office:value-type="float" office:value="-22" calcext:value-type="float">
            <text:p>-22</text:p>
          </table:table-cell>
          <table:table-cell table:formula="of:=([.A1976]-0.4)/(0.00005-0.000001*[.B1976])-260000" office:value-type="float" office:value="8611.11111111508" calcext:value-type="float">
            <text:p>8611</text:p>
          </table:table-cell>
        </table:table-row>
        <table:table-row table:style-name="ro1">
          <table:table-cell table:formula="of:=[.A1976]+0.01" office:value-type="float" office:value="19.7500000000003" calcext:value-type="float">
            <text:p>19.7500000000003</text:p>
          </table:table-cell>
          <table:table-cell table:formula="of:=ROUND((0.00005-([.A1977]-0.4)/270000) * 1000000)" office:value-type="float" office:value="-22" calcext:value-type="float">
            <text:p>-22</text:p>
          </table:table-cell>
          <table:table-cell table:formula="of:=([.A1977]-0.4)/(0.00005-0.000001*[.B1977])-260000" office:value-type="float" office:value="8750.00000000402" calcext:value-type="float">
            <text:p>8750</text:p>
          </table:table-cell>
        </table:table-row>
        <table:table-row table:style-name="ro1">
          <table:table-cell table:formula="of:=[.A1977]+0.01" office:value-type="float" office:value="19.7600000000003" calcext:value-type="float">
            <text:p>19.7600000000003</text:p>
          </table:table-cell>
          <table:table-cell table:formula="of:=ROUND((0.00005-([.A1978]-0.4)/270000) * 1000000)" office:value-type="float" office:value="-22" calcext:value-type="float">
            <text:p>-22</text:p>
          </table:table-cell>
          <table:table-cell table:formula="of:=([.A1978]-0.4)/(0.00005-0.000001*[.B1978])-260000" office:value-type="float" office:value="8888.88888889289" calcext:value-type="float">
            <text:p>8889</text:p>
          </table:table-cell>
        </table:table-row>
        <table:table-row table:style-name="ro1">
          <table:table-cell table:formula="of:=[.A1978]+0.01" office:value-type="float" office:value="19.7700000000003" calcext:value-type="float">
            <text:p>19.7700000000003</text:p>
          </table:table-cell>
          <table:table-cell table:formula="of:=ROUND((0.00005-([.A1979]-0.4)/270000) * 1000000)" office:value-type="float" office:value="-22" calcext:value-type="float">
            <text:p>-22</text:p>
          </table:table-cell>
          <table:table-cell table:formula="of:=([.A1979]-0.4)/(0.00005-0.000001*[.B1979])-260000" office:value-type="float" office:value="9027.77777778183" calcext:value-type="float">
            <text:p>9028</text:p>
          </table:table-cell>
        </table:table-row>
        <table:table-row table:style-name="ro1">
          <table:table-cell table:formula="of:=[.A1979]+0.01" office:value-type="float" office:value="19.7800000000003" calcext:value-type="float">
            <text:p>19.7800000000003</text:p>
          </table:table-cell>
          <table:table-cell table:formula="of:=ROUND((0.00005-([.A1980]-0.4)/270000) * 1000000)" office:value-type="float" office:value="-22" calcext:value-type="float">
            <text:p>-22</text:p>
          </table:table-cell>
          <table:table-cell table:formula="of:=([.A1980]-0.4)/(0.00005-0.000001*[.B1980])-260000" office:value-type="float" office:value="9166.66666667076" calcext:value-type="float">
            <text:p>9167</text:p>
          </table:table-cell>
        </table:table-row>
        <table:table-row table:style-name="ro1">
          <table:table-cell table:formula="of:=[.A1980]+0.01" office:value-type="float" office:value="19.7900000000003" calcext:value-type="float">
            <text:p>19.7900000000003</text:p>
          </table:table-cell>
          <table:table-cell table:formula="of:=ROUND((0.00005-([.A1981]-0.4)/270000) * 1000000)" office:value-type="float" office:value="-22" calcext:value-type="float">
            <text:p>-22</text:p>
          </table:table-cell>
          <table:table-cell table:formula="of:=([.A1981]-0.4)/(0.00005-0.000001*[.B1981])-260000" office:value-type="float" office:value="9305.55555555964" calcext:value-type="float">
            <text:p>9306</text:p>
          </table:table-cell>
        </table:table-row>
        <table:table-row table:style-name="ro1">
          <table:table-cell table:formula="of:=[.A1981]+0.01" office:value-type="float" office:value="19.8000000000003" calcext:value-type="float">
            <text:p>19.8000000000003</text:p>
          </table:table-cell>
          <table:table-cell table:formula="of:=ROUND((0.00005-([.A1982]-0.4)/270000) * 1000000)" office:value-type="float" office:value="-22" calcext:value-type="float">
            <text:p>-22</text:p>
          </table:table-cell>
          <table:table-cell table:formula="of:=([.A1982]-0.4)/(0.00005-0.000001*[.B1982])-260000" office:value-type="float" office:value="9444.44444444857" calcext:value-type="float">
            <text:p>9444</text:p>
          </table:table-cell>
        </table:table-row>
        <table:table-row table:style-name="ro1">
          <table:table-cell table:formula="of:=[.A1982]+0.01" office:value-type="float" office:value="19.8100000000003" calcext:value-type="float">
            <text:p>19.8100000000003</text:p>
          </table:table-cell>
          <table:table-cell table:formula="of:=ROUND((0.00005-([.A1983]-0.4)/270000) * 1000000)" office:value-type="float" office:value="-22" calcext:value-type="float">
            <text:p>-22</text:p>
          </table:table-cell>
          <table:table-cell table:formula="of:=([.A1983]-0.4)/(0.00005-0.000001*[.B1983])-260000" office:value-type="float" office:value="9583.33333333745" calcext:value-type="float">
            <text:p>9583</text:p>
          </table:table-cell>
        </table:table-row>
        <table:table-row table:style-name="ro1">
          <table:table-cell table:formula="of:=[.A1983]+0.01" office:value-type="float" office:value="19.8200000000003" calcext:value-type="float">
            <text:p>19.8200000000003</text:p>
          </table:table-cell>
          <table:table-cell table:formula="of:=ROUND((0.00005-([.A1984]-0.4)/270000) * 1000000)" office:value-type="float" office:value="-22" calcext:value-type="float">
            <text:p>-22</text:p>
          </table:table-cell>
          <table:table-cell table:formula="of:=([.A1984]-0.4)/(0.00005-0.000001*[.B1984])-260000" office:value-type="float" office:value="9722.22222222638" calcext:value-type="float">
            <text:p>9722</text:p>
          </table:table-cell>
        </table:table-row>
        <table:table-row table:style-name="ro1">
          <table:table-cell table:formula="of:=[.A1984]+0.01" office:value-type="float" office:value="19.8300000000003" calcext:value-type="float">
            <text:p>19.8300000000003</text:p>
          </table:table-cell>
          <table:table-cell table:formula="of:=ROUND((0.00005-([.A1985]-0.4)/270000) * 1000000)" office:value-type="float" office:value="-22" calcext:value-type="float">
            <text:p>-22</text:p>
          </table:table-cell>
          <table:table-cell table:formula="of:=([.A1985]-0.4)/(0.00005-0.000001*[.B1985])-260000" office:value-type="float" office:value="9861.11111111532" calcext:value-type="float">
            <text:p>9861</text:p>
          </table:table-cell>
        </table:table-row>
        <table:table-row table:style-name="ro1">
          <table:table-cell table:formula="of:=[.A1985]+0.01" office:value-type="float" office:value="19.8400000000003" calcext:value-type="float">
            <text:p>19.8400000000003</text:p>
          </table:table-cell>
          <table:table-cell table:formula="of:=ROUND((0.00005-([.A1986]-0.4)/270000) * 1000000)" office:value-type="float" office:value="-22" calcext:value-type="float">
            <text:p>-22</text:p>
          </table:table-cell>
          <table:table-cell table:formula="of:=([.A1986]-0.4)/(0.00005-0.000001*[.B1986])-260000" office:value-type="float" office:value="10000.0000000042" calcext:value-type="float">
            <text:p>10000</text:p>
          </table:table-cell>
        </table:table-row>
        <table:table-row table:style-name="ro1">
          <table:table-cell table:formula="of:=[.A1986]+0.01" office:value-type="float" office:value="19.8500000000003" calcext:value-type="float">
            <text:p>19.8500000000003</text:p>
          </table:table-cell>
          <table:table-cell table:formula="of:=ROUND((0.00005-([.A1987]-0.4)/270000) * 1000000)" office:value-type="float" office:value="-22" calcext:value-type="float">
            <text:p>-22</text:p>
          </table:table-cell>
          <table:table-cell table:formula="of:=([.A1987]-0.4)/(0.00005-0.000001*[.B1987])-260000" office:value-type="float" office:value="10138.8888888931" calcext:value-type="float">
            <text:p>10139</text:p>
          </table:table-cell>
        </table:table-row>
        <table:table-row table:style-name="ro1">
          <table:table-cell table:formula="of:=[.A1987]+0.01" office:value-type="float" office:value="19.8600000000003" calcext:value-type="float">
            <text:p>19.8600000000003</text:p>
          </table:table-cell>
          <table:table-cell table:formula="of:=ROUND((0.00005-([.A1988]-0.4)/270000) * 1000000)" office:value-type="float" office:value="-22" calcext:value-type="float">
            <text:p>-22</text:p>
          </table:table-cell>
          <table:table-cell table:formula="of:=([.A1988]-0.4)/(0.00005-0.000001*[.B1988])-260000" office:value-type="float" office:value="10277.777777782" calcext:value-type="float">
            <text:p>10278</text:p>
          </table:table-cell>
        </table:table-row>
        <table:table-row table:style-name="ro1">
          <table:table-cell table:formula="of:=[.A1988]+0.01" office:value-type="float" office:value="19.8700000000003" calcext:value-type="float">
            <text:p>19.8700000000003</text:p>
          </table:table-cell>
          <table:table-cell table:formula="of:=ROUND((0.00005-([.A1989]-0.4)/270000) * 1000000)" office:value-type="float" office:value="-22" calcext:value-type="float">
            <text:p>-22</text:p>
          </table:table-cell>
          <table:table-cell table:formula="of:=([.A1989]-0.4)/(0.00005-0.000001*[.B1989])-260000" office:value-type="float" office:value="10416.6666666709" calcext:value-type="float">
            <text:p>10417</text:p>
          </table:table-cell>
        </table:table-row>
        <table:table-row table:style-name="ro1">
          <table:table-cell table:formula="of:=[.A1989]+0.01" office:value-type="float" office:value="19.8800000000003" calcext:value-type="float">
            <text:p>19.8800000000003</text:p>
          </table:table-cell>
          <table:table-cell table:formula="of:=ROUND((0.00005-([.A1990]-0.4)/270000) * 1000000)" office:value-type="float" office:value="-22" calcext:value-type="float">
            <text:p>-22</text:p>
          </table:table-cell>
          <table:table-cell table:formula="of:=([.A1990]-0.4)/(0.00005-0.000001*[.B1990])-260000" office:value-type="float" office:value="10555.5555555599" calcext:value-type="float">
            <text:p>10556</text:p>
          </table:table-cell>
        </table:table-row>
        <table:table-row table:style-name="ro1">
          <table:table-cell table:formula="of:=[.A1990]+0.01" office:value-type="float" office:value="19.8900000000003" calcext:value-type="float">
            <text:p>19.8900000000003</text:p>
          </table:table-cell>
          <table:table-cell table:formula="of:=ROUND((0.00005-([.A1991]-0.4)/270000) * 1000000)" office:value-type="float" office:value="-22" calcext:value-type="float">
            <text:p>-22</text:p>
          </table:table-cell>
          <table:table-cell table:formula="of:=([.A1991]-0.4)/(0.00005-0.000001*[.B1991])-260000" office:value-type="float" office:value="10694.4444444487" calcext:value-type="float">
            <text:p>10694</text:p>
          </table:table-cell>
        </table:table-row>
        <table:table-row table:style-name="ro1">
          <table:table-cell table:formula="of:=[.A1991]+0.01" office:value-type="float" office:value="19.9000000000003" calcext:value-type="float">
            <text:p>19.9000000000003</text:p>
          </table:table-cell>
          <table:table-cell table:formula="of:=ROUND((0.00005-([.A1992]-0.4)/270000) * 1000000)" office:value-type="float" office:value="-22" calcext:value-type="float">
            <text:p>-22</text:p>
          </table:table-cell>
          <table:table-cell table:formula="of:=([.A1992]-0.4)/(0.00005-0.000001*[.B1992])-260000" office:value-type="float" office:value="10833.3333333377" calcext:value-type="float">
            <text:p>10833</text:p>
          </table:table-cell>
        </table:table-row>
        <table:table-row table:style-name="ro1">
          <table:table-cell table:formula="of:=[.A1992]+0.01" office:value-type="float" office:value="19.9100000000003" calcext:value-type="float">
            <text:p>19.9100000000003</text:p>
          </table:table-cell>
          <table:table-cell table:formula="of:=ROUND((0.00005-([.A1993]-0.4)/270000) * 1000000)" office:value-type="float" office:value="-22" calcext:value-type="float">
            <text:p>-22</text:p>
          </table:table-cell>
          <table:table-cell table:formula="of:=([.A1993]-0.4)/(0.00005-0.000001*[.B1993])-260000" office:value-type="float" office:value="10972.2222222266" calcext:value-type="float">
            <text:p>10972</text:p>
          </table:table-cell>
        </table:table-row>
        <table:table-row table:style-name="ro1">
          <table:table-cell table:formula="of:=[.A1993]+0.01" office:value-type="float" office:value="19.9200000000003" calcext:value-type="float">
            <text:p>19.9200000000003</text:p>
          </table:table-cell>
          <table:table-cell table:formula="of:=ROUND((0.00005-([.A1994]-0.4)/270000) * 1000000)" office:value-type="float" office:value="-22" calcext:value-type="float">
            <text:p>-22</text:p>
          </table:table-cell>
          <table:table-cell table:formula="of:=([.A1994]-0.4)/(0.00005-0.000001*[.B1994])-260000" office:value-type="float" office:value="11111.1111111155" calcext:value-type="float">
            <text:p>11111</text:p>
          </table:table-cell>
        </table:table-row>
        <table:table-row table:style-name="ro1">
          <table:table-cell table:formula="of:=[.A1994]+0.01" office:value-type="float" office:value="19.9300000000003" calcext:value-type="float">
            <text:p>19.9300000000003</text:p>
          </table:table-cell>
          <table:table-cell table:formula="of:=ROUND((0.00005-([.A1995]-0.4)/270000) * 1000000)" office:value-type="float" office:value="-22" calcext:value-type="float">
            <text:p>-22</text:p>
          </table:table-cell>
          <table:table-cell table:formula="of:=([.A1995]-0.4)/(0.00005-0.000001*[.B1995])-260000" office:value-type="float" office:value="11250.0000000044" calcext:value-type="float">
            <text:p>11250</text:p>
          </table:table-cell>
        </table:table-row>
        <table:table-row table:style-name="ro1">
          <table:table-cell table:formula="of:=[.A1995]+0.01" office:value-type="float" office:value="19.9400000000003" calcext:value-type="float">
            <text:p>19.9400000000003</text:p>
          </table:table-cell>
          <table:table-cell table:formula="of:=ROUND((0.00005-([.A1996]-0.4)/270000) * 1000000)" office:value-type="float" office:value="-22" calcext:value-type="float">
            <text:p>-22</text:p>
          </table:table-cell>
          <table:table-cell table:formula="of:=([.A1996]-0.4)/(0.00005-0.000001*[.B1996])-260000" office:value-type="float" office:value="11388.8888888933" calcext:value-type="float">
            <text:p>11389</text:p>
          </table:table-cell>
        </table:table-row>
        <table:table-row table:style-name="ro1">
          <table:table-cell table:formula="of:=[.A1996]+0.01" office:value-type="float" office:value="19.9500000000003" calcext:value-type="float">
            <text:p>19.9500000000003</text:p>
          </table:table-cell>
          <table:table-cell table:formula="of:=ROUND((0.00005-([.A1997]-0.4)/270000) * 1000000)" office:value-type="float" office:value="-22" calcext:value-type="float">
            <text:p>-22</text:p>
          </table:table-cell>
          <table:table-cell table:formula="of:=([.A1997]-0.4)/(0.00005-0.000001*[.B1997])-260000" office:value-type="float" office:value="11527.7777777822" calcext:value-type="float">
            <text:p>11528</text:p>
          </table:table-cell>
        </table:table-row>
        <table:table-row table:style-name="ro1">
          <table:table-cell table:formula="of:=[.A1997]+0.01" office:value-type="float" office:value="19.9600000000003" calcext:value-type="float">
            <text:p>19.9600000000003</text:p>
          </table:table-cell>
          <table:table-cell table:formula="of:=ROUND((0.00005-([.A1998]-0.4)/270000) * 1000000)" office:value-type="float" office:value="-22" calcext:value-type="float">
            <text:p>-22</text:p>
          </table:table-cell>
          <table:table-cell table:formula="of:=([.A1998]-0.4)/(0.00005-0.000001*[.B1998])-260000" office:value-type="float" office:value="11666.6666666711" calcext:value-type="float">
            <text:p>11667</text:p>
          </table:table-cell>
        </table:table-row>
        <table:table-row table:style-name="ro1">
          <table:table-cell table:formula="of:=[.A1998]+0.01" office:value-type="float" office:value="19.9700000000003" calcext:value-type="float">
            <text:p>19.9700000000003</text:p>
          </table:table-cell>
          <table:table-cell table:formula="of:=ROUND((0.00005-([.A1999]-0.4)/270000) * 1000000)" office:value-type="float" office:value="-22" calcext:value-type="float">
            <text:p>-22</text:p>
          </table:table-cell>
          <table:table-cell table:formula="of:=([.A1999]-0.4)/(0.00005-0.000001*[.B1999])-260000" office:value-type="float" office:value="11805.55555556" calcext:value-type="float">
            <text:p>11806</text:p>
          </table:table-cell>
        </table:table-row>
        <table:table-row table:style-name="ro1">
          <table:table-cell table:formula="of:=[.A1999]+0.01" office:value-type="float" office:value="19.9800000000003" calcext:value-type="float">
            <text:p>19.9800000000003</text:p>
          </table:table-cell>
          <table:table-cell table:formula="of:=ROUND((0.00005-([.A2000]-0.4)/270000) * 1000000)" office:value-type="float" office:value="-23" calcext:value-type="float">
            <text:p>-23</text:p>
          </table:table-cell>
          <table:table-cell table:formula="of:=([.A2000]-0.4)/(0.00005-0.000001*[.B2000])-260000" office:value-type="float" office:value="8219.17808219622" calcext:value-type="float">
            <text:p>8219</text:p>
          </table:table-cell>
        </table:table-row>
        <table:table-row table:style-name="ro1">
          <table:table-cell table:formula="of:=[.A2000]+0.01" office:value-type="float" office:value="19.9900000000003" calcext:value-type="float">
            <text:p>19.9900000000003</text:p>
          </table:table-cell>
          <table:table-cell table:formula="of:=ROUND((0.00005-([.A2001]-0.4)/270000) * 1000000)" office:value-type="float" office:value="-23" calcext:value-type="float">
            <text:p>-23</text:p>
          </table:table-cell>
          <table:table-cell table:formula="of:=([.A2001]-0.4)/(0.00005-0.000001*[.B2001])-260000" office:value-type="float" office:value="8356.16438356612" calcext:value-type="float">
            <text:p>8356</text:p>
          </table:table-cell>
        </table:table-row>
        <table:table-row table:style-name="ro1">
          <table:table-cell table:formula="of:=[.A2001]+0.01" office:value-type="float" office:value="20.0000000000003" calcext:value-type="float">
            <text:p>20.0000000000003</text:p>
          </table:table-cell>
          <table:table-cell table:formula="of:=ROUND((0.00005-([.A2002]-0.4)/270000) * 1000000)" office:value-type="float" office:value="-23" calcext:value-type="float">
            <text:p>-23</text:p>
          </table:table-cell>
          <table:table-cell table:formula="of:=([.A2002]-0.4)/(0.00005-0.000001*[.B2002])-260000" office:value-type="float" office:value="8493.15068493603" calcext:value-type="float">
            <text:p>8493</text:p>
          </table:table-cell>
        </table:table-row>
        <table:table-row table:style-name="ro1">
          <table:table-cell table:formula="of:=[.A2002]+0.01" office:value-type="float" office:value="20.0100000000003" calcext:value-type="float">
            <text:p>20.0100000000003</text:p>
          </table:table-cell>
          <table:table-cell table:formula="of:=ROUND((0.00005-([.A2003]-0.4)/270000) * 1000000)" office:value-type="float" office:value="-23" calcext:value-type="float">
            <text:p>-23</text:p>
          </table:table-cell>
          <table:table-cell table:formula="of:=([.A2003]-0.4)/(0.00005-0.000001*[.B2003])-260000" office:value-type="float" office:value="8630.13698630588" calcext:value-type="float">
            <text:p>8630</text:p>
          </table:table-cell>
        </table:table-row>
        <table:table-row table:style-name="ro1">
          <table:table-cell table:formula="of:=[.A2003]+0.01" office:value-type="float" office:value="20.0200000000003" calcext:value-type="float">
            <text:p>20.0200000000003</text:p>
          </table:table-cell>
          <table:table-cell table:formula="of:=ROUND((0.00005-([.A2004]-0.4)/270000) * 1000000)" office:value-type="float" office:value="-23" calcext:value-type="float">
            <text:p>-23</text:p>
          </table:table-cell>
          <table:table-cell table:formula="of:=([.A2004]-0.4)/(0.00005-0.000001*[.B2004])-260000" office:value-type="float" office:value="8767.12328767579" calcext:value-type="float">
            <text:p>8767</text:p>
          </table:table-cell>
        </table:table-row>
        <table:table-row table:style-name="ro1">
          <table:table-cell table:formula="of:=[.A2004]+0.01" office:value-type="float" office:value="20.0300000000003" calcext:value-type="float">
            <text:p>20.0300000000003</text:p>
          </table:table-cell>
          <table:table-cell table:formula="of:=ROUND((0.00005-([.A2005]-0.4)/270000) * 1000000)" office:value-type="float" office:value="-23" calcext:value-type="float">
            <text:p>-23</text:p>
          </table:table-cell>
          <table:table-cell table:formula="of:=([.A2005]-0.4)/(0.00005-0.000001*[.B2005])-260000" office:value-type="float" office:value="8904.10958904563" calcext:value-type="float">
            <text:p>8904</text:p>
          </table:table-cell>
        </table:table-row>
        <table:table-row table:style-name="ro1">
          <table:table-cell table:formula="of:=[.A2005]+0.01" office:value-type="float" office:value="20.0400000000003" calcext:value-type="float">
            <text:p>20.0400000000003</text:p>
          </table:table-cell>
          <table:table-cell table:formula="of:=ROUND((0.00005-([.A2006]-0.4)/270000) * 1000000)" office:value-type="float" office:value="-23" calcext:value-type="float">
            <text:p>-23</text:p>
          </table:table-cell>
          <table:table-cell table:formula="of:=([.A2006]-0.4)/(0.00005-0.000001*[.B2006])-260000" office:value-type="float" office:value="9041.09589041554" calcext:value-type="float">
            <text:p>9041</text:p>
          </table:table-cell>
        </table:table-row>
        <table:table-row table:style-name="ro1">
          <table:table-cell table:formula="of:=[.A2006]+0.01" office:value-type="float" office:value="20.0500000000003" calcext:value-type="float">
            <text:p>20.0500000000003</text:p>
          </table:table-cell>
          <table:table-cell table:formula="of:=ROUND((0.00005-([.A2007]-0.4)/270000) * 1000000)" office:value-type="float" office:value="-23" calcext:value-type="float">
            <text:p>-23</text:p>
          </table:table-cell>
          <table:table-cell table:formula="of:=([.A2007]-0.4)/(0.00005-0.000001*[.B2007])-260000" office:value-type="float" office:value="9178.08219178545" calcext:value-type="float">
            <text:p>9178</text:p>
          </table:table-cell>
        </table:table-row>
        <table:table-row table:style-name="ro1">
          <table:table-cell table:formula="of:=[.A2007]+0.01" office:value-type="float" office:value="20.0600000000003" calcext:value-type="float">
            <text:p>20.0600000000003</text:p>
          </table:table-cell>
          <table:table-cell table:formula="of:=ROUND((0.00005-([.A2008]-0.4)/270000) * 1000000)" office:value-type="float" office:value="-23" calcext:value-type="float">
            <text:p>-23</text:p>
          </table:table-cell>
          <table:table-cell table:formula="of:=([.A2008]-0.4)/(0.00005-0.000001*[.B2008])-260000" office:value-type="float" office:value="9315.0684931553" calcext:value-type="float">
            <text:p>9315</text:p>
          </table:table-cell>
        </table:table-row>
        <table:table-row table:style-name="ro1">
          <table:table-cell table:formula="of:=[.A2008]+0.01" office:value-type="float" office:value="20.0700000000003" calcext:value-type="float">
            <text:p>20.0700000000003</text:p>
          </table:table-cell>
          <table:table-cell table:formula="of:=ROUND((0.00005-([.A2009]-0.4)/270000) * 1000000)" office:value-type="float" office:value="-23" calcext:value-type="float">
            <text:p>-23</text:p>
          </table:table-cell>
          <table:table-cell table:formula="of:=([.A2009]-0.4)/(0.00005-0.000001*[.B2009])-260000" office:value-type="float" office:value="9452.0547945252" calcext:value-type="float">
            <text:p>9452</text:p>
          </table:table-cell>
        </table:table-row>
        <table:table-row table:style-name="ro1">
          <table:table-cell table:formula="of:=[.A2009]+0.01" office:value-type="float" office:value="20.0800000000003" calcext:value-type="float">
            <text:p>20.0800000000003</text:p>
          </table:table-cell>
          <table:table-cell table:formula="of:=ROUND((0.00005-([.A2010]-0.4)/270000) * 1000000)" office:value-type="float" office:value="-23" calcext:value-type="float">
            <text:p>-23</text:p>
          </table:table-cell>
          <table:table-cell table:formula="of:=([.A2010]-0.4)/(0.00005-0.000001*[.B2010])-260000" office:value-type="float" office:value="9589.04109589511" calcext:value-type="float">
            <text:p>9589</text:p>
          </table:table-cell>
        </table:table-row>
        <table:table-row table:style-name="ro1">
          <table:table-cell table:formula="of:=[.A2010]+0.01" office:value-type="float" office:value="20.0900000000003" calcext:value-type="float">
            <text:p>20.0900000000003</text:p>
          </table:table-cell>
          <table:table-cell table:formula="of:=ROUND((0.00005-([.A2011]-0.4)/270000) * 1000000)" office:value-type="float" office:value="-23" calcext:value-type="float">
            <text:p>-23</text:p>
          </table:table-cell>
          <table:table-cell table:formula="of:=([.A2011]-0.4)/(0.00005-0.000001*[.B2011])-260000" office:value-type="float" office:value="9726.02739726496" calcext:value-type="float">
            <text:p>9726</text:p>
          </table:table-cell>
        </table:table-row>
        <table:table-row table:style-name="ro1">
          <table:table-cell table:formula="of:=[.A2011]+0.01" office:value-type="float" office:value="20.1000000000003" calcext:value-type="float">
            <text:p>20.1000000000003</text:p>
          </table:table-cell>
          <table:table-cell table:formula="of:=ROUND((0.00005-([.A2012]-0.4)/270000) * 1000000)" office:value-type="float" office:value="-23" calcext:value-type="float">
            <text:p>-23</text:p>
          </table:table-cell>
          <table:table-cell table:formula="of:=([.A2012]-0.4)/(0.00005-0.000001*[.B2012])-260000" office:value-type="float" office:value="9863.01369863487" calcext:value-type="float">
            <text:p>9863</text:p>
          </table:table-cell>
        </table:table-row>
        <table:table-row table:style-name="ro1">
          <table:table-cell table:formula="of:=[.A2012]+0.01" office:value-type="float" office:value="20.1100000000003" calcext:value-type="float">
            <text:p>20.1100000000003</text:p>
          </table:table-cell>
          <table:table-cell table:formula="of:=ROUND((0.00005-([.A2013]-0.4)/270000) * 1000000)" office:value-type="float" office:value="-23" calcext:value-type="float">
            <text:p>-23</text:p>
          </table:table-cell>
          <table:table-cell table:formula="of:=([.A2013]-0.4)/(0.00005-0.000001*[.B2013])-260000" office:value-type="float" office:value="10000.0000000047" calcext:value-type="float">
            <text:p>10000</text:p>
          </table:table-cell>
        </table:table-row>
        <table:table-row table:style-name="ro1">
          <table:table-cell table:formula="of:=[.A2013]+0.01" office:value-type="float" office:value="20.1200000000003" calcext:value-type="float">
            <text:p>20.1200000000003</text:p>
          </table:table-cell>
          <table:table-cell table:formula="of:=ROUND((0.00005-([.A2014]-0.4)/270000) * 1000000)" office:value-type="float" office:value="-23" calcext:value-type="float">
            <text:p>-23</text:p>
          </table:table-cell>
          <table:table-cell table:formula="of:=([.A2014]-0.4)/(0.00005-0.000001*[.B2014])-260000" office:value-type="float" office:value="10136.9863013746" calcext:value-type="float">
            <text:p>10137</text:p>
          </table:table-cell>
        </table:table-row>
        <table:table-row table:style-name="ro1">
          <table:table-cell table:formula="of:=[.A2014]+0.01" office:value-type="float" office:value="20.1300000000003" calcext:value-type="float">
            <text:p>20.1300000000003</text:p>
          </table:table-cell>
          <table:table-cell table:formula="of:=ROUND((0.00005-([.A2015]-0.4)/270000) * 1000000)" office:value-type="float" office:value="-23" calcext:value-type="float">
            <text:p>-23</text:p>
          </table:table-cell>
          <table:table-cell table:formula="of:=([.A2015]-0.4)/(0.00005-0.000001*[.B2015])-260000" office:value-type="float" office:value="10273.9726027445" calcext:value-type="float">
            <text:p>10274</text:p>
          </table:table-cell>
        </table:table-row>
        <table:table-row table:style-name="ro1">
          <table:table-cell table:formula="of:=[.A2015]+0.01" office:value-type="float" office:value="20.1400000000003" calcext:value-type="float">
            <text:p>20.1400000000003</text:p>
          </table:table-cell>
          <table:table-cell table:formula="of:=ROUND((0.00005-([.A2016]-0.4)/270000) * 1000000)" office:value-type="float" office:value="-23" calcext:value-type="float">
            <text:p>-23</text:p>
          </table:table-cell>
          <table:table-cell table:formula="of:=([.A2016]-0.4)/(0.00005-0.000001*[.B2016])-260000" office:value-type="float" office:value="10410.9589041144" calcext:value-type="float">
            <text:p>10411</text:p>
          </table:table-cell>
        </table:table-row>
        <table:table-row table:style-name="ro1">
          <table:table-cell table:formula="of:=[.A2016]+0.01" office:value-type="float" office:value="20.1500000000004" calcext:value-type="float">
            <text:p>20.1500000000004</text:p>
          </table:table-cell>
          <table:table-cell table:formula="of:=ROUND((0.00005-([.A2017]-0.4)/270000) * 1000000)" office:value-type="float" office:value="-23" calcext:value-type="float">
            <text:p>-23</text:p>
          </table:table-cell>
          <table:table-cell table:formula="of:=([.A2017]-0.4)/(0.00005-0.000001*[.B2017])-260000" office:value-type="float" office:value="10547.9452054843" calcext:value-type="float">
            <text:p>10548</text:p>
          </table:table-cell>
        </table:table-row>
        <table:table-row table:style-name="ro1">
          <table:table-cell table:formula="of:=[.A2017]+0.01" office:value-type="float" office:value="20.1600000000003" calcext:value-type="float">
            <text:p>20.1600000000003</text:p>
          </table:table-cell>
          <table:table-cell table:formula="of:=ROUND((0.00005-([.A2018]-0.4)/270000) * 1000000)" office:value-type="float" office:value="-23" calcext:value-type="float">
            <text:p>-23</text:p>
          </table:table-cell>
          <table:table-cell table:formula="of:=([.A2018]-0.4)/(0.00005-0.000001*[.B2018])-260000" office:value-type="float" office:value="10684.9315068541" calcext:value-type="float">
            <text:p>10685</text:p>
          </table:table-cell>
        </table:table-row>
        <table:table-row table:style-name="ro1">
          <table:table-cell table:formula="of:=[.A2018]+0.01" office:value-type="float" office:value="20.1700000000004" calcext:value-type="float">
            <text:p>20.1700000000004</text:p>
          </table:table-cell>
          <table:table-cell table:formula="of:=ROUND((0.00005-([.A2019]-0.4)/270000) * 1000000)" office:value-type="float" office:value="-23" calcext:value-type="float">
            <text:p>-23</text:p>
          </table:table-cell>
          <table:table-cell table:formula="of:=([.A2019]-0.4)/(0.00005-0.000001*[.B2019])-260000" office:value-type="float" office:value="10821.917808224" calcext:value-type="float">
            <text:p>10822</text:p>
          </table:table-cell>
        </table:table-row>
        <table:table-row table:style-name="ro1">
          <table:table-cell table:formula="of:=[.A2019]+0.01" office:value-type="float" office:value="20.1800000000004" calcext:value-type="float">
            <text:p>20.1800000000004</text:p>
          </table:table-cell>
          <table:table-cell table:formula="of:=ROUND((0.00005-([.A2020]-0.4)/270000) * 1000000)" office:value-type="float" office:value="-23" calcext:value-type="float">
            <text:p>-23</text:p>
          </table:table-cell>
          <table:table-cell table:formula="of:=([.A2020]-0.4)/(0.00005-0.000001*[.B2020])-260000" office:value-type="float" office:value="10958.9041095939" calcext:value-type="float">
            <text:p>10959</text:p>
          </table:table-cell>
        </table:table-row>
        <table:table-row table:style-name="ro1">
          <table:table-cell table:formula="of:=[.A2020]+0.01" office:value-type="float" office:value="20.1900000000004" calcext:value-type="float">
            <text:p>20.1900000000004</text:p>
          </table:table-cell>
          <table:table-cell table:formula="of:=ROUND((0.00005-([.A2021]-0.4)/270000) * 1000000)" office:value-type="float" office:value="-23" calcext:value-type="float">
            <text:p>-23</text:p>
          </table:table-cell>
          <table:table-cell table:formula="of:=([.A2021]-0.4)/(0.00005-0.000001*[.B2021])-260000" office:value-type="float" office:value="11095.8904109638" calcext:value-type="float">
            <text:p>11096</text:p>
          </table:table-cell>
        </table:table-row>
        <table:table-row table:style-name="ro1">
          <table:table-cell table:formula="of:=[.A2021]+0.01" office:value-type="float" office:value="20.2000000000004" calcext:value-type="float">
            <text:p>20.2000000000004</text:p>
          </table:table-cell>
          <table:table-cell table:formula="of:=ROUND((0.00005-([.A2022]-0.4)/270000) * 1000000)" office:value-type="float" office:value="-23" calcext:value-type="float">
            <text:p>-23</text:p>
          </table:table-cell>
          <table:table-cell table:formula="of:=([.A2022]-0.4)/(0.00005-0.000001*[.B2022])-260000" office:value-type="float" office:value="11232.8767123337" calcext:value-type="float">
            <text:p>11233</text:p>
          </table:table-cell>
        </table:table-row>
        <table:table-row table:style-name="ro1">
          <table:table-cell table:formula="of:=[.A2022]+0.01" office:value-type="float" office:value="20.2100000000004" calcext:value-type="float">
            <text:p>20.2100000000004</text:p>
          </table:table-cell>
          <table:table-cell table:formula="of:=ROUND((0.00005-([.A2023]-0.4)/270000) * 1000000)" office:value-type="float" office:value="-23" calcext:value-type="float">
            <text:p>-23</text:p>
          </table:table-cell>
          <table:table-cell table:formula="of:=([.A2023]-0.4)/(0.00005-0.000001*[.B2023])-260000" office:value-type="float" office:value="11369.8630137036" calcext:value-type="float">
            <text:p>11370</text:p>
          </table:table-cell>
        </table:table-row>
        <table:table-row table:style-name="ro1">
          <table:table-cell table:formula="of:=[.A2023]+0.01" office:value-type="float" office:value="20.2200000000004" calcext:value-type="float">
            <text:p>20.2200000000004</text:p>
          </table:table-cell>
          <table:table-cell table:formula="of:=ROUND((0.00005-([.A2024]-0.4)/270000) * 1000000)" office:value-type="float" office:value="-23" calcext:value-type="float">
            <text:p>-23</text:p>
          </table:table-cell>
          <table:table-cell table:formula="of:=([.A2024]-0.4)/(0.00005-0.000001*[.B2024])-260000" office:value-type="float" office:value="11506.8493150735" calcext:value-type="float">
            <text:p>11507</text:p>
          </table:table-cell>
        </table:table-row>
        <table:table-row table:style-name="ro1">
          <table:table-cell table:formula="of:=[.A2024]+0.01" office:value-type="float" office:value="20.2300000000004" calcext:value-type="float">
            <text:p>20.2300000000004</text:p>
          </table:table-cell>
          <table:table-cell table:formula="of:=ROUND((0.00005-([.A2025]-0.4)/270000) * 1000000)" office:value-type="float" office:value="-23" calcext:value-type="float">
            <text:p>-23</text:p>
          </table:table-cell>
          <table:table-cell table:formula="of:=([.A2025]-0.4)/(0.00005-0.000001*[.B2025])-260000" office:value-type="float" office:value="11643.8356164434" calcext:value-type="float">
            <text:p>11644</text:p>
          </table:table-cell>
        </table:table-row>
        <table:table-row table:style-name="ro1">
          <table:table-cell table:formula="of:=[.A2025]+0.01" office:value-type="float" office:value="20.2400000000004" calcext:value-type="float">
            <text:p>20.2400000000004</text:p>
          </table:table-cell>
          <table:table-cell table:formula="of:=ROUND((0.00005-([.A2026]-0.4)/270000) * 1000000)" office:value-type="float" office:value="-23" calcext:value-type="float">
            <text:p>-23</text:p>
          </table:table-cell>
          <table:table-cell table:formula="of:=([.A2026]-0.4)/(0.00005-0.000001*[.B2026])-260000" office:value-type="float" office:value="11780.8219178132" calcext:value-type="float">
            <text:p>11781</text:p>
          </table:table-cell>
        </table:table-row>
        <table:table-row table:style-name="ro1">
          <table:table-cell table:formula="of:=[.A2026]+0.01" office:value-type="float" office:value="20.2500000000004" calcext:value-type="float">
            <text:p>20.2500000000004</text:p>
          </table:table-cell>
          <table:table-cell table:formula="of:=ROUND((0.00005-([.A2027]-0.4)/270000) * 1000000)" office:value-type="float" office:value="-24" calcext:value-type="float">
            <text:p>-24</text:p>
          </table:table-cell>
          <table:table-cell table:formula="of:=([.A2027]-0.4)/(0.00005-0.000001*[.B2027])-260000" office:value-type="float" office:value="8243.24324324814" calcext:value-type="float">
            <text:p>8243</text:p>
          </table:table-cell>
        </table:table-row>
        <table:table-row table:style-name="ro1">
          <table:table-cell table:formula="of:=[.A2027]+0.01" office:value-type="float" office:value="20.2600000000004" calcext:value-type="float">
            <text:p>20.2600000000004</text:p>
          </table:table-cell>
          <table:table-cell table:formula="of:=ROUND((0.00005-([.A2028]-0.4)/270000) * 1000000)" office:value-type="float" office:value="-24" calcext:value-type="float">
            <text:p>-24</text:p>
          </table:table-cell>
          <table:table-cell table:formula="of:=([.A2028]-0.4)/(0.00005-0.000001*[.B2028])-260000" office:value-type="float" office:value="8378.37837838335" calcext:value-type="float">
            <text:p>8378</text:p>
          </table:table-cell>
        </table:table-row>
        <table:table-row table:style-name="ro1">
          <table:table-cell table:formula="of:=[.A2028]+0.01" office:value-type="float" office:value="20.2700000000004" calcext:value-type="float">
            <text:p>20.2700000000004</text:p>
          </table:table-cell>
          <table:table-cell table:formula="of:=ROUND((0.00005-([.A2029]-0.4)/270000) * 1000000)" office:value-type="float" office:value="-24" calcext:value-type="float">
            <text:p>-24</text:p>
          </table:table-cell>
          <table:table-cell table:formula="of:=([.A2029]-0.4)/(0.00005-0.000001*[.B2029])-260000" office:value-type="float" office:value="8513.5135135185" calcext:value-type="float">
            <text:p>8514</text:p>
          </table:table-cell>
        </table:table-row>
        <table:table-row table:style-name="ro1">
          <table:table-cell table:formula="of:=[.A2029]+0.01" office:value-type="float" office:value="20.2800000000004" calcext:value-type="float">
            <text:p>20.2800000000004</text:p>
          </table:table-cell>
          <table:table-cell table:formula="of:=ROUND((0.00005-([.A2030]-0.4)/270000) * 1000000)" office:value-type="float" office:value="-24" calcext:value-type="float">
            <text:p>-24</text:p>
          </table:table-cell>
          <table:table-cell table:formula="of:=([.A2030]-0.4)/(0.00005-0.000001*[.B2030])-260000" office:value-type="float" office:value="8648.64864865364" calcext:value-type="float">
            <text:p>8649</text:p>
          </table:table-cell>
        </table:table-row>
        <table:table-row table:style-name="ro1">
          <table:table-cell table:formula="of:=[.A2030]+0.01" office:value-type="float" office:value="20.2900000000004" calcext:value-type="float">
            <text:p>20.2900000000004</text:p>
          </table:table-cell>
          <table:table-cell table:formula="of:=ROUND((0.00005-([.A2031]-0.4)/270000) * 1000000)" office:value-type="float" office:value="-24" calcext:value-type="float">
            <text:p>-24</text:p>
          </table:table-cell>
          <table:table-cell table:formula="of:=([.A2031]-0.4)/(0.00005-0.000001*[.B2031])-260000" office:value-type="float" office:value="8783.78378378879" calcext:value-type="float">
            <text:p>8784</text:p>
          </table:table-cell>
        </table:table-row>
        <table:table-row table:style-name="ro1">
          <table:table-cell table:formula="of:=[.A2031]+0.01" office:value-type="float" office:value="20.3000000000004" calcext:value-type="float">
            <text:p>20.3000000000004</text:p>
          </table:table-cell>
          <table:table-cell table:formula="of:=ROUND((0.00005-([.A2032]-0.4)/270000) * 1000000)" office:value-type="float" office:value="-24" calcext:value-type="float">
            <text:p>-24</text:p>
          </table:table-cell>
          <table:table-cell table:formula="of:=([.A2032]-0.4)/(0.00005-0.000001*[.B2032])-260000" office:value-type="float" office:value="8918.91891892394" calcext:value-type="float">
            <text:p>8919</text:p>
          </table:table-cell>
        </table:table-row>
        <table:table-row table:style-name="ro1">
          <table:table-cell table:formula="of:=[.A2032]+0.01" office:value-type="float" office:value="20.3100000000004" calcext:value-type="float">
            <text:p>20.3100000000004</text:p>
          </table:table-cell>
          <table:table-cell table:formula="of:=ROUND((0.00005-([.A2033]-0.4)/270000) * 1000000)" office:value-type="float" office:value="-24" calcext:value-type="float">
            <text:p>-24</text:p>
          </table:table-cell>
          <table:table-cell table:formula="of:=([.A2033]-0.4)/(0.00005-0.000001*[.B2033])-260000" office:value-type="float" office:value="9054.05405405909" calcext:value-type="float">
            <text:p>9054</text:p>
          </table:table-cell>
        </table:table-row>
        <table:table-row table:style-name="ro1">
          <table:table-cell table:formula="of:=[.A2033]+0.01" office:value-type="float" office:value="20.3200000000004" calcext:value-type="float">
            <text:p>20.3200000000004</text:p>
          </table:table-cell>
          <table:table-cell table:formula="of:=ROUND((0.00005-([.A2034]-0.4)/270000) * 1000000)" office:value-type="float" office:value="-24" calcext:value-type="float">
            <text:p>-24</text:p>
          </table:table-cell>
          <table:table-cell table:formula="of:=([.A2034]-0.4)/(0.00005-0.000001*[.B2034])-260000" office:value-type="float" office:value="9189.1891891943" calcext:value-type="float">
            <text:p>9189</text:p>
          </table:table-cell>
        </table:table-row>
        <table:table-row table:style-name="ro1">
          <table:table-cell table:formula="of:=[.A2034]+0.01" office:value-type="float" office:value="20.3300000000004" calcext:value-type="float">
            <text:p>20.3300000000004</text:p>
          </table:table-cell>
          <table:table-cell table:formula="of:=ROUND((0.00005-([.A2035]-0.4)/270000) * 1000000)" office:value-type="float" office:value="-24" calcext:value-type="float">
            <text:p>-24</text:p>
          </table:table-cell>
          <table:table-cell table:formula="of:=([.A2035]-0.4)/(0.00005-0.000001*[.B2035])-260000" office:value-type="float" office:value="9324.32432432944" calcext:value-type="float">
            <text:p>9324</text:p>
          </table:table-cell>
        </table:table-row>
        <table:table-row table:style-name="ro1">
          <table:table-cell table:formula="of:=[.A2035]+0.01" office:value-type="float" office:value="20.3400000000004" calcext:value-type="float">
            <text:p>20.3400000000004</text:p>
          </table:table-cell>
          <table:table-cell table:formula="of:=ROUND((0.00005-([.A2036]-0.4)/270000) * 1000000)" office:value-type="float" office:value="-24" calcext:value-type="float">
            <text:p>-24</text:p>
          </table:table-cell>
          <table:table-cell table:formula="of:=([.A2036]-0.4)/(0.00005-0.000001*[.B2036])-260000" office:value-type="float" office:value="9459.45945946459" calcext:value-type="float">
            <text:p>9459</text:p>
          </table:table-cell>
        </table:table-row>
        <table:table-row table:style-name="ro1">
          <table:table-cell table:formula="of:=[.A2036]+0.01" office:value-type="float" office:value="20.3500000000004" calcext:value-type="float">
            <text:p>20.3500000000004</text:p>
          </table:table-cell>
          <table:table-cell table:formula="of:=ROUND((0.00005-([.A2037]-0.4)/270000) * 1000000)" office:value-type="float" office:value="-24" calcext:value-type="float">
            <text:p>-24</text:p>
          </table:table-cell>
          <table:table-cell table:formula="of:=([.A2037]-0.4)/(0.00005-0.000001*[.B2037])-260000" office:value-type="float" office:value="9594.59459459974" calcext:value-type="float">
            <text:p>9595</text:p>
          </table:table-cell>
        </table:table-row>
        <table:table-row table:style-name="ro1">
          <table:table-cell table:formula="of:=[.A2037]+0.01" office:value-type="float" office:value="20.3600000000004" calcext:value-type="float">
            <text:p>20.3600000000004</text:p>
          </table:table-cell>
          <table:table-cell table:formula="of:=ROUND((0.00005-([.A2038]-0.4)/270000) * 1000000)" office:value-type="float" office:value="-24" calcext:value-type="float">
            <text:p>-24</text:p>
          </table:table-cell>
          <table:table-cell table:formula="of:=([.A2038]-0.4)/(0.00005-0.000001*[.B2038])-260000" office:value-type="float" office:value="9729.72972973489" calcext:value-type="float">
            <text:p>9730</text:p>
          </table:table-cell>
        </table:table-row>
        <table:table-row table:style-name="ro1">
          <table:table-cell table:formula="of:=[.A2038]+0.01" office:value-type="float" office:value="20.3700000000004" calcext:value-type="float">
            <text:p>20.3700000000004</text:p>
          </table:table-cell>
          <table:table-cell table:formula="of:=ROUND((0.00005-([.A2039]-0.4)/270000) * 1000000)" office:value-type="float" office:value="-24" calcext:value-type="float">
            <text:p>-24</text:p>
          </table:table-cell>
          <table:table-cell table:formula="of:=([.A2039]-0.4)/(0.00005-0.000001*[.B2039])-260000" office:value-type="float" office:value="9864.86486487003" calcext:value-type="float">
            <text:p>9865</text:p>
          </table:table-cell>
        </table:table-row>
        <table:table-row table:style-name="ro1">
          <table:table-cell table:formula="of:=[.A2039]+0.01" office:value-type="float" office:value="20.3800000000004" calcext:value-type="float">
            <text:p>20.3800000000004</text:p>
          </table:table-cell>
          <table:table-cell table:formula="of:=ROUND((0.00005-([.A2040]-0.4)/270000) * 1000000)" office:value-type="float" office:value="-24" calcext:value-type="float">
            <text:p>-24</text:p>
          </table:table-cell>
          <table:table-cell table:formula="of:=([.A2040]-0.4)/(0.00005-0.000001*[.B2040])-260000" office:value-type="float" office:value="10000.0000000052" calcext:value-type="float">
            <text:p>10000</text:p>
          </table:table-cell>
        </table:table-row>
        <table:table-row table:style-name="ro1">
          <table:table-cell table:formula="of:=[.A2040]+0.01" office:value-type="float" office:value="20.3900000000004" calcext:value-type="float">
            <text:p>20.3900000000004</text:p>
          </table:table-cell>
          <table:table-cell table:formula="of:=ROUND((0.00005-([.A2041]-0.4)/270000) * 1000000)" office:value-type="float" office:value="-24" calcext:value-type="float">
            <text:p>-24</text:p>
          </table:table-cell>
          <table:table-cell table:formula="of:=([.A2041]-0.4)/(0.00005-0.000001*[.B2041])-260000" office:value-type="float" office:value="10135.1351351404" calcext:value-type="float">
            <text:p>10135</text:p>
          </table:table-cell>
        </table:table-row>
        <table:table-row table:style-name="ro1">
          <table:table-cell table:formula="of:=[.A2041]+0.01" office:value-type="float" office:value="20.4000000000004" calcext:value-type="float">
            <text:p>20.4000000000004</text:p>
          </table:table-cell>
          <table:table-cell table:formula="of:=ROUND((0.00005-([.A2042]-0.4)/270000) * 1000000)" office:value-type="float" office:value="-24" calcext:value-type="float">
            <text:p>-24</text:p>
          </table:table-cell>
          <table:table-cell table:formula="of:=([.A2042]-0.4)/(0.00005-0.000001*[.B2042])-260000" office:value-type="float" office:value="10270.2702702755" calcext:value-type="float">
            <text:p>10270</text:p>
          </table:table-cell>
        </table:table-row>
        <table:table-row table:style-name="ro1">
          <table:table-cell table:formula="of:=[.A2042]+0.01" office:value-type="float" office:value="20.4100000000004" calcext:value-type="float">
            <text:p>20.4100000000004</text:p>
          </table:table-cell>
          <table:table-cell table:formula="of:=ROUND((0.00005-([.A2043]-0.4)/270000) * 1000000)" office:value-type="float" office:value="-24" calcext:value-type="float">
            <text:p>-24</text:p>
          </table:table-cell>
          <table:table-cell table:formula="of:=([.A2043]-0.4)/(0.00005-0.000001*[.B2043])-260000" office:value-type="float" office:value="10405.4054054107" calcext:value-type="float">
            <text:p>10405</text:p>
          </table:table-cell>
        </table:table-row>
        <table:table-row table:style-name="ro1">
          <table:table-cell table:formula="of:=[.A2043]+0.01" office:value-type="float" office:value="20.4200000000004" calcext:value-type="float">
            <text:p>20.4200000000004</text:p>
          </table:table-cell>
          <table:table-cell table:formula="of:=ROUND((0.00005-([.A2044]-0.4)/270000) * 1000000)" office:value-type="float" office:value="-24" calcext:value-type="float">
            <text:p>-24</text:p>
          </table:table-cell>
          <table:table-cell table:formula="of:=([.A2044]-0.4)/(0.00005-0.000001*[.B2044])-260000" office:value-type="float" office:value="10540.5405405458" calcext:value-type="float">
            <text:p>10541</text:p>
          </table:table-cell>
        </table:table-row>
        <table:table-row table:style-name="ro1">
          <table:table-cell table:formula="of:=[.A2044]+0.01" office:value-type="float" office:value="20.4300000000004" calcext:value-type="float">
            <text:p>20.4300000000004</text:p>
          </table:table-cell>
          <table:table-cell table:formula="of:=ROUND((0.00005-([.A2045]-0.4)/270000) * 1000000)" office:value-type="float" office:value="-24" calcext:value-type="float">
            <text:p>-24</text:p>
          </table:table-cell>
          <table:table-cell table:formula="of:=([.A2045]-0.4)/(0.00005-0.000001*[.B2045])-260000" office:value-type="float" office:value="10675.675675681" calcext:value-type="float">
            <text:p>10676</text:p>
          </table:table-cell>
        </table:table-row>
        <table:table-row table:style-name="ro1">
          <table:table-cell table:formula="of:=[.A2045]+0.01" office:value-type="float" office:value="20.4400000000004" calcext:value-type="float">
            <text:p>20.4400000000004</text:p>
          </table:table-cell>
          <table:table-cell table:formula="of:=ROUND((0.00005-([.A2046]-0.4)/270000) * 1000000)" office:value-type="float" office:value="-24" calcext:value-type="float">
            <text:p>-24</text:p>
          </table:table-cell>
          <table:table-cell table:formula="of:=([.A2046]-0.4)/(0.00005-0.000001*[.B2046])-260000" office:value-type="float" office:value="10810.8108108161" calcext:value-type="float">
            <text:p>10811</text:p>
          </table:table-cell>
        </table:table-row>
        <table:table-row table:style-name="ro1">
          <table:table-cell table:formula="of:=[.A2046]+0.01" office:value-type="float" office:value="20.4500000000004" calcext:value-type="float">
            <text:p>20.4500000000004</text:p>
          </table:table-cell>
          <table:table-cell table:formula="of:=ROUND((0.00005-([.A2047]-0.4)/270000) * 1000000)" office:value-type="float" office:value="-24" calcext:value-type="float">
            <text:p>-24</text:p>
          </table:table-cell>
          <table:table-cell table:formula="of:=([.A2047]-0.4)/(0.00005-0.000001*[.B2047])-260000" office:value-type="float" office:value="10945.9459459513" calcext:value-type="float">
            <text:p>10946</text:p>
          </table:table-cell>
        </table:table-row>
        <table:table-row table:style-name="ro1">
          <table:table-cell table:formula="of:=[.A2047]+0.01" office:value-type="float" office:value="20.4600000000004" calcext:value-type="float">
            <text:p>20.4600000000004</text:p>
          </table:table-cell>
          <table:table-cell table:formula="of:=ROUND((0.00005-([.A2048]-0.4)/270000) * 1000000)" office:value-type="float" office:value="-24" calcext:value-type="float">
            <text:p>-24</text:p>
          </table:table-cell>
          <table:table-cell table:formula="of:=([.A2048]-0.4)/(0.00005-0.000001*[.B2048])-260000" office:value-type="float" office:value="11081.0810810865" calcext:value-type="float">
            <text:p>11081</text:p>
          </table:table-cell>
        </table:table-row>
        <table:table-row table:style-name="ro1">
          <table:table-cell table:formula="of:=[.A2048]+0.01" office:value-type="float" office:value="20.4700000000004" calcext:value-type="float">
            <text:p>20.4700000000004</text:p>
          </table:table-cell>
          <table:table-cell table:formula="of:=ROUND((0.00005-([.A2049]-0.4)/270000) * 1000000)" office:value-type="float" office:value="-24" calcext:value-type="float">
            <text:p>-24</text:p>
          </table:table-cell>
          <table:table-cell table:formula="of:=([.A2049]-0.4)/(0.00005-0.000001*[.B2049])-260000" office:value-type="float" office:value="11216.2162162216" calcext:value-type="float">
            <text:p>11216</text:p>
          </table:table-cell>
        </table:table-row>
        <table:table-row table:style-name="ro1">
          <table:table-cell table:formula="of:=[.A2049]+0.01" office:value-type="float" office:value="20.4800000000004" calcext:value-type="float">
            <text:p>20.4800000000004</text:p>
          </table:table-cell>
          <table:table-cell table:formula="of:=ROUND((0.00005-([.A2050]-0.4)/270000) * 1000000)" office:value-type="float" office:value="-24" calcext:value-type="float">
            <text:p>-24</text:p>
          </table:table-cell>
          <table:table-cell table:formula="of:=([.A2050]-0.4)/(0.00005-0.000001*[.B2050])-260000" office:value-type="float" office:value="11351.3513513568" calcext:value-type="float">
            <text:p>11351</text:p>
          </table:table-cell>
        </table:table-row>
        <table:table-row table:style-name="ro1">
          <table:table-cell table:formula="of:=[.A2050]+0.01" office:value-type="float" office:value="20.4900000000004" calcext:value-type="float">
            <text:p>20.4900000000004</text:p>
          </table:table-cell>
          <table:table-cell table:formula="of:=ROUND((0.00005-([.A2051]-0.4)/270000) * 1000000)" office:value-type="float" office:value="-24" calcext:value-type="float">
            <text:p>-24</text:p>
          </table:table-cell>
          <table:table-cell table:formula="of:=([.A2051]-0.4)/(0.00005-0.000001*[.B2051])-260000" office:value-type="float" office:value="11486.4864864919" calcext:value-type="float">
            <text:p>11486</text:p>
          </table:table-cell>
        </table:table-row>
        <table:table-row table:style-name="ro1">
          <table:table-cell table:formula="of:=[.A2051]+0.01" office:value-type="float" office:value="20.5000000000004" calcext:value-type="float">
            <text:p>20.5000000000004</text:p>
          </table:table-cell>
          <table:table-cell table:formula="of:=ROUND((0.00005-([.A2052]-0.4)/270000) * 1000000)" office:value-type="float" office:value="-24" calcext:value-type="float">
            <text:p>-24</text:p>
          </table:table-cell>
          <table:table-cell table:formula="of:=([.A2052]-0.4)/(0.00005-0.000001*[.B2052])-260000" office:value-type="float" office:value="11621.6216216271" calcext:value-type="float">
            <text:p>11622</text:p>
          </table:table-cell>
        </table:table-row>
        <table:table-row table:style-name="ro1">
          <table:table-cell table:formula="of:=[.A2052]+0.01" office:value-type="float" office:value="20.5100000000004" calcext:value-type="float">
            <text:p>20.5100000000004</text:p>
          </table:table-cell>
          <table:table-cell table:formula="of:=ROUND((0.00005-([.A2053]-0.4)/270000) * 1000000)" office:value-type="float" office:value="-24" calcext:value-type="float">
            <text:p>-24</text:p>
          </table:table-cell>
          <table:table-cell table:formula="of:=([.A2053]-0.4)/(0.00005-0.000001*[.B2053])-260000" office:value-type="float" office:value="11756.7567567622" calcext:value-type="float">
            <text:p>11757</text:p>
          </table:table-cell>
        </table:table-row>
        <table:table-row table:style-name="ro1">
          <table:table-cell table:formula="of:=[.A2053]+0.01" office:value-type="float" office:value="20.5200000000004" calcext:value-type="float">
            <text:p>20.5200000000004</text:p>
          </table:table-cell>
          <table:table-cell table:formula="of:=ROUND((0.00005-([.A2054]-0.4)/270000) * 1000000)" office:value-type="float" office:value="-25" calcext:value-type="float">
            <text:p>-25</text:p>
          </table:table-cell>
          <table:table-cell table:formula="of:=([.A2054]-0.4)/(0.00005-0.000001*[.B2054])-260000" office:value-type="float" office:value="8266.6666666721" calcext:value-type="float">
            <text:p>8267</text:p>
          </table:table-cell>
        </table:table-row>
        <table:table-row table:style-name="ro1">
          <table:table-cell table:formula="of:=[.A2054]+0.01" office:value-type="float" office:value="20.5300000000004" calcext:value-type="float">
            <text:p>20.5300000000004</text:p>
          </table:table-cell>
          <table:table-cell table:formula="of:=ROUND((0.00005-([.A2055]-0.4)/270000) * 1000000)" office:value-type="float" office:value="-25" calcext:value-type="float">
            <text:p>-25</text:p>
          </table:table-cell>
          <table:table-cell table:formula="of:=([.A2055]-0.4)/(0.00005-0.000001*[.B2055])-260000" office:value-type="float" office:value="8400.00000000547" calcext:value-type="float">
            <text:p>8400</text:p>
          </table:table-cell>
        </table:table-row>
        <table:table-row table:style-name="ro1">
          <table:table-cell table:formula="of:=[.A2055]+0.01" office:value-type="float" office:value="20.5400000000004" calcext:value-type="float">
            <text:p>20.5400000000004</text:p>
          </table:table-cell>
          <table:table-cell table:formula="of:=ROUND((0.00005-([.A2056]-0.4)/270000) * 1000000)" office:value-type="float" office:value="-25" calcext:value-type="float">
            <text:p>-25</text:p>
          </table:table-cell>
          <table:table-cell table:formula="of:=([.A2056]-0.4)/(0.00005-0.000001*[.B2056])-260000" office:value-type="float" office:value="8533.33333333879" calcext:value-type="float">
            <text:p>8533</text:p>
          </table:table-cell>
        </table:table-row>
        <table:table-row table:style-name="ro1">
          <table:table-cell table:formula="of:=[.A2056]+0.01" office:value-type="float" office:value="20.5500000000004" calcext:value-type="float">
            <text:p>20.5500000000004</text:p>
          </table:table-cell>
          <table:table-cell table:formula="of:=ROUND((0.00005-([.A2057]-0.4)/270000) * 1000000)" office:value-type="float" office:value="-25" calcext:value-type="float">
            <text:p>-25</text:p>
          </table:table-cell>
          <table:table-cell table:formula="of:=([.A2057]-0.4)/(0.00005-0.000001*[.B2057])-260000" office:value-type="float" office:value="8666.66666667216" calcext:value-type="float">
            <text:p>8667</text:p>
          </table:table-cell>
        </table:table-row>
        <table:table-row table:style-name="ro1">
          <table:table-cell table:formula="of:=[.A2057]+0.01" office:value-type="float" office:value="20.5600000000004" calcext:value-type="float">
            <text:p>20.5600000000004</text:p>
          </table:table-cell>
          <table:table-cell table:formula="of:=ROUND((0.00005-([.A2058]-0.4)/270000) * 1000000)" office:value-type="float" office:value="-25" calcext:value-type="float">
            <text:p>-25</text:p>
          </table:table-cell>
          <table:table-cell table:formula="of:=([.A2058]-0.4)/(0.00005-0.000001*[.B2058])-260000" office:value-type="float" office:value="8800.00000000553" calcext:value-type="float">
            <text:p>8800</text:p>
          </table:table-cell>
        </table:table-row>
        <table:table-row table:style-name="ro1">
          <table:table-cell table:formula="of:=[.A2058]+0.01" office:value-type="float" office:value="20.5700000000004" calcext:value-type="float">
            <text:p>20.5700000000004</text:p>
          </table:table-cell>
          <table:table-cell table:formula="of:=ROUND((0.00005-([.A2059]-0.4)/270000) * 1000000)" office:value-type="float" office:value="-25" calcext:value-type="float">
            <text:p>-25</text:p>
          </table:table-cell>
          <table:table-cell table:formula="of:=([.A2059]-0.4)/(0.00005-0.000001*[.B2059])-260000" office:value-type="float" office:value="8933.3333333389" calcext:value-type="float">
            <text:p>8933</text:p>
          </table:table-cell>
        </table:table-row>
        <table:table-row table:style-name="ro1">
          <table:table-cell table:formula="of:=[.A2059]+0.01" office:value-type="float" office:value="20.5800000000004" calcext:value-type="float">
            <text:p>20.5800000000004</text:p>
          </table:table-cell>
          <table:table-cell table:formula="of:=ROUND((0.00005-([.A2060]-0.4)/270000) * 1000000)" office:value-type="float" office:value="-25" calcext:value-type="float">
            <text:p>-25</text:p>
          </table:table-cell>
          <table:table-cell table:formula="of:=([.A2060]-0.4)/(0.00005-0.000001*[.B2060])-260000" office:value-type="float" office:value="9066.66666667222" calcext:value-type="float">
            <text:p>9067</text:p>
          </table:table-cell>
        </table:table-row>
        <table:table-row table:style-name="ro1">
          <table:table-cell table:formula="of:=[.A2060]+0.01" office:value-type="float" office:value="20.5900000000004" calcext:value-type="float">
            <text:p>20.5900000000004</text:p>
          </table:table-cell>
          <table:table-cell table:formula="of:=ROUND((0.00005-([.A2061]-0.4)/270000) * 1000000)" office:value-type="float" office:value="-25" calcext:value-type="float">
            <text:p>-25</text:p>
          </table:table-cell>
          <table:table-cell table:formula="of:=([.A2061]-0.4)/(0.00005-0.000001*[.B2061])-260000" office:value-type="float" office:value="9200.00000000559" calcext:value-type="float">
            <text:p>9200</text:p>
          </table:table-cell>
        </table:table-row>
        <table:table-row table:style-name="ro1">
          <table:table-cell table:formula="of:=[.A2061]+0.01" office:value-type="float" office:value="20.6000000000004" calcext:value-type="float">
            <text:p>20.6000000000004</text:p>
          </table:table-cell>
          <table:table-cell table:formula="of:=ROUND((0.00005-([.A2062]-0.4)/270000) * 1000000)" office:value-type="float" office:value="-25" calcext:value-type="float">
            <text:p>-25</text:p>
          </table:table-cell>
          <table:table-cell table:formula="of:=([.A2062]-0.4)/(0.00005-0.000001*[.B2062])-260000" office:value-type="float" office:value="9333.33333333896" calcext:value-type="float">
            <text:p>9333</text:p>
          </table:table-cell>
        </table:table-row>
        <table:table-row table:style-name="ro1">
          <table:table-cell table:formula="of:=[.A2062]+0.01" office:value-type="float" office:value="20.6100000000004" calcext:value-type="float">
            <text:p>20.6100000000004</text:p>
          </table:table-cell>
          <table:table-cell table:formula="of:=ROUND((0.00005-([.A2063]-0.4)/270000) * 1000000)" office:value-type="float" office:value="-25" calcext:value-type="float">
            <text:p>-25</text:p>
          </table:table-cell>
          <table:table-cell table:formula="of:=([.A2063]-0.4)/(0.00005-0.000001*[.B2063])-260000" office:value-type="float" office:value="9466.66666667228" calcext:value-type="float">
            <text:p>9467</text:p>
          </table:table-cell>
        </table:table-row>
        <table:table-row table:style-name="ro1">
          <table:table-cell table:formula="of:=[.A2063]+0.01" office:value-type="float" office:value="20.6200000000004" calcext:value-type="float">
            <text:p>20.6200000000004</text:p>
          </table:table-cell>
          <table:table-cell table:formula="of:=ROUND((0.00005-([.A2064]-0.4)/270000) * 1000000)" office:value-type="float" office:value="-25" calcext:value-type="float">
            <text:p>-25</text:p>
          </table:table-cell>
          <table:table-cell table:formula="of:=([.A2064]-0.4)/(0.00005-0.000001*[.B2064])-260000" office:value-type="float" office:value="9600.00000000565" calcext:value-type="float">
            <text:p>9600</text:p>
          </table:table-cell>
        </table:table-row>
        <table:table-row table:style-name="ro1">
          <table:table-cell table:formula="of:=[.A2064]+0.01" office:value-type="float" office:value="20.6300000000004" calcext:value-type="float">
            <text:p>20.6300000000004</text:p>
          </table:table-cell>
          <table:table-cell table:formula="of:=ROUND((0.00005-([.A2065]-0.4)/270000) * 1000000)" office:value-type="float" office:value="-25" calcext:value-type="float">
            <text:p>-25</text:p>
          </table:table-cell>
          <table:table-cell table:formula="of:=([.A2065]-0.4)/(0.00005-0.000001*[.B2065])-260000" office:value-type="float" office:value="9733.33333333902" calcext:value-type="float">
            <text:p>9733</text:p>
          </table:table-cell>
        </table:table-row>
        <table:table-row table:style-name="ro1">
          <table:table-cell table:formula="of:=[.A2065]+0.01" office:value-type="float" office:value="20.6400000000004" calcext:value-type="float">
            <text:p>20.6400000000004</text:p>
          </table:table-cell>
          <table:table-cell table:formula="of:=ROUND((0.00005-([.A2066]-0.4)/270000) * 1000000)" office:value-type="float" office:value="-25" calcext:value-type="float">
            <text:p>-25</text:p>
          </table:table-cell>
          <table:table-cell table:formula="of:=([.A2066]-0.4)/(0.00005-0.000001*[.B2066])-260000" office:value-type="float" office:value="9866.66666667233" calcext:value-type="float">
            <text:p>9867</text:p>
          </table:table-cell>
        </table:table-row>
        <table:table-row table:style-name="ro1">
          <table:table-cell table:formula="of:=[.A2066]+0.01" office:value-type="float" office:value="20.6500000000004" calcext:value-type="float">
            <text:p>20.6500000000004</text:p>
          </table:table-cell>
          <table:table-cell table:formula="of:=ROUND((0.00005-([.A2067]-0.4)/270000) * 1000000)" office:value-type="float" office:value="-25" calcext:value-type="float">
            <text:p>-25</text:p>
          </table:table-cell>
          <table:table-cell table:formula="of:=([.A2067]-0.4)/(0.00005-0.000001*[.B2067])-260000" office:value-type="float" office:value="10000.0000000057" calcext:value-type="float">
            <text:p>10000</text:p>
          </table:table-cell>
        </table:table-row>
        <table:table-row table:style-name="ro1">
          <table:table-cell table:formula="of:=[.A2067]+0.01" office:value-type="float" office:value="20.6600000000004" calcext:value-type="float">
            <text:p>20.6600000000004</text:p>
          </table:table-cell>
          <table:table-cell table:formula="of:=ROUND((0.00005-([.A2068]-0.4)/270000) * 1000000)" office:value-type="float" office:value="-25" calcext:value-type="float">
            <text:p>-25</text:p>
          </table:table-cell>
          <table:table-cell table:formula="of:=([.A2068]-0.4)/(0.00005-0.000001*[.B2068])-260000" office:value-type="float" office:value="10133.3333333391" calcext:value-type="float">
            <text:p>10133</text:p>
          </table:table-cell>
        </table:table-row>
        <table:table-row table:style-name="ro1">
          <table:table-cell table:formula="of:=[.A2068]+0.01" office:value-type="float" office:value="20.6700000000004" calcext:value-type="float">
            <text:p>20.6700000000004</text:p>
          </table:table-cell>
          <table:table-cell table:formula="of:=ROUND((0.00005-([.A2069]-0.4)/270000) * 1000000)" office:value-type="float" office:value="-25" calcext:value-type="float">
            <text:p>-25</text:p>
          </table:table-cell>
          <table:table-cell table:formula="of:=([.A2069]-0.4)/(0.00005-0.000001*[.B2069])-260000" office:value-type="float" office:value="10266.6666666724" calcext:value-type="float">
            <text:p>10267</text:p>
          </table:table-cell>
        </table:table-row>
        <table:table-row table:style-name="ro1">
          <table:table-cell table:formula="of:=[.A2069]+0.01" office:value-type="float" office:value="20.6800000000004" calcext:value-type="float">
            <text:p>20.6800000000004</text:p>
          </table:table-cell>
          <table:table-cell table:formula="of:=ROUND((0.00005-([.A2070]-0.4)/270000) * 1000000)" office:value-type="float" office:value="-25" calcext:value-type="float">
            <text:p>-25</text:p>
          </table:table-cell>
          <table:table-cell table:formula="of:=([.A2070]-0.4)/(0.00005-0.000001*[.B2070])-260000" office:value-type="float" office:value="10400.0000000058" calcext:value-type="float">
            <text:p>10400</text:p>
          </table:table-cell>
        </table:table-row>
        <table:table-row table:style-name="ro1">
          <table:table-cell table:formula="of:=[.A2070]+0.01" office:value-type="float" office:value="20.6900000000004" calcext:value-type="float">
            <text:p>20.6900000000004</text:p>
          </table:table-cell>
          <table:table-cell table:formula="of:=ROUND((0.00005-([.A2071]-0.4)/270000) * 1000000)" office:value-type="float" office:value="-25" calcext:value-type="float">
            <text:p>-25</text:p>
          </table:table-cell>
          <table:table-cell table:formula="of:=([.A2071]-0.4)/(0.00005-0.000001*[.B2071])-260000" office:value-type="float" office:value="10533.3333333391" calcext:value-type="float">
            <text:p>10533</text:p>
          </table:table-cell>
        </table:table-row>
        <table:table-row table:style-name="ro1">
          <table:table-cell table:formula="of:=[.A2071]+0.01" office:value-type="float" office:value="20.7000000000004" calcext:value-type="float">
            <text:p>20.7000000000004</text:p>
          </table:table-cell>
          <table:table-cell table:formula="of:=ROUND((0.00005-([.A2072]-0.4)/270000) * 1000000)" office:value-type="float" office:value="-25" calcext:value-type="float">
            <text:p>-25</text:p>
          </table:table-cell>
          <table:table-cell table:formula="of:=([.A2072]-0.4)/(0.00005-0.000001*[.B2072])-260000" office:value-type="float" office:value="10666.6666666724" calcext:value-type="float">
            <text:p>10667</text:p>
          </table:table-cell>
        </table:table-row>
        <table:table-row table:style-name="ro1">
          <table:table-cell table:formula="of:=[.A2072]+0.01" office:value-type="float" office:value="20.7100000000004" calcext:value-type="float">
            <text:p>20.7100000000004</text:p>
          </table:table-cell>
          <table:table-cell table:formula="of:=ROUND((0.00005-([.A2073]-0.4)/270000) * 1000000)" office:value-type="float" office:value="-25" calcext:value-type="float">
            <text:p>-25</text:p>
          </table:table-cell>
          <table:table-cell table:formula="of:=([.A2073]-0.4)/(0.00005-0.000001*[.B2073])-260000" office:value-type="float" office:value="10800.0000000058" calcext:value-type="float">
            <text:p>10800</text:p>
          </table:table-cell>
        </table:table-row>
        <table:table-row table:style-name="ro1">
          <table:table-cell table:formula="of:=[.A2073]+0.01" office:value-type="float" office:value="20.7200000000004" calcext:value-type="float">
            <text:p>20.7200000000004</text:p>
          </table:table-cell>
          <table:table-cell table:formula="of:=ROUND((0.00005-([.A2074]-0.4)/270000) * 1000000)" office:value-type="float" office:value="-25" calcext:value-type="float">
            <text:p>-25</text:p>
          </table:table-cell>
          <table:table-cell table:formula="of:=([.A2074]-0.4)/(0.00005-0.000001*[.B2074])-260000" office:value-type="float" office:value="10933.3333333392" calcext:value-type="float">
            <text:p>10933</text:p>
          </table:table-cell>
        </table:table-row>
        <table:table-row table:style-name="ro1">
          <table:table-cell table:formula="of:=[.A2074]+0.01" office:value-type="float" office:value="20.7300000000004" calcext:value-type="float">
            <text:p>20.7300000000004</text:p>
          </table:table-cell>
          <table:table-cell table:formula="of:=ROUND((0.00005-([.A2075]-0.4)/270000) * 1000000)" office:value-type="float" office:value="-25" calcext:value-type="float">
            <text:p>-25</text:p>
          </table:table-cell>
          <table:table-cell table:formula="of:=([.A2075]-0.4)/(0.00005-0.000001*[.B2075])-260000" office:value-type="float" office:value="11066.6666666726" calcext:value-type="float">
            <text:p>11067</text:p>
          </table:table-cell>
        </table:table-row>
        <table:table-row table:style-name="ro1">
          <table:table-cell table:formula="of:=[.A2075]+0.01" office:value-type="float" office:value="20.7400000000004" calcext:value-type="float">
            <text:p>20.7400000000004</text:p>
          </table:table-cell>
          <table:table-cell table:formula="of:=ROUND((0.00005-([.A2076]-0.4)/270000) * 1000000)" office:value-type="float" office:value="-25" calcext:value-type="float">
            <text:p>-25</text:p>
          </table:table-cell>
          <table:table-cell table:formula="of:=([.A2076]-0.4)/(0.00005-0.000001*[.B2076])-260000" office:value-type="float" office:value="11200.0000000059" calcext:value-type="float">
            <text:p>11200</text:p>
          </table:table-cell>
        </table:table-row>
        <table:table-row table:style-name="ro1">
          <table:table-cell table:formula="of:=[.A2076]+0.01" office:value-type="float" office:value="20.7500000000004" calcext:value-type="float">
            <text:p>20.7500000000004</text:p>
          </table:table-cell>
          <table:table-cell table:formula="of:=ROUND((0.00005-([.A2077]-0.4)/270000) * 1000000)" office:value-type="float" office:value="-25" calcext:value-type="float">
            <text:p>-25</text:p>
          </table:table-cell>
          <table:table-cell table:formula="of:=([.A2077]-0.4)/(0.00005-0.000001*[.B2077])-260000" office:value-type="float" office:value="11333.3333333393" calcext:value-type="float">
            <text:p>11333</text:p>
          </table:table-cell>
        </table:table-row>
        <table:table-row table:style-name="ro1">
          <table:table-cell table:formula="of:=[.A2077]+0.01" office:value-type="float" office:value="20.7600000000004" calcext:value-type="float">
            <text:p>20.7600000000004</text:p>
          </table:table-cell>
          <table:table-cell table:formula="of:=ROUND((0.00005-([.A2078]-0.4)/270000) * 1000000)" office:value-type="float" office:value="-25" calcext:value-type="float">
            <text:p>-25</text:p>
          </table:table-cell>
          <table:table-cell table:formula="of:=([.A2078]-0.4)/(0.00005-0.000001*[.B2078])-260000" office:value-type="float" office:value="11466.6666666726" calcext:value-type="float">
            <text:p>11467</text:p>
          </table:table-cell>
        </table:table-row>
        <table:table-row table:style-name="ro1">
          <table:table-cell table:formula="of:=[.A2078]+0.01" office:value-type="float" office:value="20.7700000000004" calcext:value-type="float">
            <text:p>20.7700000000004</text:p>
          </table:table-cell>
          <table:table-cell table:formula="of:=ROUND((0.00005-([.A2079]-0.4)/270000) * 1000000)" office:value-type="float" office:value="-25" calcext:value-type="float">
            <text:p>-25</text:p>
          </table:table-cell>
          <table:table-cell table:formula="of:=([.A2079]-0.4)/(0.00005-0.000001*[.B2079])-260000" office:value-type="float" office:value="11600.0000000059" calcext:value-type="float">
            <text:p>11600</text:p>
          </table:table-cell>
        </table:table-row>
        <table:table-row table:style-name="ro1">
          <table:table-cell table:formula="of:=[.A2079]+0.01" office:value-type="float" office:value="20.7800000000004" calcext:value-type="float">
            <text:p>20.7800000000004</text:p>
          </table:table-cell>
          <table:table-cell table:formula="of:=ROUND((0.00005-([.A2080]-0.4)/270000) * 1000000)" office:value-type="float" office:value="-25" calcext:value-type="float">
            <text:p>-25</text:p>
          </table:table-cell>
          <table:table-cell table:formula="of:=([.A2080]-0.4)/(0.00005-0.000001*[.B2080])-260000" office:value-type="float" office:value="11733.3333333393" calcext:value-type="float">
            <text:p>11733</text:p>
          </table:table-cell>
        </table:table-row>
        <table:table-row table:style-name="ro1">
          <table:table-cell table:formula="of:=[.A2080]+0.01" office:value-type="float" office:value="20.7900000000004" calcext:value-type="float">
            <text:p>20.7900000000004</text:p>
          </table:table-cell>
          <table:table-cell table:formula="of:=ROUND((0.00005-([.A2081]-0.4)/270000) * 1000000)" office:value-type="float" office:value="-26" calcext:value-type="float">
            <text:p>-26</text:p>
          </table:table-cell>
          <table:table-cell table:formula="of:=([.A2081]-0.4)/(0.00005-0.000001*[.B2081])-260000" office:value-type="float" office:value="8289.47368421644" calcext:value-type="float">
            <text:p>8289</text:p>
          </table:table-cell>
        </table:table-row>
        <table:table-row table:style-name="ro1">
          <table:table-cell table:formula="of:=[.A2081]+0.01" office:value-type="float" office:value="20.8000000000005" calcext:value-type="float">
            <text:p>20.8000000000005</text:p>
          </table:table-cell>
          <table:table-cell table:formula="of:=ROUND((0.00005-([.A2082]-0.4)/270000) * 1000000)" office:value-type="float" office:value="-26" calcext:value-type="float">
            <text:p>-26</text:p>
          </table:table-cell>
          <table:table-cell table:formula="of:=([.A2082]-0.4)/(0.00005-0.000001*[.B2082])-260000" office:value-type="float" office:value="8421.05263158487" calcext:value-type="float">
            <text:p>8421</text:p>
          </table:table-cell>
        </table:table-row>
        <table:table-row table:style-name="ro1">
          <table:table-cell table:formula="of:=[.A2082]+0.01" office:value-type="float" office:value="20.8100000000005" calcext:value-type="float">
            <text:p>20.8100000000005</text:p>
          </table:table-cell>
          <table:table-cell table:formula="of:=ROUND((0.00005-([.A2083]-0.4)/270000) * 1000000)" office:value-type="float" office:value="-26" calcext:value-type="float">
            <text:p>-26</text:p>
          </table:table-cell>
          <table:table-cell table:formula="of:=([.A2083]-0.4)/(0.00005-0.000001*[.B2083])-260000" office:value-type="float" office:value="8552.63157895335" calcext:value-type="float">
            <text:p>8553</text:p>
          </table:table-cell>
        </table:table-row>
        <table:table-row table:style-name="ro1">
          <table:table-cell table:formula="of:=[.A2083]+0.01" office:value-type="float" office:value="20.8200000000005" calcext:value-type="float">
            <text:p>20.8200000000005</text:p>
          </table:table-cell>
          <table:table-cell table:formula="of:=ROUND((0.00005-([.A2084]-0.4)/270000) * 1000000)" office:value-type="float" office:value="-26" calcext:value-type="float">
            <text:p>-26</text:p>
          </table:table-cell>
          <table:table-cell table:formula="of:=([.A2084]-0.4)/(0.00005-0.000001*[.B2084])-260000" office:value-type="float" office:value="8684.21052632178" calcext:value-type="float">
            <text:p>8684</text:p>
          </table:table-cell>
        </table:table-row>
        <table:table-row table:style-name="ro1">
          <table:table-cell table:formula="of:=[.A2084]+0.01" office:value-type="float" office:value="20.8300000000005" calcext:value-type="float">
            <text:p>20.8300000000005</text:p>
          </table:table-cell>
          <table:table-cell table:formula="of:=ROUND((0.00005-([.A2085]-0.4)/270000) * 1000000)" office:value-type="float" office:value="-26" calcext:value-type="float">
            <text:p>-26</text:p>
          </table:table-cell>
          <table:table-cell table:formula="of:=([.A2085]-0.4)/(0.00005-0.000001*[.B2085])-260000" office:value-type="float" office:value="8815.78947369021" calcext:value-type="float">
            <text:p>8816</text:p>
          </table:table-cell>
        </table:table-row>
        <table:table-row table:style-name="ro1">
          <table:table-cell table:formula="of:=[.A2085]+0.01" office:value-type="float" office:value="20.8400000000005" calcext:value-type="float">
            <text:p>20.8400000000005</text:p>
          </table:table-cell>
          <table:table-cell table:formula="of:=ROUND((0.00005-([.A2086]-0.4)/270000) * 1000000)" office:value-type="float" office:value="-26" calcext:value-type="float">
            <text:p>-26</text:p>
          </table:table-cell>
          <table:table-cell table:formula="of:=([.A2086]-0.4)/(0.00005-0.000001*[.B2086])-260000" office:value-type="float" office:value="8947.36842105864" calcext:value-type="float">
            <text:p>8947</text:p>
          </table:table-cell>
        </table:table-row>
        <table:table-row table:style-name="ro1">
          <table:table-cell table:formula="of:=[.A2086]+0.01" office:value-type="float" office:value="20.8500000000005" calcext:value-type="float">
            <text:p>20.8500000000005</text:p>
          </table:table-cell>
          <table:table-cell table:formula="of:=ROUND((0.00005-([.A2087]-0.4)/270000) * 1000000)" office:value-type="float" office:value="-26" calcext:value-type="float">
            <text:p>-26</text:p>
          </table:table-cell>
          <table:table-cell table:formula="of:=([.A2087]-0.4)/(0.00005-0.000001*[.B2087])-260000" office:value-type="float" office:value="9078.94736842712" calcext:value-type="float">
            <text:p>9079</text:p>
          </table:table-cell>
        </table:table-row>
        <table:table-row table:style-name="ro1">
          <table:table-cell table:formula="of:=[.A2087]+0.01" office:value-type="float" office:value="20.8600000000005" calcext:value-type="float">
            <text:p>20.8600000000005</text:p>
          </table:table-cell>
          <table:table-cell table:formula="of:=ROUND((0.00005-([.A2088]-0.4)/270000) * 1000000)" office:value-type="float" office:value="-26" calcext:value-type="float">
            <text:p>-26</text:p>
          </table:table-cell>
          <table:table-cell table:formula="of:=([.A2088]-0.4)/(0.00005-0.000001*[.B2088])-260000" office:value-type="float" office:value="9210.52631579555" calcext:value-type="float">
            <text:p>9211</text:p>
          </table:table-cell>
        </table:table-row>
        <table:table-row table:style-name="ro1">
          <table:table-cell table:formula="of:=[.A2088]+0.01" office:value-type="float" office:value="20.8700000000005" calcext:value-type="float">
            <text:p>20.8700000000005</text:p>
          </table:table-cell>
          <table:table-cell table:formula="of:=ROUND((0.00005-([.A2089]-0.4)/270000) * 1000000)" office:value-type="float" office:value="-26" calcext:value-type="float">
            <text:p>-26</text:p>
          </table:table-cell>
          <table:table-cell table:formula="of:=([.A2089]-0.4)/(0.00005-0.000001*[.B2089])-260000" office:value-type="float" office:value="9342.10526316398" calcext:value-type="float">
            <text:p>9342</text:p>
          </table:table-cell>
        </table:table-row>
        <table:table-row table:style-name="ro1">
          <table:table-cell table:formula="of:=[.A2089]+0.01" office:value-type="float" office:value="20.8800000000005" calcext:value-type="float">
            <text:p>20.8800000000005</text:p>
          </table:table-cell>
          <table:table-cell table:formula="of:=ROUND((0.00005-([.A2090]-0.4)/270000) * 1000000)" office:value-type="float" office:value="-26" calcext:value-type="float">
            <text:p>-26</text:p>
          </table:table-cell>
          <table:table-cell table:formula="of:=([.A2090]-0.4)/(0.00005-0.000001*[.B2090])-260000" office:value-type="float" office:value="9473.6842105324" calcext:value-type="float">
            <text:p>9474</text:p>
          </table:table-cell>
        </table:table-row>
        <table:table-row table:style-name="ro1">
          <table:table-cell table:formula="of:=[.A2090]+0.01" office:value-type="float" office:value="20.8900000000005" calcext:value-type="float">
            <text:p>20.8900000000005</text:p>
          </table:table-cell>
          <table:table-cell table:formula="of:=ROUND((0.00005-([.A2091]-0.4)/270000) * 1000000)" office:value-type="float" office:value="-26" calcext:value-type="float">
            <text:p>-26</text:p>
          </table:table-cell>
          <table:table-cell table:formula="of:=([.A2091]-0.4)/(0.00005-0.000001*[.B2091])-260000" office:value-type="float" office:value="9605.26315790089" calcext:value-type="float">
            <text:p>9605</text:p>
          </table:table-cell>
        </table:table-row>
        <table:table-row table:style-name="ro1">
          <table:table-cell table:formula="of:=[.A2091]+0.01" office:value-type="float" office:value="20.9000000000005" calcext:value-type="float">
            <text:p>20.9000000000005</text:p>
          </table:table-cell>
          <table:table-cell table:formula="of:=ROUND((0.00005-([.A2092]-0.4)/270000) * 1000000)" office:value-type="float" office:value="-26" calcext:value-type="float">
            <text:p>-26</text:p>
          </table:table-cell>
          <table:table-cell table:formula="of:=([.A2092]-0.4)/(0.00005-0.000001*[.B2092])-260000" office:value-type="float" office:value="9736.84210526932" calcext:value-type="float">
            <text:p>9737</text:p>
          </table:table-cell>
        </table:table-row>
        <table:table-row table:style-name="ro1">
          <table:table-cell table:formula="of:=[.A2092]+0.01" office:value-type="float" office:value="20.9100000000005" calcext:value-type="float">
            <text:p>20.9100000000005</text:p>
          </table:table-cell>
          <table:table-cell table:formula="of:=ROUND((0.00005-([.A2093]-0.4)/270000) * 1000000)" office:value-type="float" office:value="-26" calcext:value-type="float">
            <text:p>-26</text:p>
          </table:table-cell>
          <table:table-cell table:formula="of:=([.A2093]-0.4)/(0.00005-0.000001*[.B2093])-260000" office:value-type="float" office:value="9868.42105263774" calcext:value-type="float">
            <text:p>9868</text:p>
          </table:table-cell>
        </table:table-row>
        <table:table-row table:style-name="ro1">
          <table:table-cell table:formula="of:=[.A2093]+0.01" office:value-type="float" office:value="20.9200000000005" calcext:value-type="float">
            <text:p>20.9200000000005</text:p>
          </table:table-cell>
          <table:table-cell table:formula="of:=ROUND((0.00005-([.A2094]-0.4)/270000) * 1000000)" office:value-type="float" office:value="-26" calcext:value-type="float">
            <text:p>-26</text:p>
          </table:table-cell>
          <table:table-cell table:formula="of:=([.A2094]-0.4)/(0.00005-0.000001*[.B2094])-260000" office:value-type="float" office:value="10000.0000000062" calcext:value-type="float">
            <text:p>10000</text:p>
          </table:table-cell>
        </table:table-row>
        <table:table-row table:style-name="ro1">
          <table:table-cell table:formula="of:=[.A2094]+0.01" office:value-type="float" office:value="20.9300000000005" calcext:value-type="float">
            <text:p>20.9300000000005</text:p>
          </table:table-cell>
          <table:table-cell table:formula="of:=ROUND((0.00005-([.A2095]-0.4)/270000) * 1000000)" office:value-type="float" office:value="-26" calcext:value-type="float">
            <text:p>-26</text:p>
          </table:table-cell>
          <table:table-cell table:formula="of:=([.A2095]-0.4)/(0.00005-0.000001*[.B2095])-260000" office:value-type="float" office:value="10131.5789473747" calcext:value-type="float">
            <text:p>10132</text:p>
          </table:table-cell>
        </table:table-row>
        <table:table-row table:style-name="ro1">
          <table:table-cell table:formula="of:=[.A2095]+0.01" office:value-type="float" office:value="20.9400000000005" calcext:value-type="float">
            <text:p>20.9400000000005</text:p>
          </table:table-cell>
          <table:table-cell table:formula="of:=ROUND((0.00005-([.A2096]-0.4)/270000) * 1000000)" office:value-type="float" office:value="-26" calcext:value-type="float">
            <text:p>-26</text:p>
          </table:table-cell>
          <table:table-cell table:formula="of:=([.A2096]-0.4)/(0.00005-0.000001*[.B2096])-260000" office:value-type="float" office:value="10263.1578947431" calcext:value-type="float">
            <text:p>10263</text:p>
          </table:table-cell>
        </table:table-row>
        <table:table-row table:style-name="ro1">
          <table:table-cell table:formula="of:=[.A2096]+0.01" office:value-type="float" office:value="20.9500000000005" calcext:value-type="float">
            <text:p>20.9500000000005</text:p>
          </table:table-cell>
          <table:table-cell table:formula="of:=ROUND((0.00005-([.A2097]-0.4)/270000) * 1000000)" office:value-type="float" office:value="-26" calcext:value-type="float">
            <text:p>-26</text:p>
          </table:table-cell>
          <table:table-cell table:formula="of:=([.A2097]-0.4)/(0.00005-0.000001*[.B2097])-260000" office:value-type="float" office:value="10394.7368421115" calcext:value-type="float">
            <text:p>10395</text:p>
          </table:table-cell>
        </table:table-row>
        <table:table-row table:style-name="ro1">
          <table:table-cell table:formula="of:=[.A2097]+0.01" office:value-type="float" office:value="20.9600000000005" calcext:value-type="float">
            <text:p>20.9600000000005</text:p>
          </table:table-cell>
          <table:table-cell table:formula="of:=ROUND((0.00005-([.A2098]-0.4)/270000) * 1000000)" office:value-type="float" office:value="-26" calcext:value-type="float">
            <text:p>-26</text:p>
          </table:table-cell>
          <table:table-cell table:formula="of:=([.A2098]-0.4)/(0.00005-0.000001*[.B2098])-260000" office:value-type="float" office:value="10526.3157894799" calcext:value-type="float">
            <text:p>10526</text:p>
          </table:table-cell>
        </table:table-row>
        <table:table-row table:style-name="ro1">
          <table:table-cell table:formula="of:=[.A2098]+0.01" office:value-type="float" office:value="20.9700000000005" calcext:value-type="float">
            <text:p>20.9700000000005</text:p>
          </table:table-cell>
          <table:table-cell table:formula="of:=ROUND((0.00005-([.A2099]-0.4)/270000) * 1000000)" office:value-type="float" office:value="-26" calcext:value-type="float">
            <text:p>-26</text:p>
          </table:table-cell>
          <table:table-cell table:formula="of:=([.A2099]-0.4)/(0.00005-0.000001*[.B2099])-260000" office:value-type="float" office:value="10657.8947368484" calcext:value-type="float">
            <text:p>10658</text:p>
          </table:table-cell>
        </table:table-row>
        <table:table-row table:style-name="ro1">
          <table:table-cell table:formula="of:=[.A2099]+0.01" office:value-type="float" office:value="20.9800000000005" calcext:value-type="float">
            <text:p>20.9800000000005</text:p>
          </table:table-cell>
          <table:table-cell table:formula="of:=ROUND((0.00005-([.A2100]-0.4)/270000) * 1000000)" office:value-type="float" office:value="-26" calcext:value-type="float">
            <text:p>-26</text:p>
          </table:table-cell>
          <table:table-cell table:formula="of:=([.A2100]-0.4)/(0.00005-0.000001*[.B2100])-260000" office:value-type="float" office:value="10789.4736842169" calcext:value-type="float">
            <text:p>10789</text:p>
          </table:table-cell>
        </table:table-row>
        <table:table-row table:style-name="ro1">
          <table:table-cell table:formula="of:=[.A2100]+0.01" office:value-type="float" office:value="20.9900000000005" calcext:value-type="float">
            <text:p>20.9900000000005</text:p>
          </table:table-cell>
          <table:table-cell table:formula="of:=ROUND((0.00005-([.A2101]-0.4)/270000) * 1000000)" office:value-type="float" office:value="-26" calcext:value-type="float">
            <text:p>-26</text:p>
          </table:table-cell>
          <table:table-cell table:formula="of:=([.A2101]-0.4)/(0.00005-0.000001*[.B2101])-260000" office:value-type="float" office:value="10921.0526315853" calcext:value-type="float">
            <text:p>10921</text:p>
          </table:table-cell>
        </table:table-row>
        <table:table-row table:style-name="ro1">
          <table:table-cell table:formula="of:=[.A2101]+0.01" office:value-type="float" office:value="21.0000000000005" calcext:value-type="float">
            <text:p>21.0000000000005</text:p>
          </table:table-cell>
          <table:table-cell table:formula="of:=ROUND((0.00005-([.A2102]-0.4)/270000) * 1000000)" office:value-type="float" office:value="-26" calcext:value-type="float">
            <text:p>-26</text:p>
          </table:table-cell>
          <table:table-cell table:formula="of:=([.A2102]-0.4)/(0.00005-0.000001*[.B2102])-260000" office:value-type="float" office:value="11052.6315789537" calcext:value-type="float">
            <text:p>11053</text:p>
          </table:table-cell>
        </table:table-row>
        <table:table-row table:style-name="ro1">
          <table:table-cell table:formula="of:=[.A2102]+0.01" office:value-type="float" office:value="21.0100000000005" calcext:value-type="float">
            <text:p>21.0100000000005</text:p>
          </table:table-cell>
          <table:table-cell table:formula="of:=ROUND((0.00005-([.A2103]-0.4)/270000) * 1000000)" office:value-type="float" office:value="-26" calcext:value-type="float">
            <text:p>-26</text:p>
          </table:table-cell>
          <table:table-cell table:formula="of:=([.A2103]-0.4)/(0.00005-0.000001*[.B2103])-260000" office:value-type="float" office:value="11184.2105263222" calcext:value-type="float">
            <text:p>11184</text:p>
          </table:table-cell>
        </table:table-row>
        <table:table-row table:style-name="ro1">
          <table:table-cell table:formula="of:=[.A2103]+0.01" office:value-type="float" office:value="21.0200000000005" calcext:value-type="float">
            <text:p>21.0200000000005</text:p>
          </table:table-cell>
          <table:table-cell table:formula="of:=ROUND((0.00005-([.A2104]-0.4)/270000) * 1000000)" office:value-type="float" office:value="-26" calcext:value-type="float">
            <text:p>-26</text:p>
          </table:table-cell>
          <table:table-cell table:formula="of:=([.A2104]-0.4)/(0.00005-0.000001*[.B2104])-260000" office:value-type="float" office:value="11315.7894736906" calcext:value-type="float">
            <text:p>11316</text:p>
          </table:table-cell>
        </table:table-row>
        <table:table-row table:style-name="ro1">
          <table:table-cell table:formula="of:=[.A2104]+0.01" office:value-type="float" office:value="21.0300000000005" calcext:value-type="float">
            <text:p>21.0300000000005</text:p>
          </table:table-cell>
          <table:table-cell table:formula="of:=ROUND((0.00005-([.A2105]-0.4)/270000) * 1000000)" office:value-type="float" office:value="-26" calcext:value-type="float">
            <text:p>-26</text:p>
          </table:table-cell>
          <table:table-cell table:formula="of:=([.A2105]-0.4)/(0.00005-0.000001*[.B2105])-260000" office:value-type="float" office:value="11447.368421059" calcext:value-type="float">
            <text:p>11447</text:p>
          </table:table-cell>
        </table:table-row>
        <table:table-row table:style-name="ro1">
          <table:table-cell table:formula="of:=[.A2105]+0.01" office:value-type="float" office:value="21.0400000000005" calcext:value-type="float">
            <text:p>21.0400000000005</text:p>
          </table:table-cell>
          <table:table-cell table:formula="of:=ROUND((0.00005-([.A2106]-0.4)/270000) * 1000000)" office:value-type="float" office:value="-26" calcext:value-type="float">
            <text:p>-26</text:p>
          </table:table-cell>
          <table:table-cell table:formula="of:=([.A2106]-0.4)/(0.00005-0.000001*[.B2106])-260000" office:value-type="float" office:value="11578.9473684275" calcext:value-type="float">
            <text:p>11579</text:p>
          </table:table-cell>
        </table:table-row>
        <table:table-row table:style-name="ro1">
          <table:table-cell table:formula="of:=[.A2106]+0.01" office:value-type="float" office:value="21.0500000000005" calcext:value-type="float">
            <text:p>21.0500000000005</text:p>
          </table:table-cell>
          <table:table-cell table:formula="of:=ROUND((0.00005-([.A2107]-0.4)/270000) * 1000000)" office:value-type="float" office:value="-26" calcext:value-type="float">
            <text:p>-26</text:p>
          </table:table-cell>
          <table:table-cell table:formula="of:=([.A2107]-0.4)/(0.00005-0.000001*[.B2107])-260000" office:value-type="float" office:value="11710.526315796" calcext:value-type="float">
            <text:p>11711</text:p>
          </table:table-cell>
        </table:table-row>
        <table:table-row table:style-name="ro1">
          <table:table-cell table:formula="of:=[.A2107]+0.01" office:value-type="float" office:value="21.0600000000005" calcext:value-type="float">
            <text:p>21.0600000000005</text:p>
          </table:table-cell>
          <table:table-cell table:formula="of:=ROUND((0.00005-([.A2108]-0.4)/270000) * 1000000)" office:value-type="float" office:value="-27" calcext:value-type="float">
            <text:p>-27</text:p>
          </table:table-cell>
          <table:table-cell table:formula="of:=([.A2108]-0.4)/(0.00005-0.000001*[.B2108])-260000" office:value-type="float" office:value="8311.68831169471" calcext:value-type="float">
            <text:p>8312</text:p>
          </table:table-cell>
        </table:table-row>
        <table:table-row table:style-name="ro1">
          <table:table-cell table:formula="of:=[.A2108]+0.01" office:value-type="float" office:value="21.0700000000005" calcext:value-type="float">
            <text:p>21.0700000000005</text:p>
          </table:table-cell>
          <table:table-cell table:formula="of:=ROUND((0.00005-([.A2109]-0.4)/270000) * 1000000)" office:value-type="float" office:value="-27" calcext:value-type="float">
            <text:p>-27</text:p>
          </table:table-cell>
          <table:table-cell table:formula="of:=([.A2109]-0.4)/(0.00005-0.000001*[.B2109])-260000" office:value-type="float" office:value="8441.55844156485" calcext:value-type="float">
            <text:p>8442</text:p>
          </table:table-cell>
        </table:table-row>
        <table:table-row table:style-name="ro1">
          <table:table-cell table:formula="of:=[.A2109]+0.01" office:value-type="float" office:value="21.0800000000005" calcext:value-type="float">
            <text:p>21.0800000000005</text:p>
          </table:table-cell>
          <table:table-cell table:formula="of:=ROUND((0.00005-([.A2110]-0.4)/270000) * 1000000)" office:value-type="float" office:value="-27" calcext:value-type="float">
            <text:p>-27</text:p>
          </table:table-cell>
          <table:table-cell table:formula="of:=([.A2110]-0.4)/(0.00005-0.000001*[.B2110])-260000" office:value-type="float" office:value="8571.42857143504" calcext:value-type="float">
            <text:p>8571</text:p>
          </table:table-cell>
        </table:table-row>
        <table:table-row table:style-name="ro1">
          <table:table-cell table:formula="of:=[.A2110]+0.01" office:value-type="float" office:value="21.0900000000005" calcext:value-type="float">
            <text:p>21.0900000000005</text:p>
          </table:table-cell>
          <table:table-cell table:formula="of:=ROUND((0.00005-([.A2111]-0.4)/270000) * 1000000)" office:value-type="float" office:value="-27" calcext:value-type="float">
            <text:p>-27</text:p>
          </table:table-cell>
          <table:table-cell table:formula="of:=([.A2111]-0.4)/(0.00005-0.000001*[.B2111])-260000" office:value-type="float" office:value="8701.29870130518" calcext:value-type="float">
            <text:p>8701</text:p>
          </table:table-cell>
        </table:table-row>
        <table:table-row table:style-name="ro1">
          <table:table-cell table:formula="of:=[.A2111]+0.01" office:value-type="float" office:value="21.1000000000005" calcext:value-type="float">
            <text:p>21.1000000000005</text:p>
          </table:table-cell>
          <table:table-cell table:formula="of:=ROUND((0.00005-([.A2112]-0.4)/270000) * 1000000)" office:value-type="float" office:value="-27" calcext:value-type="float">
            <text:p>-27</text:p>
          </table:table-cell>
          <table:table-cell table:formula="of:=([.A2112]-0.4)/(0.00005-0.000001*[.B2112])-260000" office:value-type="float" office:value="8831.16883117531" calcext:value-type="float">
            <text:p>8831</text:p>
          </table:table-cell>
        </table:table-row>
        <table:table-row table:style-name="ro1">
          <table:table-cell table:formula="of:=[.A2112]+0.01" office:value-type="float" office:value="21.1100000000005" calcext:value-type="float">
            <text:p>21.1100000000005</text:p>
          </table:table-cell>
          <table:table-cell table:formula="of:=ROUND((0.00005-([.A2113]-0.4)/270000) * 1000000)" office:value-type="float" office:value="-27" calcext:value-type="float">
            <text:p>-27</text:p>
          </table:table-cell>
          <table:table-cell table:formula="of:=([.A2113]-0.4)/(0.00005-0.000001*[.B2113])-260000" office:value-type="float" office:value="8961.03896104544" calcext:value-type="float">
            <text:p>8961</text:p>
          </table:table-cell>
        </table:table-row>
        <table:table-row table:style-name="ro1">
          <table:table-cell table:formula="of:=[.A2113]+0.01" office:value-type="float" office:value="21.1200000000005" calcext:value-type="float">
            <text:p>21.1200000000005</text:p>
          </table:table-cell>
          <table:table-cell table:formula="of:=ROUND((0.00005-([.A2114]-0.4)/270000) * 1000000)" office:value-type="float" office:value="-27" calcext:value-type="float">
            <text:p>-27</text:p>
          </table:table-cell>
          <table:table-cell table:formula="of:=([.A2114]-0.4)/(0.00005-0.000001*[.B2114])-260000" office:value-type="float" office:value="9090.90909091564" calcext:value-type="float">
            <text:p>9091</text:p>
          </table:table-cell>
        </table:table-row>
        <table:table-row table:style-name="ro1">
          <table:table-cell table:formula="of:=[.A2114]+0.01" office:value-type="float" office:value="21.1300000000005" calcext:value-type="float">
            <text:p>21.1300000000005</text:p>
          </table:table-cell>
          <table:table-cell table:formula="of:=ROUND((0.00005-([.A2115]-0.4)/270000) * 1000000)" office:value-type="float" office:value="-27" calcext:value-type="float">
            <text:p>-27</text:p>
          </table:table-cell>
          <table:table-cell table:formula="of:=([.A2115]-0.4)/(0.00005-0.000001*[.B2115])-260000" office:value-type="float" office:value="9220.77922078577" calcext:value-type="float">
            <text:p>9221</text:p>
          </table:table-cell>
        </table:table-row>
        <table:table-row table:style-name="ro1">
          <table:table-cell table:formula="of:=[.A2115]+0.01" office:value-type="float" office:value="21.1400000000005" calcext:value-type="float">
            <text:p>21.1400000000005</text:p>
          </table:table-cell>
          <table:table-cell table:formula="of:=ROUND((0.00005-([.A2116]-0.4)/270000) * 1000000)" office:value-type="float" office:value="-27" calcext:value-type="float">
            <text:p>-27</text:p>
          </table:table-cell>
          <table:table-cell table:formula="of:=([.A2116]-0.4)/(0.00005-0.000001*[.B2116])-260000" office:value-type="float" office:value="9350.64935065591" calcext:value-type="float">
            <text:p>9351</text:p>
          </table:table-cell>
        </table:table-row>
        <table:table-row table:style-name="ro1">
          <table:table-cell table:formula="of:=[.A2116]+0.01" office:value-type="float" office:value="21.1500000000005" calcext:value-type="float">
            <text:p>21.1500000000005</text:p>
          </table:table-cell>
          <table:table-cell table:formula="of:=ROUND((0.00005-([.A2117]-0.4)/270000) * 1000000)" office:value-type="float" office:value="-27" calcext:value-type="float">
            <text:p>-27</text:p>
          </table:table-cell>
          <table:table-cell table:formula="of:=([.A2117]-0.4)/(0.00005-0.000001*[.B2117])-260000" office:value-type="float" office:value="9480.5194805261" calcext:value-type="float">
            <text:p>9481</text:p>
          </table:table-cell>
        </table:table-row>
        <table:table-row table:style-name="ro1">
          <table:table-cell table:formula="of:=[.A2117]+0.01" office:value-type="float" office:value="21.1600000000005" calcext:value-type="float">
            <text:p>21.1600000000005</text:p>
          </table:table-cell>
          <table:table-cell table:formula="of:=ROUND((0.00005-([.A2118]-0.4)/270000) * 1000000)" office:value-type="float" office:value="-27" calcext:value-type="float">
            <text:p>-27</text:p>
          </table:table-cell>
          <table:table-cell table:formula="of:=([.A2118]-0.4)/(0.00005-0.000001*[.B2118])-260000" office:value-type="float" office:value="9610.38961039623" calcext:value-type="float">
            <text:p>9610</text:p>
          </table:table-cell>
        </table:table-row>
        <table:table-row table:style-name="ro1">
          <table:table-cell table:formula="of:=[.A2118]+0.01" office:value-type="float" office:value="21.1700000000005" calcext:value-type="float">
            <text:p>21.1700000000005</text:p>
          </table:table-cell>
          <table:table-cell table:formula="of:=ROUND((0.00005-([.A2119]-0.4)/270000) * 1000000)" office:value-type="float" office:value="-27" calcext:value-type="float">
            <text:p>-27</text:p>
          </table:table-cell>
          <table:table-cell table:formula="of:=([.A2119]-0.4)/(0.00005-0.000001*[.B2119])-260000" office:value-type="float" office:value="9740.25974026637" calcext:value-type="float">
            <text:p>9740</text:p>
          </table:table-cell>
        </table:table-row>
        <table:table-row table:style-name="ro1">
          <table:table-cell table:formula="of:=[.A2119]+0.01" office:value-type="float" office:value="21.1800000000005" calcext:value-type="float">
            <text:p>21.1800000000005</text:p>
          </table:table-cell>
          <table:table-cell table:formula="of:=ROUND((0.00005-([.A2120]-0.4)/270000) * 1000000)" office:value-type="float" office:value="-27" calcext:value-type="float">
            <text:p>-27</text:p>
          </table:table-cell>
          <table:table-cell table:formula="of:=([.A2120]-0.4)/(0.00005-0.000001*[.B2120])-260000" office:value-type="float" office:value="9870.1298701365" calcext:value-type="float">
            <text:p>9870</text:p>
          </table:table-cell>
        </table:table-row>
        <table:table-row table:style-name="ro1">
          <table:table-cell table:formula="of:=[.A2120]+0.01" office:value-type="float" office:value="21.1900000000005" calcext:value-type="float">
            <text:p>21.1900000000005</text:p>
          </table:table-cell>
          <table:table-cell table:formula="of:=ROUND((0.00005-([.A2121]-0.4)/270000) * 1000000)" office:value-type="float" office:value="-27" calcext:value-type="float">
            <text:p>-27</text:p>
          </table:table-cell>
          <table:table-cell table:formula="of:=([.A2121]-0.4)/(0.00005-0.000001*[.B2121])-260000" office:value-type="float" office:value="10000.0000000067" calcext:value-type="float">
            <text:p>10000</text:p>
          </table:table-cell>
        </table:table-row>
        <table:table-row table:style-name="ro1">
          <table:table-cell table:formula="of:=[.A2121]+0.01" office:value-type="float" office:value="21.2000000000005" calcext:value-type="float">
            <text:p>21.2000000000005</text:p>
          </table:table-cell>
          <table:table-cell table:formula="of:=ROUND((0.00005-([.A2122]-0.4)/270000) * 1000000)" office:value-type="float" office:value="-27" calcext:value-type="float">
            <text:p>-27</text:p>
          </table:table-cell>
          <table:table-cell table:formula="of:=([.A2122]-0.4)/(0.00005-0.000001*[.B2122])-260000" office:value-type="float" office:value="10129.8701298768" calcext:value-type="float">
            <text:p>10130</text:p>
          </table:table-cell>
        </table:table-row>
        <table:table-row table:style-name="ro1">
          <table:table-cell table:formula="of:=[.A2122]+0.01" office:value-type="float" office:value="21.2100000000005" calcext:value-type="float">
            <text:p>21.2100000000005</text:p>
          </table:table-cell>
          <table:table-cell table:formula="of:=ROUND((0.00005-([.A2123]-0.4)/270000) * 1000000)" office:value-type="float" office:value="-27" calcext:value-type="float">
            <text:p>-27</text:p>
          </table:table-cell>
          <table:table-cell table:formula="of:=([.A2123]-0.4)/(0.00005-0.000001*[.B2123])-260000" office:value-type="float" office:value="10259.740259747" calcext:value-type="float">
            <text:p>10260</text:p>
          </table:table-cell>
        </table:table-row>
        <table:table-row table:style-name="ro1">
          <table:table-cell table:formula="of:=[.A2123]+0.01" office:value-type="float" office:value="21.2200000000005" calcext:value-type="float">
            <text:p>21.2200000000005</text:p>
          </table:table-cell>
          <table:table-cell table:formula="of:=ROUND((0.00005-([.A2124]-0.4)/270000) * 1000000)" office:value-type="float" office:value="-27" calcext:value-type="float">
            <text:p>-27</text:p>
          </table:table-cell>
          <table:table-cell table:formula="of:=([.A2124]-0.4)/(0.00005-0.000001*[.B2124])-260000" office:value-type="float" office:value="10389.6103896171" calcext:value-type="float">
            <text:p>10390</text:p>
          </table:table-cell>
        </table:table-row>
        <table:table-row table:style-name="ro1">
          <table:table-cell table:formula="of:=[.A2124]+0.01" office:value-type="float" office:value="21.2300000000005" calcext:value-type="float">
            <text:p>21.2300000000005</text:p>
          </table:table-cell>
          <table:table-cell table:formula="of:=ROUND((0.00005-([.A2125]-0.4)/270000) * 1000000)" office:value-type="float" office:value="-27" calcext:value-type="float">
            <text:p>-27</text:p>
          </table:table-cell>
          <table:table-cell table:formula="of:=([.A2125]-0.4)/(0.00005-0.000001*[.B2125])-260000" office:value-type="float" office:value="10519.4805194873" calcext:value-type="float">
            <text:p>10519</text:p>
          </table:table-cell>
        </table:table-row>
        <table:table-row table:style-name="ro1">
          <table:table-cell table:formula="of:=[.A2125]+0.01" office:value-type="float" office:value="21.2400000000005" calcext:value-type="float">
            <text:p>21.2400000000005</text:p>
          </table:table-cell>
          <table:table-cell table:formula="of:=ROUND((0.00005-([.A2126]-0.4)/270000) * 1000000)" office:value-type="float" office:value="-27" calcext:value-type="float">
            <text:p>-27</text:p>
          </table:table-cell>
          <table:table-cell table:formula="of:=([.A2126]-0.4)/(0.00005-0.000001*[.B2126])-260000" office:value-type="float" office:value="10649.3506493574" calcext:value-type="float">
            <text:p>10649</text:p>
          </table:table-cell>
        </table:table-row>
        <table:table-row table:style-name="ro1">
          <table:table-cell table:formula="of:=[.A2126]+0.01" office:value-type="float" office:value="21.2500000000005" calcext:value-type="float">
            <text:p>21.2500000000005</text:p>
          </table:table-cell>
          <table:table-cell table:formula="of:=ROUND((0.00005-([.A2127]-0.4)/270000) * 1000000)" office:value-type="float" office:value="-27" calcext:value-type="float">
            <text:p>-27</text:p>
          </table:table-cell>
          <table:table-cell table:formula="of:=([.A2127]-0.4)/(0.00005-0.000001*[.B2127])-260000" office:value-type="float" office:value="10779.2207792276" calcext:value-type="float">
            <text:p>10779</text:p>
          </table:table-cell>
        </table:table-row>
        <table:table-row table:style-name="ro1">
          <table:table-cell table:formula="of:=[.A2127]+0.01" office:value-type="float" office:value="21.2600000000005" calcext:value-type="float">
            <text:p>21.2600000000005</text:p>
          </table:table-cell>
          <table:table-cell table:formula="of:=ROUND((0.00005-([.A2128]-0.4)/270000) * 1000000)" office:value-type="float" office:value="-27" calcext:value-type="float">
            <text:p>-27</text:p>
          </table:table-cell>
          <table:table-cell table:formula="of:=([.A2128]-0.4)/(0.00005-0.000001*[.B2128])-260000" office:value-type="float" office:value="10909.0909090978" calcext:value-type="float">
            <text:p>10909</text:p>
          </table:table-cell>
        </table:table-row>
        <table:table-row table:style-name="ro1">
          <table:table-cell table:formula="of:=[.A2128]+0.01" office:value-type="float" office:value="21.2700000000005" calcext:value-type="float">
            <text:p>21.2700000000005</text:p>
          </table:table-cell>
          <table:table-cell table:formula="of:=ROUND((0.00005-([.A2129]-0.4)/270000) * 1000000)" office:value-type="float" office:value="-27" calcext:value-type="float">
            <text:p>-27</text:p>
          </table:table-cell>
          <table:table-cell table:formula="of:=([.A2129]-0.4)/(0.00005-0.000001*[.B2129])-260000" office:value-type="float" office:value="11038.9610389679" calcext:value-type="float">
            <text:p>11039</text:p>
          </table:table-cell>
        </table:table-row>
        <table:table-row table:style-name="ro1">
          <table:table-cell table:formula="of:=[.A2129]+0.01" office:value-type="float" office:value="21.2800000000005" calcext:value-type="float">
            <text:p>21.2800000000005</text:p>
          </table:table-cell>
          <table:table-cell table:formula="of:=ROUND((0.00005-([.A2130]-0.4)/270000) * 1000000)" office:value-type="float" office:value="-27" calcext:value-type="float">
            <text:p>-27</text:p>
          </table:table-cell>
          <table:table-cell table:formula="of:=([.A2130]-0.4)/(0.00005-0.000001*[.B2130])-260000" office:value-type="float" office:value="11168.831168838" calcext:value-type="float">
            <text:p>11169</text:p>
          </table:table-cell>
        </table:table-row>
        <table:table-row table:style-name="ro1">
          <table:table-cell table:formula="of:=[.A2130]+0.01" office:value-type="float" office:value="21.2900000000005" calcext:value-type="float">
            <text:p>21.2900000000005</text:p>
          </table:table-cell>
          <table:table-cell table:formula="of:=ROUND((0.00005-([.A2131]-0.4)/270000) * 1000000)" office:value-type="float" office:value="-27" calcext:value-type="float">
            <text:p>-27</text:p>
          </table:table-cell>
          <table:table-cell table:formula="of:=([.A2131]-0.4)/(0.00005-0.000001*[.B2131])-260000" office:value-type="float" office:value="11298.7012987082" calcext:value-type="float">
            <text:p>11299</text:p>
          </table:table-cell>
        </table:table-row>
        <table:table-row table:style-name="ro1">
          <table:table-cell table:formula="of:=[.A2131]+0.01" office:value-type="float" office:value="21.3000000000005" calcext:value-type="float">
            <text:p>21.3000000000005</text:p>
          </table:table-cell>
          <table:table-cell table:formula="of:=ROUND((0.00005-([.A2132]-0.4)/270000) * 1000000)" office:value-type="float" office:value="-27" calcext:value-type="float">
            <text:p>-27</text:p>
          </table:table-cell>
          <table:table-cell table:formula="of:=([.A2132]-0.4)/(0.00005-0.000001*[.B2132])-260000" office:value-type="float" office:value="11428.5714285783" calcext:value-type="float">
            <text:p>11429</text:p>
          </table:table-cell>
        </table:table-row>
        <table:table-row table:style-name="ro1">
          <table:table-cell table:formula="of:=[.A2132]+0.01" office:value-type="float" office:value="21.3100000000005" calcext:value-type="float">
            <text:p>21.3100000000005</text:p>
          </table:table-cell>
          <table:table-cell table:formula="of:=ROUND((0.00005-([.A2133]-0.4)/270000) * 1000000)" office:value-type="float" office:value="-27" calcext:value-type="float">
            <text:p>-27</text:p>
          </table:table-cell>
          <table:table-cell table:formula="of:=([.A2133]-0.4)/(0.00005-0.000001*[.B2133])-260000" office:value-type="float" office:value="11558.4415584485" calcext:value-type="float">
            <text:p>11558</text:p>
          </table:table-cell>
        </table:table-row>
        <table:table-row table:style-name="ro1">
          <table:table-cell table:formula="of:=[.A2133]+0.01" office:value-type="float" office:value="21.3200000000005" calcext:value-type="float">
            <text:p>21.3200000000005</text:p>
          </table:table-cell>
          <table:table-cell table:formula="of:=ROUND((0.00005-([.A2134]-0.4)/270000) * 1000000)" office:value-type="float" office:value="-27" calcext:value-type="float">
            <text:p>-27</text:p>
          </table:table-cell>
          <table:table-cell table:formula="of:=([.A2134]-0.4)/(0.00005-0.000001*[.B2134])-260000" office:value-type="float" office:value="11688.3116883186" calcext:value-type="float">
            <text:p>11688</text:p>
          </table:table-cell>
        </table:table-row>
        <table:table-row table:style-name="ro1">
          <table:table-cell table:formula="of:=[.A2134]+0.01" office:value-type="float" office:value="21.3300000000005" calcext:value-type="float">
            <text:p>21.3300000000005</text:p>
          </table:table-cell>
          <table:table-cell table:formula="of:=ROUND((0.00005-([.A2135]-0.4)/270000) * 1000000)" office:value-type="float" office:value="-28" calcext:value-type="float">
            <text:p>-28</text:p>
          </table:table-cell>
          <table:table-cell table:formula="of:=([.A2135]-0.4)/(0.00005-0.000001*[.B2135])-260000" office:value-type="float" office:value="8333.33333334024" calcext:value-type="float">
            <text:p>8333</text:p>
          </table:table-cell>
        </table:table-row>
        <table:table-row table:style-name="ro1">
          <table:table-cell table:formula="of:=[.A2135]+0.01" office:value-type="float" office:value="21.3400000000005" calcext:value-type="float">
            <text:p>21.3400000000005</text:p>
          </table:table-cell>
          <table:table-cell table:formula="of:=ROUND((0.00005-([.A2136]-0.4)/270000) * 1000000)" office:value-type="float" office:value="-28" calcext:value-type="float">
            <text:p>-28</text:p>
          </table:table-cell>
          <table:table-cell table:formula="of:=([.A2136]-0.4)/(0.00005-0.000001*[.B2136])-260000" office:value-type="float" office:value="8461.53846154537" calcext:value-type="float">
            <text:p>8462</text:p>
          </table:table-cell>
        </table:table-row>
        <table:table-row table:style-name="ro1">
          <table:table-cell table:formula="of:=[.A2136]+0.01" office:value-type="float" office:value="21.3500000000005" calcext:value-type="float">
            <text:p>21.3500000000005</text:p>
          </table:table-cell>
          <table:table-cell table:formula="of:=ROUND((0.00005-([.A2137]-0.4)/270000) * 1000000)" office:value-type="float" office:value="-28" calcext:value-type="float">
            <text:p>-28</text:p>
          </table:table-cell>
          <table:table-cell table:formula="of:=([.A2137]-0.4)/(0.00005-0.000001*[.B2137])-260000" office:value-type="float" office:value="8589.74358975049" calcext:value-type="float">
            <text:p>8590</text:p>
          </table:table-cell>
        </table:table-row>
        <table:table-row table:style-name="ro1">
          <table:table-cell table:formula="of:=[.A2137]+0.01" office:value-type="float" office:value="21.3600000000005" calcext:value-type="float">
            <text:p>21.3600000000005</text:p>
          </table:table-cell>
          <table:table-cell table:formula="of:=ROUND((0.00005-([.A2138]-0.4)/270000) * 1000000)" office:value-type="float" office:value="-28" calcext:value-type="float">
            <text:p>-28</text:p>
          </table:table-cell>
          <table:table-cell table:formula="of:=([.A2138]-0.4)/(0.00005-0.000001*[.B2138])-260000" office:value-type="float" office:value="8717.94871795568" calcext:value-type="float">
            <text:p>8718</text:p>
          </table:table-cell>
        </table:table-row>
        <table:table-row table:style-name="ro1">
          <table:table-cell table:formula="of:=[.A2138]+0.01" office:value-type="float" office:value="21.3700000000005" calcext:value-type="float">
            <text:p>21.3700000000005</text:p>
          </table:table-cell>
          <table:table-cell table:formula="of:=ROUND((0.00005-([.A2139]-0.4)/270000) * 1000000)" office:value-type="float" office:value="-28" calcext:value-type="float">
            <text:p>-28</text:p>
          </table:table-cell>
          <table:table-cell table:formula="of:=([.A2139]-0.4)/(0.00005-0.000001*[.B2139])-260000" office:value-type="float" office:value="8846.1538461608" calcext:value-type="float">
            <text:p>8846</text:p>
          </table:table-cell>
        </table:table-row>
        <table:table-row table:style-name="ro1">
          <table:table-cell table:formula="of:=[.A2139]+0.01" office:value-type="float" office:value="21.3800000000005" calcext:value-type="float">
            <text:p>21.3800000000005</text:p>
          </table:table-cell>
          <table:table-cell table:formula="of:=ROUND((0.00005-([.A2140]-0.4)/270000) * 1000000)" office:value-type="float" office:value="-28" calcext:value-type="float">
            <text:p>-28</text:p>
          </table:table-cell>
          <table:table-cell table:formula="of:=([.A2140]-0.4)/(0.00005-0.000001*[.B2140])-260000" office:value-type="float" office:value="8974.35897436593" calcext:value-type="float">
            <text:p>8974</text:p>
          </table:table-cell>
        </table:table-row>
        <table:table-row table:style-name="ro1">
          <table:table-cell table:formula="of:=[.A2140]+0.01" office:value-type="float" office:value="21.3900000000005" calcext:value-type="float">
            <text:p>21.3900000000005</text:p>
          </table:table-cell>
          <table:table-cell table:formula="of:=ROUND((0.00005-([.A2141]-0.4)/270000) * 1000000)" office:value-type="float" office:value="-28" calcext:value-type="float">
            <text:p>-28</text:p>
          </table:table-cell>
          <table:table-cell table:formula="of:=([.A2141]-0.4)/(0.00005-0.000001*[.B2141])-260000" office:value-type="float" office:value="9102.56410257111" calcext:value-type="float">
            <text:p>9103</text:p>
          </table:table-cell>
        </table:table-row>
        <table:table-row table:style-name="ro1">
          <table:table-cell table:formula="of:=[.A2141]+0.01" office:value-type="float" office:value="21.4000000000005" calcext:value-type="float">
            <text:p>21.4000000000005</text:p>
          </table:table-cell>
          <table:table-cell table:formula="of:=ROUND((0.00005-([.A2142]-0.4)/270000) * 1000000)" office:value-type="float" office:value="-28" calcext:value-type="float">
            <text:p>-28</text:p>
          </table:table-cell>
          <table:table-cell table:formula="of:=([.A2142]-0.4)/(0.00005-0.000001*[.B2142])-260000" office:value-type="float" office:value="9230.76923077623" calcext:value-type="float">
            <text:p>9231</text:p>
          </table:table-cell>
        </table:table-row>
        <table:table-row table:style-name="ro1">
          <table:table-cell table:formula="of:=[.A2142]+0.01" office:value-type="float" office:value="21.4100000000005" calcext:value-type="float">
            <text:p>21.4100000000005</text:p>
          </table:table-cell>
          <table:table-cell table:formula="of:=ROUND((0.00005-([.A2143]-0.4)/270000) * 1000000)" office:value-type="float" office:value="-28" calcext:value-type="float">
            <text:p>-28</text:p>
          </table:table-cell>
          <table:table-cell table:formula="of:=([.A2143]-0.4)/(0.00005-0.000001*[.B2143])-260000" office:value-type="float" office:value="9358.97435898142" calcext:value-type="float">
            <text:p>9359</text:p>
          </table:table-cell>
        </table:table-row>
        <table:table-row table:style-name="ro1">
          <table:table-cell table:formula="of:=[.A2143]+0.01" office:value-type="float" office:value="21.4200000000005" calcext:value-type="float">
            <text:p>21.4200000000005</text:p>
          </table:table-cell>
          <table:table-cell table:formula="of:=ROUND((0.00005-([.A2144]-0.4)/270000) * 1000000)" office:value-type="float" office:value="-28" calcext:value-type="float">
            <text:p>-28</text:p>
          </table:table-cell>
          <table:table-cell table:formula="of:=([.A2144]-0.4)/(0.00005-0.000001*[.B2144])-260000" office:value-type="float" office:value="9487.17948718654" calcext:value-type="float">
            <text:p>9487</text:p>
          </table:table-cell>
        </table:table-row>
        <table:table-row table:style-name="ro1">
          <table:table-cell table:formula="of:=[.A2144]+0.01" office:value-type="float" office:value="21.4300000000005" calcext:value-type="float">
            <text:p>21.4300000000005</text:p>
          </table:table-cell>
          <table:table-cell table:formula="of:=ROUND((0.00005-([.A2145]-0.4)/270000) * 1000000)" office:value-type="float" office:value="-28" calcext:value-type="float">
            <text:p>-28</text:p>
          </table:table-cell>
          <table:table-cell table:formula="of:=([.A2145]-0.4)/(0.00005-0.000001*[.B2145])-260000" office:value-type="float" office:value="9615.38461539167" calcext:value-type="float">
            <text:p>9615</text:p>
          </table:table-cell>
        </table:table-row>
        <table:table-row table:style-name="ro1">
          <table:table-cell table:formula="of:=[.A2145]+0.01" office:value-type="float" office:value="21.4400000000006" calcext:value-type="float">
            <text:p>21.4400000000006</text:p>
          </table:table-cell>
          <table:table-cell table:formula="of:=ROUND((0.00005-([.A2146]-0.4)/270000) * 1000000)" office:value-type="float" office:value="-28" calcext:value-type="float">
            <text:p>-28</text:p>
          </table:table-cell>
          <table:table-cell table:formula="of:=([.A2146]-0.4)/(0.00005-0.000001*[.B2146])-260000" office:value-type="float" office:value="9743.58974359685" calcext:value-type="float">
            <text:p>9744</text:p>
          </table:table-cell>
        </table:table-row>
        <table:table-row table:style-name="ro1">
          <table:table-cell table:formula="of:=[.A2146]+0.01" office:value-type="float" office:value="21.4500000000006" calcext:value-type="float">
            <text:p>21.4500000000006</text:p>
          </table:table-cell>
          <table:table-cell table:formula="of:=ROUND((0.00005-([.A2147]-0.4)/270000) * 1000000)" office:value-type="float" office:value="-28" calcext:value-type="float">
            <text:p>-28</text:p>
          </table:table-cell>
          <table:table-cell table:formula="of:=([.A2147]-0.4)/(0.00005-0.000001*[.B2147])-260000" office:value-type="float" office:value="9871.79487180198" calcext:value-type="float">
            <text:p>9872</text:p>
          </table:table-cell>
        </table:table-row>
        <table:table-row table:style-name="ro1">
          <table:table-cell table:formula="of:=[.A2147]+0.01" office:value-type="float" office:value="21.4600000000006" calcext:value-type="float">
            <text:p>21.4600000000006</text:p>
          </table:table-cell>
          <table:table-cell table:formula="of:=ROUND((0.00005-([.A2148]-0.4)/270000) * 1000000)" office:value-type="float" office:value="-28" calcext:value-type="float">
            <text:p>-28</text:p>
          </table:table-cell>
          <table:table-cell table:formula="of:=([.A2148]-0.4)/(0.00005-0.000001*[.B2148])-260000" office:value-type="float" office:value="10000.0000000072" calcext:value-type="float">
            <text:p>10000</text:p>
          </table:table-cell>
        </table:table-row>
        <table:table-row table:style-name="ro1">
          <table:table-cell table:formula="of:=[.A2148]+0.01" office:value-type="float" office:value="21.4700000000006" calcext:value-type="float">
            <text:p>21.4700000000006</text:p>
          </table:table-cell>
          <table:table-cell table:formula="of:=ROUND((0.00005-([.A2149]-0.4)/270000) * 1000000)" office:value-type="float" office:value="-28" calcext:value-type="float">
            <text:p>-28</text:p>
          </table:table-cell>
          <table:table-cell table:formula="of:=([.A2149]-0.4)/(0.00005-0.000001*[.B2149])-260000" office:value-type="float" office:value="10128.2051282123" calcext:value-type="float">
            <text:p>10128</text:p>
          </table:table-cell>
        </table:table-row>
        <table:table-row table:style-name="ro1">
          <table:table-cell table:formula="of:=[.A2149]+0.01" office:value-type="float" office:value="21.4800000000006" calcext:value-type="float">
            <text:p>21.4800000000006</text:p>
          </table:table-cell>
          <table:table-cell table:formula="of:=ROUND((0.00005-([.A2150]-0.4)/270000) * 1000000)" office:value-type="float" office:value="-28" calcext:value-type="float">
            <text:p>-28</text:p>
          </table:table-cell>
          <table:table-cell table:formula="of:=([.A2150]-0.4)/(0.00005-0.000001*[.B2150])-260000" office:value-type="float" office:value="10256.4102564174" calcext:value-type="float">
            <text:p>10256</text:p>
          </table:table-cell>
        </table:table-row>
        <table:table-row table:style-name="ro1">
          <table:table-cell table:formula="of:=[.A2150]+0.01" office:value-type="float" office:value="21.4900000000006" calcext:value-type="float">
            <text:p>21.4900000000006</text:p>
          </table:table-cell>
          <table:table-cell table:formula="of:=ROUND((0.00005-([.A2151]-0.4)/270000) * 1000000)" office:value-type="float" office:value="-28" calcext:value-type="float">
            <text:p>-28</text:p>
          </table:table-cell>
          <table:table-cell table:formula="of:=([.A2151]-0.4)/(0.00005-0.000001*[.B2151])-260000" office:value-type="float" office:value="10384.6153846226" calcext:value-type="float">
            <text:p>10385</text:p>
          </table:table-cell>
        </table:table-row>
        <table:table-row table:style-name="ro1">
          <table:table-cell table:formula="of:=[.A2151]+0.01" office:value-type="float" office:value="21.5000000000006" calcext:value-type="float">
            <text:p>21.5000000000006</text:p>
          </table:table-cell>
          <table:table-cell table:formula="of:=ROUND((0.00005-([.A2152]-0.4)/270000) * 1000000)" office:value-type="float" office:value="-28" calcext:value-type="float">
            <text:p>-28</text:p>
          </table:table-cell>
          <table:table-cell table:formula="of:=([.A2152]-0.4)/(0.00005-0.000001*[.B2152])-260000" office:value-type="float" office:value="10512.8205128277" calcext:value-type="float">
            <text:p>10513</text:p>
          </table:table-cell>
        </table:table-row>
        <table:table-row table:style-name="ro1">
          <table:table-cell table:formula="of:=[.A2152]+0.01" office:value-type="float" office:value="21.5100000000006" calcext:value-type="float">
            <text:p>21.5100000000006</text:p>
          </table:table-cell>
          <table:table-cell table:formula="of:=ROUND((0.00005-([.A2153]-0.4)/270000) * 1000000)" office:value-type="float" office:value="-28" calcext:value-type="float">
            <text:p>-28</text:p>
          </table:table-cell>
          <table:table-cell table:formula="of:=([.A2153]-0.4)/(0.00005-0.000001*[.B2153])-260000" office:value-type="float" office:value="10641.0256410329" calcext:value-type="float">
            <text:p>10641</text:p>
          </table:table-cell>
        </table:table-row>
        <table:table-row table:style-name="ro1">
          <table:table-cell table:formula="of:=[.A2153]+0.01" office:value-type="float" office:value="21.5200000000006" calcext:value-type="float">
            <text:p>21.5200000000006</text:p>
          </table:table-cell>
          <table:table-cell table:formula="of:=ROUND((0.00005-([.A2154]-0.4)/270000) * 1000000)" office:value-type="float" office:value="-28" calcext:value-type="float">
            <text:p>-28</text:p>
          </table:table-cell>
          <table:table-cell table:formula="of:=([.A2154]-0.4)/(0.00005-0.000001*[.B2154])-260000" office:value-type="float" office:value="10769.230769238" calcext:value-type="float">
            <text:p>10769</text:p>
          </table:table-cell>
        </table:table-row>
        <table:table-row table:style-name="ro1">
          <table:table-cell table:formula="of:=[.A2154]+0.01" office:value-type="float" office:value="21.5300000000006" calcext:value-type="float">
            <text:p>21.5300000000006</text:p>
          </table:table-cell>
          <table:table-cell table:formula="of:=ROUND((0.00005-([.A2155]-0.4)/270000) * 1000000)" office:value-type="float" office:value="-28" calcext:value-type="float">
            <text:p>-28</text:p>
          </table:table-cell>
          <table:table-cell table:formula="of:=([.A2155]-0.4)/(0.00005-0.000001*[.B2155])-260000" office:value-type="float" office:value="10897.4358974432" calcext:value-type="float">
            <text:p>10897</text:p>
          </table:table-cell>
        </table:table-row>
        <table:table-row table:style-name="ro1">
          <table:table-cell table:formula="of:=[.A2155]+0.01" office:value-type="float" office:value="21.5400000000006" calcext:value-type="float">
            <text:p>21.5400000000006</text:p>
          </table:table-cell>
          <table:table-cell table:formula="of:=ROUND((0.00005-([.A2156]-0.4)/270000) * 1000000)" office:value-type="float" office:value="-28" calcext:value-type="float">
            <text:p>-28</text:p>
          </table:table-cell>
          <table:table-cell table:formula="of:=([.A2156]-0.4)/(0.00005-0.000001*[.B2156])-260000" office:value-type="float" office:value="11025.6410256483" calcext:value-type="float">
            <text:p>11026</text:p>
          </table:table-cell>
        </table:table-row>
        <table:table-row table:style-name="ro1">
          <table:table-cell table:formula="of:=[.A2156]+0.01" office:value-type="float" office:value="21.5500000000006" calcext:value-type="float">
            <text:p>21.5500000000006</text:p>
          </table:table-cell>
          <table:table-cell table:formula="of:=ROUND((0.00005-([.A2157]-0.4)/270000) * 1000000)" office:value-type="float" office:value="-28" calcext:value-type="float">
            <text:p>-28</text:p>
          </table:table-cell>
          <table:table-cell table:formula="of:=([.A2157]-0.4)/(0.00005-0.000001*[.B2157])-260000" office:value-type="float" office:value="11153.8461538535" calcext:value-type="float">
            <text:p>11154</text:p>
          </table:table-cell>
        </table:table-row>
        <table:table-row table:style-name="ro1">
          <table:table-cell table:formula="of:=[.A2157]+0.01" office:value-type="float" office:value="21.5600000000006" calcext:value-type="float">
            <text:p>21.5600000000006</text:p>
          </table:table-cell>
          <table:table-cell table:formula="of:=ROUND((0.00005-([.A2158]-0.4)/270000) * 1000000)" office:value-type="float" office:value="-28" calcext:value-type="float">
            <text:p>-28</text:p>
          </table:table-cell>
          <table:table-cell table:formula="of:=([.A2158]-0.4)/(0.00005-0.000001*[.B2158])-260000" office:value-type="float" office:value="11282.0512820586" calcext:value-type="float">
            <text:p>11282</text:p>
          </table:table-cell>
        </table:table-row>
        <table:table-row table:style-name="ro1">
          <table:table-cell table:formula="of:=[.A2158]+0.01" office:value-type="float" office:value="21.5700000000006" calcext:value-type="float">
            <text:p>21.5700000000006</text:p>
          </table:table-cell>
          <table:table-cell table:formula="of:=ROUND((0.00005-([.A2159]-0.4)/270000) * 1000000)" office:value-type="float" office:value="-28" calcext:value-type="float">
            <text:p>-28</text:p>
          </table:table-cell>
          <table:table-cell table:formula="of:=([.A2159]-0.4)/(0.00005-0.000001*[.B2159])-260000" office:value-type="float" office:value="11410.2564102638" calcext:value-type="float">
            <text:p>11410</text:p>
          </table:table-cell>
        </table:table-row>
        <table:table-row table:style-name="ro1">
          <table:table-cell table:formula="of:=[.A2159]+0.01" office:value-type="float" office:value="21.5800000000006" calcext:value-type="float">
            <text:p>21.5800000000006</text:p>
          </table:table-cell>
          <table:table-cell table:formula="of:=ROUND((0.00005-([.A2160]-0.4)/270000) * 1000000)" office:value-type="float" office:value="-28" calcext:value-type="float">
            <text:p>-28</text:p>
          </table:table-cell>
          <table:table-cell table:formula="of:=([.A2160]-0.4)/(0.00005-0.000001*[.B2160])-260000" office:value-type="float" office:value="11538.4615384689" calcext:value-type="float">
            <text:p>11538</text:p>
          </table:table-cell>
        </table:table-row>
        <table:table-row table:style-name="ro1">
          <table:table-cell table:formula="of:=[.A2160]+0.01" office:value-type="float" office:value="21.5900000000006" calcext:value-type="float">
            <text:p>21.5900000000006</text:p>
          </table:table-cell>
          <table:table-cell table:formula="of:=ROUND((0.00005-([.A2161]-0.4)/270000) * 1000000)" office:value-type="float" office:value="-28" calcext:value-type="float">
            <text:p>-28</text:p>
          </table:table-cell>
          <table:table-cell table:formula="of:=([.A2161]-0.4)/(0.00005-0.000001*[.B2161])-260000" office:value-type="float" office:value="11666.6666666741" calcext:value-type="float">
            <text:p>11667</text:p>
          </table:table-cell>
        </table:table-row>
        <table:table-row table:style-name="ro1">
          <table:table-cell table:formula="of:=[.A2161]+0.01" office:value-type="float" office:value="21.6000000000006" calcext:value-type="float">
            <text:p>21.6000000000006</text:p>
          </table:table-cell>
          <table:table-cell table:formula="of:=ROUND((0.00005-([.A2162]-0.4)/270000) * 1000000)" office:value-type="float" office:value="-29" calcext:value-type="float">
            <text:p>-29</text:p>
          </table:table-cell>
          <table:table-cell table:formula="of:=([.A2162]-0.4)/(0.00005-0.000001*[.B2162])-260000" office:value-type="float" office:value="8354.43037975417" calcext:value-type="float">
            <text:p>8354</text:p>
          </table:table-cell>
        </table:table-row>
        <table:table-row table:style-name="ro1">
          <table:table-cell table:formula="of:=[.A2162]+0.01" office:value-type="float" office:value="21.6100000000006" calcext:value-type="float">
            <text:p>21.6100000000006</text:p>
          </table:table-cell>
          <table:table-cell table:formula="of:=ROUND((0.00005-([.A2163]-0.4)/270000) * 1000000)" office:value-type="float" office:value="-29" calcext:value-type="float">
            <text:p>-29</text:p>
          </table:table-cell>
          <table:table-cell table:formula="of:=([.A2163]-0.4)/(0.00005-0.000001*[.B2163])-260000" office:value-type="float" office:value="8481.01265823521" calcext:value-type="float">
            <text:p>8481</text:p>
          </table:table-cell>
        </table:table-row>
        <table:table-row table:style-name="ro1">
          <table:table-cell table:formula="of:=[.A2163]+0.01" office:value-type="float" office:value="21.6200000000006" calcext:value-type="float">
            <text:p>21.6200000000006</text:p>
          </table:table-cell>
          <table:table-cell table:formula="of:=ROUND((0.00005-([.A2164]-0.4)/270000) * 1000000)" office:value-type="float" office:value="-29" calcext:value-type="float">
            <text:p>-29</text:p>
          </table:table-cell>
          <table:table-cell table:formula="of:=([.A2164]-0.4)/(0.00005-0.000001*[.B2164])-260000" office:value-type="float" office:value="8607.59493671625" calcext:value-type="float">
            <text:p>8608</text:p>
          </table:table-cell>
        </table:table-row>
        <table:table-row table:style-name="ro1">
          <table:table-cell table:formula="of:=[.A2164]+0.01" office:value-type="float" office:value="21.6300000000006" calcext:value-type="float">
            <text:p>21.6300000000006</text:p>
          </table:table-cell>
          <table:table-cell table:formula="of:=ROUND((0.00005-([.A2165]-0.4)/270000) * 1000000)" office:value-type="float" office:value="-29" calcext:value-type="float">
            <text:p>-29</text:p>
          </table:table-cell>
          <table:table-cell table:formula="of:=([.A2165]-0.4)/(0.00005-0.000001*[.B2165])-260000" office:value-type="float" office:value="8734.17721519724" calcext:value-type="float">
            <text:p>8734</text:p>
          </table:table-cell>
        </table:table-row>
        <table:table-row table:style-name="ro1">
          <table:table-cell table:formula="of:=[.A2165]+0.01" office:value-type="float" office:value="21.6400000000006" calcext:value-type="float">
            <text:p>21.6400000000006</text:p>
          </table:table-cell>
          <table:table-cell table:formula="of:=ROUND((0.00005-([.A2166]-0.4)/270000) * 1000000)" office:value-type="float" office:value="-29" calcext:value-type="float">
            <text:p>-29</text:p>
          </table:table-cell>
          <table:table-cell table:formula="of:=([.A2166]-0.4)/(0.00005-0.000001*[.B2166])-260000" office:value-type="float" office:value="8860.75949367828" calcext:value-type="float">
            <text:p>8861</text:p>
          </table:table-cell>
        </table:table-row>
        <table:table-row table:style-name="ro1">
          <table:table-cell table:formula="of:=[.A2166]+0.01" office:value-type="float" office:value="21.6500000000006" calcext:value-type="float">
            <text:p>21.6500000000006</text:p>
          </table:table-cell>
          <table:table-cell table:formula="of:=ROUND((0.00005-([.A2167]-0.4)/270000) * 1000000)" office:value-type="float" office:value="-29" calcext:value-type="float">
            <text:p>-29</text:p>
          </table:table-cell>
          <table:table-cell table:formula="of:=([.A2167]-0.4)/(0.00005-0.000001*[.B2167])-260000" office:value-type="float" office:value="8987.34177215933" calcext:value-type="float">
            <text:p>8987</text:p>
          </table:table-cell>
        </table:table-row>
        <table:table-row table:style-name="ro1">
          <table:table-cell table:formula="of:=[.A2167]+0.01" office:value-type="float" office:value="21.6600000000006" calcext:value-type="float">
            <text:p>21.6600000000006</text:p>
          </table:table-cell>
          <table:table-cell table:formula="of:=ROUND((0.00005-([.A2168]-0.4)/270000) * 1000000)" office:value-type="float" office:value="-29" calcext:value-type="float">
            <text:p>-29</text:p>
          </table:table-cell>
          <table:table-cell table:formula="of:=([.A2168]-0.4)/(0.00005-0.000001*[.B2168])-260000" office:value-type="float" office:value="9113.92405064037" calcext:value-type="float">
            <text:p>9114</text:p>
          </table:table-cell>
        </table:table-row>
        <table:table-row table:style-name="ro1">
          <table:table-cell table:formula="of:=[.A2168]+0.01" office:value-type="float" office:value="21.6700000000006" calcext:value-type="float">
            <text:p>21.6700000000006</text:p>
          </table:table-cell>
          <table:table-cell table:formula="of:=ROUND((0.00005-([.A2169]-0.4)/270000) * 1000000)" office:value-type="float" office:value="-29" calcext:value-type="float">
            <text:p>-29</text:p>
          </table:table-cell>
          <table:table-cell table:formula="of:=([.A2169]-0.4)/(0.00005-0.000001*[.B2169])-260000" office:value-type="float" office:value="9240.50632912142" calcext:value-type="float">
            <text:p>9241</text:p>
          </table:table-cell>
        </table:table-row>
        <table:table-row table:style-name="ro1">
          <table:table-cell table:formula="of:=[.A2169]+0.01" office:value-type="float" office:value="21.6800000000006" calcext:value-type="float">
            <text:p>21.6800000000006</text:p>
          </table:table-cell>
          <table:table-cell table:formula="of:=ROUND((0.00005-([.A2170]-0.4)/270000) * 1000000)" office:value-type="float" office:value="-29" calcext:value-type="float">
            <text:p>-29</text:p>
          </table:table-cell>
          <table:table-cell table:formula="of:=([.A2170]-0.4)/(0.00005-0.000001*[.B2170])-260000" office:value-type="float" office:value="9367.0886076024" calcext:value-type="float">
            <text:p>9367</text:p>
          </table:table-cell>
        </table:table-row>
        <table:table-row table:style-name="ro1">
          <table:table-cell table:formula="of:=[.A2170]+0.01" office:value-type="float" office:value="21.6900000000006" calcext:value-type="float">
            <text:p>21.6900000000006</text:p>
          </table:table-cell>
          <table:table-cell table:formula="of:=ROUND((0.00005-([.A2171]-0.4)/270000) * 1000000)" office:value-type="float" office:value="-29" calcext:value-type="float">
            <text:p>-29</text:p>
          </table:table-cell>
          <table:table-cell table:formula="of:=([.A2171]-0.4)/(0.00005-0.000001*[.B2171])-260000" office:value-type="float" office:value="9493.67088608345" calcext:value-type="float">
            <text:p>9494</text:p>
          </table:table-cell>
        </table:table-row>
        <table:table-row table:style-name="ro1">
          <table:table-cell table:formula="of:=[.A2171]+0.01" office:value-type="float" office:value="21.7000000000006" calcext:value-type="float">
            <text:p>21.7000000000006</text:p>
          </table:table-cell>
          <table:table-cell table:formula="of:=ROUND((0.00005-([.A2172]-0.4)/270000) * 1000000)" office:value-type="float" office:value="-29" calcext:value-type="float">
            <text:p>-29</text:p>
          </table:table-cell>
          <table:table-cell table:formula="of:=([.A2172]-0.4)/(0.00005-0.000001*[.B2172])-260000" office:value-type="float" office:value="9620.25316456449" calcext:value-type="float">
            <text:p>9620</text:p>
          </table:table-cell>
        </table:table-row>
        <table:table-row table:style-name="ro1">
          <table:table-cell table:formula="of:=[.A2172]+0.01" office:value-type="float" office:value="21.7100000000006" calcext:value-type="float">
            <text:p>21.7100000000006</text:p>
          </table:table-cell>
          <table:table-cell table:formula="of:=ROUND((0.00005-([.A2173]-0.4)/270000) * 1000000)" office:value-type="float" office:value="-29" calcext:value-type="float">
            <text:p>-29</text:p>
          </table:table-cell>
          <table:table-cell table:formula="of:=([.A2173]-0.4)/(0.00005-0.000001*[.B2173])-260000" office:value-type="float" office:value="9746.83544304554" calcext:value-type="float">
            <text:p>9747</text:p>
          </table:table-cell>
        </table:table-row>
        <table:table-row table:style-name="ro1">
          <table:table-cell table:formula="of:=[.A2173]+0.01" office:value-type="float" office:value="21.7200000000006" calcext:value-type="float">
            <text:p>21.7200000000006</text:p>
          </table:table-cell>
          <table:table-cell table:formula="of:=ROUND((0.00005-([.A2174]-0.4)/270000) * 1000000)" office:value-type="float" office:value="-29" calcext:value-type="float">
            <text:p>-29</text:p>
          </table:table-cell>
          <table:table-cell table:formula="of:=([.A2174]-0.4)/(0.00005-0.000001*[.B2174])-260000" office:value-type="float" office:value="9873.41772152658" calcext:value-type="float">
            <text:p>9873</text:p>
          </table:table-cell>
        </table:table-row>
        <table:table-row table:style-name="ro1">
          <table:table-cell table:formula="of:=[.A2174]+0.01" office:value-type="float" office:value="21.7300000000006" calcext:value-type="float">
            <text:p>21.7300000000006</text:p>
          </table:table-cell>
          <table:table-cell table:formula="of:=ROUND((0.00005-([.A2175]-0.4)/270000) * 1000000)" office:value-type="float" office:value="-29" calcext:value-type="float">
            <text:p>-29</text:p>
          </table:table-cell>
          <table:table-cell table:formula="of:=([.A2175]-0.4)/(0.00005-0.000001*[.B2175])-260000" office:value-type="float" office:value="10000.0000000076" calcext:value-type="float">
            <text:p>10000</text:p>
          </table:table-cell>
        </table:table-row>
        <table:table-row table:style-name="ro1">
          <table:table-cell table:formula="of:=[.A2175]+0.01" office:value-type="float" office:value="21.7400000000006" calcext:value-type="float">
            <text:p>21.7400000000006</text:p>
          </table:table-cell>
          <table:table-cell table:formula="of:=ROUND((0.00005-([.A2176]-0.4)/270000) * 1000000)" office:value-type="float" office:value="-29" calcext:value-type="float">
            <text:p>-29</text:p>
          </table:table-cell>
          <table:table-cell table:formula="of:=([.A2176]-0.4)/(0.00005-0.000001*[.B2176])-260000" office:value-type="float" office:value="10126.5822784886" calcext:value-type="float">
            <text:p>10127</text:p>
          </table:table-cell>
        </table:table-row>
        <table:table-row table:style-name="ro1">
          <table:table-cell table:formula="of:=[.A2176]+0.01" office:value-type="float" office:value="21.7500000000006" calcext:value-type="float">
            <text:p>21.7500000000006</text:p>
          </table:table-cell>
          <table:table-cell table:formula="of:=ROUND((0.00005-([.A2177]-0.4)/270000) * 1000000)" office:value-type="float" office:value="-29" calcext:value-type="float">
            <text:p>-29</text:p>
          </table:table-cell>
          <table:table-cell table:formula="of:=([.A2177]-0.4)/(0.00005-0.000001*[.B2177])-260000" office:value-type="float" office:value="10253.1645569697" calcext:value-type="float">
            <text:p>10253</text:p>
          </table:table-cell>
        </table:table-row>
        <table:table-row table:style-name="ro1">
          <table:table-cell table:formula="of:=[.A2177]+0.01" office:value-type="float" office:value="21.7600000000006" calcext:value-type="float">
            <text:p>21.7600000000006</text:p>
          </table:table-cell>
          <table:table-cell table:formula="of:=ROUND((0.00005-([.A2178]-0.4)/270000) * 1000000)" office:value-type="float" office:value="-29" calcext:value-type="float">
            <text:p>-29</text:p>
          </table:table-cell>
          <table:table-cell table:formula="of:=([.A2178]-0.4)/(0.00005-0.000001*[.B2178])-260000" office:value-type="float" office:value="10379.7468354507" calcext:value-type="float">
            <text:p>10380</text:p>
          </table:table-cell>
        </table:table-row>
        <table:table-row table:style-name="ro1">
          <table:table-cell table:formula="of:=[.A2178]+0.01" office:value-type="float" office:value="21.7700000000006" calcext:value-type="float">
            <text:p>21.7700000000006</text:p>
          </table:table-cell>
          <table:table-cell table:formula="of:=ROUND((0.00005-([.A2179]-0.4)/270000) * 1000000)" office:value-type="float" office:value="-29" calcext:value-type="float">
            <text:p>-29</text:p>
          </table:table-cell>
          <table:table-cell table:formula="of:=([.A2179]-0.4)/(0.00005-0.000001*[.B2179])-260000" office:value-type="float" office:value="10506.3291139317" calcext:value-type="float">
            <text:p>10506</text:p>
          </table:table-cell>
        </table:table-row>
        <table:table-row table:style-name="ro1">
          <table:table-cell table:formula="of:=[.A2179]+0.01" office:value-type="float" office:value="21.7800000000006" calcext:value-type="float">
            <text:p>21.7800000000006</text:p>
          </table:table-cell>
          <table:table-cell table:formula="of:=ROUND((0.00005-([.A2180]-0.4)/270000) * 1000000)" office:value-type="float" office:value="-29" calcext:value-type="float">
            <text:p>-29</text:p>
          </table:table-cell>
          <table:table-cell table:formula="of:=([.A2180]-0.4)/(0.00005-0.000001*[.B2180])-260000" office:value-type="float" office:value="10632.9113924127" calcext:value-type="float">
            <text:p>10633</text:p>
          </table:table-cell>
        </table:table-row>
        <table:table-row table:style-name="ro1">
          <table:table-cell table:formula="of:=[.A2180]+0.01" office:value-type="float" office:value="21.7900000000006" calcext:value-type="float">
            <text:p>21.7900000000006</text:p>
          </table:table-cell>
          <table:table-cell table:formula="of:=ROUND((0.00005-([.A2181]-0.4)/270000) * 1000000)" office:value-type="float" office:value="-29" calcext:value-type="float">
            <text:p>-29</text:p>
          </table:table-cell>
          <table:table-cell table:formula="of:=([.A2181]-0.4)/(0.00005-0.000001*[.B2181])-260000" office:value-type="float" office:value="10759.4936708938" calcext:value-type="float">
            <text:p>10759</text:p>
          </table:table-cell>
        </table:table-row>
        <table:table-row table:style-name="ro1">
          <table:table-cell table:formula="of:=[.A2181]+0.01" office:value-type="float" office:value="21.8000000000006" calcext:value-type="float">
            <text:p>21.8000000000006</text:p>
          </table:table-cell>
          <table:table-cell table:formula="of:=ROUND((0.00005-([.A2182]-0.4)/270000) * 1000000)" office:value-type="float" office:value="-29" calcext:value-type="float">
            <text:p>-29</text:p>
          </table:table-cell>
          <table:table-cell table:formula="of:=([.A2182]-0.4)/(0.00005-0.000001*[.B2182])-260000" office:value-type="float" office:value="10886.0759493748" calcext:value-type="float">
            <text:p>10886</text:p>
          </table:table-cell>
        </table:table-row>
        <table:table-row table:style-name="ro1">
          <table:table-cell table:formula="of:=[.A2182]+0.01" office:value-type="float" office:value="21.8100000000006" calcext:value-type="float">
            <text:p>21.8100000000006</text:p>
          </table:table-cell>
          <table:table-cell table:formula="of:=ROUND((0.00005-([.A2183]-0.4)/270000) * 1000000)" office:value-type="float" office:value="-29" calcext:value-type="float">
            <text:p>-29</text:p>
          </table:table-cell>
          <table:table-cell table:formula="of:=([.A2183]-0.4)/(0.00005-0.000001*[.B2183])-260000" office:value-type="float" office:value="11012.6582278559" calcext:value-type="float">
            <text:p>11013</text:p>
          </table:table-cell>
        </table:table-row>
        <table:table-row table:style-name="ro1">
          <table:table-cell table:formula="of:=[.A2183]+0.01" office:value-type="float" office:value="21.8200000000006" calcext:value-type="float">
            <text:p>21.8200000000006</text:p>
          </table:table-cell>
          <table:table-cell table:formula="of:=ROUND((0.00005-([.A2184]-0.4)/270000) * 1000000)" office:value-type="float" office:value="-29" calcext:value-type="float">
            <text:p>-29</text:p>
          </table:table-cell>
          <table:table-cell table:formula="of:=([.A2184]-0.4)/(0.00005-0.000001*[.B2184])-260000" office:value-type="float" office:value="11139.2405063369" calcext:value-type="float">
            <text:p>11139</text:p>
          </table:table-cell>
        </table:table-row>
        <table:table-row table:style-name="ro1">
          <table:table-cell table:formula="of:=[.A2184]+0.01" office:value-type="float" office:value="21.8300000000006" calcext:value-type="float">
            <text:p>21.8300000000006</text:p>
          </table:table-cell>
          <table:table-cell table:formula="of:=ROUND((0.00005-([.A2185]-0.4)/270000) * 1000000)" office:value-type="float" office:value="-29" calcext:value-type="float">
            <text:p>-29</text:p>
          </table:table-cell>
          <table:table-cell table:formula="of:=([.A2185]-0.4)/(0.00005-0.000001*[.B2185])-260000" office:value-type="float" office:value="11265.8227848179" calcext:value-type="float">
            <text:p>11266</text:p>
          </table:table-cell>
        </table:table-row>
        <table:table-row table:style-name="ro1">
          <table:table-cell table:formula="of:=[.A2185]+0.01" office:value-type="float" office:value="21.8400000000006" calcext:value-type="float">
            <text:p>21.8400000000006</text:p>
          </table:table-cell>
          <table:table-cell table:formula="of:=ROUND((0.00005-([.A2186]-0.4)/270000) * 1000000)" office:value-type="float" office:value="-29" calcext:value-type="float">
            <text:p>-29</text:p>
          </table:table-cell>
          <table:table-cell table:formula="of:=([.A2186]-0.4)/(0.00005-0.000001*[.B2186])-260000" office:value-type="float" office:value="11392.4050632989" calcext:value-type="float">
            <text:p>11392</text:p>
          </table:table-cell>
        </table:table-row>
        <table:table-row table:style-name="ro1">
          <table:table-cell table:formula="of:=[.A2186]+0.01" office:value-type="float" office:value="21.8500000000006" calcext:value-type="float">
            <text:p>21.8500000000006</text:p>
          </table:table-cell>
          <table:table-cell table:formula="of:=ROUND((0.00005-([.A2187]-0.4)/270000) * 1000000)" office:value-type="float" office:value="-29" calcext:value-type="float">
            <text:p>-29</text:p>
          </table:table-cell>
          <table:table-cell table:formula="of:=([.A2187]-0.4)/(0.00005-0.000001*[.B2187])-260000" office:value-type="float" office:value="11518.98734178" calcext:value-type="float">
            <text:p>11519</text:p>
          </table:table-cell>
        </table:table-row>
        <table:table-row table:style-name="ro1">
          <table:table-cell table:formula="of:=[.A2187]+0.01" office:value-type="float" office:value="21.8600000000006" calcext:value-type="float">
            <text:p>21.8600000000006</text:p>
          </table:table-cell>
          <table:table-cell table:formula="of:=ROUND((0.00005-([.A2188]-0.4)/270000) * 1000000)" office:value-type="float" office:value="-29" calcext:value-type="float">
            <text:p>-29</text:p>
          </table:table-cell>
          <table:table-cell table:formula="of:=([.A2188]-0.4)/(0.00005-0.000001*[.B2188])-260000" office:value-type="float" office:value="11645.569620261" calcext:value-type="float">
            <text:p>11646</text:p>
          </table:table-cell>
        </table:table-row>
        <table:table-row table:style-name="ro1">
          <table:table-cell table:formula="of:=[.A2188]+0.01" office:value-type="float" office:value="21.8700000000006" calcext:value-type="float">
            <text:p>21.8700000000006</text:p>
          </table:table-cell>
          <table:table-cell table:formula="of:=ROUND((0.00005-([.A2189]-0.4)/270000) * 1000000)" office:value-type="float" office:value="-30" calcext:value-type="float">
            <text:p>-30</text:p>
          </table:table-cell>
          <table:table-cell table:formula="of:=([.A2189]-0.4)/(0.00005-0.000001*[.B2189])-260000" office:value-type="float" office:value="8375.0000000078" calcext:value-type="float">
            <text:p>8375</text:p>
          </table:table-cell>
        </table:table-row>
        <table:table-row table:style-name="ro1">
          <table:table-cell table:formula="of:=[.A2189]+0.01" office:value-type="float" office:value="21.8800000000006" calcext:value-type="float">
            <text:p>21.8800000000006</text:p>
          </table:table-cell>
          <table:table-cell table:formula="of:=ROUND((0.00005-([.A2190]-0.4)/270000) * 1000000)" office:value-type="float" office:value="-30" calcext:value-type="float">
            <text:p>-30</text:p>
          </table:table-cell>
          <table:table-cell table:formula="of:=([.A2190]-0.4)/(0.00005-0.000001*[.B2190])-260000" office:value-type="float" office:value="8500.0000000078" calcext:value-type="float">
            <text:p>8500</text:p>
          </table:table-cell>
        </table:table-row>
        <table:table-row table:style-name="ro1">
          <table:table-cell table:formula="of:=[.A2190]+0.01" office:value-type="float" office:value="21.8900000000006" calcext:value-type="float">
            <text:p>21.8900000000006</text:p>
          </table:table-cell>
          <table:table-cell table:formula="of:=ROUND((0.00005-([.A2191]-0.4)/270000) * 1000000)" office:value-type="float" office:value="-30" calcext:value-type="float">
            <text:p>-30</text:p>
          </table:table-cell>
          <table:table-cell table:formula="of:=([.A2191]-0.4)/(0.00005-0.000001*[.B2191])-260000" office:value-type="float" office:value="8625.0000000078" calcext:value-type="float">
            <text:p>8625</text:p>
          </table:table-cell>
        </table:table-row>
        <table:table-row table:style-name="ro1">
          <table:table-cell table:formula="of:=[.A2191]+0.01" office:value-type="float" office:value="21.9000000000006" calcext:value-type="float">
            <text:p>21.9000000000006</text:p>
          </table:table-cell>
          <table:table-cell table:formula="of:=ROUND((0.00005-([.A2192]-0.4)/270000) * 1000000)" office:value-type="float" office:value="-30" calcext:value-type="float">
            <text:p>-30</text:p>
          </table:table-cell>
          <table:table-cell table:formula="of:=([.A2192]-0.4)/(0.00005-0.000001*[.B2192])-260000" office:value-type="float" office:value="8750.00000000786" calcext:value-type="float">
            <text:p>8750</text:p>
          </table:table-cell>
        </table:table-row>
        <table:table-row table:style-name="ro1">
          <table:table-cell table:formula="of:=[.A2192]+0.01" office:value-type="float" office:value="21.9100000000006" calcext:value-type="float">
            <text:p>21.9100000000006</text:p>
          </table:table-cell>
          <table:table-cell table:formula="of:=ROUND((0.00005-([.A2193]-0.4)/270000) * 1000000)" office:value-type="float" office:value="-30" calcext:value-type="float">
            <text:p>-30</text:p>
          </table:table-cell>
          <table:table-cell table:formula="of:=([.A2193]-0.4)/(0.00005-0.000001*[.B2193])-260000" office:value-type="float" office:value="8875.00000000786" calcext:value-type="float">
            <text:p>8875</text:p>
          </table:table-cell>
        </table:table-row>
        <table:table-row table:style-name="ro1">
          <table:table-cell table:formula="of:=[.A2193]+0.01" office:value-type="float" office:value="21.9200000000006" calcext:value-type="float">
            <text:p>21.9200000000006</text:p>
          </table:table-cell>
          <table:table-cell table:formula="of:=ROUND((0.00005-([.A2194]-0.4)/270000) * 1000000)" office:value-type="float" office:value="-30" calcext:value-type="float">
            <text:p>-30</text:p>
          </table:table-cell>
          <table:table-cell table:formula="of:=([.A2194]-0.4)/(0.00005-0.000001*[.B2194])-260000" office:value-type="float" office:value="9000.00000000786" calcext:value-type="float">
            <text:p>9000</text:p>
          </table:table-cell>
        </table:table-row>
        <table:table-row table:style-name="ro1">
          <table:table-cell table:formula="of:=[.A2194]+0.01" office:value-type="float" office:value="21.9300000000006" calcext:value-type="float">
            <text:p>21.9300000000006</text:p>
          </table:table-cell>
          <table:table-cell table:formula="of:=ROUND((0.00005-([.A2195]-0.4)/270000) * 1000000)" office:value-type="float" office:value="-30" calcext:value-type="float">
            <text:p>-30</text:p>
          </table:table-cell>
          <table:table-cell table:formula="of:=([.A2195]-0.4)/(0.00005-0.000001*[.B2195])-260000" office:value-type="float" office:value="9125.00000000792" calcext:value-type="float">
            <text:p>9125</text:p>
          </table:table-cell>
        </table:table-row>
        <table:table-row table:style-name="ro1">
          <table:table-cell table:formula="of:=[.A2195]+0.01" office:value-type="float" office:value="21.9400000000006" calcext:value-type="float">
            <text:p>21.9400000000006</text:p>
          </table:table-cell>
          <table:table-cell table:formula="of:=ROUND((0.00005-([.A2196]-0.4)/270000) * 1000000)" office:value-type="float" office:value="-30" calcext:value-type="float">
            <text:p>-30</text:p>
          </table:table-cell>
          <table:table-cell table:formula="of:=([.A2196]-0.4)/(0.00005-0.000001*[.B2196])-260000" office:value-type="float" office:value="9250.00000000792" calcext:value-type="float">
            <text:p>9250</text:p>
          </table:table-cell>
        </table:table-row>
        <table:table-row table:style-name="ro1">
          <table:table-cell table:formula="of:=[.A2196]+0.01" office:value-type="float" office:value="21.9500000000006" calcext:value-type="float">
            <text:p>21.9500000000006</text:p>
          </table:table-cell>
          <table:table-cell table:formula="of:=ROUND((0.00005-([.A2197]-0.4)/270000) * 1000000)" office:value-type="float" office:value="-30" calcext:value-type="float">
            <text:p>-30</text:p>
          </table:table-cell>
          <table:table-cell table:formula="of:=([.A2197]-0.4)/(0.00005-0.000001*[.B2197])-260000" office:value-type="float" office:value="9375.00000000792" calcext:value-type="float">
            <text:p>9375</text:p>
          </table:table-cell>
        </table:table-row>
        <table:table-row table:style-name="ro1">
          <table:table-cell table:formula="of:=[.A2197]+0.01" office:value-type="float" office:value="21.9600000000006" calcext:value-type="float">
            <text:p>21.9600000000006</text:p>
          </table:table-cell>
          <table:table-cell table:formula="of:=ROUND((0.00005-([.A2198]-0.4)/270000) * 1000000)" office:value-type="float" office:value="-30" calcext:value-type="float">
            <text:p>-30</text:p>
          </table:table-cell>
          <table:table-cell table:formula="of:=([.A2198]-0.4)/(0.00005-0.000001*[.B2198])-260000" office:value-type="float" office:value="9500.00000000797" calcext:value-type="float">
            <text:p>9500</text:p>
          </table:table-cell>
        </table:table-row>
        <table:table-row table:style-name="ro1">
          <table:table-cell table:formula="of:=[.A2198]+0.01" office:value-type="float" office:value="21.9700000000006" calcext:value-type="float">
            <text:p>21.9700000000006</text:p>
          </table:table-cell>
          <table:table-cell table:formula="of:=ROUND((0.00005-([.A2199]-0.4)/270000) * 1000000)" office:value-type="float" office:value="-30" calcext:value-type="float">
            <text:p>-30</text:p>
          </table:table-cell>
          <table:table-cell table:formula="of:=([.A2199]-0.4)/(0.00005-0.000001*[.B2199])-260000" office:value-type="float" office:value="9625.00000000797" calcext:value-type="float">
            <text:p>9625</text:p>
          </table:table-cell>
        </table:table-row>
        <table:table-row table:style-name="ro1">
          <table:table-cell table:formula="of:=[.A2199]+0.01" office:value-type="float" office:value="21.9800000000006" calcext:value-type="float">
            <text:p>21.9800000000006</text:p>
          </table:table-cell>
          <table:table-cell table:formula="of:=ROUND((0.00005-([.A2200]-0.4)/270000) * 1000000)" office:value-type="float" office:value="-30" calcext:value-type="float">
            <text:p>-30</text:p>
          </table:table-cell>
          <table:table-cell table:formula="of:=([.A2200]-0.4)/(0.00005-0.000001*[.B2200])-260000" office:value-type="float" office:value="9750.00000000797" calcext:value-type="float">
            <text:p>9750</text:p>
          </table:table-cell>
        </table:table-row>
        <table:table-row table:style-name="ro1">
          <table:table-cell table:formula="of:=[.A2200]+0.01" office:value-type="float" office:value="21.9900000000006" calcext:value-type="float">
            <text:p>21.9900000000006</text:p>
          </table:table-cell>
          <table:table-cell table:formula="of:=ROUND((0.00005-([.A2201]-0.4)/270000) * 1000000)" office:value-type="float" office:value="-30" calcext:value-type="float">
            <text:p>-30</text:p>
          </table:table-cell>
          <table:table-cell table:formula="of:=([.A2201]-0.4)/(0.00005-0.000001*[.B2201])-260000" office:value-type="float" office:value="9875.00000000803" calcext:value-type="float">
            <text:p>9875</text:p>
          </table:table-cell>
        </table:table-row>
        <table:table-row table:style-name="ro1">
          <table:table-cell table:formula="of:=[.A2201]+0.01" office:value-type="float" office:value="22.0000000000006" calcext:value-type="float">
            <text:p>22.0000000000006</text:p>
          </table:table-cell>
          <table:table-cell table:formula="of:=ROUND((0.00005-([.A2202]-0.4)/270000) * 1000000)" office:value-type="float" office:value="-30" calcext:value-type="float">
            <text:p>-30</text:p>
          </table:table-cell>
          <table:table-cell table:formula="of:=([.A2202]-0.4)/(0.00005-0.000001*[.B2202])-260000" office:value-type="float" office:value="10000.000000008" calcext:value-type="float">
            <text:p>10000</text:p>
          </table:table-cell>
        </table:table-row>
        <table:table-row table:style-name="ro1">
          <table:table-cell table:formula="of:=[.A2202]+0.01" office:value-type="float" office:value="22.0100000000006" calcext:value-type="float">
            <text:p>22.0100000000006</text:p>
          </table:table-cell>
          <table:table-cell table:formula="of:=ROUND((0.00005-([.A2203]-0.4)/270000) * 1000000)" office:value-type="float" office:value="-30" calcext:value-type="float">
            <text:p>-30</text:p>
          </table:table-cell>
          <table:table-cell table:formula="of:=([.A2203]-0.4)/(0.00005-0.000001*[.B2203])-260000" office:value-type="float" office:value="10125.000000008" calcext:value-type="float">
            <text:p>10125</text:p>
          </table:table-cell>
        </table:table-row>
        <table:table-row table:style-name="ro1">
          <table:table-cell table:formula="of:=[.A2203]+0.01" office:value-type="float" office:value="22.0200000000006" calcext:value-type="float">
            <text:p>22.0200000000006</text:p>
          </table:table-cell>
          <table:table-cell table:formula="of:=ROUND((0.00005-([.A2204]-0.4)/270000) * 1000000)" office:value-type="float" office:value="-30" calcext:value-type="float">
            <text:p>-30</text:p>
          </table:table-cell>
          <table:table-cell table:formula="of:=([.A2204]-0.4)/(0.00005-0.000001*[.B2204])-260000" office:value-type="float" office:value="10250.0000000081" calcext:value-type="float">
            <text:p>10250</text:p>
          </table:table-cell>
        </table:table-row>
        <table:table-row table:style-name="ro1">
          <table:table-cell table:formula="of:=[.A2204]+0.01" office:value-type="float" office:value="22.0300000000006" calcext:value-type="float">
            <text:p>22.0300000000006</text:p>
          </table:table-cell>
          <table:table-cell table:formula="of:=ROUND((0.00005-([.A2205]-0.4)/270000) * 1000000)" office:value-type="float" office:value="-30" calcext:value-type="float">
            <text:p>-30</text:p>
          </table:table-cell>
          <table:table-cell table:formula="of:=([.A2205]-0.4)/(0.00005-0.000001*[.B2205])-260000" office:value-type="float" office:value="10375.0000000081" calcext:value-type="float">
            <text:p>10375</text:p>
          </table:table-cell>
        </table:table-row>
        <table:table-row table:style-name="ro1">
          <table:table-cell table:formula="of:=[.A2205]+0.01" office:value-type="float" office:value="22.0400000000006" calcext:value-type="float">
            <text:p>22.0400000000006</text:p>
          </table:table-cell>
          <table:table-cell table:formula="of:=ROUND((0.00005-([.A2206]-0.4)/270000) * 1000000)" office:value-type="float" office:value="-30" calcext:value-type="float">
            <text:p>-30</text:p>
          </table:table-cell>
          <table:table-cell table:formula="of:=([.A2206]-0.4)/(0.00005-0.000001*[.B2206])-260000" office:value-type="float" office:value="10500.0000000081" calcext:value-type="float">
            <text:p>10500</text:p>
          </table:table-cell>
        </table:table-row>
        <table:table-row table:style-name="ro1">
          <table:table-cell table:formula="of:=[.A2206]+0.01" office:value-type="float" office:value="22.0500000000006" calcext:value-type="float">
            <text:p>22.0500000000006</text:p>
          </table:table-cell>
          <table:table-cell table:formula="of:=ROUND((0.00005-([.A2207]-0.4)/270000) * 1000000)" office:value-type="float" office:value="-30" calcext:value-type="float">
            <text:p>-30</text:p>
          </table:table-cell>
          <table:table-cell table:formula="of:=([.A2207]-0.4)/(0.00005-0.000001*[.B2207])-260000" office:value-type="float" office:value="10625.0000000082" calcext:value-type="float">
            <text:p>10625</text:p>
          </table:table-cell>
        </table:table-row>
        <table:table-row table:style-name="ro1">
          <table:table-cell table:formula="of:=[.A2207]+0.01" office:value-type="float" office:value="22.0600000000006" calcext:value-type="float">
            <text:p>22.0600000000006</text:p>
          </table:table-cell>
          <table:table-cell table:formula="of:=ROUND((0.00005-([.A2208]-0.4)/270000) * 1000000)" office:value-type="float" office:value="-30" calcext:value-type="float">
            <text:p>-30</text:p>
          </table:table-cell>
          <table:table-cell table:formula="of:=([.A2208]-0.4)/(0.00005-0.000001*[.B2208])-260000" office:value-type="float" office:value="10750.0000000081" calcext:value-type="float">
            <text:p>10750</text:p>
          </table:table-cell>
        </table:table-row>
        <table:table-row table:style-name="ro1">
          <table:table-cell table:formula="of:=[.A2208]+0.01" office:value-type="float" office:value="22.0700000000007" calcext:value-type="float">
            <text:p>22.0700000000007</text:p>
          </table:table-cell>
          <table:table-cell table:formula="of:=ROUND((0.00005-([.A2209]-0.4)/270000) * 1000000)" office:value-type="float" office:value="-30" calcext:value-type="float">
            <text:p>-30</text:p>
          </table:table-cell>
          <table:table-cell table:formula="of:=([.A2209]-0.4)/(0.00005-0.000001*[.B2209])-260000" office:value-type="float" office:value="10875.0000000081" calcext:value-type="float">
            <text:p>10875</text:p>
          </table:table-cell>
        </table:table-row>
        <table:table-row table:style-name="ro1">
          <table:table-cell table:formula="of:=[.A2209]+0.01" office:value-type="float" office:value="22.0800000000006" calcext:value-type="float">
            <text:p>22.0800000000006</text:p>
          </table:table-cell>
          <table:table-cell table:formula="of:=ROUND((0.00005-([.A2210]-0.4)/270000) * 1000000)" office:value-type="float" office:value="-30" calcext:value-type="float">
            <text:p>-30</text:p>
          </table:table-cell>
          <table:table-cell table:formula="of:=([.A2210]-0.4)/(0.00005-0.000001*[.B2210])-260000" office:value-type="float" office:value="11000.0000000082" calcext:value-type="float">
            <text:p>11000</text:p>
          </table:table-cell>
        </table:table-row>
        <table:table-row table:style-name="ro1">
          <table:table-cell table:formula="of:=[.A2210]+0.01" office:value-type="float" office:value="22.0900000000007" calcext:value-type="float">
            <text:p>22.0900000000007</text:p>
          </table:table-cell>
          <table:table-cell table:formula="of:=ROUND((0.00005-([.A2211]-0.4)/270000) * 1000000)" office:value-type="float" office:value="-30" calcext:value-type="float">
            <text:p>-30</text:p>
          </table:table-cell>
          <table:table-cell table:formula="of:=([.A2211]-0.4)/(0.00005-0.000001*[.B2211])-260000" office:value-type="float" office:value="11125.0000000082" calcext:value-type="float">
            <text:p>11125</text:p>
          </table:table-cell>
        </table:table-row>
        <table:table-row table:style-name="ro1">
          <table:table-cell table:formula="of:=[.A2211]+0.01" office:value-type="float" office:value="22.1000000000007" calcext:value-type="float">
            <text:p>22.1000000000007</text:p>
          </table:table-cell>
          <table:table-cell table:formula="of:=ROUND((0.00005-([.A2212]-0.4)/270000) * 1000000)" office:value-type="float" office:value="-30" calcext:value-type="float">
            <text:p>-30</text:p>
          </table:table-cell>
          <table:table-cell table:formula="of:=([.A2212]-0.4)/(0.00005-0.000001*[.B2212])-260000" office:value-type="float" office:value="11250.0000000082" calcext:value-type="float">
            <text:p>11250</text:p>
          </table:table-cell>
        </table:table-row>
        <table:table-row table:style-name="ro1">
          <table:table-cell table:formula="of:=[.A2212]+0.01" office:value-type="float" office:value="22.1100000000007" calcext:value-type="float">
            <text:p>22.1100000000007</text:p>
          </table:table-cell>
          <table:table-cell table:formula="of:=ROUND((0.00005-([.A2213]-0.4)/270000) * 1000000)" office:value-type="float" office:value="-30" calcext:value-type="float">
            <text:p>-30</text:p>
          </table:table-cell>
          <table:table-cell table:formula="of:=([.A2213]-0.4)/(0.00005-0.000001*[.B2213])-260000" office:value-type="float" office:value="11375.0000000083" calcext:value-type="float">
            <text:p>11375</text:p>
          </table:table-cell>
        </table:table-row>
        <table:table-row table:style-name="ro1">
          <table:table-cell table:formula="of:=[.A2213]+0.01" office:value-type="float" office:value="22.1200000000007" calcext:value-type="float">
            <text:p>22.1200000000007</text:p>
          </table:table-cell>
          <table:table-cell table:formula="of:=ROUND((0.00005-([.A2214]-0.4)/270000) * 1000000)" office:value-type="float" office:value="-30" calcext:value-type="float">
            <text:p>-30</text:p>
          </table:table-cell>
          <table:table-cell table:formula="of:=([.A2214]-0.4)/(0.00005-0.000001*[.B2214])-260000" office:value-type="float" office:value="11500.0000000083" calcext:value-type="float">
            <text:p>11500</text:p>
          </table:table-cell>
        </table:table-row>
        <table:table-row table:style-name="ro1">
          <table:table-cell table:formula="of:=[.A2214]+0.01" office:value-type="float" office:value="22.1300000000007" calcext:value-type="float">
            <text:p>22.1300000000007</text:p>
          </table:table-cell>
          <table:table-cell table:formula="of:=ROUND((0.00005-([.A2215]-0.4)/270000) * 1000000)" office:value-type="float" office:value="-30" calcext:value-type="float">
            <text:p>-30</text:p>
          </table:table-cell>
          <table:table-cell table:formula="of:=([.A2215]-0.4)/(0.00005-0.000001*[.B2215])-260000" office:value-type="float" office:value="11625.0000000083" calcext:value-type="float">
            <text:p>11625</text:p>
          </table:table-cell>
        </table:table-row>
        <table:table-row table:style-name="ro1">
          <table:table-cell table:formula="of:=[.A2215]+0.01" office:value-type="float" office:value="22.1400000000007" calcext:value-type="float">
            <text:p>22.1400000000007</text:p>
          </table:table-cell>
          <table:table-cell table:formula="of:=ROUND((0.00005-([.A2216]-0.4)/270000) * 1000000)" office:value-type="float" office:value="-31" calcext:value-type="float">
            <text:p>-31</text:p>
          </table:table-cell>
          <table:table-cell table:formula="of:=([.A2216]-0.4)/(0.00005-0.000001*[.B2216])-260000" office:value-type="float" office:value="8395.0617284032" calcext:value-type="float">
            <text:p>8395</text:p>
          </table:table-cell>
        </table:table-row>
        <table:table-row table:style-name="ro1">
          <table:table-cell table:formula="of:=[.A2216]+0.01" office:value-type="float" office:value="22.1500000000007" calcext:value-type="float">
            <text:p>22.1500000000007</text:p>
          </table:table-cell>
          <table:table-cell table:formula="of:=ROUND((0.00005-([.A2217]-0.4)/270000) * 1000000)" office:value-type="float" office:value="-31" calcext:value-type="float">
            <text:p>-31</text:p>
          </table:table-cell>
          <table:table-cell table:formula="of:=([.A2217]-0.4)/(0.00005-0.000001*[.B2217])-260000" office:value-type="float" office:value="8518.51851852669" calcext:value-type="float">
            <text:p>8519</text:p>
          </table:table-cell>
        </table:table-row>
        <table:table-row table:style-name="ro1">
          <table:table-cell table:formula="of:=[.A2217]+0.01" office:value-type="float" office:value="22.1600000000007" calcext:value-type="float">
            <text:p>22.1600000000007</text:p>
          </table:table-cell>
          <table:table-cell table:formula="of:=ROUND((0.00005-([.A2218]-0.4)/270000) * 1000000)" office:value-type="float" office:value="-31" calcext:value-type="float">
            <text:p>-31</text:p>
          </table:table-cell>
          <table:table-cell table:formula="of:=([.A2218]-0.4)/(0.00005-0.000001*[.B2218])-260000" office:value-type="float" office:value="8641.97530865017" calcext:value-type="float">
            <text:p>8642</text:p>
          </table:table-cell>
        </table:table-row>
        <table:table-row table:style-name="ro1">
          <table:table-cell table:formula="of:=[.A2218]+0.01" office:value-type="float" office:value="22.1700000000007" calcext:value-type="float">
            <text:p>22.1700000000007</text:p>
          </table:table-cell>
          <table:table-cell table:formula="of:=ROUND((0.00005-([.A2219]-0.4)/270000) * 1000000)" office:value-type="float" office:value="-31" calcext:value-type="float">
            <text:p>-31</text:p>
          </table:table-cell>
          <table:table-cell table:formula="of:=([.A2219]-0.4)/(0.00005-0.000001*[.B2219])-260000" office:value-type="float" office:value="8765.43209877366" calcext:value-type="float">
            <text:p>8765</text:p>
          </table:table-cell>
        </table:table-row>
        <table:table-row table:style-name="ro1">
          <table:table-cell table:formula="of:=[.A2219]+0.01" office:value-type="float" office:value="22.1800000000007" calcext:value-type="float">
            <text:p>22.1800000000007</text:p>
          </table:table-cell>
          <table:table-cell table:formula="of:=ROUND((0.00005-([.A2220]-0.4)/270000) * 1000000)" office:value-type="float" office:value="-31" calcext:value-type="float">
            <text:p>-31</text:p>
          </table:table-cell>
          <table:table-cell table:formula="of:=([.A2220]-0.4)/(0.00005-0.000001*[.B2220])-260000" office:value-type="float" office:value="8888.88888889714" calcext:value-type="float">
            <text:p>8889</text:p>
          </table:table-cell>
        </table:table-row>
        <table:table-row table:style-name="ro1">
          <table:table-cell table:formula="of:=[.A2220]+0.01" office:value-type="float" office:value="22.1900000000007" calcext:value-type="float">
            <text:p>22.1900000000007</text:p>
          </table:table-cell>
          <table:table-cell table:formula="of:=ROUND((0.00005-([.A2221]-0.4)/270000) * 1000000)" office:value-type="float" office:value="-31" calcext:value-type="float">
            <text:p>-31</text:p>
          </table:table-cell>
          <table:table-cell table:formula="of:=([.A2221]-0.4)/(0.00005-0.000001*[.B2221])-260000" office:value-type="float" office:value="9012.34567902063" calcext:value-type="float">
            <text:p>9012</text:p>
          </table:table-cell>
        </table:table-row>
        <table:table-row table:style-name="ro1">
          <table:table-cell table:formula="of:=[.A2221]+0.01" office:value-type="float" office:value="22.2000000000007" calcext:value-type="float">
            <text:p>22.2000000000007</text:p>
          </table:table-cell>
          <table:table-cell table:formula="of:=ROUND((0.00005-([.A2222]-0.4)/270000) * 1000000)" office:value-type="float" office:value="-31" calcext:value-type="float">
            <text:p>-31</text:p>
          </table:table-cell>
          <table:table-cell table:formula="of:=([.A2222]-0.4)/(0.00005-0.000001*[.B2222])-260000" office:value-type="float" office:value="9135.80246914411" calcext:value-type="float">
            <text:p>9136</text:p>
          </table:table-cell>
        </table:table-row>
        <table:table-row table:style-name="ro1">
          <table:table-cell table:formula="of:=[.A2222]+0.01" office:value-type="float" office:value="22.2100000000007" calcext:value-type="float">
            <text:p>22.2100000000007</text:p>
          </table:table-cell>
          <table:table-cell table:formula="of:=ROUND((0.00005-([.A2223]-0.4)/270000) * 1000000)" office:value-type="float" office:value="-31" calcext:value-type="float">
            <text:p>-31</text:p>
          </table:table-cell>
          <table:table-cell table:formula="of:=([.A2223]-0.4)/(0.00005-0.000001*[.B2223])-260000" office:value-type="float" office:value="9259.25925926754" calcext:value-type="float">
            <text:p>9259</text:p>
          </table:table-cell>
        </table:table-row>
        <table:table-row table:style-name="ro1">
          <table:table-cell table:formula="of:=[.A2223]+0.01" office:value-type="float" office:value="22.2200000000007" calcext:value-type="float">
            <text:p>22.2200000000007</text:p>
          </table:table-cell>
          <table:table-cell table:formula="of:=ROUND((0.00005-([.A2224]-0.4)/270000) * 1000000)" office:value-type="float" office:value="-31" calcext:value-type="float">
            <text:p>-31</text:p>
          </table:table-cell>
          <table:table-cell table:formula="of:=([.A2224]-0.4)/(0.00005-0.000001*[.B2224])-260000" office:value-type="float" office:value="9382.71604939102" calcext:value-type="float">
            <text:p>9383</text:p>
          </table:table-cell>
        </table:table-row>
        <table:table-row table:style-name="ro1">
          <table:table-cell table:formula="of:=[.A2224]+0.01" office:value-type="float" office:value="22.2300000000007" calcext:value-type="float">
            <text:p>22.2300000000007</text:p>
          </table:table-cell>
          <table:table-cell table:formula="of:=ROUND((0.00005-([.A2225]-0.4)/270000) * 1000000)" office:value-type="float" office:value="-31" calcext:value-type="float">
            <text:p>-31</text:p>
          </table:table-cell>
          <table:table-cell table:formula="of:=([.A2225]-0.4)/(0.00005-0.000001*[.B2225])-260000" office:value-type="float" office:value="9506.1728395145" calcext:value-type="float">
            <text:p>9506</text:p>
          </table:table-cell>
        </table:table-row>
        <table:table-row table:style-name="ro1">
          <table:table-cell table:formula="of:=[.A2225]+0.01" office:value-type="float" office:value="22.2400000000007" calcext:value-type="float">
            <text:p>22.2400000000007</text:p>
          </table:table-cell>
          <table:table-cell table:formula="of:=ROUND((0.00005-([.A2226]-0.4)/270000) * 1000000)" office:value-type="float" office:value="-31" calcext:value-type="float">
            <text:p>-31</text:p>
          </table:table-cell>
          <table:table-cell table:formula="of:=([.A2226]-0.4)/(0.00005-0.000001*[.B2226])-260000" office:value-type="float" office:value="9629.62962963799" calcext:value-type="float">
            <text:p>9630</text:p>
          </table:table-cell>
        </table:table-row>
        <table:table-row table:style-name="ro1">
          <table:table-cell table:formula="of:=[.A2226]+0.01" office:value-type="float" office:value="22.2500000000007" calcext:value-type="float">
            <text:p>22.2500000000007</text:p>
          </table:table-cell>
          <table:table-cell table:formula="of:=ROUND((0.00005-([.A2227]-0.4)/270000) * 1000000)" office:value-type="float" office:value="-31" calcext:value-type="float">
            <text:p>-31</text:p>
          </table:table-cell>
          <table:table-cell table:formula="of:=([.A2227]-0.4)/(0.00005-0.000001*[.B2227])-260000" office:value-type="float" office:value="9753.08641976147" calcext:value-type="float">
            <text:p>9753</text:p>
          </table:table-cell>
        </table:table-row>
        <table:table-row table:style-name="ro1">
          <table:table-cell table:formula="of:=[.A2227]+0.01" office:value-type="float" office:value="22.2600000000007" calcext:value-type="float">
            <text:p>22.2600000000007</text:p>
          </table:table-cell>
          <table:table-cell table:formula="of:=ROUND((0.00005-([.A2228]-0.4)/270000) * 1000000)" office:value-type="float" office:value="-31" calcext:value-type="float">
            <text:p>-31</text:p>
          </table:table-cell>
          <table:table-cell table:formula="of:=([.A2228]-0.4)/(0.00005-0.000001*[.B2228])-260000" office:value-type="float" office:value="9876.54320988496" calcext:value-type="float">
            <text:p>9877</text:p>
          </table:table-cell>
        </table:table-row>
        <table:table-row table:style-name="ro1">
          <table:table-cell table:formula="of:=[.A2228]+0.01" office:value-type="float" office:value="22.2700000000007" calcext:value-type="float">
            <text:p>22.2700000000007</text:p>
          </table:table-cell>
          <table:table-cell table:formula="of:=ROUND((0.00005-([.A2229]-0.4)/270000) * 1000000)" office:value-type="float" office:value="-31" calcext:value-type="float">
            <text:p>-31</text:p>
          </table:table-cell>
          <table:table-cell table:formula="of:=([.A2229]-0.4)/(0.00005-0.000001*[.B2229])-260000" office:value-type="float" office:value="10000.0000000084" calcext:value-type="float">
            <text:p>10000</text:p>
          </table:table-cell>
        </table:table-row>
        <table:table-row table:style-name="ro1">
          <table:table-cell table:formula="of:=[.A2229]+0.01" office:value-type="float" office:value="22.2800000000007" calcext:value-type="float">
            <text:p>22.2800000000007</text:p>
          </table:table-cell>
          <table:table-cell table:formula="of:=ROUND((0.00005-([.A2230]-0.4)/270000) * 1000000)" office:value-type="float" office:value="-31" calcext:value-type="float">
            <text:p>-31</text:p>
          </table:table-cell>
          <table:table-cell table:formula="of:=([.A2230]-0.4)/(0.00005-0.000001*[.B2230])-260000" office:value-type="float" office:value="10123.4567901319" calcext:value-type="float">
            <text:p>10123</text:p>
          </table:table-cell>
        </table:table-row>
        <table:table-row table:style-name="ro1">
          <table:table-cell table:formula="of:=[.A2230]+0.01" office:value-type="float" office:value="22.2900000000007" calcext:value-type="float">
            <text:p>22.2900000000007</text:p>
          </table:table-cell>
          <table:table-cell table:formula="of:=ROUND((0.00005-([.A2231]-0.4)/270000) * 1000000)" office:value-type="float" office:value="-31" calcext:value-type="float">
            <text:p>-31</text:p>
          </table:table-cell>
          <table:table-cell table:formula="of:=([.A2231]-0.4)/(0.00005-0.000001*[.B2231])-260000" office:value-type="float" office:value="10246.9135802554" calcext:value-type="float">
            <text:p>10247</text:p>
          </table:table-cell>
        </table:table-row>
        <table:table-row table:style-name="ro1">
          <table:table-cell table:formula="of:=[.A2231]+0.01" office:value-type="float" office:value="22.3000000000007" calcext:value-type="float">
            <text:p>22.3000000000007</text:p>
          </table:table-cell>
          <table:table-cell table:formula="of:=ROUND((0.00005-([.A2232]-0.4)/270000) * 1000000)" office:value-type="float" office:value="-31" calcext:value-type="float">
            <text:p>-31</text:p>
          </table:table-cell>
          <table:table-cell table:formula="of:=([.A2232]-0.4)/(0.00005-0.000001*[.B2232])-260000" office:value-type="float" office:value="10370.3703703788" calcext:value-type="float">
            <text:p>10370</text:p>
          </table:table-cell>
        </table:table-row>
        <table:table-row table:style-name="ro1">
          <table:table-cell table:formula="of:=[.A2232]+0.01" office:value-type="float" office:value="22.3100000000007" calcext:value-type="float">
            <text:p>22.3100000000007</text:p>
          </table:table-cell>
          <table:table-cell table:formula="of:=ROUND((0.00005-([.A2233]-0.4)/270000) * 1000000)" office:value-type="float" office:value="-31" calcext:value-type="float">
            <text:p>-31</text:p>
          </table:table-cell>
          <table:table-cell table:formula="of:=([.A2233]-0.4)/(0.00005-0.000001*[.B2233])-260000" office:value-type="float" office:value="10493.8271605023" calcext:value-type="float">
            <text:p>10494</text:p>
          </table:table-cell>
        </table:table-row>
        <table:table-row table:style-name="ro1">
          <table:table-cell table:formula="of:=[.A2233]+0.01" office:value-type="float" office:value="22.3200000000007" calcext:value-type="float">
            <text:p>22.3200000000007</text:p>
          </table:table-cell>
          <table:table-cell table:formula="of:=ROUND((0.00005-([.A2234]-0.4)/270000) * 1000000)" office:value-type="float" office:value="-31" calcext:value-type="float">
            <text:p>-31</text:p>
          </table:table-cell>
          <table:table-cell table:formula="of:=([.A2234]-0.4)/(0.00005-0.000001*[.B2234])-260000" office:value-type="float" office:value="10617.2839506258" calcext:value-type="float">
            <text:p>10617</text:p>
          </table:table-cell>
        </table:table-row>
        <table:table-row table:style-name="ro1">
          <table:table-cell table:formula="of:=[.A2234]+0.01" office:value-type="float" office:value="22.3300000000007" calcext:value-type="float">
            <text:p>22.3300000000007</text:p>
          </table:table-cell>
          <table:table-cell table:formula="of:=ROUND((0.00005-([.A2235]-0.4)/270000) * 1000000)" office:value-type="float" office:value="-31" calcext:value-type="float">
            <text:p>-31</text:p>
          </table:table-cell>
          <table:table-cell table:formula="of:=([.A2235]-0.4)/(0.00005-0.000001*[.B2235])-260000" office:value-type="float" office:value="10740.7407407493" calcext:value-type="float">
            <text:p>10741</text:p>
          </table:table-cell>
        </table:table-row>
        <table:table-row table:style-name="ro1">
          <table:table-cell table:formula="of:=[.A2235]+0.01" office:value-type="float" office:value="22.3400000000007" calcext:value-type="float">
            <text:p>22.3400000000007</text:p>
          </table:table-cell>
          <table:table-cell table:formula="of:=ROUND((0.00005-([.A2236]-0.4)/270000) * 1000000)" office:value-type="float" office:value="-31" calcext:value-type="float">
            <text:p>-31</text:p>
          </table:table-cell>
          <table:table-cell table:formula="of:=([.A2236]-0.4)/(0.00005-0.000001*[.B2236])-260000" office:value-type="float" office:value="10864.1975308728" calcext:value-type="float">
            <text:p>10864</text:p>
          </table:table-cell>
        </table:table-row>
        <table:table-row table:style-name="ro1">
          <table:table-cell table:formula="of:=[.A2236]+0.01" office:value-type="float" office:value="22.3500000000007" calcext:value-type="float">
            <text:p>22.3500000000007</text:p>
          </table:table-cell>
          <table:table-cell table:formula="of:=ROUND((0.00005-([.A2237]-0.4)/270000) * 1000000)" office:value-type="float" office:value="-31" calcext:value-type="float">
            <text:p>-31</text:p>
          </table:table-cell>
          <table:table-cell table:formula="of:=([.A2237]-0.4)/(0.00005-0.000001*[.B2237])-260000" office:value-type="float" office:value="10987.6543209963" calcext:value-type="float">
            <text:p>10988</text:p>
          </table:table-cell>
        </table:table-row>
        <table:table-row table:style-name="ro1">
          <table:table-cell table:formula="of:=[.A2237]+0.01" office:value-type="float" office:value="22.3600000000007" calcext:value-type="float">
            <text:p>22.3600000000007</text:p>
          </table:table-cell>
          <table:table-cell table:formula="of:=ROUND((0.00005-([.A2238]-0.4)/270000) * 1000000)" office:value-type="float" office:value="-31" calcext:value-type="float">
            <text:p>-31</text:p>
          </table:table-cell>
          <table:table-cell table:formula="of:=([.A2238]-0.4)/(0.00005-0.000001*[.B2238])-260000" office:value-type="float" office:value="11111.1111111197" calcext:value-type="float">
            <text:p>11111</text:p>
          </table:table-cell>
        </table:table-row>
        <table:table-row table:style-name="ro1">
          <table:table-cell table:formula="of:=[.A2238]+0.01" office:value-type="float" office:value="22.3700000000007" calcext:value-type="float">
            <text:p>22.3700000000007</text:p>
          </table:table-cell>
          <table:table-cell table:formula="of:=ROUND((0.00005-([.A2239]-0.4)/270000) * 1000000)" office:value-type="float" office:value="-31" calcext:value-type="float">
            <text:p>-31</text:p>
          </table:table-cell>
          <table:table-cell table:formula="of:=([.A2239]-0.4)/(0.00005-0.000001*[.B2239])-260000" office:value-type="float" office:value="11234.5679012432" calcext:value-type="float">
            <text:p>11235</text:p>
          </table:table-cell>
        </table:table-row>
        <table:table-row table:style-name="ro1">
          <table:table-cell table:formula="of:=[.A2239]+0.01" office:value-type="float" office:value="22.3800000000007" calcext:value-type="float">
            <text:p>22.3800000000007</text:p>
          </table:table-cell>
          <table:table-cell table:formula="of:=ROUND((0.00005-([.A2240]-0.4)/270000) * 1000000)" office:value-type="float" office:value="-31" calcext:value-type="float">
            <text:p>-31</text:p>
          </table:table-cell>
          <table:table-cell table:formula="of:=([.A2240]-0.4)/(0.00005-0.000001*[.B2240])-260000" office:value-type="float" office:value="11358.0246913666" calcext:value-type="float">
            <text:p>11358</text:p>
          </table:table-cell>
        </table:table-row>
        <table:table-row table:style-name="ro1">
          <table:table-cell table:formula="of:=[.A2240]+0.01" office:value-type="float" office:value="22.3900000000007" calcext:value-type="float">
            <text:p>22.3900000000007</text:p>
          </table:table-cell>
          <table:table-cell table:formula="of:=ROUND((0.00005-([.A2241]-0.4)/270000) * 1000000)" office:value-type="float" office:value="-31" calcext:value-type="float">
            <text:p>-31</text:p>
          </table:table-cell>
          <table:table-cell table:formula="of:=([.A2241]-0.4)/(0.00005-0.000001*[.B2241])-260000" office:value-type="float" office:value="11481.4814814901" calcext:value-type="float">
            <text:p>11481</text:p>
          </table:table-cell>
        </table:table-row>
        <table:table-row table:style-name="ro1">
          <table:table-cell table:formula="of:=[.A2241]+0.01" office:value-type="float" office:value="22.4000000000007" calcext:value-type="float">
            <text:p>22.4000000000007</text:p>
          </table:table-cell>
          <table:table-cell table:formula="of:=ROUND((0.00005-([.A2242]-0.4)/270000) * 1000000)" office:value-type="float" office:value="-31" calcext:value-type="float">
            <text:p>-31</text:p>
          </table:table-cell>
          <table:table-cell table:formula="of:=([.A2242]-0.4)/(0.00005-0.000001*[.B2242])-260000" office:value-type="float" office:value="11604.9382716136" calcext:value-type="float">
            <text:p>11605</text:p>
          </table:table-cell>
        </table:table-row>
        <table:table-row table:style-name="ro1">
          <table:table-cell table:formula="of:=[.A2242]+0.01" office:value-type="float" office:value="22.4100000000007" calcext:value-type="float">
            <text:p>22.4100000000007</text:p>
          </table:table-cell>
          <table:table-cell table:formula="of:=ROUND((0.00005-([.A2243]-0.4)/270000) * 1000000)" office:value-type="float" office:value="-32" calcext:value-type="float">
            <text:p>-32</text:p>
          </table:table-cell>
          <table:table-cell table:formula="of:=([.A2243]-0.4)/(0.00005-0.000001*[.B2243])-260000" office:value-type="float" office:value="8414.63414635009" calcext:value-type="float">
            <text:p>8415</text:p>
          </table:table-cell>
        </table:table-row>
        <table:table-row table:style-name="ro1">
          <table:table-cell table:formula="of:=[.A2243]+0.01" office:value-type="float" office:value="22.4200000000007" calcext:value-type="float">
            <text:p>22.4200000000007</text:p>
          </table:table-cell>
          <table:table-cell table:formula="of:=ROUND((0.00005-([.A2244]-0.4)/270000) * 1000000)" office:value-type="float" office:value="-32" calcext:value-type="float">
            <text:p>-32</text:p>
          </table:table-cell>
          <table:table-cell table:formula="of:=([.A2244]-0.4)/(0.00005-0.000001*[.B2244])-260000" office:value-type="float" office:value="8536.58536586229" calcext:value-type="float">
            <text:p>8537</text:p>
          </table:table-cell>
        </table:table-row>
        <table:table-row table:style-name="ro1">
          <table:table-cell table:formula="of:=[.A2244]+0.01" office:value-type="float" office:value="22.4300000000007" calcext:value-type="float">
            <text:p>22.4300000000007</text:p>
          </table:table-cell>
          <table:table-cell table:formula="of:=ROUND((0.00005-([.A2245]-0.4)/270000) * 1000000)" office:value-type="float" office:value="-32" calcext:value-type="float">
            <text:p>-32</text:p>
          </table:table-cell>
          <table:table-cell table:formula="of:=([.A2245]-0.4)/(0.00005-0.000001*[.B2245])-260000" office:value-type="float" office:value="8658.5365853745" calcext:value-type="float">
            <text:p>8659</text:p>
          </table:table-cell>
        </table:table-row>
        <table:table-row table:style-name="ro1">
          <table:table-cell table:formula="of:=[.A2245]+0.01" office:value-type="float" office:value="22.4400000000007" calcext:value-type="float">
            <text:p>22.4400000000007</text:p>
          </table:table-cell>
          <table:table-cell table:formula="of:=ROUND((0.00005-([.A2246]-0.4)/270000) * 1000000)" office:value-type="float" office:value="-32" calcext:value-type="float">
            <text:p>-32</text:p>
          </table:table-cell>
          <table:table-cell table:formula="of:=([.A2246]-0.4)/(0.00005-0.000001*[.B2246])-260000" office:value-type="float" office:value="8780.48780488671" calcext:value-type="float">
            <text:p>8780</text:p>
          </table:table-cell>
        </table:table-row>
        <table:table-row table:style-name="ro1">
          <table:table-cell table:formula="of:=[.A2246]+0.01" office:value-type="float" office:value="22.4500000000007" calcext:value-type="float">
            <text:p>22.4500000000007</text:p>
          </table:table-cell>
          <table:table-cell table:formula="of:=ROUND((0.00005-([.A2247]-0.4)/270000) * 1000000)" office:value-type="float" office:value="-32" calcext:value-type="float">
            <text:p>-32</text:p>
          </table:table-cell>
          <table:table-cell table:formula="of:=([.A2247]-0.4)/(0.00005-0.000001*[.B2247])-260000" office:value-type="float" office:value="8902.43902439892" calcext:value-type="float">
            <text:p>8902</text:p>
          </table:table-cell>
        </table:table-row>
        <table:table-row table:style-name="ro1">
          <table:table-cell table:formula="of:=[.A2247]+0.01" office:value-type="float" office:value="22.4600000000007" calcext:value-type="float">
            <text:p>22.4600000000007</text:p>
          </table:table-cell>
          <table:table-cell table:formula="of:=ROUND((0.00005-([.A2248]-0.4)/270000) * 1000000)" office:value-type="float" office:value="-32" calcext:value-type="float">
            <text:p>-32</text:p>
          </table:table-cell>
          <table:table-cell table:formula="of:=([.A2248]-0.4)/(0.00005-0.000001*[.B2248])-260000" office:value-type="float" office:value="9024.39024391113" calcext:value-type="float">
            <text:p>9024</text:p>
          </table:table-cell>
        </table:table-row>
        <table:table-row table:style-name="ro1">
          <table:table-cell table:formula="of:=[.A2248]+0.01" office:value-type="float" office:value="22.4700000000007" calcext:value-type="float">
            <text:p>22.4700000000007</text:p>
          </table:table-cell>
          <table:table-cell table:formula="of:=ROUND((0.00005-([.A2249]-0.4)/270000) * 1000000)" office:value-type="float" office:value="-32" calcext:value-type="float">
            <text:p>-32</text:p>
          </table:table-cell>
          <table:table-cell table:formula="of:=([.A2249]-0.4)/(0.00005-0.000001*[.B2249])-260000" office:value-type="float" office:value="9146.34146342334" calcext:value-type="float">
            <text:p>9146</text:p>
          </table:table-cell>
        </table:table-row>
        <table:table-row table:style-name="ro1">
          <table:table-cell table:formula="of:=[.A2249]+0.01" office:value-type="float" office:value="22.4800000000007" calcext:value-type="float">
            <text:p>22.4800000000007</text:p>
          </table:table-cell>
          <table:table-cell table:formula="of:=ROUND((0.00005-([.A2250]-0.4)/270000) * 1000000)" office:value-type="float" office:value="-32" calcext:value-type="float">
            <text:p>-32</text:p>
          </table:table-cell>
          <table:table-cell table:formula="of:=([.A2250]-0.4)/(0.00005-0.000001*[.B2250])-260000" office:value-type="float" office:value="9268.29268293554" calcext:value-type="float">
            <text:p>9268</text:p>
          </table:table-cell>
        </table:table-row>
        <table:table-row table:style-name="ro1">
          <table:table-cell table:formula="of:=[.A2250]+0.01" office:value-type="float" office:value="22.4900000000007" calcext:value-type="float">
            <text:p>22.4900000000007</text:p>
          </table:table-cell>
          <table:table-cell table:formula="of:=ROUND((0.00005-([.A2251]-0.4)/270000) * 1000000)" office:value-type="float" office:value="-32" calcext:value-type="float">
            <text:p>-32</text:p>
          </table:table-cell>
          <table:table-cell table:formula="of:=([.A2251]-0.4)/(0.00005-0.000001*[.B2251])-260000" office:value-type="float" office:value="9390.24390244775" calcext:value-type="float">
            <text:p>9390</text:p>
          </table:table-cell>
        </table:table-row>
        <table:table-row table:style-name="ro1">
          <table:table-cell table:formula="of:=[.A2251]+0.01" office:value-type="float" office:value="22.5000000000007" calcext:value-type="float">
            <text:p>22.5000000000007</text:p>
          </table:table-cell>
          <table:table-cell table:formula="of:=ROUND((0.00005-([.A2252]-0.4)/270000) * 1000000)" office:value-type="float" office:value="-32" calcext:value-type="float">
            <text:p>-32</text:p>
          </table:table-cell>
          <table:table-cell table:formula="of:=([.A2252]-0.4)/(0.00005-0.000001*[.B2252])-260000" office:value-type="float" office:value="9512.19512195996" calcext:value-type="float">
            <text:p>9512</text:p>
          </table:table-cell>
        </table:table-row>
        <table:table-row table:style-name="ro1">
          <table:table-cell table:formula="of:=[.A2252]+0.01" office:value-type="float" office:value="22.5100000000007" calcext:value-type="float">
            <text:p>22.5100000000007</text:p>
          </table:table-cell>
          <table:table-cell table:formula="of:=ROUND((0.00005-([.A2253]-0.4)/270000) * 1000000)" office:value-type="float" office:value="-32" calcext:value-type="float">
            <text:p>-32</text:p>
          </table:table-cell>
          <table:table-cell table:formula="of:=([.A2253]-0.4)/(0.00005-0.000001*[.B2253])-260000" office:value-type="float" office:value="9634.14634147222" calcext:value-type="float">
            <text:p>9634</text:p>
          </table:table-cell>
        </table:table-row>
        <table:table-row table:style-name="ro1">
          <table:table-cell table:formula="of:=[.A2253]+0.01" office:value-type="float" office:value="22.5200000000007" calcext:value-type="float">
            <text:p>22.5200000000007</text:p>
          </table:table-cell>
          <table:table-cell table:formula="of:=ROUND((0.00005-([.A2254]-0.4)/270000) * 1000000)" office:value-type="float" office:value="-32" calcext:value-type="float">
            <text:p>-32</text:p>
          </table:table-cell>
          <table:table-cell table:formula="of:=([.A2254]-0.4)/(0.00005-0.000001*[.B2254])-260000" office:value-type="float" office:value="9756.09756098443" calcext:value-type="float">
            <text:p>9756</text:p>
          </table:table-cell>
        </table:table-row>
        <table:table-row table:style-name="ro1">
          <table:table-cell table:formula="of:=[.A2254]+0.01" office:value-type="float" office:value="22.5300000000007" calcext:value-type="float">
            <text:p>22.5300000000007</text:p>
          </table:table-cell>
          <table:table-cell table:formula="of:=ROUND((0.00005-([.A2255]-0.4)/270000) * 1000000)" office:value-type="float" office:value="-32" calcext:value-type="float">
            <text:p>-32</text:p>
          </table:table-cell>
          <table:table-cell table:formula="of:=([.A2255]-0.4)/(0.00005-0.000001*[.B2255])-260000" office:value-type="float" office:value="9878.04878049664" calcext:value-type="float">
            <text:p>9878</text:p>
          </table:table-cell>
        </table:table-row>
        <table:table-row table:style-name="ro1">
          <table:table-cell table:formula="of:=[.A2255]+0.01" office:value-type="float" office:value="22.5400000000007" calcext:value-type="float">
            <text:p>22.5400000000007</text:p>
          </table:table-cell>
          <table:table-cell table:formula="of:=ROUND((0.00005-([.A2256]-0.4)/270000) * 1000000)" office:value-type="float" office:value="-32" calcext:value-type="float">
            <text:p>-32</text:p>
          </table:table-cell>
          <table:table-cell table:formula="of:=([.A2256]-0.4)/(0.00005-0.000001*[.B2256])-260000" office:value-type="float" office:value="10000.0000000088" calcext:value-type="float">
            <text:p>10000</text:p>
          </table:table-cell>
        </table:table-row>
        <table:table-row table:style-name="ro1">
          <table:table-cell table:formula="of:=[.A2256]+0.01" office:value-type="float" office:value="22.5500000000007" calcext:value-type="float">
            <text:p>22.5500000000007</text:p>
          </table:table-cell>
          <table:table-cell table:formula="of:=ROUND((0.00005-([.A2257]-0.4)/270000) * 1000000)" office:value-type="float" office:value="-32" calcext:value-type="float">
            <text:p>-32</text:p>
          </table:table-cell>
          <table:table-cell table:formula="of:=([.A2257]-0.4)/(0.00005-0.000001*[.B2257])-260000" office:value-type="float" office:value="10121.9512195211" calcext:value-type="float">
            <text:p>10122</text:p>
          </table:table-cell>
        </table:table-row>
        <table:table-row table:style-name="ro1">
          <table:table-cell table:formula="of:=[.A2257]+0.01" office:value-type="float" office:value="22.5600000000007" calcext:value-type="float">
            <text:p>22.5600000000007</text:p>
          </table:table-cell>
          <table:table-cell table:formula="of:=ROUND((0.00005-([.A2258]-0.4)/270000) * 1000000)" office:value-type="float" office:value="-32" calcext:value-type="float">
            <text:p>-32</text:p>
          </table:table-cell>
          <table:table-cell table:formula="of:=([.A2258]-0.4)/(0.00005-0.000001*[.B2258])-260000" office:value-type="float" office:value="10243.9024390333" calcext:value-type="float">
            <text:p>10244</text:p>
          </table:table-cell>
        </table:table-row>
        <table:table-row table:style-name="ro1">
          <table:table-cell table:formula="of:=[.A2258]+0.01" office:value-type="float" office:value="22.5700000000007" calcext:value-type="float">
            <text:p>22.5700000000007</text:p>
          </table:table-cell>
          <table:table-cell table:formula="of:=ROUND((0.00005-([.A2259]-0.4)/270000) * 1000000)" office:value-type="float" office:value="-32" calcext:value-type="float">
            <text:p>-32</text:p>
          </table:table-cell>
          <table:table-cell table:formula="of:=([.A2259]-0.4)/(0.00005-0.000001*[.B2259])-260000" office:value-type="float" office:value="10365.8536585455" calcext:value-type="float">
            <text:p>10366</text:p>
          </table:table-cell>
        </table:table-row>
        <table:table-row table:style-name="ro1">
          <table:table-cell table:formula="of:=[.A2259]+0.01" office:value-type="float" office:value="22.5800000000007" calcext:value-type="float">
            <text:p>22.5800000000007</text:p>
          </table:table-cell>
          <table:table-cell table:formula="of:=ROUND((0.00005-([.A2260]-0.4)/270000) * 1000000)" office:value-type="float" office:value="-32" calcext:value-type="float">
            <text:p>-32</text:p>
          </table:table-cell>
          <table:table-cell table:formula="of:=([.A2260]-0.4)/(0.00005-0.000001*[.B2260])-260000" office:value-type="float" office:value="10487.8048780577" calcext:value-type="float">
            <text:p>10488</text:p>
          </table:table-cell>
        </table:table-row>
        <table:table-row table:style-name="ro1">
          <table:table-cell table:formula="of:=[.A2260]+0.01" office:value-type="float" office:value="22.5900000000007" calcext:value-type="float">
            <text:p>22.5900000000007</text:p>
          </table:table-cell>
          <table:table-cell table:formula="of:=ROUND((0.00005-([.A2261]-0.4)/270000) * 1000000)" office:value-type="float" office:value="-32" calcext:value-type="float">
            <text:p>-32</text:p>
          </table:table-cell>
          <table:table-cell table:formula="of:=([.A2261]-0.4)/(0.00005-0.000001*[.B2261])-260000" office:value-type="float" office:value="10609.7560975699" calcext:value-type="float">
            <text:p>10610</text:p>
          </table:table-cell>
        </table:table-row>
        <table:table-row table:style-name="ro1">
          <table:table-cell table:formula="of:=[.A2261]+0.01" office:value-type="float" office:value="22.6000000000007" calcext:value-type="float">
            <text:p>22.6000000000007</text:p>
          </table:table-cell>
          <table:table-cell table:formula="of:=ROUND((0.00005-([.A2262]-0.4)/270000) * 1000000)" office:value-type="float" office:value="-32" calcext:value-type="float">
            <text:p>-32</text:p>
          </table:table-cell>
          <table:table-cell table:formula="of:=([.A2262]-0.4)/(0.00005-0.000001*[.B2262])-260000" office:value-type="float" office:value="10731.7073170822" calcext:value-type="float">
            <text:p>10732</text:p>
          </table:table-cell>
        </table:table-row>
        <table:table-row table:style-name="ro1">
          <table:table-cell table:formula="of:=[.A2262]+0.01" office:value-type="float" office:value="22.6100000000007" calcext:value-type="float">
            <text:p>22.6100000000007</text:p>
          </table:table-cell>
          <table:table-cell table:formula="of:=ROUND((0.00005-([.A2263]-0.4)/270000) * 1000000)" office:value-type="float" office:value="-32" calcext:value-type="float">
            <text:p>-32</text:p>
          </table:table-cell>
          <table:table-cell table:formula="of:=([.A2263]-0.4)/(0.00005-0.000001*[.B2263])-260000" office:value-type="float" office:value="10853.6585365944" calcext:value-type="float">
            <text:p>10854</text:p>
          </table:table-cell>
        </table:table-row>
        <table:table-row table:style-name="ro1">
          <table:table-cell table:formula="of:=[.A2263]+0.01" office:value-type="float" office:value="22.6200000000007" calcext:value-type="float">
            <text:p>22.6200000000007</text:p>
          </table:table-cell>
          <table:table-cell table:formula="of:=ROUND((0.00005-([.A2264]-0.4)/270000) * 1000000)" office:value-type="float" office:value="-32" calcext:value-type="float">
            <text:p>-32</text:p>
          </table:table-cell>
          <table:table-cell table:formula="of:=([.A2264]-0.4)/(0.00005-0.000001*[.B2264])-260000" office:value-type="float" office:value="10975.6097561066" calcext:value-type="float">
            <text:p>10976</text:p>
          </table:table-cell>
        </table:table-row>
        <table:table-row table:style-name="ro1">
          <table:table-cell table:formula="of:=[.A2264]+0.01" office:value-type="float" office:value="22.6300000000007" calcext:value-type="float">
            <text:p>22.6300000000007</text:p>
          </table:table-cell>
          <table:table-cell table:formula="of:=ROUND((0.00005-([.A2265]-0.4)/270000) * 1000000)" office:value-type="float" office:value="-32" calcext:value-type="float">
            <text:p>-32</text:p>
          </table:table-cell>
          <table:table-cell table:formula="of:=([.A2265]-0.4)/(0.00005-0.000001*[.B2265])-260000" office:value-type="float" office:value="11097.5609756188" calcext:value-type="float">
            <text:p>11098</text:p>
          </table:table-cell>
        </table:table-row>
        <table:table-row table:style-name="ro1">
          <table:table-cell table:formula="of:=[.A2265]+0.01" office:value-type="float" office:value="22.6400000000007" calcext:value-type="float">
            <text:p>22.6400000000007</text:p>
          </table:table-cell>
          <table:table-cell table:formula="of:=ROUND((0.00005-([.A2266]-0.4)/270000) * 1000000)" office:value-type="float" office:value="-32" calcext:value-type="float">
            <text:p>-32</text:p>
          </table:table-cell>
          <table:table-cell table:formula="of:=([.A2266]-0.4)/(0.00005-0.000001*[.B2266])-260000" office:value-type="float" office:value="11219.512195131" calcext:value-type="float">
            <text:p>11220</text:p>
          </table:table-cell>
        </table:table-row>
        <table:table-row table:style-name="ro1">
          <table:table-cell table:formula="of:=[.A2266]+0.01" office:value-type="float" office:value="22.6500000000007" calcext:value-type="float">
            <text:p>22.6500000000007</text:p>
          </table:table-cell>
          <table:table-cell table:formula="of:=ROUND((0.00005-([.A2267]-0.4)/270000) * 1000000)" office:value-type="float" office:value="-32" calcext:value-type="float">
            <text:p>-32</text:p>
          </table:table-cell>
          <table:table-cell table:formula="of:=([.A2267]-0.4)/(0.00005-0.000001*[.B2267])-260000" office:value-type="float" office:value="11341.4634146432" calcext:value-type="float">
            <text:p>11341</text:p>
          </table:table-cell>
        </table:table-row>
        <table:table-row table:style-name="ro1">
          <table:table-cell table:formula="of:=[.A2267]+0.01" office:value-type="float" office:value="22.6600000000007" calcext:value-type="float">
            <text:p>22.6600000000007</text:p>
          </table:table-cell>
          <table:table-cell table:formula="of:=ROUND((0.00005-([.A2268]-0.4)/270000) * 1000000)" office:value-type="float" office:value="-32" calcext:value-type="float">
            <text:p>-32</text:p>
          </table:table-cell>
          <table:table-cell table:formula="of:=([.A2268]-0.4)/(0.00005-0.000001*[.B2268])-260000" office:value-type="float" office:value="11463.4146341554" calcext:value-type="float">
            <text:p>11463</text:p>
          </table:table-cell>
        </table:table-row>
        <table:table-row table:style-name="ro1">
          <table:table-cell table:formula="of:=[.A2268]+0.01" office:value-type="float" office:value="22.6700000000007" calcext:value-type="float">
            <text:p>22.6700000000007</text:p>
          </table:table-cell>
          <table:table-cell table:formula="of:=ROUND((0.00005-([.A2269]-0.4)/270000) * 1000000)" office:value-type="float" office:value="-32" calcext:value-type="float">
            <text:p>-32</text:p>
          </table:table-cell>
          <table:table-cell table:formula="of:=([.A2269]-0.4)/(0.00005-0.000001*[.B2269])-260000" office:value-type="float" office:value="11585.3658536676" calcext:value-type="float">
            <text:p>11585</text:p>
          </table:table-cell>
        </table:table-row>
        <table:table-row table:style-name="ro1">
          <table:table-cell table:formula="of:=[.A2269]+0.01" office:value-type="float" office:value="22.6800000000007" calcext:value-type="float">
            <text:p>22.6800000000007</text:p>
          </table:table-cell>
          <table:table-cell table:formula="of:=ROUND((0.00005-([.A2270]-0.4)/270000) * 1000000)" office:value-type="float" office:value="-33" calcext:value-type="float">
            <text:p>-33</text:p>
          </table:table-cell>
          <table:table-cell table:formula="of:=([.A2270]-0.4)/(0.00005-0.000001*[.B2270])-260000" office:value-type="float" office:value="8433.73493976804" calcext:value-type="float">
            <text:p>8434</text:p>
          </table:table-cell>
        </table:table-row>
        <table:table-row table:style-name="ro1">
          <table:table-cell table:formula="of:=[.A2270]+0.01" office:value-type="float" office:value="22.6900000000007" calcext:value-type="float">
            <text:p>22.6900000000007</text:p>
          </table:table-cell>
          <table:table-cell table:formula="of:=ROUND((0.00005-([.A2271]-0.4)/270000) * 1000000)" office:value-type="float" office:value="-33" calcext:value-type="float">
            <text:p>-33</text:p>
          </table:table-cell>
          <table:table-cell table:formula="of:=([.A2271]-0.4)/(0.00005-0.000001*[.B2271])-260000" office:value-type="float" office:value="8554.21686747891" calcext:value-type="float">
            <text:p>8554</text:p>
          </table:table-cell>
        </table:table-row>
        <table:table-row table:style-name="ro1">
          <table:table-cell table:formula="of:=[.A2271]+0.01" office:value-type="float" office:value="22.7000000000007" calcext:value-type="float">
            <text:p>22.7000000000007</text:p>
          </table:table-cell>
          <table:table-cell table:formula="of:=ROUND((0.00005-([.A2272]-0.4)/270000) * 1000000)" office:value-type="float" office:value="-33" calcext:value-type="float">
            <text:p>-33</text:p>
          </table:table-cell>
          <table:table-cell table:formula="of:=([.A2272]-0.4)/(0.00005-0.000001*[.B2272])-260000" office:value-type="float" office:value="8674.69879518979" calcext:value-type="float">
            <text:p>8675</text:p>
          </table:table-cell>
        </table:table-row>
        <table:table-row table:style-name="ro1">
          <table:table-cell table:formula="of:=[.A2272]+0.01" office:value-type="float" office:value="22.7100000000007" calcext:value-type="float">
            <text:p>22.7100000000007</text:p>
          </table:table-cell>
          <table:table-cell table:formula="of:=ROUND((0.00005-([.A2273]-0.4)/270000) * 1000000)" office:value-type="float" office:value="-33" calcext:value-type="float">
            <text:p>-33</text:p>
          </table:table-cell>
          <table:table-cell table:formula="of:=([.A2273]-0.4)/(0.00005-0.000001*[.B2273])-260000" office:value-type="float" office:value="8795.18072290061" calcext:value-type="float">
            <text:p>8795</text:p>
          </table:table-cell>
        </table:table-row>
        <table:table-row table:style-name="ro1">
          <table:table-cell table:formula="of:=[.A2273]+0.01" office:value-type="float" office:value="22.7200000000008" calcext:value-type="float">
            <text:p>22.7200000000008</text:p>
          </table:table-cell>
          <table:table-cell table:formula="of:=ROUND((0.00005-([.A2274]-0.4)/270000) * 1000000)" office:value-type="float" office:value="-33" calcext:value-type="float">
            <text:p>-33</text:p>
          </table:table-cell>
          <table:table-cell table:formula="of:=([.A2274]-0.4)/(0.00005-0.000001*[.B2274])-260000" office:value-type="float" office:value="8915.66265061148" calcext:value-type="float">
            <text:p>8916</text:p>
          </table:table-cell>
        </table:table-row>
        <table:table-row table:style-name="ro1">
          <table:table-cell table:formula="of:=[.A2274]+0.01" office:value-type="float" office:value="22.7300000000008" calcext:value-type="float">
            <text:p>22.7300000000008</text:p>
          </table:table-cell>
          <table:table-cell table:formula="of:=ROUND((0.00005-([.A2275]-0.4)/270000) * 1000000)" office:value-type="float" office:value="-33" calcext:value-type="float">
            <text:p>-33</text:p>
          </table:table-cell>
          <table:table-cell table:formula="of:=([.A2275]-0.4)/(0.00005-0.000001*[.B2275])-260000" office:value-type="float" office:value="9036.14457832236" calcext:value-type="float">
            <text:p>9036</text:p>
          </table:table-cell>
        </table:table-row>
        <table:table-row table:style-name="ro1">
          <table:table-cell table:formula="of:=[.A2275]+0.01" office:value-type="float" office:value="22.7400000000008" calcext:value-type="float">
            <text:p>22.7400000000008</text:p>
          </table:table-cell>
          <table:table-cell table:formula="of:=ROUND((0.00005-([.A2276]-0.4)/270000) * 1000000)" office:value-type="float" office:value="-33" calcext:value-type="float">
            <text:p>-33</text:p>
          </table:table-cell>
          <table:table-cell table:formula="of:=([.A2276]-0.4)/(0.00005-0.000001*[.B2276])-260000" office:value-type="float" office:value="9156.62650603324" calcext:value-type="float">
            <text:p>9157</text:p>
          </table:table-cell>
        </table:table-row>
        <table:table-row table:style-name="ro1">
          <table:table-cell table:formula="of:=[.A2276]+0.01" office:value-type="float" office:value="22.7500000000008" calcext:value-type="float">
            <text:p>22.7500000000008</text:p>
          </table:table-cell>
          <table:table-cell table:formula="of:=ROUND((0.00005-([.A2277]-0.4)/270000) * 1000000)" office:value-type="float" office:value="-33" calcext:value-type="float">
            <text:p>-33</text:p>
          </table:table-cell>
          <table:table-cell table:formula="of:=([.A2277]-0.4)/(0.00005-0.000001*[.B2277])-260000" office:value-type="float" office:value="9277.10843374406" calcext:value-type="float">
            <text:p>9277</text:p>
          </table:table-cell>
        </table:table-row>
        <table:table-row table:style-name="ro1">
          <table:table-cell table:formula="of:=[.A2277]+0.01" office:value-type="float" office:value="22.7600000000008" calcext:value-type="float">
            <text:p>22.7600000000008</text:p>
          </table:table-cell>
          <table:table-cell table:formula="of:=ROUND((0.00005-([.A2278]-0.4)/270000) * 1000000)" office:value-type="float" office:value="-33" calcext:value-type="float">
            <text:p>-33</text:p>
          </table:table-cell>
          <table:table-cell table:formula="of:=([.A2278]-0.4)/(0.00005-0.000001*[.B2278])-260000" office:value-type="float" office:value="9397.59036145493" calcext:value-type="float">
            <text:p>9398</text:p>
          </table:table-cell>
        </table:table-row>
        <table:table-row table:style-name="ro1">
          <table:table-cell table:formula="of:=[.A2278]+0.01" office:value-type="float" office:value="22.7700000000008" calcext:value-type="float">
            <text:p>22.7700000000008</text:p>
          </table:table-cell>
          <table:table-cell table:formula="of:=ROUND((0.00005-([.A2279]-0.4)/270000) * 1000000)" office:value-type="float" office:value="-33" calcext:value-type="float">
            <text:p>-33</text:p>
          </table:table-cell>
          <table:table-cell table:formula="of:=([.A2279]-0.4)/(0.00005-0.000001*[.B2279])-260000" office:value-type="float" office:value="9518.07228916581" calcext:value-type="float">
            <text:p>9518</text:p>
          </table:table-cell>
        </table:table-row>
        <table:table-row table:style-name="ro1">
          <table:table-cell table:formula="of:=[.A2279]+0.01" office:value-type="float" office:value="22.7800000000008" calcext:value-type="float">
            <text:p>22.7800000000008</text:p>
          </table:table-cell>
          <table:table-cell table:formula="of:=ROUND((0.00005-([.A2280]-0.4)/270000) * 1000000)" office:value-type="float" office:value="-33" calcext:value-type="float">
            <text:p>-33</text:p>
          </table:table-cell>
          <table:table-cell table:formula="of:=([.A2280]-0.4)/(0.00005-0.000001*[.B2280])-260000" office:value-type="float" office:value="9638.55421687669" calcext:value-type="float">
            <text:p>9639</text:p>
          </table:table-cell>
        </table:table-row>
        <table:table-row table:style-name="ro1">
          <table:table-cell table:formula="of:=[.A2280]+0.01" office:value-type="float" office:value="22.7900000000008" calcext:value-type="float">
            <text:p>22.7900000000008</text:p>
          </table:table-cell>
          <table:table-cell table:formula="of:=ROUND((0.00005-([.A2281]-0.4)/270000) * 1000000)" office:value-type="float" office:value="-33" calcext:value-type="float">
            <text:p>-33</text:p>
          </table:table-cell>
          <table:table-cell table:formula="of:=([.A2281]-0.4)/(0.00005-0.000001*[.B2281])-260000" office:value-type="float" office:value="9759.0361445875" calcext:value-type="float">
            <text:p>9759</text:p>
          </table:table-cell>
        </table:table-row>
        <table:table-row table:style-name="ro1">
          <table:table-cell table:formula="of:=[.A2281]+0.01" office:value-type="float" office:value="22.8000000000008" calcext:value-type="float">
            <text:p>22.8000000000008</text:p>
          </table:table-cell>
          <table:table-cell table:formula="of:=ROUND((0.00005-([.A2282]-0.4)/270000) * 1000000)" office:value-type="float" office:value="-33" calcext:value-type="float">
            <text:p>-33</text:p>
          </table:table-cell>
          <table:table-cell table:formula="of:=([.A2282]-0.4)/(0.00005-0.000001*[.B2282])-260000" office:value-type="float" office:value="9879.51807229838" calcext:value-type="float">
            <text:p>9880</text:p>
          </table:table-cell>
        </table:table-row>
        <table:table-row table:style-name="ro1">
          <table:table-cell table:formula="of:=[.A2282]+0.01" office:value-type="float" office:value="22.8100000000008" calcext:value-type="float">
            <text:p>22.8100000000008</text:p>
          </table:table-cell>
          <table:table-cell table:formula="of:=ROUND((0.00005-([.A2283]-0.4)/270000) * 1000000)" office:value-type="float" office:value="-33" calcext:value-type="float">
            <text:p>-33</text:p>
          </table:table-cell>
          <table:table-cell table:formula="of:=([.A2283]-0.4)/(0.00005-0.000001*[.B2283])-260000" office:value-type="float" office:value="10000.0000000093" calcext:value-type="float">
            <text:p>10000</text:p>
          </table:table-cell>
        </table:table-row>
        <table:table-row table:style-name="ro1">
          <table:table-cell table:formula="of:=[.A2283]+0.01" office:value-type="float" office:value="22.8200000000008" calcext:value-type="float">
            <text:p>22.8200000000008</text:p>
          </table:table-cell>
          <table:table-cell table:formula="of:=ROUND((0.00005-([.A2284]-0.4)/270000) * 1000000)" office:value-type="float" office:value="-33" calcext:value-type="float">
            <text:p>-33</text:p>
          </table:table-cell>
          <table:table-cell table:formula="of:=([.A2284]-0.4)/(0.00005-0.000001*[.B2284])-260000" office:value-type="float" office:value="10120.4819277201" calcext:value-type="float">
            <text:p>10120</text:p>
          </table:table-cell>
        </table:table-row>
        <table:table-row table:style-name="ro1">
          <table:table-cell table:formula="of:=[.A2284]+0.01" office:value-type="float" office:value="22.8300000000008" calcext:value-type="float">
            <text:p>22.8300000000008</text:p>
          </table:table-cell>
          <table:table-cell table:formula="of:=ROUND((0.00005-([.A2285]-0.4)/270000) * 1000000)" office:value-type="float" office:value="-33" calcext:value-type="float">
            <text:p>-33</text:p>
          </table:table-cell>
          <table:table-cell table:formula="of:=([.A2285]-0.4)/(0.00005-0.000001*[.B2285])-260000" office:value-type="float" office:value="10240.963855431" calcext:value-type="float">
            <text:p>10241</text:p>
          </table:table-cell>
        </table:table-row>
        <table:table-row table:style-name="ro1">
          <table:table-cell table:formula="of:=[.A2285]+0.01" office:value-type="float" office:value="22.8400000000008" calcext:value-type="float">
            <text:p>22.8400000000008</text:p>
          </table:table-cell>
          <table:table-cell table:formula="of:=ROUND((0.00005-([.A2286]-0.4)/270000) * 1000000)" office:value-type="float" office:value="-33" calcext:value-type="float">
            <text:p>-33</text:p>
          </table:table-cell>
          <table:table-cell table:formula="of:=([.A2286]-0.4)/(0.00005-0.000001*[.B2286])-260000" office:value-type="float" office:value="10361.4457831418" calcext:value-type="float">
            <text:p>10361</text:p>
          </table:table-cell>
        </table:table-row>
        <table:table-row table:style-name="ro1">
          <table:table-cell table:formula="of:=[.A2286]+0.01" office:value-type="float" office:value="22.8500000000008" calcext:value-type="float">
            <text:p>22.8500000000008</text:p>
          </table:table-cell>
          <table:table-cell table:formula="of:=ROUND((0.00005-([.A2287]-0.4)/270000) * 1000000)" office:value-type="float" office:value="-33" calcext:value-type="float">
            <text:p>-33</text:p>
          </table:table-cell>
          <table:table-cell table:formula="of:=([.A2287]-0.4)/(0.00005-0.000001*[.B2287])-260000" office:value-type="float" office:value="10481.9277108527" calcext:value-type="float">
            <text:p>10482</text:p>
          </table:table-cell>
        </table:table-row>
        <table:table-row table:style-name="ro1">
          <table:table-cell table:formula="of:=[.A2287]+0.01" office:value-type="float" office:value="22.8600000000008" calcext:value-type="float">
            <text:p>22.8600000000008</text:p>
          </table:table-cell>
          <table:table-cell table:formula="of:=ROUND((0.00005-([.A2288]-0.4)/270000) * 1000000)" office:value-type="float" office:value="-33" calcext:value-type="float">
            <text:p>-33</text:p>
          </table:table-cell>
          <table:table-cell table:formula="of:=([.A2288]-0.4)/(0.00005-0.000001*[.B2288])-260000" office:value-type="float" office:value="10602.4096385636" calcext:value-type="float">
            <text:p>10602</text:p>
          </table:table-cell>
        </table:table-row>
        <table:table-row table:style-name="ro1">
          <table:table-cell table:formula="of:=[.A2288]+0.01" office:value-type="float" office:value="22.8700000000008" calcext:value-type="float">
            <text:p>22.8700000000008</text:p>
          </table:table-cell>
          <table:table-cell table:formula="of:=ROUND((0.00005-([.A2289]-0.4)/270000) * 1000000)" office:value-type="float" office:value="-33" calcext:value-type="float">
            <text:p>-33</text:p>
          </table:table-cell>
          <table:table-cell table:formula="of:=([.A2289]-0.4)/(0.00005-0.000001*[.B2289])-260000" office:value-type="float" office:value="10722.8915662745" calcext:value-type="float">
            <text:p>10723</text:p>
          </table:table-cell>
        </table:table-row>
        <table:table-row table:style-name="ro1">
          <table:table-cell table:formula="of:=[.A2289]+0.01" office:value-type="float" office:value="22.8800000000008" calcext:value-type="float">
            <text:p>22.8800000000008</text:p>
          </table:table-cell>
          <table:table-cell table:formula="of:=ROUND((0.00005-([.A2290]-0.4)/270000) * 1000000)" office:value-type="float" office:value="-33" calcext:value-type="float">
            <text:p>-33</text:p>
          </table:table-cell>
          <table:table-cell table:formula="of:=([.A2290]-0.4)/(0.00005-0.000001*[.B2290])-260000" office:value-type="float" office:value="10843.3734939853" calcext:value-type="float">
            <text:p>10843</text:p>
          </table:table-cell>
        </table:table-row>
        <table:table-row table:style-name="ro1">
          <table:table-cell table:formula="of:=[.A2290]+0.01" office:value-type="float" office:value="22.8900000000008" calcext:value-type="float">
            <text:p>22.8900000000008</text:p>
          </table:table-cell>
          <table:table-cell table:formula="of:=ROUND((0.00005-([.A2291]-0.4)/270000) * 1000000)" office:value-type="float" office:value="-33" calcext:value-type="float">
            <text:p>-33</text:p>
          </table:table-cell>
          <table:table-cell table:formula="of:=([.A2291]-0.4)/(0.00005-0.000001*[.B2291])-260000" office:value-type="float" office:value="10963.8554216962" calcext:value-type="float">
            <text:p>10964</text:p>
          </table:table-cell>
        </table:table-row>
        <table:table-row table:style-name="ro1">
          <table:table-cell table:formula="of:=[.A2291]+0.01" office:value-type="float" office:value="22.9000000000008" calcext:value-type="float">
            <text:p>22.9000000000008</text:p>
          </table:table-cell>
          <table:table-cell table:formula="of:=ROUND((0.00005-([.A2292]-0.4)/270000) * 1000000)" office:value-type="float" office:value="-33" calcext:value-type="float">
            <text:p>-33</text:p>
          </table:table-cell>
          <table:table-cell table:formula="of:=([.A2292]-0.4)/(0.00005-0.000001*[.B2292])-260000" office:value-type="float" office:value="11084.337349407" calcext:value-type="float">
            <text:p>11084</text:p>
          </table:table-cell>
        </table:table-row>
        <table:table-row table:style-name="ro1">
          <table:table-cell table:formula="of:=[.A2292]+0.01" office:value-type="float" office:value="22.9100000000008" calcext:value-type="float">
            <text:p>22.9100000000008</text:p>
          </table:table-cell>
          <table:table-cell table:formula="of:=ROUND((0.00005-([.A2293]-0.4)/270000) * 1000000)" office:value-type="float" office:value="-33" calcext:value-type="float">
            <text:p>-33</text:p>
          </table:table-cell>
          <table:table-cell table:formula="of:=([.A2293]-0.4)/(0.00005-0.000001*[.B2293])-260000" office:value-type="float" office:value="11204.8192771179" calcext:value-type="float">
            <text:p>11205</text:p>
          </table:table-cell>
        </table:table-row>
        <table:table-row table:style-name="ro1">
          <table:table-cell table:formula="of:=[.A2293]+0.01" office:value-type="float" office:value="22.9200000000008" calcext:value-type="float">
            <text:p>22.9200000000008</text:p>
          </table:table-cell>
          <table:table-cell table:formula="of:=ROUND((0.00005-([.A2294]-0.4)/270000) * 1000000)" office:value-type="float" office:value="-33" calcext:value-type="float">
            <text:p>-33</text:p>
          </table:table-cell>
          <table:table-cell table:formula="of:=([.A2294]-0.4)/(0.00005-0.000001*[.B2294])-260000" office:value-type="float" office:value="11325.3012048287" calcext:value-type="float">
            <text:p>11325</text:p>
          </table:table-cell>
        </table:table-row>
        <table:table-row table:style-name="ro1">
          <table:table-cell table:formula="of:=[.A2294]+0.01" office:value-type="float" office:value="22.9300000000008" calcext:value-type="float">
            <text:p>22.9300000000008</text:p>
          </table:table-cell>
          <table:table-cell table:formula="of:=ROUND((0.00005-([.A2295]-0.4)/270000) * 1000000)" office:value-type="float" office:value="-33" calcext:value-type="float">
            <text:p>-33</text:p>
          </table:table-cell>
          <table:table-cell table:formula="of:=([.A2295]-0.4)/(0.00005-0.000001*[.B2295])-260000" office:value-type="float" office:value="11445.7831325396" calcext:value-type="float">
            <text:p>11446</text:p>
          </table:table-cell>
        </table:table-row>
        <table:table-row table:style-name="ro1">
          <table:table-cell table:formula="of:=[.A2295]+0.01" office:value-type="float" office:value="22.9400000000008" calcext:value-type="float">
            <text:p>22.9400000000008</text:p>
          </table:table-cell>
          <table:table-cell table:formula="of:=ROUND((0.00005-([.A2296]-0.4)/270000) * 1000000)" office:value-type="float" office:value="-33" calcext:value-type="float">
            <text:p>-33</text:p>
          </table:table-cell>
          <table:table-cell table:formula="of:=([.A2296]-0.4)/(0.00005-0.000001*[.B2296])-260000" office:value-type="float" office:value="11566.2650602505" calcext:value-type="float">
            <text:p>11566</text:p>
          </table:table-cell>
        </table:table-row>
        <table:table-row table:style-name="ro1">
          <table:table-cell table:formula="of:=[.A2296]+0.01" office:value-type="float" office:value="22.9500000000008" calcext:value-type="float">
            <text:p>22.9500000000008</text:p>
          </table:table-cell>
          <table:table-cell table:formula="of:=ROUND((0.00005-([.A2297]-0.4)/270000) * 1000000)" office:value-type="float" office:value="-34" calcext:value-type="float">
            <text:p>-34</text:p>
          </table:table-cell>
          <table:table-cell table:formula="of:=([.A2297]-0.4)/(0.00005-0.000001*[.B2297])-260000" office:value-type="float" office:value="8452.38095239032" calcext:value-type="float">
            <text:p>8452</text:p>
          </table:table-cell>
        </table:table-row>
        <table:table-row table:style-name="ro1">
          <table:table-cell table:formula="of:=[.A2297]+0.01" office:value-type="float" office:value="22.9600000000008" calcext:value-type="float">
            <text:p>22.9600000000008</text:p>
          </table:table-cell>
          <table:table-cell table:formula="of:=ROUND((0.00005-([.A2298]-0.4)/270000) * 1000000)" office:value-type="float" office:value="-34" calcext:value-type="float">
            <text:p>-34</text:p>
          </table:table-cell>
          <table:table-cell table:formula="of:=([.A2298]-0.4)/(0.00005-0.000001*[.B2298])-260000" office:value-type="float" office:value="8571.42857143795" calcext:value-type="float">
            <text:p>8571</text:p>
          </table:table-cell>
        </table:table-row>
        <table:table-row table:style-name="ro1">
          <table:table-cell table:formula="of:=[.A2298]+0.01" office:value-type="float" office:value="22.9700000000008" calcext:value-type="float">
            <text:p>22.9700000000008</text:p>
          </table:table-cell>
          <table:table-cell table:formula="of:=ROUND((0.00005-([.A2299]-0.4)/270000) * 1000000)" office:value-type="float" office:value="-34" calcext:value-type="float">
            <text:p>-34</text:p>
          </table:table-cell>
          <table:table-cell table:formula="of:=([.A2299]-0.4)/(0.00005-0.000001*[.B2299])-260000" office:value-type="float" office:value="8690.47619048559" calcext:value-type="float">
            <text:p>8690</text:p>
          </table:table-cell>
        </table:table-row>
        <table:table-row table:style-name="ro1">
          <table:table-cell table:formula="of:=[.A2299]+0.01" office:value-type="float" office:value="22.9800000000008" calcext:value-type="float">
            <text:p>22.9800000000008</text:p>
          </table:table-cell>
          <table:table-cell table:formula="of:=ROUND((0.00005-([.A2300]-0.4)/270000) * 1000000)" office:value-type="float" office:value="-34" calcext:value-type="float">
            <text:p>-34</text:p>
          </table:table-cell>
          <table:table-cell table:formula="of:=([.A2300]-0.4)/(0.00005-0.000001*[.B2300])-260000" office:value-type="float" office:value="8809.52380953322" calcext:value-type="float">
            <text:p>8810</text:p>
          </table:table-cell>
        </table:table-row>
        <table:table-row table:style-name="ro1">
          <table:table-cell table:formula="of:=[.A2300]+0.01" office:value-type="float" office:value="22.9900000000008" calcext:value-type="float">
            <text:p>22.9900000000008</text:p>
          </table:table-cell>
          <table:table-cell table:formula="of:=ROUND((0.00005-([.A2301]-0.4)/270000) * 1000000)" office:value-type="float" office:value="-34" calcext:value-type="float">
            <text:p>-34</text:p>
          </table:table-cell>
          <table:table-cell table:formula="of:=([.A2301]-0.4)/(0.00005-0.000001*[.B2301])-260000" office:value-type="float" office:value="8928.57142858085" calcext:value-type="float">
            <text:p>8929</text:p>
          </table:table-cell>
        </table:table-row>
        <table:table-row table:style-name="ro1">
          <table:table-cell table:formula="of:=[.A2301]+0.01" office:value-type="float" office:value="23.0000000000008" calcext:value-type="float">
            <text:p>23.0000000000008</text:p>
          </table:table-cell>
          <table:table-cell table:formula="of:=ROUND((0.00005-([.A2302]-0.4)/270000) * 1000000)" office:value-type="float" office:value="-34" calcext:value-type="float">
            <text:p>-34</text:p>
          </table:table-cell>
          <table:table-cell table:formula="of:=([.A2302]-0.4)/(0.00005-0.000001*[.B2302])-260000" office:value-type="float" office:value="9047.61904762848" calcext:value-type="float">
            <text:p>9048</text:p>
          </table:table-cell>
        </table:table-row>
        <table:table-row table:style-name="ro1">
          <table:table-cell table:formula="of:=[.A2302]+0.01" office:value-type="float" office:value="23.0100000000008" calcext:value-type="float">
            <text:p>23.0100000000008</text:p>
          </table:table-cell>
          <table:table-cell table:formula="of:=ROUND((0.00005-([.A2303]-0.4)/270000) * 1000000)" office:value-type="float" office:value="-34" calcext:value-type="float">
            <text:p>-34</text:p>
          </table:table-cell>
          <table:table-cell table:formula="of:=([.A2303]-0.4)/(0.00005-0.000001*[.B2303])-260000" office:value-type="float" office:value="9166.66666667617" calcext:value-type="float">
            <text:p>9167</text:p>
          </table:table-cell>
        </table:table-row>
        <table:table-row table:style-name="ro1">
          <table:table-cell table:formula="of:=[.A2303]+0.01" office:value-type="float" office:value="23.0200000000008" calcext:value-type="float">
            <text:p>23.0200000000008</text:p>
          </table:table-cell>
          <table:table-cell table:formula="of:=ROUND((0.00005-([.A2304]-0.4)/270000) * 1000000)" office:value-type="float" office:value="-34" calcext:value-type="float">
            <text:p>-34</text:p>
          </table:table-cell>
          <table:table-cell table:formula="of:=([.A2304]-0.4)/(0.00005-0.000001*[.B2304])-260000" office:value-type="float" office:value="9285.71428572381" calcext:value-type="float">
            <text:p>9286</text:p>
          </table:table-cell>
        </table:table-row>
        <table:table-row table:style-name="ro1">
          <table:table-cell table:formula="of:=[.A2304]+0.01" office:value-type="float" office:value="23.0300000000008" calcext:value-type="float">
            <text:p>23.0300000000008</text:p>
          </table:table-cell>
          <table:table-cell table:formula="of:=ROUND((0.00005-([.A2305]-0.4)/270000) * 1000000)" office:value-type="float" office:value="-34" calcext:value-type="float">
            <text:p>-34</text:p>
          </table:table-cell>
          <table:table-cell table:formula="of:=([.A2305]-0.4)/(0.00005-0.000001*[.B2305])-260000" office:value-type="float" office:value="9404.76190477144" calcext:value-type="float">
            <text:p>9405</text:p>
          </table:table-cell>
        </table:table-row>
        <table:table-row table:style-name="ro1">
          <table:table-cell table:formula="of:=[.A2305]+0.01" office:value-type="float" office:value="23.0400000000008" calcext:value-type="float">
            <text:p>23.0400000000008</text:p>
          </table:table-cell>
          <table:table-cell table:formula="of:=ROUND((0.00005-([.A2306]-0.4)/270000) * 1000000)" office:value-type="float" office:value="-34" calcext:value-type="float">
            <text:p>-34</text:p>
          </table:table-cell>
          <table:table-cell table:formula="of:=([.A2306]-0.4)/(0.00005-0.000001*[.B2306])-260000" office:value-type="float" office:value="9523.80952381907" calcext:value-type="float">
            <text:p>9524</text:p>
          </table:table-cell>
        </table:table-row>
        <table:table-row table:style-name="ro1">
          <table:table-cell table:formula="of:=[.A2306]+0.01" office:value-type="float" office:value="23.0500000000008" calcext:value-type="float">
            <text:p>23.0500000000008</text:p>
          </table:table-cell>
          <table:table-cell table:formula="of:=ROUND((0.00005-([.A2307]-0.4)/270000) * 1000000)" office:value-type="float" office:value="-34" calcext:value-type="float">
            <text:p>-34</text:p>
          </table:table-cell>
          <table:table-cell table:formula="of:=([.A2307]-0.4)/(0.00005-0.000001*[.B2307])-260000" office:value-type="float" office:value="9642.85714286671" calcext:value-type="float">
            <text:p>9643</text:p>
          </table:table-cell>
        </table:table-row>
        <table:table-row table:style-name="ro1">
          <table:table-cell table:formula="of:=[.A2307]+0.01" office:value-type="float" office:value="23.0600000000008" calcext:value-type="float">
            <text:p>23.0600000000008</text:p>
          </table:table-cell>
          <table:table-cell table:formula="of:=ROUND((0.00005-([.A2308]-0.4)/270000) * 1000000)" office:value-type="float" office:value="-34" calcext:value-type="float">
            <text:p>-34</text:p>
          </table:table-cell>
          <table:table-cell table:formula="of:=([.A2308]-0.4)/(0.00005-0.000001*[.B2308])-260000" office:value-type="float" office:value="9761.90476191434" calcext:value-type="float">
            <text:p>9762</text:p>
          </table:table-cell>
        </table:table-row>
        <table:table-row table:style-name="ro1">
          <table:table-cell table:formula="of:=[.A2308]+0.01" office:value-type="float" office:value="23.0700000000008" calcext:value-type="float">
            <text:p>23.0700000000008</text:p>
          </table:table-cell>
          <table:table-cell table:formula="of:=ROUND((0.00005-([.A2309]-0.4)/270000) * 1000000)" office:value-type="float" office:value="-34" calcext:value-type="float">
            <text:p>-34</text:p>
          </table:table-cell>
          <table:table-cell table:formula="of:=([.A2309]-0.4)/(0.00005-0.000001*[.B2309])-260000" office:value-type="float" office:value="9880.95238096197" calcext:value-type="float">
            <text:p>9881</text:p>
          </table:table-cell>
        </table:table-row>
        <table:table-row table:style-name="ro1">
          <table:table-cell table:formula="of:=[.A2309]+0.01" office:value-type="float" office:value="23.0800000000008" calcext:value-type="float">
            <text:p>23.0800000000008</text:p>
          </table:table-cell>
          <table:table-cell table:formula="of:=ROUND((0.00005-([.A2310]-0.4)/270000) * 1000000)" office:value-type="float" office:value="-34" calcext:value-type="float">
            <text:p>-34</text:p>
          </table:table-cell>
          <table:table-cell table:formula="of:=([.A2310]-0.4)/(0.00005-0.000001*[.B2310])-260000" office:value-type="float" office:value="10000.0000000096" calcext:value-type="float">
            <text:p>10000</text:p>
          </table:table-cell>
        </table:table-row>
        <table:table-row table:style-name="ro1">
          <table:table-cell table:formula="of:=[.A2310]+0.01" office:value-type="float" office:value="23.0900000000008" calcext:value-type="float">
            <text:p>23.0900000000008</text:p>
          </table:table-cell>
          <table:table-cell table:formula="of:=ROUND((0.00005-([.A2311]-0.4)/270000) * 1000000)" office:value-type="float" office:value="-34" calcext:value-type="float">
            <text:p>-34</text:p>
          </table:table-cell>
          <table:table-cell table:formula="of:=([.A2311]-0.4)/(0.00005-0.000001*[.B2311])-260000" office:value-type="float" office:value="10119.0476190572" calcext:value-type="float">
            <text:p>10119</text:p>
          </table:table-cell>
        </table:table-row>
        <table:table-row table:style-name="ro1">
          <table:table-cell table:formula="of:=[.A2311]+0.01" office:value-type="float" office:value="23.1000000000008" calcext:value-type="float">
            <text:p>23.1000000000008</text:p>
          </table:table-cell>
          <table:table-cell table:formula="of:=ROUND((0.00005-([.A2312]-0.4)/270000) * 1000000)" office:value-type="float" office:value="-34" calcext:value-type="float">
            <text:p>-34</text:p>
          </table:table-cell>
          <table:table-cell table:formula="of:=([.A2312]-0.4)/(0.00005-0.000001*[.B2312])-260000" office:value-type="float" office:value="10238.0952381049" calcext:value-type="float">
            <text:p>10238</text:p>
          </table:table-cell>
        </table:table-row>
        <table:table-row table:style-name="ro1">
          <table:table-cell table:formula="of:=[.A2312]+0.01" office:value-type="float" office:value="23.1100000000008" calcext:value-type="float">
            <text:p>23.1100000000008</text:p>
          </table:table-cell>
          <table:table-cell table:formula="of:=ROUND((0.00005-([.A2313]-0.4)/270000) * 1000000)" office:value-type="float" office:value="-34" calcext:value-type="float">
            <text:p>-34</text:p>
          </table:table-cell>
          <table:table-cell table:formula="of:=([.A2313]-0.4)/(0.00005-0.000001*[.B2313])-260000" office:value-type="float" office:value="10357.1428571525" calcext:value-type="float">
            <text:p>10357</text:p>
          </table:table-cell>
        </table:table-row>
        <table:table-row table:style-name="ro1">
          <table:table-cell table:formula="of:=[.A2313]+0.01" office:value-type="float" office:value="23.1200000000008" calcext:value-type="float">
            <text:p>23.1200000000008</text:p>
          </table:table-cell>
          <table:table-cell table:formula="of:=ROUND((0.00005-([.A2314]-0.4)/270000) * 1000000)" office:value-type="float" office:value="-34" calcext:value-type="float">
            <text:p>-34</text:p>
          </table:table-cell>
          <table:table-cell table:formula="of:=([.A2314]-0.4)/(0.00005-0.000001*[.B2314])-260000" office:value-type="float" office:value="10476.1904762001" calcext:value-type="float">
            <text:p>10476</text:p>
          </table:table-cell>
        </table:table-row>
        <table:table-row table:style-name="ro1">
          <table:table-cell table:formula="of:=[.A2314]+0.01" office:value-type="float" office:value="23.1300000000008" calcext:value-type="float">
            <text:p>23.1300000000008</text:p>
          </table:table-cell>
          <table:table-cell table:formula="of:=ROUND((0.00005-([.A2315]-0.4)/270000) * 1000000)" office:value-type="float" office:value="-34" calcext:value-type="float">
            <text:p>-34</text:p>
          </table:table-cell>
          <table:table-cell table:formula="of:=([.A2315]-0.4)/(0.00005-0.000001*[.B2315])-260000" office:value-type="float" office:value="10595.2380952478" calcext:value-type="float">
            <text:p>10595</text:p>
          </table:table-cell>
        </table:table-row>
        <table:table-row table:style-name="ro1">
          <table:table-cell table:formula="of:=[.A2315]+0.01" office:value-type="float" office:value="23.1400000000008" calcext:value-type="float">
            <text:p>23.1400000000008</text:p>
          </table:table-cell>
          <table:table-cell table:formula="of:=ROUND((0.00005-([.A2316]-0.4)/270000) * 1000000)" office:value-type="float" office:value="-34" calcext:value-type="float">
            <text:p>-34</text:p>
          </table:table-cell>
          <table:table-cell table:formula="of:=([.A2316]-0.4)/(0.00005-0.000001*[.B2316])-260000" office:value-type="float" office:value="10714.2857142955" calcext:value-type="float">
            <text:p>10714</text:p>
          </table:table-cell>
        </table:table-row>
        <table:table-row table:style-name="ro1">
          <table:table-cell table:formula="of:=[.A2316]+0.01" office:value-type="float" office:value="23.1500000000008" calcext:value-type="float">
            <text:p>23.1500000000008</text:p>
          </table:table-cell>
          <table:table-cell table:formula="of:=ROUND((0.00005-([.A2317]-0.4)/270000) * 1000000)" office:value-type="float" office:value="-34" calcext:value-type="float">
            <text:p>-34</text:p>
          </table:table-cell>
          <table:table-cell table:formula="of:=([.A2317]-0.4)/(0.00005-0.000001*[.B2317])-260000" office:value-type="float" office:value="10833.3333333431" calcext:value-type="float">
            <text:p>10833</text:p>
          </table:table-cell>
        </table:table-row>
        <table:table-row table:style-name="ro1">
          <table:table-cell table:formula="of:=[.A2317]+0.01" office:value-type="float" office:value="23.1600000000008" calcext:value-type="float">
            <text:p>23.1600000000008</text:p>
          </table:table-cell>
          <table:table-cell table:formula="of:=ROUND((0.00005-([.A2318]-0.4)/270000) * 1000000)" office:value-type="float" office:value="-34" calcext:value-type="float">
            <text:p>-34</text:p>
          </table:table-cell>
          <table:table-cell table:formula="of:=([.A2318]-0.4)/(0.00005-0.000001*[.B2318])-260000" office:value-type="float" office:value="10952.3809523907" calcext:value-type="float">
            <text:p>10952</text:p>
          </table:table-cell>
        </table:table-row>
        <table:table-row table:style-name="ro1">
          <table:table-cell table:formula="of:=[.A2318]+0.01" office:value-type="float" office:value="23.1700000000008" calcext:value-type="float">
            <text:p>23.1700000000008</text:p>
          </table:table-cell>
          <table:table-cell table:formula="of:=ROUND((0.00005-([.A2319]-0.4)/270000) * 1000000)" office:value-type="float" office:value="-34" calcext:value-type="float">
            <text:p>-34</text:p>
          </table:table-cell>
          <table:table-cell table:formula="of:=([.A2319]-0.4)/(0.00005-0.000001*[.B2319])-260000" office:value-type="float" office:value="11071.4285714384" calcext:value-type="float">
            <text:p>11071</text:p>
          </table:table-cell>
        </table:table-row>
        <table:table-row table:style-name="ro1">
          <table:table-cell table:formula="of:=[.A2319]+0.01" office:value-type="float" office:value="23.1800000000008" calcext:value-type="float">
            <text:p>23.1800000000008</text:p>
          </table:table-cell>
          <table:table-cell table:formula="of:=ROUND((0.00005-([.A2320]-0.4)/270000) * 1000000)" office:value-type="float" office:value="-34" calcext:value-type="float">
            <text:p>-34</text:p>
          </table:table-cell>
          <table:table-cell table:formula="of:=([.A2320]-0.4)/(0.00005-0.000001*[.B2320])-260000" office:value-type="float" office:value="11190.476190486" calcext:value-type="float">
            <text:p>11190</text:p>
          </table:table-cell>
        </table:table-row>
        <table:table-row table:style-name="ro1">
          <table:table-cell table:formula="of:=[.A2320]+0.01" office:value-type="float" office:value="23.1900000000008" calcext:value-type="float">
            <text:p>23.1900000000008</text:p>
          </table:table-cell>
          <table:table-cell table:formula="of:=ROUND((0.00005-([.A2321]-0.4)/270000) * 1000000)" office:value-type="float" office:value="-34" calcext:value-type="float">
            <text:p>-34</text:p>
          </table:table-cell>
          <table:table-cell table:formula="of:=([.A2321]-0.4)/(0.00005-0.000001*[.B2321])-260000" office:value-type="float" office:value="11309.5238095336" calcext:value-type="float">
            <text:p>11310</text:p>
          </table:table-cell>
        </table:table-row>
        <table:table-row table:style-name="ro1">
          <table:table-cell table:formula="of:=[.A2321]+0.01" office:value-type="float" office:value="23.2000000000008" calcext:value-type="float">
            <text:p>23.2000000000008</text:p>
          </table:table-cell>
          <table:table-cell table:formula="of:=ROUND((0.00005-([.A2322]-0.4)/270000) * 1000000)" office:value-type="float" office:value="-34" calcext:value-type="float">
            <text:p>-34</text:p>
          </table:table-cell>
          <table:table-cell table:formula="of:=([.A2322]-0.4)/(0.00005-0.000001*[.B2322])-260000" office:value-type="float" office:value="11428.5714285813" calcext:value-type="float">
            <text:p>11429</text:p>
          </table:table-cell>
        </table:table-row>
        <table:table-row table:style-name="ro1">
          <table:table-cell table:formula="of:=[.A2322]+0.01" office:value-type="float" office:value="23.2100000000008" calcext:value-type="float">
            <text:p>23.2100000000008</text:p>
          </table:table-cell>
          <table:table-cell table:formula="of:=ROUND((0.00005-([.A2323]-0.4)/270000) * 1000000)" office:value-type="float" office:value="-34" calcext:value-type="float">
            <text:p>-34</text:p>
          </table:table-cell>
          <table:table-cell table:formula="of:=([.A2323]-0.4)/(0.00005-0.000001*[.B2323])-260000" office:value-type="float" office:value="11547.6190476289" calcext:value-type="float">
            <text:p>11548</text:p>
          </table:table-cell>
        </table:table-row>
        <table:table-row table:style-name="ro1">
          <table:table-cell table:formula="of:=[.A2323]+0.01" office:value-type="float" office:value="23.2200000000008" calcext:value-type="float">
            <text:p>23.2200000000008</text:p>
          </table:table-cell>
          <table:table-cell table:formula="of:=ROUND((0.00005-([.A2324]-0.4)/270000) * 1000000)" office:value-type="float" office:value="-35" calcext:value-type="float">
            <text:p>-35</text:p>
          </table:table-cell>
          <table:table-cell table:formula="of:=([.A2324]-0.4)/(0.00005-0.000001*[.B2324])-260000" office:value-type="float" office:value="8470.58823530388" calcext:value-type="float">
            <text:p>8471</text:p>
          </table:table-cell>
        </table:table-row>
        <table:table-row table:style-name="ro1">
          <table:table-cell table:formula="of:=[.A2324]+0.01" office:value-type="float" office:value="23.2300000000008" calcext:value-type="float">
            <text:p>23.2300000000008</text:p>
          </table:table-cell>
          <table:table-cell table:formula="of:=ROUND((0.00005-([.A2325]-0.4)/270000) * 1000000)" office:value-type="float" office:value="-35" calcext:value-type="float">
            <text:p>-35</text:p>
          </table:table-cell>
          <table:table-cell table:formula="of:=([.A2325]-0.4)/(0.00005-0.000001*[.B2325])-260000" office:value-type="float" office:value="8588.23529412743" calcext:value-type="float">
            <text:p>8588</text:p>
          </table:table-cell>
        </table:table-row>
        <table:table-row table:style-name="ro1">
          <table:table-cell table:formula="of:=[.A2325]+0.01" office:value-type="float" office:value="23.2400000000008" calcext:value-type="float">
            <text:p>23.2400000000008</text:p>
          </table:table-cell>
          <table:table-cell table:formula="of:=ROUND((0.00005-([.A2326]-0.4)/270000) * 1000000)" office:value-type="float" office:value="-35" calcext:value-type="float">
            <text:p>-35</text:p>
          </table:table-cell>
          <table:table-cell table:formula="of:=([.A2326]-0.4)/(0.00005-0.000001*[.B2326])-260000" office:value-type="float" office:value="8705.88235295098" calcext:value-type="float">
            <text:p>8706</text:p>
          </table:table-cell>
        </table:table-row>
        <table:table-row table:style-name="ro1">
          <table:table-cell table:formula="of:=[.A2326]+0.01" office:value-type="float" office:value="23.2500000000008" calcext:value-type="float">
            <text:p>23.2500000000008</text:p>
          </table:table-cell>
          <table:table-cell table:formula="of:=ROUND((0.00005-([.A2327]-0.4)/270000) * 1000000)" office:value-type="float" office:value="-35" calcext:value-type="float">
            <text:p>-35</text:p>
          </table:table-cell>
          <table:table-cell table:formula="of:=([.A2327]-0.4)/(0.00005-0.000001*[.B2327])-260000" office:value-type="float" office:value="8823.52941177454" calcext:value-type="float">
            <text:p>8824</text:p>
          </table:table-cell>
        </table:table-row>
        <table:table-row table:style-name="ro1">
          <table:table-cell table:formula="of:=[.A2327]+0.01" office:value-type="float" office:value="23.2600000000008" calcext:value-type="float">
            <text:p>23.2600000000008</text:p>
          </table:table-cell>
          <table:table-cell table:formula="of:=ROUND((0.00005-([.A2328]-0.4)/270000) * 1000000)" office:value-type="float" office:value="-35" calcext:value-type="float">
            <text:p>-35</text:p>
          </table:table-cell>
          <table:table-cell table:formula="of:=([.A2328]-0.4)/(0.00005-0.000001*[.B2328])-260000" office:value-type="float" office:value="8941.17647059809" calcext:value-type="float">
            <text:p>8941</text:p>
          </table:table-cell>
        </table:table-row>
        <table:table-row table:style-name="ro1">
          <table:table-cell table:formula="of:=[.A2328]+0.01" office:value-type="float" office:value="23.2700000000008" calcext:value-type="float">
            <text:p>23.2700000000008</text:p>
          </table:table-cell>
          <table:table-cell table:formula="of:=ROUND((0.00005-([.A2329]-0.4)/270000) * 1000000)" office:value-type="float" office:value="-35" calcext:value-type="float">
            <text:p>-35</text:p>
          </table:table-cell>
          <table:table-cell table:formula="of:=([.A2329]-0.4)/(0.00005-0.000001*[.B2329])-260000" office:value-type="float" office:value="9058.82352942164" calcext:value-type="float">
            <text:p>9059</text:p>
          </table:table-cell>
        </table:table-row>
        <table:table-row table:style-name="ro1">
          <table:table-cell table:formula="of:=[.A2329]+0.01" office:value-type="float" office:value="23.2800000000008" calcext:value-type="float">
            <text:p>23.2800000000008</text:p>
          </table:table-cell>
          <table:table-cell table:formula="of:=ROUND((0.00005-([.A2330]-0.4)/270000) * 1000000)" office:value-type="float" office:value="-35" calcext:value-type="float">
            <text:p>-35</text:p>
          </table:table-cell>
          <table:table-cell table:formula="of:=([.A2330]-0.4)/(0.00005-0.000001*[.B2330])-260000" office:value-type="float" office:value="9176.4705882452" calcext:value-type="float">
            <text:p>9176</text:p>
          </table:table-cell>
        </table:table-row>
        <table:table-row table:style-name="ro1">
          <table:table-cell table:formula="of:=[.A2330]+0.01" office:value-type="float" office:value="23.2900000000008" calcext:value-type="float">
            <text:p>23.2900000000008</text:p>
          </table:table-cell>
          <table:table-cell table:formula="of:=ROUND((0.00005-([.A2331]-0.4)/270000) * 1000000)" office:value-type="float" office:value="-35" calcext:value-type="float">
            <text:p>-35</text:p>
          </table:table-cell>
          <table:table-cell table:formula="of:=([.A2331]-0.4)/(0.00005-0.000001*[.B2331])-260000" office:value-type="float" office:value="9294.11764706869" calcext:value-type="float">
            <text:p>9294</text:p>
          </table:table-cell>
        </table:table-row>
        <table:table-row table:style-name="ro1">
          <table:table-cell table:formula="of:=[.A2331]+0.01" office:value-type="float" office:value="23.3000000000008" calcext:value-type="float">
            <text:p>23.3000000000008</text:p>
          </table:table-cell>
          <table:table-cell table:formula="of:=ROUND((0.00005-([.A2332]-0.4)/270000) * 1000000)" office:value-type="float" office:value="-35" calcext:value-type="float">
            <text:p>-35</text:p>
          </table:table-cell>
          <table:table-cell table:formula="of:=([.A2332]-0.4)/(0.00005-0.000001*[.B2332])-260000" office:value-type="float" office:value="9411.76470589224" calcext:value-type="float">
            <text:p>9412</text:p>
          </table:table-cell>
        </table:table-row>
        <table:table-row table:style-name="ro1">
          <table:table-cell table:formula="of:=[.A2332]+0.01" office:value-type="float" office:value="23.3100000000008" calcext:value-type="float">
            <text:p>23.3100000000008</text:p>
          </table:table-cell>
          <table:table-cell table:formula="of:=ROUND((0.00005-([.A2333]-0.4)/270000) * 1000000)" office:value-type="float" office:value="-35" calcext:value-type="float">
            <text:p>-35</text:p>
          </table:table-cell>
          <table:table-cell table:formula="of:=([.A2333]-0.4)/(0.00005-0.000001*[.B2333])-260000" office:value-type="float" office:value="9529.4117647158" calcext:value-type="float">
            <text:p>9529</text:p>
          </table:table-cell>
        </table:table-row>
        <table:table-row table:style-name="ro1">
          <table:table-cell table:formula="of:=[.A2333]+0.01" office:value-type="float" office:value="23.3200000000008" calcext:value-type="float">
            <text:p>23.3200000000008</text:p>
          </table:table-cell>
          <table:table-cell table:formula="of:=ROUND((0.00005-([.A2334]-0.4)/270000) * 1000000)" office:value-type="float" office:value="-35" calcext:value-type="float">
            <text:p>-35</text:p>
          </table:table-cell>
          <table:table-cell table:formula="of:=([.A2334]-0.4)/(0.00005-0.000001*[.B2334])-260000" office:value-type="float" office:value="9647.05882353935" calcext:value-type="float">
            <text:p>9647</text:p>
          </table:table-cell>
        </table:table-row>
        <table:table-row table:style-name="ro1">
          <table:table-cell table:formula="of:=[.A2334]+0.01" office:value-type="float" office:value="23.3300000000008" calcext:value-type="float">
            <text:p>23.3300000000008</text:p>
          </table:table-cell>
          <table:table-cell table:formula="of:=ROUND((0.00005-([.A2335]-0.4)/270000) * 1000000)" office:value-type="float" office:value="-35" calcext:value-type="float">
            <text:p>-35</text:p>
          </table:table-cell>
          <table:table-cell table:formula="of:=([.A2335]-0.4)/(0.00005-0.000001*[.B2335])-260000" office:value-type="float" office:value="9764.70588236291" calcext:value-type="float">
            <text:p>9765</text:p>
          </table:table-cell>
        </table:table-row>
        <table:table-row table:style-name="ro1">
          <table:table-cell table:formula="of:=[.A2335]+0.01" office:value-type="float" office:value="23.3400000000008" calcext:value-type="float">
            <text:p>23.3400000000008</text:p>
          </table:table-cell>
          <table:table-cell table:formula="of:=ROUND((0.00005-([.A2336]-0.4)/270000) * 1000000)" office:value-type="float" office:value="-35" calcext:value-type="float">
            <text:p>-35</text:p>
          </table:table-cell>
          <table:table-cell table:formula="of:=([.A2336]-0.4)/(0.00005-0.000001*[.B2336])-260000" office:value-type="float" office:value="9882.35294118646" calcext:value-type="float">
            <text:p>9882</text:p>
          </table:table-cell>
        </table:table-row>
        <table:table-row table:style-name="ro1">
          <table:table-cell table:formula="of:=[.A2336]+0.01" office:value-type="float" office:value="23.3500000000009" calcext:value-type="float">
            <text:p>23.3500000000009</text:p>
          </table:table-cell>
          <table:table-cell table:formula="of:=ROUND((0.00005-([.A2337]-0.4)/270000) * 1000000)" office:value-type="float" office:value="-35" calcext:value-type="float">
            <text:p>-35</text:p>
          </table:table-cell>
          <table:table-cell table:formula="of:=([.A2337]-0.4)/(0.00005-0.000001*[.B2337])-260000" office:value-type="float" office:value="10000.00000001" calcext:value-type="float">
            <text:p>10000</text:p>
          </table:table-cell>
        </table:table-row>
        <table:table-row table:style-name="ro1">
          <table:table-cell table:formula="of:=[.A2337]+0.01" office:value-type="float" office:value="23.3600000000009" calcext:value-type="float">
            <text:p>23.3600000000009</text:p>
          </table:table-cell>
          <table:table-cell table:formula="of:=ROUND((0.00005-([.A2338]-0.4)/270000) * 1000000)" office:value-type="float" office:value="-35" calcext:value-type="float">
            <text:p>-35</text:p>
          </table:table-cell>
          <table:table-cell table:formula="of:=([.A2338]-0.4)/(0.00005-0.000001*[.B2338])-260000" office:value-type="float" office:value="10117.6470588336" calcext:value-type="float">
            <text:p>10118</text:p>
          </table:table-cell>
        </table:table-row>
        <table:table-row table:style-name="ro1">
          <table:table-cell table:formula="of:=[.A2338]+0.01" office:value-type="float" office:value="23.3700000000009" calcext:value-type="float">
            <text:p>23.3700000000009</text:p>
          </table:table-cell>
          <table:table-cell table:formula="of:=ROUND((0.00005-([.A2339]-0.4)/270000) * 1000000)" office:value-type="float" office:value="-35" calcext:value-type="float">
            <text:p>-35</text:p>
          </table:table-cell>
          <table:table-cell table:formula="of:=([.A2339]-0.4)/(0.00005-0.000001*[.B2339])-260000" office:value-type="float" office:value="10235.2941176571" calcext:value-type="float">
            <text:p>10235</text:p>
          </table:table-cell>
        </table:table-row>
        <table:table-row table:style-name="ro1">
          <table:table-cell table:formula="of:=[.A2339]+0.01" office:value-type="float" office:value="23.3800000000009" calcext:value-type="float">
            <text:p>23.3800000000009</text:p>
          </table:table-cell>
          <table:table-cell table:formula="of:=ROUND((0.00005-([.A2340]-0.4)/270000) * 1000000)" office:value-type="float" office:value="-35" calcext:value-type="float">
            <text:p>-35</text:p>
          </table:table-cell>
          <table:table-cell table:formula="of:=([.A2340]-0.4)/(0.00005-0.000001*[.B2340])-260000" office:value-type="float" office:value="10352.9411764807" calcext:value-type="float">
            <text:p>10353</text:p>
          </table:table-cell>
        </table:table-row>
        <table:table-row table:style-name="ro1">
          <table:table-cell table:formula="of:=[.A2340]+0.01" office:value-type="float" office:value="23.3900000000009" calcext:value-type="float">
            <text:p>23.3900000000009</text:p>
          </table:table-cell>
          <table:table-cell table:formula="of:=ROUND((0.00005-([.A2341]-0.4)/270000) * 1000000)" office:value-type="float" office:value="-35" calcext:value-type="float">
            <text:p>-35</text:p>
          </table:table-cell>
          <table:table-cell table:formula="of:=([.A2341]-0.4)/(0.00005-0.000001*[.B2341])-260000" office:value-type="float" office:value="10470.5882353042" calcext:value-type="float">
            <text:p>10471</text:p>
          </table:table-cell>
        </table:table-row>
        <table:table-row table:style-name="ro1">
          <table:table-cell table:formula="of:=[.A2341]+0.01" office:value-type="float" office:value="23.4000000000009" calcext:value-type="float">
            <text:p>23.4000000000009</text:p>
          </table:table-cell>
          <table:table-cell table:formula="of:=ROUND((0.00005-([.A2342]-0.4)/270000) * 1000000)" office:value-type="float" office:value="-35" calcext:value-type="float">
            <text:p>-35</text:p>
          </table:table-cell>
          <table:table-cell table:formula="of:=([.A2342]-0.4)/(0.00005-0.000001*[.B2342])-260000" office:value-type="float" office:value="10588.2352941277" calcext:value-type="float">
            <text:p>10588</text:p>
          </table:table-cell>
        </table:table-row>
        <table:table-row table:style-name="ro1">
          <table:table-cell table:formula="of:=[.A2342]+0.01" office:value-type="float" office:value="23.4100000000009" calcext:value-type="float">
            <text:p>23.4100000000009</text:p>
          </table:table-cell>
          <table:table-cell table:formula="of:=ROUND((0.00005-([.A2343]-0.4)/270000) * 1000000)" office:value-type="float" office:value="-35" calcext:value-type="float">
            <text:p>-35</text:p>
          </table:table-cell>
          <table:table-cell table:formula="of:=([.A2343]-0.4)/(0.00005-0.000001*[.B2343])-260000" office:value-type="float" office:value="10705.8823529513" calcext:value-type="float">
            <text:p>10706</text:p>
          </table:table-cell>
        </table:table-row>
        <table:table-row table:style-name="ro1">
          <table:table-cell table:formula="of:=[.A2343]+0.01" office:value-type="float" office:value="23.4200000000009" calcext:value-type="float">
            <text:p>23.4200000000009</text:p>
          </table:table-cell>
          <table:table-cell table:formula="of:=ROUND((0.00005-([.A2344]-0.4)/270000) * 1000000)" office:value-type="float" office:value="-35" calcext:value-type="float">
            <text:p>-35</text:p>
          </table:table-cell>
          <table:table-cell table:formula="of:=([.A2344]-0.4)/(0.00005-0.000001*[.B2344])-260000" office:value-type="float" office:value="10823.5294117748" calcext:value-type="float">
            <text:p>10824</text:p>
          </table:table-cell>
        </table:table-row>
        <table:table-row table:style-name="ro1">
          <table:table-cell table:formula="of:=[.A2344]+0.01" office:value-type="float" office:value="23.4300000000009" calcext:value-type="float">
            <text:p>23.4300000000009</text:p>
          </table:table-cell>
          <table:table-cell table:formula="of:=ROUND((0.00005-([.A2345]-0.4)/270000) * 1000000)" office:value-type="float" office:value="-35" calcext:value-type="float">
            <text:p>-35</text:p>
          </table:table-cell>
          <table:table-cell table:formula="of:=([.A2345]-0.4)/(0.00005-0.000001*[.B2345])-260000" office:value-type="float" office:value="10941.1764705984" calcext:value-type="float">
            <text:p>10941</text:p>
          </table:table-cell>
        </table:table-row>
        <table:table-row table:style-name="ro1">
          <table:table-cell table:formula="of:=[.A2345]+0.01" office:value-type="float" office:value="23.4400000000009" calcext:value-type="float">
            <text:p>23.4400000000009</text:p>
          </table:table-cell>
          <table:table-cell table:formula="of:=ROUND((0.00005-([.A2346]-0.4)/270000) * 1000000)" office:value-type="float" office:value="-35" calcext:value-type="float">
            <text:p>-35</text:p>
          </table:table-cell>
          <table:table-cell table:formula="of:=([.A2346]-0.4)/(0.00005-0.000001*[.B2346])-260000" office:value-type="float" office:value="11058.8235294219" calcext:value-type="float">
            <text:p>11059</text:p>
          </table:table-cell>
        </table:table-row>
        <table:table-row table:style-name="ro1">
          <table:table-cell table:formula="of:=[.A2346]+0.01" office:value-type="float" office:value="23.4500000000009" calcext:value-type="float">
            <text:p>23.4500000000009</text:p>
          </table:table-cell>
          <table:table-cell table:formula="of:=ROUND((0.00005-([.A2347]-0.4)/270000) * 1000000)" office:value-type="float" office:value="-35" calcext:value-type="float">
            <text:p>-35</text:p>
          </table:table-cell>
          <table:table-cell table:formula="of:=([.A2347]-0.4)/(0.00005-0.000001*[.B2347])-260000" office:value-type="float" office:value="11176.4705882455" calcext:value-type="float">
            <text:p>11176</text:p>
          </table:table-cell>
        </table:table-row>
        <table:table-row table:style-name="ro1">
          <table:table-cell table:formula="of:=[.A2347]+0.01" office:value-type="float" office:value="23.4600000000009" calcext:value-type="float">
            <text:p>23.4600000000009</text:p>
          </table:table-cell>
          <table:table-cell table:formula="of:=ROUND((0.00005-([.A2348]-0.4)/270000) * 1000000)" office:value-type="float" office:value="-35" calcext:value-type="float">
            <text:p>-35</text:p>
          </table:table-cell>
          <table:table-cell table:formula="of:=([.A2348]-0.4)/(0.00005-0.000001*[.B2348])-260000" office:value-type="float" office:value="11294.117647069" calcext:value-type="float">
            <text:p>11294</text:p>
          </table:table-cell>
        </table:table-row>
        <table:table-row table:style-name="ro1">
          <table:table-cell table:formula="of:=[.A2348]+0.01" office:value-type="float" office:value="23.4700000000009" calcext:value-type="float">
            <text:p>23.4700000000009</text:p>
          </table:table-cell>
          <table:table-cell table:formula="of:=ROUND((0.00005-([.A2349]-0.4)/270000) * 1000000)" office:value-type="float" office:value="-35" calcext:value-type="float">
            <text:p>-35</text:p>
          </table:table-cell>
          <table:table-cell table:formula="of:=([.A2349]-0.4)/(0.00005-0.000001*[.B2349])-260000" office:value-type="float" office:value="11411.7647058926" calcext:value-type="float">
            <text:p>11412</text:p>
          </table:table-cell>
        </table:table-row>
        <table:table-row table:style-name="ro1">
          <table:table-cell table:formula="of:=[.A2349]+0.01" office:value-type="float" office:value="23.4800000000009" calcext:value-type="float">
            <text:p>23.4800000000009</text:p>
          </table:table-cell>
          <table:table-cell table:formula="of:=ROUND((0.00005-([.A2350]-0.4)/270000) * 1000000)" office:value-type="float" office:value="-35" calcext:value-type="float">
            <text:p>-35</text:p>
          </table:table-cell>
          <table:table-cell table:formula="of:=([.A2350]-0.4)/(0.00005-0.000001*[.B2350])-260000" office:value-type="float" office:value="11529.4117647161" calcext:value-type="float">
            <text:p>11529</text:p>
          </table:table-cell>
        </table:table-row>
        <table:table-row table:style-name="ro1">
          <table:table-cell table:formula="of:=[.A2350]+0.01" office:value-type="float" office:value="23.4900000000009" calcext:value-type="float">
            <text:p>23.4900000000009</text:p>
          </table:table-cell>
          <table:table-cell table:formula="of:=ROUND((0.00005-([.A2351]-0.4)/270000) * 1000000)" office:value-type="float" office:value="-36" calcext:value-type="float">
            <text:p>-36</text:p>
          </table:table-cell>
          <table:table-cell table:formula="of:=([.A2351]-0.4)/(0.00005-0.000001*[.B2351])-260000" office:value-type="float" office:value="8488.37209303339" calcext:value-type="float">
            <text:p>8488</text:p>
          </table:table-cell>
        </table:table-row>
        <table:table-row table:style-name="ro1">
          <table:table-cell table:formula="of:=[.A2351]+0.01" office:value-type="float" office:value="23.5000000000009" calcext:value-type="float">
            <text:p>23.5000000000009</text:p>
          </table:table-cell>
          <table:table-cell table:formula="of:=ROUND((0.00005-([.A2352]-0.4)/270000) * 1000000)" office:value-type="float" office:value="-36" calcext:value-type="float">
            <text:p>-36</text:p>
          </table:table-cell>
          <table:table-cell table:formula="of:=([.A2352]-0.4)/(0.00005-0.000001*[.B2352])-260000" office:value-type="float" office:value="8604.65116280085" calcext:value-type="float">
            <text:p>8605</text:p>
          </table:table-cell>
        </table:table-row>
        <table:table-row table:style-name="ro1">
          <table:table-cell table:formula="of:=[.A2352]+0.01" office:value-type="float" office:value="23.5100000000009" calcext:value-type="float">
            <text:p>23.5100000000009</text:p>
          </table:table-cell>
          <table:table-cell table:formula="of:=ROUND((0.00005-([.A2353]-0.4)/270000) * 1000000)" office:value-type="float" office:value="-36" calcext:value-type="float">
            <text:p>-36</text:p>
          </table:table-cell>
          <table:table-cell table:formula="of:=([.A2353]-0.4)/(0.00005-0.000001*[.B2353])-260000" office:value-type="float" office:value="8720.93023256835" calcext:value-type="float">
            <text:p>8721</text:p>
          </table:table-cell>
        </table:table-row>
        <table:table-row table:style-name="ro1">
          <table:table-cell table:formula="of:=[.A2353]+0.01" office:value-type="float" office:value="23.5200000000009" calcext:value-type="float">
            <text:p>23.5200000000009</text:p>
          </table:table-cell>
          <table:table-cell table:formula="of:=ROUND((0.00005-([.A2354]-0.4)/270000) * 1000000)" office:value-type="float" office:value="-36" calcext:value-type="float">
            <text:p>-36</text:p>
          </table:table-cell>
          <table:table-cell table:formula="of:=([.A2354]-0.4)/(0.00005-0.000001*[.B2354])-260000" office:value-type="float" office:value="8837.2093023358" calcext:value-type="float">
            <text:p>8837</text:p>
          </table:table-cell>
        </table:table-row>
        <table:table-row table:style-name="ro1">
          <table:table-cell table:formula="of:=[.A2354]+0.01" office:value-type="float" office:value="23.5300000000009" calcext:value-type="float">
            <text:p>23.5300000000009</text:p>
          </table:table-cell>
          <table:table-cell table:formula="of:=ROUND((0.00005-([.A2355]-0.4)/270000) * 1000000)" office:value-type="float" office:value="-36" calcext:value-type="float">
            <text:p>-36</text:p>
          </table:table-cell>
          <table:table-cell table:formula="of:=([.A2355]-0.4)/(0.00005-0.000001*[.B2355])-260000" office:value-type="float" office:value="8953.48837210325" calcext:value-type="float">
            <text:p>8953</text:p>
          </table:table-cell>
        </table:table-row>
        <table:table-row table:style-name="ro1">
          <table:table-cell table:formula="of:=[.A2355]+0.01" office:value-type="float" office:value="23.5400000000009" calcext:value-type="float">
            <text:p>23.5400000000009</text:p>
          </table:table-cell>
          <table:table-cell table:formula="of:=ROUND((0.00005-([.A2356]-0.4)/270000) * 1000000)" office:value-type="float" office:value="-36" calcext:value-type="float">
            <text:p>-36</text:p>
          </table:table-cell>
          <table:table-cell table:formula="of:=([.A2356]-0.4)/(0.00005-0.000001*[.B2356])-260000" office:value-type="float" office:value="9069.7674418707" calcext:value-type="float">
            <text:p>9070</text:p>
          </table:table-cell>
        </table:table-row>
        <table:table-row table:style-name="ro1">
          <table:table-cell table:formula="of:=[.A2356]+0.01" office:value-type="float" office:value="23.5500000000009" calcext:value-type="float">
            <text:p>23.5500000000009</text:p>
          </table:table-cell>
          <table:table-cell table:formula="of:=ROUND((0.00005-([.A2357]-0.4)/270000) * 1000000)" office:value-type="float" office:value="-36" calcext:value-type="float">
            <text:p>-36</text:p>
          </table:table-cell>
          <table:table-cell table:formula="of:=([.A2357]-0.4)/(0.00005-0.000001*[.B2357])-260000" office:value-type="float" office:value="9186.04651163815" calcext:value-type="float">
            <text:p>9186</text:p>
          </table:table-cell>
        </table:table-row>
        <table:table-row table:style-name="ro1">
          <table:table-cell table:formula="of:=[.A2357]+0.01" office:value-type="float" office:value="23.5600000000009" calcext:value-type="float">
            <text:p>23.5600000000009</text:p>
          </table:table-cell>
          <table:table-cell table:formula="of:=ROUND((0.00005-([.A2358]-0.4)/270000) * 1000000)" office:value-type="float" office:value="-36" calcext:value-type="float">
            <text:p>-36</text:p>
          </table:table-cell>
          <table:table-cell table:formula="of:=([.A2358]-0.4)/(0.00005-0.000001*[.B2358])-260000" office:value-type="float" office:value="9302.3255814056" calcext:value-type="float">
            <text:p>9302</text:p>
          </table:table-cell>
        </table:table-row>
        <table:table-row table:style-name="ro1">
          <table:table-cell table:formula="of:=[.A2358]+0.01" office:value-type="float" office:value="23.5700000000009" calcext:value-type="float">
            <text:p>23.5700000000009</text:p>
          </table:table-cell>
          <table:table-cell table:formula="of:=ROUND((0.00005-([.A2359]-0.4)/270000) * 1000000)" office:value-type="float" office:value="-36" calcext:value-type="float">
            <text:p>-36</text:p>
          </table:table-cell>
          <table:table-cell table:formula="of:=([.A2359]-0.4)/(0.00005-0.000001*[.B2359])-260000" office:value-type="float" office:value="9418.60465117311" calcext:value-type="float">
            <text:p>9419</text:p>
          </table:table-cell>
        </table:table-row>
        <table:table-row table:style-name="ro1">
          <table:table-cell table:formula="of:=[.A2359]+0.01" office:value-type="float" office:value="23.5800000000009" calcext:value-type="float">
            <text:p>23.5800000000009</text:p>
          </table:table-cell>
          <table:table-cell table:formula="of:=ROUND((0.00005-([.A2360]-0.4)/270000) * 1000000)" office:value-type="float" office:value="-36" calcext:value-type="float">
            <text:p>-36</text:p>
          </table:table-cell>
          <table:table-cell table:formula="of:=([.A2360]-0.4)/(0.00005-0.000001*[.B2360])-260000" office:value-type="float" office:value="9534.88372094056" calcext:value-type="float">
            <text:p>9535</text:p>
          </table:table-cell>
        </table:table-row>
        <table:table-row table:style-name="ro1">
          <table:table-cell table:formula="of:=[.A2360]+0.01" office:value-type="float" office:value="23.5900000000009" calcext:value-type="float">
            <text:p>23.5900000000009</text:p>
          </table:table-cell>
          <table:table-cell table:formula="of:=ROUND((0.00005-([.A2361]-0.4)/270000) * 1000000)" office:value-type="float" office:value="-36" calcext:value-type="float">
            <text:p>-36</text:p>
          </table:table-cell>
          <table:table-cell table:formula="of:=([.A2361]-0.4)/(0.00005-0.000001*[.B2361])-260000" office:value-type="float" office:value="9651.16279070801" calcext:value-type="float">
            <text:p>9651</text:p>
          </table:table-cell>
        </table:table-row>
        <table:table-row table:style-name="ro1">
          <table:table-cell table:formula="of:=[.A2361]+0.01" office:value-type="float" office:value="23.6000000000009" calcext:value-type="float">
            <text:p>23.6000000000009</text:p>
          </table:table-cell>
          <table:table-cell table:formula="of:=ROUND((0.00005-([.A2362]-0.4)/270000) * 1000000)" office:value-type="float" office:value="-36" calcext:value-type="float">
            <text:p>-36</text:p>
          </table:table-cell>
          <table:table-cell table:formula="of:=([.A2362]-0.4)/(0.00005-0.000001*[.B2362])-260000" office:value-type="float" office:value="9767.44186047546" calcext:value-type="float">
            <text:p>9767</text:p>
          </table:table-cell>
        </table:table-row>
        <table:table-row table:style-name="ro1">
          <table:table-cell table:formula="of:=[.A2362]+0.01" office:value-type="float" office:value="23.6100000000009" calcext:value-type="float">
            <text:p>23.6100000000009</text:p>
          </table:table-cell>
          <table:table-cell table:formula="of:=ROUND((0.00005-([.A2363]-0.4)/270000) * 1000000)" office:value-type="float" office:value="-36" calcext:value-type="float">
            <text:p>-36</text:p>
          </table:table-cell>
          <table:table-cell table:formula="of:=([.A2363]-0.4)/(0.00005-0.000001*[.B2363])-260000" office:value-type="float" office:value="9883.72093024291" calcext:value-type="float">
            <text:p>9884</text:p>
          </table:table-cell>
        </table:table-row>
        <table:table-row table:style-name="ro1">
          <table:table-cell table:formula="of:=[.A2363]+0.01" office:value-type="float" office:value="23.6200000000009" calcext:value-type="float">
            <text:p>23.6200000000009</text:p>
          </table:table-cell>
          <table:table-cell table:formula="of:=ROUND((0.00005-([.A2364]-0.4)/270000) * 1000000)" office:value-type="float" office:value="-36" calcext:value-type="float">
            <text:p>-36</text:p>
          </table:table-cell>
          <table:table-cell table:formula="of:=([.A2364]-0.4)/(0.00005-0.000001*[.B2364])-260000" office:value-type="float" office:value="10000.0000000104" calcext:value-type="float">
            <text:p>10000</text:p>
          </table:table-cell>
        </table:table-row>
        <table:table-row table:style-name="ro1">
          <table:table-cell table:formula="of:=[.A2364]+0.01" office:value-type="float" office:value="23.6300000000009" calcext:value-type="float">
            <text:p>23.6300000000009</text:p>
          </table:table-cell>
          <table:table-cell table:formula="of:=ROUND((0.00005-([.A2365]-0.4)/270000) * 1000000)" office:value-type="float" office:value="-36" calcext:value-type="float">
            <text:p>-36</text:p>
          </table:table-cell>
          <table:table-cell table:formula="of:=([.A2365]-0.4)/(0.00005-0.000001*[.B2365])-260000" office:value-type="float" office:value="10116.2790697779" calcext:value-type="float">
            <text:p>10116</text:p>
          </table:table-cell>
        </table:table-row>
        <table:table-row table:style-name="ro1">
          <table:table-cell table:formula="of:=[.A2365]+0.01" office:value-type="float" office:value="23.6400000000009" calcext:value-type="float">
            <text:p>23.6400000000009</text:p>
          </table:table-cell>
          <table:table-cell table:formula="of:=ROUND((0.00005-([.A2366]-0.4)/270000) * 1000000)" office:value-type="float" office:value="-36" calcext:value-type="float">
            <text:p>-36</text:p>
          </table:table-cell>
          <table:table-cell table:formula="of:=([.A2366]-0.4)/(0.00005-0.000001*[.B2366])-260000" office:value-type="float" office:value="10232.5581395453" calcext:value-type="float">
            <text:p>10233</text:p>
          </table:table-cell>
        </table:table-row>
        <table:table-row table:style-name="ro1">
          <table:table-cell table:formula="of:=[.A2366]+0.01" office:value-type="float" office:value="23.6500000000009" calcext:value-type="float">
            <text:p>23.6500000000009</text:p>
          </table:table-cell>
          <table:table-cell table:formula="of:=ROUND((0.00005-([.A2367]-0.4)/270000) * 1000000)" office:value-type="float" office:value="-36" calcext:value-type="float">
            <text:p>-36</text:p>
          </table:table-cell>
          <table:table-cell table:formula="of:=([.A2367]-0.4)/(0.00005-0.000001*[.B2367])-260000" office:value-type="float" office:value="10348.8372093128" calcext:value-type="float">
            <text:p>10349</text:p>
          </table:table-cell>
        </table:table-row>
        <table:table-row table:style-name="ro1">
          <table:table-cell table:formula="of:=[.A2367]+0.01" office:value-type="float" office:value="23.6600000000009" calcext:value-type="float">
            <text:p>23.6600000000009</text:p>
          </table:table-cell>
          <table:table-cell table:formula="of:=ROUND((0.00005-([.A2368]-0.4)/270000) * 1000000)" office:value-type="float" office:value="-36" calcext:value-type="float">
            <text:p>-36</text:p>
          </table:table-cell>
          <table:table-cell table:formula="of:=([.A2368]-0.4)/(0.00005-0.000001*[.B2368])-260000" office:value-type="float" office:value="10465.1162790802" calcext:value-type="float">
            <text:p>10465</text:p>
          </table:table-cell>
        </table:table-row>
        <table:table-row table:style-name="ro1">
          <table:table-cell table:formula="of:=[.A2368]+0.01" office:value-type="float" office:value="23.6700000000009" calcext:value-type="float">
            <text:p>23.6700000000009</text:p>
          </table:table-cell>
          <table:table-cell table:formula="of:=ROUND((0.00005-([.A2369]-0.4)/270000) * 1000000)" office:value-type="float" office:value="-36" calcext:value-type="float">
            <text:p>-36</text:p>
          </table:table-cell>
          <table:table-cell table:formula="of:=([.A2369]-0.4)/(0.00005-0.000001*[.B2369])-260000" office:value-type="float" office:value="10581.3953488477" calcext:value-type="float">
            <text:p>10581</text:p>
          </table:table-cell>
        </table:table-row>
        <table:table-row table:style-name="ro1">
          <table:table-cell table:formula="of:=[.A2369]+0.01" office:value-type="float" office:value="23.6800000000009" calcext:value-type="float">
            <text:p>23.6800000000009</text:p>
          </table:table-cell>
          <table:table-cell table:formula="of:=ROUND((0.00005-([.A2370]-0.4)/270000) * 1000000)" office:value-type="float" office:value="-36" calcext:value-type="float">
            <text:p>-36</text:p>
          </table:table-cell>
          <table:table-cell table:formula="of:=([.A2370]-0.4)/(0.00005-0.000001*[.B2370])-260000" office:value-type="float" office:value="10697.6744186151" calcext:value-type="float">
            <text:p>10698</text:p>
          </table:table-cell>
        </table:table-row>
        <table:table-row table:style-name="ro1">
          <table:table-cell table:formula="of:=[.A2370]+0.01" office:value-type="float" office:value="23.6900000000009" calcext:value-type="float">
            <text:p>23.6900000000009</text:p>
          </table:table-cell>
          <table:table-cell table:formula="of:=ROUND((0.00005-([.A2371]-0.4)/270000) * 1000000)" office:value-type="float" office:value="-36" calcext:value-type="float">
            <text:p>-36</text:p>
          </table:table-cell>
          <table:table-cell table:formula="of:=([.A2371]-0.4)/(0.00005-0.000001*[.B2371])-260000" office:value-type="float" office:value="10813.9534883826" calcext:value-type="float">
            <text:p>10814</text:p>
          </table:table-cell>
        </table:table-row>
        <table:table-row table:style-name="ro1">
          <table:table-cell table:formula="of:=[.A2371]+0.01" office:value-type="float" office:value="23.7000000000009" calcext:value-type="float">
            <text:p>23.7000000000009</text:p>
          </table:table-cell>
          <table:table-cell table:formula="of:=ROUND((0.00005-([.A2372]-0.4)/270000) * 1000000)" office:value-type="float" office:value="-36" calcext:value-type="float">
            <text:p>-36</text:p>
          </table:table-cell>
          <table:table-cell table:formula="of:=([.A2372]-0.4)/(0.00005-0.000001*[.B2372])-260000" office:value-type="float" office:value="10930.2325581501" calcext:value-type="float">
            <text:p>10930</text:p>
          </table:table-cell>
        </table:table-row>
        <table:table-row table:style-name="ro1">
          <table:table-cell table:formula="of:=[.A2372]+0.01" office:value-type="float" office:value="23.7100000000009" calcext:value-type="float">
            <text:p>23.7100000000009</text:p>
          </table:table-cell>
          <table:table-cell table:formula="of:=ROUND((0.00005-([.A2373]-0.4)/270000) * 1000000)" office:value-type="float" office:value="-36" calcext:value-type="float">
            <text:p>-36</text:p>
          </table:table-cell>
          <table:table-cell table:formula="of:=([.A2373]-0.4)/(0.00005-0.000001*[.B2373])-260000" office:value-type="float" office:value="11046.5116279175" calcext:value-type="float">
            <text:p>11047</text:p>
          </table:table-cell>
        </table:table-row>
        <table:table-row table:style-name="ro1">
          <table:table-cell table:formula="of:=[.A2373]+0.01" office:value-type="float" office:value="23.7200000000009" calcext:value-type="float">
            <text:p>23.7200000000009</text:p>
          </table:table-cell>
          <table:table-cell table:formula="of:=ROUND((0.00005-([.A2374]-0.4)/270000) * 1000000)" office:value-type="float" office:value="-36" calcext:value-type="float">
            <text:p>-36</text:p>
          </table:table-cell>
          <table:table-cell table:formula="of:=([.A2374]-0.4)/(0.00005-0.000001*[.B2374])-260000" office:value-type="float" office:value="11162.790697685" calcext:value-type="float">
            <text:p>11163</text:p>
          </table:table-cell>
        </table:table-row>
        <table:table-row table:style-name="ro1">
          <table:table-cell table:formula="of:=[.A2374]+0.01" office:value-type="float" office:value="23.7300000000009" calcext:value-type="float">
            <text:p>23.7300000000009</text:p>
          </table:table-cell>
          <table:table-cell table:formula="of:=ROUND((0.00005-([.A2375]-0.4)/270000) * 1000000)" office:value-type="float" office:value="-36" calcext:value-type="float">
            <text:p>-36</text:p>
          </table:table-cell>
          <table:table-cell table:formula="of:=([.A2375]-0.4)/(0.00005-0.000001*[.B2375])-260000" office:value-type="float" office:value="11279.0697674524" calcext:value-type="float">
            <text:p>11279</text:p>
          </table:table-cell>
        </table:table-row>
        <table:table-row table:style-name="ro1">
          <table:table-cell table:formula="of:=[.A2375]+0.01" office:value-type="float" office:value="23.7400000000009" calcext:value-type="float">
            <text:p>23.7400000000009</text:p>
          </table:table-cell>
          <table:table-cell table:formula="of:=ROUND((0.00005-([.A2376]-0.4)/270000) * 1000000)" office:value-type="float" office:value="-36" calcext:value-type="float">
            <text:p>-36</text:p>
          </table:table-cell>
          <table:table-cell table:formula="of:=([.A2376]-0.4)/(0.00005-0.000001*[.B2376])-260000" office:value-type="float" office:value="11395.3488372199" calcext:value-type="float">
            <text:p>11395</text:p>
          </table:table-cell>
        </table:table-row>
        <table:table-row table:style-name="ro1">
          <table:table-cell table:formula="of:=[.A2376]+0.01" office:value-type="float" office:value="23.7500000000009" calcext:value-type="float">
            <text:p>23.7500000000009</text:p>
          </table:table-cell>
          <table:table-cell table:formula="of:=ROUND((0.00005-([.A2377]-0.4)/270000) * 1000000)" office:value-type="float" office:value="-36" calcext:value-type="float">
            <text:p>-36</text:p>
          </table:table-cell>
          <table:table-cell table:formula="of:=([.A2377]-0.4)/(0.00005-0.000001*[.B2377])-260000" office:value-type="float" office:value="11511.6279069874" calcext:value-type="float">
            <text:p>11512</text:p>
          </table:table-cell>
        </table:table-row>
        <table:table-row table:style-name="ro1">
          <table:table-cell table:formula="of:=[.A2377]+0.01" office:value-type="float" office:value="23.7600000000009" calcext:value-type="float">
            <text:p>23.7600000000009</text:p>
          </table:table-cell>
          <table:table-cell table:formula="of:=ROUND((0.00005-([.A2378]-0.4)/270000) * 1000000)" office:value-type="float" office:value="-37" calcext:value-type="float">
            <text:p>-37</text:p>
          </table:table-cell>
          <table:table-cell table:formula="of:=([.A2378]-0.4)/(0.00005-0.000001*[.B2378])-260000" office:value-type="float" office:value="8505.74712644733" calcext:value-type="float">
            <text:p>8506</text:p>
          </table:table-cell>
        </table:table-row>
        <table:table-row table:style-name="ro1">
          <table:table-cell table:formula="of:=[.A2378]+0.01" office:value-type="float" office:value="23.7700000000009" calcext:value-type="float">
            <text:p>23.7700000000009</text:p>
          </table:table-cell>
          <table:table-cell table:formula="of:=ROUND((0.00005-([.A2379]-0.4)/270000) * 1000000)" office:value-type="float" office:value="-37" calcext:value-type="float">
            <text:p>-37</text:p>
          </table:table-cell>
          <table:table-cell table:formula="of:=([.A2379]-0.4)/(0.00005-0.000001*[.B2379])-260000" office:value-type="float" office:value="8620.68965518294" calcext:value-type="float">
            <text:p>8621</text:p>
          </table:table-cell>
        </table:table-row>
        <table:table-row table:style-name="ro1">
          <table:table-cell table:formula="of:=[.A2379]+0.01" office:value-type="float" office:value="23.7800000000009" calcext:value-type="float">
            <text:p>23.7800000000009</text:p>
          </table:table-cell>
          <table:table-cell table:formula="of:=ROUND((0.00005-([.A2380]-0.4)/270000) * 1000000)" office:value-type="float" office:value="-37" calcext:value-type="float">
            <text:p>-37</text:p>
          </table:table-cell>
          <table:table-cell table:formula="of:=([.A2380]-0.4)/(0.00005-0.000001*[.B2380])-260000" office:value-type="float" office:value="8735.63218391861" calcext:value-type="float">
            <text:p>8736</text:p>
          </table:table-cell>
        </table:table-row>
        <table:table-row table:style-name="ro1">
          <table:table-cell table:formula="of:=[.A2380]+0.01" office:value-type="float" office:value="23.7900000000009" calcext:value-type="float">
            <text:p>23.7900000000009</text:p>
          </table:table-cell>
          <table:table-cell table:formula="of:=ROUND((0.00005-([.A2381]-0.4)/270000) * 1000000)" office:value-type="float" office:value="-37" calcext:value-type="float">
            <text:p>-37</text:p>
          </table:table-cell>
          <table:table-cell table:formula="of:=([.A2381]-0.4)/(0.00005-0.000001*[.B2381])-260000" office:value-type="float" office:value="8850.57471265428" calcext:value-type="float">
            <text:p>8851</text:p>
          </table:table-cell>
        </table:table-row>
        <table:table-row table:style-name="ro1">
          <table:table-cell table:formula="of:=[.A2381]+0.01" office:value-type="float" office:value="23.8000000000009" calcext:value-type="float">
            <text:p>23.8000000000009</text:p>
          </table:table-cell>
          <table:table-cell table:formula="of:=ROUND((0.00005-([.A2382]-0.4)/270000) * 1000000)" office:value-type="float" office:value="-37" calcext:value-type="float">
            <text:p>-37</text:p>
          </table:table-cell>
          <table:table-cell table:formula="of:=([.A2382]-0.4)/(0.00005-0.000001*[.B2382])-260000" office:value-type="float" office:value="8965.5172413899" calcext:value-type="float">
            <text:p>8966</text:p>
          </table:table-cell>
        </table:table-row>
        <table:table-row table:style-name="ro1">
          <table:table-cell table:formula="of:=[.A2382]+0.01" office:value-type="float" office:value="23.8100000000009" calcext:value-type="float">
            <text:p>23.8100000000009</text:p>
          </table:table-cell>
          <table:table-cell table:formula="of:=ROUND((0.00005-([.A2383]-0.4)/270000) * 1000000)" office:value-type="float" office:value="-37" calcext:value-type="float">
            <text:p>-37</text:p>
          </table:table-cell>
          <table:table-cell table:formula="of:=([.A2383]-0.4)/(0.00005-0.000001*[.B2383])-260000" office:value-type="float" office:value="9080.45977012557" calcext:value-type="float">
            <text:p>9080</text:p>
          </table:table-cell>
        </table:table-row>
        <table:table-row table:style-name="ro1">
          <table:table-cell table:formula="of:=[.A2383]+0.01" office:value-type="float" office:value="23.8200000000009" calcext:value-type="float">
            <text:p>23.8200000000009</text:p>
          </table:table-cell>
          <table:table-cell table:formula="of:=ROUND((0.00005-([.A2384]-0.4)/270000) * 1000000)" office:value-type="float" office:value="-37" calcext:value-type="float">
            <text:p>-37</text:p>
          </table:table-cell>
          <table:table-cell table:formula="of:=([.A2384]-0.4)/(0.00005-0.000001*[.B2384])-260000" office:value-type="float" office:value="9195.40229886118" calcext:value-type="float">
            <text:p>9195</text:p>
          </table:table-cell>
        </table:table-row>
        <table:table-row table:style-name="ro1">
          <table:table-cell table:formula="of:=[.A2384]+0.01" office:value-type="float" office:value="23.8300000000009" calcext:value-type="float">
            <text:p>23.8300000000009</text:p>
          </table:table-cell>
          <table:table-cell table:formula="of:=ROUND((0.00005-([.A2385]-0.4)/270000) * 1000000)" office:value-type="float" office:value="-37" calcext:value-type="float">
            <text:p>-37</text:p>
          </table:table-cell>
          <table:table-cell table:formula="of:=([.A2385]-0.4)/(0.00005-0.000001*[.B2385])-260000" office:value-type="float" office:value="9310.34482759686" calcext:value-type="float">
            <text:p>9310</text:p>
          </table:table-cell>
        </table:table-row>
        <table:table-row table:style-name="ro1">
          <table:table-cell table:formula="of:=[.A2385]+0.01" office:value-type="float" office:value="23.8400000000009" calcext:value-type="float">
            <text:p>23.8400000000009</text:p>
          </table:table-cell>
          <table:table-cell table:formula="of:=ROUND((0.00005-([.A2386]-0.4)/270000) * 1000000)" office:value-type="float" office:value="-37" calcext:value-type="float">
            <text:p>-37</text:p>
          </table:table-cell>
          <table:table-cell table:formula="of:=([.A2386]-0.4)/(0.00005-0.000001*[.B2386])-260000" office:value-type="float" office:value="9425.28735633253" calcext:value-type="float">
            <text:p>9425</text:p>
          </table:table-cell>
        </table:table-row>
        <table:table-row table:style-name="ro1">
          <table:table-cell table:formula="of:=[.A2386]+0.01" office:value-type="float" office:value="23.8500000000009" calcext:value-type="float">
            <text:p>23.8500000000009</text:p>
          </table:table-cell>
          <table:table-cell table:formula="of:=ROUND((0.00005-([.A2387]-0.4)/270000) * 1000000)" office:value-type="float" office:value="-37" calcext:value-type="float">
            <text:p>-37</text:p>
          </table:table-cell>
          <table:table-cell table:formula="of:=([.A2387]-0.4)/(0.00005-0.000001*[.B2387])-260000" office:value-type="float" office:value="9540.22988506814" calcext:value-type="float">
            <text:p>9540</text:p>
          </table:table-cell>
        </table:table-row>
        <table:table-row table:style-name="ro1">
          <table:table-cell table:formula="of:=[.A2387]+0.01" office:value-type="float" office:value="23.8600000000009" calcext:value-type="float">
            <text:p>23.8600000000009</text:p>
          </table:table-cell>
          <table:table-cell table:formula="of:=ROUND((0.00005-([.A2388]-0.4)/270000) * 1000000)" office:value-type="float" office:value="-37" calcext:value-type="float">
            <text:p>-37</text:p>
          </table:table-cell>
          <table:table-cell table:formula="of:=([.A2388]-0.4)/(0.00005-0.000001*[.B2388])-260000" office:value-type="float" office:value="9655.17241380381" calcext:value-type="float">
            <text:p>9655</text:p>
          </table:table-cell>
        </table:table-row>
        <table:table-row table:style-name="ro1">
          <table:table-cell table:formula="of:=[.A2388]+0.01" office:value-type="float" office:value="23.8700000000009" calcext:value-type="float">
            <text:p>23.8700000000009</text:p>
          </table:table-cell>
          <table:table-cell table:formula="of:=ROUND((0.00005-([.A2389]-0.4)/270000) * 1000000)" office:value-type="float" office:value="-37" calcext:value-type="float">
            <text:p>-37</text:p>
          </table:table-cell>
          <table:table-cell table:formula="of:=([.A2389]-0.4)/(0.00005-0.000001*[.B2389])-260000" office:value-type="float" office:value="9770.11494253948" calcext:value-type="float">
            <text:p>9770</text:p>
          </table:table-cell>
        </table:table-row>
        <table:table-row table:style-name="ro1">
          <table:table-cell table:formula="of:=[.A2389]+0.01" office:value-type="float" office:value="23.8800000000009" calcext:value-type="float">
            <text:p>23.8800000000009</text:p>
          </table:table-cell>
          <table:table-cell table:formula="of:=ROUND((0.00005-([.A2390]-0.4)/270000) * 1000000)" office:value-type="float" office:value="-37" calcext:value-type="float">
            <text:p>-37</text:p>
          </table:table-cell>
          <table:table-cell table:formula="of:=([.A2390]-0.4)/(0.00005-0.000001*[.B2390])-260000" office:value-type="float" office:value="9885.0574712751" calcext:value-type="float">
            <text:p>9885</text:p>
          </table:table-cell>
        </table:table-row>
        <table:table-row table:style-name="ro1">
          <table:table-cell table:formula="of:=[.A2390]+0.01" office:value-type="float" office:value="23.8900000000009" calcext:value-type="float">
            <text:p>23.8900000000009</text:p>
          </table:table-cell>
          <table:table-cell table:formula="of:=ROUND((0.00005-([.A2391]-0.4)/270000) * 1000000)" office:value-type="float" office:value="-37" calcext:value-type="float">
            <text:p>-37</text:p>
          </table:table-cell>
          <table:table-cell table:formula="of:=([.A2391]-0.4)/(0.00005-0.000001*[.B2391])-260000" office:value-type="float" office:value="10000.0000000108" calcext:value-type="float">
            <text:p>10000</text:p>
          </table:table-cell>
        </table:table-row>
        <table:table-row table:style-name="ro1">
          <table:table-cell table:formula="of:=[.A2391]+0.01" office:value-type="float" office:value="23.9000000000009" calcext:value-type="float">
            <text:p>23.9000000000009</text:p>
          </table:table-cell>
          <table:table-cell table:formula="of:=ROUND((0.00005-([.A2392]-0.4)/270000) * 1000000)" office:value-type="float" office:value="-37" calcext:value-type="float">
            <text:p>-37</text:p>
          </table:table-cell>
          <table:table-cell table:formula="of:=([.A2392]-0.4)/(0.00005-0.000001*[.B2392])-260000" office:value-type="float" office:value="10114.9425287464" calcext:value-type="float">
            <text:p>10115</text:p>
          </table:table-cell>
        </table:table-row>
        <table:table-row table:style-name="ro1">
          <table:table-cell table:formula="of:=[.A2392]+0.01" office:value-type="float" office:value="23.9100000000009" calcext:value-type="float">
            <text:p>23.9100000000009</text:p>
          </table:table-cell>
          <table:table-cell table:formula="of:=ROUND((0.00005-([.A2393]-0.4)/270000) * 1000000)" office:value-type="float" office:value="-37" calcext:value-type="float">
            <text:p>-37</text:p>
          </table:table-cell>
          <table:table-cell table:formula="of:=([.A2393]-0.4)/(0.00005-0.000001*[.B2393])-260000" office:value-type="float" office:value="10229.8850574821" calcext:value-type="float">
            <text:p>10230</text:p>
          </table:table-cell>
        </table:table-row>
        <table:table-row table:style-name="ro1">
          <table:table-cell table:formula="of:=[.A2393]+0.01" office:value-type="float" office:value="23.9200000000009" calcext:value-type="float">
            <text:p>23.9200000000009</text:p>
          </table:table-cell>
          <table:table-cell table:formula="of:=ROUND((0.00005-([.A2394]-0.4)/270000) * 1000000)" office:value-type="float" office:value="-37" calcext:value-type="float">
            <text:p>-37</text:p>
          </table:table-cell>
          <table:table-cell table:formula="of:=([.A2394]-0.4)/(0.00005-0.000001*[.B2394])-260000" office:value-type="float" office:value="10344.8275862177" calcext:value-type="float">
            <text:p>10345</text:p>
          </table:table-cell>
        </table:table-row>
        <table:table-row table:style-name="ro1">
          <table:table-cell table:formula="of:=[.A2394]+0.01" office:value-type="float" office:value="23.9300000000009" calcext:value-type="float">
            <text:p>23.9300000000009</text:p>
          </table:table-cell>
          <table:table-cell table:formula="of:=ROUND((0.00005-([.A2395]-0.4)/270000) * 1000000)" office:value-type="float" office:value="-37" calcext:value-type="float">
            <text:p>-37</text:p>
          </table:table-cell>
          <table:table-cell table:formula="of:=([.A2395]-0.4)/(0.00005-0.000001*[.B2395])-260000" office:value-type="float" office:value="10459.7701149533" calcext:value-type="float">
            <text:p>10460</text:p>
          </table:table-cell>
        </table:table-row>
        <table:table-row table:style-name="ro1">
          <table:table-cell table:formula="of:=[.A2395]+0.01" office:value-type="float" office:value="23.9400000000009" calcext:value-type="float">
            <text:p>23.9400000000009</text:p>
          </table:table-cell>
          <table:table-cell table:formula="of:=ROUND((0.00005-([.A2396]-0.4)/270000) * 1000000)" office:value-type="float" office:value="-37" calcext:value-type="float">
            <text:p>-37</text:p>
          </table:table-cell>
          <table:table-cell table:formula="of:=([.A2396]-0.4)/(0.00005-0.000001*[.B2396])-260000" office:value-type="float" office:value="10574.712643689" calcext:value-type="float">
            <text:p>10575</text:p>
          </table:table-cell>
        </table:table-row>
        <table:table-row table:style-name="ro1">
          <table:table-cell table:formula="of:=[.A2396]+0.01" office:value-type="float" office:value="23.9500000000009" calcext:value-type="float">
            <text:p>23.9500000000009</text:p>
          </table:table-cell>
          <table:table-cell table:formula="of:=ROUND((0.00005-([.A2397]-0.4)/270000) * 1000000)" office:value-type="float" office:value="-37" calcext:value-type="float">
            <text:p>-37</text:p>
          </table:table-cell>
          <table:table-cell table:formula="of:=([.A2397]-0.4)/(0.00005-0.000001*[.B2397])-260000" office:value-type="float" office:value="10689.6551724247" calcext:value-type="float">
            <text:p>10690</text:p>
          </table:table-cell>
        </table:table-row>
        <table:table-row table:style-name="ro1">
          <table:table-cell table:formula="of:=[.A2397]+0.01" office:value-type="float" office:value="23.9600000000009" calcext:value-type="float">
            <text:p>23.9600000000009</text:p>
          </table:table-cell>
          <table:table-cell table:formula="of:=ROUND((0.00005-([.A2398]-0.4)/270000) * 1000000)" office:value-type="float" office:value="-37" calcext:value-type="float">
            <text:p>-37</text:p>
          </table:table-cell>
          <table:table-cell table:formula="of:=([.A2398]-0.4)/(0.00005-0.000001*[.B2398])-260000" office:value-type="float" office:value="10804.5977011603" calcext:value-type="float">
            <text:p>10805</text:p>
          </table:table-cell>
        </table:table-row>
        <table:table-row table:style-name="ro1">
          <table:table-cell table:formula="of:=[.A2398]+0.01" office:value-type="float" office:value="23.9700000000009" calcext:value-type="float">
            <text:p>23.9700000000009</text:p>
          </table:table-cell>
          <table:table-cell table:formula="of:=ROUND((0.00005-([.A2399]-0.4)/270000) * 1000000)" office:value-type="float" office:value="-37" calcext:value-type="float">
            <text:p>-37</text:p>
          </table:table-cell>
          <table:table-cell table:formula="of:=([.A2399]-0.4)/(0.00005-0.000001*[.B2399])-260000" office:value-type="float" office:value="10919.540229896" calcext:value-type="float">
            <text:p>10920</text:p>
          </table:table-cell>
        </table:table-row>
        <table:table-row table:style-name="ro1">
          <table:table-cell table:formula="of:=[.A2399]+0.01" office:value-type="float" office:value="23.9800000000009" calcext:value-type="float">
            <text:p>23.9800000000009</text:p>
          </table:table-cell>
          <table:table-cell table:formula="of:=ROUND((0.00005-([.A2400]-0.4)/270000) * 1000000)" office:value-type="float" office:value="-37" calcext:value-type="float">
            <text:p>-37</text:p>
          </table:table-cell>
          <table:table-cell table:formula="of:=([.A2400]-0.4)/(0.00005-0.000001*[.B2400])-260000" office:value-type="float" office:value="11034.4827586316" calcext:value-type="float">
            <text:p>11034</text:p>
          </table:table-cell>
        </table:table-row>
        <table:table-row table:style-name="ro1">
          <table:table-cell table:formula="of:=[.A2400]+0.01" office:value-type="float" office:value="23.9900000000009" calcext:value-type="float">
            <text:p>23.9900000000009</text:p>
          </table:table-cell>
          <table:table-cell table:formula="of:=ROUND((0.00005-([.A2401]-0.4)/270000) * 1000000)" office:value-type="float" office:value="-37" calcext:value-type="float">
            <text:p>-37</text:p>
          </table:table-cell>
          <table:table-cell table:formula="of:=([.A2401]-0.4)/(0.00005-0.000001*[.B2401])-260000" office:value-type="float" office:value="11149.4252873673" calcext:value-type="float">
            <text:p>11149</text:p>
          </table:table-cell>
        </table:table-row>
        <table:table-row table:style-name="ro1">
          <table:table-cell table:formula="of:=[.A2401]+0.01" office:value-type="float" office:value="24.000000000001" calcext:value-type="float">
            <text:p>24.000000000001</text:p>
          </table:table-cell>
          <table:table-cell table:formula="of:=ROUND((0.00005-([.A2402]-0.4)/270000) * 1000000)" office:value-type="float" office:value="-37" calcext:value-type="float">
            <text:p>-37</text:p>
          </table:table-cell>
          <table:table-cell table:formula="of:=([.A2402]-0.4)/(0.00005-0.000001*[.B2402])-260000" office:value-type="float" office:value="11264.3678161029" calcext:value-type="float">
            <text:p>11264</text:p>
          </table:table-cell>
        </table:table-row>
        <table:table-row table:style-name="ro1">
          <table:table-cell table:formula="of:=[.A2402]+0.01" office:value-type="float" office:value="24.010000000001" calcext:value-type="float">
            <text:p>24.010000000001</text:p>
          </table:table-cell>
          <table:table-cell table:formula="of:=ROUND((0.00005-([.A2403]-0.4)/270000) * 1000000)" office:value-type="float" office:value="-37" calcext:value-type="float">
            <text:p>-37</text:p>
          </table:table-cell>
          <table:table-cell table:formula="of:=([.A2403]-0.4)/(0.00005-0.000001*[.B2403])-260000" office:value-type="float" office:value="11379.3103448385" calcext:value-type="float">
            <text:p>11379</text:p>
          </table:table-cell>
        </table:table-row>
        <table:table-row table:style-name="ro1">
          <table:table-cell table:formula="of:=[.A2403]+0.01" office:value-type="float" office:value="24.020000000001" calcext:value-type="float">
            <text:p>24.020000000001</text:p>
          </table:table-cell>
          <table:table-cell table:formula="of:=ROUND((0.00005-([.A2404]-0.4)/270000) * 1000000)" office:value-type="float" office:value="-37" calcext:value-type="float">
            <text:p>-37</text:p>
          </table:table-cell>
          <table:table-cell table:formula="of:=([.A2404]-0.4)/(0.00005-0.000001*[.B2404])-260000" office:value-type="float" office:value="11494.2528735742" calcext:value-type="float">
            <text:p>11494</text:p>
          </table:table-cell>
        </table:table-row>
        <table:table-row table:style-name="ro1">
          <table:table-cell table:formula="of:=[.A2404]+0.01" office:value-type="float" office:value="24.030000000001" calcext:value-type="float">
            <text:p>24.030000000001</text:p>
          </table:table-cell>
          <table:table-cell table:formula="of:=ROUND((0.00005-([.A2405]-0.4)/270000) * 1000000)" office:value-type="float" office:value="-38" calcext:value-type="float">
            <text:p>-38</text:p>
          </table:table-cell>
          <table:table-cell table:formula="of:=([.A2405]-0.4)/(0.00005-0.000001*[.B2405])-260000" office:value-type="float" office:value="8522.72727273818" calcext:value-type="float">
            <text:p>8523</text:p>
          </table:table-cell>
        </table:table-row>
        <table:table-row table:style-name="ro1">
          <table:table-cell table:formula="of:=[.A2405]+0.01" office:value-type="float" office:value="24.040000000001" calcext:value-type="float">
            <text:p>24.040000000001</text:p>
          </table:table-cell>
          <table:table-cell table:formula="of:=ROUND((0.00005-([.A2406]-0.4)/270000) * 1000000)" office:value-type="float" office:value="-38" calcext:value-type="float">
            <text:p>-38</text:p>
          </table:table-cell>
          <table:table-cell table:formula="of:=([.A2406]-0.4)/(0.00005-0.000001*[.B2406])-260000" office:value-type="float" office:value="8636.36363637453" calcext:value-type="float">
            <text:p>8636</text:p>
          </table:table-cell>
        </table:table-row>
        <table:table-row table:style-name="ro1">
          <table:table-cell table:formula="of:=[.A2406]+0.01" office:value-type="float" office:value="24.050000000001" calcext:value-type="float">
            <text:p>24.050000000001</text:p>
          </table:table-cell>
          <table:table-cell table:formula="of:=ROUND((0.00005-([.A2407]-0.4)/270000) * 1000000)" office:value-type="float" office:value="-38" calcext:value-type="float">
            <text:p>-38</text:p>
          </table:table-cell>
          <table:table-cell table:formula="of:=([.A2407]-0.4)/(0.00005-0.000001*[.B2407])-260000" office:value-type="float" office:value="8750.00000001094" calcext:value-type="float">
            <text:p>8750</text:p>
          </table:table-cell>
        </table:table-row>
        <table:table-row table:style-name="ro1">
          <table:table-cell table:formula="of:=[.A2407]+0.01" office:value-type="float" office:value="24.060000000001" calcext:value-type="float">
            <text:p>24.060000000001</text:p>
          </table:table-cell>
          <table:table-cell table:formula="of:=ROUND((0.00005-([.A2408]-0.4)/270000) * 1000000)" office:value-type="float" office:value="-38" calcext:value-type="float">
            <text:p>-38</text:p>
          </table:table-cell>
          <table:table-cell table:formula="of:=([.A2408]-0.4)/(0.00005-0.000001*[.B2408])-260000" office:value-type="float" office:value="8863.6363636473" calcext:value-type="float">
            <text:p>8864</text:p>
          </table:table-cell>
        </table:table-row>
        <table:table-row table:style-name="ro1">
          <table:table-cell table:formula="of:=[.A2408]+0.01" office:value-type="float" office:value="24.070000000001" calcext:value-type="float">
            <text:p>24.070000000001</text:p>
          </table:table-cell>
          <table:table-cell table:formula="of:=ROUND((0.00005-([.A2409]-0.4)/270000) * 1000000)" office:value-type="float" office:value="-38" calcext:value-type="float">
            <text:p>-38</text:p>
          </table:table-cell>
          <table:table-cell table:formula="of:=([.A2409]-0.4)/(0.00005-0.000001*[.B2409])-260000" office:value-type="float" office:value="8977.27272728371" calcext:value-type="float">
            <text:p>8977</text:p>
          </table:table-cell>
        </table:table-row>
        <table:table-row table:style-name="ro1">
          <table:table-cell table:formula="of:=[.A2409]+0.01" office:value-type="float" office:value="24.080000000001" calcext:value-type="float">
            <text:p>24.080000000001</text:p>
          </table:table-cell>
          <table:table-cell table:formula="of:=ROUND((0.00005-([.A2410]-0.4)/270000) * 1000000)" office:value-type="float" office:value="-38" calcext:value-type="float">
            <text:p>-38</text:p>
          </table:table-cell>
          <table:table-cell table:formula="of:=([.A2410]-0.4)/(0.00005-0.000001*[.B2410])-260000" office:value-type="float" office:value="9090.90909092006" calcext:value-type="float">
            <text:p>9091</text:p>
          </table:table-cell>
        </table:table-row>
        <table:table-row table:style-name="ro1">
          <table:table-cell table:formula="of:=[.A2410]+0.01" office:value-type="float" office:value="24.090000000001" calcext:value-type="float">
            <text:p>24.090000000001</text:p>
          </table:table-cell>
          <table:table-cell table:formula="of:=ROUND((0.00005-([.A2411]-0.4)/270000) * 1000000)" office:value-type="float" office:value="-38" calcext:value-type="float">
            <text:p>-38</text:p>
          </table:table-cell>
          <table:table-cell table:formula="of:=([.A2411]-0.4)/(0.00005-0.000001*[.B2411])-260000" office:value-type="float" office:value="9204.54545455647" calcext:value-type="float">
            <text:p>9205</text:p>
          </table:table-cell>
        </table:table-row>
        <table:table-row table:style-name="ro1">
          <table:table-cell table:formula="of:=[.A2411]+0.01" office:value-type="float" office:value="24.100000000001" calcext:value-type="float">
            <text:p>24.100000000001</text:p>
          </table:table-cell>
          <table:table-cell table:formula="of:=ROUND((0.00005-([.A2412]-0.4)/270000) * 1000000)" office:value-type="float" office:value="-38" calcext:value-type="float">
            <text:p>-38</text:p>
          </table:table-cell>
          <table:table-cell table:formula="of:=([.A2412]-0.4)/(0.00005-0.000001*[.B2412])-260000" office:value-type="float" office:value="9318.18181819282" calcext:value-type="float">
            <text:p>9318</text:p>
          </table:table-cell>
        </table:table-row>
        <table:table-row table:style-name="ro1">
          <table:table-cell table:formula="of:=[.A2412]+0.01" office:value-type="float" office:value="24.110000000001" calcext:value-type="float">
            <text:p>24.110000000001</text:p>
          </table:table-cell>
          <table:table-cell table:formula="of:=ROUND((0.00005-([.A2413]-0.4)/270000) * 1000000)" office:value-type="float" office:value="-38" calcext:value-type="float">
            <text:p>-38</text:p>
          </table:table-cell>
          <table:table-cell table:formula="of:=([.A2413]-0.4)/(0.00005-0.000001*[.B2413])-260000" office:value-type="float" office:value="9431.81818182924" calcext:value-type="float">
            <text:p>9432</text:p>
          </table:table-cell>
        </table:table-row>
        <table:table-row table:style-name="ro1">
          <table:table-cell table:formula="of:=[.A2413]+0.01" office:value-type="float" office:value="24.120000000001" calcext:value-type="float">
            <text:p>24.120000000001</text:p>
          </table:table-cell>
          <table:table-cell table:formula="of:=ROUND((0.00005-([.A2414]-0.4)/270000) * 1000000)" office:value-type="float" office:value="-38" calcext:value-type="float">
            <text:p>-38</text:p>
          </table:table-cell>
          <table:table-cell table:formula="of:=([.A2414]-0.4)/(0.00005-0.000001*[.B2414])-260000" office:value-type="float" office:value="9545.45454546559" calcext:value-type="float">
            <text:p>9545</text:p>
          </table:table-cell>
        </table:table-row>
        <table:table-row table:style-name="ro1">
          <table:table-cell table:formula="of:=[.A2414]+0.01" office:value-type="float" office:value="24.130000000001" calcext:value-type="float">
            <text:p>24.130000000001</text:p>
          </table:table-cell>
          <table:table-cell table:formula="of:=ROUND((0.00005-([.A2415]-0.4)/270000) * 1000000)" office:value-type="float" office:value="-38" calcext:value-type="float">
            <text:p>-38</text:p>
          </table:table-cell>
          <table:table-cell table:formula="of:=([.A2415]-0.4)/(0.00005-0.000001*[.B2415])-260000" office:value-type="float" office:value="9659.090909102" calcext:value-type="float">
            <text:p>9659</text:p>
          </table:table-cell>
        </table:table-row>
        <table:table-row table:style-name="ro1">
          <table:table-cell table:formula="of:=[.A2415]+0.01" office:value-type="float" office:value="24.140000000001" calcext:value-type="float">
            <text:p>24.140000000001</text:p>
          </table:table-cell>
          <table:table-cell table:formula="of:=ROUND((0.00005-([.A2416]-0.4)/270000) * 1000000)" office:value-type="float" office:value="-38" calcext:value-type="float">
            <text:p>-38</text:p>
          </table:table-cell>
          <table:table-cell table:formula="of:=([.A2416]-0.4)/(0.00005-0.000001*[.B2416])-260000" office:value-type="float" office:value="9772.72727273835" calcext:value-type="float">
            <text:p>9773</text:p>
          </table:table-cell>
        </table:table-row>
        <table:table-row table:style-name="ro1">
          <table:table-cell table:formula="of:=[.A2416]+0.01" office:value-type="float" office:value="24.150000000001" calcext:value-type="float">
            <text:p>24.150000000001</text:p>
          </table:table-cell>
          <table:table-cell table:formula="of:=ROUND((0.00005-([.A2417]-0.4)/270000) * 1000000)" office:value-type="float" office:value="-38" calcext:value-type="float">
            <text:p>-38</text:p>
          </table:table-cell>
          <table:table-cell table:formula="of:=([.A2417]-0.4)/(0.00005-0.000001*[.B2417])-260000" office:value-type="float" office:value="9886.36363637476" calcext:value-type="float">
            <text:p>9886</text:p>
          </table:table-cell>
        </table:table-row>
        <table:table-row table:style-name="ro1">
          <table:table-cell table:formula="of:=[.A2417]+0.01" office:value-type="float" office:value="24.160000000001" calcext:value-type="float">
            <text:p>24.160000000001</text:p>
          </table:table-cell>
          <table:table-cell table:formula="of:=ROUND((0.00005-([.A2418]-0.4)/270000) * 1000000)" office:value-type="float" office:value="-38" calcext:value-type="float">
            <text:p>-38</text:p>
          </table:table-cell>
          <table:table-cell table:formula="of:=([.A2418]-0.4)/(0.00005-0.000001*[.B2418])-260000" office:value-type="float" office:value="10000.0000000111" calcext:value-type="float">
            <text:p>10000</text:p>
          </table:table-cell>
        </table:table-row>
        <table:table-row table:style-name="ro1">
          <table:table-cell table:formula="of:=[.A2418]+0.01" office:value-type="float" office:value="24.170000000001" calcext:value-type="float">
            <text:p>24.170000000001</text:p>
          </table:table-cell>
          <table:table-cell table:formula="of:=ROUND((0.00005-([.A2419]-0.4)/270000) * 1000000)" office:value-type="float" office:value="-38" calcext:value-type="float">
            <text:p>-38</text:p>
          </table:table-cell>
          <table:table-cell table:formula="of:=([.A2419]-0.4)/(0.00005-0.000001*[.B2419])-260000" office:value-type="float" office:value="10113.6363636475" calcext:value-type="float">
            <text:p>10114</text:p>
          </table:table-cell>
        </table:table-row>
        <table:table-row table:style-name="ro1">
          <table:table-cell table:formula="of:=[.A2419]+0.01" office:value-type="float" office:value="24.180000000001" calcext:value-type="float">
            <text:p>24.180000000001</text:p>
          </table:table-cell>
          <table:table-cell table:formula="of:=ROUND((0.00005-([.A2420]-0.4)/270000) * 1000000)" office:value-type="float" office:value="-38" calcext:value-type="float">
            <text:p>-38</text:p>
          </table:table-cell>
          <table:table-cell table:formula="of:=([.A2420]-0.4)/(0.00005-0.000001*[.B2420])-260000" office:value-type="float" office:value="10227.2727272839" calcext:value-type="float">
            <text:p>10227</text:p>
          </table:table-cell>
        </table:table-row>
        <table:table-row table:style-name="ro1">
          <table:table-cell table:formula="of:=[.A2420]+0.01" office:value-type="float" office:value="24.190000000001" calcext:value-type="float">
            <text:p>24.190000000001</text:p>
          </table:table-cell>
          <table:table-cell table:formula="of:=ROUND((0.00005-([.A2421]-0.4)/270000) * 1000000)" office:value-type="float" office:value="-38" calcext:value-type="float">
            <text:p>-38</text:p>
          </table:table-cell>
          <table:table-cell table:formula="of:=([.A2421]-0.4)/(0.00005-0.000001*[.B2421])-260000" office:value-type="float" office:value="10340.9090909203" calcext:value-type="float">
            <text:p>10341</text:p>
          </table:table-cell>
        </table:table-row>
        <table:table-row table:style-name="ro1">
          <table:table-cell table:formula="of:=[.A2421]+0.01" office:value-type="float" office:value="24.200000000001" calcext:value-type="float">
            <text:p>24.200000000001</text:p>
          </table:table-cell>
          <table:table-cell table:formula="of:=ROUND((0.00005-([.A2422]-0.4)/270000) * 1000000)" office:value-type="float" office:value="-38" calcext:value-type="float">
            <text:p>-38</text:p>
          </table:table-cell>
          <table:table-cell table:formula="of:=([.A2422]-0.4)/(0.00005-0.000001*[.B2422])-260000" office:value-type="float" office:value="10454.5454545566" calcext:value-type="float">
            <text:p>10455</text:p>
          </table:table-cell>
        </table:table-row>
        <table:table-row table:style-name="ro1">
          <table:table-cell table:formula="of:=[.A2422]+0.01" office:value-type="float" office:value="24.210000000001" calcext:value-type="float">
            <text:p>24.210000000001</text:p>
          </table:table-cell>
          <table:table-cell table:formula="of:=ROUND((0.00005-([.A2423]-0.4)/270000) * 1000000)" office:value-type="float" office:value="-38" calcext:value-type="float">
            <text:p>-38</text:p>
          </table:table-cell>
          <table:table-cell table:formula="of:=([.A2423]-0.4)/(0.00005-0.000001*[.B2423])-260000" office:value-type="float" office:value="10568.1818181931" calcext:value-type="float">
            <text:p>10568</text:p>
          </table:table-cell>
        </table:table-row>
        <table:table-row table:style-name="ro1">
          <table:table-cell table:formula="of:=[.A2423]+0.01" office:value-type="float" office:value="24.220000000001" calcext:value-type="float">
            <text:p>24.220000000001</text:p>
          </table:table-cell>
          <table:table-cell table:formula="of:=ROUND((0.00005-([.A2424]-0.4)/270000) * 1000000)" office:value-type="float" office:value="-38" calcext:value-type="float">
            <text:p>-38</text:p>
          </table:table-cell>
          <table:table-cell table:formula="of:=([.A2424]-0.4)/(0.00005-0.000001*[.B2424])-260000" office:value-type="float" office:value="10681.8181818294" calcext:value-type="float">
            <text:p>10682</text:p>
          </table:table-cell>
        </table:table-row>
        <table:table-row table:style-name="ro1">
          <table:table-cell table:formula="of:=[.A2424]+0.01" office:value-type="float" office:value="24.230000000001" calcext:value-type="float">
            <text:p>24.230000000001</text:p>
          </table:table-cell>
          <table:table-cell table:formula="of:=ROUND((0.00005-([.A2425]-0.4)/270000) * 1000000)" office:value-type="float" office:value="-38" calcext:value-type="float">
            <text:p>-38</text:p>
          </table:table-cell>
          <table:table-cell table:formula="of:=([.A2425]-0.4)/(0.00005-0.000001*[.B2425])-260000" office:value-type="float" office:value="10795.4545454658" calcext:value-type="float">
            <text:p>10795</text:p>
          </table:table-cell>
        </table:table-row>
        <table:table-row table:style-name="ro1">
          <table:table-cell table:formula="of:=[.A2425]+0.01" office:value-type="float" office:value="24.240000000001" calcext:value-type="float">
            <text:p>24.240000000001</text:p>
          </table:table-cell>
          <table:table-cell table:formula="of:=ROUND((0.00005-([.A2426]-0.4)/270000) * 1000000)" office:value-type="float" office:value="-38" calcext:value-type="float">
            <text:p>-38</text:p>
          </table:table-cell>
          <table:table-cell table:formula="of:=([.A2426]-0.4)/(0.00005-0.000001*[.B2426])-260000" office:value-type="float" office:value="10909.0909091022" calcext:value-type="float">
            <text:p>10909</text:p>
          </table:table-cell>
        </table:table-row>
        <table:table-row table:style-name="ro1">
          <table:table-cell table:formula="of:=[.A2426]+0.01" office:value-type="float" office:value="24.250000000001" calcext:value-type="float">
            <text:p>24.250000000001</text:p>
          </table:table-cell>
          <table:table-cell table:formula="of:=ROUND((0.00005-([.A2427]-0.4)/270000) * 1000000)" office:value-type="float" office:value="-38" calcext:value-type="float">
            <text:p>-38</text:p>
          </table:table-cell>
          <table:table-cell table:formula="of:=([.A2427]-0.4)/(0.00005-0.000001*[.B2427])-260000" office:value-type="float" office:value="11022.7272727386" calcext:value-type="float">
            <text:p>11023</text:p>
          </table:table-cell>
        </table:table-row>
        <table:table-row table:style-name="ro1">
          <table:table-cell table:formula="of:=[.A2427]+0.01" office:value-type="float" office:value="24.260000000001" calcext:value-type="float">
            <text:p>24.260000000001</text:p>
          </table:table-cell>
          <table:table-cell table:formula="of:=ROUND((0.00005-([.A2428]-0.4)/270000) * 1000000)" office:value-type="float" office:value="-38" calcext:value-type="float">
            <text:p>-38</text:p>
          </table:table-cell>
          <table:table-cell table:formula="of:=([.A2428]-0.4)/(0.00005-0.000001*[.B2428])-260000" office:value-type="float" office:value="11136.3636363749" calcext:value-type="float">
            <text:p>11136</text:p>
          </table:table-cell>
        </table:table-row>
        <table:table-row table:style-name="ro1">
          <table:table-cell table:formula="of:=[.A2428]+0.01" office:value-type="float" office:value="24.270000000001" calcext:value-type="float">
            <text:p>24.270000000001</text:p>
          </table:table-cell>
          <table:table-cell table:formula="of:=ROUND((0.00005-([.A2429]-0.4)/270000) * 1000000)" office:value-type="float" office:value="-38" calcext:value-type="float">
            <text:p>-38</text:p>
          </table:table-cell>
          <table:table-cell table:formula="of:=([.A2429]-0.4)/(0.00005-0.000001*[.B2429])-260000" office:value-type="float" office:value="11250.0000000114" calcext:value-type="float">
            <text:p>11250</text:p>
          </table:table-cell>
        </table:table-row>
        <table:table-row table:style-name="ro1">
          <table:table-cell table:formula="of:=[.A2429]+0.01" office:value-type="float" office:value="24.280000000001" calcext:value-type="float">
            <text:p>24.280000000001</text:p>
          </table:table-cell>
          <table:table-cell table:formula="of:=ROUND((0.00005-([.A2430]-0.4)/270000) * 1000000)" office:value-type="float" office:value="-38" calcext:value-type="float">
            <text:p>-38</text:p>
          </table:table-cell>
          <table:table-cell table:formula="of:=([.A2430]-0.4)/(0.00005-0.000001*[.B2430])-260000" office:value-type="float" office:value="11363.6363636477" calcext:value-type="float">
            <text:p>11364</text:p>
          </table:table-cell>
        </table:table-row>
        <table:table-row table:style-name="ro1">
          <table:table-cell table:formula="of:=[.A2430]+0.01" office:value-type="float" office:value="24.290000000001" calcext:value-type="float">
            <text:p>24.290000000001</text:p>
          </table:table-cell>
          <table:table-cell table:formula="of:=ROUND((0.00005-([.A2431]-0.4)/270000) * 1000000)" office:value-type="float" office:value="-38" calcext:value-type="float">
            <text:p>-38</text:p>
          </table:table-cell>
          <table:table-cell table:formula="of:=([.A2431]-0.4)/(0.00005-0.000001*[.B2431])-260000" office:value-type="float" office:value="11477.2727272841" calcext:value-type="float">
            <text:p>11477</text:p>
          </table:table-cell>
        </table:table-row>
        <table:table-row table:style-name="ro1">
          <table:table-cell table:formula="of:=[.A2431]+0.01" office:value-type="float" office:value="24.300000000001" calcext:value-type="float">
            <text:p>24.300000000001</text:p>
          </table:table-cell>
          <table:table-cell table:formula="of:=ROUND((0.00005-([.A2432]-0.4)/270000) * 1000000)" office:value-type="float" office:value="-39" calcext:value-type="float">
            <text:p>-39</text:p>
          </table:table-cell>
          <table:table-cell table:formula="of:=([.A2432]-0.4)/(0.00005-0.000001*[.B2432])-260000" office:value-type="float" office:value="8539.32584270788" calcext:value-type="float">
            <text:p>8539</text:p>
          </table:table-cell>
        </table:table-row>
        <table:table-row table:style-name="ro1">
          <table:table-cell table:formula="of:=[.A2432]+0.01" office:value-type="float" office:value="24.310000000001" calcext:value-type="float">
            <text:p>24.310000000001</text:p>
          </table:table-cell>
          <table:table-cell table:formula="of:=ROUND((0.00005-([.A2433]-0.4)/270000) * 1000000)" office:value-type="float" office:value="-39" calcext:value-type="float">
            <text:p>-39</text:p>
          </table:table-cell>
          <table:table-cell table:formula="of:=([.A2433]-0.4)/(0.00005-0.000001*[.B2433])-260000" office:value-type="float" office:value="8651.6853932697" calcext:value-type="float">
            <text:p>8652</text:p>
          </table:table-cell>
        </table:table-row>
        <table:table-row table:style-name="ro1">
          <table:table-cell table:formula="of:=[.A2433]+0.01" office:value-type="float" office:value="24.320000000001" calcext:value-type="float">
            <text:p>24.320000000001</text:p>
          </table:table-cell>
          <table:table-cell table:formula="of:=ROUND((0.00005-([.A2434]-0.4)/270000) * 1000000)" office:value-type="float" office:value="-39" calcext:value-type="float">
            <text:p>-39</text:p>
          </table:table-cell>
          <table:table-cell table:formula="of:=([.A2434]-0.4)/(0.00005-0.000001*[.B2434])-260000" office:value-type="float" office:value="8764.04494383151" calcext:value-type="float">
            <text:p>8764</text:p>
          </table:table-cell>
        </table:table-row>
        <table:table-row table:style-name="ro1">
          <table:table-cell table:formula="of:=[.A2434]+0.01" office:value-type="float" office:value="24.330000000001" calcext:value-type="float">
            <text:p>24.330000000001</text:p>
          </table:table-cell>
          <table:table-cell table:formula="of:=ROUND((0.00005-([.A2435]-0.4)/270000) * 1000000)" office:value-type="float" office:value="-39" calcext:value-type="float">
            <text:p>-39</text:p>
          </table:table-cell>
          <table:table-cell table:formula="of:=([.A2435]-0.4)/(0.00005-0.000001*[.B2435])-260000" office:value-type="float" office:value="8876.40449439333" calcext:value-type="float">
            <text:p>8876</text:p>
          </table:table-cell>
        </table:table-row>
        <table:table-row table:style-name="ro1">
          <table:table-cell table:formula="of:=[.A2435]+0.01" office:value-type="float" office:value="24.340000000001" calcext:value-type="float">
            <text:p>24.340000000001</text:p>
          </table:table-cell>
          <table:table-cell table:formula="of:=ROUND((0.00005-([.A2436]-0.4)/270000) * 1000000)" office:value-type="float" office:value="-39" calcext:value-type="float">
            <text:p>-39</text:p>
          </table:table-cell>
          <table:table-cell table:formula="of:=([.A2436]-0.4)/(0.00005-0.000001*[.B2436])-260000" office:value-type="float" office:value="8988.76404495514" calcext:value-type="float">
            <text:p>8989</text:p>
          </table:table-cell>
        </table:table-row>
        <table:table-row table:style-name="ro1">
          <table:table-cell table:formula="of:=[.A2436]+0.01" office:value-type="float" office:value="24.350000000001" calcext:value-type="float">
            <text:p>24.350000000001</text:p>
          </table:table-cell>
          <table:table-cell table:formula="of:=ROUND((0.00005-([.A2437]-0.4)/270000) * 1000000)" office:value-type="float" office:value="-39" calcext:value-type="float">
            <text:p>-39</text:p>
          </table:table-cell>
          <table:table-cell table:formula="of:=([.A2437]-0.4)/(0.00005-0.000001*[.B2437])-260000" office:value-type="float" office:value="9101.12359551695" calcext:value-type="float">
            <text:p>9101</text:p>
          </table:table-cell>
        </table:table-row>
        <table:table-row table:style-name="ro1">
          <table:table-cell table:formula="of:=[.A2437]+0.01" office:value-type="float" office:value="24.360000000001" calcext:value-type="float">
            <text:p>24.360000000001</text:p>
          </table:table-cell>
          <table:table-cell table:formula="of:=ROUND((0.00005-([.A2438]-0.4)/270000) * 1000000)" office:value-type="float" office:value="-39" calcext:value-type="float">
            <text:p>-39</text:p>
          </table:table-cell>
          <table:table-cell table:formula="of:=([.A2438]-0.4)/(0.00005-0.000001*[.B2438])-260000" office:value-type="float" office:value="9213.48314607877" calcext:value-type="float">
            <text:p>9213</text:p>
          </table:table-cell>
        </table:table-row>
        <table:table-row table:style-name="ro1">
          <table:table-cell table:formula="of:=[.A2438]+0.01" office:value-type="float" office:value="24.370000000001" calcext:value-type="float">
            <text:p>24.370000000001</text:p>
          </table:table-cell>
          <table:table-cell table:formula="of:=ROUND((0.00005-([.A2439]-0.4)/270000) * 1000000)" office:value-type="float" office:value="-39" calcext:value-type="float">
            <text:p>-39</text:p>
          </table:table-cell>
          <table:table-cell table:formula="of:=([.A2439]-0.4)/(0.00005-0.000001*[.B2439])-260000" office:value-type="float" office:value="9325.84269664058" calcext:value-type="float">
            <text:p>9326</text:p>
          </table:table-cell>
        </table:table-row>
        <table:table-row table:style-name="ro1">
          <table:table-cell table:formula="of:=[.A2439]+0.01" office:value-type="float" office:value="24.380000000001" calcext:value-type="float">
            <text:p>24.380000000001</text:p>
          </table:table-cell>
          <table:table-cell table:formula="of:=ROUND((0.00005-([.A2440]-0.4)/270000) * 1000000)" office:value-type="float" office:value="-39" calcext:value-type="float">
            <text:p>-39</text:p>
          </table:table-cell>
          <table:table-cell table:formula="of:=([.A2440]-0.4)/(0.00005-0.000001*[.B2440])-260000" office:value-type="float" office:value="9438.2022472024" calcext:value-type="float">
            <text:p>9438</text:p>
          </table:table-cell>
        </table:table-row>
        <table:table-row table:style-name="ro1">
          <table:table-cell table:formula="of:=[.A2440]+0.01" office:value-type="float" office:value="24.390000000001" calcext:value-type="float">
            <text:p>24.390000000001</text:p>
          </table:table-cell>
          <table:table-cell table:formula="of:=ROUND((0.00005-([.A2441]-0.4)/270000) * 1000000)" office:value-type="float" office:value="-39" calcext:value-type="float">
            <text:p>-39</text:p>
          </table:table-cell>
          <table:table-cell table:formula="of:=([.A2441]-0.4)/(0.00005-0.000001*[.B2441])-260000" office:value-type="float" office:value="9550.56179776421" calcext:value-type="float">
            <text:p>9551</text:p>
          </table:table-cell>
        </table:table-row>
        <table:table-row table:style-name="ro1">
          <table:table-cell table:formula="of:=[.A2441]+0.01" office:value-type="float" office:value="24.400000000001" calcext:value-type="float">
            <text:p>24.400000000001</text:p>
          </table:table-cell>
          <table:table-cell table:formula="of:=ROUND((0.00005-([.A2442]-0.4)/270000) * 1000000)" office:value-type="float" office:value="-39" calcext:value-type="float">
            <text:p>-39</text:p>
          </table:table-cell>
          <table:table-cell table:formula="of:=([.A2442]-0.4)/(0.00005-0.000001*[.B2442])-260000" office:value-type="float" office:value="9662.92134832603" calcext:value-type="float">
            <text:p>9663</text:p>
          </table:table-cell>
        </table:table-row>
        <table:table-row table:style-name="ro1">
          <table:table-cell table:formula="of:=[.A2442]+0.01" office:value-type="float" office:value="24.410000000001" calcext:value-type="float">
            <text:p>24.410000000001</text:p>
          </table:table-cell>
          <table:table-cell table:formula="of:=ROUND((0.00005-([.A2443]-0.4)/270000) * 1000000)" office:value-type="float" office:value="-39" calcext:value-type="float">
            <text:p>-39</text:p>
          </table:table-cell>
          <table:table-cell table:formula="of:=([.A2443]-0.4)/(0.00005-0.000001*[.B2443])-260000" office:value-type="float" office:value="9775.28089888784" calcext:value-type="float">
            <text:p>9775</text:p>
          </table:table-cell>
        </table:table-row>
        <table:table-row table:style-name="ro1">
          <table:table-cell table:formula="of:=[.A2443]+0.01" office:value-type="float" office:value="24.420000000001" calcext:value-type="float">
            <text:p>24.420000000001</text:p>
          </table:table-cell>
          <table:table-cell table:formula="of:=ROUND((0.00005-([.A2444]-0.4)/270000) * 1000000)" office:value-type="float" office:value="-39" calcext:value-type="float">
            <text:p>-39</text:p>
          </table:table-cell>
          <table:table-cell table:formula="of:=([.A2444]-0.4)/(0.00005-0.000001*[.B2444])-260000" office:value-type="float" office:value="9887.64044944965" calcext:value-type="float">
            <text:p>9888</text:p>
          </table:table-cell>
        </table:table-row>
        <table:table-row table:style-name="ro1">
          <table:table-cell table:formula="of:=[.A2444]+0.01" office:value-type="float" office:value="24.430000000001" calcext:value-type="float">
            <text:p>24.430000000001</text:p>
          </table:table-cell>
          <table:table-cell table:formula="of:=ROUND((0.00005-([.A2445]-0.4)/270000) * 1000000)" office:value-type="float" office:value="-39" calcext:value-type="float">
            <text:p>-39</text:p>
          </table:table-cell>
          <table:table-cell table:formula="of:=([.A2445]-0.4)/(0.00005-0.000001*[.B2445])-260000" office:value-type="float" office:value="10000.0000000115" calcext:value-type="float">
            <text:p>10000</text:p>
          </table:table-cell>
        </table:table-row>
        <table:table-row table:style-name="ro1">
          <table:table-cell table:formula="of:=[.A2445]+0.01" office:value-type="float" office:value="24.440000000001" calcext:value-type="float">
            <text:p>24.440000000001</text:p>
          </table:table-cell>
          <table:table-cell table:formula="of:=ROUND((0.00005-([.A2446]-0.4)/270000) * 1000000)" office:value-type="float" office:value="-39" calcext:value-type="float">
            <text:p>-39</text:p>
          </table:table-cell>
          <table:table-cell table:formula="of:=([.A2446]-0.4)/(0.00005-0.000001*[.B2446])-260000" office:value-type="float" office:value="10112.3595505733" calcext:value-type="float">
            <text:p>10112</text:p>
          </table:table-cell>
        </table:table-row>
        <table:table-row table:style-name="ro1">
          <table:table-cell table:formula="of:=[.A2446]+0.01" office:value-type="float" office:value="24.450000000001" calcext:value-type="float">
            <text:p>24.450000000001</text:p>
          </table:table-cell>
          <table:table-cell table:formula="of:=ROUND((0.00005-([.A2447]-0.4)/270000) * 1000000)" office:value-type="float" office:value="-39" calcext:value-type="float">
            <text:p>-39</text:p>
          </table:table-cell>
          <table:table-cell table:formula="of:=([.A2447]-0.4)/(0.00005-0.000001*[.B2447])-260000" office:value-type="float" office:value="10224.7191011351" calcext:value-type="float">
            <text:p>10225</text:p>
          </table:table-cell>
        </table:table-row>
        <table:table-row table:style-name="ro1">
          <table:table-cell table:formula="of:=[.A2447]+0.01" office:value-type="float" office:value="24.460000000001" calcext:value-type="float">
            <text:p>24.460000000001</text:p>
          </table:table-cell>
          <table:table-cell table:formula="of:=ROUND((0.00005-([.A2448]-0.4)/270000) * 1000000)" office:value-type="float" office:value="-39" calcext:value-type="float">
            <text:p>-39</text:p>
          </table:table-cell>
          <table:table-cell table:formula="of:=([.A2448]-0.4)/(0.00005-0.000001*[.B2448])-260000" office:value-type="float" office:value="10337.0786516969" calcext:value-type="float">
            <text:p>10337</text:p>
          </table:table-cell>
        </table:table-row>
        <table:table-row table:style-name="ro1">
          <table:table-cell table:formula="of:=[.A2448]+0.01" office:value-type="float" office:value="24.470000000001" calcext:value-type="float">
            <text:p>24.470000000001</text:p>
          </table:table-cell>
          <table:table-cell table:formula="of:=ROUND((0.00005-([.A2449]-0.4)/270000) * 1000000)" office:value-type="float" office:value="-39" calcext:value-type="float">
            <text:p>-39</text:p>
          </table:table-cell>
          <table:table-cell table:formula="of:=([.A2449]-0.4)/(0.00005-0.000001*[.B2449])-260000" office:value-type="float" office:value="10449.4382022587" calcext:value-type="float">
            <text:p>10449</text:p>
          </table:table-cell>
        </table:table-row>
        <table:table-row table:style-name="ro1">
          <table:table-cell table:formula="of:=[.A2449]+0.01" office:value-type="float" office:value="24.480000000001" calcext:value-type="float">
            <text:p>24.480000000001</text:p>
          </table:table-cell>
          <table:table-cell table:formula="of:=ROUND((0.00005-([.A2450]-0.4)/270000) * 1000000)" office:value-type="float" office:value="-39" calcext:value-type="float">
            <text:p>-39</text:p>
          </table:table-cell>
          <table:table-cell table:formula="of:=([.A2450]-0.4)/(0.00005-0.000001*[.B2450])-260000" office:value-type="float" office:value="10561.7977528205" calcext:value-type="float">
            <text:p>10562</text:p>
          </table:table-cell>
        </table:table-row>
        <table:table-row table:style-name="ro1">
          <table:table-cell table:formula="of:=[.A2450]+0.01" office:value-type="float" office:value="24.490000000001" calcext:value-type="float">
            <text:p>24.490000000001</text:p>
          </table:table-cell>
          <table:table-cell table:formula="of:=ROUND((0.00005-([.A2451]-0.4)/270000) * 1000000)" office:value-type="float" office:value="-39" calcext:value-type="float">
            <text:p>-39</text:p>
          </table:table-cell>
          <table:table-cell table:formula="of:=([.A2451]-0.4)/(0.00005-0.000001*[.B2451])-260000" office:value-type="float" office:value="10674.1573033824" calcext:value-type="float">
            <text:p>10674</text:p>
          </table:table-cell>
        </table:table-row>
        <table:table-row table:style-name="ro1">
          <table:table-cell table:formula="of:=[.A2451]+0.01" office:value-type="float" office:value="24.500000000001" calcext:value-type="float">
            <text:p>24.500000000001</text:p>
          </table:table-cell>
          <table:table-cell table:formula="of:=ROUND((0.00005-([.A2452]-0.4)/270000) * 1000000)" office:value-type="float" office:value="-39" calcext:value-type="float">
            <text:p>-39</text:p>
          </table:table-cell>
          <table:table-cell table:formula="of:=([.A2452]-0.4)/(0.00005-0.000001*[.B2452])-260000" office:value-type="float" office:value="10786.5168539442" calcext:value-type="float">
            <text:p>10787</text:p>
          </table:table-cell>
        </table:table-row>
        <table:table-row table:style-name="ro1">
          <table:table-cell table:formula="of:=[.A2452]+0.01" office:value-type="float" office:value="24.510000000001" calcext:value-type="float">
            <text:p>24.510000000001</text:p>
          </table:table-cell>
          <table:table-cell table:formula="of:=ROUND((0.00005-([.A2453]-0.4)/270000) * 1000000)" office:value-type="float" office:value="-39" calcext:value-type="float">
            <text:p>-39</text:p>
          </table:table-cell>
          <table:table-cell table:formula="of:=([.A2453]-0.4)/(0.00005-0.000001*[.B2453])-260000" office:value-type="float" office:value="10898.876404506" calcext:value-type="float">
            <text:p>10899</text:p>
          </table:table-cell>
        </table:table-row>
        <table:table-row table:style-name="ro1">
          <table:table-cell table:formula="of:=[.A2453]+0.01" office:value-type="float" office:value="24.520000000001" calcext:value-type="float">
            <text:p>24.520000000001</text:p>
          </table:table-cell>
          <table:table-cell table:formula="of:=ROUND((0.00005-([.A2454]-0.4)/270000) * 1000000)" office:value-type="float" office:value="-39" calcext:value-type="float">
            <text:p>-39</text:p>
          </table:table-cell>
          <table:table-cell table:formula="of:=([.A2454]-0.4)/(0.00005-0.000001*[.B2454])-260000" office:value-type="float" office:value="11011.2359550678" calcext:value-type="float">
            <text:p>11011</text:p>
          </table:table-cell>
        </table:table-row>
        <table:table-row table:style-name="ro1">
          <table:table-cell table:formula="of:=[.A2454]+0.01" office:value-type="float" office:value="24.530000000001" calcext:value-type="float">
            <text:p>24.530000000001</text:p>
          </table:table-cell>
          <table:table-cell table:formula="of:=ROUND((0.00005-([.A2455]-0.4)/270000) * 1000000)" office:value-type="float" office:value="-39" calcext:value-type="float">
            <text:p>-39</text:p>
          </table:table-cell>
          <table:table-cell table:formula="of:=([.A2455]-0.4)/(0.00005-0.000001*[.B2455])-260000" office:value-type="float" office:value="11123.5955056297" calcext:value-type="float">
            <text:p>11124</text:p>
          </table:table-cell>
        </table:table-row>
        <table:table-row table:style-name="ro1">
          <table:table-cell table:formula="of:=[.A2455]+0.01" office:value-type="float" office:value="24.540000000001" calcext:value-type="float">
            <text:p>24.540000000001</text:p>
          </table:table-cell>
          <table:table-cell table:formula="of:=ROUND((0.00005-([.A2456]-0.4)/270000) * 1000000)" office:value-type="float" office:value="-39" calcext:value-type="float">
            <text:p>-39</text:p>
          </table:table-cell>
          <table:table-cell table:formula="of:=([.A2456]-0.4)/(0.00005-0.000001*[.B2456])-260000" office:value-type="float" office:value="11235.9550561915" calcext:value-type="float">
            <text:p>11236</text:p>
          </table:table-cell>
        </table:table-row>
        <table:table-row table:style-name="ro1">
          <table:table-cell table:formula="of:=[.A2456]+0.01" office:value-type="float" office:value="24.550000000001" calcext:value-type="float">
            <text:p>24.550000000001</text:p>
          </table:table-cell>
          <table:table-cell table:formula="of:=ROUND((0.00005-([.A2457]-0.4)/270000) * 1000000)" office:value-type="float" office:value="-39" calcext:value-type="float">
            <text:p>-39</text:p>
          </table:table-cell>
          <table:table-cell table:formula="of:=([.A2457]-0.4)/(0.00005-0.000001*[.B2457])-260000" office:value-type="float" office:value="11348.3146067533" calcext:value-type="float">
            <text:p>11348</text:p>
          </table:table-cell>
        </table:table-row>
        <table:table-row table:style-name="ro1">
          <table:table-cell table:formula="of:=[.A2457]+0.01" office:value-type="float" office:value="24.560000000001" calcext:value-type="float">
            <text:p>24.560000000001</text:p>
          </table:table-cell>
          <table:table-cell table:formula="of:=ROUND((0.00005-([.A2458]-0.4)/270000) * 1000000)" office:value-type="float" office:value="-39" calcext:value-type="float">
            <text:p>-39</text:p>
          </table:table-cell>
          <table:table-cell table:formula="of:=([.A2458]-0.4)/(0.00005-0.000001*[.B2458])-260000" office:value-type="float" office:value="11460.6741573151" calcext:value-type="float">
            <text:p>11461</text:p>
          </table:table-cell>
        </table:table-row>
        <table:table-row table:style-name="ro1">
          <table:table-cell table:formula="of:=[.A2458]+0.01" office:value-type="float" office:value="24.570000000001" calcext:value-type="float">
            <text:p>24.570000000001</text:p>
          </table:table-cell>
          <table:table-cell table:formula="of:=ROUND((0.00005-([.A2459]-0.4)/270000) * 1000000)" office:value-type="float" office:value="-40" calcext:value-type="float">
            <text:p>-40</text:p>
          </table:table-cell>
          <table:table-cell table:formula="of:=([.A2459]-0.4)/(0.00005-0.000001*[.B2459])-260000" office:value-type="float" office:value="8555.55555556715" calcext:value-type="float">
            <text:p>8556</text:p>
          </table:table-cell>
        </table:table-row>
        <table:table-row table:style-name="ro1">
          <table:table-cell table:formula="of:=[.A2459]+0.01" office:value-type="float" office:value="24.580000000001" calcext:value-type="float">
            <text:p>24.580000000001</text:p>
          </table:table-cell>
          <table:table-cell table:formula="of:=ROUND((0.00005-([.A2460]-0.4)/270000) * 1000000)" office:value-type="float" office:value="-40" calcext:value-type="float">
            <text:p>-40</text:p>
          </table:table-cell>
          <table:table-cell table:formula="of:=([.A2460]-0.4)/(0.00005-0.000001*[.B2460])-260000" office:value-type="float" office:value="8666.66666667827" calcext:value-type="float">
            <text:p>8667</text:p>
          </table:table-cell>
        </table:table-row>
        <table:table-row table:style-name="ro1">
          <table:table-cell table:formula="of:=[.A2460]+0.01" office:value-type="float" office:value="24.590000000001" calcext:value-type="float">
            <text:p>24.590000000001</text:p>
          </table:table-cell>
          <table:table-cell table:formula="of:=ROUND((0.00005-([.A2461]-0.4)/270000) * 1000000)" office:value-type="float" office:value="-40" calcext:value-type="float">
            <text:p>-40</text:p>
          </table:table-cell>
          <table:table-cell table:formula="of:=([.A2461]-0.4)/(0.00005-0.000001*[.B2461])-260000" office:value-type="float" office:value="8777.77777778939" calcext:value-type="float">
            <text:p>8778</text:p>
          </table:table-cell>
        </table:table-row>
        <table:table-row table:style-name="ro1">
          <table:table-cell table:formula="of:=[.A2461]+0.01" office:value-type="float" office:value="24.600000000001" calcext:value-type="float">
            <text:p>24.600000000001</text:p>
          </table:table-cell>
          <table:table-cell table:formula="of:=ROUND((0.00005-([.A2462]-0.4)/270000) * 1000000)" office:value-type="float" office:value="-40" calcext:value-type="float">
            <text:p>-40</text:p>
          </table:table-cell>
          <table:table-cell table:formula="of:=([.A2462]-0.4)/(0.00005-0.000001*[.B2462])-260000" office:value-type="float" office:value="8888.88888890058" calcext:value-type="float">
            <text:p>8889</text:p>
          </table:table-cell>
        </table:table-row>
        <table:table-row table:style-name="ro1">
          <table:table-cell table:formula="of:=[.A2462]+0.01" office:value-type="float" office:value="24.610000000001" calcext:value-type="float">
            <text:p>24.610000000001</text:p>
          </table:table-cell>
          <table:table-cell table:formula="of:=ROUND((0.00005-([.A2463]-0.4)/270000) * 1000000)" office:value-type="float" office:value="-40" calcext:value-type="float">
            <text:p>-40</text:p>
          </table:table-cell>
          <table:table-cell table:formula="of:=([.A2463]-0.4)/(0.00005-0.000001*[.B2463])-260000" office:value-type="float" office:value="9000.0000000117" calcext:value-type="float">
            <text:p>9000</text:p>
          </table:table-cell>
        </table:table-row>
        <table:table-row table:style-name="ro1">
          <table:table-cell table:formula="of:=[.A2463]+0.01" office:value-type="float" office:value="24.620000000001" calcext:value-type="float">
            <text:p>24.620000000001</text:p>
          </table:table-cell>
          <table:table-cell table:formula="of:=ROUND((0.00005-([.A2464]-0.4)/270000) * 1000000)" office:value-type="float" office:value="-40" calcext:value-type="float">
            <text:p>-40</text:p>
          </table:table-cell>
          <table:table-cell table:formula="of:=([.A2464]-0.4)/(0.00005-0.000001*[.B2464])-260000" office:value-type="float" office:value="9111.11111112282" calcext:value-type="float">
            <text:p>9111</text:p>
          </table:table-cell>
        </table:table-row>
        <table:table-row table:style-name="ro1">
          <table:table-cell table:formula="of:=[.A2464]+0.01" office:value-type="float" office:value="24.630000000001" calcext:value-type="float">
            <text:p>24.630000000001</text:p>
          </table:table-cell>
          <table:table-cell table:formula="of:=ROUND((0.00005-([.A2465]-0.4)/270000) * 1000000)" office:value-type="float" office:value="-40" calcext:value-type="float">
            <text:p>-40</text:p>
          </table:table-cell>
          <table:table-cell table:formula="of:=([.A2465]-0.4)/(0.00005-0.000001*[.B2465])-260000" office:value-type="float" office:value="9222.22222223395" calcext:value-type="float">
            <text:p>9222</text:p>
          </table:table-cell>
        </table:table-row>
        <table:table-row table:style-name="ro1">
          <table:table-cell table:formula="of:=[.A2465]+0.01" office:value-type="float" office:value="24.6400000000011" calcext:value-type="float">
            <text:p>24.6400000000011</text:p>
          </table:table-cell>
          <table:table-cell table:formula="of:=ROUND((0.00005-([.A2466]-0.4)/270000) * 1000000)" office:value-type="float" office:value="-40" calcext:value-type="float">
            <text:p>-40</text:p>
          </table:table-cell>
          <table:table-cell table:formula="of:=([.A2466]-0.4)/(0.00005-0.000001*[.B2466])-260000" office:value-type="float" office:value="9333.33333334507" calcext:value-type="float">
            <text:p>9333</text:p>
          </table:table-cell>
        </table:table-row>
        <table:table-row table:style-name="ro1">
          <table:table-cell table:formula="of:=[.A2466]+0.01" office:value-type="float" office:value="24.6500000000011" calcext:value-type="float">
            <text:p>24.6500000000011</text:p>
          </table:table-cell>
          <table:table-cell table:formula="of:=ROUND((0.00005-([.A2467]-0.4)/270000) * 1000000)" office:value-type="float" office:value="-40" calcext:value-type="float">
            <text:p>-40</text:p>
          </table:table-cell>
          <table:table-cell table:formula="of:=([.A2467]-0.4)/(0.00005-0.000001*[.B2467])-260000" office:value-type="float" office:value="9444.4444444562" calcext:value-type="float">
            <text:p>9444</text:p>
          </table:table-cell>
        </table:table-row>
        <table:table-row table:style-name="ro1">
          <table:table-cell table:formula="of:=[.A2467]+0.01" office:value-type="float" office:value="24.6600000000011" calcext:value-type="float">
            <text:p>24.6600000000011</text:p>
          </table:table-cell>
          <table:table-cell table:formula="of:=ROUND((0.00005-([.A2468]-0.4)/270000) * 1000000)" office:value-type="float" office:value="-40" calcext:value-type="float">
            <text:p>-40</text:p>
          </table:table-cell>
          <table:table-cell table:formula="of:=([.A2468]-0.4)/(0.00005-0.000001*[.B2468])-260000" office:value-type="float" office:value="9555.55555556732" calcext:value-type="float">
            <text:p>9556</text:p>
          </table:table-cell>
        </table:table-row>
        <table:table-row table:style-name="ro1">
          <table:table-cell table:formula="of:=[.A2468]+0.01" office:value-type="float" office:value="24.6700000000011" calcext:value-type="float">
            <text:p>24.6700000000011</text:p>
          </table:table-cell>
          <table:table-cell table:formula="of:=ROUND((0.00005-([.A2469]-0.4)/270000) * 1000000)" office:value-type="float" office:value="-40" calcext:value-type="float">
            <text:p>-40</text:p>
          </table:table-cell>
          <table:table-cell table:formula="of:=([.A2469]-0.4)/(0.00005-0.000001*[.B2469])-260000" office:value-type="float" office:value="9666.66666667844" calcext:value-type="float">
            <text:p>9667</text:p>
          </table:table-cell>
        </table:table-row>
        <table:table-row table:style-name="ro1">
          <table:table-cell table:formula="of:=[.A2469]+0.01" office:value-type="float" office:value="24.6800000000011" calcext:value-type="float">
            <text:p>24.6800000000011</text:p>
          </table:table-cell>
          <table:table-cell table:formula="of:=ROUND((0.00005-([.A2470]-0.4)/270000) * 1000000)" office:value-type="float" office:value="-40" calcext:value-type="float">
            <text:p>-40</text:p>
          </table:table-cell>
          <table:table-cell table:formula="of:=([.A2470]-0.4)/(0.00005-0.000001*[.B2470])-260000" office:value-type="float" office:value="9777.77777778957" calcext:value-type="float">
            <text:p>9778</text:p>
          </table:table-cell>
        </table:table-row>
        <table:table-row table:style-name="ro1">
          <table:table-cell table:formula="of:=[.A2470]+0.01" office:value-type="float" office:value="24.6900000000011" calcext:value-type="float">
            <text:p>24.6900000000011</text:p>
          </table:table-cell>
          <table:table-cell table:formula="of:=ROUND((0.00005-([.A2471]-0.4)/270000) * 1000000)" office:value-type="float" office:value="-40" calcext:value-type="float">
            <text:p>-40</text:p>
          </table:table-cell>
          <table:table-cell table:formula="of:=([.A2471]-0.4)/(0.00005-0.000001*[.B2471])-260000" office:value-type="float" office:value="9888.88888890069" calcext:value-type="float">
            <text:p>9889</text:p>
          </table:table-cell>
        </table:table-row>
        <table:table-row table:style-name="ro1">
          <table:table-cell table:formula="of:=[.A2471]+0.01" office:value-type="float" office:value="24.7000000000011" calcext:value-type="float">
            <text:p>24.7000000000011</text:p>
          </table:table-cell>
          <table:table-cell table:formula="of:=ROUND((0.00005-([.A2472]-0.4)/270000) * 1000000)" office:value-type="float" office:value="-40" calcext:value-type="float">
            <text:p>-40</text:p>
          </table:table-cell>
          <table:table-cell table:formula="of:=([.A2472]-0.4)/(0.00005-0.000001*[.B2472])-260000" office:value-type="float" office:value="10000.0000000118" calcext:value-type="float">
            <text:p>10000</text:p>
          </table:table-cell>
        </table:table-row>
        <table:table-row table:style-name="ro1">
          <table:table-cell table:formula="of:=[.A2472]+0.01" office:value-type="float" office:value="24.7100000000011" calcext:value-type="float">
            <text:p>24.7100000000011</text:p>
          </table:table-cell>
          <table:table-cell table:formula="of:=ROUND((0.00005-([.A2473]-0.4)/270000) * 1000000)" office:value-type="float" office:value="-40" calcext:value-type="float">
            <text:p>-40</text:p>
          </table:table-cell>
          <table:table-cell table:formula="of:=([.A2473]-0.4)/(0.00005-0.000001*[.B2473])-260000" office:value-type="float" office:value="10111.1111111229" calcext:value-type="float">
            <text:p>10111</text:p>
          </table:table-cell>
        </table:table-row>
        <table:table-row table:style-name="ro1">
          <table:table-cell table:formula="of:=[.A2473]+0.01" office:value-type="float" office:value="24.7200000000011" calcext:value-type="float">
            <text:p>24.7200000000011</text:p>
          </table:table-cell>
          <table:table-cell table:formula="of:=ROUND((0.00005-([.A2474]-0.4)/270000) * 1000000)" office:value-type="float" office:value="-40" calcext:value-type="float">
            <text:p>-40</text:p>
          </table:table-cell>
          <table:table-cell table:formula="of:=([.A2474]-0.4)/(0.00005-0.000001*[.B2474])-260000" office:value-type="float" office:value="10222.2222222341" calcext:value-type="float">
            <text:p>10222</text:p>
          </table:table-cell>
        </table:table-row>
        <table:table-row table:style-name="ro1">
          <table:table-cell table:formula="of:=[.A2474]+0.01" office:value-type="float" office:value="24.7300000000011" calcext:value-type="float">
            <text:p>24.7300000000011</text:p>
          </table:table-cell>
          <table:table-cell table:formula="of:=ROUND((0.00005-([.A2475]-0.4)/270000) * 1000000)" office:value-type="float" office:value="-40" calcext:value-type="float">
            <text:p>-40</text:p>
          </table:table-cell>
          <table:table-cell table:formula="of:=([.A2475]-0.4)/(0.00005-0.000001*[.B2475])-260000" office:value-type="float" office:value="10333.3333333452" calcext:value-type="float">
            <text:p>10333</text:p>
          </table:table-cell>
        </table:table-row>
        <table:table-row table:style-name="ro1">
          <table:table-cell table:formula="of:=[.A2475]+0.01" office:value-type="float" office:value="24.7400000000011" calcext:value-type="float">
            <text:p>24.7400000000011</text:p>
          </table:table-cell>
          <table:table-cell table:formula="of:=ROUND((0.00005-([.A2476]-0.4)/270000) * 1000000)" office:value-type="float" office:value="-40" calcext:value-type="float">
            <text:p>-40</text:p>
          </table:table-cell>
          <table:table-cell table:formula="of:=([.A2476]-0.4)/(0.00005-0.000001*[.B2476])-260000" office:value-type="float" office:value="10444.4444444564" calcext:value-type="float">
            <text:p>10444</text:p>
          </table:table-cell>
        </table:table-row>
        <table:table-row table:style-name="ro1">
          <table:table-cell table:formula="of:=[.A2476]+0.01" office:value-type="float" office:value="24.7500000000011" calcext:value-type="float">
            <text:p>24.7500000000011</text:p>
          </table:table-cell>
          <table:table-cell table:formula="of:=ROUND((0.00005-([.A2477]-0.4)/270000) * 1000000)" office:value-type="float" office:value="-40" calcext:value-type="float">
            <text:p>-40</text:p>
          </table:table-cell>
          <table:table-cell table:formula="of:=([.A2477]-0.4)/(0.00005-0.000001*[.B2477])-260000" office:value-type="float" office:value="10555.5555555675" calcext:value-type="float">
            <text:p>10556</text:p>
          </table:table-cell>
        </table:table-row>
        <table:table-row table:style-name="ro1">
          <table:table-cell table:formula="of:=[.A2477]+0.01" office:value-type="float" office:value="24.7600000000011" calcext:value-type="float">
            <text:p>24.7600000000011</text:p>
          </table:table-cell>
          <table:table-cell table:formula="of:=ROUND((0.00005-([.A2478]-0.4)/270000) * 1000000)" office:value-type="float" office:value="-40" calcext:value-type="float">
            <text:p>-40</text:p>
          </table:table-cell>
          <table:table-cell table:formula="of:=([.A2478]-0.4)/(0.00005-0.000001*[.B2478])-260000" office:value-type="float" office:value="10666.6666666786" calcext:value-type="float">
            <text:p>10667</text:p>
          </table:table-cell>
        </table:table-row>
        <table:table-row table:style-name="ro1">
          <table:table-cell table:formula="of:=[.A2478]+0.01" office:value-type="float" office:value="24.7700000000011" calcext:value-type="float">
            <text:p>24.7700000000011</text:p>
          </table:table-cell>
          <table:table-cell table:formula="of:=ROUND((0.00005-([.A2479]-0.4)/270000) * 1000000)" office:value-type="float" office:value="-40" calcext:value-type="float">
            <text:p>-40</text:p>
          </table:table-cell>
          <table:table-cell table:formula="of:=([.A2479]-0.4)/(0.00005-0.000001*[.B2479])-260000" office:value-type="float" office:value="10777.7777777897" calcext:value-type="float">
            <text:p>10778</text:p>
          </table:table-cell>
        </table:table-row>
        <table:table-row table:style-name="ro1">
          <table:table-cell table:formula="of:=[.A2479]+0.01" office:value-type="float" office:value="24.7800000000011" calcext:value-type="float">
            <text:p>24.7800000000011</text:p>
          </table:table-cell>
          <table:table-cell table:formula="of:=ROUND((0.00005-([.A2480]-0.4)/270000) * 1000000)" office:value-type="float" office:value="-40" calcext:value-type="float">
            <text:p>-40</text:p>
          </table:table-cell>
          <table:table-cell table:formula="of:=([.A2480]-0.4)/(0.00005-0.000001*[.B2480])-260000" office:value-type="float" office:value="10888.8888889009" calcext:value-type="float">
            <text:p>10889</text:p>
          </table:table-cell>
        </table:table-row>
        <table:table-row table:style-name="ro1">
          <table:table-cell table:formula="of:=[.A2480]+0.01" office:value-type="float" office:value="24.7900000000011" calcext:value-type="float">
            <text:p>24.7900000000011</text:p>
          </table:table-cell>
          <table:table-cell table:formula="of:=ROUND((0.00005-([.A2481]-0.4)/270000) * 1000000)" office:value-type="float" office:value="-40" calcext:value-type="float">
            <text:p>-40</text:p>
          </table:table-cell>
          <table:table-cell table:formula="of:=([.A2481]-0.4)/(0.00005-0.000001*[.B2481])-260000" office:value-type="float" office:value="11000.000000012" calcext:value-type="float">
            <text:p>11000</text:p>
          </table:table-cell>
        </table:table-row>
        <table:table-row table:style-name="ro1">
          <table:table-cell table:formula="of:=[.A2481]+0.01" office:value-type="float" office:value="24.8000000000011" calcext:value-type="float">
            <text:p>24.8000000000011</text:p>
          </table:table-cell>
          <table:table-cell table:formula="of:=ROUND((0.00005-([.A2482]-0.4)/270000) * 1000000)" office:value-type="float" office:value="-40" calcext:value-type="float">
            <text:p>-40</text:p>
          </table:table-cell>
          <table:table-cell table:formula="of:=([.A2482]-0.4)/(0.00005-0.000001*[.B2482])-260000" office:value-type="float" office:value="11111.1111111231" calcext:value-type="float">
            <text:p>11111</text:p>
          </table:table-cell>
        </table:table-row>
        <table:table-row table:style-name="ro1">
          <table:table-cell table:formula="of:=[.A2482]+0.01" office:value-type="float" office:value="24.8100000000011" calcext:value-type="float">
            <text:p>24.8100000000011</text:p>
          </table:table-cell>
          <table:table-cell table:formula="of:=ROUND((0.00005-([.A2483]-0.4)/270000) * 1000000)" office:value-type="float" office:value="-40" calcext:value-type="float">
            <text:p>-40</text:p>
          </table:table-cell>
          <table:table-cell table:formula="of:=([.A2483]-0.4)/(0.00005-0.000001*[.B2483])-260000" office:value-type="float" office:value="11222.2222222342" calcext:value-type="float">
            <text:p>11222</text:p>
          </table:table-cell>
        </table:table-row>
        <table:table-row table:style-name="ro1">
          <table:table-cell table:formula="of:=[.A2483]+0.01" office:value-type="float" office:value="24.8200000000011" calcext:value-type="float">
            <text:p>24.8200000000011</text:p>
          </table:table-cell>
          <table:table-cell table:formula="of:=ROUND((0.00005-([.A2484]-0.4)/270000) * 1000000)" office:value-type="float" office:value="-40" calcext:value-type="float">
            <text:p>-40</text:p>
          </table:table-cell>
          <table:table-cell table:formula="of:=([.A2484]-0.4)/(0.00005-0.000001*[.B2484])-260000" office:value-type="float" office:value="11333.3333333454" calcext:value-type="float">
            <text:p>11333</text:p>
          </table:table-cell>
        </table:table-row>
        <table:table-row table:style-name="ro1">
          <table:table-cell table:formula="of:=[.A2484]+0.01" office:value-type="float" office:value="24.8300000000011" calcext:value-type="float">
            <text:p>24.8300000000011</text:p>
          </table:table-cell>
          <table:table-cell table:formula="of:=ROUND((0.00005-([.A2485]-0.4)/270000) * 1000000)" office:value-type="float" office:value="-40" calcext:value-type="float">
            <text:p>-40</text:p>
          </table:table-cell>
          <table:table-cell table:formula="of:=([.A2485]-0.4)/(0.00005-0.000001*[.B2485])-260000" office:value-type="float" office:value="11444.4444444565" calcext:value-type="float">
            <text:p>11444</text:p>
          </table:table-cell>
        </table:table-row>
        <table:table-row table:style-name="ro1">
          <table:table-cell table:formula="of:=[.A2485]+0.01" office:value-type="float" office:value="24.8400000000011" calcext:value-type="float">
            <text:p>24.8400000000011</text:p>
          </table:table-cell>
          <table:table-cell table:formula="of:=ROUND((0.00005-([.A2486]-0.4)/270000) * 1000000)" office:value-type="float" office:value="-41" calcext:value-type="float">
            <text:p>-41</text:p>
          </table:table-cell>
          <table:table-cell table:formula="of:=([.A2486]-0.4)/(0.00005-0.000001*[.B2486])-260000" office:value-type="float" office:value="8571.42857144051" calcext:value-type="float">
            <text:p>8571</text:p>
          </table:table-cell>
        </table:table-row>
        <table:table-row table:style-name="ro1">
          <table:table-cell table:formula="of:=[.A2486]+0.01" office:value-type="float" office:value="24.8500000000011" calcext:value-type="float">
            <text:p>24.8500000000011</text:p>
          </table:table-cell>
          <table:table-cell table:formula="of:=ROUND((0.00005-([.A2487]-0.4)/270000) * 1000000)" office:value-type="float" office:value="-41" calcext:value-type="float">
            <text:p>-41</text:p>
          </table:table-cell>
          <table:table-cell table:formula="of:=([.A2487]-0.4)/(0.00005-0.000001*[.B2487])-260000" office:value-type="float" office:value="8681.3186813306" calcext:value-type="float">
            <text:p>8681</text:p>
          </table:table-cell>
        </table:table-row>
        <table:table-row table:style-name="ro1">
          <table:table-cell table:formula="of:=[.A2487]+0.01" office:value-type="float" office:value="24.8600000000011" calcext:value-type="float">
            <text:p>24.8600000000011</text:p>
          </table:table-cell>
          <table:table-cell table:formula="of:=ROUND((0.00005-([.A2488]-0.4)/270000) * 1000000)" office:value-type="float" office:value="-41" calcext:value-type="float">
            <text:p>-41</text:p>
          </table:table-cell>
          <table:table-cell table:formula="of:=([.A2488]-0.4)/(0.00005-0.000001*[.B2488])-260000" office:value-type="float" office:value="8791.20879122074" calcext:value-type="float">
            <text:p>8791</text:p>
          </table:table-cell>
        </table:table-row>
        <table:table-row table:style-name="ro1">
          <table:table-cell table:formula="of:=[.A2488]+0.01" office:value-type="float" office:value="24.8700000000011" calcext:value-type="float">
            <text:p>24.8700000000011</text:p>
          </table:table-cell>
          <table:table-cell table:formula="of:=ROUND((0.00005-([.A2489]-0.4)/270000) * 1000000)" office:value-type="float" office:value="-41" calcext:value-type="float">
            <text:p>-41</text:p>
          </table:table-cell>
          <table:table-cell table:formula="of:=([.A2489]-0.4)/(0.00005-0.000001*[.B2489])-260000" office:value-type="float" office:value="8901.09890111088" calcext:value-type="float">
            <text:p>8901</text:p>
          </table:table-cell>
        </table:table-row>
        <table:table-row table:style-name="ro1">
          <table:table-cell table:formula="of:=[.A2489]+0.01" office:value-type="float" office:value="24.8800000000011" calcext:value-type="float">
            <text:p>24.8800000000011</text:p>
          </table:table-cell>
          <table:table-cell table:formula="of:=ROUND((0.00005-([.A2490]-0.4)/270000) * 1000000)" office:value-type="float" office:value="-41" calcext:value-type="float">
            <text:p>-41</text:p>
          </table:table-cell>
          <table:table-cell table:formula="of:=([.A2490]-0.4)/(0.00005-0.000001*[.B2490])-260000" office:value-type="float" office:value="9010.98901100102" calcext:value-type="float">
            <text:p>9011</text:p>
          </table:table-cell>
        </table:table-row>
        <table:table-row table:style-name="ro1">
          <table:table-cell table:formula="of:=[.A2490]+0.01" office:value-type="float" office:value="24.8900000000011" calcext:value-type="float">
            <text:p>24.8900000000011</text:p>
          </table:table-cell>
          <table:table-cell table:formula="of:=ROUND((0.00005-([.A2491]-0.4)/270000) * 1000000)" office:value-type="float" office:value="-41" calcext:value-type="float">
            <text:p>-41</text:p>
          </table:table-cell>
          <table:table-cell table:formula="of:=([.A2491]-0.4)/(0.00005-0.000001*[.B2491])-260000" office:value-type="float" office:value="9120.8791208911" calcext:value-type="float">
            <text:p>9121</text:p>
          </table:table-cell>
        </table:table-row>
        <table:table-row table:style-name="ro1">
          <table:table-cell table:formula="of:=[.A2491]+0.01" office:value-type="float" office:value="24.9000000000011" calcext:value-type="float">
            <text:p>24.9000000000011</text:p>
          </table:table-cell>
          <table:table-cell table:formula="of:=ROUND((0.00005-([.A2492]-0.4)/270000) * 1000000)" office:value-type="float" office:value="-41" calcext:value-type="float">
            <text:p>-41</text:p>
          </table:table-cell>
          <table:table-cell table:formula="of:=([.A2492]-0.4)/(0.00005-0.000001*[.B2492])-260000" office:value-type="float" office:value="9230.76923078124" calcext:value-type="float">
            <text:p>9231</text:p>
          </table:table-cell>
        </table:table-row>
        <table:table-row table:style-name="ro1">
          <table:table-cell table:formula="of:=[.A2492]+0.01" office:value-type="float" office:value="24.9100000000011" calcext:value-type="float">
            <text:p>24.9100000000011</text:p>
          </table:table-cell>
          <table:table-cell table:formula="of:=ROUND((0.00005-([.A2493]-0.4)/270000) * 1000000)" office:value-type="float" office:value="-41" calcext:value-type="float">
            <text:p>-41</text:p>
          </table:table-cell>
          <table:table-cell table:formula="of:=([.A2493]-0.4)/(0.00005-0.000001*[.B2493])-260000" office:value-type="float" office:value="9340.65934067138" calcext:value-type="float">
            <text:p>9341</text:p>
          </table:table-cell>
        </table:table-row>
        <table:table-row table:style-name="ro1">
          <table:table-cell table:formula="of:=[.A2493]+0.01" office:value-type="float" office:value="24.9200000000011" calcext:value-type="float">
            <text:p>24.9200000000011</text:p>
          </table:table-cell>
          <table:table-cell table:formula="of:=ROUND((0.00005-([.A2494]-0.4)/270000) * 1000000)" office:value-type="float" office:value="-41" calcext:value-type="float">
            <text:p>-41</text:p>
          </table:table-cell>
          <table:table-cell table:formula="of:=([.A2494]-0.4)/(0.00005-0.000001*[.B2494])-260000" office:value-type="float" office:value="9450.54945056152" calcext:value-type="float">
            <text:p>9451</text:p>
          </table:table-cell>
        </table:table-row>
        <table:table-row table:style-name="ro1">
          <table:table-cell table:formula="of:=[.A2494]+0.01" office:value-type="float" office:value="24.9300000000011" calcext:value-type="float">
            <text:p>24.9300000000011</text:p>
          </table:table-cell>
          <table:table-cell table:formula="of:=ROUND((0.00005-([.A2495]-0.4)/270000) * 1000000)" office:value-type="float" office:value="-41" calcext:value-type="float">
            <text:p>-41</text:p>
          </table:table-cell>
          <table:table-cell table:formula="of:=([.A2495]-0.4)/(0.00005-0.000001*[.B2495])-260000" office:value-type="float" office:value="9560.4395604516" calcext:value-type="float">
            <text:p>9560</text:p>
          </table:table-cell>
        </table:table-row>
        <table:table-row table:style-name="ro1">
          <table:table-cell table:formula="of:=[.A2495]+0.01" office:value-type="float" office:value="24.9400000000011" calcext:value-type="float">
            <text:p>24.9400000000011</text:p>
          </table:table-cell>
          <table:table-cell table:formula="of:=ROUND((0.00005-([.A2496]-0.4)/270000) * 1000000)" office:value-type="float" office:value="-41" calcext:value-type="float">
            <text:p>-41</text:p>
          </table:table-cell>
          <table:table-cell table:formula="of:=([.A2496]-0.4)/(0.00005-0.000001*[.B2496])-260000" office:value-type="float" office:value="9670.32967034174" calcext:value-type="float">
            <text:p>9670</text:p>
          </table:table-cell>
        </table:table-row>
        <table:table-row table:style-name="ro1">
          <table:table-cell table:formula="of:=[.A2496]+0.01" office:value-type="float" office:value="24.9500000000011" calcext:value-type="float">
            <text:p>24.9500000000011</text:p>
          </table:table-cell>
          <table:table-cell table:formula="of:=ROUND((0.00005-([.A2497]-0.4)/270000) * 1000000)" office:value-type="float" office:value="-41" calcext:value-type="float">
            <text:p>-41</text:p>
          </table:table-cell>
          <table:table-cell table:formula="of:=([.A2497]-0.4)/(0.00005-0.000001*[.B2497])-260000" office:value-type="float" office:value="9780.21978023189" calcext:value-type="float">
            <text:p>9780</text:p>
          </table:table-cell>
        </table:table-row>
        <table:table-row table:style-name="ro1">
          <table:table-cell table:formula="of:=[.A2497]+0.01" office:value-type="float" office:value="24.9600000000011" calcext:value-type="float">
            <text:p>24.9600000000011</text:p>
          </table:table-cell>
          <table:table-cell table:formula="of:=ROUND((0.00005-([.A2498]-0.4)/270000) * 1000000)" office:value-type="float" office:value="-41" calcext:value-type="float">
            <text:p>-41</text:p>
          </table:table-cell>
          <table:table-cell table:formula="of:=([.A2498]-0.4)/(0.00005-0.000001*[.B2498])-260000" office:value-type="float" office:value="9890.10989012203" calcext:value-type="float">
            <text:p>9890</text:p>
          </table:table-cell>
        </table:table-row>
        <table:table-row table:style-name="ro1">
          <table:table-cell table:formula="of:=[.A2498]+0.01" office:value-type="float" office:value="24.9700000000011" calcext:value-type="float">
            <text:p>24.9700000000011</text:p>
          </table:table-cell>
          <table:table-cell table:formula="of:=ROUND((0.00005-([.A2499]-0.4)/270000) * 1000000)" office:value-type="float" office:value="-41" calcext:value-type="float">
            <text:p>-41</text:p>
          </table:table-cell>
          <table:table-cell table:formula="of:=([.A2499]-0.4)/(0.00005-0.000001*[.B2499])-260000" office:value-type="float" office:value="10000.0000000122" calcext:value-type="float">
            <text:p>10000</text:p>
          </table:table-cell>
        </table:table-row>
        <table:table-row table:style-name="ro1">
          <table:table-cell table:formula="of:=[.A2499]+0.01" office:value-type="float" office:value="24.9800000000011" calcext:value-type="float">
            <text:p>24.9800000000011</text:p>
          </table:table-cell>
          <table:table-cell table:formula="of:=ROUND((0.00005-([.A2500]-0.4)/270000) * 1000000)" office:value-type="float" office:value="-41" calcext:value-type="float">
            <text:p>-41</text:p>
          </table:table-cell>
          <table:table-cell table:formula="of:=([.A2500]-0.4)/(0.00005-0.000001*[.B2500])-260000" office:value-type="float" office:value="10109.8901099022" calcext:value-type="float">
            <text:p>10110</text:p>
          </table:table-cell>
        </table:table-row>
        <table:table-row table:style-name="ro1">
          <table:table-cell table:formula="of:=[.A2500]+0.01" office:value-type="float" office:value="24.9900000000011" calcext:value-type="float">
            <text:p>24.9900000000011</text:p>
          </table:table-cell>
          <table:table-cell table:formula="of:=ROUND((0.00005-([.A2501]-0.4)/270000) * 1000000)" office:value-type="float" office:value="-41" calcext:value-type="float">
            <text:p>-41</text:p>
          </table:table-cell>
          <table:table-cell table:formula="of:=([.A2501]-0.4)/(0.00005-0.000001*[.B2501])-260000" office:value-type="float" office:value="10219.7802197924" calcext:value-type="float">
            <text:p>10220</text:p>
          </table:table-cell>
        </table:table-row>
        <table:table-row table:style-name="ro1">
          <table:table-cell table:formula="of:=[.A2501]+0.01" office:value-type="float" office:value="25.0000000000011" calcext:value-type="float">
            <text:p>25.0000000000011</text:p>
          </table:table-cell>
          <table:table-cell table:formula="of:=ROUND((0.00005-([.A2502]-0.4)/270000) * 1000000)" office:value-type="float" office:value="-41" calcext:value-type="float">
            <text:p>-41</text:p>
          </table:table-cell>
          <table:table-cell table:formula="of:=([.A2502]-0.4)/(0.00005-0.000001*[.B2502])-260000" office:value-type="float" office:value="10329.6703296825" calcext:value-type="float">
            <text:p>10330</text:p>
          </table:table-cell>
        </table:table-row>
        <table:table-row table:style-name="ro1">
          <table:table-cell table:formula="of:=[.A2502]+0.01" office:value-type="float" office:value="25.0100000000011" calcext:value-type="float">
            <text:p>25.0100000000011</text:p>
          </table:table-cell>
          <table:table-cell table:formula="of:=ROUND((0.00005-([.A2503]-0.4)/270000) * 1000000)" office:value-type="float" office:value="-41" calcext:value-type="float">
            <text:p>-41</text:p>
          </table:table-cell>
          <table:table-cell table:formula="of:=([.A2503]-0.4)/(0.00005-0.000001*[.B2503])-260000" office:value-type="float" office:value="10439.5604395727" calcext:value-type="float">
            <text:p>10440</text:p>
          </table:table-cell>
        </table:table-row>
        <table:table-row table:style-name="ro1">
          <table:table-cell table:formula="of:=[.A2503]+0.01" office:value-type="float" office:value="25.0200000000011" calcext:value-type="float">
            <text:p>25.0200000000011</text:p>
          </table:table-cell>
          <table:table-cell table:formula="of:=ROUND((0.00005-([.A2504]-0.4)/270000) * 1000000)" office:value-type="float" office:value="-41" calcext:value-type="float">
            <text:p>-41</text:p>
          </table:table-cell>
          <table:table-cell table:formula="of:=([.A2504]-0.4)/(0.00005-0.000001*[.B2504])-260000" office:value-type="float" office:value="10549.4505494628" calcext:value-type="float">
            <text:p>10549</text:p>
          </table:table-cell>
        </table:table-row>
        <table:table-row table:style-name="ro1">
          <table:table-cell table:formula="of:=[.A2504]+0.01" office:value-type="float" office:value="25.0300000000011" calcext:value-type="float">
            <text:p>25.0300000000011</text:p>
          </table:table-cell>
          <table:table-cell table:formula="of:=ROUND((0.00005-([.A2505]-0.4)/270000) * 1000000)" office:value-type="float" office:value="-41" calcext:value-type="float">
            <text:p>-41</text:p>
          </table:table-cell>
          <table:table-cell table:formula="of:=([.A2505]-0.4)/(0.00005-0.000001*[.B2505])-260000" office:value-type="float" office:value="10659.3406593529" calcext:value-type="float">
            <text:p>10659</text:p>
          </table:table-cell>
        </table:table-row>
        <table:table-row table:style-name="ro1">
          <table:table-cell table:formula="of:=[.A2505]+0.01" office:value-type="float" office:value="25.0400000000011" calcext:value-type="float">
            <text:p>25.0400000000011</text:p>
          </table:table-cell>
          <table:table-cell table:formula="of:=ROUND((0.00005-([.A2506]-0.4)/270000) * 1000000)" office:value-type="float" office:value="-41" calcext:value-type="float">
            <text:p>-41</text:p>
          </table:table-cell>
          <table:table-cell table:formula="of:=([.A2506]-0.4)/(0.00005-0.000001*[.B2506])-260000" office:value-type="float" office:value="10769.230769243" calcext:value-type="float">
            <text:p>10769</text:p>
          </table:table-cell>
        </table:table-row>
        <table:table-row table:style-name="ro1">
          <table:table-cell table:formula="of:=[.A2506]+0.01" office:value-type="float" office:value="25.0500000000011" calcext:value-type="float">
            <text:p>25.0500000000011</text:p>
          </table:table-cell>
          <table:table-cell table:formula="of:=ROUND((0.00005-([.A2507]-0.4)/270000) * 1000000)" office:value-type="float" office:value="-41" calcext:value-type="float">
            <text:p>-41</text:p>
          </table:table-cell>
          <table:table-cell table:formula="of:=([.A2507]-0.4)/(0.00005-0.000001*[.B2507])-260000" office:value-type="float" office:value="10879.1208791332" calcext:value-type="float">
            <text:p>10879</text:p>
          </table:table-cell>
        </table:table-row>
        <table:table-row table:style-name="ro1">
          <table:table-cell table:formula="of:=[.A2507]+0.01" office:value-type="float" office:value="25.0600000000011" calcext:value-type="float">
            <text:p>25.0600000000011</text:p>
          </table:table-cell>
          <table:table-cell table:formula="of:=ROUND((0.00005-([.A2508]-0.4)/270000) * 1000000)" office:value-type="float" office:value="-41" calcext:value-type="float">
            <text:p>-41</text:p>
          </table:table-cell>
          <table:table-cell table:formula="of:=([.A2508]-0.4)/(0.00005-0.000001*[.B2508])-260000" office:value-type="float" office:value="10989.0109890233" calcext:value-type="float">
            <text:p>10989</text:p>
          </table:table-cell>
        </table:table-row>
        <table:table-row table:style-name="ro1">
          <table:table-cell table:formula="of:=[.A2508]+0.01" office:value-type="float" office:value="25.0700000000011" calcext:value-type="float">
            <text:p>25.0700000000011</text:p>
          </table:table-cell>
          <table:table-cell table:formula="of:=ROUND((0.00005-([.A2509]-0.4)/270000) * 1000000)" office:value-type="float" office:value="-41" calcext:value-type="float">
            <text:p>-41</text:p>
          </table:table-cell>
          <table:table-cell table:formula="of:=([.A2509]-0.4)/(0.00005-0.000001*[.B2509])-260000" office:value-type="float" office:value="11098.9010989134" calcext:value-type="float">
            <text:p>11099</text:p>
          </table:table-cell>
        </table:table-row>
        <table:table-row table:style-name="ro1">
          <table:table-cell table:formula="of:=[.A2509]+0.01" office:value-type="float" office:value="25.0800000000011" calcext:value-type="float">
            <text:p>25.0800000000011</text:p>
          </table:table-cell>
          <table:table-cell table:formula="of:=ROUND((0.00005-([.A2510]-0.4)/270000) * 1000000)" office:value-type="float" office:value="-41" calcext:value-type="float">
            <text:p>-41</text:p>
          </table:table-cell>
          <table:table-cell table:formula="of:=([.A2510]-0.4)/(0.00005-0.000001*[.B2510])-260000" office:value-type="float" office:value="11208.7912088035" calcext:value-type="float">
            <text:p>11209</text:p>
          </table:table-cell>
        </table:table-row>
        <table:table-row table:style-name="ro1">
          <table:table-cell table:formula="of:=[.A2510]+0.01" office:value-type="float" office:value="25.0900000000011" calcext:value-type="float">
            <text:p>25.0900000000011</text:p>
          </table:table-cell>
          <table:table-cell table:formula="of:=ROUND((0.00005-([.A2511]-0.4)/270000) * 1000000)" office:value-type="float" office:value="-41" calcext:value-type="float">
            <text:p>-41</text:p>
          </table:table-cell>
          <table:table-cell table:formula="of:=([.A2511]-0.4)/(0.00005-0.000001*[.B2511])-260000" office:value-type="float" office:value="11318.6813186937" calcext:value-type="float">
            <text:p>11319</text:p>
          </table:table-cell>
        </table:table-row>
        <table:table-row table:style-name="ro1">
          <table:table-cell table:formula="of:=[.A2511]+0.01" office:value-type="float" office:value="25.1000000000011" calcext:value-type="float">
            <text:p>25.1000000000011</text:p>
          </table:table-cell>
          <table:table-cell table:formula="of:=ROUND((0.00005-([.A2512]-0.4)/270000) * 1000000)" office:value-type="float" office:value="-41" calcext:value-type="float">
            <text:p>-41</text:p>
          </table:table-cell>
          <table:table-cell table:formula="of:=([.A2512]-0.4)/(0.00005-0.000001*[.B2512])-260000" office:value-type="float" office:value="11428.5714285838" calcext:value-type="float">
            <text:p>11429</text:p>
          </table:table-cell>
        </table:table-row>
        <table:table-row table:style-name="ro1">
          <table:table-cell table:formula="of:=[.A2512]+0.01" office:value-type="float" office:value="25.1100000000011" calcext:value-type="float">
            <text:p>25.1100000000011</text:p>
          </table:table-cell>
          <table:table-cell table:formula="of:=ROUND((0.00005-([.A2513]-0.4)/270000) * 1000000)" office:value-type="float" office:value="-42" calcext:value-type="float">
            <text:p>-42</text:p>
          </table:table-cell>
          <table:table-cell table:formula="of:=([.A2513]-0.4)/(0.00005-0.000001*[.B2513])-260000" office:value-type="float" office:value="8586.95652175136" calcext:value-type="float">
            <text:p>8587</text:p>
          </table:table-cell>
        </table:table-row>
        <table:table-row table:style-name="ro1">
          <table:table-cell table:formula="of:=[.A2513]+0.01" office:value-type="float" office:value="25.1200000000011" calcext:value-type="float">
            <text:p>25.1200000000011</text:p>
          </table:table-cell>
          <table:table-cell table:formula="of:=ROUND((0.00005-([.A2514]-0.4)/270000) * 1000000)" office:value-type="float" office:value="-42" calcext:value-type="float">
            <text:p>-42</text:p>
          </table:table-cell>
          <table:table-cell table:formula="of:=([.A2514]-0.4)/(0.00005-0.000001*[.B2514])-260000" office:value-type="float" office:value="8695.65217392531" calcext:value-type="float">
            <text:p>8696</text:p>
          </table:table-cell>
        </table:table-row>
        <table:table-row table:style-name="ro1">
          <table:table-cell table:formula="of:=[.A2514]+0.01" office:value-type="float" office:value="25.1300000000011" calcext:value-type="float">
            <text:p>25.1300000000011</text:p>
          </table:table-cell>
          <table:table-cell table:formula="of:=ROUND((0.00005-([.A2515]-0.4)/270000) * 1000000)" office:value-type="float" office:value="-42" calcext:value-type="float">
            <text:p>-42</text:p>
          </table:table-cell>
          <table:table-cell table:formula="of:=([.A2515]-0.4)/(0.00005-0.000001*[.B2515])-260000" office:value-type="float" office:value="8804.34782609926" calcext:value-type="float">
            <text:p>8804</text:p>
          </table:table-cell>
        </table:table-row>
        <table:table-row table:style-name="ro1">
          <table:table-cell table:formula="of:=[.A2515]+0.01" office:value-type="float" office:value="25.1400000000011" calcext:value-type="float">
            <text:p>25.1400000000011</text:p>
          </table:table-cell>
          <table:table-cell table:formula="of:=ROUND((0.00005-([.A2516]-0.4)/270000) * 1000000)" office:value-type="float" office:value="-42" calcext:value-type="float">
            <text:p>-42</text:p>
          </table:table-cell>
          <table:table-cell table:formula="of:=([.A2516]-0.4)/(0.00005-0.000001*[.B2516])-260000" office:value-type="float" office:value="8913.04347827315" calcext:value-type="float">
            <text:p>8913</text:p>
          </table:table-cell>
        </table:table-row>
        <table:table-row table:style-name="ro1">
          <table:table-cell table:formula="of:=[.A2516]+0.01" office:value-type="float" office:value="25.1500000000011" calcext:value-type="float">
            <text:p>25.1500000000011</text:p>
          </table:table-cell>
          <table:table-cell table:formula="of:=ROUND((0.00005-([.A2517]-0.4)/270000) * 1000000)" office:value-type="float" office:value="-42" calcext:value-type="float">
            <text:p>-42</text:p>
          </table:table-cell>
          <table:table-cell table:formula="of:=([.A2517]-0.4)/(0.00005-0.000001*[.B2517])-260000" office:value-type="float" office:value="9021.7391304471" calcext:value-type="float">
            <text:p>9022</text:p>
          </table:table-cell>
        </table:table-row>
        <table:table-row table:style-name="ro1">
          <table:table-cell table:formula="of:=[.A2517]+0.01" office:value-type="float" office:value="25.1600000000011" calcext:value-type="float">
            <text:p>25.1600000000011</text:p>
          </table:table-cell>
          <table:table-cell table:formula="of:=ROUND((0.00005-([.A2518]-0.4)/270000) * 1000000)" office:value-type="float" office:value="-42" calcext:value-type="float">
            <text:p>-42</text:p>
          </table:table-cell>
          <table:table-cell table:formula="of:=([.A2518]-0.4)/(0.00005-0.000001*[.B2518])-260000" office:value-type="float" office:value="9130.43478262104" calcext:value-type="float">
            <text:p>9130</text:p>
          </table:table-cell>
        </table:table-row>
        <table:table-row table:style-name="ro1">
          <table:table-cell table:formula="of:=[.A2518]+0.01" office:value-type="float" office:value="25.1700000000011" calcext:value-type="float">
            <text:p>25.1700000000011</text:p>
          </table:table-cell>
          <table:table-cell table:formula="of:=ROUND((0.00005-([.A2519]-0.4)/270000) * 1000000)" office:value-type="float" office:value="-42" calcext:value-type="float">
            <text:p>-42</text:p>
          </table:table-cell>
          <table:table-cell table:formula="of:=([.A2519]-0.4)/(0.00005-0.000001*[.B2519])-260000" office:value-type="float" office:value="9239.13043479493" calcext:value-type="float">
            <text:p>9239</text:p>
          </table:table-cell>
        </table:table-row>
        <table:table-row table:style-name="ro1">
          <table:table-cell table:formula="of:=[.A2519]+0.01" office:value-type="float" office:value="25.1800000000011" calcext:value-type="float">
            <text:p>25.1800000000011</text:p>
          </table:table-cell>
          <table:table-cell table:formula="of:=ROUND((0.00005-([.A2520]-0.4)/270000) * 1000000)" office:value-type="float" office:value="-42" calcext:value-type="float">
            <text:p>-42</text:p>
          </table:table-cell>
          <table:table-cell table:formula="of:=([.A2520]-0.4)/(0.00005-0.000001*[.B2520])-260000" office:value-type="float" office:value="9347.82608696888" calcext:value-type="float">
            <text:p>9348</text:p>
          </table:table-cell>
        </table:table-row>
        <table:table-row table:style-name="ro1">
          <table:table-cell table:formula="of:=[.A2520]+0.01" office:value-type="float" office:value="25.1900000000011" calcext:value-type="float">
            <text:p>25.1900000000011</text:p>
          </table:table-cell>
          <table:table-cell table:formula="of:=ROUND((0.00005-([.A2521]-0.4)/270000) * 1000000)" office:value-type="float" office:value="-42" calcext:value-type="float">
            <text:p>-42</text:p>
          </table:table-cell>
          <table:table-cell table:formula="of:=([.A2521]-0.4)/(0.00005-0.000001*[.B2521])-260000" office:value-type="float" office:value="9456.52173914283" calcext:value-type="float">
            <text:p>9457</text:p>
          </table:table-cell>
        </table:table-row>
        <table:table-row table:style-name="ro1">
          <table:table-cell table:formula="of:=[.A2521]+0.01" office:value-type="float" office:value="25.2000000000011" calcext:value-type="float">
            <text:p>25.2000000000011</text:p>
          </table:table-cell>
          <table:table-cell table:formula="of:=ROUND((0.00005-([.A2522]-0.4)/270000) * 1000000)" office:value-type="float" office:value="-42" calcext:value-type="float">
            <text:p>-42</text:p>
          </table:table-cell>
          <table:table-cell table:formula="of:=([.A2522]-0.4)/(0.00005-0.000001*[.B2522])-260000" office:value-type="float" office:value="9565.21739131678" calcext:value-type="float">
            <text:p>9565</text:p>
          </table:table-cell>
        </table:table-row>
        <table:table-row table:style-name="ro1">
          <table:table-cell table:formula="of:=[.A2522]+0.01" office:value-type="float" office:value="25.2100000000011" calcext:value-type="float">
            <text:p>25.2100000000011</text:p>
          </table:table-cell>
          <table:table-cell table:formula="of:=ROUND((0.00005-([.A2523]-0.4)/270000) * 1000000)" office:value-type="float" office:value="-42" calcext:value-type="float">
            <text:p>-42</text:p>
          </table:table-cell>
          <table:table-cell table:formula="of:=([.A2523]-0.4)/(0.00005-0.000001*[.B2523])-260000" office:value-type="float" office:value="9673.91304349067" calcext:value-type="float">
            <text:p>9674</text:p>
          </table:table-cell>
        </table:table-row>
        <table:table-row table:style-name="ro1">
          <table:table-cell table:formula="of:=[.A2523]+0.01" office:value-type="float" office:value="25.2200000000011" calcext:value-type="float">
            <text:p>25.2200000000011</text:p>
          </table:table-cell>
          <table:table-cell table:formula="of:=ROUND((0.00005-([.A2524]-0.4)/270000) * 1000000)" office:value-type="float" office:value="-42" calcext:value-type="float">
            <text:p>-42</text:p>
          </table:table-cell>
          <table:table-cell table:formula="of:=([.A2524]-0.4)/(0.00005-0.000001*[.B2524])-260000" office:value-type="float" office:value="9782.60869566462" calcext:value-type="float">
            <text:p>9783</text:p>
          </table:table-cell>
        </table:table-row>
        <table:table-row table:style-name="ro1">
          <table:table-cell table:formula="of:=[.A2524]+0.01" office:value-type="float" office:value="25.2300000000011" calcext:value-type="float">
            <text:p>25.2300000000011</text:p>
          </table:table-cell>
          <table:table-cell table:formula="of:=ROUND((0.00005-([.A2525]-0.4)/270000) * 1000000)" office:value-type="float" office:value="-42" calcext:value-type="float">
            <text:p>-42</text:p>
          </table:table-cell>
          <table:table-cell table:formula="of:=([.A2525]-0.4)/(0.00005-0.000001*[.B2525])-260000" office:value-type="float" office:value="9891.30434783857" calcext:value-type="float">
            <text:p>9891</text:p>
          </table:table-cell>
        </table:table-row>
        <table:table-row table:style-name="ro1">
          <table:table-cell table:formula="of:=[.A2525]+0.01" office:value-type="float" office:value="25.2400000000011" calcext:value-type="float">
            <text:p>25.2400000000011</text:p>
          </table:table-cell>
          <table:table-cell table:formula="of:=ROUND((0.00005-([.A2526]-0.4)/270000) * 1000000)" office:value-type="float" office:value="-42" calcext:value-type="float">
            <text:p>-42</text:p>
          </table:table-cell>
          <table:table-cell table:formula="of:=([.A2526]-0.4)/(0.00005-0.000001*[.B2526])-260000" office:value-type="float" office:value="10000.0000000125" calcext:value-type="float">
            <text:p>10000</text:p>
          </table:table-cell>
        </table:table-row>
        <table:table-row table:style-name="ro1">
          <table:table-cell table:formula="of:=[.A2526]+0.01" office:value-type="float" office:value="25.2500000000011" calcext:value-type="float">
            <text:p>25.2500000000011</text:p>
          </table:table-cell>
          <table:table-cell table:formula="of:=ROUND((0.00005-([.A2527]-0.4)/270000) * 1000000)" office:value-type="float" office:value="-42" calcext:value-type="float">
            <text:p>-42</text:p>
          </table:table-cell>
          <table:table-cell table:formula="of:=([.A2527]-0.4)/(0.00005-0.000001*[.B2527])-260000" office:value-type="float" office:value="10108.6956521864" calcext:value-type="float">
            <text:p>10109</text:p>
          </table:table-cell>
        </table:table-row>
        <table:table-row table:style-name="ro1">
          <table:table-cell table:formula="of:=[.A2527]+0.01" office:value-type="float" office:value="25.2600000000011" calcext:value-type="float">
            <text:p>25.2600000000011</text:p>
          </table:table-cell>
          <table:table-cell table:formula="of:=ROUND((0.00005-([.A2528]-0.4)/270000) * 1000000)" office:value-type="float" office:value="-42" calcext:value-type="float">
            <text:p>-42</text:p>
          </table:table-cell>
          <table:table-cell table:formula="of:=([.A2528]-0.4)/(0.00005-0.000001*[.B2528])-260000" office:value-type="float" office:value="10217.3913043604" calcext:value-type="float">
            <text:p>10217</text:p>
          </table:table-cell>
        </table:table-row>
        <table:table-row table:style-name="ro1">
          <table:table-cell table:formula="of:=[.A2528]+0.01" office:value-type="float" office:value="25.2700000000012" calcext:value-type="float">
            <text:p>25.2700000000012</text:p>
          </table:table-cell>
          <table:table-cell table:formula="of:=ROUND((0.00005-([.A2529]-0.4)/270000) * 1000000)" office:value-type="float" office:value="-42" calcext:value-type="float">
            <text:p>-42</text:p>
          </table:table-cell>
          <table:table-cell table:formula="of:=([.A2529]-0.4)/(0.00005-0.000001*[.B2529])-260000" office:value-type="float" office:value="10326.0869565342" calcext:value-type="float">
            <text:p>10326</text:p>
          </table:table-cell>
        </table:table-row>
        <table:table-row table:style-name="ro1">
          <table:table-cell table:formula="of:=[.A2529]+0.01" office:value-type="float" office:value="25.2800000000011" calcext:value-type="float">
            <text:p>25.2800000000011</text:p>
          </table:table-cell>
          <table:table-cell table:formula="of:=ROUND((0.00005-([.A2530]-0.4)/270000) * 1000000)" office:value-type="float" office:value="-42" calcext:value-type="float">
            <text:p>-42</text:p>
          </table:table-cell>
          <table:table-cell table:formula="of:=([.A2530]-0.4)/(0.00005-0.000001*[.B2530])-260000" office:value-type="float" office:value="10434.7826087082" calcext:value-type="float">
            <text:p>10435</text:p>
          </table:table-cell>
        </table:table-row>
        <table:table-row table:style-name="ro1">
          <table:table-cell table:formula="of:=[.A2530]+0.01" office:value-type="float" office:value="25.2900000000012" calcext:value-type="float">
            <text:p>25.2900000000012</text:p>
          </table:table-cell>
          <table:table-cell table:formula="of:=ROUND((0.00005-([.A2531]-0.4)/270000) * 1000000)" office:value-type="float" office:value="-42" calcext:value-type="float">
            <text:p>-42</text:p>
          </table:table-cell>
          <table:table-cell table:formula="of:=([.A2531]-0.4)/(0.00005-0.000001*[.B2531])-260000" office:value-type="float" office:value="10543.4782608821" calcext:value-type="float">
            <text:p>10543</text:p>
          </table:table-cell>
        </table:table-row>
        <table:table-row table:style-name="ro1">
          <table:table-cell table:formula="of:=[.A2531]+0.01" office:value-type="float" office:value="25.3000000000012" calcext:value-type="float">
            <text:p>25.3000000000012</text:p>
          </table:table-cell>
          <table:table-cell table:formula="of:=ROUND((0.00005-([.A2532]-0.4)/270000) * 1000000)" office:value-type="float" office:value="-42" calcext:value-type="float">
            <text:p>-42</text:p>
          </table:table-cell>
          <table:table-cell table:formula="of:=([.A2532]-0.4)/(0.00005-0.000001*[.B2532])-260000" office:value-type="float" office:value="10652.173913056" calcext:value-type="float">
            <text:p>10652</text:p>
          </table:table-cell>
        </table:table-row>
        <table:table-row table:style-name="ro1">
          <table:table-cell table:formula="of:=[.A2532]+0.01" office:value-type="float" office:value="25.3100000000012" calcext:value-type="float">
            <text:p>25.3100000000012</text:p>
          </table:table-cell>
          <table:table-cell table:formula="of:=ROUND((0.00005-([.A2533]-0.4)/270000) * 1000000)" office:value-type="float" office:value="-42" calcext:value-type="float">
            <text:p>-42</text:p>
          </table:table-cell>
          <table:table-cell table:formula="of:=([.A2533]-0.4)/(0.00005-0.000001*[.B2533])-260000" office:value-type="float" office:value="10760.86956523" calcext:value-type="float">
            <text:p>10761</text:p>
          </table:table-cell>
        </table:table-row>
        <table:table-row table:style-name="ro1">
          <table:table-cell table:formula="of:=[.A2533]+0.01" office:value-type="float" office:value="25.3200000000012" calcext:value-type="float">
            <text:p>25.3200000000012</text:p>
          </table:table-cell>
          <table:table-cell table:formula="of:=ROUND((0.00005-([.A2534]-0.4)/270000) * 1000000)" office:value-type="float" office:value="-42" calcext:value-type="float">
            <text:p>-42</text:p>
          </table:table-cell>
          <table:table-cell table:formula="of:=([.A2534]-0.4)/(0.00005-0.000001*[.B2534])-260000" office:value-type="float" office:value="10869.5652174039" calcext:value-type="float">
            <text:p>10870</text:p>
          </table:table-cell>
        </table:table-row>
        <table:table-row table:style-name="ro1">
          <table:table-cell table:formula="of:=[.A2534]+0.01" office:value-type="float" office:value="25.3300000000012" calcext:value-type="float">
            <text:p>25.3300000000012</text:p>
          </table:table-cell>
          <table:table-cell table:formula="of:=ROUND((0.00005-([.A2535]-0.4)/270000) * 1000000)" office:value-type="float" office:value="-42" calcext:value-type="float">
            <text:p>-42</text:p>
          </table:table-cell>
          <table:table-cell table:formula="of:=([.A2535]-0.4)/(0.00005-0.000001*[.B2535])-260000" office:value-type="float" office:value="10978.2608695778" calcext:value-type="float">
            <text:p>10978</text:p>
          </table:table-cell>
        </table:table-row>
        <table:table-row table:style-name="ro1">
          <table:table-cell table:formula="of:=[.A2535]+0.01" office:value-type="float" office:value="25.3400000000012" calcext:value-type="float">
            <text:p>25.3400000000012</text:p>
          </table:table-cell>
          <table:table-cell table:formula="of:=ROUND((0.00005-([.A2536]-0.4)/270000) * 1000000)" office:value-type="float" office:value="-42" calcext:value-type="float">
            <text:p>-42</text:p>
          </table:table-cell>
          <table:table-cell table:formula="of:=([.A2536]-0.4)/(0.00005-0.000001*[.B2536])-260000" office:value-type="float" office:value="11086.9565217518" calcext:value-type="float">
            <text:p>11087</text:p>
          </table:table-cell>
        </table:table-row>
        <table:table-row table:style-name="ro1">
          <table:table-cell table:formula="of:=[.A2536]+0.01" office:value-type="float" office:value="25.3500000000012" calcext:value-type="float">
            <text:p>25.3500000000012</text:p>
          </table:table-cell>
          <table:table-cell table:formula="of:=ROUND((0.00005-([.A2537]-0.4)/270000) * 1000000)" office:value-type="float" office:value="-42" calcext:value-type="float">
            <text:p>-42</text:p>
          </table:table-cell>
          <table:table-cell table:formula="of:=([.A2537]-0.4)/(0.00005-0.000001*[.B2537])-260000" office:value-type="float" office:value="11195.6521739257" calcext:value-type="float">
            <text:p>11196</text:p>
          </table:table-cell>
        </table:table-row>
        <table:table-row table:style-name="ro1">
          <table:table-cell table:formula="of:=[.A2537]+0.01" office:value-type="float" office:value="25.3600000000012" calcext:value-type="float">
            <text:p>25.3600000000012</text:p>
          </table:table-cell>
          <table:table-cell table:formula="of:=ROUND((0.00005-([.A2538]-0.4)/270000) * 1000000)" office:value-type="float" office:value="-42" calcext:value-type="float">
            <text:p>-42</text:p>
          </table:table-cell>
          <table:table-cell table:formula="of:=([.A2538]-0.4)/(0.00005-0.000001*[.B2538])-260000" office:value-type="float" office:value="11304.3478260996" calcext:value-type="float">
            <text:p>11304</text:p>
          </table:table-cell>
        </table:table-row>
        <table:table-row table:style-name="ro1">
          <table:table-cell table:formula="of:=[.A2538]+0.01" office:value-type="float" office:value="25.3700000000012" calcext:value-type="float">
            <text:p>25.3700000000012</text:p>
          </table:table-cell>
          <table:table-cell table:formula="of:=ROUND((0.00005-([.A2539]-0.4)/270000) * 1000000)" office:value-type="float" office:value="-42" calcext:value-type="float">
            <text:p>-42</text:p>
          </table:table-cell>
          <table:table-cell table:formula="of:=([.A2539]-0.4)/(0.00005-0.000001*[.B2539])-260000" office:value-type="float" office:value="11413.0434782736" calcext:value-type="float">
            <text:p>11413</text:p>
          </table:table-cell>
        </table:table-row>
        <table:table-row table:style-name="ro1">
          <table:table-cell table:formula="of:=[.A2539]+0.01" office:value-type="float" office:value="25.3800000000012" calcext:value-type="float">
            <text:p>25.3800000000012</text:p>
          </table:table-cell>
          <table:table-cell table:formula="of:=ROUND((0.00005-([.A2540]-0.4)/270000) * 1000000)" office:value-type="float" office:value="-43" calcext:value-type="float">
            <text:p>-43</text:p>
          </table:table-cell>
          <table:table-cell table:formula="of:=([.A2540]-0.4)/(0.00005-0.000001*[.B2540])-260000" office:value-type="float" office:value="8602.15053764702" calcext:value-type="float">
            <text:p>8602</text:p>
          </table:table-cell>
        </table:table-row>
        <table:table-row table:style-name="ro1">
          <table:table-cell table:formula="of:=[.A2540]+0.01" office:value-type="float" office:value="25.3900000000012" calcext:value-type="float">
            <text:p>25.3900000000012</text:p>
          </table:table-cell>
          <table:table-cell table:formula="of:=ROUND((0.00005-([.A2541]-0.4)/270000) * 1000000)" office:value-type="float" office:value="-43" calcext:value-type="float">
            <text:p>-43</text:p>
          </table:table-cell>
          <table:table-cell table:formula="of:=([.A2541]-0.4)/(0.00005-0.000001*[.B2541])-260000" office:value-type="float" office:value="8709.67741936742" calcext:value-type="float">
            <text:p>8710</text:p>
          </table:table-cell>
        </table:table-row>
        <table:table-row table:style-name="ro1">
          <table:table-cell table:formula="of:=[.A2541]+0.01" office:value-type="float" office:value="25.4000000000012" calcext:value-type="float">
            <text:p>25.4000000000012</text:p>
          </table:table-cell>
          <table:table-cell table:formula="of:=ROUND((0.00005-([.A2542]-0.4)/270000) * 1000000)" office:value-type="float" office:value="-43" calcext:value-type="float">
            <text:p>-43</text:p>
          </table:table-cell>
          <table:table-cell table:formula="of:=([.A2542]-0.4)/(0.00005-0.000001*[.B2542])-260000" office:value-type="float" office:value="8817.20430108788" calcext:value-type="float">
            <text:p>8817</text:p>
          </table:table-cell>
        </table:table-row>
        <table:table-row table:style-name="ro1">
          <table:table-cell table:formula="of:=[.A2542]+0.01" office:value-type="float" office:value="25.4100000000012" calcext:value-type="float">
            <text:p>25.4100000000012</text:p>
          </table:table-cell>
          <table:table-cell table:formula="of:=ROUND((0.00005-([.A2543]-0.4)/270000) * 1000000)" office:value-type="float" office:value="-43" calcext:value-type="float">
            <text:p>-43</text:p>
          </table:table-cell>
          <table:table-cell table:formula="of:=([.A2543]-0.4)/(0.00005-0.000001*[.B2543])-260000" office:value-type="float" office:value="8924.73118280835" calcext:value-type="float">
            <text:p>8925</text:p>
          </table:table-cell>
        </table:table-row>
        <table:table-row table:style-name="ro1">
          <table:table-cell table:formula="of:=[.A2543]+0.01" office:value-type="float" office:value="25.4200000000012" calcext:value-type="float">
            <text:p>25.4200000000012</text:p>
          </table:table-cell>
          <table:table-cell table:formula="of:=ROUND((0.00005-([.A2544]-0.4)/270000) * 1000000)" office:value-type="float" office:value="-43" calcext:value-type="float">
            <text:p>-43</text:p>
          </table:table-cell>
          <table:table-cell table:formula="of:=([.A2544]-0.4)/(0.00005-0.000001*[.B2544])-260000" office:value-type="float" office:value="9032.25806452875" calcext:value-type="float">
            <text:p>9032</text:p>
          </table:table-cell>
        </table:table-row>
        <table:table-row table:style-name="ro1">
          <table:table-cell table:formula="of:=[.A2544]+0.01" office:value-type="float" office:value="25.4300000000012" calcext:value-type="float">
            <text:p>25.4300000000012</text:p>
          </table:table-cell>
          <table:table-cell table:formula="of:=ROUND((0.00005-([.A2545]-0.4)/270000) * 1000000)" office:value-type="float" office:value="-43" calcext:value-type="float">
            <text:p>-43</text:p>
          </table:table-cell>
          <table:table-cell table:formula="of:=([.A2545]-0.4)/(0.00005-0.000001*[.B2545])-260000" office:value-type="float" office:value="9139.78494624922" calcext:value-type="float">
            <text:p>9140</text:p>
          </table:table-cell>
        </table:table-row>
        <table:table-row table:style-name="ro1">
          <table:table-cell table:formula="of:=[.A2545]+0.01" office:value-type="float" office:value="25.4400000000012" calcext:value-type="float">
            <text:p>25.4400000000012</text:p>
          </table:table-cell>
          <table:table-cell table:formula="of:=ROUND((0.00005-([.A2546]-0.4)/270000) * 1000000)" office:value-type="float" office:value="-43" calcext:value-type="float">
            <text:p>-43</text:p>
          </table:table-cell>
          <table:table-cell table:formula="of:=([.A2546]-0.4)/(0.00005-0.000001*[.B2546])-260000" office:value-type="float" office:value="9247.31182796968" calcext:value-type="float">
            <text:p>9247</text:p>
          </table:table-cell>
        </table:table-row>
        <table:table-row table:style-name="ro1">
          <table:table-cell table:formula="of:=[.A2546]+0.01" office:value-type="float" office:value="25.4500000000012" calcext:value-type="float">
            <text:p>25.4500000000012</text:p>
          </table:table-cell>
          <table:table-cell table:formula="of:=ROUND((0.00005-([.A2547]-0.4)/270000) * 1000000)" office:value-type="float" office:value="-43" calcext:value-type="float">
            <text:p>-43</text:p>
          </table:table-cell>
          <table:table-cell table:formula="of:=([.A2547]-0.4)/(0.00005-0.000001*[.B2547])-260000" office:value-type="float" office:value="9354.83870969014" calcext:value-type="float">
            <text:p>9355</text:p>
          </table:table-cell>
        </table:table-row>
        <table:table-row table:style-name="ro1">
          <table:table-cell table:formula="of:=[.A2547]+0.01" office:value-type="float" office:value="25.4600000000012" calcext:value-type="float">
            <text:p>25.4600000000012</text:p>
          </table:table-cell>
          <table:table-cell table:formula="of:=ROUND((0.00005-([.A2548]-0.4)/270000) * 1000000)" office:value-type="float" office:value="-43" calcext:value-type="float">
            <text:p>-43</text:p>
          </table:table-cell>
          <table:table-cell table:formula="of:=([.A2548]-0.4)/(0.00005-0.000001*[.B2548])-260000" office:value-type="float" office:value="9462.36559141055" calcext:value-type="float">
            <text:p>9462</text:p>
          </table:table-cell>
        </table:table-row>
        <table:table-row table:style-name="ro1">
          <table:table-cell table:formula="of:=[.A2548]+0.01" office:value-type="float" office:value="25.4700000000012" calcext:value-type="float">
            <text:p>25.4700000000012</text:p>
          </table:table-cell>
          <table:table-cell table:formula="of:=ROUND((0.00005-([.A2549]-0.4)/270000) * 1000000)" office:value-type="float" office:value="-43" calcext:value-type="float">
            <text:p>-43</text:p>
          </table:table-cell>
          <table:table-cell table:formula="of:=([.A2549]-0.4)/(0.00005-0.000001*[.B2549])-260000" office:value-type="float" office:value="9569.89247313101" calcext:value-type="float">
            <text:p>9570</text:p>
          </table:table-cell>
        </table:table-row>
        <table:table-row table:style-name="ro1">
          <table:table-cell table:formula="of:=[.A2549]+0.01" office:value-type="float" office:value="25.4800000000012" calcext:value-type="float">
            <text:p>25.4800000000012</text:p>
          </table:table-cell>
          <table:table-cell table:formula="of:=ROUND((0.00005-([.A2550]-0.4)/270000) * 1000000)" office:value-type="float" office:value="-43" calcext:value-type="float">
            <text:p>-43</text:p>
          </table:table-cell>
          <table:table-cell table:formula="of:=([.A2550]-0.4)/(0.00005-0.000001*[.B2550])-260000" office:value-type="float" office:value="9677.41935485148" calcext:value-type="float">
            <text:p>9677</text:p>
          </table:table-cell>
        </table:table-row>
        <table:table-row table:style-name="ro1">
          <table:table-cell table:formula="of:=[.A2550]+0.01" office:value-type="float" office:value="25.4900000000012" calcext:value-type="float">
            <text:p>25.4900000000012</text:p>
          </table:table-cell>
          <table:table-cell table:formula="of:=ROUND((0.00005-([.A2551]-0.4)/270000) * 1000000)" office:value-type="float" office:value="-43" calcext:value-type="float">
            <text:p>-43</text:p>
          </table:table-cell>
          <table:table-cell table:formula="of:=([.A2551]-0.4)/(0.00005-0.000001*[.B2551])-260000" office:value-type="float" office:value="9784.94623657188" calcext:value-type="float">
            <text:p>9785</text:p>
          </table:table-cell>
        </table:table-row>
        <table:table-row table:style-name="ro1">
          <table:table-cell table:formula="of:=[.A2551]+0.01" office:value-type="float" office:value="25.5000000000012" calcext:value-type="float">
            <text:p>25.5000000000012</text:p>
          </table:table-cell>
          <table:table-cell table:formula="of:=ROUND((0.00005-([.A2552]-0.4)/270000) * 1000000)" office:value-type="float" office:value="-43" calcext:value-type="float">
            <text:p>-43</text:p>
          </table:table-cell>
          <table:table-cell table:formula="of:=([.A2552]-0.4)/(0.00005-0.000001*[.B2552])-260000" office:value-type="float" office:value="9892.47311829234" calcext:value-type="float">
            <text:p>9892</text:p>
          </table:table-cell>
        </table:table-row>
        <table:table-row table:style-name="ro1">
          <table:table-cell table:formula="of:=[.A2552]+0.01" office:value-type="float" office:value="25.5100000000012" calcext:value-type="float">
            <text:p>25.5100000000012</text:p>
          </table:table-cell>
          <table:table-cell table:formula="of:=ROUND((0.00005-([.A2553]-0.4)/270000) * 1000000)" office:value-type="float" office:value="-43" calcext:value-type="float">
            <text:p>-43</text:p>
          </table:table-cell>
          <table:table-cell table:formula="of:=([.A2553]-0.4)/(0.00005-0.000001*[.B2553])-260000" office:value-type="float" office:value="10000.0000000128" calcext:value-type="float">
            <text:p>10000</text:p>
          </table:table-cell>
        </table:table-row>
        <table:table-row table:style-name="ro1">
          <table:table-cell table:formula="of:=[.A2553]+0.01" office:value-type="float" office:value="25.5200000000012" calcext:value-type="float">
            <text:p>25.5200000000012</text:p>
          </table:table-cell>
          <table:table-cell table:formula="of:=ROUND((0.00005-([.A2554]-0.4)/270000) * 1000000)" office:value-type="float" office:value="-43" calcext:value-type="float">
            <text:p>-43</text:p>
          </table:table-cell>
          <table:table-cell table:formula="of:=([.A2554]-0.4)/(0.00005-0.000001*[.B2554])-260000" office:value-type="float" office:value="10107.5268817333" calcext:value-type="float">
            <text:p>10108</text:p>
          </table:table-cell>
        </table:table-row>
        <table:table-row table:style-name="ro1">
          <table:table-cell table:formula="of:=[.A2554]+0.01" office:value-type="float" office:value="25.5300000000012" calcext:value-type="float">
            <text:p>25.5300000000012</text:p>
          </table:table-cell>
          <table:table-cell table:formula="of:=ROUND((0.00005-([.A2555]-0.4)/270000) * 1000000)" office:value-type="float" office:value="-43" calcext:value-type="float">
            <text:p>-43</text:p>
          </table:table-cell>
          <table:table-cell table:formula="of:=([.A2555]-0.4)/(0.00005-0.000001*[.B2555])-260000" office:value-type="float" office:value="10215.0537634537" calcext:value-type="float">
            <text:p>10215</text:p>
          </table:table-cell>
        </table:table-row>
        <table:table-row table:style-name="ro1">
          <table:table-cell table:formula="of:=[.A2555]+0.01" office:value-type="float" office:value="25.5400000000012" calcext:value-type="float">
            <text:p>25.5400000000012</text:p>
          </table:table-cell>
          <table:table-cell table:formula="of:=ROUND((0.00005-([.A2556]-0.4)/270000) * 1000000)" office:value-type="float" office:value="-43" calcext:value-type="float">
            <text:p>-43</text:p>
          </table:table-cell>
          <table:table-cell table:formula="of:=([.A2556]-0.4)/(0.00005-0.000001*[.B2556])-260000" office:value-type="float" office:value="10322.5806451741" calcext:value-type="float">
            <text:p>10323</text:p>
          </table:table-cell>
        </table:table-row>
        <table:table-row table:style-name="ro1">
          <table:table-cell table:formula="of:=[.A2556]+0.01" office:value-type="float" office:value="25.5500000000012" calcext:value-type="float">
            <text:p>25.5500000000012</text:p>
          </table:table-cell>
          <table:table-cell table:formula="of:=ROUND((0.00005-([.A2557]-0.4)/270000) * 1000000)" office:value-type="float" office:value="-43" calcext:value-type="float">
            <text:p>-43</text:p>
          </table:table-cell>
          <table:table-cell table:formula="of:=([.A2557]-0.4)/(0.00005-0.000001*[.B2557])-260000" office:value-type="float" office:value="10430.1075268946" calcext:value-type="float">
            <text:p>10430</text:p>
          </table:table-cell>
        </table:table-row>
        <table:table-row table:style-name="ro1">
          <table:table-cell table:formula="of:=[.A2557]+0.01" office:value-type="float" office:value="25.5600000000012" calcext:value-type="float">
            <text:p>25.5600000000012</text:p>
          </table:table-cell>
          <table:table-cell table:formula="of:=ROUND((0.00005-([.A2558]-0.4)/270000) * 1000000)" office:value-type="float" office:value="-43" calcext:value-type="float">
            <text:p>-43</text:p>
          </table:table-cell>
          <table:table-cell table:formula="of:=([.A2558]-0.4)/(0.00005-0.000001*[.B2558])-260000" office:value-type="float" office:value="10537.634408615" calcext:value-type="float">
            <text:p>10538</text:p>
          </table:table-cell>
        </table:table-row>
        <table:table-row table:style-name="ro1">
          <table:table-cell table:formula="of:=[.A2558]+0.01" office:value-type="float" office:value="25.5700000000012" calcext:value-type="float">
            <text:p>25.5700000000012</text:p>
          </table:table-cell>
          <table:table-cell table:formula="of:=ROUND((0.00005-([.A2559]-0.4)/270000) * 1000000)" office:value-type="float" office:value="-43" calcext:value-type="float">
            <text:p>-43</text:p>
          </table:table-cell>
          <table:table-cell table:formula="of:=([.A2559]-0.4)/(0.00005-0.000001*[.B2559])-260000" office:value-type="float" office:value="10645.1612903355" calcext:value-type="float">
            <text:p>10645</text:p>
          </table:table-cell>
        </table:table-row>
        <table:table-row table:style-name="ro1">
          <table:table-cell table:formula="of:=[.A2559]+0.01" office:value-type="float" office:value="25.5800000000012" calcext:value-type="float">
            <text:p>25.5800000000012</text:p>
          </table:table-cell>
          <table:table-cell table:formula="of:=ROUND((0.00005-([.A2560]-0.4)/270000) * 1000000)" office:value-type="float" office:value="-43" calcext:value-type="float">
            <text:p>-43</text:p>
          </table:table-cell>
          <table:table-cell table:formula="of:=([.A2560]-0.4)/(0.00005-0.000001*[.B2560])-260000" office:value-type="float" office:value="10752.6881720559" calcext:value-type="float">
            <text:p>10753</text:p>
          </table:table-cell>
        </table:table-row>
        <table:table-row table:style-name="ro1">
          <table:table-cell table:formula="of:=[.A2560]+0.01" office:value-type="float" office:value="25.5900000000012" calcext:value-type="float">
            <text:p>25.5900000000012</text:p>
          </table:table-cell>
          <table:table-cell table:formula="of:=ROUND((0.00005-([.A2561]-0.4)/270000) * 1000000)" office:value-type="float" office:value="-43" calcext:value-type="float">
            <text:p>-43</text:p>
          </table:table-cell>
          <table:table-cell table:formula="of:=([.A2561]-0.4)/(0.00005-0.000001*[.B2561])-260000" office:value-type="float" office:value="10860.2150537764" calcext:value-type="float">
            <text:p>10860</text:p>
          </table:table-cell>
        </table:table-row>
        <table:table-row table:style-name="ro1">
          <table:table-cell table:formula="of:=[.A2561]+0.01" office:value-type="float" office:value="25.6000000000012" calcext:value-type="float">
            <text:p>25.6000000000012</text:p>
          </table:table-cell>
          <table:table-cell table:formula="of:=ROUND((0.00005-([.A2562]-0.4)/270000) * 1000000)" office:value-type="float" office:value="-43" calcext:value-type="float">
            <text:p>-43</text:p>
          </table:table-cell>
          <table:table-cell table:formula="of:=([.A2562]-0.4)/(0.00005-0.000001*[.B2562])-260000" office:value-type="float" office:value="10967.7419354968" calcext:value-type="float">
            <text:p>10968</text:p>
          </table:table-cell>
        </table:table-row>
        <table:table-row table:style-name="ro1">
          <table:table-cell table:formula="of:=[.A2562]+0.01" office:value-type="float" office:value="25.6100000000012" calcext:value-type="float">
            <text:p>25.6100000000012</text:p>
          </table:table-cell>
          <table:table-cell table:formula="of:=ROUND((0.00005-([.A2563]-0.4)/270000) * 1000000)" office:value-type="float" office:value="-43" calcext:value-type="float">
            <text:p>-43</text:p>
          </table:table-cell>
          <table:table-cell table:formula="of:=([.A2563]-0.4)/(0.00005-0.000001*[.B2563])-260000" office:value-type="float" office:value="11075.2688172173" calcext:value-type="float">
            <text:p>11075</text:p>
          </table:table-cell>
        </table:table-row>
        <table:table-row table:style-name="ro1">
          <table:table-cell table:formula="of:=[.A2563]+0.01" office:value-type="float" office:value="25.6200000000012" calcext:value-type="float">
            <text:p>25.6200000000012</text:p>
          </table:table-cell>
          <table:table-cell table:formula="of:=ROUND((0.00005-([.A2564]-0.4)/270000) * 1000000)" office:value-type="float" office:value="-43" calcext:value-type="float">
            <text:p>-43</text:p>
          </table:table-cell>
          <table:table-cell table:formula="of:=([.A2564]-0.4)/(0.00005-0.000001*[.B2564])-260000" office:value-type="float" office:value="11182.7956989377" calcext:value-type="float">
            <text:p>11183</text:p>
          </table:table-cell>
        </table:table-row>
        <table:table-row table:style-name="ro1">
          <table:table-cell table:formula="of:=[.A2564]+0.01" office:value-type="float" office:value="25.6300000000012" calcext:value-type="float">
            <text:p>25.6300000000012</text:p>
          </table:table-cell>
          <table:table-cell table:formula="of:=ROUND((0.00005-([.A2565]-0.4)/270000) * 1000000)" office:value-type="float" office:value="-43" calcext:value-type="float">
            <text:p>-43</text:p>
          </table:table-cell>
          <table:table-cell table:formula="of:=([.A2565]-0.4)/(0.00005-0.000001*[.B2565])-260000" office:value-type="float" office:value="11290.3225806582" calcext:value-type="float">
            <text:p>11290</text:p>
          </table:table-cell>
        </table:table-row>
        <table:table-row table:style-name="ro1">
          <table:table-cell table:formula="of:=[.A2565]+0.01" office:value-type="float" office:value="25.6400000000012" calcext:value-type="float">
            <text:p>25.6400000000012</text:p>
          </table:table-cell>
          <table:table-cell table:formula="of:=ROUND((0.00005-([.A2566]-0.4)/270000) * 1000000)" office:value-type="float" office:value="-43" calcext:value-type="float">
            <text:p>-43</text:p>
          </table:table-cell>
          <table:table-cell table:formula="of:=([.A2566]-0.4)/(0.00005-0.000001*[.B2566])-260000" office:value-type="float" office:value="11397.8494623786" calcext:value-type="float">
            <text:p>11398</text:p>
          </table:table-cell>
        </table:table-row>
        <table:table-row table:style-name="ro1">
          <table:table-cell table:formula="of:=[.A2566]+0.01" office:value-type="float" office:value="25.6500000000012" calcext:value-type="float">
            <text:p>25.6500000000012</text:p>
          </table:table-cell>
          <table:table-cell table:formula="of:=ROUND((0.00005-([.A2567]-0.4)/270000) * 1000000)" office:value-type="float" office:value="-44" calcext:value-type="float">
            <text:p>-44</text:p>
          </table:table-cell>
          <table:table-cell table:formula="of:=([.A2567]-0.4)/(0.00005-0.000001*[.B2567])-260000" office:value-type="float" office:value="8617.02127660863" calcext:value-type="float">
            <text:p>8617</text:p>
          </table:table-cell>
        </table:table-row>
        <table:table-row table:style-name="ro1">
          <table:table-cell table:formula="of:=[.A2567]+0.01" office:value-type="float" office:value="25.6600000000012" calcext:value-type="float">
            <text:p>25.6600000000012</text:p>
          </table:table-cell>
          <table:table-cell table:formula="of:=ROUND((0.00005-([.A2568]-0.4)/270000) * 1000000)" office:value-type="float" office:value="-44" calcext:value-type="float">
            <text:p>-44</text:p>
          </table:table-cell>
          <table:table-cell table:formula="of:=([.A2568]-0.4)/(0.00005-0.000001*[.B2568])-260000" office:value-type="float" office:value="8723.40425533202" calcext:value-type="float">
            <text:p>8723</text:p>
          </table:table-cell>
        </table:table-row>
        <table:table-row table:style-name="ro1">
          <table:table-cell table:formula="of:=[.A2568]+0.01" office:value-type="float" office:value="25.6700000000012" calcext:value-type="float">
            <text:p>25.6700000000012</text:p>
          </table:table-cell>
          <table:table-cell table:formula="of:=ROUND((0.00005-([.A2569]-0.4)/270000) * 1000000)" office:value-type="float" office:value="-44" calcext:value-type="float">
            <text:p>-44</text:p>
          </table:table-cell>
          <table:table-cell table:formula="of:=([.A2569]-0.4)/(0.00005-0.000001*[.B2569])-260000" office:value-type="float" office:value="8829.78723405546" calcext:value-type="float">
            <text:p>8830</text:p>
          </table:table-cell>
        </table:table-row>
        <table:table-row table:style-name="ro1">
          <table:table-cell table:formula="of:=[.A2569]+0.01" office:value-type="float" office:value="25.6800000000012" calcext:value-type="float">
            <text:p>25.6800000000012</text:p>
          </table:table-cell>
          <table:table-cell table:formula="of:=ROUND((0.00005-([.A2570]-0.4)/270000) * 1000000)" office:value-type="float" office:value="-44" calcext:value-type="float">
            <text:p>-44</text:p>
          </table:table-cell>
          <table:table-cell table:formula="of:=([.A2570]-0.4)/(0.00005-0.000001*[.B2570])-260000" office:value-type="float" office:value="8936.17021277884" calcext:value-type="float">
            <text:p>8936</text:p>
          </table:table-cell>
        </table:table-row>
        <table:table-row table:style-name="ro1">
          <table:table-cell table:formula="of:=[.A2570]+0.01" office:value-type="float" office:value="25.6900000000012" calcext:value-type="float">
            <text:p>25.6900000000012</text:p>
          </table:table-cell>
          <table:table-cell table:formula="of:=ROUND((0.00005-([.A2571]-0.4)/270000) * 1000000)" office:value-type="float" office:value="-44" calcext:value-type="float">
            <text:p>-44</text:p>
          </table:table-cell>
          <table:table-cell table:formula="of:=([.A2571]-0.4)/(0.00005-0.000001*[.B2571])-260000" office:value-type="float" office:value="9042.55319150229" calcext:value-type="float">
            <text:p>9043</text:p>
          </table:table-cell>
        </table:table-row>
        <table:table-row table:style-name="ro1">
          <table:table-cell table:formula="of:=[.A2571]+0.01" office:value-type="float" office:value="25.7000000000012" calcext:value-type="float">
            <text:p>25.7000000000012</text:p>
          </table:table-cell>
          <table:table-cell table:formula="of:=ROUND((0.00005-([.A2572]-0.4)/270000) * 1000000)" office:value-type="float" office:value="-44" calcext:value-type="float">
            <text:p>-44</text:p>
          </table:table-cell>
          <table:table-cell table:formula="of:=([.A2572]-0.4)/(0.00005-0.000001*[.B2572])-260000" office:value-type="float" office:value="9148.93617022573" calcext:value-type="float">
            <text:p>9149</text:p>
          </table:table-cell>
        </table:table-row>
        <table:table-row table:style-name="ro1">
          <table:table-cell table:formula="of:=[.A2572]+0.01" office:value-type="float" office:value="25.7100000000012" calcext:value-type="float">
            <text:p>25.7100000000012</text:p>
          </table:table-cell>
          <table:table-cell table:formula="of:=ROUND((0.00005-([.A2573]-0.4)/270000) * 1000000)" office:value-type="float" office:value="-44" calcext:value-type="float">
            <text:p>-44</text:p>
          </table:table-cell>
          <table:table-cell table:formula="of:=([.A2573]-0.4)/(0.00005-0.000001*[.B2573])-260000" office:value-type="float" office:value="9255.31914894911" calcext:value-type="float">
            <text:p>9255</text:p>
          </table:table-cell>
        </table:table-row>
        <table:table-row table:style-name="ro1">
          <table:table-cell table:formula="of:=[.A2573]+0.01" office:value-type="float" office:value="25.7200000000012" calcext:value-type="float">
            <text:p>25.7200000000012</text:p>
          </table:table-cell>
          <table:table-cell table:formula="of:=ROUND((0.00005-([.A2574]-0.4)/270000) * 1000000)" office:value-type="float" office:value="-44" calcext:value-type="float">
            <text:p>-44</text:p>
          </table:table-cell>
          <table:table-cell table:formula="of:=([.A2574]-0.4)/(0.00005-0.000001*[.B2574])-260000" office:value-type="float" office:value="9361.70212767256" calcext:value-type="float">
            <text:p>9362</text:p>
          </table:table-cell>
        </table:table-row>
        <table:table-row table:style-name="ro1">
          <table:table-cell table:formula="of:=[.A2574]+0.01" office:value-type="float" office:value="25.7300000000012" calcext:value-type="float">
            <text:p>25.7300000000012</text:p>
          </table:table-cell>
          <table:table-cell table:formula="of:=ROUND((0.00005-([.A2575]-0.4)/270000) * 1000000)" office:value-type="float" office:value="-44" calcext:value-type="float">
            <text:p>-44</text:p>
          </table:table-cell>
          <table:table-cell table:formula="of:=([.A2575]-0.4)/(0.00005-0.000001*[.B2575])-260000" office:value-type="float" office:value="9468.085106396" calcext:value-type="float">
            <text:p>9468</text:p>
          </table:table-cell>
        </table:table-row>
        <table:table-row table:style-name="ro1">
          <table:table-cell table:formula="of:=[.A2575]+0.01" office:value-type="float" office:value="25.7400000000012" calcext:value-type="float">
            <text:p>25.7400000000012</text:p>
          </table:table-cell>
          <table:table-cell table:formula="of:=ROUND((0.00005-([.A2576]-0.4)/270000) * 1000000)" office:value-type="float" office:value="-44" calcext:value-type="float">
            <text:p>-44</text:p>
          </table:table-cell>
          <table:table-cell table:formula="of:=([.A2576]-0.4)/(0.00005-0.000001*[.B2576])-260000" office:value-type="float" office:value="9574.46808511939" calcext:value-type="float">
            <text:p>9574</text:p>
          </table:table-cell>
        </table:table-row>
        <table:table-row table:style-name="ro1">
          <table:table-cell table:formula="of:=[.A2576]+0.01" office:value-type="float" office:value="25.7500000000012" calcext:value-type="float">
            <text:p>25.7500000000012</text:p>
          </table:table-cell>
          <table:table-cell table:formula="of:=ROUND((0.00005-([.A2577]-0.4)/270000) * 1000000)" office:value-type="float" office:value="-44" calcext:value-type="float">
            <text:p>-44</text:p>
          </table:table-cell>
          <table:table-cell table:formula="of:=([.A2577]-0.4)/(0.00005-0.000001*[.B2577])-260000" office:value-type="float" office:value="9680.85106384283" calcext:value-type="float">
            <text:p>9681</text:p>
          </table:table-cell>
        </table:table-row>
        <table:table-row table:style-name="ro1">
          <table:table-cell table:formula="of:=[.A2577]+0.01" office:value-type="float" office:value="25.7600000000012" calcext:value-type="float">
            <text:p>25.7600000000012</text:p>
          </table:table-cell>
          <table:table-cell table:formula="of:=ROUND((0.00005-([.A2578]-0.4)/270000) * 1000000)" office:value-type="float" office:value="-44" calcext:value-type="float">
            <text:p>-44</text:p>
          </table:table-cell>
          <table:table-cell table:formula="of:=([.A2578]-0.4)/(0.00005-0.000001*[.B2578])-260000" office:value-type="float" office:value="9787.23404256621" calcext:value-type="float">
            <text:p>9787</text:p>
          </table:table-cell>
        </table:table-row>
        <table:table-row table:style-name="ro1">
          <table:table-cell table:formula="of:=[.A2578]+0.01" office:value-type="float" office:value="25.7700000000012" calcext:value-type="float">
            <text:p>25.7700000000012</text:p>
          </table:table-cell>
          <table:table-cell table:formula="of:=ROUND((0.00005-([.A2579]-0.4)/270000) * 1000000)" office:value-type="float" office:value="-44" calcext:value-type="float">
            <text:p>-44</text:p>
          </table:table-cell>
          <table:table-cell table:formula="of:=([.A2579]-0.4)/(0.00005-0.000001*[.B2579])-260000" office:value-type="float" office:value="9893.61702128965" calcext:value-type="float">
            <text:p>9894</text:p>
          </table:table-cell>
        </table:table-row>
        <table:table-row table:style-name="ro1">
          <table:table-cell table:formula="of:=[.A2579]+0.01" office:value-type="float" office:value="25.7800000000012" calcext:value-type="float">
            <text:p>25.7800000000012</text:p>
          </table:table-cell>
          <table:table-cell table:formula="of:=ROUND((0.00005-([.A2580]-0.4)/270000) * 1000000)" office:value-type="float" office:value="-44" calcext:value-type="float">
            <text:p>-44</text:p>
          </table:table-cell>
          <table:table-cell table:formula="of:=([.A2580]-0.4)/(0.00005-0.000001*[.B2580])-260000" office:value-type="float" office:value="10000.0000000131" calcext:value-type="float">
            <text:p>10000</text:p>
          </table:table-cell>
        </table:table-row>
        <table:table-row table:style-name="ro1">
          <table:table-cell table:formula="of:=[.A2580]+0.01" office:value-type="float" office:value="25.7900000000012" calcext:value-type="float">
            <text:p>25.7900000000012</text:p>
          </table:table-cell>
          <table:table-cell table:formula="of:=ROUND((0.00005-([.A2581]-0.4)/270000) * 1000000)" office:value-type="float" office:value="-44" calcext:value-type="float">
            <text:p>-44</text:p>
          </table:table-cell>
          <table:table-cell table:formula="of:=([.A2581]-0.4)/(0.00005-0.000001*[.B2581])-260000" office:value-type="float" office:value="10106.3829787365" calcext:value-type="float">
            <text:p>10106</text:p>
          </table:table-cell>
        </table:table-row>
        <table:table-row table:style-name="ro1">
          <table:table-cell table:formula="of:=[.A2581]+0.01" office:value-type="float" office:value="25.8000000000012" calcext:value-type="float">
            <text:p>25.8000000000012</text:p>
          </table:table-cell>
          <table:table-cell table:formula="of:=ROUND((0.00005-([.A2582]-0.4)/270000) * 1000000)" office:value-type="float" office:value="-44" calcext:value-type="float">
            <text:p>-44</text:p>
          </table:table-cell>
          <table:table-cell table:formula="of:=([.A2582]-0.4)/(0.00005-0.000001*[.B2582])-260000" office:value-type="float" office:value="10212.7659574599" calcext:value-type="float">
            <text:p>10213</text:p>
          </table:table-cell>
        </table:table-row>
        <table:table-row table:style-name="ro1">
          <table:table-cell table:formula="of:=[.A2582]+0.01" office:value-type="float" office:value="25.8100000000012" calcext:value-type="float">
            <text:p>25.8100000000012</text:p>
          </table:table-cell>
          <table:table-cell table:formula="of:=ROUND((0.00005-([.A2583]-0.4)/270000) * 1000000)" office:value-type="float" office:value="-44" calcext:value-type="float">
            <text:p>-44</text:p>
          </table:table-cell>
          <table:table-cell table:formula="of:=([.A2583]-0.4)/(0.00005-0.000001*[.B2583])-260000" office:value-type="float" office:value="10319.1489361834" calcext:value-type="float">
            <text:p>10319</text:p>
          </table:table-cell>
        </table:table-row>
        <table:table-row table:style-name="ro1">
          <table:table-cell table:formula="of:=[.A2583]+0.01" office:value-type="float" office:value="25.8200000000012" calcext:value-type="float">
            <text:p>25.8200000000012</text:p>
          </table:table-cell>
          <table:table-cell table:formula="of:=ROUND((0.00005-([.A2584]-0.4)/270000) * 1000000)" office:value-type="float" office:value="-44" calcext:value-type="float">
            <text:p>-44</text:p>
          </table:table-cell>
          <table:table-cell table:formula="of:=([.A2584]-0.4)/(0.00005-0.000001*[.B2584])-260000" office:value-type="float" office:value="10425.5319149068" calcext:value-type="float">
            <text:p>10426</text:p>
          </table:table-cell>
        </table:table-row>
        <table:table-row table:style-name="ro1">
          <table:table-cell table:formula="of:=[.A2584]+0.01" office:value-type="float" office:value="25.8300000000012" calcext:value-type="float">
            <text:p>25.8300000000012</text:p>
          </table:table-cell>
          <table:table-cell table:formula="of:=ROUND((0.00005-([.A2585]-0.4)/270000) * 1000000)" office:value-type="float" office:value="-44" calcext:value-type="float">
            <text:p>-44</text:p>
          </table:table-cell>
          <table:table-cell table:formula="of:=([.A2585]-0.4)/(0.00005-0.000001*[.B2585])-260000" office:value-type="float" office:value="10531.9148936302" calcext:value-type="float">
            <text:p>10532</text:p>
          </table:table-cell>
        </table:table-row>
        <table:table-row table:style-name="ro1">
          <table:table-cell table:formula="of:=[.A2585]+0.01" office:value-type="float" office:value="25.8400000000012" calcext:value-type="float">
            <text:p>25.8400000000012</text:p>
          </table:table-cell>
          <table:table-cell table:formula="of:=ROUND((0.00005-([.A2586]-0.4)/270000) * 1000000)" office:value-type="float" office:value="-44" calcext:value-type="float">
            <text:p>-44</text:p>
          </table:table-cell>
          <table:table-cell table:formula="of:=([.A2586]-0.4)/(0.00005-0.000001*[.B2586])-260000" office:value-type="float" office:value="10638.2978723536" calcext:value-type="float">
            <text:p>10638</text:p>
          </table:table-cell>
        </table:table-row>
        <table:table-row table:style-name="ro1">
          <table:table-cell table:formula="of:=[.A2586]+0.01" office:value-type="float" office:value="25.8500000000012" calcext:value-type="float">
            <text:p>25.8500000000012</text:p>
          </table:table-cell>
          <table:table-cell table:formula="of:=ROUND((0.00005-([.A2587]-0.4)/270000) * 1000000)" office:value-type="float" office:value="-44" calcext:value-type="float">
            <text:p>-44</text:p>
          </table:table-cell>
          <table:table-cell table:formula="of:=([.A2587]-0.4)/(0.00005-0.000001*[.B2587])-260000" office:value-type="float" office:value="10744.680851077" calcext:value-type="float">
            <text:p>10745</text:p>
          </table:table-cell>
        </table:table-row>
        <table:table-row table:style-name="ro1">
          <table:table-cell table:formula="of:=[.A2587]+0.01" office:value-type="float" office:value="25.8600000000012" calcext:value-type="float">
            <text:p>25.8600000000012</text:p>
          </table:table-cell>
          <table:table-cell table:formula="of:=ROUND((0.00005-([.A2588]-0.4)/270000) * 1000000)" office:value-type="float" office:value="-44" calcext:value-type="float">
            <text:p>-44</text:p>
          </table:table-cell>
          <table:table-cell table:formula="of:=([.A2588]-0.4)/(0.00005-0.000001*[.B2588])-260000" office:value-type="float" office:value="10851.0638298005" calcext:value-type="float">
            <text:p>10851</text:p>
          </table:table-cell>
        </table:table-row>
        <table:table-row table:style-name="ro1">
          <table:table-cell table:formula="of:=[.A2588]+0.01" office:value-type="float" office:value="25.8700000000012" calcext:value-type="float">
            <text:p>25.8700000000012</text:p>
          </table:table-cell>
          <table:table-cell table:formula="of:=ROUND((0.00005-([.A2589]-0.4)/270000) * 1000000)" office:value-type="float" office:value="-44" calcext:value-type="float">
            <text:p>-44</text:p>
          </table:table-cell>
          <table:table-cell table:formula="of:=([.A2589]-0.4)/(0.00005-0.000001*[.B2589])-260000" office:value-type="float" office:value="10957.4468085238" calcext:value-type="float">
            <text:p>10957</text:p>
          </table:table-cell>
        </table:table-row>
        <table:table-row table:style-name="ro1">
          <table:table-cell table:formula="of:=[.A2589]+0.01" office:value-type="float" office:value="25.8800000000012" calcext:value-type="float">
            <text:p>25.8800000000012</text:p>
          </table:table-cell>
          <table:table-cell table:formula="of:=ROUND((0.00005-([.A2590]-0.4)/270000) * 1000000)" office:value-type="float" office:value="-44" calcext:value-type="float">
            <text:p>-44</text:p>
          </table:table-cell>
          <table:table-cell table:formula="of:=([.A2590]-0.4)/(0.00005-0.000001*[.B2590])-260000" office:value-type="float" office:value="11063.8297872473" calcext:value-type="float">
            <text:p>11064</text:p>
          </table:table-cell>
        </table:table-row>
        <table:table-row table:style-name="ro1">
          <table:table-cell table:formula="of:=[.A2590]+0.01" office:value-type="float" office:value="25.8900000000012" calcext:value-type="float">
            <text:p>25.8900000000012</text:p>
          </table:table-cell>
          <table:table-cell table:formula="of:=ROUND((0.00005-([.A2591]-0.4)/270000) * 1000000)" office:value-type="float" office:value="-44" calcext:value-type="float">
            <text:p>-44</text:p>
          </table:table-cell>
          <table:table-cell table:formula="of:=([.A2591]-0.4)/(0.00005-0.000001*[.B2591])-260000" office:value-type="float" office:value="11170.2127659707" calcext:value-type="float">
            <text:p>11170</text:p>
          </table:table-cell>
        </table:table-row>
        <table:table-row table:style-name="ro1">
          <table:table-cell table:formula="of:=[.A2591]+0.01" office:value-type="float" office:value="25.9000000000012" calcext:value-type="float">
            <text:p>25.9000000000012</text:p>
          </table:table-cell>
          <table:table-cell table:formula="of:=ROUND((0.00005-([.A2592]-0.4)/270000) * 1000000)" office:value-type="float" office:value="-44" calcext:value-type="float">
            <text:p>-44</text:p>
          </table:table-cell>
          <table:table-cell table:formula="of:=([.A2592]-0.4)/(0.00005-0.000001*[.B2592])-260000" office:value-type="float" office:value="11276.5957446941" calcext:value-type="float">
            <text:p>11277</text:p>
          </table:table-cell>
        </table:table-row>
        <table:table-row table:style-name="ro1">
          <table:table-cell table:formula="of:=[.A2592]+0.01" office:value-type="float" office:value="25.9100000000012" calcext:value-type="float">
            <text:p>25.9100000000012</text:p>
          </table:table-cell>
          <table:table-cell table:formula="of:=ROUND((0.00005-([.A2593]-0.4)/270000) * 1000000)" office:value-type="float" office:value="-44" calcext:value-type="float">
            <text:p>-44</text:p>
          </table:table-cell>
          <table:table-cell table:formula="of:=([.A2593]-0.4)/(0.00005-0.000001*[.B2593])-260000" office:value-type="float" office:value="11382.9787234176" calcext:value-type="float">
            <text:p>11383</text:p>
          </table:table-cell>
        </table:table-row>
        <table:table-row table:style-name="ro1">
          <table:table-cell table:formula="of:=[.A2593]+0.01" office:value-type="float" office:value="25.9200000000013" calcext:value-type="float">
            <text:p>25.9200000000013</text:p>
          </table:table-cell>
          <table:table-cell table:formula="of:=ROUND((0.00005-([.A2594]-0.4)/270000) * 1000000)" office:value-type="float" office:value="-45" calcext:value-type="float">
            <text:p>-45</text:p>
          </table:table-cell>
          <table:table-cell table:formula="of:=([.A2594]-0.4)/(0.00005-0.000001*[.B2594])-260000" office:value-type="float" office:value="8631.57894738158" calcext:value-type="float">
            <text:p>8632</text:p>
          </table:table-cell>
        </table:table-row>
        <table:table-row table:style-name="ro1">
          <table:table-cell table:formula="of:=[.A2594]+0.01" office:value-type="float" office:value="25.9300000000013" calcext:value-type="float">
            <text:p>25.9300000000013</text:p>
          </table:table-cell>
          <table:table-cell table:formula="of:=ROUND((0.00005-([.A2595]-0.4)/270000) * 1000000)" office:value-type="float" office:value="-45" calcext:value-type="float">
            <text:p>-45</text:p>
          </table:table-cell>
          <table:table-cell table:formula="of:=([.A2595]-0.4)/(0.00005-0.000001*[.B2595])-260000" office:value-type="float" office:value="8736.84210527636" calcext:value-type="float">
            <text:p>8737</text:p>
          </table:table-cell>
        </table:table-row>
        <table:table-row table:style-name="ro1">
          <table:table-cell table:formula="of:=[.A2595]+0.01" office:value-type="float" office:value="25.9400000000013" calcext:value-type="float">
            <text:p>25.9400000000013</text:p>
          </table:table-cell>
          <table:table-cell table:formula="of:=ROUND((0.00005-([.A2596]-0.4)/270000) * 1000000)" office:value-type="float" office:value="-45" calcext:value-type="float">
            <text:p>-45</text:p>
          </table:table-cell>
          <table:table-cell table:formula="of:=([.A2596]-0.4)/(0.00005-0.000001*[.B2596])-260000" office:value-type="float" office:value="8842.10526317114" calcext:value-type="float">
            <text:p>8842</text:p>
          </table:table-cell>
        </table:table-row>
        <table:table-row table:style-name="ro1">
          <table:table-cell table:formula="of:=[.A2596]+0.01" office:value-type="float" office:value="25.9500000000013" calcext:value-type="float">
            <text:p>25.9500000000013</text:p>
          </table:table-cell>
          <table:table-cell table:formula="of:=ROUND((0.00005-([.A2597]-0.4)/270000) * 1000000)" office:value-type="float" office:value="-45" calcext:value-type="float">
            <text:p>-45</text:p>
          </table:table-cell>
          <table:table-cell table:formula="of:=([.A2597]-0.4)/(0.00005-0.000001*[.B2597])-260000" office:value-type="float" office:value="8947.36842106585" calcext:value-type="float">
            <text:p>8947</text:p>
          </table:table-cell>
        </table:table-row>
        <table:table-row table:style-name="ro1">
          <table:table-cell table:formula="of:=[.A2597]+0.01" office:value-type="float" office:value="25.9600000000013" calcext:value-type="float">
            <text:p>25.9600000000013</text:p>
          </table:table-cell>
          <table:table-cell table:formula="of:=ROUND((0.00005-([.A2598]-0.4)/270000) * 1000000)" office:value-type="float" office:value="-45" calcext:value-type="float">
            <text:p>-45</text:p>
          </table:table-cell>
          <table:table-cell table:formula="of:=([.A2598]-0.4)/(0.00005-0.000001*[.B2598])-260000" office:value-type="float" office:value="9052.63157896063" calcext:value-type="float">
            <text:p>9053</text:p>
          </table:table-cell>
        </table:table-row>
        <table:table-row table:style-name="ro1">
          <table:table-cell table:formula="of:=[.A2598]+0.01" office:value-type="float" office:value="25.9700000000013" calcext:value-type="float">
            <text:p>25.9700000000013</text:p>
          </table:table-cell>
          <table:table-cell table:formula="of:=ROUND((0.00005-([.A2599]-0.4)/270000) * 1000000)" office:value-type="float" office:value="-45" calcext:value-type="float">
            <text:p>-45</text:p>
          </table:table-cell>
          <table:table-cell table:formula="of:=([.A2599]-0.4)/(0.00005-0.000001*[.B2599])-260000" office:value-type="float" office:value="9157.89473685535" calcext:value-type="float">
            <text:p>9158</text:p>
          </table:table-cell>
        </table:table-row>
        <table:table-row table:style-name="ro1">
          <table:table-cell table:formula="of:=[.A2599]+0.01" office:value-type="float" office:value="25.9800000000013" calcext:value-type="float">
            <text:p>25.9800000000013</text:p>
          </table:table-cell>
          <table:table-cell table:formula="of:=ROUND((0.00005-([.A2600]-0.4)/270000) * 1000000)" office:value-type="float" office:value="-45" calcext:value-type="float">
            <text:p>-45</text:p>
          </table:table-cell>
          <table:table-cell table:formula="of:=([.A2600]-0.4)/(0.00005-0.000001*[.B2600])-260000" office:value-type="float" office:value="9263.15789475013" calcext:value-type="float">
            <text:p>9263</text:p>
          </table:table-cell>
        </table:table-row>
        <table:table-row table:style-name="ro1">
          <table:table-cell table:formula="of:=[.A2600]+0.01" office:value-type="float" office:value="25.9900000000013" calcext:value-type="float">
            <text:p>25.9900000000013</text:p>
          </table:table-cell>
          <table:table-cell table:formula="of:=ROUND((0.00005-([.A2601]-0.4)/270000) * 1000000)" office:value-type="float" office:value="-45" calcext:value-type="float">
            <text:p>-45</text:p>
          </table:table-cell>
          <table:table-cell table:formula="of:=([.A2601]-0.4)/(0.00005-0.000001*[.B2601])-260000" office:value-type="float" office:value="9368.4210526449" calcext:value-type="float">
            <text:p>9368</text:p>
          </table:table-cell>
        </table:table-row>
        <table:table-row table:style-name="ro1">
          <table:table-cell table:formula="of:=[.A2601]+0.01" office:value-type="float" office:value="26.0000000000013" calcext:value-type="float">
            <text:p>26.0000000000013</text:p>
          </table:table-cell>
          <table:table-cell table:formula="of:=ROUND((0.00005-([.A2602]-0.4)/270000) * 1000000)" office:value-type="float" office:value="-45" calcext:value-type="float">
            <text:p>-45</text:p>
          </table:table-cell>
          <table:table-cell table:formula="of:=([.A2602]-0.4)/(0.00005-0.000001*[.B2602])-260000" office:value-type="float" office:value="9473.68421053962" calcext:value-type="float">
            <text:p>9474</text:p>
          </table:table-cell>
        </table:table-row>
        <table:table-row table:style-name="ro1">
          <table:table-cell table:formula="of:=[.A2602]+0.01" office:value-type="float" office:value="26.0100000000013" calcext:value-type="float">
            <text:p>26.0100000000013</text:p>
          </table:table-cell>
          <table:table-cell table:formula="of:=ROUND((0.00005-([.A2603]-0.4)/270000) * 1000000)" office:value-type="float" office:value="-45" calcext:value-type="float">
            <text:p>-45</text:p>
          </table:table-cell>
          <table:table-cell table:formula="of:=([.A2603]-0.4)/(0.00005-0.000001*[.B2603])-260000" office:value-type="float" office:value="9578.9473684344" calcext:value-type="float">
            <text:p>9579</text:p>
          </table:table-cell>
        </table:table-row>
        <table:table-row table:style-name="ro1">
          <table:table-cell table:formula="of:=[.A2603]+0.01" office:value-type="float" office:value="26.0200000000013" calcext:value-type="float">
            <text:p>26.0200000000013</text:p>
          </table:table-cell>
          <table:table-cell table:formula="of:=ROUND((0.00005-([.A2604]-0.4)/270000) * 1000000)" office:value-type="float" office:value="-45" calcext:value-type="float">
            <text:p>-45</text:p>
          </table:table-cell>
          <table:table-cell table:formula="of:=([.A2604]-0.4)/(0.00005-0.000001*[.B2604])-260000" office:value-type="float" office:value="9684.21052632912" calcext:value-type="float">
            <text:p>9684</text:p>
          </table:table-cell>
        </table:table-row>
        <table:table-row table:style-name="ro1">
          <table:table-cell table:formula="of:=[.A2604]+0.01" office:value-type="float" office:value="26.0300000000013" calcext:value-type="float">
            <text:p>26.0300000000013</text:p>
          </table:table-cell>
          <table:table-cell table:formula="of:=ROUND((0.00005-([.A2605]-0.4)/270000) * 1000000)" office:value-type="float" office:value="-45" calcext:value-type="float">
            <text:p>-45</text:p>
          </table:table-cell>
          <table:table-cell table:formula="of:=([.A2605]-0.4)/(0.00005-0.000001*[.B2605])-260000" office:value-type="float" office:value="9789.47368422389" calcext:value-type="float">
            <text:p>9789</text:p>
          </table:table-cell>
        </table:table-row>
        <table:table-row table:style-name="ro1">
          <table:table-cell table:formula="of:=[.A2605]+0.01" office:value-type="float" office:value="26.0400000000013" calcext:value-type="float">
            <text:p>26.0400000000013</text:p>
          </table:table-cell>
          <table:table-cell table:formula="of:=ROUND((0.00005-([.A2606]-0.4)/270000) * 1000000)" office:value-type="float" office:value="-45" calcext:value-type="float">
            <text:p>-45</text:p>
          </table:table-cell>
          <table:table-cell table:formula="of:=([.A2606]-0.4)/(0.00005-0.000001*[.B2606])-260000" office:value-type="float" office:value="9894.73684211867" calcext:value-type="float">
            <text:p>9895</text:p>
          </table:table-cell>
        </table:table-row>
        <table:table-row table:style-name="ro1">
          <table:table-cell table:formula="of:=[.A2606]+0.01" office:value-type="float" office:value="26.0500000000013" calcext:value-type="float">
            <text:p>26.0500000000013</text:p>
          </table:table-cell>
          <table:table-cell table:formula="of:=ROUND((0.00005-([.A2607]-0.4)/270000) * 1000000)" office:value-type="float" office:value="-45" calcext:value-type="float">
            <text:p>-45</text:p>
          </table:table-cell>
          <table:table-cell table:formula="of:=([.A2607]-0.4)/(0.00005-0.000001*[.B2607])-260000" office:value-type="float" office:value="10000.0000000134" calcext:value-type="float">
            <text:p>10000</text:p>
          </table:table-cell>
        </table:table-row>
        <table:table-row table:style-name="ro1">
          <table:table-cell table:formula="of:=[.A2607]+0.01" office:value-type="float" office:value="26.0600000000013" calcext:value-type="float">
            <text:p>26.0600000000013</text:p>
          </table:table-cell>
          <table:table-cell table:formula="of:=ROUND((0.00005-([.A2608]-0.4)/270000) * 1000000)" office:value-type="float" office:value="-45" calcext:value-type="float">
            <text:p>-45</text:p>
          </table:table-cell>
          <table:table-cell table:formula="of:=([.A2608]-0.4)/(0.00005-0.000001*[.B2608])-260000" office:value-type="float" office:value="10105.2631579082" calcext:value-type="float">
            <text:p>10105</text:p>
          </table:table-cell>
        </table:table-row>
        <table:table-row table:style-name="ro1">
          <table:table-cell table:formula="of:=[.A2608]+0.01" office:value-type="float" office:value="26.0700000000013" calcext:value-type="float">
            <text:p>26.0700000000013</text:p>
          </table:table-cell>
          <table:table-cell table:formula="of:=ROUND((0.00005-([.A2609]-0.4)/270000) * 1000000)" office:value-type="float" office:value="-45" calcext:value-type="float">
            <text:p>-45</text:p>
          </table:table-cell>
          <table:table-cell table:formula="of:=([.A2609]-0.4)/(0.00005-0.000001*[.B2609])-260000" office:value-type="float" office:value="10210.5263158029" calcext:value-type="float">
            <text:p>10211</text:p>
          </table:table-cell>
        </table:table-row>
        <table:table-row table:style-name="ro1">
          <table:table-cell table:formula="of:=[.A2609]+0.01" office:value-type="float" office:value="26.0800000000013" calcext:value-type="float">
            <text:p>26.0800000000013</text:p>
          </table:table-cell>
          <table:table-cell table:formula="of:=ROUND((0.00005-([.A2610]-0.4)/270000) * 1000000)" office:value-type="float" office:value="-45" calcext:value-type="float">
            <text:p>-45</text:p>
          </table:table-cell>
          <table:table-cell table:formula="of:=([.A2610]-0.4)/(0.00005-0.000001*[.B2610])-260000" office:value-type="float" office:value="10315.7894736977" calcext:value-type="float">
            <text:p>10316</text:p>
          </table:table-cell>
        </table:table-row>
        <table:table-row table:style-name="ro1">
          <table:table-cell table:formula="of:=[.A2610]+0.01" office:value-type="float" office:value="26.0900000000013" calcext:value-type="float">
            <text:p>26.0900000000013</text:p>
          </table:table-cell>
          <table:table-cell table:formula="of:=ROUND((0.00005-([.A2611]-0.4)/270000) * 1000000)" office:value-type="float" office:value="-45" calcext:value-type="float">
            <text:p>-45</text:p>
          </table:table-cell>
          <table:table-cell table:formula="of:=([.A2611]-0.4)/(0.00005-0.000001*[.B2611])-260000" office:value-type="float" office:value="10421.0526315924" calcext:value-type="float">
            <text:p>10421</text:p>
          </table:table-cell>
        </table:table-row>
        <table:table-row table:style-name="ro1">
          <table:table-cell table:formula="of:=[.A2611]+0.01" office:value-type="float" office:value="26.1000000000013" calcext:value-type="float">
            <text:p>26.1000000000013</text:p>
          </table:table-cell>
          <table:table-cell table:formula="of:=ROUND((0.00005-([.A2612]-0.4)/270000) * 1000000)" office:value-type="float" office:value="-45" calcext:value-type="float">
            <text:p>-45</text:p>
          </table:table-cell>
          <table:table-cell table:formula="of:=([.A2612]-0.4)/(0.00005-0.000001*[.B2612])-260000" office:value-type="float" office:value="10526.3157894872" calcext:value-type="float">
            <text:p>10526</text:p>
          </table:table-cell>
        </table:table-row>
        <table:table-row table:style-name="ro1">
          <table:table-cell table:formula="of:=[.A2612]+0.01" office:value-type="float" office:value="26.1100000000013" calcext:value-type="float">
            <text:p>26.1100000000013</text:p>
          </table:table-cell>
          <table:table-cell table:formula="of:=ROUND((0.00005-([.A2613]-0.4)/270000) * 1000000)" office:value-type="float" office:value="-45" calcext:value-type="float">
            <text:p>-45</text:p>
          </table:table-cell>
          <table:table-cell table:formula="of:=([.A2613]-0.4)/(0.00005-0.000001*[.B2613])-260000" office:value-type="float" office:value="10631.5789473819" calcext:value-type="float">
            <text:p>10632</text:p>
          </table:table-cell>
        </table:table-row>
        <table:table-row table:style-name="ro1">
          <table:table-cell table:formula="of:=[.A2613]+0.01" office:value-type="float" office:value="26.1200000000013" calcext:value-type="float">
            <text:p>26.1200000000013</text:p>
          </table:table-cell>
          <table:table-cell table:formula="of:=ROUND((0.00005-([.A2614]-0.4)/270000) * 1000000)" office:value-type="float" office:value="-45" calcext:value-type="float">
            <text:p>-45</text:p>
          </table:table-cell>
          <table:table-cell table:formula="of:=([.A2614]-0.4)/(0.00005-0.000001*[.B2614])-260000" office:value-type="float" office:value="10736.8421052767" calcext:value-type="float">
            <text:p>10737</text:p>
          </table:table-cell>
        </table:table-row>
        <table:table-row table:style-name="ro1">
          <table:table-cell table:formula="of:=[.A2614]+0.01" office:value-type="float" office:value="26.1300000000013" calcext:value-type="float">
            <text:p>26.1300000000013</text:p>
          </table:table-cell>
          <table:table-cell table:formula="of:=ROUND((0.00005-([.A2615]-0.4)/270000) * 1000000)" office:value-type="float" office:value="-45" calcext:value-type="float">
            <text:p>-45</text:p>
          </table:table-cell>
          <table:table-cell table:formula="of:=([.A2615]-0.4)/(0.00005-0.000001*[.B2615])-260000" office:value-type="float" office:value="10842.1052631714" calcext:value-type="float">
            <text:p>10842</text:p>
          </table:table-cell>
        </table:table-row>
        <table:table-row table:style-name="ro1">
          <table:table-cell table:formula="of:=[.A2615]+0.01" office:value-type="float" office:value="26.1400000000013" calcext:value-type="float">
            <text:p>26.1400000000013</text:p>
          </table:table-cell>
          <table:table-cell table:formula="of:=ROUND((0.00005-([.A2616]-0.4)/270000) * 1000000)" office:value-type="float" office:value="-45" calcext:value-type="float">
            <text:p>-45</text:p>
          </table:table-cell>
          <table:table-cell table:formula="of:=([.A2616]-0.4)/(0.00005-0.000001*[.B2616])-260000" office:value-type="float" office:value="10947.3684210662" calcext:value-type="float">
            <text:p>10947</text:p>
          </table:table-cell>
        </table:table-row>
        <table:table-row table:style-name="ro1">
          <table:table-cell table:formula="of:=[.A2616]+0.01" office:value-type="float" office:value="26.1500000000013" calcext:value-type="float">
            <text:p>26.1500000000013</text:p>
          </table:table-cell>
          <table:table-cell table:formula="of:=ROUND((0.00005-([.A2617]-0.4)/270000) * 1000000)" office:value-type="float" office:value="-45" calcext:value-type="float">
            <text:p>-45</text:p>
          </table:table-cell>
          <table:table-cell table:formula="of:=([.A2617]-0.4)/(0.00005-0.000001*[.B2617])-260000" office:value-type="float" office:value="11052.6315789609" calcext:value-type="float">
            <text:p>11053</text:p>
          </table:table-cell>
        </table:table-row>
        <table:table-row table:style-name="ro1">
          <table:table-cell table:formula="of:=[.A2617]+0.01" office:value-type="float" office:value="26.1600000000013" calcext:value-type="float">
            <text:p>26.1600000000013</text:p>
          </table:table-cell>
          <table:table-cell table:formula="of:=ROUND((0.00005-([.A2618]-0.4)/270000) * 1000000)" office:value-type="float" office:value="-45" calcext:value-type="float">
            <text:p>-45</text:p>
          </table:table-cell>
          <table:table-cell table:formula="of:=([.A2618]-0.4)/(0.00005-0.000001*[.B2618])-260000" office:value-type="float" office:value="11157.8947368557" calcext:value-type="float">
            <text:p>11158</text:p>
          </table:table-cell>
        </table:table-row>
        <table:table-row table:style-name="ro1">
          <table:table-cell table:formula="of:=[.A2618]+0.01" office:value-type="float" office:value="26.1700000000013" calcext:value-type="float">
            <text:p>26.1700000000013</text:p>
          </table:table-cell>
          <table:table-cell table:formula="of:=ROUND((0.00005-([.A2619]-0.4)/270000) * 1000000)" office:value-type="float" office:value="-45" calcext:value-type="float">
            <text:p>-45</text:p>
          </table:table-cell>
          <table:table-cell table:formula="of:=([.A2619]-0.4)/(0.00005-0.000001*[.B2619])-260000" office:value-type="float" office:value="11263.1578947504" calcext:value-type="float">
            <text:p>11263</text:p>
          </table:table-cell>
        </table:table-row>
        <table:table-row table:style-name="ro1">
          <table:table-cell table:formula="of:=[.A2619]+0.01" office:value-type="float" office:value="26.1800000000013" calcext:value-type="float">
            <text:p>26.1800000000013</text:p>
          </table:table-cell>
          <table:table-cell table:formula="of:=ROUND((0.00005-([.A2620]-0.4)/270000) * 1000000)" office:value-type="float" office:value="-45" calcext:value-type="float">
            <text:p>-45</text:p>
          </table:table-cell>
          <table:table-cell table:formula="of:=([.A2620]-0.4)/(0.00005-0.000001*[.B2620])-260000" office:value-type="float" office:value="11368.4210526452" calcext:value-type="float">
            <text:p>11368</text:p>
          </table:table-cell>
        </table:table-row>
        <table:table-row table:style-name="ro1">
          <table:table-cell table:formula="of:=[.A2620]+0.01" office:value-type="float" office:value="26.1900000000013" calcext:value-type="float">
            <text:p>26.1900000000013</text:p>
          </table:table-cell>
          <table:table-cell table:formula="of:=ROUND((0.00005-([.A2621]-0.4)/270000) * 1000000)" office:value-type="float" office:value="-46" calcext:value-type="float">
            <text:p>-46</text:p>
          </table:table-cell>
          <table:table-cell table:formula="of:=([.A2621]-0.4)/(0.00005-0.000001*[.B2621])-260000" office:value-type="float" office:value="8645.83333334682" calcext:value-type="float">
            <text:p>8646</text:p>
          </table:table-cell>
        </table:table-row>
        <table:table-row table:style-name="ro1">
          <table:table-cell table:formula="of:=[.A2621]+0.01" office:value-type="float" office:value="26.2000000000013" calcext:value-type="float">
            <text:p>26.2000000000013</text:p>
          </table:table-cell>
          <table:table-cell table:formula="of:=ROUND((0.00005-([.A2622]-0.4)/270000) * 1000000)" office:value-type="float" office:value="-46" calcext:value-type="float">
            <text:p>-46</text:p>
          </table:table-cell>
          <table:table-cell table:formula="of:=([.A2622]-0.4)/(0.00005-0.000001*[.B2622])-260000" office:value-type="float" office:value="8750.0000000135" calcext:value-type="float">
            <text:p>8750</text:p>
          </table:table-cell>
        </table:table-row>
        <table:table-row table:style-name="ro1">
          <table:table-cell table:formula="of:=[.A2622]+0.01" office:value-type="float" office:value="26.2100000000013" calcext:value-type="float">
            <text:p>26.2100000000013</text:p>
          </table:table-cell>
          <table:table-cell table:formula="of:=ROUND((0.00005-([.A2623]-0.4)/270000) * 1000000)" office:value-type="float" office:value="-46" calcext:value-type="float">
            <text:p>-46</text:p>
          </table:table-cell>
          <table:table-cell table:formula="of:=([.A2623]-0.4)/(0.00005-0.000001*[.B2623])-260000" office:value-type="float" office:value="8854.16666668019" calcext:value-type="float">
            <text:p>8854</text:p>
          </table:table-cell>
        </table:table-row>
        <table:table-row table:style-name="ro1">
          <table:table-cell table:formula="of:=[.A2623]+0.01" office:value-type="float" office:value="26.2200000000013" calcext:value-type="float">
            <text:p>26.2200000000013</text:p>
          </table:table-cell>
          <table:table-cell table:formula="of:=ROUND((0.00005-([.A2624]-0.4)/270000) * 1000000)" office:value-type="float" office:value="-46" calcext:value-type="float">
            <text:p>-46</text:p>
          </table:table-cell>
          <table:table-cell table:formula="of:=([.A2624]-0.4)/(0.00005-0.000001*[.B2624])-260000" office:value-type="float" office:value="8958.33333334688" calcext:value-type="float">
            <text:p>8958</text:p>
          </table:table-cell>
        </table:table-row>
        <table:table-row table:style-name="ro1">
          <table:table-cell table:formula="of:=[.A2624]+0.01" office:value-type="float" office:value="26.2300000000013" calcext:value-type="float">
            <text:p>26.2300000000013</text:p>
          </table:table-cell>
          <table:table-cell table:formula="of:=ROUND((0.00005-([.A2625]-0.4)/270000) * 1000000)" office:value-type="float" office:value="-46" calcext:value-type="float">
            <text:p>-46</text:p>
          </table:table-cell>
          <table:table-cell table:formula="of:=([.A2625]-0.4)/(0.00005-0.000001*[.B2625])-260000" office:value-type="float" office:value="9062.50000001356" calcext:value-type="float">
            <text:p>9063</text:p>
          </table:table-cell>
        </table:table-row>
        <table:table-row table:style-name="ro1">
          <table:table-cell table:formula="of:=[.A2625]+0.01" office:value-type="float" office:value="26.2400000000013" calcext:value-type="float">
            <text:p>26.2400000000013</text:p>
          </table:table-cell>
          <table:table-cell table:formula="of:=ROUND((0.00005-([.A2626]-0.4)/270000) * 1000000)" office:value-type="float" office:value="-46" calcext:value-type="float">
            <text:p>-46</text:p>
          </table:table-cell>
          <table:table-cell table:formula="of:=([.A2626]-0.4)/(0.00005-0.000001*[.B2626])-260000" office:value-type="float" office:value="9166.66666668025" calcext:value-type="float">
            <text:p>9167</text:p>
          </table:table-cell>
        </table:table-row>
        <table:table-row table:style-name="ro1">
          <table:table-cell table:formula="of:=[.A2626]+0.01" office:value-type="float" office:value="26.2500000000013" calcext:value-type="float">
            <text:p>26.2500000000013</text:p>
          </table:table-cell>
          <table:table-cell table:formula="of:=ROUND((0.00005-([.A2627]-0.4)/270000) * 1000000)" office:value-type="float" office:value="-46" calcext:value-type="float">
            <text:p>-46</text:p>
          </table:table-cell>
          <table:table-cell table:formula="of:=([.A2627]-0.4)/(0.00005-0.000001*[.B2627])-260000" office:value-type="float" office:value="9270.83333334693" calcext:value-type="float">
            <text:p>9271</text:p>
          </table:table-cell>
        </table:table-row>
        <table:table-row table:style-name="ro1">
          <table:table-cell table:formula="of:=[.A2627]+0.01" office:value-type="float" office:value="26.2600000000013" calcext:value-type="float">
            <text:p>26.2600000000013</text:p>
          </table:table-cell>
          <table:table-cell table:formula="of:=ROUND((0.00005-([.A2628]-0.4)/270000) * 1000000)" office:value-type="float" office:value="-46" calcext:value-type="float">
            <text:p>-46</text:p>
          </table:table-cell>
          <table:table-cell table:formula="of:=([.A2628]-0.4)/(0.00005-0.000001*[.B2628])-260000" office:value-type="float" office:value="9375.00000001362" calcext:value-type="float">
            <text:p>9375</text:p>
          </table:table-cell>
        </table:table-row>
        <table:table-row table:style-name="ro1">
          <table:table-cell table:formula="of:=[.A2628]+0.01" office:value-type="float" office:value="26.2700000000013" calcext:value-type="float">
            <text:p>26.2700000000013</text:p>
          </table:table-cell>
          <table:table-cell table:formula="of:=ROUND((0.00005-([.A2629]-0.4)/270000) * 1000000)" office:value-type="float" office:value="-46" calcext:value-type="float">
            <text:p>-46</text:p>
          </table:table-cell>
          <table:table-cell table:formula="of:=([.A2629]-0.4)/(0.00005-0.000001*[.B2629])-260000" office:value-type="float" office:value="9479.16666668031" calcext:value-type="float">
            <text:p>9479</text:p>
          </table:table-cell>
        </table:table-row>
        <table:table-row table:style-name="ro1">
          <table:table-cell table:formula="of:=[.A2629]+0.01" office:value-type="float" office:value="26.2800000000013" calcext:value-type="float">
            <text:p>26.2800000000013</text:p>
          </table:table-cell>
          <table:table-cell table:formula="of:=ROUND((0.00005-([.A2630]-0.4)/270000) * 1000000)" office:value-type="float" office:value="-46" calcext:value-type="float">
            <text:p>-46</text:p>
          </table:table-cell>
          <table:table-cell table:formula="of:=([.A2630]-0.4)/(0.00005-0.000001*[.B2630])-260000" office:value-type="float" office:value="9583.33333334699" calcext:value-type="float">
            <text:p>9583</text:p>
          </table:table-cell>
        </table:table-row>
        <table:table-row table:style-name="ro1">
          <table:table-cell table:formula="of:=[.A2630]+0.01" office:value-type="float" office:value="26.2900000000013" calcext:value-type="float">
            <text:p>26.2900000000013</text:p>
          </table:table-cell>
          <table:table-cell table:formula="of:=ROUND((0.00005-([.A2631]-0.4)/270000) * 1000000)" office:value-type="float" office:value="-46" calcext:value-type="float">
            <text:p>-46</text:p>
          </table:table-cell>
          <table:table-cell table:formula="of:=([.A2631]-0.4)/(0.00005-0.000001*[.B2631])-260000" office:value-type="float" office:value="9687.50000001368" calcext:value-type="float">
            <text:p>9688</text:p>
          </table:table-cell>
        </table:table-row>
        <table:table-row table:style-name="ro1">
          <table:table-cell table:formula="of:=[.A2631]+0.01" office:value-type="float" office:value="26.3000000000013" calcext:value-type="float">
            <text:p>26.3000000000013</text:p>
          </table:table-cell>
          <table:table-cell table:formula="of:=ROUND((0.00005-([.A2632]-0.4)/270000) * 1000000)" office:value-type="float" office:value="-46" calcext:value-type="float">
            <text:p>-46</text:p>
          </table:table-cell>
          <table:table-cell table:formula="of:=([.A2632]-0.4)/(0.00005-0.000001*[.B2632])-260000" office:value-type="float" office:value="9791.66666668037" calcext:value-type="float">
            <text:p>9792</text:p>
          </table:table-cell>
        </table:table-row>
        <table:table-row table:style-name="ro1">
          <table:table-cell table:formula="of:=[.A2632]+0.01" office:value-type="float" office:value="26.3100000000013" calcext:value-type="float">
            <text:p>26.3100000000013</text:p>
          </table:table-cell>
          <table:table-cell table:formula="of:=ROUND((0.00005-([.A2633]-0.4)/270000) * 1000000)" office:value-type="float" office:value="-46" calcext:value-type="float">
            <text:p>-46</text:p>
          </table:table-cell>
          <table:table-cell table:formula="of:=([.A2633]-0.4)/(0.00005-0.000001*[.B2633])-260000" office:value-type="float" office:value="9895.83333334699" calcext:value-type="float">
            <text:p>9896</text:p>
          </table:table-cell>
        </table:table-row>
        <table:table-row table:style-name="ro1">
          <table:table-cell table:formula="of:=[.A2633]+0.01" office:value-type="float" office:value="26.3200000000013" calcext:value-type="float">
            <text:p>26.3200000000013</text:p>
          </table:table-cell>
          <table:table-cell table:formula="of:=ROUND((0.00005-([.A2634]-0.4)/270000) * 1000000)" office:value-type="float" office:value="-46" calcext:value-type="float">
            <text:p>-46</text:p>
          </table:table-cell>
          <table:table-cell table:formula="of:=([.A2634]-0.4)/(0.00005-0.000001*[.B2634])-260000" office:value-type="float" office:value="10000.0000000137" calcext:value-type="float">
            <text:p>10000</text:p>
          </table:table-cell>
        </table:table-row>
        <table:table-row table:style-name="ro1">
          <table:table-cell table:formula="of:=[.A2634]+0.01" office:value-type="float" office:value="26.3300000000013" calcext:value-type="float">
            <text:p>26.3300000000013</text:p>
          </table:table-cell>
          <table:table-cell table:formula="of:=ROUND((0.00005-([.A2635]-0.4)/270000) * 1000000)" office:value-type="float" office:value="-46" calcext:value-type="float">
            <text:p>-46</text:p>
          </table:table-cell>
          <table:table-cell table:formula="of:=([.A2635]-0.4)/(0.00005-0.000001*[.B2635])-260000" office:value-type="float" office:value="10104.1666666804" calcext:value-type="float">
            <text:p>10104</text:p>
          </table:table-cell>
        </table:table-row>
        <table:table-row table:style-name="ro1">
          <table:table-cell table:formula="of:=[.A2635]+0.01" office:value-type="float" office:value="26.3400000000013" calcext:value-type="float">
            <text:p>26.3400000000013</text:p>
          </table:table-cell>
          <table:table-cell table:formula="of:=ROUND((0.00005-([.A2636]-0.4)/270000) * 1000000)" office:value-type="float" office:value="-46" calcext:value-type="float">
            <text:p>-46</text:p>
          </table:table-cell>
          <table:table-cell table:formula="of:=([.A2636]-0.4)/(0.00005-0.000001*[.B2636])-260000" office:value-type="float" office:value="10208.3333333471" calcext:value-type="float">
            <text:p>10208</text:p>
          </table:table-cell>
        </table:table-row>
        <table:table-row table:style-name="ro1">
          <table:table-cell table:formula="of:=[.A2636]+0.01" office:value-type="float" office:value="26.3500000000013" calcext:value-type="float">
            <text:p>26.3500000000013</text:p>
          </table:table-cell>
          <table:table-cell table:formula="of:=ROUND((0.00005-([.A2637]-0.4)/270000) * 1000000)" office:value-type="float" office:value="-46" calcext:value-type="float">
            <text:p>-46</text:p>
          </table:table-cell>
          <table:table-cell table:formula="of:=([.A2637]-0.4)/(0.00005-0.000001*[.B2637])-260000" office:value-type="float" office:value="10312.5000000137" calcext:value-type="float">
            <text:p>10313</text:p>
          </table:table-cell>
        </table:table-row>
        <table:table-row table:style-name="ro1">
          <table:table-cell table:formula="of:=[.A2637]+0.01" office:value-type="float" office:value="26.3600000000013" calcext:value-type="float">
            <text:p>26.3600000000013</text:p>
          </table:table-cell>
          <table:table-cell table:formula="of:=ROUND((0.00005-([.A2638]-0.4)/270000) * 1000000)" office:value-type="float" office:value="-46" calcext:value-type="float">
            <text:p>-46</text:p>
          </table:table-cell>
          <table:table-cell table:formula="of:=([.A2638]-0.4)/(0.00005-0.000001*[.B2638])-260000" office:value-type="float" office:value="10416.6666666804" calcext:value-type="float">
            <text:p>10417</text:p>
          </table:table-cell>
        </table:table-row>
        <table:table-row table:style-name="ro1">
          <table:table-cell table:formula="of:=[.A2638]+0.01" office:value-type="float" office:value="26.3700000000013" calcext:value-type="float">
            <text:p>26.3700000000013</text:p>
          </table:table-cell>
          <table:table-cell table:formula="of:=ROUND((0.00005-([.A2639]-0.4)/270000) * 1000000)" office:value-type="float" office:value="-46" calcext:value-type="float">
            <text:p>-46</text:p>
          </table:table-cell>
          <table:table-cell table:formula="of:=([.A2639]-0.4)/(0.00005-0.000001*[.B2639])-260000" office:value-type="float" office:value="10520.8333333471" calcext:value-type="float">
            <text:p>10521</text:p>
          </table:table-cell>
        </table:table-row>
        <table:table-row table:style-name="ro1">
          <table:table-cell table:formula="of:=[.A2639]+0.01" office:value-type="float" office:value="26.3800000000013" calcext:value-type="float">
            <text:p>26.3800000000013</text:p>
          </table:table-cell>
          <table:table-cell table:formula="of:=ROUND((0.00005-([.A2640]-0.4)/270000) * 1000000)" office:value-type="float" office:value="-46" calcext:value-type="float">
            <text:p>-46</text:p>
          </table:table-cell>
          <table:table-cell table:formula="of:=([.A2640]-0.4)/(0.00005-0.000001*[.B2640])-260000" office:value-type="float" office:value="10625.0000000138" calcext:value-type="float">
            <text:p>10625</text:p>
          </table:table-cell>
        </table:table-row>
        <table:table-row table:style-name="ro1">
          <table:table-cell table:formula="of:=[.A2640]+0.01" office:value-type="float" office:value="26.3900000000013" calcext:value-type="float">
            <text:p>26.3900000000013</text:p>
          </table:table-cell>
          <table:table-cell table:formula="of:=ROUND((0.00005-([.A2641]-0.4)/270000) * 1000000)" office:value-type="float" office:value="-46" calcext:value-type="float">
            <text:p>-46</text:p>
          </table:table-cell>
          <table:table-cell table:formula="of:=([.A2641]-0.4)/(0.00005-0.000001*[.B2641])-260000" office:value-type="float" office:value="10729.1666666805" calcext:value-type="float">
            <text:p>10729</text:p>
          </table:table-cell>
        </table:table-row>
        <table:table-row table:style-name="ro1">
          <table:table-cell table:formula="of:=[.A2641]+0.01" office:value-type="float" office:value="26.4000000000013" calcext:value-type="float">
            <text:p>26.4000000000013</text:p>
          </table:table-cell>
          <table:table-cell table:formula="of:=ROUND((0.00005-([.A2642]-0.4)/270000) * 1000000)" office:value-type="float" office:value="-46" calcext:value-type="float">
            <text:p>-46</text:p>
          </table:table-cell>
          <table:table-cell table:formula="of:=([.A2642]-0.4)/(0.00005-0.000001*[.B2642])-260000" office:value-type="float" office:value="10833.3333333472" calcext:value-type="float">
            <text:p>10833</text:p>
          </table:table-cell>
        </table:table-row>
        <table:table-row table:style-name="ro1">
          <table:table-cell table:formula="of:=[.A2642]+0.01" office:value-type="float" office:value="26.4100000000013" calcext:value-type="float">
            <text:p>26.4100000000013</text:p>
          </table:table-cell>
          <table:table-cell table:formula="of:=ROUND((0.00005-([.A2643]-0.4)/270000) * 1000000)" office:value-type="float" office:value="-46" calcext:value-type="float">
            <text:p>-46</text:p>
          </table:table-cell>
          <table:table-cell table:formula="of:=([.A2643]-0.4)/(0.00005-0.000001*[.B2643])-260000" office:value-type="float" office:value="10937.5000000139" calcext:value-type="float">
            <text:p>10938</text:p>
          </table:table-cell>
        </table:table-row>
        <table:table-row table:style-name="ro1">
          <table:table-cell table:formula="of:=[.A2643]+0.01" office:value-type="float" office:value="26.4200000000013" calcext:value-type="float">
            <text:p>26.4200000000013</text:p>
          </table:table-cell>
          <table:table-cell table:formula="of:=ROUND((0.00005-([.A2644]-0.4)/270000) * 1000000)" office:value-type="float" office:value="-46" calcext:value-type="float">
            <text:p>-46</text:p>
          </table:table-cell>
          <table:table-cell table:formula="of:=([.A2644]-0.4)/(0.00005-0.000001*[.B2644])-260000" office:value-type="float" office:value="11041.6666666805" calcext:value-type="float">
            <text:p>11042</text:p>
          </table:table-cell>
        </table:table-row>
        <table:table-row table:style-name="ro1">
          <table:table-cell table:formula="of:=[.A2644]+0.01" office:value-type="float" office:value="26.4300000000013" calcext:value-type="float">
            <text:p>26.4300000000013</text:p>
          </table:table-cell>
          <table:table-cell table:formula="of:=ROUND((0.00005-([.A2645]-0.4)/270000) * 1000000)" office:value-type="float" office:value="-46" calcext:value-type="float">
            <text:p>-46</text:p>
          </table:table-cell>
          <table:table-cell table:formula="of:=([.A2645]-0.4)/(0.00005-0.000001*[.B2645])-260000" office:value-type="float" office:value="11145.8333333472" calcext:value-type="float">
            <text:p>11146</text:p>
          </table:table-cell>
        </table:table-row>
        <table:table-row table:style-name="ro1">
          <table:table-cell table:formula="of:=[.A2645]+0.01" office:value-type="float" office:value="26.4400000000013" calcext:value-type="float">
            <text:p>26.4400000000013</text:p>
          </table:table-cell>
          <table:table-cell table:formula="of:=ROUND((0.00005-([.A2646]-0.4)/270000) * 1000000)" office:value-type="float" office:value="-46" calcext:value-type="float">
            <text:p>-46</text:p>
          </table:table-cell>
          <table:table-cell table:formula="of:=([.A2646]-0.4)/(0.00005-0.000001*[.B2646])-260000" office:value-type="float" office:value="11250.0000000139" calcext:value-type="float">
            <text:p>11250</text:p>
          </table:table-cell>
        </table:table-row>
        <table:table-row table:style-name="ro1">
          <table:table-cell table:formula="of:=[.A2646]+0.01" office:value-type="float" office:value="26.4500000000013" calcext:value-type="float">
            <text:p>26.4500000000013</text:p>
          </table:table-cell>
          <table:table-cell table:formula="of:=ROUND((0.00005-([.A2647]-0.4)/270000) * 1000000)" office:value-type="float" office:value="-46" calcext:value-type="float">
            <text:p>-46</text:p>
          </table:table-cell>
          <table:table-cell table:formula="of:=([.A2647]-0.4)/(0.00005-0.000001*[.B2647])-260000" office:value-type="float" office:value="11354.1666666806" calcext:value-type="float">
            <text:p>11354</text:p>
          </table:table-cell>
        </table:table-row>
        <table:table-row table:style-name="ro1">
          <table:table-cell table:formula="of:=[.A2647]+0.01" office:value-type="float" office:value="26.4600000000013" calcext:value-type="float">
            <text:p>26.4600000000013</text:p>
          </table:table-cell>
          <table:table-cell table:formula="of:=ROUND((0.00005-([.A2648]-0.4)/270000) * 1000000)" office:value-type="float" office:value="-47" calcext:value-type="float">
            <text:p>-47</text:p>
          </table:table-cell>
          <table:table-cell table:formula="of:=([.A2648]-0.4)/(0.00005-0.000001*[.B2648])-260000" office:value-type="float" office:value="8659.79381444678" calcext:value-type="float">
            <text:p>8660</text:p>
          </table:table-cell>
        </table:table-row>
        <table:table-row table:style-name="ro1">
          <table:table-cell table:formula="of:=[.A2648]+0.01" office:value-type="float" office:value="26.4700000000013" calcext:value-type="float">
            <text:p>26.4700000000013</text:p>
          </table:table-cell>
          <table:table-cell table:formula="of:=ROUND((0.00005-([.A2649]-0.4)/270000) * 1000000)" office:value-type="float" office:value="-47" calcext:value-type="float">
            <text:p>-47</text:p>
          </table:table-cell>
          <table:table-cell table:formula="of:=([.A2649]-0.4)/(0.00005-0.000001*[.B2649])-260000" office:value-type="float" office:value="8762.88659795193" calcext:value-type="float">
            <text:p>8763</text:p>
          </table:table-cell>
        </table:table-row>
        <table:table-row table:style-name="ro1">
          <table:table-cell table:formula="of:=[.A2649]+0.01" office:value-type="float" office:value="26.4800000000013" calcext:value-type="float">
            <text:p>26.4800000000013</text:p>
          </table:table-cell>
          <table:table-cell table:formula="of:=ROUND((0.00005-([.A2650]-0.4)/270000) * 1000000)" office:value-type="float" office:value="-47" calcext:value-type="float">
            <text:p>-47</text:p>
          </table:table-cell>
          <table:table-cell table:formula="of:=([.A2650]-0.4)/(0.00005-0.000001*[.B2650])-260000" office:value-type="float" office:value="8865.97938145715" calcext:value-type="float">
            <text:p>8866</text:p>
          </table:table-cell>
        </table:table-row>
        <table:table-row table:style-name="ro1">
          <table:table-cell table:formula="of:=[.A2650]+0.01" office:value-type="float" office:value="26.4900000000013" calcext:value-type="float">
            <text:p>26.4900000000013</text:p>
          </table:table-cell>
          <table:table-cell table:formula="of:=ROUND((0.00005-([.A2651]-0.4)/270000) * 1000000)" office:value-type="float" office:value="-47" calcext:value-type="float">
            <text:p>-47</text:p>
          </table:table-cell>
          <table:table-cell table:formula="of:=([.A2651]-0.4)/(0.00005-0.000001*[.B2651])-260000" office:value-type="float" office:value="8969.0721649623" calcext:value-type="float">
            <text:p>8969</text:p>
          </table:table-cell>
        </table:table-row>
        <table:table-row table:style-name="ro1">
          <table:table-cell table:formula="of:=[.A2651]+0.01" office:value-type="float" office:value="26.5000000000013" calcext:value-type="float">
            <text:p>26.5000000000013</text:p>
          </table:table-cell>
          <table:table-cell table:formula="of:=ROUND((0.00005-([.A2652]-0.4)/270000) * 1000000)" office:value-type="float" office:value="-47" calcext:value-type="float">
            <text:p>-47</text:p>
          </table:table-cell>
          <table:table-cell table:formula="of:=([.A2652]-0.4)/(0.00005-0.000001*[.B2652])-260000" office:value-type="float" office:value="9072.16494846746" calcext:value-type="float">
            <text:p>9072</text:p>
          </table:table-cell>
        </table:table-row>
        <table:table-row table:style-name="ro1">
          <table:table-cell table:formula="of:=[.A2652]+0.01" office:value-type="float" office:value="26.5100000000013" calcext:value-type="float">
            <text:p>26.5100000000013</text:p>
          </table:table-cell>
          <table:table-cell table:formula="of:=ROUND((0.00005-([.A2653]-0.4)/270000) * 1000000)" office:value-type="float" office:value="-47" calcext:value-type="float">
            <text:p>-47</text:p>
          </table:table-cell>
          <table:table-cell table:formula="of:=([.A2653]-0.4)/(0.00005-0.000001*[.B2653])-260000" office:value-type="float" office:value="9175.25773197261" calcext:value-type="float">
            <text:p>9175</text:p>
          </table:table-cell>
        </table:table-row>
        <table:table-row table:style-name="ro1">
          <table:table-cell table:formula="of:=[.A2653]+0.01" office:value-type="float" office:value="26.5200000000013" calcext:value-type="float">
            <text:p>26.5200000000013</text:p>
          </table:table-cell>
          <table:table-cell table:formula="of:=ROUND((0.00005-([.A2654]-0.4)/270000) * 1000000)" office:value-type="float" office:value="-47" calcext:value-type="float">
            <text:p>-47</text:p>
          </table:table-cell>
          <table:table-cell table:formula="of:=([.A2654]-0.4)/(0.00005-0.000001*[.B2654])-260000" office:value-type="float" office:value="9278.35051547783" calcext:value-type="float">
            <text:p>9278</text:p>
          </table:table-cell>
        </table:table-row>
        <table:table-row table:style-name="ro1">
          <table:table-cell table:formula="of:=[.A2654]+0.01" office:value-type="float" office:value="26.5300000000013" calcext:value-type="float">
            <text:p>26.5300000000013</text:p>
          </table:table-cell>
          <table:table-cell table:formula="of:=ROUND((0.00005-([.A2655]-0.4)/270000) * 1000000)" office:value-type="float" office:value="-47" calcext:value-type="float">
            <text:p>-47</text:p>
          </table:table-cell>
          <table:table-cell table:formula="of:=([.A2655]-0.4)/(0.00005-0.000001*[.B2655])-260000" office:value-type="float" office:value="9381.44329898298" calcext:value-type="float">
            <text:p>9381</text:p>
          </table:table-cell>
        </table:table-row>
        <table:table-row table:style-name="ro1">
          <table:table-cell table:formula="of:=[.A2655]+0.01" office:value-type="float" office:value="26.5400000000013" calcext:value-type="float">
            <text:p>26.5400000000013</text:p>
          </table:table-cell>
          <table:table-cell table:formula="of:=ROUND((0.00005-([.A2656]-0.4)/270000) * 1000000)" office:value-type="float" office:value="-47" calcext:value-type="float">
            <text:p>-47</text:p>
          </table:table-cell>
          <table:table-cell table:formula="of:=([.A2656]-0.4)/(0.00005-0.000001*[.B2656])-260000" office:value-type="float" office:value="9484.53608248814" calcext:value-type="float">
            <text:p>9485</text:p>
          </table:table-cell>
        </table:table-row>
        <table:table-row table:style-name="ro1">
          <table:table-cell table:formula="of:=[.A2656]+0.01" office:value-type="float" office:value="26.5500000000014" calcext:value-type="float">
            <text:p>26.5500000000014</text:p>
          </table:table-cell>
          <table:table-cell table:formula="of:=ROUND((0.00005-([.A2657]-0.4)/270000) * 1000000)" office:value-type="float" office:value="-47" calcext:value-type="float">
            <text:p>-47</text:p>
          </table:table-cell>
          <table:table-cell table:formula="of:=([.A2657]-0.4)/(0.00005-0.000001*[.B2657])-260000" office:value-type="float" office:value="9587.62886599335" calcext:value-type="float">
            <text:p>9588</text:p>
          </table:table-cell>
        </table:table-row>
        <table:table-row table:style-name="ro1">
          <table:table-cell table:formula="of:=[.A2657]+0.01" office:value-type="float" office:value="26.5600000000014" calcext:value-type="float">
            <text:p>26.5600000000014</text:p>
          </table:table-cell>
          <table:table-cell table:formula="of:=ROUND((0.00005-([.A2658]-0.4)/270000) * 1000000)" office:value-type="float" office:value="-47" calcext:value-type="float">
            <text:p>-47</text:p>
          </table:table-cell>
          <table:table-cell table:formula="of:=([.A2658]-0.4)/(0.00005-0.000001*[.B2658])-260000" office:value-type="float" office:value="9690.72164949851" calcext:value-type="float">
            <text:p>9691</text:p>
          </table:table-cell>
        </table:table-row>
        <table:table-row table:style-name="ro1">
          <table:table-cell table:formula="of:=[.A2658]+0.01" office:value-type="float" office:value="26.5700000000014" calcext:value-type="float">
            <text:p>26.5700000000014</text:p>
          </table:table-cell>
          <table:table-cell table:formula="of:=ROUND((0.00005-([.A2659]-0.4)/270000) * 1000000)" office:value-type="float" office:value="-47" calcext:value-type="float">
            <text:p>-47</text:p>
          </table:table-cell>
          <table:table-cell table:formula="of:=([.A2659]-0.4)/(0.00005-0.000001*[.B2659])-260000" office:value-type="float" office:value="9793.81443300366" calcext:value-type="float">
            <text:p>9794</text:p>
          </table:table-cell>
        </table:table-row>
        <table:table-row table:style-name="ro1">
          <table:table-cell table:formula="of:=[.A2659]+0.01" office:value-type="float" office:value="26.5800000000014" calcext:value-type="float">
            <text:p>26.5800000000014</text:p>
          </table:table-cell>
          <table:table-cell table:formula="of:=ROUND((0.00005-([.A2660]-0.4)/270000) * 1000000)" office:value-type="float" office:value="-47" calcext:value-type="float">
            <text:p>-47</text:p>
          </table:table-cell>
          <table:table-cell table:formula="of:=([.A2660]-0.4)/(0.00005-0.000001*[.B2660])-260000" office:value-type="float" office:value="9896.90721650882" calcext:value-type="float">
            <text:p>9897</text:p>
          </table:table-cell>
        </table:table-row>
        <table:table-row table:style-name="ro1">
          <table:table-cell table:formula="of:=[.A2660]+0.01" office:value-type="float" office:value="26.5900000000014" calcext:value-type="float">
            <text:p>26.5900000000014</text:p>
          </table:table-cell>
          <table:table-cell table:formula="of:=ROUND((0.00005-([.A2661]-0.4)/270000) * 1000000)" office:value-type="float" office:value="-47" calcext:value-type="float">
            <text:p>-47</text:p>
          </table:table-cell>
          <table:table-cell table:formula="of:=([.A2661]-0.4)/(0.00005-0.000001*[.B2661])-260000" office:value-type="float" office:value="10000.000000014" calcext:value-type="float">
            <text:p>10000</text:p>
          </table:table-cell>
        </table:table-row>
        <table:table-row table:style-name="ro1">
          <table:table-cell table:formula="of:=[.A2661]+0.01" office:value-type="float" office:value="26.6000000000014" calcext:value-type="float">
            <text:p>26.6000000000014</text:p>
          </table:table-cell>
          <table:table-cell table:formula="of:=ROUND((0.00005-([.A2662]-0.4)/270000) * 1000000)" office:value-type="float" office:value="-47" calcext:value-type="float">
            <text:p>-47</text:p>
          </table:table-cell>
          <table:table-cell table:formula="of:=([.A2662]-0.4)/(0.00005-0.000001*[.B2662])-260000" office:value-type="float" office:value="10103.0927835192" calcext:value-type="float">
            <text:p>10103</text:p>
          </table:table-cell>
        </table:table-row>
        <table:table-row table:style-name="ro1">
          <table:table-cell table:formula="of:=[.A2662]+0.01" office:value-type="float" office:value="26.6100000000014" calcext:value-type="float">
            <text:p>26.6100000000014</text:p>
          </table:table-cell>
          <table:table-cell table:formula="of:=ROUND((0.00005-([.A2663]-0.4)/270000) * 1000000)" office:value-type="float" office:value="-47" calcext:value-type="float">
            <text:p>-47</text:p>
          </table:table-cell>
          <table:table-cell table:formula="of:=([.A2663]-0.4)/(0.00005-0.000001*[.B2663])-260000" office:value-type="float" office:value="10206.1855670243" calcext:value-type="float">
            <text:p>10206</text:p>
          </table:table-cell>
        </table:table-row>
        <table:table-row table:style-name="ro1">
          <table:table-cell table:formula="of:=[.A2663]+0.01" office:value-type="float" office:value="26.6200000000014" calcext:value-type="float">
            <text:p>26.6200000000014</text:p>
          </table:table-cell>
          <table:table-cell table:formula="of:=ROUND((0.00005-([.A2664]-0.4)/270000) * 1000000)" office:value-type="float" office:value="-47" calcext:value-type="float">
            <text:p>-47</text:p>
          </table:table-cell>
          <table:table-cell table:formula="of:=([.A2664]-0.4)/(0.00005-0.000001*[.B2664])-260000" office:value-type="float" office:value="10309.2783505295" calcext:value-type="float">
            <text:p>10309</text:p>
          </table:table-cell>
        </table:table-row>
        <table:table-row table:style-name="ro1">
          <table:table-cell table:formula="of:=[.A2664]+0.01" office:value-type="float" office:value="26.6300000000014" calcext:value-type="float">
            <text:p>26.6300000000014</text:p>
          </table:table-cell>
          <table:table-cell table:formula="of:=ROUND((0.00005-([.A2665]-0.4)/270000) * 1000000)" office:value-type="float" office:value="-47" calcext:value-type="float">
            <text:p>-47</text:p>
          </table:table-cell>
          <table:table-cell table:formula="of:=([.A2665]-0.4)/(0.00005-0.000001*[.B2665])-260000" office:value-type="float" office:value="10412.3711340347" calcext:value-type="float">
            <text:p>10412</text:p>
          </table:table-cell>
        </table:table-row>
        <table:table-row table:style-name="ro1">
          <table:table-cell table:formula="of:=[.A2665]+0.01" office:value-type="float" office:value="26.6400000000014" calcext:value-type="float">
            <text:p>26.6400000000014</text:p>
          </table:table-cell>
          <table:table-cell table:formula="of:=ROUND((0.00005-([.A2666]-0.4)/270000) * 1000000)" office:value-type="float" office:value="-47" calcext:value-type="float">
            <text:p>-47</text:p>
          </table:table-cell>
          <table:table-cell table:formula="of:=([.A2666]-0.4)/(0.00005-0.000001*[.B2666])-260000" office:value-type="float" office:value="10515.4639175399" calcext:value-type="float">
            <text:p>10515</text:p>
          </table:table-cell>
        </table:table-row>
        <table:table-row table:style-name="ro1">
          <table:table-cell table:formula="of:=[.A2666]+0.01" office:value-type="float" office:value="26.6500000000014" calcext:value-type="float">
            <text:p>26.6500000000014</text:p>
          </table:table-cell>
          <table:table-cell table:formula="of:=ROUND((0.00005-([.A2667]-0.4)/270000) * 1000000)" office:value-type="float" office:value="-47" calcext:value-type="float">
            <text:p>-47</text:p>
          </table:table-cell>
          <table:table-cell table:formula="of:=([.A2667]-0.4)/(0.00005-0.000001*[.B2667])-260000" office:value-type="float" office:value="10618.556701045" calcext:value-type="float">
            <text:p>10619</text:p>
          </table:table-cell>
        </table:table-row>
        <table:table-row table:style-name="ro1">
          <table:table-cell table:formula="of:=[.A2667]+0.01" office:value-type="float" office:value="26.6600000000014" calcext:value-type="float">
            <text:p>26.6600000000014</text:p>
          </table:table-cell>
          <table:table-cell table:formula="of:=ROUND((0.00005-([.A2668]-0.4)/270000) * 1000000)" office:value-type="float" office:value="-47" calcext:value-type="float">
            <text:p>-47</text:p>
          </table:table-cell>
          <table:table-cell table:formula="of:=([.A2668]-0.4)/(0.00005-0.000001*[.B2668])-260000" office:value-type="float" office:value="10721.6494845502" calcext:value-type="float">
            <text:p>10722</text:p>
          </table:table-cell>
        </table:table-row>
        <table:table-row table:style-name="ro1">
          <table:table-cell table:formula="of:=[.A2668]+0.01" office:value-type="float" office:value="26.6700000000014" calcext:value-type="float">
            <text:p>26.6700000000014</text:p>
          </table:table-cell>
          <table:table-cell table:formula="of:=ROUND((0.00005-([.A2669]-0.4)/270000) * 1000000)" office:value-type="float" office:value="-47" calcext:value-type="float">
            <text:p>-47</text:p>
          </table:table-cell>
          <table:table-cell table:formula="of:=([.A2669]-0.4)/(0.00005-0.000001*[.B2669])-260000" office:value-type="float" office:value="10824.7422680554" calcext:value-type="float">
            <text:p>10825</text:p>
          </table:table-cell>
        </table:table-row>
        <table:table-row table:style-name="ro1">
          <table:table-cell table:formula="of:=[.A2669]+0.01" office:value-type="float" office:value="26.6800000000014" calcext:value-type="float">
            <text:p>26.6800000000014</text:p>
          </table:table-cell>
          <table:table-cell table:formula="of:=ROUND((0.00005-([.A2670]-0.4)/270000) * 1000000)" office:value-type="float" office:value="-47" calcext:value-type="float">
            <text:p>-47</text:p>
          </table:table-cell>
          <table:table-cell table:formula="of:=([.A2670]-0.4)/(0.00005-0.000001*[.B2670])-260000" office:value-type="float" office:value="10927.8350515605" calcext:value-type="float">
            <text:p>10928</text:p>
          </table:table-cell>
        </table:table-row>
        <table:table-row table:style-name="ro1">
          <table:table-cell table:formula="of:=[.A2670]+0.01" office:value-type="float" office:value="26.6900000000014" calcext:value-type="float">
            <text:p>26.6900000000014</text:p>
          </table:table-cell>
          <table:table-cell table:formula="of:=ROUND((0.00005-([.A2671]-0.4)/270000) * 1000000)" office:value-type="float" office:value="-47" calcext:value-type="float">
            <text:p>-47</text:p>
          </table:table-cell>
          <table:table-cell table:formula="of:=([.A2671]-0.4)/(0.00005-0.000001*[.B2671])-260000" office:value-type="float" office:value="11030.9278350657" calcext:value-type="float">
            <text:p>11031</text:p>
          </table:table-cell>
        </table:table-row>
        <table:table-row table:style-name="ro1">
          <table:table-cell table:formula="of:=[.A2671]+0.01" office:value-type="float" office:value="26.7000000000014" calcext:value-type="float">
            <text:p>26.7000000000014</text:p>
          </table:table-cell>
          <table:table-cell table:formula="of:=ROUND((0.00005-([.A2672]-0.4)/270000) * 1000000)" office:value-type="float" office:value="-47" calcext:value-type="float">
            <text:p>-47</text:p>
          </table:table-cell>
          <table:table-cell table:formula="of:=([.A2672]-0.4)/(0.00005-0.000001*[.B2672])-260000" office:value-type="float" office:value="11134.0206185709" calcext:value-type="float">
            <text:p>11134</text:p>
          </table:table-cell>
        </table:table-row>
        <table:table-row table:style-name="ro1">
          <table:table-cell table:formula="of:=[.A2672]+0.01" office:value-type="float" office:value="26.7100000000014" calcext:value-type="float">
            <text:p>26.7100000000014</text:p>
          </table:table-cell>
          <table:table-cell table:formula="of:=ROUND((0.00005-([.A2673]-0.4)/270000) * 1000000)" office:value-type="float" office:value="-47" calcext:value-type="float">
            <text:p>-47</text:p>
          </table:table-cell>
          <table:table-cell table:formula="of:=([.A2673]-0.4)/(0.00005-0.000001*[.B2673])-260000" office:value-type="float" office:value="11237.1134020761" calcext:value-type="float">
            <text:p>11237</text:p>
          </table:table-cell>
        </table:table-row>
        <table:table-row table:style-name="ro1">
          <table:table-cell table:formula="of:=[.A2673]+0.01" office:value-type="float" office:value="26.7200000000014" calcext:value-type="float">
            <text:p>26.7200000000014</text:p>
          </table:table-cell>
          <table:table-cell table:formula="of:=ROUND((0.00005-([.A2674]-0.4)/270000) * 1000000)" office:value-type="float" office:value="-47" calcext:value-type="float">
            <text:p>-47</text:p>
          </table:table-cell>
          <table:table-cell table:formula="of:=([.A2674]-0.4)/(0.00005-0.000001*[.B2674])-260000" office:value-type="float" office:value="11340.2061855812" calcext:value-type="float">
            <text:p>11340</text:p>
          </table:table-cell>
        </table:table-row>
        <table:table-row table:style-name="ro1">
          <table:table-cell table:formula="of:=[.A2674]+0.01" office:value-type="float" office:value="26.7300000000014" calcext:value-type="float">
            <text:p>26.7300000000014</text:p>
          </table:table-cell>
          <table:table-cell table:formula="of:=ROUND((0.00005-([.A2675]-0.4)/270000) * 1000000)" office:value-type="float" office:value="-48" calcext:value-type="float">
            <text:p>-48</text:p>
          </table:table-cell>
          <table:table-cell table:formula="of:=([.A2675]-0.4)/(0.00005-0.000001*[.B2675])-260000" office:value-type="float" office:value="8673.46938776918" calcext:value-type="float">
            <text:p>8673</text:p>
          </table:table-cell>
        </table:table-row>
        <table:table-row table:style-name="ro1">
          <table:table-cell table:formula="of:=[.A2675]+0.01" office:value-type="float" office:value="26.7400000000014" calcext:value-type="float">
            <text:p>26.7400000000014</text:p>
          </table:table-cell>
          <table:table-cell table:formula="of:=ROUND((0.00005-([.A2676]-0.4)/270000) * 1000000)" office:value-type="float" office:value="-48" calcext:value-type="float">
            <text:p>-48</text:p>
          </table:table-cell>
          <table:table-cell table:formula="of:=([.A2676]-0.4)/(0.00005-0.000001*[.B2676])-260000" office:value-type="float" office:value="8775.51020409574" calcext:value-type="float">
            <text:p>8776</text:p>
          </table:table-cell>
        </table:table-row>
        <table:table-row table:style-name="ro1">
          <table:table-cell table:formula="of:=[.A2676]+0.01" office:value-type="float" office:value="26.7500000000014" calcext:value-type="float">
            <text:p>26.7500000000014</text:p>
          </table:table-cell>
          <table:table-cell table:formula="of:=ROUND((0.00005-([.A2677]-0.4)/270000) * 1000000)" office:value-type="float" office:value="-48" calcext:value-type="float">
            <text:p>-48</text:p>
          </table:table-cell>
          <table:table-cell table:formula="of:=([.A2677]-0.4)/(0.00005-0.000001*[.B2677])-260000" office:value-type="float" office:value="8877.55102042231" calcext:value-type="float">
            <text:p>8878</text:p>
          </table:table-cell>
        </table:table-row>
        <table:table-row table:style-name="ro1">
          <table:table-cell table:formula="of:=[.A2677]+0.01" office:value-type="float" office:value="26.7600000000014" calcext:value-type="float">
            <text:p>26.7600000000014</text:p>
          </table:table-cell>
          <table:table-cell table:formula="of:=ROUND((0.00005-([.A2678]-0.4)/270000) * 1000000)" office:value-type="float" office:value="-48" calcext:value-type="float">
            <text:p>-48</text:p>
          </table:table-cell>
          <table:table-cell table:formula="of:=([.A2678]-0.4)/(0.00005-0.000001*[.B2678])-260000" office:value-type="float" office:value="8979.59183674882" calcext:value-type="float">
            <text:p>8980</text:p>
          </table:table-cell>
        </table:table-row>
        <table:table-row table:style-name="ro1">
          <table:table-cell table:formula="of:=[.A2678]+0.01" office:value-type="float" office:value="26.7700000000014" calcext:value-type="float">
            <text:p>26.7700000000014</text:p>
          </table:table-cell>
          <table:table-cell table:formula="of:=ROUND((0.00005-([.A2679]-0.4)/270000) * 1000000)" office:value-type="float" office:value="-48" calcext:value-type="float">
            <text:p>-48</text:p>
          </table:table-cell>
          <table:table-cell table:formula="of:=([.A2679]-0.4)/(0.00005-0.000001*[.B2679])-260000" office:value-type="float" office:value="9081.63265307539" calcext:value-type="float">
            <text:p>9082</text:p>
          </table:table-cell>
        </table:table-row>
        <table:table-row table:style-name="ro1">
          <table:table-cell table:formula="of:=[.A2679]+0.01" office:value-type="float" office:value="26.7800000000014" calcext:value-type="float">
            <text:p>26.7800000000014</text:p>
          </table:table-cell>
          <table:table-cell table:formula="of:=ROUND((0.00005-([.A2680]-0.4)/270000) * 1000000)" office:value-type="float" office:value="-48" calcext:value-type="float">
            <text:p>-48</text:p>
          </table:table-cell>
          <table:table-cell table:formula="of:=([.A2680]-0.4)/(0.00005-0.000001*[.B2680])-260000" office:value-type="float" office:value="9183.67346940195" calcext:value-type="float">
            <text:p>9184</text:p>
          </table:table-cell>
        </table:table-row>
        <table:table-row table:style-name="ro1">
          <table:table-cell table:formula="of:=[.A2680]+0.01" office:value-type="float" office:value="26.7900000000014" calcext:value-type="float">
            <text:p>26.7900000000014</text:p>
          </table:table-cell>
          <table:table-cell table:formula="of:=ROUND((0.00005-([.A2681]-0.4)/270000) * 1000000)" office:value-type="float" office:value="-48" calcext:value-type="float">
            <text:p>-48</text:p>
          </table:table-cell>
          <table:table-cell table:formula="of:=([.A2681]-0.4)/(0.00005-0.000001*[.B2681])-260000" office:value-type="float" office:value="9285.71428572846" calcext:value-type="float">
            <text:p>9286</text:p>
          </table:table-cell>
        </table:table-row>
        <table:table-row table:style-name="ro1">
          <table:table-cell table:formula="of:=[.A2681]+0.01" office:value-type="float" office:value="26.8000000000014" calcext:value-type="float">
            <text:p>26.8000000000014</text:p>
          </table:table-cell>
          <table:table-cell table:formula="of:=ROUND((0.00005-([.A2682]-0.4)/270000) * 1000000)" office:value-type="float" office:value="-48" calcext:value-type="float">
            <text:p>-48</text:p>
          </table:table-cell>
          <table:table-cell table:formula="of:=([.A2682]-0.4)/(0.00005-0.000001*[.B2682])-260000" office:value-type="float" office:value="9387.75510205503" calcext:value-type="float">
            <text:p>9388</text:p>
          </table:table-cell>
        </table:table-row>
        <table:table-row table:style-name="ro1">
          <table:table-cell table:formula="of:=[.A2682]+0.01" office:value-type="float" office:value="26.8100000000014" calcext:value-type="float">
            <text:p>26.8100000000014</text:p>
          </table:table-cell>
          <table:table-cell table:formula="of:=ROUND((0.00005-([.A2683]-0.4)/270000) * 1000000)" office:value-type="float" office:value="-48" calcext:value-type="float">
            <text:p>-48</text:p>
          </table:table-cell>
          <table:table-cell table:formula="of:=([.A2683]-0.4)/(0.00005-0.000001*[.B2683])-260000" office:value-type="float" office:value="9489.79591838154" calcext:value-type="float">
            <text:p>9490</text:p>
          </table:table-cell>
        </table:table-row>
        <table:table-row table:style-name="ro1">
          <table:table-cell table:formula="of:=[.A2683]+0.01" office:value-type="float" office:value="26.8200000000014" calcext:value-type="float">
            <text:p>26.8200000000014</text:p>
          </table:table-cell>
          <table:table-cell table:formula="of:=ROUND((0.00005-([.A2684]-0.4)/270000) * 1000000)" office:value-type="float" office:value="-48" calcext:value-type="float">
            <text:p>-48</text:p>
          </table:table-cell>
          <table:table-cell table:formula="of:=([.A2684]-0.4)/(0.00005-0.000001*[.B2684])-260000" office:value-type="float" office:value="9591.83673470811" calcext:value-type="float">
            <text:p>9592</text:p>
          </table:table-cell>
        </table:table-row>
        <table:table-row table:style-name="ro1">
          <table:table-cell table:formula="of:=[.A2684]+0.01" office:value-type="float" office:value="26.8300000000014" calcext:value-type="float">
            <text:p>26.8300000000014</text:p>
          </table:table-cell>
          <table:table-cell table:formula="of:=ROUND((0.00005-([.A2685]-0.4)/270000) * 1000000)" office:value-type="float" office:value="-48" calcext:value-type="float">
            <text:p>-48</text:p>
          </table:table-cell>
          <table:table-cell table:formula="of:=([.A2685]-0.4)/(0.00005-0.000001*[.B2685])-260000" office:value-type="float" office:value="9693.87755103467" calcext:value-type="float">
            <text:p>9694</text:p>
          </table:table-cell>
        </table:table-row>
        <table:table-row table:style-name="ro1">
          <table:table-cell table:formula="of:=[.A2685]+0.01" office:value-type="float" office:value="26.8400000000014" calcext:value-type="float">
            <text:p>26.8400000000014</text:p>
          </table:table-cell>
          <table:table-cell table:formula="of:=ROUND((0.00005-([.A2686]-0.4)/270000) * 1000000)" office:value-type="float" office:value="-48" calcext:value-type="float">
            <text:p>-48</text:p>
          </table:table-cell>
          <table:table-cell table:formula="of:=([.A2686]-0.4)/(0.00005-0.000001*[.B2686])-260000" office:value-type="float" office:value="9795.91836736118" calcext:value-type="float">
            <text:p>9796</text:p>
          </table:table-cell>
        </table:table-row>
        <table:table-row table:style-name="ro1">
          <table:table-cell table:formula="of:=[.A2686]+0.01" office:value-type="float" office:value="26.8500000000014" calcext:value-type="float">
            <text:p>26.8500000000014</text:p>
          </table:table-cell>
          <table:table-cell table:formula="of:=ROUND((0.00005-([.A2687]-0.4)/270000) * 1000000)" office:value-type="float" office:value="-48" calcext:value-type="float">
            <text:p>-48</text:p>
          </table:table-cell>
          <table:table-cell table:formula="of:=([.A2687]-0.4)/(0.00005-0.000001*[.B2687])-260000" office:value-type="float" office:value="9897.95918368775" calcext:value-type="float">
            <text:p>9898</text:p>
          </table:table-cell>
        </table:table-row>
        <table:table-row table:style-name="ro1">
          <table:table-cell table:formula="of:=[.A2687]+0.01" office:value-type="float" office:value="26.8600000000014" calcext:value-type="float">
            <text:p>26.8600000000014</text:p>
          </table:table-cell>
          <table:table-cell table:formula="of:=ROUND((0.00005-([.A2688]-0.4)/270000) * 1000000)" office:value-type="float" office:value="-48" calcext:value-type="float">
            <text:p>-48</text:p>
          </table:table-cell>
          <table:table-cell table:formula="of:=([.A2688]-0.4)/(0.00005-0.000001*[.B2688])-260000" office:value-type="float" office:value="10000.0000000143" calcext:value-type="float">
            <text:p>10000</text:p>
          </table:table-cell>
        </table:table-row>
        <table:table-row table:style-name="ro1">
          <table:table-cell table:formula="of:=[.A2688]+0.01" office:value-type="float" office:value="26.8700000000014" calcext:value-type="float">
            <text:p>26.8700000000014</text:p>
          </table:table-cell>
          <table:table-cell table:formula="of:=ROUND((0.00005-([.A2689]-0.4)/270000) * 1000000)" office:value-type="float" office:value="-48" calcext:value-type="float">
            <text:p>-48</text:p>
          </table:table-cell>
          <table:table-cell table:formula="of:=([.A2689]-0.4)/(0.00005-0.000001*[.B2689])-260000" office:value-type="float" office:value="10102.0408163408" calcext:value-type="float">
            <text:p>10102</text:p>
          </table:table-cell>
        </table:table-row>
        <table:table-row table:style-name="ro1">
          <table:table-cell table:formula="of:=[.A2689]+0.01" office:value-type="float" office:value="26.8800000000014" calcext:value-type="float">
            <text:p>26.8800000000014</text:p>
          </table:table-cell>
          <table:table-cell table:formula="of:=ROUND((0.00005-([.A2690]-0.4)/270000) * 1000000)" office:value-type="float" office:value="-48" calcext:value-type="float">
            <text:p>-48</text:p>
          </table:table-cell>
          <table:table-cell table:formula="of:=([.A2690]-0.4)/(0.00005-0.000001*[.B2690])-260000" office:value-type="float" office:value="10204.0816326674" calcext:value-type="float">
            <text:p>10204</text:p>
          </table:table-cell>
        </table:table-row>
        <table:table-row table:style-name="ro1">
          <table:table-cell table:formula="of:=[.A2690]+0.01" office:value-type="float" office:value="26.8900000000014" calcext:value-type="float">
            <text:p>26.8900000000014</text:p>
          </table:table-cell>
          <table:table-cell table:formula="of:=ROUND((0.00005-([.A2691]-0.4)/270000) * 1000000)" office:value-type="float" office:value="-48" calcext:value-type="float">
            <text:p>-48</text:p>
          </table:table-cell>
          <table:table-cell table:formula="of:=([.A2691]-0.4)/(0.00005-0.000001*[.B2691])-260000" office:value-type="float" office:value="10306.122448994" calcext:value-type="float">
            <text:p>10306</text:p>
          </table:table-cell>
        </table:table-row>
        <table:table-row table:style-name="ro1">
          <table:table-cell table:formula="of:=[.A2691]+0.01" office:value-type="float" office:value="26.9000000000014" calcext:value-type="float">
            <text:p>26.9000000000014</text:p>
          </table:table-cell>
          <table:table-cell table:formula="of:=ROUND((0.00005-([.A2692]-0.4)/270000) * 1000000)" office:value-type="float" office:value="-48" calcext:value-type="float">
            <text:p>-48</text:p>
          </table:table-cell>
          <table:table-cell table:formula="of:=([.A2692]-0.4)/(0.00005-0.000001*[.B2692])-260000" office:value-type="float" office:value="10408.1632653205" calcext:value-type="float">
            <text:p>10408</text:p>
          </table:table-cell>
        </table:table-row>
        <table:table-row table:style-name="ro1">
          <table:table-cell table:formula="of:=[.A2692]+0.01" office:value-type="float" office:value="26.9100000000014" calcext:value-type="float">
            <text:p>26.9100000000014</text:p>
          </table:table-cell>
          <table:table-cell table:formula="of:=ROUND((0.00005-([.A2693]-0.4)/270000) * 1000000)" office:value-type="float" office:value="-48" calcext:value-type="float">
            <text:p>-48</text:p>
          </table:table-cell>
          <table:table-cell table:formula="of:=([.A2693]-0.4)/(0.00005-0.000001*[.B2693])-260000" office:value-type="float" office:value="10510.204081647" calcext:value-type="float">
            <text:p>10510</text:p>
          </table:table-cell>
        </table:table-row>
        <table:table-row table:style-name="ro1">
          <table:table-cell table:formula="of:=[.A2693]+0.01" office:value-type="float" office:value="26.9200000000014" calcext:value-type="float">
            <text:p>26.9200000000014</text:p>
          </table:table-cell>
          <table:table-cell table:formula="of:=ROUND((0.00005-([.A2694]-0.4)/270000) * 1000000)" office:value-type="float" office:value="-48" calcext:value-type="float">
            <text:p>-48</text:p>
          </table:table-cell>
          <table:table-cell table:formula="of:=([.A2694]-0.4)/(0.00005-0.000001*[.B2694])-260000" office:value-type="float" office:value="10612.2448979736" calcext:value-type="float">
            <text:p>10612</text:p>
          </table:table-cell>
        </table:table-row>
        <table:table-row table:style-name="ro1">
          <table:table-cell table:formula="of:=[.A2694]+0.01" office:value-type="float" office:value="26.9300000000014" calcext:value-type="float">
            <text:p>26.9300000000014</text:p>
          </table:table-cell>
          <table:table-cell table:formula="of:=ROUND((0.00005-([.A2695]-0.4)/270000) * 1000000)" office:value-type="float" office:value="-48" calcext:value-type="float">
            <text:p>-48</text:p>
          </table:table-cell>
          <table:table-cell table:formula="of:=([.A2695]-0.4)/(0.00005-0.000001*[.B2695])-260000" office:value-type="float" office:value="10714.2857143001" calcext:value-type="float">
            <text:p>10714</text:p>
          </table:table-cell>
        </table:table-row>
        <table:table-row table:style-name="ro1">
          <table:table-cell table:formula="of:=[.A2695]+0.01" office:value-type="float" office:value="26.9400000000014" calcext:value-type="float">
            <text:p>26.9400000000014</text:p>
          </table:table-cell>
          <table:table-cell table:formula="of:=ROUND((0.00005-([.A2696]-0.4)/270000) * 1000000)" office:value-type="float" office:value="-48" calcext:value-type="float">
            <text:p>-48</text:p>
          </table:table-cell>
          <table:table-cell table:formula="of:=([.A2696]-0.4)/(0.00005-0.000001*[.B2696])-260000" office:value-type="float" office:value="10816.3265306267" calcext:value-type="float">
            <text:p>10816</text:p>
          </table:table-cell>
        </table:table-row>
        <table:table-row table:style-name="ro1">
          <table:table-cell table:formula="of:=[.A2696]+0.01" office:value-type="float" office:value="26.9500000000014" calcext:value-type="float">
            <text:p>26.9500000000014</text:p>
          </table:table-cell>
          <table:table-cell table:formula="of:=ROUND((0.00005-([.A2697]-0.4)/270000) * 1000000)" office:value-type="float" office:value="-48" calcext:value-type="float">
            <text:p>-48</text:p>
          </table:table-cell>
          <table:table-cell table:formula="of:=([.A2697]-0.4)/(0.00005-0.000001*[.B2697])-260000" office:value-type="float" office:value="10918.3673469532" calcext:value-type="float">
            <text:p>10918</text:p>
          </table:table-cell>
        </table:table-row>
        <table:table-row table:style-name="ro1">
          <table:table-cell table:formula="of:=[.A2697]+0.01" office:value-type="float" office:value="26.9600000000014" calcext:value-type="float">
            <text:p>26.9600000000014</text:p>
          </table:table-cell>
          <table:table-cell table:formula="of:=ROUND((0.00005-([.A2698]-0.4)/270000) * 1000000)" office:value-type="float" office:value="-48" calcext:value-type="float">
            <text:p>-48</text:p>
          </table:table-cell>
          <table:table-cell table:formula="of:=([.A2698]-0.4)/(0.00005-0.000001*[.B2698])-260000" office:value-type="float" office:value="11020.4081632798" calcext:value-type="float">
            <text:p>11020</text:p>
          </table:table-cell>
        </table:table-row>
        <table:table-row table:style-name="ro1">
          <table:table-cell table:formula="of:=[.A2698]+0.01" office:value-type="float" office:value="26.9700000000014" calcext:value-type="float">
            <text:p>26.9700000000014</text:p>
          </table:table-cell>
          <table:table-cell table:formula="of:=ROUND((0.00005-([.A2699]-0.4)/270000) * 1000000)" office:value-type="float" office:value="-48" calcext:value-type="float">
            <text:p>-48</text:p>
          </table:table-cell>
          <table:table-cell table:formula="of:=([.A2699]-0.4)/(0.00005-0.000001*[.B2699])-260000" office:value-type="float" office:value="11122.4489796063" calcext:value-type="float">
            <text:p>11122</text:p>
          </table:table-cell>
        </table:table-row>
        <table:table-row table:style-name="ro1">
          <table:table-cell table:formula="of:=[.A2699]+0.01" office:value-type="float" office:value="26.9800000000014" calcext:value-type="float">
            <text:p>26.9800000000014</text:p>
          </table:table-cell>
          <table:table-cell table:formula="of:=ROUND((0.00005-([.A2700]-0.4)/270000) * 1000000)" office:value-type="float" office:value="-48" calcext:value-type="float">
            <text:p>-48</text:p>
          </table:table-cell>
          <table:table-cell table:formula="of:=([.A2700]-0.4)/(0.00005-0.000001*[.B2700])-260000" office:value-type="float" office:value="11224.4897959328" calcext:value-type="float">
            <text:p>11224</text:p>
          </table:table-cell>
        </table:table-row>
        <table:table-row table:style-name="ro1">
          <table:table-cell table:formula="of:=[.A2700]+0.01" office:value-type="float" office:value="26.9900000000014" calcext:value-type="float">
            <text:p>26.9900000000014</text:p>
          </table:table-cell>
          <table:table-cell table:formula="of:=ROUND((0.00005-([.A2701]-0.4)/270000) * 1000000)" office:value-type="float" office:value="-48" calcext:value-type="float">
            <text:p>-48</text:p>
          </table:table-cell>
          <table:table-cell table:formula="of:=([.A2701]-0.4)/(0.00005-0.000001*[.B2701])-260000" office:value-type="float" office:value="11326.5306122594" calcext:value-type="float">
            <text:p>11327</text:p>
          </table:table-cell>
        </table:table-row>
        <table:table-row table:style-name="ro1">
          <table:table-cell table:formula="of:=[.A2701]+0.01" office:value-type="float" office:value="27.0000000000014" calcext:value-type="float">
            <text:p>27.0000000000014</text:p>
          </table:table-cell>
          <table:table-cell table:formula="of:=ROUND((0.00005-([.A2702]-0.4)/270000) * 1000000)" office:value-type="float" office:value="-49" calcext:value-type="float">
            <text:p>-49</text:p>
          </table:table-cell>
          <table:table-cell table:formula="of:=([.A2702]-0.4)/(0.00005-0.000001*[.B2702])-260000" office:value-type="float" office:value="8686.86868688307" calcext:value-type="float">
            <text:p>8687</text:p>
          </table:table-cell>
        </table:table-row>
        <table:table-row table:style-name="ro1">
          <table:table-cell table:formula="of:=[.A2702]+0.01" office:value-type="float" office:value="27.0100000000014" calcext:value-type="float">
            <text:p>27.0100000000014</text:p>
          </table:table-cell>
          <table:table-cell table:formula="of:=ROUND((0.00005-([.A2703]-0.4)/270000) * 1000000)" office:value-type="float" office:value="-49" calcext:value-type="float">
            <text:p>-49</text:p>
          </table:table-cell>
          <table:table-cell table:formula="of:=([.A2703]-0.4)/(0.00005-0.000001*[.B2703])-260000" office:value-type="float" office:value="8787.87878789316" calcext:value-type="float">
            <text:p>8788</text:p>
          </table:table-cell>
        </table:table-row>
        <table:table-row table:style-name="ro1">
          <table:table-cell table:formula="of:=[.A2703]+0.01" office:value-type="float" office:value="27.0200000000014" calcext:value-type="float">
            <text:p>27.0200000000014</text:p>
          </table:table-cell>
          <table:table-cell table:formula="of:=ROUND((0.00005-([.A2704]-0.4)/270000) * 1000000)" office:value-type="float" office:value="-49" calcext:value-type="float">
            <text:p>-49</text:p>
          </table:table-cell>
          <table:table-cell table:formula="of:=([.A2704]-0.4)/(0.00005-0.000001*[.B2704])-260000" office:value-type="float" office:value="8888.88888890331" calcext:value-type="float">
            <text:p>8889</text:p>
          </table:table-cell>
        </table:table-row>
        <table:table-row table:style-name="ro1">
          <table:table-cell table:formula="of:=[.A2704]+0.01" office:value-type="float" office:value="27.0300000000014" calcext:value-type="float">
            <text:p>27.0300000000014</text:p>
          </table:table-cell>
          <table:table-cell table:formula="of:=ROUND((0.00005-([.A2705]-0.4)/270000) * 1000000)" office:value-type="float" office:value="-49" calcext:value-type="float">
            <text:p>-49</text:p>
          </table:table-cell>
          <table:table-cell table:formula="of:=([.A2705]-0.4)/(0.00005-0.000001*[.B2705])-260000" office:value-type="float" office:value="8989.8989899134" calcext:value-type="float">
            <text:p>8990</text:p>
          </table:table-cell>
        </table:table-row>
        <table:table-row table:style-name="ro1">
          <table:table-cell table:formula="of:=[.A2705]+0.01" office:value-type="float" office:value="27.0400000000014" calcext:value-type="float">
            <text:p>27.0400000000014</text:p>
          </table:table-cell>
          <table:table-cell table:formula="of:=ROUND((0.00005-([.A2706]-0.4)/270000) * 1000000)" office:value-type="float" office:value="-49" calcext:value-type="float">
            <text:p>-49</text:p>
          </table:table-cell>
          <table:table-cell table:formula="of:=([.A2706]-0.4)/(0.00005-0.000001*[.B2706])-260000" office:value-type="float" office:value="9090.90909092355" calcext:value-type="float">
            <text:p>9091</text:p>
          </table:table-cell>
        </table:table-row>
        <table:table-row table:style-name="ro1">
          <table:table-cell table:formula="of:=[.A2706]+0.01" office:value-type="float" office:value="27.0500000000014" calcext:value-type="float">
            <text:p>27.0500000000014</text:p>
          </table:table-cell>
          <table:table-cell table:formula="of:=ROUND((0.00005-([.A2707]-0.4)/270000) * 1000000)" office:value-type="float" office:value="-49" calcext:value-type="float">
            <text:p>-49</text:p>
          </table:table-cell>
          <table:table-cell table:formula="of:=([.A2707]-0.4)/(0.00005-0.000001*[.B2707])-260000" office:value-type="float" office:value="9191.91919193364" calcext:value-type="float">
            <text:p>9192</text:p>
          </table:table-cell>
        </table:table-row>
        <table:table-row table:style-name="ro1">
          <table:table-cell table:formula="of:=[.A2707]+0.01" office:value-type="float" office:value="27.0600000000014" calcext:value-type="float">
            <text:p>27.0600000000014</text:p>
          </table:table-cell>
          <table:table-cell table:formula="of:=ROUND((0.00005-([.A2708]-0.4)/270000) * 1000000)" office:value-type="float" office:value="-49" calcext:value-type="float">
            <text:p>-49</text:p>
          </table:table-cell>
          <table:table-cell table:formula="of:=([.A2708]-0.4)/(0.00005-0.000001*[.B2708])-260000" office:value-type="float" office:value="9292.92929294379" calcext:value-type="float">
            <text:p>9293</text:p>
          </table:table-cell>
        </table:table-row>
        <table:table-row table:style-name="ro1">
          <table:table-cell table:formula="of:=[.A2708]+0.01" office:value-type="float" office:value="27.0700000000014" calcext:value-type="float">
            <text:p>27.0700000000014</text:p>
          </table:table-cell>
          <table:table-cell table:formula="of:=ROUND((0.00005-([.A2709]-0.4)/270000) * 1000000)" office:value-type="float" office:value="-49" calcext:value-type="float">
            <text:p>-49</text:p>
          </table:table-cell>
          <table:table-cell table:formula="of:=([.A2709]-0.4)/(0.00005-0.000001*[.B2709])-260000" office:value-type="float" office:value="9393.93939395389" calcext:value-type="float">
            <text:p>9394</text:p>
          </table:table-cell>
        </table:table-row>
        <table:table-row table:style-name="ro1">
          <table:table-cell table:formula="of:=[.A2709]+0.01" office:value-type="float" office:value="27.0800000000014" calcext:value-type="float">
            <text:p>27.0800000000014</text:p>
          </table:table-cell>
          <table:table-cell table:formula="of:=ROUND((0.00005-([.A2710]-0.4)/270000) * 1000000)" office:value-type="float" office:value="-49" calcext:value-type="float">
            <text:p>-49</text:p>
          </table:table-cell>
          <table:table-cell table:formula="of:=([.A2710]-0.4)/(0.00005-0.000001*[.B2710])-260000" office:value-type="float" office:value="9494.94949496398" calcext:value-type="float">
            <text:p>9495</text:p>
          </table:table-cell>
        </table:table-row>
        <table:table-row table:style-name="ro1">
          <table:table-cell table:formula="of:=[.A2710]+0.01" office:value-type="float" office:value="27.0900000000014" calcext:value-type="float">
            <text:p>27.0900000000014</text:p>
          </table:table-cell>
          <table:table-cell table:formula="of:=ROUND((0.00005-([.A2711]-0.4)/270000) * 1000000)" office:value-type="float" office:value="-49" calcext:value-type="float">
            <text:p>-49</text:p>
          </table:table-cell>
          <table:table-cell table:formula="of:=([.A2711]-0.4)/(0.00005-0.000001*[.B2711])-260000" office:value-type="float" office:value="9595.95959597413" calcext:value-type="float">
            <text:p>9596</text:p>
          </table:table-cell>
        </table:table-row>
        <table:table-row table:style-name="ro1">
          <table:table-cell table:formula="of:=[.A2711]+0.01" office:value-type="float" office:value="27.1000000000014" calcext:value-type="float">
            <text:p>27.1000000000014</text:p>
          </table:table-cell>
          <table:table-cell table:formula="of:=ROUND((0.00005-([.A2712]-0.4)/270000) * 1000000)" office:value-type="float" office:value="-49" calcext:value-type="float">
            <text:p>-49</text:p>
          </table:table-cell>
          <table:table-cell table:formula="of:=([.A2712]-0.4)/(0.00005-0.000001*[.B2712])-260000" office:value-type="float" office:value="9696.96969698422" calcext:value-type="float">
            <text:p>9697</text:p>
          </table:table-cell>
        </table:table-row>
        <table:table-row table:style-name="ro1">
          <table:table-cell table:formula="of:=[.A2712]+0.01" office:value-type="float" office:value="27.1100000000014" calcext:value-type="float">
            <text:p>27.1100000000014</text:p>
          </table:table-cell>
          <table:table-cell table:formula="of:=ROUND((0.00005-([.A2713]-0.4)/270000) * 1000000)" office:value-type="float" office:value="-49" calcext:value-type="float">
            <text:p>-49</text:p>
          </table:table-cell>
          <table:table-cell table:formula="of:=([.A2713]-0.4)/(0.00005-0.000001*[.B2713])-260000" office:value-type="float" office:value="9797.97979799437" calcext:value-type="float">
            <text:p>9798</text:p>
          </table:table-cell>
        </table:table-row>
        <table:table-row table:style-name="ro1">
          <table:table-cell table:formula="of:=[.A2713]+0.01" office:value-type="float" office:value="27.1200000000014" calcext:value-type="float">
            <text:p>27.1200000000014</text:p>
          </table:table-cell>
          <table:table-cell table:formula="of:=ROUND((0.00005-([.A2714]-0.4)/270000) * 1000000)" office:value-type="float" office:value="-49" calcext:value-type="float">
            <text:p>-49</text:p>
          </table:table-cell>
          <table:table-cell table:formula="of:=([.A2714]-0.4)/(0.00005-0.000001*[.B2714])-260000" office:value-type="float" office:value="9898.98989900446" calcext:value-type="float">
            <text:p>9899</text:p>
          </table:table-cell>
        </table:table-row>
        <table:table-row table:style-name="ro1">
          <table:table-cell table:formula="of:=[.A2714]+0.01" office:value-type="float" office:value="27.1300000000014" calcext:value-type="float">
            <text:p>27.1300000000014</text:p>
          </table:table-cell>
          <table:table-cell table:formula="of:=ROUND((0.00005-([.A2715]-0.4)/270000) * 1000000)" office:value-type="float" office:value="-49" calcext:value-type="float">
            <text:p>-49</text:p>
          </table:table-cell>
          <table:table-cell table:formula="of:=([.A2715]-0.4)/(0.00005-0.000001*[.B2715])-260000" office:value-type="float" office:value="10000.0000000146" calcext:value-type="float">
            <text:p>10000</text:p>
          </table:table-cell>
        </table:table-row>
        <table:table-row table:style-name="ro1">
          <table:table-cell table:formula="of:=[.A2715]+0.01" office:value-type="float" office:value="27.1400000000014" calcext:value-type="float">
            <text:p>27.1400000000014</text:p>
          </table:table-cell>
          <table:table-cell table:formula="of:=ROUND((0.00005-([.A2716]-0.4)/270000) * 1000000)" office:value-type="float" office:value="-49" calcext:value-type="float">
            <text:p>-49</text:p>
          </table:table-cell>
          <table:table-cell table:formula="of:=([.A2716]-0.4)/(0.00005-0.000001*[.B2716])-260000" office:value-type="float" office:value="10101.0101010247" calcext:value-type="float">
            <text:p>10101</text:p>
          </table:table-cell>
        </table:table-row>
        <table:table-row table:style-name="ro1">
          <table:table-cell table:formula="of:=[.A2716]+0.01" office:value-type="float" office:value="27.1500000000014" calcext:value-type="float">
            <text:p>27.1500000000014</text:p>
          </table:table-cell>
          <table:table-cell table:formula="of:=ROUND((0.00005-([.A2717]-0.4)/270000) * 1000000)" office:value-type="float" office:value="-49" calcext:value-type="float">
            <text:p>-49</text:p>
          </table:table-cell>
          <table:table-cell table:formula="of:=([.A2717]-0.4)/(0.00005-0.000001*[.B2717])-260000" office:value-type="float" office:value="10202.0202020349" calcext:value-type="float">
            <text:p>10202</text:p>
          </table:table-cell>
        </table:table-row>
        <table:table-row table:style-name="ro1">
          <table:table-cell table:formula="of:=[.A2717]+0.01" office:value-type="float" office:value="27.1600000000014" calcext:value-type="float">
            <text:p>27.1600000000014</text:p>
          </table:table-cell>
          <table:table-cell table:formula="of:=ROUND((0.00005-([.A2718]-0.4)/270000) * 1000000)" office:value-type="float" office:value="-49" calcext:value-type="float">
            <text:p>-49</text:p>
          </table:table-cell>
          <table:table-cell table:formula="of:=([.A2718]-0.4)/(0.00005-0.000001*[.B2718])-260000" office:value-type="float" office:value="10303.0303030449" calcext:value-type="float">
            <text:p>10303</text:p>
          </table:table-cell>
        </table:table-row>
        <table:table-row table:style-name="ro1">
          <table:table-cell table:formula="of:=[.A2718]+0.01" office:value-type="float" office:value="27.1700000000014" calcext:value-type="float">
            <text:p>27.1700000000014</text:p>
          </table:table-cell>
          <table:table-cell table:formula="of:=ROUND((0.00005-([.A2719]-0.4)/270000) * 1000000)" office:value-type="float" office:value="-49" calcext:value-type="float">
            <text:p>-49</text:p>
          </table:table-cell>
          <table:table-cell table:formula="of:=([.A2719]-0.4)/(0.00005-0.000001*[.B2719])-260000" office:value-type="float" office:value="10404.040404055" calcext:value-type="float">
            <text:p>10404</text:p>
          </table:table-cell>
        </table:table-row>
        <table:table-row table:style-name="ro1">
          <table:table-cell table:formula="of:=[.A2719]+0.01" office:value-type="float" office:value="27.1800000000014" calcext:value-type="float">
            <text:p>27.1800000000014</text:p>
          </table:table-cell>
          <table:table-cell table:formula="of:=ROUND((0.00005-([.A2720]-0.4)/270000) * 1000000)" office:value-type="float" office:value="-49" calcext:value-type="float">
            <text:p>-49</text:p>
          </table:table-cell>
          <table:table-cell table:formula="of:=([.A2720]-0.4)/(0.00005-0.000001*[.B2720])-260000" office:value-type="float" office:value="10505.0505050652" calcext:value-type="float">
            <text:p>10505</text:p>
          </table:table-cell>
        </table:table-row>
        <table:table-row table:style-name="ro1">
          <table:table-cell table:formula="of:=[.A2720]+0.01" office:value-type="float" office:value="27.1900000000014" calcext:value-type="float">
            <text:p>27.1900000000014</text:p>
          </table:table-cell>
          <table:table-cell table:formula="of:=ROUND((0.00005-([.A2721]-0.4)/270000) * 1000000)" office:value-type="float" office:value="-49" calcext:value-type="float">
            <text:p>-49</text:p>
          </table:table-cell>
          <table:table-cell table:formula="of:=([.A2721]-0.4)/(0.00005-0.000001*[.B2721])-260000" office:value-type="float" office:value="10606.0606060753" calcext:value-type="float">
            <text:p>10606</text:p>
          </table:table-cell>
        </table:table-row>
        <table:table-row table:style-name="ro1">
          <table:table-cell table:formula="of:=[.A2721]+0.01" office:value-type="float" office:value="27.2000000000015" calcext:value-type="float">
            <text:p>27.2000000000015</text:p>
          </table:table-cell>
          <table:table-cell table:formula="of:=ROUND((0.00005-([.A2722]-0.4)/270000) * 1000000)" office:value-type="float" office:value="-49" calcext:value-type="float">
            <text:p>-49</text:p>
          </table:table-cell>
          <table:table-cell table:formula="of:=([.A2722]-0.4)/(0.00005-0.000001*[.B2722])-260000" office:value-type="float" office:value="10707.0707070854" calcext:value-type="float">
            <text:p>10707</text:p>
          </table:table-cell>
        </table:table-row>
        <table:table-row table:style-name="ro1">
          <table:table-cell table:formula="of:=[.A2722]+0.01" office:value-type="float" office:value="27.2100000000015" calcext:value-type="float">
            <text:p>27.2100000000015</text:p>
          </table:table-cell>
          <table:table-cell table:formula="of:=ROUND((0.00005-([.A2723]-0.4)/270000) * 1000000)" office:value-type="float" office:value="-49" calcext:value-type="float">
            <text:p>-49</text:p>
          </table:table-cell>
          <table:table-cell table:formula="of:=([.A2723]-0.4)/(0.00005-0.000001*[.B2723])-260000" office:value-type="float" office:value="10808.0808080955" calcext:value-type="float">
            <text:p>10808</text:p>
          </table:table-cell>
        </table:table-row>
        <table:table-row table:style-name="ro1">
          <table:table-cell table:formula="of:=[.A2723]+0.01" office:value-type="float" office:value="27.2200000000015" calcext:value-type="float">
            <text:p>27.2200000000015</text:p>
          </table:table-cell>
          <table:table-cell table:formula="of:=ROUND((0.00005-([.A2724]-0.4)/270000) * 1000000)" office:value-type="float" office:value="-49" calcext:value-type="float">
            <text:p>-49</text:p>
          </table:table-cell>
          <table:table-cell table:formula="of:=([.A2724]-0.4)/(0.00005-0.000001*[.B2724])-260000" office:value-type="float" office:value="10909.0909091057" calcext:value-type="float">
            <text:p>10909</text:p>
          </table:table-cell>
        </table:table-row>
        <table:table-row table:style-name="ro1">
          <table:table-cell table:formula="of:=[.A2724]+0.01" office:value-type="float" office:value="27.2300000000015" calcext:value-type="float">
            <text:p>27.2300000000015</text:p>
          </table:table-cell>
          <table:table-cell table:formula="of:=ROUND((0.00005-([.A2725]-0.4)/270000) * 1000000)" office:value-type="float" office:value="-49" calcext:value-type="float">
            <text:p>-49</text:p>
          </table:table-cell>
          <table:table-cell table:formula="of:=([.A2725]-0.4)/(0.00005-0.000001*[.B2725])-260000" office:value-type="float" office:value="11010.1010101158" calcext:value-type="float">
            <text:p>11010</text:p>
          </table:table-cell>
        </table:table-row>
        <table:table-row table:style-name="ro1">
          <table:table-cell table:formula="of:=[.A2725]+0.01" office:value-type="float" office:value="27.2400000000015" calcext:value-type="float">
            <text:p>27.2400000000015</text:p>
          </table:table-cell>
          <table:table-cell table:formula="of:=ROUND((0.00005-([.A2726]-0.4)/270000) * 1000000)" office:value-type="float" office:value="-49" calcext:value-type="float">
            <text:p>-49</text:p>
          </table:table-cell>
          <table:table-cell table:formula="of:=([.A2726]-0.4)/(0.00005-0.000001*[.B2726])-260000" office:value-type="float" office:value="11111.1111111259" calcext:value-type="float">
            <text:p>11111</text:p>
          </table:table-cell>
        </table:table-row>
        <table:table-row table:style-name="ro1">
          <table:table-cell table:formula="of:=[.A2726]+0.01" office:value-type="float" office:value="27.2500000000015" calcext:value-type="float">
            <text:p>27.2500000000015</text:p>
          </table:table-cell>
          <table:table-cell table:formula="of:=ROUND((0.00005-([.A2727]-0.4)/270000) * 1000000)" office:value-type="float" office:value="-49" calcext:value-type="float">
            <text:p>-49</text:p>
          </table:table-cell>
          <table:table-cell table:formula="of:=([.A2727]-0.4)/(0.00005-0.000001*[.B2727])-260000" office:value-type="float" office:value="11212.121212136" calcext:value-type="float">
            <text:p>11212</text:p>
          </table:table-cell>
        </table:table-row>
        <table:table-row table:style-name="ro1">
          <table:table-cell table:formula="of:=[.A2727]+0.01" office:value-type="float" office:value="27.2600000000015" calcext:value-type="float">
            <text:p>27.2600000000015</text:p>
          </table:table-cell>
          <table:table-cell table:formula="of:=ROUND((0.00005-([.A2728]-0.4)/270000) * 1000000)" office:value-type="float" office:value="-49" calcext:value-type="float">
            <text:p>-49</text:p>
          </table:table-cell>
          <table:table-cell table:formula="of:=([.A2728]-0.4)/(0.00005-0.000001*[.B2728])-260000" office:value-type="float" office:value="11313.1313131461" calcext:value-type="float">
            <text:p>11313</text:p>
          </table:table-cell>
        </table:table-row>
        <table:table-row table:style-name="ro1">
          <table:table-cell table:formula="of:=[.A2728]+0.01" office:value-type="float" office:value="27.2700000000015" calcext:value-type="float">
            <text:p>27.2700000000015</text:p>
          </table:table-cell>
          <table:table-cell table:formula="of:=ROUND((0.00005-([.A2729]-0.4)/270000) * 1000000)" office:value-type="float" office:value="-50" calcext:value-type="float">
            <text:p>-50</text:p>
          </table:table-cell>
          <table:table-cell table:formula="of:=([.A2729]-0.4)/(0.00005-0.000001*[.B2729])-260000" office:value-type="float" office:value="8700.00000001467" calcext:value-type="float">
            <text:p>8700</text:p>
          </table:table-cell>
        </table:table-row>
        <table:table-row table:style-name="ro1">
          <table:table-cell table:formula="of:=[.A2729]+0.01" office:value-type="float" office:value="27.2800000000015" calcext:value-type="float">
            <text:p>27.2800000000015</text:p>
          </table:table-cell>
          <table:table-cell table:formula="of:=ROUND((0.00005-([.A2730]-0.4)/270000) * 1000000)" office:value-type="float" office:value="-50" calcext:value-type="float">
            <text:p>-50</text:p>
          </table:table-cell>
          <table:table-cell table:formula="of:=([.A2730]-0.4)/(0.00005-0.000001*[.B2730])-260000" office:value-type="float" office:value="8800.00000001467" calcext:value-type="float">
            <text:p>8800</text:p>
          </table:table-cell>
        </table:table-row>
        <table:table-row table:style-name="ro1">
          <table:table-cell table:formula="of:=[.A2730]+0.01" office:value-type="float" office:value="27.2900000000015" calcext:value-type="float">
            <text:p>27.2900000000015</text:p>
          </table:table-cell>
          <table:table-cell table:formula="of:=ROUND((0.00005-([.A2731]-0.4)/270000) * 1000000)" office:value-type="float" office:value="-50" calcext:value-type="float">
            <text:p>-50</text:p>
          </table:table-cell>
          <table:table-cell table:formula="of:=([.A2731]-0.4)/(0.00005-0.000001*[.B2731])-260000" office:value-type="float" office:value="8900.00000001473" calcext:value-type="float">
            <text:p>8900</text:p>
          </table:table-cell>
        </table:table-row>
        <table:table-row table:style-name="ro1">
          <table:table-cell table:formula="of:=[.A2731]+0.01" office:value-type="float" office:value="27.3000000000015" calcext:value-type="float">
            <text:p>27.3000000000015</text:p>
          </table:table-cell>
          <table:table-cell table:formula="of:=ROUND((0.00005-([.A2732]-0.4)/270000) * 1000000)" office:value-type="float" office:value="-50" calcext:value-type="float">
            <text:p>-50</text:p>
          </table:table-cell>
          <table:table-cell table:formula="of:=([.A2732]-0.4)/(0.00005-0.000001*[.B2732])-260000" office:value-type="float" office:value="9000.00000001473" calcext:value-type="float">
            <text:p>9000</text:p>
          </table:table-cell>
        </table:table-row>
        <table:table-row table:style-name="ro1">
          <table:table-cell table:formula="of:=[.A2732]+0.01" office:value-type="float" office:value="27.3100000000015" calcext:value-type="float">
            <text:p>27.3100000000015</text:p>
          </table:table-cell>
          <table:table-cell table:formula="of:=ROUND((0.00005-([.A2733]-0.4)/270000) * 1000000)" office:value-type="float" office:value="-50" calcext:value-type="float">
            <text:p>-50</text:p>
          </table:table-cell>
          <table:table-cell table:formula="of:=([.A2733]-0.4)/(0.00005-0.000001*[.B2733])-260000" office:value-type="float" office:value="9100.00000001473" calcext:value-type="float">
            <text:p>9100</text:p>
          </table:table-cell>
        </table:table-row>
        <table:table-row table:style-name="ro1">
          <table:table-cell table:formula="of:=[.A2733]+0.01" office:value-type="float" office:value="27.3200000000015" calcext:value-type="float">
            <text:p>27.3200000000015</text:p>
          </table:table-cell>
          <table:table-cell table:formula="of:=ROUND((0.00005-([.A2734]-0.4)/270000) * 1000000)" office:value-type="float" office:value="-50" calcext:value-type="float">
            <text:p>-50</text:p>
          </table:table-cell>
          <table:table-cell table:formula="of:=([.A2734]-0.4)/(0.00005-0.000001*[.B2734])-260000" office:value-type="float" office:value="9200.00000001473" calcext:value-type="float">
            <text:p>9200</text:p>
          </table:table-cell>
        </table:table-row>
        <table:table-row table:style-name="ro1">
          <table:table-cell table:formula="of:=[.A2734]+0.01" office:value-type="float" office:value="27.3300000000015" calcext:value-type="float">
            <text:p>27.3300000000015</text:p>
          </table:table-cell>
          <table:table-cell table:formula="of:=ROUND((0.00005-([.A2735]-0.4)/270000) * 1000000)" office:value-type="float" office:value="-50" calcext:value-type="float">
            <text:p>-50</text:p>
          </table:table-cell>
          <table:table-cell table:formula="of:=([.A2735]-0.4)/(0.00005-0.000001*[.B2735])-260000" office:value-type="float" office:value="9300.00000001479" calcext:value-type="float">
            <text:p>9300</text:p>
          </table:table-cell>
        </table:table-row>
        <table:table-row table:style-name="ro1">
          <table:table-cell table:formula="of:=[.A2735]+0.01" office:value-type="float" office:value="27.3400000000015" calcext:value-type="float">
            <text:p>27.3400000000015</text:p>
          </table:table-cell>
          <table:table-cell table:formula="of:=ROUND((0.00005-([.A2736]-0.4)/270000) * 1000000)" office:value-type="float" office:value="-50" calcext:value-type="float">
            <text:p>-50</text:p>
          </table:table-cell>
          <table:table-cell table:formula="of:=([.A2736]-0.4)/(0.00005-0.000001*[.B2736])-260000" office:value-type="float" office:value="9400.00000001479" calcext:value-type="float">
            <text:p>9400</text:p>
          </table:table-cell>
        </table:table-row>
        <table:table-row table:style-name="ro1">
          <table:table-cell table:formula="of:=[.A2736]+0.01" office:value-type="float" office:value="27.3500000000015" calcext:value-type="float">
            <text:p>27.3500000000015</text:p>
          </table:table-cell>
          <table:table-cell table:formula="of:=ROUND((0.00005-([.A2737]-0.4)/270000) * 1000000)" office:value-type="float" office:value="-50" calcext:value-type="float">
            <text:p>-50</text:p>
          </table:table-cell>
          <table:table-cell table:formula="of:=([.A2737]-0.4)/(0.00005-0.000001*[.B2737])-260000" office:value-type="float" office:value="9500.00000001478" calcext:value-type="float">
            <text:p>9500</text:p>
          </table:table-cell>
        </table:table-row>
        <table:table-row table:style-name="ro1">
          <table:table-cell table:formula="of:=[.A2737]+0.01" office:value-type="float" office:value="27.3600000000015" calcext:value-type="float">
            <text:p>27.3600000000015</text:p>
          </table:table-cell>
          <table:table-cell table:formula="of:=ROUND((0.00005-([.A2738]-0.4)/270000) * 1000000)" office:value-type="float" office:value="-50" calcext:value-type="float">
            <text:p>-50</text:p>
          </table:table-cell>
          <table:table-cell table:formula="of:=([.A2738]-0.4)/(0.00005-0.000001*[.B2738])-260000" office:value-type="float" office:value="9600.00000001478" calcext:value-type="float">
            <text:p>9600</text:p>
          </table:table-cell>
        </table:table-row>
        <table:table-row table:style-name="ro1">
          <table:table-cell table:formula="of:=[.A2738]+0.01" office:value-type="float" office:value="27.3700000000015" calcext:value-type="float">
            <text:p>27.3700000000015</text:p>
          </table:table-cell>
          <table:table-cell table:formula="of:=ROUND((0.00005-([.A2739]-0.4)/270000) * 1000000)" office:value-type="float" office:value="-50" calcext:value-type="float">
            <text:p>-50</text:p>
          </table:table-cell>
          <table:table-cell table:formula="of:=([.A2739]-0.4)/(0.00005-0.000001*[.B2739])-260000" office:value-type="float" office:value="9700.00000001484" calcext:value-type="float">
            <text:p>9700</text:p>
          </table:table-cell>
        </table:table-row>
        <table:table-row table:style-name="ro1">
          <table:table-cell table:formula="of:=[.A2739]+0.01" office:value-type="float" office:value="27.3800000000015" calcext:value-type="float">
            <text:p>27.3800000000015</text:p>
          </table:table-cell>
          <table:table-cell table:formula="of:=ROUND((0.00005-([.A2740]-0.4)/270000) * 1000000)" office:value-type="float" office:value="-50" calcext:value-type="float">
            <text:p>-50</text:p>
          </table:table-cell>
          <table:table-cell table:formula="of:=([.A2740]-0.4)/(0.00005-0.000001*[.B2740])-260000" office:value-type="float" office:value="9800.00000001484" calcext:value-type="float">
            <text:p>9800</text:p>
          </table:table-cell>
        </table:table-row>
        <table:table-row table:style-name="ro1">
          <table:table-cell table:formula="of:=[.A2740]+0.01" office:value-type="float" office:value="27.3900000000015" calcext:value-type="float">
            <text:p>27.3900000000015</text:p>
          </table:table-cell>
          <table:table-cell table:formula="of:=ROUND((0.00005-([.A2741]-0.4)/270000) * 1000000)" office:value-type="float" office:value="-50" calcext:value-type="float">
            <text:p>-50</text:p>
          </table:table-cell>
          <table:table-cell table:formula="of:=([.A2741]-0.4)/(0.00005-0.000001*[.B2741])-260000" office:value-type="float" office:value="9900.00000001484" calcext:value-type="float">
            <text:p>9900</text:p>
          </table:table-cell>
        </table:table-row>
        <table:table-row table:style-name="ro1">
          <table:table-cell table:formula="of:=[.A2741]+0.01" office:value-type="float" office:value="27.4000000000015" calcext:value-type="float">
            <text:p>27.4000000000015</text:p>
          </table:table-cell>
          <table:table-cell table:formula="of:=ROUND((0.00005-([.A2742]-0.4)/270000) * 1000000)" office:value-type="float" office:value="-50" calcext:value-type="float">
            <text:p>-50</text:p>
          </table:table-cell>
          <table:table-cell table:formula="of:=([.A2742]-0.4)/(0.00005-0.000001*[.B2742])-260000" office:value-type="float" office:value="10000.0000000149" calcext:value-type="float">
            <text:p>10000</text:p>
          </table:table-cell>
        </table:table-row>
        <table:table-row table:style-name="ro1">
          <table:table-cell table:formula="of:=[.A2742]+0.01" office:value-type="float" office:value="27.4100000000015" calcext:value-type="float">
            <text:p>27.4100000000015</text:p>
          </table:table-cell>
          <table:table-cell table:formula="of:=ROUND((0.00005-([.A2743]-0.4)/270000) * 1000000)" office:value-type="float" office:value="-50" calcext:value-type="float">
            <text:p>-50</text:p>
          </table:table-cell>
          <table:table-cell table:formula="of:=([.A2743]-0.4)/(0.00005-0.000001*[.B2743])-260000" office:value-type="float" office:value="10100.0000000149" calcext:value-type="float">
            <text:p>10100</text:p>
          </table:table-cell>
        </table:table-row>
        <table:table-row table:style-name="ro1">
          <table:table-cell table:formula="of:=[.A2743]+0.01" office:value-type="float" office:value="27.4200000000015" calcext:value-type="float">
            <text:p>27.4200000000015</text:p>
          </table:table-cell>
          <table:table-cell table:formula="of:=ROUND((0.00005-([.A2744]-0.4)/270000) * 1000000)" office:value-type="float" office:value="-50" calcext:value-type="float">
            <text:p>-50</text:p>
          </table:table-cell>
          <table:table-cell table:formula="of:=([.A2744]-0.4)/(0.00005-0.000001*[.B2744])-260000" office:value-type="float" office:value="10200.0000000149" calcext:value-type="float">
            <text:p>10200</text:p>
          </table:table-cell>
        </table:table-row>
        <table:table-row table:style-name="ro1">
          <table:table-cell table:formula="of:=[.A2744]+0.01" office:value-type="float" office:value="27.4300000000015" calcext:value-type="float">
            <text:p>27.4300000000015</text:p>
          </table:table-cell>
          <table:table-cell table:formula="of:=ROUND((0.00005-([.A2745]-0.4)/270000) * 1000000)" office:value-type="float" office:value="-50" calcext:value-type="float">
            <text:p>-50</text:p>
          </table:table-cell>
          <table:table-cell table:formula="of:=([.A2745]-0.4)/(0.00005-0.000001*[.B2745])-260000" office:value-type="float" office:value="10300.0000000149" calcext:value-type="float">
            <text:p>10300</text:p>
          </table:table-cell>
        </table:table-row>
        <table:table-row table:style-name="ro1">
          <table:table-cell table:formula="of:=[.A2745]+0.01" office:value-type="float" office:value="27.4400000000015" calcext:value-type="float">
            <text:p>27.4400000000015</text:p>
          </table:table-cell>
          <table:table-cell table:formula="of:=ROUND((0.00005-([.A2746]-0.4)/270000) * 1000000)" office:value-type="float" office:value="-50" calcext:value-type="float">
            <text:p>-50</text:p>
          </table:table-cell>
          <table:table-cell table:formula="of:=([.A2746]-0.4)/(0.00005-0.000001*[.B2746])-260000" office:value-type="float" office:value="10400.000000015" calcext:value-type="float">
            <text:p>10400</text:p>
          </table:table-cell>
        </table:table-row>
        <table:table-row table:style-name="ro1">
          <table:table-cell table:formula="of:=[.A2746]+0.01" office:value-type="float" office:value="27.4500000000015" calcext:value-type="float">
            <text:p>27.4500000000015</text:p>
          </table:table-cell>
          <table:table-cell table:formula="of:=ROUND((0.00005-([.A2747]-0.4)/270000) * 1000000)" office:value-type="float" office:value="-50" calcext:value-type="float">
            <text:p>-50</text:p>
          </table:table-cell>
          <table:table-cell table:formula="of:=([.A2747]-0.4)/(0.00005-0.000001*[.B2747])-260000" office:value-type="float" office:value="10500.000000015" calcext:value-type="float">
            <text:p>10500</text:p>
          </table:table-cell>
        </table:table-row>
        <table:table-row table:style-name="ro1">
          <table:table-cell table:formula="of:=[.A2747]+0.01" office:value-type="float" office:value="27.4600000000015" calcext:value-type="float">
            <text:p>27.4600000000015</text:p>
          </table:table-cell>
          <table:table-cell table:formula="of:=ROUND((0.00005-([.A2748]-0.4)/270000) * 1000000)" office:value-type="float" office:value="-50" calcext:value-type="float">
            <text:p>-50</text:p>
          </table:table-cell>
          <table:table-cell table:formula="of:=([.A2748]-0.4)/(0.00005-0.000001*[.B2748])-260000" office:value-type="float" office:value="10600.000000015" calcext:value-type="float">
            <text:p>10600</text:p>
          </table:table-cell>
        </table:table-row>
        <table:table-row table:style-name="ro1">
          <table:table-cell table:formula="of:=[.A2748]+0.01" office:value-type="float" office:value="27.4700000000015" calcext:value-type="float">
            <text:p>27.4700000000015</text:p>
          </table:table-cell>
          <table:table-cell table:formula="of:=ROUND((0.00005-([.A2749]-0.4)/270000) * 1000000)" office:value-type="float" office:value="-50" calcext:value-type="float">
            <text:p>-50</text:p>
          </table:table-cell>
          <table:table-cell table:formula="of:=([.A2749]-0.4)/(0.00005-0.000001*[.B2749])-260000" office:value-type="float" office:value="10700.000000015" calcext:value-type="float">
            <text:p>10700</text:p>
          </table:table-cell>
        </table:table-row>
        <table:table-row table:style-name="ro1">
          <table:table-cell table:formula="of:=[.A2749]+0.01" office:value-type="float" office:value="27.4800000000015" calcext:value-type="float">
            <text:p>27.4800000000015</text:p>
          </table:table-cell>
          <table:table-cell table:formula="of:=ROUND((0.00005-([.A2750]-0.4)/270000) * 1000000)" office:value-type="float" office:value="-50" calcext:value-type="float">
            <text:p>-50</text:p>
          </table:table-cell>
          <table:table-cell table:formula="of:=([.A2750]-0.4)/(0.00005-0.000001*[.B2750])-260000" office:value-type="float" office:value="10800.000000015" calcext:value-type="float">
            <text:p>10800</text:p>
          </table:table-cell>
        </table:table-row>
        <table:table-row table:style-name="ro1">
          <table:table-cell table:formula="of:=[.A2750]+0.01" office:value-type="float" office:value="27.4900000000015" calcext:value-type="float">
            <text:p>27.4900000000015</text:p>
          </table:table-cell>
          <table:table-cell table:formula="of:=ROUND((0.00005-([.A2751]-0.4)/270000) * 1000000)" office:value-type="float" office:value="-50" calcext:value-type="float">
            <text:p>-50</text:p>
          </table:table-cell>
          <table:table-cell table:formula="of:=([.A2751]-0.4)/(0.00005-0.000001*[.B2751])-260000" office:value-type="float" office:value="10900.000000015" calcext:value-type="float">
            <text:p>10900</text:p>
          </table:table-cell>
        </table:table-row>
        <table:table-row table:style-name="ro1">
          <table:table-cell table:formula="of:=[.A2751]+0.01" office:value-type="float" office:value="27.5000000000015" calcext:value-type="float">
            <text:p>27.5000000000015</text:p>
          </table:table-cell>
          <table:table-cell table:formula="of:=ROUND((0.00005-([.A2752]-0.4)/270000) * 1000000)" office:value-type="float" office:value="-50" calcext:value-type="float">
            <text:p>-50</text:p>
          </table:table-cell>
          <table:table-cell table:formula="of:=([.A2752]-0.4)/(0.00005-0.000001*[.B2752])-260000" office:value-type="float" office:value="11000.000000015" calcext:value-type="float">
            <text:p>11000</text:p>
          </table:table-cell>
        </table:table-row>
        <table:table-row table:style-name="ro1">
          <table:table-cell table:formula="of:=[.A2752]+0.01" office:value-type="float" office:value="27.5100000000015" calcext:value-type="float">
            <text:p>27.5100000000015</text:p>
          </table:table-cell>
          <table:table-cell table:formula="of:=ROUND((0.00005-([.A2753]-0.4)/270000) * 1000000)" office:value-type="float" office:value="-50" calcext:value-type="float">
            <text:p>-50</text:p>
          </table:table-cell>
          <table:table-cell table:formula="of:=([.A2753]-0.4)/(0.00005-0.000001*[.B2753])-260000" office:value-type="float" office:value="11100.000000015" calcext:value-type="float">
            <text:p>11100</text:p>
          </table:table-cell>
        </table:table-row>
        <table:table-row table:style-name="ro1">
          <table:table-cell table:formula="of:=[.A2753]+0.01" office:value-type="float" office:value="27.5200000000015" calcext:value-type="float">
            <text:p>27.5200000000015</text:p>
          </table:table-cell>
          <table:table-cell table:formula="of:=ROUND((0.00005-([.A2754]-0.4)/270000) * 1000000)" office:value-type="float" office:value="-50" calcext:value-type="float">
            <text:p>-50</text:p>
          </table:table-cell>
          <table:table-cell table:formula="of:=([.A2754]-0.4)/(0.00005-0.000001*[.B2754])-260000" office:value-type="float" office:value="11200.0000000151" calcext:value-type="float">
            <text:p>11200</text:p>
          </table:table-cell>
        </table:table-row>
        <table:table-row table:style-name="ro1">
          <table:table-cell table:formula="of:=[.A2754]+0.01" office:value-type="float" office:value="27.5300000000015" calcext:value-type="float">
            <text:p>27.5300000000015</text:p>
          </table:table-cell>
          <table:table-cell table:formula="of:=ROUND((0.00005-([.A2755]-0.4)/270000) * 1000000)" office:value-type="float" office:value="-50" calcext:value-type="float">
            <text:p>-50</text:p>
          </table:table-cell>
          <table:table-cell table:formula="of:=([.A2755]-0.4)/(0.00005-0.000001*[.B2755])-260000" office:value-type="float" office:value="11300.0000000151" calcext:value-type="float">
            <text:p>11300</text:p>
          </table:table-cell>
        </table:table-row>
        <table:table-row table:style-name="ro1">
          <table:table-cell table:formula="of:=[.A2755]+0.01" office:value-type="float" office:value="27.5400000000015" calcext:value-type="float">
            <text:p>27.5400000000015</text:p>
          </table:table-cell>
          <table:table-cell table:formula="of:=ROUND((0.00005-([.A2756]-0.4)/270000) * 1000000)" office:value-type="float" office:value="-51" calcext:value-type="float">
            <text:p>-51</text:p>
          </table:table-cell>
          <table:table-cell table:formula="of:=([.A2756]-0.4)/(0.00005-0.000001*[.B2756])-260000" office:value-type="float" office:value="8712.87128714362" calcext:value-type="float">
            <text:p>8713</text:p>
          </table:table-cell>
        </table:table-row>
        <table:table-row table:style-name="ro1">
          <table:table-cell table:formula="of:=[.A2756]+0.01" office:value-type="float" office:value="27.5500000000015" calcext:value-type="float">
            <text:p>27.5500000000015</text:p>
          </table:table-cell>
          <table:table-cell table:formula="of:=ROUND((0.00005-([.A2757]-0.4)/270000) * 1000000)" office:value-type="float" office:value="-51" calcext:value-type="float">
            <text:p>-51</text:p>
          </table:table-cell>
          <table:table-cell table:formula="of:=([.A2757]-0.4)/(0.00005-0.000001*[.B2757])-260000" office:value-type="float" office:value="8811.88118813373" calcext:value-type="float">
            <text:p>8812</text:p>
          </table:table-cell>
        </table:table-row>
        <table:table-row table:style-name="ro1">
          <table:table-cell table:formula="of:=[.A2757]+0.01" office:value-type="float" office:value="27.5600000000015" calcext:value-type="float">
            <text:p>27.5600000000015</text:p>
          </table:table-cell>
          <table:table-cell table:formula="of:=ROUND((0.00005-([.A2758]-0.4)/270000) * 1000000)" office:value-type="float" office:value="-51" calcext:value-type="float">
            <text:p>-51</text:p>
          </table:table-cell>
          <table:table-cell table:formula="of:=([.A2758]-0.4)/(0.00005-0.000001*[.B2758])-260000" office:value-type="float" office:value="8910.89108912385" calcext:value-type="float">
            <text:p>8911</text:p>
          </table:table-cell>
        </table:table-row>
        <table:table-row table:style-name="ro1">
          <table:table-cell table:formula="of:=[.A2758]+0.01" office:value-type="float" office:value="27.5700000000015" calcext:value-type="float">
            <text:p>27.5700000000015</text:p>
          </table:table-cell>
          <table:table-cell table:formula="of:=ROUND((0.00005-([.A2759]-0.4)/270000) * 1000000)" office:value-type="float" office:value="-51" calcext:value-type="float">
            <text:p>-51</text:p>
          </table:table-cell>
          <table:table-cell table:formula="of:=([.A2759]-0.4)/(0.00005-0.000001*[.B2759])-260000" office:value-type="float" office:value="9009.90099011397" calcext:value-type="float">
            <text:p>9010</text:p>
          </table:table-cell>
        </table:table-row>
        <table:table-row table:style-name="ro1">
          <table:table-cell table:formula="of:=[.A2759]+0.01" office:value-type="float" office:value="27.5800000000015" calcext:value-type="float">
            <text:p>27.5800000000015</text:p>
          </table:table-cell>
          <table:table-cell table:formula="of:=ROUND((0.00005-([.A2760]-0.4)/270000) * 1000000)" office:value-type="float" office:value="-51" calcext:value-type="float">
            <text:p>-51</text:p>
          </table:table-cell>
          <table:table-cell table:formula="of:=([.A2760]-0.4)/(0.00005-0.000001*[.B2760])-260000" office:value-type="float" office:value="9108.91089110408" calcext:value-type="float">
            <text:p>9109</text:p>
          </table:table-cell>
        </table:table-row>
        <table:table-row table:style-name="ro1">
          <table:table-cell table:formula="of:=[.A2760]+0.01" office:value-type="float" office:value="27.5900000000015" calcext:value-type="float">
            <text:p>27.5900000000015</text:p>
          </table:table-cell>
          <table:table-cell table:formula="of:=ROUND((0.00005-([.A2761]-0.4)/270000) * 1000000)" office:value-type="float" office:value="-51" calcext:value-type="float">
            <text:p>-51</text:p>
          </table:table-cell>
          <table:table-cell table:formula="of:=([.A2761]-0.4)/(0.00005-0.000001*[.B2761])-260000" office:value-type="float" office:value="9207.9207920942" calcext:value-type="float">
            <text:p>9208</text:p>
          </table:table-cell>
        </table:table-row>
        <table:table-row table:style-name="ro1">
          <table:table-cell table:formula="of:=[.A2761]+0.01" office:value-type="float" office:value="27.6000000000015" calcext:value-type="float">
            <text:p>27.6000000000015</text:p>
          </table:table-cell>
          <table:table-cell table:formula="of:=ROUND((0.00005-([.A2762]-0.4)/270000) * 1000000)" office:value-type="float" office:value="-51" calcext:value-type="float">
            <text:p>-51</text:p>
          </table:table-cell>
          <table:table-cell table:formula="of:=([.A2762]-0.4)/(0.00005-0.000001*[.B2762])-260000" office:value-type="float" office:value="9306.93069308432" calcext:value-type="float">
            <text:p>9307</text:p>
          </table:table-cell>
        </table:table-row>
        <table:table-row table:style-name="ro1">
          <table:table-cell table:formula="of:=[.A2762]+0.01" office:value-type="float" office:value="27.6100000000015" calcext:value-type="float">
            <text:p>27.6100000000015</text:p>
          </table:table-cell>
          <table:table-cell table:formula="of:=ROUND((0.00005-([.A2763]-0.4)/270000) * 1000000)" office:value-type="float" office:value="-51" calcext:value-type="float">
            <text:p>-51</text:p>
          </table:table-cell>
          <table:table-cell table:formula="of:=([.A2763]-0.4)/(0.00005-0.000001*[.B2763])-260000" office:value-type="float" office:value="9405.94059407443" calcext:value-type="float">
            <text:p>9406</text:p>
          </table:table-cell>
        </table:table-row>
        <table:table-row table:style-name="ro1">
          <table:table-cell table:formula="of:=[.A2763]+0.01" office:value-type="float" office:value="27.6200000000015" calcext:value-type="float">
            <text:p>27.6200000000015</text:p>
          </table:table-cell>
          <table:table-cell table:formula="of:=ROUND((0.00005-([.A2764]-0.4)/270000) * 1000000)" office:value-type="float" office:value="-51" calcext:value-type="float">
            <text:p>-51</text:p>
          </table:table-cell>
          <table:table-cell table:formula="of:=([.A2764]-0.4)/(0.00005-0.000001*[.B2764])-260000" office:value-type="float" office:value="9504.95049506455" calcext:value-type="float">
            <text:p>9505</text:p>
          </table:table-cell>
        </table:table-row>
        <table:table-row table:style-name="ro1">
          <table:table-cell table:formula="of:=[.A2764]+0.01" office:value-type="float" office:value="27.6300000000015" calcext:value-type="float">
            <text:p>27.6300000000015</text:p>
          </table:table-cell>
          <table:table-cell table:formula="of:=ROUND((0.00005-([.A2765]-0.4)/270000) * 1000000)" office:value-type="float" office:value="-51" calcext:value-type="float">
            <text:p>-51</text:p>
          </table:table-cell>
          <table:table-cell table:formula="of:=([.A2765]-0.4)/(0.00005-0.000001*[.B2765])-260000" office:value-type="float" office:value="9603.96039605467" calcext:value-type="float">
            <text:p>9604</text:p>
          </table:table-cell>
        </table:table-row>
        <table:table-row table:style-name="ro1">
          <table:table-cell table:formula="of:=[.A2765]+0.01" office:value-type="float" office:value="27.6400000000015" calcext:value-type="float">
            <text:p>27.6400000000015</text:p>
          </table:table-cell>
          <table:table-cell table:formula="of:=ROUND((0.00005-([.A2766]-0.4)/270000) * 1000000)" office:value-type="float" office:value="-51" calcext:value-type="float">
            <text:p>-51</text:p>
          </table:table-cell>
          <table:table-cell table:formula="of:=([.A2766]-0.4)/(0.00005-0.000001*[.B2766])-260000" office:value-type="float" office:value="9702.97029704478" calcext:value-type="float">
            <text:p>9703</text:p>
          </table:table-cell>
        </table:table-row>
        <table:table-row table:style-name="ro1">
          <table:table-cell table:formula="of:=[.A2766]+0.01" office:value-type="float" office:value="27.6500000000015" calcext:value-type="float">
            <text:p>27.6500000000015</text:p>
          </table:table-cell>
          <table:table-cell table:formula="of:=ROUND((0.00005-([.A2767]-0.4)/270000) * 1000000)" office:value-type="float" office:value="-51" calcext:value-type="float">
            <text:p>-51</text:p>
          </table:table-cell>
          <table:table-cell table:formula="of:=([.A2767]-0.4)/(0.00005-0.000001*[.B2767])-260000" office:value-type="float" office:value="9801.9801980349" calcext:value-type="float">
            <text:p>9802</text:p>
          </table:table-cell>
        </table:table-row>
        <table:table-row table:style-name="ro1">
          <table:table-cell table:formula="of:=[.A2767]+0.01" office:value-type="float" office:value="27.6600000000015" calcext:value-type="float">
            <text:p>27.6600000000015</text:p>
          </table:table-cell>
          <table:table-cell table:formula="of:=ROUND((0.00005-([.A2768]-0.4)/270000) * 1000000)" office:value-type="float" office:value="-51" calcext:value-type="float">
            <text:p>-51</text:p>
          </table:table-cell>
          <table:table-cell table:formula="of:=([.A2768]-0.4)/(0.00005-0.000001*[.B2768])-260000" office:value-type="float" office:value="9900.99009902502" calcext:value-type="float">
            <text:p>9901</text:p>
          </table:table-cell>
        </table:table-row>
        <table:table-row table:style-name="ro1">
          <table:table-cell table:formula="of:=[.A2768]+0.01" office:value-type="float" office:value="27.6700000000015" calcext:value-type="float">
            <text:p>27.6700000000015</text:p>
          </table:table-cell>
          <table:table-cell table:formula="of:=ROUND((0.00005-([.A2769]-0.4)/270000) * 1000000)" office:value-type="float" office:value="-51" calcext:value-type="float">
            <text:p>-51</text:p>
          </table:table-cell>
          <table:table-cell table:formula="of:=([.A2769]-0.4)/(0.00005-0.000001*[.B2769])-260000" office:value-type="float" office:value="10000.0000000151" calcext:value-type="float">
            <text:p>10000</text:p>
          </table:table-cell>
        </table:table-row>
        <table:table-row table:style-name="ro1">
          <table:table-cell table:formula="of:=[.A2769]+0.01" office:value-type="float" office:value="27.6800000000015" calcext:value-type="float">
            <text:p>27.6800000000015</text:p>
          </table:table-cell>
          <table:table-cell table:formula="of:=ROUND((0.00005-([.A2770]-0.4)/270000) * 1000000)" office:value-type="float" office:value="-51" calcext:value-type="float">
            <text:p>-51</text:p>
          </table:table-cell>
          <table:table-cell table:formula="of:=([.A2770]-0.4)/(0.00005-0.000001*[.B2770])-260000" office:value-type="float" office:value="10099.0099010053" calcext:value-type="float">
            <text:p>10099</text:p>
          </table:table-cell>
        </table:table-row>
        <table:table-row table:style-name="ro1">
          <table:table-cell table:formula="of:=[.A2770]+0.01" office:value-type="float" office:value="27.6900000000015" calcext:value-type="float">
            <text:p>27.6900000000015</text:p>
          </table:table-cell>
          <table:table-cell table:formula="of:=ROUND((0.00005-([.A2771]-0.4)/270000) * 1000000)" office:value-type="float" office:value="-51" calcext:value-type="float">
            <text:p>-51</text:p>
          </table:table-cell>
          <table:table-cell table:formula="of:=([.A2771]-0.4)/(0.00005-0.000001*[.B2771])-260000" office:value-type="float" office:value="10198.0198019954" calcext:value-type="float">
            <text:p>10198</text:p>
          </table:table-cell>
        </table:table-row>
        <table:table-row table:style-name="ro1">
          <table:table-cell table:formula="of:=[.A2771]+0.01" office:value-type="float" office:value="27.7000000000015" calcext:value-type="float">
            <text:p>27.7000000000015</text:p>
          </table:table-cell>
          <table:table-cell table:formula="of:=ROUND((0.00005-([.A2772]-0.4)/270000) * 1000000)" office:value-type="float" office:value="-51" calcext:value-type="float">
            <text:p>-51</text:p>
          </table:table-cell>
          <table:table-cell table:formula="of:=([.A2772]-0.4)/(0.00005-0.000001*[.B2772])-260000" office:value-type="float" office:value="10297.0297029855" calcext:value-type="float">
            <text:p>10297</text:p>
          </table:table-cell>
        </table:table-row>
        <table:table-row table:style-name="ro1">
          <table:table-cell table:formula="of:=[.A2772]+0.01" office:value-type="float" office:value="27.7100000000015" calcext:value-type="float">
            <text:p>27.7100000000015</text:p>
          </table:table-cell>
          <table:table-cell table:formula="of:=ROUND((0.00005-([.A2773]-0.4)/270000) * 1000000)" office:value-type="float" office:value="-51" calcext:value-type="float">
            <text:p>-51</text:p>
          </table:table-cell>
          <table:table-cell table:formula="of:=([.A2773]-0.4)/(0.00005-0.000001*[.B2773])-260000" office:value-type="float" office:value="10396.0396039756" calcext:value-type="float">
            <text:p>10396</text:p>
          </table:table-cell>
        </table:table-row>
        <table:table-row table:style-name="ro1">
          <table:table-cell table:formula="of:=[.A2773]+0.01" office:value-type="float" office:value="27.7200000000015" calcext:value-type="float">
            <text:p>27.7200000000015</text:p>
          </table:table-cell>
          <table:table-cell table:formula="of:=ROUND((0.00005-([.A2774]-0.4)/270000) * 1000000)" office:value-type="float" office:value="-51" calcext:value-type="float">
            <text:p>-51</text:p>
          </table:table-cell>
          <table:table-cell table:formula="of:=([.A2774]-0.4)/(0.00005-0.000001*[.B2774])-260000" office:value-type="float" office:value="10495.0495049657" calcext:value-type="float">
            <text:p>10495</text:p>
          </table:table-cell>
        </table:table-row>
        <table:table-row table:style-name="ro1">
          <table:table-cell table:formula="of:=[.A2774]+0.01" office:value-type="float" office:value="27.7300000000015" calcext:value-type="float">
            <text:p>27.7300000000015</text:p>
          </table:table-cell>
          <table:table-cell table:formula="of:=ROUND((0.00005-([.A2775]-0.4)/270000) * 1000000)" office:value-type="float" office:value="-51" calcext:value-type="float">
            <text:p>-51</text:p>
          </table:table-cell>
          <table:table-cell table:formula="of:=([.A2775]-0.4)/(0.00005-0.000001*[.B2775])-260000" office:value-type="float" office:value="10594.0594059558" calcext:value-type="float">
            <text:p>10594</text:p>
          </table:table-cell>
        </table:table-row>
        <table:table-row table:style-name="ro1">
          <table:table-cell table:formula="of:=[.A2775]+0.01" office:value-type="float" office:value="27.7400000000015" calcext:value-type="float">
            <text:p>27.7400000000015</text:p>
          </table:table-cell>
          <table:table-cell table:formula="of:=ROUND((0.00005-([.A2776]-0.4)/270000) * 1000000)" office:value-type="float" office:value="-51" calcext:value-type="float">
            <text:p>-51</text:p>
          </table:table-cell>
          <table:table-cell table:formula="of:=([.A2776]-0.4)/(0.00005-0.000001*[.B2776])-260000" office:value-type="float" office:value="10693.0693069459" calcext:value-type="float">
            <text:p>10693</text:p>
          </table:table-cell>
        </table:table-row>
        <table:table-row table:style-name="ro1">
          <table:table-cell table:formula="of:=[.A2776]+0.01" office:value-type="float" office:value="27.7500000000015" calcext:value-type="float">
            <text:p>27.7500000000015</text:p>
          </table:table-cell>
          <table:table-cell table:formula="of:=ROUND((0.00005-([.A2777]-0.4)/270000) * 1000000)" office:value-type="float" office:value="-51" calcext:value-type="float">
            <text:p>-51</text:p>
          </table:table-cell>
          <table:table-cell table:formula="of:=([.A2777]-0.4)/(0.00005-0.000001*[.B2777])-260000" office:value-type="float" office:value="10792.079207936" calcext:value-type="float">
            <text:p>10792</text:p>
          </table:table-cell>
        </table:table-row>
        <calcext:conditional-formats>
          <calcext:conditional-format calcext:target-range-address="Sheet1.C2:Sheet1.C2777">
            <calcext:condition calcext:apply-style-name="Bad" calcext:value="&gt;20000" calcext:base-cell-address="Sheet1.C2"/>
            <calcext:condition calcext:apply-style-name="Bad" calcext:value="&lt;0" calcext:base-cell-address="Sheet1.C2"/>
            <calcext:condition calcext:apply-style-name="Accent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4:42:09.586000000</meta:creation-date>
    <dc:date>2021-03-12T14:53:22.044000000</dc:date>
    <meta:editing-duration>PT1M2S</meta:editing-duration>
    <meta:editing-cycles>1</meta:editing-cycles>
    <meta:document-statistic meta:table-count="1" meta:cell-count="8331" meta:object-count="0"/>
    <meta:generator>LibreOffice/7.0.4.2$Windows_X86_64 LibreOffice_project/dcf040e67528d9187c66b2379df5ea4407429775</meta:generator>
  </office:meta>
</office:document-meta>
</file>